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181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 ;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Walk()</text:p>
          </table:table-cell>
          <table:table-cell office:value-type="string">
            <text:p>{</text:p>
          </table:table-cell>
          <table:table-cell table:number-columns-repeated="5"/>
        </table:table-row>
        <table:table-row table:style-name="ro1">
          <table:table-cell office:value-type="string">
            <text:p><text:tab/>if</text:p>
          </table:table-cell>
          <table:table-cell office:value-type="string">
            <text:p>(bMoving)</text:p>
          </table:table-cell>
          <table:table-cell office:value-type="string">
            <text:p>{</text:p>
          </table:table-cell>
          <table:table-cell table:number-columns-repeated="4"/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1.301489&gt;</text:p>
          </table:table-cell>
          <table:table-cell office:value-type="string">
            <text:p>speed</text:p>
          </table:table-cell>
          <table:table-cell office:value-type="string">
            <text:p>&lt;5.4846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1.515762&gt;</text:p>
          </table:table-cell>
          <table:table-cell office:value-type="string">
            <text:p>speed</text:p>
          </table:table-cell>
          <table:table-cell office:value-type="string">
            <text:p>&lt;39.23849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36.628764&gt;</text:p>
          </table:table-cell>
          <table:table-cell office:value-type="string">
            <text:p>speed</text:p>
          </table:table-cell>
          <table:table-cell office:value-type="string">
            <text:p>&lt;3.49546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9.521413&gt;</text:p>
          </table:table-cell>
          <table:table-cell office:value-type="string">
            <text:p>speed</text:p>
          </table:table-cell>
          <table:table-cell office:value-type="string">
            <text:p>&lt;0.78693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.275799&gt;</text:p>
          </table:table-cell>
          <table:table-cell office:value-type="string">
            <text:p>speed</text:p>
          </table:table-cell>
          <table:table-cell office:value-type="string">
            <text:p>&lt;19.70077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8.268681&gt;</text:p>
          </table:table-cell>
          <table:table-cell office:value-type="string">
            <text:p>speed</text:p>
          </table:table-cell>
          <table:table-cell office:value-type="string">
            <text:p>&lt;3.58788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0.178956&gt;</text:p>
          </table:table-cell>
          <table:table-cell office:value-type="string">
            <text:p>speed</text:p>
          </table:table-cell>
          <table:table-cell office:value-type="string">
            <text:p>&lt;0.19521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692147&gt;</text:p>
          </table:table-cell>
          <table:table-cell office:value-type="string">
            <text:p>speed</text:p>
          </table:table-cell>
          <table:table-cell office:value-type="string">
            <text:p>&lt;2.46797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79.080292&gt;</text:p>
          </table:table-cell>
          <table:table-cell office:value-type="string">
            <text:p>speed</text:p>
          </table:table-cell>
          <table:table-cell office:value-type="string">
            <text:p>&lt;37.60888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9.911993&gt;</text:p>
          </table:table-cell>
          <table:table-cell office:value-type="string">
            <text:p>speed</text:p>
          </table:table-cell>
          <table:table-cell office:value-type="string">
            <text:p>&lt;59.88111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70.551039&gt;</text:p>
          </table:table-cell>
          <table:table-cell office:value-type="string">
            <text:p>speed</text:p>
          </table:table-cell>
          <table:table-cell office:value-type="string">
            <text:p>&lt;9.06859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7.896976&gt;</text:p>
          </table:table-cell>
          <table:table-cell office:value-type="string">
            <text:p>speed</text:p>
          </table:table-cell>
          <table:table-cell office:value-type="string">
            <text:p>&lt;35.52876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9.427156&gt;</text:p>
          </table:table-cell>
          <table:table-cell office:value-type="string">
            <text:p>speed</text:p>
          </table:table-cell>
          <table:table-cell office:value-type="string">
            <text:p>&lt;3.96339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7.124419&gt;</text:p>
          </table:table-cell>
          <table:table-cell office:value-type="string">
            <text:p>speed</text:p>
          </table:table-cell>
          <table:table-cell office:value-type="string">
            <text:p>&lt;83.28999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4.047669&gt;</text:p>
          </table:table-cell>
          <table:table-cell office:value-type="string">
            <text:p>speed</text:p>
          </table:table-cell>
          <table:table-cell office:value-type="string">
            <text:p>&lt;28.65495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9.709338&gt;</text:p>
          </table:table-cell>
          <table:table-cell office:value-type="string">
            <text:p>speed</text:p>
          </table:table-cell>
          <table:table-cell office:value-type="string">
            <text:p>&lt;7.58546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3.627822&gt;</text:p>
          </table:table-cell>
          <table:table-cell office:value-type="string">
            <text:p>speed</text:p>
          </table:table-cell>
          <table:table-cell office:value-type="string">
            <text:p>&lt;74.41869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hoof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.666890&gt;</text:p>
          </table:table-cell>
          <table:table-cell office:value-type="string">
            <text:p>speed</text:p>
          </table:table-cell>
          <table:table-cell office:value-type="string">
            <text:p>&lt;72.33841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7.295246&gt;</text:p>
          </table:table-cell>
          <table:table-cell office:value-type="string">
            <text:p>speed</text:p>
          </table:table-cell>
          <table:table-cell office:value-type="string">
            <text:p>&lt;0.80161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.518572&gt;</text:p>
          </table:table-cell>
          <table:table-cell office:value-type="string">
            <text:p>speed</text:p>
          </table:table-cell>
          <table:table-cell office:value-type="string">
            <text:p>&lt;7.66392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8.193139&gt;</text:p>
          </table:table-cell>
          <table:table-cell office:value-type="string">
            <text:p>speed</text:p>
          </table:table-cell>
          <table:table-cell office:value-type="string">
            <text:p>&lt;0.71755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eg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63.395931&gt;</text:p>
          </table:table-cell>
          <table:table-cell office:value-type="string">
            <text:p>speed</text:p>
          </table:table-cell>
          <table:table-cell office:value-type="string">
            <text:p>&lt;75.41321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26.736168&gt;</text:p>
          </table:table-cell>
          <table:table-cell office:value-type="string">
            <text:p>speed</text:p>
          </table:table-cell>
          <table:table-cell office:value-type="string">
            <text:p>&lt;64.82850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.763036&gt;</text:p>
          </table:table-cell>
          <table:table-cell office:value-type="string">
            <text:p>speed</text:p>
          </table:table-cell>
          <table:table-cell office:value-type="string">
            <text:p>&lt;1.3438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3.210030&gt;</text:p>
          </table:table-cell>
          <table:table-cell office:value-type="string">
            <text:p>speed</text:p>
          </table:table-cell>
          <table:table-cell office:value-type="string">
            <text:p>&lt;5.69540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thigh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65.062750&gt;</text:p>
          </table:table-cell>
          <table:table-cell office:value-type="string">
            <text:p>speed</text:p>
          </table:table-cell>
          <table:table-cell office:value-type="string">
            <text:p>&lt;147.75155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9.259177&gt;</text:p>
          </table:table-cell>
          <table:table-cell office:value-type="string">
            <text:p>speed</text:p>
          </table:table-cell>
          <table:table-cell office:value-type="string">
            <text:p>&lt;19.18267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5.570438&gt;</text:p>
          </table:table-cell>
          <table:table-cell office:value-type="string">
            <text:p>speed</text:p>
          </table:table-cell>
          <table:table-cell office:value-type="string">
            <text:p>&lt;14.26204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27.812689&gt;</text:p>
          </table:table-cell>
          <table:table-cell office:value-type="string">
            <text:p>speed</text:p>
          </table:table-cell>
          <table:table-cell office:value-type="string">
            <text:p>&lt;25.83384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72.196377&gt;</text:p>
          </table:table-cell>
          <table:table-cell office:value-type="string">
            <text:p>speed</text:p>
          </table:table-cell>
          <table:table-cell office:value-type="string">
            <text:p>&lt;2.11306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20.804041&gt;</text:p>
          </table:table-cell>
          <table:table-cell office:value-type="string">
            <text:p>speed</text:p>
          </table:table-cell>
          <table:table-cell office:value-type="string">
            <text:p>&lt;31.47189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6.622645&gt;</text:p>
          </table:table-cell>
          <table:table-cell office:value-type="string">
            <text:p>speed</text:p>
          </table:table-cell>
          <table:table-cell office:value-type="string">
            <text:p>&lt;9.49945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3.101038&gt;</text:p>
          </table:table-cell>
          <table:table-cell office:value-type="string">
            <text:p>speed</text:p>
          </table:table-cell>
          <table:table-cell office:value-type="string">
            <text:p>&lt;0.97671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6.046568&gt;</text:p>
          </table:table-cell>
          <table:table-cell office:value-type="string">
            <text:p>speed</text:p>
          </table:table-cell>
          <table:table-cell office:value-type="string">
            <text:p>&lt;5.55598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5.600090&gt;</text:p>
          </table:table-cell>
          <table:table-cell office:value-type="string">
            <text:p>speed</text:p>
          </table:table-cell>
          <table:table-cell office:value-type="string">
            <text:p>&lt;20.83936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3.712347&gt;</text:p>
          </table:table-cell>
          <table:table-cell office:value-type="string">
            <text:p>speed</text:p>
          </table:table-cell>
          <table:table-cell office:value-type="string">
            <text:p>&lt;1.03646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6.223439&gt;</text:p>
          </table:table-cell>
          <table:table-cell office:value-type="string">
            <text:p>speed</text:p>
          </table:table-cell>
          <table:table-cell office:value-type="string">
            <text:p>&lt;5.52038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5.760102&gt;</text:p>
          </table:table-cell>
          <table:table-cell office:value-type="string">
            <text:p>speed</text:p>
          </table:table-cell>
          <table:table-cell office:value-type="string">
            <text:p>&lt;21.14713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3.101038&gt;</text:p>
          </table:table-cell>
          <table:table-cell office:value-type="string">
            <text:p>speed</text:p>
          </table:table-cell>
          <table:table-cell office:value-type="string">
            <text:p>&lt;0.97671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6.046568&gt;</text:p>
          </table:table-cell>
          <table:table-cell office:value-type="string">
            <text:p>speed</text:p>
          </table:table-cell>
          <table:table-cell office:value-type="string">
            <text:p>&lt;5.55598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5.600090&gt;</text:p>
          </table:table-cell>
          <table:table-cell office:value-type="string">
            <text:p>speed</text:p>
          </table:table-cell>
          <table:table-cell office:value-type="string">
            <text:p>&lt;20.83936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1.386275&gt;</text:p>
          </table:table-cell>
          <table:table-cell office:value-type="string">
            <text:p>speed</text:p>
          </table:table-cell>
          <table:table-cell office:value-type="string">
            <text:p>&lt;0.81483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5.540125&gt;</text:p>
          </table:table-cell>
          <table:table-cell office:value-type="string">
            <text:p>speed</text:p>
          </table:table-cell>
          <table:table-cell office:value-type="string">
            <text:p>&lt;5.63933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5.161136&gt;</text:p>
          </table:table-cell>
          <table:table-cell office:value-type="string">
            <text:p>speed</text:p>
          </table:table-cell>
          <table:table-cell office:value-type="string">
            <text:p>&lt;19.97414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7.327110&gt;</text:p>
          </table:table-cell>
          <table:table-cell office:value-type="string">
            <text:p>speed</text:p>
          </table:table-cell>
          <table:table-cell office:value-type="string">
            <text:p>&lt;0.46770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4.282442&gt;</text:p>
          </table:table-cell>
          <table:table-cell office:value-type="string">
            <text:p>speed</text:p>
          </table:table-cell>
          <table:table-cell office:value-type="string">
            <text:p>&lt;5.73851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4.182485&gt;</text:p>
          </table:table-cell>
          <table:table-cell office:value-type="string">
            <text:p>speed</text:p>
          </table:table-cell>
          <table:table-cell office:value-type="string">
            <text:p>&lt;17.91804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62.225072&gt;</text:p>
          </table:table-cell>
          <table:table-cell office:value-type="string">
            <text:p>speed</text:p>
          </table:table-cell>
          <table:table-cell office:value-type="string">
            <text:p>&lt;3.20513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0.602991&gt;</text:p>
          </table:table-cell>
          <table:table-cell office:value-type="string">
            <text:p>speed</text:p>
          </table:table-cell>
          <table:table-cell office:value-type="string">
            <text:p>&lt;3.04142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1.364535&gt;</text:p>
          </table:table-cell>
          <table:table-cell office:value-type="string">
            <text:p>speed</text:p>
          </table:table-cell>
          <table:table-cell office:value-type="string">
            <text:p>&lt;30.13468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128470&gt;</text:p>
          </table:table-cell>
          <table:table-cell office:value-type="string">
            <text:p>speed</text:p>
          </table:table-cell>
          <table:table-cell office:value-type="string">
            <text:p>&lt;0.88384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5.761179&gt;</text:p>
          </table:table-cell>
          <table:table-cell office:value-type="string">
            <text:p>speed</text:p>
          </table:table-cell>
          <table:table-cell office:value-type="string">
            <text:p>&lt;5.60625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5.349319&gt;</text:p>
          </table:table-cell>
          <table:table-cell office:value-type="string">
            <text:p>speed</text:p>
          </table:table-cell>
          <table:table-cell office:value-type="string">
            <text:p>&lt;20.34896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9.860809&gt;</text:p>
          </table:table-cell>
          <table:table-cell office:value-type="string">
            <text:p>speed</text:p>
          </table:table-cell>
          <table:table-cell office:value-type="string">
            <text:p>&lt;0.35557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8.055645&gt;</text:p>
          </table:table-cell>
          <table:table-cell office:value-type="string">
            <text:p>speed</text:p>
          </table:table-cell>
          <table:table-cell office:value-type="string">
            <text:p>&lt;4.54452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064520&gt;</text:p>
          </table:table-cell>
          <table:table-cell office:value-type="string">
            <text:p>speed</text:p>
          </table:table-cell>
          <table:table-cell office:value-type="string">
            <text:p>&lt;9.135788&gt;</text:p>
          </table:table-cell>
        </table:table-row>
        <table:table-row table:style-name="ro1">
          <table:table-cell office:value-type="string">
            <text:p><text:tab/><text:tab/><text:tab/>move</text:p>
          </table:table-cell>
          <table:table-cell office:value-type="string">
            <text:p>pelvis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[-6.284302]</text:p>
          </table:table-cell>
          <table:table-cell office:value-type="string">
            <text:p>speed</text:p>
          </table:table-cell>
          <table:table-cell office:value-type="string">
            <text:p>[7.918854]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3.091825&gt;</text:p>
          </table:table-cell>
          <table:table-cell office:value-type="string">
            <text:p>speed</text:p>
          </table:table-cell>
          <table:table-cell office:value-type="string">
            <text:p>&lt;1.08006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826033&gt;</text:p>
          </table:table-cell>
          <table:table-cell office:value-type="string">
            <text:p>speed</text:p>
          </table:table-cell>
          <table:table-cell office:value-type="string">
            <text:p>&lt;16.40948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2.681599&gt;</text:p>
          </table:table-cell>
          <table:table-cell office:value-type="string">
            <text:p>speed</text:p>
          </table:table-cell>
          <table:table-cell office:value-type="string">
            <text:p>&lt;1.73565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8.243446&gt;</text:p>
          </table:table-cell>
          <table:table-cell office:value-type="string">
            <text:p>speed</text:p>
          </table:table-cell>
          <table:table-cell office:value-type="string">
            <text:p>&lt;11.86893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0.559655&gt;</text:p>
          </table:table-cell>
          <table:table-cell office:value-type="string">
            <text:p>speed</text:p>
          </table:table-cell>
          <table:table-cell office:value-type="string">
            <text:p>&lt;53.05863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3.895505&gt;</text:p>
          </table:table-cell>
          <table:table-cell office:value-type="string">
            <text:p>speed</text:p>
          </table:table-cell>
          <table:table-cell office:value-type="string">
            <text:p>&lt;10.19936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302691&gt;</text:p>
          </table:table-cell>
          <table:table-cell office:value-type="string">
            <text:p>speed</text:p>
          </table:table-cell>
          <table:table-cell office:value-type="string">
            <text:p>&lt;50.45289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47.503163&gt;</text:p>
          </table:table-cell>
          <table:table-cell office:value-type="string">
            <text:p>speed</text:p>
          </table:table-cell>
          <table:table-cell office:value-type="string">
            <text:p>&lt;26.48670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5.545795&gt;</text:p>
          </table:table-cell>
          <table:table-cell office:value-type="string">
            <text:p>speed</text:p>
          </table:table-cell>
          <table:table-cell office:value-type="string">
            <text:p>&lt;92.78067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3.085434&gt;</text:p>
          </table:table-cell>
          <table:table-cell office:value-type="string">
            <text:p>speed</text:p>
          </table:table-cell>
          <table:table-cell office:value-type="string">
            <text:p>&lt;8.93072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1.124740&gt;</text:p>
          </table:table-cell>
          <table:table-cell office:value-type="string">
            <text:p>speed</text:p>
          </table:table-cell>
          <table:table-cell office:value-type="string">
            <text:p>&lt;9.75548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8.399780&gt;</text:p>
          </table:table-cell>
          <table:table-cell office:value-type="string">
            <text:p>speed</text:p>
          </table:table-cell>
          <table:table-cell office:value-type="string">
            <text:p>&lt;20.97494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32.677589&gt;</text:p>
          </table:table-cell>
          <table:table-cell office:value-type="string">
            <text:p>speed</text:p>
          </table:table-cell>
          <table:table-cell office:value-type="string">
            <text:p>&lt;30.3000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39.227515&gt;</text:p>
          </table:table-cell>
          <table:table-cell office:value-type="string">
            <text:p>speed</text:p>
          </table:table-cell>
          <table:table-cell office:value-type="string">
            <text:p>&lt;54.07909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81.019410&gt;</text:p>
          </table:table-cell>
          <table:table-cell office:value-type="string">
            <text:p>speed</text:p>
          </table:table-cell>
          <table:table-cell office:value-type="string">
            <text:p>&lt;11.93940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.378121&gt;</text:p>
          </table:table-cell>
          <table:table-cell office:value-type="string">
            <text:p>speed</text:p>
          </table:table-cell>
          <table:table-cell office:value-type="string">
            <text:p>&lt;43.56270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3.908260&gt;</text:p>
          </table:table-cell>
          <table:table-cell office:value-type="string">
            <text:p>speed</text:p>
          </table:table-cell>
          <table:table-cell office:value-type="string">
            <text:p>&lt;2.62618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hoof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7.584115&gt;</text:p>
          </table:table-cell>
          <table:table-cell office:value-type="string">
            <text:p>speed</text:p>
          </table:table-cell>
          <table:table-cell office:value-type="string">
            <text:p>&lt;80.25317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3.913580&gt;</text:p>
          </table:table-cell>
          <table:table-cell office:value-type="string">
            <text:p>speed</text:p>
          </table:table-cell>
          <table:table-cell office:value-type="string">
            <text:p>&lt;1.35798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6.057980&gt;</text:p>
          </table:table-cell>
          <table:table-cell office:value-type="string">
            <text:p>speed</text:p>
          </table:table-cell>
          <table:table-cell office:value-type="string">
            <text:p>&lt;9.57105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8.641799&gt;</text:p>
          </table:table-cell>
          <table:table-cell office:value-type="string">
            <text:p>speed</text:p>
          </table:table-cell>
          <table:table-cell office:value-type="string">
            <text:p>&lt;3.01401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eg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32.532451&gt;</text:p>
          </table:table-cell>
          <table:table-cell office:value-type="string">
            <text:p>speed</text:p>
          </table:table-cell>
          <table:table-cell office:value-type="string">
            <text:p>&lt;22.70627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3.020154&gt;</text:p>
          </table:table-cell>
          <table:table-cell office:value-type="string">
            <text:p>speed</text:p>
          </table:table-cell>
          <table:table-cell office:value-type="string">
            <text:p>&lt;65.25842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.375743&gt;</text:p>
          </table:table-cell>
          <table:table-cell office:value-type="string">
            <text:p>speed</text:p>
          </table:table-cell>
          <table:table-cell office:value-type="string">
            <text:p>&lt;0.54964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thigh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.948292&gt;</text:p>
          </table:table-cell>
          <table:table-cell office:value-type="string">
            <text:p>speed</text:p>
          </table:table-cell>
          <table:table-cell office:value-type="string">
            <text:p>&lt;57.54696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59.842381&gt;</text:p>
          </table:table-cell>
          <table:table-cell office:value-type="string">
            <text:p>speed</text:p>
          </table:table-cell>
          <table:table-cell office:value-type="string">
            <text:p>&lt;33.43421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0.711851&gt;</text:p>
          </table:table-cell>
          <table:table-cell office:value-type="string">
            <text:p>speed</text:p>
          </table:table-cell>
          <table:table-cell office:value-type="string">
            <text:p>&lt;19.44113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1.249045&gt;</text:p>
          </table:table-cell>
          <table:table-cell office:value-type="string">
            <text:p>speed</text:p>
          </table:table-cell>
          <table:table-cell office:value-type="string">
            <text:p>&lt;0.19373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89.504534&gt;</text:p>
          </table:table-cell>
          <table:table-cell office:value-type="string">
            <text:p>speed</text:p>
          </table:table-cell>
          <table:table-cell office:value-type="string">
            <text:p>&lt;15.83703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33.133340&gt;</text:p>
          </table:table-cell>
          <table:table-cell office:value-type="string">
            <text:p>speed</text:p>
          </table:table-cell>
          <table:table-cell office:value-type="string">
            <text:p>&lt;9.03386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4.961389&gt;</text:p>
          </table:table-cell>
          <table:table-cell office:value-type="string">
            <text:p>speed</text:p>
          </table:table-cell>
          <table:table-cell office:value-type="string">
            <text:p>&lt;43.09844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3.435471&gt;</text:p>
          </table:table-cell>
          <table:table-cell office:value-type="string">
            <text:p>speed</text:p>
          </table:table-cell>
          <table:table-cell office:value-type="string">
            <text:p>&lt;1.54810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3.999031&gt;</text:p>
          </table:table-cell>
          <table:table-cell office:value-type="string">
            <text:p>speed</text:p>
          </table:table-cell>
          <table:table-cell office:value-type="string">
            <text:p>&lt;13.57755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0.374593&gt;</text:p>
          </table:table-cell>
          <table:table-cell office:value-type="string">
            <text:p>speed</text:p>
          </table:table-cell>
          <table:table-cell office:value-type="string">
            <text:p>&lt;12.94722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4.051257&gt;</text:p>
          </table:table-cell>
          <table:table-cell office:value-type="string">
            <text:p>speed</text:p>
          </table:table-cell>
          <table:table-cell office:value-type="string">
            <text:p>&lt;1.60311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4.124246&gt;</text:p>
          </table:table-cell>
          <table:table-cell office:value-type="string">
            <text:p>speed</text:p>
          </table:table-cell>
          <table:table-cell office:value-type="string">
            <text:p>&lt;13.81528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0.585284&gt;</text:p>
          </table:table-cell>
          <table:table-cell office:value-type="string">
            <text:p>speed</text:p>
          </table:table-cell>
          <table:table-cell office:value-type="string">
            <text:p>&lt;13.03477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3.435471&gt;</text:p>
          </table:table-cell>
          <table:table-cell office:value-type="string">
            <text:p>speed</text:p>
          </table:table-cell>
          <table:table-cell office:value-type="string">
            <text:p>&lt;1.54810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3.999031&gt;</text:p>
          </table:table-cell>
          <table:table-cell office:value-type="string">
            <text:p>speed</text:p>
          </table:table-cell>
          <table:table-cell office:value-type="string">
            <text:p>&lt;13.57755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0.374593&gt;</text:p>
          </table:table-cell>
          <table:table-cell office:value-type="string">
            <text:p>speed</text:p>
          </table:table-cell>
          <table:table-cell office:value-type="string">
            <text:p>&lt;12.94722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1.706839&gt;</text:p>
          </table:table-cell>
          <table:table-cell office:value-type="string">
            <text:p>speed</text:p>
          </table:table-cell>
          <table:table-cell office:value-type="string">
            <text:p>&lt;1.40138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3.634947&gt;</text:p>
          </table:table-cell>
          <table:table-cell office:value-type="string">
            <text:p>speed</text:p>
          </table:table-cell>
          <table:table-cell office:value-type="string">
            <text:p>&lt;12.91289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9.789827&gt;</text:p>
          </table:table-cell>
          <table:table-cell office:value-type="string">
            <text:p>speed</text:p>
          </table:table-cell>
          <table:table-cell office:value-type="string">
            <text:p>&lt;12.68573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7.608340&gt;</text:p>
          </table:table-cell>
          <table:table-cell office:value-type="string">
            <text:p>speed</text:p>
          </table:table-cell>
          <table:table-cell office:value-type="string">
            <text:p>&lt;1.09775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2.698419&gt;</text:p>
          </table:table-cell>
          <table:table-cell office:value-type="string">
            <text:p>speed</text:p>
          </table:table-cell>
          <table:table-cell office:value-type="string">
            <text:p>&lt;11.35649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8.445470&gt;</text:p>
          </table:table-cell>
          <table:table-cell office:value-type="string">
            <text:p>speed</text:p>
          </table:table-cell>
          <table:table-cell office:value-type="string">
            <text:p>&lt;11.97303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62.533264&gt;</text:p>
          </table:table-cell>
          <table:table-cell office:value-type="string">
            <text:p>speed</text:p>
          </table:table-cell>
          <table:table-cell office:value-type="string">
            <text:p>&lt;3.94436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6.760299&gt;</text:p>
          </table:table-cell>
          <table:table-cell office:value-type="string">
            <text:p>speed</text:p>
          </table:table-cell>
          <table:table-cell office:value-type="string">
            <text:p>&lt;21.02711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7.364221&gt;</text:p>
          </table:table-cell>
          <table:table-cell office:value-type="string">
            <text:p>speed</text:p>
          </table:table-cell>
          <table:table-cell office:value-type="string">
            <text:p>&lt;14.31906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455271&gt;</text:p>
          </table:table-cell>
          <table:table-cell office:value-type="string">
            <text:p>speed</text:p>
          </table:table-cell>
          <table:table-cell office:value-type="string">
            <text:p>&lt;1.46352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3.794851&gt;</text:p>
          </table:table-cell>
          <table:table-cell office:value-type="string">
            <text:p>speed</text:p>
          </table:table-cell>
          <table:table-cell office:value-type="string">
            <text:p>&lt;13.20015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0.041777&gt;</text:p>
          </table:table-cell>
          <table:table-cell office:value-type="string">
            <text:p>speed</text:p>
          </table:table-cell>
          <table:table-cell office:value-type="string">
            <text:p>&lt;12.80180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9.938931&gt;</text:p>
          </table:table-cell>
          <table:table-cell office:value-type="string">
            <text:p>speed</text:p>
          </table:table-cell>
          <table:table-cell office:value-type="string">
            <text:p>&lt;0.37300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7.551257&gt;</text:p>
          </table:table-cell>
          <table:table-cell office:value-type="string">
            <text:p>speed</text:p>
          </table:table-cell>
          <table:table-cell office:value-type="string">
            <text:p>&lt;5.18011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3.482253&gt;</text:p>
          </table:table-cell>
          <table:table-cell office:value-type="string">
            <text:p>speed</text:p>
          </table:table-cell>
          <table:table-cell office:value-type="string">
            <text:p>&lt;7.46051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56.120331&gt;</text:p>
          </table:table-cell>
          <table:table-cell office:value-type="string">
            <text:p>speed</text:p>
          </table:table-cell>
          <table:table-cell office:value-type="string">
            <text:p>&lt;2.01379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5.473316&gt;</text:p>
          </table:table-cell>
          <table:table-cell office:value-type="string">
            <text:p>speed</text:p>
          </table:table-cell>
          <table:table-cell office:value-type="string">
            <text:p>&lt;0.19877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4.202767&gt;</text:p>
          </table:table-cell>
          <table:table-cell office:value-type="string">
            <text:p>speed</text:p>
          </table:table-cell>
          <table:table-cell office:value-type="string">
            <text:p>&lt;30.1439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7.769170&gt;</text:p>
          </table:table-cell>
          <table:table-cell office:value-type="string">
            <text:p>speed</text:p>
          </table:table-cell>
          <table:table-cell office:value-type="string">
            <text:p>&lt;0.44017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.014937&gt;</text:p>
          </table:table-cell>
          <table:table-cell office:value-type="string">
            <text:p>speed</text:p>
          </table:table-cell>
          <table:table-cell office:value-type="string">
            <text:p>&lt;4.17196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633347&gt;</text:p>
          </table:table-cell>
          <table:table-cell office:value-type="string">
            <text:p>speed</text:p>
          </table:table-cell>
          <table:table-cell office:value-type="string">
            <text:p>&lt;0.25677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4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6.680602&gt;</text:p>
          </table:table-cell>
          <table:table-cell office:value-type="string">
            <text:p>speed</text:p>
          </table:table-cell>
          <table:table-cell office:value-type="string">
            <text:p>&lt;0.37631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4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727470&gt;</text:p>
          </table:table-cell>
          <table:table-cell office:value-type="string">
            <text:p>speed</text:p>
          </table:table-cell>
          <table:table-cell office:value-type="string">
            <text:p>&lt;3.58995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4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561063&gt;</text:p>
          </table:table-cell>
          <table:table-cell office:value-type="string">
            <text:p>speed</text:p>
          </table:table-cell>
          <table:table-cell office:value-type="string">
            <text:p>&lt;0.18658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3.847222&gt;</text:p>
          </table:table-cell>
          <table:table-cell office:value-type="string">
            <text:p>speed</text:p>
          </table:table-cell>
          <table:table-cell office:value-type="string">
            <text:p>&lt;0.80177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3.641712&gt;</text:p>
          </table:table-cell>
          <table:table-cell office:value-type="string">
            <text:p>speed</text:p>
          </table:table-cell>
          <table:table-cell office:value-type="string">
            <text:p>&lt;7.38769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935916&gt;</text:p>
          </table:table-cell>
          <table:table-cell office:value-type="string">
            <text:p>speed</text:p>
          </table:table-cell>
          <table:table-cell office:value-type="string">
            <text:p>&lt;0.85132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2.574225&gt;</text:p>
          </table:table-cell>
          <table:table-cell office:value-type="string">
            <text:p>speed</text:p>
          </table:table-cell>
          <table:table-cell office:value-type="string">
            <text:p>&lt;0.72584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3.298510&gt;</text:p>
          </table:table-cell>
          <table:table-cell office:value-type="string">
            <text:p>speed</text:p>
          </table:table-cell>
          <table:table-cell office:value-type="string">
            <text:p>&lt;6.72008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886848&gt;</text:p>
          </table:table-cell>
          <table:table-cell office:value-type="string">
            <text:p>speed</text:p>
          </table:table-cell>
          <table:table-cell office:value-type="string">
            <text:p>&lt;0.69855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20.431628&gt;</text:p>
          </table:table-cell>
          <table:table-cell office:value-type="string">
            <text:p>speed</text:p>
          </table:table-cell>
          <table:table-cell office:value-type="string">
            <text:p>&lt;1.18667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5.427627&gt;</text:p>
          </table:table-cell>
          <table:table-cell office:value-type="string">
            <text:p>speed</text:p>
          </table:table-cell>
          <table:table-cell office:value-type="string">
            <text:p>&lt;10.77103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067249&gt;</text:p>
          </table:table-cell>
          <table:table-cell office:value-type="string">
            <text:p>speed</text:p>
          </table:table-cell>
          <table:table-cell office:value-type="string">
            <text:p>&lt;1.87549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3.436541&gt;</text:p>
          </table:table-cell>
          <table:table-cell office:value-type="string">
            <text:p>speed</text:p>
          </table:table-cell>
          <table:table-cell office:value-type="string">
            <text:p>&lt;0.77729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3.530879&gt;</text:p>
          </table:table-cell>
          <table:table-cell office:value-type="string">
            <text:p>speed</text:p>
          </table:table-cell>
          <table:table-cell office:value-type="string">
            <text:p>&lt;7.17272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920920&gt;</text:p>
          </table:table-cell>
          <table:table-cell office:value-type="string">
            <text:p>speed</text:p>
          </table:table-cell>
          <table:table-cell office:value-type="string">
            <text:p>&lt;0.80041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orso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7.095035&gt;</text:p>
          </table:table-cell>
          <table:table-cell office:value-type="string">
            <text:p>speed</text:p>
          </table:table-cell>
          <table:table-cell office:value-type="string">
            <text:p>&lt;12.344179&gt;</text:p>
          </table:table-cell>
        </table:table-row>
        <table:table-row table:style-name="ro1">
          <table:table-cell office:value-type="string">
            <text:p><text:tab/><text:tab/>sleep</text:p>
          </table:table-cell>
          <table:table-cell office:value-type="float" office:value="565">
            <text:p>565</text:p>
          </table:table-cell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}</text:p>
          </table:table-cell>
          <table:table-cell/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while(bMoving)</text:p>
          </table:table-cell>
          <table:table-cell office:value-type="string">
            <text:p>{</text:p>
          </table:table-cell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if</text:p>
          </table:table-cell>
          <table:table-cell office:value-type="string">
            <text:p>(bMoving)</text:p>
          </table:table-cell>
          <table:table-cell office:value-type="string">
            <text:p>{</text:p>
          </table:table-cell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2.906016&gt;</text:p>
          </table:table-cell>
          <table:table-cell office:value-type="string">
            <text:p>speed</text:p>
          </table:table-cell>
          <table:table-cell office:value-type="string">
            <text:p>&lt;16.04527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4.948765&gt;</text:p>
          </table:table-cell>
          <table:table-cell office:value-type="string">
            <text:p>speed</text:p>
          </table:table-cell>
          <table:table-cell office:value-type="string">
            <text:p>&lt;34.33003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35.188175&gt;</text:p>
          </table:table-cell>
          <table:table-cell office:value-type="string">
            <text:p>speed</text:p>
          </table:table-cell>
          <table:table-cell office:value-type="string">
            <text:p>&lt;14.40589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0.079145&gt;</text:p>
          </table:table-cell>
          <table:table-cell office:value-type="string">
            <text:p>speed</text:p>
          </table:table-cell>
          <table:table-cell office:value-type="string">
            <text:p>&lt;5.57731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6.118288&gt;</text:p>
          </table:table-cell>
          <table:table-cell office:value-type="string">
            <text:p>speed</text:p>
          </table:table-cell>
          <table:table-cell office:value-type="string">
            <text:p>&lt;18.42488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7.602565&gt;</text:p>
          </table:table-cell>
          <table:table-cell office:value-type="string">
            <text:p>speed</text:p>
          </table:table-cell>
          <table:table-cell office:value-type="string">
            <text:p>&lt;6.66115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917737&gt;</text:p>
          </table:table-cell>
          <table:table-cell office:value-type="string">
            <text:p>speed</text:p>
          </table:table-cell>
          <table:table-cell office:value-type="string">
            <text:p>&lt;2.25590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81.992514&gt;</text:p>
          </table:table-cell>
          <table:table-cell office:value-type="string">
            <text:p>speed</text:p>
          </table:table-cell>
          <table:table-cell office:value-type="string">
            <text:p>&lt;29.12221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55.323477&gt;</text:p>
          </table:table-cell>
          <table:table-cell office:value-type="string">
            <text:p>speed</text:p>
          </table:table-cell>
          <table:table-cell office:value-type="string">
            <text:p>&lt;54.11483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66.616522&gt;</text:p>
          </table:table-cell>
          <table:table-cell office:value-type="string">
            <text:p>speed</text:p>
          </table:table-cell>
          <table:table-cell office:value-type="string">
            <text:p>&lt;39.34516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9.242805&gt;</text:p>
          </table:table-cell>
          <table:table-cell office:value-type="string">
            <text:p>speed</text:p>
          </table:table-cell>
          <table:table-cell office:value-type="string">
            <text:p>&lt;13.45829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6.361825&gt;</text:p>
          </table:table-cell>
          <table:table-cell office:value-type="string">
            <text:p>speed</text:p>
          </table:table-cell>
          <table:table-cell office:value-type="string">
            <text:p>&lt;30.65330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33.069396&gt;</text:p>
          </table:table-cell>
          <table:table-cell office:value-type="string">
            <text:p>speed</text:p>
          </table:table-cell>
          <table:table-cell office:value-type="string">
            <text:p>&lt;59.44976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1.919764&gt;</text:p>
          </table:table-cell>
          <table:table-cell office:value-type="string">
            <text:p>speed</text:p>
          </table:table-cell>
          <table:table-cell office:value-type="string">
            <text:p>&lt;21.27904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6.434522&gt;</text:p>
          </table:table-cell>
          <table:table-cell office:value-type="string">
            <text:p>speed</text:p>
          </table:table-cell>
          <table:table-cell office:value-type="string">
            <text:p>&lt;32.74816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30.509103&gt;</text:p>
          </table:table-cell>
          <table:table-cell office:value-type="string">
            <text:p>speed</text:p>
          </table:table-cell>
          <table:table-cell office:value-type="string">
            <text:p>&lt;68.81280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hoof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0.413480&gt;</text:p>
          </table:table-cell>
          <table:table-cell office:value-type="string">
            <text:p>speed</text:p>
          </table:table-cell>
          <table:table-cell office:value-type="string">
            <text:p>&lt;87.46589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7.469739&gt;</text:p>
          </table:table-cell>
          <table:table-cell office:value-type="string">
            <text:p>speed</text:p>
          </table:table-cell>
          <table:table-cell office:value-type="string">
            <text:p>&lt;1.74492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5.194408&gt;</text:p>
          </table:table-cell>
          <table:table-cell office:value-type="string">
            <text:p>speed</text:p>
          </table:table-cell>
          <table:table-cell office:value-type="string">
            <text:p>&lt;6.75835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7.419290&gt;</text:p>
          </table:table-cell>
          <table:table-cell office:value-type="string">
            <text:p>speed</text:p>
          </table:table-cell>
          <table:table-cell office:value-type="string">
            <text:p>&lt;7.73849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eg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39.932817&gt;</text:p>
          </table:table-cell>
          <table:table-cell office:value-type="string">
            <text:p>speed</text:p>
          </table:table-cell>
          <table:table-cell office:value-type="string">
            <text:p>&lt;234.63113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33.247602&gt;</text:p>
          </table:table-cell>
          <table:table-cell office:value-type="string">
            <text:p>speed</text:p>
          </table:table-cell>
          <table:table-cell office:value-type="string">
            <text:p>&lt;65.11434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.055687&gt;</text:p>
          </table:table-cell>
          <table:table-cell office:value-type="string">
            <text:p>speed</text:p>
          </table:table-cell>
          <table:table-cell office:value-type="string">
            <text:p>&lt;2.92650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3.534845&gt;</text:p>
          </table:table-cell>
          <table:table-cell office:value-type="string">
            <text:p>speed</text:p>
          </table:table-cell>
          <table:table-cell office:value-type="string">
            <text:p>&lt;3.24814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thigh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50.346301&gt;</text:p>
          </table:table-cell>
          <table:table-cell office:value-type="string">
            <text:p>speed</text:p>
          </table:table-cell>
          <table:table-cell office:value-type="string">
            <text:p>&lt;147.16448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7.872413&gt;</text:p>
          </table:table-cell>
          <table:table-cell office:value-type="string">
            <text:p>speed</text:p>
          </table:table-cell>
          <table:table-cell office:value-type="string">
            <text:p>&lt;13.86764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.542662&gt;</text:p>
          </table:table-cell>
          <table:table-cell office:value-type="string">
            <text:p>speed</text:p>
          </table:table-cell>
          <table:table-cell office:value-type="string">
            <text:p>&lt;10.27776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29.157449&gt;</text:p>
          </table:table-cell>
          <table:table-cell office:value-type="string">
            <text:p>speed</text:p>
          </table:table-cell>
          <table:table-cell office:value-type="string">
            <text:p>&lt;13.44760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71.899065&gt;</text:p>
          </table:table-cell>
          <table:table-cell office:value-type="string">
            <text:p>speed</text:p>
          </table:table-cell>
          <table:table-cell office:value-type="string">
            <text:p>&lt;2.97311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23.163159&gt;</text:p>
          </table:table-cell>
          <table:table-cell office:value-type="string">
            <text:p>speed</text:p>
          </table:table-cell>
          <table:table-cell office:value-type="string">
            <text:p>&lt;23.59118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7.246567&gt;</text:p>
          </table:table-cell>
          <table:table-cell office:value-type="string">
            <text:p>speed</text:p>
          </table:table-cell>
          <table:table-cell office:value-type="string">
            <text:p>&lt;6.23922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741821&gt;</text:p>
          </table:table-cell>
          <table:table-cell office:value-type="string">
            <text:p>speed</text:p>
          </table:table-cell>
          <table:table-cell office:value-type="string">
            <text:p>&lt;3.59216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7.185801&gt;</text:p>
          </table:table-cell>
          <table:table-cell office:value-type="string">
            <text:p>speed</text:p>
          </table:table-cell>
          <table:table-cell office:value-type="string">
            <text:p>&lt;11.39232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6.577054&gt;</text:p>
          </table:table-cell>
          <table:table-cell office:value-type="string">
            <text:p>speed</text:p>
          </table:table-cell>
          <table:table-cell office:value-type="string">
            <text:p>&lt;9.76963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3.353639&gt;</text:p>
          </table:table-cell>
          <table:table-cell office:value-type="string">
            <text:p>speed</text:p>
          </table:table-cell>
          <table:table-cell office:value-type="string">
            <text:p>&lt;3.58707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7.372658&gt;</text:p>
          </table:table-cell>
          <table:table-cell office:value-type="string">
            <text:p>speed</text:p>
          </table:table-cell>
          <table:table-cell office:value-type="string">
            <text:p>&lt;11.49218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6.756343&gt;</text:p>
          </table:table-cell>
          <table:table-cell office:value-type="string">
            <text:p>speed</text:p>
          </table:table-cell>
          <table:table-cell office:value-type="string">
            <text:p>&lt;9.96240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741821&gt;</text:p>
          </table:table-cell>
          <table:table-cell office:value-type="string">
            <text:p>speed</text:p>
          </table:table-cell>
          <table:table-cell office:value-type="string">
            <text:p>&lt;3.59216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7.185801&gt;</text:p>
          </table:table-cell>
          <table:table-cell office:value-type="string">
            <text:p>speed</text:p>
          </table:table-cell>
          <table:table-cell office:value-type="string">
            <text:p>&lt;11.39232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6.577054&gt;</text:p>
          </table:table-cell>
          <table:table-cell office:value-type="string">
            <text:p>speed</text:p>
          </table:table-cell>
          <table:table-cell office:value-type="string">
            <text:p>&lt;9.76963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1.026549&gt;</text:p>
          </table:table-cell>
          <table:table-cell office:value-type="string">
            <text:p>speed</text:p>
          </table:table-cell>
          <table:table-cell office:value-type="string">
            <text:p>&lt;3.59725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6.650263&gt;</text:p>
          </table:table-cell>
          <table:table-cell office:value-type="string">
            <text:p>speed</text:p>
          </table:table-cell>
          <table:table-cell office:value-type="string">
            <text:p>&lt;11.10138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6.084732&gt;</text:p>
          </table:table-cell>
          <table:table-cell office:value-type="string">
            <text:p>speed</text:p>
          </table:table-cell>
          <table:table-cell office:value-type="string">
            <text:p>&lt;9.23596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6.971660&gt;</text:p>
          </table:table-cell>
          <table:table-cell office:value-type="string">
            <text:p>speed</text:p>
          </table:table-cell>
          <table:table-cell office:value-type="string">
            <text:p>&lt;3.55449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5.317422&gt;</text:p>
          </table:table-cell>
          <table:table-cell office:value-type="string">
            <text:p>speed</text:p>
          </table:table-cell>
          <table:table-cell office:value-type="string">
            <text:p>&lt;10.34979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4.984045&gt;</text:p>
          </table:table-cell>
          <table:table-cell office:value-type="string">
            <text:p>speed</text:p>
          </table:table-cell>
          <table:table-cell office:value-type="string">
            <text:p>&lt;8.01559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61.956093&gt;</text:p>
          </table:table-cell>
          <table:table-cell office:value-type="string">
            <text:p>speed</text:p>
          </table:table-cell>
          <table:table-cell office:value-type="string">
            <text:p>&lt;2.68979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1.953142&gt;</text:p>
          </table:table-cell>
          <table:table-cell office:value-type="string">
            <text:p>speed</text:p>
          </table:table-cell>
          <table:table-cell office:value-type="string">
            <text:p>&lt;13.50150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2.997433&gt;</text:p>
          </table:table-cell>
          <table:table-cell office:value-type="string">
            <text:p>speed</text:p>
          </table:table-cell>
          <table:table-cell office:value-type="string">
            <text:p>&lt;16.32898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1.768799&gt;</text:p>
          </table:table-cell>
          <table:table-cell office:value-type="string">
            <text:p>speed</text:p>
          </table:table-cell>
          <table:table-cell office:value-type="string">
            <text:p>&lt;3.59670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6.884108&gt;</text:p>
          </table:table-cell>
          <table:table-cell office:value-type="string">
            <text:p>speed</text:p>
          </table:table-cell>
          <table:table-cell office:value-type="string">
            <text:p>&lt;11.22929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6.295886&gt;</text:p>
          </table:table-cell>
          <table:table-cell office:value-type="string">
            <text:p>speed</text:p>
          </table:table-cell>
          <table:table-cell office:value-type="string">
            <text:p>&lt;9.46566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9.609967&gt;</text:p>
          </table:table-cell>
          <table:table-cell office:value-type="string">
            <text:p>speed</text:p>
          </table:table-cell>
          <table:table-cell office:value-type="string">
            <text:p>&lt;2.50842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8.674630&gt;</text:p>
          </table:table-cell>
          <table:table-cell office:value-type="string">
            <text:p>speed</text:p>
          </table:table-cell>
          <table:table-cell office:value-type="string">
            <text:p>&lt;6.18984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415887&gt;</text:p>
          </table:table-cell>
          <table:table-cell office:value-type="string">
            <text:p>speed</text:p>
          </table:table-cell>
          <table:table-cell office:value-type="string">
            <text:p>&lt;3.51366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2.747277&gt;</text:p>
          </table:table-cell>
          <table:table-cell office:value-type="string">
            <text:p>speed</text:p>
          </table:table-cell>
          <table:table-cell office:value-type="string">
            <text:p>&lt;3.44547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3.580645&gt;</text:p>
          </table:table-cell>
          <table:table-cell office:value-type="string">
            <text:p>speed</text:p>
          </table:table-cell>
          <table:table-cell office:value-type="string">
            <text:p>&lt;17.54612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5.998984&gt;</text:p>
          </table:table-cell>
          <table:table-cell office:value-type="string">
            <text:p>speed</text:p>
          </table:table-cell>
          <table:table-cell office:value-type="string">
            <text:p>&lt;22.44461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5.061639&gt;</text:p>
          </table:table-cell>
          <table:table-cell office:value-type="string">
            <text:p>speed</text:p>
          </table:table-cell>
          <table:table-cell office:value-type="string">
            <text:p>&lt;45.01984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2.345240&gt;</text:p>
          </table:table-cell>
          <table:table-cell office:value-type="string">
            <text:p>speed</text:p>
          </table:table-cell>
          <table:table-cell office:value-type="string">
            <text:p>&lt;15.50265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42.227559&gt;</text:p>
          </table:table-cell>
          <table:table-cell office:value-type="string">
            <text:p>speed</text:p>
          </table:table-cell>
          <table:table-cell office:value-type="string">
            <text:p>&lt;52.75604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50.059522&gt;</text:p>
          </table:table-cell>
          <table:table-cell office:value-type="string">
            <text:p>speed</text:p>
          </table:table-cell>
          <table:table-cell office:value-type="string">
            <text:p>&lt;45.13727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87.651278&gt;</text:p>
          </table:table-cell>
          <table:table-cell office:value-type="string">
            <text:p>speed</text:p>
          </table:table-cell>
          <table:table-cell office:value-type="string">
            <text:p>&lt;2.30368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.420662&gt;</text:p>
          </table:table-cell>
          <table:table-cell office:value-type="string">
            <text:p>speed</text:p>
          </table:table-cell>
          <table:table-cell office:value-type="string">
            <text:p>&lt;26.64771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1.255769&gt;</text:p>
          </table:table-cell>
          <table:table-cell office:value-type="string">
            <text:p>speed</text:p>
          </table:table-cell>
          <table:table-cell office:value-type="string">
            <text:p>&lt;1.31029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7.685600&gt;</text:p>
          </table:table-cell>
          <table:table-cell office:value-type="string">
            <text:p>speed</text:p>
          </table:table-cell>
          <table:table-cell office:value-type="string">
            <text:p>&lt;7.14179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28.170531&gt;</text:p>
          </table:table-cell>
          <table:table-cell office:value-type="string">
            <text:p>speed</text:p>
          </table:table-cell>
          <table:table-cell office:value-type="string">
            <text:p>&lt;45.07057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2.241278&gt;</text:p>
          </table:table-cell>
          <table:table-cell office:value-type="string">
            <text:p>speed</text:p>
          </table:table-cell>
          <table:table-cell office:value-type="string">
            <text:p>&lt;30.13762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78.721700&gt;</text:p>
          </table:table-cell>
          <table:table-cell office:value-type="string">
            <text:p>speed</text:p>
          </table:table-cell>
          <table:table-cell office:value-type="string">
            <text:p>&lt;22.97709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.237626&gt;</text:p>
          </table:table-cell>
          <table:table-cell office:value-type="string">
            <text:p>speed</text:p>
          </table:table-cell>
          <table:table-cell office:value-type="string">
            <text:p>&lt;56.15746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hoof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2.824677&gt;</text:p>
          </table:table-cell>
          <table:table-cell office:value-type="string">
            <text:p>speed</text:p>
          </table:table-cell>
          <table:table-cell office:value-type="string">
            <text:p>&lt;52.40561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4.502222&gt;</text:p>
          </table:table-cell>
          <table:table-cell office:value-type="string">
            <text:p>speed</text:p>
          </table:table-cell>
          <table:table-cell office:value-type="string">
            <text:p>&lt;15.55757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9.475928&gt;</text:p>
          </table:table-cell>
          <table:table-cell office:value-type="string">
            <text:p>speed</text:p>
          </table:table-cell>
          <table:table-cell office:value-type="string">
            <text:p>&lt;8.34129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eg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30.406411&gt;</text:p>
          </table:table-cell>
          <table:table-cell office:value-type="string">
            <text:p>speed</text:p>
          </table:table-cell>
          <table:table-cell office:value-type="string">
            <text:p>&lt;21.26039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.456443&gt;</text:p>
          </table:table-cell>
          <table:table-cell office:value-type="string">
            <text:p>speed</text:p>
          </table:table-cell>
          <table:table-cell office:value-type="string">
            <text:p>&lt;64.76596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388469&gt;</text:p>
          </table:table-cell>
          <table:table-cell office:value-type="string">
            <text:p>speed</text:p>
          </table:table-cell>
          <table:table-cell office:value-type="string">
            <text:p>&lt;7.64211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thigh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2.418309&gt;</text:p>
          </table:table-cell>
          <table:table-cell office:value-type="string">
            <text:p>speed</text:p>
          </table:table-cell>
          <table:table-cell office:value-type="string">
            <text:p>&lt;73.66601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55.755951&gt;</text:p>
          </table:table-cell>
          <table:table-cell office:value-type="string">
            <text:p>speed</text:p>
          </table:table-cell>
          <table:table-cell office:value-type="string">
            <text:p>&lt;40.86430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7.625910&gt;</text:p>
          </table:table-cell>
          <table:table-cell office:value-type="string">
            <text:p>speed</text:p>
          </table:table-cell>
          <table:table-cell office:value-type="string">
            <text:p>&lt;30.85940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2.306095&gt;</text:p>
          </table:table-cell>
          <table:table-cell office:value-type="string">
            <text:p>speed</text:p>
          </table:table-cell>
          <table:table-cell office:value-type="string">
            <text:p>&lt;10.57050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90.399166&gt;</text:p>
          </table:table-cell>
          <table:table-cell office:value-type="string">
            <text:p>speed</text:p>
          </table:table-cell>
          <table:table-cell office:value-type="string">
            <text:p>&lt;8.94631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30.599111&gt;</text:p>
          </table:table-cell>
          <table:table-cell office:value-type="string">
            <text:p>speed</text:p>
          </table:table-cell>
          <table:table-cell office:value-type="string">
            <text:p>&lt;25.34229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8.645848&gt;</text:p>
          </table:table-cell>
          <table:table-cell office:value-type="string">
            <text:p>speed</text:p>
          </table:table-cell>
          <table:table-cell office:value-type="string">
            <text:p>&lt;36.84458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4.928789&gt;</text:p>
          </table:table-cell>
          <table:table-cell office:value-type="string">
            <text:p>speed</text:p>
          </table:table-cell>
          <table:table-cell office:value-type="string">
            <text:p>&lt;9.29757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8.432837&gt;</text:p>
          </table:table-cell>
          <table:table-cell office:value-type="string">
            <text:p>speed</text:p>
          </table:table-cell>
          <table:table-cell office:value-type="string">
            <text:p>&lt;19.41756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5.076205&gt;</text:p>
          </table:table-cell>
          <table:table-cell office:value-type="string">
            <text:p>speed</text:p>
          </table:table-cell>
          <table:table-cell office:value-type="string">
            <text:p>&lt;9.51959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8.623731&gt;</text:p>
          </table:table-cell>
          <table:table-cell office:value-type="string">
            <text:p>speed</text:p>
          </table:table-cell>
          <table:table-cell office:value-type="string">
            <text:p>&lt;19.61552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4.928789&gt;</text:p>
          </table:table-cell>
          <table:table-cell office:value-type="string">
            <text:p>speed</text:p>
          </table:table-cell>
          <table:table-cell office:value-type="string">
            <text:p>&lt;9.29757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8.432837&gt;</text:p>
          </table:table-cell>
          <table:table-cell office:value-type="string">
            <text:p>speed</text:p>
          </table:table-cell>
          <table:table-cell office:value-type="string">
            <text:p>&lt;19.41756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4.503396&gt;</text:p>
          </table:table-cell>
          <table:table-cell office:value-type="string">
            <text:p>speed</text:p>
          </table:table-cell>
          <table:table-cell office:value-type="string">
            <text:p>&lt;8.68449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7.905204&gt;</text:p>
          </table:table-cell>
          <table:table-cell office:value-type="string">
            <text:p>speed</text:p>
          </table:table-cell>
          <table:table-cell office:value-type="string">
            <text:p>&lt;18.84623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3.427830&gt;</text:p>
          </table:table-cell>
          <table:table-cell office:value-type="string">
            <text:p>speed</text:p>
          </table:table-cell>
          <table:table-cell office:value-type="string">
            <text:p>&lt;7.29411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6.705153&gt;</text:p>
          </table:table-cell>
          <table:table-cell office:value-type="string">
            <text:p>speed</text:p>
          </table:table-cell>
          <table:table-cell office:value-type="string">
            <text:p>&lt;17.40317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8.450089&gt;</text:p>
          </table:table-cell>
          <table:table-cell office:value-type="string">
            <text:p>speed</text:p>
          </table:table-cell>
          <table:table-cell office:value-type="string">
            <text:p>&lt;16.89790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4.957414&gt;</text:p>
          </table:table-cell>
          <table:table-cell office:value-type="string">
            <text:p>speed</text:p>
          </table:table-cell>
          <table:table-cell office:value-type="string">
            <text:p>&lt;24.06806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4.689661&gt;</text:p>
          </table:table-cell>
          <table:table-cell office:value-type="string">
            <text:p>speed</text:p>
          </table:table-cell>
          <table:table-cell office:value-type="string">
            <text:p>&lt;8.94809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8.132139&gt;</text:p>
          </table:table-cell>
          <table:table-cell office:value-type="string">
            <text:p>speed</text:p>
          </table:table-cell>
          <table:table-cell office:value-type="string">
            <text:p>&lt;19.09637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7.801801&gt;</text:p>
          </table:table-cell>
          <table:table-cell office:value-type="string">
            <text:p>speed</text:p>
          </table:table-cell>
          <table:table-cell office:value-type="string">
            <text:p>&lt;2.50544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.485358&gt;</text:p>
          </table:table-cell>
          <table:table-cell office:value-type="string">
            <text:p>speed</text:p>
          </table:table-cell>
          <table:table-cell office:value-type="string">
            <text:p>&lt;9.96895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0.762315&gt;</text:p>
          </table:table-cell>
          <table:table-cell office:value-type="string">
            <text:p>speed</text:p>
          </table:table-cell>
          <table:table-cell office:value-type="string">
            <text:p>&lt;34.40451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7.875171&gt;</text:p>
          </table:table-cell>
          <table:table-cell office:value-type="string">
            <text:p>speed</text:p>
          </table:table-cell>
          <table:table-cell office:value-type="string">
            <text:p>&lt;1.06000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546556&gt;</text:p>
          </table:table-cell>
          <table:table-cell office:value-type="string">
            <text:p>speed</text:p>
          </table:table-cell>
          <table:table-cell office:value-type="string">
            <text:p>&lt;4.68380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4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324393&gt;</text:p>
          </table:table-cell>
          <table:table-cell office:value-type="string">
            <text:p>speed</text:p>
          </table:table-cell>
          <table:table-cell office:value-type="string">
            <text:p>&lt;4.03076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4.035551&gt;</text:p>
          </table:table-cell>
          <table:table-cell office:value-type="string">
            <text:p>speed</text:p>
          </table:table-cell>
          <table:table-cell office:value-type="string">
            <text:p>&lt;1.88328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.812572&gt;</text:p>
          </table:table-cell>
          <table:table-cell office:value-type="string">
            <text:p>speed</text:p>
          </table:table-cell>
          <table:table-cell office:value-type="string">
            <text:p>&lt;8.29140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2.745581&gt;</text:p>
          </table:table-cell>
          <table:table-cell office:value-type="string">
            <text:p>speed</text:p>
          </table:table-cell>
          <table:table-cell office:value-type="string">
            <text:p>&lt;1.71356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.544272&gt;</text:p>
          </table:table-cell>
          <table:table-cell office:value-type="string">
            <text:p>speed</text:p>
          </table:table-cell>
          <table:table-cell office:value-type="string">
            <text:p>&lt;7.54237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20.703504&gt;</text:p>
          </table:table-cell>
          <table:table-cell office:value-type="string">
            <text:p>speed</text:p>
          </table:table-cell>
          <table:table-cell office:value-type="string">
            <text:p>&lt;2.71875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.218635&gt;</text:p>
          </table:table-cell>
          <table:table-cell office:value-type="string">
            <text:p>speed</text:p>
          </table:table-cell>
          <table:table-cell office:value-type="string">
            <text:p>&lt;12.08992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275159&gt;</text:p>
          </table:table-cell>
          <table:table-cell office:value-type="string">
            <text:p>speed</text:p>
          </table:table-cell>
          <table:table-cell office:value-type="string">
            <text:p>&lt;2.07909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3.619417&gt;</text:p>
          </table:table-cell>
          <table:table-cell office:value-type="string">
            <text:p>speed</text:p>
          </table:table-cell>
          <table:table-cell office:value-type="string">
            <text:p>&lt;1.82875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.725859&gt;</text:p>
          </table:table-cell>
          <table:table-cell office:value-type="string">
            <text:p>speed</text:p>
          </table:table-cell>
          <table:table-cell office:value-type="string">
            <text:p>&lt;8.05020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orso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6.416361&gt;</text:p>
          </table:table-cell>
          <table:table-cell office:value-type="string">
            <text:p>speed</text:p>
          </table:table-cell>
          <table:table-cell office:value-type="string">
            <text:p>&lt;6.786736&gt;</text:p>
          </table:table-cell>
        </table:table-row>
        <table:table-row table:style-name="ro1">
          <table:table-cell office:value-type="string">
            <text:p><text:tab/><text:tab/>sleep</text:p>
          </table:table-cell>
          <table:table-cell office:value-type="float" office:value="99">
            <text:p>99</text:p>
          </table:table-cell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}</text:p>
          </table:table-cell>
          <table:table-cell/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if</text:p>
          </table:table-cell>
          <table:table-cell office:value-type="string">
            <text:p>(bMoving)</text:p>
          </table:table-cell>
          <table:table-cell office:value-type="string">
            <text:p>{</text:p>
          </table:table-cell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4.307149&gt;</text:p>
          </table:table-cell>
          <table:table-cell office:value-type="string">
            <text:p>speed</text:p>
          </table:table-cell>
          <table:table-cell office:value-type="string">
            <text:p>&lt;14.01133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8.267057&gt;</text:p>
          </table:table-cell>
          <table:table-cell office:value-type="string">
            <text:p>speed</text:p>
          </table:table-cell>
          <table:table-cell office:value-type="string">
            <text:p>&lt;33.18292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33.388478&gt;</text:p>
          </table:table-cell>
          <table:table-cell office:value-type="string">
            <text:p>speed</text:p>
          </table:table-cell>
          <table:table-cell office:value-type="string">
            <text:p>&lt;17.99696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0.592198&gt;</text:p>
          </table:table-cell>
          <table:table-cell office:value-type="string">
            <text:p>speed</text:p>
          </table:table-cell>
          <table:table-cell office:value-type="string">
            <text:p>&lt;5.13052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7.891274&gt;</text:p>
          </table:table-cell>
          <table:table-cell office:value-type="string">
            <text:p>speed</text:p>
          </table:table-cell>
          <table:table-cell office:value-type="string">
            <text:p>&lt;17.72985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6.736262&gt;</text:p>
          </table:table-cell>
          <table:table-cell office:value-type="string">
            <text:p>speed</text:p>
          </table:table-cell>
          <table:table-cell office:value-type="string">
            <text:p>&lt;8.66303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.850813&gt;</text:p>
          </table:table-cell>
          <table:table-cell office:value-type="string">
            <text:p>speed</text:p>
          </table:table-cell>
          <table:table-cell office:value-type="string">
            <text:p>&lt;1.14197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132150&gt;</text:p>
          </table:table-cell>
          <table:table-cell office:value-type="string">
            <text:p>speed</text:p>
          </table:table-cell>
          <table:table-cell office:value-type="string">
            <text:p>&lt;2.14413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83.313131&gt;</text:p>
          </table:table-cell>
          <table:table-cell office:value-type="string">
            <text:p>speed</text:p>
          </table:table-cell>
          <table:table-cell office:value-type="string">
            <text:p>&lt;13.20617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60.680493&gt;</text:p>
          </table:table-cell>
          <table:table-cell office:value-type="string">
            <text:p>speed</text:p>
          </table:table-cell>
          <table:table-cell office:value-type="string">
            <text:p>&lt;53.57016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61.228753&gt;</text:p>
          </table:table-cell>
          <table:table-cell office:value-type="string">
            <text:p>speed</text:p>
          </table:table-cell>
          <table:table-cell office:value-type="string">
            <text:p>&lt;53.87769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9.847775&gt;</text:p>
          </table:table-cell>
          <table:table-cell office:value-type="string">
            <text:p>speed</text:p>
          </table:table-cell>
          <table:table-cell office:value-type="string">
            <text:p>&lt;6.04970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2.725350&gt;</text:p>
          </table:table-cell>
          <table:table-cell office:value-type="string">
            <text:p>speed</text:p>
          </table:table-cell>
          <table:table-cell office:value-type="string">
            <text:p>&lt;36.36474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38.113740&gt;</text:p>
          </table:table-cell>
          <table:table-cell office:value-type="string">
            <text:p>speed</text:p>
          </table:table-cell>
          <table:table-cell office:value-type="string">
            <text:p>&lt;50.44344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0.682569&gt;</text:p>
          </table:table-cell>
          <table:table-cell office:value-type="string">
            <text:p>speed</text:p>
          </table:table-cell>
          <table:table-cell office:value-type="string">
            <text:p>&lt;12.37194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2.538818&gt;</text:p>
          </table:table-cell>
          <table:table-cell office:value-type="string">
            <text:p>speed</text:p>
          </table:table-cell>
          <table:table-cell office:value-type="string">
            <text:p>&lt;38.95704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36.334428&gt;</text:p>
          </table:table-cell>
          <table:table-cell office:value-type="string">
            <text:p>speed</text:p>
          </table:table-cell>
          <table:table-cell office:value-type="string">
            <text:p>&lt;58.25324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hoof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39.878691&gt;</text:p>
          </table:table-cell>
          <table:table-cell office:value-type="string">
            <text:p>speed</text:p>
          </table:table-cell>
          <table:table-cell office:value-type="string">
            <text:p>&lt;294.65211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hoof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6.713414&gt;</text:p>
          </table:table-cell>
          <table:table-cell office:value-type="string">
            <text:p>speed</text:p>
          </table:table-cell>
          <table:table-cell office:value-type="string">
            <text:p>&lt;67.78069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hoof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.420846&gt;</text:p>
          </table:table-cell>
          <table:table-cell office:value-type="string">
            <text:p>speed</text:p>
          </table:table-cell>
          <table:table-cell office:value-type="string">
            <text:p>&lt;14.20251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7.615072&gt;</text:p>
          </table:table-cell>
          <table:table-cell office:value-type="string">
            <text:p>speed</text:p>
          </table:table-cell>
          <table:table-cell office:value-type="string">
            <text:p>&lt;1.45332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5.803289&gt;</text:p>
          </table:table-cell>
          <table:table-cell office:value-type="string">
            <text:p>speed</text:p>
          </table:table-cell>
          <table:table-cell office:value-type="string">
            <text:p>&lt;6.08880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6.572307&gt;</text:p>
          </table:table-cell>
          <table:table-cell office:value-type="string">
            <text:p>speed</text:p>
          </table:table-cell>
          <table:table-cell office:value-type="string">
            <text:p>&lt;8.46982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eg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6.378338&gt;</text:p>
          </table:table-cell>
          <table:table-cell office:value-type="string">
            <text:p>speed</text:p>
          </table:table-cell>
          <table:table-cell office:value-type="string">
            <text:p>&lt;563.11154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eg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9.164832&gt;</text:p>
          </table:table-cell>
          <table:table-cell office:value-type="string">
            <text:p>speed</text:p>
          </table:table-cell>
          <table:table-cell office:value-type="string">
            <text:p>&lt;92.56101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eg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6.242678&gt;</text:p>
          </table:table-cell>
          <table:table-cell office:value-type="string">
            <text:p>speed</text:p>
          </table:table-cell>
          <table:table-cell office:value-type="string">
            <text:p>&lt;62.51515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39.772472&gt;</text:p>
          </table:table-cell>
          <table:table-cell office:value-type="string">
            <text:p>speed</text:p>
          </table:table-cell>
          <table:table-cell office:value-type="string">
            <text:p>&lt;65.24869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.333528&gt;</text:p>
          </table:table-cell>
          <table:table-cell office:value-type="string">
            <text:p>speed</text:p>
          </table:table-cell>
          <table:table-cell office:value-type="string">
            <text:p>&lt;2.77840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3.685491&gt;</text:p>
          </table:table-cell>
          <table:table-cell office:value-type="string">
            <text:p>speed</text:p>
          </table:table-cell>
          <table:table-cell office:value-type="string">
            <text:p>&lt;1.50646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thigh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4.052286&gt;</text:p>
          </table:table-cell>
          <table:table-cell office:value-type="string">
            <text:p>speed</text:p>
          </table:table-cell>
          <table:table-cell office:value-type="string">
            <text:p>&lt;262.9401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thigh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3.816201&gt;</text:p>
          </table:table-cell>
          <table:table-cell office:value-type="string">
            <text:p>speed</text:p>
          </table:table-cell>
          <table:table-cell office:value-type="string">
            <text:p>&lt;38.60318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thigh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2.011606&gt;</text:p>
          </table:table-cell>
          <table:table-cell office:value-type="string">
            <text:p>speed</text:p>
          </table:table-cell>
          <table:table-cell office:value-type="string">
            <text:p>&lt;20.16613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6.585380&gt;</text:p>
          </table:table-cell>
          <table:table-cell office:value-type="string">
            <text:p>speed</text:p>
          </table:table-cell>
          <table:table-cell office:value-type="string">
            <text:p>&lt;12.87033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3.389516&gt;</text:p>
          </table:table-cell>
          <table:table-cell office:value-type="string">
            <text:p>speed</text:p>
          </table:table-cell>
          <table:table-cell office:value-type="string">
            <text:p>&lt;11.53146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30.601799&gt;</text:p>
          </table:table-cell>
          <table:table-cell office:value-type="string">
            <text:p>speed</text:p>
          </table:table-cell>
          <table:table-cell office:value-type="string">
            <text:p>&lt;14.44349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71.522107&gt;</text:p>
          </table:table-cell>
          <table:table-cell office:value-type="string">
            <text:p>speed</text:p>
          </table:table-cell>
          <table:table-cell office:value-type="string">
            <text:p>&lt;3.76958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25.651079&gt;</text:p>
          </table:table-cell>
          <table:table-cell office:value-type="string">
            <text:p>speed</text:p>
          </table:table-cell>
          <table:table-cell office:value-type="string">
            <text:p>&lt;24.87920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7.788987&gt;</text:p>
          </table:table-cell>
          <table:table-cell office:value-type="string">
            <text:p>speed</text:p>
          </table:table-cell>
          <table:table-cell office:value-type="string">
            <text:p>&lt;5.42419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337672&gt;</text:p>
          </table:table-cell>
          <table:table-cell office:value-type="string">
            <text:p>speed</text:p>
          </table:table-cell>
          <table:table-cell office:value-type="string">
            <text:p>&lt;4.04149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8.337461&gt;</text:p>
          </table:table-cell>
          <table:table-cell office:value-type="string">
            <text:p>speed</text:p>
          </table:table-cell>
          <table:table-cell office:value-type="string">
            <text:p>&lt;11.51660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7.621513&gt;</text:p>
          </table:table-cell>
          <table:table-cell office:value-type="string">
            <text:p>speed</text:p>
          </table:table-cell>
          <table:table-cell office:value-type="string">
            <text:p>&lt;10.44458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949999&gt;</text:p>
          </table:table-cell>
          <table:table-cell office:value-type="string">
            <text:p>speed</text:p>
          </table:table-cell>
          <table:table-cell office:value-type="string">
            <text:p>&lt;4.03640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8.534265&gt;</text:p>
          </table:table-cell>
          <table:table-cell office:value-type="string">
            <text:p>speed</text:p>
          </table:table-cell>
          <table:table-cell office:value-type="string">
            <text:p>&lt;11.61606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7.821150&gt;</text:p>
          </table:table-cell>
          <table:table-cell office:value-type="string">
            <text:p>speed</text:p>
          </table:table-cell>
          <table:table-cell office:value-type="string">
            <text:p>&lt;10.64806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337672&gt;</text:p>
          </table:table-cell>
          <table:table-cell office:value-type="string">
            <text:p>speed</text:p>
          </table:table-cell>
          <table:table-cell office:value-type="string">
            <text:p>&lt;4.04149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8.337461&gt;</text:p>
          </table:table-cell>
          <table:table-cell office:value-type="string">
            <text:p>speed</text:p>
          </table:table-cell>
          <table:table-cell office:value-type="string">
            <text:p>&lt;11.51660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7.621513&gt;</text:p>
          </table:table-cell>
          <table:table-cell office:value-type="string">
            <text:p>speed</text:p>
          </table:table-cell>
          <table:table-cell office:value-type="string">
            <text:p>&lt;10.44458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0.621980&gt;</text:p>
          </table:table-cell>
          <table:table-cell office:value-type="string">
            <text:p>speed</text:p>
          </table:table-cell>
          <table:table-cell office:value-type="string">
            <text:p>&lt;4.04569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7.772883&gt;</text:p>
          </table:table-cell>
          <table:table-cell office:value-type="string">
            <text:p>speed</text:p>
          </table:table-cell>
          <table:table-cell office:value-type="string">
            <text:p>&lt;11.22620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7.072872&gt;</text:p>
          </table:table-cell>
          <table:table-cell office:value-type="string">
            <text:p>speed</text:p>
          </table:table-cell>
          <table:table-cell office:value-type="string">
            <text:p>&lt;9.88139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6.572169&gt;</text:p>
          </table:table-cell>
          <table:table-cell office:value-type="string">
            <text:p>speed</text:p>
          </table:table-cell>
          <table:table-cell office:value-type="string">
            <text:p>&lt;3.99490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6.364792&gt;</text:p>
          </table:table-cell>
          <table:table-cell office:value-type="string">
            <text:p>speed</text:p>
          </table:table-cell>
          <table:table-cell office:value-type="string">
            <text:p>&lt;10.47370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5.843396&gt;</text:p>
          </table:table-cell>
          <table:table-cell office:value-type="string">
            <text:p>speed</text:p>
          </table:table-cell>
          <table:table-cell office:value-type="string">
            <text:p>&lt;8.59350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61.649581&gt;</text:p>
          </table:table-cell>
          <table:table-cell office:value-type="string">
            <text:p>speed</text:p>
          </table:table-cell>
          <table:table-cell office:value-type="string">
            <text:p>&lt;3.06511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3.310276&gt;</text:p>
          </table:table-cell>
          <table:table-cell office:value-type="string">
            <text:p>speed</text:p>
          </table:table-cell>
          <table:table-cell office:value-type="string">
            <text:p>&lt;13.57134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4.734883&gt;</text:p>
          </table:table-cell>
          <table:table-cell office:value-type="string">
            <text:p>speed</text:p>
          </table:table-cell>
          <table:table-cell office:value-type="string">
            <text:p>&lt;17.37449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1.364230&gt;</text:p>
          </table:table-cell>
          <table:table-cell office:value-type="string">
            <text:p>speed</text:p>
          </table:table-cell>
          <table:table-cell office:value-type="string">
            <text:p>&lt;4.04569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8.019501&gt;</text:p>
          </table:table-cell>
          <table:table-cell office:value-type="string">
            <text:p>speed</text:p>
          </table:table-cell>
          <table:table-cell office:value-type="string">
            <text:p>&lt;11.35392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7.308265&gt;</text:p>
          </table:table-cell>
          <table:table-cell office:value-type="string">
            <text:p>speed</text:p>
          </table:table-cell>
          <table:table-cell office:value-type="string">
            <text:p>&lt;10.12378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9.327979&gt;</text:p>
          </table:table-cell>
          <table:table-cell office:value-type="string">
            <text:p>speed</text:p>
          </table:table-cell>
          <table:table-cell office:value-type="string">
            <text:p>&lt;2.81987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9.302696&gt;</text:p>
          </table:table-cell>
          <table:table-cell office:value-type="string">
            <text:p>speed</text:p>
          </table:table-cell>
          <table:table-cell office:value-type="string">
            <text:p>&lt;6.28066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798611&gt;</text:p>
          </table:table-cell>
          <table:table-cell office:value-type="string">
            <text:p>speed</text:p>
          </table:table-cell>
          <table:table-cell office:value-type="string">
            <text:p>&lt;3.82724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2.396889&gt;</text:p>
          </table:table-cell>
          <table:table-cell office:value-type="string">
            <text:p>speed</text:p>
          </table:table-cell>
          <table:table-cell office:value-type="string">
            <text:p>&lt;3.50388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5.282498&gt;</text:p>
          </table:table-cell>
          <table:table-cell office:value-type="string">
            <text:p>speed</text:p>
          </table:table-cell>
          <table:table-cell office:value-type="string">
            <text:p>&lt;17.01852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2.324959&gt;</text:p>
          </table:table-cell>
          <table:table-cell office:value-type="string">
            <text:p>speed</text:p>
          </table:table-cell>
          <table:table-cell office:value-type="string">
            <text:p>&lt;2.69685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4.051489&gt;</text:p>
          </table:table-cell>
          <table:table-cell office:value-type="string">
            <text:p>speed</text:p>
          </table:table-cell>
          <table:table-cell office:value-type="string">
            <text:p>&lt;19.4749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9.380650&gt;</text:p>
          </table:table-cell>
          <table:table-cell office:value-type="string">
            <text:p>speed</text:p>
          </table:table-cell>
          <table:table-cell office:value-type="string">
            <text:p>&lt;43.19010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0.325642&gt;</text:p>
          </table:table-cell>
          <table:table-cell office:value-type="string">
            <text:p>speed</text:p>
          </table:table-cell>
          <table:table-cell office:value-type="string">
            <text:p>&lt;20.19598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1.093823&gt;</text:p>
          </table:table-cell>
          <table:table-cell office:value-type="string">
            <text:p>speed</text:p>
          </table:table-cell>
          <table:table-cell office:value-type="string">
            <text:p>&lt;11.80304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36.755283&gt;</text:p>
          </table:table-cell>
          <table:table-cell office:value-type="string">
            <text:p>speed</text:p>
          </table:table-cell>
          <table:table-cell office:value-type="string">
            <text:p>&lt;54.72275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53.493799&gt;</text:p>
          </table:table-cell>
          <table:table-cell office:value-type="string">
            <text:p>speed</text:p>
          </table:table-cell>
          <table:table-cell office:value-type="string">
            <text:p>&lt;34.34277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87.385194&gt;</text:p>
          </table:table-cell>
          <table:table-cell office:value-type="string">
            <text:p>speed</text:p>
          </table:table-cell>
          <table:table-cell office:value-type="string">
            <text:p>&lt;2.66083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.168785&gt;</text:p>
          </table:table-cell>
          <table:table-cell office:value-type="string">
            <text:p>speed</text:p>
          </table:table-cell>
          <table:table-cell office:value-type="string">
            <text:p>&lt;25.89447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6.360570&gt;</text:p>
          </table:table-cell>
          <table:table-cell office:value-type="string">
            <text:p>speed</text:p>
          </table:table-cell>
          <table:table-cell office:value-type="string">
            <text:p>&lt;13.25029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23.505669&gt;</text:p>
          </table:table-cell>
          <table:table-cell office:value-type="string">
            <text:p>speed</text:p>
          </table:table-cell>
          <table:table-cell office:value-type="string">
            <text:p>&lt;46.64862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4.633958&gt;</text:p>
          </table:table-cell>
          <table:table-cell office:value-type="string">
            <text:p>speed</text:p>
          </table:table-cell>
          <table:table-cell office:value-type="string">
            <text:p>&lt;23.92680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76.392572&gt;</text:p>
          </table:table-cell>
          <table:table-cell office:value-type="string">
            <text:p>speed</text:p>
          </table:table-cell>
          <table:table-cell office:value-type="string">
            <text:p>&lt;23.29128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9.734462&gt;</text:p>
          </table:table-cell>
          <table:table-cell office:value-type="string">
            <text:p>speed</text:p>
          </table:table-cell>
          <table:table-cell office:value-type="string">
            <text:p>&lt;54.96836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3.446990&gt;</text:p>
          </table:table-cell>
          <table:table-cell office:value-type="string">
            <text:p>speed</text:p>
          </table:table-cell>
          <table:table-cell office:value-type="string">
            <text:p>&lt;3.91748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hoof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5.215069&gt;</text:p>
          </table:table-cell>
          <table:table-cell office:value-type="string">
            <text:p>speed</text:p>
          </table:table-cell>
          <table:table-cell office:value-type="string">
            <text:p>&lt;23.90392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3.710785&gt;</text:p>
          </table:table-cell>
          <table:table-cell office:value-type="string">
            <text:p>speed</text:p>
          </table:table-cell>
          <table:table-cell office:value-type="string">
            <text:p>&lt;1.35794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2.907103&gt;</text:p>
          </table:table-cell>
          <table:table-cell office:value-type="string">
            <text:p>speed</text:p>
          </table:table-cell>
          <table:table-cell office:value-type="string">
            <text:p>&lt;15.95119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0.145324&gt;</text:p>
          </table:table-cell>
          <table:table-cell office:value-type="string">
            <text:p>speed</text:p>
          </table:table-cell>
          <table:table-cell office:value-type="string">
            <text:p>&lt;6.69396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eg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24.092509&gt;</text:p>
          </table:table-cell>
          <table:table-cell office:value-type="string">
            <text:p>speed</text:p>
          </table:table-cell>
          <table:table-cell office:value-type="string">
            <text:p>&lt;63.13902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9.949401&gt;</text:p>
          </table:table-cell>
          <table:table-cell office:value-type="string">
            <text:p>speed</text:p>
          </table:table-cell>
          <table:table-cell office:value-type="string">
            <text:p>&lt;64.92958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994726&gt;</text:p>
          </table:table-cell>
          <table:table-cell office:value-type="string">
            <text:p>speed</text:p>
          </table:table-cell>
          <table:table-cell office:value-type="string">
            <text:p>&lt;6.06256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thigh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1.122594&gt;</text:p>
          </table:table-cell>
          <table:table-cell office:value-type="string">
            <text:p>speed</text:p>
          </table:table-cell>
          <table:table-cell office:value-type="string">
            <text:p>&lt;87.04285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58.011577&gt;</text:p>
          </table:table-cell>
          <table:table-cell office:value-type="string">
            <text:p>speed</text:p>
          </table:table-cell>
          <table:table-cell office:value-type="string">
            <text:p>&lt;22.55625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0.372137&gt;</text:p>
          </table:table-cell>
          <table:table-cell office:value-type="string">
            <text:p>speed</text:p>
          </table:table-cell>
          <table:table-cell office:value-type="string">
            <text:p>&lt;27.46227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2.689093&gt;</text:p>
          </table:table-cell>
          <table:table-cell office:value-type="string">
            <text:p>speed</text:p>
          </table:table-cell>
          <table:table-cell office:value-type="string">
            <text:p>&lt;3.82997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89.389090&gt;</text:p>
          </table:table-cell>
          <table:table-cell office:value-type="string">
            <text:p>speed</text:p>
          </table:table-cell>
          <table:table-cell office:value-type="string">
            <text:p>&lt;10.10075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33.640136&gt;</text:p>
          </table:table-cell>
          <table:table-cell office:value-type="string">
            <text:p>speed</text:p>
          </table:table-cell>
          <table:table-cell office:value-type="string">
            <text:p>&lt;30.41025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4.820609&gt;</text:p>
          </table:table-cell>
          <table:table-cell office:value-type="string">
            <text:p>speed</text:p>
          </table:table-cell>
          <table:table-cell office:value-type="string">
            <text:p>&lt;38.25238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3.978324&gt;</text:p>
          </table:table-cell>
          <table:table-cell office:value-type="string">
            <text:p>speed</text:p>
          </table:table-cell>
          <table:table-cell office:value-type="string">
            <text:p>&lt;9.50464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0.653103&gt;</text:p>
          </table:table-cell>
          <table:table-cell office:value-type="string">
            <text:p>speed</text:p>
          </table:table-cell>
          <table:table-cell office:value-type="string">
            <text:p>&lt;22.20266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4.101853&gt;</text:p>
          </table:table-cell>
          <table:table-cell office:value-type="string">
            <text:p>speed</text:p>
          </table:table-cell>
          <table:table-cell office:value-type="string">
            <text:p>&lt;9.74352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0.867271&gt;</text:p>
          </table:table-cell>
          <table:table-cell office:value-type="string">
            <text:p>speed</text:p>
          </table:table-cell>
          <table:table-cell office:value-type="string">
            <text:p>&lt;22.43539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3.978324&gt;</text:p>
          </table:table-cell>
          <table:table-cell office:value-type="string">
            <text:p>speed</text:p>
          </table:table-cell>
          <table:table-cell office:value-type="string">
            <text:p>&lt;9.50464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0.653103&gt;</text:p>
          </table:table-cell>
          <table:table-cell office:value-type="string">
            <text:p>speed</text:p>
          </table:table-cell>
          <table:table-cell office:value-type="string">
            <text:p>&lt;22.20266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3.618791&gt;</text:p>
          </table:table-cell>
          <table:table-cell office:value-type="string">
            <text:p>speed</text:p>
          </table:table-cell>
          <table:table-cell office:value-type="string">
            <text:p>&lt;8.84605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0.058470&gt;</text:p>
          </table:table-cell>
          <table:table-cell office:value-type="string">
            <text:p>speed</text:p>
          </table:table-cell>
          <table:table-cell office:value-type="string">
            <text:p>&lt;21.53266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2.691953&gt;</text:p>
          </table:table-cell>
          <table:table-cell office:value-type="string">
            <text:p>speed</text:p>
          </table:table-cell>
          <table:table-cell office:value-type="string">
            <text:p>&lt;7.35876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8.690028&gt;</text:p>
          </table:table-cell>
          <table:table-cell office:value-type="string">
            <text:p>speed</text:p>
          </table:table-cell>
          <table:table-cell office:value-type="string">
            <text:p>&lt;19.84875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6.672953&gt;</text:p>
          </table:table-cell>
          <table:table-cell office:value-type="string">
            <text:p>speed</text:p>
          </table:table-cell>
          <table:table-cell office:value-type="string">
            <text:p>&lt;17.77136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7.737684&gt;</text:p>
          </table:table-cell>
          <table:table-cell office:value-type="string">
            <text:p>speed</text:p>
          </table:table-cell>
          <table:table-cell office:value-type="string">
            <text:p>&lt;27.80269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3.776761&gt;</text:p>
          </table:table-cell>
          <table:table-cell office:value-type="string">
            <text:p>speed</text:p>
          </table:table-cell>
          <table:table-cell office:value-type="string">
            <text:p>&lt;9.12899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0.314712&gt;</text:p>
          </table:table-cell>
          <table:table-cell office:value-type="string">
            <text:p>speed</text:p>
          </table:table-cell>
          <table:table-cell office:value-type="string">
            <text:p>&lt;21.82572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7.567233&gt;</text:p>
          </table:table-cell>
          <table:table-cell office:value-type="string">
            <text:p>speed</text:p>
          </table:table-cell>
          <table:table-cell office:value-type="string">
            <text:p>&lt;2.34567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3.614846&gt;</text:p>
          </table:table-cell>
          <table:table-cell office:value-type="string">
            <text:p>speed</text:p>
          </table:table-cell>
          <table:table-cell office:value-type="string">
            <text:p>&lt;11.29488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7.321861&gt;</text:p>
          </table:table-cell>
          <table:table-cell office:value-type="string">
            <text:p>speed</text:p>
          </table:table-cell>
          <table:table-cell office:value-type="string">
            <text:p>&lt;34.40454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072705&gt;</text:p>
          </table:table-cell>
          <table:table-cell office:value-type="string">
            <text:p>speed</text:p>
          </table:table-cell>
          <table:table-cell office:value-type="string">
            <text:p>&lt;4.73851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4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0.916606&gt;</text:p>
          </table:table-cell>
          <table:table-cell office:value-type="string">
            <text:p>speed</text:p>
          </table:table-cell>
          <table:table-cell office:value-type="string">
            <text:p>&lt;4.07787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4.175048&gt;</text:p>
          </table:table-cell>
          <table:table-cell office:value-type="string">
            <text:p>speed</text:p>
          </table:table-cell>
          <table:table-cell office:value-type="string">
            <text:p>&lt;1.39497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973879&gt;</text:p>
          </table:table-cell>
          <table:table-cell office:value-type="string">
            <text:p>speed</text:p>
          </table:table-cell>
          <table:table-cell office:value-type="string">
            <text:p>&lt;8.38692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132834&gt;</text:p>
          </table:table-cell>
          <table:table-cell office:value-type="string">
            <text:p>speed</text:p>
          </table:table-cell>
          <table:table-cell office:value-type="string">
            <text:p>&lt;1.00846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2.872320&gt;</text:p>
          </table:table-cell>
          <table:table-cell office:value-type="string">
            <text:p>speed</text:p>
          </table:table-cell>
          <table:table-cell office:value-type="string">
            <text:p>&lt;1.26738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781302&gt;</text:p>
          </table:table-cell>
          <table:table-cell office:value-type="string">
            <text:p>speed</text:p>
          </table:table-cell>
          <table:table-cell office:value-type="string">
            <text:p>&lt;7.62970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20.906326&gt;</text:p>
          </table:table-cell>
          <table:table-cell office:value-type="string">
            <text:p>speed</text:p>
          </table:table-cell>
          <table:table-cell office:value-type="string">
            <text:p>&lt;2.02822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.996307&gt;</text:p>
          </table:table-cell>
          <table:table-cell office:value-type="string">
            <text:p>speed</text:p>
          </table:table-cell>
          <table:table-cell office:value-type="string">
            <text:p>&lt;12.22328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493166&gt;</text:p>
          </table:table-cell>
          <table:table-cell office:value-type="string">
            <text:p>speed</text:p>
          </table:table-cell>
          <table:table-cell office:value-type="string">
            <text:p>&lt;2.18007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3.754808&gt;</text:p>
          </table:table-cell>
          <table:table-cell office:value-type="string">
            <text:p>speed</text:p>
          </table:table-cell>
          <table:table-cell office:value-type="string">
            <text:p>&lt;1.35391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911548&gt;</text:p>
          </table:table-cell>
          <table:table-cell office:value-type="string">
            <text:p>speed</text:p>
          </table:table-cell>
          <table:table-cell office:value-type="string">
            <text:p>&lt;8.14310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orso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5.737688&gt;</text:p>
          </table:table-cell>
          <table:table-cell office:value-type="string">
            <text:p>speed</text:p>
          </table:table-cell>
          <table:table-cell office:value-type="string">
            <text:p>&lt;6.786736&gt;</text:p>
          </table:table-cell>
        </table:table-row>
        <table:table-row table:style-name="ro1">
          <table:table-cell office:value-type="string">
            <text:p><text:tab/><text:tab/>sleep</text:p>
          </table:table-cell>
          <table:table-cell office:value-type="float" office:value="99">
            <text:p>99</text:p>
          </table:table-cell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}</text:p>
          </table:table-cell>
          <table:table-cell/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if</text:p>
          </table:table-cell>
          <table:table-cell office:value-type="string">
            <text:p>(bMoving)</text:p>
          </table:table-cell>
          <table:table-cell office:value-type="string">
            <text:p>{</text:p>
          </table:table-cell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3.495315&gt;</text:p>
          </table:table-cell>
          <table:table-cell office:value-type="string">
            <text:p>speed</text:p>
          </table:table-cell>
          <table:table-cell office:value-type="string">
            <text:p>&lt;12.17751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4.944744&gt;</text:p>
          </table:table-cell>
          <table:table-cell office:value-type="string">
            <text:p>speed</text:p>
          </table:table-cell>
          <table:table-cell office:value-type="string">
            <text:p>&lt;49.83469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34.854428&gt;</text:p>
          </table:table-cell>
          <table:table-cell office:value-type="string">
            <text:p>speed</text:p>
          </table:table-cell>
          <table:table-cell office:value-type="string">
            <text:p>&lt;21.98924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0.410402&gt;</text:p>
          </table:table-cell>
          <table:table-cell office:value-type="string">
            <text:p>speed</text:p>
          </table:table-cell>
          <table:table-cell office:value-type="string">
            <text:p>&lt;2.72693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6.141824&gt;</text:p>
          </table:table-cell>
          <table:table-cell office:value-type="string">
            <text:p>speed</text:p>
          </table:table-cell>
          <table:table-cell office:value-type="string">
            <text:p>&lt;26.24173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7.415577&gt;</text:p>
          </table:table-cell>
          <table:table-cell office:value-type="string">
            <text:p>speed</text:p>
          </table:table-cell>
          <table:table-cell office:value-type="string">
            <text:p>&lt;10.18972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.961925&gt;</text:p>
          </table:table-cell>
          <table:table-cell office:value-type="string">
            <text:p>speed</text:p>
          </table:table-cell>
          <table:table-cell office:value-type="string">
            <text:p>&lt;1.66668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920852&gt;</text:p>
          </table:table-cell>
          <table:table-cell office:value-type="string">
            <text:p>speed</text:p>
          </table:table-cell>
          <table:table-cell office:value-type="string">
            <text:p>&lt;3.16947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82.253769&gt;</text:p>
          </table:table-cell>
          <table:table-cell office:value-type="string">
            <text:p>speed</text:p>
          </table:table-cell>
          <table:table-cell office:value-type="string">
            <text:p>&lt;15.89043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55.789723&gt;</text:p>
          </table:table-cell>
          <table:table-cell office:value-type="string">
            <text:p>speed</text:p>
          </table:table-cell>
          <table:table-cell office:value-type="string">
            <text:p>&lt;73.36155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66.009885&gt;</text:p>
          </table:table-cell>
          <table:table-cell office:value-type="string">
            <text:p>speed</text:p>
          </table:table-cell>
          <table:table-cell office:value-type="string">
            <text:p>&lt;71.71698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6.136838&gt;</text:p>
          </table:table-cell>
          <table:table-cell office:value-type="string">
            <text:p>speed</text:p>
          </table:table-cell>
          <table:table-cell office:value-type="string">
            <text:p>&lt;51.17232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33.341790&gt;</text:p>
          </table:table-cell>
          <table:table-cell office:value-type="string">
            <text:p>speed</text:p>
          </table:table-cell>
          <table:table-cell office:value-type="string">
            <text:p>&lt;71.57923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6.234158&gt;</text:p>
          </table:table-cell>
          <table:table-cell office:value-type="string">
            <text:p>speed</text:p>
          </table:table-cell>
          <table:table-cell office:value-type="string">
            <text:p>&lt;55.43011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31.893561&gt;</text:p>
          </table:table-cell>
          <table:table-cell office:value-type="string">
            <text:p>speed</text:p>
          </table:table-cell>
          <table:table-cell office:value-type="string">
            <text:p>&lt;66.61299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hoof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6.321618&gt;</text:p>
          </table:table-cell>
          <table:table-cell office:value-type="string">
            <text:p>speed</text:p>
          </table:table-cell>
          <table:table-cell office:value-type="string">
            <text:p>&lt;353.35609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hoof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.029395&gt;</text:p>
          </table:table-cell>
          <table:table-cell office:value-type="string">
            <text:p>speed</text:p>
          </table:table-cell>
          <table:table-cell office:value-type="string">
            <text:p>&lt;101.14213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hoof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001959&gt;</text:p>
          </table:table-cell>
          <table:table-cell office:value-type="string">
            <text:p>speed</text:p>
          </table:table-cell>
          <table:table-cell office:value-type="string">
            <text:p>&lt;21.34208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5.257409&gt;</text:p>
          </table:table-cell>
          <table:table-cell office:value-type="string">
            <text:p>speed</text:p>
          </table:table-cell>
          <table:table-cell office:value-type="string">
            <text:p>&lt;8.18819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7.070777&gt;</text:p>
          </table:table-cell>
          <table:table-cell office:value-type="string">
            <text:p>speed</text:p>
          </table:table-cell>
          <table:table-cell office:value-type="string">
            <text:p>&lt;7.4770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eg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6.585547&gt;</text:p>
          </table:table-cell>
          <table:table-cell office:value-type="string">
            <text:p>speed</text:p>
          </table:table-cell>
          <table:table-cell office:value-type="string">
            <text:p>&lt;494.45826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eg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0.046930&gt;</text:p>
          </table:table-cell>
          <table:table-cell office:value-type="string">
            <text:p>speed</text:p>
          </table:table-cell>
          <table:table-cell office:value-type="string">
            <text:p>&lt;138.17643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eg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002145&gt;</text:p>
          </table:table-cell>
          <table:table-cell office:value-type="string">
            <text:p>speed</text:p>
          </table:table-cell>
          <table:table-cell office:value-type="string">
            <text:p>&lt;93.67235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33.526499&gt;</text:p>
          </table:table-cell>
          <table:table-cell office:value-type="string">
            <text:p>speed</text:p>
          </table:table-cell>
          <table:table-cell office:value-type="string">
            <text:p>&lt;93.68958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.882364&gt;</text:p>
          </table:table-cell>
          <table:table-cell office:value-type="string">
            <text:p>speed</text:p>
          </table:table-cell>
          <table:table-cell office:value-type="string">
            <text:p>&lt;6.76745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.928740&gt;</text:p>
          </table:table-cell>
          <table:table-cell office:value-type="string">
            <text:p>speed</text:p>
          </table:table-cell>
          <table:table-cell office:value-type="string">
            <text:p>&lt;11.35126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thigh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2.907165&gt;</text:p>
          </table:table-cell>
          <table:table-cell office:value-type="string">
            <text:p>speed</text:p>
          </table:table-cell>
          <table:table-cell office:value-type="string">
            <text:p>&lt;132.82318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thigh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.021655&gt;</text:p>
          </table:table-cell>
          <table:table-cell office:value-type="string">
            <text:p>speed</text:p>
          </table:table-cell>
          <table:table-cell office:value-type="string">
            <text:p>&lt;57.56784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thigh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002942&gt;</text:p>
          </table:table-cell>
          <table:table-cell office:value-type="string">
            <text:p>speed</text:p>
          </table:table-cell>
          <table:table-cell office:value-type="string">
            <text:p>&lt;30.12996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5.785418&gt;</text:p>
          </table:table-cell>
          <table:table-cell office:value-type="string">
            <text:p>speed</text:p>
          </table:table-cell>
          <table:table-cell office:value-type="string">
            <text:p>&lt;11.99943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.553161&gt;</text:p>
          </table:table-cell>
          <table:table-cell office:value-type="string">
            <text:p>speed</text:p>
          </table:table-cell>
          <table:table-cell office:value-type="string">
            <text:p>&lt;12.54532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31.618366&gt;</text:p>
          </table:table-cell>
          <table:table-cell office:value-type="string">
            <text:p>speed</text:p>
          </table:table-cell>
          <table:table-cell office:value-type="string">
            <text:p>&lt;15.24851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71.217283&gt;</text:p>
          </table:table-cell>
          <table:table-cell office:value-type="string">
            <text:p>speed</text:p>
          </table:table-cell>
          <table:table-cell office:value-type="string">
            <text:p>&lt;4.57236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27.378000&gt;</text:p>
          </table:table-cell>
          <table:table-cell office:value-type="string">
            <text:p>speed</text:p>
          </table:table-cell>
          <table:table-cell office:value-type="string">
            <text:p>&lt;25.90381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8.097208&gt;</text:p>
          </table:table-cell>
          <table:table-cell office:value-type="string">
            <text:p>speed</text:p>
          </table:table-cell>
          <table:table-cell office:value-type="string">
            <text:p>&lt;4.62331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040777&gt;</text:p>
          </table:table-cell>
          <table:table-cell office:value-type="string">
            <text:p>speed</text:p>
          </table:table-cell>
          <table:table-cell office:value-type="string">
            <text:p>&lt;4.45342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9.110036&gt;</text:p>
          </table:table-cell>
          <table:table-cell office:value-type="string">
            <text:p>speed</text:p>
          </table:table-cell>
          <table:table-cell office:value-type="string">
            <text:p>&lt;11.58862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8.352775&gt;</text:p>
          </table:table-cell>
          <table:table-cell office:value-type="string">
            <text:p>speed</text:p>
          </table:table-cell>
          <table:table-cell office:value-type="string">
            <text:p>&lt;10.96893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653421&gt;</text:p>
          </table:table-cell>
          <table:table-cell office:value-type="string">
            <text:p>speed</text:p>
          </table:table-cell>
          <table:table-cell office:value-type="string">
            <text:p>&lt;4.44865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9.313454&gt;</text:p>
          </table:table-cell>
          <table:table-cell office:value-type="string">
            <text:p>speed</text:p>
          </table:table-cell>
          <table:table-cell office:value-type="string">
            <text:p>&lt;11.68784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8.566527&gt;</text:p>
          </table:table-cell>
          <table:table-cell office:value-type="string">
            <text:p>speed</text:p>
          </table:table-cell>
          <table:table-cell office:value-type="string">
            <text:p>&lt;11.1806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040777&gt;</text:p>
          </table:table-cell>
          <table:table-cell office:value-type="string">
            <text:p>speed</text:p>
          </table:table-cell>
          <table:table-cell office:value-type="string">
            <text:p>&lt;4.45342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9.110036&gt;</text:p>
          </table:table-cell>
          <table:table-cell office:value-type="string">
            <text:p>speed</text:p>
          </table:table-cell>
          <table:table-cell office:value-type="string">
            <text:p>&lt;11.58862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8.352775&gt;</text:p>
          </table:table-cell>
          <table:table-cell office:value-type="string">
            <text:p>speed</text:p>
          </table:table-cell>
          <table:table-cell office:value-type="string">
            <text:p>&lt;10.96893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0.324942&gt;</text:p>
          </table:table-cell>
          <table:table-cell office:value-type="string">
            <text:p>speed</text:p>
          </table:table-cell>
          <table:table-cell office:value-type="string">
            <text:p>&lt;4.45557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8.526127&gt;</text:p>
          </table:table-cell>
          <table:table-cell office:value-type="string">
            <text:p>speed</text:p>
          </table:table-cell>
          <table:table-cell office:value-type="string">
            <text:p>&lt;11.2986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7.765056&gt;</text:p>
          </table:table-cell>
          <table:table-cell office:value-type="string">
            <text:p>speed</text:p>
          </table:table-cell>
          <table:table-cell office:value-type="string">
            <text:p>&lt;10.38276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6.279175&gt;</text:p>
          </table:table-cell>
          <table:table-cell office:value-type="string">
            <text:p>speed</text:p>
          </table:table-cell>
          <table:table-cell office:value-type="string">
            <text:p>&lt;4.39491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7.067838&gt;</text:p>
          </table:table-cell>
          <table:table-cell office:value-type="string">
            <text:p>speed</text:p>
          </table:table-cell>
          <table:table-cell office:value-type="string">
            <text:p>&lt;10.54570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6.446259&gt;</text:p>
          </table:table-cell>
          <table:table-cell office:value-type="string">
            <text:p>speed</text:p>
          </table:table-cell>
          <table:table-cell office:value-type="string">
            <text:p>&lt;9.04294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61.421159&gt;</text:p>
          </table:table-cell>
          <table:table-cell office:value-type="string">
            <text:p>speed</text:p>
          </table:table-cell>
          <table:table-cell office:value-type="string">
            <text:p>&lt;3.42633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4.217149&gt;</text:p>
          </table:table-cell>
          <table:table-cell office:value-type="string">
            <text:p>speed</text:p>
          </table:table-cell>
          <table:table-cell office:value-type="string">
            <text:p>&lt;13.60309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5.947742&gt;</text:p>
          </table:table-cell>
          <table:table-cell office:value-type="string">
            <text:p>speed</text:p>
          </table:table-cell>
          <table:table-cell office:value-type="string">
            <text:p>&lt;18.19288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1.067117&gt;</text:p>
          </table:table-cell>
          <table:table-cell office:value-type="string">
            <text:p>speed</text:p>
          </table:table-cell>
          <table:table-cell office:value-type="string">
            <text:p>&lt;4.45669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8.781249&gt;</text:p>
          </table:table-cell>
          <table:table-cell office:value-type="string">
            <text:p>speed</text:p>
          </table:table-cell>
          <table:table-cell office:value-type="string">
            <text:p>&lt;11.42623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8.017268&gt;</text:p>
          </table:table-cell>
          <table:table-cell office:value-type="string">
            <text:p>speed</text:p>
          </table:table-cell>
          <table:table-cell office:value-type="string">
            <text:p>&lt;10.63504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9.121461&gt;</text:p>
          </table:table-cell>
          <table:table-cell office:value-type="string">
            <text:p>speed</text:p>
          </table:table-cell>
          <table:table-cell office:value-type="string">
            <text:p>&lt;3.09776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9.724908&gt;</text:p>
          </table:table-cell>
          <table:table-cell office:value-type="string">
            <text:p>speed</text:p>
          </table:table-cell>
          <table:table-cell office:value-type="string">
            <text:p>&lt;6.33317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2.070318&gt;</text:p>
          </table:table-cell>
          <table:table-cell office:value-type="string">
            <text:p>speed</text:p>
          </table:table-cell>
          <table:table-cell office:value-type="string">
            <text:p>&lt;4.075603&gt;</text:p>
          </table:table-cell>
        </table:table-row>
        <table:table-row table:style-name="ro1">
          <table:table-cell office:value-type="string">
            <text:p><text:tab/><text:tab/><text:tab/>move</text:p>
          </table:table-cell>
          <table:table-cell office:value-type="string">
            <text:p>pelvis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[-9.275864]</text:p>
          </table:table-cell>
          <table:table-cell office:value-type="string">
            <text:p>speed</text:p>
          </table:table-cell>
          <table:table-cell office:value-type="string">
            <text:p>[44.873428]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.236869&gt;</text:p>
          </table:table-cell>
          <table:table-cell office:value-type="string">
            <text:p>speed</text:p>
          </table:table-cell>
          <table:table-cell office:value-type="string">
            <text:p>&lt;15.68444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2.876125&gt;</text:p>
          </table:table-cell>
          <table:table-cell office:value-type="string">
            <text:p>speed</text:p>
          </table:table-cell>
          <table:table-cell office:value-type="string">
            <text:p>&lt;8.26749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4.489966&gt;</text:p>
          </table:table-cell>
          <table:table-cell office:value-type="string">
            <text:p>speed</text:p>
          </table:table-cell>
          <table:table-cell office:value-type="string">
            <text:p>&lt;6.57716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6.416272&gt;</text:p>
          </table:table-cell>
          <table:table-cell office:value-type="string">
            <text:p>speed</text:p>
          </table:table-cell>
          <table:table-cell office:value-type="string">
            <text:p>&lt;44.46565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2.239048&gt;</text:p>
          </table:table-cell>
          <table:table-cell office:value-type="string">
            <text:p>speed</text:p>
          </table:table-cell>
          <table:table-cell office:value-type="string">
            <text:p>&lt;28.70108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1.560294&gt;</text:p>
          </table:table-cell>
          <table:table-cell office:value-type="string">
            <text:p>speed</text:p>
          </table:table-cell>
          <table:table-cell office:value-type="string">
            <text:p>&lt;6.99706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40.414731&gt;</text:p>
          </table:table-cell>
          <table:table-cell office:value-type="string">
            <text:p>speed</text:p>
          </table:table-cell>
          <table:table-cell office:value-type="string">
            <text:p>&lt;54.89172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51.570189&gt;</text:p>
          </table:table-cell>
          <table:table-cell office:value-type="string">
            <text:p>speed</text:p>
          </table:table-cell>
          <table:table-cell office:value-type="string">
            <text:p>&lt;28.85415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339535&gt;</text:p>
          </table:table-cell>
          <table:table-cell office:value-type="string">
            <text:p>speed</text:p>
          </table:table-cell>
          <table:table-cell office:value-type="string">
            <text:p>&lt;12.43874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2.144298&gt;</text:p>
          </table:table-cell>
          <table:table-cell office:value-type="string">
            <text:p>speed</text:p>
          </table:table-cell>
          <table:table-cell office:value-type="string">
            <text:p>&lt;14.50204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6.799799&gt;</text:p>
          </table:table-cell>
          <table:table-cell office:value-type="string">
            <text:p>speed</text:p>
          </table:table-cell>
          <table:table-cell office:value-type="string">
            <text:p>&lt;6.58843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26.676460&gt;</text:p>
          </table:table-cell>
          <table:table-cell office:value-type="string">
            <text:p>speed</text:p>
          </table:table-cell>
          <table:table-cell office:value-type="string">
            <text:p>&lt;47.56186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3.302358&gt;</text:p>
          </table:table-cell>
          <table:table-cell office:value-type="string">
            <text:p>speed</text:p>
          </table:table-cell>
          <table:table-cell office:value-type="string">
            <text:p>&lt;19.97400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77.173522&gt;</text:p>
          </table:table-cell>
          <table:table-cell office:value-type="string">
            <text:p>speed</text:p>
          </table:table-cell>
          <table:table-cell office:value-type="string">
            <text:p>&lt;11.7142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6.646679&gt;</text:p>
          </table:table-cell>
          <table:table-cell office:value-type="string">
            <text:p>speed</text:p>
          </table:table-cell>
          <table:table-cell office:value-type="string">
            <text:p>&lt;46.31675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4.682080&gt;</text:p>
          </table:table-cell>
          <table:table-cell office:value-type="string">
            <text:p>speed</text:p>
          </table:table-cell>
          <table:table-cell office:value-type="string">
            <text:p>&lt;18.52634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hoof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4.600809&gt;</text:p>
          </table:table-cell>
          <table:table-cell office:value-type="string">
            <text:p>speed</text:p>
          </table:table-cell>
          <table:table-cell office:value-type="string">
            <text:p>&lt;9.21389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3.803845&gt;</text:p>
          </table:table-cell>
          <table:table-cell office:value-type="string">
            <text:p>speed</text:p>
          </table:table-cell>
          <table:table-cell office:value-type="string">
            <text:p>&lt;13.45114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eg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6.636611&gt;</text:p>
          </table:table-cell>
          <table:table-cell office:value-type="string">
            <text:p>speed</text:p>
          </table:table-cell>
          <table:table-cell office:value-type="string">
            <text:p>&lt;111.83846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5.764776&gt;</text:p>
          </table:table-cell>
          <table:table-cell office:value-type="string">
            <text:p>speed</text:p>
          </table:table-cell>
          <table:table-cell office:value-type="string">
            <text:p>&lt;62.76937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532393&gt;</text:p>
          </table:table-cell>
          <table:table-cell office:value-type="string">
            <text:p>speed</text:p>
          </table:table-cell>
          <table:table-cell office:value-type="string">
            <text:p>&lt;6.93499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thigh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7.964219&gt;</text:p>
          </table:table-cell>
          <table:table-cell office:value-type="string">
            <text:p>speed</text:p>
          </table:table-cell>
          <table:table-cell office:value-type="string">
            <text:p>&lt;102.62436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59.578743&gt;</text:p>
          </table:table-cell>
          <table:table-cell office:value-type="string">
            <text:p>speed</text:p>
          </table:table-cell>
          <table:table-cell office:value-type="string">
            <text:p>&lt;23.50749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2.047540&gt;</text:p>
          </table:table-cell>
          <table:table-cell office:value-type="string">
            <text:p>speed</text:p>
          </table:table-cell>
          <table:table-cell office:value-type="string">
            <text:p>&lt;25.13104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2.854868&gt;</text:p>
          </table:table-cell>
          <table:table-cell office:value-type="string">
            <text:p>speed</text:p>
          </table:table-cell>
          <table:table-cell office:value-type="string">
            <text:p>&lt;2.48663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88.529675&gt;</text:p>
          </table:table-cell>
          <table:table-cell office:value-type="string">
            <text:p>speed</text:p>
          </table:table-cell>
          <table:table-cell office:value-type="string">
            <text:p>&lt;12.89123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35.336602&gt;</text:p>
          </table:table-cell>
          <table:table-cell office:value-type="string">
            <text:p>speed</text:p>
          </table:table-cell>
          <table:table-cell office:value-type="string">
            <text:p>&lt;25.44698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2.225636&gt;</text:p>
          </table:table-cell>
          <table:table-cell office:value-type="string">
            <text:p>speed</text:p>
          </table:table-cell>
          <table:table-cell office:value-type="string">
            <text:p>&lt;38.92459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3.315593&gt;</text:p>
          </table:table-cell>
          <table:table-cell office:value-type="string">
            <text:p>speed</text:p>
          </table:table-cell>
          <table:table-cell office:value-type="string">
            <text:p>&lt;9.94097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1.955684&gt;</text:p>
          </table:table-cell>
          <table:table-cell office:value-type="string">
            <text:p>speed</text:p>
          </table:table-cell>
          <table:table-cell office:value-type="string">
            <text:p>&lt;19.53870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3.423860&gt;</text:p>
          </table:table-cell>
          <table:table-cell office:value-type="string">
            <text:p>speed</text:p>
          </table:table-cell>
          <table:table-cell office:value-type="string">
            <text:p>&lt;10.16989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2.182725&gt;</text:p>
          </table:table-cell>
          <table:table-cell office:value-type="string">
            <text:p>speed</text:p>
          </table:table-cell>
          <table:table-cell office:value-type="string">
            <text:p>&lt;19.73181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3.315593&gt;</text:p>
          </table:table-cell>
          <table:table-cell office:value-type="string">
            <text:p>speed</text:p>
          </table:table-cell>
          <table:table-cell office:value-type="string">
            <text:p>&lt;9.94097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1.955684&gt;</text:p>
          </table:table-cell>
          <table:table-cell office:value-type="string">
            <text:p>speed</text:p>
          </table:table-cell>
          <table:table-cell office:value-type="string">
            <text:p>&lt;19.53870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2.998278&gt;</text:p>
          </table:table-cell>
          <table:table-cell office:value-type="string">
            <text:p>speed</text:p>
          </table:table-cell>
          <table:table-cell office:value-type="string">
            <text:p>&lt;9.30769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1.323817&gt;</text:p>
          </table:table-cell>
          <table:table-cell office:value-type="string">
            <text:p>speed</text:p>
          </table:table-cell>
          <table:table-cell office:value-type="string">
            <text:p>&lt;18.98019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2.167553&gt;</text:p>
          </table:table-cell>
          <table:table-cell office:value-type="string">
            <text:p>speed</text:p>
          </table:table-cell>
          <table:table-cell office:value-type="string">
            <text:p>&lt;7.86599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9.860870&gt;</text:p>
          </table:table-cell>
          <table:table-cell office:value-type="string">
            <text:p>speed</text:p>
          </table:table-cell>
          <table:table-cell office:value-type="string">
            <text:p>&lt;17.56263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62.372318&gt;</text:p>
          </table:table-cell>
          <table:table-cell office:value-type="string">
            <text:p>speed</text:p>
          </table:table-cell>
          <table:table-cell office:value-type="string">
            <text:p>&lt;1.90859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5.493772&gt;</text:p>
          </table:table-cell>
          <table:table-cell office:value-type="string">
            <text:p>speed</text:p>
          </table:table-cell>
          <table:table-cell office:value-type="string">
            <text:p>&lt;17.68771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9.338081&gt;</text:p>
          </table:table-cell>
          <table:table-cell office:value-type="string">
            <text:p>speed</text:p>
          </table:table-cell>
          <table:table-cell office:value-type="string">
            <text:p>&lt;24.00595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3.138083&gt;</text:p>
          </table:table-cell>
          <table:table-cell office:value-type="string">
            <text:p>speed</text:p>
          </table:table-cell>
          <table:table-cell office:value-type="string">
            <text:p>&lt;9.58017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1.596375&gt;</text:p>
          </table:table-cell>
          <table:table-cell office:value-type="string">
            <text:p>speed</text:p>
          </table:table-cell>
          <table:table-cell office:value-type="string">
            <text:p>&lt;19.22494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7.379450&gt;</text:p>
          </table:table-cell>
          <table:table-cell office:value-type="string">
            <text:p>speed</text:p>
          </table:table-cell>
          <table:table-cell office:value-type="string">
            <text:p>&lt;2.81674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.291013&gt;</text:p>
          </table:table-cell>
          <table:table-cell office:value-type="string">
            <text:p>speed</text:p>
          </table:table-cell>
          <table:table-cell office:value-type="string">
            <text:p>&lt;10.14249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5.028227&gt;</text:p>
          </table:table-cell>
          <table:table-cell office:value-type="string">
            <text:p>speed</text:p>
          </table:table-cell>
          <table:table-cell office:value-type="string">
            <text:p>&lt;34.40451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0.754592&gt;</text:p>
          </table:table-cell>
          <table:table-cell office:value-type="string">
            <text:p>speed</text:p>
          </table:table-cell>
          <table:table-cell office:value-type="string">
            <text:p>&lt;4.77169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4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0.642849&gt;</text:p>
          </table:table-cell>
          <table:table-cell office:value-type="string">
            <text:p>speed</text:p>
          </table:table-cell>
          <table:table-cell office:value-type="string">
            <text:p>&lt;4.10635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410856&gt;</text:p>
          </table:table-cell>
          <table:table-cell office:value-type="string">
            <text:p>speed</text:p>
          </table:table-cell>
          <table:table-cell office:value-type="string">
            <text:p>&lt;8.44533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269101&gt;</text:p>
          </table:table-cell>
          <table:table-cell office:value-type="string">
            <text:p>speed</text:p>
          </table:table-cell>
          <table:table-cell office:value-type="string">
            <text:p>&lt;7.68301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.175939&gt;</text:p>
          </table:table-cell>
          <table:table-cell office:value-type="string">
            <text:p>speed</text:p>
          </table:table-cell>
          <table:table-cell office:value-type="string">
            <text:p>&lt;12.30551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642694&gt;</text:p>
          </table:table-cell>
          <table:table-cell office:value-type="string">
            <text:p>speed</text:p>
          </table:table-cell>
          <table:table-cell office:value-type="string">
            <text:p>&lt;2.24291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364889&gt;</text:p>
          </table:table-cell>
          <table:table-cell office:value-type="string">
            <text:p>speed</text:p>
          </table:table-cell>
          <table:table-cell office:value-type="string">
            <text:p>&lt;8.19989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orso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5.285238&gt;</text:p>
          </table:table-cell>
          <table:table-cell office:value-type="string">
            <text:p>speed</text:p>
          </table:table-cell>
          <table:table-cell office:value-type="string">
            <text:p>&lt;6.786738&gt;</text:p>
          </table:table-cell>
        </table:table-row>
        <table:table-row table:style-name="ro1">
          <table:table-cell office:value-type="string">
            <text:p><text:tab/><text:tab/>sleep</text:p>
          </table:table-cell>
          <table:table-cell office:value-type="float" office:value="65">
            <text:p>65</text:p>
          </table:table-cell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}</text:p>
          </table:table-cell>
          <table:table-cell/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if</text:p>
          </table:table-cell>
          <table:table-cell office:value-type="string">
            <text:p>(bMoving)</text:p>
          </table:table-cell>
          <table:table-cell office:value-type="string">
            <text:p>{</text:p>
          </table:table-cell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2.089018&gt;</text:p>
          </table:table-cell>
          <table:table-cell office:value-type="string">
            <text:p>speed</text:p>
          </table:table-cell>
          <table:table-cell office:value-type="string">
            <text:p>&lt;14.06296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9.680909&gt;</text:p>
          </table:table-cell>
          <table:table-cell office:value-type="string">
            <text:p>speed</text:p>
          </table:table-cell>
          <table:table-cell office:value-type="string">
            <text:p>&lt;52.63835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36.396149&gt;</text:p>
          </table:table-cell>
          <table:table-cell office:value-type="string">
            <text:p>speed</text:p>
          </table:table-cell>
          <table:table-cell office:value-type="string">
            <text:p>&lt;15.41720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0.121972&gt;</text:p>
          </table:table-cell>
          <table:table-cell office:value-type="string">
            <text:p>speed</text:p>
          </table:table-cell>
          <table:table-cell office:value-type="string">
            <text:p>&lt;2.88430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3.383640&gt;</text:p>
          </table:table-cell>
          <table:table-cell office:value-type="string">
            <text:p>speed</text:p>
          </table:table-cell>
          <table:table-cell office:value-type="string">
            <text:p>&lt;27.58184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8.072436&gt;</text:p>
          </table:table-cell>
          <table:table-cell office:value-type="string">
            <text:p>speed</text:p>
          </table:table-cell>
          <table:table-cell office:value-type="string">
            <text:p>&lt;6.56859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2.083364&gt;</text:p>
          </table:table-cell>
          <table:table-cell office:value-type="string">
            <text:p>speed</text:p>
          </table:table-cell>
          <table:table-cell office:value-type="string">
            <text:p>&lt;1.21438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583620&gt;</text:p>
          </table:table-cell>
          <table:table-cell office:value-type="string">
            <text:p>speed</text:p>
          </table:table-cell>
          <table:table-cell office:value-type="string">
            <text:p>&lt;3.37232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78.435796&gt;</text:p>
          </table:table-cell>
          <table:table-cell office:value-type="string">
            <text:p>speed</text:p>
          </table:table-cell>
          <table:table-cell office:value-type="string">
            <text:p>&lt;38.17973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7.947306&gt;</text:p>
          </table:table-cell>
          <table:table-cell office:value-type="string">
            <text:p>speed</text:p>
          </table:table-cell>
          <table:table-cell office:value-type="string">
            <text:p>&lt;78.42416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70.765828&gt;</text:p>
          </table:table-cell>
          <table:table-cell office:value-type="string">
            <text:p>speed</text:p>
          </table:table-cell>
          <table:table-cell office:value-type="string">
            <text:p>&lt;47.55942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7.896928&gt;</text:p>
          </table:table-cell>
          <table:table-cell office:value-type="string">
            <text:p>speed</text:p>
          </table:table-cell>
          <table:table-cell office:value-type="string">
            <text:p>&lt;18.69526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50.402445&gt;</text:p>
          </table:table-cell>
          <table:table-cell office:value-type="string">
            <text:p>speed</text:p>
          </table:table-cell>
          <table:table-cell office:value-type="string">
            <text:p>&lt;42.65606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4.432401&gt;</text:p>
          </table:table-cell>
          <table:table-cell office:value-type="string">
            <text:p>speed</text:p>
          </table:table-cell>
          <table:table-cell office:value-type="string">
            <text:p>&lt;89.09389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2.193434&gt;</text:p>
          </table:table-cell>
          <table:table-cell office:value-type="string">
            <text:p>speed</text:p>
          </table:table-cell>
          <table:table-cell office:value-type="string">
            <text:p>&lt;15.80705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50.903501&gt;</text:p>
          </table:table-cell>
          <table:table-cell office:value-type="string">
            <text:p>speed</text:p>
          </table:table-cell>
          <table:table-cell office:value-type="string">
            <text:p>&lt;46.69342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3.460593&gt;</text:p>
          </table:table-cell>
          <table:table-cell office:value-type="string">
            <text:p>speed</text:p>
          </table:table-cell>
          <table:table-cell office:value-type="string">
            <text:p>&lt;84.32968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hoof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.999048&gt;</text:p>
          </table:table-cell>
          <table:table-cell office:value-type="string">
            <text:p>speed</text:p>
          </table:table-cell>
          <table:table-cell office:value-type="string">
            <text:p>&lt;143.22570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.315001&gt;</text:p>
          </table:table-cell>
          <table:table-cell office:value-type="string">
            <text:p>speed</text:p>
          </table:table-cell>
          <table:table-cell office:value-type="string">
            <text:p>&lt;9.42407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7.693511&gt;</text:p>
          </table:table-cell>
          <table:table-cell office:value-type="string">
            <text:p>speed</text:p>
          </table:table-cell>
          <table:table-cell office:value-type="string">
            <text:p>&lt;6.22733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eg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29.194605&gt;</text:p>
          </table:table-cell>
          <table:table-cell office:value-type="string">
            <text:p>speed</text:p>
          </table:table-cell>
          <table:table-cell office:value-type="string">
            <text:p>&lt;126.09058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24.127969&gt;</text:p>
          </table:table-cell>
          <table:table-cell office:value-type="string">
            <text:p>speed</text:p>
          </table:table-cell>
          <table:table-cell office:value-type="string">
            <text:p>&lt;93.98529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.403431&gt;</text:p>
          </table:table-cell>
          <table:table-cell office:value-type="string">
            <text:p>speed</text:p>
          </table:table-cell>
          <table:table-cell office:value-type="string">
            <text:p>&lt;4.78933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.887462&gt;</text:p>
          </table:table-cell>
          <table:table-cell office:value-type="string">
            <text:p>speed</text:p>
          </table:table-cell>
          <table:table-cell office:value-type="string">
            <text:p>&lt;10.41277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thigh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1.193645&gt;</text:p>
          </table:table-cell>
          <table:table-cell office:value-type="string">
            <text:p>speed</text:p>
          </table:table-cell>
          <table:table-cell office:value-type="string">
            <text:p>&lt;17.135203&gt;</text:p>
          </table:table-cell>
        </table:table-row>
        <table:table-row table:style-name="ro1">
          <table:table-cell office:value-type="string">
            <text:p><text:tab/><text:tab/><text:tab/>move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[-0.618146]</text:p>
          </table:table-cell>
          <table:table-cell office:value-type="string">
            <text:p>speed</text:p>
          </table:table-cell>
          <table:table-cell office:value-type="string">
            <text:p>[12.362919]</text:p>
          </table:table-cell>
        </table:table-row>
        <table:table-row table:style-name="ro1">
          <table:table-cell office:value-type="string">
            <text:p><text:tab/><text:tab/><text:tab/>move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[-0.325272]</text:p>
          </table:table-cell>
          <table:table-cell office:value-type="string">
            <text:p>speed</text:p>
          </table:table-cell>
          <table:table-cell office:value-type="string">
            <text:p>[6.505432]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4.675933&gt;</text:p>
          </table:table-cell>
          <table:table-cell office:value-type="string">
            <text:p>speed</text:p>
          </table:table-cell>
          <table:table-cell office:value-type="string">
            <text:p>&lt;11.09485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200155&gt;</text:p>
          </table:table-cell>
          <table:table-cell office:value-type="string">
            <text:p>speed</text:p>
          </table:table-cell>
          <table:table-cell office:value-type="string">
            <text:p>&lt;13.53005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33.220175&gt;</text:p>
          </table:table-cell>
          <table:table-cell office:value-type="string">
            <text:p>speed</text:p>
          </table:table-cell>
          <table:table-cell office:value-type="string">
            <text:p>&lt;16.01809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70.663156&gt;</text:p>
          </table:table-cell>
          <table:table-cell office:value-type="string">
            <text:p>speed</text:p>
          </table:table-cell>
          <table:table-cell office:value-type="string">
            <text:p>&lt;5.54126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30.064635&gt;</text:p>
          </table:table-cell>
          <table:table-cell office:value-type="string">
            <text:p>speed</text:p>
          </table:table-cell>
          <table:table-cell office:value-type="string">
            <text:p>&lt;26.86634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8.463603&gt;</text:p>
          </table:table-cell>
          <table:table-cell office:value-type="string">
            <text:p>speed</text:p>
          </table:table-cell>
          <table:table-cell office:value-type="string">
            <text:p>&lt;3.6639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1.550486&gt;</text:p>
          </table:table-cell>
          <table:table-cell office:value-type="string">
            <text:p>speed</text:p>
          </table:table-cell>
          <table:table-cell office:value-type="string">
            <text:p>&lt;4.90291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0.272164&gt;</text:p>
          </table:table-cell>
          <table:table-cell office:value-type="string">
            <text:p>speed</text:p>
          </table:table-cell>
          <table:table-cell office:value-type="string">
            <text:p>&lt;11.62127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9.497896&gt;</text:p>
          </table:table-cell>
          <table:table-cell office:value-type="string">
            <text:p>speed</text:p>
          </table:table-cell>
          <table:table-cell office:value-type="string">
            <text:p>&lt;11.45121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163506&gt;</text:p>
          </table:table-cell>
          <table:table-cell office:value-type="string">
            <text:p>speed</text:p>
          </table:table-cell>
          <table:table-cell office:value-type="string">
            <text:p>&lt;4.89915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0.485479&gt;</text:p>
          </table:table-cell>
          <table:table-cell office:value-type="string">
            <text:p>speed</text:p>
          </table:table-cell>
          <table:table-cell office:value-type="string">
            <text:p>&lt;11.72024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9.733582&gt;</text:p>
          </table:table-cell>
          <table:table-cell office:value-type="string">
            <text:p>speed</text:p>
          </table:table-cell>
          <table:table-cell office:value-type="string">
            <text:p>&lt;11.67055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1.550486&gt;</text:p>
          </table:table-cell>
          <table:table-cell office:value-type="string">
            <text:p>speed</text:p>
          </table:table-cell>
          <table:table-cell office:value-type="string">
            <text:p>&lt;4.90291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0.272164&gt;</text:p>
          </table:table-cell>
          <table:table-cell office:value-type="string">
            <text:p>speed</text:p>
          </table:table-cell>
          <table:table-cell office:value-type="string">
            <text:p>&lt;11.62127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9.497896&gt;</text:p>
          </table:table-cell>
          <table:table-cell office:value-type="string">
            <text:p>speed</text:p>
          </table:table-cell>
          <table:table-cell office:value-type="string">
            <text:p>&lt;11.45121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9.834797&gt;</text:p>
          </table:table-cell>
          <table:table-cell office:value-type="string">
            <text:p>speed</text:p>
          </table:table-cell>
          <table:table-cell office:value-type="string">
            <text:p>&lt;4.90144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9.659322&gt;</text:p>
          </table:table-cell>
          <table:table-cell office:value-type="string">
            <text:p>speed</text:p>
          </table:table-cell>
          <table:table-cell office:value-type="string">
            <text:p>&lt;11.33195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8.849483&gt;</text:p>
          </table:table-cell>
          <table:table-cell office:value-type="string">
            <text:p>speed</text:p>
          </table:table-cell>
          <table:table-cell office:value-type="string">
            <text:p>&lt;10.84427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5.796434&gt;</text:p>
          </table:table-cell>
          <table:table-cell office:value-type="string">
            <text:p>speed</text:p>
          </table:table-cell>
          <table:table-cell office:value-type="string">
            <text:p>&lt;4.82740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8.125765&gt;</text:p>
          </table:table-cell>
          <table:table-cell office:value-type="string">
            <text:p>speed</text:p>
          </table:table-cell>
          <table:table-cell office:value-type="string">
            <text:p>&lt;10.57926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7.392007&gt;</text:p>
          </table:table-cell>
          <table:table-cell office:value-type="string">
            <text:p>speed</text:p>
          </table:table-cell>
          <table:table-cell office:value-type="string">
            <text:p>&lt;9.45748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61.037186&gt;</text:p>
          </table:table-cell>
          <table:table-cell office:value-type="string">
            <text:p>speed</text:p>
          </table:table-cell>
          <table:table-cell office:value-type="string">
            <text:p>&lt;3.83972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5.577136&gt;</text:p>
          </table:table-cell>
          <table:table-cell office:value-type="string">
            <text:p>speed</text:p>
          </table:table-cell>
          <table:table-cell office:value-type="string">
            <text:p>&lt;13.59986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7.842756&gt;</text:p>
          </table:table-cell>
          <table:table-cell office:value-type="string">
            <text:p>speed</text:p>
          </table:table-cell>
          <table:table-cell office:value-type="string">
            <text:p>&lt;18.95013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0.576692&gt;</text:p>
          </table:table-cell>
          <table:table-cell office:value-type="string">
            <text:p>speed</text:p>
          </table:table-cell>
          <table:table-cell office:value-type="string">
            <text:p>&lt;4.90424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9.927179&gt;</text:p>
          </table:table-cell>
          <table:table-cell office:value-type="string">
            <text:p>speed</text:p>
          </table:table-cell>
          <table:table-cell office:value-type="string">
            <text:p>&lt;11.45929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9.127811&gt;</text:p>
          </table:table-cell>
          <table:table-cell office:value-type="string">
            <text:p>speed</text:p>
          </table:table-cell>
          <table:table-cell office:value-type="string">
            <text:p>&lt;11.10543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8.782207&gt;</text:p>
          </table:table-cell>
          <table:table-cell office:value-type="string">
            <text:p>speed</text:p>
          </table:table-cell>
          <table:table-cell office:value-type="string">
            <text:p>&lt;3.39253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0.360737&gt;</text:p>
          </table:table-cell>
          <table:table-cell office:value-type="string">
            <text:p>speed</text:p>
          </table:table-cell>
          <table:table-cell office:value-type="string">
            <text:p>&lt;6.35829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2.501370&gt;</text:p>
          </table:table-cell>
          <table:table-cell office:value-type="string">
            <text:p>speed</text:p>
          </table:table-cell>
          <table:table-cell office:value-type="string">
            <text:p>&lt;4.31052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.622546&gt;</text:p>
          </table:table-cell>
          <table:table-cell office:value-type="string">
            <text:p>speed</text:p>
          </table:table-cell>
          <table:table-cell office:value-type="string">
            <text:p>&lt;16.14322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3.552357&gt;</text:p>
          </table:table-cell>
          <table:table-cell office:value-type="string">
            <text:p>speed</text:p>
          </table:table-cell>
          <table:table-cell office:value-type="string">
            <text:p>&lt;6.76232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5.424784&gt;</text:p>
          </table:table-cell>
          <table:table-cell office:value-type="string">
            <text:p>speed</text:p>
          </table:table-cell>
          <table:table-cell office:value-type="string">
            <text:p>&lt;9.34817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1.782450&gt;</text:p>
          </table:table-cell>
          <table:table-cell office:value-type="string">
            <text:p>speed</text:p>
          </table:table-cell>
          <table:table-cell office:value-type="string">
            <text:p>&lt;46.33822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4.653499&gt;</text:p>
          </table:table-cell>
          <table:table-cell office:value-type="string">
            <text:p>speed</text:p>
          </table:table-cell>
          <table:table-cell office:value-type="string">
            <text:p>&lt;24.14451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45.652158&gt;</text:p>
          </table:table-cell>
          <table:table-cell office:value-type="string">
            <text:p>speed</text:p>
          </table:table-cell>
          <table:table-cell office:value-type="string">
            <text:p>&lt;52.37426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7.888311&gt;</text:p>
          </table:table-cell>
          <table:table-cell office:value-type="string">
            <text:p>speed</text:p>
          </table:table-cell>
          <table:table-cell office:value-type="string">
            <text:p>&lt;36.81878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0.032250&gt;</text:p>
          </table:table-cell>
          <table:table-cell office:value-type="string">
            <text:p>speed</text:p>
          </table:table-cell>
          <table:table-cell office:value-type="string">
            <text:p>&lt;13.0728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3.417644&gt;</text:p>
          </table:table-cell>
          <table:table-cell office:value-type="string">
            <text:p>speed</text:p>
          </table:table-cell>
          <table:table-cell office:value-type="string">
            <text:p>&lt;12.7334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7.135078&gt;</text:p>
          </table:table-cell>
          <table:table-cell office:value-type="string">
            <text:p>speed</text:p>
          </table:table-cell>
          <table:table-cell office:value-type="string">
            <text:p>&lt;3.35278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31.243437&gt;</text:p>
          </table:table-cell>
          <table:table-cell office:value-type="string">
            <text:p>speed</text:p>
          </table:table-cell>
          <table:table-cell office:value-type="string">
            <text:p>&lt;45.66977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0.803834&gt;</text:p>
          </table:table-cell>
          <table:table-cell office:value-type="string">
            <text:p>speed</text:p>
          </table:table-cell>
          <table:table-cell office:value-type="string">
            <text:p>&lt;24.98524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78.511781&gt;</text:p>
          </table:table-cell>
          <table:table-cell office:value-type="string">
            <text:p>speed</text:p>
          </table:table-cell>
          <table:table-cell office:value-type="string">
            <text:p>&lt;13.38259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963271&gt;</text:p>
          </table:table-cell>
          <table:table-cell office:value-type="string">
            <text:p>speed</text:p>
          </table:table-cell>
          <table:table-cell office:value-type="string">
            <text:p>&lt;46.83407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6.146606&gt;</text:p>
          </table:table-cell>
          <table:table-cell office:value-type="string">
            <text:p>speed</text:p>
          </table:table-cell>
          <table:table-cell office:value-type="string">
            <text:p>&lt;14.64525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hoof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7.425921&gt;</text:p>
          </table:table-cell>
          <table:table-cell office:value-type="string">
            <text:p>speed</text:p>
          </table:table-cell>
          <table:table-cell office:value-type="string">
            <text:p>&lt;128.25111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5.118834&gt;</text:p>
          </table:table-cell>
          <table:table-cell office:value-type="string">
            <text:p>speed</text:p>
          </table:table-cell>
          <table:table-cell office:value-type="string">
            <text:p>&lt;13.14989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eg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48.568673&gt;</text:p>
          </table:table-cell>
          <table:table-cell office:value-type="string">
            <text:p>speed</text:p>
          </table:table-cell>
          <table:table-cell office:value-type="string">
            <text:p>&lt;319.32061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.524615&gt;</text:p>
          </table:table-cell>
          <table:table-cell office:value-type="string">
            <text:p>speed</text:p>
          </table:table-cell>
          <table:table-cell office:value-type="string">
            <text:p>&lt;62.89391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.042269&gt;</text:p>
          </table:table-cell>
          <table:table-cell office:value-type="string">
            <text:p>speed</text:p>
          </table:table-cell>
          <table:table-cell office:value-type="string">
            <text:p>&lt;5.74662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thigh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.142587&gt;</text:p>
          </table:table-cell>
          <table:table-cell office:value-type="string">
            <text:p>speed</text:p>
          </table:table-cell>
          <table:table-cell office:value-type="string">
            <text:p>&lt;191.06805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62.012257&gt;</text:p>
          </table:table-cell>
          <table:table-cell office:value-type="string">
            <text:p>speed</text:p>
          </table:table-cell>
          <table:table-cell office:value-type="string">
            <text:p>&lt;24.33514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4.318362&gt;</text:p>
          </table:table-cell>
          <table:table-cell office:value-type="string">
            <text:p>speed</text:p>
          </table:table-cell>
          <table:table-cell office:value-type="string">
            <text:p>&lt;22.70821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2.977742&gt;</text:p>
          </table:table-cell>
          <table:table-cell office:value-type="string">
            <text:p>speed</text:p>
          </table:table-cell>
          <table:table-cell office:value-type="string">
            <text:p>&lt;1.22873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87.059531&gt;</text:p>
          </table:table-cell>
          <table:table-cell office:value-type="string">
            <text:p>speed</text:p>
          </table:table-cell>
          <table:table-cell office:value-type="string">
            <text:p>&lt;14.70143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37.375314&gt;</text:p>
          </table:table-cell>
          <table:table-cell office:value-type="string">
            <text:p>speed</text:p>
          </table:table-cell>
          <table:table-cell office:value-type="string">
            <text:p>&lt;20.38712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8.338684&gt;</text:p>
          </table:table-cell>
          <table:table-cell office:value-type="string">
            <text:p>speed</text:p>
          </table:table-cell>
          <table:table-cell office:value-type="string">
            <text:p>&lt;38.86951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3.255564&gt;</text:p>
          </table:table-cell>
          <table:table-cell office:value-type="string">
            <text:p>speed</text:p>
          </table:table-cell>
          <table:table-cell office:value-type="string">
            <text:p>&lt;1.17957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2.297134&gt;</text:p>
          </table:table-cell>
          <table:table-cell office:value-type="string">
            <text:p>speed</text:p>
          </table:table-cell>
          <table:table-cell office:value-type="string">
            <text:p>&lt;10.18458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3.645966&gt;</text:p>
          </table:table-cell>
          <table:table-cell office:value-type="string">
            <text:p>speed</text:p>
          </table:table-cell>
          <table:table-cell office:value-type="string">
            <text:p>&lt;16.90282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3.866463&gt;</text:p>
          </table:table-cell>
          <table:table-cell office:value-type="string">
            <text:p>speed</text:p>
          </table:table-cell>
          <table:table-cell office:value-type="string">
            <text:p>&lt;1.21430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2.383730&gt;</text:p>
          </table:table-cell>
          <table:table-cell office:value-type="string">
            <text:p>speed</text:p>
          </table:table-cell>
          <table:table-cell office:value-type="string">
            <text:p>&lt;10.40130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3.888651&gt;</text:p>
          </table:table-cell>
          <table:table-cell office:value-type="string">
            <text:p>speed</text:p>
          </table:table-cell>
          <table:table-cell office:value-type="string">
            <text:p>&lt;17.05926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3.255564&gt;</text:p>
          </table:table-cell>
          <table:table-cell office:value-type="string">
            <text:p>speed</text:p>
          </table:table-cell>
          <table:table-cell office:value-type="string">
            <text:p>&lt;1.17957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2.297134&gt;</text:p>
          </table:table-cell>
          <table:table-cell office:value-type="string">
            <text:p>speed</text:p>
          </table:table-cell>
          <table:table-cell office:value-type="string">
            <text:p>&lt;10.18458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3.645966&gt;</text:p>
          </table:table-cell>
          <table:table-cell office:value-type="string">
            <text:p>speed</text:p>
          </table:table-cell>
          <table:table-cell office:value-type="string">
            <text:p>&lt;16.90282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1.539482&gt;</text:p>
          </table:table-cell>
          <table:table-cell office:value-type="string">
            <text:p>speed</text:p>
          </table:table-cell>
          <table:table-cell office:value-type="string">
            <text:p>&lt;1.08886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2.039936&gt;</text:p>
          </table:table-cell>
          <table:table-cell office:value-type="string">
            <text:p>speed</text:p>
          </table:table-cell>
          <table:table-cell office:value-type="string">
            <text:p>&lt;9.58342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2.968636&gt;</text:p>
          </table:table-cell>
          <table:table-cell office:value-type="string">
            <text:p>speed</text:p>
          </table:table-cell>
          <table:table-cell office:value-type="string">
            <text:p>&lt;16.44819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1.347165&gt;</text:p>
          </table:table-cell>
          <table:table-cell office:value-type="string">
            <text:p>speed</text:p>
          </table:table-cell>
          <table:table-cell office:value-type="string">
            <text:p>&lt;8.20388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1.389001&gt;</text:p>
          </table:table-cell>
          <table:table-cell office:value-type="string">
            <text:p>speed</text:p>
          </table:table-cell>
          <table:table-cell office:value-type="string">
            <text:p>&lt;15.28130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62.074098&gt;</text:p>
          </table:table-cell>
          <table:table-cell office:value-type="string">
            <text:p>speed</text:p>
          </table:table-cell>
          <table:table-cell office:value-type="string">
            <text:p>&lt;2.98219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3.757592&gt;</text:p>
          </table:table-cell>
          <table:table-cell office:value-type="string">
            <text:p>speed</text:p>
          </table:table-cell>
          <table:table-cell office:value-type="string">
            <text:p>&lt;17.36179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1.373851&gt;</text:p>
          </table:table-cell>
          <table:table-cell office:value-type="string">
            <text:p>speed</text:p>
          </table:table-cell>
          <table:table-cell office:value-type="string">
            <text:p>&lt;20.35770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282682&gt;</text:p>
          </table:table-cell>
          <table:table-cell office:value-type="string">
            <text:p>speed</text:p>
          </table:table-cell>
          <table:table-cell office:value-type="string">
            <text:p>&lt;1.12691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2.153844&gt;</text:p>
          </table:table-cell>
          <table:table-cell office:value-type="string">
            <text:p>speed</text:p>
          </table:table-cell>
          <table:table-cell office:value-type="string">
            <text:p>&lt;9.84239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3.261157&gt;</text:p>
          </table:table-cell>
          <table:table-cell office:value-type="string">
            <text:p>speed</text:p>
          </table:table-cell>
          <table:table-cell office:value-type="string">
            <text:p>&lt;16.64782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7.059641&gt;</text:p>
          </table:table-cell>
          <table:table-cell office:value-type="string">
            <text:p>speed</text:p>
          </table:table-cell>
          <table:table-cell office:value-type="string">
            <text:p>&lt;3.19808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5.187566&gt;</text:p>
          </table:table-cell>
          <table:table-cell office:value-type="string">
            <text:p>speed</text:p>
          </table:table-cell>
          <table:table-cell office:value-type="string">
            <text:p>&lt;8.96552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.587775&gt;</text:p>
          </table:table-cell>
          <table:table-cell office:value-type="string">
            <text:p>speed</text:p>
          </table:table-cell>
          <table:table-cell office:value-type="string">
            <text:p>&lt;34.40452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0.275357&gt;</text:p>
          </table:table-cell>
          <table:table-cell office:value-type="string">
            <text:p>speed</text:p>
          </table:table-cell>
          <table:table-cell office:value-type="string">
            <text:p>&lt;4.79235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4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0.230445&gt;</text:p>
          </table:table-cell>
          <table:table-cell office:value-type="string">
            <text:p>speed</text:p>
          </table:table-cell>
          <table:table-cell office:value-type="string">
            <text:p>&lt;4.12404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0.562605&gt;</text:p>
          </table:table-cell>
          <table:table-cell office:value-type="string">
            <text:p>speed</text:p>
          </table:table-cell>
          <table:table-cell office:value-type="string">
            <text:p>&lt;8.48251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307715&gt;</text:p>
          </table:table-cell>
          <table:table-cell office:value-type="string">
            <text:p>speed</text:p>
          </table:table-cell>
          <table:table-cell office:value-type="string">
            <text:p>&lt;1.05682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0.497422&gt;</text:p>
          </table:table-cell>
          <table:table-cell office:value-type="string">
            <text:p>speed</text:p>
          </table:table-cell>
          <table:table-cell office:value-type="string">
            <text:p>&lt;7.71678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0.940047&gt;</text:p>
          </table:table-cell>
          <table:table-cell office:value-type="string">
            <text:p>speed</text:p>
          </table:table-cell>
          <table:table-cell office:value-type="string">
            <text:p>&lt;12.35892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871089&gt;</text:p>
          </table:table-cell>
          <table:table-cell office:value-type="string">
            <text:p>speed</text:p>
          </table:table-cell>
          <table:table-cell office:value-type="string">
            <text:p>&lt;2.28395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0.541292&gt;</text:p>
          </table:table-cell>
          <table:table-cell office:value-type="string">
            <text:p>speed</text:p>
          </table:table-cell>
          <table:table-cell office:value-type="string">
            <text:p>&lt;8.23597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orso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4.606564&gt;</text:p>
          </table:table-cell>
          <table:table-cell office:value-type="string">
            <text:p>speed</text:p>
          </table:table-cell>
          <table:table-cell office:value-type="string">
            <text:p>&lt;6.786741&gt;</text:p>
          </table:table-cell>
        </table:table-row>
        <table:table-row table:style-name="ro1">
          <table:table-cell office:value-type="string">
            <text:p><text:tab/><text:tab/>sleep</text:p>
          </table:table-cell>
          <table:table-cell office:value-type="float" office:value="99">
            <text:p>99</text:p>
          </table:table-cell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}</text:p>
          </table:table-cell>
          <table:table-cell/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if</text:p>
          </table:table-cell>
          <table:table-cell office:value-type="string">
            <text:p>(bMoving)</text:p>
          </table:table-cell>
          <table:table-cell office:value-type="string">
            <text:p>{</text:p>
          </table:table-cell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5.887744&gt;</text:p>
          </table:table-cell>
          <table:table-cell office:value-type="string">
            <text:p>speed</text:p>
          </table:table-cell>
          <table:table-cell office:value-type="string">
            <text:p>&lt;13.28844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6.104030&gt;</text:p>
          </table:table-cell>
          <table:table-cell office:value-type="string">
            <text:p>speed</text:p>
          </table:table-cell>
          <table:table-cell office:value-type="string">
            <text:p>&lt;55.25344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33.249142&gt;</text:p>
          </table:table-cell>
          <table:table-cell office:value-type="string">
            <text:p>speed</text:p>
          </table:table-cell>
          <table:table-cell office:value-type="string">
            <text:p>&lt;6.74358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9.315623&gt;</text:p>
          </table:table-cell>
          <table:table-cell office:value-type="string">
            <text:p>speed</text:p>
          </table:table-cell>
          <table:table-cell office:value-type="string">
            <text:p>&lt;1.72788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9.543028&gt;</text:p>
          </table:table-cell>
          <table:table-cell office:value-type="string">
            <text:p>speed</text:p>
          </table:table-cell>
          <table:table-cell office:value-type="string">
            <text:p>&lt;27.70000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5.121397&gt;</text:p>
          </table:table-cell>
          <table:table-cell office:value-type="string">
            <text:p>speed</text:p>
          </table:table-cell>
          <table:table-cell office:value-type="string">
            <text:p>&lt;6.32365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0.319124&gt;</text:p>
          </table:table-cell>
          <table:table-cell office:value-type="string">
            <text:p>speed</text:p>
          </table:table-cell>
          <table:table-cell office:value-type="string">
            <text:p>&lt;0.21514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.885176&gt;</text:p>
          </table:table-cell>
          <table:table-cell office:value-type="string">
            <text:p>speed</text:p>
          </table:table-cell>
          <table:table-cell office:value-type="string">
            <text:p>&lt;0.42468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.043451&gt;</text:p>
          </table:table-cell>
          <table:table-cell office:value-type="string">
            <text:p>speed</text:p>
          </table:table-cell>
          <table:table-cell office:value-type="string">
            <text:p>&lt;3.48657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9.046632&gt;</text:p>
          </table:table-cell>
          <table:table-cell office:value-type="string">
            <text:p>speed</text:p>
          </table:table-cell>
          <table:table-cell office:value-type="string">
            <text:p>&lt;62.97677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6.849132&gt;</text:p>
          </table:table-cell>
          <table:table-cell office:value-type="string">
            <text:p>speed</text:p>
          </table:table-cell>
          <table:table-cell office:value-type="string">
            <text:p>&lt;88.06751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77.053953&gt;</text:p>
          </table:table-cell>
          <table:table-cell office:value-type="string">
            <text:p>speed</text:p>
          </table:table-cell>
          <table:table-cell office:value-type="string">
            <text:p>&lt;13.4745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5.290749&gt;</text:p>
          </table:table-cell>
          <table:table-cell office:value-type="string">
            <text:p>speed</text:p>
          </table:table-cell>
          <table:table-cell office:value-type="string">
            <text:p>&lt;49.68787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7.538281&gt;</text:p>
          </table:table-cell>
          <table:table-cell office:value-type="string">
            <text:p>speed</text:p>
          </table:table-cell>
          <table:table-cell office:value-type="string">
            <text:p>&lt;6.13749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30.149039&gt;</text:p>
          </table:table-cell>
          <table:table-cell office:value-type="string">
            <text:p>speed</text:p>
          </table:table-cell>
          <table:table-cell office:value-type="string">
            <text:p>&lt;116.96022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5.130950&gt;</text:p>
          </table:table-cell>
          <table:table-cell office:value-type="string">
            <text:p>speed</text:p>
          </table:table-cell>
          <table:table-cell office:value-type="string">
            <text:p>&lt;49.15181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49.653460&gt;</text:p>
          </table:table-cell>
          <table:table-cell office:value-type="string">
            <text:p>speed</text:p>
          </table:table-cell>
          <table:table-cell office:value-type="string">
            <text:p>&lt;2.67865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30.883807&gt;</text:p>
          </table:table-cell>
          <table:table-cell office:value-type="string">
            <text:p>speed</text:p>
          </table:table-cell>
          <table:table-cell office:value-type="string">
            <text:p>&lt;116.45228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hoof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7.501255&gt;</text:p>
          </table:table-cell>
          <table:table-cell office:value-type="string">
            <text:p>speed</text:p>
          </table:table-cell>
          <table:table-cell office:value-type="string">
            <text:p>&lt;63.21493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.219512&gt;</text:p>
          </table:table-cell>
          <table:table-cell office:value-type="string">
            <text:p>speed</text:p>
          </table:table-cell>
          <table:table-cell office:value-type="string">
            <text:p>&lt;11.85967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8.109278&gt;</text:p>
          </table:table-cell>
          <table:table-cell office:value-type="string">
            <text:p>speed</text:p>
          </table:table-cell>
          <table:table-cell office:value-type="string">
            <text:p>&lt;0.89093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eg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24.610649&gt;</text:p>
          </table:table-cell>
          <table:table-cell office:value-type="string">
            <text:p>speed</text:p>
          </table:table-cell>
          <table:table-cell office:value-type="string">
            <text:p>&lt;9.82276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9.993444&gt;</text:p>
          </table:table-cell>
          <table:table-cell office:value-type="string">
            <text:p>speed</text:p>
          </table:table-cell>
          <table:table-cell office:value-type="string">
            <text:p>&lt;94.54588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.086771&gt;</text:p>
          </table:table-cell>
          <table:table-cell office:value-type="string">
            <text:p>speed</text:p>
          </table:table-cell>
          <table:table-cell office:value-type="string">
            <text:p>&lt;0.67855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492265&gt;</text:p>
          </table:table-cell>
          <table:table-cell office:value-type="string">
            <text:p>speed</text:p>
          </table:table-cell>
          <table:table-cell office:value-type="string">
            <text:p>&lt;5.09941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thigh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2.890633&gt;</text:p>
          </table:table-cell>
          <table:table-cell office:value-type="string">
            <text:p>speed</text:p>
          </table:table-cell>
          <table:table-cell office:value-type="string">
            <text:p>&lt;73.03773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55.567038&gt;</text:p>
          </table:table-cell>
          <table:table-cell office:value-type="string">
            <text:p>speed</text:p>
          </table:table-cell>
          <table:table-cell office:value-type="string">
            <text:p>&lt;23.33808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0.457855&gt;</text:p>
          </table:table-cell>
          <table:table-cell office:value-type="string">
            <text:p>speed</text:p>
          </table:table-cell>
          <table:table-cell office:value-type="string">
            <text:p>&lt;19.83792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8.678652&gt;</text:p>
          </table:table-cell>
          <table:table-cell office:value-type="string">
            <text:p>speed</text:p>
          </table:table-cell>
          <table:table-cell office:value-type="string">
            <text:p>&lt;31.16040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71.925423&gt;</text:p>
          </table:table-cell>
          <table:table-cell office:value-type="string">
            <text:p>speed</text:p>
          </table:table-cell>
          <table:table-cell office:value-type="string">
            <text:p>&lt;2.70485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9.857154&gt;</text:p>
          </table:table-cell>
          <table:table-cell office:value-type="string">
            <text:p>speed</text:p>
          </table:table-cell>
          <table:table-cell office:value-type="string">
            <text:p>&lt;43.30174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21.393110&gt;</text:p>
          </table:table-cell>
          <table:table-cell office:value-type="string">
            <text:p>speed</text:p>
          </table:table-cell>
          <table:table-cell office:value-type="string">
            <text:p>&lt;6.27751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704590&gt;</text:p>
          </table:table-cell>
          <table:table-cell office:value-type="string">
            <text:p>speed</text:p>
          </table:table-cell>
          <table:table-cell office:value-type="string">
            <text:p>&lt;2.47308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4.947645&gt;</text:p>
          </table:table-cell>
          <table:table-cell office:value-type="string">
            <text:p>speed</text:p>
          </table:table-cell>
          <table:table-cell office:value-type="string">
            <text:p>&lt;11.40968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.151883&gt;</text:p>
          </table:table-cell>
          <table:table-cell office:value-type="string">
            <text:p>speed</text:p>
          </table:table-cell>
          <table:table-cell office:value-type="string">
            <text:p>&lt;24.96381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3.294479&gt;</text:p>
          </table:table-cell>
          <table:table-cell office:value-type="string">
            <text:p>speed</text:p>
          </table:table-cell>
          <table:table-cell office:value-type="string">
            <text:p>&lt;2.42351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5.150505&gt;</text:p>
          </table:table-cell>
          <table:table-cell office:value-type="string">
            <text:p>speed</text:p>
          </table:table-cell>
          <table:table-cell office:value-type="string">
            <text:p>&lt;11.43208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.101454&gt;</text:p>
          </table:table-cell>
          <table:table-cell office:value-type="string">
            <text:p>speed</text:p>
          </table:table-cell>
          <table:table-cell office:value-type="string">
            <text:p>&lt;25.36079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704590&gt;</text:p>
          </table:table-cell>
          <table:table-cell office:value-type="string">
            <text:p>speed</text:p>
          </table:table-cell>
          <table:table-cell office:value-type="string">
            <text:p>&lt;2.47308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4.947645&gt;</text:p>
          </table:table-cell>
          <table:table-cell office:value-type="string">
            <text:p>speed</text:p>
          </table:table-cell>
          <table:table-cell office:value-type="string">
            <text:p>&lt;11.40968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.151883&gt;</text:p>
          </table:table-cell>
          <table:table-cell office:value-type="string">
            <text:p>speed</text:p>
          </table:table-cell>
          <table:table-cell office:value-type="string">
            <text:p>&lt;24.96381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1.048358&gt;</text:p>
          </table:table-cell>
          <table:table-cell office:value-type="string">
            <text:p>speed</text:p>
          </table:table-cell>
          <table:table-cell office:value-type="string">
            <text:p>&lt;2.60048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4.374164&gt;</text:p>
          </table:table-cell>
          <table:table-cell office:value-type="string">
            <text:p>speed</text:p>
          </table:table-cell>
          <table:table-cell office:value-type="string">
            <text:p>&lt;11.32533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.281967&gt;</text:p>
          </table:table-cell>
          <table:table-cell office:value-type="string">
            <text:p>speed</text:p>
          </table:table-cell>
          <table:table-cell office:value-type="string">
            <text:p>&lt;23.85310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7.117437&gt;</text:p>
          </table:table-cell>
          <table:table-cell office:value-type="string">
            <text:p>speed</text:p>
          </table:table-cell>
          <table:table-cell office:value-type="string">
            <text:p>&lt;2.83072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2.992780&gt;</text:p>
          </table:table-cell>
          <table:table-cell office:value-type="string">
            <text:p>speed</text:p>
          </table:table-cell>
          <table:table-cell office:value-type="string">
            <text:p>&lt;10.99925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.522006&gt;</text:p>
          </table:table-cell>
          <table:table-cell office:value-type="string">
            <text:p>speed</text:p>
          </table:table-cell>
          <table:table-cell office:value-type="string">
            <text:p>&lt;21.24431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0.807859&gt;</text:p>
          </table:table-cell>
          <table:table-cell office:value-type="string">
            <text:p>speed</text:p>
          </table:table-cell>
          <table:table-cell office:value-type="string">
            <text:p>&lt;10.21987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384437&gt;</text:p>
          </table:table-cell>
          <table:table-cell office:value-type="string">
            <text:p>speed</text:p>
          </table:table-cell>
          <table:table-cell office:value-type="string">
            <text:p>&lt;37.41068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1.765507&gt;</text:p>
          </table:table-cell>
          <table:table-cell office:value-type="string">
            <text:p>speed</text:p>
          </table:table-cell>
          <table:table-cell office:value-type="string">
            <text:p>&lt;2.54746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4.623167&gt;</text:p>
          </table:table-cell>
          <table:table-cell office:value-type="string">
            <text:p>speed</text:p>
          </table:table-cell>
          <table:table-cell office:value-type="string">
            <text:p>&lt;11.36574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.227730&gt;</text:p>
          </table:table-cell>
          <table:table-cell office:value-type="string">
            <text:p>speed</text:p>
          </table:table-cell>
          <table:table-cell office:value-type="string">
            <text:p>&lt;24.33330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9.982239&gt;</text:p>
          </table:table-cell>
          <table:table-cell office:value-type="string">
            <text:p>speed</text:p>
          </table:table-cell>
          <table:table-cell office:value-type="string">
            <text:p>&lt;2.57149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6.818495&gt;</text:p>
          </table:table-cell>
          <table:table-cell office:value-type="string">
            <text:p>speed</text:p>
          </table:table-cell>
          <table:table-cell office:value-type="string">
            <text:p>&lt;7.59051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.418167&gt;</text:p>
          </table:table-cell>
          <table:table-cell office:value-type="string">
            <text:p>speed</text:p>
          </table:table-cell>
          <table:table-cell office:value-type="string">
            <text:p>&lt;10.541866&gt;</text:p>
          </table:table-cell>
        </table:table-row>
        <table:table-row table:style-name="ro1">
          <table:table-cell office:value-type="string">
            <text:p><text:tab/><text:tab/><text:tab/>move</text:p>
          </table:table-cell>
          <table:table-cell office:value-type="string">
            <text:p>pelvis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[-5.785706]</text:p>
          </table:table-cell>
          <table:table-cell office:value-type="string">
            <text:p>speed</text:p>
          </table:table-cell>
          <table:table-cell office:value-type="string">
            <text:p>[7.478910]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2.524762&gt;</text:p>
          </table:table-cell>
          <table:table-cell office:value-type="string">
            <text:p>speed</text:p>
          </table:table-cell>
          <table:table-cell office:value-type="string">
            <text:p>&lt;0.23196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5.065967&gt;</text:p>
          </table:table-cell>
          <table:table-cell office:value-type="string">
            <text:p>speed</text:p>
          </table:table-cell>
          <table:table-cell office:value-type="string">
            <text:p>&lt;16.47538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4.244254&gt;</text:p>
          </table:table-cell>
          <table:table-cell office:value-type="string">
            <text:p>speed</text:p>
          </table:table-cell>
          <table:table-cell office:value-type="string">
            <text:p>&lt;1.48263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2.439598&gt;</text:p>
          </table:table-cell>
          <table:table-cell office:value-type="string">
            <text:p>speed</text:p>
          </table:table-cell>
          <table:table-cell office:value-type="string">
            <text:p>&lt;15.03174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.449120&gt;</text:p>
          </table:table-cell>
          <table:table-cell office:value-type="string">
            <text:p>speed</text:p>
          </table:table-cell>
          <table:table-cell office:value-type="string">
            <text:p>&lt;49.78193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9.842530&gt;</text:p>
          </table:table-cell>
          <table:table-cell office:value-type="string">
            <text:p>speed</text:p>
          </table:table-cell>
          <table:table-cell office:value-type="string">
            <text:p>&lt;11.1193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4.836115&gt;</text:p>
          </table:table-cell>
          <table:table-cell office:value-type="string">
            <text:p>speed</text:p>
          </table:table-cell>
          <table:table-cell office:value-type="string">
            <text:p>&lt;35.96650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62.151101&gt;</text:p>
          </table:table-cell>
          <table:table-cell office:value-type="string">
            <text:p>speed</text:p>
          </table:table-cell>
          <table:table-cell office:value-type="string">
            <text:p>&lt;35.35487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1.443827&gt;</text:p>
          </table:table-cell>
          <table:table-cell office:value-type="string">
            <text:p>speed</text:p>
          </table:table-cell>
          <table:table-cell office:value-type="string">
            <text:p>&lt;78.09532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87.688974&gt;</text:p>
          </table:table-cell>
          <table:table-cell office:value-type="string">
            <text:p>speed</text:p>
          </table:table-cell>
          <table:table-cell office:value-type="string">
            <text:p>&lt;0.69916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6.387310&gt;</text:p>
          </table:table-cell>
          <table:table-cell office:value-type="string">
            <text:p>speed</text:p>
          </table:table-cell>
          <table:table-cell office:value-type="string">
            <text:p>&lt;13.75620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6.448240&gt;</text:p>
          </table:table-cell>
          <table:table-cell office:value-type="string">
            <text:p>speed</text:p>
          </table:table-cell>
          <table:table-cell office:value-type="string">
            <text:p>&lt;6.49413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1.357015&gt;</text:p>
          </table:table-cell>
          <table:table-cell office:value-type="string">
            <text:p>speed</text:p>
          </table:table-cell>
          <table:table-cell office:value-type="string">
            <text:p>&lt;12.38156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47.400738&gt;</text:p>
          </table:table-cell>
          <table:table-cell office:value-type="string">
            <text:p>speed</text:p>
          </table:table-cell>
          <table:table-cell office:value-type="string">
            <text:p>&lt;34.62278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9.410815&gt;</text:p>
          </table:table-cell>
          <table:table-cell office:value-type="string">
            <text:p>speed</text:p>
          </table:table-cell>
          <table:table-cell office:value-type="string">
            <text:p>&lt;45.84218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85.770019&gt;</text:p>
          </table:table-cell>
          <table:table-cell office:value-type="string">
            <text:p>speed</text:p>
          </table:table-cell>
          <table:table-cell office:value-type="string">
            <text:p>&lt;15.55336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9.541619&gt;</text:p>
          </table:table-cell>
          <table:table-cell office:value-type="string">
            <text:p>speed</text:p>
          </table:table-cell>
          <table:table-cell office:value-type="string">
            <text:p>&lt;46.08190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7.139804&gt;</text:p>
          </table:table-cell>
          <table:table-cell office:value-type="string">
            <text:p>speed</text:p>
          </table:table-cell>
          <table:table-cell office:value-type="string">
            <text:p>&lt;2.12828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hoof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8.376163&gt;</text:p>
          </table:table-cell>
          <table:table-cell office:value-type="string">
            <text:p>speed</text:p>
          </table:table-cell>
          <table:table-cell office:value-type="string">
            <text:p>&lt;83.67805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3.299163&gt;</text:p>
          </table:table-cell>
          <table:table-cell office:value-type="string">
            <text:p>speed</text:p>
          </table:table-cell>
          <table:table-cell office:value-type="string">
            <text:p>&lt;0.72765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0.302477&gt;</text:p>
          </table:table-cell>
          <table:table-cell office:value-type="string">
            <text:p>speed</text:p>
          </table:table-cell>
          <table:table-cell office:value-type="string">
            <text:p>&lt;11.10780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8.112855&gt;</text:p>
          </table:table-cell>
          <table:table-cell office:value-type="string">
            <text:p>speed</text:p>
          </table:table-cell>
          <table:table-cell office:value-type="string">
            <text:p>&lt;4.45491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eg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74.092014&gt;</text:p>
          </table:table-cell>
          <table:table-cell office:value-type="string">
            <text:p>speed</text:p>
          </table:table-cell>
          <table:table-cell office:value-type="string">
            <text:p>&lt;54.69287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eg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003126&gt;</text:p>
          </table:table-cell>
          <table:table-cell office:value-type="string">
            <text:p>speed</text:p>
          </table:table-cell>
          <table:table-cell office:value-type="string">
            <text:p>&lt;0.26627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29.989749&gt;</text:p>
          </table:table-cell>
          <table:table-cell office:value-type="string">
            <text:p>speed</text:p>
          </table:table-cell>
          <table:table-cell office:value-type="string">
            <text:p>&lt;63.13957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.192765&gt;</text:p>
          </table:table-cell>
          <table:table-cell office:value-type="string">
            <text:p>speed</text:p>
          </table:table-cell>
          <table:table-cell office:value-type="string">
            <text:p>&lt;0.4126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.719657&gt;</text:p>
          </table:table-cell>
          <table:table-cell office:value-type="string">
            <text:p>speed</text:p>
          </table:table-cell>
          <table:table-cell office:value-type="string">
            <text:p>&lt;1.45154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thigh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65.715647&gt;</text:p>
          </table:table-cell>
          <table:table-cell office:value-type="string">
            <text:p>speed</text:p>
          </table:table-cell>
          <table:table-cell office:value-type="string">
            <text:p>&lt;138.37084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73.948525&gt;</text:p>
          </table:table-cell>
          <table:table-cell office:value-type="string">
            <text:p>speed</text:p>
          </table:table-cell>
          <table:table-cell office:value-type="string">
            <text:p>&lt;25.57771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0.898972&gt;</text:p>
          </table:table-cell>
          <table:table-cell office:value-type="string">
            <text:p>speed</text:p>
          </table:table-cell>
          <table:table-cell office:value-type="string">
            <text:p>&lt;14.10130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2.084073&gt;</text:p>
          </table:table-cell>
          <table:table-cell office:value-type="string">
            <text:p>speed</text:p>
          </table:table-cell>
          <table:table-cell office:value-type="string">
            <text:p>&lt;1.91500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81.133597&gt;</text:p>
          </table:table-cell>
          <table:table-cell office:value-type="string">
            <text:p>speed</text:p>
          </table:table-cell>
          <table:table-cell office:value-type="string">
            <text:p>&lt;12.69842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39.773400&gt;</text:p>
          </table:table-cell>
          <table:table-cell office:value-type="string">
            <text:p>speed</text:p>
          </table:table-cell>
          <table:table-cell office:value-type="string">
            <text:p>&lt;5.13875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6.341007&gt;</text:p>
          </table:table-cell>
          <table:table-cell office:value-type="string">
            <text:p>speed</text:p>
          </table:table-cell>
          <table:table-cell office:value-type="string">
            <text:p>&lt;31.45648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570486&gt;</text:p>
          </table:table-cell>
          <table:table-cell office:value-type="string">
            <text:p>speed</text:p>
          </table:table-cell>
          <table:table-cell office:value-type="string">
            <text:p>&lt;1.46802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7.793137&gt;</text:p>
          </table:table-cell>
          <table:table-cell office:value-type="string">
            <text:p>speed</text:p>
          </table:table-cell>
          <table:table-cell office:value-type="string">
            <text:p>&lt;9.65142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7.664778&gt;</text:p>
          </table:table-cell>
          <table:table-cell office:value-type="string">
            <text:p>speed</text:p>
          </table:table-cell>
          <table:table-cell office:value-type="string">
            <text:p>&lt;8.61174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3.159713&gt;</text:p>
          </table:table-cell>
          <table:table-cell office:value-type="string">
            <text:p>speed</text:p>
          </table:table-cell>
          <table:table-cell office:value-type="string">
            <text:p>&lt;1.51446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7.802824&gt;</text:p>
          </table:table-cell>
          <table:table-cell office:value-type="string">
            <text:p>speed</text:p>
          </table:table-cell>
          <table:table-cell office:value-type="string">
            <text:p>&lt;9.81622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7.932691&gt;</text:p>
          </table:table-cell>
          <table:table-cell office:value-type="string">
            <text:p>speed</text:p>
          </table:table-cell>
          <table:table-cell office:value-type="string">
            <text:p>&lt;8.66579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570486&gt;</text:p>
          </table:table-cell>
          <table:table-cell office:value-type="string">
            <text:p>speed</text:p>
          </table:table-cell>
          <table:table-cell office:value-type="string">
            <text:p>&lt;1.46802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7.793137&gt;</text:p>
          </table:table-cell>
          <table:table-cell office:value-type="string">
            <text:p>speed</text:p>
          </table:table-cell>
          <table:table-cell office:value-type="string">
            <text:p>&lt;9.65142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7.664778&gt;</text:p>
          </table:table-cell>
          <table:table-cell office:value-type="string">
            <text:p>speed</text:p>
          </table:table-cell>
          <table:table-cell office:value-type="string">
            <text:p>&lt;8.61174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0.912628&gt;</text:p>
          </table:table-cell>
          <table:table-cell office:value-type="string">
            <text:p>speed</text:p>
          </table:table-cell>
          <table:table-cell office:value-type="string">
            <text:p>&lt;1.34325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7.751233&gt;</text:p>
          </table:table-cell>
          <table:table-cell office:value-type="string">
            <text:p>speed</text:p>
          </table:table-cell>
          <table:table-cell office:value-type="string">
            <text:p>&lt;9.19007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6.911538&gt;</text:p>
          </table:table-cell>
          <table:table-cell office:value-type="string">
            <text:p>speed</text:p>
          </table:table-cell>
          <table:table-cell office:value-type="string">
            <text:p>&lt;8.44907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6.960544&gt;</text:p>
          </table:table-cell>
          <table:table-cell office:value-type="string">
            <text:p>speed</text:p>
          </table:table-cell>
          <table:table-cell office:value-type="string">
            <text:p>&lt;1.07972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7.564201&gt;</text:p>
          </table:table-cell>
          <table:table-cell office:value-type="string">
            <text:p>speed</text:p>
          </table:table-cell>
          <table:table-cell office:value-type="string">
            <text:p>&lt;8.10635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5.121793&gt;</text:p>
          </table:table-cell>
          <table:table-cell office:value-type="string">
            <text:p>speed</text:p>
          </table:table-cell>
          <table:table-cell office:value-type="string">
            <text:p>&lt;7.99884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60.492219&gt;</text:p>
          </table:table-cell>
          <table:table-cell office:value-type="string">
            <text:p>speed</text:p>
          </table:table-cell>
          <table:table-cell office:value-type="string">
            <text:p>&lt;3.38974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6.867275&gt;</text:p>
          </table:table-cell>
          <table:table-cell office:value-type="string">
            <text:p>speed</text:p>
          </table:table-cell>
          <table:table-cell office:value-type="string">
            <text:p>&lt;14.76496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5.748678&gt;</text:p>
          </table:table-cell>
          <table:table-cell office:value-type="string">
            <text:p>speed</text:p>
          </table:table-cell>
          <table:table-cell office:value-type="string">
            <text:p>&lt;9.37462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1.631099&gt;</text:p>
          </table:table-cell>
          <table:table-cell office:value-type="string">
            <text:p>speed</text:p>
          </table:table-cell>
          <table:table-cell office:value-type="string">
            <text:p>&lt;1.39624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7.772046&gt;</text:p>
          </table:table-cell>
          <table:table-cell office:value-type="string">
            <text:p>speed</text:p>
          </table:table-cell>
          <table:table-cell office:value-type="string">
            <text:p>&lt;9.38956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7.237850&gt;</text:p>
          </table:table-cell>
          <table:table-cell office:value-type="string">
            <text:p>speed</text:p>
          </table:table-cell>
          <table:table-cell office:value-type="string">
            <text:p>&lt;8.52148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9.657641&gt;</text:p>
          </table:table-cell>
          <table:table-cell office:value-type="string">
            <text:p>speed</text:p>
          </table:table-cell>
          <table:table-cell office:value-type="string">
            <text:p>&lt;0.38796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5.308119&gt;</text:p>
          </table:table-cell>
          <table:table-cell office:value-type="string">
            <text:p>speed</text:p>
          </table:table-cell>
          <table:table-cell office:value-type="string">
            <text:p>&lt;3.75326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7.539804&gt;</text:p>
          </table:table-cell>
          <table:table-cell office:value-type="string">
            <text:p>speed</text:p>
          </table:table-cell>
          <table:table-cell office:value-type="string">
            <text:p>&lt;5.04051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4.467667&gt;</text:p>
          </table:table-cell>
          <table:table-cell office:value-type="string">
            <text:p>speed</text:p>
          </table:table-cell>
          <table:table-cell office:value-type="string">
            <text:p>&lt;34.40451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7.786480&gt;</text:p>
          </table:table-cell>
          <table:table-cell office:value-type="string">
            <text:p>speed</text:p>
          </table:table-cell>
          <table:table-cell office:value-type="string">
            <text:p>&lt;0.50030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.946557&gt;</text:p>
          </table:table-cell>
          <table:table-cell office:value-type="string">
            <text:p>speed</text:p>
          </table:table-cell>
          <table:table-cell office:value-type="string">
            <text:p>&lt;4.76124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902663&gt;</text:p>
          </table:table-cell>
          <table:table-cell office:value-type="string">
            <text:p>speed</text:p>
          </table:table-cell>
          <table:table-cell office:value-type="string">
            <text:p>&lt;0.32525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4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6.692335&gt;</text:p>
          </table:table-cell>
          <table:table-cell office:value-type="string">
            <text:p>speed</text:p>
          </table:table-cell>
          <table:table-cell office:value-type="string">
            <text:p>&lt;0.43540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4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.681247&gt;</text:p>
          </table:table-cell>
          <table:table-cell office:value-type="string">
            <text:p>speed</text:p>
          </table:table-cell>
          <table:table-cell office:value-type="string">
            <text:p>&lt;4.09648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4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760198&gt;</text:p>
          </table:table-cell>
          <table:table-cell office:value-type="string">
            <text:p>speed</text:p>
          </table:table-cell>
          <table:table-cell office:value-type="string">
            <text:p>&lt;0.24040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3.913488&gt;</text:p>
          </table:table-cell>
          <table:table-cell office:value-type="string">
            <text:p>speed</text:p>
          </table:table-cell>
          <table:table-cell office:value-type="string">
            <text:p>&lt;0.82437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3.374610&gt;</text:p>
          </table:table-cell>
          <table:table-cell office:value-type="string">
            <text:p>speed</text:p>
          </table:table-cell>
          <table:table-cell office:value-type="string">
            <text:p>&lt;8.43688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790163&gt;</text:p>
          </table:table-cell>
          <table:table-cell office:value-type="string">
            <text:p>speed</text:p>
          </table:table-cell>
          <table:table-cell office:value-type="string">
            <text:p>&lt;1.03381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2.627844&gt;</text:p>
          </table:table-cell>
          <table:table-cell office:value-type="string">
            <text:p>speed</text:p>
          </table:table-cell>
          <table:table-cell office:value-type="string">
            <text:p>&lt;0.7622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3.083516&gt;</text:p>
          </table:table-cell>
          <table:table-cell office:value-type="string">
            <text:p>speed</text:p>
          </table:table-cell>
          <table:table-cell office:value-type="string">
            <text:p>&lt;7.67343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591621&gt;</text:p>
          </table:table-cell>
          <table:table-cell office:value-type="string">
            <text:p>speed</text:p>
          </table:table-cell>
          <table:table-cell office:value-type="string">
            <text:p>&lt;0.85257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20.580989&gt;</text:p>
          </table:table-cell>
          <table:table-cell office:value-type="string">
            <text:p>speed</text:p>
          </table:table-cell>
          <table:table-cell office:value-type="string">
            <text:p>&lt;1.09168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4.803616&gt;</text:p>
          </table:table-cell>
          <table:table-cell office:value-type="string">
            <text:p>speed</text:p>
          </table:table-cell>
          <table:table-cell office:value-type="string">
            <text:p>&lt;12.30784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2.918722&gt;</text:p>
          </table:table-cell>
          <table:table-cell office:value-type="string">
            <text:p>speed</text:p>
          </table:table-cell>
          <table:table-cell office:value-type="string">
            <text:p>&lt;2.24492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3.498594&gt;</text:p>
          </table:table-cell>
          <table:table-cell office:value-type="string">
            <text:p>speed</text:p>
          </table:table-cell>
          <table:table-cell office:value-type="string">
            <text:p>&lt;0.80467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3.281191&gt;</text:p>
          </table:table-cell>
          <table:table-cell office:value-type="string">
            <text:p>speed</text:p>
          </table:table-cell>
          <table:table-cell office:value-type="string">
            <text:p>&lt;8.19103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725394&gt;</text:p>
          </table:table-cell>
          <table:table-cell office:value-type="string">
            <text:p>speed</text:p>
          </table:table-cell>
          <table:table-cell office:value-type="string">
            <text:p>&lt;0.97345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orso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.439420&gt;</text:p>
          </table:table-cell>
          <table:table-cell office:value-type="string">
            <text:p>speed</text:p>
          </table:table-cell>
          <table:table-cell office:value-type="string">
            <text:p>&lt;6.786739&gt;</text:p>
          </table:table-cell>
        </table:table-row>
        <table:table-row table:style-name="ro1">
          <table:table-cell office:value-type="string">
            <text:p><text:tab/><text:tab/>sleep</text:p>
          </table:table-cell>
          <table:table-cell office:value-type="float" office:value="465">
            <text:p>465</text:p>
          </table:table-cell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}</text:p>
          </table:table-cell>
          <table:table-cell/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if</text:p>
          </table:table-cell>
          <table:table-cell office:value-type="string">
            <text:p>(bMoving)</text:p>
          </table:table-cell>
          <table:table-cell office:value-type="string">
            <text:p>{</text:p>
          </table:table-cell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8.257273&gt;</text:p>
          </table:table-cell>
          <table:table-cell office:value-type="string">
            <text:p>speed</text:p>
          </table:table-cell>
          <table:table-cell office:value-type="string">
            <text:p>&lt;11.84764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0.732081&gt;</text:p>
          </table:table-cell>
          <table:table-cell office:value-type="string">
            <text:p>speed</text:p>
          </table:table-cell>
          <table:table-cell office:value-type="string">
            <text:p>&lt;26.85974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34.605406&gt;</text:p>
          </table:table-cell>
          <table:table-cell office:value-type="string">
            <text:p>speed</text:p>
          </table:table-cell>
          <table:table-cell office:value-type="string">
            <text:p>&lt;6.78131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9.997576&gt;</text:p>
          </table:table-cell>
          <table:table-cell office:value-type="string">
            <text:p>speed</text:p>
          </table:table-cell>
          <table:table-cell office:value-type="string">
            <text:p>&lt;3.40976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6.890441&gt;</text:p>
          </table:table-cell>
          <table:table-cell office:value-type="string">
            <text:p>speed</text:p>
          </table:table-cell>
          <table:table-cell office:value-type="string">
            <text:p>&lt;13.26293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6.214703&gt;</text:p>
          </table:table-cell>
          <table:table-cell office:value-type="string">
            <text:p>speed</text:p>
          </table:table-cell>
          <table:table-cell office:value-type="string">
            <text:p>&lt;5.46653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2.039118&gt;</text:p>
          </table:table-cell>
          <table:table-cell office:value-type="string">
            <text:p>speed</text:p>
          </table:table-cell>
          <table:table-cell office:value-type="string">
            <text:p>&lt;0.76971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.706834&gt;</text:p>
          </table:table-cell>
          <table:table-cell office:value-type="string">
            <text:p>speed</text:p>
          </table:table-cell>
          <table:table-cell office:value-type="string">
            <text:p>&lt;1.68308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57.845145&gt;</text:p>
          </table:table-cell>
          <table:table-cell office:value-type="string">
            <text:p>speed</text:p>
          </table:table-cell>
          <table:table-cell office:value-type="string">
            <text:p>&lt;43.99256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5.950855&gt;</text:p>
          </table:table-cell>
          <table:table-cell office:value-type="string">
            <text:p>speed</text:p>
          </table:table-cell>
          <table:table-cell office:value-type="string">
            <text:p>&lt;45.50861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75.629606&gt;</text:p>
          </table:table-cell>
          <table:table-cell office:value-type="string">
            <text:p>speed</text:p>
          </table:table-cell>
          <table:table-cell office:value-type="string">
            <text:p>&lt;7.12173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.286389&gt;</text:p>
          </table:table-cell>
          <table:table-cell office:value-type="string">
            <text:p>speed</text:p>
          </table:table-cell>
          <table:table-cell office:value-type="string">
            <text:p>&lt;15.02179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51.667068&gt;</text:p>
          </table:table-cell>
          <table:table-cell office:value-type="string">
            <text:p>speed</text:p>
          </table:table-cell>
          <table:table-cell office:value-type="string">
            <text:p>&lt;20.64393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20.110333&gt;</text:p>
          </table:table-cell>
          <table:table-cell office:value-type="string">
            <text:p>speed</text:p>
          </table:table-cell>
          <table:table-cell office:value-type="string">
            <text:p>&lt;50.19353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0.250496&gt;</text:p>
          </table:table-cell>
          <table:table-cell office:value-type="string">
            <text:p>speed</text:p>
          </table:table-cell>
          <table:table-cell office:value-type="string">
            <text:p>&lt;24.40226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54.026298&gt;</text:p>
          </table:table-cell>
          <table:table-cell office:value-type="string">
            <text:p>speed</text:p>
          </table:table-cell>
          <table:table-cell office:value-type="string">
            <text:p>&lt;21.86418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8.476486&gt;</text:p>
          </table:table-cell>
          <table:table-cell office:value-type="string">
            <text:p>speed</text:p>
          </table:table-cell>
          <table:table-cell office:value-type="string">
            <text:p>&lt;62.03660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hoof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3.633392&gt;</text:p>
          </table:table-cell>
          <table:table-cell office:value-type="string">
            <text:p>speed</text:p>
          </table:table-cell>
          <table:table-cell office:value-type="string">
            <text:p>&lt;30.66068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7.762923&gt;</text:p>
          </table:table-cell>
          <table:table-cell office:value-type="string">
            <text:p>speed</text:p>
          </table:table-cell>
          <table:table-cell office:value-type="string">
            <text:p>&lt;1.48511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0.179529&gt;</text:p>
          </table:table-cell>
          <table:table-cell office:value-type="string">
            <text:p>speed</text:p>
          </table:table-cell>
          <table:table-cell office:value-type="string">
            <text:p>&lt;6.99520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7.756069&gt;</text:p>
          </table:table-cell>
          <table:table-cell office:value-type="string">
            <text:p>speed</text:p>
          </table:table-cell>
          <table:table-cell office:value-type="string">
            <text:p>&lt;1.76604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leg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2.466679&gt;</text:p>
          </table:table-cell>
          <table:table-cell office:value-type="string">
            <text:p>speed</text:p>
          </table:table-cell>
          <table:table-cell office:value-type="string">
            <text:p>&lt;60.71984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0.000000&gt;</text:p>
          </table:table-cell>
          <table:table-cell office:value-type="string">
            <text:p>speed</text:p>
          </table:table-cell>
          <table:table-cell office:value-type="string">
            <text:p>&lt;49.96722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.000000&gt;</text:p>
          </table:table-cell>
          <table:table-cell office:value-type="string">
            <text:p>speed</text:p>
          </table:table-cell>
          <table:table-cell office:value-type="string">
            <text:p>&lt;2.46132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thigh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21.166732&gt;</text:p>
          </table:table-cell>
          <table:table-cell office:value-type="string">
            <text:p>speed</text:p>
          </table:table-cell>
          <table:table-cell office:value-type="string">
            <text:p>&lt;91.380497&gt;</text:p>
          </table:table-cell>
        </table:table-row>
        <table:table-row table:style-name="ro1">
          <table:table-cell office:value-type="string">
            <text:p><text:tab/><text:tab/><text:tab/>move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[0.618146]</text:p>
          </table:table-cell>
          <table:table-cell office:value-type="string">
            <text:p>speed</text:p>
          </table:table-cell>
          <table:table-cell office:value-type="string">
            <text:p>[6.181459]</text:p>
          </table:table-cell>
        </table:table-row>
        <table:table-row table:style-name="ro1">
          <table:table-cell office:value-type="string">
            <text:p><text:tab/><text:tab/><text:tab/>move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[0.325272]</text:p>
          </table:table-cell>
          <table:table-cell office:value-type="string">
            <text:p>speed</text:p>
          </table:table-cell>
          <table:table-cell office:value-type="string">
            <text:p>[3.252716]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60.131640&gt;</text:p>
          </table:table-cell>
          <table:table-cell office:value-type="string">
            <text:p>speed</text:p>
          </table:table-cell>
          <table:table-cell office:value-type="string">
            <text:p>&lt;22.82300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3.699847&gt;</text:p>
          </table:table-cell>
          <table:table-cell office:value-type="string">
            <text:p>speed</text:p>
          </table:table-cell>
          <table:table-cell office:value-type="string">
            <text:p>&lt;16.20996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3.089792&gt;</text:p>
          </table:table-cell>
          <table:table-cell office:value-type="string">
            <text:p>speed</text:p>
          </table:table-cell>
          <table:table-cell office:value-type="string">
            <text:p>&lt;27.94429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70.966232&gt;</text:p>
          </table:table-cell>
          <table:table-cell office:value-type="string">
            <text:p>speed</text:p>
          </table:table-cell>
          <table:table-cell office:value-type="string">
            <text:p>&lt;4.79595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2.909867&gt;</text:p>
          </table:table-cell>
          <table:table-cell office:value-type="string">
            <text:p>speed</text:p>
          </table:table-cell>
          <table:table-cell office:value-type="string">
            <text:p>&lt;34.73643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22.098408&gt;</text:p>
          </table:table-cell>
          <table:table-cell office:value-type="string">
            <text:p>speed</text:p>
          </table:table-cell>
          <table:table-cell office:value-type="string">
            <text:p>&lt;3.52648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520912&gt;</text:p>
          </table:table-cell>
          <table:table-cell office:value-type="string">
            <text:p>speed</text:p>
          </table:table-cell>
          <table:table-cell office:value-type="string">
            <text:p>&lt;0.91838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2.923894&gt;</text:p>
          </table:table-cell>
          <table:table-cell office:value-type="string">
            <text:p>speed</text:p>
          </table:table-cell>
          <table:table-cell office:value-type="string">
            <text:p>&lt;10.11875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6.280735&gt;</text:p>
          </table:table-cell>
          <table:table-cell office:value-type="string">
            <text:p>speed</text:p>
          </table:table-cell>
          <table:table-cell office:value-type="string">
            <text:p>&lt;20.64426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3.097906&gt;</text:p>
          </table:table-cell>
          <table:table-cell office:value-type="string">
            <text:p>speed</text:p>
          </table:table-cell>
          <table:table-cell office:value-type="string">
            <text:p>&lt;0.98286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3.121622&gt;</text:p>
          </table:table-cell>
          <table:table-cell office:value-type="string">
            <text:p>speed</text:p>
          </table:table-cell>
          <table:table-cell office:value-type="string">
            <text:p>&lt;10.14441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6.295983&gt;</text:p>
          </table:table-cell>
          <table:table-cell office:value-type="string">
            <text:p>speed</text:p>
          </table:table-cell>
          <table:table-cell office:value-type="string">
            <text:p>&lt;20.97264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2.520912&gt;</text:p>
          </table:table-cell>
          <table:table-cell office:value-type="string">
            <text:p>speed</text:p>
          </table:table-cell>
          <table:table-cell office:value-type="string">
            <text:p>&lt;0.91838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2.923894&gt;</text:p>
          </table:table-cell>
          <table:table-cell office:value-type="string">
            <text:p>speed</text:p>
          </table:table-cell>
          <table:table-cell office:value-type="string">
            <text:p>&lt;10.11875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6.280735&gt;</text:p>
          </table:table-cell>
          <table:table-cell office:value-type="string">
            <text:p>speed</text:p>
          </table:table-cell>
          <table:table-cell office:value-type="string">
            <text:p>&lt;20.64426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0.899149&gt;</text:p>
          </table:table-cell>
          <table:table-cell office:value-type="string">
            <text:p>speed</text:p>
          </table:table-cell>
          <table:table-cell office:value-type="string">
            <text:p>&lt;0.74604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2.368345&gt;</text:p>
          </table:table-cell>
          <table:table-cell office:value-type="string">
            <text:p>speed</text:p>
          </table:table-cell>
          <table:table-cell office:value-type="string">
            <text:p>&lt;10.02909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6.226954&gt;</text:p>
          </table:table-cell>
          <table:table-cell office:value-type="string">
            <text:p>speed</text:p>
          </table:table-cell>
          <table:table-cell office:value-type="string">
            <text:p>&lt;19.72493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1.050256&gt;</text:p>
          </table:table-cell>
          <table:table-cell office:value-type="string">
            <text:p>speed</text:p>
          </table:table-cell>
          <table:table-cell office:value-type="string">
            <text:p>&lt;9.71262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6.034501&gt;</text:p>
          </table:table-cell>
          <table:table-cell office:value-type="string">
            <text:p>speed</text:p>
          </table:table-cell>
          <table:table-cell office:value-type="string">
            <text:p>&lt;17.56247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60.368449&gt;</text:p>
          </table:table-cell>
          <table:table-cell office:value-type="string">
            <text:p>speed</text:p>
          </table:table-cell>
          <table:table-cell office:value-type="string">
            <text:p>&lt;3.62020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8.929599&gt;</text:p>
          </table:table-cell>
          <table:table-cell office:value-type="string">
            <text:p>speed</text:p>
          </table:table-cell>
          <table:table-cell office:value-type="string">
            <text:p>&lt;9.39129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5.807124&gt;</text:p>
          </table:table-cell>
          <table:table-cell office:value-type="string">
            <text:p>speed</text:p>
          </table:table-cell>
          <table:table-cell office:value-type="string">
            <text:p>&lt;30.95780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41.601692&gt;</text:p>
          </table:table-cell>
          <table:table-cell office:value-type="string">
            <text:p>speed</text:p>
          </table:table-cell>
          <table:table-cell office:value-type="string">
            <text:p>&lt;0.81907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2.608951&gt;</text:p>
          </table:table-cell>
          <table:table-cell office:value-type="string">
            <text:p>speed</text:p>
          </table:table-cell>
          <table:table-cell office:value-type="string">
            <text:p>&lt;10.07108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6.252227&gt;</text:p>
          </table:table-cell>
          <table:table-cell office:value-type="string">
            <text:p>speed</text:p>
          </table:table-cell>
          <table:table-cell office:value-type="string">
            <text:p>&lt;20.12248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5.486218&gt;</text:p>
          </table:table-cell>
          <table:table-cell office:value-type="string">
            <text:p>speed</text:p>
          </table:table-cell>
          <table:table-cell office:value-type="string">
            <text:p>&lt;6.66138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.147571&gt;</text:p>
          </table:table-cell>
          <table:table-cell office:value-type="string">
            <text:p>speed</text:p>
          </table:table-cell>
          <table:table-cell office:value-type="string">
            <text:p>&lt;8.647019&gt;</text:p>
          </table:table-cell>
        </table:table-row>
        <table:table-row table:style-name="ro1">
          <table:table-cell office:value-type="string">
            <text:p><text:tab/><text:tab/><text:tab/>move</text:p>
          </table:table-cell>
          <table:table-cell office:value-type="string">
            <text:p>pelvis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[-9.275864]</text:p>
          </table:table-cell>
          <table:table-cell office:value-type="string">
            <text:p>speed</text:p>
          </table:table-cell>
          <table:table-cell office:value-type="string">
            <text:p>[17.450790]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7.467921&gt;</text:p>
          </table:table-cell>
          <table:table-cell office:value-type="string">
            <text:p>speed</text:p>
          </table:table-cell>
          <table:table-cell office:value-type="string">
            <text:p>&lt;12.00977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3.700585&gt;</text:p>
          </table:table-cell>
          <table:table-cell office:value-type="string">
            <text:p>speed</text:p>
          </table:table-cell>
          <table:table-cell office:value-type="string">
            <text:p>&lt;2.71834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24.898927&gt;</text:p>
          </table:table-cell>
          <table:table-cell office:value-type="string">
            <text:p>speed</text:p>
          </table:table-cell>
          <table:table-cell office:value-type="string">
            <text:p>&lt;12.29664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9.532889&gt;</text:p>
          </table:table-cell>
          <table:table-cell office:value-type="string">
            <text:p>speed</text:p>
          </table:table-cell>
          <table:table-cell office:value-type="string">
            <text:p>&lt;40.41884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9.705100&gt;</text:p>
          </table:table-cell>
          <table:table-cell office:value-type="string">
            <text:p>speed</text:p>
          </table:table-cell>
          <table:table-cell office:value-type="string">
            <text:p>&lt;0.68715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3.784766&gt;</text:p>
          </table:table-cell>
          <table:table-cell office:value-type="string">
            <text:p>speed</text:p>
          </table:table-cell>
          <table:table-cell office:value-type="string">
            <text:p>&lt;55.25674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62.510178&gt;</text:p>
          </table:table-cell>
          <table:table-cell office:value-type="string">
            <text:p>speed</text:p>
          </table:table-cell>
          <table:table-cell office:value-type="string">
            <text:p>&lt;1.79538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6.955031&gt;</text:p>
          </table:table-cell>
          <table:table-cell office:value-type="string">
            <text:p>speed</text:p>
          </table:table-cell>
          <table:table-cell office:value-type="string">
            <text:p>&lt;91.99428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87.797048&gt;</text:p>
          </table:table-cell>
          <table:table-cell office:value-type="string">
            <text:p>speed</text:p>
          </table:table-cell>
          <table:table-cell office:value-type="string">
            <text:p>&lt;0.54037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8.054225&gt;</text:p>
          </table:table-cell>
          <table:table-cell office:value-type="string">
            <text:p>speed</text:p>
          </table:table-cell>
          <table:table-cell office:value-type="string">
            <text:p>&lt;8.33457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6.749683&gt;</text:p>
          </table:table-cell>
          <table:table-cell office:value-type="string">
            <text:p>speed</text:p>
          </table:table-cell>
          <table:table-cell office:value-type="string">
            <text:p>&lt;1.50721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16.524502&gt;</text:p>
          </table:table-cell>
          <table:table-cell office:value-type="string">
            <text:p>speed</text:p>
          </table:table-cell>
          <table:table-cell office:value-type="string">
            <text:p>&lt;24.16256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49.844610&gt;</text:p>
          </table:table-cell>
          <table:table-cell office:value-type="string">
            <text:p>speed</text:p>
          </table:table-cell>
          <table:table-cell office:value-type="string">
            <text:p>&lt;12.21936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8.609073&gt;</text:p>
          </table:table-cell>
          <table:table-cell office:value-type="string">
            <text:p>speed</text:p>
          </table:table-cell>
          <table:table-cell office:value-type="string">
            <text:p>&lt;54.00871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87.754591&gt;</text:p>
          </table:table-cell>
          <table:table-cell office:value-type="string">
            <text:p>speed</text:p>
          </table:table-cell>
          <table:table-cell office:value-type="string">
            <text:p>&lt;9.92286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25.997370&gt;</text:p>
          </table:table-cell>
          <table:table-cell office:value-type="string">
            <text:p>speed</text:p>
          </table:table-cell>
          <table:table-cell office:value-type="string">
            <text:p>&lt;32.27875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5.472835&gt;</text:p>
          </table:table-cell>
          <table:table-cell office:value-type="string">
            <text:p>speed</text:p>
          </table:table-cell>
          <table:table-cell office:value-type="string">
            <text:p>&lt;8.33484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hoof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27.022540&gt;</text:p>
          </table:table-cell>
          <table:table-cell office:value-type="string">
            <text:p>speed</text:p>
          </table:table-cell>
          <table:table-cell office:value-type="string">
            <text:p>&lt;176.99351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3.142789&gt;</text:p>
          </table:table-cell>
          <table:table-cell office:value-type="string">
            <text:p>speed</text:p>
          </table:table-cell>
          <table:table-cell office:value-type="string">
            <text:p>&lt;0.78186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11.466047&gt;</text:p>
          </table:table-cell>
          <table:table-cell office:value-type="string">
            <text:p>speed</text:p>
          </table:table-cell>
          <table:table-cell office:value-type="string">
            <text:p>&lt;5.81784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6.987187&gt;</text:p>
          </table:table-cell>
          <table:table-cell office:value-type="string">
            <text:p>speed</text:p>
          </table:table-cell>
          <table:table-cell office:value-type="string">
            <text:p>&lt;5.62833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leg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3.591398&gt;</text:p>
          </table:table-cell>
          <table:table-cell office:value-type="string">
            <text:p>speed</text:p>
          </table:table-cell>
          <table:table-cell office:value-type="string">
            <text:p>&lt;352.50307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39.999995&gt;</text:p>
          </table:table-cell>
          <table:table-cell office:value-type="string">
            <text:p>speed</text:p>
          </table:table-cell>
          <table:table-cell office:value-type="string">
            <text:p>&lt;50.05123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0.000000&gt;</text:p>
          </table:table-cell>
          <table:table-cell office:value-type="string">
            <text:p>speed</text:p>
          </table:table-cell>
          <table:table-cell office:value-type="string">
            <text:p>&lt;0.96382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.000000&gt;</text:p>
          </table:table-cell>
          <table:table-cell office:value-type="string">
            <text:p>speed</text:p>
          </table:table-cell>
          <table:table-cell office:value-type="string">
            <text:p>&lt;3.59828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thigh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30.613936&gt;</text:p>
          </table:table-cell>
          <table:table-cell office:value-type="string">
            <text:p>speed</text:p>
          </table:table-cell>
          <table:table-cell office:value-type="string">
            <text:p>&lt;175.50855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78.709959&gt;</text:p>
          </table:table-cell>
          <table:table-cell office:value-type="string">
            <text:p>speed</text:p>
          </table:table-cell>
          <table:table-cell office:value-type="string">
            <text:p>&lt;23.80717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21.802073&gt;</text:p>
          </table:table-cell>
          <table:table-cell office:value-type="string">
            <text:p>speed</text:p>
          </table:table-cell>
          <table:table-cell office:value-type="string">
            <text:p>&lt;4.51550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1.479017&gt;</text:p>
          </table:table-cell>
          <table:table-cell office:value-type="string">
            <text:p>speed</text:p>
          </table:table-cell>
          <table:table-cell office:value-type="string">
            <text:p>&lt;3.02527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80.431249&gt;</text:p>
          </table:table-cell>
          <table:table-cell office:value-type="string">
            <text:p>speed</text:p>
          </table:table-cell>
          <table:table-cell office:value-type="string">
            <text:p>&lt;3.51174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38.334611&gt;</text:p>
          </table:table-cell>
          <table:table-cell office:value-type="string">
            <text:p>speed</text:p>
          </table:table-cell>
          <table:table-cell office:value-type="string">
            <text:p>&lt;7.19394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9.599791&gt;</text:p>
          </table:table-cell>
          <table:table-cell office:value-type="string">
            <text:p>speed</text:p>
          </table:table-cell>
          <table:table-cell office:value-type="string">
            <text:p>&lt;16.29391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6.283512&gt;</text:p>
          </table:table-cell>
          <table:table-cell office:value-type="string">
            <text:p>speed</text:p>
          </table:table-cell>
          <table:table-cell office:value-type="string">
            <text:p>&lt;7.54812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7.776022&gt;</text:p>
          </table:table-cell>
          <table:table-cell office:value-type="string">
            <text:p>speed</text:p>
          </table:table-cell>
          <table:table-cell office:value-type="string">
            <text:p>&lt;0.55621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6.273458&gt;</text:p>
          </table:table-cell>
          <table:table-cell office:value-type="string">
            <text:p>speed</text:p>
          </table:table-cell>
          <table:table-cell office:value-type="string">
            <text:p>&lt;7.64683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8.037030&gt;</text:p>
          </table:table-cell>
          <table:table-cell office:value-type="string">
            <text:p>speed</text:p>
          </table:table-cell>
          <table:table-cell office:value-type="string">
            <text:p>&lt;0.52169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6.283512&gt;</text:p>
          </table:table-cell>
          <table:table-cell office:value-type="string">
            <text:p>speed</text:p>
          </table:table-cell>
          <table:table-cell office:value-type="string">
            <text:p>&lt;7.54812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7.776022&gt;</text:p>
          </table:table-cell>
          <table:table-cell office:value-type="string">
            <text:p>speed</text:p>
          </table:table-cell>
          <table:table-cell office:value-type="string">
            <text:p>&lt;0.55621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6.297597&gt;</text:p>
          </table:table-cell>
          <table:table-cell office:value-type="string">
            <text:p>speed</text:p>
          </table:table-cell>
          <table:table-cell office:value-type="string">
            <text:p>&lt;7.26818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7.041054&gt;</text:p>
          </table:table-cell>
          <table:table-cell office:value-type="string">
            <text:p>speed</text:p>
          </table:table-cell>
          <table:table-cell office:value-type="string">
            <text:p>&lt;0.64757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6.246483&gt;</text:p>
          </table:table-cell>
          <table:table-cell office:value-type="string">
            <text:p>speed</text:p>
          </table:table-cell>
          <table:table-cell office:value-type="string">
            <text:p>&lt;6.588593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5.287813&gt;</text:p>
          </table:table-cell>
          <table:table-cell office:value-type="string">
            <text:p>speed</text:p>
          </table:table-cell>
          <table:table-cell office:value-type="string">
            <text:p>&lt;0.83009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60.262219&gt;</text:p>
          </table:table-cell>
          <table:table-cell office:value-type="string">
            <text:p>speed</text:p>
          </table:table-cell>
          <table:table-cell office:value-type="string">
            <text:p>&lt;1.14999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4.804269&gt;</text:p>
          </table:table-cell>
          <table:table-cell office:value-type="string">
            <text:p>speed</text:p>
          </table:table-cell>
          <table:table-cell office:value-type="string">
            <text:p>&lt;10.31502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25.561875&gt;</text:p>
          </table:table-cell>
          <table:table-cell office:value-type="string">
            <text:p>speed</text:p>
          </table:table-cell>
          <table:table-cell office:value-type="string">
            <text:p>&lt;0.93401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6.294068&gt;</text:p>
          </table:table-cell>
          <table:table-cell office:value-type="string">
            <text:p>speed</text:p>
          </table:table-cell>
          <table:table-cell office:value-type="string">
            <text:p>&lt;7.38989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17.359655&gt;</text:p>
          </table:table-cell>
          <table:table-cell office:value-type="string">
            <text:p>speed</text:p>
          </table:table-cell>
          <table:table-cell office:value-type="string">
            <text:p>&lt;0.60902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4.610904&gt;</text:p>
          </table:table-cell>
          <table:table-cell office:value-type="string">
            <text:p>speed</text:p>
          </table:table-cell>
          <table:table-cell office:value-type="string">
            <text:p>&lt;3.48607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7.742648&gt;</text:p>
          </table:table-cell>
          <table:table-cell office:value-type="string">
            <text:p>speed</text:p>
          </table:table-cell>
          <table:table-cell office:value-type="string">
            <text:p>&lt;1.01421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-54.979181&gt;</text:p>
          </table:table-cell>
          <table:table-cell office:value-type="string">
            <text:p>speed</text:p>
          </table:table-cell>
          <table:table-cell office:value-type="string">
            <text:p>&lt;5.70571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5.360678&gt;</text:p>
          </table:table-cell>
          <table:table-cell office:value-type="string">
            <text:p>speed</text:p>
          </table:table-cell>
          <table:table-cell office:value-type="string">
            <text:p>&lt;0.56319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4.105791&gt;</text:p>
          </table:table-cell>
          <table:table-cell office:value-type="string">
            <text:p>speed</text:p>
          </table:table-cell>
          <table:table-cell office:value-type="string">
            <text:p>&lt;92.86729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8.001912&gt;</text:p>
          </table:table-cell>
          <table:table-cell office:value-type="string">
            <text:p>speed</text:p>
          </table:table-cell>
          <table:table-cell office:value-type="string">
            <text:p>&lt;1.07716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0.625310&gt;</text:p>
          </table:table-cell>
          <table:table-cell office:value-type="string">
            <text:p>speed</text:p>
          </table:table-cell>
          <table:table-cell office:value-type="string">
            <text:p>&lt;12.85933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710640&gt;</text:p>
          </table:table-cell>
          <table:table-cell office:value-type="string">
            <text:p>speed</text:p>
          </table:table-cell>
          <table:table-cell office:value-type="string">
            <text:p>&lt;0.960118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4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6.880226&gt;</text:p>
          </table:table-cell>
          <table:table-cell office:value-type="string">
            <text:p>speed</text:p>
          </table:table-cell>
          <table:table-cell office:value-type="string">
            <text:p>&lt;0.93945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4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0.531727&gt;</text:p>
          </table:table-cell>
          <table:table-cell office:value-type="string">
            <text:p>speed</text:p>
          </table:table-cell>
          <table:table-cell office:value-type="string">
            <text:p>&lt;11.06486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4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0.616348&gt;</text:p>
          </table:table-cell>
          <table:table-cell office:value-type="string">
            <text:p>speed</text:p>
          </table:table-cell>
          <table:table-cell office:value-type="string">
            <text:p>&lt;0.71925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4.263955&gt;</text:p>
          </table:table-cell>
          <table:table-cell office:value-type="string">
            <text:p>speed</text:p>
          </table:table-cell>
          <table:table-cell office:value-type="string">
            <text:p>&lt;1.752336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180511&gt;</text:p>
          </table:table-cell>
          <table:table-cell office:value-type="string">
            <text:p>speed</text:p>
          </table:table-cell>
          <table:table-cell office:value-type="string">
            <text:p>&lt;22.77560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202288&gt;</text:p>
          </table:table-cell>
          <table:table-cell office:value-type="string">
            <text:p>speed</text:p>
          </table:table-cell>
          <table:table-cell office:value-type="string">
            <text:p>&lt;2.939375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2.952810&gt;</text:p>
          </table:table-cell>
          <table:table-cell office:value-type="string">
            <text:p>speed</text:p>
          </table:table-cell>
          <table:table-cell office:value-type="string">
            <text:p>&lt;1.624829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059840&gt;</text:p>
          </table:table-cell>
          <table:table-cell office:value-type="string">
            <text:p>speed</text:p>
          </table:table-cell>
          <table:table-cell office:value-type="string">
            <text:p>&lt;20.71678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104389&gt;</text:p>
          </table:table-cell>
          <table:table-cell office:value-type="string">
            <text:p>speed</text:p>
          </table:table-cell>
          <table:table-cell office:value-type="string">
            <text:p>&lt;2.436164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21.037913&gt;</text:p>
          </table:table-cell>
          <table:table-cell office:value-type="string">
            <text:p>speed</text:p>
          </table:table-cell>
          <table:table-cell office:value-type="string">
            <text:p>&lt;2.284621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837886&gt;</text:p>
          </table:table-cell>
          <table:table-cell office:value-type="string">
            <text:p>speed</text:p>
          </table:table-cell>
          <table:table-cell office:value-type="string">
            <text:p>&lt;33.20751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662824&gt;</text:p>
          </table:table-cell>
          <table:table-cell office:value-type="string">
            <text:p>speed</text:p>
          </table:table-cell>
          <table:table-cell office:value-type="string">
            <text:p>&lt;6.279490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13.841003&gt;</text:p>
          </table:table-cell>
          <table:table-cell office:value-type="string">
            <text:p>speed</text:p>
          </table:table-cell>
          <table:table-cell office:value-type="string">
            <text:p>&lt;1.712042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1.141338&gt;</text:p>
          </table:table-cell>
          <table:table-cell office:value-type="string">
            <text:p>speed</text:p>
          </table:table-cell>
          <table:table-cell office:value-type="string">
            <text:p>&lt;22.11264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-1.171009&gt;</text:p>
          </table:table-cell>
          <table:table-cell office:value-type="string">
            <text:p>speed</text:p>
          </table:table-cell>
          <table:table-cell office:value-type="string">
            <text:p>&lt;2.771927&gt;</text:p>
          </table:table-cell>
        </table:table-row>
        <table:table-row table:style-name="ro1">
          <table:table-cell office:value-type="string">
            <text:p><text:tab/><text:tab/><text:tab/>turn</text:p>
          </table:table-cell>
          <table:table-cell office:value-type="string">
            <text:p>torso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-0.000000&gt;</text:p>
          </table:table-cell>
          <table:table-cell office:value-type="string">
            <text:p>speed</text:p>
          </table:table-cell>
          <table:table-cell office:value-type="string">
            <text:p>&lt;7.197098&gt;</text:p>
          </table:table-cell>
        </table:table-row>
        <table:table-row table:style-name="ro1">
          <table:table-cell office:value-type="string">
            <text:p><text:tab/><text:tab/>sleep</text:p>
          </table:table-cell>
          <table:table-cell office:value-type="float" office:value="199">
            <text:p>199</text:p>
          </table:table-cell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<text:tab/>}</text:p>
          </table:table-cell>
          <table:table-cell/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}</text:p>
          </table:table-cell>
          <table:table-cell/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}</text:p>
          </table:table-cell>
          <table:table-cell/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//</text:p>
          </table:table-cell>
          <table:table-cell office:value-type="string">
            <text:p>Call</text:p>
          </table:table-cell>
          <table:table-cell office:value-type="string">
            <text:p>this</text:p>
          </table:table-cell>
          <table:table-cell office:value-type="string">
            <text:p>from</text:p>
          </table:table-cell>
          <table:table-cell office:value-type="string">
            <text:p>MotionControl()!</text:p>
          </table:table-cell>
          <table:table-cell/>
          <table:table-cell/>
        </table:table-row>
        <table:table-row table:style-name="ro1">
          <table:table-cell office:value-type="string">
            <text:p>StopWalking()</text:p>
          </table:table-cell>
          <table:table-cell office:value-type="string">
            <text:p>{</text:p>
          </table:table-cell>
          <table:table-cell/>
          <table:table-cell table:number-columns-repeated="2"/>
          <table:table-cell/>
          <table:table-cell/>
        </table:table-row>
        <table:table-row table:style-name="ro1">
          <table:table-cell office:value-type="string">
            <text:p><text:tab/>move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[0]</text:p>
          </table:table-cell>
          <table:table-cell office:value-type="string">
            <text:p>speed</text:p>
          </table:table-cell>
          <table:table-cell office:value-type="string">
            <text:p>[6.505432]</text:p>
          </table:table-cell>
        </table:table-row>
        <table:table-row table:style-name="ro1">
          <table:table-cell office:value-type="string">
            <text:p><text:tab/>move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[0]</text:p>
          </table:table-cell>
          <table:table-cell office:value-type="string">
            <text:p>speed</text:p>
          </table:table-cell>
          <table:table-cell office:value-type="string">
            <text:p>[12.362919]</text:p>
          </table:table-cell>
        </table:table-row>
        <table:table-row table:style-name="ro1">
          <table:table-cell office:value-type="string">
            <text:p><text:tab/>move</text:p>
          </table:table-cell>
          <table:table-cell office:value-type="string">
            <text:p>pelvis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[0]</text:p>
          </table:table-cell>
          <table:table-cell office:value-type="string">
            <text:p>speed</text:p>
          </table:table-cell>
          <table:table-cell office:value-type="string">
            <text:p>[44.873428]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6.045275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1.989248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1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55.253441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5.57731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0.18972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1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7.700001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0.21514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3.48657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2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.666680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62.97677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71.71698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2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88.06751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49.687878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16.96022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51.172324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49.151818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16.45228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finger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55.430110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hoof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353.356097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hoof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1.342080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hoof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01.142134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.74492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8.469823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larm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1.859671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leg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563.111548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leg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93.672351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leg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38.176431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94.54588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1.351265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shoulder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6.767452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thigh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62.940153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thigh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30.129961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thigh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57.56784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3.338083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31.16040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9.83792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5.541264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9.499454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43.301745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4.902915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4.963813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1.621277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4.899158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5.360793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1.72024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4.902915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4.963813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4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1.621277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4.90144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3.853108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4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1.331950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4.827407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1.244315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4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0.999252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3.839727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37.410684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5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3.60309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4.904247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4.333302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5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1.45929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3.392538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0.54186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lwing5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7.59051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3.503887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8.26749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1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7.54612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2.44461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8.701087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1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53.058631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55.256743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92.780670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2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54.891720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.660837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4.502045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2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6.647712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4.162563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54.079094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47.561860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3.291287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8.526342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finger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56.157462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hoof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76.993518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.357988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8.341292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larm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5.951190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leg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352.503077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leg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0.266271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65.25842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7.64211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shoulder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0.963824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thigh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91.068054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40.864305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0.570503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30.85940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5.83703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43.098443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30.41025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.548105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2.202665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3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3.57755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.603110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2.43539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3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3.815283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.548105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2.202665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4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3.57755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.40138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1.532667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4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2.91289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.097758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9.84875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4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1.35649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3.944362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7.802695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5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1.027113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.463527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1.825724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5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3.200150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0.387963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1.294885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rwing53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5.180112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1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5.705718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1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92.867292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1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0.563194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.077164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0.960118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2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2.85933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4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0.93945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4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0.719254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4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1.064869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.883288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.939375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5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2.775604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.713566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.436164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7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0.716780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.718757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6.279490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8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33.207510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x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.828758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y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.771927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ail9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22.112647&gt;</text:p>
          </table:table-cell>
        </table:table-row>
        <table:table-row table:style-name="ro1">
          <table:table-cell office:value-type="string">
            <text:p><text:tab/>turn</text:p>
          </table:table-cell>
          <table:table-cell office:value-type="string">
            <text:p>torso</text:p>
          </table:table-cell>
          <table:table-cell office:value-type="string">
            <text:p>to</text:p>
          </table:table-cell>
          <table:table-cell office:value-type="string">
            <text:p>z-axis</text:p>
          </table:table-cell>
          <table:table-cell office:value-type="string">
            <text:p>&lt;0&gt;</text:p>
          </table:table-cell>
          <table:table-cell office:value-type="string">
            <text:p>speed</text:p>
          </table:table-cell>
          <table:table-cell office:value-type="string">
            <text:p>&lt;12.344179&gt;</text:p>
          </table:table-cell>
        </table:table-row>
        <table:table-row table:style-name="ro1">
          <table:table-cell office:value-type="string">
            <text:p>}</text:p>
          </table:table-cell>
          <table:table-cell table:number-columns-repeated="6"/>
        </table:table-row>
      </table:table>
      <table:table table:name="Lua" table:style-name="ta1" table:print="false">
        <table:table-column table:style-name="co1" table:number-columns-repeated="14" table:default-cell-style-name="Default"/>
        <table:table-row table:style-name="ro1">
          <table:table-cell table:formula="of:=IF(RIGHT([' ;'.A1];4)=&quot;turn&quot;;&quot;Turn2&quot;;[' ;'.A1])" office:value-type="string" office:string-value="Walk()">
            <text:p>Walk()</text:p>
          </table:table-cell>
          <table:table-cell table:number-columns-repeated="7"/>
          <table:table-cell table:style-name="ce1" office:value-type="string">
            <text:p>MOVEANIMATIONSPEED</text:p>
          </table:table-cell>
          <table:table-cell office:value-type="float" office:value="1">
            <text:p>1</text:p>
          </table:table-cell>
          <table:table-cell/>
          <table:table-cell table:style-name="ce1" office:value-type="string">
            <text:p>MOVEANIMATIONSLEEPTIME</text:p>
          </table:table-cell>
          <table:table-cell office:value-type="float" office:value="100">
            <text:p>100</text:p>
          </table:table-cell>
          <table:table-cell office:value-type="string">
            <text:p>Turn2( pelvis, z_axis, -2, MOVEANIMATIONSPEED*0.3 )</text:p>
          </table:table-cell>
        </table:table-row>
        <table:table-row table:style-name="ro1">
          <table:table-cell table:formula="of:=IF(RIGHT([' ;'.A2];4)=&quot;turn&quot;;&quot;Turn2&quot;;[' ;'.A2])" office:value-type="string" office:string-value="&#9;if">
            <text:p><text:tab/>if</text:p>
          </table:table-cell>
          <table:table-cell table:number-columns-repeated="13"/>
        </table:table-row>
        <table:table-row table:style-name="ro1">
          <table:table-cell table:formula="of:=IF(RIGHT([' ;'.A3];4)=&quot;turn&quot;;&quot;Turn2&quot;;IF(RIGHT([' ;'.A3];4)=&quot;move&quot;;&quot;Move&quot;;[' ;'.A3]))" office:value-type="string" office:string-value="Turn2">
            <text:p>Turn2</text:p>
          </table:table-cell>
          <table:table-cell table:formula="of:=[' ;'.B3]" office:value-type="string" office:string-value="lfinger11">
            <text:p>lfinger11</text:p>
          </table:table-cell>
          <table:table-cell table:formula="of:=LEFT([' ;'.D3];1)&amp;&quot;_&quot;&amp;RIGHT([' ;'.D3];4)" office:value-type="string" office:string-value="x_axis">
            <text:p>x_axis</text:p>
          </table:table-cell>
          <table:table-cell table:formula="of:=ROUND(VALUE(MID([' ;'.E3];2;LEN([' ;'.E3])-2));1)" office:value-type="float" office:value="-21.3">
            <text:p>-21.3</text:p>
          </table:table-cell>
          <table:table-cell table:formula="of:=VALUE(MID([' ;'.G3];2;LEN([' ;'.G3])-2))" office:value-type="float" office:value="5.484653">
            <text:p>5.484653</text:p>
          </table:table-cell>
          <table:table-cell table:formula="of:=ROUND([.E3]/[.$J$1];2)" office:value-type="float" office:value="5.48">
            <text:p>5.48</text:p>
          </table:table-cell>
          <table:table-cell/>
          <table:table-cell table:formula="of:=IF(RIGHT([.A3];5)=&quot;sleep&quot;;&quot;Sleep(&quot;&amp;[.$L$1]&amp;&quot;*&quot;&amp;ROUND(VALUE([.B3]);2)/[.$M$1]&amp;&quot;)&quot;;[.A3]&amp;&quot;( &quot;&amp;[.B3]&amp;&quot;, &quot;&amp;[.C3]&amp;&quot;, &quot;&amp;[.D3]&amp;&quot;, &quot;&amp;[.$I$1]&amp;&quot;*&quot;&amp;[.F3]&amp;&quot; )&quot;)" office:value-type="string" office:string-value="Turn2( lfinger11, x_axis, -21.3, MOVEANIMATIONSPEED*5.48 )">
            <text:p>Turn2( lfinger11, x_axis, -21.3, MOVEANIMATIONSPEED*5.48 )</text:p>
          </table:table-cell>
          <table:table-cell table:number-columns-repeated="6"/>
        </table:table-row>
        <table:table-row table:style-name="ro1">
          <table:table-cell table:formula="of:=IF(RIGHT([' ;'.A4];4)=&quot;turn&quot;;&quot;Turn2&quot;;IF(RIGHT([' ;'.A4];4)=&quot;move&quot;;&quot;Move&quot;;[' ;'.A4]))" office:value-type="string" office:string-value="Turn2">
            <text:p>Turn2</text:p>
          </table:table-cell>
          <table:table-cell table:formula="of:=[' ;'.B4]" office:value-type="string" office:string-value="lfinger11">
            <text:p>lfinger11</text:p>
          </table:table-cell>
          <table:table-cell table:formula="of:=LEFT([' ;'.D4];1)&amp;&quot;_&quot;&amp;RIGHT([' ;'.D4];4)" office:value-type="string" office:string-value="z_axis">
            <text:p>z_axis</text:p>
          </table:table-cell>
          <table:table-cell table:formula="of:=ROUND(VALUE(MID([' ;'.E4];2;LEN([' ;'.E4])-2));1)" office:value-type="float" office:value="-11.5">
            <text:p>-11.5</text:p>
          </table:table-cell>
          <table:table-cell table:formula="of:=VALUE(MID([' ;'.G4];2;LEN([' ;'.G4])-2))" office:value-type="float" office:value="39.238495">
            <text:p>39.238495</text:p>
          </table:table-cell>
          <table:table-cell table:formula="of:=ROUND([.E4]/[.$J$1];2)" office:value-type="float" office:value="39.24">
            <text:p>39.24</text:p>
          </table:table-cell>
          <table:table-cell/>
          <table:table-cell table:formula="of:=IF(RIGHT([.A4];5)=&quot;sleep&quot;;&quot;Sleep(&quot;&amp;[.$L$1]&amp;&quot;*&quot;&amp;ROUND(VALUE([.B4]);2)/[.$M$1]&amp;&quot;)&quot;;[.A4]&amp;&quot;( &quot;&amp;[.B4]&amp;&quot;, &quot;&amp;[.C4]&amp;&quot;, &quot;&amp;[.D4]&amp;&quot;, &quot;&amp;[.$I$1]&amp;&quot;*&quot;&amp;[.F4]&amp;&quot; )&quot;)" office:value-type="string" office:string-value="Turn2( lfinger11, z_axis, -11.5, MOVEANIMATIONSPEED*39.24 )">
            <text:p>Turn2( lfinger11, z_axis, -11.5, MOVEANIMATIONSPEED*39.24 )</text:p>
          </table:table-cell>
          <table:table-cell table:number-columns-repeated="6"/>
        </table:table-row>
        <table:table-row table:style-name="ro1">
          <table:table-cell table:formula="of:=IF(RIGHT([' ;'.A5];4)=&quot;turn&quot;;&quot;Turn2&quot;;IF(RIGHT([' ;'.A5];4)=&quot;move&quot;;&quot;Move&quot;;[' ;'.A5]))" office:value-type="string" office:string-value="Turn2">
            <text:p>Turn2</text:p>
          </table:table-cell>
          <table:table-cell table:formula="of:=[' ;'.B5]" office:value-type="string" office:string-value="lfinger11">
            <text:p>lfinger11</text:p>
          </table:table-cell>
          <table:table-cell table:formula="of:=LEFT([' ;'.D5];1)&amp;&quot;_&quot;&amp;RIGHT([' ;'.D5];4)" office:value-type="string" office:string-value="y_axis">
            <text:p>y_axis</text:p>
          </table:table-cell>
          <table:table-cell table:formula="of:=ROUND(VALUE(MID([' ;'.E5];2;LEN([' ;'.E5])-2));1)" office:value-type="float" office:value="-36.6">
            <text:p>-36.6</text:p>
          </table:table-cell>
          <table:table-cell table:formula="of:=VALUE(MID([' ;'.G5];2;LEN([' ;'.G5])-2))" office:value-type="float" office:value="3.495462">
            <text:p>3.495462</text:p>
          </table:table-cell>
          <table:table-cell table:formula="of:=ROUND([.E5]/[.$J$1];2)" office:value-type="float" office:value="3.5">
            <text:p>3.5</text:p>
          </table:table-cell>
          <table:table-cell/>
          <table:table-cell table:formula="of:=IF(RIGHT([.A5];5)=&quot;sleep&quot;;&quot;Sleep(&quot;&amp;[.$L$1]&amp;&quot;*&quot;&amp;ROUND(VALUE([.B5]);2)/[.$M$1]&amp;&quot;)&quot;;[.A5]&amp;&quot;( &quot;&amp;[.B5]&amp;&quot;, &quot;&amp;[.C5]&amp;&quot;, &quot;&amp;[.D5]&amp;&quot;, &quot;&amp;[.$I$1]&amp;&quot;*&quot;&amp;[.F5]&amp;&quot; )&quot;)" office:value-type="string" office:string-value="Turn2( lfinger11, y_axis, -36.6, MOVEANIMATIONSPEED*3.5 )">
            <text:p>Turn2( lfinger11, y_axis, -36.6, MOVEANIMATIONSPEED*3.5 )</text:p>
          </table:table-cell>
          <table:table-cell table:number-columns-repeated="6"/>
        </table:table-row>
        <table:table-row table:style-name="ro1">
          <table:table-cell table:formula="of:=IF(RIGHT([' ;'.A6];4)=&quot;turn&quot;;&quot;Turn2&quot;;IF(RIGHT([' ;'.A6];4)=&quot;move&quot;;&quot;Move&quot;;[' ;'.A6]))" office:value-type="string" office:string-value="Turn2">
            <text:p>Turn2</text:p>
          </table:table-cell>
          <table:table-cell table:formula="of:=[' ;'.B6]" office:value-type="string" office:string-value="lfinger12">
            <text:p>lfinger12</text:p>
          </table:table-cell>
          <table:table-cell table:formula="of:=LEFT([' ;'.D6];1)&amp;&quot;_&quot;&amp;RIGHT([' ;'.D6];4)" office:value-type="string" office:string-value="x_axis">
            <text:p>x_axis</text:p>
          </table:table-cell>
          <table:table-cell table:formula="of:=ROUND(VALUE(MID([' ;'.E6];2;LEN([' ;'.E6])-2));1)" office:value-type="float" office:value="-9.5">
            <text:p>-9.5</text:p>
          </table:table-cell>
          <table:table-cell table:formula="of:=VALUE(MID([' ;'.G6];2;LEN([' ;'.G6])-2))" office:value-type="float" office:value="0.78693">
            <text:p>0.78693</text:p>
          </table:table-cell>
          <table:table-cell table:formula="of:=ROUND([.E6]/[.$J$1];2)" office:value-type="float" office:value="0.79">
            <text:p>0.79</text:p>
          </table:table-cell>
          <table:table-cell/>
          <table:table-cell table:formula="of:=IF(RIGHT([.A6];5)=&quot;sleep&quot;;&quot;Sleep(&quot;&amp;[.$L$1]&amp;&quot;*&quot;&amp;ROUND(VALUE([.B6]);2)/[.$M$1]&amp;&quot;)&quot;;[.A6]&amp;&quot;( &quot;&amp;[.B6]&amp;&quot;, &quot;&amp;[.C6]&amp;&quot;, &quot;&amp;[.D6]&amp;&quot;, &quot;&amp;[.$I$1]&amp;&quot;*&quot;&amp;[.F6]&amp;&quot; )&quot;)" office:value-type="string" office:string-value="Turn2( lfinger12, x_axis, -9.5, MOVEANIMATIONSPEED*0.79 )">
            <text:p>Turn2( lfinger12, x_axis, -9.5, MOVEANIMATIONSPEED*0.79 )</text:p>
          </table:table-cell>
          <table:table-cell table:number-columns-repeated="6"/>
        </table:table-row>
        <table:table-row table:style-name="ro1">
          <table:table-cell table:formula="of:=IF(RIGHT([' ;'.A7];4)=&quot;turn&quot;;&quot;Turn2&quot;;IF(RIGHT([' ;'.A7];4)=&quot;move&quot;;&quot;Move&quot;;[' ;'.A7]))" office:value-type="string" office:string-value="Turn2">
            <text:p>Turn2</text:p>
          </table:table-cell>
          <table:table-cell table:formula="of:=[' ;'.B7]" office:value-type="string" office:string-value="lfinger12">
            <text:p>lfinger12</text:p>
          </table:table-cell>
          <table:table-cell table:formula="of:=LEFT([' ;'.D7];1)&amp;&quot;_&quot;&amp;RIGHT([' ;'.D7];4)" office:value-type="string" office:string-value="z_axis">
            <text:p>z_axis</text:p>
          </table:table-cell>
          <table:table-cell table:formula="of:=ROUND(VALUE(MID([' ;'.E7];2;LEN([' ;'.E7])-2));1)" office:value-type="float" office:value="-4.3">
            <text:p>-4.3</text:p>
          </table:table-cell>
          <table:table-cell table:formula="of:=VALUE(MID([' ;'.G7];2;LEN([' ;'.G7])-2))" office:value-type="float" office:value="19.700777">
            <text:p>19.700777</text:p>
          </table:table-cell>
          <table:table-cell table:formula="of:=ROUND([.E7]/[.$J$1];2)" office:value-type="float" office:value="19.7">
            <text:p>19.7</text:p>
          </table:table-cell>
          <table:table-cell/>
          <table:table-cell table:formula="of:=IF(RIGHT([.A7];5)=&quot;sleep&quot;;&quot;Sleep(&quot;&amp;[.$L$1]&amp;&quot;*&quot;&amp;ROUND(VALUE([.B7]);2)/[.$M$1]&amp;&quot;)&quot;;[.A7]&amp;&quot;( &quot;&amp;[.B7]&amp;&quot;, &quot;&amp;[.C7]&amp;&quot;, &quot;&amp;[.D7]&amp;&quot;, &quot;&amp;[.$I$1]&amp;&quot;*&quot;&amp;[.F7]&amp;&quot; )&quot;)" office:value-type="string" office:string-value="Turn2( lfinger12, z_axis, -4.3, MOVEANIMATIONSPEED*19.7 )">
            <text:p>Turn2( lfinger12, z_axis, -4.3, MOVEANIMATIONSPEED*19.7 )</text:p>
          </table:table-cell>
          <table:table-cell table:number-columns-repeated="6"/>
        </table:table-row>
        <table:table-row table:style-name="ro1">
          <table:table-cell table:formula="of:=IF(RIGHT([' ;'.A8];4)=&quot;turn&quot;;&quot;Turn2&quot;;IF(RIGHT([' ;'.A8];4)=&quot;move&quot;;&quot;Move&quot;;[' ;'.A8]))" office:value-type="string" office:string-value="Turn2">
            <text:p>Turn2</text:p>
          </table:table-cell>
          <table:table-cell table:formula="of:=[' ;'.B8]" office:value-type="string" office:string-value="lfinger12">
            <text:p>lfinger12</text:p>
          </table:table-cell>
          <table:table-cell table:formula="of:=LEFT([' ;'.D8];1)&amp;&quot;_&quot;&amp;RIGHT([' ;'.D8];4)" office:value-type="string" office:string-value="y_axis">
            <text:p>y_axis</text:p>
          </table:table-cell>
          <table:table-cell table:formula="of:=ROUND(VALUE(MID([' ;'.E8];2;LEN([' ;'.E8])-2));1)" office:value-type="float" office:value="-18.3">
            <text:p>-18.3</text:p>
          </table:table-cell>
          <table:table-cell table:formula="of:=VALUE(MID([' ;'.G8];2;LEN([' ;'.G8])-2))" office:value-type="float" office:value="3.587889">
            <text:p>3.587889</text:p>
          </table:table-cell>
          <table:table-cell table:formula="of:=ROUND([.E8]/[.$J$1];2)" office:value-type="float" office:value="3.59">
            <text:p>3.59</text:p>
          </table:table-cell>
          <table:table-cell/>
          <table:table-cell table:formula="of:=IF(RIGHT([.A8];5)=&quot;sleep&quot;;&quot;Sleep(&quot;&amp;[.$L$1]&amp;&quot;*&quot;&amp;ROUND(VALUE([.B8]);2)/[.$M$1]&amp;&quot;)&quot;;[.A8]&amp;&quot;( &quot;&amp;[.B8]&amp;&quot;, &quot;&amp;[.C8]&amp;&quot;, &quot;&amp;[.D8]&amp;&quot;, &quot;&amp;[.$I$1]&amp;&quot;*&quot;&amp;[.F8]&amp;&quot; )&quot;)" office:value-type="string" office:string-value="Turn2( lfinger12, y_axis, -18.3, MOVEANIMATIONSPEED*3.59 )">
            <text:p>Turn2( lfinger12, y_axis, -18.3, MOVEANIMATIONSPEED*3.59 )</text:p>
          </table:table-cell>
          <table:table-cell table:number-columns-repeated="6"/>
        </table:table-row>
        <table:table-row table:style-name="ro1">
          <table:table-cell table:formula="of:=IF(RIGHT([' ;'.A9];4)=&quot;turn&quot;;&quot;Turn2&quot;;IF(RIGHT([' ;'.A9];4)=&quot;move&quot;;&quot;Move&quot;;[' ;'.A9]))" office:value-type="string" office:string-value="Turn2">
            <text:p>Turn2</text:p>
          </table:table-cell>
          <table:table-cell table:formula="of:=[' ;'.B9]" office:value-type="string" office:string-value="lfinger21">
            <text:p>lfinger21</text:p>
          </table:table-cell>
          <table:table-cell table:formula="of:=LEFT([' ;'.D9];1)&amp;&quot;_&quot;&amp;RIGHT([' ;'.D9];4)" office:value-type="string" office:string-value="x_axis">
            <text:p>x_axis</text:p>
          </table:table-cell>
          <table:table-cell table:formula="of:=ROUND(VALUE(MID([' ;'.E9];2;LEN([' ;'.E9])-2));1)" office:value-type="float" office:value="-0.2">
            <text:p>-0.2</text:p>
          </table:table-cell>
          <table:table-cell table:formula="of:=VALUE(MID([' ;'.G9];2;LEN([' ;'.G9])-2))" office:value-type="float" office:value="0.195216">
            <text:p>0.195216</text:p>
          </table:table-cell>
          <table:table-cell table:formula="of:=ROUND([.E9]/[.$J$1];2)" office:value-type="float" office:value="0.2">
            <text:p>0.2</text:p>
          </table:table-cell>
          <table:table-cell/>
          <table:table-cell table:formula="of:=IF(RIGHT([.A9];5)=&quot;sleep&quot;;&quot;Sleep(&quot;&amp;[.$L$1]&amp;&quot;*&quot;&amp;ROUND(VALUE([.B9]);2)/[.$M$1]&amp;&quot;)&quot;;[.A9]&amp;&quot;( &quot;&amp;[.B9]&amp;&quot;, &quot;&amp;[.C9]&amp;&quot;, &quot;&amp;[.D9]&amp;&quot;, &quot;&amp;[.$I$1]&amp;&quot;*&quot;&amp;[.F9]&amp;&quot; )&quot;)" office:value-type="string" office:string-value="Turn2( lfinger21, x_axis, -0.2, MOVEANIMATIONSPEED*0.2 )">
            <text:p>Turn2( lfinger21, x_axis, -0.2, MOVEANIMATIONSPEED*0.2 )</text:p>
          </table:table-cell>
          <table:table-cell table:number-columns-repeated="6"/>
        </table:table-row>
        <table:table-row table:style-name="ro1">
          <table:table-cell table:formula="of:=IF(RIGHT([' ;'.A10];4)=&quot;turn&quot;;&quot;Turn2&quot;;IF(RIGHT([' ;'.A10];4)=&quot;move&quot;;&quot;Move&quot;;[' ;'.A10]))" office:value-type="string" office:string-value="Turn2">
            <text:p>Turn2</text:p>
          </table:table-cell>
          <table:table-cell table:formula="of:=[' ;'.B10]" office:value-type="string" office:string-value="lfinger21">
            <text:p>lfinger21</text:p>
          </table:table-cell>
          <table:table-cell table:formula="of:=LEFT([' ;'.D10];1)&amp;&quot;_&quot;&amp;RIGHT([' ;'.D10];4)" office:value-type="string" office:string-value="y_axis">
            <text:p>y_axis</text:p>
          </table:table-cell>
          <table:table-cell table:formula="of:=ROUND(VALUE(MID([' ;'.E10];2;LEN([' ;'.E10])-2));1)" office:value-type="float" office:value="-0.7">
            <text:p>-0.7</text:p>
          </table:table-cell>
          <table:table-cell table:formula="of:=VALUE(MID([' ;'.G10];2;LEN([' ;'.G10])-2))" office:value-type="float" office:value="2.467977">
            <text:p>2.467977</text:p>
          </table:table-cell>
          <table:table-cell table:formula="of:=ROUND([.E10]/[.$J$1];2)" office:value-type="float" office:value="2.47">
            <text:p>2.47</text:p>
          </table:table-cell>
          <table:table-cell/>
          <table:table-cell table:formula="of:=IF(RIGHT([.A10];5)=&quot;sleep&quot;;&quot;Sleep(&quot;&amp;[.$L$1]&amp;&quot;*&quot;&amp;ROUND(VALUE([.B10]);2)/[.$M$1]&amp;&quot;)&quot;;[.A10]&amp;&quot;( &quot;&amp;[.B10]&amp;&quot;, &quot;&amp;[.C10]&amp;&quot;, &quot;&amp;[.D10]&amp;&quot;, &quot;&amp;[.$I$1]&amp;&quot;*&quot;&amp;[.F10]&amp;&quot; )&quot;)" office:value-type="string" office:string-value="Turn2( lfinger21, y_axis, -0.7, MOVEANIMATIONSPEED*2.47 )">
            <text:p>Turn2( lfinger21, y_axis, -0.7, MOVEANIMATIONSPEED*2.47 )</text:p>
          </table:table-cell>
          <table:table-cell table:number-columns-repeated="6"/>
        </table:table-row>
        <table:table-row table:style-name="ro1">
          <table:table-cell table:formula="of:=IF(RIGHT([' ;'.A11];4)=&quot;turn&quot;;&quot;Turn2&quot;;IF(RIGHT([' ;'.A11];4)=&quot;move&quot;;&quot;Move&quot;;[' ;'.A11]))" office:value-type="string" office:string-value="Turn2">
            <text:p>Turn2</text:p>
          </table:table-cell>
          <table:table-cell table:formula="of:=[' ;'.B11]" office:value-type="string" office:string-value="lfinger22">
            <text:p>lfinger22</text:p>
          </table:table-cell>
          <table:table-cell table:formula="of:=LEFT([' ;'.D11];1)&amp;&quot;_&quot;&amp;RIGHT([' ;'.D11];4)" office:value-type="string" office:string-value="x_axis">
            <text:p>x_axis</text:p>
          </table:table-cell>
          <table:table-cell table:formula="of:=ROUND(VALUE(MID([' ;'.E11];2;LEN([' ;'.E11])-2));1)" office:value-type="float" office:value="-79.1">
            <text:p>-79.1</text:p>
          </table:table-cell>
          <table:table-cell table:formula="of:=VALUE(MID([' ;'.G11];2;LEN([' ;'.G11])-2))" office:value-type="float" office:value="37.608882">
            <text:p>37.608882</text:p>
          </table:table-cell>
          <table:table-cell table:formula="of:=ROUND([.E11]/[.$J$1];2)" office:value-type="float" office:value="37.61">
            <text:p>37.61</text:p>
          </table:table-cell>
          <table:table-cell/>
          <table:table-cell table:formula="of:=IF(RIGHT([.A11];5)=&quot;sleep&quot;;&quot;Sleep(&quot;&amp;[.$L$1]&amp;&quot;*&quot;&amp;ROUND(VALUE([.B11]);2)/[.$M$1]&amp;&quot;)&quot;;[.A11]&amp;&quot;( &quot;&amp;[.B11]&amp;&quot;, &quot;&amp;[.C11]&amp;&quot;, &quot;&amp;[.D11]&amp;&quot;, &quot;&amp;[.$I$1]&amp;&quot;*&quot;&amp;[.F11]&amp;&quot; )&quot;)" office:value-type="string" office:string-value="Turn2( lfinger22, x_axis, -79.1, MOVEANIMATIONSPEED*37.61 )">
            <text:p>Turn2( lfinger22, x_axis, -79.1, MOVEANIMATIONSPEED*37.61 )</text:p>
          </table:table-cell>
          <table:table-cell table:number-columns-repeated="6"/>
        </table:table-row>
        <table:table-row table:style-name="ro1">
          <table:table-cell table:formula="of:=IF(RIGHT([' ;'.A12];4)=&quot;turn&quot;;&quot;Turn2&quot;;IF(RIGHT([' ;'.A12];4)=&quot;move&quot;;&quot;Move&quot;;[' ;'.A12]))" office:value-type="string" office:string-value="Turn2">
            <text:p>Turn2</text:p>
          </table:table-cell>
          <table:table-cell table:formula="of:=[' ;'.B12]" office:value-type="string" office:string-value="lfinger22">
            <text:p>lfinger22</text:p>
          </table:table-cell>
          <table:table-cell table:formula="of:=LEFT([' ;'.D12];1)&amp;&quot;_&quot;&amp;RIGHT([' ;'.D12];4)" office:value-type="string" office:string-value="z_axis">
            <text:p>z_axis</text:p>
          </table:table-cell>
          <table:table-cell table:formula="of:=ROUND(VALUE(MID([' ;'.E12];2;LEN([' ;'.E12])-2));1)" office:value-type="float" office:value="-49.9">
            <text:p>-49.9</text:p>
          </table:table-cell>
          <table:table-cell table:formula="of:=VALUE(MID([' ;'.G12];2;LEN([' ;'.G12])-2))" office:value-type="float" office:value="59.881116">
            <text:p>59.881116</text:p>
          </table:table-cell>
          <table:table-cell table:formula="of:=ROUND([.E12]/[.$J$1];2)" office:value-type="float" office:value="59.88">
            <text:p>59.88</text:p>
          </table:table-cell>
          <table:table-cell/>
          <table:table-cell table:formula="of:=IF(RIGHT([.A12];5)=&quot;sleep&quot;;&quot;Sleep(&quot;&amp;[.$L$1]&amp;&quot;*&quot;&amp;ROUND(VALUE([.B12]);2)/[.$M$1]&amp;&quot;)&quot;;[.A12]&amp;&quot;( &quot;&amp;[.B12]&amp;&quot;, &quot;&amp;[.C12]&amp;&quot;, &quot;&amp;[.D12]&amp;&quot;, &quot;&amp;[.$I$1]&amp;&quot;*&quot;&amp;[.F12]&amp;&quot; )&quot;)" office:value-type="string" office:string-value="Turn2( lfinger22, z_axis, -49.9, MOVEANIMATIONSPEED*59.88 )">
            <text:p>Turn2( lfinger22, z_axis, -49.9, MOVEANIMATIONSPEED*59.88 )</text:p>
          </table:table-cell>
          <table:table-cell table:number-columns-repeated="6"/>
        </table:table-row>
        <table:table-row table:style-name="ro1">
          <table:table-cell table:formula="of:=IF(RIGHT([' ;'.A13];4)=&quot;turn&quot;;&quot;Turn2&quot;;IF(RIGHT([' ;'.A13];4)=&quot;move&quot;;&quot;Move&quot;;[' ;'.A13]))" office:value-type="string" office:string-value="Turn2">
            <text:p>Turn2</text:p>
          </table:table-cell>
          <table:table-cell table:formula="of:=[' ;'.B13]" office:value-type="string" office:string-value="lfinger22">
            <text:p>lfinger22</text:p>
          </table:table-cell>
          <table:table-cell table:formula="of:=LEFT([' ;'.D13];1)&amp;&quot;_&quot;&amp;RIGHT([' ;'.D13];4)" office:value-type="string" office:string-value="y_axis">
            <text:p>y_axis</text:p>
          </table:table-cell>
          <table:table-cell table:formula="of:=ROUND(VALUE(MID([' ;'.E13];2;LEN([' ;'.E13])-2));1)" office:value-type="float" office:value="-70.6">
            <text:p>-70.6</text:p>
          </table:table-cell>
          <table:table-cell table:formula="of:=VALUE(MID([' ;'.G13];2;LEN([' ;'.G13])-2))" office:value-type="float" office:value="9.068595">
            <text:p>9.068595</text:p>
          </table:table-cell>
          <table:table-cell table:formula="of:=ROUND([.E13]/[.$J$1];2)" office:value-type="float" office:value="9.07">
            <text:p>9.07</text:p>
          </table:table-cell>
          <table:table-cell/>
          <table:table-cell table:formula="of:=IF(RIGHT([.A13];5)=&quot;sleep&quot;;&quot;Sleep(&quot;&amp;[.$L$1]&amp;&quot;*&quot;&amp;ROUND(VALUE([.B13]);2)/[.$M$1]&amp;&quot;)&quot;;[.A13]&amp;&quot;( &quot;&amp;[.B13]&amp;&quot;, &quot;&amp;[.C13]&amp;&quot;, &quot;&amp;[.D13]&amp;&quot;, &quot;&amp;[.$I$1]&amp;&quot;*&quot;&amp;[.F13]&amp;&quot; )&quot;)" office:value-type="string" office:string-value="Turn2( lfinger22, y_axis, -70.6, MOVEANIMATIONSPEED*9.07 )">
            <text:p>Turn2( lfinger22, y_axis, -70.6, MOVEANIMATIONSPEED*9.07 )</text:p>
          </table:table-cell>
          <table:table-cell table:number-columns-repeated="6"/>
        </table:table-row>
        <table:table-row table:style-name="ro1">
          <table:table-cell table:formula="of:=IF(RIGHT([' ;'.A14];4)=&quot;turn&quot;;&quot;Turn2&quot;;IF(RIGHT([' ;'.A14];4)=&quot;move&quot;;&quot;Move&quot;;[' ;'.A14]))" office:value-type="string" office:string-value="Turn2">
            <text:p>Turn2</text:p>
          </table:table-cell>
          <table:table-cell table:formula="of:=[' ;'.B14]" office:value-type="string" office:string-value="lfinger31">
            <text:p>lfinger31</text:p>
          </table:table-cell>
          <table:table-cell table:formula="of:=LEFT([' ;'.D14];1)&amp;&quot;_&quot;&amp;RIGHT([' ;'.D14];4)" office:value-type="string" office:string-value="x_axis">
            <text:p>x_axis</text:p>
          </table:table-cell>
          <table:table-cell table:formula="of:=ROUND(VALUE(MID([' ;'.E14];2;LEN([' ;'.E14])-2));1)" office:value-type="float" office:value="17.9">
            <text:p>17.9</text:p>
          </table:table-cell>
          <table:table-cell table:formula="of:=VALUE(MID([' ;'.G14];2;LEN([' ;'.G14])-2))" office:value-type="float" office:value="35.52876">
            <text:p>35.52876</text:p>
          </table:table-cell>
          <table:table-cell table:formula="of:=ROUND([.E14]/[.$J$1];2)" office:value-type="float" office:value="35.53">
            <text:p>35.53</text:p>
          </table:table-cell>
          <table:table-cell/>
          <table:table-cell table:formula="of:=IF(RIGHT([.A14];5)=&quot;sleep&quot;;&quot;Sleep(&quot;&amp;[.$L$1]&amp;&quot;*&quot;&amp;ROUND(VALUE([.B14]);2)/[.$M$1]&amp;&quot;)&quot;;[.A14]&amp;&quot;( &quot;&amp;[.B14]&amp;&quot;, &quot;&amp;[.C14]&amp;&quot;, &quot;&amp;[.D14]&amp;&quot;, &quot;&amp;[.$I$1]&amp;&quot;*&quot;&amp;[.F14]&amp;&quot; )&quot;)" office:value-type="string" office:string-value="Turn2( lfinger31, x_axis, 17.9, MOVEANIMATIONSPEED*35.53 )">
            <text:p>Turn2( lfinger31, x_axis, 17.9, MOVEANIMATIONSPEED*35.53 )</text:p>
          </table:table-cell>
          <table:table-cell table:number-columns-repeated="6"/>
        </table:table-row>
        <table:table-row table:style-name="ro1">
          <table:table-cell table:formula="of:=IF(RIGHT([' ;'.A15];4)=&quot;turn&quot;;&quot;Turn2&quot;;IF(RIGHT([' ;'.A15];4)=&quot;move&quot;;&quot;Move&quot;;[' ;'.A15]))" office:value-type="string" office:string-value="Turn2">
            <text:p>Turn2</text:p>
          </table:table-cell>
          <table:table-cell table:formula="of:=[' ;'.B15]" office:value-type="string" office:string-value="lfinger31">
            <text:p>lfinger31</text:p>
          </table:table-cell>
          <table:table-cell table:formula="of:=LEFT([' ;'.D15];1)&amp;&quot;_&quot;&amp;RIGHT([' ;'.D15];4)" office:value-type="string" office:string-value="z_axis">
            <text:p>z_axis</text:p>
          </table:table-cell>
          <table:table-cell table:formula="of:=ROUND(VALUE(MID([' ;'.E15];2;LEN([' ;'.E15])-2));1)" office:value-type="float" office:value="-49.4">
            <text:p>-49.4</text:p>
          </table:table-cell>
          <table:table-cell table:formula="of:=VALUE(MID([' ;'.G15];2;LEN([' ;'.G15])-2))" office:value-type="float" office:value="3.963394">
            <text:p>3.963394</text:p>
          </table:table-cell>
          <table:table-cell table:formula="of:=ROUND([.E15]/[.$J$1];2)" office:value-type="float" office:value="3.96">
            <text:p>3.96</text:p>
          </table:table-cell>
          <table:table-cell/>
          <table:table-cell table:formula="of:=IF(RIGHT([.A15];5)=&quot;sleep&quot;;&quot;Sleep(&quot;&amp;[.$L$1]&amp;&quot;*&quot;&amp;ROUND(VALUE([.B15]);2)/[.$M$1]&amp;&quot;)&quot;;[.A15]&amp;&quot;( &quot;&amp;[.B15]&amp;&quot;, &quot;&amp;[.C15]&amp;&quot;, &quot;&amp;[.D15]&amp;&quot;, &quot;&amp;[.$I$1]&amp;&quot;*&quot;&amp;[.F15]&amp;&quot; )&quot;)" office:value-type="string" office:string-value="Turn2( lfinger31, z_axis, -49.4, MOVEANIMATIONSPEED*3.96 )">
            <text:p>Turn2( lfinger31, z_axis, -49.4, MOVEANIMATIONSPEED*3.96 )</text:p>
          </table:table-cell>
          <table:table-cell table:number-columns-repeated="6"/>
        </table:table-row>
        <table:table-row table:style-name="ro1">
          <table:table-cell table:formula="of:=IF(RIGHT([' ;'.A16];4)=&quot;turn&quot;;&quot;Turn2&quot;;IF(RIGHT([' ;'.A16];4)=&quot;move&quot;;&quot;Move&quot;;[' ;'.A16]))" office:value-type="string" office:string-value="Turn2">
            <text:p>Turn2</text:p>
          </table:table-cell>
          <table:table-cell table:formula="of:=[' ;'.B16]" office:value-type="string" office:string-value="lfinger31">
            <text:p>lfinger31</text:p>
          </table:table-cell>
          <table:table-cell table:formula="of:=LEFT([' ;'.D16];1)&amp;&quot;_&quot;&amp;RIGHT([' ;'.D16];4)" office:value-type="string" office:string-value="y_axis">
            <text:p>y_axis</text:p>
          </table:table-cell>
          <table:table-cell table:formula="of:=ROUND(VALUE(MID([' ;'.E16];2;LEN([' ;'.E16])-2));1)" office:value-type="float" office:value="27.1">
            <text:p>27.1</text:p>
          </table:table-cell>
          <table:table-cell table:formula="of:=VALUE(MID([' ;'.G16];2;LEN([' ;'.G16])-2))" office:value-type="float" office:value="83.289996">
            <text:p>83.289996</text:p>
          </table:table-cell>
          <table:table-cell table:formula="of:=ROUND([.E16]/[.$J$1];2)" office:value-type="float" office:value="83.29">
            <text:p>83.29</text:p>
          </table:table-cell>
          <table:table-cell/>
          <table:table-cell table:formula="of:=IF(RIGHT([.A16];5)=&quot;sleep&quot;;&quot;Sleep(&quot;&amp;[.$L$1]&amp;&quot;*&quot;&amp;ROUND(VALUE([.B16]);2)/[.$M$1]&amp;&quot;)&quot;;[.A16]&amp;&quot;( &quot;&amp;[.B16]&amp;&quot;, &quot;&amp;[.C16]&amp;&quot;, &quot;&amp;[.D16]&amp;&quot;, &quot;&amp;[.$I$1]&amp;&quot;*&quot;&amp;[.F16]&amp;&quot; )&quot;)" office:value-type="string" office:string-value="Turn2( lfinger31, y_axis, 27.1, MOVEANIMATIONSPEED*83.29 )">
            <text:p>Turn2( lfinger31, y_axis, 27.1, MOVEANIMATIONSPEED*83.29 )</text:p>
          </table:table-cell>
          <table:table-cell table:number-columns-repeated="6"/>
        </table:table-row>
        <table:table-row table:style-name="ro1">
          <table:table-cell table:formula="of:=IF(RIGHT([' ;'.A17];4)=&quot;turn&quot;;&quot;Turn2&quot;;IF(RIGHT([' ;'.A17];4)=&quot;move&quot;;&quot;Move&quot;;[' ;'.A17]))" office:value-type="string" office:string-value="Turn2">
            <text:p>Turn2</text:p>
          </table:table-cell>
          <table:table-cell table:formula="of:=[' ;'.B17]" office:value-type="string" office:string-value="lfinger32">
            <text:p>lfinger32</text:p>
          </table:table-cell>
          <table:table-cell table:formula="of:=LEFT([' ;'.D17];1)&amp;&quot;_&quot;&amp;RIGHT([' ;'.D17];4)" office:value-type="string" office:string-value="x_axis">
            <text:p>x_axis</text:p>
          </table:table-cell>
          <table:table-cell table:formula="of:=ROUND(VALUE(MID([' ;'.E17];2;LEN([' ;'.E17])-2));1)" office:value-type="float" office:value="-24">
            <text:p>-24</text:p>
          </table:table-cell>
          <table:table-cell table:formula="of:=VALUE(MID([' ;'.G17];2;LEN([' ;'.G17])-2))" office:value-type="float" office:value="28.654956">
            <text:p>28.654956</text:p>
          </table:table-cell>
          <table:table-cell table:formula="of:=ROUND([.E17]/[.$J$1];2)" office:value-type="float" office:value="28.65">
            <text:p>28.65</text:p>
          </table:table-cell>
          <table:table-cell/>
          <table:table-cell table:formula="of:=IF(RIGHT([.A17];5)=&quot;sleep&quot;;&quot;Sleep(&quot;&amp;[.$L$1]&amp;&quot;*&quot;&amp;ROUND(VALUE([.B17]);2)/[.$M$1]&amp;&quot;)&quot;;[.A17]&amp;&quot;( &quot;&amp;[.B17]&amp;&quot;, &quot;&amp;[.C17]&amp;&quot;, &quot;&amp;[.D17]&amp;&quot;, &quot;&amp;[.$I$1]&amp;&quot;*&quot;&amp;[.F17]&amp;&quot; )&quot;)" office:value-type="string" office:string-value="Turn2( lfinger32, x_axis, -24, MOVEANIMATIONSPEED*28.65 )">
            <text:p>Turn2( lfinger32, x_axis, -24, MOVEANIMATIONSPEED*28.65 )</text:p>
          </table:table-cell>
          <table:table-cell table:number-columns-repeated="6"/>
        </table:table-row>
        <table:table-row table:style-name="ro1">
          <table:table-cell table:formula="of:=IF(RIGHT([' ;'.A18];4)=&quot;turn&quot;;&quot;Turn2&quot;;IF(RIGHT([' ;'.A18];4)=&quot;move&quot;;&quot;Move&quot;;[' ;'.A18]))" office:value-type="string" office:string-value="Turn2">
            <text:p>Turn2</text:p>
          </table:table-cell>
          <table:table-cell table:formula="of:=[' ;'.B18]" office:value-type="string" office:string-value="lfinger32">
            <text:p>lfinger32</text:p>
          </table:table-cell>
          <table:table-cell table:formula="of:=LEFT([' ;'.D18];1)&amp;&quot;_&quot;&amp;RIGHT([' ;'.D18];4)" office:value-type="string" office:string-value="z_axis">
            <text:p>z_axis</text:p>
          </table:table-cell>
          <table:table-cell table:formula="of:=ROUND(VALUE(MID([' ;'.E18];2;LEN([' ;'.E18])-2));1)" office:value-type="float" office:value="-49.7">
            <text:p>-49.7</text:p>
          </table:table-cell>
          <table:table-cell table:formula="of:=VALUE(MID([' ;'.G18];2;LEN([' ;'.G18])-2))" office:value-type="float" office:value="7.585469">
            <text:p>7.585469</text:p>
          </table:table-cell>
          <table:table-cell table:formula="of:=ROUND([.E18]/[.$J$1];2)" office:value-type="float" office:value="7.59">
            <text:p>7.59</text:p>
          </table:table-cell>
          <table:table-cell/>
          <table:table-cell table:formula="of:=IF(RIGHT([.A18];5)=&quot;sleep&quot;;&quot;Sleep(&quot;&amp;[.$L$1]&amp;&quot;*&quot;&amp;ROUND(VALUE([.B18]);2)/[.$M$1]&amp;&quot;)&quot;;[.A18]&amp;&quot;( &quot;&amp;[.B18]&amp;&quot;, &quot;&amp;[.C18]&amp;&quot;, &quot;&amp;[.D18]&amp;&quot;, &quot;&amp;[.$I$1]&amp;&quot;*&quot;&amp;[.F18]&amp;&quot; )&quot;)" office:value-type="string" office:string-value="Turn2( lfinger32, z_axis, -49.7, MOVEANIMATIONSPEED*7.59 )">
            <text:p>Turn2( lfinger32, z_axis, -49.7, MOVEANIMATIONSPEED*7.59 )</text:p>
          </table:table-cell>
          <table:table-cell table:number-columns-repeated="6"/>
        </table:table-row>
        <table:table-row table:style-name="ro1">
          <table:table-cell table:formula="of:=IF(RIGHT([' ;'.A19];4)=&quot;turn&quot;;&quot;Turn2&quot;;IF(RIGHT([' ;'.A19];4)=&quot;move&quot;;&quot;Move&quot;;[' ;'.A19]))" office:value-type="string" office:string-value="Turn2">
            <text:p>Turn2</text:p>
          </table:table-cell>
          <table:table-cell table:formula="of:=[' ;'.B19]" office:value-type="string" office:string-value="lfinger32">
            <text:p>lfinger32</text:p>
          </table:table-cell>
          <table:table-cell table:formula="of:=LEFT([' ;'.D19];1)&amp;&quot;_&quot;&amp;RIGHT([' ;'.D19];4)" office:value-type="string" office:string-value="y_axis">
            <text:p>y_axis</text:p>
          </table:table-cell>
          <table:table-cell table:formula="of:=ROUND(VALUE(MID([' ;'.E19];2;LEN([' ;'.E19])-2));1)" office:value-type="float" office:value="23.6">
            <text:p>23.6</text:p>
          </table:table-cell>
          <table:table-cell table:formula="of:=VALUE(MID([' ;'.G19];2;LEN([' ;'.G19])-2))" office:value-type="float" office:value="74.418695">
            <text:p>74.418695</text:p>
          </table:table-cell>
          <table:table-cell table:formula="of:=ROUND([.E19]/[.$J$1];2)" office:value-type="float" office:value="74.42">
            <text:p>74.42</text:p>
          </table:table-cell>
          <table:table-cell/>
          <table:table-cell table:formula="of:=IF(RIGHT([.A19];5)=&quot;sleep&quot;;&quot;Sleep(&quot;&amp;[.$L$1]&amp;&quot;*&quot;&amp;ROUND(VALUE([.B19]);2)/[.$M$1]&amp;&quot;)&quot;;[.A19]&amp;&quot;( &quot;&amp;[.B19]&amp;&quot;, &quot;&amp;[.C19]&amp;&quot;, &quot;&amp;[.D19]&amp;&quot;, &quot;&amp;[.$I$1]&amp;&quot;*&quot;&amp;[.F19]&amp;&quot; )&quot;)" office:value-type="string" office:string-value="Turn2( lfinger32, y_axis, 23.6, MOVEANIMATIONSPEED*74.42 )">
            <text:p>Turn2( lfinger32, y_axis, 23.6, MOVEANIMATIONSPEED*74.42 )</text:p>
          </table:table-cell>
          <table:table-cell table:number-columns-repeated="6"/>
        </table:table-row>
        <table:table-row table:style-name="ro1">
          <table:table-cell table:formula="of:=IF(RIGHT([' ;'.A20];4)=&quot;turn&quot;;&quot;Turn2&quot;;IF(RIGHT([' ;'.A20];4)=&quot;move&quot;;&quot;Move&quot;;[' ;'.A20]))" office:value-type="string" office:string-value="Turn2">
            <text:p>Turn2</text:p>
          </table:table-cell>
          <table:table-cell table:formula="of:=[' ;'.B20]" office:value-type="string" office:string-value="lhoof">
            <text:p>lhoof</text:p>
          </table:table-cell>
          <table:table-cell table:formula="of:=LEFT([' ;'.D20];1)&amp;&quot;_&quot;&amp;RIGHT([' ;'.D20];4)" office:value-type="string" office:string-value="x_axis">
            <text:p>x_axis</text:p>
          </table:table-cell>
          <table:table-cell table:formula="of:=ROUND(VALUE(MID([' ;'.E20];2;LEN([' ;'.E20])-2));1)" office:value-type="float" office:value="1.7">
            <text:p>1.7</text:p>
          </table:table-cell>
          <table:table-cell table:formula="of:=VALUE(MID([' ;'.G20];2;LEN([' ;'.G20])-2))" office:value-type="float" office:value="72.33841">
            <text:p>72.33841</text:p>
          </table:table-cell>
          <table:table-cell table:formula="of:=ROUND([.E20]/[.$J$1];2)" office:value-type="float" office:value="72.34">
            <text:p>72.34</text:p>
          </table:table-cell>
          <table:table-cell/>
          <table:table-cell table:formula="of:=IF(RIGHT([.A20];5)=&quot;sleep&quot;;&quot;Sleep(&quot;&amp;[.$L$1]&amp;&quot;*&quot;&amp;ROUND(VALUE([.B20]);2)/[.$M$1]&amp;&quot;)&quot;;[.A20]&amp;&quot;( &quot;&amp;[.B20]&amp;&quot;, &quot;&amp;[.C20]&amp;&quot;, &quot;&amp;[.D20]&amp;&quot;, &quot;&amp;[.$I$1]&amp;&quot;*&quot;&amp;[.F20]&amp;&quot; )&quot;)" office:value-type="string" office:string-value="Turn2( lhoof, x_axis, 1.7, MOVEANIMATIONSPEED*72.34 )">
            <text:p>Turn2( lhoof, x_axis, 1.7, MOVEANIMATIONSPEED*72.34 )</text:p>
          </table:table-cell>
          <table:table-cell table:number-columns-repeated="6"/>
        </table:table-row>
        <table:table-row table:style-name="ro1">
          <table:table-cell table:formula="of:=IF(RIGHT([' ;'.A21];4)=&quot;turn&quot;;&quot;Turn2&quot;;IF(RIGHT([' ;'.A21];4)=&quot;move&quot;;&quot;Move&quot;;[' ;'.A21]))" office:value-type="string" office:string-value="Turn2">
            <text:p>Turn2</text:p>
          </table:table-cell>
          <table:table-cell table:formula="of:=[' ;'.B21]" office:value-type="string" office:string-value="llarm">
            <text:p>llarm</text:p>
          </table:table-cell>
          <table:table-cell table:formula="of:=LEFT([' ;'.D21];1)&amp;&quot;_&quot;&amp;RIGHT([' ;'.D21];4)" office:value-type="string" office:string-value="x_axis">
            <text:p>x_axis</text:p>
          </table:table-cell>
          <table:table-cell table:formula="of:=ROUND(VALUE(MID([' ;'.E21];2;LEN([' ;'.E21])-2));1)" office:value-type="float" office:value="-17.3">
            <text:p>-17.3</text:p>
          </table:table-cell>
          <table:table-cell table:formula="of:=VALUE(MID([' ;'.G21];2;LEN([' ;'.G21])-2))" office:value-type="float" office:value="0.801615">
            <text:p>0.801615</text:p>
          </table:table-cell>
          <table:table-cell table:formula="of:=ROUND([.E21]/[.$J$1];2)" office:value-type="float" office:value="0.8">
            <text:p>0.8</text:p>
          </table:table-cell>
          <table:table-cell/>
          <table:table-cell table:formula="of:=IF(RIGHT([.A21];5)=&quot;sleep&quot;;&quot;Sleep(&quot;&amp;[.$L$1]&amp;&quot;*&quot;&amp;ROUND(VALUE([.B21]);2)/[.$M$1]&amp;&quot;)&quot;;[.A21]&amp;&quot;( &quot;&amp;[.B21]&amp;&quot;, &quot;&amp;[.C21]&amp;&quot;, &quot;&amp;[.D21]&amp;&quot;, &quot;&amp;[.$I$1]&amp;&quot;*&quot;&amp;[.F21]&amp;&quot; )&quot;)" office:value-type="string" office:string-value="Turn2( llarm, x_axis, -17.3, MOVEANIMATIONSPEED*0.8 )">
            <text:p>Turn2( llarm, x_axis, -17.3, MOVEANIMATIONSPEED*0.8 )</text:p>
          </table:table-cell>
          <table:table-cell table:number-columns-repeated="6"/>
        </table:table-row>
        <table:table-row table:style-name="ro1">
          <table:table-cell table:formula="of:=IF(RIGHT([' ;'.A22];4)=&quot;turn&quot;;&quot;Turn2&quot;;IF(RIGHT([' ;'.A22];4)=&quot;move&quot;;&quot;Move&quot;;[' ;'.A22]))" office:value-type="string" office:string-value="Turn2">
            <text:p>Turn2</text:p>
          </table:table-cell>
          <table:table-cell table:formula="of:=[' ;'.B22]" office:value-type="string" office:string-value="llarm">
            <text:p>llarm</text:p>
          </table:table-cell>
          <table:table-cell table:formula="of:=LEFT([' ;'.D22];1)&amp;&quot;_&quot;&amp;RIGHT([' ;'.D22];4)" office:value-type="string" office:string-value="z_axis">
            <text:p>z_axis</text:p>
          </table:table-cell>
          <table:table-cell table:formula="of:=ROUND(VALUE(MID([' ;'.E22];2;LEN([' ;'.E22])-2));1)" office:value-type="float" office:value="-4.5">
            <text:p>-4.5</text:p>
          </table:table-cell>
          <table:table-cell table:formula="of:=VALUE(MID([' ;'.G22];2;LEN([' ;'.G22])-2))" office:value-type="float" office:value="7.66392">
            <text:p>7.66392</text:p>
          </table:table-cell>
          <table:table-cell table:formula="of:=ROUND([.E22]/[.$J$1];2)" office:value-type="float" office:value="7.66">
            <text:p>7.66</text:p>
          </table:table-cell>
          <table:table-cell/>
          <table:table-cell table:formula="of:=IF(RIGHT([.A22];5)=&quot;sleep&quot;;&quot;Sleep(&quot;&amp;[.$L$1]&amp;&quot;*&quot;&amp;ROUND(VALUE([.B22]);2)/[.$M$1]&amp;&quot;)&quot;;[.A22]&amp;&quot;( &quot;&amp;[.B22]&amp;&quot;, &quot;&amp;[.C22]&amp;&quot;, &quot;&amp;[.D22]&amp;&quot;, &quot;&amp;[.$I$1]&amp;&quot;*&quot;&amp;[.F22]&amp;&quot; )&quot;)" office:value-type="string" office:string-value="Turn2( llarm, z_axis, -4.5, MOVEANIMATIONSPEED*7.66 )">
            <text:p>Turn2( llarm, z_axis, -4.5, MOVEANIMATIONSPEED*7.66 )</text:p>
          </table:table-cell>
          <table:table-cell table:number-columns-repeated="6"/>
        </table:table-row>
        <table:table-row table:style-name="ro1">
          <table:table-cell table:formula="of:=IF(RIGHT([' ;'.A23];4)=&quot;turn&quot;;&quot;Turn2&quot;;IF(RIGHT([' ;'.A23];4)=&quot;move&quot;;&quot;Move&quot;;[' ;'.A23]))" office:value-type="string" office:string-value="Turn2">
            <text:p>Turn2</text:p>
          </table:table-cell>
          <table:table-cell table:formula="of:=[' ;'.B23]" office:value-type="string" office:string-value="llarm">
            <text:p>llarm</text:p>
          </table:table-cell>
          <table:table-cell table:formula="of:=LEFT([' ;'.D23];1)&amp;&quot;_&quot;&amp;RIGHT([' ;'.D23];4)" office:value-type="string" office:string-value="y_axis">
            <text:p>y_axis</text:p>
          </table:table-cell>
          <table:table-cell table:formula="of:=ROUND(VALUE(MID([' ;'.E23];2;LEN([' ;'.E23])-2));1)" office:value-type="float" office:value="-8.2">
            <text:p>-8.2</text:p>
          </table:table-cell>
          <table:table-cell table:formula="of:=VALUE(MID([' ;'.G23];2;LEN([' ;'.G23])-2))" office:value-type="float" office:value="0.717554">
            <text:p>0.717554</text:p>
          </table:table-cell>
          <table:table-cell table:formula="of:=ROUND([.E23]/[.$J$1];2)" office:value-type="float" office:value="0.72">
            <text:p>0.72</text:p>
          </table:table-cell>
          <table:table-cell/>
          <table:table-cell table:formula="of:=IF(RIGHT([.A23];5)=&quot;sleep&quot;;&quot;Sleep(&quot;&amp;[.$L$1]&amp;&quot;*&quot;&amp;ROUND(VALUE([.B23]);2)/[.$M$1]&amp;&quot;)&quot;;[.A23]&amp;&quot;( &quot;&amp;[.B23]&amp;&quot;, &quot;&amp;[.C23]&amp;&quot;, &quot;&amp;[.D23]&amp;&quot;, &quot;&amp;[.$I$1]&amp;&quot;*&quot;&amp;[.F23]&amp;&quot; )&quot;)" office:value-type="string" office:string-value="Turn2( llarm, y_axis, -8.2, MOVEANIMATIONSPEED*0.72 )">
            <text:p>Turn2( llarm, y_axis, -8.2, MOVEANIMATIONSPEED*0.72 )</text:p>
          </table:table-cell>
          <table:table-cell table:number-columns-repeated="6"/>
        </table:table-row>
        <table:table-row table:style-name="ro1">
          <table:table-cell table:formula="of:=IF(RIGHT([' ;'.A24];4)=&quot;turn&quot;;&quot;Turn2&quot;;IF(RIGHT([' ;'.A24];4)=&quot;move&quot;;&quot;Move&quot;;[' ;'.A24]))" office:value-type="string" office:string-value="Turn2">
            <text:p>Turn2</text:p>
          </table:table-cell>
          <table:table-cell table:formula="of:=[' ;'.B24]" office:value-type="string" office:string-value="lleg">
            <text:p>lleg</text:p>
          </table:table-cell>
          <table:table-cell table:formula="of:=LEFT([' ;'.D24];1)&amp;&quot;_&quot;&amp;RIGHT([' ;'.D24];4)" office:value-type="string" office:string-value="x_axis">
            <text:p>x_axis</text:p>
          </table:table-cell>
          <table:table-cell table:formula="of:=ROUND(VALUE(MID([' ;'.E24];2;LEN([' ;'.E24])-2));1)" office:value-type="float" office:value="63.4">
            <text:p>63.4</text:p>
          </table:table-cell>
          <table:table-cell table:formula="of:=VALUE(MID([' ;'.G24];2;LEN([' ;'.G24])-2))" office:value-type="float" office:value="75.41321">
            <text:p>75.41321</text:p>
          </table:table-cell>
          <table:table-cell table:formula="of:=ROUND([.E24]/[.$J$1];2)" office:value-type="float" office:value="75.41">
            <text:p>75.41</text:p>
          </table:table-cell>
          <table:table-cell/>
          <table:table-cell table:formula="of:=IF(RIGHT([.A24];5)=&quot;sleep&quot;;&quot;Sleep(&quot;&amp;[.$L$1]&amp;&quot;*&quot;&amp;ROUND(VALUE([.B24]);2)/[.$M$1]&amp;&quot;)&quot;;[.A24]&amp;&quot;( &quot;&amp;[.B24]&amp;&quot;, &quot;&amp;[.C24]&amp;&quot;, &quot;&amp;[.D24]&amp;&quot;, &quot;&amp;[.$I$1]&amp;&quot;*&quot;&amp;[.F24]&amp;&quot; )&quot;)" office:value-type="string" office:string-value="Turn2( lleg, x_axis, 63.4, MOVEANIMATIONSPEED*75.41 )">
            <text:p>Turn2( lleg, x_axis, 63.4, MOVEANIMATIONSPEED*75.41 )</text:p>
          </table:table-cell>
          <table:table-cell table:number-columns-repeated="6"/>
        </table:table-row>
        <table:table-row table:style-name="ro1">
          <table:table-cell table:formula="of:=IF(RIGHT([' ;'.A25];4)=&quot;turn&quot;;&quot;Turn2&quot;;IF(RIGHT([' ;'.A25];4)=&quot;move&quot;;&quot;Move&quot;;[' ;'.A25]))" office:value-type="string" office:string-value="Turn2">
            <text:p>Turn2</text:p>
          </table:table-cell>
          <table:table-cell table:formula="of:=[' ;'.B25]" office:value-type="string" office:string-value="lshoulder">
            <text:p>lshoulder</text:p>
          </table:table-cell>
          <table:table-cell table:formula="of:=LEFT([' ;'.D25];1)&amp;&quot;_&quot;&amp;RIGHT([' ;'.D25];4)" office:value-type="string" office:string-value="x_axis">
            <text:p>x_axis</text:p>
          </table:table-cell>
          <table:table-cell table:formula="of:=ROUND(VALUE(MID([' ;'.E25];2;LEN([' ;'.E25])-2));1)" office:value-type="float" office:value="26.7">
            <text:p>26.7</text:p>
          </table:table-cell>
          <table:table-cell table:formula="of:=VALUE(MID([' ;'.G25];2;LEN([' ;'.G25])-2))" office:value-type="float" office:value="64.828505">
            <text:p>64.828505</text:p>
          </table:table-cell>
          <table:table-cell table:formula="of:=ROUND([.E25]/[.$J$1];2)" office:value-type="float" office:value="64.83">
            <text:p>64.83</text:p>
          </table:table-cell>
          <table:table-cell/>
          <table:table-cell table:formula="of:=IF(RIGHT([.A25];5)=&quot;sleep&quot;;&quot;Sleep(&quot;&amp;[.$L$1]&amp;&quot;*&quot;&amp;ROUND(VALUE([.B25]);2)/[.$M$1]&amp;&quot;)&quot;;[.A25]&amp;&quot;( &quot;&amp;[.B25]&amp;&quot;, &quot;&amp;[.C25]&amp;&quot;, &quot;&amp;[.D25]&amp;&quot;, &quot;&amp;[.$I$1]&amp;&quot;*&quot;&amp;[.F25]&amp;&quot; )&quot;)" office:value-type="string" office:string-value="Turn2( lshoulder, x_axis, 26.7, MOVEANIMATIONSPEED*64.83 )">
            <text:p>Turn2( lshoulder, x_axis, 26.7, MOVEANIMATIONSPEED*64.83 )</text:p>
          </table:table-cell>
          <table:table-cell table:number-columns-repeated="6"/>
        </table:table-row>
        <table:table-row table:style-name="ro1">
          <table:table-cell table:formula="of:=IF(RIGHT([' ;'.A26];4)=&quot;turn&quot;;&quot;Turn2&quot;;IF(RIGHT([' ;'.A26];4)=&quot;move&quot;;&quot;Move&quot;;[' ;'.A26]))" office:value-type="string" office:string-value="Turn2">
            <text:p>Turn2</text:p>
          </table:table-cell>
          <table:table-cell table:formula="of:=[' ;'.B26]" office:value-type="string" office:string-value="lshoulder">
            <text:p>lshoulder</text:p>
          </table:table-cell>
          <table:table-cell table:formula="of:=LEFT([' ;'.D26];1)&amp;&quot;_&quot;&amp;RIGHT([' ;'.D26];4)" office:value-type="string" office:string-value="z_axis">
            <text:p>z_axis</text:p>
          </table:table-cell>
          <table:table-cell table:formula="of:=ROUND(VALUE(MID([' ;'.E26];2;LEN([' ;'.E26])-2));1)" office:value-type="float" office:value="0.8">
            <text:p>0.8</text:p>
          </table:table-cell>
          <table:table-cell table:formula="of:=VALUE(MID([' ;'.G26];2;LEN([' ;'.G26])-2))" office:value-type="float" office:value="1.343853">
            <text:p>1.343853</text:p>
          </table:table-cell>
          <table:table-cell table:formula="of:=ROUND([.E26]/[.$J$1];2)" office:value-type="float" office:value="1.34">
            <text:p>1.34</text:p>
          </table:table-cell>
          <table:table-cell/>
          <table:table-cell table:formula="of:=IF(RIGHT([.A26];5)=&quot;sleep&quot;;&quot;Sleep(&quot;&amp;[.$L$1]&amp;&quot;*&quot;&amp;ROUND(VALUE([.B26]);2)/[.$M$1]&amp;&quot;)&quot;;[.A26]&amp;&quot;( &quot;&amp;[.B26]&amp;&quot;, &quot;&amp;[.C26]&amp;&quot;, &quot;&amp;[.D26]&amp;&quot;, &quot;&amp;[.$I$1]&amp;&quot;*&quot;&amp;[.F26]&amp;&quot; )&quot;)" office:value-type="string" office:string-value="Turn2( lshoulder, z_axis, 0.8, MOVEANIMATIONSPEED*1.34 )">
            <text:p>Turn2( lshoulder, z_axis, 0.8, MOVEANIMATIONSPEED*1.34 )</text:p>
          </table:table-cell>
          <table:table-cell table:number-columns-repeated="6"/>
        </table:table-row>
        <table:table-row table:style-name="ro1">
          <table:table-cell table:formula="of:=IF(RIGHT([' ;'.A27];4)=&quot;turn&quot;;&quot;Turn2&quot;;IF(RIGHT([' ;'.A27];4)=&quot;move&quot;;&quot;Move&quot;;[' ;'.A27]))" office:value-type="string" office:string-value="Turn2">
            <text:p>Turn2</text:p>
          </table:table-cell>
          <table:table-cell table:formula="of:=[' ;'.B27]" office:value-type="string" office:string-value="lshoulder">
            <text:p>lshoulder</text:p>
          </table:table-cell>
          <table:table-cell table:formula="of:=LEFT([' ;'.D27];1)&amp;&quot;_&quot;&amp;RIGHT([' ;'.D27];4)" office:value-type="string" office:string-value="y_axis">
            <text:p>y_axis</text:p>
          </table:table-cell>
          <table:table-cell table:formula="of:=ROUND(VALUE(MID([' ;'.E27];2;LEN([' ;'.E27])-2));1)" office:value-type="float" office:value="3.2">
            <text:p>3.2</text:p>
          </table:table-cell>
          <table:table-cell table:formula="of:=VALUE(MID([' ;'.G27];2;LEN([' ;'.G27])-2))" office:value-type="float" office:value="5.695402">
            <text:p>5.695402</text:p>
          </table:table-cell>
          <table:table-cell table:formula="of:=ROUND([.E27]/[.$J$1];2)" office:value-type="float" office:value="5.7">
            <text:p>5.7</text:p>
          </table:table-cell>
          <table:table-cell/>
          <table:table-cell table:formula="of:=IF(RIGHT([.A27];5)=&quot;sleep&quot;;&quot;Sleep(&quot;&amp;[.$L$1]&amp;&quot;*&quot;&amp;ROUND(VALUE([.B27]);2)/[.$M$1]&amp;&quot;)&quot;;[.A27]&amp;&quot;( &quot;&amp;[.B27]&amp;&quot;, &quot;&amp;[.C27]&amp;&quot;, &quot;&amp;[.D27]&amp;&quot;, &quot;&amp;[.$I$1]&amp;&quot;*&quot;&amp;[.F27]&amp;&quot; )&quot;)" office:value-type="string" office:string-value="Turn2( lshoulder, y_axis, 3.2, MOVEANIMATIONSPEED*5.7 )">
            <text:p>Turn2( lshoulder, y_axis, 3.2, MOVEANIMATIONSPEED*5.7 )</text:p>
          </table:table-cell>
          <table:table-cell table:number-columns-repeated="6"/>
        </table:table-row>
        <table:table-row table:style-name="ro1">
          <table:table-cell table:formula="of:=IF(RIGHT([' ;'.A28];4)=&quot;turn&quot;;&quot;Turn2&quot;;IF(RIGHT([' ;'.A28];4)=&quot;move&quot;;&quot;Move&quot;;[' ;'.A28]))" office:value-type="string" office:string-value="Turn2">
            <text:p>Turn2</text:p>
          </table:table-cell>
          <table:table-cell table:formula="of:=[' ;'.B28]" office:value-type="string" office:string-value="lthigh">
            <text:p>lthigh</text:p>
          </table:table-cell>
          <table:table-cell table:formula="of:=LEFT([' ;'.D28];1)&amp;&quot;_&quot;&amp;RIGHT([' ;'.D28];4)" office:value-type="string" office:string-value="x_axis">
            <text:p>x_axis</text:p>
          </table:table-cell>
          <table:table-cell table:formula="of:=ROUND(VALUE(MID([' ;'.E28];2;LEN([' ;'.E28])-2));1)" office:value-type="float" office:value="-65.1">
            <text:p>-65.1</text:p>
          </table:table-cell>
          <table:table-cell table:formula="of:=VALUE(MID([' ;'.G28];2;LEN([' ;'.G28])-2))" office:value-type="float" office:value="147.751558">
            <text:p>147.751558</text:p>
          </table:table-cell>
          <table:table-cell table:formula="of:=ROUND([.E28]/[.$J$1];2)" office:value-type="float" office:value="147.75">
            <text:p>147.75</text:p>
          </table:table-cell>
          <table:table-cell/>
          <table:table-cell table:formula="of:=IF(RIGHT([.A28];5)=&quot;sleep&quot;;&quot;Sleep(&quot;&amp;[.$L$1]&amp;&quot;*&quot;&amp;ROUND(VALUE([.B28]);2)/[.$M$1]&amp;&quot;)&quot;;[.A28]&amp;&quot;( &quot;&amp;[.B28]&amp;&quot;, &quot;&amp;[.C28]&amp;&quot;, &quot;&amp;[.D28]&amp;&quot;, &quot;&amp;[.$I$1]&amp;&quot;*&quot;&amp;[.F28]&amp;&quot; )&quot;)" office:value-type="string" office:string-value="Turn2( lthigh, x_axis, -65.1, MOVEANIMATIONSPEED*147.75 )">
            <text:p>Turn2( lthigh, x_axis, -65.1, MOVEANIMATIONSPEED*147.75 )</text:p>
          </table:table-cell>
          <table:table-cell table:number-columns-repeated="6"/>
        </table:table-row>
        <table:table-row table:style-name="ro1">
          <table:table-cell table:formula="of:=IF(RIGHT([' ;'.A29];4)=&quot;turn&quot;;&quot;Turn2&quot;;IF(RIGHT([' ;'.A29];4)=&quot;move&quot;;&quot;Move&quot;;[' ;'.A29]))" office:value-type="string" office:string-value="Turn2">
            <text:p>Turn2</text:p>
          </table:table-cell>
          <table:table-cell table:formula="of:=[' ;'.B29]" office:value-type="string" office:string-value="lwing1">
            <text:p>lwing1</text:p>
          </table:table-cell>
          <table:table-cell table:formula="of:=LEFT([' ;'.D29];1)&amp;&quot;_&quot;&amp;RIGHT([' ;'.D29];4)" office:value-type="string" office:string-value="x_axis">
            <text:p>x_axis</text:p>
          </table:table-cell>
          <table:table-cell table:formula="of:=ROUND(VALUE(MID([' ;'.E29];2;LEN([' ;'.E29])-2));1)" office:value-type="float" office:value="-49.3">
            <text:p>-49.3</text:p>
          </table:table-cell>
          <table:table-cell table:formula="of:=VALUE(MID([' ;'.G29];2;LEN([' ;'.G29])-2))" office:value-type="float" office:value="19.182673">
            <text:p>19.182673</text:p>
          </table:table-cell>
          <table:table-cell table:formula="of:=ROUND([.E29]/[.$J$1];2)" office:value-type="float" office:value="19.18">
            <text:p>19.18</text:p>
          </table:table-cell>
          <table:table-cell/>
          <table:table-cell table:formula="of:=IF(RIGHT([.A29];5)=&quot;sleep&quot;;&quot;Sleep(&quot;&amp;[.$L$1]&amp;&quot;*&quot;&amp;ROUND(VALUE([.B29]);2)/[.$M$1]&amp;&quot;)&quot;;[.A29]&amp;&quot;( &quot;&amp;[.B29]&amp;&quot;, &quot;&amp;[.C29]&amp;&quot;, &quot;&amp;[.D29]&amp;&quot;, &quot;&amp;[.$I$1]&amp;&quot;*&quot;&amp;[.F29]&amp;&quot; )&quot;)" office:value-type="string" office:string-value="Turn2( lwing1, x_axis, -49.3, MOVEANIMATIONSPEED*19.18 )">
            <text:p>Turn2( lwing1, x_axis, -49.3, MOVEANIMATIONSPEED*19.18 )</text:p>
          </table:table-cell>
          <table:table-cell table:number-columns-repeated="6"/>
        </table:table-row>
        <table:table-row table:style-name="ro1">
          <table:table-cell table:formula="of:=IF(RIGHT([' ;'.A30];4)=&quot;turn&quot;;&quot;Turn2&quot;;IF(RIGHT([' ;'.A30];4)=&quot;move&quot;;&quot;Move&quot;;[' ;'.A30]))" office:value-type="string" office:string-value="Turn2">
            <text:p>Turn2</text:p>
          </table:table-cell>
          <table:table-cell table:formula="of:=[' ;'.B30]" office:value-type="string" office:string-value="lwing1">
            <text:p>lwing1</text:p>
          </table:table-cell>
          <table:table-cell table:formula="of:=LEFT([' ;'.D30];1)&amp;&quot;_&quot;&amp;RIGHT([' ;'.D30];4)" office:value-type="string" office:string-value="z_axis">
            <text:p>z_axis</text:p>
          </table:table-cell>
          <table:table-cell table:formula="of:=ROUND(VALUE(MID([' ;'.E30];2;LEN([' ;'.E30])-2));1)" office:value-type="float" office:value="-5.6">
            <text:p>-5.6</text:p>
          </table:table-cell>
          <table:table-cell table:formula="of:=VALUE(MID([' ;'.G30];2;LEN([' ;'.G30])-2))" office:value-type="float" office:value="14.262045">
            <text:p>14.262045</text:p>
          </table:table-cell>
          <table:table-cell table:formula="of:=ROUND([.E30]/[.$J$1];2)" office:value-type="float" office:value="14.26">
            <text:p>14.26</text:p>
          </table:table-cell>
          <table:table-cell/>
          <table:table-cell table:formula="of:=IF(RIGHT([.A30];5)=&quot;sleep&quot;;&quot;Sleep(&quot;&amp;[.$L$1]&amp;&quot;*&quot;&amp;ROUND(VALUE([.B30]);2)/[.$M$1]&amp;&quot;)&quot;;[.A30]&amp;&quot;( &quot;&amp;[.B30]&amp;&quot;, &quot;&amp;[.C30]&amp;&quot;, &quot;&amp;[.D30]&amp;&quot;, &quot;&amp;[.$I$1]&amp;&quot;*&quot;&amp;[.F30]&amp;&quot; )&quot;)" office:value-type="string" office:string-value="Turn2( lwing1, z_axis, -5.6, MOVEANIMATIONSPEED*14.26 )">
            <text:p>Turn2( lwing1, z_axis, -5.6, MOVEANIMATIONSPEED*14.26 )</text:p>
          </table:table-cell>
          <table:table-cell table:number-columns-repeated="6"/>
        </table:table-row>
        <table:table-row table:style-name="ro1">
          <table:table-cell table:formula="of:=IF(RIGHT([' ;'.A31];4)=&quot;turn&quot;;&quot;Turn2&quot;;IF(RIGHT([' ;'.A31];4)=&quot;move&quot;;&quot;Move&quot;;[' ;'.A31]))" office:value-type="string" office:string-value="Turn2">
            <text:p>Turn2</text:p>
          </table:table-cell>
          <table:table-cell table:formula="of:=[' ;'.B31]" office:value-type="string" office:string-value="lwing1">
            <text:p>lwing1</text:p>
          </table:table-cell>
          <table:table-cell table:formula="of:=LEFT([' ;'.D31];1)&amp;&quot;_&quot;&amp;RIGHT([' ;'.D31];4)" office:value-type="string" office:string-value="y_axis">
            <text:p>y_axis</text:p>
          </table:table-cell>
          <table:table-cell table:formula="of:=ROUND(VALUE(MID([' ;'.E31];2;LEN([' ;'.E31])-2));1)" office:value-type="float" office:value="-27.8">
            <text:p>-27.8</text:p>
          </table:table-cell>
          <table:table-cell table:formula="of:=VALUE(MID([' ;'.G31];2;LEN([' ;'.G31])-2))" office:value-type="float" office:value="25.833843">
            <text:p>25.833843</text:p>
          </table:table-cell>
          <table:table-cell table:formula="of:=ROUND([.E31]/[.$J$1];2)" office:value-type="float" office:value="25.83">
            <text:p>25.83</text:p>
          </table:table-cell>
          <table:table-cell/>
          <table:table-cell table:formula="of:=IF(RIGHT([.A31];5)=&quot;sleep&quot;;&quot;Sleep(&quot;&amp;[.$L$1]&amp;&quot;*&quot;&amp;ROUND(VALUE([.B31]);2)/[.$M$1]&amp;&quot;)&quot;;[.A31]&amp;&quot;( &quot;&amp;[.B31]&amp;&quot;, &quot;&amp;[.C31]&amp;&quot;, &quot;&amp;[.D31]&amp;&quot;, &quot;&amp;[.$I$1]&amp;&quot;*&quot;&amp;[.F31]&amp;&quot; )&quot;)" office:value-type="string" office:string-value="Turn2( lwing1, y_axis, -27.8, MOVEANIMATIONSPEED*25.83 )">
            <text:p>Turn2( lwing1, y_axis, -27.8, MOVEANIMATIONSPEED*25.83 )</text:p>
          </table:table-cell>
          <table:table-cell table:number-columns-repeated="6"/>
        </table:table-row>
        <table:table-row table:style-name="ro1">
          <table:table-cell table:formula="of:=IF(RIGHT([' ;'.A32];4)=&quot;turn&quot;;&quot;Turn2&quot;;IF(RIGHT([' ;'.A32];4)=&quot;move&quot;;&quot;Move&quot;;[' ;'.A32]))" office:value-type="string" office:string-value="Turn2">
            <text:p>Turn2</text:p>
          </table:table-cell>
          <table:table-cell table:formula="of:=[' ;'.B32]" office:value-type="string" office:string-value="lwing2">
            <text:p>lwing2</text:p>
          </table:table-cell>
          <table:table-cell table:formula="of:=LEFT([' ;'.D32];1)&amp;&quot;_&quot;&amp;RIGHT([' ;'.D32];4)" office:value-type="string" office:string-value="x_axis">
            <text:p>x_axis</text:p>
          </table:table-cell>
          <table:table-cell table:formula="of:=ROUND(VALUE(MID([' ;'.E32];2;LEN([' ;'.E32])-2));1)" office:value-type="float" office:value="72.2">
            <text:p>72.2</text:p>
          </table:table-cell>
          <table:table-cell table:formula="of:=VALUE(MID([' ;'.G32];2;LEN([' ;'.G32])-2))" office:value-type="float" office:value="2.11306">
            <text:p>2.11306</text:p>
          </table:table-cell>
          <table:table-cell table:formula="of:=ROUND([.E32]/[.$J$1];2)" office:value-type="float" office:value="2.11">
            <text:p>2.11</text:p>
          </table:table-cell>
          <table:table-cell/>
          <table:table-cell table:formula="of:=IF(RIGHT([.A32];5)=&quot;sleep&quot;;&quot;Sleep(&quot;&amp;[.$L$1]&amp;&quot;*&quot;&amp;ROUND(VALUE([.B32]);2)/[.$M$1]&amp;&quot;)&quot;;[.A32]&amp;&quot;( &quot;&amp;[.B32]&amp;&quot;, &quot;&amp;[.C32]&amp;&quot;, &quot;&amp;[.D32]&amp;&quot;, &quot;&amp;[.$I$1]&amp;&quot;*&quot;&amp;[.F32]&amp;&quot; )&quot;)" office:value-type="string" office:string-value="Turn2( lwing2, x_axis, 72.2, MOVEANIMATIONSPEED*2.11 )">
            <text:p>Turn2( lwing2, x_axis, 72.2, MOVEANIMATIONSPEED*2.11 )</text:p>
          </table:table-cell>
          <table:table-cell table:number-columns-repeated="6"/>
        </table:table-row>
        <table:table-row table:style-name="ro1">
          <table:table-cell table:formula="of:=IF(RIGHT([' ;'.A33];4)=&quot;turn&quot;;&quot;Turn2&quot;;IF(RIGHT([' ;'.A33];4)=&quot;move&quot;;&quot;Move&quot;;[' ;'.A33]))" office:value-type="string" office:string-value="Turn2">
            <text:p>Turn2</text:p>
          </table:table-cell>
          <table:table-cell table:formula="of:=[' ;'.B33]" office:value-type="string" office:string-value="lwing2">
            <text:p>lwing2</text:p>
          </table:table-cell>
          <table:table-cell table:formula="of:=LEFT([' ;'.D33];1)&amp;&quot;_&quot;&amp;RIGHT([' ;'.D33];4)" office:value-type="string" office:string-value="z_axis">
            <text:p>z_axis</text:p>
          </table:table-cell>
          <table:table-cell table:formula="of:=ROUND(VALUE(MID([' ;'.E33];2;LEN([' ;'.E33])-2));1)" office:value-type="float" office:value="20.8">
            <text:p>20.8</text:p>
          </table:table-cell>
          <table:table-cell table:formula="of:=VALUE(MID([' ;'.G33];2;LEN([' ;'.G33])-2))" office:value-type="float" office:value="31.471897">
            <text:p>31.471897</text:p>
          </table:table-cell>
          <table:table-cell table:formula="of:=ROUND([.E33]/[.$J$1];2)" office:value-type="float" office:value="31.47">
            <text:p>31.47</text:p>
          </table:table-cell>
          <table:table-cell/>
          <table:table-cell table:formula="of:=IF(RIGHT([.A33];5)=&quot;sleep&quot;;&quot;Sleep(&quot;&amp;[.$L$1]&amp;&quot;*&quot;&amp;ROUND(VALUE([.B33]);2)/[.$M$1]&amp;&quot;)&quot;;[.A33]&amp;&quot;( &quot;&amp;[.B33]&amp;&quot;, &quot;&amp;[.C33]&amp;&quot;, &quot;&amp;[.D33]&amp;&quot;, &quot;&amp;[.$I$1]&amp;&quot;*&quot;&amp;[.F33]&amp;&quot; )&quot;)" office:value-type="string" office:string-value="Turn2( lwing2, z_axis, 20.8, MOVEANIMATIONSPEED*31.47 )">
            <text:p>Turn2( lwing2, z_axis, 20.8, MOVEANIMATIONSPEED*31.47 )</text:p>
          </table:table-cell>
          <table:table-cell table:number-columns-repeated="6"/>
        </table:table-row>
        <table:table-row table:style-name="ro1">
          <table:table-cell table:formula="of:=IF(RIGHT([' ;'.A34];4)=&quot;turn&quot;;&quot;Turn2&quot;;IF(RIGHT([' ;'.A34];4)=&quot;move&quot;;&quot;Move&quot;;[' ;'.A34]))" office:value-type="string" office:string-value="Turn2">
            <text:p>Turn2</text:p>
          </table:table-cell>
          <table:table-cell table:formula="of:=[' ;'.B34]" office:value-type="string" office:string-value="lwing2">
            <text:p>lwing2</text:p>
          </table:table-cell>
          <table:table-cell table:formula="of:=LEFT([' ;'.D34];1)&amp;&quot;_&quot;&amp;RIGHT([' ;'.D34];4)" office:value-type="string" office:string-value="y_axis">
            <text:p>y_axis</text:p>
          </table:table-cell>
          <table:table-cell table:formula="of:=ROUND(VALUE(MID([' ;'.E34];2;LEN([' ;'.E34])-2));1)" office:value-type="float" office:value="-16.6">
            <text:p>-16.6</text:p>
          </table:table-cell>
          <table:table-cell table:formula="of:=VALUE(MID([' ;'.G34];2;LEN([' ;'.G34])-2))" office:value-type="float" office:value="9.499454">
            <text:p>9.499454</text:p>
          </table:table-cell>
          <table:table-cell table:formula="of:=ROUND([.E34]/[.$J$1];2)" office:value-type="float" office:value="9.5">
            <text:p>9.5</text:p>
          </table:table-cell>
          <table:table-cell/>
          <table:table-cell table:formula="of:=IF(RIGHT([.A34];5)=&quot;sleep&quot;;&quot;Sleep(&quot;&amp;[.$L$1]&amp;&quot;*&quot;&amp;ROUND(VALUE([.B34]);2)/[.$M$1]&amp;&quot;)&quot;;[.A34]&amp;&quot;( &quot;&amp;[.B34]&amp;&quot;, &quot;&amp;[.C34]&amp;&quot;, &quot;&amp;[.D34]&amp;&quot;, &quot;&amp;[.$I$1]&amp;&quot;*&quot;&amp;[.F34]&amp;&quot; )&quot;)" office:value-type="string" office:string-value="Turn2( lwing2, y_axis, -16.6, MOVEANIMATIONSPEED*9.5 )">
            <text:p>Turn2( lwing2, y_axis, -16.6, MOVEANIMATIONSPEED*9.5 )</text:p>
          </table:table-cell>
          <table:table-cell table:number-columns-repeated="6"/>
        </table:table-row>
        <table:table-row table:style-name="ro1">
          <table:table-cell table:formula="of:=IF(RIGHT([' ;'.A35];4)=&quot;turn&quot;;&quot;Turn2&quot;;IF(RIGHT([' ;'.A35];4)=&quot;move&quot;;&quot;Move&quot;;[' ;'.A35]))" office:value-type="string" office:string-value="Turn2">
            <text:p>Turn2</text:p>
          </table:table-cell>
          <table:table-cell table:formula="of:=[' ;'.B35]" office:value-type="string" office:string-value="lwing31">
            <text:p>lwing31</text:p>
          </table:table-cell>
          <table:table-cell table:formula="of:=LEFT([' ;'.D35];1)&amp;&quot;_&quot;&amp;RIGHT([' ;'.D35];4)" office:value-type="string" office:string-value="x_axis">
            <text:p>x_axis</text:p>
          </table:table-cell>
          <table:table-cell table:formula="of:=ROUND(VALUE(MID([' ;'.E35];2;LEN([' ;'.E35])-2));1)" office:value-type="float" office:value="-43.1">
            <text:p>-43.1</text:p>
          </table:table-cell>
          <table:table-cell table:formula="of:=VALUE(MID([' ;'.G35];2;LEN([' ;'.G35])-2))" office:value-type="float" office:value="0.976719">
            <text:p>0.976719</text:p>
          </table:table-cell>
          <table:table-cell table:formula="of:=ROUND([.E35]/[.$J$1];2)" office:value-type="float" office:value="0.98">
            <text:p>0.98</text:p>
          </table:table-cell>
          <table:table-cell/>
          <table:table-cell table:formula="of:=IF(RIGHT([.A35];5)=&quot;sleep&quot;;&quot;Sleep(&quot;&amp;[.$L$1]&amp;&quot;*&quot;&amp;ROUND(VALUE([.B35]);2)/[.$M$1]&amp;&quot;)&quot;;[.A35]&amp;&quot;( &quot;&amp;[.B35]&amp;&quot;, &quot;&amp;[.C35]&amp;&quot;, &quot;&amp;[.D35]&amp;&quot;, &quot;&amp;[.$I$1]&amp;&quot;*&quot;&amp;[.F35]&amp;&quot; )&quot;)" office:value-type="string" office:string-value="Turn2( lwing31, x_axis, -43.1, MOVEANIMATIONSPEED*0.98 )">
            <text:p>Turn2( lwing31, x_axis, -43.1, MOVEANIMATIONSPEED*0.98 )</text:p>
          </table:table-cell>
          <table:table-cell table:number-columns-repeated="6"/>
        </table:table-row>
        <table:table-row table:style-name="ro1">
          <table:table-cell table:formula="of:=IF(RIGHT([' ;'.A36];4)=&quot;turn&quot;;&quot;Turn2&quot;;IF(RIGHT([' ;'.A36];4)=&quot;move&quot;;&quot;Move&quot;;[' ;'.A36]))" office:value-type="string" office:string-value="Turn2">
            <text:p>Turn2</text:p>
          </table:table-cell>
          <table:table-cell table:formula="of:=[' ;'.B36]" office:value-type="string" office:string-value="lwing31">
            <text:p>lwing31</text:p>
          </table:table-cell>
          <table:table-cell table:formula="of:=LEFT([' ;'.D36];1)&amp;&quot;_&quot;&amp;RIGHT([' ;'.D36];4)" office:value-type="string" office:string-value="z_axis">
            <text:p>z_axis</text:p>
          </table:table-cell>
          <table:table-cell table:formula="of:=ROUND(VALUE(MID([' ;'.E36];2;LEN([' ;'.E36])-2));1)" office:value-type="float" office:value="-16">
            <text:p>-16</text:p>
          </table:table-cell>
          <table:table-cell table:formula="of:=VALUE(MID([' ;'.G36];2;LEN([' ;'.G36])-2))" office:value-type="float" office:value="5.555989">
            <text:p>5.555989</text:p>
          </table:table-cell>
          <table:table-cell table:formula="of:=ROUND([.E36]/[.$J$1];2)" office:value-type="float" office:value="5.56">
            <text:p>5.56</text:p>
          </table:table-cell>
          <table:table-cell/>
          <table:table-cell table:formula="of:=IF(RIGHT([.A36];5)=&quot;sleep&quot;;&quot;Sleep(&quot;&amp;[.$L$1]&amp;&quot;*&quot;&amp;ROUND(VALUE([.B36]);2)/[.$M$1]&amp;&quot;)&quot;;[.A36]&amp;&quot;( &quot;&amp;[.B36]&amp;&quot;, &quot;&amp;[.C36]&amp;&quot;, &quot;&amp;[.D36]&amp;&quot;, &quot;&amp;[.$I$1]&amp;&quot;*&quot;&amp;[.F36]&amp;&quot; )&quot;)" office:value-type="string" office:string-value="Turn2( lwing31, z_axis, -16, MOVEANIMATIONSPEED*5.56 )">
            <text:p>Turn2( lwing31, z_axis, -16, MOVEANIMATIONSPEED*5.56 )</text:p>
          </table:table-cell>
          <table:table-cell table:number-columns-repeated="6"/>
        </table:table-row>
        <table:table-row table:style-name="ro1">
          <table:table-cell table:formula="of:=IF(RIGHT([' ;'.A37];4)=&quot;turn&quot;;&quot;Turn2&quot;;IF(RIGHT([' ;'.A37];4)=&quot;move&quot;;&quot;Move&quot;;[' ;'.A37]))" office:value-type="string" office:string-value="Turn2">
            <text:p>Turn2</text:p>
          </table:table-cell>
          <table:table-cell table:formula="of:=[' ;'.B37]" office:value-type="string" office:string-value="lwing31">
            <text:p>lwing31</text:p>
          </table:table-cell>
          <table:table-cell table:formula="of:=LEFT([' ;'.D37];1)&amp;&quot;_&quot;&amp;RIGHT([' ;'.D37];4)" office:value-type="string" office:string-value="y_axis">
            <text:p>y_axis</text:p>
          </table:table-cell>
          <table:table-cell table:formula="of:=ROUND(VALUE(MID([' ;'.E37];2;LEN([' ;'.E37])-2));1)" office:value-type="float" office:value="-5.6">
            <text:p>-5.6</text:p>
          </table:table-cell>
          <table:table-cell table:formula="of:=VALUE(MID([' ;'.G37];2;LEN([' ;'.G37])-2))" office:value-type="float" office:value="20.839367">
            <text:p>20.839367</text:p>
          </table:table-cell>
          <table:table-cell table:formula="of:=ROUND([.E37]/[.$J$1];2)" office:value-type="float" office:value="20.84">
            <text:p>20.84</text:p>
          </table:table-cell>
          <table:table-cell/>
          <table:table-cell table:formula="of:=IF(RIGHT([.A37];5)=&quot;sleep&quot;;&quot;Sleep(&quot;&amp;[.$L$1]&amp;&quot;*&quot;&amp;ROUND(VALUE([.B37]);2)/[.$M$1]&amp;&quot;)&quot;;[.A37]&amp;&quot;( &quot;&amp;[.B37]&amp;&quot;, &quot;&amp;[.C37]&amp;&quot;, &quot;&amp;[.D37]&amp;&quot;, &quot;&amp;[.$I$1]&amp;&quot;*&quot;&amp;[.F37]&amp;&quot; )&quot;)" office:value-type="string" office:string-value="Turn2( lwing31, y_axis, -5.6, MOVEANIMATIONSPEED*20.84 )">
            <text:p>Turn2( lwing31, y_axis, -5.6, MOVEANIMATIONSPEED*20.84 )</text:p>
          </table:table-cell>
          <table:table-cell table:number-columns-repeated="6"/>
        </table:table-row>
        <table:table-row table:style-name="ro1">
          <table:table-cell table:formula="of:=IF(RIGHT([' ;'.A38];4)=&quot;turn&quot;;&quot;Turn2&quot;;IF(RIGHT([' ;'.A38];4)=&quot;move&quot;;&quot;Move&quot;;[' ;'.A38]))" office:value-type="string" office:string-value="Turn2">
            <text:p>Turn2</text:p>
          </table:table-cell>
          <table:table-cell table:formula="of:=[' ;'.B38]" office:value-type="string" office:string-value="lwing32">
            <text:p>lwing32</text:p>
          </table:table-cell>
          <table:table-cell table:formula="of:=LEFT([' ;'.D38];1)&amp;&quot;_&quot;&amp;RIGHT([' ;'.D38];4)" office:value-type="string" office:string-value="x_axis">
            <text:p>x_axis</text:p>
          </table:table-cell>
          <table:table-cell table:formula="of:=ROUND(VALUE(MID([' ;'.E38];2;LEN([' ;'.E38])-2));1)" office:value-type="float" office:value="-43.7">
            <text:p>-43.7</text:p>
          </table:table-cell>
          <table:table-cell table:formula="of:=VALUE(MID([' ;'.G38];2;LEN([' ;'.G38])-2))" office:value-type="float" office:value="1.036461">
            <text:p>1.036461</text:p>
          </table:table-cell>
          <table:table-cell table:formula="of:=ROUND([.E38]/[.$J$1];2)" office:value-type="float" office:value="1.04">
            <text:p>1.04</text:p>
          </table:table-cell>
          <table:table-cell/>
          <table:table-cell table:formula="of:=IF(RIGHT([.A38];5)=&quot;sleep&quot;;&quot;Sleep(&quot;&amp;[.$L$1]&amp;&quot;*&quot;&amp;ROUND(VALUE([.B38]);2)/[.$M$1]&amp;&quot;)&quot;;[.A38]&amp;&quot;( &quot;&amp;[.B38]&amp;&quot;, &quot;&amp;[.C38]&amp;&quot;, &quot;&amp;[.D38]&amp;&quot;, &quot;&amp;[.$I$1]&amp;&quot;*&quot;&amp;[.F38]&amp;&quot; )&quot;)" office:value-type="string" office:string-value="Turn2( lwing32, x_axis, -43.7, MOVEANIMATIONSPEED*1.04 )">
            <text:p>Turn2( lwing32, x_axis, -43.7, MOVEANIMATIONSPEED*1.04 )</text:p>
          </table:table-cell>
          <table:table-cell table:number-columns-repeated="6"/>
        </table:table-row>
        <table:table-row table:style-name="ro1">
          <table:table-cell table:formula="of:=IF(RIGHT([' ;'.A39];4)=&quot;turn&quot;;&quot;Turn2&quot;;IF(RIGHT([' ;'.A39];4)=&quot;move&quot;;&quot;Move&quot;;[' ;'.A39]))" office:value-type="string" office:string-value="Turn2">
            <text:p>Turn2</text:p>
          </table:table-cell>
          <table:table-cell table:formula="of:=[' ;'.B39]" office:value-type="string" office:string-value="lwing32">
            <text:p>lwing32</text:p>
          </table:table-cell>
          <table:table-cell table:formula="of:=LEFT([' ;'.D39];1)&amp;&quot;_&quot;&amp;RIGHT([' ;'.D39];4)" office:value-type="string" office:string-value="z_axis">
            <text:p>z_axis</text:p>
          </table:table-cell>
          <table:table-cell table:formula="of:=ROUND(VALUE(MID([' ;'.E39];2;LEN([' ;'.E39])-2));1)" office:value-type="float" office:value="-16.2">
            <text:p>-16.2</text:p>
          </table:table-cell>
          <table:table-cell table:formula="of:=VALUE(MID([' ;'.G39];2;LEN([' ;'.G39])-2))" office:value-type="float" office:value="5.520386">
            <text:p>5.520386</text:p>
          </table:table-cell>
          <table:table-cell table:formula="of:=ROUND([.E39]/[.$J$1];2)" office:value-type="float" office:value="5.52">
            <text:p>5.52</text:p>
          </table:table-cell>
          <table:table-cell/>
          <table:table-cell table:formula="of:=IF(RIGHT([.A39];5)=&quot;sleep&quot;;&quot;Sleep(&quot;&amp;[.$L$1]&amp;&quot;*&quot;&amp;ROUND(VALUE([.B39]);2)/[.$M$1]&amp;&quot;)&quot;;[.A39]&amp;&quot;( &quot;&amp;[.B39]&amp;&quot;, &quot;&amp;[.C39]&amp;&quot;, &quot;&amp;[.D39]&amp;&quot;, &quot;&amp;[.$I$1]&amp;&quot;*&quot;&amp;[.F39]&amp;&quot; )&quot;)" office:value-type="string" office:string-value="Turn2( lwing32, z_axis, -16.2, MOVEANIMATIONSPEED*5.52 )">
            <text:p>Turn2( lwing32, z_axis, -16.2, MOVEANIMATIONSPEED*5.52 )</text:p>
          </table:table-cell>
          <table:table-cell table:number-columns-repeated="6"/>
        </table:table-row>
        <table:table-row table:style-name="ro1">
          <table:table-cell table:formula="of:=IF(RIGHT([' ;'.A40];4)=&quot;turn&quot;;&quot;Turn2&quot;;IF(RIGHT([' ;'.A40];4)=&quot;move&quot;;&quot;Move&quot;;[' ;'.A40]))" office:value-type="string" office:string-value="Turn2">
            <text:p>Turn2</text:p>
          </table:table-cell>
          <table:table-cell table:formula="of:=[' ;'.B40]" office:value-type="string" office:string-value="lwing32">
            <text:p>lwing32</text:p>
          </table:table-cell>
          <table:table-cell table:formula="of:=LEFT([' ;'.D40];1)&amp;&quot;_&quot;&amp;RIGHT([' ;'.D40];4)" office:value-type="string" office:string-value="y_axis">
            <text:p>y_axis</text:p>
          </table:table-cell>
          <table:table-cell table:formula="of:=ROUND(VALUE(MID([' ;'.E40];2;LEN([' ;'.E40])-2));1)" office:value-type="float" office:value="-5.8">
            <text:p>-5.8</text:p>
          </table:table-cell>
          <table:table-cell table:formula="of:=VALUE(MID([' ;'.G40];2;LEN([' ;'.G40])-2))" office:value-type="float" office:value="21.147131">
            <text:p>21.147131</text:p>
          </table:table-cell>
          <table:table-cell table:formula="of:=ROUND([.E40]/[.$J$1];2)" office:value-type="float" office:value="21.15">
            <text:p>21.15</text:p>
          </table:table-cell>
          <table:table-cell/>
          <table:table-cell table:formula="of:=IF(RIGHT([.A40];5)=&quot;sleep&quot;;&quot;Sleep(&quot;&amp;[.$L$1]&amp;&quot;*&quot;&amp;ROUND(VALUE([.B40]);2)/[.$M$1]&amp;&quot;)&quot;;[.A40]&amp;&quot;( &quot;&amp;[.B40]&amp;&quot;, &quot;&amp;[.C40]&amp;&quot;, &quot;&amp;[.D40]&amp;&quot;, &quot;&amp;[.$I$1]&amp;&quot;*&quot;&amp;[.F40]&amp;&quot; )&quot;)" office:value-type="string" office:string-value="Turn2( lwing32, y_axis, -5.8, MOVEANIMATIONSPEED*21.15 )">
            <text:p>Turn2( lwing32, y_axis, -5.8, MOVEANIMATIONSPEED*21.15 )</text:p>
          </table:table-cell>
          <table:table-cell table:number-columns-repeated="6"/>
        </table:table-row>
        <table:table-row table:style-name="ro1">
          <table:table-cell table:formula="of:=IF(RIGHT([' ;'.A41];4)=&quot;turn&quot;;&quot;Turn2&quot;;IF(RIGHT([' ;'.A41];4)=&quot;move&quot;;&quot;Move&quot;;[' ;'.A41]))" office:value-type="string" office:string-value="Turn2">
            <text:p>Turn2</text:p>
          </table:table-cell>
          <table:table-cell table:formula="of:=[' ;'.B41]" office:value-type="string" office:string-value="lwing41">
            <text:p>lwing41</text:p>
          </table:table-cell>
          <table:table-cell table:formula="of:=LEFT([' ;'.D41];1)&amp;&quot;_&quot;&amp;RIGHT([' ;'.D41];4)" office:value-type="string" office:string-value="x_axis">
            <text:p>x_axis</text:p>
          </table:table-cell>
          <table:table-cell table:formula="of:=ROUND(VALUE(MID([' ;'.E41];2;LEN([' ;'.E41])-2));1)" office:value-type="float" office:value="-43.1">
            <text:p>-43.1</text:p>
          </table:table-cell>
          <table:table-cell table:formula="of:=VALUE(MID([' ;'.G41];2;LEN([' ;'.G41])-2))" office:value-type="float" office:value="0.976719">
            <text:p>0.976719</text:p>
          </table:table-cell>
          <table:table-cell table:formula="of:=ROUND([.E41]/[.$J$1];2)" office:value-type="float" office:value="0.98">
            <text:p>0.98</text:p>
          </table:table-cell>
          <table:table-cell/>
          <table:table-cell table:formula="of:=IF(RIGHT([.A41];5)=&quot;sleep&quot;;&quot;Sleep(&quot;&amp;[.$L$1]&amp;&quot;*&quot;&amp;ROUND(VALUE([.B41]);2)/[.$M$1]&amp;&quot;)&quot;;[.A41]&amp;&quot;( &quot;&amp;[.B41]&amp;&quot;, &quot;&amp;[.C41]&amp;&quot;, &quot;&amp;[.D41]&amp;&quot;, &quot;&amp;[.$I$1]&amp;&quot;*&quot;&amp;[.F41]&amp;&quot; )&quot;)" office:value-type="string" office:string-value="Turn2( lwing41, x_axis, -43.1, MOVEANIMATIONSPEED*0.98 )">
            <text:p>Turn2( lwing41, x_axis, -43.1, MOVEANIMATIONSPEED*0.98 )</text:p>
          </table:table-cell>
          <table:table-cell table:number-columns-repeated="6"/>
        </table:table-row>
        <table:table-row table:style-name="ro1">
          <table:table-cell table:formula="of:=IF(RIGHT([' ;'.A42];4)=&quot;turn&quot;;&quot;Turn2&quot;;IF(RIGHT([' ;'.A42];4)=&quot;move&quot;;&quot;Move&quot;;[' ;'.A42]))" office:value-type="string" office:string-value="Turn2">
            <text:p>Turn2</text:p>
          </table:table-cell>
          <table:table-cell table:formula="of:=[' ;'.B42]" office:value-type="string" office:string-value="lwing41">
            <text:p>lwing41</text:p>
          </table:table-cell>
          <table:table-cell table:formula="of:=LEFT([' ;'.D42];1)&amp;&quot;_&quot;&amp;RIGHT([' ;'.D42];4)" office:value-type="string" office:string-value="z_axis">
            <text:p>z_axis</text:p>
          </table:table-cell>
          <table:table-cell table:formula="of:=ROUND(VALUE(MID([' ;'.E42];2;LEN([' ;'.E42])-2));1)" office:value-type="float" office:value="-16">
            <text:p>-16</text:p>
          </table:table-cell>
          <table:table-cell table:formula="of:=VALUE(MID([' ;'.G42];2;LEN([' ;'.G42])-2))" office:value-type="float" office:value="5.555989">
            <text:p>5.555989</text:p>
          </table:table-cell>
          <table:table-cell table:formula="of:=ROUND([.E42]/[.$J$1];2)" office:value-type="float" office:value="5.56">
            <text:p>5.56</text:p>
          </table:table-cell>
          <table:table-cell/>
          <table:table-cell table:formula="of:=IF(RIGHT([.A42];5)=&quot;sleep&quot;;&quot;Sleep(&quot;&amp;[.$L$1]&amp;&quot;*&quot;&amp;ROUND(VALUE([.B42]);2)/[.$M$1]&amp;&quot;)&quot;;[.A42]&amp;&quot;( &quot;&amp;[.B42]&amp;&quot;, &quot;&amp;[.C42]&amp;&quot;, &quot;&amp;[.D42]&amp;&quot;, &quot;&amp;[.$I$1]&amp;&quot;*&quot;&amp;[.F42]&amp;&quot; )&quot;)" office:value-type="string" office:string-value="Turn2( lwing41, z_axis, -16, MOVEANIMATIONSPEED*5.56 )">
            <text:p>Turn2( lwing41, z_axis, -16, MOVEANIMATIONSPEED*5.56 )</text:p>
          </table:table-cell>
          <table:table-cell table:number-columns-repeated="6"/>
        </table:table-row>
        <table:table-row table:style-name="ro1">
          <table:table-cell table:formula="of:=IF(RIGHT([' ;'.A43];4)=&quot;turn&quot;;&quot;Turn2&quot;;IF(RIGHT([' ;'.A43];4)=&quot;move&quot;;&quot;Move&quot;;[' ;'.A43]))" office:value-type="string" office:string-value="Turn2">
            <text:p>Turn2</text:p>
          </table:table-cell>
          <table:table-cell table:formula="of:=[' ;'.B43]" office:value-type="string" office:string-value="lwing41">
            <text:p>lwing41</text:p>
          </table:table-cell>
          <table:table-cell table:formula="of:=LEFT([' ;'.D43];1)&amp;&quot;_&quot;&amp;RIGHT([' ;'.D43];4)" office:value-type="string" office:string-value="y_axis">
            <text:p>y_axis</text:p>
          </table:table-cell>
          <table:table-cell table:formula="of:=ROUND(VALUE(MID([' ;'.E43];2;LEN([' ;'.E43])-2));1)" office:value-type="float" office:value="-5.6">
            <text:p>-5.6</text:p>
          </table:table-cell>
          <table:table-cell table:formula="of:=VALUE(MID([' ;'.G43];2;LEN([' ;'.G43])-2))" office:value-type="float" office:value="20.839367">
            <text:p>20.839367</text:p>
          </table:table-cell>
          <table:table-cell table:formula="of:=ROUND([.E43]/[.$J$1];2)" office:value-type="float" office:value="20.84">
            <text:p>20.84</text:p>
          </table:table-cell>
          <table:table-cell/>
          <table:table-cell table:formula="of:=IF(RIGHT([.A43];5)=&quot;sleep&quot;;&quot;Sleep(&quot;&amp;[.$L$1]&amp;&quot;*&quot;&amp;ROUND(VALUE([.B43]);2)/[.$M$1]&amp;&quot;)&quot;;[.A43]&amp;&quot;( &quot;&amp;[.B43]&amp;&quot;, &quot;&amp;[.C43]&amp;&quot;, &quot;&amp;[.D43]&amp;&quot;, &quot;&amp;[.$I$1]&amp;&quot;*&quot;&amp;[.F43]&amp;&quot; )&quot;)" office:value-type="string" office:string-value="Turn2( lwing41, y_axis, -5.6, MOVEANIMATIONSPEED*20.84 )">
            <text:p>Turn2( lwing41, y_axis, -5.6, MOVEANIMATIONSPEED*20.84 )</text:p>
          </table:table-cell>
          <table:table-cell table:number-columns-repeated="6"/>
        </table:table-row>
        <table:table-row table:style-name="ro1">
          <table:table-cell table:formula="of:=IF(RIGHT([' ;'.A44];4)=&quot;turn&quot;;&quot;Turn2&quot;;IF(RIGHT([' ;'.A44];4)=&quot;move&quot;;&quot;Move&quot;;[' ;'.A44]))" office:value-type="string" office:string-value="Turn2">
            <text:p>Turn2</text:p>
          </table:table-cell>
          <table:table-cell table:formula="of:=[' ;'.B44]" office:value-type="string" office:string-value="lwing42">
            <text:p>lwing42</text:p>
          </table:table-cell>
          <table:table-cell table:formula="of:=LEFT([' ;'.D44];1)&amp;&quot;_&quot;&amp;RIGHT([' ;'.D44];4)" office:value-type="string" office:string-value="x_axis">
            <text:p>x_axis</text:p>
          </table:table-cell>
          <table:table-cell table:formula="of:=ROUND(VALUE(MID([' ;'.E44];2;LEN([' ;'.E44])-2));1)" office:value-type="float" office:value="-41.4">
            <text:p>-41.4</text:p>
          </table:table-cell>
          <table:table-cell table:formula="of:=VALUE(MID([' ;'.G44];2;LEN([' ;'.G44])-2))" office:value-type="float" office:value="0.814832">
            <text:p>0.814832</text:p>
          </table:table-cell>
          <table:table-cell table:formula="of:=ROUND([.E44]/[.$J$1];2)" office:value-type="float" office:value="0.81">
            <text:p>0.81</text:p>
          </table:table-cell>
          <table:table-cell/>
          <table:table-cell table:formula="of:=IF(RIGHT([.A44];5)=&quot;sleep&quot;;&quot;Sleep(&quot;&amp;[.$L$1]&amp;&quot;*&quot;&amp;ROUND(VALUE([.B44]);2)/[.$M$1]&amp;&quot;)&quot;;[.A44]&amp;&quot;( &quot;&amp;[.B44]&amp;&quot;, &quot;&amp;[.C44]&amp;&quot;, &quot;&amp;[.D44]&amp;&quot;, &quot;&amp;[.$I$1]&amp;&quot;*&quot;&amp;[.F44]&amp;&quot; )&quot;)" office:value-type="string" office:string-value="Turn2( lwing42, x_axis, -41.4, MOVEANIMATIONSPEED*0.81 )">
            <text:p>Turn2( lwing42, x_axis, -41.4, MOVEANIMATIONSPEED*0.81 )</text:p>
          </table:table-cell>
          <table:table-cell table:number-columns-repeated="6"/>
        </table:table-row>
        <table:table-row table:style-name="ro1">
          <table:table-cell table:formula="of:=IF(RIGHT([' ;'.A45];4)=&quot;turn&quot;;&quot;Turn2&quot;;IF(RIGHT([' ;'.A45];4)=&quot;move&quot;;&quot;Move&quot;;[' ;'.A45]))" office:value-type="string" office:string-value="Turn2">
            <text:p>Turn2</text:p>
          </table:table-cell>
          <table:table-cell table:formula="of:=[' ;'.B45]" office:value-type="string" office:string-value="lwing42">
            <text:p>lwing42</text:p>
          </table:table-cell>
          <table:table-cell table:formula="of:=LEFT([' ;'.D45];1)&amp;&quot;_&quot;&amp;RIGHT([' ;'.D45];4)" office:value-type="string" office:string-value="z_axis">
            <text:p>z_axis</text:p>
          </table:table-cell>
          <table:table-cell table:formula="of:=ROUND(VALUE(MID([' ;'.E45];2;LEN([' ;'.E45])-2));1)" office:value-type="float" office:value="-15.5">
            <text:p>-15.5</text:p>
          </table:table-cell>
          <table:table-cell table:formula="of:=VALUE(MID([' ;'.G45];2;LEN([' ;'.G45])-2))" office:value-type="float" office:value="5.639336">
            <text:p>5.639336</text:p>
          </table:table-cell>
          <table:table-cell table:formula="of:=ROUND([.E45]/[.$J$1];2)" office:value-type="float" office:value="5.64">
            <text:p>5.64</text:p>
          </table:table-cell>
          <table:table-cell/>
          <table:table-cell table:formula="of:=IF(RIGHT([.A45];5)=&quot;sleep&quot;;&quot;Sleep(&quot;&amp;[.$L$1]&amp;&quot;*&quot;&amp;ROUND(VALUE([.B45]);2)/[.$M$1]&amp;&quot;)&quot;;[.A45]&amp;&quot;( &quot;&amp;[.B45]&amp;&quot;, &quot;&amp;[.C45]&amp;&quot;, &quot;&amp;[.D45]&amp;&quot;, &quot;&amp;[.$I$1]&amp;&quot;*&quot;&amp;[.F45]&amp;&quot; )&quot;)" office:value-type="string" office:string-value="Turn2( lwing42, z_axis, -15.5, MOVEANIMATIONSPEED*5.64 )">
            <text:p>Turn2( lwing42, z_axis, -15.5, MOVEANIMATIONSPEED*5.64 )</text:p>
          </table:table-cell>
          <table:table-cell table:number-columns-repeated="6"/>
        </table:table-row>
        <table:table-row table:style-name="ro1">
          <table:table-cell table:formula="of:=IF(RIGHT([' ;'.A46];4)=&quot;turn&quot;;&quot;Turn2&quot;;IF(RIGHT([' ;'.A46];4)=&quot;move&quot;;&quot;Move&quot;;[' ;'.A46]))" office:value-type="string" office:string-value="Turn2">
            <text:p>Turn2</text:p>
          </table:table-cell>
          <table:table-cell table:formula="of:=[' ;'.B46]" office:value-type="string" office:string-value="lwing42">
            <text:p>lwing42</text:p>
          </table:table-cell>
          <table:table-cell table:formula="of:=LEFT([' ;'.D46];1)&amp;&quot;_&quot;&amp;RIGHT([' ;'.D46];4)" office:value-type="string" office:string-value="y_axis">
            <text:p>y_axis</text:p>
          </table:table-cell>
          <table:table-cell table:formula="of:=ROUND(VALUE(MID([' ;'.E46];2;LEN([' ;'.E46])-2));1)" office:value-type="float" office:value="-5.2">
            <text:p>-5.2</text:p>
          </table:table-cell>
          <table:table-cell table:formula="of:=VALUE(MID([' ;'.G46];2;LEN([' ;'.G46])-2))" office:value-type="float" office:value="19.974146">
            <text:p>19.974146</text:p>
          </table:table-cell>
          <table:table-cell table:formula="of:=ROUND([.E46]/[.$J$1];2)" office:value-type="float" office:value="19.97">
            <text:p>19.97</text:p>
          </table:table-cell>
          <table:table-cell/>
          <table:table-cell table:formula="of:=IF(RIGHT([.A46];5)=&quot;sleep&quot;;&quot;Sleep(&quot;&amp;[.$L$1]&amp;&quot;*&quot;&amp;ROUND(VALUE([.B46]);2)/[.$M$1]&amp;&quot;)&quot;;[.A46]&amp;&quot;( &quot;&amp;[.B46]&amp;&quot;, &quot;&amp;[.C46]&amp;&quot;, &quot;&amp;[.D46]&amp;&quot;, &quot;&amp;[.$I$1]&amp;&quot;*&quot;&amp;[.F46]&amp;&quot; )&quot;)" office:value-type="string" office:string-value="Turn2( lwing42, y_axis, -5.2, MOVEANIMATIONSPEED*19.97 )">
            <text:p>Turn2( lwing42, y_axis, -5.2, MOVEANIMATIONSPEED*19.97 )</text:p>
          </table:table-cell>
          <table:table-cell table:number-columns-repeated="6"/>
        </table:table-row>
        <table:table-row table:style-name="ro1">
          <table:table-cell table:formula="of:=IF(RIGHT([' ;'.A47];4)=&quot;turn&quot;;&quot;Turn2&quot;;IF(RIGHT([' ;'.A47];4)=&quot;move&quot;;&quot;Move&quot;;[' ;'.A47]))" office:value-type="string" office:string-value="Turn2">
            <text:p>Turn2</text:p>
          </table:table-cell>
          <table:table-cell table:formula="of:=[' ;'.B47]" office:value-type="string" office:string-value="lwing43">
            <text:p>lwing43</text:p>
          </table:table-cell>
          <table:table-cell table:formula="of:=LEFT([' ;'.D47];1)&amp;&quot;_&quot;&amp;RIGHT([' ;'.D47];4)" office:value-type="string" office:string-value="x_axis">
            <text:p>x_axis</text:p>
          </table:table-cell>
          <table:table-cell table:formula="of:=ROUND(VALUE(MID([' ;'.E47];2;LEN([' ;'.E47])-2));1)" office:value-type="float" office:value="-37.3">
            <text:p>-37.3</text:p>
          </table:table-cell>
          <table:table-cell table:formula="of:=VALUE(MID([' ;'.G47];2;LEN([' ;'.G47])-2))" office:value-type="float" office:value="0.467703">
            <text:p>0.467703</text:p>
          </table:table-cell>
          <table:table-cell table:formula="of:=ROUND([.E47]/[.$J$1];2)" office:value-type="float" office:value="0.47">
            <text:p>0.47</text:p>
          </table:table-cell>
          <table:table-cell/>
          <table:table-cell table:formula="of:=IF(RIGHT([.A47];5)=&quot;sleep&quot;;&quot;Sleep(&quot;&amp;[.$L$1]&amp;&quot;*&quot;&amp;ROUND(VALUE([.B47]);2)/[.$M$1]&amp;&quot;)&quot;;[.A47]&amp;&quot;( &quot;&amp;[.B47]&amp;&quot;, &quot;&amp;[.C47]&amp;&quot;, &quot;&amp;[.D47]&amp;&quot;, &quot;&amp;[.$I$1]&amp;&quot;*&quot;&amp;[.F47]&amp;&quot; )&quot;)" office:value-type="string" office:string-value="Turn2( lwing43, x_axis, -37.3, MOVEANIMATIONSPEED*0.47 )">
            <text:p>Turn2( lwing43, x_axis, -37.3, MOVEANIMATIONSPEED*0.47 )</text:p>
          </table:table-cell>
          <table:table-cell table:number-columns-repeated="6"/>
        </table:table-row>
        <table:table-row table:style-name="ro1">
          <table:table-cell table:formula="of:=IF(RIGHT([' ;'.A48];4)=&quot;turn&quot;;&quot;Turn2&quot;;IF(RIGHT([' ;'.A48];4)=&quot;move&quot;;&quot;Move&quot;;[' ;'.A48]))" office:value-type="string" office:string-value="Turn2">
            <text:p>Turn2</text:p>
          </table:table-cell>
          <table:table-cell table:formula="of:=[' ;'.B48]" office:value-type="string" office:string-value="lwing43">
            <text:p>lwing43</text:p>
          </table:table-cell>
          <table:table-cell table:formula="of:=LEFT([' ;'.D48];1)&amp;&quot;_&quot;&amp;RIGHT([' ;'.D48];4)" office:value-type="string" office:string-value="z_axis">
            <text:p>z_axis</text:p>
          </table:table-cell>
          <table:table-cell table:formula="of:=ROUND(VALUE(MID([' ;'.E48];2;LEN([' ;'.E48])-2));1)" office:value-type="float" office:value="-14.3">
            <text:p>-14.3</text:p>
          </table:table-cell>
          <table:table-cell table:formula="of:=VALUE(MID([' ;'.G48];2;LEN([' ;'.G48])-2))" office:value-type="float" office:value="5.738516">
            <text:p>5.738516</text:p>
          </table:table-cell>
          <table:table-cell table:formula="of:=ROUND([.E48]/[.$J$1];2)" office:value-type="float" office:value="5.74">
            <text:p>5.74</text:p>
          </table:table-cell>
          <table:table-cell/>
          <table:table-cell table:formula="of:=IF(RIGHT([.A48];5)=&quot;sleep&quot;;&quot;Sleep(&quot;&amp;[.$L$1]&amp;&quot;*&quot;&amp;ROUND(VALUE([.B48]);2)/[.$M$1]&amp;&quot;)&quot;;[.A48]&amp;&quot;( &quot;&amp;[.B48]&amp;&quot;, &quot;&amp;[.C48]&amp;&quot;, &quot;&amp;[.D48]&amp;&quot;, &quot;&amp;[.$I$1]&amp;&quot;*&quot;&amp;[.F48]&amp;&quot; )&quot;)" office:value-type="string" office:string-value="Turn2( lwing43, z_axis, -14.3, MOVEANIMATIONSPEED*5.74 )">
            <text:p>Turn2( lwing43, z_axis, -14.3, MOVEANIMATIONSPEED*5.74 )</text:p>
          </table:table-cell>
          <table:table-cell table:number-columns-repeated="6"/>
        </table:table-row>
        <table:table-row table:style-name="ro1">
          <table:table-cell table:formula="of:=IF(RIGHT([' ;'.A49];4)=&quot;turn&quot;;&quot;Turn2&quot;;IF(RIGHT([' ;'.A49];4)=&quot;move&quot;;&quot;Move&quot;;[' ;'.A49]))" office:value-type="string" office:string-value="Turn2">
            <text:p>Turn2</text:p>
          </table:table-cell>
          <table:table-cell table:formula="of:=[' ;'.B49]" office:value-type="string" office:string-value="lwing43">
            <text:p>lwing43</text:p>
          </table:table-cell>
          <table:table-cell table:formula="of:=LEFT([' ;'.D49];1)&amp;&quot;_&quot;&amp;RIGHT([' ;'.D49];4)" office:value-type="string" office:string-value="y_axis">
            <text:p>y_axis</text:p>
          </table:table-cell>
          <table:table-cell table:formula="of:=ROUND(VALUE(MID([' ;'.E49];2;LEN([' ;'.E49])-2));1)" office:value-type="float" office:value="-4.2">
            <text:p>-4.2</text:p>
          </table:table-cell>
          <table:table-cell table:formula="of:=VALUE(MID([' ;'.G49];2;LEN([' ;'.G49])-2))" office:value-type="float" office:value="17.918042">
            <text:p>17.918042</text:p>
          </table:table-cell>
          <table:table-cell table:formula="of:=ROUND([.E49]/[.$J$1];2)" office:value-type="float" office:value="17.92">
            <text:p>17.92</text:p>
          </table:table-cell>
          <table:table-cell/>
          <table:table-cell table:formula="of:=IF(RIGHT([.A49];5)=&quot;sleep&quot;;&quot;Sleep(&quot;&amp;[.$L$1]&amp;&quot;*&quot;&amp;ROUND(VALUE([.B49]);2)/[.$M$1]&amp;&quot;)&quot;;[.A49]&amp;&quot;( &quot;&amp;[.B49]&amp;&quot;, &quot;&amp;[.C49]&amp;&quot;, &quot;&amp;[.D49]&amp;&quot;, &quot;&amp;[.$I$1]&amp;&quot;*&quot;&amp;[.F49]&amp;&quot; )&quot;)" office:value-type="string" office:string-value="Turn2( lwing43, y_axis, -4.2, MOVEANIMATIONSPEED*17.92 )">
            <text:p>Turn2( lwing43, y_axis, -4.2, MOVEANIMATIONSPEED*17.92 )</text:p>
          </table:table-cell>
          <table:table-cell table:number-columns-repeated="6"/>
        </table:table-row>
        <table:table-row table:style-name="ro1">
          <table:table-cell table:formula="of:=IF(RIGHT([' ;'.A50];4)=&quot;turn&quot;;&quot;Turn2&quot;;IF(RIGHT([' ;'.A50];4)=&quot;move&quot;;&quot;Move&quot;;[' ;'.A50]))" office:value-type="string" office:string-value="Turn2">
            <text:p>Turn2</text:p>
          </table:table-cell>
          <table:table-cell table:formula="of:=[' ;'.B50]" office:value-type="string" office:string-value="lwing51">
            <text:p>lwing51</text:p>
          </table:table-cell>
          <table:table-cell table:formula="of:=LEFT([' ;'.D50];1)&amp;&quot;_&quot;&amp;RIGHT([' ;'.D50];4)" office:value-type="string" office:string-value="x_axis">
            <text:p>x_axis</text:p>
          </table:table-cell>
          <table:table-cell table:formula="of:=ROUND(VALUE(MID([' ;'.E50];2;LEN([' ;'.E50])-2));1)" office:value-type="float" office:value="-62.2">
            <text:p>-62.2</text:p>
          </table:table-cell>
          <table:table-cell table:formula="of:=VALUE(MID([' ;'.G50];2;LEN([' ;'.G50])-2))" office:value-type="float" office:value="3.205135">
            <text:p>3.205135</text:p>
          </table:table-cell>
          <table:table-cell table:formula="of:=ROUND([.E50]/[.$J$1];2)" office:value-type="float" office:value="3.21">
            <text:p>3.21</text:p>
          </table:table-cell>
          <table:table-cell/>
          <table:table-cell table:formula="of:=IF(RIGHT([.A50];5)=&quot;sleep&quot;;&quot;Sleep(&quot;&amp;[.$L$1]&amp;&quot;*&quot;&amp;ROUND(VALUE([.B50]);2)/[.$M$1]&amp;&quot;)&quot;;[.A50]&amp;&quot;( &quot;&amp;[.B50]&amp;&quot;, &quot;&amp;[.C50]&amp;&quot;, &quot;&amp;[.D50]&amp;&quot;, &quot;&amp;[.$I$1]&amp;&quot;*&quot;&amp;[.F50]&amp;&quot; )&quot;)" office:value-type="string" office:string-value="Turn2( lwing51, x_axis, -62.2, MOVEANIMATIONSPEED*3.21 )">
            <text:p>Turn2( lwing51, x_axis, -62.2, MOVEANIMATIONSPEED*3.21 )</text:p>
          </table:table-cell>
          <table:table-cell table:number-columns-repeated="6"/>
        </table:table-row>
        <table:table-row table:style-name="ro1">
          <table:table-cell table:formula="of:=IF(RIGHT([' ;'.A51];4)=&quot;turn&quot;;&quot;Turn2&quot;;IF(RIGHT([' ;'.A51];4)=&quot;move&quot;;&quot;Move&quot;;[' ;'.A51]))" office:value-type="string" office:string-value="Turn2">
            <text:p>Turn2</text:p>
          </table:table-cell>
          <table:table-cell table:formula="of:=[' ;'.B51]" office:value-type="string" office:string-value="lwing51">
            <text:p>lwing51</text:p>
          </table:table-cell>
          <table:table-cell table:formula="of:=LEFT([' ;'.D51];1)&amp;&quot;_&quot;&amp;RIGHT([' ;'.D51];4)" office:value-type="string" office:string-value="z_axis">
            <text:p>z_axis</text:p>
          </table:table-cell>
          <table:table-cell table:formula="of:=ROUND(VALUE(MID([' ;'.E51];2;LEN([' ;'.E51])-2));1)" office:value-type="float" office:value="-20.6">
            <text:p>-20.6</text:p>
          </table:table-cell>
          <table:table-cell table:formula="of:=VALUE(MID([' ;'.G51];2;LEN([' ;'.G51])-2))" office:value-type="float" office:value="3.041427">
            <text:p>3.041427</text:p>
          </table:table-cell>
          <table:table-cell table:formula="of:=ROUND([.E51]/[.$J$1];2)" office:value-type="float" office:value="3.04">
            <text:p>3.04</text:p>
          </table:table-cell>
          <table:table-cell/>
          <table:table-cell table:formula="of:=IF(RIGHT([.A51];5)=&quot;sleep&quot;;&quot;Sleep(&quot;&amp;[.$L$1]&amp;&quot;*&quot;&amp;ROUND(VALUE([.B51]);2)/[.$M$1]&amp;&quot;)&quot;;[.A51]&amp;&quot;( &quot;&amp;[.B51]&amp;&quot;, &quot;&amp;[.C51]&amp;&quot;, &quot;&amp;[.D51]&amp;&quot;, &quot;&amp;[.$I$1]&amp;&quot;*&quot;&amp;[.F51]&amp;&quot; )&quot;)" office:value-type="string" office:string-value="Turn2( lwing51, z_axis, -20.6, MOVEANIMATIONSPEED*3.04 )">
            <text:p>Turn2( lwing51, z_axis, -20.6, MOVEANIMATIONSPEED*3.04 )</text:p>
          </table:table-cell>
          <table:table-cell table:number-columns-repeated="6"/>
        </table:table-row>
        <table:table-row table:style-name="ro1">
          <table:table-cell table:formula="of:=IF(RIGHT([' ;'.A52];4)=&quot;turn&quot;;&quot;Turn2&quot;;IF(RIGHT([' ;'.A52];4)=&quot;move&quot;;&quot;Move&quot;;[' ;'.A52]))" office:value-type="string" office:string-value="Turn2">
            <text:p>Turn2</text:p>
          </table:table-cell>
          <table:table-cell table:formula="of:=[' ;'.B52]" office:value-type="string" office:string-value="lwing51">
            <text:p>lwing51</text:p>
          </table:table-cell>
          <table:table-cell table:formula="of:=LEFT([' ;'.D52];1)&amp;&quot;_&quot;&amp;RIGHT([' ;'.D52];4)" office:value-type="string" office:string-value="y_axis">
            <text:p>y_axis</text:p>
          </table:table-cell>
          <table:table-cell table:formula="of:=ROUND(VALUE(MID([' ;'.E52];2;LEN([' ;'.E52])-2));1)" office:value-type="float" office:value="-11.4">
            <text:p>-11.4</text:p>
          </table:table-cell>
          <table:table-cell table:formula="of:=VALUE(MID([' ;'.G52];2;LEN([' ;'.G52])-2))" office:value-type="float" office:value="30.134689">
            <text:p>30.134689</text:p>
          </table:table-cell>
          <table:table-cell table:formula="of:=ROUND([.E52]/[.$J$1];2)" office:value-type="float" office:value="30.13">
            <text:p>30.13</text:p>
          </table:table-cell>
          <table:table-cell/>
          <table:table-cell table:formula="of:=IF(RIGHT([.A52];5)=&quot;sleep&quot;;&quot;Sleep(&quot;&amp;[.$L$1]&amp;&quot;*&quot;&amp;ROUND(VALUE([.B52]);2)/[.$M$1]&amp;&quot;)&quot;;[.A52]&amp;&quot;( &quot;&amp;[.B52]&amp;&quot;, &quot;&amp;[.C52]&amp;&quot;, &quot;&amp;[.D52]&amp;&quot;, &quot;&amp;[.$I$1]&amp;&quot;*&quot;&amp;[.F52]&amp;&quot; )&quot;)" office:value-type="string" office:string-value="Turn2( lwing51, y_axis, -11.4, MOVEANIMATIONSPEED*30.13 )">
            <text:p>Turn2( lwing51, y_axis, -11.4, MOVEANIMATIONSPEED*30.13 )</text:p>
          </table:table-cell>
          <table:table-cell table:number-columns-repeated="6"/>
        </table:table-row>
        <table:table-row table:style-name="ro1">
          <table:table-cell table:formula="of:=IF(RIGHT([' ;'.A53];4)=&quot;turn&quot;;&quot;Turn2&quot;;IF(RIGHT([' ;'.A53];4)=&quot;move&quot;;&quot;Move&quot;;[' ;'.A53]))" office:value-type="string" office:string-value="Turn2">
            <text:p>Turn2</text:p>
          </table:table-cell>
          <table:table-cell table:formula="of:=[' ;'.B53]" office:value-type="string" office:string-value="lwing52">
            <text:p>lwing52</text:p>
          </table:table-cell>
          <table:table-cell table:formula="of:=LEFT([' ;'.D53];1)&amp;&quot;_&quot;&amp;RIGHT([' ;'.D53];4)" office:value-type="string" office:string-value="x_axis">
            <text:p>x_axis</text:p>
          </table:table-cell>
          <table:table-cell table:formula="of:=ROUND(VALUE(MID([' ;'.E53];2;LEN([' ;'.E53])-2));1)" office:value-type="float" office:value="-42.1">
            <text:p>-42.1</text:p>
          </table:table-cell>
          <table:table-cell table:formula="of:=VALUE(MID([' ;'.G53];2;LEN([' ;'.G53])-2))" office:value-type="float" office:value="0.883843">
            <text:p>0.883843</text:p>
          </table:table-cell>
          <table:table-cell table:formula="of:=ROUND([.E53]/[.$J$1];2)" office:value-type="float" office:value="0.88">
            <text:p>0.88</text:p>
          </table:table-cell>
          <table:table-cell/>
          <table:table-cell table:formula="of:=IF(RIGHT([.A53];5)=&quot;sleep&quot;;&quot;Sleep(&quot;&amp;[.$L$1]&amp;&quot;*&quot;&amp;ROUND(VALUE([.B53]);2)/[.$M$1]&amp;&quot;)&quot;;[.A53]&amp;&quot;( &quot;&amp;[.B53]&amp;&quot;, &quot;&amp;[.C53]&amp;&quot;, &quot;&amp;[.D53]&amp;&quot;, &quot;&amp;[.$I$1]&amp;&quot;*&quot;&amp;[.F53]&amp;&quot; )&quot;)" office:value-type="string" office:string-value="Turn2( lwing52, x_axis, -42.1, MOVEANIMATIONSPEED*0.88 )">
            <text:p>Turn2( lwing52, x_axis, -42.1, MOVEANIMATIONSPEED*0.88 )</text:p>
          </table:table-cell>
          <table:table-cell table:number-columns-repeated="6"/>
        </table:table-row>
        <table:table-row table:style-name="ro1">
          <table:table-cell table:formula="of:=IF(RIGHT([' ;'.A54];4)=&quot;turn&quot;;&quot;Turn2&quot;;IF(RIGHT([' ;'.A54];4)=&quot;move&quot;;&quot;Move&quot;;[' ;'.A54]))" office:value-type="string" office:string-value="Turn2">
            <text:p>Turn2</text:p>
          </table:table-cell>
          <table:table-cell table:formula="of:=[' ;'.B54]" office:value-type="string" office:string-value="lwing52">
            <text:p>lwing52</text:p>
          </table:table-cell>
          <table:table-cell table:formula="of:=LEFT([' ;'.D54];1)&amp;&quot;_&quot;&amp;RIGHT([' ;'.D54];4)" office:value-type="string" office:string-value="z_axis">
            <text:p>z_axis</text:p>
          </table:table-cell>
          <table:table-cell table:formula="of:=ROUND(VALUE(MID([' ;'.E54];2;LEN([' ;'.E54])-2));1)" office:value-type="float" office:value="-15.8">
            <text:p>-15.8</text:p>
          </table:table-cell>
          <table:table-cell table:formula="of:=VALUE(MID([' ;'.G54];2;LEN([' ;'.G54])-2))" office:value-type="float" office:value="5.606255">
            <text:p>5.606255</text:p>
          </table:table-cell>
          <table:table-cell table:formula="of:=ROUND([.E54]/[.$J$1];2)" office:value-type="float" office:value="5.61">
            <text:p>5.61</text:p>
          </table:table-cell>
          <table:table-cell/>
          <table:table-cell table:formula="of:=IF(RIGHT([.A54];5)=&quot;sleep&quot;;&quot;Sleep(&quot;&amp;[.$L$1]&amp;&quot;*&quot;&amp;ROUND(VALUE([.B54]);2)/[.$M$1]&amp;&quot;)&quot;;[.A54]&amp;&quot;( &quot;&amp;[.B54]&amp;&quot;, &quot;&amp;[.C54]&amp;&quot;, &quot;&amp;[.D54]&amp;&quot;, &quot;&amp;[.$I$1]&amp;&quot;*&quot;&amp;[.F54]&amp;&quot; )&quot;)" office:value-type="string" office:string-value="Turn2( lwing52, z_axis, -15.8, MOVEANIMATIONSPEED*5.61 )">
            <text:p>Turn2( lwing52, z_axis, -15.8, MOVEANIMATIONSPEED*5.61 )</text:p>
          </table:table-cell>
          <table:table-cell table:number-columns-repeated="6"/>
        </table:table-row>
        <table:table-row table:style-name="ro1">
          <table:table-cell table:formula="of:=IF(RIGHT([' ;'.A55];4)=&quot;turn&quot;;&quot;Turn2&quot;;IF(RIGHT([' ;'.A55];4)=&quot;move&quot;;&quot;Move&quot;;[' ;'.A55]))" office:value-type="string" office:string-value="Turn2">
            <text:p>Turn2</text:p>
          </table:table-cell>
          <table:table-cell table:formula="of:=[' ;'.B55]" office:value-type="string" office:string-value="lwing52">
            <text:p>lwing52</text:p>
          </table:table-cell>
          <table:table-cell table:formula="of:=LEFT([' ;'.D55];1)&amp;&quot;_&quot;&amp;RIGHT([' ;'.D55];4)" office:value-type="string" office:string-value="y_axis">
            <text:p>y_axis</text:p>
          </table:table-cell>
          <table:table-cell table:formula="of:=ROUND(VALUE(MID([' ;'.E55];2;LEN([' ;'.E55])-2));1)" office:value-type="float" office:value="-5.3">
            <text:p>-5.3</text:p>
          </table:table-cell>
          <table:table-cell table:formula="of:=VALUE(MID([' ;'.G55];2;LEN([' ;'.G55])-2))" office:value-type="float" office:value="20.348962">
            <text:p>20.348962</text:p>
          </table:table-cell>
          <table:table-cell table:formula="of:=ROUND([.E55]/[.$J$1];2)" office:value-type="float" office:value="20.35">
            <text:p>20.35</text:p>
          </table:table-cell>
          <table:table-cell/>
          <table:table-cell table:formula="of:=IF(RIGHT([.A55];5)=&quot;sleep&quot;;&quot;Sleep(&quot;&amp;[.$L$1]&amp;&quot;*&quot;&amp;ROUND(VALUE([.B55]);2)/[.$M$1]&amp;&quot;)&quot;;[.A55]&amp;&quot;( &quot;&amp;[.B55]&amp;&quot;, &quot;&amp;[.C55]&amp;&quot;, &quot;&amp;[.D55]&amp;&quot;, &quot;&amp;[.$I$1]&amp;&quot;*&quot;&amp;[.F55]&amp;&quot; )&quot;)" office:value-type="string" office:string-value="Turn2( lwing52, y_axis, -5.3, MOVEANIMATIONSPEED*20.35 )">
            <text:p>Turn2( lwing52, y_axis, -5.3, MOVEANIMATIONSPEED*20.35 )</text:p>
          </table:table-cell>
          <table:table-cell table:number-columns-repeated="6"/>
        </table:table-row>
        <table:table-row table:style-name="ro1">
          <table:table-cell table:formula="of:=IF(RIGHT([' ;'.A56];4)=&quot;turn&quot;;&quot;Turn2&quot;;IF(RIGHT([' ;'.A56];4)=&quot;move&quot;;&quot;Move&quot;;[' ;'.A56]))" office:value-type="string" office:string-value="Turn2">
            <text:p>Turn2</text:p>
          </table:table-cell>
          <table:table-cell table:formula="of:=[' ;'.B56]" office:value-type="string" office:string-value="lwing53">
            <text:p>lwing53</text:p>
          </table:table-cell>
          <table:table-cell table:formula="of:=LEFT([' ;'.D56];1)&amp;&quot;_&quot;&amp;RIGHT([' ;'.D56];4)" office:value-type="string" office:string-value="x_axis">
            <text:p>x_axis</text:p>
          </table:table-cell>
          <table:table-cell table:formula="of:=ROUND(VALUE(MID([' ;'.E56];2;LEN([' ;'.E56])-2));1)" office:value-type="float" office:value="-19.9">
            <text:p>-19.9</text:p>
          </table:table-cell>
          <table:table-cell table:formula="of:=VALUE(MID([' ;'.G56];2;LEN([' ;'.G56])-2))" office:value-type="float" office:value="0.355578">
            <text:p>0.355578</text:p>
          </table:table-cell>
          <table:table-cell table:formula="of:=ROUND([.E56]/[.$J$1];2)" office:value-type="float" office:value="0.36">
            <text:p>0.36</text:p>
          </table:table-cell>
          <table:table-cell/>
          <table:table-cell table:formula="of:=IF(RIGHT([.A56];5)=&quot;sleep&quot;;&quot;Sleep(&quot;&amp;[.$L$1]&amp;&quot;*&quot;&amp;ROUND(VALUE([.B56]);2)/[.$M$1]&amp;&quot;)&quot;;[.A56]&amp;&quot;( &quot;&amp;[.B56]&amp;&quot;, &quot;&amp;[.C56]&amp;&quot;, &quot;&amp;[.D56]&amp;&quot;, &quot;&amp;[.$I$1]&amp;&quot;*&quot;&amp;[.F56]&amp;&quot; )&quot;)" office:value-type="string" office:string-value="Turn2( lwing53, x_axis, -19.9, MOVEANIMATIONSPEED*0.36 )">
            <text:p>Turn2( lwing53, x_axis, -19.9, MOVEANIMATIONSPEED*0.36 )</text:p>
          </table:table-cell>
          <table:table-cell table:number-columns-repeated="6"/>
        </table:table-row>
        <table:table-row table:style-name="ro1">
          <table:table-cell table:formula="of:=IF(RIGHT([' ;'.A57];4)=&quot;turn&quot;;&quot;Turn2&quot;;IF(RIGHT([' ;'.A57];4)=&quot;move&quot;;&quot;Move&quot;;[' ;'.A57]))" office:value-type="string" office:string-value="Turn2">
            <text:p>Turn2</text:p>
          </table:table-cell>
          <table:table-cell table:formula="of:=[' ;'.B57]" office:value-type="string" office:string-value="lwing53">
            <text:p>lwing53</text:p>
          </table:table-cell>
          <table:table-cell table:formula="of:=LEFT([' ;'.D57];1)&amp;&quot;_&quot;&amp;RIGHT([' ;'.D57];4)" office:value-type="string" office:string-value="z_axis">
            <text:p>z_axis</text:p>
          </table:table-cell>
          <table:table-cell table:formula="of:=ROUND(VALUE(MID([' ;'.E57];2;LEN([' ;'.E57])-2));1)" office:value-type="float" office:value="-8.1">
            <text:p>-8.1</text:p>
          </table:table-cell>
          <table:table-cell table:formula="of:=VALUE(MID([' ;'.G57];2;LEN([' ;'.G57])-2))" office:value-type="float" office:value="4.544526">
            <text:p>4.544526</text:p>
          </table:table-cell>
          <table:table-cell table:formula="of:=ROUND([.E57]/[.$J$1];2)" office:value-type="float" office:value="4.54">
            <text:p>4.54</text:p>
          </table:table-cell>
          <table:table-cell/>
          <table:table-cell table:formula="of:=IF(RIGHT([.A57];5)=&quot;sleep&quot;;&quot;Sleep(&quot;&amp;[.$L$1]&amp;&quot;*&quot;&amp;ROUND(VALUE([.B57]);2)/[.$M$1]&amp;&quot;)&quot;;[.A57]&amp;&quot;( &quot;&amp;[.B57]&amp;&quot;, &quot;&amp;[.C57]&amp;&quot;, &quot;&amp;[.D57]&amp;&quot;, &quot;&amp;[.$I$1]&amp;&quot;*&quot;&amp;[.F57]&amp;&quot; )&quot;)" office:value-type="string" office:string-value="Turn2( lwing53, z_axis, -8.1, MOVEANIMATIONSPEED*4.54 )">
            <text:p>Turn2( lwing53, z_axis, -8.1, MOVEANIMATIONSPEED*4.54 )</text:p>
          </table:table-cell>
          <table:table-cell table:number-columns-repeated="6"/>
        </table:table-row>
        <table:table-row table:style-name="ro1">
          <table:table-cell table:formula="of:=IF(RIGHT([' ;'.A58];4)=&quot;turn&quot;;&quot;Turn2&quot;;IF(RIGHT([' ;'.A58];4)=&quot;move&quot;;&quot;Move&quot;;[' ;'.A58]))" office:value-type="string" office:string-value="Turn2">
            <text:p>Turn2</text:p>
          </table:table-cell>
          <table:table-cell table:formula="of:=[' ;'.B58]" office:value-type="string" office:string-value="lwing53">
            <text:p>lwing53</text:p>
          </table:table-cell>
          <table:table-cell table:formula="of:=LEFT([' ;'.D58];1)&amp;&quot;_&quot;&amp;RIGHT([' ;'.D58];4)" office:value-type="string" office:string-value="y_axis">
            <text:p>y_axis</text:p>
          </table:table-cell>
          <table:table-cell table:formula="of:=ROUND(VALUE(MID([' ;'.E58];2;LEN([' ;'.E58])-2));1)" office:value-type="float" office:value="-1.1">
            <text:p>-1.1</text:p>
          </table:table-cell>
          <table:table-cell table:formula="of:=VALUE(MID([' ;'.G58];2;LEN([' ;'.G58])-2))" office:value-type="float" office:value="9.135788">
            <text:p>9.135788</text:p>
          </table:table-cell>
          <table:table-cell table:formula="of:=ROUND([.E58]/[.$J$1];2)" office:value-type="float" office:value="9.14">
            <text:p>9.14</text:p>
          </table:table-cell>
          <table:table-cell/>
          <table:table-cell table:formula="of:=IF(RIGHT([.A58];5)=&quot;sleep&quot;;&quot;Sleep(&quot;&amp;[.$L$1]&amp;&quot;*&quot;&amp;ROUND(VALUE([.B58]);2)/[.$M$1]&amp;&quot;)&quot;;[.A58]&amp;&quot;( &quot;&amp;[.B58]&amp;&quot;, &quot;&amp;[.C58]&amp;&quot;, &quot;&amp;[.D58]&amp;&quot;, &quot;&amp;[.$I$1]&amp;&quot;*&quot;&amp;[.F58]&amp;&quot; )&quot;)" office:value-type="string" office:string-value="Turn2( lwing53, y_axis, -1.1, MOVEANIMATIONSPEED*9.14 )">
            <text:p>Turn2( lwing53, y_axis, -1.1, MOVEANIMATIONSPEED*9.14 )</text:p>
          </table:table-cell>
          <table:table-cell table:number-columns-repeated="6"/>
        </table:table-row>
        <table:table-row table:style-name="ro1">
          <table:table-cell table:formula="of:=IF(RIGHT([' ;'.A59];4)=&quot;turn&quot;;&quot;Turn2&quot;;IF(RIGHT([' ;'.A59];4)=&quot;move&quot;;&quot;Move&quot;;[' ;'.A59]))" office:value-type="string" office:string-value="Move">
            <text:p>Move</text:p>
          </table:table-cell>
          <table:table-cell table:formula="of:=[' ;'.B59]" office:value-type="string" office:string-value="pelvis">
            <text:p>pelvis</text:p>
          </table:table-cell>
          <table:table-cell table:formula="of:=LEFT([' ;'.D59];1)&amp;&quot;_&quot;&amp;RIGHT([' ;'.D59];4)" office:value-type="string" office:string-value="y_axis">
            <text:p>y_axis</text:p>
          </table:table-cell>
          <table:table-cell table:formula="of:=ROUND(VALUE(MID([' ;'.E59];2;LEN([' ;'.E59])-2));1)" office:value-type="float" office:value="-6.3">
            <text:p>-6.3</text:p>
          </table:table-cell>
          <table:table-cell table:formula="of:=VALUE(MID([' ;'.G59];2;LEN([' ;'.G59])-2))" office:value-type="float" office:value="7.918854">
            <text:p>7.918854</text:p>
          </table:table-cell>
          <table:table-cell table:formula="of:=ROUND([.E59]/[.$J$1];2)" office:value-type="float" office:value="7.92">
            <text:p>7.92</text:p>
          </table:table-cell>
          <table:table-cell/>
          <table:table-cell table:formula="of:=IF(RIGHT([.A59];5)=&quot;sleep&quot;;&quot;Sleep(&quot;&amp;[.$L$1]&amp;&quot;*&quot;&amp;ROUND(VALUE([.B59]);2)/[.$M$1]&amp;&quot;)&quot;;[.A59]&amp;&quot;( &quot;&amp;[.B59]&amp;&quot;, &quot;&amp;[.C59]&amp;&quot;, &quot;&amp;[.D59]&amp;&quot;, &quot;&amp;[.$I$1]&amp;&quot;*&quot;&amp;[.F59]&amp;&quot; )&quot;)" office:value-type="string" office:string-value="Move( pelvis, y_axis, -6.3, MOVEANIMATIONSPEED*7.92 )">
            <text:p>Move( pelvis, y_axis, -6.3, MOVEANIMATIONSPEED*7.92 )</text:p>
          </table:table-cell>
          <table:table-cell table:number-columns-repeated="6"/>
        </table:table-row>
        <table:table-row table:style-name="ro1">
          <table:table-cell table:formula="of:=IF(RIGHT([' ;'.A60];4)=&quot;turn&quot;;&quot;Turn2&quot;;IF(RIGHT([' ;'.A60];4)=&quot;move&quot;;&quot;Move&quot;;[' ;'.A60]))" office:value-type="string" office:string-value="Turn2">
            <text:p>Turn2</text:p>
          </table:table-cell>
          <table:table-cell table:formula="of:=[' ;'.B60]" office:value-type="string" office:string-value="rfinger11">
            <text:p>rfinger11</text:p>
          </table:table-cell>
          <table:table-cell table:formula="of:=LEFT([' ;'.D60];1)&amp;&quot;_&quot;&amp;RIGHT([' ;'.D60];4)" office:value-type="string" office:string-value="x_axis">
            <text:p>x_axis</text:p>
          </table:table-cell>
          <table:table-cell table:formula="of:=ROUND(VALUE(MID([' ;'.E60];2;LEN([' ;'.E60])-2));1)" office:value-type="float" office:value="-23.1">
            <text:p>-23.1</text:p>
          </table:table-cell>
          <table:table-cell table:formula="of:=VALUE(MID([' ;'.G60];2;LEN([' ;'.G60])-2))" office:value-type="float" office:value="1.080064">
            <text:p>1.080064</text:p>
          </table:table-cell>
          <table:table-cell table:formula="of:=ROUND([.E60]/[.$J$1];2)" office:value-type="float" office:value="1.08">
            <text:p>1.08</text:p>
          </table:table-cell>
          <table:table-cell/>
          <table:table-cell table:formula="of:=IF(RIGHT([.A60];5)=&quot;sleep&quot;;&quot;Sleep(&quot;&amp;[.$L$1]&amp;&quot;*&quot;&amp;ROUND(VALUE([.B60]);2)/[.$M$1]&amp;&quot;)&quot;;[.A60]&amp;&quot;( &quot;&amp;[.B60]&amp;&quot;, &quot;&amp;[.C60]&amp;&quot;, &quot;&amp;[.D60]&amp;&quot;, &quot;&amp;[.$I$1]&amp;&quot;*&quot;&amp;[.F60]&amp;&quot; )&quot;)" office:value-type="string" office:string-value="Turn2( rfinger11, x_axis, -23.1, MOVEANIMATIONSPEED*1.08 )">
            <text:p>Turn2( rfinger11, x_axis, -23.1, MOVEANIMATIONSPEED*1.08 )</text:p>
          </table:table-cell>
          <table:table-cell table:number-columns-repeated="6"/>
        </table:table-row>
        <table:table-row table:style-name="ro1">
          <table:table-cell table:formula="of:=IF(RIGHT([' ;'.A61];4)=&quot;turn&quot;;&quot;Turn2&quot;;IF(RIGHT([' ;'.A61];4)=&quot;move&quot;;&quot;Move&quot;;[' ;'.A61]))" office:value-type="string" office:string-value="Turn2">
            <text:p>Turn2</text:p>
          </table:table-cell>
          <table:table-cell table:formula="of:=[' ;'.B61]" office:value-type="string" office:string-value="rfinger11">
            <text:p>rfinger11</text:p>
          </table:table-cell>
          <table:table-cell table:formula="of:=LEFT([' ;'.D61];1)&amp;&quot;_&quot;&amp;RIGHT([' ;'.D61];4)" office:value-type="string" office:string-value="z_axis">
            <text:p>z_axis</text:p>
          </table:table-cell>
          <table:table-cell table:formula="of:=ROUND(VALUE(MID([' ;'.E61];2;LEN([' ;'.E61])-2));1)" office:value-type="float" office:value="-1.8">
            <text:p>-1.8</text:p>
          </table:table-cell>
          <table:table-cell table:formula="of:=VALUE(MID([' ;'.G61];2;LEN([' ;'.G61])-2))" office:value-type="float" office:value="16.409483">
            <text:p>16.409483</text:p>
          </table:table-cell>
          <table:table-cell table:formula="of:=ROUND([.E61]/[.$J$1];2)" office:value-type="float" office:value="16.41">
            <text:p>16.41</text:p>
          </table:table-cell>
          <table:table-cell/>
          <table:table-cell table:formula="of:=IF(RIGHT([.A61];5)=&quot;sleep&quot;;&quot;Sleep(&quot;&amp;[.$L$1]&amp;&quot;*&quot;&amp;ROUND(VALUE([.B61]);2)/[.$M$1]&amp;&quot;)&quot;;[.A61]&amp;&quot;( &quot;&amp;[.B61]&amp;&quot;, &quot;&amp;[.C61]&amp;&quot;, &quot;&amp;[.D61]&amp;&quot;, &quot;&amp;[.$I$1]&amp;&quot;*&quot;&amp;[.F61]&amp;&quot; )&quot;)" office:value-type="string" office:string-value="Turn2( rfinger11, z_axis, -1.8, MOVEANIMATIONSPEED*16.41 )">
            <text:p>Turn2( rfinger11, z_axis, -1.8, MOVEANIMATIONSPEED*16.41 )</text:p>
          </table:table-cell>
          <table:table-cell table:number-columns-repeated="6"/>
        </table:table-row>
        <table:table-row table:style-name="ro1">
          <table:table-cell table:formula="of:=IF(RIGHT([' ;'.A62];4)=&quot;turn&quot;;&quot;Turn2&quot;;IF(RIGHT([' ;'.A62];4)=&quot;move&quot;;&quot;Move&quot;;[' ;'.A62]))" office:value-type="string" office:string-value="Turn2">
            <text:p>Turn2</text:p>
          </table:table-cell>
          <table:table-cell table:formula="of:=[' ;'.B62]" office:value-type="string" office:string-value="rfinger11">
            <text:p>rfinger11</text:p>
          </table:table-cell>
          <table:table-cell table:formula="of:=LEFT([' ;'.D62];1)&amp;&quot;_&quot;&amp;RIGHT([' ;'.D62];4)" office:value-type="string" office:string-value="y_axis">
            <text:p>y_axis</text:p>
          </table:table-cell>
          <table:table-cell table:formula="of:=ROUND(VALUE(MID([' ;'.E62];2;LEN([' ;'.E62])-2));1)" office:value-type="float" office:value="12.7">
            <text:p>12.7</text:p>
          </table:table-cell>
          <table:table-cell table:formula="of:=VALUE(MID([' ;'.G62];2;LEN([' ;'.G62])-2))" office:value-type="float" office:value="1.735657">
            <text:p>1.735657</text:p>
          </table:table-cell>
          <table:table-cell table:formula="of:=ROUND([.E62]/[.$J$1];2)" office:value-type="float" office:value="1.74">
            <text:p>1.74</text:p>
          </table:table-cell>
          <table:table-cell/>
          <table:table-cell table:formula="of:=IF(RIGHT([.A62];5)=&quot;sleep&quot;;&quot;Sleep(&quot;&amp;[.$L$1]&amp;&quot;*&quot;&amp;ROUND(VALUE([.B62]);2)/[.$M$1]&amp;&quot;)&quot;;[.A62]&amp;&quot;( &quot;&amp;[.B62]&amp;&quot;, &quot;&amp;[.C62]&amp;&quot;, &quot;&amp;[.D62]&amp;&quot;, &quot;&amp;[.$I$1]&amp;&quot;*&quot;&amp;[.F62]&amp;&quot; )&quot;)" office:value-type="string" office:string-value="Turn2( rfinger11, y_axis, 12.7, MOVEANIMATIONSPEED*1.74 )">
            <text:p>Turn2( rfinger11, y_axis, 12.7, MOVEANIMATIONSPEED*1.74 )</text:p>
          </table:table-cell>
          <table:table-cell table:number-columns-repeated="6"/>
        </table:table-row>
        <table:table-row table:style-name="ro1">
          <table:table-cell table:formula="of:=IF(RIGHT([' ;'.A63];4)=&quot;turn&quot;;&quot;Turn2&quot;;IF(RIGHT([' ;'.A63];4)=&quot;move&quot;;&quot;Move&quot;;[' ;'.A63]))" office:value-type="string" office:string-value="Turn2">
            <text:p>Turn2</text:p>
          </table:table-cell>
          <table:table-cell table:formula="of:=[' ;'.B63]" office:value-type="string" office:string-value="rfinger12">
            <text:p>rfinger12</text:p>
          </table:table-cell>
          <table:table-cell table:formula="of:=LEFT([' ;'.D63];1)&amp;&quot;_&quot;&amp;RIGHT([' ;'.D63];4)" office:value-type="string" office:string-value="x_axis">
            <text:p>x_axis</text:p>
          </table:table-cell>
          <table:table-cell table:formula="of:=ROUND(VALUE(MID([' ;'.E63];2;LEN([' ;'.E63])-2));1)" office:value-type="float" office:value="-18.2">
            <text:p>-18.2</text:p>
          </table:table-cell>
          <table:table-cell table:formula="of:=VALUE(MID([' ;'.G63];2;LEN([' ;'.G63])-2))" office:value-type="float" office:value="11.868935">
            <text:p>11.868935</text:p>
          </table:table-cell>
          <table:table-cell table:formula="of:=ROUND([.E63]/[.$J$1];2)" office:value-type="float" office:value="11.87">
            <text:p>11.87</text:p>
          </table:table-cell>
          <table:table-cell/>
          <table:table-cell table:formula="of:=IF(RIGHT([.A63];5)=&quot;sleep&quot;;&quot;Sleep(&quot;&amp;[.$L$1]&amp;&quot;*&quot;&amp;ROUND(VALUE([.B63]);2)/[.$M$1]&amp;&quot;)&quot;;[.A63]&amp;&quot;( &quot;&amp;[.B63]&amp;&quot;, &quot;&amp;[.C63]&amp;&quot;, &quot;&amp;[.D63]&amp;&quot;, &quot;&amp;[.$I$1]&amp;&quot;*&quot;&amp;[.F63]&amp;&quot; )&quot;)" office:value-type="string" office:string-value="Turn2( rfinger12, x_axis, -18.2, MOVEANIMATIONSPEED*11.87 )">
            <text:p>Turn2( rfinger12, x_axis, -18.2, MOVEANIMATIONSPEED*11.87 )</text:p>
          </table:table-cell>
          <table:table-cell table:number-columns-repeated="6"/>
        </table:table-row>
        <table:table-row table:style-name="ro1">
          <table:table-cell table:formula="of:=IF(RIGHT([' ;'.A64];4)=&quot;turn&quot;;&quot;Turn2&quot;;IF(RIGHT([' ;'.A64];4)=&quot;move&quot;;&quot;Move&quot;;[' ;'.A64]))" office:value-type="string" office:string-value="Turn2">
            <text:p>Turn2</text:p>
          </table:table-cell>
          <table:table-cell table:formula="of:=[' ;'.B64]" office:value-type="string" office:string-value="rfinger12">
            <text:p>rfinger12</text:p>
          </table:table-cell>
          <table:table-cell table:formula="of:=LEFT([' ;'.D64];1)&amp;&quot;_&quot;&amp;RIGHT([' ;'.D64];4)" office:value-type="string" office:string-value="z_axis">
            <text:p>z_axis</text:p>
          </table:table-cell>
          <table:table-cell table:formula="of:=ROUND(VALUE(MID([' ;'.E64];2;LEN([' ;'.E64])-2));1)" office:value-type="float" office:value="-20.6">
            <text:p>-20.6</text:p>
          </table:table-cell>
          <table:table-cell table:formula="of:=VALUE(MID([' ;'.G64];2;LEN([' ;'.G64])-2))" office:value-type="float" office:value="53.058631">
            <text:p>53.058631</text:p>
          </table:table-cell>
          <table:table-cell table:formula="of:=ROUND([.E64]/[.$J$1];2)" office:value-type="float" office:value="53.06">
            <text:p>53.06</text:p>
          </table:table-cell>
          <table:table-cell/>
          <table:table-cell table:formula="of:=IF(RIGHT([.A64];5)=&quot;sleep&quot;;&quot;Sleep(&quot;&amp;[.$L$1]&amp;&quot;*&quot;&amp;ROUND(VALUE([.B64]);2)/[.$M$1]&amp;&quot;)&quot;;[.A64]&amp;&quot;( &quot;&amp;[.B64]&amp;&quot;, &quot;&amp;[.C64]&amp;&quot;, &quot;&amp;[.D64]&amp;&quot;, &quot;&amp;[.$I$1]&amp;&quot;*&quot;&amp;[.F64]&amp;&quot; )&quot;)" office:value-type="string" office:string-value="Turn2( rfinger12, z_axis, -20.6, MOVEANIMATIONSPEED*53.06 )">
            <text:p>Turn2( rfinger12, z_axis, -20.6, MOVEANIMATIONSPEED*53.06 )</text:p>
          </table:table-cell>
          <table:table-cell table:number-columns-repeated="6"/>
        </table:table-row>
        <table:table-row table:style-name="ro1">
          <table:table-cell table:formula="of:=IF(RIGHT([' ;'.A65];4)=&quot;turn&quot;;&quot;Turn2&quot;;IF(RIGHT([' ;'.A65];4)=&quot;move&quot;;&quot;Move&quot;;[' ;'.A65]))" office:value-type="string" office:string-value="Turn2">
            <text:p>Turn2</text:p>
          </table:table-cell>
          <table:table-cell table:formula="of:=[' ;'.B65]" office:value-type="string" office:string-value="rfinger12">
            <text:p>rfinger12</text:p>
          </table:table-cell>
          <table:table-cell table:formula="of:=LEFT([' ;'.D65];1)&amp;&quot;_&quot;&amp;RIGHT([' ;'.D65];4)" office:value-type="string" office:string-value="y_axis">
            <text:p>y_axis</text:p>
          </table:table-cell>
          <table:table-cell table:formula="of:=ROUND(VALUE(MID([' ;'.E65];2;LEN([' ;'.E65])-2));1)" office:value-type="float" office:value="43.9">
            <text:p>43.9</text:p>
          </table:table-cell>
          <table:table-cell table:formula="of:=VALUE(MID([' ;'.G65];2;LEN([' ;'.G65])-2))" office:value-type="float" office:value="10.199361">
            <text:p>10.199361</text:p>
          </table:table-cell>
          <table:table-cell table:formula="of:=ROUND([.E65]/[.$J$1];2)" office:value-type="float" office:value="10.2">
            <text:p>10.2</text:p>
          </table:table-cell>
          <table:table-cell/>
          <table:table-cell table:formula="of:=IF(RIGHT([.A65];5)=&quot;sleep&quot;;&quot;Sleep(&quot;&amp;[.$L$1]&amp;&quot;*&quot;&amp;ROUND(VALUE([.B65]);2)/[.$M$1]&amp;&quot;)&quot;;[.A65]&amp;&quot;( &quot;&amp;[.B65]&amp;&quot;, &quot;&amp;[.C65]&amp;&quot;, &quot;&amp;[.D65]&amp;&quot;, &quot;&amp;[.$I$1]&amp;&quot;*&quot;&amp;[.F65]&amp;&quot; )&quot;)" office:value-type="string" office:string-value="Turn2( rfinger12, y_axis, 43.9, MOVEANIMATIONSPEED*10.2 )">
            <text:p>Turn2( rfinger12, y_axis, 43.9, MOVEANIMATIONSPEED*10.2 )</text:p>
          </table:table-cell>
          <table:table-cell table:number-columns-repeated="6"/>
        </table:table-row>
        <table:table-row table:style-name="ro1">
          <table:table-cell table:formula="of:=IF(RIGHT([' ;'.A66];4)=&quot;turn&quot;;&quot;Turn2&quot;;IF(RIGHT([' ;'.A66];4)=&quot;move&quot;;&quot;Move&quot;;[' ;'.A66]))" office:value-type="string" office:string-value="Turn2">
            <text:p>Turn2</text:p>
          </table:table-cell>
          <table:table-cell table:formula="of:=[' ;'.B66]" office:value-type="string" office:string-value="rfinger21">
            <text:p>rfinger21</text:p>
          </table:table-cell>
          <table:table-cell table:formula="of:=LEFT([' ;'.D66];1)&amp;&quot;_&quot;&amp;RIGHT([' ;'.D66];4)" office:value-type="string" office:string-value="x_axis">
            <text:p>x_axis</text:p>
          </table:table-cell>
          <table:table-cell table:formula="of:=ROUND(VALUE(MID([' ;'.E66];2;LEN([' ;'.E66])-2));1)" office:value-type="float" office:value="-42.3">
            <text:p>-42.3</text:p>
          </table:table-cell>
          <table:table-cell table:formula="of:=VALUE(MID([' ;'.G66];2;LEN([' ;'.G66])-2))" office:value-type="float" office:value="50.452897">
            <text:p>50.452897</text:p>
          </table:table-cell>
          <table:table-cell table:formula="of:=ROUND([.E66]/[.$J$1];2)" office:value-type="float" office:value="50.45">
            <text:p>50.45</text:p>
          </table:table-cell>
          <table:table-cell/>
          <table:table-cell table:formula="of:=IF(RIGHT([.A66];5)=&quot;sleep&quot;;&quot;Sleep(&quot;&amp;[.$L$1]&amp;&quot;*&quot;&amp;ROUND(VALUE([.B66]);2)/[.$M$1]&amp;&quot;)&quot;;[.A66]&amp;&quot;( &quot;&amp;[.B66]&amp;&quot;, &quot;&amp;[.C66]&amp;&quot;, &quot;&amp;[.D66]&amp;&quot;, &quot;&amp;[.$I$1]&amp;&quot;*&quot;&amp;[.F66]&amp;&quot; )&quot;)" office:value-type="string" office:string-value="Turn2( rfinger21, x_axis, -42.3, MOVEANIMATIONSPEED*50.45 )">
            <text:p>Turn2( rfinger21, x_axis, -42.3, MOVEANIMATIONSPEED*50.45 )</text:p>
          </table:table-cell>
          <table:table-cell table:number-columns-repeated="6"/>
        </table:table-row>
        <table:table-row table:style-name="ro1">
          <table:table-cell table:formula="of:=IF(RIGHT([' ;'.A67];4)=&quot;turn&quot;;&quot;Turn2&quot;;IF(RIGHT([' ;'.A67];4)=&quot;move&quot;;&quot;Move&quot;;[' ;'.A67]))" office:value-type="string" office:string-value="Turn2">
            <text:p>Turn2</text:p>
          </table:table-cell>
          <table:table-cell table:formula="of:=[' ;'.B67]" office:value-type="string" office:string-value="rfinger21">
            <text:p>rfinger21</text:p>
          </table:table-cell>
          <table:table-cell table:formula="of:=LEFT([' ;'.D67];1)&amp;&quot;_&quot;&amp;RIGHT([' ;'.D67];4)" office:value-type="string" office:string-value="z_axis">
            <text:p>z_axis</text:p>
          </table:table-cell>
          <table:table-cell table:formula="of:=ROUND(VALUE(MID([' ;'.E67];2;LEN([' ;'.E67])-2));1)" office:value-type="float" office:value="47.5">
            <text:p>47.5</text:p>
          </table:table-cell>
          <table:table-cell table:formula="of:=VALUE(MID([' ;'.G67];2;LEN([' ;'.G67])-2))" office:value-type="float" office:value="26.486704">
            <text:p>26.486704</text:p>
          </table:table-cell>
          <table:table-cell table:formula="of:=ROUND([.E67]/[.$J$1];2)" office:value-type="float" office:value="26.49">
            <text:p>26.49</text:p>
          </table:table-cell>
          <table:table-cell/>
          <table:table-cell table:formula="of:=IF(RIGHT([.A67];5)=&quot;sleep&quot;;&quot;Sleep(&quot;&amp;[.$L$1]&amp;&quot;*&quot;&amp;ROUND(VALUE([.B67]);2)/[.$M$1]&amp;&quot;)&quot;;[.A67]&amp;&quot;( &quot;&amp;[.B67]&amp;&quot;, &quot;&amp;[.C67]&amp;&quot;, &quot;&amp;[.D67]&amp;&quot;, &quot;&amp;[.$I$1]&amp;&quot;*&quot;&amp;[.F67]&amp;&quot; )&quot;)" office:value-type="string" office:string-value="Turn2( rfinger21, z_axis, 47.5, MOVEANIMATIONSPEED*26.49 )">
            <text:p>Turn2( rfinger21, z_axis, 47.5, MOVEANIMATIONSPEED*26.49 )</text:p>
          </table:table-cell>
          <table:table-cell table:number-columns-repeated="6"/>
        </table:table-row>
        <table:table-row table:style-name="ro1">
          <table:table-cell table:formula="of:=IF(RIGHT([' ;'.A68];4)=&quot;turn&quot;;&quot;Turn2&quot;;IF(RIGHT([' ;'.A68];4)=&quot;move&quot;;&quot;Move&quot;;[' ;'.A68]))" office:value-type="string" office:string-value="Turn2">
            <text:p>Turn2</text:p>
          </table:table-cell>
          <table:table-cell table:formula="of:=[' ;'.B68]" office:value-type="string" office:string-value="rfinger21">
            <text:p>rfinger21</text:p>
          </table:table-cell>
          <table:table-cell table:formula="of:=LEFT([' ;'.D68];1)&amp;&quot;_&quot;&amp;RIGHT([' ;'.D68];4)" office:value-type="string" office:string-value="y_axis">
            <text:p>y_axis</text:p>
          </table:table-cell>
          <table:table-cell table:formula="of:=ROUND(VALUE(MID([' ;'.E68];2;LEN([' ;'.E68])-2));1)" office:value-type="float" office:value="45.5">
            <text:p>45.5</text:p>
          </table:table-cell>
          <table:table-cell table:formula="of:=VALUE(MID([' ;'.G68];2;LEN([' ;'.G68])-2))" office:value-type="float" office:value="92.78067">
            <text:p>92.78067</text:p>
          </table:table-cell>
          <table:table-cell table:formula="of:=ROUND([.E68]/[.$J$1];2)" office:value-type="float" office:value="92.78">
            <text:p>92.78</text:p>
          </table:table-cell>
          <table:table-cell/>
          <table:table-cell table:formula="of:=IF(RIGHT([.A68];5)=&quot;sleep&quot;;&quot;Sleep(&quot;&amp;[.$L$1]&amp;&quot;*&quot;&amp;ROUND(VALUE([.B68]);2)/[.$M$1]&amp;&quot;)&quot;;[.A68]&amp;&quot;( &quot;&amp;[.B68]&amp;&quot;, &quot;&amp;[.C68]&amp;&quot;, &quot;&amp;[.D68]&amp;&quot;, &quot;&amp;[.$I$1]&amp;&quot;*&quot;&amp;[.F68]&amp;&quot; )&quot;)" office:value-type="string" office:string-value="Turn2( rfinger21, y_axis, 45.5, MOVEANIMATIONSPEED*92.78 )">
            <text:p>Turn2( rfinger21, y_axis, 45.5, MOVEANIMATIONSPEED*92.78 )</text:p>
          </table:table-cell>
          <table:table-cell table:number-columns-repeated="6"/>
        </table:table-row>
        <table:table-row table:style-name="ro1">
          <table:table-cell table:formula="of:=IF(RIGHT([' ;'.A69];4)=&quot;turn&quot;;&quot;Turn2&quot;;IF(RIGHT([' ;'.A69];4)=&quot;move&quot;;&quot;Move&quot;;[' ;'.A69]))" office:value-type="string" office:string-value="Turn2">
            <text:p>Turn2</text:p>
          </table:table-cell>
          <table:table-cell table:formula="of:=[' ;'.B69]" office:value-type="string" office:string-value="rfinger22">
            <text:p>rfinger22</text:p>
          </table:table-cell>
          <table:table-cell table:formula="of:=LEFT([' ;'.D69];1)&amp;&quot;_&quot;&amp;RIGHT([' ;'.D69];4)" office:value-type="string" office:string-value="z_axis">
            <text:p>z_axis</text:p>
          </table:table-cell>
          <table:table-cell table:formula="of:=ROUND(VALUE(MID([' ;'.E69];2;LEN([' ;'.E69])-2));1)" office:value-type="float" office:value="3.1">
            <text:p>3.1</text:p>
          </table:table-cell>
          <table:table-cell table:formula="of:=VALUE(MID([' ;'.G69];2;LEN([' ;'.G69])-2))" office:value-type="float" office:value="8.930727">
            <text:p>8.930727</text:p>
          </table:table-cell>
          <table:table-cell table:formula="of:=ROUND([.E69]/[.$J$1];2)" office:value-type="float" office:value="8.93">
            <text:p>8.93</text:p>
          </table:table-cell>
          <table:table-cell/>
          <table:table-cell table:formula="of:=IF(RIGHT([.A69];5)=&quot;sleep&quot;;&quot;Sleep(&quot;&amp;[.$L$1]&amp;&quot;*&quot;&amp;ROUND(VALUE([.B69]);2)/[.$M$1]&amp;&quot;)&quot;;[.A69]&amp;&quot;( &quot;&amp;[.B69]&amp;&quot;, &quot;&amp;[.C69]&amp;&quot;, &quot;&amp;[.D69]&amp;&quot;, &quot;&amp;[.$I$1]&amp;&quot;*&quot;&amp;[.F69]&amp;&quot; )&quot;)" office:value-type="string" office:string-value="Turn2( rfinger22, z_axis, 3.1, MOVEANIMATIONSPEED*8.93 )">
            <text:p>Turn2( rfinger22, z_axis, 3.1, MOVEANIMATIONSPEED*8.93 )</text:p>
          </table:table-cell>
          <table:table-cell table:number-columns-repeated="6"/>
        </table:table-row>
        <table:table-row table:style-name="ro1">
          <table:table-cell table:formula="of:=IF(RIGHT([' ;'.A70];4)=&quot;turn&quot;;&quot;Turn2&quot;;IF(RIGHT([' ;'.A70];4)=&quot;move&quot;;&quot;Move&quot;;[' ;'.A70]))" office:value-type="string" office:string-value="Turn2">
            <text:p>Turn2</text:p>
          </table:table-cell>
          <table:table-cell table:formula="of:=[' ;'.B70]" office:value-type="string" office:string-value="rfinger22">
            <text:p>rfinger22</text:p>
          </table:table-cell>
          <table:table-cell table:formula="of:=LEFT([' ;'.D70];1)&amp;&quot;_&quot;&amp;RIGHT([' ;'.D70];4)" office:value-type="string" office:string-value="y_axis">
            <text:p>y_axis</text:p>
          </table:table-cell>
          <table:table-cell table:formula="of:=ROUND(VALUE(MID([' ;'.E70];2;LEN([' ;'.E70])-2));1)" office:value-type="float" office:value="11.1">
            <text:p>11.1</text:p>
          </table:table-cell>
          <table:table-cell table:formula="of:=VALUE(MID([' ;'.G70];2;LEN([' ;'.G70])-2))" office:value-type="float" office:value="9.755482">
            <text:p>9.755482</text:p>
          </table:table-cell>
          <table:table-cell table:formula="of:=ROUND([.E70]/[.$J$1];2)" office:value-type="float" office:value="9.76">
            <text:p>9.76</text:p>
          </table:table-cell>
          <table:table-cell/>
          <table:table-cell table:formula="of:=IF(RIGHT([.A70];5)=&quot;sleep&quot;;&quot;Sleep(&quot;&amp;[.$L$1]&amp;&quot;*&quot;&amp;ROUND(VALUE([.B70]);2)/[.$M$1]&amp;&quot;)&quot;;[.A70]&amp;&quot;( &quot;&amp;[.B70]&amp;&quot;, &quot;&amp;[.C70]&amp;&quot;, &quot;&amp;[.D70]&amp;&quot;, &quot;&amp;[.$I$1]&amp;&quot;*&quot;&amp;[.F70]&amp;&quot; )&quot;)" office:value-type="string" office:string-value="Turn2( rfinger22, y_axis, 11.1, MOVEANIMATIONSPEED*9.76 )">
            <text:p>Turn2( rfinger22, y_axis, 11.1, MOVEANIMATIONSPEED*9.76 )</text:p>
          </table:table-cell>
          <table:table-cell table:number-columns-repeated="6"/>
        </table:table-row>
        <table:table-row table:style-name="ro1">
          <table:table-cell table:formula="of:=IF(RIGHT([' ;'.A71];4)=&quot;turn&quot;;&quot;Turn2&quot;;IF(RIGHT([' ;'.A71];4)=&quot;move&quot;;&quot;Move&quot;;[' ;'.A71]))" office:value-type="string" office:string-value="Turn2">
            <text:p>Turn2</text:p>
          </table:table-cell>
          <table:table-cell table:formula="of:=[' ;'.B71]" office:value-type="string" office:string-value="rfinger31">
            <text:p>rfinger31</text:p>
          </table:table-cell>
          <table:table-cell table:formula="of:=LEFT([' ;'.D71];1)&amp;&quot;_&quot;&amp;RIGHT([' ;'.D71];4)" office:value-type="string" office:string-value="x_axis">
            <text:p>x_axis</text:p>
          </table:table-cell>
          <table:table-cell table:formula="of:=ROUND(VALUE(MID([' ;'.E71];2;LEN([' ;'.E71])-2));1)" office:value-type="float" office:value="-28.4">
            <text:p>-28.4</text:p>
          </table:table-cell>
          <table:table-cell table:formula="of:=VALUE(MID([' ;'.G71];2;LEN([' ;'.G71])-2))" office:value-type="float" office:value="20.974943">
            <text:p>20.974943</text:p>
          </table:table-cell>
          <table:table-cell table:formula="of:=ROUND([.E71]/[.$J$1];2)" office:value-type="float" office:value="20.97">
            <text:p>20.97</text:p>
          </table:table-cell>
          <table:table-cell/>
          <table:table-cell table:formula="of:=IF(RIGHT([.A71];5)=&quot;sleep&quot;;&quot;Sleep(&quot;&amp;[.$L$1]&amp;&quot;*&quot;&amp;ROUND(VALUE([.B71]);2)/[.$M$1]&amp;&quot;)&quot;;[.A71]&amp;&quot;( &quot;&amp;[.B71]&amp;&quot;, &quot;&amp;[.C71]&amp;&quot;, &quot;&amp;[.D71]&amp;&quot;, &quot;&amp;[.$I$1]&amp;&quot;*&quot;&amp;[.F71]&amp;&quot; )&quot;)" office:value-type="string" office:string-value="Turn2( rfinger31, x_axis, -28.4, MOVEANIMATIONSPEED*20.97 )">
            <text:p>Turn2( rfinger31, x_axis, -28.4, MOVEANIMATIONSPEED*20.97 )</text:p>
          </table:table-cell>
          <table:table-cell table:number-columns-repeated="6"/>
        </table:table-row>
        <table:table-row table:style-name="ro1">
          <table:table-cell table:formula="of:=IF(RIGHT([' ;'.A72];4)=&quot;turn&quot;;&quot;Turn2&quot;;IF(RIGHT([' ;'.A72];4)=&quot;move&quot;;&quot;Move&quot;;[' ;'.A72]))" office:value-type="string" office:string-value="Turn2">
            <text:p>Turn2</text:p>
          </table:table-cell>
          <table:table-cell table:formula="of:=[' ;'.B72]" office:value-type="string" office:string-value="rfinger31">
            <text:p>rfinger31</text:p>
          </table:table-cell>
          <table:table-cell table:formula="of:=LEFT([' ;'.D72];1)&amp;&quot;_&quot;&amp;RIGHT([' ;'.D72];4)" office:value-type="string" office:string-value="z_axis">
            <text:p>z_axis</text:p>
          </table:table-cell>
          <table:table-cell table:formula="of:=ROUND(VALUE(MID([' ;'.E72];2;LEN([' ;'.E72])-2));1)" office:value-type="float" office:value="32.7">
            <text:p>32.7</text:p>
          </table:table-cell>
          <table:table-cell table:formula="of:=VALUE(MID([' ;'.G72];2;LEN([' ;'.G72])-2))" office:value-type="float" office:value="30.300053">
            <text:p>30.300053</text:p>
          </table:table-cell>
          <table:table-cell table:formula="of:=ROUND([.E72]/[.$J$1];2)" office:value-type="float" office:value="30.3">
            <text:p>30.3</text:p>
          </table:table-cell>
          <table:table-cell/>
          <table:table-cell table:formula="of:=IF(RIGHT([.A72];5)=&quot;sleep&quot;;&quot;Sleep(&quot;&amp;[.$L$1]&amp;&quot;*&quot;&amp;ROUND(VALUE([.B72]);2)/[.$M$1]&amp;&quot;)&quot;;[.A72]&amp;&quot;( &quot;&amp;[.B72]&amp;&quot;, &quot;&amp;[.C72]&amp;&quot;, &quot;&amp;[.D72]&amp;&quot;, &quot;&amp;[.$I$1]&amp;&quot;*&quot;&amp;[.F72]&amp;&quot; )&quot;)" office:value-type="string" office:string-value="Turn2( rfinger31, z_axis, 32.7, MOVEANIMATIONSPEED*30.3 )">
            <text:p>Turn2( rfinger31, z_axis, 32.7, MOVEANIMATIONSPEED*30.3 )</text:p>
          </table:table-cell>
          <table:table-cell table:number-columns-repeated="6"/>
        </table:table-row>
        <table:table-row table:style-name="ro1">
          <table:table-cell table:formula="of:=IF(RIGHT([' ;'.A73];4)=&quot;turn&quot;;&quot;Turn2&quot;;IF(RIGHT([' ;'.A73];4)=&quot;move&quot;;&quot;Move&quot;;[' ;'.A73]))" office:value-type="string" office:string-value="Turn2">
            <text:p>Turn2</text:p>
          </table:table-cell>
          <table:table-cell table:formula="of:=[' ;'.B73]" office:value-type="string" office:string-value="rfinger31">
            <text:p>rfinger31</text:p>
          </table:table-cell>
          <table:table-cell table:formula="of:=LEFT([' ;'.D73];1)&amp;&quot;_&quot;&amp;RIGHT([' ;'.D73];4)" office:value-type="string" office:string-value="y_axis">
            <text:p>y_axis</text:p>
          </table:table-cell>
          <table:table-cell table:formula="of:=ROUND(VALUE(MID([' ;'.E73];2;LEN([' ;'.E73])-2));1)" office:value-type="float" office:value="39.2">
            <text:p>39.2</text:p>
          </table:table-cell>
          <table:table-cell table:formula="of:=VALUE(MID([' ;'.G73];2;LEN([' ;'.G73])-2))" office:value-type="float" office:value="54.079094">
            <text:p>54.079094</text:p>
          </table:table-cell>
          <table:table-cell table:formula="of:=ROUND([.E73]/[.$J$1];2)" office:value-type="float" office:value="54.08">
            <text:p>54.08</text:p>
          </table:table-cell>
          <table:table-cell/>
          <table:table-cell table:formula="of:=IF(RIGHT([.A73];5)=&quot;sleep&quot;;&quot;Sleep(&quot;&amp;[.$L$1]&amp;&quot;*&quot;&amp;ROUND(VALUE([.B73]);2)/[.$M$1]&amp;&quot;)&quot;;[.A73]&amp;&quot;( &quot;&amp;[.B73]&amp;&quot;, &quot;&amp;[.C73]&amp;&quot;, &quot;&amp;[.D73]&amp;&quot;, &quot;&amp;[.$I$1]&amp;&quot;*&quot;&amp;[.F73]&amp;&quot; )&quot;)" office:value-type="string" office:string-value="Turn2( rfinger31, y_axis, 39.2, MOVEANIMATIONSPEED*54.08 )">
            <text:p>Turn2( rfinger31, y_axis, 39.2, MOVEANIMATIONSPEED*54.08 )</text:p>
          </table:table-cell>
          <table:table-cell table:number-columns-repeated="6"/>
        </table:table-row>
        <table:table-row table:style-name="ro1">
          <table:table-cell table:formula="of:=IF(RIGHT([' ;'.A74];4)=&quot;turn&quot;;&quot;Turn2&quot;;IF(RIGHT([' ;'.A74];4)=&quot;move&quot;;&quot;Move&quot;;[' ;'.A74]))" office:value-type="string" office:string-value="Turn2">
            <text:p>Turn2</text:p>
          </table:table-cell>
          <table:table-cell table:formula="of:=[' ;'.B74]" office:value-type="string" office:string-value="rfinger32">
            <text:p>rfinger32</text:p>
          </table:table-cell>
          <table:table-cell table:formula="of:=LEFT([' ;'.D74];1)&amp;&quot;_&quot;&amp;RIGHT([' ;'.D74];4)" office:value-type="string" office:string-value="x_axis">
            <text:p>x_axis</text:p>
          </table:table-cell>
          <table:table-cell table:formula="of:=ROUND(VALUE(MID([' ;'.E74];2;LEN([' ;'.E74])-2));1)" office:value-type="float" office:value="-81">
            <text:p>-81</text:p>
          </table:table-cell>
          <table:table-cell table:formula="of:=VALUE(MID([' ;'.G74];2;LEN([' ;'.G74])-2))" office:value-type="float" office:value="11.939408">
            <text:p>11.939408</text:p>
          </table:table-cell>
          <table:table-cell table:formula="of:=ROUND([.E74]/[.$J$1];2)" office:value-type="float" office:value="11.94">
            <text:p>11.94</text:p>
          </table:table-cell>
          <table:table-cell/>
          <table:table-cell table:formula="of:=IF(RIGHT([.A74];5)=&quot;sleep&quot;;&quot;Sleep(&quot;&amp;[.$L$1]&amp;&quot;*&quot;&amp;ROUND(VALUE([.B74]);2)/[.$M$1]&amp;&quot;)&quot;;[.A74]&amp;&quot;( &quot;&amp;[.B74]&amp;&quot;, &quot;&amp;[.C74]&amp;&quot;, &quot;&amp;[.D74]&amp;&quot;, &quot;&amp;[.$I$1]&amp;&quot;*&quot;&amp;[.F74]&amp;&quot; )&quot;)" office:value-type="string" office:string-value="Turn2( rfinger32, x_axis, -81, MOVEANIMATIONSPEED*11.94 )">
            <text:p>Turn2( rfinger32, x_axis, -81, MOVEANIMATIONSPEED*11.94 )</text:p>
          </table:table-cell>
          <table:table-cell table:number-columns-repeated="6"/>
        </table:table-row>
        <table:table-row table:style-name="ro1">
          <table:table-cell table:formula="of:=IF(RIGHT([' ;'.A75];4)=&quot;turn&quot;;&quot;Turn2&quot;;IF(RIGHT([' ;'.A75];4)=&quot;move&quot;;&quot;Move&quot;;[' ;'.A75]))" office:value-type="string" office:string-value="Turn2">
            <text:p>Turn2</text:p>
          </table:table-cell>
          <table:table-cell table:formula="of:=[' ;'.B75]" office:value-type="string" office:string-value="rfinger32">
            <text:p>rfinger32</text:p>
          </table:table-cell>
          <table:table-cell table:formula="of:=LEFT([' ;'.D75];1)&amp;&quot;_&quot;&amp;RIGHT([' ;'.D75];4)" office:value-type="string" office:string-value="z_axis">
            <text:p>z_axis</text:p>
          </table:table-cell>
          <table:table-cell table:formula="of:=ROUND(VALUE(MID([' ;'.E75];2;LEN([' ;'.E75])-2));1)" office:value-type="float" office:value="1.4">
            <text:p>1.4</text:p>
          </table:table-cell>
          <table:table-cell table:formula="of:=VALUE(MID([' ;'.G75];2;LEN([' ;'.G75])-2))" office:value-type="float" office:value="43.562705">
            <text:p>43.562705</text:p>
          </table:table-cell>
          <table:table-cell table:formula="of:=ROUND([.E75]/[.$J$1];2)" office:value-type="float" office:value="43.56">
            <text:p>43.56</text:p>
          </table:table-cell>
          <table:table-cell/>
          <table:table-cell table:formula="of:=IF(RIGHT([.A75];5)=&quot;sleep&quot;;&quot;Sleep(&quot;&amp;[.$L$1]&amp;&quot;*&quot;&amp;ROUND(VALUE([.B75]);2)/[.$M$1]&amp;&quot;)&quot;;[.A75]&amp;&quot;( &quot;&amp;[.B75]&amp;&quot;, &quot;&amp;[.C75]&amp;&quot;, &quot;&amp;[.D75]&amp;&quot;, &quot;&amp;[.$I$1]&amp;&quot;*&quot;&amp;[.F75]&amp;&quot; )&quot;)" office:value-type="string" office:string-value="Turn2( rfinger32, z_axis, 1.4, MOVEANIMATIONSPEED*43.56 )">
            <text:p>Turn2( rfinger32, z_axis, 1.4, MOVEANIMATIONSPEED*43.56 )</text:p>
          </table:table-cell>
          <table:table-cell table:number-columns-repeated="6"/>
        </table:table-row>
        <table:table-row table:style-name="ro1">
          <table:table-cell table:formula="of:=IF(RIGHT([' ;'.A76];4)=&quot;turn&quot;;&quot;Turn2&quot;;IF(RIGHT([' ;'.A76];4)=&quot;move&quot;;&quot;Move&quot;;[' ;'.A76]))" office:value-type="string" office:string-value="Turn2">
            <text:p>Turn2</text:p>
          </table:table-cell>
          <table:table-cell table:formula="of:=[' ;'.B76]" office:value-type="string" office:string-value="rfinger32">
            <text:p>rfinger32</text:p>
          </table:table-cell>
          <table:table-cell table:formula="of:=LEFT([' ;'.D76];1)&amp;&quot;_&quot;&amp;RIGHT([' ;'.D76];4)" office:value-type="string" office:string-value="y_axis">
            <text:p>y_axis</text:p>
          </table:table-cell>
          <table:table-cell table:formula="of:=ROUND(VALUE(MID([' ;'.E76];2;LEN([' ;'.E76])-2));1)" office:value-type="float" office:value="43.9">
            <text:p>43.9</text:p>
          </table:table-cell>
          <table:table-cell table:formula="of:=VALUE(MID([' ;'.G76];2;LEN([' ;'.G76])-2))" office:value-type="float" office:value="2.62618">
            <text:p>2.62618</text:p>
          </table:table-cell>
          <table:table-cell table:formula="of:=ROUND([.E76]/[.$J$1];2)" office:value-type="float" office:value="2.63">
            <text:p>2.63</text:p>
          </table:table-cell>
          <table:table-cell/>
          <table:table-cell table:formula="of:=IF(RIGHT([.A76];5)=&quot;sleep&quot;;&quot;Sleep(&quot;&amp;[.$L$1]&amp;&quot;*&quot;&amp;ROUND(VALUE([.B76]);2)/[.$M$1]&amp;&quot;)&quot;;[.A76]&amp;&quot;( &quot;&amp;[.B76]&amp;&quot;, &quot;&amp;[.C76]&amp;&quot;, &quot;&amp;[.D76]&amp;&quot;, &quot;&amp;[.$I$1]&amp;&quot;*&quot;&amp;[.F76]&amp;&quot; )&quot;)" office:value-type="string" office:string-value="Turn2( rfinger32, y_axis, 43.9, MOVEANIMATIONSPEED*2.63 )">
            <text:p>Turn2( rfinger32, y_axis, 43.9, MOVEANIMATIONSPEED*2.63 )</text:p>
          </table:table-cell>
          <table:table-cell table:number-columns-repeated="6"/>
        </table:table-row>
        <table:table-row table:style-name="ro1">
          <table:table-cell table:formula="of:=IF(RIGHT([' ;'.A77];4)=&quot;turn&quot;;&quot;Turn2&quot;;IF(RIGHT([' ;'.A77];4)=&quot;move&quot;;&quot;Move&quot;;[' ;'.A77]))" office:value-type="string" office:string-value="Turn2">
            <text:p>Turn2</text:p>
          </table:table-cell>
          <table:table-cell table:formula="of:=[' ;'.B77]" office:value-type="string" office:string-value="rhoof">
            <text:p>rhoof</text:p>
          </table:table-cell>
          <table:table-cell table:formula="of:=LEFT([' ;'.D77];1)&amp;&quot;_&quot;&amp;RIGHT([' ;'.D77];4)" office:value-type="string" office:string-value="x_axis">
            <text:p>x_axis</text:p>
          </table:table-cell>
          <table:table-cell table:formula="of:=ROUND(VALUE(MID([' ;'.E77];2;LEN([' ;'.E77])-2));1)" office:value-type="float" office:value="-27.6">
            <text:p>-27.6</text:p>
          </table:table-cell>
          <table:table-cell table:formula="of:=VALUE(MID([' ;'.G77];2;LEN([' ;'.G77])-2))" office:value-type="float" office:value="80.253179">
            <text:p>80.253179</text:p>
          </table:table-cell>
          <table:table-cell table:formula="of:=ROUND([.E77]/[.$J$1];2)" office:value-type="float" office:value="80.25">
            <text:p>80.25</text:p>
          </table:table-cell>
          <table:table-cell/>
          <table:table-cell table:formula="of:=IF(RIGHT([.A77];5)=&quot;sleep&quot;;&quot;Sleep(&quot;&amp;[.$L$1]&amp;&quot;*&quot;&amp;ROUND(VALUE([.B77]);2)/[.$M$1]&amp;&quot;)&quot;;[.A77]&amp;&quot;( &quot;&amp;[.B77]&amp;&quot;, &quot;&amp;[.C77]&amp;&quot;, &quot;&amp;[.D77]&amp;&quot;, &quot;&amp;[.$I$1]&amp;&quot;*&quot;&amp;[.F77]&amp;&quot; )&quot;)" office:value-type="string" office:string-value="Turn2( rhoof, x_axis, -27.6, MOVEANIMATIONSPEED*80.25 )">
            <text:p>Turn2( rhoof, x_axis, -27.6, MOVEANIMATIONSPEED*80.25 )</text:p>
          </table:table-cell>
          <table:table-cell table:number-columns-repeated="6"/>
        </table:table-row>
        <table:table-row table:style-name="ro1">
          <table:table-cell table:formula="of:=IF(RIGHT([' ;'.A78];4)=&quot;turn&quot;;&quot;Turn2&quot;;IF(RIGHT([' ;'.A78];4)=&quot;move&quot;;&quot;Move&quot;;[' ;'.A78]))" office:value-type="string" office:string-value="Turn2">
            <text:p>Turn2</text:p>
          </table:table-cell>
          <table:table-cell table:formula="of:=[' ;'.B78]" office:value-type="string" office:string-value="rlarm">
            <text:p>rlarm</text:p>
          </table:table-cell>
          <table:table-cell table:formula="of:=LEFT([' ;'.D78];1)&amp;&quot;_&quot;&amp;RIGHT([' ;'.D78];4)" office:value-type="string" office:string-value="x_axis">
            <text:p>x_axis</text:p>
          </table:table-cell>
          <table:table-cell table:formula="of:=ROUND(VALUE(MID([' ;'.E78];2;LEN([' ;'.E78])-2));1)" office:value-type="float" office:value="-33.9">
            <text:p>-33.9</text:p>
          </table:table-cell>
          <table:table-cell table:formula="of:=VALUE(MID([' ;'.G78];2;LEN([' ;'.G78])-2))" office:value-type="float" office:value="1.357988">
            <text:p>1.357988</text:p>
          </table:table-cell>
          <table:table-cell table:formula="of:=ROUND([.E78]/[.$J$1];2)" office:value-type="float" office:value="1.36">
            <text:p>1.36</text:p>
          </table:table-cell>
          <table:table-cell/>
          <table:table-cell table:formula="of:=IF(RIGHT([.A78];5)=&quot;sleep&quot;;&quot;Sleep(&quot;&amp;[.$L$1]&amp;&quot;*&quot;&amp;ROUND(VALUE([.B78]);2)/[.$M$1]&amp;&quot;)&quot;;[.A78]&amp;&quot;( &quot;&amp;[.B78]&amp;&quot;, &quot;&amp;[.C78]&amp;&quot;, &quot;&amp;[.D78]&amp;&quot;, &quot;&amp;[.$I$1]&amp;&quot;*&quot;&amp;[.F78]&amp;&quot; )&quot;)" office:value-type="string" office:string-value="Turn2( rlarm, x_axis, -33.9, MOVEANIMATIONSPEED*1.36 )">
            <text:p>Turn2( rlarm, x_axis, -33.9, MOVEANIMATIONSPEED*1.36 )</text:p>
          </table:table-cell>
          <table:table-cell table:number-columns-repeated="6"/>
        </table:table-row>
        <table:table-row table:style-name="ro1">
          <table:table-cell table:formula="of:=IF(RIGHT([' ;'.A79];4)=&quot;turn&quot;;&quot;Turn2&quot;;IF(RIGHT([' ;'.A79];4)=&quot;move&quot;;&quot;Move&quot;;[' ;'.A79]))" office:value-type="string" office:string-value="Turn2">
            <text:p>Turn2</text:p>
          </table:table-cell>
          <table:table-cell table:formula="of:=[' ;'.B79]" office:value-type="string" office:string-value="rlarm">
            <text:p>rlarm</text:p>
          </table:table-cell>
          <table:table-cell table:formula="of:=LEFT([' ;'.D79];1)&amp;&quot;_&quot;&amp;RIGHT([' ;'.D79];4)" office:value-type="string" office:string-value="z_axis">
            <text:p>z_axis</text:p>
          </table:table-cell>
          <table:table-cell table:formula="of:=ROUND(VALUE(MID([' ;'.E79];2;LEN([' ;'.E79])-2));1)" office:value-type="float" office:value="6.1">
            <text:p>6.1</text:p>
          </table:table-cell>
          <table:table-cell table:formula="of:=VALUE(MID([' ;'.G79];2;LEN([' ;'.G79])-2))" office:value-type="float" office:value="9.571056">
            <text:p>9.571056</text:p>
          </table:table-cell>
          <table:table-cell table:formula="of:=ROUND([.E79]/[.$J$1];2)" office:value-type="float" office:value="9.57">
            <text:p>9.57</text:p>
          </table:table-cell>
          <table:table-cell/>
          <table:table-cell table:formula="of:=IF(RIGHT([.A79];5)=&quot;sleep&quot;;&quot;Sleep(&quot;&amp;[.$L$1]&amp;&quot;*&quot;&amp;ROUND(VALUE([.B79]);2)/[.$M$1]&amp;&quot;)&quot;;[.A79]&amp;&quot;( &quot;&amp;[.B79]&amp;&quot;, &quot;&amp;[.C79]&amp;&quot;, &quot;&amp;[.D79]&amp;&quot;, &quot;&amp;[.$I$1]&amp;&quot;*&quot;&amp;[.F79]&amp;&quot; )&quot;)" office:value-type="string" office:string-value="Turn2( rlarm, z_axis, 6.1, MOVEANIMATIONSPEED*9.57 )">
            <text:p>Turn2( rlarm, z_axis, 6.1, MOVEANIMATIONSPEED*9.57 )</text:p>
          </table:table-cell>
          <table:table-cell table:number-columns-repeated="6"/>
        </table:table-row>
        <table:table-row table:style-name="ro1">
          <table:table-cell table:formula="of:=IF(RIGHT([' ;'.A80];4)=&quot;turn&quot;;&quot;Turn2&quot;;IF(RIGHT([' ;'.A80];4)=&quot;move&quot;;&quot;Move&quot;;[' ;'.A80]))" office:value-type="string" office:string-value="Turn2">
            <text:p>Turn2</text:p>
          </table:table-cell>
          <table:table-cell table:formula="of:=[' ;'.B80]" office:value-type="string" office:string-value="rlarm">
            <text:p>rlarm</text:p>
          </table:table-cell>
          <table:table-cell table:formula="of:=LEFT([' ;'.D80];1)&amp;&quot;_&quot;&amp;RIGHT([' ;'.D80];4)" office:value-type="string" office:string-value="y_axis">
            <text:p>y_axis</text:p>
          </table:table-cell>
          <table:table-cell table:formula="of:=ROUND(VALUE(MID([' ;'.E80];2;LEN([' ;'.E80])-2));1)" office:value-type="float" office:value="8.6">
            <text:p>8.6</text:p>
          </table:table-cell>
          <table:table-cell table:formula="of:=VALUE(MID([' ;'.G80];2;LEN([' ;'.G80])-2))" office:value-type="float" office:value="3.014012">
            <text:p>3.014012</text:p>
          </table:table-cell>
          <table:table-cell table:formula="of:=ROUND([.E80]/[.$J$1];2)" office:value-type="float" office:value="3.01">
            <text:p>3.01</text:p>
          </table:table-cell>
          <table:table-cell/>
          <table:table-cell table:formula="of:=IF(RIGHT([.A80];5)=&quot;sleep&quot;;&quot;Sleep(&quot;&amp;[.$L$1]&amp;&quot;*&quot;&amp;ROUND(VALUE([.B80]);2)/[.$M$1]&amp;&quot;)&quot;;[.A80]&amp;&quot;( &quot;&amp;[.B80]&amp;&quot;, &quot;&amp;[.C80]&amp;&quot;, &quot;&amp;[.D80]&amp;&quot;, &quot;&amp;[.$I$1]&amp;&quot;*&quot;&amp;[.F80]&amp;&quot; )&quot;)" office:value-type="string" office:string-value="Turn2( rlarm, y_axis, 8.6, MOVEANIMATIONSPEED*3.01 )">
            <text:p>Turn2( rlarm, y_axis, 8.6, MOVEANIMATIONSPEED*3.01 )</text:p>
          </table:table-cell>
          <table:table-cell table:number-columns-repeated="6"/>
        </table:table-row>
        <table:table-row table:style-name="ro1">
          <table:table-cell table:formula="of:=IF(RIGHT([' ;'.A81];4)=&quot;turn&quot;;&quot;Turn2&quot;;IF(RIGHT([' ;'.A81];4)=&quot;move&quot;;&quot;Move&quot;;[' ;'.A81]))" office:value-type="string" office:string-value="Turn2">
            <text:p>Turn2</text:p>
          </table:table-cell>
          <table:table-cell table:formula="of:=[' ;'.B81]" office:value-type="string" office:string-value="rleg">
            <text:p>rleg</text:p>
          </table:table-cell>
          <table:table-cell table:formula="of:=LEFT([' ;'.D81];1)&amp;&quot;_&quot;&amp;RIGHT([' ;'.D81];4)" office:value-type="string" office:string-value="x_axis">
            <text:p>x_axis</text:p>
          </table:table-cell>
          <table:table-cell table:formula="of:=ROUND(VALUE(MID([' ;'.E81];2;LEN([' ;'.E81])-2));1)" office:value-type="float" office:value="32.5">
            <text:p>32.5</text:p>
          </table:table-cell>
          <table:table-cell table:formula="of:=VALUE(MID([' ;'.G81];2;LEN([' ;'.G81])-2))" office:value-type="float" office:value="22.706273">
            <text:p>22.706273</text:p>
          </table:table-cell>
          <table:table-cell table:formula="of:=ROUND([.E81]/[.$J$1];2)" office:value-type="float" office:value="22.71">
            <text:p>22.71</text:p>
          </table:table-cell>
          <table:table-cell/>
          <table:table-cell table:formula="of:=IF(RIGHT([.A81];5)=&quot;sleep&quot;;&quot;Sleep(&quot;&amp;[.$L$1]&amp;&quot;*&quot;&amp;ROUND(VALUE([.B81]);2)/[.$M$1]&amp;&quot;)&quot;;[.A81]&amp;&quot;( &quot;&amp;[.B81]&amp;&quot;, &quot;&amp;[.C81]&amp;&quot;, &quot;&amp;[.D81]&amp;&quot;, &quot;&amp;[.$I$1]&amp;&quot;*&quot;&amp;[.F81]&amp;&quot; )&quot;)" office:value-type="string" office:string-value="Turn2( rleg, x_axis, 32.5, MOVEANIMATIONSPEED*22.71 )">
            <text:p>Turn2( rleg, x_axis, 32.5, MOVEANIMATIONSPEED*22.71 )</text:p>
          </table:table-cell>
          <table:table-cell table:number-columns-repeated="6"/>
        </table:table-row>
        <table:table-row table:style-name="ro1">
          <table:table-cell table:formula="of:=IF(RIGHT([' ;'.A82];4)=&quot;turn&quot;;&quot;Turn2&quot;;IF(RIGHT([' ;'.A82];4)=&quot;move&quot;;&quot;Move&quot;;[' ;'.A82]))" office:value-type="string" office:string-value="Turn2">
            <text:p>Turn2</text:p>
          </table:table-cell>
          <table:table-cell table:formula="of:=[' ;'.B82]" office:value-type="string" office:string-value="rshoulder">
            <text:p>rshoulder</text:p>
          </table:table-cell>
          <table:table-cell table:formula="of:=LEFT([' ;'.D82];1)&amp;&quot;_&quot;&amp;RIGHT([' ;'.D82];4)" office:value-type="string" office:string-value="x_axis">
            <text:p>x_axis</text:p>
          </table:table-cell>
          <table:table-cell table:formula="of:=ROUND(VALUE(MID([' ;'.E82];2;LEN([' ;'.E82])-2));1)" office:value-type="float" office:value="3">
            <text:p>3</text:p>
          </table:table-cell>
          <table:table-cell table:formula="of:=VALUE(MID([' ;'.G82];2;LEN([' ;'.G82])-2))" office:value-type="float" office:value="65.258429">
            <text:p>65.258429</text:p>
          </table:table-cell>
          <table:table-cell table:formula="of:=ROUND([.E82]/[.$J$1];2)" office:value-type="float" office:value="65.26">
            <text:p>65.26</text:p>
          </table:table-cell>
          <table:table-cell/>
          <table:table-cell table:formula="of:=IF(RIGHT([.A82];5)=&quot;sleep&quot;;&quot;Sleep(&quot;&amp;[.$L$1]&amp;&quot;*&quot;&amp;ROUND(VALUE([.B82]);2)/[.$M$1]&amp;&quot;)&quot;;[.A82]&amp;&quot;( &quot;&amp;[.B82]&amp;&quot;, &quot;&amp;[.C82]&amp;&quot;, &quot;&amp;[.D82]&amp;&quot;, &quot;&amp;[.$I$1]&amp;&quot;*&quot;&amp;[.F82]&amp;&quot; )&quot;)" office:value-type="string" office:string-value="Turn2( rshoulder, x_axis, 3, MOVEANIMATIONSPEED*65.26 )">
            <text:p>Turn2( rshoulder, x_axis, 3, MOVEANIMATIONSPEED*65.26 )</text:p>
          </table:table-cell>
          <table:table-cell table:number-columns-repeated="6"/>
        </table:table-row>
        <table:table-row table:style-name="ro1">
          <table:table-cell table:formula="of:=IF(RIGHT([' ;'.A83];4)=&quot;turn&quot;;&quot;Turn2&quot;;IF(RIGHT([' ;'.A83];4)=&quot;move&quot;;&quot;Move&quot;;[' ;'.A83]))" office:value-type="string" office:string-value="Turn2">
            <text:p>Turn2</text:p>
          </table:table-cell>
          <table:table-cell table:formula="of:=[' ;'.B83]" office:value-type="string" office:string-value="rshoulder">
            <text:p>rshoulder</text:p>
          </table:table-cell>
          <table:table-cell table:formula="of:=LEFT([' ;'.D83];1)&amp;&quot;_&quot;&amp;RIGHT([' ;'.D83];4)" office:value-type="string" office:string-value="y_axis">
            <text:p>y_axis</text:p>
          </table:table-cell>
          <table:table-cell table:formula="of:=ROUND(VALUE(MID([' ;'.E83];2;LEN([' ;'.E83])-2));1)" office:value-type="float" office:value="0.4">
            <text:p>0.4</text:p>
          </table:table-cell>
          <table:table-cell table:formula="of:=VALUE(MID([' ;'.G83];2;LEN([' ;'.G83])-2))" office:value-type="float" office:value="0.549643">
            <text:p>0.549643</text:p>
          </table:table-cell>
          <table:table-cell table:formula="of:=ROUND([.E83]/[.$J$1];2)" office:value-type="float" office:value="0.55">
            <text:p>0.55</text:p>
          </table:table-cell>
          <table:table-cell/>
          <table:table-cell table:formula="of:=IF(RIGHT([.A83];5)=&quot;sleep&quot;;&quot;Sleep(&quot;&amp;[.$L$1]&amp;&quot;*&quot;&amp;ROUND(VALUE([.B83]);2)/[.$M$1]&amp;&quot;)&quot;;[.A83]&amp;&quot;( &quot;&amp;[.B83]&amp;&quot;, &quot;&amp;[.C83]&amp;&quot;, &quot;&amp;[.D83]&amp;&quot;, &quot;&amp;[.$I$1]&amp;&quot;*&quot;&amp;[.F83]&amp;&quot; )&quot;)" office:value-type="string" office:string-value="Turn2( rshoulder, y_axis, 0.4, MOVEANIMATIONSPEED*0.55 )">
            <text:p>Turn2( rshoulder, y_axis, 0.4, MOVEANIMATIONSPEED*0.55 )</text:p>
          </table:table-cell>
          <table:table-cell table:number-columns-repeated="6"/>
        </table:table-row>
        <table:table-row table:style-name="ro1">
          <table:table-cell table:formula="of:=IF(RIGHT([' ;'.A84];4)=&quot;turn&quot;;&quot;Turn2&quot;;IF(RIGHT([' ;'.A84];4)=&quot;move&quot;;&quot;Move&quot;;[' ;'.A84]))" office:value-type="string" office:string-value="Turn2">
            <text:p>Turn2</text:p>
          </table:table-cell>
          <table:table-cell table:formula="of:=[' ;'.B84]" office:value-type="string" office:string-value="rthigh">
            <text:p>rthigh</text:p>
          </table:table-cell>
          <table:table-cell table:formula="of:=LEFT([' ;'.D84];1)&amp;&quot;_&quot;&amp;RIGHT([' ;'.D84];4)" office:value-type="string" office:string-value="x_axis">
            <text:p>x_axis</text:p>
          </table:table-cell>
          <table:table-cell table:formula="of:=ROUND(VALUE(MID([' ;'.E84];2;LEN([' ;'.E84])-2));1)" office:value-type="float" office:value="-4.9">
            <text:p>-4.9</text:p>
          </table:table-cell>
          <table:table-cell table:formula="of:=VALUE(MID([' ;'.G84];2;LEN([' ;'.G84])-2))" office:value-type="float" office:value="57.546961">
            <text:p>57.546961</text:p>
          </table:table-cell>
          <table:table-cell table:formula="of:=ROUND([.E84]/[.$J$1];2)" office:value-type="float" office:value="57.55">
            <text:p>57.55</text:p>
          </table:table-cell>
          <table:table-cell/>
          <table:table-cell table:formula="of:=IF(RIGHT([.A84];5)=&quot;sleep&quot;;&quot;Sleep(&quot;&amp;[.$L$1]&amp;&quot;*&quot;&amp;ROUND(VALUE([.B84]);2)/[.$M$1]&amp;&quot;)&quot;;[.A84]&amp;&quot;( &quot;&amp;[.B84]&amp;&quot;, &quot;&amp;[.C84]&amp;&quot;, &quot;&amp;[.D84]&amp;&quot;, &quot;&amp;[.$I$1]&amp;&quot;*&quot;&amp;[.F84]&amp;&quot; )&quot;)" office:value-type="string" office:string-value="Turn2( rthigh, x_axis, -4.9, MOVEANIMATIONSPEED*57.55 )">
            <text:p>Turn2( rthigh, x_axis, -4.9, MOVEANIMATIONSPEED*57.55 )</text:p>
          </table:table-cell>
          <table:table-cell table:number-columns-repeated="6"/>
        </table:table-row>
        <table:table-row table:style-name="ro1">
          <table:table-cell table:formula="of:=IF(RIGHT([' ;'.A85];4)=&quot;turn&quot;;&quot;Turn2&quot;;IF(RIGHT([' ;'.A85];4)=&quot;move&quot;;&quot;Move&quot;;[' ;'.A85]))" office:value-type="string" office:string-value="Turn2">
            <text:p>Turn2</text:p>
          </table:table-cell>
          <table:table-cell table:formula="of:=[' ;'.B85]" office:value-type="string" office:string-value="rwing1">
            <text:p>rwing1</text:p>
          </table:table-cell>
          <table:table-cell table:formula="of:=LEFT([' ;'.D85];1)&amp;&quot;_&quot;&amp;RIGHT([' ;'.D85];4)" office:value-type="string" office:string-value="x_axis">
            <text:p>x_axis</text:p>
          </table:table-cell>
          <table:table-cell table:formula="of:=ROUND(VALUE(MID([' ;'.E85];2;LEN([' ;'.E85])-2));1)" office:value-type="float" office:value="-59.8">
            <text:p>-59.8</text:p>
          </table:table-cell>
          <table:table-cell table:formula="of:=VALUE(MID([' ;'.G85];2;LEN([' ;'.G85])-2))" office:value-type="float" office:value="33.434218">
            <text:p>33.434218</text:p>
          </table:table-cell>
          <table:table-cell table:formula="of:=ROUND([.E85]/[.$J$1];2)" office:value-type="float" office:value="33.43">
            <text:p>33.43</text:p>
          </table:table-cell>
          <table:table-cell/>
          <table:table-cell table:formula="of:=IF(RIGHT([.A85];5)=&quot;sleep&quot;;&quot;Sleep(&quot;&amp;[.$L$1]&amp;&quot;*&quot;&amp;ROUND(VALUE([.B85]);2)/[.$M$1]&amp;&quot;)&quot;;[.A85]&amp;&quot;( &quot;&amp;[.B85]&amp;&quot;, &quot;&amp;[.C85]&amp;&quot;, &quot;&amp;[.D85]&amp;&quot;, &quot;&amp;[.$I$1]&amp;&quot;*&quot;&amp;[.F85]&amp;&quot; )&quot;)" office:value-type="string" office:string-value="Turn2( rwing1, x_axis, -59.8, MOVEANIMATIONSPEED*33.43 )">
            <text:p>Turn2( rwing1, x_axis, -59.8, MOVEANIMATIONSPEED*33.43 )</text:p>
          </table:table-cell>
          <table:table-cell table:number-columns-repeated="6"/>
        </table:table-row>
        <table:table-row table:style-name="ro1">
          <table:table-cell table:formula="of:=IF(RIGHT([' ;'.A86];4)=&quot;turn&quot;;&quot;Turn2&quot;;IF(RIGHT([' ;'.A86];4)=&quot;move&quot;;&quot;Move&quot;;[' ;'.A86]))" office:value-type="string" office:string-value="Turn2">
            <text:p>Turn2</text:p>
          </table:table-cell>
          <table:table-cell table:formula="of:=[' ;'.B86]" office:value-type="string" office:string-value="rwing1">
            <text:p>rwing1</text:p>
          </table:table-cell>
          <table:table-cell table:formula="of:=LEFT([' ;'.D86];1)&amp;&quot;_&quot;&amp;RIGHT([' ;'.D86];4)" office:value-type="string" office:string-value="z_axis">
            <text:p>z_axis</text:p>
          </table:table-cell>
          <table:table-cell table:formula="of:=ROUND(VALUE(MID([' ;'.E86];2;LEN([' ;'.E86])-2));1)" office:value-type="float" office:value="-10.7">
            <text:p>-10.7</text:p>
          </table:table-cell>
          <table:table-cell table:formula="of:=VALUE(MID([' ;'.G86];2;LEN([' ;'.G86])-2))" office:value-type="float" office:value="19.441131">
            <text:p>19.441131</text:p>
          </table:table-cell>
          <table:table-cell table:formula="of:=ROUND([.E86]/[.$J$1];2)" office:value-type="float" office:value="19.44">
            <text:p>19.44</text:p>
          </table:table-cell>
          <table:table-cell/>
          <table:table-cell table:formula="of:=IF(RIGHT([.A86];5)=&quot;sleep&quot;;&quot;Sleep(&quot;&amp;[.$L$1]&amp;&quot;*&quot;&amp;ROUND(VALUE([.B86]);2)/[.$M$1]&amp;&quot;)&quot;;[.A86]&amp;&quot;( &quot;&amp;[.B86]&amp;&quot;, &quot;&amp;[.C86]&amp;&quot;, &quot;&amp;[.D86]&amp;&quot;, &quot;&amp;[.$I$1]&amp;&quot;*&quot;&amp;[.F86]&amp;&quot; )&quot;)" office:value-type="string" office:string-value="Turn2( rwing1, z_axis, -10.7, MOVEANIMATIONSPEED*19.44 )">
            <text:p>Turn2( rwing1, z_axis, -10.7, MOVEANIMATIONSPEED*19.44 )</text:p>
          </table:table-cell>
          <table:table-cell table:number-columns-repeated="6"/>
        </table:table-row>
        <table:table-row table:style-name="ro1">
          <table:table-cell table:formula="of:=IF(RIGHT([' ;'.A87];4)=&quot;turn&quot;;&quot;Turn2&quot;;IF(RIGHT([' ;'.A87];4)=&quot;move&quot;;&quot;Move&quot;;[' ;'.A87]))" office:value-type="string" office:string-value="Turn2">
            <text:p>Turn2</text:p>
          </table:table-cell>
          <table:table-cell table:formula="of:=[' ;'.B87]" office:value-type="string" office:string-value="rwing1">
            <text:p>rwing1</text:p>
          </table:table-cell>
          <table:table-cell table:formula="of:=LEFT([' ;'.D87];1)&amp;&quot;_&quot;&amp;RIGHT([' ;'.D87];4)" office:value-type="string" office:string-value="y_axis">
            <text:p>y_axis</text:p>
          </table:table-cell>
          <table:table-cell table:formula="of:=ROUND(VALUE(MID([' ;'.E87];2;LEN([' ;'.E87])-2));1)" office:value-type="float" office:value="21.2">
            <text:p>21.2</text:p>
          </table:table-cell>
          <table:table-cell table:formula="of:=VALUE(MID([' ;'.G87];2;LEN([' ;'.G87])-2))" office:value-type="float" office:value="0.193738">
            <text:p>0.193738</text:p>
          </table:table-cell>
          <table:table-cell table:formula="of:=ROUND([.E87]/[.$J$1];2)" office:value-type="float" office:value="0.19">
            <text:p>0.19</text:p>
          </table:table-cell>
          <table:table-cell/>
          <table:table-cell table:formula="of:=IF(RIGHT([.A87];5)=&quot;sleep&quot;;&quot;Sleep(&quot;&amp;[.$L$1]&amp;&quot;*&quot;&amp;ROUND(VALUE([.B87]);2)/[.$M$1]&amp;&quot;)&quot;;[.A87]&amp;&quot;( &quot;&amp;[.B87]&amp;&quot;, &quot;&amp;[.C87]&amp;&quot;, &quot;&amp;[.D87]&amp;&quot;, &quot;&amp;[.$I$1]&amp;&quot;*&quot;&amp;[.F87]&amp;&quot; )&quot;)" office:value-type="string" office:string-value="Turn2( rwing1, y_axis, 21.2, MOVEANIMATIONSPEED*0.19 )">
            <text:p>Turn2( rwing1, y_axis, 21.2, MOVEANIMATIONSPEED*0.19 )</text:p>
          </table:table-cell>
          <table:table-cell table:number-columns-repeated="6"/>
        </table:table-row>
        <table:table-row table:style-name="ro1">
          <table:table-cell table:formula="of:=IF(RIGHT([' ;'.A88];4)=&quot;turn&quot;;&quot;Turn2&quot;;IF(RIGHT([' ;'.A88];4)=&quot;move&quot;;&quot;Move&quot;;[' ;'.A88]))" office:value-type="string" office:string-value="Turn2">
            <text:p>Turn2</text:p>
          </table:table-cell>
          <table:table-cell table:formula="of:=[' ;'.B88]" office:value-type="string" office:string-value="rwing2">
            <text:p>rwing2</text:p>
          </table:table-cell>
          <table:table-cell table:formula="of:=LEFT([' ;'.D88];1)&amp;&quot;_&quot;&amp;RIGHT([' ;'.D88];4)" office:value-type="string" office:string-value="x_axis">
            <text:p>x_axis</text:p>
          </table:table-cell>
          <table:table-cell table:formula="of:=ROUND(VALUE(MID([' ;'.E88];2;LEN([' ;'.E88])-2));1)" office:value-type="float" office:value="89.5">
            <text:p>89.5</text:p>
          </table:table-cell>
          <table:table-cell table:formula="of:=VALUE(MID([' ;'.G88];2;LEN([' ;'.G88])-2))" office:value-type="float" office:value="15.837039">
            <text:p>15.837039</text:p>
          </table:table-cell>
          <table:table-cell table:formula="of:=ROUND([.E88]/[.$J$1];2)" office:value-type="float" office:value="15.84">
            <text:p>15.84</text:p>
          </table:table-cell>
          <table:table-cell/>
          <table:table-cell table:formula="of:=IF(RIGHT([.A88];5)=&quot;sleep&quot;;&quot;Sleep(&quot;&amp;[.$L$1]&amp;&quot;*&quot;&amp;ROUND(VALUE([.B88]);2)/[.$M$1]&amp;&quot;)&quot;;[.A88]&amp;&quot;( &quot;&amp;[.B88]&amp;&quot;, &quot;&amp;[.C88]&amp;&quot;, &quot;&amp;[.D88]&amp;&quot;, &quot;&amp;[.$I$1]&amp;&quot;*&quot;&amp;[.F88]&amp;&quot; )&quot;)" office:value-type="string" office:string-value="Turn2( rwing2, x_axis, 89.5, MOVEANIMATIONSPEED*15.84 )">
            <text:p>Turn2( rwing2, x_axis, 89.5, MOVEANIMATIONSPEED*15.84 )</text:p>
          </table:table-cell>
          <table:table-cell table:number-columns-repeated="6"/>
        </table:table-row>
        <table:table-row table:style-name="ro1">
          <table:table-cell table:formula="of:=IF(RIGHT([' ;'.A89];4)=&quot;turn&quot;;&quot;Turn2&quot;;IF(RIGHT([' ;'.A89];4)=&quot;move&quot;;&quot;Move&quot;;[' ;'.A89]))" office:value-type="string" office:string-value="Turn2">
            <text:p>Turn2</text:p>
          </table:table-cell>
          <table:table-cell table:formula="of:=[' ;'.B89]" office:value-type="string" office:string-value="rwing2">
            <text:p>rwing2</text:p>
          </table:table-cell>
          <table:table-cell table:formula="of:=LEFT([' ;'.D89];1)&amp;&quot;_&quot;&amp;RIGHT([' ;'.D89];4)" office:value-type="string" office:string-value="z_axis">
            <text:p>z_axis</text:p>
          </table:table-cell>
          <table:table-cell table:formula="of:=ROUND(VALUE(MID([' ;'.E89];2;LEN([' ;'.E89])-2));1)" office:value-type="float" office:value="-33.1">
            <text:p>-33.1</text:p>
          </table:table-cell>
          <table:table-cell table:formula="of:=VALUE(MID([' ;'.G89];2;LEN([' ;'.G89])-2))" office:value-type="float" office:value="9.033863">
            <text:p>9.033863</text:p>
          </table:table-cell>
          <table:table-cell table:formula="of:=ROUND([.E89]/[.$J$1];2)" office:value-type="float" office:value="9.03">
            <text:p>9.03</text:p>
          </table:table-cell>
          <table:table-cell/>
          <table:table-cell table:formula="of:=IF(RIGHT([.A89];5)=&quot;sleep&quot;;&quot;Sleep(&quot;&amp;[.$L$1]&amp;&quot;*&quot;&amp;ROUND(VALUE([.B89]);2)/[.$M$1]&amp;&quot;)&quot;;[.A89]&amp;&quot;( &quot;&amp;[.B89]&amp;&quot;, &quot;&amp;[.C89]&amp;&quot;, &quot;&amp;[.D89]&amp;&quot;, &quot;&amp;[.$I$1]&amp;&quot;*&quot;&amp;[.F89]&amp;&quot; )&quot;)" office:value-type="string" office:string-value="Turn2( rwing2, z_axis, -33.1, MOVEANIMATIONSPEED*9.03 )">
            <text:p>Turn2( rwing2, z_axis, -33.1, MOVEANIMATIONSPEED*9.03 )</text:p>
          </table:table-cell>
          <table:table-cell table:number-columns-repeated="6"/>
        </table:table-row>
        <table:table-row table:style-name="ro1">
          <table:table-cell table:formula="of:=IF(RIGHT([' ;'.A90];4)=&quot;turn&quot;;&quot;Turn2&quot;;IF(RIGHT([' ;'.A90];4)=&quot;move&quot;;&quot;Move&quot;;[' ;'.A90]))" office:value-type="string" office:string-value="Turn2">
            <text:p>Turn2</text:p>
          </table:table-cell>
          <table:table-cell table:formula="of:=[' ;'.B90]" office:value-type="string" office:string-value="rwing2">
            <text:p>rwing2</text:p>
          </table:table-cell>
          <table:table-cell table:formula="of:=LEFT([' ;'.D90];1)&amp;&quot;_&quot;&amp;RIGHT([' ;'.D90];4)" office:value-type="string" office:string-value="y_axis">
            <text:p>y_axis</text:p>
          </table:table-cell>
          <table:table-cell table:formula="of:=ROUND(VALUE(MID([' ;'.E90];2;LEN([' ;'.E90])-2));1)" office:value-type="float" office:value="15">
            <text:p>15</text:p>
          </table:table-cell>
          <table:table-cell table:formula="of:=VALUE(MID([' ;'.G90];2;LEN([' ;'.G90])-2))" office:value-type="float" office:value="43.098443">
            <text:p>43.098443</text:p>
          </table:table-cell>
          <table:table-cell table:formula="of:=ROUND([.E90]/[.$J$1];2)" office:value-type="float" office:value="43.1">
            <text:p>43.1</text:p>
          </table:table-cell>
          <table:table-cell/>
          <table:table-cell table:formula="of:=IF(RIGHT([.A90];5)=&quot;sleep&quot;;&quot;Sleep(&quot;&amp;[.$L$1]&amp;&quot;*&quot;&amp;ROUND(VALUE([.B90]);2)/[.$M$1]&amp;&quot;)&quot;;[.A90]&amp;&quot;( &quot;&amp;[.B90]&amp;&quot;, &quot;&amp;[.C90]&amp;&quot;, &quot;&amp;[.D90]&amp;&quot;, &quot;&amp;[.$I$1]&amp;&quot;*&quot;&amp;[.F90]&amp;&quot; )&quot;)" office:value-type="string" office:string-value="Turn2( rwing2, y_axis, 15, MOVEANIMATIONSPEED*43.1 )">
            <text:p>Turn2( rwing2, y_axis, 15, MOVEANIMATIONSPEED*43.1 )</text:p>
          </table:table-cell>
          <table:table-cell table:number-columns-repeated="6"/>
        </table:table-row>
        <table:table-row table:style-name="ro1">
          <table:table-cell table:formula="of:=IF(RIGHT([' ;'.A91];4)=&quot;turn&quot;;&quot;Turn2&quot;;IF(RIGHT([' ;'.A91];4)=&quot;move&quot;;&quot;Move&quot;;[' ;'.A91]))" office:value-type="string" office:string-value="Turn2">
            <text:p>Turn2</text:p>
          </table:table-cell>
          <table:table-cell table:formula="of:=[' ;'.B91]" office:value-type="string" office:string-value="rwing31">
            <text:p>rwing31</text:p>
          </table:table-cell>
          <table:table-cell table:formula="of:=LEFT([' ;'.D91];1)&amp;&quot;_&quot;&amp;RIGHT([' ;'.D91];4)" office:value-type="string" office:string-value="x_axis">
            <text:p>x_axis</text:p>
          </table:table-cell>
          <table:table-cell table:formula="of:=ROUND(VALUE(MID([' ;'.E91];2;LEN([' ;'.E91])-2));1)" office:value-type="float" office:value="-43.4">
            <text:p>-43.4</text:p>
          </table:table-cell>
          <table:table-cell table:formula="of:=VALUE(MID([' ;'.G91];2;LEN([' ;'.G91])-2))" office:value-type="float" office:value="1.548105">
            <text:p>1.548105</text:p>
          </table:table-cell>
          <table:table-cell table:formula="of:=ROUND([.E91]/[.$J$1];2)" office:value-type="float" office:value="1.55">
            <text:p>1.55</text:p>
          </table:table-cell>
          <table:table-cell/>
          <table:table-cell table:formula="of:=IF(RIGHT([.A91];5)=&quot;sleep&quot;;&quot;Sleep(&quot;&amp;[.$L$1]&amp;&quot;*&quot;&amp;ROUND(VALUE([.B91]);2)/[.$M$1]&amp;&quot;)&quot;;[.A91]&amp;&quot;( &quot;&amp;[.B91]&amp;&quot;, &quot;&amp;[.C91]&amp;&quot;, &quot;&amp;[.D91]&amp;&quot;, &quot;&amp;[.$I$1]&amp;&quot;*&quot;&amp;[.F91]&amp;&quot; )&quot;)" office:value-type="string" office:string-value="Turn2( rwing31, x_axis, -43.4, MOVEANIMATIONSPEED*1.55 )">
            <text:p>Turn2( rwing31, x_axis, -43.4, MOVEANIMATIONSPEED*1.55 )</text:p>
          </table:table-cell>
          <table:table-cell table:number-columns-repeated="6"/>
        </table:table-row>
        <table:table-row table:style-name="ro1">
          <table:table-cell table:formula="of:=IF(RIGHT([' ;'.A92];4)=&quot;turn&quot;;&quot;Turn2&quot;;IF(RIGHT([' ;'.A92];4)=&quot;move&quot;;&quot;Move&quot;;[' ;'.A92]))" office:value-type="string" office:string-value="Turn2">
            <text:p>Turn2</text:p>
          </table:table-cell>
          <table:table-cell table:formula="of:=[' ;'.B92]" office:value-type="string" office:string-value="rwing31">
            <text:p>rwing31</text:p>
          </table:table-cell>
          <table:table-cell table:formula="of:=LEFT([' ;'.D92];1)&amp;&quot;_&quot;&amp;RIGHT([' ;'.D92];4)" office:value-type="string" office:string-value="z_axis">
            <text:p>z_axis</text:p>
          </table:table-cell>
          <table:table-cell table:formula="of:=ROUND(VALUE(MID([' ;'.E92];2;LEN([' ;'.E92])-2));1)" office:value-type="float" office:value="14">
            <text:p>14</text:p>
          </table:table-cell>
          <table:table-cell table:formula="of:=VALUE(MID([' ;'.G92];2;LEN([' ;'.G92])-2))" office:value-type="float" office:value="13.577556">
            <text:p>13.577556</text:p>
          </table:table-cell>
          <table:table-cell table:formula="of:=ROUND([.E92]/[.$J$1];2)" office:value-type="float" office:value="13.58">
            <text:p>13.58</text:p>
          </table:table-cell>
          <table:table-cell/>
          <table:table-cell table:formula="of:=IF(RIGHT([.A92];5)=&quot;sleep&quot;;&quot;Sleep(&quot;&amp;[.$L$1]&amp;&quot;*&quot;&amp;ROUND(VALUE([.B92]);2)/[.$M$1]&amp;&quot;)&quot;;[.A92]&amp;&quot;( &quot;&amp;[.B92]&amp;&quot;, &quot;&amp;[.C92]&amp;&quot;, &quot;&amp;[.D92]&amp;&quot;, &quot;&amp;[.$I$1]&amp;&quot;*&quot;&amp;[.F92]&amp;&quot; )&quot;)" office:value-type="string" office:string-value="Turn2( rwing31, z_axis, 14, MOVEANIMATIONSPEED*13.58 )">
            <text:p>Turn2( rwing31, z_axis, 14, MOVEANIMATIONSPEED*13.58 )</text:p>
          </table:table-cell>
          <table:table-cell table:number-columns-repeated="6"/>
        </table:table-row>
        <table:table-row table:style-name="ro1">
          <table:table-cell table:formula="of:=IF(RIGHT([' ;'.A93];4)=&quot;turn&quot;;&quot;Turn2&quot;;IF(RIGHT([' ;'.A93];4)=&quot;move&quot;;&quot;Move&quot;;[' ;'.A93]))" office:value-type="string" office:string-value="Turn2">
            <text:p>Turn2</text:p>
          </table:table-cell>
          <table:table-cell table:formula="of:=[' ;'.B93]" office:value-type="string" office:string-value="rwing31">
            <text:p>rwing31</text:p>
          </table:table-cell>
          <table:table-cell table:formula="of:=LEFT([' ;'.D93];1)&amp;&quot;_&quot;&amp;RIGHT([' ;'.D93];4)" office:value-type="string" office:string-value="y_axis">
            <text:p>y_axis</text:p>
          </table:table-cell>
          <table:table-cell table:formula="of:=ROUND(VALUE(MID([' ;'.E93];2;LEN([' ;'.E93])-2));1)" office:value-type="float" office:value="10.4">
            <text:p>10.4</text:p>
          </table:table-cell>
          <table:table-cell table:formula="of:=VALUE(MID([' ;'.G93];2;LEN([' ;'.G93])-2))" office:value-type="float" office:value="12.947227">
            <text:p>12.947227</text:p>
          </table:table-cell>
          <table:table-cell table:formula="of:=ROUND([.E93]/[.$J$1];2)" office:value-type="float" office:value="12.95">
            <text:p>12.95</text:p>
          </table:table-cell>
          <table:table-cell/>
          <table:table-cell table:formula="of:=IF(RIGHT([.A93];5)=&quot;sleep&quot;;&quot;Sleep(&quot;&amp;[.$L$1]&amp;&quot;*&quot;&amp;ROUND(VALUE([.B93]);2)/[.$M$1]&amp;&quot;)&quot;;[.A93]&amp;&quot;( &quot;&amp;[.B93]&amp;&quot;, &quot;&amp;[.C93]&amp;&quot;, &quot;&amp;[.D93]&amp;&quot;, &quot;&amp;[.$I$1]&amp;&quot;*&quot;&amp;[.F93]&amp;&quot; )&quot;)" office:value-type="string" office:string-value="Turn2( rwing31, y_axis, 10.4, MOVEANIMATIONSPEED*12.95 )">
            <text:p>Turn2( rwing31, y_axis, 10.4, MOVEANIMATIONSPEED*12.95 )</text:p>
          </table:table-cell>
          <table:table-cell table:number-columns-repeated="6"/>
        </table:table-row>
        <table:table-row table:style-name="ro1">
          <table:table-cell table:formula="of:=IF(RIGHT([' ;'.A94];4)=&quot;turn&quot;;&quot;Turn2&quot;;IF(RIGHT([' ;'.A94];4)=&quot;move&quot;;&quot;Move&quot;;[' ;'.A94]))" office:value-type="string" office:string-value="Turn2">
            <text:p>Turn2</text:p>
          </table:table-cell>
          <table:table-cell table:formula="of:=[' ;'.B94]" office:value-type="string" office:string-value="rwing32">
            <text:p>rwing32</text:p>
          </table:table-cell>
          <table:table-cell table:formula="of:=LEFT([' ;'.D94];1)&amp;&quot;_&quot;&amp;RIGHT([' ;'.D94];4)" office:value-type="string" office:string-value="x_axis">
            <text:p>x_axis</text:p>
          </table:table-cell>
          <table:table-cell table:formula="of:=ROUND(VALUE(MID([' ;'.E94];2;LEN([' ;'.E94])-2));1)" office:value-type="float" office:value="-44.1">
            <text:p>-44.1</text:p>
          </table:table-cell>
          <table:table-cell table:formula="of:=VALUE(MID([' ;'.G94];2;LEN([' ;'.G94])-2))" office:value-type="float" office:value="1.60311">
            <text:p>1.60311</text:p>
          </table:table-cell>
          <table:table-cell table:formula="of:=ROUND([.E94]/[.$J$1];2)" office:value-type="float" office:value="1.6">
            <text:p>1.6</text:p>
          </table:table-cell>
          <table:table-cell/>
          <table:table-cell table:formula="of:=IF(RIGHT([.A94];5)=&quot;sleep&quot;;&quot;Sleep(&quot;&amp;[.$L$1]&amp;&quot;*&quot;&amp;ROUND(VALUE([.B94]);2)/[.$M$1]&amp;&quot;)&quot;;[.A94]&amp;&quot;( &quot;&amp;[.B94]&amp;&quot;, &quot;&amp;[.C94]&amp;&quot;, &quot;&amp;[.D94]&amp;&quot;, &quot;&amp;[.$I$1]&amp;&quot;*&quot;&amp;[.F94]&amp;&quot; )&quot;)" office:value-type="string" office:string-value="Turn2( rwing32, x_axis, -44.1, MOVEANIMATIONSPEED*1.6 )">
            <text:p>Turn2( rwing32, x_axis, -44.1, MOVEANIMATIONSPEED*1.6 )</text:p>
          </table:table-cell>
          <table:table-cell table:number-columns-repeated="6"/>
        </table:table-row>
        <table:table-row table:style-name="ro1">
          <table:table-cell table:formula="of:=IF(RIGHT([' ;'.A95];4)=&quot;turn&quot;;&quot;Turn2&quot;;IF(RIGHT([' ;'.A95];4)=&quot;move&quot;;&quot;Move&quot;;[' ;'.A95]))" office:value-type="string" office:string-value="Turn2">
            <text:p>Turn2</text:p>
          </table:table-cell>
          <table:table-cell table:formula="of:=[' ;'.B95]" office:value-type="string" office:string-value="rwing32">
            <text:p>rwing32</text:p>
          </table:table-cell>
          <table:table-cell table:formula="of:=LEFT([' ;'.D95];1)&amp;&quot;_&quot;&amp;RIGHT([' ;'.D95];4)" office:value-type="string" office:string-value="z_axis">
            <text:p>z_axis</text:p>
          </table:table-cell>
          <table:table-cell table:formula="of:=ROUND(VALUE(MID([' ;'.E95];2;LEN([' ;'.E95])-2));1)" office:value-type="float" office:value="14.1">
            <text:p>14.1</text:p>
          </table:table-cell>
          <table:table-cell table:formula="of:=VALUE(MID([' ;'.G95];2;LEN([' ;'.G95])-2))" office:value-type="float" office:value="13.815283">
            <text:p>13.815283</text:p>
          </table:table-cell>
          <table:table-cell table:formula="of:=ROUND([.E95]/[.$J$1];2)" office:value-type="float" office:value="13.82">
            <text:p>13.82</text:p>
          </table:table-cell>
          <table:table-cell/>
          <table:table-cell table:formula="of:=IF(RIGHT([.A95];5)=&quot;sleep&quot;;&quot;Sleep(&quot;&amp;[.$L$1]&amp;&quot;*&quot;&amp;ROUND(VALUE([.B95]);2)/[.$M$1]&amp;&quot;)&quot;;[.A95]&amp;&quot;( &quot;&amp;[.B95]&amp;&quot;, &quot;&amp;[.C95]&amp;&quot;, &quot;&amp;[.D95]&amp;&quot;, &quot;&amp;[.$I$1]&amp;&quot;*&quot;&amp;[.F95]&amp;&quot; )&quot;)" office:value-type="string" office:string-value="Turn2( rwing32, z_axis, 14.1, MOVEANIMATIONSPEED*13.82 )">
            <text:p>Turn2( rwing32, z_axis, 14.1, MOVEANIMATIONSPEED*13.82 )</text:p>
          </table:table-cell>
          <table:table-cell table:number-columns-repeated="6"/>
        </table:table-row>
        <table:table-row table:style-name="ro1">
          <table:table-cell table:formula="of:=IF(RIGHT([' ;'.A96];4)=&quot;turn&quot;;&quot;Turn2&quot;;IF(RIGHT([' ;'.A96];4)=&quot;move&quot;;&quot;Move&quot;;[' ;'.A96]))" office:value-type="string" office:string-value="Turn2">
            <text:p>Turn2</text:p>
          </table:table-cell>
          <table:table-cell table:formula="of:=[' ;'.B96]" office:value-type="string" office:string-value="rwing32">
            <text:p>rwing32</text:p>
          </table:table-cell>
          <table:table-cell table:formula="of:=LEFT([' ;'.D96];1)&amp;&quot;_&quot;&amp;RIGHT([' ;'.D96];4)" office:value-type="string" office:string-value="y_axis">
            <text:p>y_axis</text:p>
          </table:table-cell>
          <table:table-cell table:formula="of:=ROUND(VALUE(MID([' ;'.E96];2;LEN([' ;'.E96])-2));1)" office:value-type="float" office:value="10.6">
            <text:p>10.6</text:p>
          </table:table-cell>
          <table:table-cell table:formula="of:=VALUE(MID([' ;'.G96];2;LEN([' ;'.G96])-2))" office:value-type="float" office:value="13.03477">
            <text:p>13.03477</text:p>
          </table:table-cell>
          <table:table-cell table:formula="of:=ROUND([.E96]/[.$J$1];2)" office:value-type="float" office:value="13.03">
            <text:p>13.03</text:p>
          </table:table-cell>
          <table:table-cell/>
          <table:table-cell table:formula="of:=IF(RIGHT([.A96];5)=&quot;sleep&quot;;&quot;Sleep(&quot;&amp;[.$L$1]&amp;&quot;*&quot;&amp;ROUND(VALUE([.B96]);2)/[.$M$1]&amp;&quot;)&quot;;[.A96]&amp;&quot;( &quot;&amp;[.B96]&amp;&quot;, &quot;&amp;[.C96]&amp;&quot;, &quot;&amp;[.D96]&amp;&quot;, &quot;&amp;[.$I$1]&amp;&quot;*&quot;&amp;[.F96]&amp;&quot; )&quot;)" office:value-type="string" office:string-value="Turn2( rwing32, y_axis, 10.6, MOVEANIMATIONSPEED*13.03 )">
            <text:p>Turn2( rwing32, y_axis, 10.6, MOVEANIMATIONSPEED*13.03 )</text:p>
          </table:table-cell>
          <table:table-cell table:number-columns-repeated="6"/>
        </table:table-row>
        <table:table-row table:style-name="ro1">
          <table:table-cell table:formula="of:=IF(RIGHT([' ;'.A97];4)=&quot;turn&quot;;&quot;Turn2&quot;;IF(RIGHT([' ;'.A97];4)=&quot;move&quot;;&quot;Move&quot;;[' ;'.A97]))" office:value-type="string" office:string-value="Turn2">
            <text:p>Turn2</text:p>
          </table:table-cell>
          <table:table-cell table:formula="of:=[' ;'.B97]" office:value-type="string" office:string-value="rwing41">
            <text:p>rwing41</text:p>
          </table:table-cell>
          <table:table-cell table:formula="of:=LEFT([' ;'.D97];1)&amp;&quot;_&quot;&amp;RIGHT([' ;'.D97];4)" office:value-type="string" office:string-value="x_axis">
            <text:p>x_axis</text:p>
          </table:table-cell>
          <table:table-cell table:formula="of:=ROUND(VALUE(MID([' ;'.E97];2;LEN([' ;'.E97])-2));1)" office:value-type="float" office:value="-43.4">
            <text:p>-43.4</text:p>
          </table:table-cell>
          <table:table-cell table:formula="of:=VALUE(MID([' ;'.G97];2;LEN([' ;'.G97])-2))" office:value-type="float" office:value="1.548105">
            <text:p>1.548105</text:p>
          </table:table-cell>
          <table:table-cell table:formula="of:=ROUND([.E97]/[.$J$1];2)" office:value-type="float" office:value="1.55">
            <text:p>1.55</text:p>
          </table:table-cell>
          <table:table-cell/>
          <table:table-cell table:formula="of:=IF(RIGHT([.A97];5)=&quot;sleep&quot;;&quot;Sleep(&quot;&amp;[.$L$1]&amp;&quot;*&quot;&amp;ROUND(VALUE([.B97]);2)/[.$M$1]&amp;&quot;)&quot;;[.A97]&amp;&quot;( &quot;&amp;[.B97]&amp;&quot;, &quot;&amp;[.C97]&amp;&quot;, &quot;&amp;[.D97]&amp;&quot;, &quot;&amp;[.$I$1]&amp;&quot;*&quot;&amp;[.F97]&amp;&quot; )&quot;)" office:value-type="string" office:string-value="Turn2( rwing41, x_axis, -43.4, MOVEANIMATIONSPEED*1.55 )">
            <text:p>Turn2( rwing41, x_axis, -43.4, MOVEANIMATIONSPEED*1.55 )</text:p>
          </table:table-cell>
          <table:table-cell table:number-columns-repeated="6"/>
        </table:table-row>
        <table:table-row table:style-name="ro1">
          <table:table-cell table:formula="of:=IF(RIGHT([' ;'.A98];4)=&quot;turn&quot;;&quot;Turn2&quot;;IF(RIGHT([' ;'.A98];4)=&quot;move&quot;;&quot;Move&quot;;[' ;'.A98]))" office:value-type="string" office:string-value="Turn2">
            <text:p>Turn2</text:p>
          </table:table-cell>
          <table:table-cell table:formula="of:=[' ;'.B98]" office:value-type="string" office:string-value="rwing41">
            <text:p>rwing41</text:p>
          </table:table-cell>
          <table:table-cell table:formula="of:=LEFT([' ;'.D98];1)&amp;&quot;_&quot;&amp;RIGHT([' ;'.D98];4)" office:value-type="string" office:string-value="z_axis">
            <text:p>z_axis</text:p>
          </table:table-cell>
          <table:table-cell table:formula="of:=ROUND(VALUE(MID([' ;'.E98];2;LEN([' ;'.E98])-2));1)" office:value-type="float" office:value="14">
            <text:p>14</text:p>
          </table:table-cell>
          <table:table-cell table:formula="of:=VALUE(MID([' ;'.G98];2;LEN([' ;'.G98])-2))" office:value-type="float" office:value="13.577556">
            <text:p>13.577556</text:p>
          </table:table-cell>
          <table:table-cell table:formula="of:=ROUND([.E98]/[.$J$1];2)" office:value-type="float" office:value="13.58">
            <text:p>13.58</text:p>
          </table:table-cell>
          <table:table-cell/>
          <table:table-cell table:formula="of:=IF(RIGHT([.A98];5)=&quot;sleep&quot;;&quot;Sleep(&quot;&amp;[.$L$1]&amp;&quot;*&quot;&amp;ROUND(VALUE([.B98]);2)/[.$M$1]&amp;&quot;)&quot;;[.A98]&amp;&quot;( &quot;&amp;[.B98]&amp;&quot;, &quot;&amp;[.C98]&amp;&quot;, &quot;&amp;[.D98]&amp;&quot;, &quot;&amp;[.$I$1]&amp;&quot;*&quot;&amp;[.F98]&amp;&quot; )&quot;)" office:value-type="string" office:string-value="Turn2( rwing41, z_axis, 14, MOVEANIMATIONSPEED*13.58 )">
            <text:p>Turn2( rwing41, z_axis, 14, MOVEANIMATIONSPEED*13.58 )</text:p>
          </table:table-cell>
          <table:table-cell table:number-columns-repeated="6"/>
        </table:table-row>
        <table:table-row table:style-name="ro1">
          <table:table-cell table:formula="of:=IF(RIGHT([' ;'.A99];4)=&quot;turn&quot;;&quot;Turn2&quot;;IF(RIGHT([' ;'.A99];4)=&quot;move&quot;;&quot;Move&quot;;[' ;'.A99]))" office:value-type="string" office:string-value="Turn2">
            <text:p>Turn2</text:p>
          </table:table-cell>
          <table:table-cell table:formula="of:=[' ;'.B99]" office:value-type="string" office:string-value="rwing41">
            <text:p>rwing41</text:p>
          </table:table-cell>
          <table:table-cell table:formula="of:=LEFT([' ;'.D99];1)&amp;&quot;_&quot;&amp;RIGHT([' ;'.D99];4)" office:value-type="string" office:string-value="y_axis">
            <text:p>y_axis</text:p>
          </table:table-cell>
          <table:table-cell table:formula="of:=ROUND(VALUE(MID([' ;'.E99];2;LEN([' ;'.E99])-2));1)" office:value-type="float" office:value="10.4">
            <text:p>10.4</text:p>
          </table:table-cell>
          <table:table-cell table:formula="of:=VALUE(MID([' ;'.G99];2;LEN([' ;'.G99])-2))" office:value-type="float" office:value="12.947227">
            <text:p>12.947227</text:p>
          </table:table-cell>
          <table:table-cell table:formula="of:=ROUND([.E99]/[.$J$1];2)" office:value-type="float" office:value="12.95">
            <text:p>12.95</text:p>
          </table:table-cell>
          <table:table-cell/>
          <table:table-cell table:formula="of:=IF(RIGHT([.A99];5)=&quot;sleep&quot;;&quot;Sleep(&quot;&amp;[.$L$1]&amp;&quot;*&quot;&amp;ROUND(VALUE([.B99]);2)/[.$M$1]&amp;&quot;)&quot;;[.A99]&amp;&quot;( &quot;&amp;[.B99]&amp;&quot;, &quot;&amp;[.C99]&amp;&quot;, &quot;&amp;[.D99]&amp;&quot;, &quot;&amp;[.$I$1]&amp;&quot;*&quot;&amp;[.F99]&amp;&quot; )&quot;)" office:value-type="string" office:string-value="Turn2( rwing41, y_axis, 10.4, MOVEANIMATIONSPEED*12.95 )">
            <text:p>Turn2( rwing41, y_axis, 10.4, MOVEANIMATIONSPEED*12.95 )</text:p>
          </table:table-cell>
          <table:table-cell table:number-columns-repeated="6"/>
        </table:table-row>
        <table:table-row table:style-name="ro1">
          <table:table-cell table:formula="of:=IF(RIGHT([' ;'.A100];4)=&quot;turn&quot;;&quot;Turn2&quot;;IF(RIGHT([' ;'.A100];4)=&quot;move&quot;;&quot;Move&quot;;[' ;'.A100]))" office:value-type="string" office:string-value="Turn2">
            <text:p>Turn2</text:p>
          </table:table-cell>
          <table:table-cell table:formula="of:=[' ;'.B100]" office:value-type="string" office:string-value="rwing42">
            <text:p>rwing42</text:p>
          </table:table-cell>
          <table:table-cell table:formula="of:=LEFT([' ;'.D100];1)&amp;&quot;_&quot;&amp;RIGHT([' ;'.D100];4)" office:value-type="string" office:string-value="x_axis">
            <text:p>x_axis</text:p>
          </table:table-cell>
          <table:table-cell table:formula="of:=ROUND(VALUE(MID([' ;'.E100];2;LEN([' ;'.E100])-2));1)" office:value-type="float" office:value="-41.7">
            <text:p>-41.7</text:p>
          </table:table-cell>
          <table:table-cell table:formula="of:=VALUE(MID([' ;'.G100];2;LEN([' ;'.G100])-2))" office:value-type="float" office:value="1.401386">
            <text:p>1.401386</text:p>
          </table:table-cell>
          <table:table-cell table:formula="of:=ROUND([.E100]/[.$J$1];2)" office:value-type="float" office:value="1.4">
            <text:p>1.4</text:p>
          </table:table-cell>
          <table:table-cell/>
          <table:table-cell table:formula="of:=IF(RIGHT([.A100];5)=&quot;sleep&quot;;&quot;Sleep(&quot;&amp;[.$L$1]&amp;&quot;*&quot;&amp;ROUND(VALUE([.B100]);2)/[.$M$1]&amp;&quot;)&quot;;[.A100]&amp;&quot;( &quot;&amp;[.B100]&amp;&quot;, &quot;&amp;[.C100]&amp;&quot;, &quot;&amp;[.D100]&amp;&quot;, &quot;&amp;[.$I$1]&amp;&quot;*&quot;&amp;[.F100]&amp;&quot; )&quot;)" office:value-type="string" office:string-value="Turn2( rwing42, x_axis, -41.7, MOVEANIMATIONSPEED*1.4 )">
            <text:p>Turn2( rwing42, x_axis, -41.7, MOVEANIMATIONSPEED*1.4 )</text:p>
          </table:table-cell>
          <table:table-cell table:number-columns-repeated="6"/>
        </table:table-row>
        <table:table-row table:style-name="ro1">
          <table:table-cell table:formula="of:=IF(RIGHT([' ;'.A101];4)=&quot;turn&quot;;&quot;Turn2&quot;;IF(RIGHT([' ;'.A101];4)=&quot;move&quot;;&quot;Move&quot;;[' ;'.A101]))" office:value-type="string" office:string-value="Turn2">
            <text:p>Turn2</text:p>
          </table:table-cell>
          <table:table-cell table:formula="of:=[' ;'.B101]" office:value-type="string" office:string-value="rwing42">
            <text:p>rwing42</text:p>
          </table:table-cell>
          <table:table-cell table:formula="of:=LEFT([' ;'.D101];1)&amp;&quot;_&quot;&amp;RIGHT([' ;'.D101];4)" office:value-type="string" office:string-value="z_axis">
            <text:p>z_axis</text:p>
          </table:table-cell>
          <table:table-cell table:formula="of:=ROUND(VALUE(MID([' ;'.E101];2;LEN([' ;'.E101])-2));1)" office:value-type="float" office:value="13.6">
            <text:p>13.6</text:p>
          </table:table-cell>
          <table:table-cell table:formula="of:=VALUE(MID([' ;'.G101];2;LEN([' ;'.G101])-2))" office:value-type="float" office:value="12.912896">
            <text:p>12.912896</text:p>
          </table:table-cell>
          <table:table-cell table:formula="of:=ROUND([.E101]/[.$J$1];2)" office:value-type="float" office:value="12.91">
            <text:p>12.91</text:p>
          </table:table-cell>
          <table:table-cell/>
          <table:table-cell table:formula="of:=IF(RIGHT([.A101];5)=&quot;sleep&quot;;&quot;Sleep(&quot;&amp;[.$L$1]&amp;&quot;*&quot;&amp;ROUND(VALUE([.B101]);2)/[.$M$1]&amp;&quot;)&quot;;[.A101]&amp;&quot;( &quot;&amp;[.B101]&amp;&quot;, &quot;&amp;[.C101]&amp;&quot;, &quot;&amp;[.D101]&amp;&quot;, &quot;&amp;[.$I$1]&amp;&quot;*&quot;&amp;[.F101]&amp;&quot; )&quot;)" office:value-type="string" office:string-value="Turn2( rwing42, z_axis, 13.6, MOVEANIMATIONSPEED*12.91 )">
            <text:p>Turn2( rwing42, z_axis, 13.6, MOVEANIMATIONSPEED*12.91 )</text:p>
          </table:table-cell>
          <table:table-cell table:number-columns-repeated="6"/>
        </table:table-row>
        <table:table-row table:style-name="ro1">
          <table:table-cell table:formula="of:=IF(RIGHT([' ;'.A102];4)=&quot;turn&quot;;&quot;Turn2&quot;;IF(RIGHT([' ;'.A102];4)=&quot;move&quot;;&quot;Move&quot;;[' ;'.A102]))" office:value-type="string" office:string-value="Turn2">
            <text:p>Turn2</text:p>
          </table:table-cell>
          <table:table-cell table:formula="of:=[' ;'.B102]" office:value-type="string" office:string-value="rwing42">
            <text:p>rwing42</text:p>
          </table:table-cell>
          <table:table-cell table:formula="of:=LEFT([' ;'.D102];1)&amp;&quot;_&quot;&amp;RIGHT([' ;'.D102];4)" office:value-type="string" office:string-value="y_axis">
            <text:p>y_axis</text:p>
          </table:table-cell>
          <table:table-cell table:formula="of:=ROUND(VALUE(MID([' ;'.E102];2;LEN([' ;'.E102])-2));1)" office:value-type="float" office:value="9.8">
            <text:p>9.8</text:p>
          </table:table-cell>
          <table:table-cell table:formula="of:=VALUE(MID([' ;'.G102];2;LEN([' ;'.G102])-2))" office:value-type="float" office:value="12.685736">
            <text:p>12.685736</text:p>
          </table:table-cell>
          <table:table-cell table:formula="of:=ROUND([.E102]/[.$J$1];2)" office:value-type="float" office:value="12.69">
            <text:p>12.69</text:p>
          </table:table-cell>
          <table:table-cell/>
          <table:table-cell table:formula="of:=IF(RIGHT([.A102];5)=&quot;sleep&quot;;&quot;Sleep(&quot;&amp;[.$L$1]&amp;&quot;*&quot;&amp;ROUND(VALUE([.B102]);2)/[.$M$1]&amp;&quot;)&quot;;[.A102]&amp;&quot;( &quot;&amp;[.B102]&amp;&quot;, &quot;&amp;[.C102]&amp;&quot;, &quot;&amp;[.D102]&amp;&quot;, &quot;&amp;[.$I$1]&amp;&quot;*&quot;&amp;[.F102]&amp;&quot; )&quot;)" office:value-type="string" office:string-value="Turn2( rwing42, y_axis, 9.8, MOVEANIMATIONSPEED*12.69 )">
            <text:p>Turn2( rwing42, y_axis, 9.8, MOVEANIMATIONSPEED*12.69 )</text:p>
          </table:table-cell>
          <table:table-cell table:number-columns-repeated="6"/>
        </table:table-row>
        <table:table-row table:style-name="ro1">
          <table:table-cell table:formula="of:=IF(RIGHT([' ;'.A103];4)=&quot;turn&quot;;&quot;Turn2&quot;;IF(RIGHT([' ;'.A103];4)=&quot;move&quot;;&quot;Move&quot;;[' ;'.A103]))" office:value-type="string" office:string-value="Turn2">
            <text:p>Turn2</text:p>
          </table:table-cell>
          <table:table-cell table:formula="of:=[' ;'.B103]" office:value-type="string" office:string-value="rwing43">
            <text:p>rwing43</text:p>
          </table:table-cell>
          <table:table-cell table:formula="of:=LEFT([' ;'.D103];1)&amp;&quot;_&quot;&amp;RIGHT([' ;'.D103];4)" office:value-type="string" office:string-value="x_axis">
            <text:p>x_axis</text:p>
          </table:table-cell>
          <table:table-cell table:formula="of:=ROUND(VALUE(MID([' ;'.E103];2;LEN([' ;'.E103])-2));1)" office:value-type="float" office:value="-37.6">
            <text:p>-37.6</text:p>
          </table:table-cell>
          <table:table-cell table:formula="of:=VALUE(MID([' ;'.G103];2;LEN([' ;'.G103])-2))" office:value-type="float" office:value="1.097758">
            <text:p>1.097758</text:p>
          </table:table-cell>
          <table:table-cell table:formula="of:=ROUND([.E103]/[.$J$1];2)" office:value-type="float" office:value="1.1">
            <text:p>1.1</text:p>
          </table:table-cell>
          <table:table-cell/>
          <table:table-cell table:formula="of:=IF(RIGHT([.A103];5)=&quot;sleep&quot;;&quot;Sleep(&quot;&amp;[.$L$1]&amp;&quot;*&quot;&amp;ROUND(VALUE([.B103]);2)/[.$M$1]&amp;&quot;)&quot;;[.A103]&amp;&quot;( &quot;&amp;[.B103]&amp;&quot;, &quot;&amp;[.C103]&amp;&quot;, &quot;&amp;[.D103]&amp;&quot;, &quot;&amp;[.$I$1]&amp;&quot;*&quot;&amp;[.F103]&amp;&quot; )&quot;)" office:value-type="string" office:string-value="Turn2( rwing43, x_axis, -37.6, MOVEANIMATIONSPEED*1.1 )">
            <text:p>Turn2( rwing43, x_axis, -37.6, MOVEANIMATIONSPEED*1.1 )</text:p>
          </table:table-cell>
          <table:table-cell table:number-columns-repeated="6"/>
        </table:table-row>
        <table:table-row table:style-name="ro1">
          <table:table-cell table:formula="of:=IF(RIGHT([' ;'.A104];4)=&quot;turn&quot;;&quot;Turn2&quot;;IF(RIGHT([' ;'.A104];4)=&quot;move&quot;;&quot;Move&quot;;[' ;'.A104]))" office:value-type="string" office:string-value="Turn2">
            <text:p>Turn2</text:p>
          </table:table-cell>
          <table:table-cell table:formula="of:=[' ;'.B104]" office:value-type="string" office:string-value="rwing43">
            <text:p>rwing43</text:p>
          </table:table-cell>
          <table:table-cell table:formula="of:=LEFT([' ;'.D104];1)&amp;&quot;_&quot;&amp;RIGHT([' ;'.D104];4)" office:value-type="string" office:string-value="z_axis">
            <text:p>z_axis</text:p>
          </table:table-cell>
          <table:table-cell table:formula="of:=ROUND(VALUE(MID([' ;'.E104];2;LEN([' ;'.E104])-2));1)" office:value-type="float" office:value="12.7">
            <text:p>12.7</text:p>
          </table:table-cell>
          <table:table-cell table:formula="of:=VALUE(MID([' ;'.G104];2;LEN([' ;'.G104])-2))" office:value-type="float" office:value="11.356499">
            <text:p>11.356499</text:p>
          </table:table-cell>
          <table:table-cell table:formula="of:=ROUND([.E104]/[.$J$1];2)" office:value-type="float" office:value="11.36">
            <text:p>11.36</text:p>
          </table:table-cell>
          <table:table-cell/>
          <table:table-cell table:formula="of:=IF(RIGHT([.A104];5)=&quot;sleep&quot;;&quot;Sleep(&quot;&amp;[.$L$1]&amp;&quot;*&quot;&amp;ROUND(VALUE([.B104]);2)/[.$M$1]&amp;&quot;)&quot;;[.A104]&amp;&quot;( &quot;&amp;[.B104]&amp;&quot;, &quot;&amp;[.C104]&amp;&quot;, &quot;&amp;[.D104]&amp;&quot;, &quot;&amp;[.$I$1]&amp;&quot;*&quot;&amp;[.F104]&amp;&quot; )&quot;)" office:value-type="string" office:string-value="Turn2( rwing43, z_axis, 12.7, MOVEANIMATIONSPEED*11.36 )">
            <text:p>Turn2( rwing43, z_axis, 12.7, MOVEANIMATIONSPEED*11.36 )</text:p>
          </table:table-cell>
          <table:table-cell table:number-columns-repeated="6"/>
        </table:table-row>
        <table:table-row table:style-name="ro1">
          <table:table-cell table:formula="of:=IF(RIGHT([' ;'.A105];4)=&quot;turn&quot;;&quot;Turn2&quot;;IF(RIGHT([' ;'.A105];4)=&quot;move&quot;;&quot;Move&quot;;[' ;'.A105]))" office:value-type="string" office:string-value="Turn2">
            <text:p>Turn2</text:p>
          </table:table-cell>
          <table:table-cell table:formula="of:=[' ;'.B105]" office:value-type="string" office:string-value="rwing43">
            <text:p>rwing43</text:p>
          </table:table-cell>
          <table:table-cell table:formula="of:=LEFT([' ;'.D105];1)&amp;&quot;_&quot;&amp;RIGHT([' ;'.D105];4)" office:value-type="string" office:string-value="y_axis">
            <text:p>y_axis</text:p>
          </table:table-cell>
          <table:table-cell table:formula="of:=ROUND(VALUE(MID([' ;'.E105];2;LEN([' ;'.E105])-2));1)" office:value-type="float" office:value="8.4">
            <text:p>8.4</text:p>
          </table:table-cell>
          <table:table-cell table:formula="of:=VALUE(MID([' ;'.G105];2;LEN([' ;'.G105])-2))" office:value-type="float" office:value="11.973032">
            <text:p>11.973032</text:p>
          </table:table-cell>
          <table:table-cell table:formula="of:=ROUND([.E105]/[.$J$1];2)" office:value-type="float" office:value="11.97">
            <text:p>11.97</text:p>
          </table:table-cell>
          <table:table-cell/>
          <table:table-cell table:formula="of:=IF(RIGHT([.A105];5)=&quot;sleep&quot;;&quot;Sleep(&quot;&amp;[.$L$1]&amp;&quot;*&quot;&amp;ROUND(VALUE([.B105]);2)/[.$M$1]&amp;&quot;)&quot;;[.A105]&amp;&quot;( &quot;&amp;[.B105]&amp;&quot;, &quot;&amp;[.C105]&amp;&quot;, &quot;&amp;[.D105]&amp;&quot;, &quot;&amp;[.$I$1]&amp;&quot;*&quot;&amp;[.F105]&amp;&quot; )&quot;)" office:value-type="string" office:string-value="Turn2( rwing43, y_axis, 8.4, MOVEANIMATIONSPEED*11.97 )">
            <text:p>Turn2( rwing43, y_axis, 8.4, MOVEANIMATIONSPEED*11.97 )</text:p>
          </table:table-cell>
          <table:table-cell table:number-columns-repeated="6"/>
        </table:table-row>
        <table:table-row table:style-name="ro1">
          <table:table-cell table:formula="of:=IF(RIGHT([' ;'.A106];4)=&quot;turn&quot;;&quot;Turn2&quot;;IF(RIGHT([' ;'.A106];4)=&quot;move&quot;;&quot;Move&quot;;[' ;'.A106]))" office:value-type="string" office:string-value="Turn2">
            <text:p>Turn2</text:p>
          </table:table-cell>
          <table:table-cell table:formula="of:=[' ;'.B106]" office:value-type="string" office:string-value="rwing51">
            <text:p>rwing51</text:p>
          </table:table-cell>
          <table:table-cell table:formula="of:=LEFT([' ;'.D106];1)&amp;&quot;_&quot;&amp;RIGHT([' ;'.D106];4)" office:value-type="string" office:string-value="x_axis">
            <text:p>x_axis</text:p>
          </table:table-cell>
          <table:table-cell table:formula="of:=ROUND(VALUE(MID([' ;'.E106];2;LEN([' ;'.E106])-2));1)" office:value-type="float" office:value="-62.5">
            <text:p>-62.5</text:p>
          </table:table-cell>
          <table:table-cell table:formula="of:=VALUE(MID([' ;'.G106];2;LEN([' ;'.G106])-2))" office:value-type="float" office:value="3.944362">
            <text:p>3.944362</text:p>
          </table:table-cell>
          <table:table-cell table:formula="of:=ROUND([.E106]/[.$J$1];2)" office:value-type="float" office:value="3.94">
            <text:p>3.94</text:p>
          </table:table-cell>
          <table:table-cell/>
          <table:table-cell table:formula="of:=IF(RIGHT([.A106];5)=&quot;sleep&quot;;&quot;Sleep(&quot;&amp;[.$L$1]&amp;&quot;*&quot;&amp;ROUND(VALUE([.B106]);2)/[.$M$1]&amp;&quot;)&quot;;[.A106]&amp;&quot;( &quot;&amp;[.B106]&amp;&quot;, &quot;&amp;[.C106]&amp;&quot;, &quot;&amp;[.D106]&amp;&quot;, &quot;&amp;[.$I$1]&amp;&quot;*&quot;&amp;[.F106]&amp;&quot; )&quot;)" office:value-type="string" office:string-value="Turn2( rwing51, x_axis, -62.5, MOVEANIMATIONSPEED*3.94 )">
            <text:p>Turn2( rwing51, x_axis, -62.5, MOVEANIMATIONSPEED*3.94 )</text:p>
          </table:table-cell>
          <table:table-cell table:number-columns-repeated="6"/>
        </table:table-row>
        <table:table-row table:style-name="ro1">
          <table:table-cell table:formula="of:=IF(RIGHT([' ;'.A107];4)=&quot;turn&quot;;&quot;Turn2&quot;;IF(RIGHT([' ;'.A107];4)=&quot;move&quot;;&quot;Move&quot;;[' ;'.A107]))" office:value-type="string" office:string-value="Turn2">
            <text:p>Turn2</text:p>
          </table:table-cell>
          <table:table-cell table:formula="of:=[' ;'.B107]" office:value-type="string" office:string-value="rwing51">
            <text:p>rwing51</text:p>
          </table:table-cell>
          <table:table-cell table:formula="of:=LEFT([' ;'.D107];1)&amp;&quot;_&quot;&amp;RIGHT([' ;'.D107];4)" office:value-type="string" office:string-value="z_axis">
            <text:p>z_axis</text:p>
          </table:table-cell>
          <table:table-cell table:formula="of:=ROUND(VALUE(MID([' ;'.E107];2;LEN([' ;'.E107])-2));1)" office:value-type="float" office:value="16.8">
            <text:p>16.8</text:p>
          </table:table-cell>
          <table:table-cell table:formula="of:=VALUE(MID([' ;'.G107];2;LEN([' ;'.G107])-2))" office:value-type="float" office:value="21.027113">
            <text:p>21.027113</text:p>
          </table:table-cell>
          <table:table-cell table:formula="of:=ROUND([.E107]/[.$J$1];2)" office:value-type="float" office:value="21.03">
            <text:p>21.03</text:p>
          </table:table-cell>
          <table:table-cell/>
          <table:table-cell table:formula="of:=IF(RIGHT([.A107];5)=&quot;sleep&quot;;&quot;Sleep(&quot;&amp;[.$L$1]&amp;&quot;*&quot;&amp;ROUND(VALUE([.B107]);2)/[.$M$1]&amp;&quot;)&quot;;[.A107]&amp;&quot;( &quot;&amp;[.B107]&amp;&quot;, &quot;&amp;[.C107]&amp;&quot;, &quot;&amp;[.D107]&amp;&quot;, &quot;&amp;[.$I$1]&amp;&quot;*&quot;&amp;[.F107]&amp;&quot; )&quot;)" office:value-type="string" office:string-value="Turn2( rwing51, z_axis, 16.8, MOVEANIMATIONSPEED*21.03 )">
            <text:p>Turn2( rwing51, z_axis, 16.8, MOVEANIMATIONSPEED*21.03 )</text:p>
          </table:table-cell>
          <table:table-cell table:number-columns-repeated="6"/>
        </table:table-row>
        <table:table-row table:style-name="ro1">
          <table:table-cell table:formula="of:=IF(RIGHT([' ;'.A108];4)=&quot;turn&quot;;&quot;Turn2&quot;;IF(RIGHT([' ;'.A108];4)=&quot;move&quot;;&quot;Move&quot;;[' ;'.A108]))" office:value-type="string" office:string-value="Turn2">
            <text:p>Turn2</text:p>
          </table:table-cell>
          <table:table-cell table:formula="of:=[' ;'.B108]" office:value-type="string" office:string-value="rwing51">
            <text:p>rwing51</text:p>
          </table:table-cell>
          <table:table-cell table:formula="of:=LEFT([' ;'.D108];1)&amp;&quot;_&quot;&amp;RIGHT([' ;'.D108];4)" office:value-type="string" office:string-value="y_axis">
            <text:p>y_axis</text:p>
          </table:table-cell>
          <table:table-cell table:formula="of:=ROUND(VALUE(MID([' ;'.E108];2;LEN([' ;'.E108])-2));1)" office:value-type="float" office:value="17.4">
            <text:p>17.4</text:p>
          </table:table-cell>
          <table:table-cell table:formula="of:=VALUE(MID([' ;'.G108];2;LEN([' ;'.G108])-2))" office:value-type="float" office:value="14.319065">
            <text:p>14.319065</text:p>
          </table:table-cell>
          <table:table-cell table:formula="of:=ROUND([.E108]/[.$J$1];2)" office:value-type="float" office:value="14.32">
            <text:p>14.32</text:p>
          </table:table-cell>
          <table:table-cell/>
          <table:table-cell table:formula="of:=IF(RIGHT([.A108];5)=&quot;sleep&quot;;&quot;Sleep(&quot;&amp;[.$L$1]&amp;&quot;*&quot;&amp;ROUND(VALUE([.B108]);2)/[.$M$1]&amp;&quot;)&quot;;[.A108]&amp;&quot;( &quot;&amp;[.B108]&amp;&quot;, &quot;&amp;[.C108]&amp;&quot;, &quot;&amp;[.D108]&amp;&quot;, &quot;&amp;[.$I$1]&amp;&quot;*&quot;&amp;[.F108]&amp;&quot; )&quot;)" office:value-type="string" office:string-value="Turn2( rwing51, y_axis, 17.4, MOVEANIMATIONSPEED*14.32 )">
            <text:p>Turn2( rwing51, y_axis, 17.4, MOVEANIMATIONSPEED*14.32 )</text:p>
          </table:table-cell>
          <table:table-cell table:number-columns-repeated="6"/>
        </table:table-row>
        <table:table-row table:style-name="ro1">
          <table:table-cell table:formula="of:=IF(RIGHT([' ;'.A109];4)=&quot;turn&quot;;&quot;Turn2&quot;;IF(RIGHT([' ;'.A109];4)=&quot;move&quot;;&quot;Move&quot;;[' ;'.A109]))" office:value-type="string" office:string-value="Turn2">
            <text:p>Turn2</text:p>
          </table:table-cell>
          <table:table-cell table:formula="of:=[' ;'.B109]" office:value-type="string" office:string-value="rwing52">
            <text:p>rwing52</text:p>
          </table:table-cell>
          <table:table-cell table:formula="of:=LEFT([' ;'.D109];1)&amp;&quot;_&quot;&amp;RIGHT([' ;'.D109];4)" office:value-type="string" office:string-value="x_axis">
            <text:p>x_axis</text:p>
          </table:table-cell>
          <table:table-cell table:formula="of:=ROUND(VALUE(MID([' ;'.E109];2;LEN([' ;'.E109])-2));1)" office:value-type="float" office:value="-42.5">
            <text:p>-42.5</text:p>
          </table:table-cell>
          <table:table-cell table:formula="of:=VALUE(MID([' ;'.G109];2;LEN([' ;'.G109])-2))" office:value-type="float" office:value="1.463527">
            <text:p>1.463527</text:p>
          </table:table-cell>
          <table:table-cell table:formula="of:=ROUND([.E109]/[.$J$1];2)" office:value-type="float" office:value="1.46">
            <text:p>1.46</text:p>
          </table:table-cell>
          <table:table-cell/>
          <table:table-cell table:formula="of:=IF(RIGHT([.A109];5)=&quot;sleep&quot;;&quot;Sleep(&quot;&amp;[.$L$1]&amp;&quot;*&quot;&amp;ROUND(VALUE([.B109]);2)/[.$M$1]&amp;&quot;)&quot;;[.A109]&amp;&quot;( &quot;&amp;[.B109]&amp;&quot;, &quot;&amp;[.C109]&amp;&quot;, &quot;&amp;[.D109]&amp;&quot;, &quot;&amp;[.$I$1]&amp;&quot;*&quot;&amp;[.F109]&amp;&quot; )&quot;)" office:value-type="string" office:string-value="Turn2( rwing52, x_axis, -42.5, MOVEANIMATIONSPEED*1.46 )">
            <text:p>Turn2( rwing52, x_axis, -42.5, MOVEANIMATIONSPEED*1.46 )</text:p>
          </table:table-cell>
          <table:table-cell table:number-columns-repeated="6"/>
        </table:table-row>
        <table:table-row table:style-name="ro1">
          <table:table-cell table:formula="of:=IF(RIGHT([' ;'.A110];4)=&quot;turn&quot;;&quot;Turn2&quot;;IF(RIGHT([' ;'.A110];4)=&quot;move&quot;;&quot;Move&quot;;[' ;'.A110]))" office:value-type="string" office:string-value="Turn2">
            <text:p>Turn2</text:p>
          </table:table-cell>
          <table:table-cell table:formula="of:=[' ;'.B110]" office:value-type="string" office:string-value="rwing52">
            <text:p>rwing52</text:p>
          </table:table-cell>
          <table:table-cell table:formula="of:=LEFT([' ;'.D110];1)&amp;&quot;_&quot;&amp;RIGHT([' ;'.D110];4)" office:value-type="string" office:string-value="z_axis">
            <text:p>z_axis</text:p>
          </table:table-cell>
          <table:table-cell table:formula="of:=ROUND(VALUE(MID([' ;'.E110];2;LEN([' ;'.E110])-2));1)" office:value-type="float" office:value="13.8">
            <text:p>13.8</text:p>
          </table:table-cell>
          <table:table-cell table:formula="of:=VALUE(MID([' ;'.G110];2;LEN([' ;'.G110])-2))" office:value-type="float" office:value="13.20015">
            <text:p>13.20015</text:p>
          </table:table-cell>
          <table:table-cell table:formula="of:=ROUND([.E110]/[.$J$1];2)" office:value-type="float" office:value="13.2">
            <text:p>13.2</text:p>
          </table:table-cell>
          <table:table-cell/>
          <table:table-cell table:formula="of:=IF(RIGHT([.A110];5)=&quot;sleep&quot;;&quot;Sleep(&quot;&amp;[.$L$1]&amp;&quot;*&quot;&amp;ROUND(VALUE([.B110]);2)/[.$M$1]&amp;&quot;)&quot;;[.A110]&amp;&quot;( &quot;&amp;[.B110]&amp;&quot;, &quot;&amp;[.C110]&amp;&quot;, &quot;&amp;[.D110]&amp;&quot;, &quot;&amp;[.$I$1]&amp;&quot;*&quot;&amp;[.F110]&amp;&quot; )&quot;)" office:value-type="string" office:string-value="Turn2( rwing52, z_axis, 13.8, MOVEANIMATIONSPEED*13.2 )">
            <text:p>Turn2( rwing52, z_axis, 13.8, MOVEANIMATIONSPEED*13.2 )</text:p>
          </table:table-cell>
          <table:table-cell table:number-columns-repeated="6"/>
        </table:table-row>
        <table:table-row table:style-name="ro1">
          <table:table-cell table:formula="of:=IF(RIGHT([' ;'.A111];4)=&quot;turn&quot;;&quot;Turn2&quot;;IF(RIGHT([' ;'.A111];4)=&quot;move&quot;;&quot;Move&quot;;[' ;'.A111]))" office:value-type="string" office:string-value="Turn2">
            <text:p>Turn2</text:p>
          </table:table-cell>
          <table:table-cell table:formula="of:=[' ;'.B111]" office:value-type="string" office:string-value="rwing52">
            <text:p>rwing52</text:p>
          </table:table-cell>
          <table:table-cell table:formula="of:=LEFT([' ;'.D111];1)&amp;&quot;_&quot;&amp;RIGHT([' ;'.D111];4)" office:value-type="string" office:string-value="y_axis">
            <text:p>y_axis</text:p>
          </table:table-cell>
          <table:table-cell table:formula="of:=ROUND(VALUE(MID([' ;'.E111];2;LEN([' ;'.E111])-2));1)" office:value-type="float" office:value="10">
            <text:p>10</text:p>
          </table:table-cell>
          <table:table-cell table:formula="of:=VALUE(MID([' ;'.G111];2;LEN([' ;'.G111])-2))" office:value-type="float" office:value="12.801804">
            <text:p>12.801804</text:p>
          </table:table-cell>
          <table:table-cell table:formula="of:=ROUND([.E111]/[.$J$1];2)" office:value-type="float" office:value="12.8">
            <text:p>12.8</text:p>
          </table:table-cell>
          <table:table-cell/>
          <table:table-cell table:formula="of:=IF(RIGHT([.A111];5)=&quot;sleep&quot;;&quot;Sleep(&quot;&amp;[.$L$1]&amp;&quot;*&quot;&amp;ROUND(VALUE([.B111]);2)/[.$M$1]&amp;&quot;)&quot;;[.A111]&amp;&quot;( &quot;&amp;[.B111]&amp;&quot;, &quot;&amp;[.C111]&amp;&quot;, &quot;&amp;[.D111]&amp;&quot;, &quot;&amp;[.$I$1]&amp;&quot;*&quot;&amp;[.F111]&amp;&quot; )&quot;)" office:value-type="string" office:string-value="Turn2( rwing52, y_axis, 10, MOVEANIMATIONSPEED*12.8 )">
            <text:p>Turn2( rwing52, y_axis, 10, MOVEANIMATIONSPEED*12.8 )</text:p>
          </table:table-cell>
          <table:table-cell table:number-columns-repeated="6"/>
        </table:table-row>
        <table:table-row table:style-name="ro1">
          <table:table-cell table:formula="of:=IF(RIGHT([' ;'.A112];4)=&quot;turn&quot;;&quot;Turn2&quot;;IF(RIGHT([' ;'.A112];4)=&quot;move&quot;;&quot;Move&quot;;[' ;'.A112]))" office:value-type="string" office:string-value="Turn2">
            <text:p>Turn2</text:p>
          </table:table-cell>
          <table:table-cell table:formula="of:=[' ;'.B112]" office:value-type="string" office:string-value="rwing53">
            <text:p>rwing53</text:p>
          </table:table-cell>
          <table:table-cell table:formula="of:=LEFT([' ;'.D112];1)&amp;&quot;_&quot;&amp;RIGHT([' ;'.D112];4)" office:value-type="string" office:string-value="x_axis">
            <text:p>x_axis</text:p>
          </table:table-cell>
          <table:table-cell table:formula="of:=ROUND(VALUE(MID([' ;'.E112];2;LEN([' ;'.E112])-2));1)" office:value-type="float" office:value="-19.9">
            <text:p>-19.9</text:p>
          </table:table-cell>
          <table:table-cell table:formula="of:=VALUE(MID([' ;'.G112];2;LEN([' ;'.G112])-2))" office:value-type="float" office:value="0.373004">
            <text:p>0.373004</text:p>
          </table:table-cell>
          <table:table-cell table:formula="of:=ROUND([.E112]/[.$J$1];2)" office:value-type="float" office:value="0.37">
            <text:p>0.37</text:p>
          </table:table-cell>
          <table:table-cell/>
          <table:table-cell table:formula="of:=IF(RIGHT([.A112];5)=&quot;sleep&quot;;&quot;Sleep(&quot;&amp;[.$L$1]&amp;&quot;*&quot;&amp;ROUND(VALUE([.B112]);2)/[.$M$1]&amp;&quot;)&quot;;[.A112]&amp;&quot;( &quot;&amp;[.B112]&amp;&quot;, &quot;&amp;[.C112]&amp;&quot;, &quot;&amp;[.D112]&amp;&quot;, &quot;&amp;[.$I$1]&amp;&quot;*&quot;&amp;[.F112]&amp;&quot; )&quot;)" office:value-type="string" office:string-value="Turn2( rwing53, x_axis, -19.9, MOVEANIMATIONSPEED*0.37 )">
            <text:p>Turn2( rwing53, x_axis, -19.9, MOVEANIMATIONSPEED*0.37 )</text:p>
          </table:table-cell>
          <table:table-cell table:number-columns-repeated="6"/>
        </table:table-row>
        <table:table-row table:style-name="ro1">
          <table:table-cell table:formula="of:=IF(RIGHT([' ;'.A113];4)=&quot;turn&quot;;&quot;Turn2&quot;;IF(RIGHT([' ;'.A113];4)=&quot;move&quot;;&quot;Move&quot;;[' ;'.A113]))" office:value-type="string" office:string-value="Turn2">
            <text:p>Turn2</text:p>
          </table:table-cell>
          <table:table-cell table:formula="of:=[' ;'.B113]" office:value-type="string" office:string-value="rwing53">
            <text:p>rwing53</text:p>
          </table:table-cell>
          <table:table-cell table:formula="of:=LEFT([' ;'.D113];1)&amp;&quot;_&quot;&amp;RIGHT([' ;'.D113];4)" office:value-type="string" office:string-value="z_axis">
            <text:p>z_axis</text:p>
          </table:table-cell>
          <table:table-cell table:formula="of:=ROUND(VALUE(MID([' ;'.E113];2;LEN([' ;'.E113])-2));1)" office:value-type="float" office:value="7.6">
            <text:p>7.6</text:p>
          </table:table-cell>
          <table:table-cell table:formula="of:=VALUE(MID([' ;'.G113];2;LEN([' ;'.G113])-2))" office:value-type="float" office:value="5.180112">
            <text:p>5.180112</text:p>
          </table:table-cell>
          <table:table-cell table:formula="of:=ROUND([.E113]/[.$J$1];2)" office:value-type="float" office:value="5.18">
            <text:p>5.18</text:p>
          </table:table-cell>
          <table:table-cell/>
          <table:table-cell table:formula="of:=IF(RIGHT([.A113];5)=&quot;sleep&quot;;&quot;Sleep(&quot;&amp;[.$L$1]&amp;&quot;*&quot;&amp;ROUND(VALUE([.B113]);2)/[.$M$1]&amp;&quot;)&quot;;[.A113]&amp;&quot;( &quot;&amp;[.B113]&amp;&quot;, &quot;&amp;[.C113]&amp;&quot;, &quot;&amp;[.D113]&amp;&quot;, &quot;&amp;[.$I$1]&amp;&quot;*&quot;&amp;[.F113]&amp;&quot; )&quot;)" office:value-type="string" office:string-value="Turn2( rwing53, z_axis, 7.6, MOVEANIMATIONSPEED*5.18 )">
            <text:p>Turn2( rwing53, z_axis, 7.6, MOVEANIMATIONSPEED*5.18 )</text:p>
          </table:table-cell>
          <table:table-cell table:number-columns-repeated="6"/>
        </table:table-row>
        <table:table-row table:style-name="ro1">
          <table:table-cell table:formula="of:=IF(RIGHT([' ;'.A114];4)=&quot;turn&quot;;&quot;Turn2&quot;;IF(RIGHT([' ;'.A114];4)=&quot;move&quot;;&quot;Move&quot;;[' ;'.A114]))" office:value-type="string" office:string-value="Turn2">
            <text:p>Turn2</text:p>
          </table:table-cell>
          <table:table-cell table:formula="of:=[' ;'.B114]" office:value-type="string" office:string-value="rwing53">
            <text:p>rwing53</text:p>
          </table:table-cell>
          <table:table-cell table:formula="of:=LEFT([' ;'.D114];1)&amp;&quot;_&quot;&amp;RIGHT([' ;'.D114];4)" office:value-type="string" office:string-value="y_axis">
            <text:p>y_axis</text:p>
          </table:table-cell>
          <table:table-cell table:formula="of:=ROUND(VALUE(MID([' ;'.E114];2;LEN([' ;'.E114])-2));1)" office:value-type="float" office:value="3.5">
            <text:p>3.5</text:p>
          </table:table-cell>
          <table:table-cell table:formula="of:=VALUE(MID([' ;'.G114];2;LEN([' ;'.G114])-2))" office:value-type="float" office:value="7.46051">
            <text:p>7.46051</text:p>
          </table:table-cell>
          <table:table-cell table:formula="of:=ROUND([.E114]/[.$J$1];2)" office:value-type="float" office:value="7.46">
            <text:p>7.46</text:p>
          </table:table-cell>
          <table:table-cell/>
          <table:table-cell table:formula="of:=IF(RIGHT([.A114];5)=&quot;sleep&quot;;&quot;Sleep(&quot;&amp;[.$L$1]&amp;&quot;*&quot;&amp;ROUND(VALUE([.B114]);2)/[.$M$1]&amp;&quot;)&quot;;[.A114]&amp;&quot;( &quot;&amp;[.B114]&amp;&quot;, &quot;&amp;[.C114]&amp;&quot;, &quot;&amp;[.D114]&amp;&quot;, &quot;&amp;[.$I$1]&amp;&quot;*&quot;&amp;[.F114]&amp;&quot; )&quot;)" office:value-type="string" office:string-value="Turn2( rwing53, y_axis, 3.5, MOVEANIMATIONSPEED*7.46 )">
            <text:p>Turn2( rwing53, y_axis, 3.5, MOVEANIMATIONSPEED*7.46 )</text:p>
          </table:table-cell>
          <table:table-cell table:number-columns-repeated="6"/>
        </table:table-row>
        <table:table-row table:style-name="ro1">
          <table:table-cell table:formula="of:=IF(RIGHT([' ;'.A115];4)=&quot;turn&quot;;&quot;Turn2&quot;;IF(RIGHT([' ;'.A115];4)=&quot;move&quot;;&quot;Move&quot;;[' ;'.A115]))" office:value-type="string" office:string-value="Turn2">
            <text:p>Turn2</text:p>
          </table:table-cell>
          <table:table-cell table:formula="of:=[' ;'.B115]" office:value-type="string" office:string-value="tail1">
            <text:p>tail1</text:p>
          </table:table-cell>
          <table:table-cell table:formula="of:=LEFT([' ;'.D115];1)&amp;&quot;_&quot;&amp;RIGHT([' ;'.D115];4)" office:value-type="string" office:string-value="x_axis">
            <text:p>x_axis</text:p>
          </table:table-cell>
          <table:table-cell table:formula="of:=ROUND(VALUE(MID([' ;'.E115];2;LEN([' ;'.E115])-2));1)" office:value-type="float" office:value="-56.1">
            <text:p>-56.1</text:p>
          </table:table-cell>
          <table:table-cell table:formula="of:=VALUE(MID([' ;'.G115];2;LEN([' ;'.G115])-2))" office:value-type="float" office:value="2.013795">
            <text:p>2.013795</text:p>
          </table:table-cell>
          <table:table-cell table:formula="of:=ROUND([.E115]/[.$J$1];2)" office:value-type="float" office:value="2.01">
            <text:p>2.01</text:p>
          </table:table-cell>
          <table:table-cell/>
          <table:table-cell table:formula="of:=IF(RIGHT([.A115];5)=&quot;sleep&quot;;&quot;Sleep(&quot;&amp;[.$L$1]&amp;&quot;*&quot;&amp;ROUND(VALUE([.B115]);2)/[.$M$1]&amp;&quot;)&quot;;[.A115]&amp;&quot;( &quot;&amp;[.B115]&amp;&quot;, &quot;&amp;[.C115]&amp;&quot;, &quot;&amp;[.D115]&amp;&quot;, &quot;&amp;[.$I$1]&amp;&quot;*&quot;&amp;[.F115]&amp;&quot; )&quot;)" office:value-type="string" office:string-value="Turn2( tail1, x_axis, -56.1, MOVEANIMATIONSPEED*2.01 )">
            <text:p>Turn2( tail1, x_axis, -56.1, MOVEANIMATIONSPEED*2.01 )</text:p>
          </table:table-cell>
          <table:table-cell table:number-columns-repeated="6"/>
        </table:table-row>
        <table:table-row table:style-name="ro1">
          <table:table-cell table:formula="of:=IF(RIGHT([' ;'.A116];4)=&quot;turn&quot;;&quot;Turn2&quot;;IF(RIGHT([' ;'.A116];4)=&quot;move&quot;;&quot;Move&quot;;[' ;'.A116]))" office:value-type="string" office:string-value="Turn2">
            <text:p>Turn2</text:p>
          </table:table-cell>
          <table:table-cell table:formula="of:=[' ;'.B116]" office:value-type="string" office:string-value="tail1">
            <text:p>tail1</text:p>
          </table:table-cell>
          <table:table-cell table:formula="of:=LEFT([' ;'.D116];1)&amp;&quot;_&quot;&amp;RIGHT([' ;'.D116];4)" office:value-type="string" office:string-value="z_axis">
            <text:p>z_axis</text:p>
          </table:table-cell>
          <table:table-cell table:formula="of:=ROUND(VALUE(MID([' ;'.E116];2;LEN([' ;'.E116])-2));1)" office:value-type="float" office:value="-5.5">
            <text:p>-5.5</text:p>
          </table:table-cell>
          <table:table-cell table:formula="of:=VALUE(MID([' ;'.G116];2;LEN([' ;'.G116])-2))" office:value-type="float" office:value="0.198774">
            <text:p>0.198774</text:p>
          </table:table-cell>
          <table:table-cell table:formula="of:=ROUND([.E116]/[.$J$1];2)" office:value-type="float" office:value="0.2">
            <text:p>0.2</text:p>
          </table:table-cell>
          <table:table-cell/>
          <table:table-cell table:formula="of:=IF(RIGHT([.A116];5)=&quot;sleep&quot;;&quot;Sleep(&quot;&amp;[.$L$1]&amp;&quot;*&quot;&amp;ROUND(VALUE([.B116]);2)/[.$M$1]&amp;&quot;)&quot;;[.A116]&amp;&quot;( &quot;&amp;[.B116]&amp;&quot;, &quot;&amp;[.C116]&amp;&quot;, &quot;&amp;[.D116]&amp;&quot;, &quot;&amp;[.$I$1]&amp;&quot;*&quot;&amp;[.F116]&amp;&quot; )&quot;)" office:value-type="string" office:string-value="Turn2( tail1, z_axis, -5.5, MOVEANIMATIONSPEED*0.2 )">
            <text:p>Turn2( tail1, z_axis, -5.5, MOVEANIMATIONSPEED*0.2 )</text:p>
          </table:table-cell>
          <table:table-cell table:number-columns-repeated="6"/>
        </table:table-row>
        <table:table-row table:style-name="ro1">
          <table:table-cell table:formula="of:=IF(RIGHT([' ;'.A117];4)=&quot;turn&quot;;&quot;Turn2&quot;;IF(RIGHT([' ;'.A117];4)=&quot;move&quot;;&quot;Move&quot;;[' ;'.A117]))" office:value-type="string" office:string-value="Turn2">
            <text:p>Turn2</text:p>
          </table:table-cell>
          <table:table-cell table:formula="of:=[' ;'.B117]" office:value-type="string" office:string-value="tail1">
            <text:p>tail1</text:p>
          </table:table-cell>
          <table:table-cell table:formula="of:=LEFT([' ;'.D117];1)&amp;&quot;_&quot;&amp;RIGHT([' ;'.D117];4)" office:value-type="string" office:string-value="y_axis">
            <text:p>y_axis</text:p>
          </table:table-cell>
          <table:table-cell table:formula="of:=ROUND(VALUE(MID([' ;'.E117];2;LEN([' ;'.E117])-2));1)" office:value-type="float" office:value="14.2">
            <text:p>14.2</text:p>
          </table:table-cell>
          <table:table-cell table:formula="of:=VALUE(MID([' ;'.G117];2;LEN([' ;'.G117])-2))" office:value-type="float" office:value="30.143953">
            <text:p>30.143953</text:p>
          </table:table-cell>
          <table:table-cell table:formula="of:=ROUND([.E117]/[.$J$1];2)" office:value-type="float" office:value="30.14">
            <text:p>30.14</text:p>
          </table:table-cell>
          <table:table-cell/>
          <table:table-cell table:formula="of:=IF(RIGHT([.A117];5)=&quot;sleep&quot;;&quot;Sleep(&quot;&amp;[.$L$1]&amp;&quot;*&quot;&amp;ROUND(VALUE([.B117]);2)/[.$M$1]&amp;&quot;)&quot;;[.A117]&amp;&quot;( &quot;&amp;[.B117]&amp;&quot;, &quot;&amp;[.C117]&amp;&quot;, &quot;&amp;[.D117]&amp;&quot;, &quot;&amp;[.$I$1]&amp;&quot;*&quot;&amp;[.F117]&amp;&quot; )&quot;)" office:value-type="string" office:string-value="Turn2( tail1, y_axis, 14.2, MOVEANIMATIONSPEED*30.14 )">
            <text:p>Turn2( tail1, y_axis, 14.2, MOVEANIMATIONSPEED*30.14 )</text:p>
          </table:table-cell>
          <table:table-cell table:number-columns-repeated="6"/>
        </table:table-row>
        <table:table-row table:style-name="ro1">
          <table:table-cell table:formula="of:=IF(RIGHT([' ;'.A118];4)=&quot;turn&quot;;&quot;Turn2&quot;;IF(RIGHT([' ;'.A118];4)=&quot;move&quot;;&quot;Move&quot;;[' ;'.A118]))" office:value-type="string" office:string-value="Turn2">
            <text:p>Turn2</text:p>
          </table:table-cell>
          <table:table-cell table:formula="of:=[' ;'.B118]" office:value-type="string" office:string-value="tail2">
            <text:p>tail2</text:p>
          </table:table-cell>
          <table:table-cell table:formula="of:=LEFT([' ;'.D118];1)&amp;&quot;_&quot;&amp;RIGHT([' ;'.D118];4)" office:value-type="string" office:string-value="x_axis">
            <text:p>x_axis</text:p>
          </table:table-cell>
          <table:table-cell table:formula="of:=ROUND(VALUE(MID([' ;'.E118];2;LEN([' ;'.E118])-2));1)" office:value-type="float" office:value="7.8">
            <text:p>7.8</text:p>
          </table:table-cell>
          <table:table-cell table:formula="of:=VALUE(MID([' ;'.G118];2;LEN([' ;'.G118])-2))" office:value-type="float" office:value="0.440174">
            <text:p>0.440174</text:p>
          </table:table-cell>
          <table:table-cell table:formula="of:=ROUND([.E118]/[.$J$1];2)" office:value-type="float" office:value="0.44">
            <text:p>0.44</text:p>
          </table:table-cell>
          <table:table-cell/>
          <table:table-cell table:formula="of:=IF(RIGHT([.A118];5)=&quot;sleep&quot;;&quot;Sleep(&quot;&amp;[.$L$1]&amp;&quot;*&quot;&amp;ROUND(VALUE([.B118]);2)/[.$M$1]&amp;&quot;)&quot;;[.A118]&amp;&quot;( &quot;&amp;[.B118]&amp;&quot;, &quot;&amp;[.C118]&amp;&quot;, &quot;&amp;[.D118]&amp;&quot;, &quot;&amp;[.$I$1]&amp;&quot;*&quot;&amp;[.F118]&amp;&quot; )&quot;)" office:value-type="string" office:string-value="Turn2( tail2, x_axis, 7.8, MOVEANIMATIONSPEED*0.44 )">
            <text:p>Turn2( tail2, x_axis, 7.8, MOVEANIMATIONSPEED*0.44 )</text:p>
          </table:table-cell>
          <table:table-cell table:number-columns-repeated="6"/>
        </table:table-row>
        <table:table-row table:style-name="ro1">
          <table:table-cell table:formula="of:=IF(RIGHT([' ;'.A119];4)=&quot;turn&quot;;&quot;Turn2&quot;;IF(RIGHT([' ;'.A119];4)=&quot;move&quot;;&quot;Move&quot;;[' ;'.A119]))" office:value-type="string" office:string-value="Turn2">
            <text:p>Turn2</text:p>
          </table:table-cell>
          <table:table-cell table:formula="of:=[' ;'.B119]" office:value-type="string" office:string-value="tail2">
            <text:p>tail2</text:p>
          </table:table-cell>
          <table:table-cell table:formula="of:=LEFT([' ;'.D119];1)&amp;&quot;_&quot;&amp;RIGHT([' ;'.D119];4)" office:value-type="string" office:string-value="z_axis">
            <text:p>z_axis</text:p>
          </table:table-cell>
          <table:table-cell table:formula="of:=ROUND(VALUE(MID([' ;'.E119];2;LEN([' ;'.E119])-2));1)" office:value-type="float" office:value="-2">
            <text:p>-2</text:p>
          </table:table-cell>
          <table:table-cell table:formula="of:=VALUE(MID([' ;'.G119];2;LEN([' ;'.G119])-2))" office:value-type="float" office:value="4.171969">
            <text:p>4.171969</text:p>
          </table:table-cell>
          <table:table-cell table:formula="of:=ROUND([.E119]/[.$J$1];2)" office:value-type="float" office:value="4.17">
            <text:p>4.17</text:p>
          </table:table-cell>
          <table:table-cell/>
          <table:table-cell table:formula="of:=IF(RIGHT([.A119];5)=&quot;sleep&quot;;&quot;Sleep(&quot;&amp;[.$L$1]&amp;&quot;*&quot;&amp;ROUND(VALUE([.B119]);2)/[.$M$1]&amp;&quot;)&quot;;[.A119]&amp;&quot;( &quot;&amp;[.B119]&amp;&quot;, &quot;&amp;[.C119]&amp;&quot;, &quot;&amp;[.D119]&amp;&quot;, &quot;&amp;[.$I$1]&amp;&quot;*&quot;&amp;[.F119]&amp;&quot; )&quot;)" office:value-type="string" office:string-value="Turn2( tail2, z_axis, -2, MOVEANIMATIONSPEED*4.17 )">
            <text:p>Turn2( tail2, z_axis, -2, MOVEANIMATIONSPEED*4.17 )</text:p>
          </table:table-cell>
          <table:table-cell table:number-columns-repeated="6"/>
        </table:table-row>
        <table:table-row table:style-name="ro1">
          <table:table-cell table:formula="of:=IF(RIGHT([' ;'.A120];4)=&quot;turn&quot;;&quot;Turn2&quot;;IF(RIGHT([' ;'.A120];4)=&quot;move&quot;;&quot;Move&quot;;[' ;'.A120]))" office:value-type="string" office:string-value="Turn2">
            <text:p>Turn2</text:p>
          </table:table-cell>
          <table:table-cell table:formula="of:=[' ;'.B120]" office:value-type="string" office:string-value="tail2">
            <text:p>tail2</text:p>
          </table:table-cell>
          <table:table-cell table:formula="of:=LEFT([' ;'.D120];1)&amp;&quot;_&quot;&amp;RIGHT([' ;'.D120];4)" office:value-type="string" office:string-value="y_axis">
            <text:p>y_axis</text:p>
          </table:table-cell>
          <table:table-cell table:formula="of:=ROUND(VALUE(MID([' ;'.E120];2;LEN([' ;'.E120])-2));1)" office:value-type="float" office:value="-0.6">
            <text:p>-0.6</text:p>
          </table:table-cell>
          <table:table-cell table:formula="of:=VALUE(MID([' ;'.G120];2;LEN([' ;'.G120])-2))" office:value-type="float" office:value="0.256773">
            <text:p>0.256773</text:p>
          </table:table-cell>
          <table:table-cell table:formula="of:=ROUND([.E120]/[.$J$1];2)" office:value-type="float" office:value="0.26">
            <text:p>0.26</text:p>
          </table:table-cell>
          <table:table-cell/>
          <table:table-cell table:formula="of:=IF(RIGHT([.A120];5)=&quot;sleep&quot;;&quot;Sleep(&quot;&amp;[.$L$1]&amp;&quot;*&quot;&amp;ROUND(VALUE([.B120]);2)/[.$M$1]&amp;&quot;)&quot;;[.A120]&amp;&quot;( &quot;&amp;[.B120]&amp;&quot;, &quot;&amp;[.C120]&amp;&quot;, &quot;&amp;[.D120]&amp;&quot;, &quot;&amp;[.$I$1]&amp;&quot;*&quot;&amp;[.F120]&amp;&quot; )&quot;)" office:value-type="string" office:string-value="Turn2( tail2, y_axis, -0.6, MOVEANIMATIONSPEED*0.26 )">
            <text:p>Turn2( tail2, y_axis, -0.6, MOVEANIMATIONSPEED*0.26 )</text:p>
          </table:table-cell>
          <table:table-cell table:number-columns-repeated="6"/>
        </table:table-row>
        <table:table-row table:style-name="ro1">
          <table:table-cell table:formula="of:=IF(RIGHT([' ;'.A121];4)=&quot;turn&quot;;&quot;Turn2&quot;;IF(RIGHT([' ;'.A121];4)=&quot;move&quot;;&quot;Move&quot;;[' ;'.A121]))" office:value-type="string" office:string-value="Turn2">
            <text:p>Turn2</text:p>
          </table:table-cell>
          <table:table-cell table:formula="of:=[' ;'.B121]" office:value-type="string" office:string-value="tail4">
            <text:p>tail4</text:p>
          </table:table-cell>
          <table:table-cell table:formula="of:=LEFT([' ;'.D121];1)&amp;&quot;_&quot;&amp;RIGHT([' ;'.D121];4)" office:value-type="string" office:string-value="x_axis">
            <text:p>x_axis</text:p>
          </table:table-cell>
          <table:table-cell table:formula="of:=ROUND(VALUE(MID([' ;'.E121];2;LEN([' ;'.E121])-2));1)" office:value-type="float" office:value="6.7">
            <text:p>6.7</text:p>
          </table:table-cell>
          <table:table-cell table:formula="of:=VALUE(MID([' ;'.G121];2;LEN([' ;'.G121])-2))" office:value-type="float" office:value="0.376316">
            <text:p>0.376316</text:p>
          </table:table-cell>
          <table:table-cell table:formula="of:=ROUND([.E121]/[.$J$1];2)" office:value-type="float" office:value="0.38">
            <text:p>0.38</text:p>
          </table:table-cell>
          <table:table-cell/>
          <table:table-cell table:formula="of:=IF(RIGHT([.A121];5)=&quot;sleep&quot;;&quot;Sleep(&quot;&amp;[.$L$1]&amp;&quot;*&quot;&amp;ROUND(VALUE([.B121]);2)/[.$M$1]&amp;&quot;)&quot;;[.A121]&amp;&quot;( &quot;&amp;[.B121]&amp;&quot;, &quot;&amp;[.C121]&amp;&quot;, &quot;&amp;[.D121]&amp;&quot;, &quot;&amp;[.$I$1]&amp;&quot;*&quot;&amp;[.F121]&amp;&quot; )&quot;)" office:value-type="string" office:string-value="Turn2( tail4, x_axis, 6.7, MOVEANIMATIONSPEED*0.38 )">
            <text:p>Turn2( tail4, x_axis, 6.7, MOVEANIMATIONSPEED*0.38 )</text:p>
          </table:table-cell>
          <table:table-cell table:number-columns-repeated="6"/>
        </table:table-row>
        <table:table-row table:style-name="ro1">
          <table:table-cell table:formula="of:=IF(RIGHT([' ;'.A122];4)=&quot;turn&quot;;&quot;Turn2&quot;;IF(RIGHT([' ;'.A122];4)=&quot;move&quot;;&quot;Move&quot;;[' ;'.A122]))" office:value-type="string" office:string-value="Turn2">
            <text:p>Turn2</text:p>
          </table:table-cell>
          <table:table-cell table:formula="of:=[' ;'.B122]" office:value-type="string" office:string-value="tail4">
            <text:p>tail4</text:p>
          </table:table-cell>
          <table:table-cell table:formula="of:=LEFT([' ;'.D122];1)&amp;&quot;_&quot;&amp;RIGHT([' ;'.D122];4)" office:value-type="string" office:string-value="z_axis">
            <text:p>z_axis</text:p>
          </table:table-cell>
          <table:table-cell table:formula="of:=ROUND(VALUE(MID([' ;'.E122];2;LEN([' ;'.E122])-2));1)" office:value-type="float" office:value="-1.7">
            <text:p>-1.7</text:p>
          </table:table-cell>
          <table:table-cell table:formula="of:=VALUE(MID([' ;'.G122];2;LEN([' ;'.G122])-2))" office:value-type="float" office:value="3.589951">
            <text:p>3.589951</text:p>
          </table:table-cell>
          <table:table-cell table:formula="of:=ROUND([.E122]/[.$J$1];2)" office:value-type="float" office:value="3.59">
            <text:p>3.59</text:p>
          </table:table-cell>
          <table:table-cell/>
          <table:table-cell table:formula="of:=IF(RIGHT([.A122];5)=&quot;sleep&quot;;&quot;Sleep(&quot;&amp;[.$L$1]&amp;&quot;*&quot;&amp;ROUND(VALUE([.B122]);2)/[.$M$1]&amp;&quot;)&quot;;[.A122]&amp;&quot;( &quot;&amp;[.B122]&amp;&quot;, &quot;&amp;[.C122]&amp;&quot;, &quot;&amp;[.D122]&amp;&quot;, &quot;&amp;[.$I$1]&amp;&quot;*&quot;&amp;[.F122]&amp;&quot; )&quot;)" office:value-type="string" office:string-value="Turn2( tail4, z_axis, -1.7, MOVEANIMATIONSPEED*3.59 )">
            <text:p>Turn2( tail4, z_axis, -1.7, MOVEANIMATIONSPEED*3.59 )</text:p>
          </table:table-cell>
          <table:table-cell table:number-columns-repeated="6"/>
        </table:table-row>
        <table:table-row table:style-name="ro1">
          <table:table-cell table:formula="of:=IF(RIGHT([' ;'.A123];4)=&quot;turn&quot;;&quot;Turn2&quot;;IF(RIGHT([' ;'.A123];4)=&quot;move&quot;;&quot;Move&quot;;[' ;'.A123]))" office:value-type="string" office:string-value="Turn2">
            <text:p>Turn2</text:p>
          </table:table-cell>
          <table:table-cell table:formula="of:=[' ;'.B123]" office:value-type="string" office:string-value="tail4">
            <text:p>tail4</text:p>
          </table:table-cell>
          <table:table-cell table:formula="of:=LEFT([' ;'.D123];1)&amp;&quot;_&quot;&amp;RIGHT([' ;'.D123];4)" office:value-type="string" office:string-value="y_axis">
            <text:p>y_axis</text:p>
          </table:table-cell>
          <table:table-cell table:formula="of:=ROUND(VALUE(MID([' ;'.E123];2;LEN([' ;'.E123])-2));1)" office:value-type="float" office:value="-0.6">
            <text:p>-0.6</text:p>
          </table:table-cell>
          <table:table-cell table:formula="of:=VALUE(MID([' ;'.G123];2;LEN([' ;'.G123])-2))" office:value-type="float" office:value="0.186584">
            <text:p>0.186584</text:p>
          </table:table-cell>
          <table:table-cell table:formula="of:=ROUND([.E123]/[.$J$1];2)" office:value-type="float" office:value="0.19">
            <text:p>0.19</text:p>
          </table:table-cell>
          <table:table-cell/>
          <table:table-cell table:formula="of:=IF(RIGHT([.A123];5)=&quot;sleep&quot;;&quot;Sleep(&quot;&amp;[.$L$1]&amp;&quot;*&quot;&amp;ROUND(VALUE([.B123]);2)/[.$M$1]&amp;&quot;)&quot;;[.A123]&amp;&quot;( &quot;&amp;[.B123]&amp;&quot;, &quot;&amp;[.C123]&amp;&quot;, &quot;&amp;[.D123]&amp;&quot;, &quot;&amp;[.$I$1]&amp;&quot;*&quot;&amp;[.F123]&amp;&quot; )&quot;)" office:value-type="string" office:string-value="Turn2( tail4, y_axis, -0.6, MOVEANIMATIONSPEED*0.19 )">
            <text:p>Turn2( tail4, y_axis, -0.6, MOVEANIMATIONSPEED*0.19 )</text:p>
          </table:table-cell>
          <table:table-cell table:number-columns-repeated="6"/>
        </table:table-row>
        <table:table-row table:style-name="ro1">
          <table:table-cell table:formula="of:=IF(RIGHT([' ;'.A124];4)=&quot;turn&quot;;&quot;Turn2&quot;;IF(RIGHT([' ;'.A124];4)=&quot;move&quot;;&quot;Move&quot;;[' ;'.A124]))" office:value-type="string" office:string-value="Turn2">
            <text:p>Turn2</text:p>
          </table:table-cell>
          <table:table-cell table:formula="of:=[' ;'.B124]" office:value-type="string" office:string-value="tail5">
            <text:p>tail5</text:p>
          </table:table-cell>
          <table:table-cell table:formula="of:=LEFT([' ;'.D124];1)&amp;&quot;_&quot;&amp;RIGHT([' ;'.D124];4)" office:value-type="string" office:string-value="x_axis">
            <text:p>x_axis</text:p>
          </table:table-cell>
          <table:table-cell table:formula="of:=ROUND(VALUE(MID([' ;'.E124];2;LEN([' ;'.E124])-2));1)" office:value-type="float" office:value="13.8">
            <text:p>13.8</text:p>
          </table:table-cell>
          <table:table-cell table:formula="of:=VALUE(MID([' ;'.G124];2;LEN([' ;'.G124])-2))" office:value-type="float" office:value="0.801776">
            <text:p>0.801776</text:p>
          </table:table-cell>
          <table:table-cell table:formula="of:=ROUND([.E124]/[.$J$1];2)" office:value-type="float" office:value="0.8">
            <text:p>0.8</text:p>
          </table:table-cell>
          <table:table-cell/>
          <table:table-cell table:formula="of:=IF(RIGHT([.A124];5)=&quot;sleep&quot;;&quot;Sleep(&quot;&amp;[.$L$1]&amp;&quot;*&quot;&amp;ROUND(VALUE([.B124]);2)/[.$M$1]&amp;&quot;)&quot;;[.A124]&amp;&quot;( &quot;&amp;[.B124]&amp;&quot;, &quot;&amp;[.C124]&amp;&quot;, &quot;&amp;[.D124]&amp;&quot;, &quot;&amp;[.$I$1]&amp;&quot;*&quot;&amp;[.F124]&amp;&quot; )&quot;)" office:value-type="string" office:string-value="Turn2( tail5, x_axis, 13.8, MOVEANIMATIONSPEED*0.8 )">
            <text:p>Turn2( tail5, x_axis, 13.8, MOVEANIMATIONSPEED*0.8 )</text:p>
          </table:table-cell>
          <table:table-cell table:number-columns-repeated="6"/>
        </table:table-row>
        <table:table-row table:style-name="ro1">
          <table:table-cell table:formula="of:=IF(RIGHT([' ;'.A125];4)=&quot;turn&quot;;&quot;Turn2&quot;;IF(RIGHT([' ;'.A125];4)=&quot;move&quot;;&quot;Move&quot;;[' ;'.A125]))" office:value-type="string" office:string-value="Turn2">
            <text:p>Turn2</text:p>
          </table:table-cell>
          <table:table-cell table:formula="of:=[' ;'.B125]" office:value-type="string" office:string-value="tail5">
            <text:p>tail5</text:p>
          </table:table-cell>
          <table:table-cell table:formula="of:=LEFT([' ;'.D125];1)&amp;&quot;_&quot;&amp;RIGHT([' ;'.D125];4)" office:value-type="string" office:string-value="z_axis">
            <text:p>z_axis</text:p>
          </table:table-cell>
          <table:table-cell table:formula="of:=ROUND(VALUE(MID([' ;'.E125];2;LEN([' ;'.E125])-2));1)" office:value-type="float" office:value="-3.6">
            <text:p>-3.6</text:p>
          </table:table-cell>
          <table:table-cell table:formula="of:=VALUE(MID([' ;'.G125];2;LEN([' ;'.G125])-2))" office:value-type="float" office:value="7.387693">
            <text:p>7.387693</text:p>
          </table:table-cell>
          <table:table-cell table:formula="of:=ROUND([.E125]/[.$J$1];2)" office:value-type="float" office:value="7.39">
            <text:p>7.39</text:p>
          </table:table-cell>
          <table:table-cell/>
          <table:table-cell table:formula="of:=IF(RIGHT([.A125];5)=&quot;sleep&quot;;&quot;Sleep(&quot;&amp;[.$L$1]&amp;&quot;*&quot;&amp;ROUND(VALUE([.B125]);2)/[.$M$1]&amp;&quot;)&quot;;[.A125]&amp;&quot;( &quot;&amp;[.B125]&amp;&quot;, &quot;&amp;[.C125]&amp;&quot;, &quot;&amp;[.D125]&amp;&quot;, &quot;&amp;[.$I$1]&amp;&quot;*&quot;&amp;[.F125]&amp;&quot; )&quot;)" office:value-type="string" office:string-value="Turn2( tail5, z_axis, -3.6, MOVEANIMATIONSPEED*7.39 )">
            <text:p>Turn2( tail5, z_axis, -3.6, MOVEANIMATIONSPEED*7.39 )</text:p>
          </table:table-cell>
          <table:table-cell table:number-columns-repeated="6"/>
        </table:table-row>
        <table:table-row table:style-name="ro1">
          <table:table-cell table:formula="of:=IF(RIGHT([' ;'.A126];4)=&quot;turn&quot;;&quot;Turn2&quot;;IF(RIGHT([' ;'.A126];4)=&quot;move&quot;;&quot;Move&quot;;[' ;'.A126]))" office:value-type="string" office:string-value="Turn2">
            <text:p>Turn2</text:p>
          </table:table-cell>
          <table:table-cell table:formula="of:=[' ;'.B126]" office:value-type="string" office:string-value="tail5">
            <text:p>tail5</text:p>
          </table:table-cell>
          <table:table-cell table:formula="of:=LEFT([' ;'.D126];1)&amp;&quot;_&quot;&amp;RIGHT([' ;'.D126];4)" office:value-type="string" office:string-value="y_axis">
            <text:p>y_axis</text:p>
          </table:table-cell>
          <table:table-cell table:formula="of:=ROUND(VALUE(MID([' ;'.E126];2;LEN([' ;'.E126])-2));1)" office:value-type="float" office:value="-0.9">
            <text:p>-0.9</text:p>
          </table:table-cell>
          <table:table-cell table:formula="of:=VALUE(MID([' ;'.G126];2;LEN([' ;'.G126])-2))" office:value-type="float" office:value="0.851327">
            <text:p>0.851327</text:p>
          </table:table-cell>
          <table:table-cell table:formula="of:=ROUND([.E126]/[.$J$1];2)" office:value-type="float" office:value="0.85">
            <text:p>0.85</text:p>
          </table:table-cell>
          <table:table-cell/>
          <table:table-cell table:formula="of:=IF(RIGHT([.A126];5)=&quot;sleep&quot;;&quot;Sleep(&quot;&amp;[.$L$1]&amp;&quot;*&quot;&amp;ROUND(VALUE([.B126]);2)/[.$M$1]&amp;&quot;)&quot;;[.A126]&amp;&quot;( &quot;&amp;[.B126]&amp;&quot;, &quot;&amp;[.C126]&amp;&quot;, &quot;&amp;[.D126]&amp;&quot;, &quot;&amp;[.$I$1]&amp;&quot;*&quot;&amp;[.F126]&amp;&quot; )&quot;)" office:value-type="string" office:string-value="Turn2( tail5, y_axis, -0.9, MOVEANIMATIONSPEED*0.85 )">
            <text:p>Turn2( tail5, y_axis, -0.9, MOVEANIMATIONSPEED*0.85 )</text:p>
          </table:table-cell>
          <table:table-cell table:number-columns-repeated="6"/>
        </table:table-row>
        <table:table-row table:style-name="ro1">
          <table:table-cell table:formula="of:=IF(RIGHT([' ;'.A127];4)=&quot;turn&quot;;&quot;Turn2&quot;;IF(RIGHT([' ;'.A127];4)=&quot;move&quot;;&quot;Move&quot;;[' ;'.A127]))" office:value-type="string" office:string-value="Turn2">
            <text:p>Turn2</text:p>
          </table:table-cell>
          <table:table-cell table:formula="of:=[' ;'.B127]" office:value-type="string" office:string-value="tail7">
            <text:p>tail7</text:p>
          </table:table-cell>
          <table:table-cell table:formula="of:=LEFT([' ;'.D127];1)&amp;&quot;_&quot;&amp;RIGHT([' ;'.D127];4)" office:value-type="string" office:string-value="x_axis">
            <text:p>x_axis</text:p>
          </table:table-cell>
          <table:table-cell table:formula="of:=ROUND(VALUE(MID([' ;'.E127];2;LEN([' ;'.E127])-2));1)" office:value-type="float" office:value="12.6">
            <text:p>12.6</text:p>
          </table:table-cell>
          <table:table-cell table:formula="of:=VALUE(MID([' ;'.G127];2;LEN([' ;'.G127])-2))" office:value-type="float" office:value="0.725842">
            <text:p>0.725842</text:p>
          </table:table-cell>
          <table:table-cell table:formula="of:=ROUND([.E127]/[.$J$1];2)" office:value-type="float" office:value="0.73">
            <text:p>0.73</text:p>
          </table:table-cell>
          <table:table-cell/>
          <table:table-cell table:formula="of:=IF(RIGHT([.A127];5)=&quot;sleep&quot;;&quot;Sleep(&quot;&amp;[.$L$1]&amp;&quot;*&quot;&amp;ROUND(VALUE([.B127]);2)/[.$M$1]&amp;&quot;)&quot;;[.A127]&amp;&quot;( &quot;&amp;[.B127]&amp;&quot;, &quot;&amp;[.C127]&amp;&quot;, &quot;&amp;[.D127]&amp;&quot;, &quot;&amp;[.$I$1]&amp;&quot;*&quot;&amp;[.F127]&amp;&quot; )&quot;)" office:value-type="string" office:string-value="Turn2( tail7, x_axis, 12.6, MOVEANIMATIONSPEED*0.73 )">
            <text:p>Turn2( tail7, x_axis, 12.6, MOVEANIMATIONSPEED*0.73 )</text:p>
          </table:table-cell>
          <table:table-cell table:number-columns-repeated="6"/>
        </table:table-row>
        <table:table-row table:style-name="ro1">
          <table:table-cell table:formula="of:=IF(RIGHT([' ;'.A128];4)=&quot;turn&quot;;&quot;Turn2&quot;;IF(RIGHT([' ;'.A128];4)=&quot;move&quot;;&quot;Move&quot;;[' ;'.A128]))" office:value-type="string" office:string-value="Turn2">
            <text:p>Turn2</text:p>
          </table:table-cell>
          <table:table-cell table:formula="of:=[' ;'.B128]" office:value-type="string" office:string-value="tail7">
            <text:p>tail7</text:p>
          </table:table-cell>
          <table:table-cell table:formula="of:=LEFT([' ;'.D128];1)&amp;&quot;_&quot;&amp;RIGHT([' ;'.D128];4)" office:value-type="string" office:string-value="z_axis">
            <text:p>z_axis</text:p>
          </table:table-cell>
          <table:table-cell table:formula="of:=ROUND(VALUE(MID([' ;'.E128];2;LEN([' ;'.E128])-2));1)" office:value-type="float" office:value="-3.3">
            <text:p>-3.3</text:p>
          </table:table-cell>
          <table:table-cell table:formula="of:=VALUE(MID([' ;'.G128];2;LEN([' ;'.G128])-2))" office:value-type="float" office:value="6.72008">
            <text:p>6.72008</text:p>
          </table:table-cell>
          <table:table-cell table:formula="of:=ROUND([.E128]/[.$J$1];2)" office:value-type="float" office:value="6.72">
            <text:p>6.72</text:p>
          </table:table-cell>
          <table:table-cell/>
          <table:table-cell table:formula="of:=IF(RIGHT([.A128];5)=&quot;sleep&quot;;&quot;Sleep(&quot;&amp;[.$L$1]&amp;&quot;*&quot;&amp;ROUND(VALUE([.B128]);2)/[.$M$1]&amp;&quot;)&quot;;[.A128]&amp;&quot;( &quot;&amp;[.B128]&amp;&quot;, &quot;&amp;[.C128]&amp;&quot;, &quot;&amp;[.D128]&amp;&quot;, &quot;&amp;[.$I$1]&amp;&quot;*&quot;&amp;[.F128]&amp;&quot; )&quot;)" office:value-type="string" office:string-value="Turn2( tail7, z_axis, -3.3, MOVEANIMATIONSPEED*6.72 )">
            <text:p>Turn2( tail7, z_axis, -3.3, MOVEANIMATIONSPEED*6.72 )</text:p>
          </table:table-cell>
          <table:table-cell table:number-columns-repeated="6"/>
        </table:table-row>
        <table:table-row table:style-name="ro1">
          <table:table-cell table:formula="of:=IF(RIGHT([' ;'.A129];4)=&quot;turn&quot;;&quot;Turn2&quot;;IF(RIGHT([' ;'.A129];4)=&quot;move&quot;;&quot;Move&quot;;[' ;'.A129]))" office:value-type="string" office:string-value="Turn2">
            <text:p>Turn2</text:p>
          </table:table-cell>
          <table:table-cell table:formula="of:=[' ;'.B129]" office:value-type="string" office:string-value="tail7">
            <text:p>tail7</text:p>
          </table:table-cell>
          <table:table-cell table:formula="of:=LEFT([' ;'.D129];1)&amp;&quot;_&quot;&amp;RIGHT([' ;'.D129];4)" office:value-type="string" office:string-value="y_axis">
            <text:p>y_axis</text:p>
          </table:table-cell>
          <table:table-cell table:formula="of:=ROUND(VALUE(MID([' ;'.E129];2;LEN([' ;'.E129])-2));1)" office:value-type="float" office:value="-0.9">
            <text:p>-0.9</text:p>
          </table:table-cell>
          <table:table-cell table:formula="of:=VALUE(MID([' ;'.G129];2;LEN([' ;'.G129])-2))" office:value-type="float" office:value="0.69855">
            <text:p>0.69855</text:p>
          </table:table-cell>
          <table:table-cell table:formula="of:=ROUND([.E129]/[.$J$1];2)" office:value-type="float" office:value="0.7">
            <text:p>0.7</text:p>
          </table:table-cell>
          <table:table-cell/>
          <table:table-cell table:formula="of:=IF(RIGHT([.A129];5)=&quot;sleep&quot;;&quot;Sleep(&quot;&amp;[.$L$1]&amp;&quot;*&quot;&amp;ROUND(VALUE([.B129]);2)/[.$M$1]&amp;&quot;)&quot;;[.A129]&amp;&quot;( &quot;&amp;[.B129]&amp;&quot;, &quot;&amp;[.C129]&amp;&quot;, &quot;&amp;[.D129]&amp;&quot;, &quot;&amp;[.$I$1]&amp;&quot;*&quot;&amp;[.F129]&amp;&quot; )&quot;)" office:value-type="string" office:string-value="Turn2( tail7, y_axis, -0.9, MOVEANIMATIONSPEED*0.7 )">
            <text:p>Turn2( tail7, y_axis, -0.9, MOVEANIMATIONSPEED*0.7 )</text:p>
          </table:table-cell>
          <table:table-cell table:number-columns-repeated="6"/>
        </table:table-row>
        <table:table-row table:style-name="ro1">
          <table:table-cell table:formula="of:=IF(RIGHT([' ;'.A130];4)=&quot;turn&quot;;&quot;Turn2&quot;;IF(RIGHT([' ;'.A130];4)=&quot;move&quot;;&quot;Move&quot;;[' ;'.A130]))" office:value-type="string" office:string-value="Turn2">
            <text:p>Turn2</text:p>
          </table:table-cell>
          <table:table-cell table:formula="of:=[' ;'.B130]" office:value-type="string" office:string-value="tail8">
            <text:p>tail8</text:p>
          </table:table-cell>
          <table:table-cell table:formula="of:=LEFT([' ;'.D130];1)&amp;&quot;_&quot;&amp;RIGHT([' ;'.D130];4)" office:value-type="string" office:string-value="x_axis">
            <text:p>x_axis</text:p>
          </table:table-cell>
          <table:table-cell table:formula="of:=ROUND(VALUE(MID([' ;'.E130];2;LEN([' ;'.E130])-2));1)" office:value-type="float" office:value="20.4">
            <text:p>20.4</text:p>
          </table:table-cell>
          <table:table-cell table:formula="of:=VALUE(MID([' ;'.G130];2;LEN([' ;'.G130])-2))" office:value-type="float" office:value="1.186678">
            <text:p>1.186678</text:p>
          </table:table-cell>
          <table:table-cell table:formula="of:=ROUND([.E130]/[.$J$1];2)" office:value-type="float" office:value="1.19">
            <text:p>1.19</text:p>
          </table:table-cell>
          <table:table-cell/>
          <table:table-cell table:formula="of:=IF(RIGHT([.A130];5)=&quot;sleep&quot;;&quot;Sleep(&quot;&amp;[.$L$1]&amp;&quot;*&quot;&amp;ROUND(VALUE([.B130]);2)/[.$M$1]&amp;&quot;)&quot;;[.A130]&amp;&quot;( &quot;&amp;[.B130]&amp;&quot;, &quot;&amp;[.C130]&amp;&quot;, &quot;&amp;[.D130]&amp;&quot;, &quot;&amp;[.$I$1]&amp;&quot;*&quot;&amp;[.F130]&amp;&quot; )&quot;)" office:value-type="string" office:string-value="Turn2( tail8, x_axis, 20.4, MOVEANIMATIONSPEED*1.19 )">
            <text:p>Turn2( tail8, x_axis, 20.4, MOVEANIMATIONSPEED*1.19 )</text:p>
          </table:table-cell>
          <table:table-cell table:number-columns-repeated="6"/>
        </table:table-row>
        <table:table-row table:style-name="ro1">
          <table:table-cell table:formula="of:=IF(RIGHT([' ;'.A131];4)=&quot;turn&quot;;&quot;Turn2&quot;;IF(RIGHT([' ;'.A131];4)=&quot;move&quot;;&quot;Move&quot;;[' ;'.A131]))" office:value-type="string" office:string-value="Turn2">
            <text:p>Turn2</text:p>
          </table:table-cell>
          <table:table-cell table:formula="of:=[' ;'.B131]" office:value-type="string" office:string-value="tail8">
            <text:p>tail8</text:p>
          </table:table-cell>
          <table:table-cell table:formula="of:=LEFT([' ;'.D131];1)&amp;&quot;_&quot;&amp;RIGHT([' ;'.D131];4)" office:value-type="string" office:string-value="z_axis">
            <text:p>z_axis</text:p>
          </table:table-cell>
          <table:table-cell table:formula="of:=ROUND(VALUE(MID([' ;'.E131];2;LEN([' ;'.E131])-2));1)" office:value-type="float" office:value="-5.4">
            <text:p>-5.4</text:p>
          </table:table-cell>
          <table:table-cell table:formula="of:=VALUE(MID([' ;'.G131];2;LEN([' ;'.G131])-2))" office:value-type="float" office:value="10.771035">
            <text:p>10.771035</text:p>
          </table:table-cell>
          <table:table-cell table:formula="of:=ROUND([.E131]/[.$J$1];2)" office:value-type="float" office:value="10.77">
            <text:p>10.77</text:p>
          </table:table-cell>
          <table:table-cell/>
          <table:table-cell table:formula="of:=IF(RIGHT([.A131];5)=&quot;sleep&quot;;&quot;Sleep(&quot;&amp;[.$L$1]&amp;&quot;*&quot;&amp;ROUND(VALUE([.B131]);2)/[.$M$1]&amp;&quot;)&quot;;[.A131]&amp;&quot;( &quot;&amp;[.B131]&amp;&quot;, &quot;&amp;[.C131]&amp;&quot;, &quot;&amp;[.D131]&amp;&quot;, &quot;&amp;[.$I$1]&amp;&quot;*&quot;&amp;[.F131]&amp;&quot; )&quot;)" office:value-type="string" office:string-value="Turn2( tail8, z_axis, -5.4, MOVEANIMATIONSPEED*10.77 )">
            <text:p>Turn2( tail8, z_axis, -5.4, MOVEANIMATIONSPEED*10.77 )</text:p>
          </table:table-cell>
          <table:table-cell table:number-columns-repeated="6"/>
        </table:table-row>
        <table:table-row table:style-name="ro1">
          <table:table-cell table:formula="of:=IF(RIGHT([' ;'.A132];4)=&quot;turn&quot;;&quot;Turn2&quot;;IF(RIGHT([' ;'.A132];4)=&quot;move&quot;;&quot;Move&quot;;[' ;'.A132]))" office:value-type="string" office:string-value="Turn2">
            <text:p>Turn2</text:p>
          </table:table-cell>
          <table:table-cell table:formula="of:=[' ;'.B132]" office:value-type="string" office:string-value="tail8">
            <text:p>tail8</text:p>
          </table:table-cell>
          <table:table-cell table:formula="of:=LEFT([' ;'.D132];1)&amp;&quot;_&quot;&amp;RIGHT([' ;'.D132];4)" office:value-type="string" office:string-value="y_axis">
            <text:p>y_axis</text:p>
          </table:table-cell>
          <table:table-cell table:formula="of:=ROUND(VALUE(MID([' ;'.E132];2;LEN([' ;'.E132])-2));1)" office:value-type="float" office:value="-1.1">
            <text:p>-1.1</text:p>
          </table:table-cell>
          <table:table-cell table:formula="of:=VALUE(MID([' ;'.G132];2;LEN([' ;'.G132])-2))" office:value-type="float" office:value="1.875497">
            <text:p>1.875497</text:p>
          </table:table-cell>
          <table:table-cell table:formula="of:=ROUND([.E132]/[.$J$1];2)" office:value-type="float" office:value="1.88">
            <text:p>1.88</text:p>
          </table:table-cell>
          <table:table-cell/>
          <table:table-cell table:formula="of:=IF(RIGHT([.A132];5)=&quot;sleep&quot;;&quot;Sleep(&quot;&amp;[.$L$1]&amp;&quot;*&quot;&amp;ROUND(VALUE([.B132]);2)/[.$M$1]&amp;&quot;)&quot;;[.A132]&amp;&quot;( &quot;&amp;[.B132]&amp;&quot;, &quot;&amp;[.C132]&amp;&quot;, &quot;&amp;[.D132]&amp;&quot;, &quot;&amp;[.$I$1]&amp;&quot;*&quot;&amp;[.F132]&amp;&quot; )&quot;)" office:value-type="string" office:string-value="Turn2( tail8, y_axis, -1.1, MOVEANIMATIONSPEED*1.88 )">
            <text:p>Turn2( tail8, y_axis, -1.1, MOVEANIMATIONSPEED*1.88 )</text:p>
          </table:table-cell>
          <table:table-cell table:number-columns-repeated="6"/>
        </table:table-row>
        <table:table-row table:style-name="ro1">
          <table:table-cell table:formula="of:=IF(RIGHT([' ;'.A133];4)=&quot;turn&quot;;&quot;Turn2&quot;;IF(RIGHT([' ;'.A133];4)=&quot;move&quot;;&quot;Move&quot;;[' ;'.A133]))" office:value-type="string" office:string-value="Turn2">
            <text:p>Turn2</text:p>
          </table:table-cell>
          <table:table-cell table:formula="of:=[' ;'.B133]" office:value-type="string" office:string-value="tail9">
            <text:p>tail9</text:p>
          </table:table-cell>
          <table:table-cell table:formula="of:=LEFT([' ;'.D133];1)&amp;&quot;_&quot;&amp;RIGHT([' ;'.D133];4)" office:value-type="string" office:string-value="x_axis">
            <text:p>x_axis</text:p>
          </table:table-cell>
          <table:table-cell table:formula="of:=ROUND(VALUE(MID([' ;'.E133];2;LEN([' ;'.E133])-2));1)" office:value-type="float" office:value="13.4">
            <text:p>13.4</text:p>
          </table:table-cell>
          <table:table-cell table:formula="of:=VALUE(MID([' ;'.G133];2;LEN([' ;'.G133])-2))" office:value-type="float" office:value="0.777295">
            <text:p>0.777295</text:p>
          </table:table-cell>
          <table:table-cell table:formula="of:=ROUND([.E133]/[.$J$1];2)" office:value-type="float" office:value="0.78">
            <text:p>0.78</text:p>
          </table:table-cell>
          <table:table-cell/>
          <table:table-cell table:formula="of:=IF(RIGHT([.A133];5)=&quot;sleep&quot;;&quot;Sleep(&quot;&amp;[.$L$1]&amp;&quot;*&quot;&amp;ROUND(VALUE([.B133]);2)/[.$M$1]&amp;&quot;)&quot;;[.A133]&amp;&quot;( &quot;&amp;[.B133]&amp;&quot;, &quot;&amp;[.C133]&amp;&quot;, &quot;&amp;[.D133]&amp;&quot;, &quot;&amp;[.$I$1]&amp;&quot;*&quot;&amp;[.F133]&amp;&quot; )&quot;)" office:value-type="string" office:string-value="Turn2( tail9, x_axis, 13.4, MOVEANIMATIONSPEED*0.78 )">
            <text:p>Turn2( tail9, x_axis, 13.4, MOVEANIMATIONSPEED*0.78 )</text:p>
          </table:table-cell>
          <table:table-cell table:number-columns-repeated="6"/>
        </table:table-row>
        <table:table-row table:style-name="ro1">
          <table:table-cell table:formula="of:=IF(RIGHT([' ;'.A134];4)=&quot;turn&quot;;&quot;Turn2&quot;;IF(RIGHT([' ;'.A134];4)=&quot;move&quot;;&quot;Move&quot;;[' ;'.A134]))" office:value-type="string" office:string-value="Turn2">
            <text:p>Turn2</text:p>
          </table:table-cell>
          <table:table-cell table:formula="of:=[' ;'.B134]" office:value-type="string" office:string-value="tail9">
            <text:p>tail9</text:p>
          </table:table-cell>
          <table:table-cell table:formula="of:=LEFT([' ;'.D134];1)&amp;&quot;_&quot;&amp;RIGHT([' ;'.D134];4)" office:value-type="string" office:string-value="z_axis">
            <text:p>z_axis</text:p>
          </table:table-cell>
          <table:table-cell table:formula="of:=ROUND(VALUE(MID([' ;'.E134];2;LEN([' ;'.E134])-2));1)" office:value-type="float" office:value="-3.5">
            <text:p>-3.5</text:p>
          </table:table-cell>
          <table:table-cell table:formula="of:=VALUE(MID([' ;'.G134];2;LEN([' ;'.G134])-2))" office:value-type="float" office:value="7.17272">
            <text:p>7.17272</text:p>
          </table:table-cell>
          <table:table-cell table:formula="of:=ROUND([.E134]/[.$J$1];2)" office:value-type="float" office:value="7.17">
            <text:p>7.17</text:p>
          </table:table-cell>
          <table:table-cell/>
          <table:table-cell table:formula="of:=IF(RIGHT([.A134];5)=&quot;sleep&quot;;&quot;Sleep(&quot;&amp;[.$L$1]&amp;&quot;*&quot;&amp;ROUND(VALUE([.B134]);2)/[.$M$1]&amp;&quot;)&quot;;[.A134]&amp;&quot;( &quot;&amp;[.B134]&amp;&quot;, &quot;&amp;[.C134]&amp;&quot;, &quot;&amp;[.D134]&amp;&quot;, &quot;&amp;[.$I$1]&amp;&quot;*&quot;&amp;[.F134]&amp;&quot; )&quot;)" office:value-type="string" office:string-value="Turn2( tail9, z_axis, -3.5, MOVEANIMATIONSPEED*7.17 )">
            <text:p>Turn2( tail9, z_axis, -3.5, MOVEANIMATIONSPEED*7.17 )</text:p>
          </table:table-cell>
          <table:table-cell table:number-columns-repeated="6"/>
        </table:table-row>
        <table:table-row table:style-name="ro1">
          <table:table-cell table:formula="of:=IF(RIGHT([' ;'.A135];4)=&quot;turn&quot;;&quot;Turn2&quot;;IF(RIGHT([' ;'.A135];4)=&quot;move&quot;;&quot;Move&quot;;[' ;'.A135]))" office:value-type="string" office:string-value="Turn2">
            <text:p>Turn2</text:p>
          </table:table-cell>
          <table:table-cell table:formula="of:=[' ;'.B135]" office:value-type="string" office:string-value="tail9">
            <text:p>tail9</text:p>
          </table:table-cell>
          <table:table-cell table:formula="of:=LEFT([' ;'.D135];1)&amp;&quot;_&quot;&amp;RIGHT([' ;'.D135];4)" office:value-type="string" office:string-value="y_axis">
            <text:p>y_axis</text:p>
          </table:table-cell>
          <table:table-cell table:formula="of:=ROUND(VALUE(MID([' ;'.E135];2;LEN([' ;'.E135])-2));1)" office:value-type="float" office:value="-0.9">
            <text:p>-0.9</text:p>
          </table:table-cell>
          <table:table-cell table:formula="of:=VALUE(MID([' ;'.G135];2;LEN([' ;'.G135])-2))" office:value-type="float" office:value="0.800415">
            <text:p>0.800415</text:p>
          </table:table-cell>
          <table:table-cell table:formula="of:=ROUND([.E135]/[.$J$1];2)" office:value-type="float" office:value="0.8">
            <text:p>0.8</text:p>
          </table:table-cell>
          <table:table-cell/>
          <table:table-cell table:formula="of:=IF(RIGHT([.A135];5)=&quot;sleep&quot;;&quot;Sleep(&quot;&amp;[.$L$1]&amp;&quot;*&quot;&amp;ROUND(VALUE([.B135]);2)/[.$M$1]&amp;&quot;)&quot;;[.A135]&amp;&quot;( &quot;&amp;[.B135]&amp;&quot;, &quot;&amp;[.C135]&amp;&quot;, &quot;&amp;[.D135]&amp;&quot;, &quot;&amp;[.$I$1]&amp;&quot;*&quot;&amp;[.F135]&amp;&quot; )&quot;)" office:value-type="string" office:string-value="Turn2( tail9, y_axis, -0.9, MOVEANIMATIONSPEED*0.8 )">
            <text:p>Turn2( tail9, y_axis, -0.9, MOVEANIMATIONSPEED*0.8 )</text:p>
          </table:table-cell>
          <table:table-cell table:number-columns-repeated="6"/>
        </table:table-row>
        <table:table-row table:style-name="ro1">
          <table:table-cell table:formula="of:=IF(RIGHT([' ;'.A136];4)=&quot;turn&quot;;&quot;Turn2&quot;;IF(RIGHT([' ;'.A136];4)=&quot;move&quot;;&quot;Move&quot;;[' ;'.A136]))" office:value-type="string" office:string-value="Turn2">
            <text:p>Turn2</text:p>
          </table:table-cell>
          <table:table-cell table:formula="of:=[' ;'.B136]" office:value-type="string" office:string-value="torso">
            <text:p>torso</text:p>
          </table:table-cell>
          <table:table-cell table:formula="of:=LEFT([' ;'.D136];1)&amp;&quot;_&quot;&amp;RIGHT([' ;'.D136];4)" office:value-type="string" office:string-value="z_axis">
            <text:p>z_axis</text:p>
          </table:table-cell>
          <table:table-cell table:formula="of:=ROUND(VALUE(MID([' ;'.E136];2;LEN([' ;'.E136])-2));1)" office:value-type="float" office:value="7.1">
            <text:p>7.1</text:p>
          </table:table-cell>
          <table:table-cell table:formula="of:=VALUE(MID([' ;'.G136];2;LEN([' ;'.G136])-2))" office:value-type="float" office:value="12.344179">
            <text:p>12.344179</text:p>
          </table:table-cell>
          <table:table-cell table:formula="of:=ROUND([.E136]/[.$J$1];2)" office:value-type="float" office:value="12.34">
            <text:p>12.34</text:p>
          </table:table-cell>
          <table:table-cell/>
          <table:table-cell table:formula="of:=IF(RIGHT([.A136];5)=&quot;sleep&quot;;&quot;Sleep(&quot;&amp;[.$L$1]&amp;&quot;*&quot;&amp;ROUND(VALUE([.B136]);2)/[.$M$1]&amp;&quot;)&quot;;[.A136]&amp;&quot;( &quot;&amp;[.B136]&amp;&quot;, &quot;&amp;[.C136]&amp;&quot;, &quot;&amp;[.D136]&amp;&quot;, &quot;&amp;[.$I$1]&amp;&quot;*&quot;&amp;[.F136]&amp;&quot; )&quot;)" office:value-type="string" office:string-value="Turn2( torso, z_axis, 7.1, MOVEANIMATIONSPEED*12.34 )">
            <text:p>Turn2( torso, z_axis, 7.1, MOVEANIMATIONSPEED*12.34 )</text:p>
          </table:table-cell>
          <table:table-cell table:number-columns-repeated="6"/>
        </table:table-row>
        <table:table-row table:style-name="ro1">
          <table:table-cell table:formula="of:=IF(RIGHT([' ;'.A137];4)=&quot;turn&quot;;&quot;Turn2&quot;;IF(RIGHT([' ;'.A137];4)=&quot;move&quot;;&quot;Move&quot;;[' ;'.A137]))" office:value-type="string" office:string-value="&#9;&#9;sleep">
            <text:p><text:tab/><text:tab/>sleep</text:p>
          </table:table-cell>
          <table:table-cell table:formula="of:=[' ;'.B137]" office:value-type="float" office:value="565">
            <text:p>565</text:p>
          </table:table-cell>
          <table:table-cell table:formula="of:=LEFT([' ;'.D137];1)&amp;&quot;_&quot;&amp;RIGHT([' ;'.D137];4)" office:value-type="string" office:string-value="_">
            <text:p>_</text:p>
          </table:table-cell>
          <table:table-cell table:formula="of:=ROUND(VALUE(MID([' ;'.E137];2;LEN([' ;'.E137])-2));1)" office:value-type="float" office:value="0">
            <text:p>Err:502</text:p>
          </table:table-cell>
          <table:table-cell table:formula="of:=VALUE(MID([' ;'.G137];2;LEN([' ;'.G137])-2))" office:value-type="float" office:value="0">
            <text:p>Err:502</text:p>
          </table:table-cell>
          <table:table-cell table:formula="of:=ROUND([.E137]/[.$J$1];2)" office:value-type="float" office:value="0">
            <text:p>Err:502</text:p>
          </table:table-cell>
          <table:table-cell/>
          <table:table-cell table:formula="of:=IF(RIGHT([.A137];5)=&quot;sleep&quot;;&quot;Sleep(&quot;&amp;[.$L$1]&amp;&quot;*&quot;&amp;ROUND(VALUE([.B137]);2)/[.$M$1]&amp;&quot;)&quot;;[.A137]&amp;&quot;( &quot;&amp;[.B137]&amp;&quot;, &quot;&amp;[.C137]&amp;&quot;, &quot;&amp;[.D137]&amp;&quot;, &quot;&amp;[.$I$1]&amp;&quot;*&quot;&amp;[.F137]&amp;&quot; )&quot;)" office:value-type="string" office:string-value="Sleep(MOVEANIMATIONSLEEPTIME*5.65)">
            <text:p>Sleep(MOVEANIMATIONSLEEPTIME*5.65)</text:p>
          </table:table-cell>
          <table:table-cell table:number-columns-repeated="6"/>
        </table:table-row>
        <table:table-row table:style-name="ro1">
          <table:table-cell table:formula="of:=IF(RIGHT([' ;'.A138];4)=&quot;turn&quot;;&quot;Turn2&quot;;IF(RIGHT([' ;'.A138];4)=&quot;move&quot;;&quot;Move&quot;;[' ;'.A138]))" office:value-type="string" office:string-value="&#9;}">
            <text:p><text:tab/>}</text:p>
          </table:table-cell>
          <table:table-cell table:formula="of:=[' ;'.B138]" office:value-type="float" office:value="0">
            <text:p>0</text:p>
          </table:table-cell>
          <table:table-cell table:formula="of:=LEFT([' ;'.D138];1)&amp;&quot;_&quot;&amp;RIGHT([' ;'.D138];4)" office:value-type="string" office:string-value="_">
            <text:p>_</text:p>
          </table:table-cell>
          <table:table-cell table:formula="of:=ROUND(VALUE(MID([' ;'.E138];2;LEN([' ;'.E138])-2));1)" office:value-type="float" office:value="0">
            <text:p>Err:502</text:p>
          </table:table-cell>
          <table:table-cell table:formula="of:=VALUE(MID([' ;'.G138];2;LEN([' ;'.G138])-2))" office:value-type="float" office:value="0">
            <text:p>Err:502</text:p>
          </table:table-cell>
          <table:table-cell table:formula="of:=ROUND([.E138]/[.$J$1];2)" office:value-type="float" office:value="0">
            <text:p>Err:502</text:p>
          </table:table-cell>
          <table:table-cell/>
          <table:table-cell table:formula="of:=IF(RIGHT([.A138];5)=&quot;sleep&quot;;&quot;Sleep(&quot;&amp;[.$L$1]&amp;&quot;*&quot;&amp;ROUND(VALUE([.B138]);2)/[.$M$1]&amp;&quot;)&quot;;[.A138]&amp;&quot;( &quot;&amp;[.B138]&amp;&quot;, &quot;&amp;[.C138]&amp;&quot;, &quot;&amp;[.D138]&amp;&quot;, &quot;&amp;[.$I$1]&amp;&quot;*&quot;&amp;[.F138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139];4)=&quot;turn&quot;;&quot;Turn2&quot;;IF(RIGHT([' ;'.A139];4)=&quot;move&quot;;&quot;Move&quot;;[' ;'.A139]))" office:value-type="string" office:string-value="&#9;while(bMoving)">
            <text:p><text:tab/>while(bMoving)</text:p>
          </table:table-cell>
          <table:table-cell table:formula="of:=[' ;'.B139]" office:value-type="string" office:string-value="{">
            <text:p>{</text:p>
          </table:table-cell>
          <table:table-cell table:formula="of:=LEFT([' ;'.D139];1)&amp;&quot;_&quot;&amp;RIGHT([' ;'.D139];4)" office:value-type="string" office:string-value="_">
            <text:p>_</text:p>
          </table:table-cell>
          <table:table-cell table:formula="of:=ROUND(VALUE(MID([' ;'.E139];2;LEN([' ;'.E139])-2));1)" office:value-type="float" office:value="0">
            <text:p>Err:502</text:p>
          </table:table-cell>
          <table:table-cell table:formula="of:=VALUE(MID([' ;'.G139];2;LEN([' ;'.G139])-2))" office:value-type="float" office:value="0">
            <text:p>Err:502</text:p>
          </table:table-cell>
          <table:table-cell table:formula="of:=ROUND([.E139]/[.$J$1];2)" office:value-type="float" office:value="0">
            <text:p>Err:502</text:p>
          </table:table-cell>
          <table:table-cell/>
          <table:table-cell table:formula="of:=IF(RIGHT([.A139];5)=&quot;sleep&quot;;&quot;Sleep(&quot;&amp;[.$L$1]&amp;&quot;*&quot;&amp;ROUND(VALUE([.B139]);2)/[.$M$1]&amp;&quot;)&quot;;[.A139]&amp;&quot;( &quot;&amp;[.B139]&amp;&quot;, &quot;&amp;[.C139]&amp;&quot;, &quot;&amp;[.D139]&amp;&quot;, &quot;&amp;[.$I$1]&amp;&quot;*&quot;&amp;[.F139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140];4)=&quot;turn&quot;;&quot;Turn2&quot;;IF(RIGHT([' ;'.A140];4)=&quot;move&quot;;&quot;Move&quot;;[' ;'.A140]))" office:value-type="string" office:string-value="&#9;&#9;if">
            <text:p><text:tab/><text:tab/>if</text:p>
          </table:table-cell>
          <table:table-cell table:formula="of:=[' ;'.B140]" office:value-type="string" office:string-value="(bMoving)">
            <text:p>(bMoving)</text:p>
          </table:table-cell>
          <table:table-cell table:formula="of:=LEFT([' ;'.D140];1)&amp;&quot;_&quot;&amp;RIGHT([' ;'.D140];4)" office:value-type="string" office:string-value="_">
            <text:p>_</text:p>
          </table:table-cell>
          <table:table-cell table:formula="of:=ROUND(VALUE(MID([' ;'.E140];2;LEN([' ;'.E140])-2));1)" office:value-type="float" office:value="0">
            <text:p>Err:502</text:p>
          </table:table-cell>
          <table:table-cell table:formula="of:=VALUE(MID([' ;'.G140];2;LEN([' ;'.G140])-2))" office:value-type="float" office:value="0">
            <text:p>Err:502</text:p>
          </table:table-cell>
          <table:table-cell table:formula="of:=ROUND([.E140]/[.$J$1];2)" office:value-type="float" office:value="0">
            <text:p>Err:502</text:p>
          </table:table-cell>
          <table:table-cell/>
          <table:table-cell table:formula="of:=IF(RIGHT([.A140];5)=&quot;sleep&quot;;&quot;Sleep(&quot;&amp;[.$L$1]&amp;&quot;*&quot;&amp;ROUND(VALUE([.B140]);2)/[.$M$1]&amp;&quot;)&quot;;[.A140]&amp;&quot;( &quot;&amp;[.B140]&amp;&quot;, &quot;&amp;[.C140]&amp;&quot;, &quot;&amp;[.D140]&amp;&quot;, &quot;&amp;[.$I$1]&amp;&quot;*&quot;&amp;[.F140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141];4)=&quot;turn&quot;;&quot;Turn2&quot;;IF(RIGHT([' ;'.A141];4)=&quot;move&quot;;&quot;Move&quot;;[' ;'.A141]))" office:value-type="string" office:string-value="Turn2">
            <text:p>Turn2</text:p>
          </table:table-cell>
          <table:table-cell table:formula="of:=[' ;'.B141]" office:value-type="string" office:string-value="lfinger11">
            <text:p>lfinger11</text:p>
          </table:table-cell>
          <table:table-cell table:formula="of:=LEFT([' ;'.D141];1)&amp;&quot;_&quot;&amp;RIGHT([' ;'.D141];4)" office:value-type="string" office:string-value="x_axis">
            <text:p>x_axis</text:p>
          </table:table-cell>
          <table:table-cell table:formula="of:=ROUND(VALUE(MID([' ;'.E141];2;LEN([' ;'.E141])-2));1)" office:value-type="float" office:value="-22.9">
            <text:p>-22.9</text:p>
          </table:table-cell>
          <table:table-cell table:formula="of:=VALUE(MID([' ;'.G141];2;LEN([' ;'.G141])-2))" office:value-type="float" office:value="16.045275">
            <text:p>16.045275</text:p>
          </table:table-cell>
          <table:table-cell table:formula="of:=ROUND([.E141]/[.$J$1];2)" office:value-type="float" office:value="16.05">
            <text:p>16.05</text:p>
          </table:table-cell>
          <table:table-cell/>
          <table:table-cell table:formula="of:=IF(RIGHT([.A141];5)=&quot;sleep&quot;;&quot;Sleep(&quot;&amp;[.$L$1]&amp;&quot;*&quot;&amp;ROUND(VALUE([.B141]);2)/[.$M$1]&amp;&quot;)&quot;;[.A141]&amp;&quot;( &quot;&amp;[.B141]&amp;&quot;, &quot;&amp;[.C141]&amp;&quot;, &quot;&amp;[.D141]&amp;&quot;, &quot;&amp;[.$I$1]&amp;&quot;*&quot;&amp;[.F141]&amp;&quot; )&quot;)" office:value-type="string" office:string-value="Turn2( lfinger11, x_axis, -22.9, MOVEANIMATIONSPEED*16.05 )">
            <text:p>Turn2( lfinger11, x_axis, -22.9, MOVEANIMATIONSPEED*16.05 )</text:p>
          </table:table-cell>
          <table:table-cell table:number-columns-repeated="6"/>
        </table:table-row>
        <table:table-row table:style-name="ro1">
          <table:table-cell table:formula="of:=IF(RIGHT([' ;'.A142];4)=&quot;turn&quot;;&quot;Turn2&quot;;IF(RIGHT([' ;'.A142];4)=&quot;move&quot;;&quot;Move&quot;;[' ;'.A142]))" office:value-type="string" office:string-value="Turn2">
            <text:p>Turn2</text:p>
          </table:table-cell>
          <table:table-cell table:formula="of:=[' ;'.B142]" office:value-type="string" office:string-value="lfinger11">
            <text:p>lfinger11</text:p>
          </table:table-cell>
          <table:table-cell table:formula="of:=LEFT([' ;'.D142];1)&amp;&quot;_&quot;&amp;RIGHT([' ;'.D142];4)" office:value-type="string" office:string-value="z_axis">
            <text:p>z_axis</text:p>
          </table:table-cell>
          <table:table-cell table:formula="of:=ROUND(VALUE(MID([' ;'.E142];2;LEN([' ;'.E142])-2));1)" office:value-type="float" office:value="-14.9">
            <text:p>-14.9</text:p>
          </table:table-cell>
          <table:table-cell table:formula="of:=VALUE(MID([' ;'.G142];2;LEN([' ;'.G142])-2))" office:value-type="float" office:value="34.330033">
            <text:p>34.330033</text:p>
          </table:table-cell>
          <table:table-cell table:formula="of:=ROUND([.E142]/[.$J$1];2)" office:value-type="float" office:value="34.33">
            <text:p>34.33</text:p>
          </table:table-cell>
          <table:table-cell/>
          <table:table-cell table:formula="of:=IF(RIGHT([.A142];5)=&quot;sleep&quot;;&quot;Sleep(&quot;&amp;[.$L$1]&amp;&quot;*&quot;&amp;ROUND(VALUE([.B142]);2)/[.$M$1]&amp;&quot;)&quot;;[.A142]&amp;&quot;( &quot;&amp;[.B142]&amp;&quot;, &quot;&amp;[.C142]&amp;&quot;, &quot;&amp;[.D142]&amp;&quot;, &quot;&amp;[.$I$1]&amp;&quot;*&quot;&amp;[.F142]&amp;&quot; )&quot;)" office:value-type="string" office:string-value="Turn2( lfinger11, z_axis, -14.9, MOVEANIMATIONSPEED*34.33 )">
            <text:p>Turn2( lfinger11, z_axis, -14.9, MOVEANIMATIONSPEED*34.33 )</text:p>
          </table:table-cell>
          <table:table-cell table:number-columns-repeated="6"/>
        </table:table-row>
        <table:table-row table:style-name="ro1">
          <table:table-cell table:formula="of:=IF(RIGHT([' ;'.A143];4)=&quot;turn&quot;;&quot;Turn2&quot;;IF(RIGHT([' ;'.A143];4)=&quot;move&quot;;&quot;Move&quot;;[' ;'.A143]))" office:value-type="string" office:string-value="Turn2">
            <text:p>Turn2</text:p>
          </table:table-cell>
          <table:table-cell table:formula="of:=[' ;'.B143]" office:value-type="string" office:string-value="lfinger11">
            <text:p>lfinger11</text:p>
          </table:table-cell>
          <table:table-cell table:formula="of:=LEFT([' ;'.D143];1)&amp;&quot;_&quot;&amp;RIGHT([' ;'.D143];4)" office:value-type="string" office:string-value="y_axis">
            <text:p>y_axis</text:p>
          </table:table-cell>
          <table:table-cell table:formula="of:=ROUND(VALUE(MID([' ;'.E143];2;LEN([' ;'.E143])-2));1)" office:value-type="float" office:value="-35.2">
            <text:p>-35.2</text:p>
          </table:table-cell>
          <table:table-cell table:formula="of:=VALUE(MID([' ;'.G143];2;LEN([' ;'.G143])-2))" office:value-type="float" office:value="14.405893">
            <text:p>14.405893</text:p>
          </table:table-cell>
          <table:table-cell table:formula="of:=ROUND([.E143]/[.$J$1];2)" office:value-type="float" office:value="14.41">
            <text:p>14.41</text:p>
          </table:table-cell>
          <table:table-cell/>
          <table:table-cell table:formula="of:=IF(RIGHT([.A143];5)=&quot;sleep&quot;;&quot;Sleep(&quot;&amp;[.$L$1]&amp;&quot;*&quot;&amp;ROUND(VALUE([.B143]);2)/[.$M$1]&amp;&quot;)&quot;;[.A143]&amp;&quot;( &quot;&amp;[.B143]&amp;&quot;, &quot;&amp;[.C143]&amp;&quot;, &quot;&amp;[.D143]&amp;&quot;, &quot;&amp;[.$I$1]&amp;&quot;*&quot;&amp;[.F143]&amp;&quot; )&quot;)" office:value-type="string" office:string-value="Turn2( lfinger11, y_axis, -35.2, MOVEANIMATIONSPEED*14.41 )">
            <text:p>Turn2( lfinger11, y_axis, -35.2, MOVEANIMATIONSPEED*14.41 )</text:p>
          </table:table-cell>
          <table:table-cell table:number-columns-repeated="6"/>
        </table:table-row>
        <table:table-row table:style-name="ro1">
          <table:table-cell table:formula="of:=IF(RIGHT([' ;'.A144];4)=&quot;turn&quot;;&quot;Turn2&quot;;IF(RIGHT([' ;'.A144];4)=&quot;move&quot;;&quot;Move&quot;;[' ;'.A144]))" office:value-type="string" office:string-value="Turn2">
            <text:p>Turn2</text:p>
          </table:table-cell>
          <table:table-cell table:formula="of:=[' ;'.B144]" office:value-type="string" office:string-value="lfinger12">
            <text:p>lfinger12</text:p>
          </table:table-cell>
          <table:table-cell table:formula="of:=LEFT([' ;'.D144];1)&amp;&quot;_&quot;&amp;RIGHT([' ;'.D144];4)" office:value-type="string" office:string-value="x_axis">
            <text:p>x_axis</text:p>
          </table:table-cell>
          <table:table-cell table:formula="of:=ROUND(VALUE(MID([' ;'.E144];2;LEN([' ;'.E144])-2));1)" office:value-type="float" office:value="-10.1">
            <text:p>-10.1</text:p>
          </table:table-cell>
          <table:table-cell table:formula="of:=VALUE(MID([' ;'.G144];2;LEN([' ;'.G144])-2))" office:value-type="float" office:value="5.577319">
            <text:p>5.577319</text:p>
          </table:table-cell>
          <table:table-cell table:formula="of:=ROUND([.E144]/[.$J$1];2)" office:value-type="float" office:value="5.58">
            <text:p>5.58</text:p>
          </table:table-cell>
          <table:table-cell/>
          <table:table-cell table:formula="of:=IF(RIGHT([.A144];5)=&quot;sleep&quot;;&quot;Sleep(&quot;&amp;[.$L$1]&amp;&quot;*&quot;&amp;ROUND(VALUE([.B144]);2)/[.$M$1]&amp;&quot;)&quot;;[.A144]&amp;&quot;( &quot;&amp;[.B144]&amp;&quot;, &quot;&amp;[.C144]&amp;&quot;, &quot;&amp;[.D144]&amp;&quot;, &quot;&amp;[.$I$1]&amp;&quot;*&quot;&amp;[.F144]&amp;&quot; )&quot;)" office:value-type="string" office:string-value="Turn2( lfinger12, x_axis, -10.1, MOVEANIMATIONSPEED*5.58 )">
            <text:p>Turn2( lfinger12, x_axis, -10.1, MOVEANIMATIONSPEED*5.58 )</text:p>
          </table:table-cell>
          <table:table-cell table:number-columns-repeated="6"/>
        </table:table-row>
        <table:table-row table:style-name="ro1">
          <table:table-cell table:formula="of:=IF(RIGHT([' ;'.A145];4)=&quot;turn&quot;;&quot;Turn2&quot;;IF(RIGHT([' ;'.A145];4)=&quot;move&quot;;&quot;Move&quot;;[' ;'.A145]))" office:value-type="string" office:string-value="Turn2">
            <text:p>Turn2</text:p>
          </table:table-cell>
          <table:table-cell table:formula="of:=[' ;'.B145]" office:value-type="string" office:string-value="lfinger12">
            <text:p>lfinger12</text:p>
          </table:table-cell>
          <table:table-cell table:formula="of:=LEFT([' ;'.D145];1)&amp;&quot;_&quot;&amp;RIGHT([' ;'.D145];4)" office:value-type="string" office:string-value="z_axis">
            <text:p>z_axis</text:p>
          </table:table-cell>
          <table:table-cell table:formula="of:=ROUND(VALUE(MID([' ;'.E145];2;LEN([' ;'.E145])-2));1)" office:value-type="float" office:value="-6.1">
            <text:p>-6.1</text:p>
          </table:table-cell>
          <table:table-cell table:formula="of:=VALUE(MID([' ;'.G145];2;LEN([' ;'.G145])-2))" office:value-type="float" office:value="18.424888">
            <text:p>18.424888</text:p>
          </table:table-cell>
          <table:table-cell table:formula="of:=ROUND([.E145]/[.$J$1];2)" office:value-type="float" office:value="18.42">
            <text:p>18.42</text:p>
          </table:table-cell>
          <table:table-cell/>
          <table:table-cell table:formula="of:=IF(RIGHT([.A145];5)=&quot;sleep&quot;;&quot;Sleep(&quot;&amp;[.$L$1]&amp;&quot;*&quot;&amp;ROUND(VALUE([.B145]);2)/[.$M$1]&amp;&quot;)&quot;;[.A145]&amp;&quot;( &quot;&amp;[.B145]&amp;&quot;, &quot;&amp;[.C145]&amp;&quot;, &quot;&amp;[.D145]&amp;&quot;, &quot;&amp;[.$I$1]&amp;&quot;*&quot;&amp;[.F145]&amp;&quot; )&quot;)" office:value-type="string" office:string-value="Turn2( lfinger12, z_axis, -6.1, MOVEANIMATIONSPEED*18.42 )">
            <text:p>Turn2( lfinger12, z_axis, -6.1, MOVEANIMATIONSPEED*18.42 )</text:p>
          </table:table-cell>
          <table:table-cell table:number-columns-repeated="6"/>
        </table:table-row>
        <table:table-row table:style-name="ro1">
          <table:table-cell table:formula="of:=IF(RIGHT([' ;'.A146];4)=&quot;turn&quot;;&quot;Turn2&quot;;IF(RIGHT([' ;'.A146];4)=&quot;move&quot;;&quot;Move&quot;;[' ;'.A146]))" office:value-type="string" office:string-value="Turn2">
            <text:p>Turn2</text:p>
          </table:table-cell>
          <table:table-cell table:formula="of:=[' ;'.B146]" office:value-type="string" office:string-value="lfinger12">
            <text:p>lfinger12</text:p>
          </table:table-cell>
          <table:table-cell table:formula="of:=LEFT([' ;'.D146];1)&amp;&quot;_&quot;&amp;RIGHT([' ;'.D146];4)" office:value-type="string" office:string-value="y_axis">
            <text:p>y_axis</text:p>
          </table:table-cell>
          <table:table-cell table:formula="of:=ROUND(VALUE(MID([' ;'.E146];2;LEN([' ;'.E146])-2));1)" office:value-type="float" office:value="-17.6">
            <text:p>-17.6</text:p>
          </table:table-cell>
          <table:table-cell table:formula="of:=VALUE(MID([' ;'.G146];2;LEN([' ;'.G146])-2))" office:value-type="float" office:value="6.661159">
            <text:p>6.661159</text:p>
          </table:table-cell>
          <table:table-cell table:formula="of:=ROUND([.E146]/[.$J$1];2)" office:value-type="float" office:value="6.66">
            <text:p>6.66</text:p>
          </table:table-cell>
          <table:table-cell/>
          <table:table-cell table:formula="of:=IF(RIGHT([.A146];5)=&quot;sleep&quot;;&quot;Sleep(&quot;&amp;[.$L$1]&amp;&quot;*&quot;&amp;ROUND(VALUE([.B146]);2)/[.$M$1]&amp;&quot;)&quot;;[.A146]&amp;&quot;( &quot;&amp;[.B146]&amp;&quot;, &quot;&amp;[.C146]&amp;&quot;, &quot;&amp;[.D146]&amp;&quot;, &quot;&amp;[.$I$1]&amp;&quot;*&quot;&amp;[.F146]&amp;&quot; )&quot;)" office:value-type="string" office:string-value="Turn2( lfinger12, y_axis, -17.6, MOVEANIMATIONSPEED*6.66 )">
            <text:p>Turn2( lfinger12, y_axis, -17.6, MOVEANIMATIONSPEED*6.66 )</text:p>
          </table:table-cell>
          <table:table-cell table:number-columns-repeated="6"/>
        </table:table-row>
        <table:table-row table:style-name="ro1">
          <table:table-cell table:formula="of:=IF(RIGHT([' ;'.A147];4)=&quot;turn&quot;;&quot;Turn2&quot;;IF(RIGHT([' ;'.A147];4)=&quot;move&quot;;&quot;Move&quot;;[' ;'.A147]))" office:value-type="string" office:string-value="Turn2">
            <text:p>Turn2</text:p>
          </table:table-cell>
          <table:table-cell table:formula="of:=[' ;'.B147]" office:value-type="string" office:string-value="lfinger21">
            <text:p>lfinger21</text:p>
          </table:table-cell>
          <table:table-cell table:formula="of:=LEFT([' ;'.D147];1)&amp;&quot;_&quot;&amp;RIGHT([' ;'.D147];4)" office:value-type="string" office:string-value="y_axis">
            <text:p>y_axis</text:p>
          </table:table-cell>
          <table:table-cell table:formula="of:=ROUND(VALUE(MID([' ;'.E147];2;LEN([' ;'.E147])-2));1)" office:value-type="float" office:value="-0.9">
            <text:p>-0.9</text:p>
          </table:table-cell>
          <table:table-cell table:formula="of:=VALUE(MID([' ;'.G147];2;LEN([' ;'.G147])-2))" office:value-type="float" office:value="2.255906">
            <text:p>2.255906</text:p>
          </table:table-cell>
          <table:table-cell table:formula="of:=ROUND([.E147]/[.$J$1];2)" office:value-type="float" office:value="2.26">
            <text:p>2.26</text:p>
          </table:table-cell>
          <table:table-cell/>
          <table:table-cell table:formula="of:=IF(RIGHT([.A147];5)=&quot;sleep&quot;;&quot;Sleep(&quot;&amp;[.$L$1]&amp;&quot;*&quot;&amp;ROUND(VALUE([.B147]);2)/[.$M$1]&amp;&quot;)&quot;;[.A147]&amp;&quot;( &quot;&amp;[.B147]&amp;&quot;, &quot;&amp;[.C147]&amp;&quot;, &quot;&amp;[.D147]&amp;&quot;, &quot;&amp;[.$I$1]&amp;&quot;*&quot;&amp;[.F147]&amp;&quot; )&quot;)" office:value-type="string" office:string-value="Turn2( lfinger21, y_axis, -0.9, MOVEANIMATIONSPEED*2.26 )">
            <text:p>Turn2( lfinger21, y_axis, -0.9, MOVEANIMATIONSPEED*2.26 )</text:p>
          </table:table-cell>
          <table:table-cell table:number-columns-repeated="6"/>
        </table:table-row>
        <table:table-row table:style-name="ro1">
          <table:table-cell table:formula="of:=IF(RIGHT([' ;'.A148];4)=&quot;turn&quot;;&quot;Turn2&quot;;IF(RIGHT([' ;'.A148];4)=&quot;move&quot;;&quot;Move&quot;;[' ;'.A148]))" office:value-type="string" office:string-value="Turn2">
            <text:p>Turn2</text:p>
          </table:table-cell>
          <table:table-cell table:formula="of:=[' ;'.B148]" office:value-type="string" office:string-value="lfinger22">
            <text:p>lfinger22</text:p>
          </table:table-cell>
          <table:table-cell table:formula="of:=LEFT([' ;'.D148];1)&amp;&quot;_&quot;&amp;RIGHT([' ;'.D148];4)" office:value-type="string" office:string-value="x_axis">
            <text:p>x_axis</text:p>
          </table:table-cell>
          <table:table-cell table:formula="of:=ROUND(VALUE(MID([' ;'.E148];2;LEN([' ;'.E148])-2));1)" office:value-type="float" office:value="-82">
            <text:p>-82</text:p>
          </table:table-cell>
          <table:table-cell table:formula="of:=VALUE(MID([' ;'.G148];2;LEN([' ;'.G148])-2))" office:value-type="float" office:value="29.122219">
            <text:p>29.122219</text:p>
          </table:table-cell>
          <table:table-cell table:formula="of:=ROUND([.E148]/[.$J$1];2)" office:value-type="float" office:value="29.12">
            <text:p>29.12</text:p>
          </table:table-cell>
          <table:table-cell/>
          <table:table-cell table:formula="of:=IF(RIGHT([.A148];5)=&quot;sleep&quot;;&quot;Sleep(&quot;&amp;[.$L$1]&amp;&quot;*&quot;&amp;ROUND(VALUE([.B148]);2)/[.$M$1]&amp;&quot;)&quot;;[.A148]&amp;&quot;( &quot;&amp;[.B148]&amp;&quot;, &quot;&amp;[.C148]&amp;&quot;, &quot;&amp;[.D148]&amp;&quot;, &quot;&amp;[.$I$1]&amp;&quot;*&quot;&amp;[.F148]&amp;&quot; )&quot;)" office:value-type="string" office:string-value="Turn2( lfinger22, x_axis, -82, MOVEANIMATIONSPEED*29.12 )">
            <text:p>Turn2( lfinger22, x_axis, -82, MOVEANIMATIONSPEED*29.12 )</text:p>
          </table:table-cell>
          <table:table-cell table:number-columns-repeated="6"/>
        </table:table-row>
        <table:table-row table:style-name="ro1">
          <table:table-cell table:formula="of:=IF(RIGHT([' ;'.A149];4)=&quot;turn&quot;;&quot;Turn2&quot;;IF(RIGHT([' ;'.A149];4)=&quot;move&quot;;&quot;Move&quot;;[' ;'.A149]))" office:value-type="string" office:string-value="Turn2">
            <text:p>Turn2</text:p>
          </table:table-cell>
          <table:table-cell table:formula="of:=[' ;'.B149]" office:value-type="string" office:string-value="lfinger22">
            <text:p>lfinger22</text:p>
          </table:table-cell>
          <table:table-cell table:formula="of:=LEFT([' ;'.D149];1)&amp;&quot;_&quot;&amp;RIGHT([' ;'.D149];4)" office:value-type="string" office:string-value="z_axis">
            <text:p>z_axis</text:p>
          </table:table-cell>
          <table:table-cell table:formula="of:=ROUND(VALUE(MID([' ;'.E149];2;LEN([' ;'.E149])-2));1)" office:value-type="float" office:value="-55.3">
            <text:p>-55.3</text:p>
          </table:table-cell>
          <table:table-cell table:formula="of:=VALUE(MID([' ;'.G149];2;LEN([' ;'.G149])-2))" office:value-type="float" office:value="54.114837">
            <text:p>54.114837</text:p>
          </table:table-cell>
          <table:table-cell table:formula="of:=ROUND([.E149]/[.$J$1];2)" office:value-type="float" office:value="54.11">
            <text:p>54.11</text:p>
          </table:table-cell>
          <table:table-cell/>
          <table:table-cell table:formula="of:=IF(RIGHT([.A149];5)=&quot;sleep&quot;;&quot;Sleep(&quot;&amp;[.$L$1]&amp;&quot;*&quot;&amp;ROUND(VALUE([.B149]);2)/[.$M$1]&amp;&quot;)&quot;;[.A149]&amp;&quot;( &quot;&amp;[.B149]&amp;&quot;, &quot;&amp;[.C149]&amp;&quot;, &quot;&amp;[.D149]&amp;&quot;, &quot;&amp;[.$I$1]&amp;&quot;*&quot;&amp;[.F149]&amp;&quot; )&quot;)" office:value-type="string" office:string-value="Turn2( lfinger22, z_axis, -55.3, MOVEANIMATIONSPEED*54.11 )">
            <text:p>Turn2( lfinger22, z_axis, -55.3, MOVEANIMATIONSPEED*54.11 )</text:p>
          </table:table-cell>
          <table:table-cell table:number-columns-repeated="6"/>
        </table:table-row>
        <table:table-row table:style-name="ro1">
          <table:table-cell table:formula="of:=IF(RIGHT([' ;'.A150];4)=&quot;turn&quot;;&quot;Turn2&quot;;IF(RIGHT([' ;'.A150];4)=&quot;move&quot;;&quot;Move&quot;;[' ;'.A150]))" office:value-type="string" office:string-value="Turn2">
            <text:p>Turn2</text:p>
          </table:table-cell>
          <table:table-cell table:formula="of:=[' ;'.B150]" office:value-type="string" office:string-value="lfinger22">
            <text:p>lfinger22</text:p>
          </table:table-cell>
          <table:table-cell table:formula="of:=LEFT([' ;'.D150];1)&amp;&quot;_&quot;&amp;RIGHT([' ;'.D150];4)" office:value-type="string" office:string-value="y_axis">
            <text:p>y_axis</text:p>
          </table:table-cell>
          <table:table-cell table:formula="of:=ROUND(VALUE(MID([' ;'.E150];2;LEN([' ;'.E150])-2));1)" office:value-type="float" office:value="-66.6">
            <text:p>-66.6</text:p>
          </table:table-cell>
          <table:table-cell table:formula="of:=VALUE(MID([' ;'.G150];2;LEN([' ;'.G150])-2))" office:value-type="float" office:value="39.345168">
            <text:p>39.345168</text:p>
          </table:table-cell>
          <table:table-cell table:formula="of:=ROUND([.E150]/[.$J$1];2)" office:value-type="float" office:value="39.35">
            <text:p>39.35</text:p>
          </table:table-cell>
          <table:table-cell/>
          <table:table-cell table:formula="of:=IF(RIGHT([.A150];5)=&quot;sleep&quot;;&quot;Sleep(&quot;&amp;[.$L$1]&amp;&quot;*&quot;&amp;ROUND(VALUE([.B150]);2)/[.$M$1]&amp;&quot;)&quot;;[.A150]&amp;&quot;( &quot;&amp;[.B150]&amp;&quot;, &quot;&amp;[.C150]&amp;&quot;, &quot;&amp;[.D150]&amp;&quot;, &quot;&amp;[.$I$1]&amp;&quot;*&quot;&amp;[.F150]&amp;&quot; )&quot;)" office:value-type="string" office:string-value="Turn2( lfinger22, y_axis, -66.6, MOVEANIMATIONSPEED*39.35 )">
            <text:p>Turn2( lfinger22, y_axis, -66.6, MOVEANIMATIONSPEED*39.35 )</text:p>
          </table:table-cell>
          <table:table-cell table:number-columns-repeated="6"/>
        </table:table-row>
        <table:table-row table:style-name="ro1">
          <table:table-cell table:formula="of:=IF(RIGHT([' ;'.A151];4)=&quot;turn&quot;;&quot;Turn2&quot;;IF(RIGHT([' ;'.A151];4)=&quot;move&quot;;&quot;Move&quot;;[' ;'.A151]))" office:value-type="string" office:string-value="Turn2">
            <text:p>Turn2</text:p>
          </table:table-cell>
          <table:table-cell table:formula="of:=[' ;'.B151]" office:value-type="string" office:string-value="lfinger31">
            <text:p>lfinger31</text:p>
          </table:table-cell>
          <table:table-cell table:formula="of:=LEFT([' ;'.D151];1)&amp;&quot;_&quot;&amp;RIGHT([' ;'.D151];4)" office:value-type="string" office:string-value="x_axis">
            <text:p>x_axis</text:p>
          </table:table-cell>
          <table:table-cell table:formula="of:=ROUND(VALUE(MID([' ;'.E151];2;LEN([' ;'.E151])-2));1)" office:value-type="float" office:value="19.2">
            <text:p>19.2</text:p>
          </table:table-cell>
          <table:table-cell table:formula="of:=VALUE(MID([' ;'.G151];2;LEN([' ;'.G151])-2))" office:value-type="float" office:value="13.45829">
            <text:p>13.45829</text:p>
          </table:table-cell>
          <table:table-cell table:formula="of:=ROUND([.E151]/[.$J$1];2)" office:value-type="float" office:value="13.46">
            <text:p>13.46</text:p>
          </table:table-cell>
          <table:table-cell/>
          <table:table-cell table:formula="of:=IF(RIGHT([.A151];5)=&quot;sleep&quot;;&quot;Sleep(&quot;&amp;[.$L$1]&amp;&quot;*&quot;&amp;ROUND(VALUE([.B151]);2)/[.$M$1]&amp;&quot;)&quot;;[.A151]&amp;&quot;( &quot;&amp;[.B151]&amp;&quot;, &quot;&amp;[.C151]&amp;&quot;, &quot;&amp;[.D151]&amp;&quot;, &quot;&amp;[.$I$1]&amp;&quot;*&quot;&amp;[.F151]&amp;&quot; )&quot;)" office:value-type="string" office:string-value="Turn2( lfinger31, x_axis, 19.2, MOVEANIMATIONSPEED*13.46 )">
            <text:p>Turn2( lfinger31, x_axis, 19.2, MOVEANIMATIONSPEED*13.46 )</text:p>
          </table:table-cell>
          <table:table-cell table:number-columns-repeated="6"/>
        </table:table-row>
        <table:table-row table:style-name="ro1">
          <table:table-cell table:formula="of:=IF(RIGHT([' ;'.A152];4)=&quot;turn&quot;;&quot;Turn2&quot;;IF(RIGHT([' ;'.A152];4)=&quot;move&quot;;&quot;Move&quot;;[' ;'.A152]))" office:value-type="string" office:string-value="Turn2">
            <text:p>Turn2</text:p>
          </table:table-cell>
          <table:table-cell table:formula="of:=[' ;'.B152]" office:value-type="string" office:string-value="lfinger31">
            <text:p>lfinger31</text:p>
          </table:table-cell>
          <table:table-cell table:formula="of:=LEFT([' ;'.D152];1)&amp;&quot;_&quot;&amp;RIGHT([' ;'.D152];4)" office:value-type="string" office:string-value="z_axis">
            <text:p>z_axis</text:p>
          </table:table-cell>
          <table:table-cell table:formula="of:=ROUND(VALUE(MID([' ;'.E152];2;LEN([' ;'.E152])-2));1)" office:value-type="float" office:value="-46.4">
            <text:p>-46.4</text:p>
          </table:table-cell>
          <table:table-cell table:formula="of:=VALUE(MID([' ;'.G152];2;LEN([' ;'.G152])-2))" office:value-type="float" office:value="30.653308">
            <text:p>30.653308</text:p>
          </table:table-cell>
          <table:table-cell table:formula="of:=ROUND([.E152]/[.$J$1];2)" office:value-type="float" office:value="30.65">
            <text:p>30.65</text:p>
          </table:table-cell>
          <table:table-cell/>
          <table:table-cell table:formula="of:=IF(RIGHT([.A152];5)=&quot;sleep&quot;;&quot;Sleep(&quot;&amp;[.$L$1]&amp;&quot;*&quot;&amp;ROUND(VALUE([.B152]);2)/[.$M$1]&amp;&quot;)&quot;;[.A152]&amp;&quot;( &quot;&amp;[.B152]&amp;&quot;, &quot;&amp;[.C152]&amp;&quot;, &quot;&amp;[.D152]&amp;&quot;, &quot;&amp;[.$I$1]&amp;&quot;*&quot;&amp;[.F152]&amp;&quot; )&quot;)" office:value-type="string" office:string-value="Turn2( lfinger31, z_axis, -46.4, MOVEANIMATIONSPEED*30.65 )">
            <text:p>Turn2( lfinger31, z_axis, -46.4, MOVEANIMATIONSPEED*30.65 )</text:p>
          </table:table-cell>
          <table:table-cell table:number-columns-repeated="6"/>
        </table:table-row>
        <table:table-row table:style-name="ro1">
          <table:table-cell table:formula="of:=IF(RIGHT([' ;'.A153];4)=&quot;turn&quot;;&quot;Turn2&quot;;IF(RIGHT([' ;'.A153];4)=&quot;move&quot;;&quot;Move&quot;;[' ;'.A153]))" office:value-type="string" office:string-value="Turn2">
            <text:p>Turn2</text:p>
          </table:table-cell>
          <table:table-cell table:formula="of:=[' ;'.B153]" office:value-type="string" office:string-value="lfinger31">
            <text:p>lfinger31</text:p>
          </table:table-cell>
          <table:table-cell table:formula="of:=LEFT([' ;'.D153];1)&amp;&quot;_&quot;&amp;RIGHT([' ;'.D153];4)" office:value-type="string" office:string-value="y_axis">
            <text:p>y_axis</text:p>
          </table:table-cell>
          <table:table-cell table:formula="of:=ROUND(VALUE(MID([' ;'.E153];2;LEN([' ;'.E153])-2));1)" office:value-type="float" office:value="33.1">
            <text:p>33.1</text:p>
          </table:table-cell>
          <table:table-cell table:formula="of:=VALUE(MID([' ;'.G153];2;LEN([' ;'.G153])-2))" office:value-type="float" office:value="59.449762">
            <text:p>59.449762</text:p>
          </table:table-cell>
          <table:table-cell table:formula="of:=ROUND([.E153]/[.$J$1];2)" office:value-type="float" office:value="59.45">
            <text:p>59.45</text:p>
          </table:table-cell>
          <table:table-cell/>
          <table:table-cell table:formula="of:=IF(RIGHT([.A153];5)=&quot;sleep&quot;;&quot;Sleep(&quot;&amp;[.$L$1]&amp;&quot;*&quot;&amp;ROUND(VALUE([.B153]);2)/[.$M$1]&amp;&quot;)&quot;;[.A153]&amp;&quot;( &quot;&amp;[.B153]&amp;&quot;, &quot;&amp;[.C153]&amp;&quot;, &quot;&amp;[.D153]&amp;&quot;, &quot;&amp;[.$I$1]&amp;&quot;*&quot;&amp;[.F153]&amp;&quot; )&quot;)" office:value-type="string" office:string-value="Turn2( lfinger31, y_axis, 33.1, MOVEANIMATIONSPEED*59.45 )">
            <text:p>Turn2( lfinger31, y_axis, 33.1, MOVEANIMATIONSPEED*59.45 )</text:p>
          </table:table-cell>
          <table:table-cell table:number-columns-repeated="6"/>
        </table:table-row>
        <table:table-row table:style-name="ro1">
          <table:table-cell table:formula="of:=IF(RIGHT([' ;'.A154];4)=&quot;turn&quot;;&quot;Turn2&quot;;IF(RIGHT([' ;'.A154];4)=&quot;move&quot;;&quot;Move&quot;;[' ;'.A154]))" office:value-type="string" office:string-value="Turn2">
            <text:p>Turn2</text:p>
          </table:table-cell>
          <table:table-cell table:formula="of:=[' ;'.B154]" office:value-type="string" office:string-value="lfinger32">
            <text:p>lfinger32</text:p>
          </table:table-cell>
          <table:table-cell table:formula="of:=LEFT([' ;'.D154];1)&amp;&quot;_&quot;&amp;RIGHT([' ;'.D154];4)" office:value-type="string" office:string-value="x_axis">
            <text:p>x_axis</text:p>
          </table:table-cell>
          <table:table-cell table:formula="of:=ROUND(VALUE(MID([' ;'.E154];2;LEN([' ;'.E154])-2));1)" office:value-type="float" office:value="-21.9">
            <text:p>-21.9</text:p>
          </table:table-cell>
          <table:table-cell table:formula="of:=VALUE(MID([' ;'.G154];2;LEN([' ;'.G154])-2))" office:value-type="float" office:value="21.279045">
            <text:p>21.279045</text:p>
          </table:table-cell>
          <table:table-cell table:formula="of:=ROUND([.E154]/[.$J$1];2)" office:value-type="float" office:value="21.28">
            <text:p>21.28</text:p>
          </table:table-cell>
          <table:table-cell/>
          <table:table-cell table:formula="of:=IF(RIGHT([.A154];5)=&quot;sleep&quot;;&quot;Sleep(&quot;&amp;[.$L$1]&amp;&quot;*&quot;&amp;ROUND(VALUE([.B154]);2)/[.$M$1]&amp;&quot;)&quot;;[.A154]&amp;&quot;( &quot;&amp;[.B154]&amp;&quot;, &quot;&amp;[.C154]&amp;&quot;, &quot;&amp;[.D154]&amp;&quot;, &quot;&amp;[.$I$1]&amp;&quot;*&quot;&amp;[.F154]&amp;&quot; )&quot;)" office:value-type="string" office:string-value="Turn2( lfinger32, x_axis, -21.9, MOVEANIMATIONSPEED*21.28 )">
            <text:p>Turn2( lfinger32, x_axis, -21.9, MOVEANIMATIONSPEED*21.28 )</text:p>
          </table:table-cell>
          <table:table-cell table:number-columns-repeated="6"/>
        </table:table-row>
        <table:table-row table:style-name="ro1">
          <table:table-cell table:formula="of:=IF(RIGHT([' ;'.A155];4)=&quot;turn&quot;;&quot;Turn2&quot;;IF(RIGHT([' ;'.A155];4)=&quot;move&quot;;&quot;Move&quot;;[' ;'.A155]))" office:value-type="string" office:string-value="Turn2">
            <text:p>Turn2</text:p>
          </table:table-cell>
          <table:table-cell table:formula="of:=[' ;'.B155]" office:value-type="string" office:string-value="lfinger32">
            <text:p>lfinger32</text:p>
          </table:table-cell>
          <table:table-cell table:formula="of:=LEFT([' ;'.D155];1)&amp;&quot;_&quot;&amp;RIGHT([' ;'.D155];4)" office:value-type="string" office:string-value="z_axis">
            <text:p>z_axis</text:p>
          </table:table-cell>
          <table:table-cell table:formula="of:=ROUND(VALUE(MID([' ;'.E155];2;LEN([' ;'.E155])-2));1)" office:value-type="float" office:value="-46.4">
            <text:p>-46.4</text:p>
          </table:table-cell>
          <table:table-cell table:formula="of:=VALUE(MID([' ;'.G155];2;LEN([' ;'.G155])-2))" office:value-type="float" office:value="32.748162">
            <text:p>32.748162</text:p>
          </table:table-cell>
          <table:table-cell table:formula="of:=ROUND([.E155]/[.$J$1];2)" office:value-type="float" office:value="32.75">
            <text:p>32.75</text:p>
          </table:table-cell>
          <table:table-cell/>
          <table:table-cell table:formula="of:=IF(RIGHT([.A155];5)=&quot;sleep&quot;;&quot;Sleep(&quot;&amp;[.$L$1]&amp;&quot;*&quot;&amp;ROUND(VALUE([.B155]);2)/[.$M$1]&amp;&quot;)&quot;;[.A155]&amp;&quot;( &quot;&amp;[.B155]&amp;&quot;, &quot;&amp;[.C155]&amp;&quot;, &quot;&amp;[.D155]&amp;&quot;, &quot;&amp;[.$I$1]&amp;&quot;*&quot;&amp;[.F155]&amp;&quot; )&quot;)" office:value-type="string" office:string-value="Turn2( lfinger32, z_axis, -46.4, MOVEANIMATIONSPEED*32.75 )">
            <text:p>Turn2( lfinger32, z_axis, -46.4, MOVEANIMATIONSPEED*32.75 )</text:p>
          </table:table-cell>
          <table:table-cell table:number-columns-repeated="6"/>
        </table:table-row>
        <table:table-row table:style-name="ro1">
          <table:table-cell table:formula="of:=IF(RIGHT([' ;'.A156];4)=&quot;turn&quot;;&quot;Turn2&quot;;IF(RIGHT([' ;'.A156];4)=&quot;move&quot;;&quot;Move&quot;;[' ;'.A156]))" office:value-type="string" office:string-value="Turn2">
            <text:p>Turn2</text:p>
          </table:table-cell>
          <table:table-cell table:formula="of:=[' ;'.B156]" office:value-type="string" office:string-value="lfinger32">
            <text:p>lfinger32</text:p>
          </table:table-cell>
          <table:table-cell table:formula="of:=LEFT([' ;'.D156];1)&amp;&quot;_&quot;&amp;RIGHT([' ;'.D156];4)" office:value-type="string" office:string-value="y_axis">
            <text:p>y_axis</text:p>
          </table:table-cell>
          <table:table-cell table:formula="of:=ROUND(VALUE(MID([' ;'.E156];2;LEN([' ;'.E156])-2));1)" office:value-type="float" office:value="30.5">
            <text:p>30.5</text:p>
          </table:table-cell>
          <table:table-cell table:formula="of:=VALUE(MID([' ;'.G156];2;LEN([' ;'.G156])-2))" office:value-type="float" office:value="68.812807">
            <text:p>68.812807</text:p>
          </table:table-cell>
          <table:table-cell table:formula="of:=ROUND([.E156]/[.$J$1];2)" office:value-type="float" office:value="68.81">
            <text:p>68.81</text:p>
          </table:table-cell>
          <table:table-cell/>
          <table:table-cell table:formula="of:=IF(RIGHT([.A156];5)=&quot;sleep&quot;;&quot;Sleep(&quot;&amp;[.$L$1]&amp;&quot;*&quot;&amp;ROUND(VALUE([.B156]);2)/[.$M$1]&amp;&quot;)&quot;;[.A156]&amp;&quot;( &quot;&amp;[.B156]&amp;&quot;, &quot;&amp;[.C156]&amp;&quot;, &quot;&amp;[.D156]&amp;&quot;, &quot;&amp;[.$I$1]&amp;&quot;*&quot;&amp;[.F156]&amp;&quot; )&quot;)" office:value-type="string" office:string-value="Turn2( lfinger32, y_axis, 30.5, MOVEANIMATIONSPEED*68.81 )">
            <text:p>Turn2( lfinger32, y_axis, 30.5, MOVEANIMATIONSPEED*68.81 )</text:p>
          </table:table-cell>
          <table:table-cell table:number-columns-repeated="6"/>
        </table:table-row>
        <table:table-row table:style-name="ro1">
          <table:table-cell table:formula="of:=IF(RIGHT([' ;'.A157];4)=&quot;turn&quot;;&quot;Turn2&quot;;IF(RIGHT([' ;'.A157];4)=&quot;move&quot;;&quot;Move&quot;;[' ;'.A157]))" office:value-type="string" office:string-value="Turn2">
            <text:p>Turn2</text:p>
          </table:table-cell>
          <table:table-cell table:formula="of:=[' ;'.B157]" office:value-type="string" office:string-value="lhoof">
            <text:p>lhoof</text:p>
          </table:table-cell>
          <table:table-cell table:formula="of:=LEFT([' ;'.D157];1)&amp;&quot;_&quot;&amp;RIGHT([' ;'.D157];4)" office:value-type="string" office:string-value="x_axis">
            <text:p>x_axis</text:p>
          </table:table-cell>
          <table:table-cell table:formula="of:=ROUND(VALUE(MID([' ;'.E157];2;LEN([' ;'.E157])-2));1)" office:value-type="float" office:value="10.4">
            <text:p>10.4</text:p>
          </table:table-cell>
          <table:table-cell table:formula="of:=VALUE(MID([' ;'.G157];2;LEN([' ;'.G157])-2))" office:value-type="float" office:value="87.465899">
            <text:p>87.465899</text:p>
          </table:table-cell>
          <table:table-cell table:formula="of:=ROUND([.E157]/[.$J$1];2)" office:value-type="float" office:value="87.47">
            <text:p>87.47</text:p>
          </table:table-cell>
          <table:table-cell/>
          <table:table-cell table:formula="of:=IF(RIGHT([.A157];5)=&quot;sleep&quot;;&quot;Sleep(&quot;&amp;[.$L$1]&amp;&quot;*&quot;&amp;ROUND(VALUE([.B157]);2)/[.$M$1]&amp;&quot;)&quot;;[.A157]&amp;&quot;( &quot;&amp;[.B157]&amp;&quot;, &quot;&amp;[.C157]&amp;&quot;, &quot;&amp;[.D157]&amp;&quot;, &quot;&amp;[.$I$1]&amp;&quot;*&quot;&amp;[.F157]&amp;&quot; )&quot;)" office:value-type="string" office:string-value="Turn2( lhoof, x_axis, 10.4, MOVEANIMATIONSPEED*87.47 )">
            <text:p>Turn2( lhoof, x_axis, 10.4, MOVEANIMATIONSPEED*87.47 )</text:p>
          </table:table-cell>
          <table:table-cell table:number-columns-repeated="6"/>
        </table:table-row>
        <table:table-row table:style-name="ro1">
          <table:table-cell table:formula="of:=IF(RIGHT([' ;'.A158];4)=&quot;turn&quot;;&quot;Turn2&quot;;IF(RIGHT([' ;'.A158];4)=&quot;move&quot;;&quot;Move&quot;;[' ;'.A158]))" office:value-type="string" office:string-value="Turn2">
            <text:p>Turn2</text:p>
          </table:table-cell>
          <table:table-cell table:formula="of:=[' ;'.B158]" office:value-type="string" office:string-value="llarm">
            <text:p>llarm</text:p>
          </table:table-cell>
          <table:table-cell table:formula="of:=LEFT([' ;'.D158];1)&amp;&quot;_&quot;&amp;RIGHT([' ;'.D158];4)" office:value-type="string" office:string-value="x_axis">
            <text:p>x_axis</text:p>
          </table:table-cell>
          <table:table-cell table:formula="of:=ROUND(VALUE(MID([' ;'.E158];2;LEN([' ;'.E158])-2));1)" office:value-type="float" office:value="-17.5">
            <text:p>-17.5</text:p>
          </table:table-cell>
          <table:table-cell table:formula="of:=VALUE(MID([' ;'.G158];2;LEN([' ;'.G158])-2))" office:value-type="float" office:value="1.744926">
            <text:p>1.744926</text:p>
          </table:table-cell>
          <table:table-cell table:formula="of:=ROUND([.E158]/[.$J$1];2)" office:value-type="float" office:value="1.74">
            <text:p>1.74</text:p>
          </table:table-cell>
          <table:table-cell/>
          <table:table-cell table:formula="of:=IF(RIGHT([.A158];5)=&quot;sleep&quot;;&quot;Sleep(&quot;&amp;[.$L$1]&amp;&quot;*&quot;&amp;ROUND(VALUE([.B158]);2)/[.$M$1]&amp;&quot;)&quot;;[.A158]&amp;&quot;( &quot;&amp;[.B158]&amp;&quot;, &quot;&amp;[.C158]&amp;&quot;, &quot;&amp;[.D158]&amp;&quot;, &quot;&amp;[.$I$1]&amp;&quot;*&quot;&amp;[.F158]&amp;&quot; )&quot;)" office:value-type="string" office:string-value="Turn2( llarm, x_axis, -17.5, MOVEANIMATIONSPEED*1.74 )">
            <text:p>Turn2( llarm, x_axis, -17.5, MOVEANIMATIONSPEED*1.74 )</text:p>
          </table:table-cell>
          <table:table-cell table:number-columns-repeated="6"/>
        </table:table-row>
        <table:table-row table:style-name="ro1">
          <table:table-cell table:formula="of:=IF(RIGHT([' ;'.A159];4)=&quot;turn&quot;;&quot;Turn2&quot;;IF(RIGHT([' ;'.A159];4)=&quot;move&quot;;&quot;Move&quot;;[' ;'.A159]))" office:value-type="string" office:string-value="Turn2">
            <text:p>Turn2</text:p>
          </table:table-cell>
          <table:table-cell table:formula="of:=[' ;'.B159]" office:value-type="string" office:string-value="llarm">
            <text:p>llarm</text:p>
          </table:table-cell>
          <table:table-cell table:formula="of:=LEFT([' ;'.D159];1)&amp;&quot;_&quot;&amp;RIGHT([' ;'.D159];4)" office:value-type="string" office:string-value="z_axis">
            <text:p>z_axis</text:p>
          </table:table-cell>
          <table:table-cell table:formula="of:=ROUND(VALUE(MID([' ;'.E159];2;LEN([' ;'.E159])-2));1)" office:value-type="float" office:value="-5.2">
            <text:p>-5.2</text:p>
          </table:table-cell>
          <table:table-cell table:formula="of:=VALUE(MID([' ;'.G159];2;LEN([' ;'.G159])-2))" office:value-type="float" office:value="6.758357">
            <text:p>6.758357</text:p>
          </table:table-cell>
          <table:table-cell table:formula="of:=ROUND([.E159]/[.$J$1];2)" office:value-type="float" office:value="6.76">
            <text:p>6.76</text:p>
          </table:table-cell>
          <table:table-cell/>
          <table:table-cell table:formula="of:=IF(RIGHT([.A159];5)=&quot;sleep&quot;;&quot;Sleep(&quot;&amp;[.$L$1]&amp;&quot;*&quot;&amp;ROUND(VALUE([.B159]);2)/[.$M$1]&amp;&quot;)&quot;;[.A159]&amp;&quot;( &quot;&amp;[.B159]&amp;&quot;, &quot;&amp;[.C159]&amp;&quot;, &quot;&amp;[.D159]&amp;&quot;, &quot;&amp;[.$I$1]&amp;&quot;*&quot;&amp;[.F159]&amp;&quot; )&quot;)" office:value-type="string" office:string-value="Turn2( llarm, z_axis, -5.2, MOVEANIMATIONSPEED*6.76 )">
            <text:p>Turn2( llarm, z_axis, -5.2, MOVEANIMATIONSPEED*6.76 )</text:p>
          </table:table-cell>
          <table:table-cell table:number-columns-repeated="6"/>
        </table:table-row>
        <table:table-row table:style-name="ro1">
          <table:table-cell table:formula="of:=IF(RIGHT([' ;'.A160];4)=&quot;turn&quot;;&quot;Turn2&quot;;IF(RIGHT([' ;'.A160];4)=&quot;move&quot;;&quot;Move&quot;;[' ;'.A160]))" office:value-type="string" office:string-value="Turn2">
            <text:p>Turn2</text:p>
          </table:table-cell>
          <table:table-cell table:formula="of:=[' ;'.B160]" office:value-type="string" office:string-value="llarm">
            <text:p>llarm</text:p>
          </table:table-cell>
          <table:table-cell table:formula="of:=LEFT([' ;'.D160];1)&amp;&quot;_&quot;&amp;RIGHT([' ;'.D160];4)" office:value-type="string" office:string-value="y_axis">
            <text:p>y_axis</text:p>
          </table:table-cell>
          <table:table-cell table:formula="of:=ROUND(VALUE(MID([' ;'.E160];2;LEN([' ;'.E160])-2));1)" office:value-type="float" office:value="-7.4">
            <text:p>-7.4</text:p>
          </table:table-cell>
          <table:table-cell table:formula="of:=VALUE(MID([' ;'.G160];2;LEN([' ;'.G160])-2))" office:value-type="float" office:value="7.738493">
            <text:p>7.738493</text:p>
          </table:table-cell>
          <table:table-cell table:formula="of:=ROUND([.E160]/[.$J$1];2)" office:value-type="float" office:value="7.74">
            <text:p>7.74</text:p>
          </table:table-cell>
          <table:table-cell/>
          <table:table-cell table:formula="of:=IF(RIGHT([.A160];5)=&quot;sleep&quot;;&quot;Sleep(&quot;&amp;[.$L$1]&amp;&quot;*&quot;&amp;ROUND(VALUE([.B160]);2)/[.$M$1]&amp;&quot;)&quot;;[.A160]&amp;&quot;( &quot;&amp;[.B160]&amp;&quot;, &quot;&amp;[.C160]&amp;&quot;, &quot;&amp;[.D160]&amp;&quot;, &quot;&amp;[.$I$1]&amp;&quot;*&quot;&amp;[.F160]&amp;&quot; )&quot;)" office:value-type="string" office:string-value="Turn2( llarm, y_axis, -7.4, MOVEANIMATIONSPEED*7.74 )">
            <text:p>Turn2( llarm, y_axis, -7.4, MOVEANIMATIONSPEED*7.74 )</text:p>
          </table:table-cell>
          <table:table-cell table:number-columns-repeated="6"/>
        </table:table-row>
        <table:table-row table:style-name="ro1">
          <table:table-cell table:formula="of:=IF(RIGHT([' ;'.A161];4)=&quot;turn&quot;;&quot;Turn2&quot;;IF(RIGHT([' ;'.A161];4)=&quot;move&quot;;&quot;Move&quot;;[' ;'.A161]))" office:value-type="string" office:string-value="Turn2">
            <text:p>Turn2</text:p>
          </table:table-cell>
          <table:table-cell table:formula="of:=[' ;'.B161]" office:value-type="string" office:string-value="lleg">
            <text:p>lleg</text:p>
          </table:table-cell>
          <table:table-cell table:formula="of:=LEFT([' ;'.D161];1)&amp;&quot;_&quot;&amp;RIGHT([' ;'.D161];4)" office:value-type="string" office:string-value="x_axis">
            <text:p>x_axis</text:p>
          </table:table-cell>
          <table:table-cell table:formula="of:=ROUND(VALUE(MID([' ;'.E161];2;LEN([' ;'.E161])-2));1)" office:value-type="float" office:value="39.9">
            <text:p>39.9</text:p>
          </table:table-cell>
          <table:table-cell table:formula="of:=VALUE(MID([' ;'.G161];2;LEN([' ;'.G161])-2))" office:value-type="float" office:value="234.631136">
            <text:p>234.631136</text:p>
          </table:table-cell>
          <table:table-cell table:formula="of:=ROUND([.E161]/[.$J$1];2)" office:value-type="float" office:value="234.63">
            <text:p>234.63</text:p>
          </table:table-cell>
          <table:table-cell/>
          <table:table-cell table:formula="of:=IF(RIGHT([.A161];5)=&quot;sleep&quot;;&quot;Sleep(&quot;&amp;[.$L$1]&amp;&quot;*&quot;&amp;ROUND(VALUE([.B161]);2)/[.$M$1]&amp;&quot;)&quot;;[.A161]&amp;&quot;( &quot;&amp;[.B161]&amp;&quot;, &quot;&amp;[.C161]&amp;&quot;, &quot;&amp;[.D161]&amp;&quot;, &quot;&amp;[.$I$1]&amp;&quot;*&quot;&amp;[.F161]&amp;&quot; )&quot;)" office:value-type="string" office:string-value="Turn2( lleg, x_axis, 39.9, MOVEANIMATIONSPEED*234.63 )">
            <text:p>Turn2( lleg, x_axis, 39.9, MOVEANIMATIONSPEED*234.63 )</text:p>
          </table:table-cell>
          <table:table-cell table:number-columns-repeated="6"/>
        </table:table-row>
        <table:table-row table:style-name="ro1">
          <table:table-cell table:formula="of:=IF(RIGHT([' ;'.A162];4)=&quot;turn&quot;;&quot;Turn2&quot;;IF(RIGHT([' ;'.A162];4)=&quot;move&quot;;&quot;Move&quot;;[' ;'.A162]))" office:value-type="string" office:string-value="Turn2">
            <text:p>Turn2</text:p>
          </table:table-cell>
          <table:table-cell table:formula="of:=[' ;'.B162]" office:value-type="string" office:string-value="lshoulder">
            <text:p>lshoulder</text:p>
          </table:table-cell>
          <table:table-cell table:formula="of:=LEFT([' ;'.D162];1)&amp;&quot;_&quot;&amp;RIGHT([' ;'.D162];4)" office:value-type="string" office:string-value="x_axis">
            <text:p>x_axis</text:p>
          </table:table-cell>
          <table:table-cell table:formula="of:=ROUND(VALUE(MID([' ;'.E162];2;LEN([' ;'.E162])-2));1)" office:value-type="float" office:value="33.2">
            <text:p>33.2</text:p>
          </table:table-cell>
          <table:table-cell table:formula="of:=VALUE(MID([' ;'.G162];2;LEN([' ;'.G162])-2))" office:value-type="float" office:value="65.114345">
            <text:p>65.114345</text:p>
          </table:table-cell>
          <table:table-cell table:formula="of:=ROUND([.E162]/[.$J$1];2)" office:value-type="float" office:value="65.11">
            <text:p>65.11</text:p>
          </table:table-cell>
          <table:table-cell/>
          <table:table-cell table:formula="of:=IF(RIGHT([.A162];5)=&quot;sleep&quot;;&quot;Sleep(&quot;&amp;[.$L$1]&amp;&quot;*&quot;&amp;ROUND(VALUE([.B162]);2)/[.$M$1]&amp;&quot;)&quot;;[.A162]&amp;&quot;( &quot;&amp;[.B162]&amp;&quot;, &quot;&amp;[.C162]&amp;&quot;, &quot;&amp;[.D162]&amp;&quot;, &quot;&amp;[.$I$1]&amp;&quot;*&quot;&amp;[.F162]&amp;&quot; )&quot;)" office:value-type="string" office:string-value="Turn2( lshoulder, x_axis, 33.2, MOVEANIMATIONSPEED*65.11 )">
            <text:p>Turn2( lshoulder, x_axis, 33.2, MOVEANIMATIONSPEED*65.11 )</text:p>
          </table:table-cell>
          <table:table-cell table:number-columns-repeated="6"/>
        </table:table-row>
        <table:table-row table:style-name="ro1">
          <table:table-cell table:formula="of:=IF(RIGHT([' ;'.A163];4)=&quot;turn&quot;;&quot;Turn2&quot;;IF(RIGHT([' ;'.A163];4)=&quot;move&quot;;&quot;Move&quot;;[' ;'.A163]))" office:value-type="string" office:string-value="Turn2">
            <text:p>Turn2</text:p>
          </table:table-cell>
          <table:table-cell table:formula="of:=[' ;'.B163]" office:value-type="string" office:string-value="lshoulder">
            <text:p>lshoulder</text:p>
          </table:table-cell>
          <table:table-cell table:formula="of:=LEFT([' ;'.D163];1)&amp;&quot;_&quot;&amp;RIGHT([' ;'.D163];4)" office:value-type="string" office:string-value="z_axis">
            <text:p>z_axis</text:p>
          </table:table-cell>
          <table:table-cell table:formula="of:=ROUND(VALUE(MID([' ;'.E163];2;LEN([' ;'.E163])-2));1)" office:value-type="float" office:value="1.1">
            <text:p>1.1</text:p>
          </table:table-cell>
          <table:table-cell table:formula="of:=VALUE(MID([' ;'.G163];2;LEN([' ;'.G163])-2))" office:value-type="float" office:value="2.926507">
            <text:p>2.926507</text:p>
          </table:table-cell>
          <table:table-cell table:formula="of:=ROUND([.E163]/[.$J$1];2)" office:value-type="float" office:value="2.93">
            <text:p>2.93</text:p>
          </table:table-cell>
          <table:table-cell/>
          <table:table-cell table:formula="of:=IF(RIGHT([.A163];5)=&quot;sleep&quot;;&quot;Sleep(&quot;&amp;[.$L$1]&amp;&quot;*&quot;&amp;ROUND(VALUE([.B163]);2)/[.$M$1]&amp;&quot;)&quot;;[.A163]&amp;&quot;( &quot;&amp;[.B163]&amp;&quot;, &quot;&amp;[.C163]&amp;&quot;, &quot;&amp;[.D163]&amp;&quot;, &quot;&amp;[.$I$1]&amp;&quot;*&quot;&amp;[.F163]&amp;&quot; )&quot;)" office:value-type="string" office:string-value="Turn2( lshoulder, z_axis, 1.1, MOVEANIMATIONSPEED*2.93 )">
            <text:p>Turn2( lshoulder, z_axis, 1.1, MOVEANIMATIONSPEED*2.93 )</text:p>
          </table:table-cell>
          <table:table-cell table:number-columns-repeated="6"/>
        </table:table-row>
        <table:table-row table:style-name="ro1">
          <table:table-cell table:formula="of:=IF(RIGHT([' ;'.A164];4)=&quot;turn&quot;;&quot;Turn2&quot;;IF(RIGHT([' ;'.A164];4)=&quot;move&quot;;&quot;Move&quot;;[' ;'.A164]))" office:value-type="string" office:string-value="Turn2">
            <text:p>Turn2</text:p>
          </table:table-cell>
          <table:table-cell table:formula="of:=[' ;'.B164]" office:value-type="string" office:string-value="lshoulder">
            <text:p>lshoulder</text:p>
          </table:table-cell>
          <table:table-cell table:formula="of:=LEFT([' ;'.D164];1)&amp;&quot;_&quot;&amp;RIGHT([' ;'.D164];4)" office:value-type="string" office:string-value="y_axis">
            <text:p>y_axis</text:p>
          </table:table-cell>
          <table:table-cell table:formula="of:=ROUND(VALUE(MID([' ;'.E164];2;LEN([' ;'.E164])-2));1)" office:value-type="float" office:value="3.5">
            <text:p>3.5</text:p>
          </table:table-cell>
          <table:table-cell table:formula="of:=VALUE(MID([' ;'.G164];2;LEN([' ;'.G164])-2))" office:value-type="float" office:value="3.248148">
            <text:p>3.248148</text:p>
          </table:table-cell>
          <table:table-cell table:formula="of:=ROUND([.E164]/[.$J$1];2)" office:value-type="float" office:value="3.25">
            <text:p>3.25</text:p>
          </table:table-cell>
          <table:table-cell/>
          <table:table-cell table:formula="of:=IF(RIGHT([.A164];5)=&quot;sleep&quot;;&quot;Sleep(&quot;&amp;[.$L$1]&amp;&quot;*&quot;&amp;ROUND(VALUE([.B164]);2)/[.$M$1]&amp;&quot;)&quot;;[.A164]&amp;&quot;( &quot;&amp;[.B164]&amp;&quot;, &quot;&amp;[.C164]&amp;&quot;, &quot;&amp;[.D164]&amp;&quot;, &quot;&amp;[.$I$1]&amp;&quot;*&quot;&amp;[.F164]&amp;&quot; )&quot;)" office:value-type="string" office:string-value="Turn2( lshoulder, y_axis, 3.5, MOVEANIMATIONSPEED*3.25 )">
            <text:p>Turn2( lshoulder, y_axis, 3.5, MOVEANIMATIONSPEED*3.25 )</text:p>
          </table:table-cell>
          <table:table-cell table:number-columns-repeated="6"/>
        </table:table-row>
        <table:table-row table:style-name="ro1">
          <table:table-cell table:formula="of:=IF(RIGHT([' ;'.A165];4)=&quot;turn&quot;;&quot;Turn2&quot;;IF(RIGHT([' ;'.A165];4)=&quot;move&quot;;&quot;Move&quot;;[' ;'.A165]))" office:value-type="string" office:string-value="Turn2">
            <text:p>Turn2</text:p>
          </table:table-cell>
          <table:table-cell table:formula="of:=[' ;'.B165]" office:value-type="string" office:string-value="lthigh">
            <text:p>lthigh</text:p>
          </table:table-cell>
          <table:table-cell table:formula="of:=LEFT([' ;'.D165];1)&amp;&quot;_&quot;&amp;RIGHT([' ;'.D165];4)" office:value-type="string" office:string-value="x_axis">
            <text:p>x_axis</text:p>
          </table:table-cell>
          <table:table-cell table:formula="of:=ROUND(VALUE(MID([' ;'.E165];2;LEN([' ;'.E165])-2));1)" office:value-type="float" office:value="-50.3">
            <text:p>-50.3</text:p>
          </table:table-cell>
          <table:table-cell table:formula="of:=VALUE(MID([' ;'.G165];2;LEN([' ;'.G165])-2))" office:value-type="float" office:value="147.164485">
            <text:p>147.164485</text:p>
          </table:table-cell>
          <table:table-cell table:formula="of:=ROUND([.E165]/[.$J$1];2)" office:value-type="float" office:value="147.16">
            <text:p>147.16</text:p>
          </table:table-cell>
          <table:table-cell/>
          <table:table-cell table:formula="of:=IF(RIGHT([.A165];5)=&quot;sleep&quot;;&quot;Sleep(&quot;&amp;[.$L$1]&amp;&quot;*&quot;&amp;ROUND(VALUE([.B165]);2)/[.$M$1]&amp;&quot;)&quot;;[.A165]&amp;&quot;( &quot;&amp;[.B165]&amp;&quot;, &quot;&amp;[.C165]&amp;&quot;, &quot;&amp;[.D165]&amp;&quot;, &quot;&amp;[.$I$1]&amp;&quot;*&quot;&amp;[.F165]&amp;&quot; )&quot;)" office:value-type="string" office:string-value="Turn2( lthigh, x_axis, -50.3, MOVEANIMATIONSPEED*147.16 )">
            <text:p>Turn2( lthigh, x_axis, -50.3, MOVEANIMATIONSPEED*147.16 )</text:p>
          </table:table-cell>
          <table:table-cell table:number-columns-repeated="6"/>
        </table:table-row>
        <table:table-row table:style-name="ro1">
          <table:table-cell table:formula="of:=IF(RIGHT([' ;'.A166];4)=&quot;turn&quot;;&quot;Turn2&quot;;IF(RIGHT([' ;'.A166];4)=&quot;move&quot;;&quot;Move&quot;;[' ;'.A166]))" office:value-type="string" office:string-value="Turn2">
            <text:p>Turn2</text:p>
          </table:table-cell>
          <table:table-cell table:formula="of:=[' ;'.B166]" office:value-type="string" office:string-value="lwing1">
            <text:p>lwing1</text:p>
          </table:table-cell>
          <table:table-cell table:formula="of:=LEFT([' ;'.D166];1)&amp;&quot;_&quot;&amp;RIGHT([' ;'.D166];4)" office:value-type="string" office:string-value="x_axis">
            <text:p>x_axis</text:p>
          </table:table-cell>
          <table:table-cell table:formula="of:=ROUND(VALUE(MID([' ;'.E166];2;LEN([' ;'.E166])-2));1)" office:value-type="float" office:value="-47.9">
            <text:p>-47.9</text:p>
          </table:table-cell>
          <table:table-cell table:formula="of:=VALUE(MID([' ;'.G166];2;LEN([' ;'.G166])-2))" office:value-type="float" office:value="13.86764">
            <text:p>13.86764</text:p>
          </table:table-cell>
          <table:table-cell table:formula="of:=ROUND([.E166]/[.$J$1];2)" office:value-type="float" office:value="13.87">
            <text:p>13.87</text:p>
          </table:table-cell>
          <table:table-cell/>
          <table:table-cell table:formula="of:=IF(RIGHT([.A166];5)=&quot;sleep&quot;;&quot;Sleep(&quot;&amp;[.$L$1]&amp;&quot;*&quot;&amp;ROUND(VALUE([.B166]);2)/[.$M$1]&amp;&quot;)&quot;;[.A166]&amp;&quot;( &quot;&amp;[.B166]&amp;&quot;, &quot;&amp;[.C166]&amp;&quot;, &quot;&amp;[.D166]&amp;&quot;, &quot;&amp;[.$I$1]&amp;&quot;*&quot;&amp;[.F166]&amp;&quot; )&quot;)" office:value-type="string" office:string-value="Turn2( lwing1, x_axis, -47.9, MOVEANIMATIONSPEED*13.87 )">
            <text:p>Turn2( lwing1, x_axis, -47.9, MOVEANIMATIONSPEED*13.87 )</text:p>
          </table:table-cell>
          <table:table-cell table:number-columns-repeated="6"/>
        </table:table-row>
        <table:table-row table:style-name="ro1">
          <table:table-cell table:formula="of:=IF(RIGHT([' ;'.A167];4)=&quot;turn&quot;;&quot;Turn2&quot;;IF(RIGHT([' ;'.A167];4)=&quot;move&quot;;&quot;Move&quot;;[' ;'.A167]))" office:value-type="string" office:string-value="Turn2">
            <text:p>Turn2</text:p>
          </table:table-cell>
          <table:table-cell table:formula="of:=[' ;'.B167]" office:value-type="string" office:string-value="lwing1">
            <text:p>lwing1</text:p>
          </table:table-cell>
          <table:table-cell table:formula="of:=LEFT([' ;'.D167];1)&amp;&quot;_&quot;&amp;RIGHT([' ;'.D167];4)" office:value-type="string" office:string-value="z_axis">
            <text:p>z_axis</text:p>
          </table:table-cell>
          <table:table-cell table:formula="of:=ROUND(VALUE(MID([' ;'.E167];2;LEN([' ;'.E167])-2));1)" office:value-type="float" office:value="-4.5">
            <text:p>-4.5</text:p>
          </table:table-cell>
          <table:table-cell table:formula="of:=VALUE(MID([' ;'.G167];2;LEN([' ;'.G167])-2))" office:value-type="float" office:value="10.277761">
            <text:p>10.277761</text:p>
          </table:table-cell>
          <table:table-cell table:formula="of:=ROUND([.E167]/[.$J$1];2)" office:value-type="float" office:value="10.28">
            <text:p>10.28</text:p>
          </table:table-cell>
          <table:table-cell/>
          <table:table-cell table:formula="of:=IF(RIGHT([.A167];5)=&quot;sleep&quot;;&quot;Sleep(&quot;&amp;[.$L$1]&amp;&quot;*&quot;&amp;ROUND(VALUE([.B167]);2)/[.$M$1]&amp;&quot;)&quot;;[.A167]&amp;&quot;( &quot;&amp;[.B167]&amp;&quot;, &quot;&amp;[.C167]&amp;&quot;, &quot;&amp;[.D167]&amp;&quot;, &quot;&amp;[.$I$1]&amp;&quot;*&quot;&amp;[.F167]&amp;&quot; )&quot;)" office:value-type="string" office:string-value="Turn2( lwing1, z_axis, -4.5, MOVEANIMATIONSPEED*10.28 )">
            <text:p>Turn2( lwing1, z_axis, -4.5, MOVEANIMATIONSPEED*10.28 )</text:p>
          </table:table-cell>
          <table:table-cell table:number-columns-repeated="6"/>
        </table:table-row>
        <table:table-row table:style-name="ro1">
          <table:table-cell table:formula="of:=IF(RIGHT([' ;'.A168];4)=&quot;turn&quot;;&quot;Turn2&quot;;IF(RIGHT([' ;'.A168];4)=&quot;move&quot;;&quot;Move&quot;;[' ;'.A168]))" office:value-type="string" office:string-value="Turn2">
            <text:p>Turn2</text:p>
          </table:table-cell>
          <table:table-cell table:formula="of:=[' ;'.B168]" office:value-type="string" office:string-value="lwing1">
            <text:p>lwing1</text:p>
          </table:table-cell>
          <table:table-cell table:formula="of:=LEFT([' ;'.D168];1)&amp;&quot;_&quot;&amp;RIGHT([' ;'.D168];4)" office:value-type="string" office:string-value="y_axis">
            <text:p>y_axis</text:p>
          </table:table-cell>
          <table:table-cell table:formula="of:=ROUND(VALUE(MID([' ;'.E168];2;LEN([' ;'.E168])-2));1)" office:value-type="float" office:value="-29.2">
            <text:p>-29.2</text:p>
          </table:table-cell>
          <table:table-cell table:formula="of:=VALUE(MID([' ;'.G168];2;LEN([' ;'.G168])-2))" office:value-type="float" office:value="13.447601">
            <text:p>13.447601</text:p>
          </table:table-cell>
          <table:table-cell table:formula="of:=ROUND([.E168]/[.$J$1];2)" office:value-type="float" office:value="13.45">
            <text:p>13.45</text:p>
          </table:table-cell>
          <table:table-cell/>
          <table:table-cell table:formula="of:=IF(RIGHT([.A168];5)=&quot;sleep&quot;;&quot;Sleep(&quot;&amp;[.$L$1]&amp;&quot;*&quot;&amp;ROUND(VALUE([.B168]);2)/[.$M$1]&amp;&quot;)&quot;;[.A168]&amp;&quot;( &quot;&amp;[.B168]&amp;&quot;, &quot;&amp;[.C168]&amp;&quot;, &quot;&amp;[.D168]&amp;&quot;, &quot;&amp;[.$I$1]&amp;&quot;*&quot;&amp;[.F168]&amp;&quot; )&quot;)" office:value-type="string" office:string-value="Turn2( lwing1, y_axis, -29.2, MOVEANIMATIONSPEED*13.45 )">
            <text:p>Turn2( lwing1, y_axis, -29.2, MOVEANIMATIONSPEED*13.45 )</text:p>
          </table:table-cell>
          <table:table-cell table:number-columns-repeated="6"/>
        </table:table-row>
        <table:table-row table:style-name="ro1">
          <table:table-cell table:formula="of:=IF(RIGHT([' ;'.A169];4)=&quot;turn&quot;;&quot;Turn2&quot;;IF(RIGHT([' ;'.A169];4)=&quot;move&quot;;&quot;Move&quot;;[' ;'.A169]))" office:value-type="string" office:string-value="Turn2">
            <text:p>Turn2</text:p>
          </table:table-cell>
          <table:table-cell table:formula="of:=[' ;'.B169]" office:value-type="string" office:string-value="lwing2">
            <text:p>lwing2</text:p>
          </table:table-cell>
          <table:table-cell table:formula="of:=LEFT([' ;'.D169];1)&amp;&quot;_&quot;&amp;RIGHT([' ;'.D169];4)" office:value-type="string" office:string-value="x_axis">
            <text:p>x_axis</text:p>
          </table:table-cell>
          <table:table-cell table:formula="of:=ROUND(VALUE(MID([' ;'.E169];2;LEN([' ;'.E169])-2));1)" office:value-type="float" office:value="71.9">
            <text:p>71.9</text:p>
          </table:table-cell>
          <table:table-cell table:formula="of:=VALUE(MID([' ;'.G169];2;LEN([' ;'.G169])-2))" office:value-type="float" office:value="2.973113">
            <text:p>2.973113</text:p>
          </table:table-cell>
          <table:table-cell table:formula="of:=ROUND([.E169]/[.$J$1];2)" office:value-type="float" office:value="2.97">
            <text:p>2.97</text:p>
          </table:table-cell>
          <table:table-cell/>
          <table:table-cell table:formula="of:=IF(RIGHT([.A169];5)=&quot;sleep&quot;;&quot;Sleep(&quot;&amp;[.$L$1]&amp;&quot;*&quot;&amp;ROUND(VALUE([.B169]);2)/[.$M$1]&amp;&quot;)&quot;;[.A169]&amp;&quot;( &quot;&amp;[.B169]&amp;&quot;, &quot;&amp;[.C169]&amp;&quot;, &quot;&amp;[.D169]&amp;&quot;, &quot;&amp;[.$I$1]&amp;&quot;*&quot;&amp;[.F169]&amp;&quot; )&quot;)" office:value-type="string" office:string-value="Turn2( lwing2, x_axis, 71.9, MOVEANIMATIONSPEED*2.97 )">
            <text:p>Turn2( lwing2, x_axis, 71.9, MOVEANIMATIONSPEED*2.97 )</text:p>
          </table:table-cell>
          <table:table-cell table:number-columns-repeated="6"/>
        </table:table-row>
        <table:table-row table:style-name="ro1">
          <table:table-cell table:formula="of:=IF(RIGHT([' ;'.A170];4)=&quot;turn&quot;;&quot;Turn2&quot;;IF(RIGHT([' ;'.A170];4)=&quot;move&quot;;&quot;Move&quot;;[' ;'.A170]))" office:value-type="string" office:string-value="Turn2">
            <text:p>Turn2</text:p>
          </table:table-cell>
          <table:table-cell table:formula="of:=[' ;'.B170]" office:value-type="string" office:string-value="lwing2">
            <text:p>lwing2</text:p>
          </table:table-cell>
          <table:table-cell table:formula="of:=LEFT([' ;'.D170];1)&amp;&quot;_&quot;&amp;RIGHT([' ;'.D170];4)" office:value-type="string" office:string-value="z_axis">
            <text:p>z_axis</text:p>
          </table:table-cell>
          <table:table-cell table:formula="of:=ROUND(VALUE(MID([' ;'.E170];2;LEN([' ;'.E170])-2));1)" office:value-type="float" office:value="23.2">
            <text:p>23.2</text:p>
          </table:table-cell>
          <table:table-cell table:formula="of:=VALUE(MID([' ;'.G170];2;LEN([' ;'.G170])-2))" office:value-type="float" office:value="23.591183">
            <text:p>23.591183</text:p>
          </table:table-cell>
          <table:table-cell table:formula="of:=ROUND([.E170]/[.$J$1];2)" office:value-type="float" office:value="23.59">
            <text:p>23.59</text:p>
          </table:table-cell>
          <table:table-cell/>
          <table:table-cell table:formula="of:=IF(RIGHT([.A170];5)=&quot;sleep&quot;;&quot;Sleep(&quot;&amp;[.$L$1]&amp;&quot;*&quot;&amp;ROUND(VALUE([.B170]);2)/[.$M$1]&amp;&quot;)&quot;;[.A170]&amp;&quot;( &quot;&amp;[.B170]&amp;&quot;, &quot;&amp;[.C170]&amp;&quot;, &quot;&amp;[.D170]&amp;&quot;, &quot;&amp;[.$I$1]&amp;&quot;*&quot;&amp;[.F170]&amp;&quot; )&quot;)" office:value-type="string" office:string-value="Turn2( lwing2, z_axis, 23.2, MOVEANIMATIONSPEED*23.59 )">
            <text:p>Turn2( lwing2, z_axis, 23.2, MOVEANIMATIONSPEED*23.59 )</text:p>
          </table:table-cell>
          <table:table-cell table:number-columns-repeated="6"/>
        </table:table-row>
        <table:table-row table:style-name="ro1">
          <table:table-cell table:formula="of:=IF(RIGHT([' ;'.A171];4)=&quot;turn&quot;;&quot;Turn2&quot;;IF(RIGHT([' ;'.A171];4)=&quot;move&quot;;&quot;Move&quot;;[' ;'.A171]))" office:value-type="string" office:string-value="Turn2">
            <text:p>Turn2</text:p>
          </table:table-cell>
          <table:table-cell table:formula="of:=[' ;'.B171]" office:value-type="string" office:string-value="lwing2">
            <text:p>lwing2</text:p>
          </table:table-cell>
          <table:table-cell table:formula="of:=LEFT([' ;'.D171];1)&amp;&quot;_&quot;&amp;RIGHT([' ;'.D171];4)" office:value-type="string" office:string-value="y_axis">
            <text:p>y_axis</text:p>
          </table:table-cell>
          <table:table-cell table:formula="of:=ROUND(VALUE(MID([' ;'.E171];2;LEN([' ;'.E171])-2));1)" office:value-type="float" office:value="-17.2">
            <text:p>-17.2</text:p>
          </table:table-cell>
          <table:table-cell table:formula="of:=VALUE(MID([' ;'.G171];2;LEN([' ;'.G171])-2))" office:value-type="float" office:value="6.239224">
            <text:p>6.239224</text:p>
          </table:table-cell>
          <table:table-cell table:formula="of:=ROUND([.E171]/[.$J$1];2)" office:value-type="float" office:value="6.24">
            <text:p>6.24</text:p>
          </table:table-cell>
          <table:table-cell/>
          <table:table-cell table:formula="of:=IF(RIGHT([.A171];5)=&quot;sleep&quot;;&quot;Sleep(&quot;&amp;[.$L$1]&amp;&quot;*&quot;&amp;ROUND(VALUE([.B171]);2)/[.$M$1]&amp;&quot;)&quot;;[.A171]&amp;&quot;( &quot;&amp;[.B171]&amp;&quot;, &quot;&amp;[.C171]&amp;&quot;, &quot;&amp;[.D171]&amp;&quot;, &quot;&amp;[.$I$1]&amp;&quot;*&quot;&amp;[.F171]&amp;&quot; )&quot;)" office:value-type="string" office:string-value="Turn2( lwing2, y_axis, -17.2, MOVEANIMATIONSPEED*6.24 )">
            <text:p>Turn2( lwing2, y_axis, -17.2, MOVEANIMATIONSPEED*6.24 )</text:p>
          </table:table-cell>
          <table:table-cell table:number-columns-repeated="6"/>
        </table:table-row>
        <table:table-row table:style-name="ro1">
          <table:table-cell table:formula="of:=IF(RIGHT([' ;'.A172];4)=&quot;turn&quot;;&quot;Turn2&quot;;IF(RIGHT([' ;'.A172];4)=&quot;move&quot;;&quot;Move&quot;;[' ;'.A172]))" office:value-type="string" office:string-value="Turn2">
            <text:p>Turn2</text:p>
          </table:table-cell>
          <table:table-cell table:formula="of:=[' ;'.B172]" office:value-type="string" office:string-value="lwing31">
            <text:p>lwing31</text:p>
          </table:table-cell>
          <table:table-cell table:formula="of:=LEFT([' ;'.D172];1)&amp;&quot;_&quot;&amp;RIGHT([' ;'.D172];4)" office:value-type="string" office:string-value="x_axis">
            <text:p>x_axis</text:p>
          </table:table-cell>
          <table:table-cell table:formula="of:=ROUND(VALUE(MID([' ;'.E172];2;LEN([' ;'.E172])-2));1)" office:value-type="float" office:value="-42.7">
            <text:p>-42.7</text:p>
          </table:table-cell>
          <table:table-cell table:formula="of:=VALUE(MID([' ;'.G172];2;LEN([' ;'.G172])-2))" office:value-type="float" office:value="3.592167">
            <text:p>3.592167</text:p>
          </table:table-cell>
          <table:table-cell table:formula="of:=ROUND([.E172]/[.$J$1];2)" office:value-type="float" office:value="3.59">
            <text:p>3.59</text:p>
          </table:table-cell>
          <table:table-cell/>
          <table:table-cell table:formula="of:=IF(RIGHT([.A172];5)=&quot;sleep&quot;;&quot;Sleep(&quot;&amp;[.$L$1]&amp;&quot;*&quot;&amp;ROUND(VALUE([.B172]);2)/[.$M$1]&amp;&quot;)&quot;;[.A172]&amp;&quot;( &quot;&amp;[.B172]&amp;&quot;, &quot;&amp;[.C172]&amp;&quot;, &quot;&amp;[.D172]&amp;&quot;, &quot;&amp;[.$I$1]&amp;&quot;*&quot;&amp;[.F172]&amp;&quot; )&quot;)" office:value-type="string" office:string-value="Turn2( lwing31, x_axis, -42.7, MOVEANIMATIONSPEED*3.59 )">
            <text:p>Turn2( lwing31, x_axis, -42.7, MOVEANIMATIONSPEED*3.59 )</text:p>
          </table:table-cell>
          <table:table-cell table:number-columns-repeated="6"/>
        </table:table-row>
        <table:table-row table:style-name="ro1">
          <table:table-cell table:formula="of:=IF(RIGHT([' ;'.A173];4)=&quot;turn&quot;;&quot;Turn2&quot;;IF(RIGHT([' ;'.A173];4)=&quot;move&quot;;&quot;Move&quot;;[' ;'.A173]))" office:value-type="string" office:string-value="Turn2">
            <text:p>Turn2</text:p>
          </table:table-cell>
          <table:table-cell table:formula="of:=[' ;'.B173]" office:value-type="string" office:string-value="lwing31">
            <text:p>lwing31</text:p>
          </table:table-cell>
          <table:table-cell table:formula="of:=LEFT([' ;'.D173];1)&amp;&quot;_&quot;&amp;RIGHT([' ;'.D173];4)" office:value-type="string" office:string-value="z_axis">
            <text:p>z_axis</text:p>
          </table:table-cell>
          <table:table-cell table:formula="of:=ROUND(VALUE(MID([' ;'.E173];2;LEN([' ;'.E173])-2));1)" office:value-type="float" office:value="-17.2">
            <text:p>-17.2</text:p>
          </table:table-cell>
          <table:table-cell table:formula="of:=VALUE(MID([' ;'.G173];2;LEN([' ;'.G173])-2))" office:value-type="float" office:value="11.392329">
            <text:p>11.392329</text:p>
          </table:table-cell>
          <table:table-cell table:formula="of:=ROUND([.E173]/[.$J$1];2)" office:value-type="float" office:value="11.39">
            <text:p>11.39</text:p>
          </table:table-cell>
          <table:table-cell/>
          <table:table-cell table:formula="of:=IF(RIGHT([.A173];5)=&quot;sleep&quot;;&quot;Sleep(&quot;&amp;[.$L$1]&amp;&quot;*&quot;&amp;ROUND(VALUE([.B173]);2)/[.$M$1]&amp;&quot;)&quot;;[.A173]&amp;&quot;( &quot;&amp;[.B173]&amp;&quot;, &quot;&amp;[.C173]&amp;&quot;, &quot;&amp;[.D173]&amp;&quot;, &quot;&amp;[.$I$1]&amp;&quot;*&quot;&amp;[.F173]&amp;&quot; )&quot;)" office:value-type="string" office:string-value="Turn2( lwing31, z_axis, -17.2, MOVEANIMATIONSPEED*11.39 )">
            <text:p>Turn2( lwing31, z_axis, -17.2, MOVEANIMATIONSPEED*11.39 )</text:p>
          </table:table-cell>
          <table:table-cell table:number-columns-repeated="6"/>
        </table:table-row>
        <table:table-row table:style-name="ro1">
          <table:table-cell table:formula="of:=IF(RIGHT([' ;'.A174];4)=&quot;turn&quot;;&quot;Turn2&quot;;IF(RIGHT([' ;'.A174];4)=&quot;move&quot;;&quot;Move&quot;;[' ;'.A174]))" office:value-type="string" office:string-value="Turn2">
            <text:p>Turn2</text:p>
          </table:table-cell>
          <table:table-cell table:formula="of:=[' ;'.B174]" office:value-type="string" office:string-value="lwing31">
            <text:p>lwing31</text:p>
          </table:table-cell>
          <table:table-cell table:formula="of:=LEFT([' ;'.D174];1)&amp;&quot;_&quot;&amp;RIGHT([' ;'.D174];4)" office:value-type="string" office:string-value="y_axis">
            <text:p>y_axis</text:p>
          </table:table-cell>
          <table:table-cell table:formula="of:=ROUND(VALUE(MID([' ;'.E174];2;LEN([' ;'.E174])-2));1)" office:value-type="float" office:value="-6.6">
            <text:p>-6.6</text:p>
          </table:table-cell>
          <table:table-cell table:formula="of:=VALUE(MID([' ;'.G174];2;LEN([' ;'.G174])-2))" office:value-type="float" office:value="9.769638">
            <text:p>9.769638</text:p>
          </table:table-cell>
          <table:table-cell table:formula="of:=ROUND([.E174]/[.$J$1];2)" office:value-type="float" office:value="9.77">
            <text:p>9.77</text:p>
          </table:table-cell>
          <table:table-cell/>
          <table:table-cell table:formula="of:=IF(RIGHT([.A174];5)=&quot;sleep&quot;;&quot;Sleep(&quot;&amp;[.$L$1]&amp;&quot;*&quot;&amp;ROUND(VALUE([.B174]);2)/[.$M$1]&amp;&quot;)&quot;;[.A174]&amp;&quot;( &quot;&amp;[.B174]&amp;&quot;, &quot;&amp;[.C174]&amp;&quot;, &quot;&amp;[.D174]&amp;&quot;, &quot;&amp;[.$I$1]&amp;&quot;*&quot;&amp;[.F174]&amp;&quot; )&quot;)" office:value-type="string" office:string-value="Turn2( lwing31, y_axis, -6.6, MOVEANIMATIONSPEED*9.77 )">
            <text:p>Turn2( lwing31, y_axis, -6.6, MOVEANIMATIONSPEED*9.77 )</text:p>
          </table:table-cell>
          <table:table-cell table:number-columns-repeated="6"/>
        </table:table-row>
        <table:table-row table:style-name="ro1">
          <table:table-cell table:formula="of:=IF(RIGHT([' ;'.A175];4)=&quot;turn&quot;;&quot;Turn2&quot;;IF(RIGHT([' ;'.A175];4)=&quot;move&quot;;&quot;Move&quot;;[' ;'.A175]))" office:value-type="string" office:string-value="Turn2">
            <text:p>Turn2</text:p>
          </table:table-cell>
          <table:table-cell table:formula="of:=[' ;'.B175]" office:value-type="string" office:string-value="lwing32">
            <text:p>lwing32</text:p>
          </table:table-cell>
          <table:table-cell table:formula="of:=LEFT([' ;'.D175];1)&amp;&quot;_&quot;&amp;RIGHT([' ;'.D175];4)" office:value-type="string" office:string-value="x_axis">
            <text:p>x_axis</text:p>
          </table:table-cell>
          <table:table-cell table:formula="of:=ROUND(VALUE(MID([' ;'.E175];2;LEN([' ;'.E175])-2));1)" office:value-type="float" office:value="-43.4">
            <text:p>-43.4</text:p>
          </table:table-cell>
          <table:table-cell table:formula="of:=VALUE(MID([' ;'.G175];2;LEN([' ;'.G175])-2))" office:value-type="float" office:value="3.587079">
            <text:p>3.587079</text:p>
          </table:table-cell>
          <table:table-cell table:formula="of:=ROUND([.E175]/[.$J$1];2)" office:value-type="float" office:value="3.59">
            <text:p>3.59</text:p>
          </table:table-cell>
          <table:table-cell/>
          <table:table-cell table:formula="of:=IF(RIGHT([.A175];5)=&quot;sleep&quot;;&quot;Sleep(&quot;&amp;[.$L$1]&amp;&quot;*&quot;&amp;ROUND(VALUE([.B175]);2)/[.$M$1]&amp;&quot;)&quot;;[.A175]&amp;&quot;( &quot;&amp;[.B175]&amp;&quot;, &quot;&amp;[.C175]&amp;&quot;, &quot;&amp;[.D175]&amp;&quot;, &quot;&amp;[.$I$1]&amp;&quot;*&quot;&amp;[.F175]&amp;&quot; )&quot;)" office:value-type="string" office:string-value="Turn2( lwing32, x_axis, -43.4, MOVEANIMATIONSPEED*3.59 )">
            <text:p>Turn2( lwing32, x_axis, -43.4, MOVEANIMATIONSPEED*3.59 )</text:p>
          </table:table-cell>
          <table:table-cell table:number-columns-repeated="6"/>
        </table:table-row>
        <table:table-row table:style-name="ro1">
          <table:table-cell table:formula="of:=IF(RIGHT([' ;'.A176];4)=&quot;turn&quot;;&quot;Turn2&quot;;IF(RIGHT([' ;'.A176];4)=&quot;move&quot;;&quot;Move&quot;;[' ;'.A176]))" office:value-type="string" office:string-value="Turn2">
            <text:p>Turn2</text:p>
          </table:table-cell>
          <table:table-cell table:formula="of:=[' ;'.B176]" office:value-type="string" office:string-value="lwing32">
            <text:p>lwing32</text:p>
          </table:table-cell>
          <table:table-cell table:formula="of:=LEFT([' ;'.D176];1)&amp;&quot;_&quot;&amp;RIGHT([' ;'.D176];4)" office:value-type="string" office:string-value="z_axis">
            <text:p>z_axis</text:p>
          </table:table-cell>
          <table:table-cell table:formula="of:=ROUND(VALUE(MID([' ;'.E176];2;LEN([' ;'.E176])-2));1)" office:value-type="float" office:value="-17.4">
            <text:p>-17.4</text:p>
          </table:table-cell>
          <table:table-cell table:formula="of:=VALUE(MID([' ;'.G176];2;LEN([' ;'.G176])-2))" office:value-type="float" office:value="11.492186">
            <text:p>11.492186</text:p>
          </table:table-cell>
          <table:table-cell table:formula="of:=ROUND([.E176]/[.$J$1];2)" office:value-type="float" office:value="11.49">
            <text:p>11.49</text:p>
          </table:table-cell>
          <table:table-cell/>
          <table:table-cell table:formula="of:=IF(RIGHT([.A176];5)=&quot;sleep&quot;;&quot;Sleep(&quot;&amp;[.$L$1]&amp;&quot;*&quot;&amp;ROUND(VALUE([.B176]);2)/[.$M$1]&amp;&quot;)&quot;;[.A176]&amp;&quot;( &quot;&amp;[.B176]&amp;&quot;, &quot;&amp;[.C176]&amp;&quot;, &quot;&amp;[.D176]&amp;&quot;, &quot;&amp;[.$I$1]&amp;&quot;*&quot;&amp;[.F176]&amp;&quot; )&quot;)" office:value-type="string" office:string-value="Turn2( lwing32, z_axis, -17.4, MOVEANIMATIONSPEED*11.49 )">
            <text:p>Turn2( lwing32, z_axis, -17.4, MOVEANIMATIONSPEED*11.49 )</text:p>
          </table:table-cell>
          <table:table-cell table:number-columns-repeated="6"/>
        </table:table-row>
        <table:table-row table:style-name="ro1">
          <table:table-cell table:formula="of:=IF(RIGHT([' ;'.A177];4)=&quot;turn&quot;;&quot;Turn2&quot;;IF(RIGHT([' ;'.A177];4)=&quot;move&quot;;&quot;Move&quot;;[' ;'.A177]))" office:value-type="string" office:string-value="Turn2">
            <text:p>Turn2</text:p>
          </table:table-cell>
          <table:table-cell table:formula="of:=[' ;'.B177]" office:value-type="string" office:string-value="lwing32">
            <text:p>lwing32</text:p>
          </table:table-cell>
          <table:table-cell table:formula="of:=LEFT([' ;'.D177];1)&amp;&quot;_&quot;&amp;RIGHT([' ;'.D177];4)" office:value-type="string" office:string-value="y_axis">
            <text:p>y_axis</text:p>
          </table:table-cell>
          <table:table-cell table:formula="of:=ROUND(VALUE(MID([' ;'.E177];2;LEN([' ;'.E177])-2));1)" office:value-type="float" office:value="-6.8">
            <text:p>-6.8</text:p>
          </table:table-cell>
          <table:table-cell table:formula="of:=VALUE(MID([' ;'.G177];2;LEN([' ;'.G177])-2))" office:value-type="float" office:value="9.962407">
            <text:p>9.962407</text:p>
          </table:table-cell>
          <table:table-cell table:formula="of:=ROUND([.E177]/[.$J$1];2)" office:value-type="float" office:value="9.96">
            <text:p>9.96</text:p>
          </table:table-cell>
          <table:table-cell/>
          <table:table-cell table:formula="of:=IF(RIGHT([.A177];5)=&quot;sleep&quot;;&quot;Sleep(&quot;&amp;[.$L$1]&amp;&quot;*&quot;&amp;ROUND(VALUE([.B177]);2)/[.$M$1]&amp;&quot;)&quot;;[.A177]&amp;&quot;( &quot;&amp;[.B177]&amp;&quot;, &quot;&amp;[.C177]&amp;&quot;, &quot;&amp;[.D177]&amp;&quot;, &quot;&amp;[.$I$1]&amp;&quot;*&quot;&amp;[.F177]&amp;&quot; )&quot;)" office:value-type="string" office:string-value="Turn2( lwing32, y_axis, -6.8, MOVEANIMATIONSPEED*9.96 )">
            <text:p>Turn2( lwing32, y_axis, -6.8, MOVEANIMATIONSPEED*9.96 )</text:p>
          </table:table-cell>
          <table:table-cell table:number-columns-repeated="6"/>
        </table:table-row>
        <table:table-row table:style-name="ro1">
          <table:table-cell table:formula="of:=IF(RIGHT([' ;'.A178];4)=&quot;turn&quot;;&quot;Turn2&quot;;IF(RIGHT([' ;'.A178];4)=&quot;move&quot;;&quot;Move&quot;;[' ;'.A178]))" office:value-type="string" office:string-value="Turn2">
            <text:p>Turn2</text:p>
          </table:table-cell>
          <table:table-cell table:formula="of:=[' ;'.B178]" office:value-type="string" office:string-value="lwing41">
            <text:p>lwing41</text:p>
          </table:table-cell>
          <table:table-cell table:formula="of:=LEFT([' ;'.D178];1)&amp;&quot;_&quot;&amp;RIGHT([' ;'.D178];4)" office:value-type="string" office:string-value="x_axis">
            <text:p>x_axis</text:p>
          </table:table-cell>
          <table:table-cell table:formula="of:=ROUND(VALUE(MID([' ;'.E178];2;LEN([' ;'.E178])-2));1)" office:value-type="float" office:value="-42.7">
            <text:p>-42.7</text:p>
          </table:table-cell>
          <table:table-cell table:formula="of:=VALUE(MID([' ;'.G178];2;LEN([' ;'.G178])-2))" office:value-type="float" office:value="3.592167">
            <text:p>3.592167</text:p>
          </table:table-cell>
          <table:table-cell table:formula="of:=ROUND([.E178]/[.$J$1];2)" office:value-type="float" office:value="3.59">
            <text:p>3.59</text:p>
          </table:table-cell>
          <table:table-cell/>
          <table:table-cell table:formula="of:=IF(RIGHT([.A178];5)=&quot;sleep&quot;;&quot;Sleep(&quot;&amp;[.$L$1]&amp;&quot;*&quot;&amp;ROUND(VALUE([.B178]);2)/[.$M$1]&amp;&quot;)&quot;;[.A178]&amp;&quot;( &quot;&amp;[.B178]&amp;&quot;, &quot;&amp;[.C178]&amp;&quot;, &quot;&amp;[.D178]&amp;&quot;, &quot;&amp;[.$I$1]&amp;&quot;*&quot;&amp;[.F178]&amp;&quot; )&quot;)" office:value-type="string" office:string-value="Turn2( lwing41, x_axis, -42.7, MOVEANIMATIONSPEED*3.59 )">
            <text:p>Turn2( lwing41, x_axis, -42.7, MOVEANIMATIONSPEED*3.59 )</text:p>
          </table:table-cell>
          <table:table-cell table:number-columns-repeated="6"/>
        </table:table-row>
        <table:table-row table:style-name="ro1">
          <table:table-cell table:formula="of:=IF(RIGHT([' ;'.A179];4)=&quot;turn&quot;;&quot;Turn2&quot;;IF(RIGHT([' ;'.A179];4)=&quot;move&quot;;&quot;Move&quot;;[' ;'.A179]))" office:value-type="string" office:string-value="Turn2">
            <text:p>Turn2</text:p>
          </table:table-cell>
          <table:table-cell table:formula="of:=[' ;'.B179]" office:value-type="string" office:string-value="lwing41">
            <text:p>lwing41</text:p>
          </table:table-cell>
          <table:table-cell table:formula="of:=LEFT([' ;'.D179];1)&amp;&quot;_&quot;&amp;RIGHT([' ;'.D179];4)" office:value-type="string" office:string-value="z_axis">
            <text:p>z_axis</text:p>
          </table:table-cell>
          <table:table-cell table:formula="of:=ROUND(VALUE(MID([' ;'.E179];2;LEN([' ;'.E179])-2));1)" office:value-type="float" office:value="-17.2">
            <text:p>-17.2</text:p>
          </table:table-cell>
          <table:table-cell table:formula="of:=VALUE(MID([' ;'.G179];2;LEN([' ;'.G179])-2))" office:value-type="float" office:value="11.392329">
            <text:p>11.392329</text:p>
          </table:table-cell>
          <table:table-cell table:formula="of:=ROUND([.E179]/[.$J$1];2)" office:value-type="float" office:value="11.39">
            <text:p>11.39</text:p>
          </table:table-cell>
          <table:table-cell/>
          <table:table-cell table:formula="of:=IF(RIGHT([.A179];5)=&quot;sleep&quot;;&quot;Sleep(&quot;&amp;[.$L$1]&amp;&quot;*&quot;&amp;ROUND(VALUE([.B179]);2)/[.$M$1]&amp;&quot;)&quot;;[.A179]&amp;&quot;( &quot;&amp;[.B179]&amp;&quot;, &quot;&amp;[.C179]&amp;&quot;, &quot;&amp;[.D179]&amp;&quot;, &quot;&amp;[.$I$1]&amp;&quot;*&quot;&amp;[.F179]&amp;&quot; )&quot;)" office:value-type="string" office:string-value="Turn2( lwing41, z_axis, -17.2, MOVEANIMATIONSPEED*11.39 )">
            <text:p>Turn2( lwing41, z_axis, -17.2, MOVEANIMATIONSPEED*11.39 )</text:p>
          </table:table-cell>
          <table:table-cell table:number-columns-repeated="6"/>
        </table:table-row>
        <table:table-row table:style-name="ro1">
          <table:table-cell table:formula="of:=IF(RIGHT([' ;'.A180];4)=&quot;turn&quot;;&quot;Turn2&quot;;IF(RIGHT([' ;'.A180];4)=&quot;move&quot;;&quot;Move&quot;;[' ;'.A180]))" office:value-type="string" office:string-value="Turn2">
            <text:p>Turn2</text:p>
          </table:table-cell>
          <table:table-cell table:formula="of:=[' ;'.B180]" office:value-type="string" office:string-value="lwing41">
            <text:p>lwing41</text:p>
          </table:table-cell>
          <table:table-cell table:formula="of:=LEFT([' ;'.D180];1)&amp;&quot;_&quot;&amp;RIGHT([' ;'.D180];4)" office:value-type="string" office:string-value="y_axis">
            <text:p>y_axis</text:p>
          </table:table-cell>
          <table:table-cell table:formula="of:=ROUND(VALUE(MID([' ;'.E180];2;LEN([' ;'.E180])-2));1)" office:value-type="float" office:value="-6.6">
            <text:p>-6.6</text:p>
          </table:table-cell>
          <table:table-cell table:formula="of:=VALUE(MID([' ;'.G180];2;LEN([' ;'.G180])-2))" office:value-type="float" office:value="9.769638">
            <text:p>9.769638</text:p>
          </table:table-cell>
          <table:table-cell table:formula="of:=ROUND([.E180]/[.$J$1];2)" office:value-type="float" office:value="9.77">
            <text:p>9.77</text:p>
          </table:table-cell>
          <table:table-cell/>
          <table:table-cell table:formula="of:=IF(RIGHT([.A180];5)=&quot;sleep&quot;;&quot;Sleep(&quot;&amp;[.$L$1]&amp;&quot;*&quot;&amp;ROUND(VALUE([.B180]);2)/[.$M$1]&amp;&quot;)&quot;;[.A180]&amp;&quot;( &quot;&amp;[.B180]&amp;&quot;, &quot;&amp;[.C180]&amp;&quot;, &quot;&amp;[.D180]&amp;&quot;, &quot;&amp;[.$I$1]&amp;&quot;*&quot;&amp;[.F180]&amp;&quot; )&quot;)" office:value-type="string" office:string-value="Turn2( lwing41, y_axis, -6.6, MOVEANIMATIONSPEED*9.77 )">
            <text:p>Turn2( lwing41, y_axis, -6.6, MOVEANIMATIONSPEED*9.77 )</text:p>
          </table:table-cell>
          <table:table-cell table:number-columns-repeated="6"/>
        </table:table-row>
        <table:table-row table:style-name="ro1">
          <table:table-cell table:formula="of:=IF(RIGHT([' ;'.A181];4)=&quot;turn&quot;;&quot;Turn2&quot;;IF(RIGHT([' ;'.A181];4)=&quot;move&quot;;&quot;Move&quot;;[' ;'.A181]))" office:value-type="string" office:string-value="Turn2">
            <text:p>Turn2</text:p>
          </table:table-cell>
          <table:table-cell table:formula="of:=[' ;'.B181]" office:value-type="string" office:string-value="lwing42">
            <text:p>lwing42</text:p>
          </table:table-cell>
          <table:table-cell table:formula="of:=LEFT([' ;'.D181];1)&amp;&quot;_&quot;&amp;RIGHT([' ;'.D181];4)" office:value-type="string" office:string-value="x_axis">
            <text:p>x_axis</text:p>
          </table:table-cell>
          <table:table-cell table:formula="of:=ROUND(VALUE(MID([' ;'.E181];2;LEN([' ;'.E181])-2));1)" office:value-type="float" office:value="-41">
            <text:p>-41</text:p>
          </table:table-cell>
          <table:table-cell table:formula="of:=VALUE(MID([' ;'.G181];2;LEN([' ;'.G181])-2))" office:value-type="float" office:value="3.597256">
            <text:p>3.597256</text:p>
          </table:table-cell>
          <table:table-cell table:formula="of:=ROUND([.E181]/[.$J$1];2)" office:value-type="float" office:value="3.6">
            <text:p>3.6</text:p>
          </table:table-cell>
          <table:table-cell/>
          <table:table-cell table:formula="of:=IF(RIGHT([.A181];5)=&quot;sleep&quot;;&quot;Sleep(&quot;&amp;[.$L$1]&amp;&quot;*&quot;&amp;ROUND(VALUE([.B181]);2)/[.$M$1]&amp;&quot;)&quot;;[.A181]&amp;&quot;( &quot;&amp;[.B181]&amp;&quot;, &quot;&amp;[.C181]&amp;&quot;, &quot;&amp;[.D181]&amp;&quot;, &quot;&amp;[.$I$1]&amp;&quot;*&quot;&amp;[.F181]&amp;&quot; )&quot;)" office:value-type="string" office:string-value="Turn2( lwing42, x_axis, -41, MOVEANIMATIONSPEED*3.6 )">
            <text:p>Turn2( lwing42, x_axis, -41, MOVEANIMATIONSPEED*3.6 )</text:p>
          </table:table-cell>
          <table:table-cell table:number-columns-repeated="6"/>
        </table:table-row>
        <table:table-row table:style-name="ro1">
          <table:table-cell table:formula="of:=IF(RIGHT([' ;'.A182];4)=&quot;turn&quot;;&quot;Turn2&quot;;IF(RIGHT([' ;'.A182];4)=&quot;move&quot;;&quot;Move&quot;;[' ;'.A182]))" office:value-type="string" office:string-value="Turn2">
            <text:p>Turn2</text:p>
          </table:table-cell>
          <table:table-cell table:formula="of:=[' ;'.B182]" office:value-type="string" office:string-value="lwing42">
            <text:p>lwing42</text:p>
          </table:table-cell>
          <table:table-cell table:formula="of:=LEFT([' ;'.D182];1)&amp;&quot;_&quot;&amp;RIGHT([' ;'.D182];4)" office:value-type="string" office:string-value="z_axis">
            <text:p>z_axis</text:p>
          </table:table-cell>
          <table:table-cell table:formula="of:=ROUND(VALUE(MID([' ;'.E182];2;LEN([' ;'.E182])-2));1)" office:value-type="float" office:value="-16.7">
            <text:p>-16.7</text:p>
          </table:table-cell>
          <table:table-cell table:formula="of:=VALUE(MID([' ;'.G182];2;LEN([' ;'.G182])-2))" office:value-type="float" office:value="11.10138">
            <text:p>11.10138</text:p>
          </table:table-cell>
          <table:table-cell table:formula="of:=ROUND([.E182]/[.$J$1];2)" office:value-type="float" office:value="11.1">
            <text:p>11.1</text:p>
          </table:table-cell>
          <table:table-cell/>
          <table:table-cell table:formula="of:=IF(RIGHT([.A182];5)=&quot;sleep&quot;;&quot;Sleep(&quot;&amp;[.$L$1]&amp;&quot;*&quot;&amp;ROUND(VALUE([.B182]);2)/[.$M$1]&amp;&quot;)&quot;;[.A182]&amp;&quot;( &quot;&amp;[.B182]&amp;&quot;, &quot;&amp;[.C182]&amp;&quot;, &quot;&amp;[.D182]&amp;&quot;, &quot;&amp;[.$I$1]&amp;&quot;*&quot;&amp;[.F182]&amp;&quot; )&quot;)" office:value-type="string" office:string-value="Turn2( lwing42, z_axis, -16.7, MOVEANIMATIONSPEED*11.1 )">
            <text:p>Turn2( lwing42, z_axis, -16.7, MOVEANIMATIONSPEED*11.1 )</text:p>
          </table:table-cell>
          <table:table-cell table:number-columns-repeated="6"/>
        </table:table-row>
        <table:table-row table:style-name="ro1">
          <table:table-cell table:formula="of:=IF(RIGHT([' ;'.A183];4)=&quot;turn&quot;;&quot;Turn2&quot;;IF(RIGHT([' ;'.A183];4)=&quot;move&quot;;&quot;Move&quot;;[' ;'.A183]))" office:value-type="string" office:string-value="Turn2">
            <text:p>Turn2</text:p>
          </table:table-cell>
          <table:table-cell table:formula="of:=[' ;'.B183]" office:value-type="string" office:string-value="lwing42">
            <text:p>lwing42</text:p>
          </table:table-cell>
          <table:table-cell table:formula="of:=LEFT([' ;'.D183];1)&amp;&quot;_&quot;&amp;RIGHT([' ;'.D183];4)" office:value-type="string" office:string-value="y_axis">
            <text:p>y_axis</text:p>
          </table:table-cell>
          <table:table-cell table:formula="of:=ROUND(VALUE(MID([' ;'.E183];2;LEN([' ;'.E183])-2));1)" office:value-type="float" office:value="-6.1">
            <text:p>-6.1</text:p>
          </table:table-cell>
          <table:table-cell table:formula="of:=VALUE(MID([' ;'.G183];2;LEN([' ;'.G183])-2))" office:value-type="float" office:value="9.235961">
            <text:p>9.235961</text:p>
          </table:table-cell>
          <table:table-cell table:formula="of:=ROUND([.E183]/[.$J$1];2)" office:value-type="float" office:value="9.24">
            <text:p>9.24</text:p>
          </table:table-cell>
          <table:table-cell/>
          <table:table-cell table:formula="of:=IF(RIGHT([.A183];5)=&quot;sleep&quot;;&quot;Sleep(&quot;&amp;[.$L$1]&amp;&quot;*&quot;&amp;ROUND(VALUE([.B183]);2)/[.$M$1]&amp;&quot;)&quot;;[.A183]&amp;&quot;( &quot;&amp;[.B183]&amp;&quot;, &quot;&amp;[.C183]&amp;&quot;, &quot;&amp;[.D183]&amp;&quot;, &quot;&amp;[.$I$1]&amp;&quot;*&quot;&amp;[.F183]&amp;&quot; )&quot;)" office:value-type="string" office:string-value="Turn2( lwing42, y_axis, -6.1, MOVEANIMATIONSPEED*9.24 )">
            <text:p>Turn2( lwing42, y_axis, -6.1, MOVEANIMATIONSPEED*9.24 )</text:p>
          </table:table-cell>
          <table:table-cell table:number-columns-repeated="6"/>
        </table:table-row>
        <table:table-row table:style-name="ro1">
          <table:table-cell table:formula="of:=IF(RIGHT([' ;'.A184];4)=&quot;turn&quot;;&quot;Turn2&quot;;IF(RIGHT([' ;'.A184];4)=&quot;move&quot;;&quot;Move&quot;;[' ;'.A184]))" office:value-type="string" office:string-value="Turn2">
            <text:p>Turn2</text:p>
          </table:table-cell>
          <table:table-cell table:formula="of:=[' ;'.B184]" office:value-type="string" office:string-value="lwing43">
            <text:p>lwing43</text:p>
          </table:table-cell>
          <table:table-cell table:formula="of:=LEFT([' ;'.D184];1)&amp;&quot;_&quot;&amp;RIGHT([' ;'.D184];4)" office:value-type="string" office:string-value="x_axis">
            <text:p>x_axis</text:p>
          </table:table-cell>
          <table:table-cell table:formula="of:=ROUND(VALUE(MID([' ;'.E184];2;LEN([' ;'.E184])-2));1)" office:value-type="float" office:value="-37">
            <text:p>-37</text:p>
          </table:table-cell>
          <table:table-cell table:formula="of:=VALUE(MID([' ;'.G184];2;LEN([' ;'.G184])-2))" office:value-type="float" office:value="3.554499">
            <text:p>3.554499</text:p>
          </table:table-cell>
          <table:table-cell table:formula="of:=ROUND([.E184]/[.$J$1];2)" office:value-type="float" office:value="3.55">
            <text:p>3.55</text:p>
          </table:table-cell>
          <table:table-cell/>
          <table:table-cell table:formula="of:=IF(RIGHT([.A184];5)=&quot;sleep&quot;;&quot;Sleep(&quot;&amp;[.$L$1]&amp;&quot;*&quot;&amp;ROUND(VALUE([.B184]);2)/[.$M$1]&amp;&quot;)&quot;;[.A184]&amp;&quot;( &quot;&amp;[.B184]&amp;&quot;, &quot;&amp;[.C184]&amp;&quot;, &quot;&amp;[.D184]&amp;&quot;, &quot;&amp;[.$I$1]&amp;&quot;*&quot;&amp;[.F184]&amp;&quot; )&quot;)" office:value-type="string" office:string-value="Turn2( lwing43, x_axis, -37, MOVEANIMATIONSPEED*3.55 )">
            <text:p>Turn2( lwing43, x_axis, -37, MOVEANIMATIONSPEED*3.55 )</text:p>
          </table:table-cell>
          <table:table-cell table:number-columns-repeated="6"/>
        </table:table-row>
        <table:table-row table:style-name="ro1">
          <table:table-cell table:formula="of:=IF(RIGHT([' ;'.A185];4)=&quot;turn&quot;;&quot;Turn2&quot;;IF(RIGHT([' ;'.A185];4)=&quot;move&quot;;&quot;Move&quot;;[' ;'.A185]))" office:value-type="string" office:string-value="Turn2">
            <text:p>Turn2</text:p>
          </table:table-cell>
          <table:table-cell table:formula="of:=[' ;'.B185]" office:value-type="string" office:string-value="lwing43">
            <text:p>lwing43</text:p>
          </table:table-cell>
          <table:table-cell table:formula="of:=LEFT([' ;'.D185];1)&amp;&quot;_&quot;&amp;RIGHT([' ;'.D185];4)" office:value-type="string" office:string-value="z_axis">
            <text:p>z_axis</text:p>
          </table:table-cell>
          <table:table-cell table:formula="of:=ROUND(VALUE(MID([' ;'.E185];2;LEN([' ;'.E185])-2));1)" office:value-type="float" office:value="-15.3">
            <text:p>-15.3</text:p>
          </table:table-cell>
          <table:table-cell table:formula="of:=VALUE(MID([' ;'.G185];2;LEN([' ;'.G185])-2))" office:value-type="float" office:value="10.349794">
            <text:p>10.349794</text:p>
          </table:table-cell>
          <table:table-cell table:formula="of:=ROUND([.E185]/[.$J$1];2)" office:value-type="float" office:value="10.35">
            <text:p>10.35</text:p>
          </table:table-cell>
          <table:table-cell/>
          <table:table-cell table:formula="of:=IF(RIGHT([.A185];5)=&quot;sleep&quot;;&quot;Sleep(&quot;&amp;[.$L$1]&amp;&quot;*&quot;&amp;ROUND(VALUE([.B185]);2)/[.$M$1]&amp;&quot;)&quot;;[.A185]&amp;&quot;( &quot;&amp;[.B185]&amp;&quot;, &quot;&amp;[.C185]&amp;&quot;, &quot;&amp;[.D185]&amp;&quot;, &quot;&amp;[.$I$1]&amp;&quot;*&quot;&amp;[.F185]&amp;&quot; )&quot;)" office:value-type="string" office:string-value="Turn2( lwing43, z_axis, -15.3, MOVEANIMATIONSPEED*10.35 )">
            <text:p>Turn2( lwing43, z_axis, -15.3, MOVEANIMATIONSPEED*10.35 )</text:p>
          </table:table-cell>
          <table:table-cell table:number-columns-repeated="6"/>
        </table:table-row>
        <table:table-row table:style-name="ro1">
          <table:table-cell table:formula="of:=IF(RIGHT([' ;'.A186];4)=&quot;turn&quot;;&quot;Turn2&quot;;IF(RIGHT([' ;'.A186];4)=&quot;move&quot;;&quot;Move&quot;;[' ;'.A186]))" office:value-type="string" office:string-value="Turn2">
            <text:p>Turn2</text:p>
          </table:table-cell>
          <table:table-cell table:formula="of:=[' ;'.B186]" office:value-type="string" office:string-value="lwing43">
            <text:p>lwing43</text:p>
          </table:table-cell>
          <table:table-cell table:formula="of:=LEFT([' ;'.D186];1)&amp;&quot;_&quot;&amp;RIGHT([' ;'.D186];4)" office:value-type="string" office:string-value="y_axis">
            <text:p>y_axis</text:p>
          </table:table-cell>
          <table:table-cell table:formula="of:=ROUND(VALUE(MID([' ;'.E186];2;LEN([' ;'.E186])-2));1)" office:value-type="float" office:value="-5">
            <text:p>-5</text:p>
          </table:table-cell>
          <table:table-cell table:formula="of:=VALUE(MID([' ;'.G186];2;LEN([' ;'.G186])-2))" office:value-type="float" office:value="8.015598">
            <text:p>8.015598</text:p>
          </table:table-cell>
          <table:table-cell table:formula="of:=ROUND([.E186]/[.$J$1];2)" office:value-type="float" office:value="8.02">
            <text:p>8.02</text:p>
          </table:table-cell>
          <table:table-cell/>
          <table:table-cell table:formula="of:=IF(RIGHT([.A186];5)=&quot;sleep&quot;;&quot;Sleep(&quot;&amp;[.$L$1]&amp;&quot;*&quot;&amp;ROUND(VALUE([.B186]);2)/[.$M$1]&amp;&quot;)&quot;;[.A186]&amp;&quot;( &quot;&amp;[.B186]&amp;&quot;, &quot;&amp;[.C186]&amp;&quot;, &quot;&amp;[.D186]&amp;&quot;, &quot;&amp;[.$I$1]&amp;&quot;*&quot;&amp;[.F186]&amp;&quot; )&quot;)" office:value-type="string" office:string-value="Turn2( lwing43, y_axis, -5, MOVEANIMATIONSPEED*8.02 )">
            <text:p>Turn2( lwing43, y_axis, -5, MOVEANIMATIONSPEED*8.02 )</text:p>
          </table:table-cell>
          <table:table-cell table:number-columns-repeated="6"/>
        </table:table-row>
        <table:table-row table:style-name="ro1">
          <table:table-cell table:formula="of:=IF(RIGHT([' ;'.A187];4)=&quot;turn&quot;;&quot;Turn2&quot;;IF(RIGHT([' ;'.A187];4)=&quot;move&quot;;&quot;Move&quot;;[' ;'.A187]))" office:value-type="string" office:string-value="Turn2">
            <text:p>Turn2</text:p>
          </table:table-cell>
          <table:table-cell table:formula="of:=[' ;'.B187]" office:value-type="string" office:string-value="lwing51">
            <text:p>lwing51</text:p>
          </table:table-cell>
          <table:table-cell table:formula="of:=LEFT([' ;'.D187];1)&amp;&quot;_&quot;&amp;RIGHT([' ;'.D187];4)" office:value-type="string" office:string-value="x_axis">
            <text:p>x_axis</text:p>
          </table:table-cell>
          <table:table-cell table:formula="of:=ROUND(VALUE(MID([' ;'.E187];2;LEN([' ;'.E187])-2));1)" office:value-type="float" office:value="-62">
            <text:p>-62</text:p>
          </table:table-cell>
          <table:table-cell table:formula="of:=VALUE(MID([' ;'.G187];2;LEN([' ;'.G187])-2))" office:value-type="float" office:value="2.689797">
            <text:p>2.689797</text:p>
          </table:table-cell>
          <table:table-cell table:formula="of:=ROUND([.E187]/[.$J$1];2)" office:value-type="float" office:value="2.69">
            <text:p>2.69</text:p>
          </table:table-cell>
          <table:table-cell/>
          <table:table-cell table:formula="of:=IF(RIGHT([.A187];5)=&quot;sleep&quot;;&quot;Sleep(&quot;&amp;[.$L$1]&amp;&quot;*&quot;&amp;ROUND(VALUE([.B187]);2)/[.$M$1]&amp;&quot;)&quot;;[.A187]&amp;&quot;( &quot;&amp;[.B187]&amp;&quot;, &quot;&amp;[.C187]&amp;&quot;, &quot;&amp;[.D187]&amp;&quot;, &quot;&amp;[.$I$1]&amp;&quot;*&quot;&amp;[.F187]&amp;&quot; )&quot;)" office:value-type="string" office:string-value="Turn2( lwing51, x_axis, -62, MOVEANIMATIONSPEED*2.69 )">
            <text:p>Turn2( lwing51, x_axis, -62, MOVEANIMATIONSPEED*2.69 )</text:p>
          </table:table-cell>
          <table:table-cell table:number-columns-repeated="6"/>
        </table:table-row>
        <table:table-row table:style-name="ro1">
          <table:table-cell table:formula="of:=IF(RIGHT([' ;'.A188];4)=&quot;turn&quot;;&quot;Turn2&quot;;IF(RIGHT([' ;'.A188];4)=&quot;move&quot;;&quot;Move&quot;;[' ;'.A188]))" office:value-type="string" office:string-value="Turn2">
            <text:p>Turn2</text:p>
          </table:table-cell>
          <table:table-cell table:formula="of:=[' ;'.B188]" office:value-type="string" office:string-value="lwing51">
            <text:p>lwing51</text:p>
          </table:table-cell>
          <table:table-cell table:formula="of:=LEFT([' ;'.D188];1)&amp;&quot;_&quot;&amp;RIGHT([' ;'.D188];4)" office:value-type="string" office:string-value="z_axis">
            <text:p>z_axis</text:p>
          </table:table-cell>
          <table:table-cell table:formula="of:=ROUND(VALUE(MID([' ;'.E188];2;LEN([' ;'.E188])-2));1)" office:value-type="float" office:value="-22">
            <text:p>-22</text:p>
          </table:table-cell>
          <table:table-cell table:formula="of:=VALUE(MID([' ;'.G188];2;LEN([' ;'.G188])-2))" office:value-type="float" office:value="13.501508">
            <text:p>13.501508</text:p>
          </table:table-cell>
          <table:table-cell table:formula="of:=ROUND([.E188]/[.$J$1];2)" office:value-type="float" office:value="13.5">
            <text:p>13.5</text:p>
          </table:table-cell>
          <table:table-cell/>
          <table:table-cell table:formula="of:=IF(RIGHT([.A188];5)=&quot;sleep&quot;;&quot;Sleep(&quot;&amp;[.$L$1]&amp;&quot;*&quot;&amp;ROUND(VALUE([.B188]);2)/[.$M$1]&amp;&quot;)&quot;;[.A188]&amp;&quot;( &quot;&amp;[.B188]&amp;&quot;, &quot;&amp;[.C188]&amp;&quot;, &quot;&amp;[.D188]&amp;&quot;, &quot;&amp;[.$I$1]&amp;&quot;*&quot;&amp;[.F188]&amp;&quot; )&quot;)" office:value-type="string" office:string-value="Turn2( lwing51, z_axis, -22, MOVEANIMATIONSPEED*13.5 )">
            <text:p>Turn2( lwing51, z_axis, -22, MOVEANIMATIONSPEED*13.5 )</text:p>
          </table:table-cell>
          <table:table-cell table:number-columns-repeated="6"/>
        </table:table-row>
        <table:table-row table:style-name="ro1">
          <table:table-cell table:formula="of:=IF(RIGHT([' ;'.A189];4)=&quot;turn&quot;;&quot;Turn2&quot;;IF(RIGHT([' ;'.A189];4)=&quot;move&quot;;&quot;Move&quot;;[' ;'.A189]))" office:value-type="string" office:string-value="Turn2">
            <text:p>Turn2</text:p>
          </table:table-cell>
          <table:table-cell table:formula="of:=[' ;'.B189]" office:value-type="string" office:string-value="lwing51">
            <text:p>lwing51</text:p>
          </table:table-cell>
          <table:table-cell table:formula="of:=LEFT([' ;'.D189];1)&amp;&quot;_&quot;&amp;RIGHT([' ;'.D189];4)" office:value-type="string" office:string-value="y_axis">
            <text:p>y_axis</text:p>
          </table:table-cell>
          <table:table-cell table:formula="of:=ROUND(VALUE(MID([' ;'.E189];2;LEN([' ;'.E189])-2));1)" office:value-type="float" office:value="-13">
            <text:p>-13</text:p>
          </table:table-cell>
          <table:table-cell table:formula="of:=VALUE(MID([' ;'.G189];2;LEN([' ;'.G189])-2))" office:value-type="float" office:value="16.328984">
            <text:p>16.328984</text:p>
          </table:table-cell>
          <table:table-cell table:formula="of:=ROUND([.E189]/[.$J$1];2)" office:value-type="float" office:value="16.33">
            <text:p>16.33</text:p>
          </table:table-cell>
          <table:table-cell/>
          <table:table-cell table:formula="of:=IF(RIGHT([.A189];5)=&quot;sleep&quot;;&quot;Sleep(&quot;&amp;[.$L$1]&amp;&quot;*&quot;&amp;ROUND(VALUE([.B189]);2)/[.$M$1]&amp;&quot;)&quot;;[.A189]&amp;&quot;( &quot;&amp;[.B189]&amp;&quot;, &quot;&amp;[.C189]&amp;&quot;, &quot;&amp;[.D189]&amp;&quot;, &quot;&amp;[.$I$1]&amp;&quot;*&quot;&amp;[.F189]&amp;&quot; )&quot;)" office:value-type="string" office:string-value="Turn2( lwing51, y_axis, -13, MOVEANIMATIONSPEED*16.33 )">
            <text:p>Turn2( lwing51, y_axis, -13, MOVEANIMATIONSPEED*16.33 )</text:p>
          </table:table-cell>
          <table:table-cell table:number-columns-repeated="6"/>
        </table:table-row>
        <table:table-row table:style-name="ro1">
          <table:table-cell table:formula="of:=IF(RIGHT([' ;'.A190];4)=&quot;turn&quot;;&quot;Turn2&quot;;IF(RIGHT([' ;'.A190];4)=&quot;move&quot;;&quot;Move&quot;;[' ;'.A190]))" office:value-type="string" office:string-value="Turn2">
            <text:p>Turn2</text:p>
          </table:table-cell>
          <table:table-cell table:formula="of:=[' ;'.B190]" office:value-type="string" office:string-value="lwing52">
            <text:p>lwing52</text:p>
          </table:table-cell>
          <table:table-cell table:formula="of:=LEFT([' ;'.D190];1)&amp;&quot;_&quot;&amp;RIGHT([' ;'.D190];4)" office:value-type="string" office:string-value="x_axis">
            <text:p>x_axis</text:p>
          </table:table-cell>
          <table:table-cell table:formula="of:=ROUND(VALUE(MID([' ;'.E190];2;LEN([' ;'.E190])-2));1)" office:value-type="float" office:value="-41.8">
            <text:p>-41.8</text:p>
          </table:table-cell>
          <table:table-cell table:formula="of:=VALUE(MID([' ;'.G190];2;LEN([' ;'.G190])-2))" office:value-type="float" office:value="3.596709">
            <text:p>3.596709</text:p>
          </table:table-cell>
          <table:table-cell table:formula="of:=ROUND([.E190]/[.$J$1];2)" office:value-type="float" office:value="3.6">
            <text:p>3.6</text:p>
          </table:table-cell>
          <table:table-cell/>
          <table:table-cell table:formula="of:=IF(RIGHT([.A190];5)=&quot;sleep&quot;;&quot;Sleep(&quot;&amp;[.$L$1]&amp;&quot;*&quot;&amp;ROUND(VALUE([.B190]);2)/[.$M$1]&amp;&quot;)&quot;;[.A190]&amp;&quot;( &quot;&amp;[.B190]&amp;&quot;, &quot;&amp;[.C190]&amp;&quot;, &quot;&amp;[.D190]&amp;&quot;, &quot;&amp;[.$I$1]&amp;&quot;*&quot;&amp;[.F190]&amp;&quot; )&quot;)" office:value-type="string" office:string-value="Turn2( lwing52, x_axis, -41.8, MOVEANIMATIONSPEED*3.6 )">
            <text:p>Turn2( lwing52, x_axis, -41.8, MOVEANIMATIONSPEED*3.6 )</text:p>
          </table:table-cell>
          <table:table-cell table:number-columns-repeated="6"/>
        </table:table-row>
        <table:table-row table:style-name="ro1">
          <table:table-cell table:formula="of:=IF(RIGHT([' ;'.A191];4)=&quot;turn&quot;;&quot;Turn2&quot;;IF(RIGHT([' ;'.A191];4)=&quot;move&quot;;&quot;Move&quot;;[' ;'.A191]))" office:value-type="string" office:string-value="Turn2">
            <text:p>Turn2</text:p>
          </table:table-cell>
          <table:table-cell table:formula="of:=[' ;'.B191]" office:value-type="string" office:string-value="lwing52">
            <text:p>lwing52</text:p>
          </table:table-cell>
          <table:table-cell table:formula="of:=LEFT([' ;'.D191];1)&amp;&quot;_&quot;&amp;RIGHT([' ;'.D191];4)" office:value-type="string" office:string-value="z_axis">
            <text:p>z_axis</text:p>
          </table:table-cell>
          <table:table-cell table:formula="of:=ROUND(VALUE(MID([' ;'.E191];2;LEN([' ;'.E191])-2));1)" office:value-type="float" office:value="-16.9">
            <text:p>-16.9</text:p>
          </table:table-cell>
          <table:table-cell table:formula="of:=VALUE(MID([' ;'.G191];2;LEN([' ;'.G191])-2))" office:value-type="float" office:value="11.229292">
            <text:p>11.229292</text:p>
          </table:table-cell>
          <table:table-cell table:formula="of:=ROUND([.E191]/[.$J$1];2)" office:value-type="float" office:value="11.23">
            <text:p>11.23</text:p>
          </table:table-cell>
          <table:table-cell/>
          <table:table-cell table:formula="of:=IF(RIGHT([.A191];5)=&quot;sleep&quot;;&quot;Sleep(&quot;&amp;[.$L$1]&amp;&quot;*&quot;&amp;ROUND(VALUE([.B191]);2)/[.$M$1]&amp;&quot;)&quot;;[.A191]&amp;&quot;( &quot;&amp;[.B191]&amp;&quot;, &quot;&amp;[.C191]&amp;&quot;, &quot;&amp;[.D191]&amp;&quot;, &quot;&amp;[.$I$1]&amp;&quot;*&quot;&amp;[.F191]&amp;&quot; )&quot;)" office:value-type="string" office:string-value="Turn2( lwing52, z_axis, -16.9, MOVEANIMATIONSPEED*11.23 )">
            <text:p>Turn2( lwing52, z_axis, -16.9, MOVEANIMATIONSPEED*11.23 )</text:p>
          </table:table-cell>
          <table:table-cell table:number-columns-repeated="6"/>
        </table:table-row>
        <table:table-row table:style-name="ro1">
          <table:table-cell table:formula="of:=IF(RIGHT([' ;'.A192];4)=&quot;turn&quot;;&quot;Turn2&quot;;IF(RIGHT([' ;'.A192];4)=&quot;move&quot;;&quot;Move&quot;;[' ;'.A192]))" office:value-type="string" office:string-value="Turn2">
            <text:p>Turn2</text:p>
          </table:table-cell>
          <table:table-cell table:formula="of:=[' ;'.B192]" office:value-type="string" office:string-value="lwing52">
            <text:p>lwing52</text:p>
          </table:table-cell>
          <table:table-cell table:formula="of:=LEFT([' ;'.D192];1)&amp;&quot;_&quot;&amp;RIGHT([' ;'.D192];4)" office:value-type="string" office:string-value="y_axis">
            <text:p>y_axis</text:p>
          </table:table-cell>
          <table:table-cell table:formula="of:=ROUND(VALUE(MID([' ;'.E192];2;LEN([' ;'.E192])-2));1)" office:value-type="float" office:value="-6.3">
            <text:p>-6.3</text:p>
          </table:table-cell>
          <table:table-cell table:formula="of:=VALUE(MID([' ;'.G192];2;LEN([' ;'.G192])-2))" office:value-type="float" office:value="9.465669">
            <text:p>9.465669</text:p>
          </table:table-cell>
          <table:table-cell table:formula="of:=ROUND([.E192]/[.$J$1];2)" office:value-type="float" office:value="9.47">
            <text:p>9.47</text:p>
          </table:table-cell>
          <table:table-cell/>
          <table:table-cell table:formula="of:=IF(RIGHT([.A192];5)=&quot;sleep&quot;;&quot;Sleep(&quot;&amp;[.$L$1]&amp;&quot;*&quot;&amp;ROUND(VALUE([.B192]);2)/[.$M$1]&amp;&quot;)&quot;;[.A192]&amp;&quot;( &quot;&amp;[.B192]&amp;&quot;, &quot;&amp;[.C192]&amp;&quot;, &quot;&amp;[.D192]&amp;&quot;, &quot;&amp;[.$I$1]&amp;&quot;*&quot;&amp;[.F192]&amp;&quot; )&quot;)" office:value-type="string" office:string-value="Turn2( lwing52, y_axis, -6.3, MOVEANIMATIONSPEED*9.47 )">
            <text:p>Turn2( lwing52, y_axis, -6.3, MOVEANIMATIONSPEED*9.47 )</text:p>
          </table:table-cell>
          <table:table-cell table:number-columns-repeated="6"/>
        </table:table-row>
        <table:table-row table:style-name="ro1">
          <table:table-cell table:formula="of:=IF(RIGHT([' ;'.A193];4)=&quot;turn&quot;;&quot;Turn2&quot;;IF(RIGHT([' ;'.A193];4)=&quot;move&quot;;&quot;Move&quot;;[' ;'.A193]))" office:value-type="string" office:string-value="Turn2">
            <text:p>Turn2</text:p>
          </table:table-cell>
          <table:table-cell table:formula="of:=[' ;'.B193]" office:value-type="string" office:string-value="lwing53">
            <text:p>lwing53</text:p>
          </table:table-cell>
          <table:table-cell table:formula="of:=LEFT([' ;'.D193];1)&amp;&quot;_&quot;&amp;RIGHT([' ;'.D193];4)" office:value-type="string" office:string-value="x_axis">
            <text:p>x_axis</text:p>
          </table:table-cell>
          <table:table-cell table:formula="of:=ROUND(VALUE(MID([' ;'.E193];2;LEN([' ;'.E193])-2));1)" office:value-type="float" office:value="-19.6">
            <text:p>-19.6</text:p>
          </table:table-cell>
          <table:table-cell table:formula="of:=VALUE(MID([' ;'.G193];2;LEN([' ;'.G193])-2))" office:value-type="float" office:value="2.508421">
            <text:p>2.508421</text:p>
          </table:table-cell>
          <table:table-cell table:formula="of:=ROUND([.E193]/[.$J$1];2)" office:value-type="float" office:value="2.51">
            <text:p>2.51</text:p>
          </table:table-cell>
          <table:table-cell/>
          <table:table-cell table:formula="of:=IF(RIGHT([.A193];5)=&quot;sleep&quot;;&quot;Sleep(&quot;&amp;[.$L$1]&amp;&quot;*&quot;&amp;ROUND(VALUE([.B193]);2)/[.$M$1]&amp;&quot;)&quot;;[.A193]&amp;&quot;( &quot;&amp;[.B193]&amp;&quot;, &quot;&amp;[.C193]&amp;&quot;, &quot;&amp;[.D193]&amp;&quot;, &quot;&amp;[.$I$1]&amp;&quot;*&quot;&amp;[.F193]&amp;&quot; )&quot;)" office:value-type="string" office:string-value="Turn2( lwing53, x_axis, -19.6, MOVEANIMATIONSPEED*2.51 )">
            <text:p>Turn2( lwing53, x_axis, -19.6, MOVEANIMATIONSPEED*2.51 )</text:p>
          </table:table-cell>
          <table:table-cell table:number-columns-repeated="6"/>
        </table:table-row>
        <table:table-row table:style-name="ro1">
          <table:table-cell table:formula="of:=IF(RIGHT([' ;'.A194];4)=&quot;turn&quot;;&quot;Turn2&quot;;IF(RIGHT([' ;'.A194];4)=&quot;move&quot;;&quot;Move&quot;;[' ;'.A194]))" office:value-type="string" office:string-value="Turn2">
            <text:p>Turn2</text:p>
          </table:table-cell>
          <table:table-cell table:formula="of:=[' ;'.B194]" office:value-type="string" office:string-value="lwing53">
            <text:p>lwing53</text:p>
          </table:table-cell>
          <table:table-cell table:formula="of:=LEFT([' ;'.D194];1)&amp;&quot;_&quot;&amp;RIGHT([' ;'.D194];4)" office:value-type="string" office:string-value="z_axis">
            <text:p>z_axis</text:p>
          </table:table-cell>
          <table:table-cell table:formula="of:=ROUND(VALUE(MID([' ;'.E194];2;LEN([' ;'.E194])-2));1)" office:value-type="float" office:value="-8.7">
            <text:p>-8.7</text:p>
          </table:table-cell>
          <table:table-cell table:formula="of:=VALUE(MID([' ;'.G194];2;LEN([' ;'.G194])-2))" office:value-type="float" office:value="6.189842">
            <text:p>6.189842</text:p>
          </table:table-cell>
          <table:table-cell table:formula="of:=ROUND([.E194]/[.$J$1];2)" office:value-type="float" office:value="6.19">
            <text:p>6.19</text:p>
          </table:table-cell>
          <table:table-cell/>
          <table:table-cell table:formula="of:=IF(RIGHT([.A194];5)=&quot;sleep&quot;;&quot;Sleep(&quot;&amp;[.$L$1]&amp;&quot;*&quot;&amp;ROUND(VALUE([.B194]);2)/[.$M$1]&amp;&quot;)&quot;;[.A194]&amp;&quot;( &quot;&amp;[.B194]&amp;&quot;, &quot;&amp;[.C194]&amp;&quot;, &quot;&amp;[.D194]&amp;&quot;, &quot;&amp;[.$I$1]&amp;&quot;*&quot;&amp;[.F194]&amp;&quot; )&quot;)" office:value-type="string" office:string-value="Turn2( lwing53, z_axis, -8.7, MOVEANIMATIONSPEED*6.19 )">
            <text:p>Turn2( lwing53, z_axis, -8.7, MOVEANIMATIONSPEED*6.19 )</text:p>
          </table:table-cell>
          <table:table-cell table:number-columns-repeated="6"/>
        </table:table-row>
        <table:table-row table:style-name="ro1">
          <table:table-cell table:formula="of:=IF(RIGHT([' ;'.A195];4)=&quot;turn&quot;;&quot;Turn2&quot;;IF(RIGHT([' ;'.A195];4)=&quot;move&quot;;&quot;Move&quot;;[' ;'.A195]))" office:value-type="string" office:string-value="Turn2">
            <text:p>Turn2</text:p>
          </table:table-cell>
          <table:table-cell table:formula="of:=[' ;'.B195]" office:value-type="string" office:string-value="lwing53">
            <text:p>lwing53</text:p>
          </table:table-cell>
          <table:table-cell table:formula="of:=LEFT([' ;'.D195];1)&amp;&quot;_&quot;&amp;RIGHT([' ;'.D195];4)" office:value-type="string" office:string-value="y_axis">
            <text:p>y_axis</text:p>
          </table:table-cell>
          <table:table-cell table:formula="of:=ROUND(VALUE(MID([' ;'.E195];2;LEN([' ;'.E195])-2));1)" office:value-type="float" office:value="-1.4">
            <text:p>-1.4</text:p>
          </table:table-cell>
          <table:table-cell table:formula="of:=VALUE(MID([' ;'.G195];2;LEN([' ;'.G195])-2))" office:value-type="float" office:value="3.513664">
            <text:p>3.513664</text:p>
          </table:table-cell>
          <table:table-cell table:formula="of:=ROUND([.E195]/[.$J$1];2)" office:value-type="float" office:value="3.51">
            <text:p>3.51</text:p>
          </table:table-cell>
          <table:table-cell/>
          <table:table-cell table:formula="of:=IF(RIGHT([.A195];5)=&quot;sleep&quot;;&quot;Sleep(&quot;&amp;[.$L$1]&amp;&quot;*&quot;&amp;ROUND(VALUE([.B195]);2)/[.$M$1]&amp;&quot;)&quot;;[.A195]&amp;&quot;( &quot;&amp;[.B195]&amp;&quot;, &quot;&amp;[.C195]&amp;&quot;, &quot;&amp;[.D195]&amp;&quot;, &quot;&amp;[.$I$1]&amp;&quot;*&quot;&amp;[.F195]&amp;&quot; )&quot;)" office:value-type="string" office:string-value="Turn2( lwing53, y_axis, -1.4, MOVEANIMATIONSPEED*3.51 )">
            <text:p>Turn2( lwing53, y_axis, -1.4, MOVEANIMATIONSPEED*3.51 )</text:p>
          </table:table-cell>
          <table:table-cell table:number-columns-repeated="6"/>
        </table:table-row>
        <table:table-row table:style-name="ro1">
          <table:table-cell table:formula="of:=IF(RIGHT([' ;'.A196];4)=&quot;turn&quot;;&quot;Turn2&quot;;IF(RIGHT([' ;'.A196];4)=&quot;move&quot;;&quot;Move&quot;;[' ;'.A196]))" office:value-type="string" office:string-value="Turn2">
            <text:p>Turn2</text:p>
          </table:table-cell>
          <table:table-cell table:formula="of:=[' ;'.B196]" office:value-type="string" office:string-value="rfinger11">
            <text:p>rfinger11</text:p>
          </table:table-cell>
          <table:table-cell table:formula="of:=LEFT([' ;'.D196];1)&amp;&quot;_&quot;&amp;RIGHT([' ;'.D196];4)" office:value-type="string" office:string-value="x_axis">
            <text:p>x_axis</text:p>
          </table:table-cell>
          <table:table-cell table:formula="of:=ROUND(VALUE(MID([' ;'.E196];2;LEN([' ;'.E196])-2));1)" office:value-type="float" office:value="-22.7">
            <text:p>-22.7</text:p>
          </table:table-cell>
          <table:table-cell table:formula="of:=VALUE(MID([' ;'.G196];2;LEN([' ;'.G196])-2))" office:value-type="float" office:value="3.445472">
            <text:p>3.445472</text:p>
          </table:table-cell>
          <table:table-cell table:formula="of:=ROUND([.E196]/[.$J$1];2)" office:value-type="float" office:value="3.45">
            <text:p>3.45</text:p>
          </table:table-cell>
          <table:table-cell/>
          <table:table-cell table:formula="of:=IF(RIGHT([.A196];5)=&quot;sleep&quot;;&quot;Sleep(&quot;&amp;[.$L$1]&amp;&quot;*&quot;&amp;ROUND(VALUE([.B196]);2)/[.$M$1]&amp;&quot;)&quot;;[.A196]&amp;&quot;( &quot;&amp;[.B196]&amp;&quot;, &quot;&amp;[.C196]&amp;&quot;, &quot;&amp;[.D196]&amp;&quot;, &quot;&amp;[.$I$1]&amp;&quot;*&quot;&amp;[.F196]&amp;&quot; )&quot;)" office:value-type="string" office:string-value="Turn2( rfinger11, x_axis, -22.7, MOVEANIMATIONSPEED*3.45 )">
            <text:p>Turn2( rfinger11, x_axis, -22.7, MOVEANIMATIONSPEED*3.45 )</text:p>
          </table:table-cell>
          <table:table-cell table:number-columns-repeated="6"/>
        </table:table-row>
        <table:table-row table:style-name="ro1">
          <table:table-cell table:formula="of:=IF(RIGHT([' ;'.A197];4)=&quot;turn&quot;;&quot;Turn2&quot;;IF(RIGHT([' ;'.A197];4)=&quot;move&quot;;&quot;Move&quot;;[' ;'.A197]))" office:value-type="string" office:string-value="Turn2">
            <text:p>Turn2</text:p>
          </table:table-cell>
          <table:table-cell table:formula="of:=[' ;'.B197]" office:value-type="string" office:string-value="rfinger11">
            <text:p>rfinger11</text:p>
          </table:table-cell>
          <table:table-cell table:formula="of:=LEFT([' ;'.D197];1)&amp;&quot;_&quot;&amp;RIGHT([' ;'.D197];4)" office:value-type="string" office:string-value="z_axis">
            <text:p>z_axis</text:p>
          </table:table-cell>
          <table:table-cell table:formula="of:=ROUND(VALUE(MID([' ;'.E197];2;LEN([' ;'.E197])-2));1)" office:value-type="float" office:value="-3.6">
            <text:p>-3.6</text:p>
          </table:table-cell>
          <table:table-cell table:formula="of:=VALUE(MID([' ;'.G197];2;LEN([' ;'.G197])-2))" office:value-type="float" office:value="17.546126">
            <text:p>17.546126</text:p>
          </table:table-cell>
          <table:table-cell table:formula="of:=ROUND([.E197]/[.$J$1];2)" office:value-type="float" office:value="17.55">
            <text:p>17.55</text:p>
          </table:table-cell>
          <table:table-cell/>
          <table:table-cell table:formula="of:=IF(RIGHT([.A197];5)=&quot;sleep&quot;;&quot;Sleep(&quot;&amp;[.$L$1]&amp;&quot;*&quot;&amp;ROUND(VALUE([.B197]);2)/[.$M$1]&amp;&quot;)&quot;;[.A197]&amp;&quot;( &quot;&amp;[.B197]&amp;&quot;, &quot;&amp;[.C197]&amp;&quot;, &quot;&amp;[.D197]&amp;&quot;, &quot;&amp;[.$I$1]&amp;&quot;*&quot;&amp;[.F197]&amp;&quot; )&quot;)" office:value-type="string" office:string-value="Turn2( rfinger11, z_axis, -3.6, MOVEANIMATIONSPEED*17.55 )">
            <text:p>Turn2( rfinger11, z_axis, -3.6, MOVEANIMATIONSPEED*17.55 )</text:p>
          </table:table-cell>
          <table:table-cell table:number-columns-repeated="6"/>
        </table:table-row>
        <table:table-row table:style-name="ro1">
          <table:table-cell table:formula="of:=IF(RIGHT([' ;'.A198];4)=&quot;turn&quot;;&quot;Turn2&quot;;IF(RIGHT([' ;'.A198];4)=&quot;move&quot;;&quot;Move&quot;;[' ;'.A198]))" office:value-type="string" office:string-value="Turn2">
            <text:p>Turn2</text:p>
          </table:table-cell>
          <table:table-cell table:formula="of:=[' ;'.B198]" office:value-type="string" office:string-value="rfinger12">
            <text:p>rfinger12</text:p>
          </table:table-cell>
          <table:table-cell table:formula="of:=LEFT([' ;'.D198];1)&amp;&quot;_&quot;&amp;RIGHT([' ;'.D198];4)" office:value-type="string" office:string-value="x_axis">
            <text:p>x_axis</text:p>
          </table:table-cell>
          <table:table-cell table:formula="of:=ROUND(VALUE(MID([' ;'.E198];2;LEN([' ;'.E198])-2));1)" office:value-type="float" office:value="-16">
            <text:p>-16</text:p>
          </table:table-cell>
          <table:table-cell table:formula="of:=VALUE(MID([' ;'.G198];2;LEN([' ;'.G198])-2))" office:value-type="float" office:value="22.444616">
            <text:p>22.444616</text:p>
          </table:table-cell>
          <table:table-cell table:formula="of:=ROUND([.E198]/[.$J$1];2)" office:value-type="float" office:value="22.44">
            <text:p>22.44</text:p>
          </table:table-cell>
          <table:table-cell/>
          <table:table-cell table:formula="of:=IF(RIGHT([.A198];5)=&quot;sleep&quot;;&quot;Sleep(&quot;&amp;[.$L$1]&amp;&quot;*&quot;&amp;ROUND(VALUE([.B198]);2)/[.$M$1]&amp;&quot;)&quot;;[.A198]&amp;&quot;( &quot;&amp;[.B198]&amp;&quot;, &quot;&amp;[.C198]&amp;&quot;, &quot;&amp;[.D198]&amp;&quot;, &quot;&amp;[.$I$1]&amp;&quot;*&quot;&amp;[.F198]&amp;&quot; )&quot;)" office:value-type="string" office:string-value="Turn2( rfinger12, x_axis, -16, MOVEANIMATIONSPEED*22.44 )">
            <text:p>Turn2( rfinger12, x_axis, -16, MOVEANIMATIONSPEED*22.44 )</text:p>
          </table:table-cell>
          <table:table-cell table:number-columns-repeated="6"/>
        </table:table-row>
        <table:table-row table:style-name="ro1">
          <table:table-cell table:formula="of:=IF(RIGHT([' ;'.A199];4)=&quot;turn&quot;;&quot;Turn2&quot;;IF(RIGHT([' ;'.A199];4)=&quot;move&quot;;&quot;Move&quot;;[' ;'.A199]))" office:value-type="string" office:string-value="Turn2">
            <text:p>Turn2</text:p>
          </table:table-cell>
          <table:table-cell table:formula="of:=[' ;'.B199]" office:value-type="string" office:string-value="rfinger12">
            <text:p>rfinger12</text:p>
          </table:table-cell>
          <table:table-cell table:formula="of:=LEFT([' ;'.D199];1)&amp;&quot;_&quot;&amp;RIGHT([' ;'.D199];4)" office:value-type="string" office:string-value="z_axis">
            <text:p>z_axis</text:p>
          </table:table-cell>
          <table:table-cell table:formula="of:=ROUND(VALUE(MID([' ;'.E199];2;LEN([' ;'.E199])-2));1)" office:value-type="float" office:value="-25.1">
            <text:p>-25.1</text:p>
          </table:table-cell>
          <table:table-cell table:formula="of:=VALUE(MID([' ;'.G199];2;LEN([' ;'.G199])-2))" office:value-type="float" office:value="45.019843">
            <text:p>45.019843</text:p>
          </table:table-cell>
          <table:table-cell table:formula="of:=ROUND([.E199]/[.$J$1];2)" office:value-type="float" office:value="45.02">
            <text:p>45.02</text:p>
          </table:table-cell>
          <table:table-cell/>
          <table:table-cell table:formula="of:=IF(RIGHT([.A199];5)=&quot;sleep&quot;;&quot;Sleep(&quot;&amp;[.$L$1]&amp;&quot;*&quot;&amp;ROUND(VALUE([.B199]);2)/[.$M$1]&amp;&quot;)&quot;;[.A199]&amp;&quot;( &quot;&amp;[.B199]&amp;&quot;, &quot;&amp;[.C199]&amp;&quot;, &quot;&amp;[.D199]&amp;&quot;, &quot;&amp;[.$I$1]&amp;&quot;*&quot;&amp;[.F199]&amp;&quot; )&quot;)" office:value-type="string" office:string-value="Turn2( rfinger12, z_axis, -25.1, MOVEANIMATIONSPEED*45.02 )">
            <text:p>Turn2( rfinger12, z_axis, -25.1, MOVEANIMATIONSPEED*45.02 )</text:p>
          </table:table-cell>
          <table:table-cell table:number-columns-repeated="6"/>
        </table:table-row>
        <table:table-row table:style-name="ro1">
          <table:table-cell table:formula="of:=IF(RIGHT([' ;'.A200];4)=&quot;turn&quot;;&quot;Turn2&quot;;IF(RIGHT([' ;'.A200];4)=&quot;move&quot;;&quot;Move&quot;;[' ;'.A200]))" office:value-type="string" office:string-value="Turn2">
            <text:p>Turn2</text:p>
          </table:table-cell>
          <table:table-cell table:formula="of:=[' ;'.B200]" office:value-type="string" office:string-value="rfinger12">
            <text:p>rfinger12</text:p>
          </table:table-cell>
          <table:table-cell table:formula="of:=LEFT([' ;'.D200];1)&amp;&quot;_&quot;&amp;RIGHT([' ;'.D200];4)" office:value-type="string" office:string-value="y_axis">
            <text:p>y_axis</text:p>
          </table:table-cell>
          <table:table-cell table:formula="of:=ROUND(VALUE(MID([' ;'.E200];2;LEN([' ;'.E200])-2));1)" office:value-type="float" office:value="42.3">
            <text:p>42.3</text:p>
          </table:table-cell>
          <table:table-cell table:formula="of:=VALUE(MID([' ;'.G200];2;LEN([' ;'.G200])-2))" office:value-type="float" office:value="15.502651">
            <text:p>15.502651</text:p>
          </table:table-cell>
          <table:table-cell table:formula="of:=ROUND([.E200]/[.$J$1];2)" office:value-type="float" office:value="15.5">
            <text:p>15.5</text:p>
          </table:table-cell>
          <table:table-cell/>
          <table:table-cell table:formula="of:=IF(RIGHT([.A200];5)=&quot;sleep&quot;;&quot;Sleep(&quot;&amp;[.$L$1]&amp;&quot;*&quot;&amp;ROUND(VALUE([.B200]);2)/[.$M$1]&amp;&quot;)&quot;;[.A200]&amp;&quot;( &quot;&amp;[.B200]&amp;&quot;, &quot;&amp;[.C200]&amp;&quot;, &quot;&amp;[.D200]&amp;&quot;, &quot;&amp;[.$I$1]&amp;&quot;*&quot;&amp;[.F200]&amp;&quot; )&quot;)" office:value-type="string" office:string-value="Turn2( rfinger12, y_axis, 42.3, MOVEANIMATIONSPEED*15.5 )">
            <text:p>Turn2( rfinger12, y_axis, 42.3, MOVEANIMATIONSPEED*15.5 )</text:p>
          </table:table-cell>
          <table:table-cell table:number-columns-repeated="6"/>
        </table:table-row>
        <table:table-row table:style-name="ro1">
          <table:table-cell table:formula="of:=IF(RIGHT([' ;'.A201];4)=&quot;turn&quot;;&quot;Turn2&quot;;IF(RIGHT([' ;'.A201];4)=&quot;move&quot;;&quot;Move&quot;;[' ;'.A201]))" office:value-type="string" office:string-value="Turn2">
            <text:p>Turn2</text:p>
          </table:table-cell>
          <table:table-cell table:formula="of:=[' ;'.B201]" office:value-type="string" office:string-value="rfinger21">
            <text:p>rfinger21</text:p>
          </table:table-cell>
          <table:table-cell table:formula="of:=LEFT([' ;'.D201];1)&amp;&quot;_&quot;&amp;RIGHT([' ;'.D201];4)" office:value-type="string" office:string-value="z_axis">
            <text:p>z_axis</text:p>
          </table:table-cell>
          <table:table-cell table:formula="of:=ROUND(VALUE(MID([' ;'.E201];2;LEN([' ;'.E201])-2));1)" office:value-type="float" office:value="42.2">
            <text:p>42.2</text:p>
          </table:table-cell>
          <table:table-cell table:formula="of:=VALUE(MID([' ;'.G201];2;LEN([' ;'.G201])-2))" office:value-type="float" office:value="52.75604">
            <text:p>52.75604</text:p>
          </table:table-cell>
          <table:table-cell table:formula="of:=ROUND([.E201]/[.$J$1];2)" office:value-type="float" office:value="52.76">
            <text:p>52.76</text:p>
          </table:table-cell>
          <table:table-cell/>
          <table:table-cell table:formula="of:=IF(RIGHT([.A201];5)=&quot;sleep&quot;;&quot;Sleep(&quot;&amp;[.$L$1]&amp;&quot;*&quot;&amp;ROUND(VALUE([.B201]);2)/[.$M$1]&amp;&quot;)&quot;;[.A201]&amp;&quot;( &quot;&amp;[.B201]&amp;&quot;, &quot;&amp;[.C201]&amp;&quot;, &quot;&amp;[.D201]&amp;&quot;, &quot;&amp;[.$I$1]&amp;&quot;*&quot;&amp;[.F201]&amp;&quot; )&quot;)" office:value-type="string" office:string-value="Turn2( rfinger21, z_axis, 42.2, MOVEANIMATIONSPEED*52.76 )">
            <text:p>Turn2( rfinger21, z_axis, 42.2, MOVEANIMATIONSPEED*52.76 )</text:p>
          </table:table-cell>
          <table:table-cell table:number-columns-repeated="6"/>
        </table:table-row>
        <table:table-row table:style-name="ro1">
          <table:table-cell table:formula="of:=IF(RIGHT([' ;'.A202];4)=&quot;turn&quot;;&quot;Turn2&quot;;IF(RIGHT([' ;'.A202];4)=&quot;move&quot;;&quot;Move&quot;;[' ;'.A202]))" office:value-type="string" office:string-value="Turn2">
            <text:p>Turn2</text:p>
          </table:table-cell>
          <table:table-cell table:formula="of:=[' ;'.B202]" office:value-type="string" office:string-value="rfinger21">
            <text:p>rfinger21</text:p>
          </table:table-cell>
          <table:table-cell table:formula="of:=LEFT([' ;'.D202];1)&amp;&quot;_&quot;&amp;RIGHT([' ;'.D202];4)" office:value-type="string" office:string-value="y_axis">
            <text:p>y_axis</text:p>
          </table:table-cell>
          <table:table-cell table:formula="of:=ROUND(VALUE(MID([' ;'.E202];2;LEN([' ;'.E202])-2));1)" office:value-type="float" office:value="50.1">
            <text:p>50.1</text:p>
          </table:table-cell>
          <table:table-cell table:formula="of:=VALUE(MID([' ;'.G202];2;LEN([' ;'.G202])-2))" office:value-type="float" office:value="45.137271">
            <text:p>45.137271</text:p>
          </table:table-cell>
          <table:table-cell table:formula="of:=ROUND([.E202]/[.$J$1];2)" office:value-type="float" office:value="45.14">
            <text:p>45.14</text:p>
          </table:table-cell>
          <table:table-cell/>
          <table:table-cell table:formula="of:=IF(RIGHT([.A202];5)=&quot;sleep&quot;;&quot;Sleep(&quot;&amp;[.$L$1]&amp;&quot;*&quot;&amp;ROUND(VALUE([.B202]);2)/[.$M$1]&amp;&quot;)&quot;;[.A202]&amp;&quot;( &quot;&amp;[.B202]&amp;&quot;, &quot;&amp;[.C202]&amp;&quot;, &quot;&amp;[.D202]&amp;&quot;, &quot;&amp;[.$I$1]&amp;&quot;*&quot;&amp;[.F202]&amp;&quot; )&quot;)" office:value-type="string" office:string-value="Turn2( rfinger21, y_axis, 50.1, MOVEANIMATIONSPEED*45.14 )">
            <text:p>Turn2( rfinger21, y_axis, 50.1, MOVEANIMATIONSPEED*45.14 )</text:p>
          </table:table-cell>
          <table:table-cell table:number-columns-repeated="6"/>
        </table:table-row>
        <table:table-row table:style-name="ro1">
          <table:table-cell table:formula="of:=IF(RIGHT([' ;'.A203];4)=&quot;turn&quot;;&quot;Turn2&quot;;IF(RIGHT([' ;'.A203];4)=&quot;move&quot;;&quot;Move&quot;;[' ;'.A203]))" office:value-type="string" office:string-value="Turn2">
            <text:p>Turn2</text:p>
          </table:table-cell>
          <table:table-cell table:formula="of:=[' ;'.B203]" office:value-type="string" office:string-value="rfinger22">
            <text:p>rfinger22</text:p>
          </table:table-cell>
          <table:table-cell table:formula="of:=LEFT([' ;'.D203];1)&amp;&quot;_&quot;&amp;RIGHT([' ;'.D203];4)" office:value-type="string" office:string-value="x_axis">
            <text:p>x_axis</text:p>
          </table:table-cell>
          <table:table-cell table:formula="of:=ROUND(VALUE(MID([' ;'.E203];2;LEN([' ;'.E203])-2));1)" office:value-type="float" office:value="-87.7">
            <text:p>-87.7</text:p>
          </table:table-cell>
          <table:table-cell table:formula="of:=VALUE(MID([' ;'.G203];2;LEN([' ;'.G203])-2))" office:value-type="float" office:value="2.303686">
            <text:p>2.303686</text:p>
          </table:table-cell>
          <table:table-cell table:formula="of:=ROUND([.E203]/[.$J$1];2)" office:value-type="float" office:value="2.3">
            <text:p>2.3</text:p>
          </table:table-cell>
          <table:table-cell/>
          <table:table-cell table:formula="of:=IF(RIGHT([.A203];5)=&quot;sleep&quot;;&quot;Sleep(&quot;&amp;[.$L$1]&amp;&quot;*&quot;&amp;ROUND(VALUE([.B203]);2)/[.$M$1]&amp;&quot;)&quot;;[.A203]&amp;&quot;( &quot;&amp;[.B203]&amp;&quot;, &quot;&amp;[.C203]&amp;&quot;, &quot;&amp;[.D203]&amp;&quot;, &quot;&amp;[.$I$1]&amp;&quot;*&quot;&amp;[.F203]&amp;&quot; )&quot;)" office:value-type="string" office:string-value="Turn2( rfinger22, x_axis, -87.7, MOVEANIMATIONSPEED*2.3 )">
            <text:p>Turn2( rfinger22, x_axis, -87.7, MOVEANIMATIONSPEED*2.3 )</text:p>
          </table:table-cell>
          <table:table-cell table:number-columns-repeated="6"/>
        </table:table-row>
        <table:table-row table:style-name="ro1">
          <table:table-cell table:formula="of:=IF(RIGHT([' ;'.A204];4)=&quot;turn&quot;;&quot;Turn2&quot;;IF(RIGHT([' ;'.A204];4)=&quot;move&quot;;&quot;Move&quot;;[' ;'.A204]))" office:value-type="string" office:string-value="Turn2">
            <text:p>Turn2</text:p>
          </table:table-cell>
          <table:table-cell table:formula="of:=[' ;'.B204]" office:value-type="string" office:string-value="rfinger22">
            <text:p>rfinger22</text:p>
          </table:table-cell>
          <table:table-cell table:formula="of:=LEFT([' ;'.D204];1)&amp;&quot;_&quot;&amp;RIGHT([' ;'.D204];4)" office:value-type="string" office:string-value="z_axis">
            <text:p>z_axis</text:p>
          </table:table-cell>
          <table:table-cell table:formula="of:=ROUND(VALUE(MID([' ;'.E204];2;LEN([' ;'.E204])-2));1)" office:value-type="float" office:value="0.4">
            <text:p>0.4</text:p>
          </table:table-cell>
          <table:table-cell table:formula="of:=VALUE(MID([' ;'.G204];2;LEN([' ;'.G204])-2))" office:value-type="float" office:value="26.647712">
            <text:p>26.647712</text:p>
          </table:table-cell>
          <table:table-cell table:formula="of:=ROUND([.E204]/[.$J$1];2)" office:value-type="float" office:value="26.65">
            <text:p>26.65</text:p>
          </table:table-cell>
          <table:table-cell/>
          <table:table-cell table:formula="of:=IF(RIGHT([.A204];5)=&quot;sleep&quot;;&quot;Sleep(&quot;&amp;[.$L$1]&amp;&quot;*&quot;&amp;ROUND(VALUE([.B204]);2)/[.$M$1]&amp;&quot;)&quot;;[.A204]&amp;&quot;( &quot;&amp;[.B204]&amp;&quot;, &quot;&amp;[.C204]&amp;&quot;, &quot;&amp;[.D204]&amp;&quot;, &quot;&amp;[.$I$1]&amp;&quot;*&quot;&amp;[.F204]&amp;&quot; )&quot;)" office:value-type="string" office:string-value="Turn2( rfinger22, z_axis, 0.4, MOVEANIMATIONSPEED*26.65 )">
            <text:p>Turn2( rfinger22, z_axis, 0.4, MOVEANIMATIONSPEED*26.65 )</text:p>
          </table:table-cell>
          <table:table-cell table:number-columns-repeated="6"/>
        </table:table-row>
        <table:table-row table:style-name="ro1">
          <table:table-cell table:formula="of:=IF(RIGHT([' ;'.A205];4)=&quot;turn&quot;;&quot;Turn2&quot;;IF(RIGHT([' ;'.A205];4)=&quot;move&quot;;&quot;Move&quot;;[' ;'.A205]))" office:value-type="string" office:string-value="Turn2">
            <text:p>Turn2</text:p>
          </table:table-cell>
          <table:table-cell table:formula="of:=[' ;'.B205]" office:value-type="string" office:string-value="rfinger22">
            <text:p>rfinger22</text:p>
          </table:table-cell>
          <table:table-cell table:formula="of:=LEFT([' ;'.D205];1)&amp;&quot;_&quot;&amp;RIGHT([' ;'.D205];4)" office:value-type="string" office:string-value="y_axis">
            <text:p>y_axis</text:p>
          </table:table-cell>
          <table:table-cell table:formula="of:=ROUND(VALUE(MID([' ;'.E205];2;LEN([' ;'.E205])-2));1)" office:value-type="float" office:value="11.3">
            <text:p>11.3</text:p>
          </table:table-cell>
          <table:table-cell table:formula="of:=VALUE(MID([' ;'.G205];2;LEN([' ;'.G205])-2))" office:value-type="float" office:value="1.310295">
            <text:p>1.310295</text:p>
          </table:table-cell>
          <table:table-cell table:formula="of:=ROUND([.E205]/[.$J$1];2)" office:value-type="float" office:value="1.31">
            <text:p>1.31</text:p>
          </table:table-cell>
          <table:table-cell/>
          <table:table-cell table:formula="of:=IF(RIGHT([.A205];5)=&quot;sleep&quot;;&quot;Sleep(&quot;&amp;[.$L$1]&amp;&quot;*&quot;&amp;ROUND(VALUE([.B205]);2)/[.$M$1]&amp;&quot;)&quot;;[.A205]&amp;&quot;( &quot;&amp;[.B205]&amp;&quot;, &quot;&amp;[.C205]&amp;&quot;, &quot;&amp;[.D205]&amp;&quot;, &quot;&amp;[.$I$1]&amp;&quot;*&quot;&amp;[.F205]&amp;&quot; )&quot;)" office:value-type="string" office:string-value="Turn2( rfinger22, y_axis, 11.3, MOVEANIMATIONSPEED*1.31 )">
            <text:p>Turn2( rfinger22, y_axis, 11.3, MOVEANIMATIONSPEED*1.31 )</text:p>
          </table:table-cell>
          <table:table-cell table:number-columns-repeated="6"/>
        </table:table-row>
        <table:table-row table:style-name="ro1">
          <table:table-cell table:formula="of:=IF(RIGHT([' ;'.A206];4)=&quot;turn&quot;;&quot;Turn2&quot;;IF(RIGHT([' ;'.A206];4)=&quot;move&quot;;&quot;Move&quot;;[' ;'.A206]))" office:value-type="string" office:string-value="Turn2">
            <text:p>Turn2</text:p>
          </table:table-cell>
          <table:table-cell table:formula="of:=[' ;'.B206]" office:value-type="string" office:string-value="rfinger31">
            <text:p>rfinger31</text:p>
          </table:table-cell>
          <table:table-cell table:formula="of:=LEFT([' ;'.D206];1)&amp;&quot;_&quot;&amp;RIGHT([' ;'.D206];4)" office:value-type="string" office:string-value="x_axis">
            <text:p>x_axis</text:p>
          </table:table-cell>
          <table:table-cell table:formula="of:=ROUND(VALUE(MID([' ;'.E206];2;LEN([' ;'.E206])-2));1)" office:value-type="float" office:value="-27.7">
            <text:p>-27.7</text:p>
          </table:table-cell>
          <table:table-cell table:formula="of:=VALUE(MID([' ;'.G206];2;LEN([' ;'.G206])-2))" office:value-type="float" office:value="7.141799">
            <text:p>7.141799</text:p>
          </table:table-cell>
          <table:table-cell table:formula="of:=ROUND([.E206]/[.$J$1];2)" office:value-type="float" office:value="7.14">
            <text:p>7.14</text:p>
          </table:table-cell>
          <table:table-cell/>
          <table:table-cell table:formula="of:=IF(RIGHT([.A206];5)=&quot;sleep&quot;;&quot;Sleep(&quot;&amp;[.$L$1]&amp;&quot;*&quot;&amp;ROUND(VALUE([.B206]);2)/[.$M$1]&amp;&quot;)&quot;;[.A206]&amp;&quot;( &quot;&amp;[.B206]&amp;&quot;, &quot;&amp;[.C206]&amp;&quot;, &quot;&amp;[.D206]&amp;&quot;, &quot;&amp;[.$I$1]&amp;&quot;*&quot;&amp;[.F206]&amp;&quot; )&quot;)" office:value-type="string" office:string-value="Turn2( rfinger31, x_axis, -27.7, MOVEANIMATIONSPEED*7.14 )">
            <text:p>Turn2( rfinger31, x_axis, -27.7, MOVEANIMATIONSPEED*7.14 )</text:p>
          </table:table-cell>
          <table:table-cell table:number-columns-repeated="6"/>
        </table:table-row>
        <table:table-row table:style-name="ro1">
          <table:table-cell table:formula="of:=IF(RIGHT([' ;'.A207];4)=&quot;turn&quot;;&quot;Turn2&quot;;IF(RIGHT([' ;'.A207];4)=&quot;move&quot;;&quot;Move&quot;;[' ;'.A207]))" office:value-type="string" office:string-value="Turn2">
            <text:p>Turn2</text:p>
          </table:table-cell>
          <table:table-cell table:formula="of:=[' ;'.B207]" office:value-type="string" office:string-value="rfinger31">
            <text:p>rfinger31</text:p>
          </table:table-cell>
          <table:table-cell table:formula="of:=LEFT([' ;'.D207];1)&amp;&quot;_&quot;&amp;RIGHT([' ;'.D207];4)" office:value-type="string" office:string-value="z_axis">
            <text:p>z_axis</text:p>
          </table:table-cell>
          <table:table-cell table:formula="of:=ROUND(VALUE(MID([' ;'.E207];2;LEN([' ;'.E207])-2));1)" office:value-type="float" office:value="28.2">
            <text:p>28.2</text:p>
          </table:table-cell>
          <table:table-cell table:formula="of:=VALUE(MID([' ;'.G207];2;LEN([' ;'.G207])-2))" office:value-type="float" office:value="45.070574">
            <text:p>45.070574</text:p>
          </table:table-cell>
          <table:table-cell table:formula="of:=ROUND([.E207]/[.$J$1];2)" office:value-type="float" office:value="45.07">
            <text:p>45.07</text:p>
          </table:table-cell>
          <table:table-cell/>
          <table:table-cell table:formula="of:=IF(RIGHT([.A207];5)=&quot;sleep&quot;;&quot;Sleep(&quot;&amp;[.$L$1]&amp;&quot;*&quot;&amp;ROUND(VALUE([.B207]);2)/[.$M$1]&amp;&quot;)&quot;;[.A207]&amp;&quot;( &quot;&amp;[.B207]&amp;&quot;, &quot;&amp;[.C207]&amp;&quot;, &quot;&amp;[.D207]&amp;&quot;, &quot;&amp;[.$I$1]&amp;&quot;*&quot;&amp;[.F207]&amp;&quot; )&quot;)" office:value-type="string" office:string-value="Turn2( rfinger31, z_axis, 28.2, MOVEANIMATIONSPEED*45.07 )">
            <text:p>Turn2( rfinger31, z_axis, 28.2, MOVEANIMATIONSPEED*45.07 )</text:p>
          </table:table-cell>
          <table:table-cell table:number-columns-repeated="6"/>
        </table:table-row>
        <table:table-row table:style-name="ro1">
          <table:table-cell table:formula="of:=IF(RIGHT([' ;'.A208];4)=&quot;turn&quot;;&quot;Turn2&quot;;IF(RIGHT([' ;'.A208];4)=&quot;move&quot;;&quot;Move&quot;;[' ;'.A208]))" office:value-type="string" office:string-value="Turn2">
            <text:p>Turn2</text:p>
          </table:table-cell>
          <table:table-cell table:formula="of:=[' ;'.B208]" office:value-type="string" office:string-value="rfinger31">
            <text:p>rfinger31</text:p>
          </table:table-cell>
          <table:table-cell table:formula="of:=LEFT([' ;'.D208];1)&amp;&quot;_&quot;&amp;RIGHT([' ;'.D208];4)" office:value-type="string" office:string-value="y_axis">
            <text:p>y_axis</text:p>
          </table:table-cell>
          <table:table-cell table:formula="of:=ROUND(VALUE(MID([' ;'.E208];2;LEN([' ;'.E208])-2));1)" office:value-type="float" office:value="42.2">
            <text:p>42.2</text:p>
          </table:table-cell>
          <table:table-cell table:formula="of:=VALUE(MID([' ;'.G208];2;LEN([' ;'.G208])-2))" office:value-type="float" office:value="30.137629">
            <text:p>30.137629</text:p>
          </table:table-cell>
          <table:table-cell table:formula="of:=ROUND([.E208]/[.$J$1];2)" office:value-type="float" office:value="30.14">
            <text:p>30.14</text:p>
          </table:table-cell>
          <table:table-cell/>
          <table:table-cell table:formula="of:=IF(RIGHT([.A208];5)=&quot;sleep&quot;;&quot;Sleep(&quot;&amp;[.$L$1]&amp;&quot;*&quot;&amp;ROUND(VALUE([.B208]);2)/[.$M$1]&amp;&quot;)&quot;;[.A208]&amp;&quot;( &quot;&amp;[.B208]&amp;&quot;, &quot;&amp;[.C208]&amp;&quot;, &quot;&amp;[.D208]&amp;&quot;, &quot;&amp;[.$I$1]&amp;&quot;*&quot;&amp;[.F208]&amp;&quot; )&quot;)" office:value-type="string" office:string-value="Turn2( rfinger31, y_axis, 42.2, MOVEANIMATIONSPEED*30.14 )">
            <text:p>Turn2( rfinger31, y_axis, 42.2, MOVEANIMATIONSPEED*30.14 )</text:p>
          </table:table-cell>
          <table:table-cell table:number-columns-repeated="6"/>
        </table:table-row>
        <table:table-row table:style-name="ro1">
          <table:table-cell table:formula="of:=IF(RIGHT([' ;'.A209];4)=&quot;turn&quot;;&quot;Turn2&quot;;IF(RIGHT([' ;'.A209];4)=&quot;move&quot;;&quot;Move&quot;;[' ;'.A209]))" office:value-type="string" office:string-value="Turn2">
            <text:p>Turn2</text:p>
          </table:table-cell>
          <table:table-cell table:formula="of:=[' ;'.B209]" office:value-type="string" office:string-value="rfinger32">
            <text:p>rfinger32</text:p>
          </table:table-cell>
          <table:table-cell table:formula="of:=LEFT([' ;'.D209];1)&amp;&quot;_&quot;&amp;RIGHT([' ;'.D209];4)" office:value-type="string" office:string-value="x_axis">
            <text:p>x_axis</text:p>
          </table:table-cell>
          <table:table-cell table:formula="of:=ROUND(VALUE(MID([' ;'.E209];2;LEN([' ;'.E209])-2));1)" office:value-type="float" office:value="-78.7">
            <text:p>-78.7</text:p>
          </table:table-cell>
          <table:table-cell table:formula="of:=VALUE(MID([' ;'.G209];2;LEN([' ;'.G209])-2))" office:value-type="float" office:value="22.977098">
            <text:p>22.977098</text:p>
          </table:table-cell>
          <table:table-cell table:formula="of:=ROUND([.E209]/[.$J$1];2)" office:value-type="float" office:value="22.98">
            <text:p>22.98</text:p>
          </table:table-cell>
          <table:table-cell/>
          <table:table-cell table:formula="of:=IF(RIGHT([.A209];5)=&quot;sleep&quot;;&quot;Sleep(&quot;&amp;[.$L$1]&amp;&quot;*&quot;&amp;ROUND(VALUE([.B209]);2)/[.$M$1]&amp;&quot;)&quot;;[.A209]&amp;&quot;( &quot;&amp;[.B209]&amp;&quot;, &quot;&amp;[.C209]&amp;&quot;, &quot;&amp;[.D209]&amp;&quot;, &quot;&amp;[.$I$1]&amp;&quot;*&quot;&amp;[.F209]&amp;&quot; )&quot;)" office:value-type="string" office:string-value="Turn2( rfinger32, x_axis, -78.7, MOVEANIMATIONSPEED*22.98 )">
            <text:p>Turn2( rfinger32, x_axis, -78.7, MOVEANIMATIONSPEED*22.98 )</text:p>
          </table:table-cell>
          <table:table-cell table:number-columns-repeated="6"/>
        </table:table-row>
        <table:table-row table:style-name="ro1">
          <table:table-cell table:formula="of:=IF(RIGHT([' ;'.A210];4)=&quot;turn&quot;;&quot;Turn2&quot;;IF(RIGHT([' ;'.A210];4)=&quot;move&quot;;&quot;Move&quot;;[' ;'.A210]))" office:value-type="string" office:string-value="Turn2">
            <text:p>Turn2</text:p>
          </table:table-cell>
          <table:table-cell table:formula="of:=[' ;'.B210]" office:value-type="string" office:string-value="rfinger32">
            <text:p>rfinger32</text:p>
          </table:table-cell>
          <table:table-cell table:formula="of:=LEFT([' ;'.D210];1)&amp;&quot;_&quot;&amp;RIGHT([' ;'.D210];4)" office:value-type="string" office:string-value="z_axis">
            <text:p>z_axis</text:p>
          </table:table-cell>
          <table:table-cell table:formula="of:=ROUND(VALUE(MID([' ;'.E210];2;LEN([' ;'.E210])-2));1)" office:value-type="float" office:value="-4.2">
            <text:p>-4.2</text:p>
          </table:table-cell>
          <table:table-cell table:formula="of:=VALUE(MID([' ;'.G210];2;LEN([' ;'.G210])-2))" office:value-type="float" office:value="56.157462">
            <text:p>56.157462</text:p>
          </table:table-cell>
          <table:table-cell table:formula="of:=ROUND([.E210]/[.$J$1];2)" office:value-type="float" office:value="56.16">
            <text:p>56.16</text:p>
          </table:table-cell>
          <table:table-cell/>
          <table:table-cell table:formula="of:=IF(RIGHT([.A210];5)=&quot;sleep&quot;;&quot;Sleep(&quot;&amp;[.$L$1]&amp;&quot;*&quot;&amp;ROUND(VALUE([.B210]);2)/[.$M$1]&amp;&quot;)&quot;;[.A210]&amp;&quot;( &quot;&amp;[.B210]&amp;&quot;, &quot;&amp;[.C210]&amp;&quot;, &quot;&amp;[.D210]&amp;&quot;, &quot;&amp;[.$I$1]&amp;&quot;*&quot;&amp;[.F210]&amp;&quot; )&quot;)" office:value-type="string" office:string-value="Turn2( rfinger32, z_axis, -4.2, MOVEANIMATIONSPEED*56.16 )">
            <text:p>Turn2( rfinger32, z_axis, -4.2, MOVEANIMATIONSPEED*56.16 )</text:p>
          </table:table-cell>
          <table:table-cell table:number-columns-repeated="6"/>
        </table:table-row>
        <table:table-row table:style-name="ro1">
          <table:table-cell table:formula="of:=IF(RIGHT([' ;'.A211];4)=&quot;turn&quot;;&quot;Turn2&quot;;IF(RIGHT([' ;'.A211];4)=&quot;move&quot;;&quot;Move&quot;;[' ;'.A211]))" office:value-type="string" office:string-value="Turn2">
            <text:p>Turn2</text:p>
          </table:table-cell>
          <table:table-cell table:formula="of:=[' ;'.B211]" office:value-type="string" office:string-value="rhoof">
            <text:p>rhoof</text:p>
          </table:table-cell>
          <table:table-cell table:formula="of:=LEFT([' ;'.D211];1)&amp;&quot;_&quot;&amp;RIGHT([' ;'.D211];4)" office:value-type="string" office:string-value="x_axis">
            <text:p>x_axis</text:p>
          </table:table-cell>
          <table:table-cell table:formula="of:=ROUND(VALUE(MID([' ;'.E211];2;LEN([' ;'.E211])-2));1)" office:value-type="float" office:value="-32.8">
            <text:p>-32.8</text:p>
          </table:table-cell>
          <table:table-cell table:formula="of:=VALUE(MID([' ;'.G211];2;LEN([' ;'.G211])-2))" office:value-type="float" office:value="52.405617">
            <text:p>52.405617</text:p>
          </table:table-cell>
          <table:table-cell table:formula="of:=ROUND([.E211]/[.$J$1];2)" office:value-type="float" office:value="52.41">
            <text:p>52.41</text:p>
          </table:table-cell>
          <table:table-cell/>
          <table:table-cell table:formula="of:=IF(RIGHT([.A211];5)=&quot;sleep&quot;;&quot;Sleep(&quot;&amp;[.$L$1]&amp;&quot;*&quot;&amp;ROUND(VALUE([.B211]);2)/[.$M$1]&amp;&quot;)&quot;;[.A211]&amp;&quot;( &quot;&amp;[.B211]&amp;&quot;, &quot;&amp;[.C211]&amp;&quot;, &quot;&amp;[.D211]&amp;&quot;, &quot;&amp;[.$I$1]&amp;&quot;*&quot;&amp;[.F211]&amp;&quot; )&quot;)" office:value-type="string" office:string-value="Turn2( rhoof, x_axis, -32.8, MOVEANIMATIONSPEED*52.41 )">
            <text:p>Turn2( rhoof, x_axis, -32.8, MOVEANIMATIONSPEED*52.41 )</text:p>
          </table:table-cell>
          <table:table-cell table:number-columns-repeated="6"/>
        </table:table-row>
        <table:table-row table:style-name="ro1">
          <table:table-cell table:formula="of:=IF(RIGHT([' ;'.A212];4)=&quot;turn&quot;;&quot;Turn2&quot;;IF(RIGHT([' ;'.A212];4)=&quot;move&quot;;&quot;Move&quot;;[' ;'.A212]))" office:value-type="string" office:string-value="Turn2">
            <text:p>Turn2</text:p>
          </table:table-cell>
          <table:table-cell table:formula="of:=[' ;'.B212]" office:value-type="string" office:string-value="rlarm">
            <text:p>rlarm</text:p>
          </table:table-cell>
          <table:table-cell table:formula="of:=LEFT([' ;'.D212];1)&amp;&quot;_&quot;&amp;RIGHT([' ;'.D212];4)" office:value-type="string" office:string-value="z_axis">
            <text:p>z_axis</text:p>
          </table:table-cell>
          <table:table-cell table:formula="of:=ROUND(VALUE(MID([' ;'.E212];2;LEN([' ;'.E212])-2));1)" office:value-type="float" office:value="4.5">
            <text:p>4.5</text:p>
          </table:table-cell>
          <table:table-cell table:formula="of:=VALUE(MID([' ;'.G212];2;LEN([' ;'.G212])-2))" office:value-type="float" office:value="15.557579">
            <text:p>15.557579</text:p>
          </table:table-cell>
          <table:table-cell table:formula="of:=ROUND([.E212]/[.$J$1];2)" office:value-type="float" office:value="15.56">
            <text:p>15.56</text:p>
          </table:table-cell>
          <table:table-cell/>
          <table:table-cell table:formula="of:=IF(RIGHT([.A212];5)=&quot;sleep&quot;;&quot;Sleep(&quot;&amp;[.$L$1]&amp;&quot;*&quot;&amp;ROUND(VALUE([.B212]);2)/[.$M$1]&amp;&quot;)&quot;;[.A212]&amp;&quot;( &quot;&amp;[.B212]&amp;&quot;, &quot;&amp;[.C212]&amp;&quot;, &quot;&amp;[.D212]&amp;&quot;, &quot;&amp;[.$I$1]&amp;&quot;*&quot;&amp;[.F212]&amp;&quot; )&quot;)" office:value-type="string" office:string-value="Turn2( rlarm, z_axis, 4.5, MOVEANIMATIONSPEED*15.56 )">
            <text:p>Turn2( rlarm, z_axis, 4.5, MOVEANIMATIONSPEED*15.56 )</text:p>
          </table:table-cell>
          <table:table-cell table:number-columns-repeated="6"/>
        </table:table-row>
        <table:table-row table:style-name="ro1">
          <table:table-cell table:formula="of:=IF(RIGHT([' ;'.A213];4)=&quot;turn&quot;;&quot;Turn2&quot;;IF(RIGHT([' ;'.A213];4)=&quot;move&quot;;&quot;Move&quot;;[' ;'.A213]))" office:value-type="string" office:string-value="Turn2">
            <text:p>Turn2</text:p>
          </table:table-cell>
          <table:table-cell table:formula="of:=[' ;'.B213]" office:value-type="string" office:string-value="rlarm">
            <text:p>rlarm</text:p>
          </table:table-cell>
          <table:table-cell table:formula="of:=LEFT([' ;'.D213];1)&amp;&quot;_&quot;&amp;RIGHT([' ;'.D213];4)" office:value-type="string" office:string-value="y_axis">
            <text:p>y_axis</text:p>
          </table:table-cell>
          <table:table-cell table:formula="of:=ROUND(VALUE(MID([' ;'.E213];2;LEN([' ;'.E213])-2));1)" office:value-type="float" office:value="9.5">
            <text:p>9.5</text:p>
          </table:table-cell>
          <table:table-cell table:formula="of:=VALUE(MID([' ;'.G213];2;LEN([' ;'.G213])-2))" office:value-type="float" office:value="8.341292">
            <text:p>8.341292</text:p>
          </table:table-cell>
          <table:table-cell table:formula="of:=ROUND([.E213]/[.$J$1];2)" office:value-type="float" office:value="8.34">
            <text:p>8.34</text:p>
          </table:table-cell>
          <table:table-cell/>
          <table:table-cell table:formula="of:=IF(RIGHT([.A213];5)=&quot;sleep&quot;;&quot;Sleep(&quot;&amp;[.$L$1]&amp;&quot;*&quot;&amp;ROUND(VALUE([.B213]);2)/[.$M$1]&amp;&quot;)&quot;;[.A213]&amp;&quot;( &quot;&amp;[.B213]&amp;&quot;, &quot;&amp;[.C213]&amp;&quot;, &quot;&amp;[.D213]&amp;&quot;, &quot;&amp;[.$I$1]&amp;&quot;*&quot;&amp;[.F213]&amp;&quot; )&quot;)" office:value-type="string" office:string-value="Turn2( rlarm, y_axis, 9.5, MOVEANIMATIONSPEED*8.34 )">
            <text:p>Turn2( rlarm, y_axis, 9.5, MOVEANIMATIONSPEED*8.34 )</text:p>
          </table:table-cell>
          <table:table-cell table:number-columns-repeated="6"/>
        </table:table-row>
        <table:table-row table:style-name="ro1">
          <table:table-cell table:formula="of:=IF(RIGHT([' ;'.A214];4)=&quot;turn&quot;;&quot;Turn2&quot;;IF(RIGHT([' ;'.A214];4)=&quot;move&quot;;&quot;Move&quot;;[' ;'.A214]))" office:value-type="string" office:string-value="Turn2">
            <text:p>Turn2</text:p>
          </table:table-cell>
          <table:table-cell table:formula="of:=[' ;'.B214]" office:value-type="string" office:string-value="rleg">
            <text:p>rleg</text:p>
          </table:table-cell>
          <table:table-cell table:formula="of:=LEFT([' ;'.D214];1)&amp;&quot;_&quot;&amp;RIGHT([' ;'.D214];4)" office:value-type="string" office:string-value="x_axis">
            <text:p>x_axis</text:p>
          </table:table-cell>
          <table:table-cell table:formula="of:=ROUND(VALUE(MID([' ;'.E214];2;LEN([' ;'.E214])-2));1)" office:value-type="float" office:value="30.4">
            <text:p>30.4</text:p>
          </table:table-cell>
          <table:table-cell table:formula="of:=VALUE(MID([' ;'.G214];2;LEN([' ;'.G214])-2))" office:value-type="float" office:value="21.260398">
            <text:p>21.260398</text:p>
          </table:table-cell>
          <table:table-cell table:formula="of:=ROUND([.E214]/[.$J$1];2)" office:value-type="float" office:value="21.26">
            <text:p>21.26</text:p>
          </table:table-cell>
          <table:table-cell/>
          <table:table-cell table:formula="of:=IF(RIGHT([.A214];5)=&quot;sleep&quot;;&quot;Sleep(&quot;&amp;[.$L$1]&amp;&quot;*&quot;&amp;ROUND(VALUE([.B214]);2)/[.$M$1]&amp;&quot;)&quot;;[.A214]&amp;&quot;( &quot;&amp;[.B214]&amp;&quot;, &quot;&amp;[.C214]&amp;&quot;, &quot;&amp;[.D214]&amp;&quot;, &quot;&amp;[.$I$1]&amp;&quot;*&quot;&amp;[.F214]&amp;&quot; )&quot;)" office:value-type="string" office:string-value="Turn2( rleg, x_axis, 30.4, MOVEANIMATIONSPEED*21.26 )">
            <text:p>Turn2( rleg, x_axis, 30.4, MOVEANIMATIONSPEED*21.26 )</text:p>
          </table:table-cell>
          <table:table-cell table:number-columns-repeated="6"/>
        </table:table-row>
        <table:table-row table:style-name="ro1">
          <table:table-cell table:formula="of:=IF(RIGHT([' ;'.A215];4)=&quot;turn&quot;;&quot;Turn2&quot;;IF(RIGHT([' ;'.A215];4)=&quot;move&quot;;&quot;Move&quot;;[' ;'.A215]))" office:value-type="string" office:string-value="Turn2">
            <text:p>Turn2</text:p>
          </table:table-cell>
          <table:table-cell table:formula="of:=[' ;'.B215]" office:value-type="string" office:string-value="rshoulder">
            <text:p>rshoulder</text:p>
          </table:table-cell>
          <table:table-cell table:formula="of:=LEFT([' ;'.D215];1)&amp;&quot;_&quot;&amp;RIGHT([' ;'.D215];4)" office:value-type="string" office:string-value="x_axis">
            <text:p>x_axis</text:p>
          </table:table-cell>
          <table:table-cell table:formula="of:=ROUND(VALUE(MID([' ;'.E215];2;LEN([' ;'.E215])-2));1)" office:value-type="float" office:value="-3.5">
            <text:p>-3.5</text:p>
          </table:table-cell>
          <table:table-cell table:formula="of:=VALUE(MID([' ;'.G215];2;LEN([' ;'.G215])-2))" office:value-type="float" office:value="64.765967">
            <text:p>64.765967</text:p>
          </table:table-cell>
          <table:table-cell table:formula="of:=ROUND([.E215]/[.$J$1];2)" office:value-type="float" office:value="64.77">
            <text:p>64.77</text:p>
          </table:table-cell>
          <table:table-cell/>
          <table:table-cell table:formula="of:=IF(RIGHT([.A215];5)=&quot;sleep&quot;;&quot;Sleep(&quot;&amp;[.$L$1]&amp;&quot;*&quot;&amp;ROUND(VALUE([.B215]);2)/[.$M$1]&amp;&quot;)&quot;;[.A215]&amp;&quot;( &quot;&amp;[.B215]&amp;&quot;, &quot;&amp;[.C215]&amp;&quot;, &quot;&amp;[.D215]&amp;&quot;, &quot;&amp;[.$I$1]&amp;&quot;*&quot;&amp;[.F215]&amp;&quot; )&quot;)" office:value-type="string" office:string-value="Turn2( rshoulder, x_axis, -3.5, MOVEANIMATIONSPEED*64.77 )">
            <text:p>Turn2( rshoulder, x_axis, -3.5, MOVEANIMATIONSPEED*64.77 )</text:p>
          </table:table-cell>
          <table:table-cell table:number-columns-repeated="6"/>
        </table:table-row>
        <table:table-row table:style-name="ro1">
          <table:table-cell table:formula="of:=IF(RIGHT([' ;'.A216];4)=&quot;turn&quot;;&quot;Turn2&quot;;IF(RIGHT([' ;'.A216];4)=&quot;move&quot;;&quot;Move&quot;;[' ;'.A216]))" office:value-type="string" office:string-value="Turn2">
            <text:p>Turn2</text:p>
          </table:table-cell>
          <table:table-cell table:formula="of:=[' ;'.B216]" office:value-type="string" office:string-value="rshoulder">
            <text:p>rshoulder</text:p>
          </table:table-cell>
          <table:table-cell table:formula="of:=LEFT([' ;'.D216];1)&amp;&quot;_&quot;&amp;RIGHT([' ;'.D216];4)" office:value-type="string" office:string-value="y_axis">
            <text:p>y_axis</text:p>
          </table:table-cell>
          <table:table-cell table:formula="of:=ROUND(VALUE(MID([' ;'.E216];2;LEN([' ;'.E216])-2));1)" office:value-type="float" office:value="-0.4">
            <text:p>-0.4</text:p>
          </table:table-cell>
          <table:table-cell table:formula="of:=VALUE(MID([' ;'.G216];2;LEN([' ;'.G216])-2))" office:value-type="float" office:value="7.642119">
            <text:p>7.642119</text:p>
          </table:table-cell>
          <table:table-cell table:formula="of:=ROUND([.E216]/[.$J$1];2)" office:value-type="float" office:value="7.64">
            <text:p>7.64</text:p>
          </table:table-cell>
          <table:table-cell/>
          <table:table-cell table:formula="of:=IF(RIGHT([.A216];5)=&quot;sleep&quot;;&quot;Sleep(&quot;&amp;[.$L$1]&amp;&quot;*&quot;&amp;ROUND(VALUE([.B216]);2)/[.$M$1]&amp;&quot;)&quot;;[.A216]&amp;&quot;( &quot;&amp;[.B216]&amp;&quot;, &quot;&amp;[.C216]&amp;&quot;, &quot;&amp;[.D216]&amp;&quot;, &quot;&amp;[.$I$1]&amp;&quot;*&quot;&amp;[.F216]&amp;&quot; )&quot;)" office:value-type="string" office:string-value="Turn2( rshoulder, y_axis, -0.4, MOVEANIMATIONSPEED*7.64 )">
            <text:p>Turn2( rshoulder, y_axis, -0.4, MOVEANIMATIONSPEED*7.64 )</text:p>
          </table:table-cell>
          <table:table-cell table:number-columns-repeated="6"/>
        </table:table-row>
        <table:table-row table:style-name="ro1">
          <table:table-cell table:formula="of:=IF(RIGHT([' ;'.A217];4)=&quot;turn&quot;;&quot;Turn2&quot;;IF(RIGHT([' ;'.A217];4)=&quot;move&quot;;&quot;Move&quot;;[' ;'.A217]))" office:value-type="string" office:string-value="Turn2">
            <text:p>Turn2</text:p>
          </table:table-cell>
          <table:table-cell table:formula="of:=[' ;'.B217]" office:value-type="string" office:string-value="rthigh">
            <text:p>rthigh</text:p>
          </table:table-cell>
          <table:table-cell table:formula="of:=LEFT([' ;'.D217];1)&amp;&quot;_&quot;&amp;RIGHT([' ;'.D217];4)" office:value-type="string" office:string-value="x_axis">
            <text:p>x_axis</text:p>
          </table:table-cell>
          <table:table-cell table:formula="of:=ROUND(VALUE(MID([' ;'.E217];2;LEN([' ;'.E217])-2));1)" office:value-type="float" office:value="2.4">
            <text:p>2.4</text:p>
          </table:table-cell>
          <table:table-cell table:formula="of:=VALUE(MID([' ;'.G217];2;LEN([' ;'.G217])-2))" office:value-type="float" office:value="73.666011">
            <text:p>73.666011</text:p>
          </table:table-cell>
          <table:table-cell table:formula="of:=ROUND([.E217]/[.$J$1];2)" office:value-type="float" office:value="73.67">
            <text:p>73.67</text:p>
          </table:table-cell>
          <table:table-cell/>
          <table:table-cell table:formula="of:=IF(RIGHT([.A217];5)=&quot;sleep&quot;;&quot;Sleep(&quot;&amp;[.$L$1]&amp;&quot;*&quot;&amp;ROUND(VALUE([.B217]);2)/[.$M$1]&amp;&quot;)&quot;;[.A217]&amp;&quot;( &quot;&amp;[.B217]&amp;&quot;, &quot;&amp;[.C217]&amp;&quot;, &quot;&amp;[.D217]&amp;&quot;, &quot;&amp;[.$I$1]&amp;&quot;*&quot;&amp;[.F217]&amp;&quot; )&quot;)" office:value-type="string" office:string-value="Turn2( rthigh, x_axis, 2.4, MOVEANIMATIONSPEED*73.67 )">
            <text:p>Turn2( rthigh, x_axis, 2.4, MOVEANIMATIONSPEED*73.67 )</text:p>
          </table:table-cell>
          <table:table-cell table:number-columns-repeated="6"/>
        </table:table-row>
        <table:table-row table:style-name="ro1">
          <table:table-cell table:formula="of:=IF(RIGHT([' ;'.A218];4)=&quot;turn&quot;;&quot;Turn2&quot;;IF(RIGHT([' ;'.A218];4)=&quot;move&quot;;&quot;Move&quot;;[' ;'.A218]))" office:value-type="string" office:string-value="Turn2">
            <text:p>Turn2</text:p>
          </table:table-cell>
          <table:table-cell table:formula="of:=[' ;'.B218]" office:value-type="string" office:string-value="rwing1">
            <text:p>rwing1</text:p>
          </table:table-cell>
          <table:table-cell table:formula="of:=LEFT([' ;'.D218];1)&amp;&quot;_&quot;&amp;RIGHT([' ;'.D218];4)" office:value-type="string" office:string-value="x_axis">
            <text:p>x_axis</text:p>
          </table:table-cell>
          <table:table-cell table:formula="of:=ROUND(VALUE(MID([' ;'.E218];2;LEN([' ;'.E218])-2));1)" office:value-type="float" office:value="-55.8">
            <text:p>-55.8</text:p>
          </table:table-cell>
          <table:table-cell table:formula="of:=VALUE(MID([' ;'.G218];2;LEN([' ;'.G218])-2))" office:value-type="float" office:value="40.864305">
            <text:p>40.864305</text:p>
          </table:table-cell>
          <table:table-cell table:formula="of:=ROUND([.E218]/[.$J$1];2)" office:value-type="float" office:value="40.86">
            <text:p>40.86</text:p>
          </table:table-cell>
          <table:table-cell/>
          <table:table-cell table:formula="of:=IF(RIGHT([.A218];5)=&quot;sleep&quot;;&quot;Sleep(&quot;&amp;[.$L$1]&amp;&quot;*&quot;&amp;ROUND(VALUE([.B218]);2)/[.$M$1]&amp;&quot;)&quot;;[.A218]&amp;&quot;( &quot;&amp;[.B218]&amp;&quot;, &quot;&amp;[.C218]&amp;&quot;, &quot;&amp;[.D218]&amp;&quot;, &quot;&amp;[.$I$1]&amp;&quot;*&quot;&amp;[.F218]&amp;&quot; )&quot;)" office:value-type="string" office:string-value="Turn2( rwing1, x_axis, -55.8, MOVEANIMATIONSPEED*40.86 )">
            <text:p>Turn2( rwing1, x_axis, -55.8, MOVEANIMATIONSPEED*40.86 )</text:p>
          </table:table-cell>
          <table:table-cell table:number-columns-repeated="6"/>
        </table:table-row>
        <table:table-row table:style-name="ro1">
          <table:table-cell table:formula="of:=IF(RIGHT([' ;'.A219];4)=&quot;turn&quot;;&quot;Turn2&quot;;IF(RIGHT([' ;'.A219];4)=&quot;move&quot;;&quot;Move&quot;;[' ;'.A219]))" office:value-type="string" office:string-value="Turn2">
            <text:p>Turn2</text:p>
          </table:table-cell>
          <table:table-cell table:formula="of:=[' ;'.B219]" office:value-type="string" office:string-value="rwing1">
            <text:p>rwing1</text:p>
          </table:table-cell>
          <table:table-cell table:formula="of:=LEFT([' ;'.D219];1)&amp;&quot;_&quot;&amp;RIGHT([' ;'.D219];4)" office:value-type="string" office:string-value="z_axis">
            <text:p>z_axis</text:p>
          </table:table-cell>
          <table:table-cell table:formula="of:=ROUND(VALUE(MID([' ;'.E219];2;LEN([' ;'.E219])-2));1)" office:value-type="float" office:value="-7.6">
            <text:p>-7.6</text:p>
          </table:table-cell>
          <table:table-cell table:formula="of:=VALUE(MID([' ;'.G219];2;LEN([' ;'.G219])-2))" office:value-type="float" office:value="30.859409">
            <text:p>30.859409</text:p>
          </table:table-cell>
          <table:table-cell table:formula="of:=ROUND([.E219]/[.$J$1];2)" office:value-type="float" office:value="30.86">
            <text:p>30.86</text:p>
          </table:table-cell>
          <table:table-cell/>
          <table:table-cell table:formula="of:=IF(RIGHT([.A219];5)=&quot;sleep&quot;;&quot;Sleep(&quot;&amp;[.$L$1]&amp;&quot;*&quot;&amp;ROUND(VALUE([.B219]);2)/[.$M$1]&amp;&quot;)&quot;;[.A219]&amp;&quot;( &quot;&amp;[.B219]&amp;&quot;, &quot;&amp;[.C219]&amp;&quot;, &quot;&amp;[.D219]&amp;&quot;, &quot;&amp;[.$I$1]&amp;&quot;*&quot;&amp;[.F219]&amp;&quot; )&quot;)" office:value-type="string" office:string-value="Turn2( rwing1, z_axis, -7.6, MOVEANIMATIONSPEED*30.86 )">
            <text:p>Turn2( rwing1, z_axis, -7.6, MOVEANIMATIONSPEED*30.86 )</text:p>
          </table:table-cell>
          <table:table-cell table:number-columns-repeated="6"/>
        </table:table-row>
        <table:table-row table:style-name="ro1">
          <table:table-cell table:formula="of:=IF(RIGHT([' ;'.A220];4)=&quot;turn&quot;;&quot;Turn2&quot;;IF(RIGHT([' ;'.A220];4)=&quot;move&quot;;&quot;Move&quot;;[' ;'.A220]))" office:value-type="string" office:string-value="Turn2">
            <text:p>Turn2</text:p>
          </table:table-cell>
          <table:table-cell table:formula="of:=[' ;'.B220]" office:value-type="string" office:string-value="rwing1">
            <text:p>rwing1</text:p>
          </table:table-cell>
          <table:table-cell table:formula="of:=LEFT([' ;'.D220];1)&amp;&quot;_&quot;&amp;RIGHT([' ;'.D220];4)" office:value-type="string" office:string-value="y_axis">
            <text:p>y_axis</text:p>
          </table:table-cell>
          <table:table-cell table:formula="of:=ROUND(VALUE(MID([' ;'.E220];2;LEN([' ;'.E220])-2));1)" office:value-type="float" office:value="22.3">
            <text:p>22.3</text:p>
          </table:table-cell>
          <table:table-cell table:formula="of:=VALUE(MID([' ;'.G220];2;LEN([' ;'.G220])-2))" office:value-type="float" office:value="10.570503">
            <text:p>10.570503</text:p>
          </table:table-cell>
          <table:table-cell table:formula="of:=ROUND([.E220]/[.$J$1];2)" office:value-type="float" office:value="10.57">
            <text:p>10.57</text:p>
          </table:table-cell>
          <table:table-cell/>
          <table:table-cell table:formula="of:=IF(RIGHT([.A220];5)=&quot;sleep&quot;;&quot;Sleep(&quot;&amp;[.$L$1]&amp;&quot;*&quot;&amp;ROUND(VALUE([.B220]);2)/[.$M$1]&amp;&quot;)&quot;;[.A220]&amp;&quot;( &quot;&amp;[.B220]&amp;&quot;, &quot;&amp;[.C220]&amp;&quot;, &quot;&amp;[.D220]&amp;&quot;, &quot;&amp;[.$I$1]&amp;&quot;*&quot;&amp;[.F220]&amp;&quot; )&quot;)" office:value-type="string" office:string-value="Turn2( rwing1, y_axis, 22.3, MOVEANIMATIONSPEED*10.57 )">
            <text:p>Turn2( rwing1, y_axis, 22.3, MOVEANIMATIONSPEED*10.57 )</text:p>
          </table:table-cell>
          <table:table-cell table:number-columns-repeated="6"/>
        </table:table-row>
        <table:table-row table:style-name="ro1">
          <table:table-cell table:formula="of:=IF(RIGHT([' ;'.A221];4)=&quot;turn&quot;;&quot;Turn2&quot;;IF(RIGHT([' ;'.A221];4)=&quot;move&quot;;&quot;Move&quot;;[' ;'.A221]))" office:value-type="string" office:string-value="Turn2">
            <text:p>Turn2</text:p>
          </table:table-cell>
          <table:table-cell table:formula="of:=[' ;'.B221]" office:value-type="string" office:string-value="rwing2">
            <text:p>rwing2</text:p>
          </table:table-cell>
          <table:table-cell table:formula="of:=LEFT([' ;'.D221];1)&amp;&quot;_&quot;&amp;RIGHT([' ;'.D221];4)" office:value-type="string" office:string-value="x_axis">
            <text:p>x_axis</text:p>
          </table:table-cell>
          <table:table-cell table:formula="of:=ROUND(VALUE(MID([' ;'.E221];2;LEN([' ;'.E221])-2));1)" office:value-type="float" office:value="90.4">
            <text:p>90.4</text:p>
          </table:table-cell>
          <table:table-cell table:formula="of:=VALUE(MID([' ;'.G221];2;LEN([' ;'.G221])-2))" office:value-type="float" office:value="8.946318">
            <text:p>8.946318</text:p>
          </table:table-cell>
          <table:table-cell table:formula="of:=ROUND([.E221]/[.$J$1];2)" office:value-type="float" office:value="8.95">
            <text:p>8.95</text:p>
          </table:table-cell>
          <table:table-cell/>
          <table:table-cell table:formula="of:=IF(RIGHT([.A221];5)=&quot;sleep&quot;;&quot;Sleep(&quot;&amp;[.$L$1]&amp;&quot;*&quot;&amp;ROUND(VALUE([.B221]);2)/[.$M$1]&amp;&quot;)&quot;;[.A221]&amp;&quot;( &quot;&amp;[.B221]&amp;&quot;, &quot;&amp;[.C221]&amp;&quot;, &quot;&amp;[.D221]&amp;&quot;, &quot;&amp;[.$I$1]&amp;&quot;*&quot;&amp;[.F221]&amp;&quot; )&quot;)" office:value-type="string" office:string-value="Turn2( rwing2, x_axis, 90.4, MOVEANIMATIONSPEED*8.95 )">
            <text:p>Turn2( rwing2, x_axis, 90.4, MOVEANIMATIONSPEED*8.95 )</text:p>
          </table:table-cell>
          <table:table-cell table:number-columns-repeated="6"/>
        </table:table-row>
        <table:table-row table:style-name="ro1">
          <table:table-cell table:formula="of:=IF(RIGHT([' ;'.A222];4)=&quot;turn&quot;;&quot;Turn2&quot;;IF(RIGHT([' ;'.A222];4)=&quot;move&quot;;&quot;Move&quot;;[' ;'.A222]))" office:value-type="string" office:string-value="Turn2">
            <text:p>Turn2</text:p>
          </table:table-cell>
          <table:table-cell table:formula="of:=[' ;'.B222]" office:value-type="string" office:string-value="rwing2">
            <text:p>rwing2</text:p>
          </table:table-cell>
          <table:table-cell table:formula="of:=LEFT([' ;'.D222];1)&amp;&quot;_&quot;&amp;RIGHT([' ;'.D222];4)" office:value-type="string" office:string-value="z_axis">
            <text:p>z_axis</text:p>
          </table:table-cell>
          <table:table-cell table:formula="of:=ROUND(VALUE(MID([' ;'.E222];2;LEN([' ;'.E222])-2));1)" office:value-type="float" office:value="-30.6">
            <text:p>-30.6</text:p>
          </table:table-cell>
          <table:table-cell table:formula="of:=VALUE(MID([' ;'.G222];2;LEN([' ;'.G222])-2))" office:value-type="float" office:value="25.34229">
            <text:p>25.34229</text:p>
          </table:table-cell>
          <table:table-cell table:formula="of:=ROUND([.E222]/[.$J$1];2)" office:value-type="float" office:value="25.34">
            <text:p>25.34</text:p>
          </table:table-cell>
          <table:table-cell/>
          <table:table-cell table:formula="of:=IF(RIGHT([.A222];5)=&quot;sleep&quot;;&quot;Sleep(&quot;&amp;[.$L$1]&amp;&quot;*&quot;&amp;ROUND(VALUE([.B222]);2)/[.$M$1]&amp;&quot;)&quot;;[.A222]&amp;&quot;( &quot;&amp;[.B222]&amp;&quot;, &quot;&amp;[.C222]&amp;&quot;, &quot;&amp;[.D222]&amp;&quot;, &quot;&amp;[.$I$1]&amp;&quot;*&quot;&amp;[.F222]&amp;&quot; )&quot;)" office:value-type="string" office:string-value="Turn2( rwing2, z_axis, -30.6, MOVEANIMATIONSPEED*25.34 )">
            <text:p>Turn2( rwing2, z_axis, -30.6, MOVEANIMATIONSPEED*25.34 )</text:p>
          </table:table-cell>
          <table:table-cell table:number-columns-repeated="6"/>
        </table:table-row>
        <table:table-row table:style-name="ro1">
          <table:table-cell table:formula="of:=IF(RIGHT([' ;'.A223];4)=&quot;turn&quot;;&quot;Turn2&quot;;IF(RIGHT([' ;'.A223];4)=&quot;move&quot;;&quot;Move&quot;;[' ;'.A223]))" office:value-type="string" office:string-value="Turn2">
            <text:p>Turn2</text:p>
          </table:table-cell>
          <table:table-cell table:formula="of:=[' ;'.B223]" office:value-type="string" office:string-value="rwing2">
            <text:p>rwing2</text:p>
          </table:table-cell>
          <table:table-cell table:formula="of:=LEFT([' ;'.D223];1)&amp;&quot;_&quot;&amp;RIGHT([' ;'.D223];4)" office:value-type="string" office:string-value="y_axis">
            <text:p>y_axis</text:p>
          </table:table-cell>
          <table:table-cell table:formula="of:=ROUND(VALUE(MID([' ;'.E223];2;LEN([' ;'.E223])-2));1)" office:value-type="float" office:value="18.6">
            <text:p>18.6</text:p>
          </table:table-cell>
          <table:table-cell table:formula="of:=VALUE(MID([' ;'.G223];2;LEN([' ;'.G223])-2))" office:value-type="float" office:value="36.844585">
            <text:p>36.844585</text:p>
          </table:table-cell>
          <table:table-cell table:formula="of:=ROUND([.E223]/[.$J$1];2)" office:value-type="float" office:value="36.84">
            <text:p>36.84</text:p>
          </table:table-cell>
          <table:table-cell/>
          <table:table-cell table:formula="of:=IF(RIGHT([.A223];5)=&quot;sleep&quot;;&quot;Sleep(&quot;&amp;[.$L$1]&amp;&quot;*&quot;&amp;ROUND(VALUE([.B223]);2)/[.$M$1]&amp;&quot;)&quot;;[.A223]&amp;&quot;( &quot;&amp;[.B223]&amp;&quot;, &quot;&amp;[.C223]&amp;&quot;, &quot;&amp;[.D223]&amp;&quot;, &quot;&amp;[.$I$1]&amp;&quot;*&quot;&amp;[.F223]&amp;&quot; )&quot;)" office:value-type="string" office:string-value="Turn2( rwing2, y_axis, 18.6, MOVEANIMATIONSPEED*36.84 )">
            <text:p>Turn2( rwing2, y_axis, 18.6, MOVEANIMATIONSPEED*36.84 )</text:p>
          </table:table-cell>
          <table:table-cell table:number-columns-repeated="6"/>
        </table:table-row>
        <table:table-row table:style-name="ro1">
          <table:table-cell table:formula="of:=IF(RIGHT([' ;'.A224];4)=&quot;turn&quot;;&quot;Turn2&quot;;IF(RIGHT([' ;'.A224];4)=&quot;move&quot;;&quot;Move&quot;;[' ;'.A224]))" office:value-type="string" office:string-value="Turn2">
            <text:p>Turn2</text:p>
          </table:table-cell>
          <table:table-cell table:formula="of:=[' ;'.B224]" office:value-type="string" office:string-value="rwing31">
            <text:p>rwing31</text:p>
          </table:table-cell>
          <table:table-cell table:formula="of:=LEFT([' ;'.D224];1)&amp;&quot;_&quot;&amp;RIGHT([' ;'.D224];4)" office:value-type="string" office:string-value="z_axis">
            <text:p>z_axis</text:p>
          </table:table-cell>
          <table:table-cell table:formula="of:=ROUND(VALUE(MID([' ;'.E224];2;LEN([' ;'.E224])-2));1)" office:value-type="float" office:value="14.9">
            <text:p>14.9</text:p>
          </table:table-cell>
          <table:table-cell table:formula="of:=VALUE(MID([' ;'.G224];2;LEN([' ;'.G224])-2))" office:value-type="float" office:value="9.297578">
            <text:p>9.297578</text:p>
          </table:table-cell>
          <table:table-cell table:formula="of:=ROUND([.E224]/[.$J$1];2)" office:value-type="float" office:value="9.3">
            <text:p>9.3</text:p>
          </table:table-cell>
          <table:table-cell/>
          <table:table-cell table:formula="of:=IF(RIGHT([.A224];5)=&quot;sleep&quot;;&quot;Sleep(&quot;&amp;[.$L$1]&amp;&quot;*&quot;&amp;ROUND(VALUE([.B224]);2)/[.$M$1]&amp;&quot;)&quot;;[.A224]&amp;&quot;( &quot;&amp;[.B224]&amp;&quot;, &quot;&amp;[.C224]&amp;&quot;, &quot;&amp;[.D224]&amp;&quot;, &quot;&amp;[.$I$1]&amp;&quot;*&quot;&amp;[.F224]&amp;&quot; )&quot;)" office:value-type="string" office:string-value="Turn2( rwing31, z_axis, 14.9, MOVEANIMATIONSPEED*9.3 )">
            <text:p>Turn2( rwing31, z_axis, 14.9, MOVEANIMATIONSPEED*9.3 )</text:p>
          </table:table-cell>
          <table:table-cell table:number-columns-repeated="6"/>
        </table:table-row>
        <table:table-row table:style-name="ro1">
          <table:table-cell table:formula="of:=IF(RIGHT([' ;'.A225];4)=&quot;turn&quot;;&quot;Turn2&quot;;IF(RIGHT([' ;'.A225];4)=&quot;move&quot;;&quot;Move&quot;;[' ;'.A225]))" office:value-type="string" office:string-value="Turn2">
            <text:p>Turn2</text:p>
          </table:table-cell>
          <table:table-cell table:formula="of:=[' ;'.B225]" office:value-type="string" office:string-value="rwing31">
            <text:p>rwing31</text:p>
          </table:table-cell>
          <table:table-cell table:formula="of:=LEFT([' ;'.D225];1)&amp;&quot;_&quot;&amp;RIGHT([' ;'.D225];4)" office:value-type="string" office:string-value="y_axis">
            <text:p>y_axis</text:p>
          </table:table-cell>
          <table:table-cell table:formula="of:=ROUND(VALUE(MID([' ;'.E225];2;LEN([' ;'.E225])-2));1)" office:value-type="float" office:value="8.4">
            <text:p>8.4</text:p>
          </table:table-cell>
          <table:table-cell table:formula="of:=VALUE(MID([' ;'.G225];2;LEN([' ;'.G225])-2))" office:value-type="float" office:value="19.417562">
            <text:p>19.417562</text:p>
          </table:table-cell>
          <table:table-cell table:formula="of:=ROUND([.E225]/[.$J$1];2)" office:value-type="float" office:value="19.42">
            <text:p>19.42</text:p>
          </table:table-cell>
          <table:table-cell/>
          <table:table-cell table:formula="of:=IF(RIGHT([.A225];5)=&quot;sleep&quot;;&quot;Sleep(&quot;&amp;[.$L$1]&amp;&quot;*&quot;&amp;ROUND(VALUE([.B225]);2)/[.$M$1]&amp;&quot;)&quot;;[.A225]&amp;&quot;( &quot;&amp;[.B225]&amp;&quot;, &quot;&amp;[.C225]&amp;&quot;, &quot;&amp;[.D225]&amp;&quot;, &quot;&amp;[.$I$1]&amp;&quot;*&quot;&amp;[.F225]&amp;&quot; )&quot;)" office:value-type="string" office:string-value="Turn2( rwing31, y_axis, 8.4, MOVEANIMATIONSPEED*19.42 )">
            <text:p>Turn2( rwing31, y_axis, 8.4, MOVEANIMATIONSPEED*19.42 )</text:p>
          </table:table-cell>
          <table:table-cell table:number-columns-repeated="6"/>
        </table:table-row>
        <table:table-row table:style-name="ro1">
          <table:table-cell table:formula="of:=IF(RIGHT([' ;'.A226];4)=&quot;turn&quot;;&quot;Turn2&quot;;IF(RIGHT([' ;'.A226];4)=&quot;move&quot;;&quot;Move&quot;;[' ;'.A226]))" office:value-type="string" office:string-value="Turn2">
            <text:p>Turn2</text:p>
          </table:table-cell>
          <table:table-cell table:formula="of:=[' ;'.B226]" office:value-type="string" office:string-value="rwing32">
            <text:p>rwing32</text:p>
          </table:table-cell>
          <table:table-cell table:formula="of:=LEFT([' ;'.D226];1)&amp;&quot;_&quot;&amp;RIGHT([' ;'.D226];4)" office:value-type="string" office:string-value="z_axis">
            <text:p>z_axis</text:p>
          </table:table-cell>
          <table:table-cell table:formula="of:=ROUND(VALUE(MID([' ;'.E226];2;LEN([' ;'.E226])-2));1)" office:value-type="float" office:value="15.1">
            <text:p>15.1</text:p>
          </table:table-cell>
          <table:table-cell table:formula="of:=VALUE(MID([' ;'.G226];2;LEN([' ;'.G226])-2))" office:value-type="float" office:value="9.519593">
            <text:p>9.519593</text:p>
          </table:table-cell>
          <table:table-cell table:formula="of:=ROUND([.E226]/[.$J$1];2)" office:value-type="float" office:value="9.52">
            <text:p>9.52</text:p>
          </table:table-cell>
          <table:table-cell/>
          <table:table-cell table:formula="of:=IF(RIGHT([.A226];5)=&quot;sleep&quot;;&quot;Sleep(&quot;&amp;[.$L$1]&amp;&quot;*&quot;&amp;ROUND(VALUE([.B226]);2)/[.$M$1]&amp;&quot;)&quot;;[.A226]&amp;&quot;( &quot;&amp;[.B226]&amp;&quot;, &quot;&amp;[.C226]&amp;&quot;, &quot;&amp;[.D226]&amp;&quot;, &quot;&amp;[.$I$1]&amp;&quot;*&quot;&amp;[.F226]&amp;&quot; )&quot;)" office:value-type="string" office:string-value="Turn2( rwing32, z_axis, 15.1, MOVEANIMATIONSPEED*9.52 )">
            <text:p>Turn2( rwing32, z_axis, 15.1, MOVEANIMATIONSPEED*9.52 )</text:p>
          </table:table-cell>
          <table:table-cell table:number-columns-repeated="6"/>
        </table:table-row>
        <table:table-row table:style-name="ro1">
          <table:table-cell table:formula="of:=IF(RIGHT([' ;'.A227];4)=&quot;turn&quot;;&quot;Turn2&quot;;IF(RIGHT([' ;'.A227];4)=&quot;move&quot;;&quot;Move&quot;;[' ;'.A227]))" office:value-type="string" office:string-value="Turn2">
            <text:p>Turn2</text:p>
          </table:table-cell>
          <table:table-cell table:formula="of:=[' ;'.B227]" office:value-type="string" office:string-value="rwing32">
            <text:p>rwing32</text:p>
          </table:table-cell>
          <table:table-cell table:formula="of:=LEFT([' ;'.D227];1)&amp;&quot;_&quot;&amp;RIGHT([' ;'.D227];4)" office:value-type="string" office:string-value="y_axis">
            <text:p>y_axis</text:p>
          </table:table-cell>
          <table:table-cell table:formula="of:=ROUND(VALUE(MID([' ;'.E227];2;LEN([' ;'.E227])-2));1)" office:value-type="float" office:value="8.6">
            <text:p>8.6</text:p>
          </table:table-cell>
          <table:table-cell table:formula="of:=VALUE(MID([' ;'.G227];2;LEN([' ;'.G227])-2))" office:value-type="float" office:value="19.615526">
            <text:p>19.615526</text:p>
          </table:table-cell>
          <table:table-cell table:formula="of:=ROUND([.E227]/[.$J$1];2)" office:value-type="float" office:value="19.62">
            <text:p>19.62</text:p>
          </table:table-cell>
          <table:table-cell/>
          <table:table-cell table:formula="of:=IF(RIGHT([.A227];5)=&quot;sleep&quot;;&quot;Sleep(&quot;&amp;[.$L$1]&amp;&quot;*&quot;&amp;ROUND(VALUE([.B227]);2)/[.$M$1]&amp;&quot;)&quot;;[.A227]&amp;&quot;( &quot;&amp;[.B227]&amp;&quot;, &quot;&amp;[.C227]&amp;&quot;, &quot;&amp;[.D227]&amp;&quot;, &quot;&amp;[.$I$1]&amp;&quot;*&quot;&amp;[.F227]&amp;&quot; )&quot;)" office:value-type="string" office:string-value="Turn2( rwing32, y_axis, 8.6, MOVEANIMATIONSPEED*19.62 )">
            <text:p>Turn2( rwing32, y_axis, 8.6, MOVEANIMATIONSPEED*19.62 )</text:p>
          </table:table-cell>
          <table:table-cell table:number-columns-repeated="6"/>
        </table:table-row>
        <table:table-row table:style-name="ro1">
          <table:table-cell table:formula="of:=IF(RIGHT([' ;'.A228];4)=&quot;turn&quot;;&quot;Turn2&quot;;IF(RIGHT([' ;'.A228];4)=&quot;move&quot;;&quot;Move&quot;;[' ;'.A228]))" office:value-type="string" office:string-value="Turn2">
            <text:p>Turn2</text:p>
          </table:table-cell>
          <table:table-cell table:formula="of:=[' ;'.B228]" office:value-type="string" office:string-value="rwing41">
            <text:p>rwing41</text:p>
          </table:table-cell>
          <table:table-cell table:formula="of:=LEFT([' ;'.D228];1)&amp;&quot;_&quot;&amp;RIGHT([' ;'.D228];4)" office:value-type="string" office:string-value="z_axis">
            <text:p>z_axis</text:p>
          </table:table-cell>
          <table:table-cell table:formula="of:=ROUND(VALUE(MID([' ;'.E228];2;LEN([' ;'.E228])-2));1)" office:value-type="float" office:value="14.9">
            <text:p>14.9</text:p>
          </table:table-cell>
          <table:table-cell table:formula="of:=VALUE(MID([' ;'.G228];2;LEN([' ;'.G228])-2))" office:value-type="float" office:value="9.297578">
            <text:p>9.297578</text:p>
          </table:table-cell>
          <table:table-cell table:formula="of:=ROUND([.E228]/[.$J$1];2)" office:value-type="float" office:value="9.3">
            <text:p>9.3</text:p>
          </table:table-cell>
          <table:table-cell/>
          <table:table-cell table:formula="of:=IF(RIGHT([.A228];5)=&quot;sleep&quot;;&quot;Sleep(&quot;&amp;[.$L$1]&amp;&quot;*&quot;&amp;ROUND(VALUE([.B228]);2)/[.$M$1]&amp;&quot;)&quot;;[.A228]&amp;&quot;( &quot;&amp;[.B228]&amp;&quot;, &quot;&amp;[.C228]&amp;&quot;, &quot;&amp;[.D228]&amp;&quot;, &quot;&amp;[.$I$1]&amp;&quot;*&quot;&amp;[.F228]&amp;&quot; )&quot;)" office:value-type="string" office:string-value="Turn2( rwing41, z_axis, 14.9, MOVEANIMATIONSPEED*9.3 )">
            <text:p>Turn2( rwing41, z_axis, 14.9, MOVEANIMATIONSPEED*9.3 )</text:p>
          </table:table-cell>
          <table:table-cell table:number-columns-repeated="6"/>
        </table:table-row>
        <table:table-row table:style-name="ro1">
          <table:table-cell table:formula="of:=IF(RIGHT([' ;'.A229];4)=&quot;turn&quot;;&quot;Turn2&quot;;IF(RIGHT([' ;'.A229];4)=&quot;move&quot;;&quot;Move&quot;;[' ;'.A229]))" office:value-type="string" office:string-value="Turn2">
            <text:p>Turn2</text:p>
          </table:table-cell>
          <table:table-cell table:formula="of:=[' ;'.B229]" office:value-type="string" office:string-value="rwing41">
            <text:p>rwing41</text:p>
          </table:table-cell>
          <table:table-cell table:formula="of:=LEFT([' ;'.D229];1)&amp;&quot;_&quot;&amp;RIGHT([' ;'.D229];4)" office:value-type="string" office:string-value="y_axis">
            <text:p>y_axis</text:p>
          </table:table-cell>
          <table:table-cell table:formula="of:=ROUND(VALUE(MID([' ;'.E229];2;LEN([' ;'.E229])-2));1)" office:value-type="float" office:value="8.4">
            <text:p>8.4</text:p>
          </table:table-cell>
          <table:table-cell table:formula="of:=VALUE(MID([' ;'.G229];2;LEN([' ;'.G229])-2))" office:value-type="float" office:value="19.417562">
            <text:p>19.417562</text:p>
          </table:table-cell>
          <table:table-cell table:formula="of:=ROUND([.E229]/[.$J$1];2)" office:value-type="float" office:value="19.42">
            <text:p>19.42</text:p>
          </table:table-cell>
          <table:table-cell/>
          <table:table-cell table:formula="of:=IF(RIGHT([.A229];5)=&quot;sleep&quot;;&quot;Sleep(&quot;&amp;[.$L$1]&amp;&quot;*&quot;&amp;ROUND(VALUE([.B229]);2)/[.$M$1]&amp;&quot;)&quot;;[.A229]&amp;&quot;( &quot;&amp;[.B229]&amp;&quot;, &quot;&amp;[.C229]&amp;&quot;, &quot;&amp;[.D229]&amp;&quot;, &quot;&amp;[.$I$1]&amp;&quot;*&quot;&amp;[.F229]&amp;&quot; )&quot;)" office:value-type="string" office:string-value="Turn2( rwing41, y_axis, 8.4, MOVEANIMATIONSPEED*19.42 )">
            <text:p>Turn2( rwing41, y_axis, 8.4, MOVEANIMATIONSPEED*19.42 )</text:p>
          </table:table-cell>
          <table:table-cell table:number-columns-repeated="6"/>
        </table:table-row>
        <table:table-row table:style-name="ro1">
          <table:table-cell table:formula="of:=IF(RIGHT([' ;'.A230];4)=&quot;turn&quot;;&quot;Turn2&quot;;IF(RIGHT([' ;'.A230];4)=&quot;move&quot;;&quot;Move&quot;;[' ;'.A230]))" office:value-type="string" office:string-value="Turn2">
            <text:p>Turn2</text:p>
          </table:table-cell>
          <table:table-cell table:formula="of:=[' ;'.B230]" office:value-type="string" office:string-value="rwing42">
            <text:p>rwing42</text:p>
          </table:table-cell>
          <table:table-cell table:formula="of:=LEFT([' ;'.D230];1)&amp;&quot;_&quot;&amp;RIGHT([' ;'.D230];4)" office:value-type="string" office:string-value="z_axis">
            <text:p>z_axis</text:p>
          </table:table-cell>
          <table:table-cell table:formula="of:=ROUND(VALUE(MID([' ;'.E230];2;LEN([' ;'.E230])-2));1)" office:value-type="float" office:value="14.5">
            <text:p>14.5</text:p>
          </table:table-cell>
          <table:table-cell table:formula="of:=VALUE(MID([' ;'.G230];2;LEN([' ;'.G230])-2))" office:value-type="float" office:value="8.684492">
            <text:p>8.684492</text:p>
          </table:table-cell>
          <table:table-cell table:formula="of:=ROUND([.E230]/[.$J$1];2)" office:value-type="float" office:value="8.68">
            <text:p>8.68</text:p>
          </table:table-cell>
          <table:table-cell/>
          <table:table-cell table:formula="of:=IF(RIGHT([.A230];5)=&quot;sleep&quot;;&quot;Sleep(&quot;&amp;[.$L$1]&amp;&quot;*&quot;&amp;ROUND(VALUE([.B230]);2)/[.$M$1]&amp;&quot;)&quot;;[.A230]&amp;&quot;( &quot;&amp;[.B230]&amp;&quot;, &quot;&amp;[.C230]&amp;&quot;, &quot;&amp;[.D230]&amp;&quot;, &quot;&amp;[.$I$1]&amp;&quot;*&quot;&amp;[.F230]&amp;&quot; )&quot;)" office:value-type="string" office:string-value="Turn2( rwing42, z_axis, 14.5, MOVEANIMATIONSPEED*8.68 )">
            <text:p>Turn2( rwing42, z_axis, 14.5, MOVEANIMATIONSPEED*8.68 )</text:p>
          </table:table-cell>
          <table:table-cell table:number-columns-repeated="6"/>
        </table:table-row>
        <table:table-row table:style-name="ro1">
          <table:table-cell table:formula="of:=IF(RIGHT([' ;'.A231];4)=&quot;turn&quot;;&quot;Turn2&quot;;IF(RIGHT([' ;'.A231];4)=&quot;move&quot;;&quot;Move&quot;;[' ;'.A231]))" office:value-type="string" office:string-value="Turn2">
            <text:p>Turn2</text:p>
          </table:table-cell>
          <table:table-cell table:formula="of:=[' ;'.B231]" office:value-type="string" office:string-value="rwing42">
            <text:p>rwing42</text:p>
          </table:table-cell>
          <table:table-cell table:formula="of:=LEFT([' ;'.D231];1)&amp;&quot;_&quot;&amp;RIGHT([' ;'.D231];4)" office:value-type="string" office:string-value="y_axis">
            <text:p>y_axis</text:p>
          </table:table-cell>
          <table:table-cell table:formula="of:=ROUND(VALUE(MID([' ;'.E231];2;LEN([' ;'.E231])-2));1)" office:value-type="float" office:value="7.9">
            <text:p>7.9</text:p>
          </table:table-cell>
          <table:table-cell table:formula="of:=VALUE(MID([' ;'.G231];2;LEN([' ;'.G231])-2))" office:value-type="float" office:value="18.846234">
            <text:p>18.846234</text:p>
          </table:table-cell>
          <table:table-cell table:formula="of:=ROUND([.E231]/[.$J$1];2)" office:value-type="float" office:value="18.85">
            <text:p>18.85</text:p>
          </table:table-cell>
          <table:table-cell/>
          <table:table-cell table:formula="of:=IF(RIGHT([.A231];5)=&quot;sleep&quot;;&quot;Sleep(&quot;&amp;[.$L$1]&amp;&quot;*&quot;&amp;ROUND(VALUE([.B231]);2)/[.$M$1]&amp;&quot;)&quot;;[.A231]&amp;&quot;( &quot;&amp;[.B231]&amp;&quot;, &quot;&amp;[.C231]&amp;&quot;, &quot;&amp;[.D231]&amp;&quot;, &quot;&amp;[.$I$1]&amp;&quot;*&quot;&amp;[.F231]&amp;&quot; )&quot;)" office:value-type="string" office:string-value="Turn2( rwing42, y_axis, 7.9, MOVEANIMATIONSPEED*18.85 )">
            <text:p>Turn2( rwing42, y_axis, 7.9, MOVEANIMATIONSPEED*18.85 )</text:p>
          </table:table-cell>
          <table:table-cell table:number-columns-repeated="6"/>
        </table:table-row>
        <table:table-row table:style-name="ro1">
          <table:table-cell table:formula="of:=IF(RIGHT([' ;'.A232];4)=&quot;turn&quot;;&quot;Turn2&quot;;IF(RIGHT([' ;'.A232];4)=&quot;move&quot;;&quot;Move&quot;;[' ;'.A232]))" office:value-type="string" office:string-value="Turn2">
            <text:p>Turn2</text:p>
          </table:table-cell>
          <table:table-cell table:formula="of:=[' ;'.B232]" office:value-type="string" office:string-value="rwing43">
            <text:p>rwing43</text:p>
          </table:table-cell>
          <table:table-cell table:formula="of:=LEFT([' ;'.D232];1)&amp;&quot;_&quot;&amp;RIGHT([' ;'.D232];4)" office:value-type="string" office:string-value="z_axis">
            <text:p>z_axis</text:p>
          </table:table-cell>
          <table:table-cell table:formula="of:=ROUND(VALUE(MID([' ;'.E232];2;LEN([' ;'.E232])-2));1)" office:value-type="float" office:value="13.4">
            <text:p>13.4</text:p>
          </table:table-cell>
          <table:table-cell table:formula="of:=VALUE(MID([' ;'.G232];2;LEN([' ;'.G232])-2))" office:value-type="float" office:value="7.294113">
            <text:p>7.294113</text:p>
          </table:table-cell>
          <table:table-cell table:formula="of:=ROUND([.E232]/[.$J$1];2)" office:value-type="float" office:value="7.29">
            <text:p>7.29</text:p>
          </table:table-cell>
          <table:table-cell/>
          <table:table-cell table:formula="of:=IF(RIGHT([.A232];5)=&quot;sleep&quot;;&quot;Sleep(&quot;&amp;[.$L$1]&amp;&quot;*&quot;&amp;ROUND(VALUE([.B232]);2)/[.$M$1]&amp;&quot;)&quot;;[.A232]&amp;&quot;( &quot;&amp;[.B232]&amp;&quot;, &quot;&amp;[.C232]&amp;&quot;, &quot;&amp;[.D232]&amp;&quot;, &quot;&amp;[.$I$1]&amp;&quot;*&quot;&amp;[.F232]&amp;&quot; )&quot;)" office:value-type="string" office:string-value="Turn2( rwing43, z_axis, 13.4, MOVEANIMATIONSPEED*7.29 )">
            <text:p>Turn2( rwing43, z_axis, 13.4, MOVEANIMATIONSPEED*7.29 )</text:p>
          </table:table-cell>
          <table:table-cell table:number-columns-repeated="6"/>
        </table:table-row>
        <table:table-row table:style-name="ro1">
          <table:table-cell table:formula="of:=IF(RIGHT([' ;'.A233];4)=&quot;turn&quot;;&quot;Turn2&quot;;IF(RIGHT([' ;'.A233];4)=&quot;move&quot;;&quot;Move&quot;;[' ;'.A233]))" office:value-type="string" office:string-value="Turn2">
            <text:p>Turn2</text:p>
          </table:table-cell>
          <table:table-cell table:formula="of:=[' ;'.B233]" office:value-type="string" office:string-value="rwing43">
            <text:p>rwing43</text:p>
          </table:table-cell>
          <table:table-cell table:formula="of:=LEFT([' ;'.D233];1)&amp;&quot;_&quot;&amp;RIGHT([' ;'.D233];4)" office:value-type="string" office:string-value="y_axis">
            <text:p>y_axis</text:p>
          </table:table-cell>
          <table:table-cell table:formula="of:=ROUND(VALUE(MID([' ;'.E233];2;LEN([' ;'.E233])-2));1)" office:value-type="float" office:value="6.7">
            <text:p>6.7</text:p>
          </table:table-cell>
          <table:table-cell table:formula="of:=VALUE(MID([' ;'.G233];2;LEN([' ;'.G233])-2))" office:value-type="float" office:value="17.403173">
            <text:p>17.403173</text:p>
          </table:table-cell>
          <table:table-cell table:formula="of:=ROUND([.E233]/[.$J$1];2)" office:value-type="float" office:value="17.4">
            <text:p>17.4</text:p>
          </table:table-cell>
          <table:table-cell/>
          <table:table-cell table:formula="of:=IF(RIGHT([.A233];5)=&quot;sleep&quot;;&quot;Sleep(&quot;&amp;[.$L$1]&amp;&quot;*&quot;&amp;ROUND(VALUE([.B233]);2)/[.$M$1]&amp;&quot;)&quot;;[.A233]&amp;&quot;( &quot;&amp;[.B233]&amp;&quot;, &quot;&amp;[.C233]&amp;&quot;, &quot;&amp;[.D233]&amp;&quot;, &quot;&amp;[.$I$1]&amp;&quot;*&quot;&amp;[.F233]&amp;&quot; )&quot;)" office:value-type="string" office:string-value="Turn2( rwing43, y_axis, 6.7, MOVEANIMATIONSPEED*17.4 )">
            <text:p>Turn2( rwing43, y_axis, 6.7, MOVEANIMATIONSPEED*17.4 )</text:p>
          </table:table-cell>
          <table:table-cell table:number-columns-repeated="6"/>
        </table:table-row>
        <table:table-row table:style-name="ro1">
          <table:table-cell table:formula="of:=IF(RIGHT([' ;'.A234];4)=&quot;turn&quot;;&quot;Turn2&quot;;IF(RIGHT([' ;'.A234];4)=&quot;move&quot;;&quot;Move&quot;;[' ;'.A234]))" office:value-type="string" office:string-value="Turn2">
            <text:p>Turn2</text:p>
          </table:table-cell>
          <table:table-cell table:formula="of:=[' ;'.B234]" office:value-type="string" office:string-value="rwing51">
            <text:p>rwing51</text:p>
          </table:table-cell>
          <table:table-cell table:formula="of:=LEFT([' ;'.D234];1)&amp;&quot;_&quot;&amp;RIGHT([' ;'.D234];4)" office:value-type="string" office:string-value="z_axis">
            <text:p>z_axis</text:p>
          </table:table-cell>
          <table:table-cell table:formula="of:=ROUND(VALUE(MID([' ;'.E234];2;LEN([' ;'.E234])-2));1)" office:value-type="float" office:value="18.5">
            <text:p>18.5</text:p>
          </table:table-cell>
          <table:table-cell table:formula="of:=VALUE(MID([' ;'.G234];2;LEN([' ;'.G234])-2))" office:value-type="float" office:value="16.897905">
            <text:p>16.897905</text:p>
          </table:table-cell>
          <table:table-cell table:formula="of:=ROUND([.E234]/[.$J$1];2)" office:value-type="float" office:value="16.9">
            <text:p>16.9</text:p>
          </table:table-cell>
          <table:table-cell/>
          <table:table-cell table:formula="of:=IF(RIGHT([.A234];5)=&quot;sleep&quot;;&quot;Sleep(&quot;&amp;[.$L$1]&amp;&quot;*&quot;&amp;ROUND(VALUE([.B234]);2)/[.$M$1]&amp;&quot;)&quot;;[.A234]&amp;&quot;( &quot;&amp;[.B234]&amp;&quot;, &quot;&amp;[.C234]&amp;&quot;, &quot;&amp;[.D234]&amp;&quot;, &quot;&amp;[.$I$1]&amp;&quot;*&quot;&amp;[.F234]&amp;&quot; )&quot;)" office:value-type="string" office:string-value="Turn2( rwing51, z_axis, 18.5, MOVEANIMATIONSPEED*16.9 )">
            <text:p>Turn2( rwing51, z_axis, 18.5, MOVEANIMATIONSPEED*16.9 )</text:p>
          </table:table-cell>
          <table:table-cell table:number-columns-repeated="6"/>
        </table:table-row>
        <table:table-row table:style-name="ro1">
          <table:table-cell table:formula="of:=IF(RIGHT([' ;'.A235];4)=&quot;turn&quot;;&quot;Turn2&quot;;IF(RIGHT([' ;'.A235];4)=&quot;move&quot;;&quot;Move&quot;;[' ;'.A235]))" office:value-type="string" office:string-value="Turn2">
            <text:p>Turn2</text:p>
          </table:table-cell>
          <table:table-cell table:formula="of:=[' ;'.B235]" office:value-type="string" office:string-value="rwing51">
            <text:p>rwing51</text:p>
          </table:table-cell>
          <table:table-cell table:formula="of:=LEFT([' ;'.D235];1)&amp;&quot;_&quot;&amp;RIGHT([' ;'.D235];4)" office:value-type="string" office:string-value="y_axis">
            <text:p>y_axis</text:p>
          </table:table-cell>
          <table:table-cell table:formula="of:=ROUND(VALUE(MID([' ;'.E235];2;LEN([' ;'.E235])-2));1)" office:value-type="float" office:value="15">
            <text:p>15</text:p>
          </table:table-cell>
          <table:table-cell table:formula="of:=VALUE(MID([' ;'.G235];2;LEN([' ;'.G235])-2))" office:value-type="float" office:value="24.068067">
            <text:p>24.068067</text:p>
          </table:table-cell>
          <table:table-cell table:formula="of:=ROUND([.E235]/[.$J$1];2)" office:value-type="float" office:value="24.07">
            <text:p>24.07</text:p>
          </table:table-cell>
          <table:table-cell/>
          <table:table-cell table:formula="of:=IF(RIGHT([.A235];5)=&quot;sleep&quot;;&quot;Sleep(&quot;&amp;[.$L$1]&amp;&quot;*&quot;&amp;ROUND(VALUE([.B235]);2)/[.$M$1]&amp;&quot;)&quot;;[.A235]&amp;&quot;( &quot;&amp;[.B235]&amp;&quot;, &quot;&amp;[.C235]&amp;&quot;, &quot;&amp;[.D235]&amp;&quot;, &quot;&amp;[.$I$1]&amp;&quot;*&quot;&amp;[.F235]&amp;&quot; )&quot;)" office:value-type="string" office:string-value="Turn2( rwing51, y_axis, 15, MOVEANIMATIONSPEED*24.07 )">
            <text:p>Turn2( rwing51, y_axis, 15, MOVEANIMATIONSPEED*24.07 )</text:p>
          </table:table-cell>
          <table:table-cell table:number-columns-repeated="6"/>
        </table:table-row>
        <table:table-row table:style-name="ro1">
          <table:table-cell table:formula="of:=IF(RIGHT([' ;'.A236];4)=&quot;turn&quot;;&quot;Turn2&quot;;IF(RIGHT([' ;'.A236];4)=&quot;move&quot;;&quot;Move&quot;;[' ;'.A236]))" office:value-type="string" office:string-value="Turn2">
            <text:p>Turn2</text:p>
          </table:table-cell>
          <table:table-cell table:formula="of:=[' ;'.B236]" office:value-type="string" office:string-value="rwing52">
            <text:p>rwing52</text:p>
          </table:table-cell>
          <table:table-cell table:formula="of:=LEFT([' ;'.D236];1)&amp;&quot;_&quot;&amp;RIGHT([' ;'.D236];4)" office:value-type="string" office:string-value="z_axis">
            <text:p>z_axis</text:p>
          </table:table-cell>
          <table:table-cell table:formula="of:=ROUND(VALUE(MID([' ;'.E236];2;LEN([' ;'.E236])-2));1)" office:value-type="float" office:value="14.7">
            <text:p>14.7</text:p>
          </table:table-cell>
          <table:table-cell table:formula="of:=VALUE(MID([' ;'.G236];2;LEN([' ;'.G236])-2))" office:value-type="float" office:value="8.948094">
            <text:p>8.948094</text:p>
          </table:table-cell>
          <table:table-cell table:formula="of:=ROUND([.E236]/[.$J$1];2)" office:value-type="float" office:value="8.95">
            <text:p>8.95</text:p>
          </table:table-cell>
          <table:table-cell/>
          <table:table-cell table:formula="of:=IF(RIGHT([.A236];5)=&quot;sleep&quot;;&quot;Sleep(&quot;&amp;[.$L$1]&amp;&quot;*&quot;&amp;ROUND(VALUE([.B236]);2)/[.$M$1]&amp;&quot;)&quot;;[.A236]&amp;&quot;( &quot;&amp;[.B236]&amp;&quot;, &quot;&amp;[.C236]&amp;&quot;, &quot;&amp;[.D236]&amp;&quot;, &quot;&amp;[.$I$1]&amp;&quot;*&quot;&amp;[.F236]&amp;&quot; )&quot;)" office:value-type="string" office:string-value="Turn2( rwing52, z_axis, 14.7, MOVEANIMATIONSPEED*8.95 )">
            <text:p>Turn2( rwing52, z_axis, 14.7, MOVEANIMATIONSPEED*8.95 )</text:p>
          </table:table-cell>
          <table:table-cell table:number-columns-repeated="6"/>
        </table:table-row>
        <table:table-row table:style-name="ro1">
          <table:table-cell table:formula="of:=IF(RIGHT([' ;'.A237];4)=&quot;turn&quot;;&quot;Turn2&quot;;IF(RIGHT([' ;'.A237];4)=&quot;move&quot;;&quot;Move&quot;;[' ;'.A237]))" office:value-type="string" office:string-value="Turn2">
            <text:p>Turn2</text:p>
          </table:table-cell>
          <table:table-cell table:formula="of:=[' ;'.B237]" office:value-type="string" office:string-value="rwing52">
            <text:p>rwing52</text:p>
          </table:table-cell>
          <table:table-cell table:formula="of:=LEFT([' ;'.D237];1)&amp;&quot;_&quot;&amp;RIGHT([' ;'.D237];4)" office:value-type="string" office:string-value="y_axis">
            <text:p>y_axis</text:p>
          </table:table-cell>
          <table:table-cell table:formula="of:=ROUND(VALUE(MID([' ;'.E237];2;LEN([' ;'.E237])-2));1)" office:value-type="float" office:value="8.1">
            <text:p>8.1</text:p>
          </table:table-cell>
          <table:table-cell table:formula="of:=VALUE(MID([' ;'.G237];2;LEN([' ;'.G237])-2))" office:value-type="float" office:value="19.096372">
            <text:p>19.096372</text:p>
          </table:table-cell>
          <table:table-cell table:formula="of:=ROUND([.E237]/[.$J$1];2)" office:value-type="float" office:value="19.1">
            <text:p>19.1</text:p>
          </table:table-cell>
          <table:table-cell/>
          <table:table-cell table:formula="of:=IF(RIGHT([.A237];5)=&quot;sleep&quot;;&quot;Sleep(&quot;&amp;[.$L$1]&amp;&quot;*&quot;&amp;ROUND(VALUE([.B237]);2)/[.$M$1]&amp;&quot;)&quot;;[.A237]&amp;&quot;( &quot;&amp;[.B237]&amp;&quot;, &quot;&amp;[.C237]&amp;&quot;, &quot;&amp;[.D237]&amp;&quot;, &quot;&amp;[.$I$1]&amp;&quot;*&quot;&amp;[.F237]&amp;&quot; )&quot;)" office:value-type="string" office:string-value="Turn2( rwing52, y_axis, 8.1, MOVEANIMATIONSPEED*19.1 )">
            <text:p>Turn2( rwing52, y_axis, 8.1, MOVEANIMATIONSPEED*19.1 )</text:p>
          </table:table-cell>
          <table:table-cell table:number-columns-repeated="6"/>
        </table:table-row>
        <table:table-row table:style-name="ro1">
          <table:table-cell table:formula="of:=IF(RIGHT([' ;'.A238];4)=&quot;turn&quot;;&quot;Turn2&quot;;IF(RIGHT([' ;'.A238];4)=&quot;move&quot;;&quot;Move&quot;;[' ;'.A238]))" office:value-type="string" office:string-value="Turn2">
            <text:p>Turn2</text:p>
          </table:table-cell>
          <table:table-cell table:formula="of:=[' ;'.B238]" office:value-type="string" office:string-value="rwing53">
            <text:p>rwing53</text:p>
          </table:table-cell>
          <table:table-cell table:formula="of:=LEFT([' ;'.D238];1)&amp;&quot;_&quot;&amp;RIGHT([' ;'.D238];4)" office:value-type="string" office:string-value="z_axis">
            <text:p>z_axis</text:p>
          </table:table-cell>
          <table:table-cell table:formula="of:=ROUND(VALUE(MID([' ;'.E238];2;LEN([' ;'.E238])-2));1)" office:value-type="float" office:value="7.8">
            <text:p>7.8</text:p>
          </table:table-cell>
          <table:table-cell table:formula="of:=VALUE(MID([' ;'.G238];2;LEN([' ;'.G238])-2))" office:value-type="float" office:value="2.505441">
            <text:p>2.505441</text:p>
          </table:table-cell>
          <table:table-cell table:formula="of:=ROUND([.E238]/[.$J$1];2)" office:value-type="float" office:value="2.51">
            <text:p>2.51</text:p>
          </table:table-cell>
          <table:table-cell/>
          <table:table-cell table:formula="of:=IF(RIGHT([.A238];5)=&quot;sleep&quot;;&quot;Sleep(&quot;&amp;[.$L$1]&amp;&quot;*&quot;&amp;ROUND(VALUE([.B238]);2)/[.$M$1]&amp;&quot;)&quot;;[.A238]&amp;&quot;( &quot;&amp;[.B238]&amp;&quot;, &quot;&amp;[.C238]&amp;&quot;, &quot;&amp;[.D238]&amp;&quot;, &quot;&amp;[.$I$1]&amp;&quot;*&quot;&amp;[.F238]&amp;&quot; )&quot;)" office:value-type="string" office:string-value="Turn2( rwing53, z_axis, 7.8, MOVEANIMATIONSPEED*2.51 )">
            <text:p>Turn2( rwing53, z_axis, 7.8, MOVEANIMATIONSPEED*2.51 )</text:p>
          </table:table-cell>
          <table:table-cell table:number-columns-repeated="6"/>
        </table:table-row>
        <table:table-row table:style-name="ro1">
          <table:table-cell table:formula="of:=IF(RIGHT([' ;'.A239];4)=&quot;turn&quot;;&quot;Turn2&quot;;IF(RIGHT([' ;'.A239];4)=&quot;move&quot;;&quot;Move&quot;;[' ;'.A239]))" office:value-type="string" office:string-value="Turn2">
            <text:p>Turn2</text:p>
          </table:table-cell>
          <table:table-cell table:formula="of:=[' ;'.B239]" office:value-type="string" office:string-value="rwing53">
            <text:p>rwing53</text:p>
          </table:table-cell>
          <table:table-cell table:formula="of:=LEFT([' ;'.D239];1)&amp;&quot;_&quot;&amp;RIGHT([' ;'.D239];4)" office:value-type="string" office:string-value="y_axis">
            <text:p>y_axis</text:p>
          </table:table-cell>
          <table:table-cell table:formula="of:=ROUND(VALUE(MID([' ;'.E239];2;LEN([' ;'.E239])-2));1)" office:value-type="float" office:value="2.5">
            <text:p>2.5</text:p>
          </table:table-cell>
          <table:table-cell table:formula="of:=VALUE(MID([' ;'.G239];2;LEN([' ;'.G239])-2))" office:value-type="float" office:value="9.968954">
            <text:p>9.968954</text:p>
          </table:table-cell>
          <table:table-cell table:formula="of:=ROUND([.E239]/[.$J$1];2)" office:value-type="float" office:value="9.97">
            <text:p>9.97</text:p>
          </table:table-cell>
          <table:table-cell/>
          <table:table-cell table:formula="of:=IF(RIGHT([.A239];5)=&quot;sleep&quot;;&quot;Sleep(&quot;&amp;[.$L$1]&amp;&quot;*&quot;&amp;ROUND(VALUE([.B239]);2)/[.$M$1]&amp;&quot;)&quot;;[.A239]&amp;&quot;( &quot;&amp;[.B239]&amp;&quot;, &quot;&amp;[.C239]&amp;&quot;, &quot;&amp;[.D239]&amp;&quot;, &quot;&amp;[.$I$1]&amp;&quot;*&quot;&amp;[.F239]&amp;&quot; )&quot;)" office:value-type="string" office:string-value="Turn2( rwing53, y_axis, 2.5, MOVEANIMATIONSPEED*9.97 )">
            <text:p>Turn2( rwing53, y_axis, 2.5, MOVEANIMATIONSPEED*9.97 )</text:p>
          </table:table-cell>
          <table:table-cell table:number-columns-repeated="6"/>
        </table:table-row>
        <table:table-row table:style-name="ro1">
          <table:table-cell table:formula="of:=IF(RIGHT([' ;'.A240];4)=&quot;turn&quot;;&quot;Turn2&quot;;IF(RIGHT([' ;'.A240];4)=&quot;move&quot;;&quot;Move&quot;;[' ;'.A240]))" office:value-type="string" office:string-value="Turn2">
            <text:p>Turn2</text:p>
          </table:table-cell>
          <table:table-cell table:formula="of:=[' ;'.B240]" office:value-type="string" office:string-value="tail1">
            <text:p>tail1</text:p>
          </table:table-cell>
          <table:table-cell table:formula="of:=LEFT([' ;'.D240];1)&amp;&quot;_&quot;&amp;RIGHT([' ;'.D240];4)" office:value-type="string" office:string-value="y_axis">
            <text:p>y_axis</text:p>
          </table:table-cell>
          <table:table-cell table:formula="of:=ROUND(VALUE(MID([' ;'.E240];2;LEN([' ;'.E240])-2));1)" office:value-type="float" office:value="10.8">
            <text:p>10.8</text:p>
          </table:table-cell>
          <table:table-cell table:formula="of:=VALUE(MID([' ;'.G240];2;LEN([' ;'.G240])-2))" office:value-type="float" office:value="34.404517">
            <text:p>34.404517</text:p>
          </table:table-cell>
          <table:table-cell table:formula="of:=ROUND([.E240]/[.$J$1];2)" office:value-type="float" office:value="34.4">
            <text:p>34.4</text:p>
          </table:table-cell>
          <table:table-cell/>
          <table:table-cell table:formula="of:=IF(RIGHT([.A240];5)=&quot;sleep&quot;;&quot;Sleep(&quot;&amp;[.$L$1]&amp;&quot;*&quot;&amp;ROUND(VALUE([.B240]);2)/[.$M$1]&amp;&quot;)&quot;;[.A240]&amp;&quot;( &quot;&amp;[.B240]&amp;&quot;, &quot;&amp;[.C240]&amp;&quot;, &quot;&amp;[.D240]&amp;&quot;, &quot;&amp;[.$I$1]&amp;&quot;*&quot;&amp;[.F240]&amp;&quot; )&quot;)" office:value-type="string" office:string-value="Turn2( tail1, y_axis, 10.8, MOVEANIMATIONSPEED*34.4 )">
            <text:p>Turn2( tail1, y_axis, 10.8, MOVEANIMATIONSPEED*34.4 )</text:p>
          </table:table-cell>
          <table:table-cell table:number-columns-repeated="6"/>
        </table:table-row>
        <table:table-row table:style-name="ro1">
          <table:table-cell table:formula="of:=IF(RIGHT([' ;'.A241];4)=&quot;turn&quot;;&quot;Turn2&quot;;IF(RIGHT([' ;'.A241];4)=&quot;move&quot;;&quot;Move&quot;;[' ;'.A241]))" office:value-type="string" office:string-value="Turn2">
            <text:p>Turn2</text:p>
          </table:table-cell>
          <table:table-cell table:formula="of:=[' ;'.B241]" office:value-type="string" office:string-value="tail2">
            <text:p>tail2</text:p>
          </table:table-cell>
          <table:table-cell table:formula="of:=LEFT([' ;'.D241];1)&amp;&quot;_&quot;&amp;RIGHT([' ;'.D241];4)" office:value-type="string" office:string-value="x_axis">
            <text:p>x_axis</text:p>
          </table:table-cell>
          <table:table-cell table:formula="of:=ROUND(VALUE(MID([' ;'.E241];2;LEN([' ;'.E241])-2));1)" office:value-type="float" office:value="7.9">
            <text:p>7.9</text:p>
          </table:table-cell>
          <table:table-cell table:formula="of:=VALUE(MID([' ;'.G241];2;LEN([' ;'.G241])-2))" office:value-type="float" office:value="1.060003">
            <text:p>1.060003</text:p>
          </table:table-cell>
          <table:table-cell table:formula="of:=ROUND([.E241]/[.$J$1];2)" office:value-type="float" office:value="1.06">
            <text:p>1.06</text:p>
          </table:table-cell>
          <table:table-cell/>
          <table:table-cell table:formula="of:=IF(RIGHT([.A241];5)=&quot;sleep&quot;;&quot;Sleep(&quot;&amp;[.$L$1]&amp;&quot;*&quot;&amp;ROUND(VALUE([.B241]);2)/[.$M$1]&amp;&quot;)&quot;;[.A241]&amp;&quot;( &quot;&amp;[.B241]&amp;&quot;, &quot;&amp;[.C241]&amp;&quot;, &quot;&amp;[.D241]&amp;&quot;, &quot;&amp;[.$I$1]&amp;&quot;*&quot;&amp;[.F241]&amp;&quot; )&quot;)" office:value-type="string" office:string-value="Turn2( tail2, x_axis, 7.9, MOVEANIMATIONSPEED*1.06 )">
            <text:p>Turn2( tail2, x_axis, 7.9, MOVEANIMATIONSPEED*1.06 )</text:p>
          </table:table-cell>
          <table:table-cell table:number-columns-repeated="6"/>
        </table:table-row>
        <table:table-row table:style-name="ro1">
          <table:table-cell table:formula="of:=IF(RIGHT([' ;'.A242];4)=&quot;turn&quot;;&quot;Turn2&quot;;IF(RIGHT([' ;'.A242];4)=&quot;move&quot;;&quot;Move&quot;;[' ;'.A242]))" office:value-type="string" office:string-value="Turn2">
            <text:p>Turn2</text:p>
          </table:table-cell>
          <table:table-cell table:formula="of:=[' ;'.B242]" office:value-type="string" office:string-value="tail2">
            <text:p>tail2</text:p>
          </table:table-cell>
          <table:table-cell table:formula="of:=LEFT([' ;'.D242];1)&amp;&quot;_&quot;&amp;RIGHT([' ;'.D242];4)" office:value-type="string" office:string-value="z_axis">
            <text:p>z_axis</text:p>
          </table:table-cell>
          <table:table-cell table:formula="of:=ROUND(VALUE(MID([' ;'.E242];2;LEN([' ;'.E242])-2));1)" office:value-type="float" office:value="-1.5">
            <text:p>-1.5</text:p>
          </table:table-cell>
          <table:table-cell table:formula="of:=VALUE(MID([' ;'.G242];2;LEN([' ;'.G242])-2))" office:value-type="float" office:value="4.683801">
            <text:p>4.683801</text:p>
          </table:table-cell>
          <table:table-cell table:formula="of:=ROUND([.E242]/[.$J$1];2)" office:value-type="float" office:value="4.68">
            <text:p>4.68</text:p>
          </table:table-cell>
          <table:table-cell/>
          <table:table-cell table:formula="of:=IF(RIGHT([.A242];5)=&quot;sleep&quot;;&quot;Sleep(&quot;&amp;[.$L$1]&amp;&quot;*&quot;&amp;ROUND(VALUE([.B242]);2)/[.$M$1]&amp;&quot;)&quot;;[.A242]&amp;&quot;( &quot;&amp;[.B242]&amp;&quot;, &quot;&amp;[.C242]&amp;&quot;, &quot;&amp;[.D242]&amp;&quot;, &quot;&amp;[.$I$1]&amp;&quot;*&quot;&amp;[.F242]&amp;&quot; )&quot;)" office:value-type="string" office:string-value="Turn2( tail2, z_axis, -1.5, MOVEANIMATIONSPEED*4.68 )">
            <text:p>Turn2( tail2, z_axis, -1.5, MOVEANIMATIONSPEED*4.68 )</text:p>
          </table:table-cell>
          <table:table-cell table:number-columns-repeated="6"/>
        </table:table-row>
        <table:table-row table:style-name="ro1">
          <table:table-cell table:formula="of:=IF(RIGHT([' ;'.A243];4)=&quot;turn&quot;;&quot;Turn2&quot;;IF(RIGHT([' ;'.A243];4)=&quot;move&quot;;&quot;Move&quot;;[' ;'.A243]))" office:value-type="string" office:string-value="Turn2">
            <text:p>Turn2</text:p>
          </table:table-cell>
          <table:table-cell table:formula="of:=[' ;'.B243]" office:value-type="string" office:string-value="tail4">
            <text:p>tail4</text:p>
          </table:table-cell>
          <table:table-cell table:formula="of:=LEFT([' ;'.D243];1)&amp;&quot;_&quot;&amp;RIGHT([' ;'.D243];4)" office:value-type="string" office:string-value="z_axis">
            <text:p>z_axis</text:p>
          </table:table-cell>
          <table:table-cell table:formula="of:=ROUND(VALUE(MID([' ;'.E243];2;LEN([' ;'.E243])-2));1)" office:value-type="float" office:value="-1.3">
            <text:p>-1.3</text:p>
          </table:table-cell>
          <table:table-cell table:formula="of:=VALUE(MID([' ;'.G243];2;LEN([' ;'.G243])-2))" office:value-type="float" office:value="4.030768">
            <text:p>4.030768</text:p>
          </table:table-cell>
          <table:table-cell table:formula="of:=ROUND([.E243]/[.$J$1];2)" office:value-type="float" office:value="4.03">
            <text:p>4.03</text:p>
          </table:table-cell>
          <table:table-cell/>
          <table:table-cell table:formula="of:=IF(RIGHT([.A243];5)=&quot;sleep&quot;;&quot;Sleep(&quot;&amp;[.$L$1]&amp;&quot;*&quot;&amp;ROUND(VALUE([.B243]);2)/[.$M$1]&amp;&quot;)&quot;;[.A243]&amp;&quot;( &quot;&amp;[.B243]&amp;&quot;, &quot;&amp;[.C243]&amp;&quot;, &quot;&amp;[.D243]&amp;&quot;, &quot;&amp;[.$I$1]&amp;&quot;*&quot;&amp;[.F243]&amp;&quot; )&quot;)" office:value-type="string" office:string-value="Turn2( tail4, z_axis, -1.3, MOVEANIMATIONSPEED*4.03 )">
            <text:p>Turn2( tail4, z_axis, -1.3, MOVEANIMATIONSPEED*4.03 )</text:p>
          </table:table-cell>
          <table:table-cell table:number-columns-repeated="6"/>
        </table:table-row>
        <table:table-row table:style-name="ro1">
          <table:table-cell table:formula="of:=IF(RIGHT([' ;'.A244];4)=&quot;turn&quot;;&quot;Turn2&quot;;IF(RIGHT([' ;'.A244];4)=&quot;move&quot;;&quot;Move&quot;;[' ;'.A244]))" office:value-type="string" office:string-value="Turn2">
            <text:p>Turn2</text:p>
          </table:table-cell>
          <table:table-cell table:formula="of:=[' ;'.B244]" office:value-type="string" office:string-value="tail5">
            <text:p>tail5</text:p>
          </table:table-cell>
          <table:table-cell table:formula="of:=LEFT([' ;'.D244];1)&amp;&quot;_&quot;&amp;RIGHT([' ;'.D244];4)" office:value-type="string" office:string-value="x_axis">
            <text:p>x_axis</text:p>
          </table:table-cell>
          <table:table-cell table:formula="of:=ROUND(VALUE(MID([' ;'.E244];2;LEN([' ;'.E244])-2));1)" office:value-type="float" office:value="14">
            <text:p>14</text:p>
          </table:table-cell>
          <table:table-cell table:formula="of:=VALUE(MID([' ;'.G244];2;LEN([' ;'.G244])-2))" office:value-type="float" office:value="1.883288">
            <text:p>1.883288</text:p>
          </table:table-cell>
          <table:table-cell table:formula="of:=ROUND([.E244]/[.$J$1];2)" office:value-type="float" office:value="1.88">
            <text:p>1.88</text:p>
          </table:table-cell>
          <table:table-cell/>
          <table:table-cell table:formula="of:=IF(RIGHT([.A244];5)=&quot;sleep&quot;;&quot;Sleep(&quot;&amp;[.$L$1]&amp;&quot;*&quot;&amp;ROUND(VALUE([.B244]);2)/[.$M$1]&amp;&quot;)&quot;;[.A244]&amp;&quot;( &quot;&amp;[.B244]&amp;&quot;, &quot;&amp;[.C244]&amp;&quot;, &quot;&amp;[.D244]&amp;&quot;, &quot;&amp;[.$I$1]&amp;&quot;*&quot;&amp;[.F244]&amp;&quot; )&quot;)" office:value-type="string" office:string-value="Turn2( tail5, x_axis, 14, MOVEANIMATIONSPEED*1.88 )">
            <text:p>Turn2( tail5, x_axis, 14, MOVEANIMATIONSPEED*1.88 )</text:p>
          </table:table-cell>
          <table:table-cell table:number-columns-repeated="6"/>
        </table:table-row>
        <table:table-row table:style-name="ro1">
          <table:table-cell table:formula="of:=IF(RIGHT([' ;'.A245];4)=&quot;turn&quot;;&quot;Turn2&quot;;IF(RIGHT([' ;'.A245];4)=&quot;move&quot;;&quot;Move&quot;;[' ;'.A245]))" office:value-type="string" office:string-value="Turn2">
            <text:p>Turn2</text:p>
          </table:table-cell>
          <table:table-cell table:formula="of:=[' ;'.B245]" office:value-type="string" office:string-value="tail5">
            <text:p>tail5</text:p>
          </table:table-cell>
          <table:table-cell table:formula="of:=LEFT([' ;'.D245];1)&amp;&quot;_&quot;&amp;RIGHT([' ;'.D245];4)" office:value-type="string" office:string-value="z_axis">
            <text:p>z_axis</text:p>
          </table:table-cell>
          <table:table-cell table:formula="of:=ROUND(VALUE(MID([' ;'.E245];2;LEN([' ;'.E245])-2));1)" office:value-type="float" office:value="-2.8">
            <text:p>-2.8</text:p>
          </table:table-cell>
          <table:table-cell table:formula="of:=VALUE(MID([' ;'.G245];2;LEN([' ;'.G245])-2))" office:value-type="float" office:value="8.291406">
            <text:p>8.291406</text:p>
          </table:table-cell>
          <table:table-cell table:formula="of:=ROUND([.E245]/[.$J$1];2)" office:value-type="float" office:value="8.29">
            <text:p>8.29</text:p>
          </table:table-cell>
          <table:table-cell/>
          <table:table-cell table:formula="of:=IF(RIGHT([.A245];5)=&quot;sleep&quot;;&quot;Sleep(&quot;&amp;[.$L$1]&amp;&quot;*&quot;&amp;ROUND(VALUE([.B245]);2)/[.$M$1]&amp;&quot;)&quot;;[.A245]&amp;&quot;( &quot;&amp;[.B245]&amp;&quot;, &quot;&amp;[.C245]&amp;&quot;, &quot;&amp;[.D245]&amp;&quot;, &quot;&amp;[.$I$1]&amp;&quot;*&quot;&amp;[.F245]&amp;&quot; )&quot;)" office:value-type="string" office:string-value="Turn2( tail5, z_axis, -2.8, MOVEANIMATIONSPEED*8.29 )">
            <text:p>Turn2( tail5, z_axis, -2.8, MOVEANIMATIONSPEED*8.29 )</text:p>
          </table:table-cell>
          <table:table-cell table:number-columns-repeated="6"/>
        </table:table-row>
        <table:table-row table:style-name="ro1">
          <table:table-cell table:formula="of:=IF(RIGHT([' ;'.A246];4)=&quot;turn&quot;;&quot;Turn2&quot;;IF(RIGHT([' ;'.A246];4)=&quot;move&quot;;&quot;Move&quot;;[' ;'.A246]))" office:value-type="string" office:string-value="Turn2">
            <text:p>Turn2</text:p>
          </table:table-cell>
          <table:table-cell table:formula="of:=[' ;'.B246]" office:value-type="string" office:string-value="tail7">
            <text:p>tail7</text:p>
          </table:table-cell>
          <table:table-cell table:formula="of:=LEFT([' ;'.D246];1)&amp;&quot;_&quot;&amp;RIGHT([' ;'.D246];4)" office:value-type="string" office:string-value="x_axis">
            <text:p>x_axis</text:p>
          </table:table-cell>
          <table:table-cell table:formula="of:=ROUND(VALUE(MID([' ;'.E246];2;LEN([' ;'.E246])-2));1)" office:value-type="float" office:value="12.7">
            <text:p>12.7</text:p>
          </table:table-cell>
          <table:table-cell table:formula="of:=VALUE(MID([' ;'.G246];2;LEN([' ;'.G246])-2))" office:value-type="float" office:value="1.713566">
            <text:p>1.713566</text:p>
          </table:table-cell>
          <table:table-cell table:formula="of:=ROUND([.E246]/[.$J$1];2)" office:value-type="float" office:value="1.71">
            <text:p>1.71</text:p>
          </table:table-cell>
          <table:table-cell/>
          <table:table-cell table:formula="of:=IF(RIGHT([.A246];5)=&quot;sleep&quot;;&quot;Sleep(&quot;&amp;[.$L$1]&amp;&quot;*&quot;&amp;ROUND(VALUE([.B246]);2)/[.$M$1]&amp;&quot;)&quot;;[.A246]&amp;&quot;( &quot;&amp;[.B246]&amp;&quot;, &quot;&amp;[.C246]&amp;&quot;, &quot;&amp;[.D246]&amp;&quot;, &quot;&amp;[.$I$1]&amp;&quot;*&quot;&amp;[.F246]&amp;&quot; )&quot;)" office:value-type="string" office:string-value="Turn2( tail7, x_axis, 12.7, MOVEANIMATIONSPEED*1.71 )">
            <text:p>Turn2( tail7, x_axis, 12.7, MOVEANIMATIONSPEED*1.71 )</text:p>
          </table:table-cell>
          <table:table-cell table:number-columns-repeated="6"/>
        </table:table-row>
        <table:table-row table:style-name="ro1">
          <table:table-cell table:formula="of:=IF(RIGHT([' ;'.A247];4)=&quot;turn&quot;;&quot;Turn2&quot;;IF(RIGHT([' ;'.A247];4)=&quot;move&quot;;&quot;Move&quot;;[' ;'.A247]))" office:value-type="string" office:string-value="Turn2">
            <text:p>Turn2</text:p>
          </table:table-cell>
          <table:table-cell table:formula="of:=[' ;'.B247]" office:value-type="string" office:string-value="tail7">
            <text:p>tail7</text:p>
          </table:table-cell>
          <table:table-cell table:formula="of:=LEFT([' ;'.D247];1)&amp;&quot;_&quot;&amp;RIGHT([' ;'.D247];4)" office:value-type="string" office:string-value="z_axis">
            <text:p>z_axis</text:p>
          </table:table-cell>
          <table:table-cell table:formula="of:=ROUND(VALUE(MID([' ;'.E247];2;LEN([' ;'.E247])-2));1)" office:value-type="float" office:value="-2.5">
            <text:p>-2.5</text:p>
          </table:table-cell>
          <table:table-cell table:formula="of:=VALUE(MID([' ;'.G247];2;LEN([' ;'.G247])-2))" office:value-type="float" office:value="7.542377">
            <text:p>7.542377</text:p>
          </table:table-cell>
          <table:table-cell table:formula="of:=ROUND([.E247]/[.$J$1];2)" office:value-type="float" office:value="7.54">
            <text:p>7.54</text:p>
          </table:table-cell>
          <table:table-cell/>
          <table:table-cell table:formula="of:=IF(RIGHT([.A247];5)=&quot;sleep&quot;;&quot;Sleep(&quot;&amp;[.$L$1]&amp;&quot;*&quot;&amp;ROUND(VALUE([.B247]);2)/[.$M$1]&amp;&quot;)&quot;;[.A247]&amp;&quot;( &quot;&amp;[.B247]&amp;&quot;, &quot;&amp;[.C247]&amp;&quot;, &quot;&amp;[.D247]&amp;&quot;, &quot;&amp;[.$I$1]&amp;&quot;*&quot;&amp;[.F247]&amp;&quot; )&quot;)" office:value-type="string" office:string-value="Turn2( tail7, z_axis, -2.5, MOVEANIMATIONSPEED*7.54 )">
            <text:p>Turn2( tail7, z_axis, -2.5, MOVEANIMATIONSPEED*7.54 )</text:p>
          </table:table-cell>
          <table:table-cell table:number-columns-repeated="6"/>
        </table:table-row>
        <table:table-row table:style-name="ro1">
          <table:table-cell table:formula="of:=IF(RIGHT([' ;'.A248];4)=&quot;turn&quot;;&quot;Turn2&quot;;IF(RIGHT([' ;'.A248];4)=&quot;move&quot;;&quot;Move&quot;;[' ;'.A248]))" office:value-type="string" office:string-value="Turn2">
            <text:p>Turn2</text:p>
          </table:table-cell>
          <table:table-cell table:formula="of:=[' ;'.B248]" office:value-type="string" office:string-value="tail8">
            <text:p>tail8</text:p>
          </table:table-cell>
          <table:table-cell table:formula="of:=LEFT([' ;'.D248];1)&amp;&quot;_&quot;&amp;RIGHT([' ;'.D248];4)" office:value-type="string" office:string-value="x_axis">
            <text:p>x_axis</text:p>
          </table:table-cell>
          <table:table-cell table:formula="of:=ROUND(VALUE(MID([' ;'.E248];2;LEN([' ;'.E248])-2));1)" office:value-type="float" office:value="20.7">
            <text:p>20.7</text:p>
          </table:table-cell>
          <table:table-cell table:formula="of:=VALUE(MID([' ;'.G248];2;LEN([' ;'.G248])-2))" office:value-type="float" office:value="2.718757">
            <text:p>2.718757</text:p>
          </table:table-cell>
          <table:table-cell table:formula="of:=ROUND([.E248]/[.$J$1];2)" office:value-type="float" office:value="2.72">
            <text:p>2.72</text:p>
          </table:table-cell>
          <table:table-cell/>
          <table:table-cell table:formula="of:=IF(RIGHT([.A248];5)=&quot;sleep&quot;;&quot;Sleep(&quot;&amp;[.$L$1]&amp;&quot;*&quot;&amp;ROUND(VALUE([.B248]);2)/[.$M$1]&amp;&quot;)&quot;;[.A248]&amp;&quot;( &quot;&amp;[.B248]&amp;&quot;, &quot;&amp;[.C248]&amp;&quot;, &quot;&amp;[.D248]&amp;&quot;, &quot;&amp;[.$I$1]&amp;&quot;*&quot;&amp;[.F248]&amp;&quot; )&quot;)" office:value-type="string" office:string-value="Turn2( tail8, x_axis, 20.7, MOVEANIMATIONSPEED*2.72 )">
            <text:p>Turn2( tail8, x_axis, 20.7, MOVEANIMATIONSPEED*2.72 )</text:p>
          </table:table-cell>
          <table:table-cell table:number-columns-repeated="6"/>
        </table:table-row>
        <table:table-row table:style-name="ro1">
          <table:table-cell table:formula="of:=IF(RIGHT([' ;'.A249];4)=&quot;turn&quot;;&quot;Turn2&quot;;IF(RIGHT([' ;'.A249];4)=&quot;move&quot;;&quot;Move&quot;;[' ;'.A249]))" office:value-type="string" office:string-value="Turn2">
            <text:p>Turn2</text:p>
          </table:table-cell>
          <table:table-cell table:formula="of:=[' ;'.B249]" office:value-type="string" office:string-value="tail8">
            <text:p>tail8</text:p>
          </table:table-cell>
          <table:table-cell table:formula="of:=LEFT([' ;'.D249];1)&amp;&quot;_&quot;&amp;RIGHT([' ;'.D249];4)" office:value-type="string" office:string-value="z_axis">
            <text:p>z_axis</text:p>
          </table:table-cell>
          <table:table-cell table:formula="of:=ROUND(VALUE(MID([' ;'.E249];2;LEN([' ;'.E249])-2));1)" office:value-type="float" office:value="-4.2">
            <text:p>-4.2</text:p>
          </table:table-cell>
          <table:table-cell table:formula="of:=VALUE(MID([' ;'.G249];2;LEN([' ;'.G249])-2))" office:value-type="float" office:value="12.089921">
            <text:p>12.089921</text:p>
          </table:table-cell>
          <table:table-cell table:formula="of:=ROUND([.E249]/[.$J$1];2)" office:value-type="float" office:value="12.09">
            <text:p>12.09</text:p>
          </table:table-cell>
          <table:table-cell/>
          <table:table-cell table:formula="of:=IF(RIGHT([.A249];5)=&quot;sleep&quot;;&quot;Sleep(&quot;&amp;[.$L$1]&amp;&quot;*&quot;&amp;ROUND(VALUE([.B249]);2)/[.$M$1]&amp;&quot;)&quot;;[.A249]&amp;&quot;( &quot;&amp;[.B249]&amp;&quot;, &quot;&amp;[.C249]&amp;&quot;, &quot;&amp;[.D249]&amp;&quot;, &quot;&amp;[.$I$1]&amp;&quot;*&quot;&amp;[.F249]&amp;&quot; )&quot;)" office:value-type="string" office:string-value="Turn2( tail8, z_axis, -4.2, MOVEANIMATIONSPEED*12.09 )">
            <text:p>Turn2( tail8, z_axis, -4.2, MOVEANIMATIONSPEED*12.09 )</text:p>
          </table:table-cell>
          <table:table-cell table:number-columns-repeated="6"/>
        </table:table-row>
        <table:table-row table:style-name="ro1">
          <table:table-cell table:formula="of:=IF(RIGHT([' ;'.A250];4)=&quot;turn&quot;;&quot;Turn2&quot;;IF(RIGHT([' ;'.A250];4)=&quot;move&quot;;&quot;Move&quot;;[' ;'.A250]))" office:value-type="string" office:string-value="Turn2">
            <text:p>Turn2</text:p>
          </table:table-cell>
          <table:table-cell table:formula="of:=[' ;'.B250]" office:value-type="string" office:string-value="tail8">
            <text:p>tail8</text:p>
          </table:table-cell>
          <table:table-cell table:formula="of:=LEFT([' ;'.D250];1)&amp;&quot;_&quot;&amp;RIGHT([' ;'.D250];4)" office:value-type="string" office:string-value="y_axis">
            <text:p>y_axis</text:p>
          </table:table-cell>
          <table:table-cell table:formula="of:=ROUND(VALUE(MID([' ;'.E250];2;LEN([' ;'.E250])-2));1)" office:value-type="float" office:value="-1.3">
            <text:p>-1.3</text:p>
          </table:table-cell>
          <table:table-cell table:formula="of:=VALUE(MID([' ;'.G250];2;LEN([' ;'.G250])-2))" office:value-type="float" office:value="2.079097">
            <text:p>2.079097</text:p>
          </table:table-cell>
          <table:table-cell table:formula="of:=ROUND([.E250]/[.$J$1];2)" office:value-type="float" office:value="2.08">
            <text:p>2.08</text:p>
          </table:table-cell>
          <table:table-cell/>
          <table:table-cell table:formula="of:=IF(RIGHT([.A250];5)=&quot;sleep&quot;;&quot;Sleep(&quot;&amp;[.$L$1]&amp;&quot;*&quot;&amp;ROUND(VALUE([.B250]);2)/[.$M$1]&amp;&quot;)&quot;;[.A250]&amp;&quot;( &quot;&amp;[.B250]&amp;&quot;, &quot;&amp;[.C250]&amp;&quot;, &quot;&amp;[.D250]&amp;&quot;, &quot;&amp;[.$I$1]&amp;&quot;*&quot;&amp;[.F250]&amp;&quot; )&quot;)" office:value-type="string" office:string-value="Turn2( tail8, y_axis, -1.3, MOVEANIMATIONSPEED*2.08 )">
            <text:p>Turn2( tail8, y_axis, -1.3, MOVEANIMATIONSPEED*2.08 )</text:p>
          </table:table-cell>
          <table:table-cell table:number-columns-repeated="6"/>
        </table:table-row>
        <table:table-row table:style-name="ro1">
          <table:table-cell table:formula="of:=IF(RIGHT([' ;'.A251];4)=&quot;turn&quot;;&quot;Turn2&quot;;IF(RIGHT([' ;'.A251];4)=&quot;move&quot;;&quot;Move&quot;;[' ;'.A251]))" office:value-type="string" office:string-value="Turn2">
            <text:p>Turn2</text:p>
          </table:table-cell>
          <table:table-cell table:formula="of:=[' ;'.B251]" office:value-type="string" office:string-value="tail9">
            <text:p>tail9</text:p>
          </table:table-cell>
          <table:table-cell table:formula="of:=LEFT([' ;'.D251];1)&amp;&quot;_&quot;&amp;RIGHT([' ;'.D251];4)" office:value-type="string" office:string-value="x_axis">
            <text:p>x_axis</text:p>
          </table:table-cell>
          <table:table-cell table:formula="of:=ROUND(VALUE(MID([' ;'.E251];2;LEN([' ;'.E251])-2));1)" office:value-type="float" office:value="13.6">
            <text:p>13.6</text:p>
          </table:table-cell>
          <table:table-cell table:formula="of:=VALUE(MID([' ;'.G251];2;LEN([' ;'.G251])-2))" office:value-type="float" office:value="1.828758">
            <text:p>1.828758</text:p>
          </table:table-cell>
          <table:table-cell table:formula="of:=ROUND([.E251]/[.$J$1];2)" office:value-type="float" office:value="1.83">
            <text:p>1.83</text:p>
          </table:table-cell>
          <table:table-cell/>
          <table:table-cell table:formula="of:=IF(RIGHT([.A251];5)=&quot;sleep&quot;;&quot;Sleep(&quot;&amp;[.$L$1]&amp;&quot;*&quot;&amp;ROUND(VALUE([.B251]);2)/[.$M$1]&amp;&quot;)&quot;;[.A251]&amp;&quot;( &quot;&amp;[.B251]&amp;&quot;, &quot;&amp;[.C251]&amp;&quot;, &quot;&amp;[.D251]&amp;&quot;, &quot;&amp;[.$I$1]&amp;&quot;*&quot;&amp;[.F251]&amp;&quot; )&quot;)" office:value-type="string" office:string-value="Turn2( tail9, x_axis, 13.6, MOVEANIMATIONSPEED*1.83 )">
            <text:p>Turn2( tail9, x_axis, 13.6, MOVEANIMATIONSPEED*1.83 )</text:p>
          </table:table-cell>
          <table:table-cell table:number-columns-repeated="6"/>
        </table:table-row>
        <table:table-row table:style-name="ro1">
          <table:table-cell table:formula="of:=IF(RIGHT([' ;'.A252];4)=&quot;turn&quot;;&quot;Turn2&quot;;IF(RIGHT([' ;'.A252];4)=&quot;move&quot;;&quot;Move&quot;;[' ;'.A252]))" office:value-type="string" office:string-value="Turn2">
            <text:p>Turn2</text:p>
          </table:table-cell>
          <table:table-cell table:formula="of:=[' ;'.B252]" office:value-type="string" office:string-value="tail9">
            <text:p>tail9</text:p>
          </table:table-cell>
          <table:table-cell table:formula="of:=LEFT([' ;'.D252];1)&amp;&quot;_&quot;&amp;RIGHT([' ;'.D252];4)" office:value-type="string" office:string-value="z_axis">
            <text:p>z_axis</text:p>
          </table:table-cell>
          <table:table-cell table:formula="of:=ROUND(VALUE(MID([' ;'.E252];2;LEN([' ;'.E252])-2));1)" office:value-type="float" office:value="-2.7">
            <text:p>-2.7</text:p>
          </table:table-cell>
          <table:table-cell table:formula="of:=VALUE(MID([' ;'.G252];2;LEN([' ;'.G252])-2))" office:value-type="float" office:value="8.0502">
            <text:p>8.0502</text:p>
          </table:table-cell>
          <table:table-cell table:formula="of:=ROUND([.E252]/[.$J$1];2)" office:value-type="float" office:value="8.05">
            <text:p>8.05</text:p>
          </table:table-cell>
          <table:table-cell/>
          <table:table-cell table:formula="of:=IF(RIGHT([.A252];5)=&quot;sleep&quot;;&quot;Sleep(&quot;&amp;[.$L$1]&amp;&quot;*&quot;&amp;ROUND(VALUE([.B252]);2)/[.$M$1]&amp;&quot;)&quot;;[.A252]&amp;&quot;( &quot;&amp;[.B252]&amp;&quot;, &quot;&amp;[.C252]&amp;&quot;, &quot;&amp;[.D252]&amp;&quot;, &quot;&amp;[.$I$1]&amp;&quot;*&quot;&amp;[.F252]&amp;&quot; )&quot;)" office:value-type="string" office:string-value="Turn2( tail9, z_axis, -2.7, MOVEANIMATIONSPEED*8.05 )">
            <text:p>Turn2( tail9, z_axis, -2.7, MOVEANIMATIONSPEED*8.05 )</text:p>
          </table:table-cell>
          <table:table-cell table:number-columns-repeated="6"/>
        </table:table-row>
        <table:table-row table:style-name="ro1">
          <table:table-cell table:formula="of:=IF(RIGHT([' ;'.A253];4)=&quot;turn&quot;;&quot;Turn2&quot;;IF(RIGHT([' ;'.A253];4)=&quot;move&quot;;&quot;Move&quot;;[' ;'.A253]))" office:value-type="string" office:string-value="Turn2">
            <text:p>Turn2</text:p>
          </table:table-cell>
          <table:table-cell table:formula="of:=[' ;'.B253]" office:value-type="string" office:string-value="torso">
            <text:p>torso</text:p>
          </table:table-cell>
          <table:table-cell table:formula="of:=LEFT([' ;'.D253];1)&amp;&quot;_&quot;&amp;RIGHT([' ;'.D253];4)" office:value-type="string" office:string-value="z_axis">
            <text:p>z_axis</text:p>
          </table:table-cell>
          <table:table-cell table:formula="of:=ROUND(VALUE(MID([' ;'.E253];2;LEN([' ;'.E253])-2));1)" office:value-type="float" office:value="6.4">
            <text:p>6.4</text:p>
          </table:table-cell>
          <table:table-cell table:formula="of:=VALUE(MID([' ;'.G253];2;LEN([' ;'.G253])-2))" office:value-type="float" office:value="6.786736">
            <text:p>6.786736</text:p>
          </table:table-cell>
          <table:table-cell table:formula="of:=ROUND([.E253]/[.$J$1];2)" office:value-type="float" office:value="6.79">
            <text:p>6.79</text:p>
          </table:table-cell>
          <table:table-cell/>
          <table:table-cell table:formula="of:=IF(RIGHT([.A253];5)=&quot;sleep&quot;;&quot;Sleep(&quot;&amp;[.$L$1]&amp;&quot;*&quot;&amp;ROUND(VALUE([.B253]);2)/[.$M$1]&amp;&quot;)&quot;;[.A253]&amp;&quot;( &quot;&amp;[.B253]&amp;&quot;, &quot;&amp;[.C253]&amp;&quot;, &quot;&amp;[.D253]&amp;&quot;, &quot;&amp;[.$I$1]&amp;&quot;*&quot;&amp;[.F253]&amp;&quot; )&quot;)" office:value-type="string" office:string-value="Turn2( torso, z_axis, 6.4, MOVEANIMATIONSPEED*6.79 )">
            <text:p>Turn2( torso, z_axis, 6.4, MOVEANIMATIONSPEED*6.79 )</text:p>
          </table:table-cell>
          <table:table-cell table:number-columns-repeated="6"/>
        </table:table-row>
        <table:table-row table:style-name="ro1">
          <table:table-cell table:formula="of:=IF(RIGHT([' ;'.A254];4)=&quot;turn&quot;;&quot;Turn2&quot;;IF(RIGHT([' ;'.A254];4)=&quot;move&quot;;&quot;Move&quot;;[' ;'.A254]))" office:value-type="string" office:string-value="&#9;&#9;sleep">
            <text:p><text:tab/><text:tab/>sleep</text:p>
          </table:table-cell>
          <table:table-cell table:formula="of:=[' ;'.B254]" office:value-type="float" office:value="99">
            <text:p>99</text:p>
          </table:table-cell>
          <table:table-cell table:formula="of:=LEFT([' ;'.D254];1)&amp;&quot;_&quot;&amp;RIGHT([' ;'.D254];4)" office:value-type="string" office:string-value="_">
            <text:p>_</text:p>
          </table:table-cell>
          <table:table-cell table:formula="of:=ROUND(VALUE(MID([' ;'.E254];2;LEN([' ;'.E254])-2));1)" office:value-type="float" office:value="0">
            <text:p>Err:502</text:p>
          </table:table-cell>
          <table:table-cell table:formula="of:=VALUE(MID([' ;'.G254];2;LEN([' ;'.G254])-2))" office:value-type="float" office:value="0">
            <text:p>Err:502</text:p>
          </table:table-cell>
          <table:table-cell table:formula="of:=ROUND([.E254]/[.$J$1];2)" office:value-type="float" office:value="0">
            <text:p>Err:502</text:p>
          </table:table-cell>
          <table:table-cell/>
          <table:table-cell table:formula="of:=IF(RIGHT([.A254];5)=&quot;sleep&quot;;&quot;Sleep(&quot;&amp;[.$L$1]&amp;&quot;*&quot;&amp;ROUND(VALUE([.B254]);2)/[.$M$1]&amp;&quot;)&quot;;[.A254]&amp;&quot;( &quot;&amp;[.B254]&amp;&quot;, &quot;&amp;[.C254]&amp;&quot;, &quot;&amp;[.D254]&amp;&quot;, &quot;&amp;[.$I$1]&amp;&quot;*&quot;&amp;[.F254]&amp;&quot; )&quot;)" office:value-type="string" office:string-value="Sleep(MOVEANIMATIONSLEEPTIME*0.99)">
            <text:p>Sleep(MOVEANIMATIONSLEEPTIME*0.99)</text:p>
          </table:table-cell>
          <table:table-cell table:number-columns-repeated="6"/>
        </table:table-row>
        <table:table-row table:style-name="ro1">
          <table:table-cell table:formula="of:=IF(RIGHT([' ;'.A255];4)=&quot;turn&quot;;&quot;Turn2&quot;;IF(RIGHT([' ;'.A255];4)=&quot;move&quot;;&quot;Move&quot;;[' ;'.A255]))" office:value-type="string" office:string-value="&#9;&#9;}">
            <text:p><text:tab/><text:tab/>}</text:p>
          </table:table-cell>
          <table:table-cell table:formula="of:=[' ;'.B255]" office:value-type="float" office:value="0">
            <text:p>0</text:p>
          </table:table-cell>
          <table:table-cell table:formula="of:=LEFT([' ;'.D255];1)&amp;&quot;_&quot;&amp;RIGHT([' ;'.D255];4)" office:value-type="string" office:string-value="_">
            <text:p>_</text:p>
          </table:table-cell>
          <table:table-cell table:formula="of:=ROUND(VALUE(MID([' ;'.E255];2;LEN([' ;'.E255])-2));1)" office:value-type="float" office:value="0">
            <text:p>Err:502</text:p>
          </table:table-cell>
          <table:table-cell table:formula="of:=VALUE(MID([' ;'.G255];2;LEN([' ;'.G255])-2))" office:value-type="float" office:value="0">
            <text:p>Err:502</text:p>
          </table:table-cell>
          <table:table-cell table:formula="of:=ROUND([.E255]/[.$J$1];2)" office:value-type="float" office:value="0">
            <text:p>Err:502</text:p>
          </table:table-cell>
          <table:table-cell/>
          <table:table-cell table:formula="of:=IF(RIGHT([.A255];5)=&quot;sleep&quot;;&quot;Sleep(&quot;&amp;[.$L$1]&amp;&quot;*&quot;&amp;ROUND(VALUE([.B255]);2)/[.$M$1]&amp;&quot;)&quot;;[.A255]&amp;&quot;( &quot;&amp;[.B255]&amp;&quot;, &quot;&amp;[.C255]&amp;&quot;, &quot;&amp;[.D255]&amp;&quot;, &quot;&amp;[.$I$1]&amp;&quot;*&quot;&amp;[.F255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256];4)=&quot;turn&quot;;&quot;Turn2&quot;;IF(RIGHT([' ;'.A256];4)=&quot;move&quot;;&quot;Move&quot;;[' ;'.A256]))" office:value-type="string" office:string-value="&#9;&#9;if">
            <text:p><text:tab/><text:tab/>if</text:p>
          </table:table-cell>
          <table:table-cell table:formula="of:=[' ;'.B256]" office:value-type="string" office:string-value="(bMoving)">
            <text:p>(bMoving)</text:p>
          </table:table-cell>
          <table:table-cell table:formula="of:=LEFT([' ;'.D256];1)&amp;&quot;_&quot;&amp;RIGHT([' ;'.D256];4)" office:value-type="string" office:string-value="_">
            <text:p>_</text:p>
          </table:table-cell>
          <table:table-cell table:formula="of:=ROUND(VALUE(MID([' ;'.E256];2;LEN([' ;'.E256])-2));1)" office:value-type="float" office:value="0">
            <text:p>Err:502</text:p>
          </table:table-cell>
          <table:table-cell table:formula="of:=VALUE(MID([' ;'.G256];2;LEN([' ;'.G256])-2))" office:value-type="float" office:value="0">
            <text:p>Err:502</text:p>
          </table:table-cell>
          <table:table-cell table:formula="of:=ROUND([.E256]/[.$J$1];2)" office:value-type="float" office:value="0">
            <text:p>Err:502</text:p>
          </table:table-cell>
          <table:table-cell/>
          <table:table-cell table:formula="of:=IF(RIGHT([.A256];5)=&quot;sleep&quot;;&quot;Sleep(&quot;&amp;[.$L$1]&amp;&quot;*&quot;&amp;ROUND(VALUE([.B256]);2)/[.$M$1]&amp;&quot;)&quot;;[.A256]&amp;&quot;( &quot;&amp;[.B256]&amp;&quot;, &quot;&amp;[.C256]&amp;&quot;, &quot;&amp;[.D256]&amp;&quot;, &quot;&amp;[.$I$1]&amp;&quot;*&quot;&amp;[.F256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257];4)=&quot;turn&quot;;&quot;Turn2&quot;;IF(RIGHT([' ;'.A257];4)=&quot;move&quot;;&quot;Move&quot;;[' ;'.A257]))" office:value-type="string" office:string-value="Turn2">
            <text:p>Turn2</text:p>
          </table:table-cell>
          <table:table-cell table:formula="of:=[' ;'.B257]" office:value-type="string" office:string-value="lfinger11">
            <text:p>lfinger11</text:p>
          </table:table-cell>
          <table:table-cell table:formula="of:=LEFT([' ;'.D257];1)&amp;&quot;_&quot;&amp;RIGHT([' ;'.D257];4)" office:value-type="string" office:string-value="x_axis">
            <text:p>x_axis</text:p>
          </table:table-cell>
          <table:table-cell table:formula="of:=ROUND(VALUE(MID([' ;'.E257];2;LEN([' ;'.E257])-2));1)" office:value-type="float" office:value="-24.3">
            <text:p>-24.3</text:p>
          </table:table-cell>
          <table:table-cell table:formula="of:=VALUE(MID([' ;'.G257];2;LEN([' ;'.G257])-2))" office:value-type="float" office:value="14.011331">
            <text:p>14.011331</text:p>
          </table:table-cell>
          <table:table-cell table:formula="of:=ROUND([.E257]/[.$J$1];2)" office:value-type="float" office:value="14.01">
            <text:p>14.01</text:p>
          </table:table-cell>
          <table:table-cell/>
          <table:table-cell table:formula="of:=IF(RIGHT([.A257];5)=&quot;sleep&quot;;&quot;Sleep(&quot;&amp;[.$L$1]&amp;&quot;*&quot;&amp;ROUND(VALUE([.B257]);2)/[.$M$1]&amp;&quot;)&quot;;[.A257]&amp;&quot;( &quot;&amp;[.B257]&amp;&quot;, &quot;&amp;[.C257]&amp;&quot;, &quot;&amp;[.D257]&amp;&quot;, &quot;&amp;[.$I$1]&amp;&quot;*&quot;&amp;[.F257]&amp;&quot; )&quot;)" office:value-type="string" office:string-value="Turn2( lfinger11, x_axis, -24.3, MOVEANIMATIONSPEED*14.01 )">
            <text:p>Turn2( lfinger11, x_axis, -24.3, MOVEANIMATIONSPEED*14.01 )</text:p>
          </table:table-cell>
          <table:table-cell table:number-columns-repeated="6"/>
        </table:table-row>
        <table:table-row table:style-name="ro1">
          <table:table-cell table:formula="of:=IF(RIGHT([' ;'.A258];4)=&quot;turn&quot;;&quot;Turn2&quot;;IF(RIGHT([' ;'.A258];4)=&quot;move&quot;;&quot;Move&quot;;[' ;'.A258]))" office:value-type="string" office:string-value="Turn2">
            <text:p>Turn2</text:p>
          </table:table-cell>
          <table:table-cell table:formula="of:=[' ;'.B258]" office:value-type="string" office:string-value="lfinger11">
            <text:p>lfinger11</text:p>
          </table:table-cell>
          <table:table-cell table:formula="of:=LEFT([' ;'.D258];1)&amp;&quot;_&quot;&amp;RIGHT([' ;'.D258];4)" office:value-type="string" office:string-value="z_axis">
            <text:p>z_axis</text:p>
          </table:table-cell>
          <table:table-cell table:formula="of:=ROUND(VALUE(MID([' ;'.E258];2;LEN([' ;'.E258])-2));1)" office:value-type="float" office:value="-18.3">
            <text:p>-18.3</text:p>
          </table:table-cell>
          <table:table-cell table:formula="of:=VALUE(MID([' ;'.G258];2;LEN([' ;'.G258])-2))" office:value-type="float" office:value="33.18292">
            <text:p>33.18292</text:p>
          </table:table-cell>
          <table:table-cell table:formula="of:=ROUND([.E258]/[.$J$1];2)" office:value-type="float" office:value="33.18">
            <text:p>33.18</text:p>
          </table:table-cell>
          <table:table-cell/>
          <table:table-cell table:formula="of:=IF(RIGHT([.A258];5)=&quot;sleep&quot;;&quot;Sleep(&quot;&amp;[.$L$1]&amp;&quot;*&quot;&amp;ROUND(VALUE([.B258]);2)/[.$M$1]&amp;&quot;)&quot;;[.A258]&amp;&quot;( &quot;&amp;[.B258]&amp;&quot;, &quot;&amp;[.C258]&amp;&quot;, &quot;&amp;[.D258]&amp;&quot;, &quot;&amp;[.$I$1]&amp;&quot;*&quot;&amp;[.F258]&amp;&quot; )&quot;)" office:value-type="string" office:string-value="Turn2( lfinger11, z_axis, -18.3, MOVEANIMATIONSPEED*33.18 )">
            <text:p>Turn2( lfinger11, z_axis, -18.3, MOVEANIMATIONSPEED*33.18 )</text:p>
          </table:table-cell>
          <table:table-cell table:number-columns-repeated="6"/>
        </table:table-row>
        <table:table-row table:style-name="ro1">
          <table:table-cell table:formula="of:=IF(RIGHT([' ;'.A259];4)=&quot;turn&quot;;&quot;Turn2&quot;;IF(RIGHT([' ;'.A259];4)=&quot;move&quot;;&quot;Move&quot;;[' ;'.A259]))" office:value-type="string" office:string-value="Turn2">
            <text:p>Turn2</text:p>
          </table:table-cell>
          <table:table-cell table:formula="of:=[' ;'.B259]" office:value-type="string" office:string-value="lfinger11">
            <text:p>lfinger11</text:p>
          </table:table-cell>
          <table:table-cell table:formula="of:=LEFT([' ;'.D259];1)&amp;&quot;_&quot;&amp;RIGHT([' ;'.D259];4)" office:value-type="string" office:string-value="y_axis">
            <text:p>y_axis</text:p>
          </table:table-cell>
          <table:table-cell table:formula="of:=ROUND(VALUE(MID([' ;'.E259];2;LEN([' ;'.E259])-2));1)" office:value-type="float" office:value="-33.4">
            <text:p>-33.4</text:p>
          </table:table-cell>
          <table:table-cell table:formula="of:=VALUE(MID([' ;'.G259];2;LEN([' ;'.G259])-2))" office:value-type="float" office:value="17.996968">
            <text:p>17.996968</text:p>
          </table:table-cell>
          <table:table-cell table:formula="of:=ROUND([.E259]/[.$J$1];2)" office:value-type="float" office:value="18">
            <text:p>18</text:p>
          </table:table-cell>
          <table:table-cell/>
          <table:table-cell table:formula="of:=IF(RIGHT([.A259];5)=&quot;sleep&quot;;&quot;Sleep(&quot;&amp;[.$L$1]&amp;&quot;*&quot;&amp;ROUND(VALUE([.B259]);2)/[.$M$1]&amp;&quot;)&quot;;[.A259]&amp;&quot;( &quot;&amp;[.B259]&amp;&quot;, &quot;&amp;[.C259]&amp;&quot;, &quot;&amp;[.D259]&amp;&quot;, &quot;&amp;[.$I$1]&amp;&quot;*&quot;&amp;[.F259]&amp;&quot; )&quot;)" office:value-type="string" office:string-value="Turn2( lfinger11, y_axis, -33.4, MOVEANIMATIONSPEED*18 )">
            <text:p>Turn2( lfinger11, y_axis, -33.4, MOVEANIMATIONSPEED*18 )</text:p>
          </table:table-cell>
          <table:table-cell table:number-columns-repeated="6"/>
        </table:table-row>
        <table:table-row table:style-name="ro1">
          <table:table-cell table:formula="of:=IF(RIGHT([' ;'.A260];4)=&quot;turn&quot;;&quot;Turn2&quot;;IF(RIGHT([' ;'.A260];4)=&quot;move&quot;;&quot;Move&quot;;[' ;'.A260]))" office:value-type="string" office:string-value="Turn2">
            <text:p>Turn2</text:p>
          </table:table-cell>
          <table:table-cell table:formula="of:=[' ;'.B260]" office:value-type="string" office:string-value="lfinger12">
            <text:p>lfinger12</text:p>
          </table:table-cell>
          <table:table-cell table:formula="of:=LEFT([' ;'.D260];1)&amp;&quot;_&quot;&amp;RIGHT([' ;'.D260];4)" office:value-type="string" office:string-value="x_axis">
            <text:p>x_axis</text:p>
          </table:table-cell>
          <table:table-cell table:formula="of:=ROUND(VALUE(MID([' ;'.E260];2;LEN([' ;'.E260])-2));1)" office:value-type="float" office:value="-10.6">
            <text:p>-10.6</text:p>
          </table:table-cell>
          <table:table-cell table:formula="of:=VALUE(MID([' ;'.G260];2;LEN([' ;'.G260])-2))" office:value-type="float" office:value="5.130522">
            <text:p>5.130522</text:p>
          </table:table-cell>
          <table:table-cell table:formula="of:=ROUND([.E260]/[.$J$1];2)" office:value-type="float" office:value="5.13">
            <text:p>5.13</text:p>
          </table:table-cell>
          <table:table-cell/>
          <table:table-cell table:formula="of:=IF(RIGHT([.A260];5)=&quot;sleep&quot;;&quot;Sleep(&quot;&amp;[.$L$1]&amp;&quot;*&quot;&amp;ROUND(VALUE([.B260]);2)/[.$M$1]&amp;&quot;)&quot;;[.A260]&amp;&quot;( &quot;&amp;[.B260]&amp;&quot;, &quot;&amp;[.C260]&amp;&quot;, &quot;&amp;[.D260]&amp;&quot;, &quot;&amp;[.$I$1]&amp;&quot;*&quot;&amp;[.F260]&amp;&quot; )&quot;)" office:value-type="string" office:string-value="Turn2( lfinger12, x_axis, -10.6, MOVEANIMATIONSPEED*5.13 )">
            <text:p>Turn2( lfinger12, x_axis, -10.6, MOVEANIMATIONSPEED*5.13 )</text:p>
          </table:table-cell>
          <table:table-cell table:number-columns-repeated="6"/>
        </table:table-row>
        <table:table-row table:style-name="ro1">
          <table:table-cell table:formula="of:=IF(RIGHT([' ;'.A261];4)=&quot;turn&quot;;&quot;Turn2&quot;;IF(RIGHT([' ;'.A261];4)=&quot;move&quot;;&quot;Move&quot;;[' ;'.A261]))" office:value-type="string" office:string-value="Turn2">
            <text:p>Turn2</text:p>
          </table:table-cell>
          <table:table-cell table:formula="of:=[' ;'.B261]" office:value-type="string" office:string-value="lfinger12">
            <text:p>lfinger12</text:p>
          </table:table-cell>
          <table:table-cell table:formula="of:=LEFT([' ;'.D261];1)&amp;&quot;_&quot;&amp;RIGHT([' ;'.D261];4)" office:value-type="string" office:string-value="z_axis">
            <text:p>z_axis</text:p>
          </table:table-cell>
          <table:table-cell table:formula="of:=ROUND(VALUE(MID([' ;'.E261];2;LEN([' ;'.E261])-2));1)" office:value-type="float" office:value="-7.9">
            <text:p>-7.9</text:p>
          </table:table-cell>
          <table:table-cell table:formula="of:=VALUE(MID([' ;'.G261];2;LEN([' ;'.G261])-2))" office:value-type="float" office:value="17.729856">
            <text:p>17.729856</text:p>
          </table:table-cell>
          <table:table-cell table:formula="of:=ROUND([.E261]/[.$J$1];2)" office:value-type="float" office:value="17.73">
            <text:p>17.73</text:p>
          </table:table-cell>
          <table:table-cell/>
          <table:table-cell table:formula="of:=IF(RIGHT([.A261];5)=&quot;sleep&quot;;&quot;Sleep(&quot;&amp;[.$L$1]&amp;&quot;*&quot;&amp;ROUND(VALUE([.B261]);2)/[.$M$1]&amp;&quot;)&quot;;[.A261]&amp;&quot;( &quot;&amp;[.B261]&amp;&quot;, &quot;&amp;[.C261]&amp;&quot;, &quot;&amp;[.D261]&amp;&quot;, &quot;&amp;[.$I$1]&amp;&quot;*&quot;&amp;[.F261]&amp;&quot; )&quot;)" office:value-type="string" office:string-value="Turn2( lfinger12, z_axis, -7.9, MOVEANIMATIONSPEED*17.73 )">
            <text:p>Turn2( lfinger12, z_axis, -7.9, MOVEANIMATIONSPEED*17.73 )</text:p>
          </table:table-cell>
          <table:table-cell table:number-columns-repeated="6"/>
        </table:table-row>
        <table:table-row table:style-name="ro1">
          <table:table-cell table:formula="of:=IF(RIGHT([' ;'.A262];4)=&quot;turn&quot;;&quot;Turn2&quot;;IF(RIGHT([' ;'.A262];4)=&quot;move&quot;;&quot;Move&quot;;[' ;'.A262]))" office:value-type="string" office:string-value="Turn2">
            <text:p>Turn2</text:p>
          </table:table-cell>
          <table:table-cell table:formula="of:=[' ;'.B262]" office:value-type="string" office:string-value="lfinger12">
            <text:p>lfinger12</text:p>
          </table:table-cell>
          <table:table-cell table:formula="of:=LEFT([' ;'.D262];1)&amp;&quot;_&quot;&amp;RIGHT([' ;'.D262];4)" office:value-type="string" office:string-value="y_axis">
            <text:p>y_axis</text:p>
          </table:table-cell>
          <table:table-cell table:formula="of:=ROUND(VALUE(MID([' ;'.E262];2;LEN([' ;'.E262])-2));1)" office:value-type="float" office:value="-16.7">
            <text:p>-16.7</text:p>
          </table:table-cell>
          <table:table-cell table:formula="of:=VALUE(MID([' ;'.G262];2;LEN([' ;'.G262])-2))" office:value-type="float" office:value="8.663036">
            <text:p>8.663036</text:p>
          </table:table-cell>
          <table:table-cell table:formula="of:=ROUND([.E262]/[.$J$1];2)" office:value-type="float" office:value="8.66">
            <text:p>8.66</text:p>
          </table:table-cell>
          <table:table-cell/>
          <table:table-cell table:formula="of:=IF(RIGHT([.A262];5)=&quot;sleep&quot;;&quot;Sleep(&quot;&amp;[.$L$1]&amp;&quot;*&quot;&amp;ROUND(VALUE([.B262]);2)/[.$M$1]&amp;&quot;)&quot;;[.A262]&amp;&quot;( &quot;&amp;[.B262]&amp;&quot;, &quot;&amp;[.C262]&amp;&quot;, &quot;&amp;[.D262]&amp;&quot;, &quot;&amp;[.$I$1]&amp;&quot;*&quot;&amp;[.F262]&amp;&quot; )&quot;)" office:value-type="string" office:string-value="Turn2( lfinger12, y_axis, -16.7, MOVEANIMATIONSPEED*8.66 )">
            <text:p>Turn2( lfinger12, y_axis, -16.7, MOVEANIMATIONSPEED*8.66 )</text:p>
          </table:table-cell>
          <table:table-cell table:number-columns-repeated="6"/>
        </table:table-row>
        <table:table-row table:style-name="ro1">
          <table:table-cell table:formula="of:=IF(RIGHT([' ;'.A263];4)=&quot;turn&quot;;&quot;Turn2&quot;;IF(RIGHT([' ;'.A263];4)=&quot;move&quot;;&quot;Move&quot;;[' ;'.A263]))" office:value-type="string" office:string-value="Turn2">
            <text:p>Turn2</text:p>
          </table:table-cell>
          <table:table-cell table:formula="of:=[' ;'.B263]" office:value-type="string" office:string-value="lfinger21">
            <text:p>lfinger21</text:p>
          </table:table-cell>
          <table:table-cell table:formula="of:=LEFT([' ;'.D263];1)&amp;&quot;_&quot;&amp;RIGHT([' ;'.D263];4)" office:value-type="string" office:string-value="z_axis">
            <text:p>z_axis</text:p>
          </table:table-cell>
          <table:table-cell table:formula="of:=ROUND(VALUE(MID([' ;'.E263];2;LEN([' ;'.E263])-2));1)" office:value-type="float" office:value="1.9">
            <text:p>1.9</text:p>
          </table:table-cell>
          <table:table-cell table:formula="of:=VALUE(MID([' ;'.G263];2;LEN([' ;'.G263])-2))" office:value-type="float" office:value="1.141973">
            <text:p>1.141973</text:p>
          </table:table-cell>
          <table:table-cell table:formula="of:=ROUND([.E263]/[.$J$1];2)" office:value-type="float" office:value="1.14">
            <text:p>1.14</text:p>
          </table:table-cell>
          <table:table-cell/>
          <table:table-cell table:formula="of:=IF(RIGHT([.A263];5)=&quot;sleep&quot;;&quot;Sleep(&quot;&amp;[.$L$1]&amp;&quot;*&quot;&amp;ROUND(VALUE([.B263]);2)/[.$M$1]&amp;&quot;)&quot;;[.A263]&amp;&quot;( &quot;&amp;[.B263]&amp;&quot;, &quot;&amp;[.C263]&amp;&quot;, &quot;&amp;[.D263]&amp;&quot;, &quot;&amp;[.$I$1]&amp;&quot;*&quot;&amp;[.F263]&amp;&quot; )&quot;)" office:value-type="string" office:string-value="Turn2( lfinger21, z_axis, 1.9, MOVEANIMATIONSPEED*1.14 )">
            <text:p>Turn2( lfinger21, z_axis, 1.9, MOVEANIMATIONSPEED*1.14 )</text:p>
          </table:table-cell>
          <table:table-cell table:number-columns-repeated="6"/>
        </table:table-row>
        <table:table-row table:style-name="ro1">
          <table:table-cell table:formula="of:=IF(RIGHT([' ;'.A264];4)=&quot;turn&quot;;&quot;Turn2&quot;;IF(RIGHT([' ;'.A264];4)=&quot;move&quot;;&quot;Move&quot;;[' ;'.A264]))" office:value-type="string" office:string-value="Turn2">
            <text:p>Turn2</text:p>
          </table:table-cell>
          <table:table-cell table:formula="of:=[' ;'.B264]" office:value-type="string" office:string-value="lfinger21">
            <text:p>lfinger21</text:p>
          </table:table-cell>
          <table:table-cell table:formula="of:=LEFT([' ;'.D264];1)&amp;&quot;_&quot;&amp;RIGHT([' ;'.D264];4)" office:value-type="string" office:string-value="y_axis">
            <text:p>y_axis</text:p>
          </table:table-cell>
          <table:table-cell table:formula="of:=ROUND(VALUE(MID([' ;'.E264];2;LEN([' ;'.E264])-2));1)" office:value-type="float" office:value="-1.1">
            <text:p>-1.1</text:p>
          </table:table-cell>
          <table:table-cell table:formula="of:=VALUE(MID([' ;'.G264];2;LEN([' ;'.G264])-2))" office:value-type="float" office:value="2.144133">
            <text:p>2.144133</text:p>
          </table:table-cell>
          <table:table-cell table:formula="of:=ROUND([.E264]/[.$J$1];2)" office:value-type="float" office:value="2.14">
            <text:p>2.14</text:p>
          </table:table-cell>
          <table:table-cell/>
          <table:table-cell table:formula="of:=IF(RIGHT([.A264];5)=&quot;sleep&quot;;&quot;Sleep(&quot;&amp;[.$L$1]&amp;&quot;*&quot;&amp;ROUND(VALUE([.B264]);2)/[.$M$1]&amp;&quot;)&quot;;[.A264]&amp;&quot;( &quot;&amp;[.B264]&amp;&quot;, &quot;&amp;[.C264]&amp;&quot;, &quot;&amp;[.D264]&amp;&quot;, &quot;&amp;[.$I$1]&amp;&quot;*&quot;&amp;[.F264]&amp;&quot; )&quot;)" office:value-type="string" office:string-value="Turn2( lfinger21, y_axis, -1.1, MOVEANIMATIONSPEED*2.14 )">
            <text:p>Turn2( lfinger21, y_axis, -1.1, MOVEANIMATIONSPEED*2.14 )</text:p>
          </table:table-cell>
          <table:table-cell table:number-columns-repeated="6"/>
        </table:table-row>
        <table:table-row table:style-name="ro1">
          <table:table-cell table:formula="of:=IF(RIGHT([' ;'.A265];4)=&quot;turn&quot;;&quot;Turn2&quot;;IF(RIGHT([' ;'.A265];4)=&quot;move&quot;;&quot;Move&quot;;[' ;'.A265]))" office:value-type="string" office:string-value="Turn2">
            <text:p>Turn2</text:p>
          </table:table-cell>
          <table:table-cell table:formula="of:=[' ;'.B265]" office:value-type="string" office:string-value="lfinger22">
            <text:p>lfinger22</text:p>
          </table:table-cell>
          <table:table-cell table:formula="of:=LEFT([' ;'.D265];1)&amp;&quot;_&quot;&amp;RIGHT([' ;'.D265];4)" office:value-type="string" office:string-value="x_axis">
            <text:p>x_axis</text:p>
          </table:table-cell>
          <table:table-cell table:formula="of:=ROUND(VALUE(MID([' ;'.E265];2;LEN([' ;'.E265])-2));1)" office:value-type="float" office:value="-83.3">
            <text:p>-83.3</text:p>
          </table:table-cell>
          <table:table-cell table:formula="of:=VALUE(MID([' ;'.G265];2;LEN([' ;'.G265])-2))" office:value-type="float" office:value="13.206171">
            <text:p>13.206171</text:p>
          </table:table-cell>
          <table:table-cell table:formula="of:=ROUND([.E265]/[.$J$1];2)" office:value-type="float" office:value="13.21">
            <text:p>13.21</text:p>
          </table:table-cell>
          <table:table-cell/>
          <table:table-cell table:formula="of:=IF(RIGHT([.A265];5)=&quot;sleep&quot;;&quot;Sleep(&quot;&amp;[.$L$1]&amp;&quot;*&quot;&amp;ROUND(VALUE([.B265]);2)/[.$M$1]&amp;&quot;)&quot;;[.A265]&amp;&quot;( &quot;&amp;[.B265]&amp;&quot;, &quot;&amp;[.C265]&amp;&quot;, &quot;&amp;[.D265]&amp;&quot;, &quot;&amp;[.$I$1]&amp;&quot;*&quot;&amp;[.F265]&amp;&quot; )&quot;)" office:value-type="string" office:string-value="Turn2( lfinger22, x_axis, -83.3, MOVEANIMATIONSPEED*13.21 )">
            <text:p>Turn2( lfinger22, x_axis, -83.3, MOVEANIMATIONSPEED*13.21 )</text:p>
          </table:table-cell>
          <table:table-cell table:number-columns-repeated="6"/>
        </table:table-row>
        <table:table-row table:style-name="ro1">
          <table:table-cell table:formula="of:=IF(RIGHT([' ;'.A266];4)=&quot;turn&quot;;&quot;Turn2&quot;;IF(RIGHT([' ;'.A266];4)=&quot;move&quot;;&quot;Move&quot;;[' ;'.A266]))" office:value-type="string" office:string-value="Turn2">
            <text:p>Turn2</text:p>
          </table:table-cell>
          <table:table-cell table:formula="of:=[' ;'.B266]" office:value-type="string" office:string-value="lfinger22">
            <text:p>lfinger22</text:p>
          </table:table-cell>
          <table:table-cell table:formula="of:=LEFT([' ;'.D266];1)&amp;&quot;_&quot;&amp;RIGHT([' ;'.D266];4)" office:value-type="string" office:string-value="z_axis">
            <text:p>z_axis</text:p>
          </table:table-cell>
          <table:table-cell table:formula="of:=ROUND(VALUE(MID([' ;'.E266];2;LEN([' ;'.E266])-2));1)" office:value-type="float" office:value="-60.7">
            <text:p>-60.7</text:p>
          </table:table-cell>
          <table:table-cell table:formula="of:=VALUE(MID([' ;'.G266];2;LEN([' ;'.G266])-2))" office:value-type="float" office:value="53.570164">
            <text:p>53.570164</text:p>
          </table:table-cell>
          <table:table-cell table:formula="of:=ROUND([.E266]/[.$J$1];2)" office:value-type="float" office:value="53.57">
            <text:p>53.57</text:p>
          </table:table-cell>
          <table:table-cell/>
          <table:table-cell table:formula="of:=IF(RIGHT([.A266];5)=&quot;sleep&quot;;&quot;Sleep(&quot;&amp;[.$L$1]&amp;&quot;*&quot;&amp;ROUND(VALUE([.B266]);2)/[.$M$1]&amp;&quot;)&quot;;[.A266]&amp;&quot;( &quot;&amp;[.B266]&amp;&quot;, &quot;&amp;[.C266]&amp;&quot;, &quot;&amp;[.D266]&amp;&quot;, &quot;&amp;[.$I$1]&amp;&quot;*&quot;&amp;[.F266]&amp;&quot; )&quot;)" office:value-type="string" office:string-value="Turn2( lfinger22, z_axis, -60.7, MOVEANIMATIONSPEED*53.57 )">
            <text:p>Turn2( lfinger22, z_axis, -60.7, MOVEANIMATIONSPEED*53.57 )</text:p>
          </table:table-cell>
          <table:table-cell table:number-columns-repeated="6"/>
        </table:table-row>
        <table:table-row table:style-name="ro1">
          <table:table-cell table:formula="of:=IF(RIGHT([' ;'.A267];4)=&quot;turn&quot;;&quot;Turn2&quot;;IF(RIGHT([' ;'.A267];4)=&quot;move&quot;;&quot;Move&quot;;[' ;'.A267]))" office:value-type="string" office:string-value="Turn2">
            <text:p>Turn2</text:p>
          </table:table-cell>
          <table:table-cell table:formula="of:=[' ;'.B267]" office:value-type="string" office:string-value="lfinger22">
            <text:p>lfinger22</text:p>
          </table:table-cell>
          <table:table-cell table:formula="of:=LEFT([' ;'.D267];1)&amp;&quot;_&quot;&amp;RIGHT([' ;'.D267];4)" office:value-type="string" office:string-value="y_axis">
            <text:p>y_axis</text:p>
          </table:table-cell>
          <table:table-cell table:formula="of:=ROUND(VALUE(MID([' ;'.E267];2;LEN([' ;'.E267])-2));1)" office:value-type="float" office:value="-61.2">
            <text:p>-61.2</text:p>
          </table:table-cell>
          <table:table-cell table:formula="of:=VALUE(MID([' ;'.G267];2;LEN([' ;'.G267])-2))" office:value-type="float" office:value="53.877693">
            <text:p>53.877693</text:p>
          </table:table-cell>
          <table:table-cell table:formula="of:=ROUND([.E267]/[.$J$1];2)" office:value-type="float" office:value="53.88">
            <text:p>53.88</text:p>
          </table:table-cell>
          <table:table-cell/>
          <table:table-cell table:formula="of:=IF(RIGHT([.A267];5)=&quot;sleep&quot;;&quot;Sleep(&quot;&amp;[.$L$1]&amp;&quot;*&quot;&amp;ROUND(VALUE([.B267]);2)/[.$M$1]&amp;&quot;)&quot;;[.A267]&amp;&quot;( &quot;&amp;[.B267]&amp;&quot;, &quot;&amp;[.C267]&amp;&quot;, &quot;&amp;[.D267]&amp;&quot;, &quot;&amp;[.$I$1]&amp;&quot;*&quot;&amp;[.F267]&amp;&quot; )&quot;)" office:value-type="string" office:string-value="Turn2( lfinger22, y_axis, -61.2, MOVEANIMATIONSPEED*53.88 )">
            <text:p>Turn2( lfinger22, y_axis, -61.2, MOVEANIMATIONSPEED*53.88 )</text:p>
          </table:table-cell>
          <table:table-cell table:number-columns-repeated="6"/>
        </table:table-row>
        <table:table-row table:style-name="ro1">
          <table:table-cell table:formula="of:=IF(RIGHT([' ;'.A268];4)=&quot;turn&quot;;&quot;Turn2&quot;;IF(RIGHT([' ;'.A268];4)=&quot;move&quot;;&quot;Move&quot;;[' ;'.A268]))" office:value-type="string" office:string-value="Turn2">
            <text:p>Turn2</text:p>
          </table:table-cell>
          <table:table-cell table:formula="of:=[' ;'.B268]" office:value-type="string" office:string-value="lfinger31">
            <text:p>lfinger31</text:p>
          </table:table-cell>
          <table:table-cell table:formula="of:=LEFT([' ;'.D268];1)&amp;&quot;_&quot;&amp;RIGHT([' ;'.D268];4)" office:value-type="string" office:string-value="x_axis">
            <text:p>x_axis</text:p>
          </table:table-cell>
          <table:table-cell table:formula="of:=ROUND(VALUE(MID([' ;'.E268];2;LEN([' ;'.E268])-2));1)" office:value-type="float" office:value="19.8">
            <text:p>19.8</text:p>
          </table:table-cell>
          <table:table-cell table:formula="of:=VALUE(MID([' ;'.G268];2;LEN([' ;'.G268])-2))" office:value-type="float" office:value="6.049703">
            <text:p>6.049703</text:p>
          </table:table-cell>
          <table:table-cell table:formula="of:=ROUND([.E268]/[.$J$1];2)" office:value-type="float" office:value="6.05">
            <text:p>6.05</text:p>
          </table:table-cell>
          <table:table-cell/>
          <table:table-cell table:formula="of:=IF(RIGHT([.A268];5)=&quot;sleep&quot;;&quot;Sleep(&quot;&amp;[.$L$1]&amp;&quot;*&quot;&amp;ROUND(VALUE([.B268]);2)/[.$M$1]&amp;&quot;)&quot;;[.A268]&amp;&quot;( &quot;&amp;[.B268]&amp;&quot;, &quot;&amp;[.C268]&amp;&quot;, &quot;&amp;[.D268]&amp;&quot;, &quot;&amp;[.$I$1]&amp;&quot;*&quot;&amp;[.F268]&amp;&quot; )&quot;)" office:value-type="string" office:string-value="Turn2( lfinger31, x_axis, 19.8, MOVEANIMATIONSPEED*6.05 )">
            <text:p>Turn2( lfinger31, x_axis, 19.8, MOVEANIMATIONSPEED*6.05 )</text:p>
          </table:table-cell>
          <table:table-cell table:number-columns-repeated="6"/>
        </table:table-row>
        <table:table-row table:style-name="ro1">
          <table:table-cell table:formula="of:=IF(RIGHT([' ;'.A269];4)=&quot;turn&quot;;&quot;Turn2&quot;;IF(RIGHT([' ;'.A269];4)=&quot;move&quot;;&quot;Move&quot;;[' ;'.A269]))" office:value-type="string" office:string-value="Turn2">
            <text:p>Turn2</text:p>
          </table:table-cell>
          <table:table-cell table:formula="of:=[' ;'.B269]" office:value-type="string" office:string-value="lfinger31">
            <text:p>lfinger31</text:p>
          </table:table-cell>
          <table:table-cell table:formula="of:=LEFT([' ;'.D269];1)&amp;&quot;_&quot;&amp;RIGHT([' ;'.D269];4)" office:value-type="string" office:string-value="z_axis">
            <text:p>z_axis</text:p>
          </table:table-cell>
          <table:table-cell table:formula="of:=ROUND(VALUE(MID([' ;'.E269];2;LEN([' ;'.E269])-2));1)" office:value-type="float" office:value="-42.7">
            <text:p>-42.7</text:p>
          </table:table-cell>
          <table:table-cell table:formula="of:=VALUE(MID([' ;'.G269];2;LEN([' ;'.G269])-2))" office:value-type="float" office:value="36.364747">
            <text:p>36.364747</text:p>
          </table:table-cell>
          <table:table-cell table:formula="of:=ROUND([.E269]/[.$J$1];2)" office:value-type="float" office:value="36.36">
            <text:p>36.36</text:p>
          </table:table-cell>
          <table:table-cell/>
          <table:table-cell table:formula="of:=IF(RIGHT([.A269];5)=&quot;sleep&quot;;&quot;Sleep(&quot;&amp;[.$L$1]&amp;&quot;*&quot;&amp;ROUND(VALUE([.B269]);2)/[.$M$1]&amp;&quot;)&quot;;[.A269]&amp;&quot;( &quot;&amp;[.B269]&amp;&quot;, &quot;&amp;[.C269]&amp;&quot;, &quot;&amp;[.D269]&amp;&quot;, &quot;&amp;[.$I$1]&amp;&quot;*&quot;&amp;[.F269]&amp;&quot; )&quot;)" office:value-type="string" office:string-value="Turn2( lfinger31, z_axis, -42.7, MOVEANIMATIONSPEED*36.36 )">
            <text:p>Turn2( lfinger31, z_axis, -42.7, MOVEANIMATIONSPEED*36.36 )</text:p>
          </table:table-cell>
          <table:table-cell table:number-columns-repeated="6"/>
        </table:table-row>
        <table:table-row table:style-name="ro1">
          <table:table-cell table:formula="of:=IF(RIGHT([' ;'.A270];4)=&quot;turn&quot;;&quot;Turn2&quot;;IF(RIGHT([' ;'.A270];4)=&quot;move&quot;;&quot;Move&quot;;[' ;'.A270]))" office:value-type="string" office:string-value="Turn2">
            <text:p>Turn2</text:p>
          </table:table-cell>
          <table:table-cell table:formula="of:=[' ;'.B270]" office:value-type="string" office:string-value="lfinger31">
            <text:p>lfinger31</text:p>
          </table:table-cell>
          <table:table-cell table:formula="of:=LEFT([' ;'.D270];1)&amp;&quot;_&quot;&amp;RIGHT([' ;'.D270];4)" office:value-type="string" office:string-value="y_axis">
            <text:p>y_axis</text:p>
          </table:table-cell>
          <table:table-cell table:formula="of:=ROUND(VALUE(MID([' ;'.E270];2;LEN([' ;'.E270])-2));1)" office:value-type="float" office:value="38.1">
            <text:p>38.1</text:p>
          </table:table-cell>
          <table:table-cell table:formula="of:=VALUE(MID([' ;'.G270];2;LEN([' ;'.G270])-2))" office:value-type="float" office:value="50.44344">
            <text:p>50.44344</text:p>
          </table:table-cell>
          <table:table-cell table:formula="of:=ROUND([.E270]/[.$J$1];2)" office:value-type="float" office:value="50.44">
            <text:p>50.44</text:p>
          </table:table-cell>
          <table:table-cell/>
          <table:table-cell table:formula="of:=IF(RIGHT([.A270];5)=&quot;sleep&quot;;&quot;Sleep(&quot;&amp;[.$L$1]&amp;&quot;*&quot;&amp;ROUND(VALUE([.B270]);2)/[.$M$1]&amp;&quot;)&quot;;[.A270]&amp;&quot;( &quot;&amp;[.B270]&amp;&quot;, &quot;&amp;[.C270]&amp;&quot;, &quot;&amp;[.D270]&amp;&quot;, &quot;&amp;[.$I$1]&amp;&quot;*&quot;&amp;[.F270]&amp;&quot; )&quot;)" office:value-type="string" office:string-value="Turn2( lfinger31, y_axis, 38.1, MOVEANIMATIONSPEED*50.44 )">
            <text:p>Turn2( lfinger31, y_axis, 38.1, MOVEANIMATIONSPEED*50.44 )</text:p>
          </table:table-cell>
          <table:table-cell table:number-columns-repeated="6"/>
        </table:table-row>
        <table:table-row table:style-name="ro1">
          <table:table-cell table:formula="of:=IF(RIGHT([' ;'.A271];4)=&quot;turn&quot;;&quot;Turn2&quot;;IF(RIGHT([' ;'.A271];4)=&quot;move&quot;;&quot;Move&quot;;[' ;'.A271]))" office:value-type="string" office:string-value="Turn2">
            <text:p>Turn2</text:p>
          </table:table-cell>
          <table:table-cell table:formula="of:=[' ;'.B271]" office:value-type="string" office:string-value="lfinger32">
            <text:p>lfinger32</text:p>
          </table:table-cell>
          <table:table-cell table:formula="of:=LEFT([' ;'.D271];1)&amp;&quot;_&quot;&amp;RIGHT([' ;'.D271];4)" office:value-type="string" office:string-value="x_axis">
            <text:p>x_axis</text:p>
          </table:table-cell>
          <table:table-cell table:formula="of:=ROUND(VALUE(MID([' ;'.E271];2;LEN([' ;'.E271])-2));1)" office:value-type="float" office:value="-20.7">
            <text:p>-20.7</text:p>
          </table:table-cell>
          <table:table-cell table:formula="of:=VALUE(MID([' ;'.G271];2;LEN([' ;'.G271])-2))" office:value-type="float" office:value="12.371949">
            <text:p>12.371949</text:p>
          </table:table-cell>
          <table:table-cell table:formula="of:=ROUND([.E271]/[.$J$1];2)" office:value-type="float" office:value="12.37">
            <text:p>12.37</text:p>
          </table:table-cell>
          <table:table-cell/>
          <table:table-cell table:formula="of:=IF(RIGHT([.A271];5)=&quot;sleep&quot;;&quot;Sleep(&quot;&amp;[.$L$1]&amp;&quot;*&quot;&amp;ROUND(VALUE([.B271]);2)/[.$M$1]&amp;&quot;)&quot;;[.A271]&amp;&quot;( &quot;&amp;[.B271]&amp;&quot;, &quot;&amp;[.C271]&amp;&quot;, &quot;&amp;[.D271]&amp;&quot;, &quot;&amp;[.$I$1]&amp;&quot;*&quot;&amp;[.F271]&amp;&quot; )&quot;)" office:value-type="string" office:string-value="Turn2( lfinger32, x_axis, -20.7, MOVEANIMATIONSPEED*12.37 )">
            <text:p>Turn2( lfinger32, x_axis, -20.7, MOVEANIMATIONSPEED*12.37 )</text:p>
          </table:table-cell>
          <table:table-cell table:number-columns-repeated="6"/>
        </table:table-row>
        <table:table-row table:style-name="ro1">
          <table:table-cell table:formula="of:=IF(RIGHT([' ;'.A272];4)=&quot;turn&quot;;&quot;Turn2&quot;;IF(RIGHT([' ;'.A272];4)=&quot;move&quot;;&quot;Move&quot;;[' ;'.A272]))" office:value-type="string" office:string-value="Turn2">
            <text:p>Turn2</text:p>
          </table:table-cell>
          <table:table-cell table:formula="of:=[' ;'.B272]" office:value-type="string" office:string-value="lfinger32">
            <text:p>lfinger32</text:p>
          </table:table-cell>
          <table:table-cell table:formula="of:=LEFT([' ;'.D272];1)&amp;&quot;_&quot;&amp;RIGHT([' ;'.D272];4)" office:value-type="string" office:string-value="z_axis">
            <text:p>z_axis</text:p>
          </table:table-cell>
          <table:table-cell table:formula="of:=ROUND(VALUE(MID([' ;'.E272];2;LEN([' ;'.E272])-2));1)" office:value-type="float" office:value="-42.5">
            <text:p>-42.5</text:p>
          </table:table-cell>
          <table:table-cell table:formula="of:=VALUE(MID([' ;'.G272];2;LEN([' ;'.G272])-2))" office:value-type="float" office:value="38.957043">
            <text:p>38.957043</text:p>
          </table:table-cell>
          <table:table-cell table:formula="of:=ROUND([.E272]/[.$J$1];2)" office:value-type="float" office:value="38.96">
            <text:p>38.96</text:p>
          </table:table-cell>
          <table:table-cell/>
          <table:table-cell table:formula="of:=IF(RIGHT([.A272];5)=&quot;sleep&quot;;&quot;Sleep(&quot;&amp;[.$L$1]&amp;&quot;*&quot;&amp;ROUND(VALUE([.B272]);2)/[.$M$1]&amp;&quot;)&quot;;[.A272]&amp;&quot;( &quot;&amp;[.B272]&amp;&quot;, &quot;&amp;[.C272]&amp;&quot;, &quot;&amp;[.D272]&amp;&quot;, &quot;&amp;[.$I$1]&amp;&quot;*&quot;&amp;[.F272]&amp;&quot; )&quot;)" office:value-type="string" office:string-value="Turn2( lfinger32, z_axis, -42.5, MOVEANIMATIONSPEED*38.96 )">
            <text:p>Turn2( lfinger32, z_axis, -42.5, MOVEANIMATIONSPEED*38.96 )</text:p>
          </table:table-cell>
          <table:table-cell table:number-columns-repeated="6"/>
        </table:table-row>
        <table:table-row table:style-name="ro1">
          <table:table-cell table:formula="of:=IF(RIGHT([' ;'.A273];4)=&quot;turn&quot;;&quot;Turn2&quot;;IF(RIGHT([' ;'.A273];4)=&quot;move&quot;;&quot;Move&quot;;[' ;'.A273]))" office:value-type="string" office:string-value="Turn2">
            <text:p>Turn2</text:p>
          </table:table-cell>
          <table:table-cell table:formula="of:=[' ;'.B273]" office:value-type="string" office:string-value="lfinger32">
            <text:p>lfinger32</text:p>
          </table:table-cell>
          <table:table-cell table:formula="of:=LEFT([' ;'.D273];1)&amp;&quot;_&quot;&amp;RIGHT([' ;'.D273];4)" office:value-type="string" office:string-value="y_axis">
            <text:p>y_axis</text:p>
          </table:table-cell>
          <table:table-cell table:formula="of:=ROUND(VALUE(MID([' ;'.E273];2;LEN([' ;'.E273])-2));1)" office:value-type="float" office:value="36.3">
            <text:p>36.3</text:p>
          </table:table-cell>
          <table:table-cell table:formula="of:=VALUE(MID([' ;'.G273];2;LEN([' ;'.G273])-2))" office:value-type="float" office:value="58.253249">
            <text:p>58.253249</text:p>
          </table:table-cell>
          <table:table-cell table:formula="of:=ROUND([.E273]/[.$J$1];2)" office:value-type="float" office:value="58.25">
            <text:p>58.25</text:p>
          </table:table-cell>
          <table:table-cell/>
          <table:table-cell table:formula="of:=IF(RIGHT([.A273];5)=&quot;sleep&quot;;&quot;Sleep(&quot;&amp;[.$L$1]&amp;&quot;*&quot;&amp;ROUND(VALUE([.B273]);2)/[.$M$1]&amp;&quot;)&quot;;[.A273]&amp;&quot;( &quot;&amp;[.B273]&amp;&quot;, &quot;&amp;[.C273]&amp;&quot;, &quot;&amp;[.D273]&amp;&quot;, &quot;&amp;[.$I$1]&amp;&quot;*&quot;&amp;[.F273]&amp;&quot; )&quot;)" office:value-type="string" office:string-value="Turn2( lfinger32, y_axis, 36.3, MOVEANIMATIONSPEED*58.25 )">
            <text:p>Turn2( lfinger32, y_axis, 36.3, MOVEANIMATIONSPEED*58.25 )</text:p>
          </table:table-cell>
          <table:table-cell table:number-columns-repeated="6"/>
        </table:table-row>
        <table:table-row table:style-name="ro1">
          <table:table-cell table:formula="of:=IF(RIGHT([' ;'.A274];4)=&quot;turn&quot;;&quot;Turn2&quot;;IF(RIGHT([' ;'.A274];4)=&quot;move&quot;;&quot;Move&quot;;[' ;'.A274]))" office:value-type="string" office:string-value="Turn2">
            <text:p>Turn2</text:p>
          </table:table-cell>
          <table:table-cell table:formula="of:=[' ;'.B274]" office:value-type="string" office:string-value="lhoof">
            <text:p>lhoof</text:p>
          </table:table-cell>
          <table:table-cell table:formula="of:=LEFT([' ;'.D274];1)&amp;&quot;_&quot;&amp;RIGHT([' ;'.D274];4)" office:value-type="string" office:string-value="x_axis">
            <text:p>x_axis</text:p>
          </table:table-cell>
          <table:table-cell table:formula="of:=ROUND(VALUE(MID([' ;'.E274];2;LEN([' ;'.E274])-2));1)" office:value-type="float" office:value="39.9">
            <text:p>39.9</text:p>
          </table:table-cell>
          <table:table-cell table:formula="of:=VALUE(MID([' ;'.G274];2;LEN([' ;'.G274])-2))" office:value-type="float" office:value="294.652115">
            <text:p>294.652115</text:p>
          </table:table-cell>
          <table:table-cell table:formula="of:=ROUND([.E274]/[.$J$1];2)" office:value-type="float" office:value="294.65">
            <text:p>294.65</text:p>
          </table:table-cell>
          <table:table-cell/>
          <table:table-cell table:formula="of:=IF(RIGHT([.A274];5)=&quot;sleep&quot;;&quot;Sleep(&quot;&amp;[.$L$1]&amp;&quot;*&quot;&amp;ROUND(VALUE([.B274]);2)/[.$M$1]&amp;&quot;)&quot;;[.A274]&amp;&quot;( &quot;&amp;[.B274]&amp;&quot;, &quot;&amp;[.C274]&amp;&quot;, &quot;&amp;[.D274]&amp;&quot;, &quot;&amp;[.$I$1]&amp;&quot;*&quot;&amp;[.F274]&amp;&quot; )&quot;)" office:value-type="string" office:string-value="Turn2( lhoof, x_axis, 39.9, MOVEANIMATIONSPEED*294.65 )">
            <text:p>Turn2( lhoof, x_axis, 39.9, MOVEANIMATIONSPEED*294.65 )</text:p>
          </table:table-cell>
          <table:table-cell table:number-columns-repeated="6"/>
        </table:table-row>
        <table:table-row table:style-name="ro1">
          <table:table-cell table:formula="of:=IF(RIGHT([' ;'.A275];4)=&quot;turn&quot;;&quot;Turn2&quot;;IF(RIGHT([' ;'.A275];4)=&quot;move&quot;;&quot;Move&quot;;[' ;'.A275]))" office:value-type="string" office:string-value="Turn2">
            <text:p>Turn2</text:p>
          </table:table-cell>
          <table:table-cell table:formula="of:=[' ;'.B275]" office:value-type="string" office:string-value="lhoof">
            <text:p>lhoof</text:p>
          </table:table-cell>
          <table:table-cell table:formula="of:=LEFT([' ;'.D275];1)&amp;&quot;_&quot;&amp;RIGHT([' ;'.D275];4)" office:value-type="string" office:string-value="z_axis">
            <text:p>z_axis</text:p>
          </table:table-cell>
          <table:table-cell table:formula="of:=ROUND(VALUE(MID([' ;'.E275];2;LEN([' ;'.E275])-2));1)" office:value-type="float" office:value="-6.7">
            <text:p>-6.7</text:p>
          </table:table-cell>
          <table:table-cell table:formula="of:=VALUE(MID([' ;'.G275];2;LEN([' ;'.G275])-2))" office:value-type="float" office:value="67.780694">
            <text:p>67.780694</text:p>
          </table:table-cell>
          <table:table-cell table:formula="of:=ROUND([.E275]/[.$J$1];2)" office:value-type="float" office:value="67.78">
            <text:p>67.78</text:p>
          </table:table-cell>
          <table:table-cell/>
          <table:table-cell table:formula="of:=IF(RIGHT([.A275];5)=&quot;sleep&quot;;&quot;Sleep(&quot;&amp;[.$L$1]&amp;&quot;*&quot;&amp;ROUND(VALUE([.B275]);2)/[.$M$1]&amp;&quot;)&quot;;[.A275]&amp;&quot;( &quot;&amp;[.B275]&amp;&quot;, &quot;&amp;[.C275]&amp;&quot;, &quot;&amp;[.D275]&amp;&quot;, &quot;&amp;[.$I$1]&amp;&quot;*&quot;&amp;[.F275]&amp;&quot; )&quot;)" office:value-type="string" office:string-value="Turn2( lhoof, z_axis, -6.7, MOVEANIMATIONSPEED*67.78 )">
            <text:p>Turn2( lhoof, z_axis, -6.7, MOVEANIMATIONSPEED*67.78 )</text:p>
          </table:table-cell>
          <table:table-cell table:number-columns-repeated="6"/>
        </table:table-row>
        <table:table-row table:style-name="ro1">
          <table:table-cell table:formula="of:=IF(RIGHT([' ;'.A276];4)=&quot;turn&quot;;&quot;Turn2&quot;;IF(RIGHT([' ;'.A276];4)=&quot;move&quot;;&quot;Move&quot;;[' ;'.A276]))" office:value-type="string" office:string-value="Turn2">
            <text:p>Turn2</text:p>
          </table:table-cell>
          <table:table-cell table:formula="of:=[' ;'.B276]" office:value-type="string" office:string-value="lhoof">
            <text:p>lhoof</text:p>
          </table:table-cell>
          <table:table-cell table:formula="of:=LEFT([' ;'.D276];1)&amp;&quot;_&quot;&amp;RIGHT([' ;'.D276];4)" office:value-type="string" office:string-value="y_axis">
            <text:p>y_axis</text:p>
          </table:table-cell>
          <table:table-cell table:formula="of:=ROUND(VALUE(MID([' ;'.E276];2;LEN([' ;'.E276])-2));1)" office:value-type="float" office:value="1.4">
            <text:p>1.4</text:p>
          </table:table-cell>
          <table:table-cell table:formula="of:=VALUE(MID([' ;'.G276];2;LEN([' ;'.G276])-2))" office:value-type="float" office:value="14.202512">
            <text:p>14.202512</text:p>
          </table:table-cell>
          <table:table-cell table:formula="of:=ROUND([.E276]/[.$J$1];2)" office:value-type="float" office:value="14.2">
            <text:p>14.2</text:p>
          </table:table-cell>
          <table:table-cell/>
          <table:table-cell table:formula="of:=IF(RIGHT([.A276];5)=&quot;sleep&quot;;&quot;Sleep(&quot;&amp;[.$L$1]&amp;&quot;*&quot;&amp;ROUND(VALUE([.B276]);2)/[.$M$1]&amp;&quot;)&quot;;[.A276]&amp;&quot;( &quot;&amp;[.B276]&amp;&quot;, &quot;&amp;[.C276]&amp;&quot;, &quot;&amp;[.D276]&amp;&quot;, &quot;&amp;[.$I$1]&amp;&quot;*&quot;&amp;[.F276]&amp;&quot; )&quot;)" office:value-type="string" office:string-value="Turn2( lhoof, y_axis, 1.4, MOVEANIMATIONSPEED*14.2 )">
            <text:p>Turn2( lhoof, y_axis, 1.4, MOVEANIMATIONSPEED*14.2 )</text:p>
          </table:table-cell>
          <table:table-cell table:number-columns-repeated="6"/>
        </table:table-row>
        <table:table-row table:style-name="ro1">
          <table:table-cell table:formula="of:=IF(RIGHT([' ;'.A277];4)=&quot;turn&quot;;&quot;Turn2&quot;;IF(RIGHT([' ;'.A277];4)=&quot;move&quot;;&quot;Move&quot;;[' ;'.A277]))" office:value-type="string" office:string-value="Turn2">
            <text:p>Turn2</text:p>
          </table:table-cell>
          <table:table-cell table:formula="of:=[' ;'.B277]" office:value-type="string" office:string-value="llarm">
            <text:p>llarm</text:p>
          </table:table-cell>
          <table:table-cell table:formula="of:=LEFT([' ;'.D277];1)&amp;&quot;_&quot;&amp;RIGHT([' ;'.D277];4)" office:value-type="string" office:string-value="x_axis">
            <text:p>x_axis</text:p>
          </table:table-cell>
          <table:table-cell table:formula="of:=ROUND(VALUE(MID([' ;'.E277];2;LEN([' ;'.E277])-2));1)" office:value-type="float" office:value="-17.6">
            <text:p>-17.6</text:p>
          </table:table-cell>
          <table:table-cell table:formula="of:=VALUE(MID([' ;'.G277];2;LEN([' ;'.G277])-2))" office:value-type="float" office:value="1.453328">
            <text:p>1.453328</text:p>
          </table:table-cell>
          <table:table-cell table:formula="of:=ROUND([.E277]/[.$J$1];2)" office:value-type="float" office:value="1.45">
            <text:p>1.45</text:p>
          </table:table-cell>
          <table:table-cell/>
          <table:table-cell table:formula="of:=IF(RIGHT([.A277];5)=&quot;sleep&quot;;&quot;Sleep(&quot;&amp;[.$L$1]&amp;&quot;*&quot;&amp;ROUND(VALUE([.B277]);2)/[.$M$1]&amp;&quot;)&quot;;[.A277]&amp;&quot;( &quot;&amp;[.B277]&amp;&quot;, &quot;&amp;[.C277]&amp;&quot;, &quot;&amp;[.D277]&amp;&quot;, &quot;&amp;[.$I$1]&amp;&quot;*&quot;&amp;[.F277]&amp;&quot; )&quot;)" office:value-type="string" office:string-value="Turn2( llarm, x_axis, -17.6, MOVEANIMATIONSPEED*1.45 )">
            <text:p>Turn2( llarm, x_axis, -17.6, MOVEANIMATIONSPEED*1.45 )</text:p>
          </table:table-cell>
          <table:table-cell table:number-columns-repeated="6"/>
        </table:table-row>
        <table:table-row table:style-name="ro1">
          <table:table-cell table:formula="of:=IF(RIGHT([' ;'.A278];4)=&quot;turn&quot;;&quot;Turn2&quot;;IF(RIGHT([' ;'.A278];4)=&quot;move&quot;;&quot;Move&quot;;[' ;'.A278]))" office:value-type="string" office:string-value="Turn2">
            <text:p>Turn2</text:p>
          </table:table-cell>
          <table:table-cell table:formula="of:=[' ;'.B278]" office:value-type="string" office:string-value="llarm">
            <text:p>llarm</text:p>
          </table:table-cell>
          <table:table-cell table:formula="of:=LEFT([' ;'.D278];1)&amp;&quot;_&quot;&amp;RIGHT([' ;'.D278];4)" office:value-type="string" office:string-value="z_axis">
            <text:p>z_axis</text:p>
          </table:table-cell>
          <table:table-cell table:formula="of:=ROUND(VALUE(MID([' ;'.E278];2;LEN([' ;'.E278])-2));1)" office:value-type="float" office:value="-5.8">
            <text:p>-5.8</text:p>
          </table:table-cell>
          <table:table-cell table:formula="of:=VALUE(MID([' ;'.G278];2;LEN([' ;'.G278])-2))" office:value-type="float" office:value="6.088806">
            <text:p>6.088806</text:p>
          </table:table-cell>
          <table:table-cell table:formula="of:=ROUND([.E278]/[.$J$1];2)" office:value-type="float" office:value="6.09">
            <text:p>6.09</text:p>
          </table:table-cell>
          <table:table-cell/>
          <table:table-cell table:formula="of:=IF(RIGHT([.A278];5)=&quot;sleep&quot;;&quot;Sleep(&quot;&amp;[.$L$1]&amp;&quot;*&quot;&amp;ROUND(VALUE([.B278]);2)/[.$M$1]&amp;&quot;)&quot;;[.A278]&amp;&quot;( &quot;&amp;[.B278]&amp;&quot;, &quot;&amp;[.C278]&amp;&quot;, &quot;&amp;[.D278]&amp;&quot;, &quot;&amp;[.$I$1]&amp;&quot;*&quot;&amp;[.F278]&amp;&quot; )&quot;)" office:value-type="string" office:string-value="Turn2( llarm, z_axis, -5.8, MOVEANIMATIONSPEED*6.09 )">
            <text:p>Turn2( llarm, z_axis, -5.8, MOVEANIMATIONSPEED*6.09 )</text:p>
          </table:table-cell>
          <table:table-cell table:number-columns-repeated="6"/>
        </table:table-row>
        <table:table-row table:style-name="ro1">
          <table:table-cell table:formula="of:=IF(RIGHT([' ;'.A279];4)=&quot;turn&quot;;&quot;Turn2&quot;;IF(RIGHT([' ;'.A279];4)=&quot;move&quot;;&quot;Move&quot;;[' ;'.A279]))" office:value-type="string" office:string-value="Turn2">
            <text:p>Turn2</text:p>
          </table:table-cell>
          <table:table-cell table:formula="of:=[' ;'.B279]" office:value-type="string" office:string-value="llarm">
            <text:p>llarm</text:p>
          </table:table-cell>
          <table:table-cell table:formula="of:=LEFT([' ;'.D279];1)&amp;&quot;_&quot;&amp;RIGHT([' ;'.D279];4)" office:value-type="string" office:string-value="y_axis">
            <text:p>y_axis</text:p>
          </table:table-cell>
          <table:table-cell table:formula="of:=ROUND(VALUE(MID([' ;'.E279];2;LEN([' ;'.E279])-2));1)" office:value-type="float" office:value="-6.6">
            <text:p>-6.6</text:p>
          </table:table-cell>
          <table:table-cell table:formula="of:=VALUE(MID([' ;'.G279];2;LEN([' ;'.G279])-2))" office:value-type="float" office:value="8.469823">
            <text:p>8.469823</text:p>
          </table:table-cell>
          <table:table-cell table:formula="of:=ROUND([.E279]/[.$J$1];2)" office:value-type="float" office:value="8.47">
            <text:p>8.47</text:p>
          </table:table-cell>
          <table:table-cell/>
          <table:table-cell table:formula="of:=IF(RIGHT([.A279];5)=&quot;sleep&quot;;&quot;Sleep(&quot;&amp;[.$L$1]&amp;&quot;*&quot;&amp;ROUND(VALUE([.B279]);2)/[.$M$1]&amp;&quot;)&quot;;[.A279]&amp;&quot;( &quot;&amp;[.B279]&amp;&quot;, &quot;&amp;[.C279]&amp;&quot;, &quot;&amp;[.D279]&amp;&quot;, &quot;&amp;[.$I$1]&amp;&quot;*&quot;&amp;[.F279]&amp;&quot; )&quot;)" office:value-type="string" office:string-value="Turn2( llarm, y_axis, -6.6, MOVEANIMATIONSPEED*8.47 )">
            <text:p>Turn2( llarm, y_axis, -6.6, MOVEANIMATIONSPEED*8.47 )</text:p>
          </table:table-cell>
          <table:table-cell table:number-columns-repeated="6"/>
        </table:table-row>
        <table:table-row table:style-name="ro1">
          <table:table-cell table:formula="of:=IF(RIGHT([' ;'.A280];4)=&quot;turn&quot;;&quot;Turn2&quot;;IF(RIGHT([' ;'.A280];4)=&quot;move&quot;;&quot;Move&quot;;[' ;'.A280]))" office:value-type="string" office:string-value="Turn2">
            <text:p>Turn2</text:p>
          </table:table-cell>
          <table:table-cell table:formula="of:=[' ;'.B280]" office:value-type="string" office:string-value="lleg">
            <text:p>lleg</text:p>
          </table:table-cell>
          <table:table-cell table:formula="of:=LEFT([' ;'.D280];1)&amp;&quot;_&quot;&amp;RIGHT([' ;'.D280];4)" office:value-type="string" office:string-value="x_axis">
            <text:p>x_axis</text:p>
          </table:table-cell>
          <table:table-cell table:formula="of:=ROUND(VALUE(MID([' ;'.E280];2;LEN([' ;'.E280])-2));1)" office:value-type="float" office:value="-16.4">
            <text:p>-16.4</text:p>
          </table:table-cell>
          <table:table-cell table:formula="of:=VALUE(MID([' ;'.G280];2;LEN([' ;'.G280])-2))" office:value-type="float" office:value="563.111548">
            <text:p>563.111548</text:p>
          </table:table-cell>
          <table:table-cell table:formula="of:=ROUND([.E280]/[.$J$1];2)" office:value-type="float" office:value="563.11">
            <text:p>563.11</text:p>
          </table:table-cell>
          <table:table-cell/>
          <table:table-cell table:formula="of:=IF(RIGHT([.A280];5)=&quot;sleep&quot;;&quot;Sleep(&quot;&amp;[.$L$1]&amp;&quot;*&quot;&amp;ROUND(VALUE([.B280]);2)/[.$M$1]&amp;&quot;)&quot;;[.A280]&amp;&quot;( &quot;&amp;[.B280]&amp;&quot;, &quot;&amp;[.C280]&amp;&quot;, &quot;&amp;[.D280]&amp;&quot;, &quot;&amp;[.$I$1]&amp;&quot;*&quot;&amp;[.F280]&amp;&quot; )&quot;)" office:value-type="string" office:string-value="Turn2( lleg, x_axis, -16.4, MOVEANIMATIONSPEED*563.11 )">
            <text:p>Turn2( lleg, x_axis, -16.4, MOVEANIMATIONSPEED*563.11 )</text:p>
          </table:table-cell>
          <table:table-cell table:number-columns-repeated="6"/>
        </table:table-row>
        <table:table-row table:style-name="ro1">
          <table:table-cell table:formula="of:=IF(RIGHT([' ;'.A281];4)=&quot;turn&quot;;&quot;Turn2&quot;;IF(RIGHT([' ;'.A281];4)=&quot;move&quot;;&quot;Move&quot;;[' ;'.A281]))" office:value-type="string" office:string-value="Turn2">
            <text:p>Turn2</text:p>
          </table:table-cell>
          <table:table-cell table:formula="of:=[' ;'.B281]" office:value-type="string" office:string-value="lleg">
            <text:p>lleg</text:p>
          </table:table-cell>
          <table:table-cell table:formula="of:=LEFT([' ;'.D281];1)&amp;&quot;_&quot;&amp;RIGHT([' ;'.D281];4)" office:value-type="string" office:string-value="z_axis">
            <text:p>z_axis</text:p>
          </table:table-cell>
          <table:table-cell table:formula="of:=ROUND(VALUE(MID([' ;'.E281];2;LEN([' ;'.E281])-2));1)" office:value-type="float" office:value="9.2">
            <text:p>9.2</text:p>
          </table:table-cell>
          <table:table-cell table:formula="of:=VALUE(MID([' ;'.G281];2;LEN([' ;'.G281])-2))" office:value-type="float" office:value="92.561018">
            <text:p>92.561018</text:p>
          </table:table-cell>
          <table:table-cell table:formula="of:=ROUND([.E281]/[.$J$1];2)" office:value-type="float" office:value="92.56">
            <text:p>92.56</text:p>
          </table:table-cell>
          <table:table-cell/>
          <table:table-cell table:formula="of:=IF(RIGHT([.A281];5)=&quot;sleep&quot;;&quot;Sleep(&quot;&amp;[.$L$1]&amp;&quot;*&quot;&amp;ROUND(VALUE([.B281]);2)/[.$M$1]&amp;&quot;)&quot;;[.A281]&amp;&quot;( &quot;&amp;[.B281]&amp;&quot;, &quot;&amp;[.C281]&amp;&quot;, &quot;&amp;[.D281]&amp;&quot;, &quot;&amp;[.$I$1]&amp;&quot;*&quot;&amp;[.F281]&amp;&quot; )&quot;)" office:value-type="string" office:string-value="Turn2( lleg, z_axis, 9.2, MOVEANIMATIONSPEED*92.56 )">
            <text:p>Turn2( lleg, z_axis, 9.2, MOVEANIMATIONSPEED*92.56 )</text:p>
          </table:table-cell>
          <table:table-cell table:number-columns-repeated="6"/>
        </table:table-row>
        <table:table-row table:style-name="ro1">
          <table:table-cell table:formula="of:=IF(RIGHT([' ;'.A282];4)=&quot;turn&quot;;&quot;Turn2&quot;;IF(RIGHT([' ;'.A282];4)=&quot;move&quot;;&quot;Move&quot;;[' ;'.A282]))" office:value-type="string" office:string-value="Turn2">
            <text:p>Turn2</text:p>
          </table:table-cell>
          <table:table-cell table:formula="of:=[' ;'.B282]" office:value-type="string" office:string-value="lleg">
            <text:p>lleg</text:p>
          </table:table-cell>
          <table:table-cell table:formula="of:=LEFT([' ;'.D282];1)&amp;&quot;_&quot;&amp;RIGHT([' ;'.D282];4)" office:value-type="string" office:string-value="y_axis">
            <text:p>y_axis</text:p>
          </table:table-cell>
          <table:table-cell table:formula="of:=ROUND(VALUE(MID([' ;'.E282];2;LEN([' ;'.E282])-2));1)" office:value-type="float" office:value="6.2">
            <text:p>6.2</text:p>
          </table:table-cell>
          <table:table-cell table:formula="of:=VALUE(MID([' ;'.G282];2;LEN([' ;'.G282])-2))" office:value-type="float" office:value="62.515159">
            <text:p>62.515159</text:p>
          </table:table-cell>
          <table:table-cell table:formula="of:=ROUND([.E282]/[.$J$1];2)" office:value-type="float" office:value="62.52">
            <text:p>62.52</text:p>
          </table:table-cell>
          <table:table-cell/>
          <table:table-cell table:formula="of:=IF(RIGHT([.A282];5)=&quot;sleep&quot;;&quot;Sleep(&quot;&amp;[.$L$1]&amp;&quot;*&quot;&amp;ROUND(VALUE([.B282]);2)/[.$M$1]&amp;&quot;)&quot;;[.A282]&amp;&quot;( &quot;&amp;[.B282]&amp;&quot;, &quot;&amp;[.C282]&amp;&quot;, &quot;&amp;[.D282]&amp;&quot;, &quot;&amp;[.$I$1]&amp;&quot;*&quot;&amp;[.F282]&amp;&quot; )&quot;)" office:value-type="string" office:string-value="Turn2( lleg, y_axis, 6.2, MOVEANIMATIONSPEED*62.52 )">
            <text:p>Turn2( lleg, y_axis, 6.2, MOVEANIMATIONSPEED*62.52 )</text:p>
          </table:table-cell>
          <table:table-cell table:number-columns-repeated="6"/>
        </table:table-row>
        <table:table-row table:style-name="ro1">
          <table:table-cell table:formula="of:=IF(RIGHT([' ;'.A283];4)=&quot;turn&quot;;&quot;Turn2&quot;;IF(RIGHT([' ;'.A283];4)=&quot;move&quot;;&quot;Move&quot;;[' ;'.A283]))" office:value-type="string" office:string-value="Turn2">
            <text:p>Turn2</text:p>
          </table:table-cell>
          <table:table-cell table:formula="of:=[' ;'.B283]" office:value-type="string" office:string-value="lshoulder">
            <text:p>lshoulder</text:p>
          </table:table-cell>
          <table:table-cell table:formula="of:=LEFT([' ;'.D283];1)&amp;&quot;_&quot;&amp;RIGHT([' ;'.D283];4)" office:value-type="string" office:string-value="x_axis">
            <text:p>x_axis</text:p>
          </table:table-cell>
          <table:table-cell table:formula="of:=ROUND(VALUE(MID([' ;'.E283];2;LEN([' ;'.E283])-2));1)" office:value-type="float" office:value="39.8">
            <text:p>39.8</text:p>
          </table:table-cell>
          <table:table-cell table:formula="of:=VALUE(MID([' ;'.G283];2;LEN([' ;'.G283])-2))" office:value-type="float" office:value="65.248695">
            <text:p>65.248695</text:p>
          </table:table-cell>
          <table:table-cell table:formula="of:=ROUND([.E283]/[.$J$1];2)" office:value-type="float" office:value="65.25">
            <text:p>65.25</text:p>
          </table:table-cell>
          <table:table-cell/>
          <table:table-cell table:formula="of:=IF(RIGHT([.A283];5)=&quot;sleep&quot;;&quot;Sleep(&quot;&amp;[.$L$1]&amp;&quot;*&quot;&amp;ROUND(VALUE([.B283]);2)/[.$M$1]&amp;&quot;)&quot;;[.A283]&amp;&quot;( &quot;&amp;[.B283]&amp;&quot;, &quot;&amp;[.C283]&amp;&quot;, &quot;&amp;[.D283]&amp;&quot;, &quot;&amp;[.$I$1]&amp;&quot;*&quot;&amp;[.F283]&amp;&quot; )&quot;)" office:value-type="string" office:string-value="Turn2( lshoulder, x_axis, 39.8, MOVEANIMATIONSPEED*65.25 )">
            <text:p>Turn2( lshoulder, x_axis, 39.8, MOVEANIMATIONSPEED*65.25 )</text:p>
          </table:table-cell>
          <table:table-cell table:number-columns-repeated="6"/>
        </table:table-row>
        <table:table-row table:style-name="ro1">
          <table:table-cell table:formula="of:=IF(RIGHT([' ;'.A284];4)=&quot;turn&quot;;&quot;Turn2&quot;;IF(RIGHT([' ;'.A284];4)=&quot;move&quot;;&quot;Move&quot;;[' ;'.A284]))" office:value-type="string" office:string-value="Turn2">
            <text:p>Turn2</text:p>
          </table:table-cell>
          <table:table-cell table:formula="of:=[' ;'.B284]" office:value-type="string" office:string-value="lshoulder">
            <text:p>lshoulder</text:p>
          </table:table-cell>
          <table:table-cell table:formula="of:=LEFT([' ;'.D284];1)&amp;&quot;_&quot;&amp;RIGHT([' ;'.D284];4)" office:value-type="string" office:string-value="z_axis">
            <text:p>z_axis</text:p>
          </table:table-cell>
          <table:table-cell table:formula="of:=ROUND(VALUE(MID([' ;'.E284];2;LEN([' ;'.E284])-2));1)" office:value-type="float" office:value="1.3">
            <text:p>1.3</text:p>
          </table:table-cell>
          <table:table-cell table:formula="of:=VALUE(MID([' ;'.G284];2;LEN([' ;'.G284])-2))" office:value-type="float" office:value="2.778409">
            <text:p>2.778409</text:p>
          </table:table-cell>
          <table:table-cell table:formula="of:=ROUND([.E284]/[.$J$1];2)" office:value-type="float" office:value="2.78">
            <text:p>2.78</text:p>
          </table:table-cell>
          <table:table-cell/>
          <table:table-cell table:formula="of:=IF(RIGHT([.A284];5)=&quot;sleep&quot;;&quot;Sleep(&quot;&amp;[.$L$1]&amp;&quot;*&quot;&amp;ROUND(VALUE([.B284]);2)/[.$M$1]&amp;&quot;)&quot;;[.A284]&amp;&quot;( &quot;&amp;[.B284]&amp;&quot;, &quot;&amp;[.C284]&amp;&quot;, &quot;&amp;[.D284]&amp;&quot;, &quot;&amp;[.$I$1]&amp;&quot;*&quot;&amp;[.F284]&amp;&quot; )&quot;)" office:value-type="string" office:string-value="Turn2( lshoulder, z_axis, 1.3, MOVEANIMATIONSPEED*2.78 )">
            <text:p>Turn2( lshoulder, z_axis, 1.3, MOVEANIMATIONSPEED*2.78 )</text:p>
          </table:table-cell>
          <table:table-cell table:number-columns-repeated="6"/>
        </table:table-row>
        <table:table-row table:style-name="ro1">
          <table:table-cell table:formula="of:=IF(RIGHT([' ;'.A285];4)=&quot;turn&quot;;&quot;Turn2&quot;;IF(RIGHT([' ;'.A285];4)=&quot;move&quot;;&quot;Move&quot;;[' ;'.A285]))" office:value-type="string" office:string-value="Turn2">
            <text:p>Turn2</text:p>
          </table:table-cell>
          <table:table-cell table:formula="of:=[' ;'.B285]" office:value-type="string" office:string-value="lshoulder">
            <text:p>lshoulder</text:p>
          </table:table-cell>
          <table:table-cell table:formula="of:=LEFT([' ;'.D285];1)&amp;&quot;_&quot;&amp;RIGHT([' ;'.D285];4)" office:value-type="string" office:string-value="y_axis">
            <text:p>y_axis</text:p>
          </table:table-cell>
          <table:table-cell table:formula="of:=ROUND(VALUE(MID([' ;'.E285];2;LEN([' ;'.E285])-2));1)" office:value-type="float" office:value="3.7">
            <text:p>3.7</text:p>
          </table:table-cell>
          <table:table-cell table:formula="of:=VALUE(MID([' ;'.G285];2;LEN([' ;'.G285])-2))" office:value-type="float" office:value="1.506464">
            <text:p>1.506464</text:p>
          </table:table-cell>
          <table:table-cell table:formula="of:=ROUND([.E285]/[.$J$1];2)" office:value-type="float" office:value="1.51">
            <text:p>1.51</text:p>
          </table:table-cell>
          <table:table-cell/>
          <table:table-cell table:formula="of:=IF(RIGHT([.A285];5)=&quot;sleep&quot;;&quot;Sleep(&quot;&amp;[.$L$1]&amp;&quot;*&quot;&amp;ROUND(VALUE([.B285]);2)/[.$M$1]&amp;&quot;)&quot;;[.A285]&amp;&quot;( &quot;&amp;[.B285]&amp;&quot;, &quot;&amp;[.C285]&amp;&quot;, &quot;&amp;[.D285]&amp;&quot;, &quot;&amp;[.$I$1]&amp;&quot;*&quot;&amp;[.F285]&amp;&quot; )&quot;)" office:value-type="string" office:string-value="Turn2( lshoulder, y_axis, 3.7, MOVEANIMATIONSPEED*1.51 )">
            <text:p>Turn2( lshoulder, y_axis, 3.7, MOVEANIMATIONSPEED*1.51 )</text:p>
          </table:table-cell>
          <table:table-cell table:number-columns-repeated="6"/>
        </table:table-row>
        <table:table-row table:style-name="ro1">
          <table:table-cell table:formula="of:=IF(RIGHT([' ;'.A286];4)=&quot;turn&quot;;&quot;Turn2&quot;;IF(RIGHT([' ;'.A286];4)=&quot;move&quot;;&quot;Move&quot;;[' ;'.A286]))" office:value-type="string" office:string-value="Turn2">
            <text:p>Turn2</text:p>
          </table:table-cell>
          <table:table-cell table:formula="of:=[' ;'.B286]" office:value-type="string" office:string-value="lthigh">
            <text:p>lthigh</text:p>
          </table:table-cell>
          <table:table-cell table:formula="of:=LEFT([' ;'.D286];1)&amp;&quot;_&quot;&amp;RIGHT([' ;'.D286];4)" office:value-type="string" office:string-value="x_axis">
            <text:p>x_axis</text:p>
          </table:table-cell>
          <table:table-cell table:formula="of:=ROUND(VALUE(MID([' ;'.E286];2;LEN([' ;'.E286])-2));1)" office:value-type="float" office:value="-24.1">
            <text:p>-24.1</text:p>
          </table:table-cell>
          <table:table-cell table:formula="of:=VALUE(MID([' ;'.G286];2;LEN([' ;'.G286])-2))" office:value-type="float" office:value="262.940153">
            <text:p>262.940153</text:p>
          </table:table-cell>
          <table:table-cell table:formula="of:=ROUND([.E286]/[.$J$1];2)" office:value-type="float" office:value="262.94">
            <text:p>262.94</text:p>
          </table:table-cell>
          <table:table-cell/>
          <table:table-cell table:formula="of:=IF(RIGHT([.A286];5)=&quot;sleep&quot;;&quot;Sleep(&quot;&amp;[.$L$1]&amp;&quot;*&quot;&amp;ROUND(VALUE([.B286]);2)/[.$M$1]&amp;&quot;)&quot;;[.A286]&amp;&quot;( &quot;&amp;[.B286]&amp;&quot;, &quot;&amp;[.C286]&amp;&quot;, &quot;&amp;[.D286]&amp;&quot;, &quot;&amp;[.$I$1]&amp;&quot;*&quot;&amp;[.F286]&amp;&quot; )&quot;)" office:value-type="string" office:string-value="Turn2( lthigh, x_axis, -24.1, MOVEANIMATIONSPEED*262.94 )">
            <text:p>Turn2( lthigh, x_axis, -24.1, MOVEANIMATIONSPEED*262.94 )</text:p>
          </table:table-cell>
          <table:table-cell table:number-columns-repeated="6"/>
        </table:table-row>
        <table:table-row table:style-name="ro1">
          <table:table-cell table:formula="of:=IF(RIGHT([' ;'.A287];4)=&quot;turn&quot;;&quot;Turn2&quot;;IF(RIGHT([' ;'.A287];4)=&quot;move&quot;;&quot;Move&quot;;[' ;'.A287]))" office:value-type="string" office:string-value="Turn2">
            <text:p>Turn2</text:p>
          </table:table-cell>
          <table:table-cell table:formula="of:=[' ;'.B287]" office:value-type="string" office:string-value="lthigh">
            <text:p>lthigh</text:p>
          </table:table-cell>
          <table:table-cell table:formula="of:=LEFT([' ;'.D287];1)&amp;&quot;_&quot;&amp;RIGHT([' ;'.D287];4)" office:value-type="string" office:string-value="z_axis">
            <text:p>z_axis</text:p>
          </table:table-cell>
          <table:table-cell table:formula="of:=ROUND(VALUE(MID([' ;'.E287];2;LEN([' ;'.E287])-2));1)" office:value-type="float" office:value="-3.8">
            <text:p>-3.8</text:p>
          </table:table-cell>
          <table:table-cell table:formula="of:=VALUE(MID([' ;'.G287];2;LEN([' ;'.G287])-2))" office:value-type="float" office:value="38.603183">
            <text:p>38.603183</text:p>
          </table:table-cell>
          <table:table-cell table:formula="of:=ROUND([.E287]/[.$J$1];2)" office:value-type="float" office:value="38.6">
            <text:p>38.6</text:p>
          </table:table-cell>
          <table:table-cell/>
          <table:table-cell table:formula="of:=IF(RIGHT([.A287];5)=&quot;sleep&quot;;&quot;Sleep(&quot;&amp;[.$L$1]&amp;&quot;*&quot;&amp;ROUND(VALUE([.B287]);2)/[.$M$1]&amp;&quot;)&quot;;[.A287]&amp;&quot;( &quot;&amp;[.B287]&amp;&quot;, &quot;&amp;[.C287]&amp;&quot;, &quot;&amp;[.D287]&amp;&quot;, &quot;&amp;[.$I$1]&amp;&quot;*&quot;&amp;[.F287]&amp;&quot; )&quot;)" office:value-type="string" office:string-value="Turn2( lthigh, z_axis, -3.8, MOVEANIMATIONSPEED*38.6 )">
            <text:p>Turn2( lthigh, z_axis, -3.8, MOVEANIMATIONSPEED*38.6 )</text:p>
          </table:table-cell>
          <table:table-cell table:number-columns-repeated="6"/>
        </table:table-row>
        <table:table-row table:style-name="ro1">
          <table:table-cell table:formula="of:=IF(RIGHT([' ;'.A288];4)=&quot;turn&quot;;&quot;Turn2&quot;;IF(RIGHT([' ;'.A288];4)=&quot;move&quot;;&quot;Move&quot;;[' ;'.A288]))" office:value-type="string" office:string-value="Turn2">
            <text:p>Turn2</text:p>
          </table:table-cell>
          <table:table-cell table:formula="of:=[' ;'.B288]" office:value-type="string" office:string-value="lthigh">
            <text:p>lthigh</text:p>
          </table:table-cell>
          <table:table-cell table:formula="of:=LEFT([' ;'.D288];1)&amp;&quot;_&quot;&amp;RIGHT([' ;'.D288];4)" office:value-type="string" office:string-value="y_axis">
            <text:p>y_axis</text:p>
          </table:table-cell>
          <table:table-cell table:formula="of:=ROUND(VALUE(MID([' ;'.E288];2;LEN([' ;'.E288])-2));1)" office:value-type="float" office:value="-2">
            <text:p>-2</text:p>
          </table:table-cell>
          <table:table-cell table:formula="of:=VALUE(MID([' ;'.G288];2;LEN([' ;'.G288])-2))" office:value-type="float" office:value="20.166132">
            <text:p>20.166132</text:p>
          </table:table-cell>
          <table:table-cell table:formula="of:=ROUND([.E288]/[.$J$1];2)" office:value-type="float" office:value="20.17">
            <text:p>20.17</text:p>
          </table:table-cell>
          <table:table-cell/>
          <table:table-cell table:formula="of:=IF(RIGHT([.A288];5)=&quot;sleep&quot;;&quot;Sleep(&quot;&amp;[.$L$1]&amp;&quot;*&quot;&amp;ROUND(VALUE([.B288]);2)/[.$M$1]&amp;&quot;)&quot;;[.A288]&amp;&quot;( &quot;&amp;[.B288]&amp;&quot;, &quot;&amp;[.C288]&amp;&quot;, &quot;&amp;[.D288]&amp;&quot;, &quot;&amp;[.$I$1]&amp;&quot;*&quot;&amp;[.F288]&amp;&quot; )&quot;)" office:value-type="string" office:string-value="Turn2( lthigh, y_axis, -2, MOVEANIMATIONSPEED*20.17 )">
            <text:p>Turn2( lthigh, y_axis, -2, MOVEANIMATIONSPEED*20.17 )</text:p>
          </table:table-cell>
          <table:table-cell table:number-columns-repeated="6"/>
        </table:table-row>
        <table:table-row table:style-name="ro1">
          <table:table-cell table:formula="of:=IF(RIGHT([' ;'.A289];4)=&quot;turn&quot;;&quot;Turn2&quot;;IF(RIGHT([' ;'.A289];4)=&quot;move&quot;;&quot;Move&quot;;[' ;'.A289]))" office:value-type="string" office:string-value="Turn2">
            <text:p>Turn2</text:p>
          </table:table-cell>
          <table:table-cell table:formula="of:=[' ;'.B289]" office:value-type="string" office:string-value="lwing1">
            <text:p>lwing1</text:p>
          </table:table-cell>
          <table:table-cell table:formula="of:=LEFT([' ;'.D289];1)&amp;&quot;_&quot;&amp;RIGHT([' ;'.D289];4)" office:value-type="string" office:string-value="x_axis">
            <text:p>x_axis</text:p>
          </table:table-cell>
          <table:table-cell table:formula="of:=ROUND(VALUE(MID([' ;'.E289];2;LEN([' ;'.E289])-2));1)" office:value-type="float" office:value="-46.6">
            <text:p>-46.6</text:p>
          </table:table-cell>
          <table:table-cell table:formula="of:=VALUE(MID([' ;'.G289];2;LEN([' ;'.G289])-2))" office:value-type="float" office:value="12.87033">
            <text:p>12.87033</text:p>
          </table:table-cell>
          <table:table-cell table:formula="of:=ROUND([.E289]/[.$J$1];2)" office:value-type="float" office:value="12.87">
            <text:p>12.87</text:p>
          </table:table-cell>
          <table:table-cell/>
          <table:table-cell table:formula="of:=IF(RIGHT([.A289];5)=&quot;sleep&quot;;&quot;Sleep(&quot;&amp;[.$L$1]&amp;&quot;*&quot;&amp;ROUND(VALUE([.B289]);2)/[.$M$1]&amp;&quot;)&quot;;[.A289]&amp;&quot;( &quot;&amp;[.B289]&amp;&quot;, &quot;&amp;[.C289]&amp;&quot;, &quot;&amp;[.D289]&amp;&quot;, &quot;&amp;[.$I$1]&amp;&quot;*&quot;&amp;[.F289]&amp;&quot; )&quot;)" office:value-type="string" office:string-value="Turn2( lwing1, x_axis, -46.6, MOVEANIMATIONSPEED*12.87 )">
            <text:p>Turn2( lwing1, x_axis, -46.6, MOVEANIMATIONSPEED*12.87 )</text:p>
          </table:table-cell>
          <table:table-cell table:number-columns-repeated="6"/>
        </table:table-row>
        <table:table-row table:style-name="ro1">
          <table:table-cell table:formula="of:=IF(RIGHT([' ;'.A290];4)=&quot;turn&quot;;&quot;Turn2&quot;;IF(RIGHT([' ;'.A290];4)=&quot;move&quot;;&quot;Move&quot;;[' ;'.A290]))" office:value-type="string" office:string-value="Turn2">
            <text:p>Turn2</text:p>
          </table:table-cell>
          <table:table-cell table:formula="of:=[' ;'.B290]" office:value-type="string" office:string-value="lwing1">
            <text:p>lwing1</text:p>
          </table:table-cell>
          <table:table-cell table:formula="of:=LEFT([' ;'.D290];1)&amp;&quot;_&quot;&amp;RIGHT([' ;'.D290];4)" office:value-type="string" office:string-value="z_axis">
            <text:p>z_axis</text:p>
          </table:table-cell>
          <table:table-cell table:formula="of:=ROUND(VALUE(MID([' ;'.E290];2;LEN([' ;'.E290])-2));1)" office:value-type="float" office:value="-3.4">
            <text:p>-3.4</text:p>
          </table:table-cell>
          <table:table-cell table:formula="of:=VALUE(MID([' ;'.G290];2;LEN([' ;'.G290])-2))" office:value-type="float" office:value="11.531464">
            <text:p>11.531464</text:p>
          </table:table-cell>
          <table:table-cell table:formula="of:=ROUND([.E290]/[.$J$1];2)" office:value-type="float" office:value="11.53">
            <text:p>11.53</text:p>
          </table:table-cell>
          <table:table-cell/>
          <table:table-cell table:formula="of:=IF(RIGHT([.A290];5)=&quot;sleep&quot;;&quot;Sleep(&quot;&amp;[.$L$1]&amp;&quot;*&quot;&amp;ROUND(VALUE([.B290]);2)/[.$M$1]&amp;&quot;)&quot;;[.A290]&amp;&quot;( &quot;&amp;[.B290]&amp;&quot;, &quot;&amp;[.C290]&amp;&quot;, &quot;&amp;[.D290]&amp;&quot;, &quot;&amp;[.$I$1]&amp;&quot;*&quot;&amp;[.F290]&amp;&quot; )&quot;)" office:value-type="string" office:string-value="Turn2( lwing1, z_axis, -3.4, MOVEANIMATIONSPEED*11.53 )">
            <text:p>Turn2( lwing1, z_axis, -3.4, MOVEANIMATIONSPEED*11.53 )</text:p>
          </table:table-cell>
          <table:table-cell table:number-columns-repeated="6"/>
        </table:table-row>
        <table:table-row table:style-name="ro1">
          <table:table-cell table:formula="of:=IF(RIGHT([' ;'.A291];4)=&quot;turn&quot;;&quot;Turn2&quot;;IF(RIGHT([' ;'.A291];4)=&quot;move&quot;;&quot;Move&quot;;[' ;'.A291]))" office:value-type="string" office:string-value="Turn2">
            <text:p>Turn2</text:p>
          </table:table-cell>
          <table:table-cell table:formula="of:=[' ;'.B291]" office:value-type="string" office:string-value="lwing1">
            <text:p>lwing1</text:p>
          </table:table-cell>
          <table:table-cell table:formula="of:=LEFT([' ;'.D291];1)&amp;&quot;_&quot;&amp;RIGHT([' ;'.D291];4)" office:value-type="string" office:string-value="y_axis">
            <text:p>y_axis</text:p>
          </table:table-cell>
          <table:table-cell table:formula="of:=ROUND(VALUE(MID([' ;'.E291];2;LEN([' ;'.E291])-2));1)" office:value-type="float" office:value="-30.6">
            <text:p>-30.6</text:p>
          </table:table-cell>
          <table:table-cell table:formula="of:=VALUE(MID([' ;'.G291];2;LEN([' ;'.G291])-2))" office:value-type="float" office:value="14.443494">
            <text:p>14.443494</text:p>
          </table:table-cell>
          <table:table-cell table:formula="of:=ROUND([.E291]/[.$J$1];2)" office:value-type="float" office:value="14.44">
            <text:p>14.44</text:p>
          </table:table-cell>
          <table:table-cell/>
          <table:table-cell table:formula="of:=IF(RIGHT([.A291];5)=&quot;sleep&quot;;&quot;Sleep(&quot;&amp;[.$L$1]&amp;&quot;*&quot;&amp;ROUND(VALUE([.B291]);2)/[.$M$1]&amp;&quot;)&quot;;[.A291]&amp;&quot;( &quot;&amp;[.B291]&amp;&quot;, &quot;&amp;[.C291]&amp;&quot;, &quot;&amp;[.D291]&amp;&quot;, &quot;&amp;[.$I$1]&amp;&quot;*&quot;&amp;[.F291]&amp;&quot; )&quot;)" office:value-type="string" office:string-value="Turn2( lwing1, y_axis, -30.6, MOVEANIMATIONSPEED*14.44 )">
            <text:p>Turn2( lwing1, y_axis, -30.6, MOVEANIMATIONSPEED*14.44 )</text:p>
          </table:table-cell>
          <table:table-cell table:number-columns-repeated="6"/>
        </table:table-row>
        <table:table-row table:style-name="ro1">
          <table:table-cell table:formula="of:=IF(RIGHT([' ;'.A292];4)=&quot;turn&quot;;&quot;Turn2&quot;;IF(RIGHT([' ;'.A292];4)=&quot;move&quot;;&quot;Move&quot;;[' ;'.A292]))" office:value-type="string" office:string-value="Turn2">
            <text:p>Turn2</text:p>
          </table:table-cell>
          <table:table-cell table:formula="of:=[' ;'.B292]" office:value-type="string" office:string-value="lwing2">
            <text:p>lwing2</text:p>
          </table:table-cell>
          <table:table-cell table:formula="of:=LEFT([' ;'.D292];1)&amp;&quot;_&quot;&amp;RIGHT([' ;'.D292];4)" office:value-type="string" office:string-value="x_axis">
            <text:p>x_axis</text:p>
          </table:table-cell>
          <table:table-cell table:formula="of:=ROUND(VALUE(MID([' ;'.E292];2;LEN([' ;'.E292])-2));1)" office:value-type="float" office:value="71.5">
            <text:p>71.5</text:p>
          </table:table-cell>
          <table:table-cell table:formula="of:=VALUE(MID([' ;'.G292];2;LEN([' ;'.G292])-2))" office:value-type="float" office:value="3.769581">
            <text:p>3.769581</text:p>
          </table:table-cell>
          <table:table-cell table:formula="of:=ROUND([.E292]/[.$J$1];2)" office:value-type="float" office:value="3.77">
            <text:p>3.77</text:p>
          </table:table-cell>
          <table:table-cell/>
          <table:table-cell table:formula="of:=IF(RIGHT([.A292];5)=&quot;sleep&quot;;&quot;Sleep(&quot;&amp;[.$L$1]&amp;&quot;*&quot;&amp;ROUND(VALUE([.B292]);2)/[.$M$1]&amp;&quot;)&quot;;[.A292]&amp;&quot;( &quot;&amp;[.B292]&amp;&quot;, &quot;&amp;[.C292]&amp;&quot;, &quot;&amp;[.D292]&amp;&quot;, &quot;&amp;[.$I$1]&amp;&quot;*&quot;&amp;[.F292]&amp;&quot; )&quot;)" office:value-type="string" office:string-value="Turn2( lwing2, x_axis, 71.5, MOVEANIMATIONSPEED*3.77 )">
            <text:p>Turn2( lwing2, x_axis, 71.5, MOVEANIMATIONSPEED*3.77 )</text:p>
          </table:table-cell>
          <table:table-cell table:number-columns-repeated="6"/>
        </table:table-row>
        <table:table-row table:style-name="ro1">
          <table:table-cell table:formula="of:=IF(RIGHT([' ;'.A293];4)=&quot;turn&quot;;&quot;Turn2&quot;;IF(RIGHT([' ;'.A293];4)=&quot;move&quot;;&quot;Move&quot;;[' ;'.A293]))" office:value-type="string" office:string-value="Turn2">
            <text:p>Turn2</text:p>
          </table:table-cell>
          <table:table-cell table:formula="of:=[' ;'.B293]" office:value-type="string" office:string-value="lwing2">
            <text:p>lwing2</text:p>
          </table:table-cell>
          <table:table-cell table:formula="of:=LEFT([' ;'.D293];1)&amp;&quot;_&quot;&amp;RIGHT([' ;'.D293];4)" office:value-type="string" office:string-value="z_axis">
            <text:p>z_axis</text:p>
          </table:table-cell>
          <table:table-cell table:formula="of:=ROUND(VALUE(MID([' ;'.E293];2;LEN([' ;'.E293])-2));1)" office:value-type="float" office:value="25.7">
            <text:p>25.7</text:p>
          </table:table-cell>
          <table:table-cell table:formula="of:=VALUE(MID([' ;'.G293];2;LEN([' ;'.G293])-2))" office:value-type="float" office:value="24.879203">
            <text:p>24.879203</text:p>
          </table:table-cell>
          <table:table-cell table:formula="of:=ROUND([.E293]/[.$J$1];2)" office:value-type="float" office:value="24.88">
            <text:p>24.88</text:p>
          </table:table-cell>
          <table:table-cell/>
          <table:table-cell table:formula="of:=IF(RIGHT([.A293];5)=&quot;sleep&quot;;&quot;Sleep(&quot;&amp;[.$L$1]&amp;&quot;*&quot;&amp;ROUND(VALUE([.B293]);2)/[.$M$1]&amp;&quot;)&quot;;[.A293]&amp;&quot;( &quot;&amp;[.B293]&amp;&quot;, &quot;&amp;[.C293]&amp;&quot;, &quot;&amp;[.D293]&amp;&quot;, &quot;&amp;[.$I$1]&amp;&quot;*&quot;&amp;[.F293]&amp;&quot; )&quot;)" office:value-type="string" office:string-value="Turn2( lwing2, z_axis, 25.7, MOVEANIMATIONSPEED*24.88 )">
            <text:p>Turn2( lwing2, z_axis, 25.7, MOVEANIMATIONSPEED*24.88 )</text:p>
          </table:table-cell>
          <table:table-cell table:number-columns-repeated="6"/>
        </table:table-row>
        <table:table-row table:style-name="ro1">
          <table:table-cell table:formula="of:=IF(RIGHT([' ;'.A294];4)=&quot;turn&quot;;&quot;Turn2&quot;;IF(RIGHT([' ;'.A294];4)=&quot;move&quot;;&quot;Move&quot;;[' ;'.A294]))" office:value-type="string" office:string-value="Turn2">
            <text:p>Turn2</text:p>
          </table:table-cell>
          <table:table-cell table:formula="of:=[' ;'.B294]" office:value-type="string" office:string-value="lwing2">
            <text:p>lwing2</text:p>
          </table:table-cell>
          <table:table-cell table:formula="of:=LEFT([' ;'.D294];1)&amp;&quot;_&quot;&amp;RIGHT([' ;'.D294];4)" office:value-type="string" office:string-value="y_axis">
            <text:p>y_axis</text:p>
          </table:table-cell>
          <table:table-cell table:formula="of:=ROUND(VALUE(MID([' ;'.E294];2;LEN([' ;'.E294])-2));1)" office:value-type="float" office:value="-17.8">
            <text:p>-17.8</text:p>
          </table:table-cell>
          <table:table-cell table:formula="of:=VALUE(MID([' ;'.G294];2;LEN([' ;'.G294])-2))" office:value-type="float" office:value="5.424195">
            <text:p>5.424195</text:p>
          </table:table-cell>
          <table:table-cell table:formula="of:=ROUND([.E294]/[.$J$1];2)" office:value-type="float" office:value="5.42">
            <text:p>5.42</text:p>
          </table:table-cell>
          <table:table-cell/>
          <table:table-cell table:formula="of:=IF(RIGHT([.A294];5)=&quot;sleep&quot;;&quot;Sleep(&quot;&amp;[.$L$1]&amp;&quot;*&quot;&amp;ROUND(VALUE([.B294]);2)/[.$M$1]&amp;&quot;)&quot;;[.A294]&amp;&quot;( &quot;&amp;[.B294]&amp;&quot;, &quot;&amp;[.C294]&amp;&quot;, &quot;&amp;[.D294]&amp;&quot;, &quot;&amp;[.$I$1]&amp;&quot;*&quot;&amp;[.F294]&amp;&quot; )&quot;)" office:value-type="string" office:string-value="Turn2( lwing2, y_axis, -17.8, MOVEANIMATIONSPEED*5.42 )">
            <text:p>Turn2( lwing2, y_axis, -17.8, MOVEANIMATIONSPEED*5.42 )</text:p>
          </table:table-cell>
          <table:table-cell table:number-columns-repeated="6"/>
        </table:table-row>
        <table:table-row table:style-name="ro1">
          <table:table-cell table:formula="of:=IF(RIGHT([' ;'.A295];4)=&quot;turn&quot;;&quot;Turn2&quot;;IF(RIGHT([' ;'.A295];4)=&quot;move&quot;;&quot;Move&quot;;[' ;'.A295]))" office:value-type="string" office:string-value="Turn2">
            <text:p>Turn2</text:p>
          </table:table-cell>
          <table:table-cell table:formula="of:=[' ;'.B295]" office:value-type="string" office:string-value="lwing31">
            <text:p>lwing31</text:p>
          </table:table-cell>
          <table:table-cell table:formula="of:=LEFT([' ;'.D295];1)&amp;&quot;_&quot;&amp;RIGHT([' ;'.D295];4)" office:value-type="string" office:string-value="x_axis">
            <text:p>x_axis</text:p>
          </table:table-cell>
          <table:table-cell table:formula="of:=ROUND(VALUE(MID([' ;'.E295];2;LEN([' ;'.E295])-2));1)" office:value-type="float" office:value="-42.3">
            <text:p>-42.3</text:p>
          </table:table-cell>
          <table:table-cell table:formula="of:=VALUE(MID([' ;'.G295];2;LEN([' ;'.G295])-2))" office:value-type="float" office:value="4.041491">
            <text:p>4.041491</text:p>
          </table:table-cell>
          <table:table-cell table:formula="of:=ROUND([.E295]/[.$J$1];2)" office:value-type="float" office:value="4.04">
            <text:p>4.04</text:p>
          </table:table-cell>
          <table:table-cell/>
          <table:table-cell table:formula="of:=IF(RIGHT([.A295];5)=&quot;sleep&quot;;&quot;Sleep(&quot;&amp;[.$L$1]&amp;&quot;*&quot;&amp;ROUND(VALUE([.B295]);2)/[.$M$1]&amp;&quot;)&quot;;[.A295]&amp;&quot;( &quot;&amp;[.B295]&amp;&quot;, &quot;&amp;[.C295]&amp;&quot;, &quot;&amp;[.D295]&amp;&quot;, &quot;&amp;[.$I$1]&amp;&quot;*&quot;&amp;[.F295]&amp;&quot; )&quot;)" office:value-type="string" office:string-value="Turn2( lwing31, x_axis, -42.3, MOVEANIMATIONSPEED*4.04 )">
            <text:p>Turn2( lwing31, x_axis, -42.3, MOVEANIMATIONSPEED*4.04 )</text:p>
          </table:table-cell>
          <table:table-cell table:number-columns-repeated="6"/>
        </table:table-row>
        <table:table-row table:style-name="ro1">
          <table:table-cell table:formula="of:=IF(RIGHT([' ;'.A296];4)=&quot;turn&quot;;&quot;Turn2&quot;;IF(RIGHT([' ;'.A296];4)=&quot;move&quot;;&quot;Move&quot;;[' ;'.A296]))" office:value-type="string" office:string-value="Turn2">
            <text:p>Turn2</text:p>
          </table:table-cell>
          <table:table-cell table:formula="of:=[' ;'.B296]" office:value-type="string" office:string-value="lwing31">
            <text:p>lwing31</text:p>
          </table:table-cell>
          <table:table-cell table:formula="of:=LEFT([' ;'.D296];1)&amp;&quot;_&quot;&amp;RIGHT([' ;'.D296];4)" office:value-type="string" office:string-value="z_axis">
            <text:p>z_axis</text:p>
          </table:table-cell>
          <table:table-cell table:formula="of:=ROUND(VALUE(MID([' ;'.E296];2;LEN([' ;'.E296])-2));1)" office:value-type="float" office:value="-18.3">
            <text:p>-18.3</text:p>
          </table:table-cell>
          <table:table-cell table:formula="of:=VALUE(MID([' ;'.G296];2;LEN([' ;'.G296])-2))" office:value-type="float" office:value="11.516604">
            <text:p>11.516604</text:p>
          </table:table-cell>
          <table:table-cell table:formula="of:=ROUND([.E296]/[.$J$1];2)" office:value-type="float" office:value="11.52">
            <text:p>11.52</text:p>
          </table:table-cell>
          <table:table-cell/>
          <table:table-cell table:formula="of:=IF(RIGHT([.A296];5)=&quot;sleep&quot;;&quot;Sleep(&quot;&amp;[.$L$1]&amp;&quot;*&quot;&amp;ROUND(VALUE([.B296]);2)/[.$M$1]&amp;&quot;)&quot;;[.A296]&amp;&quot;( &quot;&amp;[.B296]&amp;&quot;, &quot;&amp;[.C296]&amp;&quot;, &quot;&amp;[.D296]&amp;&quot;, &quot;&amp;[.$I$1]&amp;&quot;*&quot;&amp;[.F296]&amp;&quot; )&quot;)" office:value-type="string" office:string-value="Turn2( lwing31, z_axis, -18.3, MOVEANIMATIONSPEED*11.52 )">
            <text:p>Turn2( lwing31, z_axis, -18.3, MOVEANIMATIONSPEED*11.52 )</text:p>
          </table:table-cell>
          <table:table-cell table:number-columns-repeated="6"/>
        </table:table-row>
        <table:table-row table:style-name="ro1">
          <table:table-cell table:formula="of:=IF(RIGHT([' ;'.A297];4)=&quot;turn&quot;;&quot;Turn2&quot;;IF(RIGHT([' ;'.A297];4)=&quot;move&quot;;&quot;Move&quot;;[' ;'.A297]))" office:value-type="string" office:string-value="Turn2">
            <text:p>Turn2</text:p>
          </table:table-cell>
          <table:table-cell table:formula="of:=[' ;'.B297]" office:value-type="string" office:string-value="lwing31">
            <text:p>lwing31</text:p>
          </table:table-cell>
          <table:table-cell table:formula="of:=LEFT([' ;'.D297];1)&amp;&quot;_&quot;&amp;RIGHT([' ;'.D297];4)" office:value-type="string" office:string-value="y_axis">
            <text:p>y_axis</text:p>
          </table:table-cell>
          <table:table-cell table:formula="of:=ROUND(VALUE(MID([' ;'.E297];2;LEN([' ;'.E297])-2));1)" office:value-type="float" office:value="-7.6">
            <text:p>-7.6</text:p>
          </table:table-cell>
          <table:table-cell table:formula="of:=VALUE(MID([' ;'.G297];2;LEN([' ;'.G297])-2))" office:value-type="float" office:value="10.444589">
            <text:p>10.444589</text:p>
          </table:table-cell>
          <table:table-cell table:formula="of:=ROUND([.E297]/[.$J$1];2)" office:value-type="float" office:value="10.44">
            <text:p>10.44</text:p>
          </table:table-cell>
          <table:table-cell/>
          <table:table-cell table:formula="of:=IF(RIGHT([.A297];5)=&quot;sleep&quot;;&quot;Sleep(&quot;&amp;[.$L$1]&amp;&quot;*&quot;&amp;ROUND(VALUE([.B297]);2)/[.$M$1]&amp;&quot;)&quot;;[.A297]&amp;&quot;( &quot;&amp;[.B297]&amp;&quot;, &quot;&amp;[.C297]&amp;&quot;, &quot;&amp;[.D297]&amp;&quot;, &quot;&amp;[.$I$1]&amp;&quot;*&quot;&amp;[.F297]&amp;&quot; )&quot;)" office:value-type="string" office:string-value="Turn2( lwing31, y_axis, -7.6, MOVEANIMATIONSPEED*10.44 )">
            <text:p>Turn2( lwing31, y_axis, -7.6, MOVEANIMATIONSPEED*10.44 )</text:p>
          </table:table-cell>
          <table:table-cell table:number-columns-repeated="6"/>
        </table:table-row>
        <table:table-row table:style-name="ro1">
          <table:table-cell table:formula="of:=IF(RIGHT([' ;'.A298];4)=&quot;turn&quot;;&quot;Turn2&quot;;IF(RIGHT([' ;'.A298];4)=&quot;move&quot;;&quot;Move&quot;;[' ;'.A298]))" office:value-type="string" office:string-value="Turn2">
            <text:p>Turn2</text:p>
          </table:table-cell>
          <table:table-cell table:formula="of:=[' ;'.B298]" office:value-type="string" office:string-value="lwing32">
            <text:p>lwing32</text:p>
          </table:table-cell>
          <table:table-cell table:formula="of:=LEFT([' ;'.D298];1)&amp;&quot;_&quot;&amp;RIGHT([' ;'.D298];4)" office:value-type="string" office:string-value="x_axis">
            <text:p>x_axis</text:p>
          </table:table-cell>
          <table:table-cell table:formula="of:=ROUND(VALUE(MID([' ;'.E298];2;LEN([' ;'.E298])-2));1)" office:value-type="float" office:value="-42.9">
            <text:p>-42.9</text:p>
          </table:table-cell>
          <table:table-cell table:formula="of:=VALUE(MID([' ;'.G298];2;LEN([' ;'.G298])-2))" office:value-type="float" office:value="4.036403">
            <text:p>4.036403</text:p>
          </table:table-cell>
          <table:table-cell table:formula="of:=ROUND([.E298]/[.$J$1];2)" office:value-type="float" office:value="4.04">
            <text:p>4.04</text:p>
          </table:table-cell>
          <table:table-cell/>
          <table:table-cell table:formula="of:=IF(RIGHT([.A298];5)=&quot;sleep&quot;;&quot;Sleep(&quot;&amp;[.$L$1]&amp;&quot;*&quot;&amp;ROUND(VALUE([.B298]);2)/[.$M$1]&amp;&quot;)&quot;;[.A298]&amp;&quot;( &quot;&amp;[.B298]&amp;&quot;, &quot;&amp;[.C298]&amp;&quot;, &quot;&amp;[.D298]&amp;&quot;, &quot;&amp;[.$I$1]&amp;&quot;*&quot;&amp;[.F298]&amp;&quot; )&quot;)" office:value-type="string" office:string-value="Turn2( lwing32, x_axis, -42.9, MOVEANIMATIONSPEED*4.04 )">
            <text:p>Turn2( lwing32, x_axis, -42.9, MOVEANIMATIONSPEED*4.04 )</text:p>
          </table:table-cell>
          <table:table-cell table:number-columns-repeated="6"/>
        </table:table-row>
        <table:table-row table:style-name="ro1">
          <table:table-cell table:formula="of:=IF(RIGHT([' ;'.A299];4)=&quot;turn&quot;;&quot;Turn2&quot;;IF(RIGHT([' ;'.A299];4)=&quot;move&quot;;&quot;Move&quot;;[' ;'.A299]))" office:value-type="string" office:string-value="Turn2">
            <text:p>Turn2</text:p>
          </table:table-cell>
          <table:table-cell table:formula="of:=[' ;'.B299]" office:value-type="string" office:string-value="lwing32">
            <text:p>lwing32</text:p>
          </table:table-cell>
          <table:table-cell table:formula="of:=LEFT([' ;'.D299];1)&amp;&quot;_&quot;&amp;RIGHT([' ;'.D299];4)" office:value-type="string" office:string-value="z_axis">
            <text:p>z_axis</text:p>
          </table:table-cell>
          <table:table-cell table:formula="of:=ROUND(VALUE(MID([' ;'.E299];2;LEN([' ;'.E299])-2));1)" office:value-type="float" office:value="-18.5">
            <text:p>-18.5</text:p>
          </table:table-cell>
          <table:table-cell table:formula="of:=VALUE(MID([' ;'.G299];2;LEN([' ;'.G299])-2))" office:value-type="float" office:value="11.616069">
            <text:p>11.616069</text:p>
          </table:table-cell>
          <table:table-cell table:formula="of:=ROUND([.E299]/[.$J$1];2)" office:value-type="float" office:value="11.62">
            <text:p>11.62</text:p>
          </table:table-cell>
          <table:table-cell/>
          <table:table-cell table:formula="of:=IF(RIGHT([.A299];5)=&quot;sleep&quot;;&quot;Sleep(&quot;&amp;[.$L$1]&amp;&quot;*&quot;&amp;ROUND(VALUE([.B299]);2)/[.$M$1]&amp;&quot;)&quot;;[.A299]&amp;&quot;( &quot;&amp;[.B299]&amp;&quot;, &quot;&amp;[.C299]&amp;&quot;, &quot;&amp;[.D299]&amp;&quot;, &quot;&amp;[.$I$1]&amp;&quot;*&quot;&amp;[.F299]&amp;&quot; )&quot;)" office:value-type="string" office:string-value="Turn2( lwing32, z_axis, -18.5, MOVEANIMATIONSPEED*11.62 )">
            <text:p>Turn2( lwing32, z_axis, -18.5, MOVEANIMATIONSPEED*11.62 )</text:p>
          </table:table-cell>
          <table:table-cell table:number-columns-repeated="6"/>
        </table:table-row>
        <table:table-row table:style-name="ro1">
          <table:table-cell table:formula="of:=IF(RIGHT([' ;'.A300];4)=&quot;turn&quot;;&quot;Turn2&quot;;IF(RIGHT([' ;'.A300];4)=&quot;move&quot;;&quot;Move&quot;;[' ;'.A300]))" office:value-type="string" office:string-value="Turn2">
            <text:p>Turn2</text:p>
          </table:table-cell>
          <table:table-cell table:formula="of:=[' ;'.B300]" office:value-type="string" office:string-value="lwing32">
            <text:p>lwing32</text:p>
          </table:table-cell>
          <table:table-cell table:formula="of:=LEFT([' ;'.D300];1)&amp;&quot;_&quot;&amp;RIGHT([' ;'.D300];4)" office:value-type="string" office:string-value="y_axis">
            <text:p>y_axis</text:p>
          </table:table-cell>
          <table:table-cell table:formula="of:=ROUND(VALUE(MID([' ;'.E300];2;LEN([' ;'.E300])-2));1)" office:value-type="float" office:value="-7.8">
            <text:p>-7.8</text:p>
          </table:table-cell>
          <table:table-cell table:formula="of:=VALUE(MID([' ;'.G300];2;LEN([' ;'.G300])-2))" office:value-type="float" office:value="10.648069">
            <text:p>10.648069</text:p>
          </table:table-cell>
          <table:table-cell table:formula="of:=ROUND([.E300]/[.$J$1];2)" office:value-type="float" office:value="10.65">
            <text:p>10.65</text:p>
          </table:table-cell>
          <table:table-cell/>
          <table:table-cell table:formula="of:=IF(RIGHT([.A300];5)=&quot;sleep&quot;;&quot;Sleep(&quot;&amp;[.$L$1]&amp;&quot;*&quot;&amp;ROUND(VALUE([.B300]);2)/[.$M$1]&amp;&quot;)&quot;;[.A300]&amp;&quot;( &quot;&amp;[.B300]&amp;&quot;, &quot;&amp;[.C300]&amp;&quot;, &quot;&amp;[.D300]&amp;&quot;, &quot;&amp;[.$I$1]&amp;&quot;*&quot;&amp;[.F300]&amp;&quot; )&quot;)" office:value-type="string" office:string-value="Turn2( lwing32, y_axis, -7.8, MOVEANIMATIONSPEED*10.65 )">
            <text:p>Turn2( lwing32, y_axis, -7.8, MOVEANIMATIONSPEED*10.65 )</text:p>
          </table:table-cell>
          <table:table-cell table:number-columns-repeated="6"/>
        </table:table-row>
        <table:table-row table:style-name="ro1">
          <table:table-cell table:formula="of:=IF(RIGHT([' ;'.A301];4)=&quot;turn&quot;;&quot;Turn2&quot;;IF(RIGHT([' ;'.A301];4)=&quot;move&quot;;&quot;Move&quot;;[' ;'.A301]))" office:value-type="string" office:string-value="Turn2">
            <text:p>Turn2</text:p>
          </table:table-cell>
          <table:table-cell table:formula="of:=[' ;'.B301]" office:value-type="string" office:string-value="lwing41">
            <text:p>lwing41</text:p>
          </table:table-cell>
          <table:table-cell table:formula="of:=LEFT([' ;'.D301];1)&amp;&quot;_&quot;&amp;RIGHT([' ;'.D301];4)" office:value-type="string" office:string-value="x_axis">
            <text:p>x_axis</text:p>
          </table:table-cell>
          <table:table-cell table:formula="of:=ROUND(VALUE(MID([' ;'.E301];2;LEN([' ;'.E301])-2));1)" office:value-type="float" office:value="-42.3">
            <text:p>-42.3</text:p>
          </table:table-cell>
          <table:table-cell table:formula="of:=VALUE(MID([' ;'.G301];2;LEN([' ;'.G301])-2))" office:value-type="float" office:value="4.041491">
            <text:p>4.041491</text:p>
          </table:table-cell>
          <table:table-cell table:formula="of:=ROUND([.E301]/[.$J$1];2)" office:value-type="float" office:value="4.04">
            <text:p>4.04</text:p>
          </table:table-cell>
          <table:table-cell/>
          <table:table-cell table:formula="of:=IF(RIGHT([.A301];5)=&quot;sleep&quot;;&quot;Sleep(&quot;&amp;[.$L$1]&amp;&quot;*&quot;&amp;ROUND(VALUE([.B301]);2)/[.$M$1]&amp;&quot;)&quot;;[.A301]&amp;&quot;( &quot;&amp;[.B301]&amp;&quot;, &quot;&amp;[.C301]&amp;&quot;, &quot;&amp;[.D301]&amp;&quot;, &quot;&amp;[.$I$1]&amp;&quot;*&quot;&amp;[.F301]&amp;&quot; )&quot;)" office:value-type="string" office:string-value="Turn2( lwing41, x_axis, -42.3, MOVEANIMATIONSPEED*4.04 )">
            <text:p>Turn2( lwing41, x_axis, -42.3, MOVEANIMATIONSPEED*4.04 )</text:p>
          </table:table-cell>
          <table:table-cell table:number-columns-repeated="6"/>
        </table:table-row>
        <table:table-row table:style-name="ro1">
          <table:table-cell table:formula="of:=IF(RIGHT([' ;'.A302];4)=&quot;turn&quot;;&quot;Turn2&quot;;IF(RIGHT([' ;'.A302];4)=&quot;move&quot;;&quot;Move&quot;;[' ;'.A302]))" office:value-type="string" office:string-value="Turn2">
            <text:p>Turn2</text:p>
          </table:table-cell>
          <table:table-cell table:formula="of:=[' ;'.B302]" office:value-type="string" office:string-value="lwing41">
            <text:p>lwing41</text:p>
          </table:table-cell>
          <table:table-cell table:formula="of:=LEFT([' ;'.D302];1)&amp;&quot;_&quot;&amp;RIGHT([' ;'.D302];4)" office:value-type="string" office:string-value="z_axis">
            <text:p>z_axis</text:p>
          </table:table-cell>
          <table:table-cell table:formula="of:=ROUND(VALUE(MID([' ;'.E302];2;LEN([' ;'.E302])-2));1)" office:value-type="float" office:value="-18.3">
            <text:p>-18.3</text:p>
          </table:table-cell>
          <table:table-cell table:formula="of:=VALUE(MID([' ;'.G302];2;LEN([' ;'.G302])-2))" office:value-type="float" office:value="11.516604">
            <text:p>11.516604</text:p>
          </table:table-cell>
          <table:table-cell table:formula="of:=ROUND([.E302]/[.$J$1];2)" office:value-type="float" office:value="11.52">
            <text:p>11.52</text:p>
          </table:table-cell>
          <table:table-cell/>
          <table:table-cell table:formula="of:=IF(RIGHT([.A302];5)=&quot;sleep&quot;;&quot;Sleep(&quot;&amp;[.$L$1]&amp;&quot;*&quot;&amp;ROUND(VALUE([.B302]);2)/[.$M$1]&amp;&quot;)&quot;;[.A302]&amp;&quot;( &quot;&amp;[.B302]&amp;&quot;, &quot;&amp;[.C302]&amp;&quot;, &quot;&amp;[.D302]&amp;&quot;, &quot;&amp;[.$I$1]&amp;&quot;*&quot;&amp;[.F302]&amp;&quot; )&quot;)" office:value-type="string" office:string-value="Turn2( lwing41, z_axis, -18.3, MOVEANIMATIONSPEED*11.52 )">
            <text:p>Turn2( lwing41, z_axis, -18.3, MOVEANIMATIONSPEED*11.52 )</text:p>
          </table:table-cell>
          <table:table-cell table:number-columns-repeated="6"/>
        </table:table-row>
        <table:table-row table:style-name="ro1">
          <table:table-cell table:formula="of:=IF(RIGHT([' ;'.A303];4)=&quot;turn&quot;;&quot;Turn2&quot;;IF(RIGHT([' ;'.A303];4)=&quot;move&quot;;&quot;Move&quot;;[' ;'.A303]))" office:value-type="string" office:string-value="Turn2">
            <text:p>Turn2</text:p>
          </table:table-cell>
          <table:table-cell table:formula="of:=[' ;'.B303]" office:value-type="string" office:string-value="lwing41">
            <text:p>lwing41</text:p>
          </table:table-cell>
          <table:table-cell table:formula="of:=LEFT([' ;'.D303];1)&amp;&quot;_&quot;&amp;RIGHT([' ;'.D303];4)" office:value-type="string" office:string-value="y_axis">
            <text:p>y_axis</text:p>
          </table:table-cell>
          <table:table-cell table:formula="of:=ROUND(VALUE(MID([' ;'.E303];2;LEN([' ;'.E303])-2));1)" office:value-type="float" office:value="-7.6">
            <text:p>-7.6</text:p>
          </table:table-cell>
          <table:table-cell table:formula="of:=VALUE(MID([' ;'.G303];2;LEN([' ;'.G303])-2))" office:value-type="float" office:value="10.444589">
            <text:p>10.444589</text:p>
          </table:table-cell>
          <table:table-cell table:formula="of:=ROUND([.E303]/[.$J$1];2)" office:value-type="float" office:value="10.44">
            <text:p>10.44</text:p>
          </table:table-cell>
          <table:table-cell/>
          <table:table-cell table:formula="of:=IF(RIGHT([.A303];5)=&quot;sleep&quot;;&quot;Sleep(&quot;&amp;[.$L$1]&amp;&quot;*&quot;&amp;ROUND(VALUE([.B303]);2)/[.$M$1]&amp;&quot;)&quot;;[.A303]&amp;&quot;( &quot;&amp;[.B303]&amp;&quot;, &quot;&amp;[.C303]&amp;&quot;, &quot;&amp;[.D303]&amp;&quot;, &quot;&amp;[.$I$1]&amp;&quot;*&quot;&amp;[.F303]&amp;&quot; )&quot;)" office:value-type="string" office:string-value="Turn2( lwing41, y_axis, -7.6, MOVEANIMATIONSPEED*10.44 )">
            <text:p>Turn2( lwing41, y_axis, -7.6, MOVEANIMATIONSPEED*10.44 )</text:p>
          </table:table-cell>
          <table:table-cell table:number-columns-repeated="6"/>
        </table:table-row>
        <table:table-row table:style-name="ro1">
          <table:table-cell table:formula="of:=IF(RIGHT([' ;'.A304];4)=&quot;turn&quot;;&quot;Turn2&quot;;IF(RIGHT([' ;'.A304];4)=&quot;move&quot;;&quot;Move&quot;;[' ;'.A304]))" office:value-type="string" office:string-value="Turn2">
            <text:p>Turn2</text:p>
          </table:table-cell>
          <table:table-cell table:formula="of:=[' ;'.B304]" office:value-type="string" office:string-value="lwing42">
            <text:p>lwing42</text:p>
          </table:table-cell>
          <table:table-cell table:formula="of:=LEFT([' ;'.D304];1)&amp;&quot;_&quot;&amp;RIGHT([' ;'.D304];4)" office:value-type="string" office:string-value="x_axis">
            <text:p>x_axis</text:p>
          </table:table-cell>
          <table:table-cell table:formula="of:=ROUND(VALUE(MID([' ;'.E304];2;LEN([' ;'.E304])-2));1)" office:value-type="float" office:value="-40.6">
            <text:p>-40.6</text:p>
          </table:table-cell>
          <table:table-cell table:formula="of:=VALUE(MID([' ;'.G304];2;LEN([' ;'.G304])-2))" office:value-type="float" office:value="4.045692">
            <text:p>4.045692</text:p>
          </table:table-cell>
          <table:table-cell table:formula="of:=ROUND([.E304]/[.$J$1];2)" office:value-type="float" office:value="4.05">
            <text:p>4.05</text:p>
          </table:table-cell>
          <table:table-cell/>
          <table:table-cell table:formula="of:=IF(RIGHT([.A304];5)=&quot;sleep&quot;;&quot;Sleep(&quot;&amp;[.$L$1]&amp;&quot;*&quot;&amp;ROUND(VALUE([.B304]);2)/[.$M$1]&amp;&quot;)&quot;;[.A304]&amp;&quot;( &quot;&amp;[.B304]&amp;&quot;, &quot;&amp;[.C304]&amp;&quot;, &quot;&amp;[.D304]&amp;&quot;, &quot;&amp;[.$I$1]&amp;&quot;*&quot;&amp;[.F304]&amp;&quot; )&quot;)" office:value-type="string" office:string-value="Turn2( lwing42, x_axis, -40.6, MOVEANIMATIONSPEED*4.05 )">
            <text:p>Turn2( lwing42, x_axis, -40.6, MOVEANIMATIONSPEED*4.05 )</text:p>
          </table:table-cell>
          <table:table-cell table:number-columns-repeated="6"/>
        </table:table-row>
        <table:table-row table:style-name="ro1">
          <table:table-cell table:formula="of:=IF(RIGHT([' ;'.A305];4)=&quot;turn&quot;;&quot;Turn2&quot;;IF(RIGHT([' ;'.A305];4)=&quot;move&quot;;&quot;Move&quot;;[' ;'.A305]))" office:value-type="string" office:string-value="Turn2">
            <text:p>Turn2</text:p>
          </table:table-cell>
          <table:table-cell table:formula="of:=[' ;'.B305]" office:value-type="string" office:string-value="lwing42">
            <text:p>lwing42</text:p>
          </table:table-cell>
          <table:table-cell table:formula="of:=LEFT([' ;'.D305];1)&amp;&quot;_&quot;&amp;RIGHT([' ;'.D305];4)" office:value-type="string" office:string-value="z_axis">
            <text:p>z_axis</text:p>
          </table:table-cell>
          <table:table-cell table:formula="of:=ROUND(VALUE(MID([' ;'.E305];2;LEN([' ;'.E305])-2));1)" office:value-type="float" office:value="-17.8">
            <text:p>-17.8</text:p>
          </table:table-cell>
          <table:table-cell table:formula="of:=VALUE(MID([' ;'.G305];2;LEN([' ;'.G305])-2))" office:value-type="float" office:value="11.226201">
            <text:p>11.226201</text:p>
          </table:table-cell>
          <table:table-cell table:formula="of:=ROUND([.E305]/[.$J$1];2)" office:value-type="float" office:value="11.23">
            <text:p>11.23</text:p>
          </table:table-cell>
          <table:table-cell/>
          <table:table-cell table:formula="of:=IF(RIGHT([.A305];5)=&quot;sleep&quot;;&quot;Sleep(&quot;&amp;[.$L$1]&amp;&quot;*&quot;&amp;ROUND(VALUE([.B305]);2)/[.$M$1]&amp;&quot;)&quot;;[.A305]&amp;&quot;( &quot;&amp;[.B305]&amp;&quot;, &quot;&amp;[.C305]&amp;&quot;, &quot;&amp;[.D305]&amp;&quot;, &quot;&amp;[.$I$1]&amp;&quot;*&quot;&amp;[.F305]&amp;&quot; )&quot;)" office:value-type="string" office:string-value="Turn2( lwing42, z_axis, -17.8, MOVEANIMATIONSPEED*11.23 )">
            <text:p>Turn2( lwing42, z_axis, -17.8, MOVEANIMATIONSPEED*11.23 )</text:p>
          </table:table-cell>
          <table:table-cell table:number-columns-repeated="6"/>
        </table:table-row>
        <table:table-row table:style-name="ro1">
          <table:table-cell table:formula="of:=IF(RIGHT([' ;'.A306];4)=&quot;turn&quot;;&quot;Turn2&quot;;IF(RIGHT([' ;'.A306];4)=&quot;move&quot;;&quot;Move&quot;;[' ;'.A306]))" office:value-type="string" office:string-value="Turn2">
            <text:p>Turn2</text:p>
          </table:table-cell>
          <table:table-cell table:formula="of:=[' ;'.B306]" office:value-type="string" office:string-value="lwing42">
            <text:p>lwing42</text:p>
          </table:table-cell>
          <table:table-cell table:formula="of:=LEFT([' ;'.D306];1)&amp;&quot;_&quot;&amp;RIGHT([' ;'.D306];4)" office:value-type="string" office:string-value="y_axis">
            <text:p>y_axis</text:p>
          </table:table-cell>
          <table:table-cell table:formula="of:=ROUND(VALUE(MID([' ;'.E306];2;LEN([' ;'.E306])-2));1)" office:value-type="float" office:value="-7.1">
            <text:p>-7.1</text:p>
          </table:table-cell>
          <table:table-cell table:formula="of:=VALUE(MID([' ;'.G306];2;LEN([' ;'.G306])-2))" office:value-type="float" office:value="9.881397">
            <text:p>9.881397</text:p>
          </table:table-cell>
          <table:table-cell table:formula="of:=ROUND([.E306]/[.$J$1];2)" office:value-type="float" office:value="9.88">
            <text:p>9.88</text:p>
          </table:table-cell>
          <table:table-cell/>
          <table:table-cell table:formula="of:=IF(RIGHT([.A306];5)=&quot;sleep&quot;;&quot;Sleep(&quot;&amp;[.$L$1]&amp;&quot;*&quot;&amp;ROUND(VALUE([.B306]);2)/[.$M$1]&amp;&quot;)&quot;;[.A306]&amp;&quot;( &quot;&amp;[.B306]&amp;&quot;, &quot;&amp;[.C306]&amp;&quot;, &quot;&amp;[.D306]&amp;&quot;, &quot;&amp;[.$I$1]&amp;&quot;*&quot;&amp;[.F306]&amp;&quot; )&quot;)" office:value-type="string" office:string-value="Turn2( lwing42, y_axis, -7.1, MOVEANIMATIONSPEED*9.88 )">
            <text:p>Turn2( lwing42, y_axis, -7.1, MOVEANIMATIONSPEED*9.88 )</text:p>
          </table:table-cell>
          <table:table-cell table:number-columns-repeated="6"/>
        </table:table-row>
        <table:table-row table:style-name="ro1">
          <table:table-cell table:formula="of:=IF(RIGHT([' ;'.A307];4)=&quot;turn&quot;;&quot;Turn2&quot;;IF(RIGHT([' ;'.A307];4)=&quot;move&quot;;&quot;Move&quot;;[' ;'.A307]))" office:value-type="string" office:string-value="Turn2">
            <text:p>Turn2</text:p>
          </table:table-cell>
          <table:table-cell table:formula="of:=[' ;'.B307]" office:value-type="string" office:string-value="lwing43">
            <text:p>lwing43</text:p>
          </table:table-cell>
          <table:table-cell table:formula="of:=LEFT([' ;'.D307];1)&amp;&quot;_&quot;&amp;RIGHT([' ;'.D307];4)" office:value-type="string" office:string-value="x_axis">
            <text:p>x_axis</text:p>
          </table:table-cell>
          <table:table-cell table:formula="of:=ROUND(VALUE(MID([' ;'.E307];2;LEN([' ;'.E307])-2));1)" office:value-type="float" office:value="-36.6">
            <text:p>-36.6</text:p>
          </table:table-cell>
          <table:table-cell table:formula="of:=VALUE(MID([' ;'.G307];2;LEN([' ;'.G307])-2))" office:value-type="float" office:value="3.994909">
            <text:p>3.994909</text:p>
          </table:table-cell>
          <table:table-cell table:formula="of:=ROUND([.E307]/[.$J$1];2)" office:value-type="float" office:value="3.99">
            <text:p>3.99</text:p>
          </table:table-cell>
          <table:table-cell/>
          <table:table-cell table:formula="of:=IF(RIGHT([.A307];5)=&quot;sleep&quot;;&quot;Sleep(&quot;&amp;[.$L$1]&amp;&quot;*&quot;&amp;ROUND(VALUE([.B307]);2)/[.$M$1]&amp;&quot;)&quot;;[.A307]&amp;&quot;( &quot;&amp;[.B307]&amp;&quot;, &quot;&amp;[.C307]&amp;&quot;, &quot;&amp;[.D307]&amp;&quot;, &quot;&amp;[.$I$1]&amp;&quot;*&quot;&amp;[.F307]&amp;&quot; )&quot;)" office:value-type="string" office:string-value="Turn2( lwing43, x_axis, -36.6, MOVEANIMATIONSPEED*3.99 )">
            <text:p>Turn2( lwing43, x_axis, -36.6, MOVEANIMATIONSPEED*3.99 )</text:p>
          </table:table-cell>
          <table:table-cell table:number-columns-repeated="6"/>
        </table:table-row>
        <table:table-row table:style-name="ro1">
          <table:table-cell table:formula="of:=IF(RIGHT([' ;'.A308];4)=&quot;turn&quot;;&quot;Turn2&quot;;IF(RIGHT([' ;'.A308];4)=&quot;move&quot;;&quot;Move&quot;;[' ;'.A308]))" office:value-type="string" office:string-value="Turn2">
            <text:p>Turn2</text:p>
          </table:table-cell>
          <table:table-cell table:formula="of:=[' ;'.B308]" office:value-type="string" office:string-value="lwing43">
            <text:p>lwing43</text:p>
          </table:table-cell>
          <table:table-cell table:formula="of:=LEFT([' ;'.D308];1)&amp;&quot;_&quot;&amp;RIGHT([' ;'.D308];4)" office:value-type="string" office:string-value="z_axis">
            <text:p>z_axis</text:p>
          </table:table-cell>
          <table:table-cell table:formula="of:=ROUND(VALUE(MID([' ;'.E308];2;LEN([' ;'.E308])-2));1)" office:value-type="float" office:value="-16.4">
            <text:p>-16.4</text:p>
          </table:table-cell>
          <table:table-cell table:formula="of:=VALUE(MID([' ;'.G308];2;LEN([' ;'.G308])-2))" office:value-type="float" office:value="10.473702">
            <text:p>10.473702</text:p>
          </table:table-cell>
          <table:table-cell table:formula="of:=ROUND([.E308]/[.$J$1];2)" office:value-type="float" office:value="10.47">
            <text:p>10.47</text:p>
          </table:table-cell>
          <table:table-cell/>
          <table:table-cell table:formula="of:=IF(RIGHT([.A308];5)=&quot;sleep&quot;;&quot;Sleep(&quot;&amp;[.$L$1]&amp;&quot;*&quot;&amp;ROUND(VALUE([.B308]);2)/[.$M$1]&amp;&quot;)&quot;;[.A308]&amp;&quot;( &quot;&amp;[.B308]&amp;&quot;, &quot;&amp;[.C308]&amp;&quot;, &quot;&amp;[.D308]&amp;&quot;, &quot;&amp;[.$I$1]&amp;&quot;*&quot;&amp;[.F308]&amp;&quot; )&quot;)" office:value-type="string" office:string-value="Turn2( lwing43, z_axis, -16.4, MOVEANIMATIONSPEED*10.47 )">
            <text:p>Turn2( lwing43, z_axis, -16.4, MOVEANIMATIONSPEED*10.47 )</text:p>
          </table:table-cell>
          <table:table-cell table:number-columns-repeated="6"/>
        </table:table-row>
        <table:table-row table:style-name="ro1">
          <table:table-cell table:formula="of:=IF(RIGHT([' ;'.A309];4)=&quot;turn&quot;;&quot;Turn2&quot;;IF(RIGHT([' ;'.A309];4)=&quot;move&quot;;&quot;Move&quot;;[' ;'.A309]))" office:value-type="string" office:string-value="Turn2">
            <text:p>Turn2</text:p>
          </table:table-cell>
          <table:table-cell table:formula="of:=[' ;'.B309]" office:value-type="string" office:string-value="lwing43">
            <text:p>lwing43</text:p>
          </table:table-cell>
          <table:table-cell table:formula="of:=LEFT([' ;'.D309];1)&amp;&quot;_&quot;&amp;RIGHT([' ;'.D309];4)" office:value-type="string" office:string-value="y_axis">
            <text:p>y_axis</text:p>
          </table:table-cell>
          <table:table-cell table:formula="of:=ROUND(VALUE(MID([' ;'.E309];2;LEN([' ;'.E309])-2));1)" office:value-type="float" office:value="-5.8">
            <text:p>-5.8</text:p>
          </table:table-cell>
          <table:table-cell table:formula="of:=VALUE(MID([' ;'.G309];2;LEN([' ;'.G309])-2))" office:value-type="float" office:value="8.593509">
            <text:p>8.593509</text:p>
          </table:table-cell>
          <table:table-cell table:formula="of:=ROUND([.E309]/[.$J$1];2)" office:value-type="float" office:value="8.59">
            <text:p>8.59</text:p>
          </table:table-cell>
          <table:table-cell/>
          <table:table-cell table:formula="of:=IF(RIGHT([.A309];5)=&quot;sleep&quot;;&quot;Sleep(&quot;&amp;[.$L$1]&amp;&quot;*&quot;&amp;ROUND(VALUE([.B309]);2)/[.$M$1]&amp;&quot;)&quot;;[.A309]&amp;&quot;( &quot;&amp;[.B309]&amp;&quot;, &quot;&amp;[.C309]&amp;&quot;, &quot;&amp;[.D309]&amp;&quot;, &quot;&amp;[.$I$1]&amp;&quot;*&quot;&amp;[.F309]&amp;&quot; )&quot;)" office:value-type="string" office:string-value="Turn2( lwing43, y_axis, -5.8, MOVEANIMATIONSPEED*8.59 )">
            <text:p>Turn2( lwing43, y_axis, -5.8, MOVEANIMATIONSPEED*8.59 )</text:p>
          </table:table-cell>
          <table:table-cell table:number-columns-repeated="6"/>
        </table:table-row>
        <table:table-row table:style-name="ro1">
          <table:table-cell table:formula="of:=IF(RIGHT([' ;'.A310];4)=&quot;turn&quot;;&quot;Turn2&quot;;IF(RIGHT([' ;'.A310];4)=&quot;move&quot;;&quot;Move&quot;;[' ;'.A310]))" office:value-type="string" office:string-value="Turn2">
            <text:p>Turn2</text:p>
          </table:table-cell>
          <table:table-cell table:formula="of:=[' ;'.B310]" office:value-type="string" office:string-value="lwing51">
            <text:p>lwing51</text:p>
          </table:table-cell>
          <table:table-cell table:formula="of:=LEFT([' ;'.D310];1)&amp;&quot;_&quot;&amp;RIGHT([' ;'.D310];4)" office:value-type="string" office:string-value="x_axis">
            <text:p>x_axis</text:p>
          </table:table-cell>
          <table:table-cell table:formula="of:=ROUND(VALUE(MID([' ;'.E310];2;LEN([' ;'.E310])-2));1)" office:value-type="float" office:value="-61.6">
            <text:p>-61.6</text:p>
          </table:table-cell>
          <table:table-cell table:formula="of:=VALUE(MID([' ;'.G310];2;LEN([' ;'.G310])-2))" office:value-type="float" office:value="3.065116">
            <text:p>3.065116</text:p>
          </table:table-cell>
          <table:table-cell table:formula="of:=ROUND([.E310]/[.$J$1];2)" office:value-type="float" office:value="3.07">
            <text:p>3.07</text:p>
          </table:table-cell>
          <table:table-cell/>
          <table:table-cell table:formula="of:=IF(RIGHT([.A310];5)=&quot;sleep&quot;;&quot;Sleep(&quot;&amp;[.$L$1]&amp;&quot;*&quot;&amp;ROUND(VALUE([.B310]);2)/[.$M$1]&amp;&quot;)&quot;;[.A310]&amp;&quot;( &quot;&amp;[.B310]&amp;&quot;, &quot;&amp;[.C310]&amp;&quot;, &quot;&amp;[.D310]&amp;&quot;, &quot;&amp;[.$I$1]&amp;&quot;*&quot;&amp;[.F310]&amp;&quot; )&quot;)" office:value-type="string" office:string-value="Turn2( lwing51, x_axis, -61.6, MOVEANIMATIONSPEED*3.07 )">
            <text:p>Turn2( lwing51, x_axis, -61.6, MOVEANIMATIONSPEED*3.07 )</text:p>
          </table:table-cell>
          <table:table-cell table:number-columns-repeated="6"/>
        </table:table-row>
        <table:table-row table:style-name="ro1">
          <table:table-cell table:formula="of:=IF(RIGHT([' ;'.A311];4)=&quot;turn&quot;;&quot;Turn2&quot;;IF(RIGHT([' ;'.A311];4)=&quot;move&quot;;&quot;Move&quot;;[' ;'.A311]))" office:value-type="string" office:string-value="Turn2">
            <text:p>Turn2</text:p>
          </table:table-cell>
          <table:table-cell table:formula="of:=[' ;'.B311]" office:value-type="string" office:string-value="lwing51">
            <text:p>lwing51</text:p>
          </table:table-cell>
          <table:table-cell table:formula="of:=LEFT([' ;'.D311];1)&amp;&quot;_&quot;&amp;RIGHT([' ;'.D311];4)" office:value-type="string" office:string-value="z_axis">
            <text:p>z_axis</text:p>
          </table:table-cell>
          <table:table-cell table:formula="of:=ROUND(VALUE(MID([' ;'.E311];2;LEN([' ;'.E311])-2));1)" office:value-type="float" office:value="-23.3">
            <text:p>-23.3</text:p>
          </table:table-cell>
          <table:table-cell table:formula="of:=VALUE(MID([' ;'.G311];2;LEN([' ;'.G311])-2))" office:value-type="float" office:value="13.571347">
            <text:p>13.571347</text:p>
          </table:table-cell>
          <table:table-cell table:formula="of:=ROUND([.E311]/[.$J$1];2)" office:value-type="float" office:value="13.57">
            <text:p>13.57</text:p>
          </table:table-cell>
          <table:table-cell/>
          <table:table-cell table:formula="of:=IF(RIGHT([.A311];5)=&quot;sleep&quot;;&quot;Sleep(&quot;&amp;[.$L$1]&amp;&quot;*&quot;&amp;ROUND(VALUE([.B311]);2)/[.$M$1]&amp;&quot;)&quot;;[.A311]&amp;&quot;( &quot;&amp;[.B311]&amp;&quot;, &quot;&amp;[.C311]&amp;&quot;, &quot;&amp;[.D311]&amp;&quot;, &quot;&amp;[.$I$1]&amp;&quot;*&quot;&amp;[.F311]&amp;&quot; )&quot;)" office:value-type="string" office:string-value="Turn2( lwing51, z_axis, -23.3, MOVEANIMATIONSPEED*13.57 )">
            <text:p>Turn2( lwing51, z_axis, -23.3, MOVEANIMATIONSPEED*13.57 )</text:p>
          </table:table-cell>
          <table:table-cell table:number-columns-repeated="6"/>
        </table:table-row>
        <table:table-row table:style-name="ro1">
          <table:table-cell table:formula="of:=IF(RIGHT([' ;'.A312];4)=&quot;turn&quot;;&quot;Turn2&quot;;IF(RIGHT([' ;'.A312];4)=&quot;move&quot;;&quot;Move&quot;;[' ;'.A312]))" office:value-type="string" office:string-value="Turn2">
            <text:p>Turn2</text:p>
          </table:table-cell>
          <table:table-cell table:formula="of:=[' ;'.B312]" office:value-type="string" office:string-value="lwing51">
            <text:p>lwing51</text:p>
          </table:table-cell>
          <table:table-cell table:formula="of:=LEFT([' ;'.D312];1)&amp;&quot;_&quot;&amp;RIGHT([' ;'.D312];4)" office:value-type="string" office:string-value="y_axis">
            <text:p>y_axis</text:p>
          </table:table-cell>
          <table:table-cell table:formula="of:=ROUND(VALUE(MID([' ;'.E312];2;LEN([' ;'.E312])-2));1)" office:value-type="float" office:value="-14.7">
            <text:p>-14.7</text:p>
          </table:table-cell>
          <table:table-cell table:formula="of:=VALUE(MID([' ;'.G312];2;LEN([' ;'.G312])-2))" office:value-type="float" office:value="17.374499">
            <text:p>17.374499</text:p>
          </table:table-cell>
          <table:table-cell table:formula="of:=ROUND([.E312]/[.$J$1];2)" office:value-type="float" office:value="17.37">
            <text:p>17.37</text:p>
          </table:table-cell>
          <table:table-cell/>
          <table:table-cell table:formula="of:=IF(RIGHT([.A312];5)=&quot;sleep&quot;;&quot;Sleep(&quot;&amp;[.$L$1]&amp;&quot;*&quot;&amp;ROUND(VALUE([.B312]);2)/[.$M$1]&amp;&quot;)&quot;;[.A312]&amp;&quot;( &quot;&amp;[.B312]&amp;&quot;, &quot;&amp;[.C312]&amp;&quot;, &quot;&amp;[.D312]&amp;&quot;, &quot;&amp;[.$I$1]&amp;&quot;*&quot;&amp;[.F312]&amp;&quot; )&quot;)" office:value-type="string" office:string-value="Turn2( lwing51, y_axis, -14.7, MOVEANIMATIONSPEED*17.37 )">
            <text:p>Turn2( lwing51, y_axis, -14.7, MOVEANIMATIONSPEED*17.37 )</text:p>
          </table:table-cell>
          <table:table-cell table:number-columns-repeated="6"/>
        </table:table-row>
        <table:table-row table:style-name="ro1">
          <table:table-cell table:formula="of:=IF(RIGHT([' ;'.A313];4)=&quot;turn&quot;;&quot;Turn2&quot;;IF(RIGHT([' ;'.A313];4)=&quot;move&quot;;&quot;Move&quot;;[' ;'.A313]))" office:value-type="string" office:string-value="Turn2">
            <text:p>Turn2</text:p>
          </table:table-cell>
          <table:table-cell table:formula="of:=[' ;'.B313]" office:value-type="string" office:string-value="lwing52">
            <text:p>lwing52</text:p>
          </table:table-cell>
          <table:table-cell table:formula="of:=LEFT([' ;'.D313];1)&amp;&quot;_&quot;&amp;RIGHT([' ;'.D313];4)" office:value-type="string" office:string-value="x_axis">
            <text:p>x_axis</text:p>
          </table:table-cell>
          <table:table-cell table:formula="of:=ROUND(VALUE(MID([' ;'.E313];2;LEN([' ;'.E313])-2));1)" office:value-type="float" office:value="-41.4">
            <text:p>-41.4</text:p>
          </table:table-cell>
          <table:table-cell table:formula="of:=VALUE(MID([' ;'.G313];2;LEN([' ;'.G313])-2))" office:value-type="float" office:value="4.045692">
            <text:p>4.045692</text:p>
          </table:table-cell>
          <table:table-cell table:formula="of:=ROUND([.E313]/[.$J$1];2)" office:value-type="float" office:value="4.05">
            <text:p>4.05</text:p>
          </table:table-cell>
          <table:table-cell/>
          <table:table-cell table:formula="of:=IF(RIGHT([.A313];5)=&quot;sleep&quot;;&quot;Sleep(&quot;&amp;[.$L$1]&amp;&quot;*&quot;&amp;ROUND(VALUE([.B313]);2)/[.$M$1]&amp;&quot;)&quot;;[.A313]&amp;&quot;( &quot;&amp;[.B313]&amp;&quot;, &quot;&amp;[.C313]&amp;&quot;, &quot;&amp;[.D313]&amp;&quot;, &quot;&amp;[.$I$1]&amp;&quot;*&quot;&amp;[.F313]&amp;&quot; )&quot;)" office:value-type="string" office:string-value="Turn2( lwing52, x_axis, -41.4, MOVEANIMATIONSPEED*4.05 )">
            <text:p>Turn2( lwing52, x_axis, -41.4, MOVEANIMATIONSPEED*4.05 )</text:p>
          </table:table-cell>
          <table:table-cell table:number-columns-repeated="6"/>
        </table:table-row>
        <table:table-row table:style-name="ro1">
          <table:table-cell table:formula="of:=IF(RIGHT([' ;'.A314];4)=&quot;turn&quot;;&quot;Turn2&quot;;IF(RIGHT([' ;'.A314];4)=&quot;move&quot;;&quot;Move&quot;;[' ;'.A314]))" office:value-type="string" office:string-value="Turn2">
            <text:p>Turn2</text:p>
          </table:table-cell>
          <table:table-cell table:formula="of:=[' ;'.B314]" office:value-type="string" office:string-value="lwing52">
            <text:p>lwing52</text:p>
          </table:table-cell>
          <table:table-cell table:formula="of:=LEFT([' ;'.D314];1)&amp;&quot;_&quot;&amp;RIGHT([' ;'.D314];4)" office:value-type="string" office:string-value="z_axis">
            <text:p>z_axis</text:p>
          </table:table-cell>
          <table:table-cell table:formula="of:=ROUND(VALUE(MID([' ;'.E314];2;LEN([' ;'.E314])-2));1)" office:value-type="float" office:value="-18">
            <text:p>-18</text:p>
          </table:table-cell>
          <table:table-cell table:formula="of:=VALUE(MID([' ;'.G314];2;LEN([' ;'.G314])-2))" office:value-type="float" office:value="11.353926">
            <text:p>11.353926</text:p>
          </table:table-cell>
          <table:table-cell table:formula="of:=ROUND([.E314]/[.$J$1];2)" office:value-type="float" office:value="11.35">
            <text:p>11.35</text:p>
          </table:table-cell>
          <table:table-cell/>
          <table:table-cell table:formula="of:=IF(RIGHT([.A314];5)=&quot;sleep&quot;;&quot;Sleep(&quot;&amp;[.$L$1]&amp;&quot;*&quot;&amp;ROUND(VALUE([.B314]);2)/[.$M$1]&amp;&quot;)&quot;;[.A314]&amp;&quot;( &quot;&amp;[.B314]&amp;&quot;, &quot;&amp;[.C314]&amp;&quot;, &quot;&amp;[.D314]&amp;&quot;, &quot;&amp;[.$I$1]&amp;&quot;*&quot;&amp;[.F314]&amp;&quot; )&quot;)" office:value-type="string" office:string-value="Turn2( lwing52, z_axis, -18, MOVEANIMATIONSPEED*11.35 )">
            <text:p>Turn2( lwing52, z_axis, -18, MOVEANIMATIONSPEED*11.35 )</text:p>
          </table:table-cell>
          <table:table-cell table:number-columns-repeated="6"/>
        </table:table-row>
        <table:table-row table:style-name="ro1">
          <table:table-cell table:formula="of:=IF(RIGHT([' ;'.A315];4)=&quot;turn&quot;;&quot;Turn2&quot;;IF(RIGHT([' ;'.A315];4)=&quot;move&quot;;&quot;Move&quot;;[' ;'.A315]))" office:value-type="string" office:string-value="Turn2">
            <text:p>Turn2</text:p>
          </table:table-cell>
          <table:table-cell table:formula="of:=[' ;'.B315]" office:value-type="string" office:string-value="lwing52">
            <text:p>lwing52</text:p>
          </table:table-cell>
          <table:table-cell table:formula="of:=LEFT([' ;'.D315];1)&amp;&quot;_&quot;&amp;RIGHT([' ;'.D315];4)" office:value-type="string" office:string-value="y_axis">
            <text:p>y_axis</text:p>
          </table:table-cell>
          <table:table-cell table:formula="of:=ROUND(VALUE(MID([' ;'.E315];2;LEN([' ;'.E315])-2));1)" office:value-type="float" office:value="-7.3">
            <text:p>-7.3</text:p>
          </table:table-cell>
          <table:table-cell table:formula="of:=VALUE(MID([' ;'.G315];2;LEN([' ;'.G315])-2))" office:value-type="float" office:value="10.123787">
            <text:p>10.123787</text:p>
          </table:table-cell>
          <table:table-cell table:formula="of:=ROUND([.E315]/[.$J$1];2)" office:value-type="float" office:value="10.12">
            <text:p>10.12</text:p>
          </table:table-cell>
          <table:table-cell/>
          <table:table-cell table:formula="of:=IF(RIGHT([.A315];5)=&quot;sleep&quot;;&quot;Sleep(&quot;&amp;[.$L$1]&amp;&quot;*&quot;&amp;ROUND(VALUE([.B315]);2)/[.$M$1]&amp;&quot;)&quot;;[.A315]&amp;&quot;( &quot;&amp;[.B315]&amp;&quot;, &quot;&amp;[.C315]&amp;&quot;, &quot;&amp;[.D315]&amp;&quot;, &quot;&amp;[.$I$1]&amp;&quot;*&quot;&amp;[.F315]&amp;&quot; )&quot;)" office:value-type="string" office:string-value="Turn2( lwing52, y_axis, -7.3, MOVEANIMATIONSPEED*10.12 )">
            <text:p>Turn2( lwing52, y_axis, -7.3, MOVEANIMATIONSPEED*10.12 )</text:p>
          </table:table-cell>
          <table:table-cell table:number-columns-repeated="6"/>
        </table:table-row>
        <table:table-row table:style-name="ro1">
          <table:table-cell table:formula="of:=IF(RIGHT([' ;'.A316];4)=&quot;turn&quot;;&quot;Turn2&quot;;IF(RIGHT([' ;'.A316];4)=&quot;move&quot;;&quot;Move&quot;;[' ;'.A316]))" office:value-type="string" office:string-value="Turn2">
            <text:p>Turn2</text:p>
          </table:table-cell>
          <table:table-cell table:formula="of:=[' ;'.B316]" office:value-type="string" office:string-value="lwing53">
            <text:p>lwing53</text:p>
          </table:table-cell>
          <table:table-cell table:formula="of:=LEFT([' ;'.D316];1)&amp;&quot;_&quot;&amp;RIGHT([' ;'.D316];4)" office:value-type="string" office:string-value="x_axis">
            <text:p>x_axis</text:p>
          </table:table-cell>
          <table:table-cell table:formula="of:=ROUND(VALUE(MID([' ;'.E316];2;LEN([' ;'.E316])-2));1)" office:value-type="float" office:value="-19.3">
            <text:p>-19.3</text:p>
          </table:table-cell>
          <table:table-cell table:formula="of:=VALUE(MID([' ;'.G316];2;LEN([' ;'.G316])-2))" office:value-type="float" office:value="2.819878">
            <text:p>2.819878</text:p>
          </table:table-cell>
          <table:table-cell table:formula="of:=ROUND([.E316]/[.$J$1];2)" office:value-type="float" office:value="2.82">
            <text:p>2.82</text:p>
          </table:table-cell>
          <table:table-cell/>
          <table:table-cell table:formula="of:=IF(RIGHT([.A316];5)=&quot;sleep&quot;;&quot;Sleep(&quot;&amp;[.$L$1]&amp;&quot;*&quot;&amp;ROUND(VALUE([.B316]);2)/[.$M$1]&amp;&quot;)&quot;;[.A316]&amp;&quot;( &quot;&amp;[.B316]&amp;&quot;, &quot;&amp;[.C316]&amp;&quot;, &quot;&amp;[.D316]&amp;&quot;, &quot;&amp;[.$I$1]&amp;&quot;*&quot;&amp;[.F316]&amp;&quot; )&quot;)" office:value-type="string" office:string-value="Turn2( lwing53, x_axis, -19.3, MOVEANIMATIONSPEED*2.82 )">
            <text:p>Turn2( lwing53, x_axis, -19.3, MOVEANIMATIONSPEED*2.82 )</text:p>
          </table:table-cell>
          <table:table-cell table:number-columns-repeated="6"/>
        </table:table-row>
        <table:table-row table:style-name="ro1">
          <table:table-cell table:formula="of:=IF(RIGHT([' ;'.A317];4)=&quot;turn&quot;;&quot;Turn2&quot;;IF(RIGHT([' ;'.A317];4)=&quot;move&quot;;&quot;Move&quot;;[' ;'.A317]))" office:value-type="string" office:string-value="Turn2">
            <text:p>Turn2</text:p>
          </table:table-cell>
          <table:table-cell table:formula="of:=[' ;'.B317]" office:value-type="string" office:string-value="lwing53">
            <text:p>lwing53</text:p>
          </table:table-cell>
          <table:table-cell table:formula="of:=LEFT([' ;'.D317];1)&amp;&quot;_&quot;&amp;RIGHT([' ;'.D317];4)" office:value-type="string" office:string-value="z_axis">
            <text:p>z_axis</text:p>
          </table:table-cell>
          <table:table-cell table:formula="of:=ROUND(VALUE(MID([' ;'.E317];2;LEN([' ;'.E317])-2));1)" office:value-type="float" office:value="-9.3">
            <text:p>-9.3</text:p>
          </table:table-cell>
          <table:table-cell table:formula="of:=VALUE(MID([' ;'.G317];2;LEN([' ;'.G317])-2))" office:value-type="float" office:value="6.280666">
            <text:p>6.280666</text:p>
          </table:table-cell>
          <table:table-cell table:formula="of:=ROUND([.E317]/[.$J$1];2)" office:value-type="float" office:value="6.28">
            <text:p>6.28</text:p>
          </table:table-cell>
          <table:table-cell/>
          <table:table-cell table:formula="of:=IF(RIGHT([.A317];5)=&quot;sleep&quot;;&quot;Sleep(&quot;&amp;[.$L$1]&amp;&quot;*&quot;&amp;ROUND(VALUE([.B317]);2)/[.$M$1]&amp;&quot;)&quot;;[.A317]&amp;&quot;( &quot;&amp;[.B317]&amp;&quot;, &quot;&amp;[.C317]&amp;&quot;, &quot;&amp;[.D317]&amp;&quot;, &quot;&amp;[.$I$1]&amp;&quot;*&quot;&amp;[.F317]&amp;&quot; )&quot;)" office:value-type="string" office:string-value="Turn2( lwing53, z_axis, -9.3, MOVEANIMATIONSPEED*6.28 )">
            <text:p>Turn2( lwing53, z_axis, -9.3, MOVEANIMATIONSPEED*6.28 )</text:p>
          </table:table-cell>
          <table:table-cell table:number-columns-repeated="6"/>
        </table:table-row>
        <table:table-row table:style-name="ro1">
          <table:table-cell table:formula="of:=IF(RIGHT([' ;'.A318];4)=&quot;turn&quot;;&quot;Turn2&quot;;IF(RIGHT([' ;'.A318];4)=&quot;move&quot;;&quot;Move&quot;;[' ;'.A318]))" office:value-type="string" office:string-value="Turn2">
            <text:p>Turn2</text:p>
          </table:table-cell>
          <table:table-cell table:formula="of:=[' ;'.B318]" office:value-type="string" office:string-value="lwing53">
            <text:p>lwing53</text:p>
          </table:table-cell>
          <table:table-cell table:formula="of:=LEFT([' ;'.D318];1)&amp;&quot;_&quot;&amp;RIGHT([' ;'.D318];4)" office:value-type="string" office:string-value="y_axis">
            <text:p>y_axis</text:p>
          </table:table-cell>
          <table:table-cell table:formula="of:=ROUND(VALUE(MID([' ;'.E318];2;LEN([' ;'.E318])-2));1)" office:value-type="float" office:value="-1.8">
            <text:p>-1.8</text:p>
          </table:table-cell>
          <table:table-cell table:formula="of:=VALUE(MID([' ;'.G318];2;LEN([' ;'.G318])-2))" office:value-type="float" office:value="3.827243">
            <text:p>3.827243</text:p>
          </table:table-cell>
          <table:table-cell table:formula="of:=ROUND([.E318]/[.$J$1];2)" office:value-type="float" office:value="3.83">
            <text:p>3.83</text:p>
          </table:table-cell>
          <table:table-cell/>
          <table:table-cell table:formula="of:=IF(RIGHT([.A318];5)=&quot;sleep&quot;;&quot;Sleep(&quot;&amp;[.$L$1]&amp;&quot;*&quot;&amp;ROUND(VALUE([.B318]);2)/[.$M$1]&amp;&quot;)&quot;;[.A318]&amp;&quot;( &quot;&amp;[.B318]&amp;&quot;, &quot;&amp;[.C318]&amp;&quot;, &quot;&amp;[.D318]&amp;&quot;, &quot;&amp;[.$I$1]&amp;&quot;*&quot;&amp;[.F318]&amp;&quot; )&quot;)" office:value-type="string" office:string-value="Turn2( lwing53, y_axis, -1.8, MOVEANIMATIONSPEED*3.83 )">
            <text:p>Turn2( lwing53, y_axis, -1.8, MOVEANIMATIONSPEED*3.83 )</text:p>
          </table:table-cell>
          <table:table-cell table:number-columns-repeated="6"/>
        </table:table-row>
        <table:table-row table:style-name="ro1">
          <table:table-cell table:formula="of:=IF(RIGHT([' ;'.A319];4)=&quot;turn&quot;;&quot;Turn2&quot;;IF(RIGHT([' ;'.A319];4)=&quot;move&quot;;&quot;Move&quot;;[' ;'.A319]))" office:value-type="string" office:string-value="Turn2">
            <text:p>Turn2</text:p>
          </table:table-cell>
          <table:table-cell table:formula="of:=[' ;'.B319]" office:value-type="string" office:string-value="rfinger11">
            <text:p>rfinger11</text:p>
          </table:table-cell>
          <table:table-cell table:formula="of:=LEFT([' ;'.D319];1)&amp;&quot;_&quot;&amp;RIGHT([' ;'.D319];4)" office:value-type="string" office:string-value="x_axis">
            <text:p>x_axis</text:p>
          </table:table-cell>
          <table:table-cell table:formula="of:=ROUND(VALUE(MID([' ;'.E319];2;LEN([' ;'.E319])-2));1)" office:value-type="float" office:value="-22.4">
            <text:p>-22.4</text:p>
          </table:table-cell>
          <table:table-cell table:formula="of:=VALUE(MID([' ;'.G319];2;LEN([' ;'.G319])-2))" office:value-type="float" office:value="3.503887">
            <text:p>3.503887</text:p>
          </table:table-cell>
          <table:table-cell table:formula="of:=ROUND([.E319]/[.$J$1];2)" office:value-type="float" office:value="3.5">
            <text:p>3.5</text:p>
          </table:table-cell>
          <table:table-cell/>
          <table:table-cell table:formula="of:=IF(RIGHT([.A319];5)=&quot;sleep&quot;;&quot;Sleep(&quot;&amp;[.$L$1]&amp;&quot;*&quot;&amp;ROUND(VALUE([.B319]);2)/[.$M$1]&amp;&quot;)&quot;;[.A319]&amp;&quot;( &quot;&amp;[.B319]&amp;&quot;, &quot;&amp;[.C319]&amp;&quot;, &quot;&amp;[.D319]&amp;&quot;, &quot;&amp;[.$I$1]&amp;&quot;*&quot;&amp;[.F319]&amp;&quot; )&quot;)" office:value-type="string" office:string-value="Turn2( rfinger11, x_axis, -22.4, MOVEANIMATIONSPEED*3.5 )">
            <text:p>Turn2( rfinger11, x_axis, -22.4, MOVEANIMATIONSPEED*3.5 )</text:p>
          </table:table-cell>
          <table:table-cell table:number-columns-repeated="6"/>
        </table:table-row>
        <table:table-row table:style-name="ro1">
          <table:table-cell table:formula="of:=IF(RIGHT([' ;'.A320];4)=&quot;turn&quot;;&quot;Turn2&quot;;IF(RIGHT([' ;'.A320];4)=&quot;move&quot;;&quot;Move&quot;;[' ;'.A320]))" office:value-type="string" office:string-value="Turn2">
            <text:p>Turn2</text:p>
          </table:table-cell>
          <table:table-cell table:formula="of:=[' ;'.B320]" office:value-type="string" office:string-value="rfinger11">
            <text:p>rfinger11</text:p>
          </table:table-cell>
          <table:table-cell table:formula="of:=LEFT([' ;'.D320];1)&amp;&quot;_&quot;&amp;RIGHT([' ;'.D320];4)" office:value-type="string" office:string-value="z_axis">
            <text:p>z_axis</text:p>
          </table:table-cell>
          <table:table-cell table:formula="of:=ROUND(VALUE(MID([' ;'.E320];2;LEN([' ;'.E320])-2));1)" office:value-type="float" office:value="-5.3">
            <text:p>-5.3</text:p>
          </table:table-cell>
          <table:table-cell table:formula="of:=VALUE(MID([' ;'.G320];2;LEN([' ;'.G320])-2))" office:value-type="float" office:value="17.018528">
            <text:p>17.018528</text:p>
          </table:table-cell>
          <table:table-cell table:formula="of:=ROUND([.E320]/[.$J$1];2)" office:value-type="float" office:value="17.02">
            <text:p>17.02</text:p>
          </table:table-cell>
          <table:table-cell/>
          <table:table-cell table:formula="of:=IF(RIGHT([.A320];5)=&quot;sleep&quot;;&quot;Sleep(&quot;&amp;[.$L$1]&amp;&quot;*&quot;&amp;ROUND(VALUE([.B320]);2)/[.$M$1]&amp;&quot;)&quot;;[.A320]&amp;&quot;( &quot;&amp;[.B320]&amp;&quot;, &quot;&amp;[.C320]&amp;&quot;, &quot;&amp;[.D320]&amp;&quot;, &quot;&amp;[.$I$1]&amp;&quot;*&quot;&amp;[.F320]&amp;&quot; )&quot;)" office:value-type="string" office:string-value="Turn2( rfinger11, z_axis, -5.3, MOVEANIMATIONSPEED*17.02 )">
            <text:p>Turn2( rfinger11, z_axis, -5.3, MOVEANIMATIONSPEED*17.02 )</text:p>
          </table:table-cell>
          <table:table-cell table:number-columns-repeated="6"/>
        </table:table-row>
        <table:table-row table:style-name="ro1">
          <table:table-cell table:formula="of:=IF(RIGHT([' ;'.A321];4)=&quot;turn&quot;;&quot;Turn2&quot;;IF(RIGHT([' ;'.A321];4)=&quot;move&quot;;&quot;Move&quot;;[' ;'.A321]))" office:value-type="string" office:string-value="Turn2">
            <text:p>Turn2</text:p>
          </table:table-cell>
          <table:table-cell table:formula="of:=[' ;'.B321]" office:value-type="string" office:string-value="rfinger11">
            <text:p>rfinger11</text:p>
          </table:table-cell>
          <table:table-cell table:formula="of:=LEFT([' ;'.D321];1)&amp;&quot;_&quot;&amp;RIGHT([' ;'.D321];4)" office:value-type="string" office:string-value="y_axis">
            <text:p>y_axis</text:p>
          </table:table-cell>
          <table:table-cell table:formula="of:=ROUND(VALUE(MID([' ;'.E321];2;LEN([' ;'.E321])-2));1)" office:value-type="float" office:value="12.3">
            <text:p>12.3</text:p>
          </table:table-cell>
          <table:table-cell table:formula="of:=VALUE(MID([' ;'.G321];2;LEN([' ;'.G321])-2))" office:value-type="float" office:value="2.696858">
            <text:p>2.696858</text:p>
          </table:table-cell>
          <table:table-cell table:formula="of:=ROUND([.E321]/[.$J$1];2)" office:value-type="float" office:value="2.7">
            <text:p>2.7</text:p>
          </table:table-cell>
          <table:table-cell/>
          <table:table-cell table:formula="of:=IF(RIGHT([.A321];5)=&quot;sleep&quot;;&quot;Sleep(&quot;&amp;[.$L$1]&amp;&quot;*&quot;&amp;ROUND(VALUE([.B321]);2)/[.$M$1]&amp;&quot;)&quot;;[.A321]&amp;&quot;( &quot;&amp;[.B321]&amp;&quot;, &quot;&amp;[.C321]&amp;&quot;, &quot;&amp;[.D321]&amp;&quot;, &quot;&amp;[.$I$1]&amp;&quot;*&quot;&amp;[.F321]&amp;&quot; )&quot;)" office:value-type="string" office:string-value="Turn2( rfinger11, y_axis, 12.3, MOVEANIMATIONSPEED*2.7 )">
            <text:p>Turn2( rfinger11, y_axis, 12.3, MOVEANIMATIONSPEED*2.7 )</text:p>
          </table:table-cell>
          <table:table-cell table:number-columns-repeated="6"/>
        </table:table-row>
        <table:table-row table:style-name="ro1">
          <table:table-cell table:formula="of:=IF(RIGHT([' ;'.A322];4)=&quot;turn&quot;;&quot;Turn2&quot;;IF(RIGHT([' ;'.A322];4)=&quot;move&quot;;&quot;Move&quot;;[' ;'.A322]))" office:value-type="string" office:string-value="Turn2">
            <text:p>Turn2</text:p>
          </table:table-cell>
          <table:table-cell table:formula="of:=[' ;'.B322]" office:value-type="string" office:string-value="rfinger12">
            <text:p>rfinger12</text:p>
          </table:table-cell>
          <table:table-cell table:formula="of:=LEFT([' ;'.D322];1)&amp;&quot;_&quot;&amp;RIGHT([' ;'.D322];4)" office:value-type="string" office:string-value="x_axis">
            <text:p>x_axis</text:p>
          </table:table-cell>
          <table:table-cell table:formula="of:=ROUND(VALUE(MID([' ;'.E322];2;LEN([' ;'.E322])-2));1)" office:value-type="float" office:value="-14.1">
            <text:p>-14.1</text:p>
          </table:table-cell>
          <table:table-cell table:formula="of:=VALUE(MID([' ;'.G322];2;LEN([' ;'.G322])-2))" office:value-type="float" office:value="19.474953">
            <text:p>19.474953</text:p>
          </table:table-cell>
          <table:table-cell table:formula="of:=ROUND([.E322]/[.$J$1];2)" office:value-type="float" office:value="19.47">
            <text:p>19.47</text:p>
          </table:table-cell>
          <table:table-cell/>
          <table:table-cell table:formula="of:=IF(RIGHT([.A322];5)=&quot;sleep&quot;;&quot;Sleep(&quot;&amp;[.$L$1]&amp;&quot;*&quot;&amp;ROUND(VALUE([.B322]);2)/[.$M$1]&amp;&quot;)&quot;;[.A322]&amp;&quot;( &quot;&amp;[.B322]&amp;&quot;, &quot;&amp;[.C322]&amp;&quot;, &quot;&amp;[.D322]&amp;&quot;, &quot;&amp;[.$I$1]&amp;&quot;*&quot;&amp;[.F322]&amp;&quot; )&quot;)" office:value-type="string" office:string-value="Turn2( rfinger12, x_axis, -14.1, MOVEANIMATIONSPEED*19.47 )">
            <text:p>Turn2( rfinger12, x_axis, -14.1, MOVEANIMATIONSPEED*19.47 )</text:p>
          </table:table-cell>
          <table:table-cell table:number-columns-repeated="6"/>
        </table:table-row>
        <table:table-row table:style-name="ro1">
          <table:table-cell table:formula="of:=IF(RIGHT([' ;'.A323];4)=&quot;turn&quot;;&quot;Turn2&quot;;IF(RIGHT([' ;'.A323];4)=&quot;move&quot;;&quot;Move&quot;;[' ;'.A323]))" office:value-type="string" office:string-value="Turn2">
            <text:p>Turn2</text:p>
          </table:table-cell>
          <table:table-cell table:formula="of:=[' ;'.B323]" office:value-type="string" office:string-value="rfinger12">
            <text:p>rfinger12</text:p>
          </table:table-cell>
          <table:table-cell table:formula="of:=LEFT([' ;'.D323];1)&amp;&quot;_&quot;&amp;RIGHT([' ;'.D323];4)" office:value-type="string" office:string-value="z_axis">
            <text:p>z_axis</text:p>
          </table:table-cell>
          <table:table-cell table:formula="of:=ROUND(VALUE(MID([' ;'.E323];2;LEN([' ;'.E323])-2));1)" office:value-type="float" office:value="-29.4">
            <text:p>-29.4</text:p>
          </table:table-cell>
          <table:table-cell table:formula="of:=VALUE(MID([' ;'.G323];2;LEN([' ;'.G323])-2))" office:value-type="float" office:value="43.190104">
            <text:p>43.190104</text:p>
          </table:table-cell>
          <table:table-cell table:formula="of:=ROUND([.E323]/[.$J$1];2)" office:value-type="float" office:value="43.19">
            <text:p>43.19</text:p>
          </table:table-cell>
          <table:table-cell/>
          <table:table-cell table:formula="of:=IF(RIGHT([.A323];5)=&quot;sleep&quot;;&quot;Sleep(&quot;&amp;[.$L$1]&amp;&quot;*&quot;&amp;ROUND(VALUE([.B323]);2)/[.$M$1]&amp;&quot;)&quot;;[.A323]&amp;&quot;( &quot;&amp;[.B323]&amp;&quot;, &quot;&amp;[.C323]&amp;&quot;, &quot;&amp;[.D323]&amp;&quot;, &quot;&amp;[.$I$1]&amp;&quot;*&quot;&amp;[.F323]&amp;&quot; )&quot;)" office:value-type="string" office:string-value="Turn2( rfinger12, z_axis, -29.4, MOVEANIMATIONSPEED*43.19 )">
            <text:p>Turn2( rfinger12, z_axis, -29.4, MOVEANIMATIONSPEED*43.19 )</text:p>
          </table:table-cell>
          <table:table-cell table:number-columns-repeated="6"/>
        </table:table-row>
        <table:table-row table:style-name="ro1">
          <table:table-cell table:formula="of:=IF(RIGHT([' ;'.A324];4)=&quot;turn&quot;;&quot;Turn2&quot;;IF(RIGHT([' ;'.A324];4)=&quot;move&quot;;&quot;Move&quot;;[' ;'.A324]))" office:value-type="string" office:string-value="Turn2">
            <text:p>Turn2</text:p>
          </table:table-cell>
          <table:table-cell table:formula="of:=[' ;'.B324]" office:value-type="string" office:string-value="rfinger12">
            <text:p>rfinger12</text:p>
          </table:table-cell>
          <table:table-cell table:formula="of:=LEFT([' ;'.D324];1)&amp;&quot;_&quot;&amp;RIGHT([' ;'.D324];4)" office:value-type="string" office:string-value="y_axis">
            <text:p>y_axis</text:p>
          </table:table-cell>
          <table:table-cell table:formula="of:=ROUND(VALUE(MID([' ;'.E324];2;LEN([' ;'.E324])-2));1)" office:value-type="float" office:value="40.3">
            <text:p>40.3</text:p>
          </table:table-cell>
          <table:table-cell table:formula="of:=VALUE(MID([' ;'.G324];2;LEN([' ;'.G324])-2))" office:value-type="float" office:value="20.195981">
            <text:p>20.195981</text:p>
          </table:table-cell>
          <table:table-cell table:formula="of:=ROUND([.E324]/[.$J$1];2)" office:value-type="float" office:value="20.2">
            <text:p>20.2</text:p>
          </table:table-cell>
          <table:table-cell/>
          <table:table-cell table:formula="of:=IF(RIGHT([.A324];5)=&quot;sleep&quot;;&quot;Sleep(&quot;&amp;[.$L$1]&amp;&quot;*&quot;&amp;ROUND(VALUE([.B324]);2)/[.$M$1]&amp;&quot;)&quot;;[.A324]&amp;&quot;( &quot;&amp;[.B324]&amp;&quot;, &quot;&amp;[.C324]&amp;&quot;, &quot;&amp;[.D324]&amp;&quot;, &quot;&amp;[.$I$1]&amp;&quot;*&quot;&amp;[.F324]&amp;&quot; )&quot;)" office:value-type="string" office:string-value="Turn2( rfinger12, y_axis, 40.3, MOVEANIMATIONSPEED*20.2 )">
            <text:p>Turn2( rfinger12, y_axis, 40.3, MOVEANIMATIONSPEED*20.2 )</text:p>
          </table:table-cell>
          <table:table-cell table:number-columns-repeated="6"/>
        </table:table-row>
        <table:table-row table:style-name="ro1">
          <table:table-cell table:formula="of:=IF(RIGHT([' ;'.A325];4)=&quot;turn&quot;;&quot;Turn2&quot;;IF(RIGHT([' ;'.A325];4)=&quot;move&quot;;&quot;Move&quot;;[' ;'.A325]))" office:value-type="string" office:string-value="Turn2">
            <text:p>Turn2</text:p>
          </table:table-cell>
          <table:table-cell table:formula="of:=[' ;'.B325]" office:value-type="string" office:string-value="rfinger21">
            <text:p>rfinger21</text:p>
          </table:table-cell>
          <table:table-cell table:formula="of:=LEFT([' ;'.D325];1)&amp;&quot;_&quot;&amp;RIGHT([' ;'.D325];4)" office:value-type="string" office:string-value="x_axis">
            <text:p>x_axis</text:p>
          </table:table-cell>
          <table:table-cell table:formula="of:=ROUND(VALUE(MID([' ;'.E325];2;LEN([' ;'.E325])-2));1)" office:value-type="float" office:value="-41.1">
            <text:p>-41.1</text:p>
          </table:table-cell>
          <table:table-cell table:formula="of:=VALUE(MID([' ;'.G325];2;LEN([' ;'.G325])-2))" office:value-type="float" office:value="11.803045">
            <text:p>11.803045</text:p>
          </table:table-cell>
          <table:table-cell table:formula="of:=ROUND([.E325]/[.$J$1];2)" office:value-type="float" office:value="11.8">
            <text:p>11.8</text:p>
          </table:table-cell>
          <table:table-cell/>
          <table:table-cell table:formula="of:=IF(RIGHT([.A325];5)=&quot;sleep&quot;;&quot;Sleep(&quot;&amp;[.$L$1]&amp;&quot;*&quot;&amp;ROUND(VALUE([.B325]);2)/[.$M$1]&amp;&quot;)&quot;;[.A325]&amp;&quot;( &quot;&amp;[.B325]&amp;&quot;, &quot;&amp;[.C325]&amp;&quot;, &quot;&amp;[.D325]&amp;&quot;, &quot;&amp;[.$I$1]&amp;&quot;*&quot;&amp;[.F325]&amp;&quot; )&quot;)" office:value-type="string" office:string-value="Turn2( rfinger21, x_axis, -41.1, MOVEANIMATIONSPEED*11.8 )">
            <text:p>Turn2( rfinger21, x_axis, -41.1, MOVEANIMATIONSPEED*11.8 )</text:p>
          </table:table-cell>
          <table:table-cell table:number-columns-repeated="6"/>
        </table:table-row>
        <table:table-row table:style-name="ro1">
          <table:table-cell table:formula="of:=IF(RIGHT([' ;'.A326];4)=&quot;turn&quot;;&quot;Turn2&quot;;IF(RIGHT([' ;'.A326];4)=&quot;move&quot;;&quot;Move&quot;;[' ;'.A326]))" office:value-type="string" office:string-value="Turn2">
            <text:p>Turn2</text:p>
          </table:table-cell>
          <table:table-cell table:formula="of:=[' ;'.B326]" office:value-type="string" office:string-value="rfinger21">
            <text:p>rfinger21</text:p>
          </table:table-cell>
          <table:table-cell table:formula="of:=LEFT([' ;'.D326];1)&amp;&quot;_&quot;&amp;RIGHT([' ;'.D326];4)" office:value-type="string" office:string-value="z_axis">
            <text:p>z_axis</text:p>
          </table:table-cell>
          <table:table-cell table:formula="of:=ROUND(VALUE(MID([' ;'.E326];2;LEN([' ;'.E326])-2));1)" office:value-type="float" office:value="36.8">
            <text:p>36.8</text:p>
          </table:table-cell>
          <table:table-cell table:formula="of:=VALUE(MID([' ;'.G326];2;LEN([' ;'.G326])-2))" office:value-type="float" office:value="54.722758">
            <text:p>54.722758</text:p>
          </table:table-cell>
          <table:table-cell table:formula="of:=ROUND([.E326]/[.$J$1];2)" office:value-type="float" office:value="54.72">
            <text:p>54.72</text:p>
          </table:table-cell>
          <table:table-cell/>
          <table:table-cell table:formula="of:=IF(RIGHT([.A326];5)=&quot;sleep&quot;;&quot;Sleep(&quot;&amp;[.$L$1]&amp;&quot;*&quot;&amp;ROUND(VALUE([.B326]);2)/[.$M$1]&amp;&quot;)&quot;;[.A326]&amp;&quot;( &quot;&amp;[.B326]&amp;&quot;, &quot;&amp;[.C326]&amp;&quot;, &quot;&amp;[.D326]&amp;&quot;, &quot;&amp;[.$I$1]&amp;&quot;*&quot;&amp;[.F326]&amp;&quot; )&quot;)" office:value-type="string" office:string-value="Turn2( rfinger21, z_axis, 36.8, MOVEANIMATIONSPEED*54.72 )">
            <text:p>Turn2( rfinger21, z_axis, 36.8, MOVEANIMATIONSPEED*54.72 )</text:p>
          </table:table-cell>
          <table:table-cell table:number-columns-repeated="6"/>
        </table:table-row>
        <table:table-row table:style-name="ro1">
          <table:table-cell table:formula="of:=IF(RIGHT([' ;'.A327];4)=&quot;turn&quot;;&quot;Turn2&quot;;IF(RIGHT([' ;'.A327];4)=&quot;move&quot;;&quot;Move&quot;;[' ;'.A327]))" office:value-type="string" office:string-value="Turn2">
            <text:p>Turn2</text:p>
          </table:table-cell>
          <table:table-cell table:formula="of:=[' ;'.B327]" office:value-type="string" office:string-value="rfinger21">
            <text:p>rfinger21</text:p>
          </table:table-cell>
          <table:table-cell table:formula="of:=LEFT([' ;'.D327];1)&amp;&quot;_&quot;&amp;RIGHT([' ;'.D327];4)" office:value-type="string" office:string-value="y_axis">
            <text:p>y_axis</text:p>
          </table:table-cell>
          <table:table-cell table:formula="of:=ROUND(VALUE(MID([' ;'.E327];2;LEN([' ;'.E327])-2));1)" office:value-type="float" office:value="53.5">
            <text:p>53.5</text:p>
          </table:table-cell>
          <table:table-cell table:formula="of:=VALUE(MID([' ;'.G327];2;LEN([' ;'.G327])-2))" office:value-type="float" office:value="34.342772">
            <text:p>34.342772</text:p>
          </table:table-cell>
          <table:table-cell table:formula="of:=ROUND([.E327]/[.$J$1];2)" office:value-type="float" office:value="34.34">
            <text:p>34.34</text:p>
          </table:table-cell>
          <table:table-cell/>
          <table:table-cell table:formula="of:=IF(RIGHT([.A327];5)=&quot;sleep&quot;;&quot;Sleep(&quot;&amp;[.$L$1]&amp;&quot;*&quot;&amp;ROUND(VALUE([.B327]);2)/[.$M$1]&amp;&quot;)&quot;;[.A327]&amp;&quot;( &quot;&amp;[.B327]&amp;&quot;, &quot;&amp;[.C327]&amp;&quot;, &quot;&amp;[.D327]&amp;&quot;, &quot;&amp;[.$I$1]&amp;&quot;*&quot;&amp;[.F327]&amp;&quot; )&quot;)" office:value-type="string" office:string-value="Turn2( rfinger21, y_axis, 53.5, MOVEANIMATIONSPEED*34.34 )">
            <text:p>Turn2( rfinger21, y_axis, 53.5, MOVEANIMATIONSPEED*34.34 )</text:p>
          </table:table-cell>
          <table:table-cell table:number-columns-repeated="6"/>
        </table:table-row>
        <table:table-row table:style-name="ro1">
          <table:table-cell table:formula="of:=IF(RIGHT([' ;'.A328];4)=&quot;turn&quot;;&quot;Turn2&quot;;IF(RIGHT([' ;'.A328];4)=&quot;move&quot;;&quot;Move&quot;;[' ;'.A328]))" office:value-type="string" office:string-value="Turn2">
            <text:p>Turn2</text:p>
          </table:table-cell>
          <table:table-cell table:formula="of:=[' ;'.B328]" office:value-type="string" office:string-value="rfinger22">
            <text:p>rfinger22</text:p>
          </table:table-cell>
          <table:table-cell table:formula="of:=LEFT([' ;'.D328];1)&amp;&quot;_&quot;&amp;RIGHT([' ;'.D328];4)" office:value-type="string" office:string-value="x_axis">
            <text:p>x_axis</text:p>
          </table:table-cell>
          <table:table-cell table:formula="of:=ROUND(VALUE(MID([' ;'.E328];2;LEN([' ;'.E328])-2));1)" office:value-type="float" office:value="-87.4">
            <text:p>-87.4</text:p>
          </table:table-cell>
          <table:table-cell table:formula="of:=VALUE(MID([' ;'.G328];2;LEN([' ;'.G328])-2))" office:value-type="float" office:value="2.660837">
            <text:p>2.660837</text:p>
          </table:table-cell>
          <table:table-cell table:formula="of:=ROUND([.E328]/[.$J$1];2)" office:value-type="float" office:value="2.66">
            <text:p>2.66</text:p>
          </table:table-cell>
          <table:table-cell/>
          <table:table-cell table:formula="of:=IF(RIGHT([.A328];5)=&quot;sleep&quot;;&quot;Sleep(&quot;&amp;[.$L$1]&amp;&quot;*&quot;&amp;ROUND(VALUE([.B328]);2)/[.$M$1]&amp;&quot;)&quot;;[.A328]&amp;&quot;( &quot;&amp;[.B328]&amp;&quot;, &quot;&amp;[.C328]&amp;&quot;, &quot;&amp;[.D328]&amp;&quot;, &quot;&amp;[.$I$1]&amp;&quot;*&quot;&amp;[.F328]&amp;&quot; )&quot;)" office:value-type="string" office:string-value="Turn2( rfinger22, x_axis, -87.4, MOVEANIMATIONSPEED*2.66 )">
            <text:p>Turn2( rfinger22, x_axis, -87.4, MOVEANIMATIONSPEED*2.66 )</text:p>
          </table:table-cell>
          <table:table-cell table:number-columns-repeated="6"/>
        </table:table-row>
        <table:table-row table:style-name="ro1">
          <table:table-cell table:formula="of:=IF(RIGHT([' ;'.A329];4)=&quot;turn&quot;;&quot;Turn2&quot;;IF(RIGHT([' ;'.A329];4)=&quot;move&quot;;&quot;Move&quot;;[' ;'.A329]))" office:value-type="string" office:string-value="Turn2">
            <text:p>Turn2</text:p>
          </table:table-cell>
          <table:table-cell table:formula="of:=[' ;'.B329]" office:value-type="string" office:string-value="rfinger22">
            <text:p>rfinger22</text:p>
          </table:table-cell>
          <table:table-cell table:formula="of:=LEFT([' ;'.D329];1)&amp;&quot;_&quot;&amp;RIGHT([' ;'.D329];4)" office:value-type="string" office:string-value="z_axis">
            <text:p>z_axis</text:p>
          </table:table-cell>
          <table:table-cell table:formula="of:=ROUND(VALUE(MID([' ;'.E329];2;LEN([' ;'.E329])-2));1)" office:value-type="float" office:value="-2.2">
            <text:p>-2.2</text:p>
          </table:table-cell>
          <table:table-cell table:formula="of:=VALUE(MID([' ;'.G329];2;LEN([' ;'.G329])-2))" office:value-type="float" office:value="25.89447">
            <text:p>25.89447</text:p>
          </table:table-cell>
          <table:table-cell table:formula="of:=ROUND([.E329]/[.$J$1];2)" office:value-type="float" office:value="25.89">
            <text:p>25.89</text:p>
          </table:table-cell>
          <table:table-cell/>
          <table:table-cell table:formula="of:=IF(RIGHT([.A329];5)=&quot;sleep&quot;;&quot;Sleep(&quot;&amp;[.$L$1]&amp;&quot;*&quot;&amp;ROUND(VALUE([.B329]);2)/[.$M$1]&amp;&quot;)&quot;;[.A329]&amp;&quot;( &quot;&amp;[.B329]&amp;&quot;, &quot;&amp;[.C329]&amp;&quot;, &quot;&amp;[.D329]&amp;&quot;, &quot;&amp;[.$I$1]&amp;&quot;*&quot;&amp;[.F329]&amp;&quot; )&quot;)" office:value-type="string" office:string-value="Turn2( rfinger22, z_axis, -2.2, MOVEANIMATIONSPEED*25.89 )">
            <text:p>Turn2( rfinger22, z_axis, -2.2, MOVEANIMATIONSPEED*25.89 )</text:p>
          </table:table-cell>
          <table:table-cell table:number-columns-repeated="6"/>
        </table:table-row>
        <table:table-row table:style-name="ro1">
          <table:table-cell table:formula="of:=IF(RIGHT([' ;'.A330];4)=&quot;turn&quot;;&quot;Turn2&quot;;IF(RIGHT([' ;'.A330];4)=&quot;move&quot;;&quot;Move&quot;;[' ;'.A330]))" office:value-type="string" office:string-value="Turn2">
            <text:p>Turn2</text:p>
          </table:table-cell>
          <table:table-cell table:formula="of:=[' ;'.B330]" office:value-type="string" office:string-value="rfinger31">
            <text:p>rfinger31</text:p>
          </table:table-cell>
          <table:table-cell table:formula="of:=LEFT([' ;'.D330];1)&amp;&quot;_&quot;&amp;RIGHT([' ;'.D330];4)" office:value-type="string" office:string-value="x_axis">
            <text:p>x_axis</text:p>
          </table:table-cell>
          <table:table-cell table:formula="of:=ROUND(VALUE(MID([' ;'.E330];2;LEN([' ;'.E330])-2));1)" office:value-type="float" office:value="-26.4">
            <text:p>-26.4</text:p>
          </table:table-cell>
          <table:table-cell table:formula="of:=VALUE(MID([' ;'.G330];2;LEN([' ;'.G330])-2))" office:value-type="float" office:value="13.250294">
            <text:p>13.250294</text:p>
          </table:table-cell>
          <table:table-cell table:formula="of:=ROUND([.E330]/[.$J$1];2)" office:value-type="float" office:value="13.25">
            <text:p>13.25</text:p>
          </table:table-cell>
          <table:table-cell/>
          <table:table-cell table:formula="of:=IF(RIGHT([.A330];5)=&quot;sleep&quot;;&quot;Sleep(&quot;&amp;[.$L$1]&amp;&quot;*&quot;&amp;ROUND(VALUE([.B330]);2)/[.$M$1]&amp;&quot;)&quot;;[.A330]&amp;&quot;( &quot;&amp;[.B330]&amp;&quot;, &quot;&amp;[.C330]&amp;&quot;, &quot;&amp;[.D330]&amp;&quot;, &quot;&amp;[.$I$1]&amp;&quot;*&quot;&amp;[.F330]&amp;&quot; )&quot;)" office:value-type="string" office:string-value="Turn2( rfinger31, x_axis, -26.4, MOVEANIMATIONSPEED*13.25 )">
            <text:p>Turn2( rfinger31, x_axis, -26.4, MOVEANIMATIONSPEED*13.25 )</text:p>
          </table:table-cell>
          <table:table-cell table:number-columns-repeated="6"/>
        </table:table-row>
        <table:table-row table:style-name="ro1">
          <table:table-cell table:formula="of:=IF(RIGHT([' ;'.A331];4)=&quot;turn&quot;;&quot;Turn2&quot;;IF(RIGHT([' ;'.A331];4)=&quot;move&quot;;&quot;Move&quot;;[' ;'.A331]))" office:value-type="string" office:string-value="Turn2">
            <text:p>Turn2</text:p>
          </table:table-cell>
          <table:table-cell table:formula="of:=[' ;'.B331]" office:value-type="string" office:string-value="rfinger31">
            <text:p>rfinger31</text:p>
          </table:table-cell>
          <table:table-cell table:formula="of:=LEFT([' ;'.D331];1)&amp;&quot;_&quot;&amp;RIGHT([' ;'.D331];4)" office:value-type="string" office:string-value="z_axis">
            <text:p>z_axis</text:p>
          </table:table-cell>
          <table:table-cell table:formula="of:=ROUND(VALUE(MID([' ;'.E331];2;LEN([' ;'.E331])-2));1)" office:value-type="float" office:value="23.5">
            <text:p>23.5</text:p>
          </table:table-cell>
          <table:table-cell table:formula="of:=VALUE(MID([' ;'.G331];2;LEN([' ;'.G331])-2))" office:value-type="float" office:value="46.648621">
            <text:p>46.648621</text:p>
          </table:table-cell>
          <table:table-cell table:formula="of:=ROUND([.E331]/[.$J$1];2)" office:value-type="float" office:value="46.65">
            <text:p>46.65</text:p>
          </table:table-cell>
          <table:table-cell/>
          <table:table-cell table:formula="of:=IF(RIGHT([.A331];5)=&quot;sleep&quot;;&quot;Sleep(&quot;&amp;[.$L$1]&amp;&quot;*&quot;&amp;ROUND(VALUE([.B331]);2)/[.$M$1]&amp;&quot;)&quot;;[.A331]&amp;&quot;( &quot;&amp;[.B331]&amp;&quot;, &quot;&amp;[.C331]&amp;&quot;, &quot;&amp;[.D331]&amp;&quot;, &quot;&amp;[.$I$1]&amp;&quot;*&quot;&amp;[.F331]&amp;&quot; )&quot;)" office:value-type="string" office:string-value="Turn2( rfinger31, z_axis, 23.5, MOVEANIMATIONSPEED*46.65 )">
            <text:p>Turn2( rfinger31, z_axis, 23.5, MOVEANIMATIONSPEED*46.65 )</text:p>
          </table:table-cell>
          <table:table-cell table:number-columns-repeated="6"/>
        </table:table-row>
        <table:table-row table:style-name="ro1">
          <table:table-cell table:formula="of:=IF(RIGHT([' ;'.A332];4)=&quot;turn&quot;;&quot;Turn2&quot;;IF(RIGHT([' ;'.A332];4)=&quot;move&quot;;&quot;Move&quot;;[' ;'.A332]))" office:value-type="string" office:string-value="Turn2">
            <text:p>Turn2</text:p>
          </table:table-cell>
          <table:table-cell table:formula="of:=[' ;'.B332]" office:value-type="string" office:string-value="rfinger31">
            <text:p>rfinger31</text:p>
          </table:table-cell>
          <table:table-cell table:formula="of:=LEFT([' ;'.D332];1)&amp;&quot;_&quot;&amp;RIGHT([' ;'.D332];4)" office:value-type="string" office:string-value="y_axis">
            <text:p>y_axis</text:p>
          </table:table-cell>
          <table:table-cell table:formula="of:=ROUND(VALUE(MID([' ;'.E332];2;LEN([' ;'.E332])-2));1)" office:value-type="float" office:value="44.6">
            <text:p>44.6</text:p>
          </table:table-cell>
          <table:table-cell table:formula="of:=VALUE(MID([' ;'.G332];2;LEN([' ;'.G332])-2))" office:value-type="float" office:value="23.926802">
            <text:p>23.926802</text:p>
          </table:table-cell>
          <table:table-cell table:formula="of:=ROUND([.E332]/[.$J$1];2)" office:value-type="float" office:value="23.93">
            <text:p>23.93</text:p>
          </table:table-cell>
          <table:table-cell/>
          <table:table-cell table:formula="of:=IF(RIGHT([.A332];5)=&quot;sleep&quot;;&quot;Sleep(&quot;&amp;[.$L$1]&amp;&quot;*&quot;&amp;ROUND(VALUE([.B332]);2)/[.$M$1]&amp;&quot;)&quot;;[.A332]&amp;&quot;( &quot;&amp;[.B332]&amp;&quot;, &quot;&amp;[.C332]&amp;&quot;, &quot;&amp;[.D332]&amp;&quot;, &quot;&amp;[.$I$1]&amp;&quot;*&quot;&amp;[.F332]&amp;&quot; )&quot;)" office:value-type="string" office:string-value="Turn2( rfinger31, y_axis, 44.6, MOVEANIMATIONSPEED*23.93 )">
            <text:p>Turn2( rfinger31, y_axis, 44.6, MOVEANIMATIONSPEED*23.93 )</text:p>
          </table:table-cell>
          <table:table-cell table:number-columns-repeated="6"/>
        </table:table-row>
        <table:table-row table:style-name="ro1">
          <table:table-cell table:formula="of:=IF(RIGHT([' ;'.A333];4)=&quot;turn&quot;;&quot;Turn2&quot;;IF(RIGHT([' ;'.A333];4)=&quot;move&quot;;&quot;Move&quot;;[' ;'.A333]))" office:value-type="string" office:string-value="Turn2">
            <text:p>Turn2</text:p>
          </table:table-cell>
          <table:table-cell table:formula="of:=[' ;'.B333]" office:value-type="string" office:string-value="rfinger32">
            <text:p>rfinger32</text:p>
          </table:table-cell>
          <table:table-cell table:formula="of:=LEFT([' ;'.D333];1)&amp;&quot;_&quot;&amp;RIGHT([' ;'.D333];4)" office:value-type="string" office:string-value="x_axis">
            <text:p>x_axis</text:p>
          </table:table-cell>
          <table:table-cell table:formula="of:=ROUND(VALUE(MID([' ;'.E333];2;LEN([' ;'.E333])-2));1)" office:value-type="float" office:value="-76.4">
            <text:p>-76.4</text:p>
          </table:table-cell>
          <table:table-cell table:formula="of:=VALUE(MID([' ;'.G333];2;LEN([' ;'.G333])-2))" office:value-type="float" office:value="23.291287">
            <text:p>23.291287</text:p>
          </table:table-cell>
          <table:table-cell table:formula="of:=ROUND([.E333]/[.$J$1];2)" office:value-type="float" office:value="23.29">
            <text:p>23.29</text:p>
          </table:table-cell>
          <table:table-cell/>
          <table:table-cell table:formula="of:=IF(RIGHT([.A333];5)=&quot;sleep&quot;;&quot;Sleep(&quot;&amp;[.$L$1]&amp;&quot;*&quot;&amp;ROUND(VALUE([.B333]);2)/[.$M$1]&amp;&quot;)&quot;;[.A333]&amp;&quot;( &quot;&amp;[.B333]&amp;&quot;, &quot;&amp;[.C333]&amp;&quot;, &quot;&amp;[.D333]&amp;&quot;, &quot;&amp;[.$I$1]&amp;&quot;*&quot;&amp;[.F333]&amp;&quot; )&quot;)" office:value-type="string" office:string-value="Turn2( rfinger32, x_axis, -76.4, MOVEANIMATIONSPEED*23.29 )">
            <text:p>Turn2( rfinger32, x_axis, -76.4, MOVEANIMATIONSPEED*23.29 )</text:p>
          </table:table-cell>
          <table:table-cell table:number-columns-repeated="6"/>
        </table:table-row>
        <table:table-row table:style-name="ro1">
          <table:table-cell table:formula="of:=IF(RIGHT([' ;'.A334];4)=&quot;turn&quot;;&quot;Turn2&quot;;IF(RIGHT([' ;'.A334];4)=&quot;move&quot;;&quot;Move&quot;;[' ;'.A334]))" office:value-type="string" office:string-value="Turn2">
            <text:p>Turn2</text:p>
          </table:table-cell>
          <table:table-cell table:formula="of:=[' ;'.B334]" office:value-type="string" office:string-value="rfinger32">
            <text:p>rfinger32</text:p>
          </table:table-cell>
          <table:table-cell table:formula="of:=LEFT([' ;'.D334];1)&amp;&quot;_&quot;&amp;RIGHT([' ;'.D334];4)" office:value-type="string" office:string-value="z_axis">
            <text:p>z_axis</text:p>
          </table:table-cell>
          <table:table-cell table:formula="of:=ROUND(VALUE(MID([' ;'.E334];2;LEN([' ;'.E334])-2));1)" office:value-type="float" office:value="-9.7">
            <text:p>-9.7</text:p>
          </table:table-cell>
          <table:table-cell table:formula="of:=VALUE(MID([' ;'.G334];2;LEN([' ;'.G334])-2))" office:value-type="float" office:value="54.968368">
            <text:p>54.968368</text:p>
          </table:table-cell>
          <table:table-cell table:formula="of:=ROUND([.E334]/[.$J$1];2)" office:value-type="float" office:value="54.97">
            <text:p>54.97</text:p>
          </table:table-cell>
          <table:table-cell/>
          <table:table-cell table:formula="of:=IF(RIGHT([.A334];5)=&quot;sleep&quot;;&quot;Sleep(&quot;&amp;[.$L$1]&amp;&quot;*&quot;&amp;ROUND(VALUE([.B334]);2)/[.$M$1]&amp;&quot;)&quot;;[.A334]&amp;&quot;( &quot;&amp;[.B334]&amp;&quot;, &quot;&amp;[.C334]&amp;&quot;, &quot;&amp;[.D334]&amp;&quot;, &quot;&amp;[.$I$1]&amp;&quot;*&quot;&amp;[.F334]&amp;&quot; )&quot;)" office:value-type="string" office:string-value="Turn2( rfinger32, z_axis, -9.7, MOVEANIMATIONSPEED*54.97 )">
            <text:p>Turn2( rfinger32, z_axis, -9.7, MOVEANIMATIONSPEED*54.97 )</text:p>
          </table:table-cell>
          <table:table-cell table:number-columns-repeated="6"/>
        </table:table-row>
        <table:table-row table:style-name="ro1">
          <table:table-cell table:formula="of:=IF(RIGHT([' ;'.A335];4)=&quot;turn&quot;;&quot;Turn2&quot;;IF(RIGHT([' ;'.A335];4)=&quot;move&quot;;&quot;Move&quot;;[' ;'.A335]))" office:value-type="string" office:string-value="Turn2">
            <text:p>Turn2</text:p>
          </table:table-cell>
          <table:table-cell table:formula="of:=[' ;'.B335]" office:value-type="string" office:string-value="rfinger32">
            <text:p>rfinger32</text:p>
          </table:table-cell>
          <table:table-cell table:formula="of:=LEFT([' ;'.D335];1)&amp;&quot;_&quot;&amp;RIGHT([' ;'.D335];4)" office:value-type="string" office:string-value="y_axis">
            <text:p>y_axis</text:p>
          </table:table-cell>
          <table:table-cell table:formula="of:=ROUND(VALUE(MID([' ;'.E335];2;LEN([' ;'.E335])-2));1)" office:value-type="float" office:value="43.4">
            <text:p>43.4</text:p>
          </table:table-cell>
          <table:table-cell table:formula="of:=VALUE(MID([' ;'.G335];2;LEN([' ;'.G335])-2))" office:value-type="float" office:value="3.917489">
            <text:p>3.917489</text:p>
          </table:table-cell>
          <table:table-cell table:formula="of:=ROUND([.E335]/[.$J$1];2)" office:value-type="float" office:value="3.92">
            <text:p>3.92</text:p>
          </table:table-cell>
          <table:table-cell/>
          <table:table-cell table:formula="of:=IF(RIGHT([.A335];5)=&quot;sleep&quot;;&quot;Sleep(&quot;&amp;[.$L$1]&amp;&quot;*&quot;&amp;ROUND(VALUE([.B335]);2)/[.$M$1]&amp;&quot;)&quot;;[.A335]&amp;&quot;( &quot;&amp;[.B335]&amp;&quot;, &quot;&amp;[.C335]&amp;&quot;, &quot;&amp;[.D335]&amp;&quot;, &quot;&amp;[.$I$1]&amp;&quot;*&quot;&amp;[.F335]&amp;&quot; )&quot;)" office:value-type="string" office:string-value="Turn2( rfinger32, y_axis, 43.4, MOVEANIMATIONSPEED*3.92 )">
            <text:p>Turn2( rfinger32, y_axis, 43.4, MOVEANIMATIONSPEED*3.92 )</text:p>
          </table:table-cell>
          <table:table-cell table:number-columns-repeated="6"/>
        </table:table-row>
        <table:table-row table:style-name="ro1">
          <table:table-cell table:formula="of:=IF(RIGHT([' ;'.A336];4)=&quot;turn&quot;;&quot;Turn2&quot;;IF(RIGHT([' ;'.A336];4)=&quot;move&quot;;&quot;Move&quot;;[' ;'.A336]))" office:value-type="string" office:string-value="Turn2">
            <text:p>Turn2</text:p>
          </table:table-cell>
          <table:table-cell table:formula="of:=[' ;'.B336]" office:value-type="string" office:string-value="rhoof">
            <text:p>rhoof</text:p>
          </table:table-cell>
          <table:table-cell table:formula="of:=LEFT([' ;'.D336];1)&amp;&quot;_&quot;&amp;RIGHT([' ;'.D336];4)" office:value-type="string" office:string-value="x_axis">
            <text:p>x_axis</text:p>
          </table:table-cell>
          <table:table-cell table:formula="of:=ROUND(VALUE(MID([' ;'.E336];2;LEN([' ;'.E336])-2));1)" office:value-type="float" office:value="-35.2">
            <text:p>-35.2</text:p>
          </table:table-cell>
          <table:table-cell table:formula="of:=VALUE(MID([' ;'.G336];2;LEN([' ;'.G336])-2))" office:value-type="float" office:value="23.90392">
            <text:p>23.90392</text:p>
          </table:table-cell>
          <table:table-cell table:formula="of:=ROUND([.E336]/[.$J$1];2)" office:value-type="float" office:value="23.9">
            <text:p>23.9</text:p>
          </table:table-cell>
          <table:table-cell/>
          <table:table-cell table:formula="of:=IF(RIGHT([.A336];5)=&quot;sleep&quot;;&quot;Sleep(&quot;&amp;[.$L$1]&amp;&quot;*&quot;&amp;ROUND(VALUE([.B336]);2)/[.$M$1]&amp;&quot;)&quot;;[.A336]&amp;&quot;( &quot;&amp;[.B336]&amp;&quot;, &quot;&amp;[.C336]&amp;&quot;, &quot;&amp;[.D336]&amp;&quot;, &quot;&amp;[.$I$1]&amp;&quot;*&quot;&amp;[.F336]&amp;&quot; )&quot;)" office:value-type="string" office:string-value="Turn2( rhoof, x_axis, -35.2, MOVEANIMATIONSPEED*23.9 )">
            <text:p>Turn2( rhoof, x_axis, -35.2, MOVEANIMATIONSPEED*23.9 )</text:p>
          </table:table-cell>
          <table:table-cell table:number-columns-repeated="6"/>
        </table:table-row>
        <table:table-row table:style-name="ro1">
          <table:table-cell table:formula="of:=IF(RIGHT([' ;'.A337];4)=&quot;turn&quot;;&quot;Turn2&quot;;IF(RIGHT([' ;'.A337];4)=&quot;move&quot;;&quot;Move&quot;;[' ;'.A337]))" office:value-type="string" office:string-value="Turn2">
            <text:p>Turn2</text:p>
          </table:table-cell>
          <table:table-cell table:formula="of:=[' ;'.B337]" office:value-type="string" office:string-value="rlarm">
            <text:p>rlarm</text:p>
          </table:table-cell>
          <table:table-cell table:formula="of:=LEFT([' ;'.D337];1)&amp;&quot;_&quot;&amp;RIGHT([' ;'.D337];4)" office:value-type="string" office:string-value="x_axis">
            <text:p>x_axis</text:p>
          </table:table-cell>
          <table:table-cell table:formula="of:=ROUND(VALUE(MID([' ;'.E337];2;LEN([' ;'.E337])-2));1)" office:value-type="float" office:value="-33.7">
            <text:p>-33.7</text:p>
          </table:table-cell>
          <table:table-cell table:formula="of:=VALUE(MID([' ;'.G337];2;LEN([' ;'.G337])-2))" office:value-type="float" office:value="1.357944">
            <text:p>1.357944</text:p>
          </table:table-cell>
          <table:table-cell table:formula="of:=ROUND([.E337]/[.$J$1];2)" office:value-type="float" office:value="1.36">
            <text:p>1.36</text:p>
          </table:table-cell>
          <table:table-cell/>
          <table:table-cell table:formula="of:=IF(RIGHT([.A337];5)=&quot;sleep&quot;;&quot;Sleep(&quot;&amp;[.$L$1]&amp;&quot;*&quot;&amp;ROUND(VALUE([.B337]);2)/[.$M$1]&amp;&quot;)&quot;;[.A337]&amp;&quot;( &quot;&amp;[.B337]&amp;&quot;, &quot;&amp;[.C337]&amp;&quot;, &quot;&amp;[.D337]&amp;&quot;, &quot;&amp;[.$I$1]&amp;&quot;*&quot;&amp;[.F337]&amp;&quot; )&quot;)" office:value-type="string" office:string-value="Turn2( rlarm, x_axis, -33.7, MOVEANIMATIONSPEED*1.36 )">
            <text:p>Turn2( rlarm, x_axis, -33.7, MOVEANIMATIONSPEED*1.36 )</text:p>
          </table:table-cell>
          <table:table-cell table:number-columns-repeated="6"/>
        </table:table-row>
        <table:table-row table:style-name="ro1">
          <table:table-cell table:formula="of:=IF(RIGHT([' ;'.A338];4)=&quot;turn&quot;;&quot;Turn2&quot;;IF(RIGHT([' ;'.A338];4)=&quot;move&quot;;&quot;Move&quot;;[' ;'.A338]))" office:value-type="string" office:string-value="Turn2">
            <text:p>Turn2</text:p>
          </table:table-cell>
          <table:table-cell table:formula="of:=[' ;'.B338]" office:value-type="string" office:string-value="rlarm">
            <text:p>rlarm</text:p>
          </table:table-cell>
          <table:table-cell table:formula="of:=LEFT([' ;'.D338];1)&amp;&quot;_&quot;&amp;RIGHT([' ;'.D338];4)" office:value-type="string" office:string-value="z_axis">
            <text:p>z_axis</text:p>
          </table:table-cell>
          <table:table-cell table:formula="of:=ROUND(VALUE(MID([' ;'.E338];2;LEN([' ;'.E338])-2));1)" office:value-type="float" office:value="2.9">
            <text:p>2.9</text:p>
          </table:table-cell>
          <table:table-cell table:formula="of:=VALUE(MID([' ;'.G338];2;LEN([' ;'.G338])-2))" office:value-type="float" office:value="15.95119">
            <text:p>15.95119</text:p>
          </table:table-cell>
          <table:table-cell table:formula="of:=ROUND([.E338]/[.$J$1];2)" office:value-type="float" office:value="15.95">
            <text:p>15.95</text:p>
          </table:table-cell>
          <table:table-cell/>
          <table:table-cell table:formula="of:=IF(RIGHT([.A338];5)=&quot;sleep&quot;;&quot;Sleep(&quot;&amp;[.$L$1]&amp;&quot;*&quot;&amp;ROUND(VALUE([.B338]);2)/[.$M$1]&amp;&quot;)&quot;;[.A338]&amp;&quot;( &quot;&amp;[.B338]&amp;&quot;, &quot;&amp;[.C338]&amp;&quot;, &quot;&amp;[.D338]&amp;&quot;, &quot;&amp;[.$I$1]&amp;&quot;*&quot;&amp;[.F338]&amp;&quot; )&quot;)" office:value-type="string" office:string-value="Turn2( rlarm, z_axis, 2.9, MOVEANIMATIONSPEED*15.95 )">
            <text:p>Turn2( rlarm, z_axis, 2.9, MOVEANIMATIONSPEED*15.95 )</text:p>
          </table:table-cell>
          <table:table-cell table:number-columns-repeated="6"/>
        </table:table-row>
        <table:table-row table:style-name="ro1">
          <table:table-cell table:formula="of:=IF(RIGHT([' ;'.A339];4)=&quot;turn&quot;;&quot;Turn2&quot;;IF(RIGHT([' ;'.A339];4)=&quot;move&quot;;&quot;Move&quot;;[' ;'.A339]))" office:value-type="string" office:string-value="Turn2">
            <text:p>Turn2</text:p>
          </table:table-cell>
          <table:table-cell table:formula="of:=[' ;'.B339]" office:value-type="string" office:string-value="rlarm">
            <text:p>rlarm</text:p>
          </table:table-cell>
          <table:table-cell table:formula="of:=LEFT([' ;'.D339];1)&amp;&quot;_&quot;&amp;RIGHT([' ;'.D339];4)" office:value-type="string" office:string-value="y_axis">
            <text:p>y_axis</text:p>
          </table:table-cell>
          <table:table-cell table:formula="of:=ROUND(VALUE(MID([' ;'.E339];2;LEN([' ;'.E339])-2));1)" office:value-type="float" office:value="10.1">
            <text:p>10.1</text:p>
          </table:table-cell>
          <table:table-cell table:formula="of:=VALUE(MID([' ;'.G339];2;LEN([' ;'.G339])-2))" office:value-type="float" office:value="6.693961">
            <text:p>6.693961</text:p>
          </table:table-cell>
          <table:table-cell table:formula="of:=ROUND([.E339]/[.$J$1];2)" office:value-type="float" office:value="6.69">
            <text:p>6.69</text:p>
          </table:table-cell>
          <table:table-cell/>
          <table:table-cell table:formula="of:=IF(RIGHT([.A339];5)=&quot;sleep&quot;;&quot;Sleep(&quot;&amp;[.$L$1]&amp;&quot;*&quot;&amp;ROUND(VALUE([.B339]);2)/[.$M$1]&amp;&quot;)&quot;;[.A339]&amp;&quot;( &quot;&amp;[.B339]&amp;&quot;, &quot;&amp;[.C339]&amp;&quot;, &quot;&amp;[.D339]&amp;&quot;, &quot;&amp;[.$I$1]&amp;&quot;*&quot;&amp;[.F339]&amp;&quot; )&quot;)" office:value-type="string" office:string-value="Turn2( rlarm, y_axis, 10.1, MOVEANIMATIONSPEED*6.69 )">
            <text:p>Turn2( rlarm, y_axis, 10.1, MOVEANIMATIONSPEED*6.69 )</text:p>
          </table:table-cell>
          <table:table-cell table:number-columns-repeated="6"/>
        </table:table-row>
        <table:table-row table:style-name="ro1">
          <table:table-cell table:formula="of:=IF(RIGHT([' ;'.A340];4)=&quot;turn&quot;;&quot;Turn2&quot;;IF(RIGHT([' ;'.A340];4)=&quot;move&quot;;&quot;Move&quot;;[' ;'.A340]))" office:value-type="string" office:string-value="Turn2">
            <text:p>Turn2</text:p>
          </table:table-cell>
          <table:table-cell table:formula="of:=[' ;'.B340]" office:value-type="string" office:string-value="rleg">
            <text:p>rleg</text:p>
          </table:table-cell>
          <table:table-cell table:formula="of:=LEFT([' ;'.D340];1)&amp;&quot;_&quot;&amp;RIGHT([' ;'.D340];4)" office:value-type="string" office:string-value="x_axis">
            <text:p>x_axis</text:p>
          </table:table-cell>
          <table:table-cell table:formula="of:=ROUND(VALUE(MID([' ;'.E340];2;LEN([' ;'.E340])-2));1)" office:value-type="float" office:value="24.1">
            <text:p>24.1</text:p>
          </table:table-cell>
          <table:table-cell table:formula="of:=VALUE(MID([' ;'.G340];2;LEN([' ;'.G340])-2))" office:value-type="float" office:value="63.13902">
            <text:p>63.13902</text:p>
          </table:table-cell>
          <table:table-cell table:formula="of:=ROUND([.E340]/[.$J$1];2)" office:value-type="float" office:value="63.14">
            <text:p>63.14</text:p>
          </table:table-cell>
          <table:table-cell/>
          <table:table-cell table:formula="of:=IF(RIGHT([.A340];5)=&quot;sleep&quot;;&quot;Sleep(&quot;&amp;[.$L$1]&amp;&quot;*&quot;&amp;ROUND(VALUE([.B340]);2)/[.$M$1]&amp;&quot;)&quot;;[.A340]&amp;&quot;( &quot;&amp;[.B340]&amp;&quot;, &quot;&amp;[.C340]&amp;&quot;, &quot;&amp;[.D340]&amp;&quot;, &quot;&amp;[.$I$1]&amp;&quot;*&quot;&amp;[.F340]&amp;&quot; )&quot;)" office:value-type="string" office:string-value="Turn2( rleg, x_axis, 24.1, MOVEANIMATIONSPEED*63.14 )">
            <text:p>Turn2( rleg, x_axis, 24.1, MOVEANIMATIONSPEED*63.14 )</text:p>
          </table:table-cell>
          <table:table-cell table:number-columns-repeated="6"/>
        </table:table-row>
        <table:table-row table:style-name="ro1">
          <table:table-cell table:formula="of:=IF(RIGHT([' ;'.A341];4)=&quot;turn&quot;;&quot;Turn2&quot;;IF(RIGHT([' ;'.A341];4)=&quot;move&quot;;&quot;Move&quot;;[' ;'.A341]))" office:value-type="string" office:string-value="Turn2">
            <text:p>Turn2</text:p>
          </table:table-cell>
          <table:table-cell table:formula="of:=[' ;'.B341]" office:value-type="string" office:string-value="rshoulder">
            <text:p>rshoulder</text:p>
          </table:table-cell>
          <table:table-cell table:formula="of:=LEFT([' ;'.D341];1)&amp;&quot;_&quot;&amp;RIGHT([' ;'.D341];4)" office:value-type="string" office:string-value="x_axis">
            <text:p>x_axis</text:p>
          </table:table-cell>
          <table:table-cell table:formula="of:=ROUND(VALUE(MID([' ;'.E341];2;LEN([' ;'.E341])-2));1)" office:value-type="float" office:value="-9.9">
            <text:p>-9.9</text:p>
          </table:table-cell>
          <table:table-cell table:formula="of:=VALUE(MID([' ;'.G341];2;LEN([' ;'.G341])-2))" office:value-type="float" office:value="64.929582">
            <text:p>64.929582</text:p>
          </table:table-cell>
          <table:table-cell table:formula="of:=ROUND([.E341]/[.$J$1];2)" office:value-type="float" office:value="64.93">
            <text:p>64.93</text:p>
          </table:table-cell>
          <table:table-cell/>
          <table:table-cell table:formula="of:=IF(RIGHT([.A341];5)=&quot;sleep&quot;;&quot;Sleep(&quot;&amp;[.$L$1]&amp;&quot;*&quot;&amp;ROUND(VALUE([.B341]);2)/[.$M$1]&amp;&quot;)&quot;;[.A341]&amp;&quot;( &quot;&amp;[.B341]&amp;&quot;, &quot;&amp;[.C341]&amp;&quot;, &quot;&amp;[.D341]&amp;&quot;, &quot;&amp;[.$I$1]&amp;&quot;*&quot;&amp;[.F341]&amp;&quot; )&quot;)" office:value-type="string" office:string-value="Turn2( rshoulder, x_axis, -9.9, MOVEANIMATIONSPEED*64.93 )">
            <text:p>Turn2( rshoulder, x_axis, -9.9, MOVEANIMATIONSPEED*64.93 )</text:p>
          </table:table-cell>
          <table:table-cell table:number-columns-repeated="6"/>
        </table:table-row>
        <table:table-row table:style-name="ro1">
          <table:table-cell table:formula="of:=IF(RIGHT([' ;'.A342];4)=&quot;turn&quot;;&quot;Turn2&quot;;IF(RIGHT([' ;'.A342];4)=&quot;move&quot;;&quot;Move&quot;;[' ;'.A342]))" office:value-type="string" office:string-value="Turn2">
            <text:p>Turn2</text:p>
          </table:table-cell>
          <table:table-cell table:formula="of:=[' ;'.B342]" office:value-type="string" office:string-value="rshoulder">
            <text:p>rshoulder</text:p>
          </table:table-cell>
          <table:table-cell table:formula="of:=LEFT([' ;'.D342];1)&amp;&quot;_&quot;&amp;RIGHT([' ;'.D342];4)" office:value-type="string" office:string-value="y_axis">
            <text:p>y_axis</text:p>
          </table:table-cell>
          <table:table-cell table:formula="of:=ROUND(VALUE(MID([' ;'.E342];2;LEN([' ;'.E342])-2));1)" office:value-type="float" office:value="-1">
            <text:p>-1</text:p>
          </table:table-cell>
          <table:table-cell table:formula="of:=VALUE(MID([' ;'.G342];2;LEN([' ;'.G342])-2))" office:value-type="float" office:value="6.062568">
            <text:p>6.062568</text:p>
          </table:table-cell>
          <table:table-cell table:formula="of:=ROUND([.E342]/[.$J$1];2)" office:value-type="float" office:value="6.06">
            <text:p>6.06</text:p>
          </table:table-cell>
          <table:table-cell/>
          <table:table-cell table:formula="of:=IF(RIGHT([.A342];5)=&quot;sleep&quot;;&quot;Sleep(&quot;&amp;[.$L$1]&amp;&quot;*&quot;&amp;ROUND(VALUE([.B342]);2)/[.$M$1]&amp;&quot;)&quot;;[.A342]&amp;&quot;( &quot;&amp;[.B342]&amp;&quot;, &quot;&amp;[.C342]&amp;&quot;, &quot;&amp;[.D342]&amp;&quot;, &quot;&amp;[.$I$1]&amp;&quot;*&quot;&amp;[.F342]&amp;&quot; )&quot;)" office:value-type="string" office:string-value="Turn2( rshoulder, y_axis, -1, MOVEANIMATIONSPEED*6.06 )">
            <text:p>Turn2( rshoulder, y_axis, -1, MOVEANIMATIONSPEED*6.06 )</text:p>
          </table:table-cell>
          <table:table-cell table:number-columns-repeated="6"/>
        </table:table-row>
        <table:table-row table:style-name="ro1">
          <table:table-cell table:formula="of:=IF(RIGHT([' ;'.A343];4)=&quot;turn&quot;;&quot;Turn2&quot;;IF(RIGHT([' ;'.A343];4)=&quot;move&quot;;&quot;Move&quot;;[' ;'.A343]))" office:value-type="string" office:string-value="Turn2">
            <text:p>Turn2</text:p>
          </table:table-cell>
          <table:table-cell table:formula="of:=[' ;'.B343]" office:value-type="string" office:string-value="rthigh">
            <text:p>rthigh</text:p>
          </table:table-cell>
          <table:table-cell table:formula="of:=LEFT([' ;'.D343];1)&amp;&quot;_&quot;&amp;RIGHT([' ;'.D343];4)" office:value-type="string" office:string-value="x_axis">
            <text:p>x_axis</text:p>
          </table:table-cell>
          <table:table-cell table:formula="of:=ROUND(VALUE(MID([' ;'.E343];2;LEN([' ;'.E343])-2));1)" office:value-type="float" office:value="11.1">
            <text:p>11.1</text:p>
          </table:table-cell>
          <table:table-cell table:formula="of:=VALUE(MID([' ;'.G343];2;LEN([' ;'.G343])-2))" office:value-type="float" office:value="87.042855">
            <text:p>87.042855</text:p>
          </table:table-cell>
          <table:table-cell table:formula="of:=ROUND([.E343]/[.$J$1];2)" office:value-type="float" office:value="87.04">
            <text:p>87.04</text:p>
          </table:table-cell>
          <table:table-cell/>
          <table:table-cell table:formula="of:=IF(RIGHT([.A343];5)=&quot;sleep&quot;;&quot;Sleep(&quot;&amp;[.$L$1]&amp;&quot;*&quot;&amp;ROUND(VALUE([.B343]);2)/[.$M$1]&amp;&quot;)&quot;;[.A343]&amp;&quot;( &quot;&amp;[.B343]&amp;&quot;, &quot;&amp;[.C343]&amp;&quot;, &quot;&amp;[.D343]&amp;&quot;, &quot;&amp;[.$I$1]&amp;&quot;*&quot;&amp;[.F343]&amp;&quot; )&quot;)" office:value-type="string" office:string-value="Turn2( rthigh, x_axis, 11.1, MOVEANIMATIONSPEED*87.04 )">
            <text:p>Turn2( rthigh, x_axis, 11.1, MOVEANIMATIONSPEED*87.04 )</text:p>
          </table:table-cell>
          <table:table-cell table:number-columns-repeated="6"/>
        </table:table-row>
        <table:table-row table:style-name="ro1">
          <table:table-cell table:formula="of:=IF(RIGHT([' ;'.A344];4)=&quot;turn&quot;;&quot;Turn2&quot;;IF(RIGHT([' ;'.A344];4)=&quot;move&quot;;&quot;Move&quot;;[' ;'.A344]))" office:value-type="string" office:string-value="Turn2">
            <text:p>Turn2</text:p>
          </table:table-cell>
          <table:table-cell table:formula="of:=[' ;'.B344]" office:value-type="string" office:string-value="rwing1">
            <text:p>rwing1</text:p>
          </table:table-cell>
          <table:table-cell table:formula="of:=LEFT([' ;'.D344];1)&amp;&quot;_&quot;&amp;RIGHT([' ;'.D344];4)" office:value-type="string" office:string-value="x_axis">
            <text:p>x_axis</text:p>
          </table:table-cell>
          <table:table-cell table:formula="of:=ROUND(VALUE(MID([' ;'.E344];2;LEN([' ;'.E344])-2));1)" office:value-type="float" office:value="-58">
            <text:p>-58</text:p>
          </table:table-cell>
          <table:table-cell table:formula="of:=VALUE(MID([' ;'.G344];2;LEN([' ;'.G344])-2))" office:value-type="float" office:value="22.556256">
            <text:p>22.556256</text:p>
          </table:table-cell>
          <table:table-cell table:formula="of:=ROUND([.E344]/[.$J$1];2)" office:value-type="float" office:value="22.56">
            <text:p>22.56</text:p>
          </table:table-cell>
          <table:table-cell/>
          <table:table-cell table:formula="of:=IF(RIGHT([.A344];5)=&quot;sleep&quot;;&quot;Sleep(&quot;&amp;[.$L$1]&amp;&quot;*&quot;&amp;ROUND(VALUE([.B344]);2)/[.$M$1]&amp;&quot;)&quot;;[.A344]&amp;&quot;( &quot;&amp;[.B344]&amp;&quot;, &quot;&amp;[.C344]&amp;&quot;, &quot;&amp;[.D344]&amp;&quot;, &quot;&amp;[.$I$1]&amp;&quot;*&quot;&amp;[.F344]&amp;&quot; )&quot;)" office:value-type="string" office:string-value="Turn2( rwing1, x_axis, -58, MOVEANIMATIONSPEED*22.56 )">
            <text:p>Turn2( rwing1, x_axis, -58, MOVEANIMATIONSPEED*22.56 )</text:p>
          </table:table-cell>
          <table:table-cell table:number-columns-repeated="6"/>
        </table:table-row>
        <table:table-row table:style-name="ro1">
          <table:table-cell table:formula="of:=IF(RIGHT([' ;'.A345];4)=&quot;turn&quot;;&quot;Turn2&quot;;IF(RIGHT([' ;'.A345];4)=&quot;move&quot;;&quot;Move&quot;;[' ;'.A345]))" office:value-type="string" office:string-value="Turn2">
            <text:p>Turn2</text:p>
          </table:table-cell>
          <table:table-cell table:formula="of:=[' ;'.B345]" office:value-type="string" office:string-value="rwing1">
            <text:p>rwing1</text:p>
          </table:table-cell>
          <table:table-cell table:formula="of:=LEFT([' ;'.D345];1)&amp;&quot;_&quot;&amp;RIGHT([' ;'.D345];4)" office:value-type="string" office:string-value="z_axis">
            <text:p>z_axis</text:p>
          </table:table-cell>
          <table:table-cell table:formula="of:=ROUND(VALUE(MID([' ;'.E345];2;LEN([' ;'.E345])-2));1)" office:value-type="float" office:value="-10.4">
            <text:p>-10.4</text:p>
          </table:table-cell>
          <table:table-cell table:formula="of:=VALUE(MID([' ;'.G345];2;LEN([' ;'.G345])-2))" office:value-type="float" office:value="27.462278">
            <text:p>27.462278</text:p>
          </table:table-cell>
          <table:table-cell table:formula="of:=ROUND([.E345]/[.$J$1];2)" office:value-type="float" office:value="27.46">
            <text:p>27.46</text:p>
          </table:table-cell>
          <table:table-cell/>
          <table:table-cell table:formula="of:=IF(RIGHT([.A345];5)=&quot;sleep&quot;;&quot;Sleep(&quot;&amp;[.$L$1]&amp;&quot;*&quot;&amp;ROUND(VALUE([.B345]);2)/[.$M$1]&amp;&quot;)&quot;;[.A345]&amp;&quot;( &quot;&amp;[.B345]&amp;&quot;, &quot;&amp;[.C345]&amp;&quot;, &quot;&amp;[.D345]&amp;&quot;, &quot;&amp;[.$I$1]&amp;&quot;*&quot;&amp;[.F345]&amp;&quot; )&quot;)" office:value-type="string" office:string-value="Turn2( rwing1, z_axis, -10.4, MOVEANIMATIONSPEED*27.46 )">
            <text:p>Turn2( rwing1, z_axis, -10.4, MOVEANIMATIONSPEED*27.46 )</text:p>
          </table:table-cell>
          <table:table-cell table:number-columns-repeated="6"/>
        </table:table-row>
        <table:table-row table:style-name="ro1">
          <table:table-cell table:formula="of:=IF(RIGHT([' ;'.A346];4)=&quot;turn&quot;;&quot;Turn2&quot;;IF(RIGHT([' ;'.A346];4)=&quot;move&quot;;&quot;Move&quot;;[' ;'.A346]))" office:value-type="string" office:string-value="Turn2">
            <text:p>Turn2</text:p>
          </table:table-cell>
          <table:table-cell table:formula="of:=[' ;'.B346]" office:value-type="string" office:string-value="rwing1">
            <text:p>rwing1</text:p>
          </table:table-cell>
          <table:table-cell table:formula="of:=LEFT([' ;'.D346];1)&amp;&quot;_&quot;&amp;RIGHT([' ;'.D346];4)" office:value-type="string" office:string-value="y_axis">
            <text:p>y_axis</text:p>
          </table:table-cell>
          <table:table-cell table:formula="of:=ROUND(VALUE(MID([' ;'.E346];2;LEN([' ;'.E346])-2));1)" office:value-type="float" office:value="22.7">
            <text:p>22.7</text:p>
          </table:table-cell>
          <table:table-cell table:formula="of:=VALUE(MID([' ;'.G346];2;LEN([' ;'.G346])-2))" office:value-type="float" office:value="3.829977">
            <text:p>3.829977</text:p>
          </table:table-cell>
          <table:table-cell table:formula="of:=ROUND([.E346]/[.$J$1];2)" office:value-type="float" office:value="3.83">
            <text:p>3.83</text:p>
          </table:table-cell>
          <table:table-cell/>
          <table:table-cell table:formula="of:=IF(RIGHT([.A346];5)=&quot;sleep&quot;;&quot;Sleep(&quot;&amp;[.$L$1]&amp;&quot;*&quot;&amp;ROUND(VALUE([.B346]);2)/[.$M$1]&amp;&quot;)&quot;;[.A346]&amp;&quot;( &quot;&amp;[.B346]&amp;&quot;, &quot;&amp;[.C346]&amp;&quot;, &quot;&amp;[.D346]&amp;&quot;, &quot;&amp;[.$I$1]&amp;&quot;*&quot;&amp;[.F346]&amp;&quot; )&quot;)" office:value-type="string" office:string-value="Turn2( rwing1, y_axis, 22.7, MOVEANIMATIONSPEED*3.83 )">
            <text:p>Turn2( rwing1, y_axis, 22.7, MOVEANIMATIONSPEED*3.83 )</text:p>
          </table:table-cell>
          <table:table-cell table:number-columns-repeated="6"/>
        </table:table-row>
        <table:table-row table:style-name="ro1">
          <table:table-cell table:formula="of:=IF(RIGHT([' ;'.A347];4)=&quot;turn&quot;;&quot;Turn2&quot;;IF(RIGHT([' ;'.A347];4)=&quot;move&quot;;&quot;Move&quot;;[' ;'.A347]))" office:value-type="string" office:string-value="Turn2">
            <text:p>Turn2</text:p>
          </table:table-cell>
          <table:table-cell table:formula="of:=[' ;'.B347]" office:value-type="string" office:string-value="rwing2">
            <text:p>rwing2</text:p>
          </table:table-cell>
          <table:table-cell table:formula="of:=LEFT([' ;'.D347];1)&amp;&quot;_&quot;&amp;RIGHT([' ;'.D347];4)" office:value-type="string" office:string-value="x_axis">
            <text:p>x_axis</text:p>
          </table:table-cell>
          <table:table-cell table:formula="of:=ROUND(VALUE(MID([' ;'.E347];2;LEN([' ;'.E347])-2));1)" office:value-type="float" office:value="89.4">
            <text:p>89.4</text:p>
          </table:table-cell>
          <table:table-cell table:formula="of:=VALUE(MID([' ;'.G347];2;LEN([' ;'.G347])-2))" office:value-type="float" office:value="10.100757">
            <text:p>10.100757</text:p>
          </table:table-cell>
          <table:table-cell table:formula="of:=ROUND([.E347]/[.$J$1];2)" office:value-type="float" office:value="10.1">
            <text:p>10.1</text:p>
          </table:table-cell>
          <table:table-cell/>
          <table:table-cell table:formula="of:=IF(RIGHT([.A347];5)=&quot;sleep&quot;;&quot;Sleep(&quot;&amp;[.$L$1]&amp;&quot;*&quot;&amp;ROUND(VALUE([.B347]);2)/[.$M$1]&amp;&quot;)&quot;;[.A347]&amp;&quot;( &quot;&amp;[.B347]&amp;&quot;, &quot;&amp;[.C347]&amp;&quot;, &quot;&amp;[.D347]&amp;&quot;, &quot;&amp;[.$I$1]&amp;&quot;*&quot;&amp;[.F347]&amp;&quot; )&quot;)" office:value-type="string" office:string-value="Turn2( rwing2, x_axis, 89.4, MOVEANIMATIONSPEED*10.1 )">
            <text:p>Turn2( rwing2, x_axis, 89.4, MOVEANIMATIONSPEED*10.1 )</text:p>
          </table:table-cell>
          <table:table-cell table:number-columns-repeated="6"/>
        </table:table-row>
        <table:table-row table:style-name="ro1">
          <table:table-cell table:formula="of:=IF(RIGHT([' ;'.A348];4)=&quot;turn&quot;;&quot;Turn2&quot;;IF(RIGHT([' ;'.A348];4)=&quot;move&quot;;&quot;Move&quot;;[' ;'.A348]))" office:value-type="string" office:string-value="Turn2">
            <text:p>Turn2</text:p>
          </table:table-cell>
          <table:table-cell table:formula="of:=[' ;'.B348]" office:value-type="string" office:string-value="rwing2">
            <text:p>rwing2</text:p>
          </table:table-cell>
          <table:table-cell table:formula="of:=LEFT([' ;'.D348];1)&amp;&quot;_&quot;&amp;RIGHT([' ;'.D348];4)" office:value-type="string" office:string-value="z_axis">
            <text:p>z_axis</text:p>
          </table:table-cell>
          <table:table-cell table:formula="of:=ROUND(VALUE(MID([' ;'.E348];2;LEN([' ;'.E348])-2));1)" office:value-type="float" office:value="-33.6">
            <text:p>-33.6</text:p>
          </table:table-cell>
          <table:table-cell table:formula="of:=VALUE(MID([' ;'.G348];2;LEN([' ;'.G348])-2))" office:value-type="float" office:value="30.410256">
            <text:p>30.410256</text:p>
          </table:table-cell>
          <table:table-cell table:formula="of:=ROUND([.E348]/[.$J$1];2)" office:value-type="float" office:value="30.41">
            <text:p>30.41</text:p>
          </table:table-cell>
          <table:table-cell/>
          <table:table-cell table:formula="of:=IF(RIGHT([.A348];5)=&quot;sleep&quot;;&quot;Sleep(&quot;&amp;[.$L$1]&amp;&quot;*&quot;&amp;ROUND(VALUE([.B348]);2)/[.$M$1]&amp;&quot;)&quot;;[.A348]&amp;&quot;( &quot;&amp;[.B348]&amp;&quot;, &quot;&amp;[.C348]&amp;&quot;, &quot;&amp;[.D348]&amp;&quot;, &quot;&amp;[.$I$1]&amp;&quot;*&quot;&amp;[.F348]&amp;&quot; )&quot;)" office:value-type="string" office:string-value="Turn2( rwing2, z_axis, -33.6, MOVEANIMATIONSPEED*30.41 )">
            <text:p>Turn2( rwing2, z_axis, -33.6, MOVEANIMATIONSPEED*30.41 )</text:p>
          </table:table-cell>
          <table:table-cell table:number-columns-repeated="6"/>
        </table:table-row>
        <table:table-row table:style-name="ro1">
          <table:table-cell table:formula="of:=IF(RIGHT([' ;'.A349];4)=&quot;turn&quot;;&quot;Turn2&quot;;IF(RIGHT([' ;'.A349];4)=&quot;move&quot;;&quot;Move&quot;;[' ;'.A349]))" office:value-type="string" office:string-value="Turn2">
            <text:p>Turn2</text:p>
          </table:table-cell>
          <table:table-cell table:formula="of:=[' ;'.B349]" office:value-type="string" office:string-value="rwing2">
            <text:p>rwing2</text:p>
          </table:table-cell>
          <table:table-cell table:formula="of:=LEFT([' ;'.D349];1)&amp;&quot;_&quot;&amp;RIGHT([' ;'.D349];4)" office:value-type="string" office:string-value="y_axis">
            <text:p>y_axis</text:p>
          </table:table-cell>
          <table:table-cell table:formula="of:=ROUND(VALUE(MID([' ;'.E349];2;LEN([' ;'.E349])-2));1)" office:value-type="float" office:value="14.8">
            <text:p>14.8</text:p>
          </table:table-cell>
          <table:table-cell table:formula="of:=VALUE(MID([' ;'.G349];2;LEN([' ;'.G349])-2))" office:value-type="float" office:value="38.252389">
            <text:p>38.252389</text:p>
          </table:table-cell>
          <table:table-cell table:formula="of:=ROUND([.E349]/[.$J$1];2)" office:value-type="float" office:value="38.25">
            <text:p>38.25</text:p>
          </table:table-cell>
          <table:table-cell/>
          <table:table-cell table:formula="of:=IF(RIGHT([.A349];5)=&quot;sleep&quot;;&quot;Sleep(&quot;&amp;[.$L$1]&amp;&quot;*&quot;&amp;ROUND(VALUE([.B349]);2)/[.$M$1]&amp;&quot;)&quot;;[.A349]&amp;&quot;( &quot;&amp;[.B349]&amp;&quot;, &quot;&amp;[.C349]&amp;&quot;, &quot;&amp;[.D349]&amp;&quot;, &quot;&amp;[.$I$1]&amp;&quot;*&quot;&amp;[.F349]&amp;&quot; )&quot;)" office:value-type="string" office:string-value="Turn2( rwing2, y_axis, 14.8, MOVEANIMATIONSPEED*38.25 )">
            <text:p>Turn2( rwing2, y_axis, 14.8, MOVEANIMATIONSPEED*38.25 )</text:p>
          </table:table-cell>
          <table:table-cell table:number-columns-repeated="6"/>
        </table:table-row>
        <table:table-row table:style-name="ro1">
          <table:table-cell table:formula="of:=IF(RIGHT([' ;'.A350];4)=&quot;turn&quot;;&quot;Turn2&quot;;IF(RIGHT([' ;'.A350];4)=&quot;move&quot;;&quot;Move&quot;;[' ;'.A350]))" office:value-type="string" office:string-value="Turn2">
            <text:p>Turn2</text:p>
          </table:table-cell>
          <table:table-cell table:formula="of:=[' ;'.B350]" office:value-type="string" office:string-value="rwing31">
            <text:p>rwing31</text:p>
          </table:table-cell>
          <table:table-cell table:formula="of:=LEFT([' ;'.D350];1)&amp;&quot;_&quot;&amp;RIGHT([' ;'.D350];4)" office:value-type="string" office:string-value="z_axis">
            <text:p>z_axis</text:p>
          </table:table-cell>
          <table:table-cell table:formula="of:=ROUND(VALUE(MID([' ;'.E350];2;LEN([' ;'.E350])-2));1)" office:value-type="float" office:value="14">
            <text:p>14</text:p>
          </table:table-cell>
          <table:table-cell table:formula="of:=VALUE(MID([' ;'.G350];2;LEN([' ;'.G350])-2))" office:value-type="float" office:value="9.504644">
            <text:p>9.504644</text:p>
          </table:table-cell>
          <table:table-cell table:formula="of:=ROUND([.E350]/[.$J$1];2)" office:value-type="float" office:value="9.5">
            <text:p>9.5</text:p>
          </table:table-cell>
          <table:table-cell/>
          <table:table-cell table:formula="of:=IF(RIGHT([.A350];5)=&quot;sleep&quot;;&quot;Sleep(&quot;&amp;[.$L$1]&amp;&quot;*&quot;&amp;ROUND(VALUE([.B350]);2)/[.$M$1]&amp;&quot;)&quot;;[.A350]&amp;&quot;( &quot;&amp;[.B350]&amp;&quot;, &quot;&amp;[.C350]&amp;&quot;, &quot;&amp;[.D350]&amp;&quot;, &quot;&amp;[.$I$1]&amp;&quot;*&quot;&amp;[.F350]&amp;&quot; )&quot;)" office:value-type="string" office:string-value="Turn2( rwing31, z_axis, 14, MOVEANIMATIONSPEED*9.5 )">
            <text:p>Turn2( rwing31, z_axis, 14, MOVEANIMATIONSPEED*9.5 )</text:p>
          </table:table-cell>
          <table:table-cell table:number-columns-repeated="6"/>
        </table:table-row>
        <table:table-row table:style-name="ro1">
          <table:table-cell table:formula="of:=IF(RIGHT([' ;'.A351];4)=&quot;turn&quot;;&quot;Turn2&quot;;IF(RIGHT([' ;'.A351];4)=&quot;move&quot;;&quot;Move&quot;;[' ;'.A351]))" office:value-type="string" office:string-value="Turn2">
            <text:p>Turn2</text:p>
          </table:table-cell>
          <table:table-cell table:formula="of:=[' ;'.B351]" office:value-type="string" office:string-value="rwing31">
            <text:p>rwing31</text:p>
          </table:table-cell>
          <table:table-cell table:formula="of:=LEFT([' ;'.D351];1)&amp;&quot;_&quot;&amp;RIGHT([' ;'.D351];4)" office:value-type="string" office:string-value="y_axis">
            <text:p>y_axis</text:p>
          </table:table-cell>
          <table:table-cell table:formula="of:=ROUND(VALUE(MID([' ;'.E351];2;LEN([' ;'.E351])-2));1)" office:value-type="float" office:value="10.7">
            <text:p>10.7</text:p>
          </table:table-cell>
          <table:table-cell table:formula="of:=VALUE(MID([' ;'.G351];2;LEN([' ;'.G351])-2))" office:value-type="float" office:value="22.202665">
            <text:p>22.202665</text:p>
          </table:table-cell>
          <table:table-cell table:formula="of:=ROUND([.E351]/[.$J$1];2)" office:value-type="float" office:value="22.2">
            <text:p>22.2</text:p>
          </table:table-cell>
          <table:table-cell/>
          <table:table-cell table:formula="of:=IF(RIGHT([.A351];5)=&quot;sleep&quot;;&quot;Sleep(&quot;&amp;[.$L$1]&amp;&quot;*&quot;&amp;ROUND(VALUE([.B351]);2)/[.$M$1]&amp;&quot;)&quot;;[.A351]&amp;&quot;( &quot;&amp;[.B351]&amp;&quot;, &quot;&amp;[.C351]&amp;&quot;, &quot;&amp;[.D351]&amp;&quot;, &quot;&amp;[.$I$1]&amp;&quot;*&quot;&amp;[.F351]&amp;&quot; )&quot;)" office:value-type="string" office:string-value="Turn2( rwing31, y_axis, 10.7, MOVEANIMATIONSPEED*22.2 )">
            <text:p>Turn2( rwing31, y_axis, 10.7, MOVEANIMATIONSPEED*22.2 )</text:p>
          </table:table-cell>
          <table:table-cell table:number-columns-repeated="6"/>
        </table:table-row>
        <table:table-row table:style-name="ro1">
          <table:table-cell table:formula="of:=IF(RIGHT([' ;'.A352];4)=&quot;turn&quot;;&quot;Turn2&quot;;IF(RIGHT([' ;'.A352];4)=&quot;move&quot;;&quot;Move&quot;;[' ;'.A352]))" office:value-type="string" office:string-value="Turn2">
            <text:p>Turn2</text:p>
          </table:table-cell>
          <table:table-cell table:formula="of:=[' ;'.B352]" office:value-type="string" office:string-value="rwing32">
            <text:p>rwing32</text:p>
          </table:table-cell>
          <table:table-cell table:formula="of:=LEFT([' ;'.D352];1)&amp;&quot;_&quot;&amp;RIGHT([' ;'.D352];4)" office:value-type="string" office:string-value="z_axis">
            <text:p>z_axis</text:p>
          </table:table-cell>
          <table:table-cell table:formula="of:=ROUND(VALUE(MID([' ;'.E352];2;LEN([' ;'.E352])-2));1)" office:value-type="float" office:value="14.1">
            <text:p>14.1</text:p>
          </table:table-cell>
          <table:table-cell table:formula="of:=VALUE(MID([' ;'.G352];2;LEN([' ;'.G352])-2))" office:value-type="float" office:value="9.743521">
            <text:p>9.743521</text:p>
          </table:table-cell>
          <table:table-cell table:formula="of:=ROUND([.E352]/[.$J$1];2)" office:value-type="float" office:value="9.74">
            <text:p>9.74</text:p>
          </table:table-cell>
          <table:table-cell/>
          <table:table-cell table:formula="of:=IF(RIGHT([.A352];5)=&quot;sleep&quot;;&quot;Sleep(&quot;&amp;[.$L$1]&amp;&quot;*&quot;&amp;ROUND(VALUE([.B352]);2)/[.$M$1]&amp;&quot;)&quot;;[.A352]&amp;&quot;( &quot;&amp;[.B352]&amp;&quot;, &quot;&amp;[.C352]&amp;&quot;, &quot;&amp;[.D352]&amp;&quot;, &quot;&amp;[.$I$1]&amp;&quot;*&quot;&amp;[.F352]&amp;&quot; )&quot;)" office:value-type="string" office:string-value="Turn2( rwing32, z_axis, 14.1, MOVEANIMATIONSPEED*9.74 )">
            <text:p>Turn2( rwing32, z_axis, 14.1, MOVEANIMATIONSPEED*9.74 )</text:p>
          </table:table-cell>
          <table:table-cell table:number-columns-repeated="6"/>
        </table:table-row>
        <table:table-row table:style-name="ro1">
          <table:table-cell table:formula="of:=IF(RIGHT([' ;'.A353];4)=&quot;turn&quot;;&quot;Turn2&quot;;IF(RIGHT([' ;'.A353];4)=&quot;move&quot;;&quot;Move&quot;;[' ;'.A353]))" office:value-type="string" office:string-value="Turn2">
            <text:p>Turn2</text:p>
          </table:table-cell>
          <table:table-cell table:formula="of:=[' ;'.B353]" office:value-type="string" office:string-value="rwing32">
            <text:p>rwing32</text:p>
          </table:table-cell>
          <table:table-cell table:formula="of:=LEFT([' ;'.D353];1)&amp;&quot;_&quot;&amp;RIGHT([' ;'.D353];4)" office:value-type="string" office:string-value="y_axis">
            <text:p>y_axis</text:p>
          </table:table-cell>
          <table:table-cell table:formula="of:=ROUND(VALUE(MID([' ;'.E353];2;LEN([' ;'.E353])-2));1)" office:value-type="float" office:value="10.9">
            <text:p>10.9</text:p>
          </table:table-cell>
          <table:table-cell table:formula="of:=VALUE(MID([' ;'.G353];2;LEN([' ;'.G353])-2))" office:value-type="float" office:value="22.435396">
            <text:p>22.435396</text:p>
          </table:table-cell>
          <table:table-cell table:formula="of:=ROUND([.E353]/[.$J$1];2)" office:value-type="float" office:value="22.44">
            <text:p>22.44</text:p>
          </table:table-cell>
          <table:table-cell/>
          <table:table-cell table:formula="of:=IF(RIGHT([.A353];5)=&quot;sleep&quot;;&quot;Sleep(&quot;&amp;[.$L$1]&amp;&quot;*&quot;&amp;ROUND(VALUE([.B353]);2)/[.$M$1]&amp;&quot;)&quot;;[.A353]&amp;&quot;( &quot;&amp;[.B353]&amp;&quot;, &quot;&amp;[.C353]&amp;&quot;, &quot;&amp;[.D353]&amp;&quot;, &quot;&amp;[.$I$1]&amp;&quot;*&quot;&amp;[.F353]&amp;&quot; )&quot;)" office:value-type="string" office:string-value="Turn2( rwing32, y_axis, 10.9, MOVEANIMATIONSPEED*22.44 )">
            <text:p>Turn2( rwing32, y_axis, 10.9, MOVEANIMATIONSPEED*22.44 )</text:p>
          </table:table-cell>
          <table:table-cell table:number-columns-repeated="6"/>
        </table:table-row>
        <table:table-row table:style-name="ro1">
          <table:table-cell table:formula="of:=IF(RIGHT([' ;'.A354];4)=&quot;turn&quot;;&quot;Turn2&quot;;IF(RIGHT([' ;'.A354];4)=&quot;move&quot;;&quot;Move&quot;;[' ;'.A354]))" office:value-type="string" office:string-value="Turn2">
            <text:p>Turn2</text:p>
          </table:table-cell>
          <table:table-cell table:formula="of:=[' ;'.B354]" office:value-type="string" office:string-value="rwing41">
            <text:p>rwing41</text:p>
          </table:table-cell>
          <table:table-cell table:formula="of:=LEFT([' ;'.D354];1)&amp;&quot;_&quot;&amp;RIGHT([' ;'.D354];4)" office:value-type="string" office:string-value="z_axis">
            <text:p>z_axis</text:p>
          </table:table-cell>
          <table:table-cell table:formula="of:=ROUND(VALUE(MID([' ;'.E354];2;LEN([' ;'.E354])-2));1)" office:value-type="float" office:value="14">
            <text:p>14</text:p>
          </table:table-cell>
          <table:table-cell table:formula="of:=VALUE(MID([' ;'.G354];2;LEN([' ;'.G354])-2))" office:value-type="float" office:value="9.504644">
            <text:p>9.504644</text:p>
          </table:table-cell>
          <table:table-cell table:formula="of:=ROUND([.E354]/[.$J$1];2)" office:value-type="float" office:value="9.5">
            <text:p>9.5</text:p>
          </table:table-cell>
          <table:table-cell/>
          <table:table-cell table:formula="of:=IF(RIGHT([.A354];5)=&quot;sleep&quot;;&quot;Sleep(&quot;&amp;[.$L$1]&amp;&quot;*&quot;&amp;ROUND(VALUE([.B354]);2)/[.$M$1]&amp;&quot;)&quot;;[.A354]&amp;&quot;( &quot;&amp;[.B354]&amp;&quot;, &quot;&amp;[.C354]&amp;&quot;, &quot;&amp;[.D354]&amp;&quot;, &quot;&amp;[.$I$1]&amp;&quot;*&quot;&amp;[.F354]&amp;&quot; )&quot;)" office:value-type="string" office:string-value="Turn2( rwing41, z_axis, 14, MOVEANIMATIONSPEED*9.5 )">
            <text:p>Turn2( rwing41, z_axis, 14, MOVEANIMATIONSPEED*9.5 )</text:p>
          </table:table-cell>
          <table:table-cell table:number-columns-repeated="6"/>
        </table:table-row>
        <table:table-row table:style-name="ro1">
          <table:table-cell table:formula="of:=IF(RIGHT([' ;'.A355];4)=&quot;turn&quot;;&quot;Turn2&quot;;IF(RIGHT([' ;'.A355];4)=&quot;move&quot;;&quot;Move&quot;;[' ;'.A355]))" office:value-type="string" office:string-value="Turn2">
            <text:p>Turn2</text:p>
          </table:table-cell>
          <table:table-cell table:formula="of:=[' ;'.B355]" office:value-type="string" office:string-value="rwing41">
            <text:p>rwing41</text:p>
          </table:table-cell>
          <table:table-cell table:formula="of:=LEFT([' ;'.D355];1)&amp;&quot;_&quot;&amp;RIGHT([' ;'.D355];4)" office:value-type="string" office:string-value="y_axis">
            <text:p>y_axis</text:p>
          </table:table-cell>
          <table:table-cell table:formula="of:=ROUND(VALUE(MID([' ;'.E355];2;LEN([' ;'.E355])-2));1)" office:value-type="float" office:value="10.7">
            <text:p>10.7</text:p>
          </table:table-cell>
          <table:table-cell table:formula="of:=VALUE(MID([' ;'.G355];2;LEN([' ;'.G355])-2))" office:value-type="float" office:value="22.202665">
            <text:p>22.202665</text:p>
          </table:table-cell>
          <table:table-cell table:formula="of:=ROUND([.E355]/[.$J$1];2)" office:value-type="float" office:value="22.2">
            <text:p>22.2</text:p>
          </table:table-cell>
          <table:table-cell/>
          <table:table-cell table:formula="of:=IF(RIGHT([.A355];5)=&quot;sleep&quot;;&quot;Sleep(&quot;&amp;[.$L$1]&amp;&quot;*&quot;&amp;ROUND(VALUE([.B355]);2)/[.$M$1]&amp;&quot;)&quot;;[.A355]&amp;&quot;( &quot;&amp;[.B355]&amp;&quot;, &quot;&amp;[.C355]&amp;&quot;, &quot;&amp;[.D355]&amp;&quot;, &quot;&amp;[.$I$1]&amp;&quot;*&quot;&amp;[.F355]&amp;&quot; )&quot;)" office:value-type="string" office:string-value="Turn2( rwing41, y_axis, 10.7, MOVEANIMATIONSPEED*22.2 )">
            <text:p>Turn2( rwing41, y_axis, 10.7, MOVEANIMATIONSPEED*22.2 )</text:p>
          </table:table-cell>
          <table:table-cell table:number-columns-repeated="6"/>
        </table:table-row>
        <table:table-row table:style-name="ro1">
          <table:table-cell table:formula="of:=IF(RIGHT([' ;'.A356];4)=&quot;turn&quot;;&quot;Turn2&quot;;IF(RIGHT([' ;'.A356];4)=&quot;move&quot;;&quot;Move&quot;;[' ;'.A356]))" office:value-type="string" office:string-value="Turn2">
            <text:p>Turn2</text:p>
          </table:table-cell>
          <table:table-cell table:formula="of:=[' ;'.B356]" office:value-type="string" office:string-value="rwing42">
            <text:p>rwing42</text:p>
          </table:table-cell>
          <table:table-cell table:formula="of:=LEFT([' ;'.D356];1)&amp;&quot;_&quot;&amp;RIGHT([' ;'.D356];4)" office:value-type="string" office:string-value="z_axis">
            <text:p>z_axis</text:p>
          </table:table-cell>
          <table:table-cell table:formula="of:=ROUND(VALUE(MID([' ;'.E356];2;LEN([' ;'.E356])-2));1)" office:value-type="float" office:value="13.6">
            <text:p>13.6</text:p>
          </table:table-cell>
          <table:table-cell table:formula="of:=VALUE(MID([' ;'.G356];2;LEN([' ;'.G356])-2))" office:value-type="float" office:value="8.846051">
            <text:p>8.846051</text:p>
          </table:table-cell>
          <table:table-cell table:formula="of:=ROUND([.E356]/[.$J$1];2)" office:value-type="float" office:value="8.85">
            <text:p>8.85</text:p>
          </table:table-cell>
          <table:table-cell/>
          <table:table-cell table:formula="of:=IF(RIGHT([.A356];5)=&quot;sleep&quot;;&quot;Sleep(&quot;&amp;[.$L$1]&amp;&quot;*&quot;&amp;ROUND(VALUE([.B356]);2)/[.$M$1]&amp;&quot;)&quot;;[.A356]&amp;&quot;( &quot;&amp;[.B356]&amp;&quot;, &quot;&amp;[.C356]&amp;&quot;, &quot;&amp;[.D356]&amp;&quot;, &quot;&amp;[.$I$1]&amp;&quot;*&quot;&amp;[.F356]&amp;&quot; )&quot;)" office:value-type="string" office:string-value="Turn2( rwing42, z_axis, 13.6, MOVEANIMATIONSPEED*8.85 )">
            <text:p>Turn2( rwing42, z_axis, 13.6, MOVEANIMATIONSPEED*8.85 )</text:p>
          </table:table-cell>
          <table:table-cell table:number-columns-repeated="6"/>
        </table:table-row>
        <table:table-row table:style-name="ro1">
          <table:table-cell table:formula="of:=IF(RIGHT([' ;'.A357];4)=&quot;turn&quot;;&quot;Turn2&quot;;IF(RIGHT([' ;'.A357];4)=&quot;move&quot;;&quot;Move&quot;;[' ;'.A357]))" office:value-type="string" office:string-value="Turn2">
            <text:p>Turn2</text:p>
          </table:table-cell>
          <table:table-cell table:formula="of:=[' ;'.B357]" office:value-type="string" office:string-value="rwing42">
            <text:p>rwing42</text:p>
          </table:table-cell>
          <table:table-cell table:formula="of:=LEFT([' ;'.D357];1)&amp;&quot;_&quot;&amp;RIGHT([' ;'.D357];4)" office:value-type="string" office:string-value="y_axis">
            <text:p>y_axis</text:p>
          </table:table-cell>
          <table:table-cell table:formula="of:=ROUND(VALUE(MID([' ;'.E357];2;LEN([' ;'.E357])-2));1)" office:value-type="float" office:value="10.1">
            <text:p>10.1</text:p>
          </table:table-cell>
          <table:table-cell table:formula="of:=VALUE(MID([' ;'.G357];2;LEN([' ;'.G357])-2))" office:value-type="float" office:value="21.532667">
            <text:p>21.532667</text:p>
          </table:table-cell>
          <table:table-cell table:formula="of:=ROUND([.E357]/[.$J$1];2)" office:value-type="float" office:value="21.53">
            <text:p>21.53</text:p>
          </table:table-cell>
          <table:table-cell/>
          <table:table-cell table:formula="of:=IF(RIGHT([.A357];5)=&quot;sleep&quot;;&quot;Sleep(&quot;&amp;[.$L$1]&amp;&quot;*&quot;&amp;ROUND(VALUE([.B357]);2)/[.$M$1]&amp;&quot;)&quot;;[.A357]&amp;&quot;( &quot;&amp;[.B357]&amp;&quot;, &quot;&amp;[.C357]&amp;&quot;, &quot;&amp;[.D357]&amp;&quot;, &quot;&amp;[.$I$1]&amp;&quot;*&quot;&amp;[.F357]&amp;&quot; )&quot;)" office:value-type="string" office:string-value="Turn2( rwing42, y_axis, 10.1, MOVEANIMATIONSPEED*21.53 )">
            <text:p>Turn2( rwing42, y_axis, 10.1, MOVEANIMATIONSPEED*21.53 )</text:p>
          </table:table-cell>
          <table:table-cell table:number-columns-repeated="6"/>
        </table:table-row>
        <table:table-row table:style-name="ro1">
          <table:table-cell table:formula="of:=IF(RIGHT([' ;'.A358];4)=&quot;turn&quot;;&quot;Turn2&quot;;IF(RIGHT([' ;'.A358];4)=&quot;move&quot;;&quot;Move&quot;;[' ;'.A358]))" office:value-type="string" office:string-value="Turn2">
            <text:p>Turn2</text:p>
          </table:table-cell>
          <table:table-cell table:formula="of:=[' ;'.B358]" office:value-type="string" office:string-value="rwing43">
            <text:p>rwing43</text:p>
          </table:table-cell>
          <table:table-cell table:formula="of:=LEFT([' ;'.D358];1)&amp;&quot;_&quot;&amp;RIGHT([' ;'.D358];4)" office:value-type="string" office:string-value="z_axis">
            <text:p>z_axis</text:p>
          </table:table-cell>
          <table:table-cell table:formula="of:=ROUND(VALUE(MID([' ;'.E358];2;LEN([' ;'.E358])-2));1)" office:value-type="float" office:value="12.7">
            <text:p>12.7</text:p>
          </table:table-cell>
          <table:table-cell table:formula="of:=VALUE(MID([' ;'.G358];2;LEN([' ;'.G358])-2))" office:value-type="float" office:value="7.358769">
            <text:p>7.358769</text:p>
          </table:table-cell>
          <table:table-cell table:formula="of:=ROUND([.E358]/[.$J$1];2)" office:value-type="float" office:value="7.36">
            <text:p>7.36</text:p>
          </table:table-cell>
          <table:table-cell/>
          <table:table-cell table:formula="of:=IF(RIGHT([.A358];5)=&quot;sleep&quot;;&quot;Sleep(&quot;&amp;[.$L$1]&amp;&quot;*&quot;&amp;ROUND(VALUE([.B358]);2)/[.$M$1]&amp;&quot;)&quot;;[.A358]&amp;&quot;( &quot;&amp;[.B358]&amp;&quot;, &quot;&amp;[.C358]&amp;&quot;, &quot;&amp;[.D358]&amp;&quot;, &quot;&amp;[.$I$1]&amp;&quot;*&quot;&amp;[.F358]&amp;&quot; )&quot;)" office:value-type="string" office:string-value="Turn2( rwing43, z_axis, 12.7, MOVEANIMATIONSPEED*7.36 )">
            <text:p>Turn2( rwing43, z_axis, 12.7, MOVEANIMATIONSPEED*7.36 )</text:p>
          </table:table-cell>
          <table:table-cell table:number-columns-repeated="6"/>
        </table:table-row>
        <table:table-row table:style-name="ro1">
          <table:table-cell table:formula="of:=IF(RIGHT([' ;'.A359];4)=&quot;turn&quot;;&quot;Turn2&quot;;IF(RIGHT([' ;'.A359];4)=&quot;move&quot;;&quot;Move&quot;;[' ;'.A359]))" office:value-type="string" office:string-value="Turn2">
            <text:p>Turn2</text:p>
          </table:table-cell>
          <table:table-cell table:formula="of:=[' ;'.B359]" office:value-type="string" office:string-value="rwing43">
            <text:p>rwing43</text:p>
          </table:table-cell>
          <table:table-cell table:formula="of:=LEFT([' ;'.D359];1)&amp;&quot;_&quot;&amp;RIGHT([' ;'.D359];4)" office:value-type="string" office:string-value="y_axis">
            <text:p>y_axis</text:p>
          </table:table-cell>
          <table:table-cell table:formula="of:=ROUND(VALUE(MID([' ;'.E359];2;LEN([' ;'.E359])-2));1)" office:value-type="float" office:value="8.7">
            <text:p>8.7</text:p>
          </table:table-cell>
          <table:table-cell table:formula="of:=VALUE(MID([' ;'.G359];2;LEN([' ;'.G359])-2))" office:value-type="float" office:value="19.848756">
            <text:p>19.848756</text:p>
          </table:table-cell>
          <table:table-cell table:formula="of:=ROUND([.E359]/[.$J$1];2)" office:value-type="float" office:value="19.85">
            <text:p>19.85</text:p>
          </table:table-cell>
          <table:table-cell/>
          <table:table-cell table:formula="of:=IF(RIGHT([.A359];5)=&quot;sleep&quot;;&quot;Sleep(&quot;&amp;[.$L$1]&amp;&quot;*&quot;&amp;ROUND(VALUE([.B359]);2)/[.$M$1]&amp;&quot;)&quot;;[.A359]&amp;&quot;( &quot;&amp;[.B359]&amp;&quot;, &quot;&amp;[.C359]&amp;&quot;, &quot;&amp;[.D359]&amp;&quot;, &quot;&amp;[.$I$1]&amp;&quot;*&quot;&amp;[.F359]&amp;&quot; )&quot;)" office:value-type="string" office:string-value="Turn2( rwing43, y_axis, 8.7, MOVEANIMATIONSPEED*19.85 )">
            <text:p>Turn2( rwing43, y_axis, 8.7, MOVEANIMATIONSPEED*19.85 )</text:p>
          </table:table-cell>
          <table:table-cell table:number-columns-repeated="6"/>
        </table:table-row>
        <table:table-row table:style-name="ro1">
          <table:table-cell table:formula="of:=IF(RIGHT([' ;'.A360];4)=&quot;turn&quot;;&quot;Turn2&quot;;IF(RIGHT([' ;'.A360];4)=&quot;move&quot;;&quot;Move&quot;;[' ;'.A360]))" office:value-type="string" office:string-value="Turn2">
            <text:p>Turn2</text:p>
          </table:table-cell>
          <table:table-cell table:formula="of:=[' ;'.B360]" office:value-type="string" office:string-value="rwing51">
            <text:p>rwing51</text:p>
          </table:table-cell>
          <table:table-cell table:formula="of:=LEFT([' ;'.D360];1)&amp;&quot;_&quot;&amp;RIGHT([' ;'.D360];4)" office:value-type="string" office:string-value="z_axis">
            <text:p>z_axis</text:p>
          </table:table-cell>
          <table:table-cell table:formula="of:=ROUND(VALUE(MID([' ;'.E360];2;LEN([' ;'.E360])-2));1)" office:value-type="float" office:value="16.7">
            <text:p>16.7</text:p>
          </table:table-cell>
          <table:table-cell table:formula="of:=VALUE(MID([' ;'.G360];2;LEN([' ;'.G360])-2))" office:value-type="float" office:value="17.771367">
            <text:p>17.771367</text:p>
          </table:table-cell>
          <table:table-cell table:formula="of:=ROUND([.E360]/[.$J$1];2)" office:value-type="float" office:value="17.77">
            <text:p>17.77</text:p>
          </table:table-cell>
          <table:table-cell/>
          <table:table-cell table:formula="of:=IF(RIGHT([.A360];5)=&quot;sleep&quot;;&quot;Sleep(&quot;&amp;[.$L$1]&amp;&quot;*&quot;&amp;ROUND(VALUE([.B360]);2)/[.$M$1]&amp;&quot;)&quot;;[.A360]&amp;&quot;( &quot;&amp;[.B360]&amp;&quot;, &quot;&amp;[.C360]&amp;&quot;, &quot;&amp;[.D360]&amp;&quot;, &quot;&amp;[.$I$1]&amp;&quot;*&quot;&amp;[.F360]&amp;&quot; )&quot;)" office:value-type="string" office:string-value="Turn2( rwing51, z_axis, 16.7, MOVEANIMATIONSPEED*17.77 )">
            <text:p>Turn2( rwing51, z_axis, 16.7, MOVEANIMATIONSPEED*17.77 )</text:p>
          </table:table-cell>
          <table:table-cell table:number-columns-repeated="6"/>
        </table:table-row>
        <table:table-row table:style-name="ro1">
          <table:table-cell table:formula="of:=IF(RIGHT([' ;'.A361];4)=&quot;turn&quot;;&quot;Turn2&quot;;IF(RIGHT([' ;'.A361];4)=&quot;move&quot;;&quot;Move&quot;;[' ;'.A361]))" office:value-type="string" office:string-value="Turn2">
            <text:p>Turn2</text:p>
          </table:table-cell>
          <table:table-cell table:formula="of:=[' ;'.B361]" office:value-type="string" office:string-value="rwing51">
            <text:p>rwing51</text:p>
          </table:table-cell>
          <table:table-cell table:formula="of:=LEFT([' ;'.D361];1)&amp;&quot;_&quot;&amp;RIGHT([' ;'.D361];4)" office:value-type="string" office:string-value="y_axis">
            <text:p>y_axis</text:p>
          </table:table-cell>
          <table:table-cell table:formula="of:=ROUND(VALUE(MID([' ;'.E361];2;LEN([' ;'.E361])-2));1)" office:value-type="float" office:value="17.7">
            <text:p>17.7</text:p>
          </table:table-cell>
          <table:table-cell table:formula="of:=VALUE(MID([' ;'.G361];2;LEN([' ;'.G361])-2))" office:value-type="float" office:value="27.802695">
            <text:p>27.802695</text:p>
          </table:table-cell>
          <table:table-cell table:formula="of:=ROUND([.E361]/[.$J$1];2)" office:value-type="float" office:value="27.8">
            <text:p>27.8</text:p>
          </table:table-cell>
          <table:table-cell/>
          <table:table-cell table:formula="of:=IF(RIGHT([.A361];5)=&quot;sleep&quot;;&quot;Sleep(&quot;&amp;[.$L$1]&amp;&quot;*&quot;&amp;ROUND(VALUE([.B361]);2)/[.$M$1]&amp;&quot;)&quot;;[.A361]&amp;&quot;( &quot;&amp;[.B361]&amp;&quot;, &quot;&amp;[.C361]&amp;&quot;, &quot;&amp;[.D361]&amp;&quot;, &quot;&amp;[.$I$1]&amp;&quot;*&quot;&amp;[.F361]&amp;&quot; )&quot;)" office:value-type="string" office:string-value="Turn2( rwing51, y_axis, 17.7, MOVEANIMATIONSPEED*27.8 )">
            <text:p>Turn2( rwing51, y_axis, 17.7, MOVEANIMATIONSPEED*27.8 )</text:p>
          </table:table-cell>
          <table:table-cell table:number-columns-repeated="6"/>
        </table:table-row>
        <table:table-row table:style-name="ro1">
          <table:table-cell table:formula="of:=IF(RIGHT([' ;'.A362];4)=&quot;turn&quot;;&quot;Turn2&quot;;IF(RIGHT([' ;'.A362];4)=&quot;move&quot;;&quot;Move&quot;;[' ;'.A362]))" office:value-type="string" office:string-value="Turn2">
            <text:p>Turn2</text:p>
          </table:table-cell>
          <table:table-cell table:formula="of:=[' ;'.B362]" office:value-type="string" office:string-value="rwing52">
            <text:p>rwing52</text:p>
          </table:table-cell>
          <table:table-cell table:formula="of:=LEFT([' ;'.D362];1)&amp;&quot;_&quot;&amp;RIGHT([' ;'.D362];4)" office:value-type="string" office:string-value="z_axis">
            <text:p>z_axis</text:p>
          </table:table-cell>
          <table:table-cell table:formula="of:=ROUND(VALUE(MID([' ;'.E362];2;LEN([' ;'.E362])-2));1)" office:value-type="float" office:value="13.8">
            <text:p>13.8</text:p>
          </table:table-cell>
          <table:table-cell table:formula="of:=VALUE(MID([' ;'.G362];2;LEN([' ;'.G362])-2))" office:value-type="float" office:value="9.128992">
            <text:p>9.128992</text:p>
          </table:table-cell>
          <table:table-cell table:formula="of:=ROUND([.E362]/[.$J$1];2)" office:value-type="float" office:value="9.13">
            <text:p>9.13</text:p>
          </table:table-cell>
          <table:table-cell/>
          <table:table-cell table:formula="of:=IF(RIGHT([.A362];5)=&quot;sleep&quot;;&quot;Sleep(&quot;&amp;[.$L$1]&amp;&quot;*&quot;&amp;ROUND(VALUE([.B362]);2)/[.$M$1]&amp;&quot;)&quot;;[.A362]&amp;&quot;( &quot;&amp;[.B362]&amp;&quot;, &quot;&amp;[.C362]&amp;&quot;, &quot;&amp;[.D362]&amp;&quot;, &quot;&amp;[.$I$1]&amp;&quot;*&quot;&amp;[.F362]&amp;&quot; )&quot;)" office:value-type="string" office:string-value="Turn2( rwing52, z_axis, 13.8, MOVEANIMATIONSPEED*9.13 )">
            <text:p>Turn2( rwing52, z_axis, 13.8, MOVEANIMATIONSPEED*9.13 )</text:p>
          </table:table-cell>
          <table:table-cell table:number-columns-repeated="6"/>
        </table:table-row>
        <table:table-row table:style-name="ro1">
          <table:table-cell table:formula="of:=IF(RIGHT([' ;'.A363];4)=&quot;turn&quot;;&quot;Turn2&quot;;IF(RIGHT([' ;'.A363];4)=&quot;move&quot;;&quot;Move&quot;;[' ;'.A363]))" office:value-type="string" office:string-value="Turn2">
            <text:p>Turn2</text:p>
          </table:table-cell>
          <table:table-cell table:formula="of:=[' ;'.B363]" office:value-type="string" office:string-value="rwing52">
            <text:p>rwing52</text:p>
          </table:table-cell>
          <table:table-cell table:formula="of:=LEFT([' ;'.D363];1)&amp;&quot;_&quot;&amp;RIGHT([' ;'.D363];4)" office:value-type="string" office:string-value="y_axis">
            <text:p>y_axis</text:p>
          </table:table-cell>
          <table:table-cell table:formula="of:=ROUND(VALUE(MID([' ;'.E363];2;LEN([' ;'.E363])-2));1)" office:value-type="float" office:value="10.3">
            <text:p>10.3</text:p>
          </table:table-cell>
          <table:table-cell table:formula="of:=VALUE(MID([' ;'.G363];2;LEN([' ;'.G363])-2))" office:value-type="float" office:value="21.825724">
            <text:p>21.825724</text:p>
          </table:table-cell>
          <table:table-cell table:formula="of:=ROUND([.E363]/[.$J$1];2)" office:value-type="float" office:value="21.83">
            <text:p>21.83</text:p>
          </table:table-cell>
          <table:table-cell/>
          <table:table-cell table:formula="of:=IF(RIGHT([.A363];5)=&quot;sleep&quot;;&quot;Sleep(&quot;&amp;[.$L$1]&amp;&quot;*&quot;&amp;ROUND(VALUE([.B363]);2)/[.$M$1]&amp;&quot;)&quot;;[.A363]&amp;&quot;( &quot;&amp;[.B363]&amp;&quot;, &quot;&amp;[.C363]&amp;&quot;, &quot;&amp;[.D363]&amp;&quot;, &quot;&amp;[.$I$1]&amp;&quot;*&quot;&amp;[.F363]&amp;&quot; )&quot;)" office:value-type="string" office:string-value="Turn2( rwing52, y_axis, 10.3, MOVEANIMATIONSPEED*21.83 )">
            <text:p>Turn2( rwing52, y_axis, 10.3, MOVEANIMATIONSPEED*21.83 )</text:p>
          </table:table-cell>
          <table:table-cell table:number-columns-repeated="6"/>
        </table:table-row>
        <table:table-row table:style-name="ro1">
          <table:table-cell table:formula="of:=IF(RIGHT([' ;'.A364];4)=&quot;turn&quot;;&quot;Turn2&quot;;IF(RIGHT([' ;'.A364];4)=&quot;move&quot;;&quot;Move&quot;;[' ;'.A364]))" office:value-type="string" office:string-value="Turn2">
            <text:p>Turn2</text:p>
          </table:table-cell>
          <table:table-cell table:formula="of:=[' ;'.B364]" office:value-type="string" office:string-value="rwing53">
            <text:p>rwing53</text:p>
          </table:table-cell>
          <table:table-cell table:formula="of:=LEFT([' ;'.D364];1)&amp;&quot;_&quot;&amp;RIGHT([' ;'.D364];4)" office:value-type="string" office:string-value="z_axis">
            <text:p>z_axis</text:p>
          </table:table-cell>
          <table:table-cell table:formula="of:=ROUND(VALUE(MID([' ;'.E364];2;LEN([' ;'.E364])-2));1)" office:value-type="float" office:value="7.6">
            <text:p>7.6</text:p>
          </table:table-cell>
          <table:table-cell table:formula="of:=VALUE(MID([' ;'.G364];2;LEN([' ;'.G364])-2))" office:value-type="float" office:value="2.345675">
            <text:p>2.345675</text:p>
          </table:table-cell>
          <table:table-cell table:formula="of:=ROUND([.E364]/[.$J$1];2)" office:value-type="float" office:value="2.35">
            <text:p>2.35</text:p>
          </table:table-cell>
          <table:table-cell/>
          <table:table-cell table:formula="of:=IF(RIGHT([.A364];5)=&quot;sleep&quot;;&quot;Sleep(&quot;&amp;[.$L$1]&amp;&quot;*&quot;&amp;ROUND(VALUE([.B364]);2)/[.$M$1]&amp;&quot;)&quot;;[.A364]&amp;&quot;( &quot;&amp;[.B364]&amp;&quot;, &quot;&amp;[.C364]&amp;&quot;, &quot;&amp;[.D364]&amp;&quot;, &quot;&amp;[.$I$1]&amp;&quot;*&quot;&amp;[.F364]&amp;&quot; )&quot;)" office:value-type="string" office:string-value="Turn2( rwing53, z_axis, 7.6, MOVEANIMATIONSPEED*2.35 )">
            <text:p>Turn2( rwing53, z_axis, 7.6, MOVEANIMATIONSPEED*2.35 )</text:p>
          </table:table-cell>
          <table:table-cell table:number-columns-repeated="6"/>
        </table:table-row>
        <table:table-row table:style-name="ro1">
          <table:table-cell table:formula="of:=IF(RIGHT([' ;'.A365];4)=&quot;turn&quot;;&quot;Turn2&quot;;IF(RIGHT([' ;'.A365];4)=&quot;move&quot;;&quot;Move&quot;;[' ;'.A365]))" office:value-type="string" office:string-value="Turn2">
            <text:p>Turn2</text:p>
          </table:table-cell>
          <table:table-cell table:formula="of:=[' ;'.B365]" office:value-type="string" office:string-value="rwing53">
            <text:p>rwing53</text:p>
          </table:table-cell>
          <table:table-cell table:formula="of:=LEFT([' ;'.D365];1)&amp;&quot;_&quot;&amp;RIGHT([' ;'.D365];4)" office:value-type="string" office:string-value="y_axis">
            <text:p>y_axis</text:p>
          </table:table-cell>
          <table:table-cell table:formula="of:=ROUND(VALUE(MID([' ;'.E365];2;LEN([' ;'.E365])-2));1)" office:value-type="float" office:value="3.6">
            <text:p>3.6</text:p>
          </table:table-cell>
          <table:table-cell table:formula="of:=VALUE(MID([' ;'.G365];2;LEN([' ;'.G365])-2))" office:value-type="float" office:value="11.294885">
            <text:p>11.294885</text:p>
          </table:table-cell>
          <table:table-cell table:formula="of:=ROUND([.E365]/[.$J$1];2)" office:value-type="float" office:value="11.29">
            <text:p>11.29</text:p>
          </table:table-cell>
          <table:table-cell/>
          <table:table-cell table:formula="of:=IF(RIGHT([.A365];5)=&quot;sleep&quot;;&quot;Sleep(&quot;&amp;[.$L$1]&amp;&quot;*&quot;&amp;ROUND(VALUE([.B365]);2)/[.$M$1]&amp;&quot;)&quot;;[.A365]&amp;&quot;( &quot;&amp;[.B365]&amp;&quot;, &quot;&amp;[.C365]&amp;&quot;, &quot;&amp;[.D365]&amp;&quot;, &quot;&amp;[.$I$1]&amp;&quot;*&quot;&amp;[.F365]&amp;&quot; )&quot;)" office:value-type="string" office:string-value="Turn2( rwing53, y_axis, 3.6, MOVEANIMATIONSPEED*11.29 )">
            <text:p>Turn2( rwing53, y_axis, 3.6, MOVEANIMATIONSPEED*11.29 )</text:p>
          </table:table-cell>
          <table:table-cell table:number-columns-repeated="6"/>
        </table:table-row>
        <table:table-row table:style-name="ro1">
          <table:table-cell table:formula="of:=IF(RIGHT([' ;'.A366];4)=&quot;turn&quot;;&quot;Turn2&quot;;IF(RIGHT([' ;'.A366];4)=&quot;move&quot;;&quot;Move&quot;;[' ;'.A366]))" office:value-type="string" office:string-value="Turn2">
            <text:p>Turn2</text:p>
          </table:table-cell>
          <table:table-cell table:formula="of:=[' ;'.B366]" office:value-type="string" office:string-value="tail1">
            <text:p>tail1</text:p>
          </table:table-cell>
          <table:table-cell table:formula="of:=LEFT([' ;'.D366];1)&amp;&quot;_&quot;&amp;RIGHT([' ;'.D366];4)" office:value-type="string" office:string-value="y_axis">
            <text:p>y_axis</text:p>
          </table:table-cell>
          <table:table-cell table:formula="of:=ROUND(VALUE(MID([' ;'.E366];2;LEN([' ;'.E366])-2));1)" office:value-type="float" office:value="7.3">
            <text:p>7.3</text:p>
          </table:table-cell>
          <table:table-cell table:formula="of:=VALUE(MID([' ;'.G366];2;LEN([' ;'.G366])-2))" office:value-type="float" office:value="34.404542">
            <text:p>34.404542</text:p>
          </table:table-cell>
          <table:table-cell table:formula="of:=ROUND([.E366]/[.$J$1];2)" office:value-type="float" office:value="34.4">
            <text:p>34.4</text:p>
          </table:table-cell>
          <table:table-cell/>
          <table:table-cell table:formula="of:=IF(RIGHT([.A366];5)=&quot;sleep&quot;;&quot;Sleep(&quot;&amp;[.$L$1]&amp;&quot;*&quot;&amp;ROUND(VALUE([.B366]);2)/[.$M$1]&amp;&quot;)&quot;;[.A366]&amp;&quot;( &quot;&amp;[.B366]&amp;&quot;, &quot;&amp;[.C366]&amp;&quot;, &quot;&amp;[.D366]&amp;&quot;, &quot;&amp;[.$I$1]&amp;&quot;*&quot;&amp;[.F366]&amp;&quot; )&quot;)" office:value-type="string" office:string-value="Turn2( tail1, y_axis, 7.3, MOVEANIMATIONSPEED*34.4 )">
            <text:p>Turn2( tail1, y_axis, 7.3, MOVEANIMATIONSPEED*34.4 )</text:p>
          </table:table-cell>
          <table:table-cell table:number-columns-repeated="6"/>
        </table:table-row>
        <table:table-row table:style-name="ro1">
          <table:table-cell table:formula="of:=IF(RIGHT([' ;'.A367];4)=&quot;turn&quot;;&quot;Turn2&quot;;IF(RIGHT([' ;'.A367];4)=&quot;move&quot;;&quot;Move&quot;;[' ;'.A367]))" office:value-type="string" office:string-value="Turn2">
            <text:p>Turn2</text:p>
          </table:table-cell>
          <table:table-cell table:formula="of:=[' ;'.B367]" office:value-type="string" office:string-value="tail2">
            <text:p>tail2</text:p>
          </table:table-cell>
          <table:table-cell table:formula="of:=LEFT([' ;'.D367];1)&amp;&quot;_&quot;&amp;RIGHT([' ;'.D367];4)" office:value-type="string" office:string-value="z_axis">
            <text:p>z_axis</text:p>
          </table:table-cell>
          <table:table-cell table:formula="of:=ROUND(VALUE(MID([' ;'.E367];2;LEN([' ;'.E367])-2));1)" office:value-type="float" office:value="-1.1">
            <text:p>-1.1</text:p>
          </table:table-cell>
          <table:table-cell table:formula="of:=VALUE(MID([' ;'.G367];2;LEN([' ;'.G367])-2))" office:value-type="float" office:value="4.738512">
            <text:p>4.738512</text:p>
          </table:table-cell>
          <table:table-cell table:formula="of:=ROUND([.E367]/[.$J$1];2)" office:value-type="float" office:value="4.74">
            <text:p>4.74</text:p>
          </table:table-cell>
          <table:table-cell/>
          <table:table-cell table:formula="of:=IF(RIGHT([.A367];5)=&quot;sleep&quot;;&quot;Sleep(&quot;&amp;[.$L$1]&amp;&quot;*&quot;&amp;ROUND(VALUE([.B367]);2)/[.$M$1]&amp;&quot;)&quot;;[.A367]&amp;&quot;( &quot;&amp;[.B367]&amp;&quot;, &quot;&amp;[.C367]&amp;&quot;, &quot;&amp;[.D367]&amp;&quot;, &quot;&amp;[.$I$1]&amp;&quot;*&quot;&amp;[.F367]&amp;&quot; )&quot;)" office:value-type="string" office:string-value="Turn2( tail2, z_axis, -1.1, MOVEANIMATIONSPEED*4.74 )">
            <text:p>Turn2( tail2, z_axis, -1.1, MOVEANIMATIONSPEED*4.74 )</text:p>
          </table:table-cell>
          <table:table-cell table:number-columns-repeated="6"/>
        </table:table-row>
        <table:table-row table:style-name="ro1">
          <table:table-cell table:formula="of:=IF(RIGHT([' ;'.A368];4)=&quot;turn&quot;;&quot;Turn2&quot;;IF(RIGHT([' ;'.A368];4)=&quot;move&quot;;&quot;Move&quot;;[' ;'.A368]))" office:value-type="string" office:string-value="Turn2">
            <text:p>Turn2</text:p>
          </table:table-cell>
          <table:table-cell table:formula="of:=[' ;'.B368]" office:value-type="string" office:string-value="tail4">
            <text:p>tail4</text:p>
          </table:table-cell>
          <table:table-cell table:formula="of:=LEFT([' ;'.D368];1)&amp;&quot;_&quot;&amp;RIGHT([' ;'.D368];4)" office:value-type="string" office:string-value="z_axis">
            <text:p>z_axis</text:p>
          </table:table-cell>
          <table:table-cell table:formula="of:=ROUND(VALUE(MID([' ;'.E368];2;LEN([' ;'.E368])-2));1)" office:value-type="float" office:value="-0.9">
            <text:p>-0.9</text:p>
          </table:table-cell>
          <table:table-cell table:formula="of:=VALUE(MID([' ;'.G368];2;LEN([' ;'.G368])-2))" office:value-type="float" office:value="4.077872">
            <text:p>4.077872</text:p>
          </table:table-cell>
          <table:table-cell table:formula="of:=ROUND([.E368]/[.$J$1];2)" office:value-type="float" office:value="4.08">
            <text:p>4.08</text:p>
          </table:table-cell>
          <table:table-cell/>
          <table:table-cell table:formula="of:=IF(RIGHT([.A368];5)=&quot;sleep&quot;;&quot;Sleep(&quot;&amp;[.$L$1]&amp;&quot;*&quot;&amp;ROUND(VALUE([.B368]);2)/[.$M$1]&amp;&quot;)&quot;;[.A368]&amp;&quot;( &quot;&amp;[.B368]&amp;&quot;, &quot;&amp;[.C368]&amp;&quot;, &quot;&amp;[.D368]&amp;&quot;, &quot;&amp;[.$I$1]&amp;&quot;*&quot;&amp;[.F368]&amp;&quot; )&quot;)" office:value-type="string" office:string-value="Turn2( tail4, z_axis, -0.9, MOVEANIMATIONSPEED*4.08 )">
            <text:p>Turn2( tail4, z_axis, -0.9, MOVEANIMATIONSPEED*4.08 )</text:p>
          </table:table-cell>
          <table:table-cell table:number-columns-repeated="6"/>
        </table:table-row>
        <table:table-row table:style-name="ro1">
          <table:table-cell table:formula="of:=IF(RIGHT([' ;'.A369];4)=&quot;turn&quot;;&quot;Turn2&quot;;IF(RIGHT([' ;'.A369];4)=&quot;move&quot;;&quot;Move&quot;;[' ;'.A369]))" office:value-type="string" office:string-value="Turn2">
            <text:p>Turn2</text:p>
          </table:table-cell>
          <table:table-cell table:formula="of:=[' ;'.B369]" office:value-type="string" office:string-value="tail5">
            <text:p>tail5</text:p>
          </table:table-cell>
          <table:table-cell table:formula="of:=LEFT([' ;'.D369];1)&amp;&quot;_&quot;&amp;RIGHT([' ;'.D369];4)" office:value-type="string" office:string-value="x_axis">
            <text:p>x_axis</text:p>
          </table:table-cell>
          <table:table-cell table:formula="of:=ROUND(VALUE(MID([' ;'.E369];2;LEN([' ;'.E369])-2));1)" office:value-type="float" office:value="14.2">
            <text:p>14.2</text:p>
          </table:table-cell>
          <table:table-cell table:formula="of:=VALUE(MID([' ;'.G369];2;LEN([' ;'.G369])-2))" office:value-type="float" office:value="1.394972">
            <text:p>1.394972</text:p>
          </table:table-cell>
          <table:table-cell table:formula="of:=ROUND([.E369]/[.$J$1];2)" office:value-type="float" office:value="1.39">
            <text:p>1.39</text:p>
          </table:table-cell>
          <table:table-cell/>
          <table:table-cell table:formula="of:=IF(RIGHT([.A369];5)=&quot;sleep&quot;;&quot;Sleep(&quot;&amp;[.$L$1]&amp;&quot;*&quot;&amp;ROUND(VALUE([.B369]);2)/[.$M$1]&amp;&quot;)&quot;;[.A369]&amp;&quot;( &quot;&amp;[.B369]&amp;&quot;, &quot;&amp;[.C369]&amp;&quot;, &quot;&amp;[.D369]&amp;&quot;, &quot;&amp;[.$I$1]&amp;&quot;*&quot;&amp;[.F369]&amp;&quot; )&quot;)" office:value-type="string" office:string-value="Turn2( tail5, x_axis, 14.2, MOVEANIMATIONSPEED*1.39 )">
            <text:p>Turn2( tail5, x_axis, 14.2, MOVEANIMATIONSPEED*1.39 )</text:p>
          </table:table-cell>
          <table:table-cell table:number-columns-repeated="6"/>
        </table:table-row>
        <table:table-row table:style-name="ro1">
          <table:table-cell table:formula="of:=IF(RIGHT([' ;'.A370];4)=&quot;turn&quot;;&quot;Turn2&quot;;IF(RIGHT([' ;'.A370];4)=&quot;move&quot;;&quot;Move&quot;;[' ;'.A370]))" office:value-type="string" office:string-value="Turn2">
            <text:p>Turn2</text:p>
          </table:table-cell>
          <table:table-cell table:formula="of:=[' ;'.B370]" office:value-type="string" office:string-value="tail5">
            <text:p>tail5</text:p>
          </table:table-cell>
          <table:table-cell table:formula="of:=LEFT([' ;'.D370];1)&amp;&quot;_&quot;&amp;RIGHT([' ;'.D370];4)" office:value-type="string" office:string-value="z_axis">
            <text:p>z_axis</text:p>
          </table:table-cell>
          <table:table-cell table:formula="of:=ROUND(VALUE(MID([' ;'.E370];2;LEN([' ;'.E370])-2));1)" office:value-type="float" office:value="-2">
            <text:p>-2</text:p>
          </table:table-cell>
          <table:table-cell table:formula="of:=VALUE(MID([' ;'.G370];2;LEN([' ;'.G370])-2))" office:value-type="float" office:value="8.386928">
            <text:p>8.386928</text:p>
          </table:table-cell>
          <table:table-cell table:formula="of:=ROUND([.E370]/[.$J$1];2)" office:value-type="float" office:value="8.39">
            <text:p>8.39</text:p>
          </table:table-cell>
          <table:table-cell/>
          <table:table-cell table:formula="of:=IF(RIGHT([.A370];5)=&quot;sleep&quot;;&quot;Sleep(&quot;&amp;[.$L$1]&amp;&quot;*&quot;&amp;ROUND(VALUE([.B370]);2)/[.$M$1]&amp;&quot;)&quot;;[.A370]&amp;&quot;( &quot;&amp;[.B370]&amp;&quot;, &quot;&amp;[.C370]&amp;&quot;, &quot;&amp;[.D370]&amp;&quot;, &quot;&amp;[.$I$1]&amp;&quot;*&quot;&amp;[.F370]&amp;&quot; )&quot;)" office:value-type="string" office:string-value="Turn2( tail5, z_axis, -2, MOVEANIMATIONSPEED*8.39 )">
            <text:p>Turn2( tail5, z_axis, -2, MOVEANIMATIONSPEED*8.39 )</text:p>
          </table:table-cell>
          <table:table-cell table:number-columns-repeated="6"/>
        </table:table-row>
        <table:table-row table:style-name="ro1">
          <table:table-cell table:formula="of:=IF(RIGHT([' ;'.A371];4)=&quot;turn&quot;;&quot;Turn2&quot;;IF(RIGHT([' ;'.A371];4)=&quot;move&quot;;&quot;Move&quot;;[' ;'.A371]))" office:value-type="string" office:string-value="Turn2">
            <text:p>Turn2</text:p>
          </table:table-cell>
          <table:table-cell table:formula="of:=[' ;'.B371]" office:value-type="string" office:string-value="tail5">
            <text:p>tail5</text:p>
          </table:table-cell>
          <table:table-cell table:formula="of:=LEFT([' ;'.D371];1)&amp;&quot;_&quot;&amp;RIGHT([' ;'.D371];4)" office:value-type="string" office:string-value="y_axis">
            <text:p>y_axis</text:p>
          </table:table-cell>
          <table:table-cell table:formula="of:=ROUND(VALUE(MID([' ;'.E371];2;LEN([' ;'.E371])-2));1)" office:value-type="float" office:value="-1.1">
            <text:p>-1.1</text:p>
          </table:table-cell>
          <table:table-cell table:formula="of:=VALUE(MID([' ;'.G371];2;LEN([' ;'.G371])-2))" office:value-type="float" office:value="1.008466">
            <text:p>1.008466</text:p>
          </table:table-cell>
          <table:table-cell table:formula="of:=ROUND([.E371]/[.$J$1];2)" office:value-type="float" office:value="1.01">
            <text:p>1.01</text:p>
          </table:table-cell>
          <table:table-cell/>
          <table:table-cell table:formula="of:=IF(RIGHT([.A371];5)=&quot;sleep&quot;;&quot;Sleep(&quot;&amp;[.$L$1]&amp;&quot;*&quot;&amp;ROUND(VALUE([.B371]);2)/[.$M$1]&amp;&quot;)&quot;;[.A371]&amp;&quot;( &quot;&amp;[.B371]&amp;&quot;, &quot;&amp;[.C371]&amp;&quot;, &quot;&amp;[.D371]&amp;&quot;, &quot;&amp;[.$I$1]&amp;&quot;*&quot;&amp;[.F371]&amp;&quot; )&quot;)" office:value-type="string" office:string-value="Turn2( tail5, y_axis, -1.1, MOVEANIMATIONSPEED*1.01 )">
            <text:p>Turn2( tail5, y_axis, -1.1, MOVEANIMATIONSPEED*1.01 )</text:p>
          </table:table-cell>
          <table:table-cell table:number-columns-repeated="6"/>
        </table:table-row>
        <table:table-row table:style-name="ro1">
          <table:table-cell table:formula="of:=IF(RIGHT([' ;'.A372];4)=&quot;turn&quot;;&quot;Turn2&quot;;IF(RIGHT([' ;'.A372];4)=&quot;move&quot;;&quot;Move&quot;;[' ;'.A372]))" office:value-type="string" office:string-value="Turn2">
            <text:p>Turn2</text:p>
          </table:table-cell>
          <table:table-cell table:formula="of:=[' ;'.B372]" office:value-type="string" office:string-value="tail7">
            <text:p>tail7</text:p>
          </table:table-cell>
          <table:table-cell table:formula="of:=LEFT([' ;'.D372];1)&amp;&quot;_&quot;&amp;RIGHT([' ;'.D372];4)" office:value-type="string" office:string-value="x_axis">
            <text:p>x_axis</text:p>
          </table:table-cell>
          <table:table-cell table:formula="of:=ROUND(VALUE(MID([' ;'.E372];2;LEN([' ;'.E372])-2));1)" office:value-type="float" office:value="12.9">
            <text:p>12.9</text:p>
          </table:table-cell>
          <table:table-cell table:formula="of:=VALUE(MID([' ;'.G372];2;LEN([' ;'.G372])-2))" office:value-type="float" office:value="1.267384">
            <text:p>1.267384</text:p>
          </table:table-cell>
          <table:table-cell table:formula="of:=ROUND([.E372]/[.$J$1];2)" office:value-type="float" office:value="1.27">
            <text:p>1.27</text:p>
          </table:table-cell>
          <table:table-cell/>
          <table:table-cell table:formula="of:=IF(RIGHT([.A372];5)=&quot;sleep&quot;;&quot;Sleep(&quot;&amp;[.$L$1]&amp;&quot;*&quot;&amp;ROUND(VALUE([.B372]);2)/[.$M$1]&amp;&quot;)&quot;;[.A372]&amp;&quot;( &quot;&amp;[.B372]&amp;&quot;, &quot;&amp;[.C372]&amp;&quot;, &quot;&amp;[.D372]&amp;&quot;, &quot;&amp;[.$I$1]&amp;&quot;*&quot;&amp;[.F372]&amp;&quot; )&quot;)" office:value-type="string" office:string-value="Turn2( tail7, x_axis, 12.9, MOVEANIMATIONSPEED*1.27 )">
            <text:p>Turn2( tail7, x_axis, 12.9, MOVEANIMATIONSPEED*1.27 )</text:p>
          </table:table-cell>
          <table:table-cell table:number-columns-repeated="6"/>
        </table:table-row>
        <table:table-row table:style-name="ro1">
          <table:table-cell table:formula="of:=IF(RIGHT([' ;'.A373];4)=&quot;turn&quot;;&quot;Turn2&quot;;IF(RIGHT([' ;'.A373];4)=&quot;move&quot;;&quot;Move&quot;;[' ;'.A373]))" office:value-type="string" office:string-value="Turn2">
            <text:p>Turn2</text:p>
          </table:table-cell>
          <table:table-cell table:formula="of:=[' ;'.B373]" office:value-type="string" office:string-value="tail7">
            <text:p>tail7</text:p>
          </table:table-cell>
          <table:table-cell table:formula="of:=LEFT([' ;'.D373];1)&amp;&quot;_&quot;&amp;RIGHT([' ;'.D373];4)" office:value-type="string" office:string-value="z_axis">
            <text:p>z_axis</text:p>
          </table:table-cell>
          <table:table-cell table:formula="of:=ROUND(VALUE(MID([' ;'.E373];2;LEN([' ;'.E373])-2));1)" office:value-type="float" office:value="-1.8">
            <text:p>-1.8</text:p>
          </table:table-cell>
          <table:table-cell table:formula="of:=VALUE(MID([' ;'.G373];2;LEN([' ;'.G373])-2))" office:value-type="float" office:value="7.629702">
            <text:p>7.629702</text:p>
          </table:table-cell>
          <table:table-cell table:formula="of:=ROUND([.E373]/[.$J$1];2)" office:value-type="float" office:value="7.63">
            <text:p>7.63</text:p>
          </table:table-cell>
          <table:table-cell/>
          <table:table-cell table:formula="of:=IF(RIGHT([.A373];5)=&quot;sleep&quot;;&quot;Sleep(&quot;&amp;[.$L$1]&amp;&quot;*&quot;&amp;ROUND(VALUE([.B373]);2)/[.$M$1]&amp;&quot;)&quot;;[.A373]&amp;&quot;( &quot;&amp;[.B373]&amp;&quot;, &quot;&amp;[.C373]&amp;&quot;, &quot;&amp;[.D373]&amp;&quot;, &quot;&amp;[.$I$1]&amp;&quot;*&quot;&amp;[.F373]&amp;&quot; )&quot;)" office:value-type="string" office:string-value="Turn2( tail7, z_axis, -1.8, MOVEANIMATIONSPEED*7.63 )">
            <text:p>Turn2( tail7, z_axis, -1.8, MOVEANIMATIONSPEED*7.63 )</text:p>
          </table:table-cell>
          <table:table-cell table:number-columns-repeated="6"/>
        </table:table-row>
        <table:table-row table:style-name="ro1">
          <table:table-cell table:formula="of:=IF(RIGHT([' ;'.A374];4)=&quot;turn&quot;;&quot;Turn2&quot;;IF(RIGHT([' ;'.A374];4)=&quot;move&quot;;&quot;Move&quot;;[' ;'.A374]))" office:value-type="string" office:string-value="Turn2">
            <text:p>Turn2</text:p>
          </table:table-cell>
          <table:table-cell table:formula="of:=[' ;'.B374]" office:value-type="string" office:string-value="tail8">
            <text:p>tail8</text:p>
          </table:table-cell>
          <table:table-cell table:formula="of:=LEFT([' ;'.D374];1)&amp;&quot;_&quot;&amp;RIGHT([' ;'.D374];4)" office:value-type="string" office:string-value="x_axis">
            <text:p>x_axis</text:p>
          </table:table-cell>
          <table:table-cell table:formula="of:=ROUND(VALUE(MID([' ;'.E374];2;LEN([' ;'.E374])-2));1)" office:value-type="float" office:value="20.9">
            <text:p>20.9</text:p>
          </table:table-cell>
          <table:table-cell table:formula="of:=VALUE(MID([' ;'.G374];2;LEN([' ;'.G374])-2))" office:value-type="float" office:value="2.028225">
            <text:p>2.028225</text:p>
          </table:table-cell>
          <table:table-cell table:formula="of:=ROUND([.E374]/[.$J$1];2)" office:value-type="float" office:value="2.03">
            <text:p>2.03</text:p>
          </table:table-cell>
          <table:table-cell/>
          <table:table-cell table:formula="of:=IF(RIGHT([.A374];5)=&quot;sleep&quot;;&quot;Sleep(&quot;&amp;[.$L$1]&amp;&quot;*&quot;&amp;ROUND(VALUE([.B374]);2)/[.$M$1]&amp;&quot;)&quot;;[.A374]&amp;&quot;( &quot;&amp;[.B374]&amp;&quot;, &quot;&amp;[.C374]&amp;&quot;, &quot;&amp;[.D374]&amp;&quot;, &quot;&amp;[.$I$1]&amp;&quot;*&quot;&amp;[.F374]&amp;&quot; )&quot;)" office:value-type="string" office:string-value="Turn2( tail8, x_axis, 20.9, MOVEANIMATIONSPEED*2.03 )">
            <text:p>Turn2( tail8, x_axis, 20.9, MOVEANIMATIONSPEED*2.03 )</text:p>
          </table:table-cell>
          <table:table-cell table:number-columns-repeated="6"/>
        </table:table-row>
        <table:table-row table:style-name="ro1">
          <table:table-cell table:formula="of:=IF(RIGHT([' ;'.A375];4)=&quot;turn&quot;;&quot;Turn2&quot;;IF(RIGHT([' ;'.A375];4)=&quot;move&quot;;&quot;Move&quot;;[' ;'.A375]))" office:value-type="string" office:string-value="Turn2">
            <text:p>Turn2</text:p>
          </table:table-cell>
          <table:table-cell table:formula="of:=[' ;'.B375]" office:value-type="string" office:string-value="tail8">
            <text:p>tail8</text:p>
          </table:table-cell>
          <table:table-cell table:formula="of:=LEFT([' ;'.D375];1)&amp;&quot;_&quot;&amp;RIGHT([' ;'.D375];4)" office:value-type="string" office:string-value="z_axis">
            <text:p>z_axis</text:p>
          </table:table-cell>
          <table:table-cell table:formula="of:=ROUND(VALUE(MID([' ;'.E375];2;LEN([' ;'.E375])-2));1)" office:value-type="float" office:value="-3">
            <text:p>-3</text:p>
          </table:table-cell>
          <table:table-cell table:formula="of:=VALUE(MID([' ;'.G375];2;LEN([' ;'.G375])-2))" office:value-type="float" office:value="12.223285">
            <text:p>12.223285</text:p>
          </table:table-cell>
          <table:table-cell table:formula="of:=ROUND([.E375]/[.$J$1];2)" office:value-type="float" office:value="12.22">
            <text:p>12.22</text:p>
          </table:table-cell>
          <table:table-cell/>
          <table:table-cell table:formula="of:=IF(RIGHT([.A375];5)=&quot;sleep&quot;;&quot;Sleep(&quot;&amp;[.$L$1]&amp;&quot;*&quot;&amp;ROUND(VALUE([.B375]);2)/[.$M$1]&amp;&quot;)&quot;;[.A375]&amp;&quot;( &quot;&amp;[.B375]&amp;&quot;, &quot;&amp;[.C375]&amp;&quot;, &quot;&amp;[.D375]&amp;&quot;, &quot;&amp;[.$I$1]&amp;&quot;*&quot;&amp;[.F375]&amp;&quot; )&quot;)" office:value-type="string" office:string-value="Turn2( tail8, z_axis, -3, MOVEANIMATIONSPEED*12.22 )">
            <text:p>Turn2( tail8, z_axis, -3, MOVEANIMATIONSPEED*12.22 )</text:p>
          </table:table-cell>
          <table:table-cell table:number-columns-repeated="6"/>
        </table:table-row>
        <table:table-row table:style-name="ro1">
          <table:table-cell table:formula="of:=IF(RIGHT([' ;'.A376];4)=&quot;turn&quot;;&quot;Turn2&quot;;IF(RIGHT([' ;'.A376];4)=&quot;move&quot;;&quot;Move&quot;;[' ;'.A376]))" office:value-type="string" office:string-value="Turn2">
            <text:p>Turn2</text:p>
          </table:table-cell>
          <table:table-cell table:formula="of:=[' ;'.B376]" office:value-type="string" office:string-value="tail8">
            <text:p>tail8</text:p>
          </table:table-cell>
          <table:table-cell table:formula="of:=LEFT([' ;'.D376];1)&amp;&quot;_&quot;&amp;RIGHT([' ;'.D376];4)" office:value-type="string" office:string-value="y_axis">
            <text:p>y_axis</text:p>
          </table:table-cell>
          <table:table-cell table:formula="of:=ROUND(VALUE(MID([' ;'.E376];2;LEN([' ;'.E376])-2));1)" office:value-type="float" office:value="-1.5">
            <text:p>-1.5</text:p>
          </table:table-cell>
          <table:table-cell table:formula="of:=VALUE(MID([' ;'.G376];2;LEN([' ;'.G376])-2))" office:value-type="float" office:value="2.180073">
            <text:p>2.180073</text:p>
          </table:table-cell>
          <table:table-cell table:formula="of:=ROUND([.E376]/[.$J$1];2)" office:value-type="float" office:value="2.18">
            <text:p>2.18</text:p>
          </table:table-cell>
          <table:table-cell/>
          <table:table-cell table:formula="of:=IF(RIGHT([.A376];5)=&quot;sleep&quot;;&quot;Sleep(&quot;&amp;[.$L$1]&amp;&quot;*&quot;&amp;ROUND(VALUE([.B376]);2)/[.$M$1]&amp;&quot;)&quot;;[.A376]&amp;&quot;( &quot;&amp;[.B376]&amp;&quot;, &quot;&amp;[.C376]&amp;&quot;, &quot;&amp;[.D376]&amp;&quot;, &quot;&amp;[.$I$1]&amp;&quot;*&quot;&amp;[.F376]&amp;&quot; )&quot;)" office:value-type="string" office:string-value="Turn2( tail8, y_axis, -1.5, MOVEANIMATIONSPEED*2.18 )">
            <text:p>Turn2( tail8, y_axis, -1.5, MOVEANIMATIONSPEED*2.18 )</text:p>
          </table:table-cell>
          <table:table-cell table:number-columns-repeated="6"/>
        </table:table-row>
        <table:table-row table:style-name="ro1">
          <table:table-cell table:formula="of:=IF(RIGHT([' ;'.A377];4)=&quot;turn&quot;;&quot;Turn2&quot;;IF(RIGHT([' ;'.A377];4)=&quot;move&quot;;&quot;Move&quot;;[' ;'.A377]))" office:value-type="string" office:string-value="Turn2">
            <text:p>Turn2</text:p>
          </table:table-cell>
          <table:table-cell table:formula="of:=[' ;'.B377]" office:value-type="string" office:string-value="tail9">
            <text:p>tail9</text:p>
          </table:table-cell>
          <table:table-cell table:formula="of:=LEFT([' ;'.D377];1)&amp;&quot;_&quot;&amp;RIGHT([' ;'.D377];4)" office:value-type="string" office:string-value="x_axis">
            <text:p>x_axis</text:p>
          </table:table-cell>
          <table:table-cell table:formula="of:=ROUND(VALUE(MID([' ;'.E377];2;LEN([' ;'.E377])-2));1)" office:value-type="float" office:value="13.8">
            <text:p>13.8</text:p>
          </table:table-cell>
          <table:table-cell table:formula="of:=VALUE(MID([' ;'.G377];2;LEN([' ;'.G377])-2))" office:value-type="float" office:value="1.353914">
            <text:p>1.353914</text:p>
          </table:table-cell>
          <table:table-cell table:formula="of:=ROUND([.E377]/[.$J$1];2)" office:value-type="float" office:value="1.35">
            <text:p>1.35</text:p>
          </table:table-cell>
          <table:table-cell/>
          <table:table-cell table:formula="of:=IF(RIGHT([.A377];5)=&quot;sleep&quot;;&quot;Sleep(&quot;&amp;[.$L$1]&amp;&quot;*&quot;&amp;ROUND(VALUE([.B377]);2)/[.$M$1]&amp;&quot;)&quot;;[.A377]&amp;&quot;( &quot;&amp;[.B377]&amp;&quot;, &quot;&amp;[.C377]&amp;&quot;, &quot;&amp;[.D377]&amp;&quot;, &quot;&amp;[.$I$1]&amp;&quot;*&quot;&amp;[.F377]&amp;&quot; )&quot;)" office:value-type="string" office:string-value="Turn2( tail9, x_axis, 13.8, MOVEANIMATIONSPEED*1.35 )">
            <text:p>Turn2( tail9, x_axis, 13.8, MOVEANIMATIONSPEED*1.35 )</text:p>
          </table:table-cell>
          <table:table-cell table:number-columns-repeated="6"/>
        </table:table-row>
        <table:table-row table:style-name="ro1">
          <table:table-cell table:formula="of:=IF(RIGHT([' ;'.A378];4)=&quot;turn&quot;;&quot;Turn2&quot;;IF(RIGHT([' ;'.A378];4)=&quot;move&quot;;&quot;Move&quot;;[' ;'.A378]))" office:value-type="string" office:string-value="Turn2">
            <text:p>Turn2</text:p>
          </table:table-cell>
          <table:table-cell table:formula="of:=[' ;'.B378]" office:value-type="string" office:string-value="tail9">
            <text:p>tail9</text:p>
          </table:table-cell>
          <table:table-cell table:formula="of:=LEFT([' ;'.D378];1)&amp;&quot;_&quot;&amp;RIGHT([' ;'.D378];4)" office:value-type="string" office:string-value="z_axis">
            <text:p>z_axis</text:p>
          </table:table-cell>
          <table:table-cell table:formula="of:=ROUND(VALUE(MID([' ;'.E378];2;LEN([' ;'.E378])-2));1)" office:value-type="float" office:value="-1.9">
            <text:p>-1.9</text:p>
          </table:table-cell>
          <table:table-cell table:formula="of:=VALUE(MID([' ;'.G378];2;LEN([' ;'.G378])-2))" office:value-type="float" office:value="8.143107">
            <text:p>8.143107</text:p>
          </table:table-cell>
          <table:table-cell table:formula="of:=ROUND([.E378]/[.$J$1];2)" office:value-type="float" office:value="8.14">
            <text:p>8.14</text:p>
          </table:table-cell>
          <table:table-cell/>
          <table:table-cell table:formula="of:=IF(RIGHT([.A378];5)=&quot;sleep&quot;;&quot;Sleep(&quot;&amp;[.$L$1]&amp;&quot;*&quot;&amp;ROUND(VALUE([.B378]);2)/[.$M$1]&amp;&quot;)&quot;;[.A378]&amp;&quot;( &quot;&amp;[.B378]&amp;&quot;, &quot;&amp;[.C378]&amp;&quot;, &quot;&amp;[.D378]&amp;&quot;, &quot;&amp;[.$I$1]&amp;&quot;*&quot;&amp;[.F378]&amp;&quot; )&quot;)" office:value-type="string" office:string-value="Turn2( tail9, z_axis, -1.9, MOVEANIMATIONSPEED*8.14 )">
            <text:p>Turn2( tail9, z_axis, -1.9, MOVEANIMATIONSPEED*8.14 )</text:p>
          </table:table-cell>
          <table:table-cell table:number-columns-repeated="6"/>
        </table:table-row>
        <table:table-row table:style-name="ro1">
          <table:table-cell table:formula="of:=IF(RIGHT([' ;'.A379];4)=&quot;turn&quot;;&quot;Turn2&quot;;IF(RIGHT([' ;'.A379];4)=&quot;move&quot;;&quot;Move&quot;;[' ;'.A379]))" office:value-type="string" office:string-value="Turn2">
            <text:p>Turn2</text:p>
          </table:table-cell>
          <table:table-cell table:formula="of:=[' ;'.B379]" office:value-type="string" office:string-value="torso">
            <text:p>torso</text:p>
          </table:table-cell>
          <table:table-cell table:formula="of:=LEFT([' ;'.D379];1)&amp;&quot;_&quot;&amp;RIGHT([' ;'.D379];4)" office:value-type="string" office:string-value="z_axis">
            <text:p>z_axis</text:p>
          </table:table-cell>
          <table:table-cell table:formula="of:=ROUND(VALUE(MID([' ;'.E379];2;LEN([' ;'.E379])-2));1)" office:value-type="float" office:value="5.7">
            <text:p>5.7</text:p>
          </table:table-cell>
          <table:table-cell table:formula="of:=VALUE(MID([' ;'.G379];2;LEN([' ;'.G379])-2))" office:value-type="float" office:value="6.786736">
            <text:p>6.786736</text:p>
          </table:table-cell>
          <table:table-cell table:formula="of:=ROUND([.E379]/[.$J$1];2)" office:value-type="float" office:value="6.79">
            <text:p>6.79</text:p>
          </table:table-cell>
          <table:table-cell/>
          <table:table-cell table:formula="of:=IF(RIGHT([.A379];5)=&quot;sleep&quot;;&quot;Sleep(&quot;&amp;[.$L$1]&amp;&quot;*&quot;&amp;ROUND(VALUE([.B379]);2)/[.$M$1]&amp;&quot;)&quot;;[.A379]&amp;&quot;( &quot;&amp;[.B379]&amp;&quot;, &quot;&amp;[.C379]&amp;&quot;, &quot;&amp;[.D379]&amp;&quot;, &quot;&amp;[.$I$1]&amp;&quot;*&quot;&amp;[.F379]&amp;&quot; )&quot;)" office:value-type="string" office:string-value="Turn2( torso, z_axis, 5.7, MOVEANIMATIONSPEED*6.79 )">
            <text:p>Turn2( torso, z_axis, 5.7, MOVEANIMATIONSPEED*6.79 )</text:p>
          </table:table-cell>
          <table:table-cell table:number-columns-repeated="6"/>
        </table:table-row>
        <table:table-row table:style-name="ro1">
          <table:table-cell table:formula="of:=IF(RIGHT([' ;'.A380];4)=&quot;turn&quot;;&quot;Turn2&quot;;IF(RIGHT([' ;'.A380];4)=&quot;move&quot;;&quot;Move&quot;;[' ;'.A380]))" office:value-type="string" office:string-value="&#9;&#9;sleep">
            <text:p><text:tab/><text:tab/>sleep</text:p>
          </table:table-cell>
          <table:table-cell table:formula="of:=[' ;'.B380]" office:value-type="float" office:value="99">
            <text:p>99</text:p>
          </table:table-cell>
          <table:table-cell table:formula="of:=LEFT([' ;'.D380];1)&amp;&quot;_&quot;&amp;RIGHT([' ;'.D380];4)" office:value-type="string" office:string-value="_">
            <text:p>_</text:p>
          </table:table-cell>
          <table:table-cell table:formula="of:=ROUND(VALUE(MID([' ;'.E380];2;LEN([' ;'.E380])-2));1)" office:value-type="float" office:value="0">
            <text:p>Err:502</text:p>
          </table:table-cell>
          <table:table-cell table:formula="of:=VALUE(MID([' ;'.G380];2;LEN([' ;'.G380])-2))" office:value-type="float" office:value="0">
            <text:p>Err:502</text:p>
          </table:table-cell>
          <table:table-cell table:formula="of:=ROUND([.E380]/[.$J$1];2)" office:value-type="float" office:value="0">
            <text:p>Err:502</text:p>
          </table:table-cell>
          <table:table-cell/>
          <table:table-cell table:formula="of:=IF(RIGHT([.A380];5)=&quot;sleep&quot;;&quot;Sleep(&quot;&amp;[.$L$1]&amp;&quot;*&quot;&amp;ROUND(VALUE([.B380]);2)/[.$M$1]&amp;&quot;)&quot;;[.A380]&amp;&quot;( &quot;&amp;[.B380]&amp;&quot;, &quot;&amp;[.C380]&amp;&quot;, &quot;&amp;[.D380]&amp;&quot;, &quot;&amp;[.$I$1]&amp;&quot;*&quot;&amp;[.F380]&amp;&quot; )&quot;)" office:value-type="string" office:string-value="Sleep(MOVEANIMATIONSLEEPTIME*0.99)">
            <text:p>Sleep(MOVEANIMATIONSLEEPTIME*0.99)</text:p>
          </table:table-cell>
          <table:table-cell table:number-columns-repeated="6"/>
        </table:table-row>
        <table:table-row table:style-name="ro1">
          <table:table-cell table:formula="of:=IF(RIGHT([' ;'.A381];4)=&quot;turn&quot;;&quot;Turn2&quot;;IF(RIGHT([' ;'.A381];4)=&quot;move&quot;;&quot;Move&quot;;[' ;'.A381]))" office:value-type="string" office:string-value="&#9;&#9;}">
            <text:p><text:tab/><text:tab/>}</text:p>
          </table:table-cell>
          <table:table-cell table:formula="of:=[' ;'.B381]" office:value-type="float" office:value="0">
            <text:p>0</text:p>
          </table:table-cell>
          <table:table-cell table:formula="of:=LEFT([' ;'.D381];1)&amp;&quot;_&quot;&amp;RIGHT([' ;'.D381];4)" office:value-type="string" office:string-value="_">
            <text:p>_</text:p>
          </table:table-cell>
          <table:table-cell table:formula="of:=ROUND(VALUE(MID([' ;'.E381];2;LEN([' ;'.E381])-2));1)" office:value-type="float" office:value="0">
            <text:p>Err:502</text:p>
          </table:table-cell>
          <table:table-cell table:formula="of:=VALUE(MID([' ;'.G381];2;LEN([' ;'.G381])-2))" office:value-type="float" office:value="0">
            <text:p>Err:502</text:p>
          </table:table-cell>
          <table:table-cell table:formula="of:=ROUND([.E381]/[.$J$1];2)" office:value-type="float" office:value="0">
            <text:p>Err:502</text:p>
          </table:table-cell>
          <table:table-cell/>
          <table:table-cell table:formula="of:=IF(RIGHT([.A381];5)=&quot;sleep&quot;;&quot;Sleep(&quot;&amp;[.$L$1]&amp;&quot;*&quot;&amp;ROUND(VALUE([.B381]);2)/[.$M$1]&amp;&quot;)&quot;;[.A381]&amp;&quot;( &quot;&amp;[.B381]&amp;&quot;, &quot;&amp;[.C381]&amp;&quot;, &quot;&amp;[.D381]&amp;&quot;, &quot;&amp;[.$I$1]&amp;&quot;*&quot;&amp;[.F381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382];4)=&quot;turn&quot;;&quot;Turn2&quot;;IF(RIGHT([' ;'.A382];4)=&quot;move&quot;;&quot;Move&quot;;[' ;'.A382]))" office:value-type="string" office:string-value="&#9;&#9;if">
            <text:p><text:tab/><text:tab/>if</text:p>
          </table:table-cell>
          <table:table-cell table:formula="of:=[' ;'.B382]" office:value-type="string" office:string-value="(bMoving)">
            <text:p>(bMoving)</text:p>
          </table:table-cell>
          <table:table-cell table:formula="of:=LEFT([' ;'.D382];1)&amp;&quot;_&quot;&amp;RIGHT([' ;'.D382];4)" office:value-type="string" office:string-value="_">
            <text:p>_</text:p>
          </table:table-cell>
          <table:table-cell table:formula="of:=ROUND(VALUE(MID([' ;'.E382];2;LEN([' ;'.E382])-2));1)" office:value-type="float" office:value="0">
            <text:p>Err:502</text:p>
          </table:table-cell>
          <table:table-cell table:formula="of:=VALUE(MID([' ;'.G382];2;LEN([' ;'.G382])-2))" office:value-type="float" office:value="0">
            <text:p>Err:502</text:p>
          </table:table-cell>
          <table:table-cell table:formula="of:=ROUND([.E382]/[.$J$1];2)" office:value-type="float" office:value="0">
            <text:p>Err:502</text:p>
          </table:table-cell>
          <table:table-cell/>
          <table:table-cell table:formula="of:=IF(RIGHT([.A382];5)=&quot;sleep&quot;;&quot;Sleep(&quot;&amp;[.$L$1]&amp;&quot;*&quot;&amp;ROUND(VALUE([.B382]);2)/[.$M$1]&amp;&quot;)&quot;;[.A382]&amp;&quot;( &quot;&amp;[.B382]&amp;&quot;, &quot;&amp;[.C382]&amp;&quot;, &quot;&amp;[.D382]&amp;&quot;, &quot;&amp;[.$I$1]&amp;&quot;*&quot;&amp;[.F382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383];4)=&quot;turn&quot;;&quot;Turn2&quot;;IF(RIGHT([' ;'.A383];4)=&quot;move&quot;;&quot;Move&quot;;[' ;'.A383]))" office:value-type="string" office:string-value="Turn2">
            <text:p>Turn2</text:p>
          </table:table-cell>
          <table:table-cell table:formula="of:=[' ;'.B383]" office:value-type="string" office:string-value="lfinger11">
            <text:p>lfinger11</text:p>
          </table:table-cell>
          <table:table-cell table:formula="of:=LEFT([' ;'.D383];1)&amp;&quot;_&quot;&amp;RIGHT([' ;'.D383];4)" office:value-type="string" office:string-value="x_axis">
            <text:p>x_axis</text:p>
          </table:table-cell>
          <table:table-cell table:formula="of:=ROUND(VALUE(MID([' ;'.E383];2;LEN([' ;'.E383])-2));1)" office:value-type="float" office:value="-23.5">
            <text:p>-23.5</text:p>
          </table:table-cell>
          <table:table-cell table:formula="of:=VALUE(MID([' ;'.G383];2;LEN([' ;'.G383])-2))" office:value-type="float" office:value="12.177519">
            <text:p>12.177519</text:p>
          </table:table-cell>
          <table:table-cell table:formula="of:=ROUND([.E383]/[.$J$1];2)" office:value-type="float" office:value="12.18">
            <text:p>12.18</text:p>
          </table:table-cell>
          <table:table-cell/>
          <table:table-cell table:formula="of:=IF(RIGHT([.A383];5)=&quot;sleep&quot;;&quot;Sleep(&quot;&amp;[.$L$1]&amp;&quot;*&quot;&amp;ROUND(VALUE([.B383]);2)/[.$M$1]&amp;&quot;)&quot;;[.A383]&amp;&quot;( &quot;&amp;[.B383]&amp;&quot;, &quot;&amp;[.C383]&amp;&quot;, &quot;&amp;[.D383]&amp;&quot;, &quot;&amp;[.$I$1]&amp;&quot;*&quot;&amp;[.F383]&amp;&quot; )&quot;)" office:value-type="string" office:string-value="Turn2( lfinger11, x_axis, -23.5, MOVEANIMATIONSPEED*12.18 )">
            <text:p>Turn2( lfinger11, x_axis, -23.5, MOVEANIMATIONSPEED*12.18 )</text:p>
          </table:table-cell>
          <table:table-cell table:number-columns-repeated="6"/>
        </table:table-row>
        <table:table-row table:style-name="ro1">
          <table:table-cell table:formula="of:=IF(RIGHT([' ;'.A384];4)=&quot;turn&quot;;&quot;Turn2&quot;;IF(RIGHT([' ;'.A384];4)=&quot;move&quot;;&quot;Move&quot;;[' ;'.A384]))" office:value-type="string" office:string-value="Turn2">
            <text:p>Turn2</text:p>
          </table:table-cell>
          <table:table-cell table:formula="of:=[' ;'.B384]" office:value-type="string" office:string-value="lfinger11">
            <text:p>lfinger11</text:p>
          </table:table-cell>
          <table:table-cell table:formula="of:=LEFT([' ;'.D384];1)&amp;&quot;_&quot;&amp;RIGHT([' ;'.D384];4)" office:value-type="string" office:string-value="z_axis">
            <text:p>z_axis</text:p>
          </table:table-cell>
          <table:table-cell table:formula="of:=ROUND(VALUE(MID([' ;'.E384];2;LEN([' ;'.E384])-2));1)" office:value-type="float" office:value="-14.9">
            <text:p>-14.9</text:p>
          </table:table-cell>
          <table:table-cell table:formula="of:=VALUE(MID([' ;'.G384];2;LEN([' ;'.G384])-2))" office:value-type="float" office:value="49.834699">
            <text:p>49.834699</text:p>
          </table:table-cell>
          <table:table-cell table:formula="of:=ROUND([.E384]/[.$J$1];2)" office:value-type="float" office:value="49.83">
            <text:p>49.83</text:p>
          </table:table-cell>
          <table:table-cell/>
          <table:table-cell table:formula="of:=IF(RIGHT([.A384];5)=&quot;sleep&quot;;&quot;Sleep(&quot;&amp;[.$L$1]&amp;&quot;*&quot;&amp;ROUND(VALUE([.B384]);2)/[.$M$1]&amp;&quot;)&quot;;[.A384]&amp;&quot;( &quot;&amp;[.B384]&amp;&quot;, &quot;&amp;[.C384]&amp;&quot;, &quot;&amp;[.D384]&amp;&quot;, &quot;&amp;[.$I$1]&amp;&quot;*&quot;&amp;[.F384]&amp;&quot; )&quot;)" office:value-type="string" office:string-value="Turn2( lfinger11, z_axis, -14.9, MOVEANIMATIONSPEED*49.83 )">
            <text:p>Turn2( lfinger11, z_axis, -14.9, MOVEANIMATIONSPEED*49.83 )</text:p>
          </table:table-cell>
          <table:table-cell table:number-columns-repeated="6"/>
        </table:table-row>
        <table:table-row table:style-name="ro1">
          <table:table-cell table:formula="of:=IF(RIGHT([' ;'.A385];4)=&quot;turn&quot;;&quot;Turn2&quot;;IF(RIGHT([' ;'.A385];4)=&quot;move&quot;;&quot;Move&quot;;[' ;'.A385]))" office:value-type="string" office:string-value="Turn2">
            <text:p>Turn2</text:p>
          </table:table-cell>
          <table:table-cell table:formula="of:=[' ;'.B385]" office:value-type="string" office:string-value="lfinger11">
            <text:p>lfinger11</text:p>
          </table:table-cell>
          <table:table-cell table:formula="of:=LEFT([' ;'.D385];1)&amp;&quot;_&quot;&amp;RIGHT([' ;'.D385];4)" office:value-type="string" office:string-value="y_axis">
            <text:p>y_axis</text:p>
          </table:table-cell>
          <table:table-cell table:formula="of:=ROUND(VALUE(MID([' ;'.E385];2;LEN([' ;'.E385])-2));1)" office:value-type="float" office:value="-34.9">
            <text:p>-34.9</text:p>
          </table:table-cell>
          <table:table-cell table:formula="of:=VALUE(MID([' ;'.G385];2;LEN([' ;'.G385])-2))" office:value-type="float" office:value="21.989248">
            <text:p>21.989248</text:p>
          </table:table-cell>
          <table:table-cell table:formula="of:=ROUND([.E385]/[.$J$1];2)" office:value-type="float" office:value="21.99">
            <text:p>21.99</text:p>
          </table:table-cell>
          <table:table-cell/>
          <table:table-cell table:formula="of:=IF(RIGHT([.A385];5)=&quot;sleep&quot;;&quot;Sleep(&quot;&amp;[.$L$1]&amp;&quot;*&quot;&amp;ROUND(VALUE([.B385]);2)/[.$M$1]&amp;&quot;)&quot;;[.A385]&amp;&quot;( &quot;&amp;[.B385]&amp;&quot;, &quot;&amp;[.C385]&amp;&quot;, &quot;&amp;[.D385]&amp;&quot;, &quot;&amp;[.$I$1]&amp;&quot;*&quot;&amp;[.F385]&amp;&quot; )&quot;)" office:value-type="string" office:string-value="Turn2( lfinger11, y_axis, -34.9, MOVEANIMATIONSPEED*21.99 )">
            <text:p>Turn2( lfinger11, y_axis, -34.9, MOVEANIMATIONSPEED*21.99 )</text:p>
          </table:table-cell>
          <table:table-cell table:number-columns-repeated="6"/>
        </table:table-row>
        <table:table-row table:style-name="ro1">
          <table:table-cell table:formula="of:=IF(RIGHT([' ;'.A386];4)=&quot;turn&quot;;&quot;Turn2&quot;;IF(RIGHT([' ;'.A386];4)=&quot;move&quot;;&quot;Move&quot;;[' ;'.A386]))" office:value-type="string" office:string-value="Turn2">
            <text:p>Turn2</text:p>
          </table:table-cell>
          <table:table-cell table:formula="of:=[' ;'.B386]" office:value-type="string" office:string-value="lfinger12">
            <text:p>lfinger12</text:p>
          </table:table-cell>
          <table:table-cell table:formula="of:=LEFT([' ;'.D386];1)&amp;&quot;_&quot;&amp;RIGHT([' ;'.D386];4)" office:value-type="string" office:string-value="x_axis">
            <text:p>x_axis</text:p>
          </table:table-cell>
          <table:table-cell table:formula="of:=ROUND(VALUE(MID([' ;'.E386];2;LEN([' ;'.E386])-2));1)" office:value-type="float" office:value="-10.4">
            <text:p>-10.4</text:p>
          </table:table-cell>
          <table:table-cell table:formula="of:=VALUE(MID([' ;'.G386];2;LEN([' ;'.G386])-2))" office:value-type="float" office:value="2.726936">
            <text:p>2.726936</text:p>
          </table:table-cell>
          <table:table-cell table:formula="of:=ROUND([.E386]/[.$J$1];2)" office:value-type="float" office:value="2.73">
            <text:p>2.73</text:p>
          </table:table-cell>
          <table:table-cell/>
          <table:table-cell table:formula="of:=IF(RIGHT([.A386];5)=&quot;sleep&quot;;&quot;Sleep(&quot;&amp;[.$L$1]&amp;&quot;*&quot;&amp;ROUND(VALUE([.B386]);2)/[.$M$1]&amp;&quot;)&quot;;[.A386]&amp;&quot;( &quot;&amp;[.B386]&amp;&quot;, &quot;&amp;[.C386]&amp;&quot;, &quot;&amp;[.D386]&amp;&quot;, &quot;&amp;[.$I$1]&amp;&quot;*&quot;&amp;[.F386]&amp;&quot; )&quot;)" office:value-type="string" office:string-value="Turn2( lfinger12, x_axis, -10.4, MOVEANIMATIONSPEED*2.73 )">
            <text:p>Turn2( lfinger12, x_axis, -10.4, MOVEANIMATIONSPEED*2.73 )</text:p>
          </table:table-cell>
          <table:table-cell table:number-columns-repeated="6"/>
        </table:table-row>
        <table:table-row table:style-name="ro1">
          <table:table-cell table:formula="of:=IF(RIGHT([' ;'.A387];4)=&quot;turn&quot;;&quot;Turn2&quot;;IF(RIGHT([' ;'.A387];4)=&quot;move&quot;;&quot;Move&quot;;[' ;'.A387]))" office:value-type="string" office:string-value="Turn2">
            <text:p>Turn2</text:p>
          </table:table-cell>
          <table:table-cell table:formula="of:=[' ;'.B387]" office:value-type="string" office:string-value="lfinger12">
            <text:p>lfinger12</text:p>
          </table:table-cell>
          <table:table-cell table:formula="of:=LEFT([' ;'.D387];1)&amp;&quot;_&quot;&amp;RIGHT([' ;'.D387];4)" office:value-type="string" office:string-value="z_axis">
            <text:p>z_axis</text:p>
          </table:table-cell>
          <table:table-cell table:formula="of:=ROUND(VALUE(MID([' ;'.E387];2;LEN([' ;'.E387])-2));1)" office:value-type="float" office:value="-6.1">
            <text:p>-6.1</text:p>
          </table:table-cell>
          <table:table-cell table:formula="of:=VALUE(MID([' ;'.G387];2;LEN([' ;'.G387])-2))" office:value-type="float" office:value="26.241738">
            <text:p>26.241738</text:p>
          </table:table-cell>
          <table:table-cell table:formula="of:=ROUND([.E387]/[.$J$1];2)" office:value-type="float" office:value="26.24">
            <text:p>26.24</text:p>
          </table:table-cell>
          <table:table-cell/>
          <table:table-cell table:formula="of:=IF(RIGHT([.A387];5)=&quot;sleep&quot;;&quot;Sleep(&quot;&amp;[.$L$1]&amp;&quot;*&quot;&amp;ROUND(VALUE([.B387]);2)/[.$M$1]&amp;&quot;)&quot;;[.A387]&amp;&quot;( &quot;&amp;[.B387]&amp;&quot;, &quot;&amp;[.C387]&amp;&quot;, &quot;&amp;[.D387]&amp;&quot;, &quot;&amp;[.$I$1]&amp;&quot;*&quot;&amp;[.F387]&amp;&quot; )&quot;)" office:value-type="string" office:string-value="Turn2( lfinger12, z_axis, -6.1, MOVEANIMATIONSPEED*26.24 )">
            <text:p>Turn2( lfinger12, z_axis, -6.1, MOVEANIMATIONSPEED*26.24 )</text:p>
          </table:table-cell>
          <table:table-cell table:number-columns-repeated="6"/>
        </table:table-row>
        <table:table-row table:style-name="ro1">
          <table:table-cell table:formula="of:=IF(RIGHT([' ;'.A388];4)=&quot;turn&quot;;&quot;Turn2&quot;;IF(RIGHT([' ;'.A388];4)=&quot;move&quot;;&quot;Move&quot;;[' ;'.A388]))" office:value-type="string" office:string-value="Turn2">
            <text:p>Turn2</text:p>
          </table:table-cell>
          <table:table-cell table:formula="of:=[' ;'.B388]" office:value-type="string" office:string-value="lfinger12">
            <text:p>lfinger12</text:p>
          </table:table-cell>
          <table:table-cell table:formula="of:=LEFT([' ;'.D388];1)&amp;&quot;_&quot;&amp;RIGHT([' ;'.D388];4)" office:value-type="string" office:string-value="y_axis">
            <text:p>y_axis</text:p>
          </table:table-cell>
          <table:table-cell table:formula="of:=ROUND(VALUE(MID([' ;'.E388];2;LEN([' ;'.E388])-2));1)" office:value-type="float" office:value="-17.4">
            <text:p>-17.4</text:p>
          </table:table-cell>
          <table:table-cell table:formula="of:=VALUE(MID([' ;'.G388];2;LEN([' ;'.G388])-2))" office:value-type="float" office:value="10.189729">
            <text:p>10.189729</text:p>
          </table:table-cell>
          <table:table-cell table:formula="of:=ROUND([.E388]/[.$J$1];2)" office:value-type="float" office:value="10.19">
            <text:p>10.19</text:p>
          </table:table-cell>
          <table:table-cell/>
          <table:table-cell table:formula="of:=IF(RIGHT([.A388];5)=&quot;sleep&quot;;&quot;Sleep(&quot;&amp;[.$L$1]&amp;&quot;*&quot;&amp;ROUND(VALUE([.B388]);2)/[.$M$1]&amp;&quot;)&quot;;[.A388]&amp;&quot;( &quot;&amp;[.B388]&amp;&quot;, &quot;&amp;[.C388]&amp;&quot;, &quot;&amp;[.D388]&amp;&quot;, &quot;&amp;[.$I$1]&amp;&quot;*&quot;&amp;[.F388]&amp;&quot; )&quot;)" office:value-type="string" office:string-value="Turn2( lfinger12, y_axis, -17.4, MOVEANIMATIONSPEED*10.19 )">
            <text:p>Turn2( lfinger12, y_axis, -17.4, MOVEANIMATIONSPEED*10.19 )</text:p>
          </table:table-cell>
          <table:table-cell table:number-columns-repeated="6"/>
        </table:table-row>
        <table:table-row table:style-name="ro1">
          <table:table-cell table:formula="of:=IF(RIGHT([' ;'.A389];4)=&quot;turn&quot;;&quot;Turn2&quot;;IF(RIGHT([' ;'.A389];4)=&quot;move&quot;;&quot;Move&quot;;[' ;'.A389]))" office:value-type="string" office:string-value="Turn2">
            <text:p>Turn2</text:p>
          </table:table-cell>
          <table:table-cell table:formula="of:=[' ;'.B389]" office:value-type="string" office:string-value="lfinger21">
            <text:p>lfinger21</text:p>
          </table:table-cell>
          <table:table-cell table:formula="of:=LEFT([' ;'.D389];1)&amp;&quot;_&quot;&amp;RIGHT([' ;'.D389];4)" office:value-type="string" office:string-value="z_axis">
            <text:p>z_axis</text:p>
          </table:table-cell>
          <table:table-cell table:formula="of:=ROUND(VALUE(MID([' ;'.E389];2;LEN([' ;'.E389])-2));1)" office:value-type="float" office:value="2">
            <text:p>2</text:p>
          </table:table-cell>
          <table:table-cell table:formula="of:=VALUE(MID([' ;'.G389];2;LEN([' ;'.G389])-2))" office:value-type="float" office:value="1.66668">
            <text:p>1.66668</text:p>
          </table:table-cell>
          <table:table-cell table:formula="of:=ROUND([.E389]/[.$J$1];2)" office:value-type="float" office:value="1.67">
            <text:p>1.67</text:p>
          </table:table-cell>
          <table:table-cell/>
          <table:table-cell table:formula="of:=IF(RIGHT([.A389];5)=&quot;sleep&quot;;&quot;Sleep(&quot;&amp;[.$L$1]&amp;&quot;*&quot;&amp;ROUND(VALUE([.B389]);2)/[.$M$1]&amp;&quot;)&quot;;[.A389]&amp;&quot;( &quot;&amp;[.B389]&amp;&quot;, &quot;&amp;[.C389]&amp;&quot;, &quot;&amp;[.D389]&amp;&quot;, &quot;&amp;[.$I$1]&amp;&quot;*&quot;&amp;[.F389]&amp;&quot; )&quot;)" office:value-type="string" office:string-value="Turn2( lfinger21, z_axis, 2, MOVEANIMATIONSPEED*1.67 )">
            <text:p>Turn2( lfinger21, z_axis, 2, MOVEANIMATIONSPEED*1.67 )</text:p>
          </table:table-cell>
          <table:table-cell table:number-columns-repeated="6"/>
        </table:table-row>
        <table:table-row table:style-name="ro1">
          <table:table-cell table:formula="of:=IF(RIGHT([' ;'.A390];4)=&quot;turn&quot;;&quot;Turn2&quot;;IF(RIGHT([' ;'.A390];4)=&quot;move&quot;;&quot;Move&quot;;[' ;'.A390]))" office:value-type="string" office:string-value="Turn2">
            <text:p>Turn2</text:p>
          </table:table-cell>
          <table:table-cell table:formula="of:=[' ;'.B390]" office:value-type="string" office:string-value="lfinger21">
            <text:p>lfinger21</text:p>
          </table:table-cell>
          <table:table-cell table:formula="of:=LEFT([' ;'.D390];1)&amp;&quot;_&quot;&amp;RIGHT([' ;'.D390];4)" office:value-type="string" office:string-value="y_axis">
            <text:p>y_axis</text:p>
          </table:table-cell>
          <table:table-cell table:formula="of:=ROUND(VALUE(MID([' ;'.E390];2;LEN([' ;'.E390])-2));1)" office:value-type="float" office:value="-0.9">
            <text:p>-0.9</text:p>
          </table:table-cell>
          <table:table-cell table:formula="of:=VALUE(MID([' ;'.G390];2;LEN([' ;'.G390])-2))" office:value-type="float" office:value="3.169478">
            <text:p>3.169478</text:p>
          </table:table-cell>
          <table:table-cell table:formula="of:=ROUND([.E390]/[.$J$1];2)" office:value-type="float" office:value="3.17">
            <text:p>3.17</text:p>
          </table:table-cell>
          <table:table-cell/>
          <table:table-cell table:formula="of:=IF(RIGHT([.A390];5)=&quot;sleep&quot;;&quot;Sleep(&quot;&amp;[.$L$1]&amp;&quot;*&quot;&amp;ROUND(VALUE([.B390]);2)/[.$M$1]&amp;&quot;)&quot;;[.A390]&amp;&quot;( &quot;&amp;[.B390]&amp;&quot;, &quot;&amp;[.C390]&amp;&quot;, &quot;&amp;[.D390]&amp;&quot;, &quot;&amp;[.$I$1]&amp;&quot;*&quot;&amp;[.F390]&amp;&quot; )&quot;)" office:value-type="string" office:string-value="Turn2( lfinger21, y_axis, -0.9, MOVEANIMATIONSPEED*3.17 )">
            <text:p>Turn2( lfinger21, y_axis, -0.9, MOVEANIMATIONSPEED*3.17 )</text:p>
          </table:table-cell>
          <table:table-cell table:number-columns-repeated="6"/>
        </table:table-row>
        <table:table-row table:style-name="ro1">
          <table:table-cell table:formula="of:=IF(RIGHT([' ;'.A391];4)=&quot;turn&quot;;&quot;Turn2&quot;;IF(RIGHT([' ;'.A391];4)=&quot;move&quot;;&quot;Move&quot;;[' ;'.A391]))" office:value-type="string" office:string-value="Turn2">
            <text:p>Turn2</text:p>
          </table:table-cell>
          <table:table-cell table:formula="of:=[' ;'.B391]" office:value-type="string" office:string-value="lfinger22">
            <text:p>lfinger22</text:p>
          </table:table-cell>
          <table:table-cell table:formula="of:=LEFT([' ;'.D391];1)&amp;&quot;_&quot;&amp;RIGHT([' ;'.D391];4)" office:value-type="string" office:string-value="x_axis">
            <text:p>x_axis</text:p>
          </table:table-cell>
          <table:table-cell table:formula="of:=ROUND(VALUE(MID([' ;'.E391];2;LEN([' ;'.E391])-2));1)" office:value-type="float" office:value="-82.3">
            <text:p>-82.3</text:p>
          </table:table-cell>
          <table:table-cell table:formula="of:=VALUE(MID([' ;'.G391];2;LEN([' ;'.G391])-2))" office:value-type="float" office:value="15.890435">
            <text:p>15.890435</text:p>
          </table:table-cell>
          <table:table-cell table:formula="of:=ROUND([.E391]/[.$J$1];2)" office:value-type="float" office:value="15.89">
            <text:p>15.89</text:p>
          </table:table-cell>
          <table:table-cell/>
          <table:table-cell table:formula="of:=IF(RIGHT([.A391];5)=&quot;sleep&quot;;&quot;Sleep(&quot;&amp;[.$L$1]&amp;&quot;*&quot;&amp;ROUND(VALUE([.B391]);2)/[.$M$1]&amp;&quot;)&quot;;[.A391]&amp;&quot;( &quot;&amp;[.B391]&amp;&quot;, &quot;&amp;[.C391]&amp;&quot;, &quot;&amp;[.D391]&amp;&quot;, &quot;&amp;[.$I$1]&amp;&quot;*&quot;&amp;[.F391]&amp;&quot; )&quot;)" office:value-type="string" office:string-value="Turn2( lfinger22, x_axis, -82.3, MOVEANIMATIONSPEED*15.89 )">
            <text:p>Turn2( lfinger22, x_axis, -82.3, MOVEANIMATIONSPEED*15.89 )</text:p>
          </table:table-cell>
          <table:table-cell table:number-columns-repeated="6"/>
        </table:table-row>
        <table:table-row table:style-name="ro1">
          <table:table-cell table:formula="of:=IF(RIGHT([' ;'.A392];4)=&quot;turn&quot;;&quot;Turn2&quot;;IF(RIGHT([' ;'.A392];4)=&quot;move&quot;;&quot;Move&quot;;[' ;'.A392]))" office:value-type="string" office:string-value="Turn2">
            <text:p>Turn2</text:p>
          </table:table-cell>
          <table:table-cell table:formula="of:=[' ;'.B392]" office:value-type="string" office:string-value="lfinger22">
            <text:p>lfinger22</text:p>
          </table:table-cell>
          <table:table-cell table:formula="of:=LEFT([' ;'.D392];1)&amp;&quot;_&quot;&amp;RIGHT([' ;'.D392];4)" office:value-type="string" office:string-value="z_axis">
            <text:p>z_axis</text:p>
          </table:table-cell>
          <table:table-cell table:formula="of:=ROUND(VALUE(MID([' ;'.E392];2;LEN([' ;'.E392])-2));1)" office:value-type="float" office:value="-55.8">
            <text:p>-55.8</text:p>
          </table:table-cell>
          <table:table-cell table:formula="of:=VALUE(MID([' ;'.G392];2;LEN([' ;'.G392])-2))" office:value-type="float" office:value="73.361559">
            <text:p>73.361559</text:p>
          </table:table-cell>
          <table:table-cell table:formula="of:=ROUND([.E392]/[.$J$1];2)" office:value-type="float" office:value="73.36">
            <text:p>73.36</text:p>
          </table:table-cell>
          <table:table-cell/>
          <table:table-cell table:formula="of:=IF(RIGHT([.A392];5)=&quot;sleep&quot;;&quot;Sleep(&quot;&amp;[.$L$1]&amp;&quot;*&quot;&amp;ROUND(VALUE([.B392]);2)/[.$M$1]&amp;&quot;)&quot;;[.A392]&amp;&quot;( &quot;&amp;[.B392]&amp;&quot;, &quot;&amp;[.C392]&amp;&quot;, &quot;&amp;[.D392]&amp;&quot;, &quot;&amp;[.$I$1]&amp;&quot;*&quot;&amp;[.F392]&amp;&quot; )&quot;)" office:value-type="string" office:string-value="Turn2( lfinger22, z_axis, -55.8, MOVEANIMATIONSPEED*73.36 )">
            <text:p>Turn2( lfinger22, z_axis, -55.8, MOVEANIMATIONSPEED*73.36 )</text:p>
          </table:table-cell>
          <table:table-cell table:number-columns-repeated="6"/>
        </table:table-row>
        <table:table-row table:style-name="ro1">
          <table:table-cell table:formula="of:=IF(RIGHT([' ;'.A393];4)=&quot;turn&quot;;&quot;Turn2&quot;;IF(RIGHT([' ;'.A393];4)=&quot;move&quot;;&quot;Move&quot;;[' ;'.A393]))" office:value-type="string" office:string-value="Turn2">
            <text:p>Turn2</text:p>
          </table:table-cell>
          <table:table-cell table:formula="of:=[' ;'.B393]" office:value-type="string" office:string-value="lfinger22">
            <text:p>lfinger22</text:p>
          </table:table-cell>
          <table:table-cell table:formula="of:=LEFT([' ;'.D393];1)&amp;&quot;_&quot;&amp;RIGHT([' ;'.D393];4)" office:value-type="string" office:string-value="y_axis">
            <text:p>y_axis</text:p>
          </table:table-cell>
          <table:table-cell table:formula="of:=ROUND(VALUE(MID([' ;'.E393];2;LEN([' ;'.E393])-2));1)" office:value-type="float" office:value="-66">
            <text:p>-66</text:p>
          </table:table-cell>
          <table:table-cell table:formula="of:=VALUE(MID([' ;'.G393];2;LEN([' ;'.G393])-2))" office:value-type="float" office:value="71.716986">
            <text:p>71.716986</text:p>
          </table:table-cell>
          <table:table-cell table:formula="of:=ROUND([.E393]/[.$J$1];2)" office:value-type="float" office:value="71.72">
            <text:p>71.72</text:p>
          </table:table-cell>
          <table:table-cell/>
          <table:table-cell table:formula="of:=IF(RIGHT([.A393];5)=&quot;sleep&quot;;&quot;Sleep(&quot;&amp;[.$L$1]&amp;&quot;*&quot;&amp;ROUND(VALUE([.B393]);2)/[.$M$1]&amp;&quot;)&quot;;[.A393]&amp;&quot;( &quot;&amp;[.B393]&amp;&quot;, &quot;&amp;[.C393]&amp;&quot;, &quot;&amp;[.D393]&amp;&quot;, &quot;&amp;[.$I$1]&amp;&quot;*&quot;&amp;[.F393]&amp;&quot; )&quot;)" office:value-type="string" office:string-value="Turn2( lfinger22, y_axis, -66, MOVEANIMATIONSPEED*71.72 )">
            <text:p>Turn2( lfinger22, y_axis, -66, MOVEANIMATIONSPEED*71.72 )</text:p>
          </table:table-cell>
          <table:table-cell table:number-columns-repeated="6"/>
        </table:table-row>
        <table:table-row table:style-name="ro1">
          <table:table-cell table:formula="of:=IF(RIGHT([' ;'.A394];4)=&quot;turn&quot;;&quot;Turn2&quot;;IF(RIGHT([' ;'.A394];4)=&quot;move&quot;;&quot;Move&quot;;[' ;'.A394]))" office:value-type="string" office:string-value="Turn2">
            <text:p>Turn2</text:p>
          </table:table-cell>
          <table:table-cell table:formula="of:=[' ;'.B394]" office:value-type="string" office:string-value="lfinger31">
            <text:p>lfinger31</text:p>
          </table:table-cell>
          <table:table-cell table:formula="of:=LEFT([' ;'.D394];1)&amp;&quot;_&quot;&amp;RIGHT([' ;'.D394];4)" office:value-type="string" office:string-value="z_axis">
            <text:p>z_axis</text:p>
          </table:table-cell>
          <table:table-cell table:formula="of:=ROUND(VALUE(MID([' ;'.E394];2;LEN([' ;'.E394])-2));1)" office:value-type="float" office:value="-46.1">
            <text:p>-46.1</text:p>
          </table:table-cell>
          <table:table-cell table:formula="of:=VALUE(MID([' ;'.G394];2;LEN([' ;'.G394])-2))" office:value-type="float" office:value="51.172324">
            <text:p>51.172324</text:p>
          </table:table-cell>
          <table:table-cell table:formula="of:=ROUND([.E394]/[.$J$1];2)" office:value-type="float" office:value="51.17">
            <text:p>51.17</text:p>
          </table:table-cell>
          <table:table-cell/>
          <table:table-cell table:formula="of:=IF(RIGHT([.A394];5)=&quot;sleep&quot;;&quot;Sleep(&quot;&amp;[.$L$1]&amp;&quot;*&quot;&amp;ROUND(VALUE([.B394]);2)/[.$M$1]&amp;&quot;)&quot;;[.A394]&amp;&quot;( &quot;&amp;[.B394]&amp;&quot;, &quot;&amp;[.C394]&amp;&quot;, &quot;&amp;[.D394]&amp;&quot;, &quot;&amp;[.$I$1]&amp;&quot;*&quot;&amp;[.F394]&amp;&quot; )&quot;)" office:value-type="string" office:string-value="Turn2( lfinger31, z_axis, -46.1, MOVEANIMATIONSPEED*51.17 )">
            <text:p>Turn2( lfinger31, z_axis, -46.1, MOVEANIMATIONSPEED*51.17 )</text:p>
          </table:table-cell>
          <table:table-cell table:number-columns-repeated="6"/>
        </table:table-row>
        <table:table-row table:style-name="ro1">
          <table:table-cell table:formula="of:=IF(RIGHT([' ;'.A395];4)=&quot;turn&quot;;&quot;Turn2&quot;;IF(RIGHT([' ;'.A395];4)=&quot;move&quot;;&quot;Move&quot;;[' ;'.A395]))" office:value-type="string" office:string-value="Turn2">
            <text:p>Turn2</text:p>
          </table:table-cell>
          <table:table-cell table:formula="of:=[' ;'.B395]" office:value-type="string" office:string-value="lfinger31">
            <text:p>lfinger31</text:p>
          </table:table-cell>
          <table:table-cell table:formula="of:=LEFT([' ;'.D395];1)&amp;&quot;_&quot;&amp;RIGHT([' ;'.D395];4)" office:value-type="string" office:string-value="y_axis">
            <text:p>y_axis</text:p>
          </table:table-cell>
          <table:table-cell table:formula="of:=ROUND(VALUE(MID([' ;'.E395];2;LEN([' ;'.E395])-2));1)" office:value-type="float" office:value="33.3">
            <text:p>33.3</text:p>
          </table:table-cell>
          <table:table-cell table:formula="of:=VALUE(MID([' ;'.G395];2;LEN([' ;'.G395])-2))" office:value-type="float" office:value="71.579238">
            <text:p>71.579238</text:p>
          </table:table-cell>
          <table:table-cell table:formula="of:=ROUND([.E395]/[.$J$1];2)" office:value-type="float" office:value="71.58">
            <text:p>71.58</text:p>
          </table:table-cell>
          <table:table-cell/>
          <table:table-cell table:formula="of:=IF(RIGHT([.A395];5)=&quot;sleep&quot;;&quot;Sleep(&quot;&amp;[.$L$1]&amp;&quot;*&quot;&amp;ROUND(VALUE([.B395]);2)/[.$M$1]&amp;&quot;)&quot;;[.A395]&amp;&quot;( &quot;&amp;[.B395]&amp;&quot;, &quot;&amp;[.C395]&amp;&quot;, &quot;&amp;[.D395]&amp;&quot;, &quot;&amp;[.$I$1]&amp;&quot;*&quot;&amp;[.F395]&amp;&quot; )&quot;)" office:value-type="string" office:string-value="Turn2( lfinger31, y_axis, 33.3, MOVEANIMATIONSPEED*71.58 )">
            <text:p>Turn2( lfinger31, y_axis, 33.3, MOVEANIMATIONSPEED*71.58 )</text:p>
          </table:table-cell>
          <table:table-cell table:number-columns-repeated="6"/>
        </table:table-row>
        <table:table-row table:style-name="ro1">
          <table:table-cell table:formula="of:=IF(RIGHT([' ;'.A396];4)=&quot;turn&quot;;&quot;Turn2&quot;;IF(RIGHT([' ;'.A396];4)=&quot;move&quot;;&quot;Move&quot;;[' ;'.A396]))" office:value-type="string" office:string-value="Turn2">
            <text:p>Turn2</text:p>
          </table:table-cell>
          <table:table-cell table:formula="of:=[' ;'.B396]" office:value-type="string" office:string-value="lfinger32">
            <text:p>lfinger32</text:p>
          </table:table-cell>
          <table:table-cell table:formula="of:=LEFT([' ;'.D396];1)&amp;&quot;_&quot;&amp;RIGHT([' ;'.D396];4)" office:value-type="string" office:string-value="z_axis">
            <text:p>z_axis</text:p>
          </table:table-cell>
          <table:table-cell table:formula="of:=ROUND(VALUE(MID([' ;'.E396];2;LEN([' ;'.E396])-2));1)" office:value-type="float" office:value="-46.2">
            <text:p>-46.2</text:p>
          </table:table-cell>
          <table:table-cell table:formula="of:=VALUE(MID([' ;'.G396];2;LEN([' ;'.G396])-2))" office:value-type="float" office:value="55.43011">
            <text:p>55.43011</text:p>
          </table:table-cell>
          <table:table-cell table:formula="of:=ROUND([.E396]/[.$J$1];2)" office:value-type="float" office:value="55.43">
            <text:p>55.43</text:p>
          </table:table-cell>
          <table:table-cell/>
          <table:table-cell table:formula="of:=IF(RIGHT([.A396];5)=&quot;sleep&quot;;&quot;Sleep(&quot;&amp;[.$L$1]&amp;&quot;*&quot;&amp;ROUND(VALUE([.B396]);2)/[.$M$1]&amp;&quot;)&quot;;[.A396]&amp;&quot;( &quot;&amp;[.B396]&amp;&quot;, &quot;&amp;[.C396]&amp;&quot;, &quot;&amp;[.D396]&amp;&quot;, &quot;&amp;[.$I$1]&amp;&quot;*&quot;&amp;[.F396]&amp;&quot; )&quot;)" office:value-type="string" office:string-value="Turn2( lfinger32, z_axis, -46.2, MOVEANIMATIONSPEED*55.43 )">
            <text:p>Turn2( lfinger32, z_axis, -46.2, MOVEANIMATIONSPEED*55.43 )</text:p>
          </table:table-cell>
          <table:table-cell table:number-columns-repeated="6"/>
        </table:table-row>
        <table:table-row table:style-name="ro1">
          <table:table-cell table:formula="of:=IF(RIGHT([' ;'.A397];4)=&quot;turn&quot;;&quot;Turn2&quot;;IF(RIGHT([' ;'.A397];4)=&quot;move&quot;;&quot;Move&quot;;[' ;'.A397]))" office:value-type="string" office:string-value="Turn2">
            <text:p>Turn2</text:p>
          </table:table-cell>
          <table:table-cell table:formula="of:=[' ;'.B397]" office:value-type="string" office:string-value="lfinger32">
            <text:p>lfinger32</text:p>
          </table:table-cell>
          <table:table-cell table:formula="of:=LEFT([' ;'.D397];1)&amp;&quot;_&quot;&amp;RIGHT([' ;'.D397];4)" office:value-type="string" office:string-value="y_axis">
            <text:p>y_axis</text:p>
          </table:table-cell>
          <table:table-cell table:formula="of:=ROUND(VALUE(MID([' ;'.E397];2;LEN([' ;'.E397])-2));1)" office:value-type="float" office:value="31.9">
            <text:p>31.9</text:p>
          </table:table-cell>
          <table:table-cell table:formula="of:=VALUE(MID([' ;'.G397];2;LEN([' ;'.G397])-2))" office:value-type="float" office:value="66.612991">
            <text:p>66.612991</text:p>
          </table:table-cell>
          <table:table-cell table:formula="of:=ROUND([.E397]/[.$J$1];2)" office:value-type="float" office:value="66.61">
            <text:p>66.61</text:p>
          </table:table-cell>
          <table:table-cell/>
          <table:table-cell table:formula="of:=IF(RIGHT([.A397];5)=&quot;sleep&quot;;&quot;Sleep(&quot;&amp;[.$L$1]&amp;&quot;*&quot;&amp;ROUND(VALUE([.B397]);2)/[.$M$1]&amp;&quot;)&quot;;[.A397]&amp;&quot;( &quot;&amp;[.B397]&amp;&quot;, &quot;&amp;[.C397]&amp;&quot;, &quot;&amp;[.D397]&amp;&quot;, &quot;&amp;[.$I$1]&amp;&quot;*&quot;&amp;[.F397]&amp;&quot; )&quot;)" office:value-type="string" office:string-value="Turn2( lfinger32, y_axis, 31.9, MOVEANIMATIONSPEED*66.61 )">
            <text:p>Turn2( lfinger32, y_axis, 31.9, MOVEANIMATIONSPEED*66.61 )</text:p>
          </table:table-cell>
          <table:table-cell table:number-columns-repeated="6"/>
        </table:table-row>
        <table:table-row table:style-name="ro1">
          <table:table-cell table:formula="of:=IF(RIGHT([' ;'.A398];4)=&quot;turn&quot;;&quot;Turn2&quot;;IF(RIGHT([' ;'.A398];4)=&quot;move&quot;;&quot;Move&quot;;[' ;'.A398]))" office:value-type="string" office:string-value="Turn2">
            <text:p>Turn2</text:p>
          </table:table-cell>
          <table:table-cell table:formula="of:=[' ;'.B398]" office:value-type="string" office:string-value="lhoof">
            <text:p>lhoof</text:p>
          </table:table-cell>
          <table:table-cell table:formula="of:=LEFT([' ;'.D398];1)&amp;&quot;_&quot;&amp;RIGHT([' ;'.D398];4)" office:value-type="string" office:string-value="x_axis">
            <text:p>x_axis</text:p>
          </table:table-cell>
          <table:table-cell table:formula="of:=ROUND(VALUE(MID([' ;'.E398];2;LEN([' ;'.E398])-2));1)" office:value-type="float" office:value="16.3">
            <text:p>16.3</text:p>
          </table:table-cell>
          <table:table-cell table:formula="of:=VALUE(MID([' ;'.G398];2;LEN([' ;'.G398])-2))" office:value-type="float" office:value="353.356097">
            <text:p>353.356097</text:p>
          </table:table-cell>
          <table:table-cell table:formula="of:=ROUND([.E398]/[.$J$1];2)" office:value-type="float" office:value="353.36">
            <text:p>353.36</text:p>
          </table:table-cell>
          <table:table-cell/>
          <table:table-cell table:formula="of:=IF(RIGHT([.A398];5)=&quot;sleep&quot;;&quot;Sleep(&quot;&amp;[.$L$1]&amp;&quot;*&quot;&amp;ROUND(VALUE([.B398]);2)/[.$M$1]&amp;&quot;)&quot;;[.A398]&amp;&quot;( &quot;&amp;[.B398]&amp;&quot;, &quot;&amp;[.C398]&amp;&quot;, &quot;&amp;[.D398]&amp;&quot;, &quot;&amp;[.$I$1]&amp;&quot;*&quot;&amp;[.F398]&amp;&quot; )&quot;)" office:value-type="string" office:string-value="Turn2( lhoof, x_axis, 16.3, MOVEANIMATIONSPEED*353.36 )">
            <text:p>Turn2( lhoof, x_axis, 16.3, MOVEANIMATIONSPEED*353.36 )</text:p>
          </table:table-cell>
          <table:table-cell table:number-columns-repeated="6"/>
        </table:table-row>
        <table:table-row table:style-name="ro1">
          <table:table-cell table:formula="of:=IF(RIGHT([' ;'.A399];4)=&quot;turn&quot;;&quot;Turn2&quot;;IF(RIGHT([' ;'.A399];4)=&quot;move&quot;;&quot;Move&quot;;[' ;'.A399]))" office:value-type="string" office:string-value="Turn2">
            <text:p>Turn2</text:p>
          </table:table-cell>
          <table:table-cell table:formula="of:=[' ;'.B399]" office:value-type="string" office:string-value="lhoof">
            <text:p>lhoof</text:p>
          </table:table-cell>
          <table:table-cell table:formula="of:=LEFT([' ;'.D399];1)&amp;&quot;_&quot;&amp;RIGHT([' ;'.D399];4)" office:value-type="string" office:string-value="z_axis">
            <text:p>z_axis</text:p>
          </table:table-cell>
          <table:table-cell table:formula="of:=ROUND(VALUE(MID([' ;'.E399];2;LEN([' ;'.E399])-2));1)" office:value-type="float" office:value="0">
            <text:p>0</text:p>
          </table:table-cell>
          <table:table-cell table:formula="of:=VALUE(MID([' ;'.G399];2;LEN([' ;'.G399])-2))" office:value-type="float" office:value="101.142134">
            <text:p>101.142134</text:p>
          </table:table-cell>
          <table:table-cell table:formula="of:=ROUND([.E399]/[.$J$1];2)" office:value-type="float" office:value="101.14">
            <text:p>101.14</text:p>
          </table:table-cell>
          <table:table-cell/>
          <table:table-cell table:formula="of:=IF(RIGHT([.A399];5)=&quot;sleep&quot;;&quot;Sleep(&quot;&amp;[.$L$1]&amp;&quot;*&quot;&amp;ROUND(VALUE([.B399]);2)/[.$M$1]&amp;&quot;)&quot;;[.A399]&amp;&quot;( &quot;&amp;[.B399]&amp;&quot;, &quot;&amp;[.C399]&amp;&quot;, &quot;&amp;[.D399]&amp;&quot;, &quot;&amp;[.$I$1]&amp;&quot;*&quot;&amp;[.F399]&amp;&quot; )&quot;)" office:value-type="string" office:string-value="Turn2( lhoof, z_axis, 0, MOVEANIMATIONSPEED*101.14 )">
            <text:p>Turn2( lhoof, z_axis, 0, MOVEANIMATIONSPEED*101.14 )</text:p>
          </table:table-cell>
          <table:table-cell table:number-columns-repeated="6"/>
        </table:table-row>
        <table:table-row table:style-name="ro1">
          <table:table-cell table:formula="of:=IF(RIGHT([' ;'.A400];4)=&quot;turn&quot;;&quot;Turn2&quot;;IF(RIGHT([' ;'.A400];4)=&quot;move&quot;;&quot;Move&quot;;[' ;'.A400]))" office:value-type="string" office:string-value="Turn2">
            <text:p>Turn2</text:p>
          </table:table-cell>
          <table:table-cell table:formula="of:=[' ;'.B400]" office:value-type="string" office:string-value="lhoof">
            <text:p>lhoof</text:p>
          </table:table-cell>
          <table:table-cell table:formula="of:=LEFT([' ;'.D400];1)&amp;&quot;_&quot;&amp;RIGHT([' ;'.D400];4)" office:value-type="string" office:string-value="y_axis">
            <text:p>y_axis</text:p>
          </table:table-cell>
          <table:table-cell table:formula="of:=ROUND(VALUE(MID([' ;'.E400];2;LEN([' ;'.E400])-2));1)" office:value-type="float" office:value="-0">
            <text:p>-0</text:p>
          </table:table-cell>
          <table:table-cell table:formula="of:=VALUE(MID([' ;'.G400];2;LEN([' ;'.G400])-2))" office:value-type="float" office:value="21.34208">
            <text:p>21.34208</text:p>
          </table:table-cell>
          <table:table-cell table:formula="of:=ROUND([.E400]/[.$J$1];2)" office:value-type="float" office:value="21.34">
            <text:p>21.34</text:p>
          </table:table-cell>
          <table:table-cell/>
          <table:table-cell table:formula="of:=IF(RIGHT([.A400];5)=&quot;sleep&quot;;&quot;Sleep(&quot;&amp;[.$L$1]&amp;&quot;*&quot;&amp;ROUND(VALUE([.B400]);2)/[.$M$1]&amp;&quot;)&quot;;[.A400]&amp;&quot;( &quot;&amp;[.B400]&amp;&quot;, &quot;&amp;[.C400]&amp;&quot;, &quot;&amp;[.D400]&amp;&quot;, &quot;&amp;[.$I$1]&amp;&quot;*&quot;&amp;[.F400]&amp;&quot; )&quot;)" office:value-type="string" office:string-value="Turn2( lhoof, y_axis, 0, MOVEANIMATIONSPEED*21.34 )">
            <text:p>Turn2( lhoof, y_axis, 0, MOVEANIMATIONSPEED*21.34 )</text:p>
          </table:table-cell>
          <table:table-cell table:number-columns-repeated="6"/>
        </table:table-row>
        <table:table-row table:style-name="ro1">
          <table:table-cell table:formula="of:=IF(RIGHT([' ;'.A401];4)=&quot;turn&quot;;&quot;Turn2&quot;;IF(RIGHT([' ;'.A401];4)=&quot;move&quot;;&quot;Move&quot;;[' ;'.A401]))" office:value-type="string" office:string-value="Turn2">
            <text:p>Turn2</text:p>
          </table:table-cell>
          <table:table-cell table:formula="of:=[' ;'.B401]" office:value-type="string" office:string-value="llarm">
            <text:p>llarm</text:p>
          </table:table-cell>
          <table:table-cell table:formula="of:=LEFT([' ;'.D401];1)&amp;&quot;_&quot;&amp;RIGHT([' ;'.D401];4)" office:value-type="string" office:string-value="z_axis">
            <text:p>z_axis</text:p>
          </table:table-cell>
          <table:table-cell table:formula="of:=ROUND(VALUE(MID([' ;'.E401];2;LEN([' ;'.E401])-2));1)" office:value-type="float" office:value="-5.3">
            <text:p>-5.3</text:p>
          </table:table-cell>
          <table:table-cell table:formula="of:=VALUE(MID([' ;'.G401];2;LEN([' ;'.G401])-2))" office:value-type="float" office:value="8.188197">
            <text:p>8.188197</text:p>
          </table:table-cell>
          <table:table-cell table:formula="of:=ROUND([.E401]/[.$J$1];2)" office:value-type="float" office:value="8.19">
            <text:p>8.19</text:p>
          </table:table-cell>
          <table:table-cell/>
          <table:table-cell table:formula="of:=IF(RIGHT([.A401];5)=&quot;sleep&quot;;&quot;Sleep(&quot;&amp;[.$L$1]&amp;&quot;*&quot;&amp;ROUND(VALUE([.B401]);2)/[.$M$1]&amp;&quot;)&quot;;[.A401]&amp;&quot;( &quot;&amp;[.B401]&amp;&quot;, &quot;&amp;[.C401]&amp;&quot;, &quot;&amp;[.D401]&amp;&quot;, &quot;&amp;[.$I$1]&amp;&quot;*&quot;&amp;[.F401]&amp;&quot; )&quot;)" office:value-type="string" office:string-value="Turn2( llarm, z_axis, -5.3, MOVEANIMATIONSPEED*8.19 )">
            <text:p>Turn2( llarm, z_axis, -5.3, MOVEANIMATIONSPEED*8.19 )</text:p>
          </table:table-cell>
          <table:table-cell table:number-columns-repeated="6"/>
        </table:table-row>
        <table:table-row table:style-name="ro1">
          <table:table-cell table:formula="of:=IF(RIGHT([' ;'.A402];4)=&quot;turn&quot;;&quot;Turn2&quot;;IF(RIGHT([' ;'.A402];4)=&quot;move&quot;;&quot;Move&quot;;[' ;'.A402]))" office:value-type="string" office:string-value="Turn2">
            <text:p>Turn2</text:p>
          </table:table-cell>
          <table:table-cell table:formula="of:=[' ;'.B402]" office:value-type="string" office:string-value="llarm">
            <text:p>llarm</text:p>
          </table:table-cell>
          <table:table-cell table:formula="of:=LEFT([' ;'.D402];1)&amp;&quot;_&quot;&amp;RIGHT([' ;'.D402];4)" office:value-type="string" office:string-value="y_axis">
            <text:p>y_axis</text:p>
          </table:table-cell>
          <table:table-cell table:formula="of:=ROUND(VALUE(MID([' ;'.E402];2;LEN([' ;'.E402])-2));1)" office:value-type="float" office:value="-7.1">
            <text:p>-7.1</text:p>
          </table:table-cell>
          <table:table-cell table:formula="of:=VALUE(MID([' ;'.G402];2;LEN([' ;'.G402])-2))" office:value-type="float" office:value="7.477053">
            <text:p>7.477053</text:p>
          </table:table-cell>
          <table:table-cell table:formula="of:=ROUND([.E402]/[.$J$1];2)" office:value-type="float" office:value="7.48">
            <text:p>7.48</text:p>
          </table:table-cell>
          <table:table-cell/>
          <table:table-cell table:formula="of:=IF(RIGHT([.A402];5)=&quot;sleep&quot;;&quot;Sleep(&quot;&amp;[.$L$1]&amp;&quot;*&quot;&amp;ROUND(VALUE([.B402]);2)/[.$M$1]&amp;&quot;)&quot;;[.A402]&amp;&quot;( &quot;&amp;[.B402]&amp;&quot;, &quot;&amp;[.C402]&amp;&quot;, &quot;&amp;[.D402]&amp;&quot;, &quot;&amp;[.$I$1]&amp;&quot;*&quot;&amp;[.F402]&amp;&quot; )&quot;)" office:value-type="string" office:string-value="Turn2( llarm, y_axis, -7.1, MOVEANIMATIONSPEED*7.48 )">
            <text:p>Turn2( llarm, y_axis, -7.1, MOVEANIMATIONSPEED*7.48 )</text:p>
          </table:table-cell>
          <table:table-cell table:number-columns-repeated="6"/>
        </table:table-row>
        <table:table-row table:style-name="ro1">
          <table:table-cell table:formula="of:=IF(RIGHT([' ;'.A403];4)=&quot;turn&quot;;&quot;Turn2&quot;;IF(RIGHT([' ;'.A403];4)=&quot;move&quot;;&quot;Move&quot;;[' ;'.A403]))" office:value-type="string" office:string-value="Turn2">
            <text:p>Turn2</text:p>
          </table:table-cell>
          <table:table-cell table:formula="of:=[' ;'.B403]" office:value-type="string" office:string-value="lleg">
            <text:p>lleg</text:p>
          </table:table-cell>
          <table:table-cell table:formula="of:=LEFT([' ;'.D403];1)&amp;&quot;_&quot;&amp;RIGHT([' ;'.D403];4)" office:value-type="string" office:string-value="x_axis">
            <text:p>x_axis</text:p>
          </table:table-cell>
          <table:table-cell table:formula="of:=ROUND(VALUE(MID([' ;'.E403];2;LEN([' ;'.E403])-2));1)" office:value-type="float" office:value="16.6">
            <text:p>16.6</text:p>
          </table:table-cell>
          <table:table-cell table:formula="of:=VALUE(MID([' ;'.G403];2;LEN([' ;'.G403])-2))" office:value-type="float" office:value="494.458269">
            <text:p>494.458269</text:p>
          </table:table-cell>
          <table:table-cell table:formula="of:=ROUND([.E403]/[.$J$1];2)" office:value-type="float" office:value="494.46">
            <text:p>494.46</text:p>
          </table:table-cell>
          <table:table-cell/>
          <table:table-cell table:formula="of:=IF(RIGHT([.A403];5)=&quot;sleep&quot;;&quot;Sleep(&quot;&amp;[.$L$1]&amp;&quot;*&quot;&amp;ROUND(VALUE([.B403]);2)/[.$M$1]&amp;&quot;)&quot;;[.A403]&amp;&quot;( &quot;&amp;[.B403]&amp;&quot;, &quot;&amp;[.C403]&amp;&quot;, &quot;&amp;[.D403]&amp;&quot;, &quot;&amp;[.$I$1]&amp;&quot;*&quot;&amp;[.F403]&amp;&quot; )&quot;)" office:value-type="string" office:string-value="Turn2( lleg, x_axis, 16.6, MOVEANIMATIONSPEED*494.46 )">
            <text:p>Turn2( lleg, x_axis, 16.6, MOVEANIMATIONSPEED*494.46 )</text:p>
          </table:table-cell>
          <table:table-cell table:number-columns-repeated="6"/>
        </table:table-row>
        <table:table-row table:style-name="ro1">
          <table:table-cell table:formula="of:=IF(RIGHT([' ;'.A404];4)=&quot;turn&quot;;&quot;Turn2&quot;;IF(RIGHT([' ;'.A404];4)=&quot;move&quot;;&quot;Move&quot;;[' ;'.A404]))" office:value-type="string" office:string-value="Turn2">
            <text:p>Turn2</text:p>
          </table:table-cell>
          <table:table-cell table:formula="of:=[' ;'.B404]" office:value-type="string" office:string-value="lleg">
            <text:p>lleg</text:p>
          </table:table-cell>
          <table:table-cell table:formula="of:=LEFT([' ;'.D404];1)&amp;&quot;_&quot;&amp;RIGHT([' ;'.D404];4)" office:value-type="string" office:string-value="z_axis">
            <text:p>z_axis</text:p>
          </table:table-cell>
          <table:table-cell table:formula="of:=ROUND(VALUE(MID([' ;'.E404];2;LEN([' ;'.E404])-2));1)" office:value-type="float" office:value="-0">
            <text:p>-0</text:p>
          </table:table-cell>
          <table:table-cell table:formula="of:=VALUE(MID([' ;'.G404];2;LEN([' ;'.G404])-2))" office:value-type="float" office:value="138.176431">
            <text:p>138.176431</text:p>
          </table:table-cell>
          <table:table-cell table:formula="of:=ROUND([.E404]/[.$J$1];2)" office:value-type="float" office:value="138.18">
            <text:p>138.18</text:p>
          </table:table-cell>
          <table:table-cell/>
          <table:table-cell table:formula="of:=IF(RIGHT([.A404];5)=&quot;sleep&quot;;&quot;Sleep(&quot;&amp;[.$L$1]&amp;&quot;*&quot;&amp;ROUND(VALUE([.B404]);2)/[.$M$1]&amp;&quot;)&quot;;[.A404]&amp;&quot;( &quot;&amp;[.B404]&amp;&quot;, &quot;&amp;[.C404]&amp;&quot;, &quot;&amp;[.D404]&amp;&quot;, &quot;&amp;[.$I$1]&amp;&quot;*&quot;&amp;[.F404]&amp;&quot; )&quot;)" office:value-type="string" office:string-value="Turn2( lleg, z_axis, 0, MOVEANIMATIONSPEED*138.18 )">
            <text:p>Turn2( lleg, z_axis, 0, MOVEANIMATIONSPEED*138.18 )</text:p>
          </table:table-cell>
          <table:table-cell table:number-columns-repeated="6"/>
        </table:table-row>
        <table:table-row table:style-name="ro1">
          <table:table-cell table:formula="of:=IF(RIGHT([' ;'.A405];4)=&quot;turn&quot;;&quot;Turn2&quot;;IF(RIGHT([' ;'.A405];4)=&quot;move&quot;;&quot;Move&quot;;[' ;'.A405]))" office:value-type="string" office:string-value="Turn2">
            <text:p>Turn2</text:p>
          </table:table-cell>
          <table:table-cell table:formula="of:=[' ;'.B405]" office:value-type="string" office:string-value="lleg">
            <text:p>lleg</text:p>
          </table:table-cell>
          <table:table-cell table:formula="of:=LEFT([' ;'.D405];1)&amp;&quot;_&quot;&amp;RIGHT([' ;'.D405];4)" office:value-type="string" office:string-value="y_axis">
            <text:p>y_axis</text:p>
          </table:table-cell>
          <table:table-cell table:formula="of:=ROUND(VALUE(MID([' ;'.E405];2;LEN([' ;'.E405])-2));1)" office:value-type="float" office:value="-0">
            <text:p>-0</text:p>
          </table:table-cell>
          <table:table-cell table:formula="of:=VALUE(MID([' ;'.G405];2;LEN([' ;'.G405])-2))" office:value-type="float" office:value="93.672351">
            <text:p>93.672351</text:p>
          </table:table-cell>
          <table:table-cell table:formula="of:=ROUND([.E405]/[.$J$1];2)" office:value-type="float" office:value="93.67">
            <text:p>93.67</text:p>
          </table:table-cell>
          <table:table-cell/>
          <table:table-cell table:formula="of:=IF(RIGHT([.A405];5)=&quot;sleep&quot;;&quot;Sleep(&quot;&amp;[.$L$1]&amp;&quot;*&quot;&amp;ROUND(VALUE([.B405]);2)/[.$M$1]&amp;&quot;)&quot;;[.A405]&amp;&quot;( &quot;&amp;[.B405]&amp;&quot;, &quot;&amp;[.C405]&amp;&quot;, &quot;&amp;[.D405]&amp;&quot;, &quot;&amp;[.$I$1]&amp;&quot;*&quot;&amp;[.F405]&amp;&quot; )&quot;)" office:value-type="string" office:string-value="Turn2( lleg, y_axis, 0, MOVEANIMATIONSPEED*93.67 )">
            <text:p>Turn2( lleg, y_axis, 0, MOVEANIMATIONSPEED*93.67 )</text:p>
          </table:table-cell>
          <table:table-cell table:number-columns-repeated="6"/>
        </table:table-row>
        <table:table-row table:style-name="ro1">
          <table:table-cell table:formula="of:=IF(RIGHT([' ;'.A406];4)=&quot;turn&quot;;&quot;Turn2&quot;;IF(RIGHT([' ;'.A406];4)=&quot;move&quot;;&quot;Move&quot;;[' ;'.A406]))" office:value-type="string" office:string-value="Turn2">
            <text:p>Turn2</text:p>
          </table:table-cell>
          <table:table-cell table:formula="of:=[' ;'.B406]" office:value-type="string" office:string-value="lshoulder">
            <text:p>lshoulder</text:p>
          </table:table-cell>
          <table:table-cell table:formula="of:=LEFT([' ;'.D406];1)&amp;&quot;_&quot;&amp;RIGHT([' ;'.D406];4)" office:value-type="string" office:string-value="x_axis">
            <text:p>x_axis</text:p>
          </table:table-cell>
          <table:table-cell table:formula="of:=ROUND(VALUE(MID([' ;'.E406];2;LEN([' ;'.E406])-2));1)" office:value-type="float" office:value="33.5">
            <text:p>33.5</text:p>
          </table:table-cell>
          <table:table-cell table:formula="of:=VALUE(MID([' ;'.G406];2;LEN([' ;'.G406])-2))" office:value-type="float" office:value="93.689585">
            <text:p>93.689585</text:p>
          </table:table-cell>
          <table:table-cell table:formula="of:=ROUND([.E406]/[.$J$1];2)" office:value-type="float" office:value="93.69">
            <text:p>93.69</text:p>
          </table:table-cell>
          <table:table-cell/>
          <table:table-cell table:formula="of:=IF(RIGHT([.A406];5)=&quot;sleep&quot;;&quot;Sleep(&quot;&amp;[.$L$1]&amp;&quot;*&quot;&amp;ROUND(VALUE([.B406]);2)/[.$M$1]&amp;&quot;)&quot;;[.A406]&amp;&quot;( &quot;&amp;[.B406]&amp;&quot;, &quot;&amp;[.C406]&amp;&quot;, &quot;&amp;[.D406]&amp;&quot;, &quot;&amp;[.$I$1]&amp;&quot;*&quot;&amp;[.F406]&amp;&quot; )&quot;)" office:value-type="string" office:string-value="Turn2( lshoulder, x_axis, 33.5, MOVEANIMATIONSPEED*93.69 )">
            <text:p>Turn2( lshoulder, x_axis, 33.5, MOVEANIMATIONSPEED*93.69 )</text:p>
          </table:table-cell>
          <table:table-cell table:number-columns-repeated="6"/>
        </table:table-row>
        <table:table-row table:style-name="ro1">
          <table:table-cell table:formula="of:=IF(RIGHT([' ;'.A407];4)=&quot;turn&quot;;&quot;Turn2&quot;;IF(RIGHT([' ;'.A407];4)=&quot;move&quot;;&quot;Move&quot;;[' ;'.A407]))" office:value-type="string" office:string-value="Turn2">
            <text:p>Turn2</text:p>
          </table:table-cell>
          <table:table-cell table:formula="of:=[' ;'.B407]" office:value-type="string" office:string-value="lshoulder">
            <text:p>lshoulder</text:p>
          </table:table-cell>
          <table:table-cell table:formula="of:=LEFT([' ;'.D407];1)&amp;&quot;_&quot;&amp;RIGHT([' ;'.D407];4)" office:value-type="string" office:string-value="z_axis">
            <text:p>z_axis</text:p>
          </table:table-cell>
          <table:table-cell table:formula="of:=ROUND(VALUE(MID([' ;'.E407];2;LEN([' ;'.E407])-2));1)" office:value-type="float" office:value="0.9">
            <text:p>0.9</text:p>
          </table:table-cell>
          <table:table-cell table:formula="of:=VALUE(MID([' ;'.G407];2;LEN([' ;'.G407])-2))" office:value-type="float" office:value="6.767452">
            <text:p>6.767452</text:p>
          </table:table-cell>
          <table:table-cell table:formula="of:=ROUND([.E407]/[.$J$1];2)" office:value-type="float" office:value="6.77">
            <text:p>6.77</text:p>
          </table:table-cell>
          <table:table-cell/>
          <table:table-cell table:formula="of:=IF(RIGHT([.A407];5)=&quot;sleep&quot;;&quot;Sleep(&quot;&amp;[.$L$1]&amp;&quot;*&quot;&amp;ROUND(VALUE([.B407]);2)/[.$M$1]&amp;&quot;)&quot;;[.A407]&amp;&quot;( &quot;&amp;[.B407]&amp;&quot;, &quot;&amp;[.C407]&amp;&quot;, &quot;&amp;[.D407]&amp;&quot;, &quot;&amp;[.$I$1]&amp;&quot;*&quot;&amp;[.F407]&amp;&quot; )&quot;)" office:value-type="string" office:string-value="Turn2( lshoulder, z_axis, 0.9, MOVEANIMATIONSPEED*6.77 )">
            <text:p>Turn2( lshoulder, z_axis, 0.9, MOVEANIMATIONSPEED*6.77 )</text:p>
          </table:table-cell>
          <table:table-cell table:number-columns-repeated="6"/>
        </table:table-row>
        <table:table-row table:style-name="ro1">
          <table:table-cell table:formula="of:=IF(RIGHT([' ;'.A408];4)=&quot;turn&quot;;&quot;Turn2&quot;;IF(RIGHT([' ;'.A408];4)=&quot;move&quot;;&quot;Move&quot;;[' ;'.A408]))" office:value-type="string" office:string-value="Turn2">
            <text:p>Turn2</text:p>
          </table:table-cell>
          <table:table-cell table:formula="of:=[' ;'.B408]" office:value-type="string" office:string-value="lshoulder">
            <text:p>lshoulder</text:p>
          </table:table-cell>
          <table:table-cell table:formula="of:=LEFT([' ;'.D408];1)&amp;&quot;_&quot;&amp;RIGHT([' ;'.D408];4)" office:value-type="string" office:string-value="y_axis">
            <text:p>y_axis</text:p>
          </table:table-cell>
          <table:table-cell table:formula="of:=ROUND(VALUE(MID([' ;'.E408];2;LEN([' ;'.E408])-2));1)" office:value-type="float" office:value="2.9">
            <text:p>2.9</text:p>
          </table:table-cell>
          <table:table-cell table:formula="of:=VALUE(MID([' ;'.G408];2;LEN([' ;'.G408])-2))" office:value-type="float" office:value="11.351265">
            <text:p>11.351265</text:p>
          </table:table-cell>
          <table:table-cell table:formula="of:=ROUND([.E408]/[.$J$1];2)" office:value-type="float" office:value="11.35">
            <text:p>11.35</text:p>
          </table:table-cell>
          <table:table-cell/>
          <table:table-cell table:formula="of:=IF(RIGHT([.A408];5)=&quot;sleep&quot;;&quot;Sleep(&quot;&amp;[.$L$1]&amp;&quot;*&quot;&amp;ROUND(VALUE([.B408]);2)/[.$M$1]&amp;&quot;)&quot;;[.A408]&amp;&quot;( &quot;&amp;[.B408]&amp;&quot;, &quot;&amp;[.C408]&amp;&quot;, &quot;&amp;[.D408]&amp;&quot;, &quot;&amp;[.$I$1]&amp;&quot;*&quot;&amp;[.F408]&amp;&quot; )&quot;)" office:value-type="string" office:string-value="Turn2( lshoulder, y_axis, 2.9, MOVEANIMATIONSPEED*11.35 )">
            <text:p>Turn2( lshoulder, y_axis, 2.9, MOVEANIMATIONSPEED*11.35 )</text:p>
          </table:table-cell>
          <table:table-cell table:number-columns-repeated="6"/>
        </table:table-row>
        <table:table-row table:style-name="ro1">
          <table:table-cell table:formula="of:=IF(RIGHT([' ;'.A409];4)=&quot;turn&quot;;&quot;Turn2&quot;;IF(RIGHT([' ;'.A409];4)=&quot;move&quot;;&quot;Move&quot;;[' ;'.A409]))" office:value-type="string" office:string-value="Turn2">
            <text:p>Turn2</text:p>
          </table:table-cell>
          <table:table-cell table:formula="of:=[' ;'.B409]" office:value-type="string" office:string-value="lthigh">
            <text:p>lthigh</text:p>
          </table:table-cell>
          <table:table-cell table:formula="of:=LEFT([' ;'.D409];1)&amp;&quot;_&quot;&amp;RIGHT([' ;'.D409];4)" office:value-type="string" office:string-value="x_axis">
            <text:p>x_axis</text:p>
          </table:table-cell>
          <table:table-cell table:formula="of:=ROUND(VALUE(MID([' ;'.E409];2;LEN([' ;'.E409])-2));1)" office:value-type="float" office:value="-32.9">
            <text:p>-32.9</text:p>
          </table:table-cell>
          <table:table-cell table:formula="of:=VALUE(MID([' ;'.G409];2;LEN([' ;'.G409])-2))" office:value-type="float" office:value="132.823188">
            <text:p>132.823188</text:p>
          </table:table-cell>
          <table:table-cell table:formula="of:=ROUND([.E409]/[.$J$1];2)" office:value-type="float" office:value="132.82">
            <text:p>132.82</text:p>
          </table:table-cell>
          <table:table-cell/>
          <table:table-cell table:formula="of:=IF(RIGHT([.A409];5)=&quot;sleep&quot;;&quot;Sleep(&quot;&amp;[.$L$1]&amp;&quot;*&quot;&amp;ROUND(VALUE([.B409]);2)/[.$M$1]&amp;&quot;)&quot;;[.A409]&amp;&quot;( &quot;&amp;[.B409]&amp;&quot;, &quot;&amp;[.C409]&amp;&quot;, &quot;&amp;[.D409]&amp;&quot;, &quot;&amp;[.$I$1]&amp;&quot;*&quot;&amp;[.F409]&amp;&quot; )&quot;)" office:value-type="string" office:string-value="Turn2( lthigh, x_axis, -32.9, MOVEANIMATIONSPEED*132.82 )">
            <text:p>Turn2( lthigh, x_axis, -32.9, MOVEANIMATIONSPEED*132.82 )</text:p>
          </table:table-cell>
          <table:table-cell table:number-columns-repeated="6"/>
        </table:table-row>
        <table:table-row table:style-name="ro1">
          <table:table-cell table:formula="of:=IF(RIGHT([' ;'.A410];4)=&quot;turn&quot;;&quot;Turn2&quot;;IF(RIGHT([' ;'.A410];4)=&quot;move&quot;;&quot;Move&quot;;[' ;'.A410]))" office:value-type="string" office:string-value="Turn2">
            <text:p>Turn2</text:p>
          </table:table-cell>
          <table:table-cell table:formula="of:=[' ;'.B410]" office:value-type="string" office:string-value="lthigh">
            <text:p>lthigh</text:p>
          </table:table-cell>
          <table:table-cell table:formula="of:=LEFT([' ;'.D410];1)&amp;&quot;_&quot;&amp;RIGHT([' ;'.D410];4)" office:value-type="string" office:string-value="z_axis">
            <text:p>z_axis</text:p>
          </table:table-cell>
          <table:table-cell table:formula="of:=ROUND(VALUE(MID([' ;'.E410];2;LEN([' ;'.E410])-2));1)" office:value-type="float" office:value="0">
            <text:p>0</text:p>
          </table:table-cell>
          <table:table-cell table:formula="of:=VALUE(MID([' ;'.G410];2;LEN([' ;'.G410])-2))" office:value-type="float" office:value="57.567846">
            <text:p>57.567846</text:p>
          </table:table-cell>
          <table:table-cell table:formula="of:=ROUND([.E410]/[.$J$1];2)" office:value-type="float" office:value="57.57">
            <text:p>57.57</text:p>
          </table:table-cell>
          <table:table-cell/>
          <table:table-cell table:formula="of:=IF(RIGHT([.A410];5)=&quot;sleep&quot;;&quot;Sleep(&quot;&amp;[.$L$1]&amp;&quot;*&quot;&amp;ROUND(VALUE([.B410]);2)/[.$M$1]&amp;&quot;)&quot;;[.A410]&amp;&quot;( &quot;&amp;[.B410]&amp;&quot;, &quot;&amp;[.C410]&amp;&quot;, &quot;&amp;[.D410]&amp;&quot;, &quot;&amp;[.$I$1]&amp;&quot;*&quot;&amp;[.F410]&amp;&quot; )&quot;)" office:value-type="string" office:string-value="Turn2( lthigh, z_axis, 0, MOVEANIMATIONSPEED*57.57 )">
            <text:p>Turn2( lthigh, z_axis, 0, MOVEANIMATIONSPEED*57.57 )</text:p>
          </table:table-cell>
          <table:table-cell table:number-columns-repeated="6"/>
        </table:table-row>
        <table:table-row table:style-name="ro1">
          <table:table-cell table:formula="of:=IF(RIGHT([' ;'.A411];4)=&quot;turn&quot;;&quot;Turn2&quot;;IF(RIGHT([' ;'.A411];4)=&quot;move&quot;;&quot;Move&quot;;[' ;'.A411]))" office:value-type="string" office:string-value="Turn2">
            <text:p>Turn2</text:p>
          </table:table-cell>
          <table:table-cell table:formula="of:=[' ;'.B411]" office:value-type="string" office:string-value="lthigh">
            <text:p>lthigh</text:p>
          </table:table-cell>
          <table:table-cell table:formula="of:=LEFT([' ;'.D411];1)&amp;&quot;_&quot;&amp;RIGHT([' ;'.D411];4)" office:value-type="string" office:string-value="y_axis">
            <text:p>y_axis</text:p>
          </table:table-cell>
          <table:table-cell table:formula="of:=ROUND(VALUE(MID([' ;'.E411];2;LEN([' ;'.E411])-2));1)" office:value-type="float" office:value="-0">
            <text:p>-0</text:p>
          </table:table-cell>
          <table:table-cell table:formula="of:=VALUE(MID([' ;'.G411];2;LEN([' ;'.G411])-2))" office:value-type="float" office:value="30.129961">
            <text:p>30.129961</text:p>
          </table:table-cell>
          <table:table-cell table:formula="of:=ROUND([.E411]/[.$J$1];2)" office:value-type="float" office:value="30.13">
            <text:p>30.13</text:p>
          </table:table-cell>
          <table:table-cell/>
          <table:table-cell table:formula="of:=IF(RIGHT([.A411];5)=&quot;sleep&quot;;&quot;Sleep(&quot;&amp;[.$L$1]&amp;&quot;*&quot;&amp;ROUND(VALUE([.B411]);2)/[.$M$1]&amp;&quot;)&quot;;[.A411]&amp;&quot;( &quot;&amp;[.B411]&amp;&quot;, &quot;&amp;[.C411]&amp;&quot;, &quot;&amp;[.D411]&amp;&quot;, &quot;&amp;[.$I$1]&amp;&quot;*&quot;&amp;[.F411]&amp;&quot; )&quot;)" office:value-type="string" office:string-value="Turn2( lthigh, y_axis, 0, MOVEANIMATIONSPEED*30.13 )">
            <text:p>Turn2( lthigh, y_axis, 0, MOVEANIMATIONSPEED*30.13 )</text:p>
          </table:table-cell>
          <table:table-cell table:number-columns-repeated="6"/>
        </table:table-row>
        <table:table-row table:style-name="ro1">
          <table:table-cell table:formula="of:=IF(RIGHT([' ;'.A412];4)=&quot;turn&quot;;&quot;Turn2&quot;;IF(RIGHT([' ;'.A412];4)=&quot;move&quot;;&quot;Move&quot;;[' ;'.A412]))" office:value-type="string" office:string-value="Turn2">
            <text:p>Turn2</text:p>
          </table:table-cell>
          <table:table-cell table:formula="of:=[' ;'.B412]" office:value-type="string" office:string-value="lwing1">
            <text:p>lwing1</text:p>
          </table:table-cell>
          <table:table-cell table:formula="of:=LEFT([' ;'.D412];1)&amp;&quot;_&quot;&amp;RIGHT([' ;'.D412];4)" office:value-type="string" office:string-value="x_axis">
            <text:p>x_axis</text:p>
          </table:table-cell>
          <table:table-cell table:formula="of:=ROUND(VALUE(MID([' ;'.E412];2;LEN([' ;'.E412])-2));1)" office:value-type="float" office:value="-45.8">
            <text:p>-45.8</text:p>
          </table:table-cell>
          <table:table-cell table:formula="of:=VALUE(MID([' ;'.G412];2;LEN([' ;'.G412])-2))" office:value-type="float" office:value="11.99943">
            <text:p>11.99943</text:p>
          </table:table-cell>
          <table:table-cell table:formula="of:=ROUND([.E412]/[.$J$1];2)" office:value-type="float" office:value="12">
            <text:p>12</text:p>
          </table:table-cell>
          <table:table-cell/>
          <table:table-cell table:formula="of:=IF(RIGHT([.A412];5)=&quot;sleep&quot;;&quot;Sleep(&quot;&amp;[.$L$1]&amp;&quot;*&quot;&amp;ROUND(VALUE([.B412]);2)/[.$M$1]&amp;&quot;)&quot;;[.A412]&amp;&quot;( &quot;&amp;[.B412]&amp;&quot;, &quot;&amp;[.C412]&amp;&quot;, &quot;&amp;[.D412]&amp;&quot;, &quot;&amp;[.$I$1]&amp;&quot;*&quot;&amp;[.F412]&amp;&quot; )&quot;)" office:value-type="string" office:string-value="Turn2( lwing1, x_axis, -45.8, MOVEANIMATIONSPEED*12 )">
            <text:p>Turn2( lwing1, x_axis, -45.8, MOVEANIMATIONSPEED*12 )</text:p>
          </table:table-cell>
          <table:table-cell table:number-columns-repeated="6"/>
        </table:table-row>
        <table:table-row table:style-name="ro1">
          <table:table-cell table:formula="of:=IF(RIGHT([' ;'.A413];4)=&quot;turn&quot;;&quot;Turn2&quot;;IF(RIGHT([' ;'.A413];4)=&quot;move&quot;;&quot;Move&quot;;[' ;'.A413]))" office:value-type="string" office:string-value="Turn2">
            <text:p>Turn2</text:p>
          </table:table-cell>
          <table:table-cell table:formula="of:=[' ;'.B413]" office:value-type="string" office:string-value="lwing1">
            <text:p>lwing1</text:p>
          </table:table-cell>
          <table:table-cell table:formula="of:=LEFT([' ;'.D413];1)&amp;&quot;_&quot;&amp;RIGHT([' ;'.D413];4)" office:value-type="string" office:string-value="z_axis">
            <text:p>z_axis</text:p>
          </table:table-cell>
          <table:table-cell table:formula="of:=ROUND(VALUE(MID([' ;'.E413];2;LEN([' ;'.E413])-2));1)" office:value-type="float" office:value="-2.6">
            <text:p>-2.6</text:p>
          </table:table-cell>
          <table:table-cell table:formula="of:=VALUE(MID([' ;'.G413];2;LEN([' ;'.G413])-2))" office:value-type="float" office:value="12.545324">
            <text:p>12.545324</text:p>
          </table:table-cell>
          <table:table-cell table:formula="of:=ROUND([.E413]/[.$J$1];2)" office:value-type="float" office:value="12.55">
            <text:p>12.55</text:p>
          </table:table-cell>
          <table:table-cell/>
          <table:table-cell table:formula="of:=IF(RIGHT([.A413];5)=&quot;sleep&quot;;&quot;Sleep(&quot;&amp;[.$L$1]&amp;&quot;*&quot;&amp;ROUND(VALUE([.B413]);2)/[.$M$1]&amp;&quot;)&quot;;[.A413]&amp;&quot;( &quot;&amp;[.B413]&amp;&quot;, &quot;&amp;[.C413]&amp;&quot;, &quot;&amp;[.D413]&amp;&quot;, &quot;&amp;[.$I$1]&amp;&quot;*&quot;&amp;[.F413]&amp;&quot; )&quot;)" office:value-type="string" office:string-value="Turn2( lwing1, z_axis, -2.6, MOVEANIMATIONSPEED*12.55 )">
            <text:p>Turn2( lwing1, z_axis, -2.6, MOVEANIMATIONSPEED*12.55 )</text:p>
          </table:table-cell>
          <table:table-cell table:number-columns-repeated="6"/>
        </table:table-row>
        <table:table-row table:style-name="ro1">
          <table:table-cell table:formula="of:=IF(RIGHT([' ;'.A414];4)=&quot;turn&quot;;&quot;Turn2&quot;;IF(RIGHT([' ;'.A414];4)=&quot;move&quot;;&quot;Move&quot;;[' ;'.A414]))" office:value-type="string" office:string-value="Turn2">
            <text:p>Turn2</text:p>
          </table:table-cell>
          <table:table-cell table:formula="of:=[' ;'.B414]" office:value-type="string" office:string-value="lwing1">
            <text:p>lwing1</text:p>
          </table:table-cell>
          <table:table-cell table:formula="of:=LEFT([' ;'.D414];1)&amp;&quot;_&quot;&amp;RIGHT([' ;'.D414];4)" office:value-type="string" office:string-value="y_axis">
            <text:p>y_axis</text:p>
          </table:table-cell>
          <table:table-cell table:formula="of:=ROUND(VALUE(MID([' ;'.E414];2;LEN([' ;'.E414])-2));1)" office:value-type="float" office:value="-31.6">
            <text:p>-31.6</text:p>
          </table:table-cell>
          <table:table-cell table:formula="of:=VALUE(MID([' ;'.G414];2;LEN([' ;'.G414])-2))" office:value-type="float" office:value="15.248517">
            <text:p>15.248517</text:p>
          </table:table-cell>
          <table:table-cell table:formula="of:=ROUND([.E414]/[.$J$1];2)" office:value-type="float" office:value="15.25">
            <text:p>15.25</text:p>
          </table:table-cell>
          <table:table-cell/>
          <table:table-cell table:formula="of:=IF(RIGHT([.A414];5)=&quot;sleep&quot;;&quot;Sleep(&quot;&amp;[.$L$1]&amp;&quot;*&quot;&amp;ROUND(VALUE([.B414]);2)/[.$M$1]&amp;&quot;)&quot;;[.A414]&amp;&quot;( &quot;&amp;[.B414]&amp;&quot;, &quot;&amp;[.C414]&amp;&quot;, &quot;&amp;[.D414]&amp;&quot;, &quot;&amp;[.$I$1]&amp;&quot;*&quot;&amp;[.F414]&amp;&quot; )&quot;)" office:value-type="string" office:string-value="Turn2( lwing1, y_axis, -31.6, MOVEANIMATIONSPEED*15.25 )">
            <text:p>Turn2( lwing1, y_axis, -31.6, MOVEANIMATIONSPEED*15.25 )</text:p>
          </table:table-cell>
          <table:table-cell table:number-columns-repeated="6"/>
        </table:table-row>
        <table:table-row table:style-name="ro1">
          <table:table-cell table:formula="of:=IF(RIGHT([' ;'.A415];4)=&quot;turn&quot;;&quot;Turn2&quot;;IF(RIGHT([' ;'.A415];4)=&quot;move&quot;;&quot;Move&quot;;[' ;'.A415]))" office:value-type="string" office:string-value="Turn2">
            <text:p>Turn2</text:p>
          </table:table-cell>
          <table:table-cell table:formula="of:=[' ;'.B415]" office:value-type="string" office:string-value="lwing2">
            <text:p>lwing2</text:p>
          </table:table-cell>
          <table:table-cell table:formula="of:=LEFT([' ;'.D415];1)&amp;&quot;_&quot;&amp;RIGHT([' ;'.D415];4)" office:value-type="string" office:string-value="x_axis">
            <text:p>x_axis</text:p>
          </table:table-cell>
          <table:table-cell table:formula="of:=ROUND(VALUE(MID([' ;'.E415];2;LEN([' ;'.E415])-2));1)" office:value-type="float" office:value="71.2">
            <text:p>71.2</text:p>
          </table:table-cell>
          <table:table-cell table:formula="of:=VALUE(MID([' ;'.G415];2;LEN([' ;'.G415])-2))" office:value-type="float" office:value="4.572368">
            <text:p>4.572368</text:p>
          </table:table-cell>
          <table:table-cell table:formula="of:=ROUND([.E415]/[.$J$1];2)" office:value-type="float" office:value="4.57">
            <text:p>4.57</text:p>
          </table:table-cell>
          <table:table-cell/>
          <table:table-cell table:formula="of:=IF(RIGHT([.A415];5)=&quot;sleep&quot;;&quot;Sleep(&quot;&amp;[.$L$1]&amp;&quot;*&quot;&amp;ROUND(VALUE([.B415]);2)/[.$M$1]&amp;&quot;)&quot;;[.A415]&amp;&quot;( &quot;&amp;[.B415]&amp;&quot;, &quot;&amp;[.C415]&amp;&quot;, &quot;&amp;[.D415]&amp;&quot;, &quot;&amp;[.$I$1]&amp;&quot;*&quot;&amp;[.F415]&amp;&quot; )&quot;)" office:value-type="string" office:string-value="Turn2( lwing2, x_axis, 71.2, MOVEANIMATIONSPEED*4.57 )">
            <text:p>Turn2( lwing2, x_axis, 71.2, MOVEANIMATIONSPEED*4.57 )</text:p>
          </table:table-cell>
          <table:table-cell table:number-columns-repeated="6"/>
        </table:table-row>
        <table:table-row table:style-name="ro1">
          <table:table-cell table:formula="of:=IF(RIGHT([' ;'.A416];4)=&quot;turn&quot;;&quot;Turn2&quot;;IF(RIGHT([' ;'.A416];4)=&quot;move&quot;;&quot;Move&quot;;[' ;'.A416]))" office:value-type="string" office:string-value="Turn2">
            <text:p>Turn2</text:p>
          </table:table-cell>
          <table:table-cell table:formula="of:=[' ;'.B416]" office:value-type="string" office:string-value="lwing2">
            <text:p>lwing2</text:p>
          </table:table-cell>
          <table:table-cell table:formula="of:=LEFT([' ;'.D416];1)&amp;&quot;_&quot;&amp;RIGHT([' ;'.D416];4)" office:value-type="string" office:string-value="z_axis">
            <text:p>z_axis</text:p>
          </table:table-cell>
          <table:table-cell table:formula="of:=ROUND(VALUE(MID([' ;'.E416];2;LEN([' ;'.E416])-2));1)" office:value-type="float" office:value="27.4">
            <text:p>27.4</text:p>
          </table:table-cell>
          <table:table-cell table:formula="of:=VALUE(MID([' ;'.G416];2;LEN([' ;'.G416])-2))" office:value-type="float" office:value="25.903817">
            <text:p>25.903817</text:p>
          </table:table-cell>
          <table:table-cell table:formula="of:=ROUND([.E416]/[.$J$1];2)" office:value-type="float" office:value="25.9">
            <text:p>25.9</text:p>
          </table:table-cell>
          <table:table-cell/>
          <table:table-cell table:formula="of:=IF(RIGHT([.A416];5)=&quot;sleep&quot;;&quot;Sleep(&quot;&amp;[.$L$1]&amp;&quot;*&quot;&amp;ROUND(VALUE([.B416]);2)/[.$M$1]&amp;&quot;)&quot;;[.A416]&amp;&quot;( &quot;&amp;[.B416]&amp;&quot;, &quot;&amp;[.C416]&amp;&quot;, &quot;&amp;[.D416]&amp;&quot;, &quot;&amp;[.$I$1]&amp;&quot;*&quot;&amp;[.F416]&amp;&quot; )&quot;)" office:value-type="string" office:string-value="Turn2( lwing2, z_axis, 27.4, MOVEANIMATIONSPEED*25.9 )">
            <text:p>Turn2( lwing2, z_axis, 27.4, MOVEANIMATIONSPEED*25.9 )</text:p>
          </table:table-cell>
          <table:table-cell table:number-columns-repeated="6"/>
        </table:table-row>
        <table:table-row table:style-name="ro1">
          <table:table-cell table:formula="of:=IF(RIGHT([' ;'.A417];4)=&quot;turn&quot;;&quot;Turn2&quot;;IF(RIGHT([' ;'.A417];4)=&quot;move&quot;;&quot;Move&quot;;[' ;'.A417]))" office:value-type="string" office:string-value="Turn2">
            <text:p>Turn2</text:p>
          </table:table-cell>
          <table:table-cell table:formula="of:=[' ;'.B417]" office:value-type="string" office:string-value="lwing2">
            <text:p>lwing2</text:p>
          </table:table-cell>
          <table:table-cell table:formula="of:=LEFT([' ;'.D417];1)&amp;&quot;_&quot;&amp;RIGHT([' ;'.D417];4)" office:value-type="string" office:string-value="y_axis">
            <text:p>y_axis</text:p>
          </table:table-cell>
          <table:table-cell table:formula="of:=ROUND(VALUE(MID([' ;'.E417];2;LEN([' ;'.E417])-2));1)" office:value-type="float" office:value="-18.1">
            <text:p>-18.1</text:p>
          </table:table-cell>
          <table:table-cell table:formula="of:=VALUE(MID([' ;'.G417];2;LEN([' ;'.G417])-2))" office:value-type="float" office:value="4.623312">
            <text:p>4.623312</text:p>
          </table:table-cell>
          <table:table-cell table:formula="of:=ROUND([.E417]/[.$J$1];2)" office:value-type="float" office:value="4.62">
            <text:p>4.62</text:p>
          </table:table-cell>
          <table:table-cell/>
          <table:table-cell table:formula="of:=IF(RIGHT([.A417];5)=&quot;sleep&quot;;&quot;Sleep(&quot;&amp;[.$L$1]&amp;&quot;*&quot;&amp;ROUND(VALUE([.B417]);2)/[.$M$1]&amp;&quot;)&quot;;[.A417]&amp;&quot;( &quot;&amp;[.B417]&amp;&quot;, &quot;&amp;[.C417]&amp;&quot;, &quot;&amp;[.D417]&amp;&quot;, &quot;&amp;[.$I$1]&amp;&quot;*&quot;&amp;[.F417]&amp;&quot; )&quot;)" office:value-type="string" office:string-value="Turn2( lwing2, y_axis, -18.1, MOVEANIMATIONSPEED*4.62 )">
            <text:p>Turn2( lwing2, y_axis, -18.1, MOVEANIMATIONSPEED*4.62 )</text:p>
          </table:table-cell>
          <table:table-cell table:number-columns-repeated="6"/>
        </table:table-row>
        <table:table-row table:style-name="ro1">
          <table:table-cell table:formula="of:=IF(RIGHT([' ;'.A418];4)=&quot;turn&quot;;&quot;Turn2&quot;;IF(RIGHT([' ;'.A418];4)=&quot;move&quot;;&quot;Move&quot;;[' ;'.A418]))" office:value-type="string" office:string-value="Turn2">
            <text:p>Turn2</text:p>
          </table:table-cell>
          <table:table-cell table:formula="of:=[' ;'.B418]" office:value-type="string" office:string-value="lwing31">
            <text:p>lwing31</text:p>
          </table:table-cell>
          <table:table-cell table:formula="of:=LEFT([' ;'.D418];1)&amp;&quot;_&quot;&amp;RIGHT([' ;'.D418];4)" office:value-type="string" office:string-value="x_axis">
            <text:p>x_axis</text:p>
          </table:table-cell>
          <table:table-cell table:formula="of:=ROUND(VALUE(MID([' ;'.E418];2;LEN([' ;'.E418])-2));1)" office:value-type="float" office:value="-42">
            <text:p>-42</text:p>
          </table:table-cell>
          <table:table-cell table:formula="of:=VALUE(MID([' ;'.G418];2;LEN([' ;'.G418])-2))" office:value-type="float" office:value="4.45342">
            <text:p>4.45342</text:p>
          </table:table-cell>
          <table:table-cell table:formula="of:=ROUND([.E418]/[.$J$1];2)" office:value-type="float" office:value="4.45">
            <text:p>4.45</text:p>
          </table:table-cell>
          <table:table-cell/>
          <table:table-cell table:formula="of:=IF(RIGHT([.A418];5)=&quot;sleep&quot;;&quot;Sleep(&quot;&amp;[.$L$1]&amp;&quot;*&quot;&amp;ROUND(VALUE([.B418]);2)/[.$M$1]&amp;&quot;)&quot;;[.A418]&amp;&quot;( &quot;&amp;[.B418]&amp;&quot;, &quot;&amp;[.C418]&amp;&quot;, &quot;&amp;[.D418]&amp;&quot;, &quot;&amp;[.$I$1]&amp;&quot;*&quot;&amp;[.F418]&amp;&quot; )&quot;)" office:value-type="string" office:string-value="Turn2( lwing31, x_axis, -42, MOVEANIMATIONSPEED*4.45 )">
            <text:p>Turn2( lwing31, x_axis, -42, MOVEANIMATIONSPEED*4.45 )</text:p>
          </table:table-cell>
          <table:table-cell table:number-columns-repeated="6"/>
        </table:table-row>
        <table:table-row table:style-name="ro1">
          <table:table-cell table:formula="of:=IF(RIGHT([' ;'.A419];4)=&quot;turn&quot;;&quot;Turn2&quot;;IF(RIGHT([' ;'.A419];4)=&quot;move&quot;;&quot;Move&quot;;[' ;'.A419]))" office:value-type="string" office:string-value="Turn2">
            <text:p>Turn2</text:p>
          </table:table-cell>
          <table:table-cell table:formula="of:=[' ;'.B419]" office:value-type="string" office:string-value="lwing31">
            <text:p>lwing31</text:p>
          </table:table-cell>
          <table:table-cell table:formula="of:=LEFT([' ;'.D419];1)&amp;&quot;_&quot;&amp;RIGHT([' ;'.D419];4)" office:value-type="string" office:string-value="z_axis">
            <text:p>z_axis</text:p>
          </table:table-cell>
          <table:table-cell table:formula="of:=ROUND(VALUE(MID([' ;'.E419];2;LEN([' ;'.E419])-2));1)" office:value-type="float" office:value="-19.1">
            <text:p>-19.1</text:p>
          </table:table-cell>
          <table:table-cell table:formula="of:=VALUE(MID([' ;'.G419];2;LEN([' ;'.G419])-2))" office:value-type="float" office:value="11.58862">
            <text:p>11.58862</text:p>
          </table:table-cell>
          <table:table-cell table:formula="of:=ROUND([.E419]/[.$J$1];2)" office:value-type="float" office:value="11.59">
            <text:p>11.59</text:p>
          </table:table-cell>
          <table:table-cell/>
          <table:table-cell table:formula="of:=IF(RIGHT([.A419];5)=&quot;sleep&quot;;&quot;Sleep(&quot;&amp;[.$L$1]&amp;&quot;*&quot;&amp;ROUND(VALUE([.B419]);2)/[.$M$1]&amp;&quot;)&quot;;[.A419]&amp;&quot;( &quot;&amp;[.B419]&amp;&quot;, &quot;&amp;[.C419]&amp;&quot;, &quot;&amp;[.D419]&amp;&quot;, &quot;&amp;[.$I$1]&amp;&quot;*&quot;&amp;[.F419]&amp;&quot; )&quot;)" office:value-type="string" office:string-value="Turn2( lwing31, z_axis, -19.1, MOVEANIMATIONSPEED*11.59 )">
            <text:p>Turn2( lwing31, z_axis, -19.1, MOVEANIMATIONSPEED*11.59 )</text:p>
          </table:table-cell>
          <table:table-cell table:number-columns-repeated="6"/>
        </table:table-row>
        <table:table-row table:style-name="ro1">
          <table:table-cell table:formula="of:=IF(RIGHT([' ;'.A420];4)=&quot;turn&quot;;&quot;Turn2&quot;;IF(RIGHT([' ;'.A420];4)=&quot;move&quot;;&quot;Move&quot;;[' ;'.A420]))" office:value-type="string" office:string-value="Turn2">
            <text:p>Turn2</text:p>
          </table:table-cell>
          <table:table-cell table:formula="of:=[' ;'.B420]" office:value-type="string" office:string-value="lwing31">
            <text:p>lwing31</text:p>
          </table:table-cell>
          <table:table-cell table:formula="of:=LEFT([' ;'.D420];1)&amp;&quot;_&quot;&amp;RIGHT([' ;'.D420];4)" office:value-type="string" office:string-value="y_axis">
            <text:p>y_axis</text:p>
          </table:table-cell>
          <table:table-cell table:formula="of:=ROUND(VALUE(MID([' ;'.E420];2;LEN([' ;'.E420])-2));1)" office:value-type="float" office:value="-8.4">
            <text:p>-8.4</text:p>
          </table:table-cell>
          <table:table-cell table:formula="of:=VALUE(MID([' ;'.G420];2;LEN([' ;'.G420])-2))" office:value-type="float" office:value="10.968934">
            <text:p>10.968934</text:p>
          </table:table-cell>
          <table:table-cell table:formula="of:=ROUND([.E420]/[.$J$1];2)" office:value-type="float" office:value="10.97">
            <text:p>10.97</text:p>
          </table:table-cell>
          <table:table-cell/>
          <table:table-cell table:formula="of:=IF(RIGHT([.A420];5)=&quot;sleep&quot;;&quot;Sleep(&quot;&amp;[.$L$1]&amp;&quot;*&quot;&amp;ROUND(VALUE([.B420]);2)/[.$M$1]&amp;&quot;)&quot;;[.A420]&amp;&quot;( &quot;&amp;[.B420]&amp;&quot;, &quot;&amp;[.C420]&amp;&quot;, &quot;&amp;[.D420]&amp;&quot;, &quot;&amp;[.$I$1]&amp;&quot;*&quot;&amp;[.F420]&amp;&quot; )&quot;)" office:value-type="string" office:string-value="Turn2( lwing31, y_axis, -8.4, MOVEANIMATIONSPEED*10.97 )">
            <text:p>Turn2( lwing31, y_axis, -8.4, MOVEANIMATIONSPEED*10.97 )</text:p>
          </table:table-cell>
          <table:table-cell table:number-columns-repeated="6"/>
        </table:table-row>
        <table:table-row table:style-name="ro1">
          <table:table-cell table:formula="of:=IF(RIGHT([' ;'.A421];4)=&quot;turn&quot;;&quot;Turn2&quot;;IF(RIGHT([' ;'.A421];4)=&quot;move&quot;;&quot;Move&quot;;[' ;'.A421]))" office:value-type="string" office:string-value="Turn2">
            <text:p>Turn2</text:p>
          </table:table-cell>
          <table:table-cell table:formula="of:=[' ;'.B421]" office:value-type="string" office:string-value="lwing32">
            <text:p>lwing32</text:p>
          </table:table-cell>
          <table:table-cell table:formula="of:=LEFT([' ;'.D421];1)&amp;&quot;_&quot;&amp;RIGHT([' ;'.D421];4)" office:value-type="string" office:string-value="x_axis">
            <text:p>x_axis</text:p>
          </table:table-cell>
          <table:table-cell table:formula="of:=ROUND(VALUE(MID([' ;'.E421];2;LEN([' ;'.E421])-2));1)" office:value-type="float" office:value="-42.7">
            <text:p>-42.7</text:p>
          </table:table-cell>
          <table:table-cell table:formula="of:=VALUE(MID([' ;'.G421];2;LEN([' ;'.G421])-2))" office:value-type="float" office:value="4.448656">
            <text:p>4.448656</text:p>
          </table:table-cell>
          <table:table-cell table:formula="of:=ROUND([.E421]/[.$J$1];2)" office:value-type="float" office:value="4.45">
            <text:p>4.45</text:p>
          </table:table-cell>
          <table:table-cell/>
          <table:table-cell table:formula="of:=IF(RIGHT([.A421];5)=&quot;sleep&quot;;&quot;Sleep(&quot;&amp;[.$L$1]&amp;&quot;*&quot;&amp;ROUND(VALUE([.B421]);2)/[.$M$1]&amp;&quot;)&quot;;[.A421]&amp;&quot;( &quot;&amp;[.B421]&amp;&quot;, &quot;&amp;[.C421]&amp;&quot;, &quot;&amp;[.D421]&amp;&quot;, &quot;&amp;[.$I$1]&amp;&quot;*&quot;&amp;[.F421]&amp;&quot; )&quot;)" office:value-type="string" office:string-value="Turn2( lwing32, x_axis, -42.7, MOVEANIMATIONSPEED*4.45 )">
            <text:p>Turn2( lwing32, x_axis, -42.7, MOVEANIMATIONSPEED*4.45 )</text:p>
          </table:table-cell>
          <table:table-cell table:number-columns-repeated="6"/>
        </table:table-row>
        <table:table-row table:style-name="ro1">
          <table:table-cell table:formula="of:=IF(RIGHT([' ;'.A422];4)=&quot;turn&quot;;&quot;Turn2&quot;;IF(RIGHT([' ;'.A422];4)=&quot;move&quot;;&quot;Move&quot;;[' ;'.A422]))" office:value-type="string" office:string-value="Turn2">
            <text:p>Turn2</text:p>
          </table:table-cell>
          <table:table-cell table:formula="of:=[' ;'.B422]" office:value-type="string" office:string-value="lwing32">
            <text:p>lwing32</text:p>
          </table:table-cell>
          <table:table-cell table:formula="of:=LEFT([' ;'.D422];1)&amp;&quot;_&quot;&amp;RIGHT([' ;'.D422];4)" office:value-type="string" office:string-value="z_axis">
            <text:p>z_axis</text:p>
          </table:table-cell>
          <table:table-cell table:formula="of:=ROUND(VALUE(MID([' ;'.E422];2;LEN([' ;'.E422])-2));1)" office:value-type="float" office:value="-19.3">
            <text:p>-19.3</text:p>
          </table:table-cell>
          <table:table-cell table:formula="of:=VALUE(MID([' ;'.G422];2;LEN([' ;'.G422])-2))" office:value-type="float" office:value="11.687845">
            <text:p>11.687845</text:p>
          </table:table-cell>
          <table:table-cell table:formula="of:=ROUND([.E422]/[.$J$1];2)" office:value-type="float" office:value="11.69">
            <text:p>11.69</text:p>
          </table:table-cell>
          <table:table-cell/>
          <table:table-cell table:formula="of:=IF(RIGHT([.A422];5)=&quot;sleep&quot;;&quot;Sleep(&quot;&amp;[.$L$1]&amp;&quot;*&quot;&amp;ROUND(VALUE([.B422]);2)/[.$M$1]&amp;&quot;)&quot;;[.A422]&amp;&quot;( &quot;&amp;[.B422]&amp;&quot;, &quot;&amp;[.C422]&amp;&quot;, &quot;&amp;[.D422]&amp;&quot;, &quot;&amp;[.$I$1]&amp;&quot;*&quot;&amp;[.F422]&amp;&quot; )&quot;)" office:value-type="string" office:string-value="Turn2( lwing32, z_axis, -19.3, MOVEANIMATIONSPEED*11.69 )">
            <text:p>Turn2( lwing32, z_axis, -19.3, MOVEANIMATIONSPEED*11.69 )</text:p>
          </table:table-cell>
          <table:table-cell table:number-columns-repeated="6"/>
        </table:table-row>
        <table:table-row table:style-name="ro1">
          <table:table-cell table:formula="of:=IF(RIGHT([' ;'.A423];4)=&quot;turn&quot;;&quot;Turn2&quot;;IF(RIGHT([' ;'.A423];4)=&quot;move&quot;;&quot;Move&quot;;[' ;'.A423]))" office:value-type="string" office:string-value="Turn2">
            <text:p>Turn2</text:p>
          </table:table-cell>
          <table:table-cell table:formula="of:=[' ;'.B423]" office:value-type="string" office:string-value="lwing32">
            <text:p>lwing32</text:p>
          </table:table-cell>
          <table:table-cell table:formula="of:=LEFT([' ;'.D423];1)&amp;&quot;_&quot;&amp;RIGHT([' ;'.D423];4)" office:value-type="string" office:string-value="y_axis">
            <text:p>y_axis</text:p>
          </table:table-cell>
          <table:table-cell table:formula="of:=ROUND(VALUE(MID([' ;'.E423];2;LEN([' ;'.E423])-2));1)" office:value-type="float" office:value="-8.6">
            <text:p>-8.6</text:p>
          </table:table-cell>
          <table:table-cell table:formula="of:=VALUE(MID([' ;'.G423];2;LEN([' ;'.G423])-2))" office:value-type="float" office:value="11.180653">
            <text:p>11.180653</text:p>
          </table:table-cell>
          <table:table-cell table:formula="of:=ROUND([.E423]/[.$J$1];2)" office:value-type="float" office:value="11.18">
            <text:p>11.18</text:p>
          </table:table-cell>
          <table:table-cell/>
          <table:table-cell table:formula="of:=IF(RIGHT([.A423];5)=&quot;sleep&quot;;&quot;Sleep(&quot;&amp;[.$L$1]&amp;&quot;*&quot;&amp;ROUND(VALUE([.B423]);2)/[.$M$1]&amp;&quot;)&quot;;[.A423]&amp;&quot;( &quot;&amp;[.B423]&amp;&quot;, &quot;&amp;[.C423]&amp;&quot;, &quot;&amp;[.D423]&amp;&quot;, &quot;&amp;[.$I$1]&amp;&quot;*&quot;&amp;[.F423]&amp;&quot; )&quot;)" office:value-type="string" office:string-value="Turn2( lwing32, y_axis, -8.6, MOVEANIMATIONSPEED*11.18 )">
            <text:p>Turn2( lwing32, y_axis, -8.6, MOVEANIMATIONSPEED*11.18 )</text:p>
          </table:table-cell>
          <table:table-cell table:number-columns-repeated="6"/>
        </table:table-row>
        <table:table-row table:style-name="ro1">
          <table:table-cell table:formula="of:=IF(RIGHT([' ;'.A424];4)=&quot;turn&quot;;&quot;Turn2&quot;;IF(RIGHT([' ;'.A424];4)=&quot;move&quot;;&quot;Move&quot;;[' ;'.A424]))" office:value-type="string" office:string-value="Turn2">
            <text:p>Turn2</text:p>
          </table:table-cell>
          <table:table-cell table:formula="of:=[' ;'.B424]" office:value-type="string" office:string-value="lwing41">
            <text:p>lwing41</text:p>
          </table:table-cell>
          <table:table-cell table:formula="of:=LEFT([' ;'.D424];1)&amp;&quot;_&quot;&amp;RIGHT([' ;'.D424];4)" office:value-type="string" office:string-value="x_axis">
            <text:p>x_axis</text:p>
          </table:table-cell>
          <table:table-cell table:formula="of:=ROUND(VALUE(MID([' ;'.E424];2;LEN([' ;'.E424])-2));1)" office:value-type="float" office:value="-42">
            <text:p>-42</text:p>
          </table:table-cell>
          <table:table-cell table:formula="of:=VALUE(MID([' ;'.G424];2;LEN([' ;'.G424])-2))" office:value-type="float" office:value="4.45342">
            <text:p>4.45342</text:p>
          </table:table-cell>
          <table:table-cell table:formula="of:=ROUND([.E424]/[.$J$1];2)" office:value-type="float" office:value="4.45">
            <text:p>4.45</text:p>
          </table:table-cell>
          <table:table-cell/>
          <table:table-cell table:formula="of:=IF(RIGHT([.A424];5)=&quot;sleep&quot;;&quot;Sleep(&quot;&amp;[.$L$1]&amp;&quot;*&quot;&amp;ROUND(VALUE([.B424]);2)/[.$M$1]&amp;&quot;)&quot;;[.A424]&amp;&quot;( &quot;&amp;[.B424]&amp;&quot;, &quot;&amp;[.C424]&amp;&quot;, &quot;&amp;[.D424]&amp;&quot;, &quot;&amp;[.$I$1]&amp;&quot;*&quot;&amp;[.F424]&amp;&quot; )&quot;)" office:value-type="string" office:string-value="Turn2( lwing41, x_axis, -42, MOVEANIMATIONSPEED*4.45 )">
            <text:p>Turn2( lwing41, x_axis, -42, MOVEANIMATIONSPEED*4.45 )</text:p>
          </table:table-cell>
          <table:table-cell table:number-columns-repeated="6"/>
        </table:table-row>
        <table:table-row table:style-name="ro1">
          <table:table-cell table:formula="of:=IF(RIGHT([' ;'.A425];4)=&quot;turn&quot;;&quot;Turn2&quot;;IF(RIGHT([' ;'.A425];4)=&quot;move&quot;;&quot;Move&quot;;[' ;'.A425]))" office:value-type="string" office:string-value="Turn2">
            <text:p>Turn2</text:p>
          </table:table-cell>
          <table:table-cell table:formula="of:=[' ;'.B425]" office:value-type="string" office:string-value="lwing41">
            <text:p>lwing41</text:p>
          </table:table-cell>
          <table:table-cell table:formula="of:=LEFT([' ;'.D425];1)&amp;&quot;_&quot;&amp;RIGHT([' ;'.D425];4)" office:value-type="string" office:string-value="z_axis">
            <text:p>z_axis</text:p>
          </table:table-cell>
          <table:table-cell table:formula="of:=ROUND(VALUE(MID([' ;'.E425];2;LEN([' ;'.E425])-2));1)" office:value-type="float" office:value="-19.1">
            <text:p>-19.1</text:p>
          </table:table-cell>
          <table:table-cell table:formula="of:=VALUE(MID([' ;'.G425];2;LEN([' ;'.G425])-2))" office:value-type="float" office:value="11.58862">
            <text:p>11.58862</text:p>
          </table:table-cell>
          <table:table-cell table:formula="of:=ROUND([.E425]/[.$J$1];2)" office:value-type="float" office:value="11.59">
            <text:p>11.59</text:p>
          </table:table-cell>
          <table:table-cell/>
          <table:table-cell table:formula="of:=IF(RIGHT([.A425];5)=&quot;sleep&quot;;&quot;Sleep(&quot;&amp;[.$L$1]&amp;&quot;*&quot;&amp;ROUND(VALUE([.B425]);2)/[.$M$1]&amp;&quot;)&quot;;[.A425]&amp;&quot;( &quot;&amp;[.B425]&amp;&quot;, &quot;&amp;[.C425]&amp;&quot;, &quot;&amp;[.D425]&amp;&quot;, &quot;&amp;[.$I$1]&amp;&quot;*&quot;&amp;[.F425]&amp;&quot; )&quot;)" office:value-type="string" office:string-value="Turn2( lwing41, z_axis, -19.1, MOVEANIMATIONSPEED*11.59 )">
            <text:p>Turn2( lwing41, z_axis, -19.1, MOVEANIMATIONSPEED*11.59 )</text:p>
          </table:table-cell>
          <table:table-cell table:number-columns-repeated="6"/>
        </table:table-row>
        <table:table-row table:style-name="ro1">
          <table:table-cell table:formula="of:=IF(RIGHT([' ;'.A426];4)=&quot;turn&quot;;&quot;Turn2&quot;;IF(RIGHT([' ;'.A426];4)=&quot;move&quot;;&quot;Move&quot;;[' ;'.A426]))" office:value-type="string" office:string-value="Turn2">
            <text:p>Turn2</text:p>
          </table:table-cell>
          <table:table-cell table:formula="of:=[' ;'.B426]" office:value-type="string" office:string-value="lwing41">
            <text:p>lwing41</text:p>
          </table:table-cell>
          <table:table-cell table:formula="of:=LEFT([' ;'.D426];1)&amp;&quot;_&quot;&amp;RIGHT([' ;'.D426];4)" office:value-type="string" office:string-value="y_axis">
            <text:p>y_axis</text:p>
          </table:table-cell>
          <table:table-cell table:formula="of:=ROUND(VALUE(MID([' ;'.E426];2;LEN([' ;'.E426])-2));1)" office:value-type="float" office:value="-8.4">
            <text:p>-8.4</text:p>
          </table:table-cell>
          <table:table-cell table:formula="of:=VALUE(MID([' ;'.G426];2;LEN([' ;'.G426])-2))" office:value-type="float" office:value="10.968934">
            <text:p>10.968934</text:p>
          </table:table-cell>
          <table:table-cell table:formula="of:=ROUND([.E426]/[.$J$1];2)" office:value-type="float" office:value="10.97">
            <text:p>10.97</text:p>
          </table:table-cell>
          <table:table-cell/>
          <table:table-cell table:formula="of:=IF(RIGHT([.A426];5)=&quot;sleep&quot;;&quot;Sleep(&quot;&amp;[.$L$1]&amp;&quot;*&quot;&amp;ROUND(VALUE([.B426]);2)/[.$M$1]&amp;&quot;)&quot;;[.A426]&amp;&quot;( &quot;&amp;[.B426]&amp;&quot;, &quot;&amp;[.C426]&amp;&quot;, &quot;&amp;[.D426]&amp;&quot;, &quot;&amp;[.$I$1]&amp;&quot;*&quot;&amp;[.F426]&amp;&quot; )&quot;)" office:value-type="string" office:string-value="Turn2( lwing41, y_axis, -8.4, MOVEANIMATIONSPEED*10.97 )">
            <text:p>Turn2( lwing41, y_axis, -8.4, MOVEANIMATIONSPEED*10.97 )</text:p>
          </table:table-cell>
          <table:table-cell table:number-columns-repeated="6"/>
        </table:table-row>
        <table:table-row table:style-name="ro1">
          <table:table-cell table:formula="of:=IF(RIGHT([' ;'.A427];4)=&quot;turn&quot;;&quot;Turn2&quot;;IF(RIGHT([' ;'.A427];4)=&quot;move&quot;;&quot;Move&quot;;[' ;'.A427]))" office:value-type="string" office:string-value="Turn2">
            <text:p>Turn2</text:p>
          </table:table-cell>
          <table:table-cell table:formula="of:=[' ;'.B427]" office:value-type="string" office:string-value="lwing42">
            <text:p>lwing42</text:p>
          </table:table-cell>
          <table:table-cell table:formula="of:=LEFT([' ;'.D427];1)&amp;&quot;_&quot;&amp;RIGHT([' ;'.D427];4)" office:value-type="string" office:string-value="x_axis">
            <text:p>x_axis</text:p>
          </table:table-cell>
          <table:table-cell table:formula="of:=ROUND(VALUE(MID([' ;'.E427];2;LEN([' ;'.E427])-2));1)" office:value-type="float" office:value="-40.3">
            <text:p>-40.3</text:p>
          </table:table-cell>
          <table:table-cell table:formula="of:=VALUE(MID([' ;'.G427];2;LEN([' ;'.G427])-2))" office:value-type="float" office:value="4.455571">
            <text:p>4.455571</text:p>
          </table:table-cell>
          <table:table-cell table:formula="of:=ROUND([.E427]/[.$J$1];2)" office:value-type="float" office:value="4.46">
            <text:p>4.46</text:p>
          </table:table-cell>
          <table:table-cell/>
          <table:table-cell table:formula="of:=IF(RIGHT([.A427];5)=&quot;sleep&quot;;&quot;Sleep(&quot;&amp;[.$L$1]&amp;&quot;*&quot;&amp;ROUND(VALUE([.B427]);2)/[.$M$1]&amp;&quot;)&quot;;[.A427]&amp;&quot;( &quot;&amp;[.B427]&amp;&quot;, &quot;&amp;[.C427]&amp;&quot;, &quot;&amp;[.D427]&amp;&quot;, &quot;&amp;[.$I$1]&amp;&quot;*&quot;&amp;[.F427]&amp;&quot; )&quot;)" office:value-type="string" office:string-value="Turn2( lwing42, x_axis, -40.3, MOVEANIMATIONSPEED*4.46 )">
            <text:p>Turn2( lwing42, x_axis, -40.3, MOVEANIMATIONSPEED*4.46 )</text:p>
          </table:table-cell>
          <table:table-cell table:number-columns-repeated="6"/>
        </table:table-row>
        <table:table-row table:style-name="ro1">
          <table:table-cell table:formula="of:=IF(RIGHT([' ;'.A428];4)=&quot;turn&quot;;&quot;Turn2&quot;;IF(RIGHT([' ;'.A428];4)=&quot;move&quot;;&quot;Move&quot;;[' ;'.A428]))" office:value-type="string" office:string-value="Turn2">
            <text:p>Turn2</text:p>
          </table:table-cell>
          <table:table-cell table:formula="of:=[' ;'.B428]" office:value-type="string" office:string-value="lwing42">
            <text:p>lwing42</text:p>
          </table:table-cell>
          <table:table-cell table:formula="of:=LEFT([' ;'.D428];1)&amp;&quot;_&quot;&amp;RIGHT([' ;'.D428];4)" office:value-type="string" office:string-value="z_axis">
            <text:p>z_axis</text:p>
          </table:table-cell>
          <table:table-cell table:formula="of:=ROUND(VALUE(MID([' ;'.E428];2;LEN([' ;'.E428])-2));1)" office:value-type="float" office:value="-18.5">
            <text:p>-18.5</text:p>
          </table:table-cell>
          <table:table-cell table:formula="of:=VALUE(MID([' ;'.G428];2;LEN([' ;'.G428])-2))" office:value-type="float" office:value="11.298653">
            <text:p>11.298653</text:p>
          </table:table-cell>
          <table:table-cell table:formula="of:=ROUND([.E428]/[.$J$1];2)" office:value-type="float" office:value="11.3">
            <text:p>11.3</text:p>
          </table:table-cell>
          <table:table-cell/>
          <table:table-cell table:formula="of:=IF(RIGHT([.A428];5)=&quot;sleep&quot;;&quot;Sleep(&quot;&amp;[.$L$1]&amp;&quot;*&quot;&amp;ROUND(VALUE([.B428]);2)/[.$M$1]&amp;&quot;)&quot;;[.A428]&amp;&quot;( &quot;&amp;[.B428]&amp;&quot;, &quot;&amp;[.C428]&amp;&quot;, &quot;&amp;[.D428]&amp;&quot;, &quot;&amp;[.$I$1]&amp;&quot;*&quot;&amp;[.F428]&amp;&quot; )&quot;)" office:value-type="string" office:string-value="Turn2( lwing42, z_axis, -18.5, MOVEANIMATIONSPEED*11.3 )">
            <text:p>Turn2( lwing42, z_axis, -18.5, MOVEANIMATIONSPEED*11.3 )</text:p>
          </table:table-cell>
          <table:table-cell table:number-columns-repeated="6"/>
        </table:table-row>
        <table:table-row table:style-name="ro1">
          <table:table-cell table:formula="of:=IF(RIGHT([' ;'.A429];4)=&quot;turn&quot;;&quot;Turn2&quot;;IF(RIGHT([' ;'.A429];4)=&quot;move&quot;;&quot;Move&quot;;[' ;'.A429]))" office:value-type="string" office:string-value="Turn2">
            <text:p>Turn2</text:p>
          </table:table-cell>
          <table:table-cell table:formula="of:=[' ;'.B429]" office:value-type="string" office:string-value="lwing42">
            <text:p>lwing42</text:p>
          </table:table-cell>
          <table:table-cell table:formula="of:=LEFT([' ;'.D429];1)&amp;&quot;_&quot;&amp;RIGHT([' ;'.D429];4)" office:value-type="string" office:string-value="y_axis">
            <text:p>y_axis</text:p>
          </table:table-cell>
          <table:table-cell table:formula="of:=ROUND(VALUE(MID([' ;'.E429];2;LEN([' ;'.E429])-2));1)" office:value-type="float" office:value="-7.8">
            <text:p>-7.8</text:p>
          </table:table-cell>
          <table:table-cell table:formula="of:=VALUE(MID([' ;'.G429];2;LEN([' ;'.G429])-2))" office:value-type="float" office:value="10.382763">
            <text:p>10.382763</text:p>
          </table:table-cell>
          <table:table-cell table:formula="of:=ROUND([.E429]/[.$J$1];2)" office:value-type="float" office:value="10.38">
            <text:p>10.38</text:p>
          </table:table-cell>
          <table:table-cell/>
          <table:table-cell table:formula="of:=IF(RIGHT([.A429];5)=&quot;sleep&quot;;&quot;Sleep(&quot;&amp;[.$L$1]&amp;&quot;*&quot;&amp;ROUND(VALUE([.B429]);2)/[.$M$1]&amp;&quot;)&quot;;[.A429]&amp;&quot;( &quot;&amp;[.B429]&amp;&quot;, &quot;&amp;[.C429]&amp;&quot;, &quot;&amp;[.D429]&amp;&quot;, &quot;&amp;[.$I$1]&amp;&quot;*&quot;&amp;[.F429]&amp;&quot; )&quot;)" office:value-type="string" office:string-value="Turn2( lwing42, y_axis, -7.8, MOVEANIMATIONSPEED*10.38 )">
            <text:p>Turn2( lwing42, y_axis, -7.8, MOVEANIMATIONSPEED*10.38 )</text:p>
          </table:table-cell>
          <table:table-cell table:number-columns-repeated="6"/>
        </table:table-row>
        <table:table-row table:style-name="ro1">
          <table:table-cell table:formula="of:=IF(RIGHT([' ;'.A430];4)=&quot;turn&quot;;&quot;Turn2&quot;;IF(RIGHT([' ;'.A430];4)=&quot;move&quot;;&quot;Move&quot;;[' ;'.A430]))" office:value-type="string" office:string-value="Turn2">
            <text:p>Turn2</text:p>
          </table:table-cell>
          <table:table-cell table:formula="of:=[' ;'.B430]" office:value-type="string" office:string-value="lwing43">
            <text:p>lwing43</text:p>
          </table:table-cell>
          <table:table-cell table:formula="of:=LEFT([' ;'.D430];1)&amp;&quot;_&quot;&amp;RIGHT([' ;'.D430];4)" office:value-type="string" office:string-value="x_axis">
            <text:p>x_axis</text:p>
          </table:table-cell>
          <table:table-cell table:formula="of:=ROUND(VALUE(MID([' ;'.E430];2;LEN([' ;'.E430])-2));1)" office:value-type="float" office:value="-36.3">
            <text:p>-36.3</text:p>
          </table:table-cell>
          <table:table-cell table:formula="of:=VALUE(MID([' ;'.G430];2;LEN([' ;'.G430])-2))" office:value-type="float" office:value="4.394919">
            <text:p>4.394919</text:p>
          </table:table-cell>
          <table:table-cell table:formula="of:=ROUND([.E430]/[.$J$1];2)" office:value-type="float" office:value="4.39">
            <text:p>4.39</text:p>
          </table:table-cell>
          <table:table-cell/>
          <table:table-cell table:formula="of:=IF(RIGHT([.A430];5)=&quot;sleep&quot;;&quot;Sleep(&quot;&amp;[.$L$1]&amp;&quot;*&quot;&amp;ROUND(VALUE([.B430]);2)/[.$M$1]&amp;&quot;)&quot;;[.A430]&amp;&quot;( &quot;&amp;[.B430]&amp;&quot;, &quot;&amp;[.C430]&amp;&quot;, &quot;&amp;[.D430]&amp;&quot;, &quot;&amp;[.$I$1]&amp;&quot;*&quot;&amp;[.F430]&amp;&quot; )&quot;)" office:value-type="string" office:string-value="Turn2( lwing43, x_axis, -36.3, MOVEANIMATIONSPEED*4.39 )">
            <text:p>Turn2( lwing43, x_axis, -36.3, MOVEANIMATIONSPEED*4.39 )</text:p>
          </table:table-cell>
          <table:table-cell table:number-columns-repeated="6"/>
        </table:table-row>
        <table:table-row table:style-name="ro1">
          <table:table-cell table:formula="of:=IF(RIGHT([' ;'.A431];4)=&quot;turn&quot;;&quot;Turn2&quot;;IF(RIGHT([' ;'.A431];4)=&quot;move&quot;;&quot;Move&quot;;[' ;'.A431]))" office:value-type="string" office:string-value="Turn2">
            <text:p>Turn2</text:p>
          </table:table-cell>
          <table:table-cell table:formula="of:=[' ;'.B431]" office:value-type="string" office:string-value="lwing43">
            <text:p>lwing43</text:p>
          </table:table-cell>
          <table:table-cell table:formula="of:=LEFT([' ;'.D431];1)&amp;&quot;_&quot;&amp;RIGHT([' ;'.D431];4)" office:value-type="string" office:string-value="z_axis">
            <text:p>z_axis</text:p>
          </table:table-cell>
          <table:table-cell table:formula="of:=ROUND(VALUE(MID([' ;'.E431];2;LEN([' ;'.E431])-2));1)" office:value-type="float" office:value="-17.1">
            <text:p>-17.1</text:p>
          </table:table-cell>
          <table:table-cell table:formula="of:=VALUE(MID([' ;'.G431];2;LEN([' ;'.G431])-2))" office:value-type="float" office:value="10.545701">
            <text:p>10.545701</text:p>
          </table:table-cell>
          <table:table-cell table:formula="of:=ROUND([.E431]/[.$J$1];2)" office:value-type="float" office:value="10.55">
            <text:p>10.55</text:p>
          </table:table-cell>
          <table:table-cell/>
          <table:table-cell table:formula="of:=IF(RIGHT([.A431];5)=&quot;sleep&quot;;&quot;Sleep(&quot;&amp;[.$L$1]&amp;&quot;*&quot;&amp;ROUND(VALUE([.B431]);2)/[.$M$1]&amp;&quot;)&quot;;[.A431]&amp;&quot;( &quot;&amp;[.B431]&amp;&quot;, &quot;&amp;[.C431]&amp;&quot;, &quot;&amp;[.D431]&amp;&quot;, &quot;&amp;[.$I$1]&amp;&quot;*&quot;&amp;[.F431]&amp;&quot; )&quot;)" office:value-type="string" office:string-value="Turn2( lwing43, z_axis, -17.1, MOVEANIMATIONSPEED*10.55 )">
            <text:p>Turn2( lwing43, z_axis, -17.1, MOVEANIMATIONSPEED*10.55 )</text:p>
          </table:table-cell>
          <table:table-cell table:number-columns-repeated="6"/>
        </table:table-row>
        <table:table-row table:style-name="ro1">
          <table:table-cell table:formula="of:=IF(RIGHT([' ;'.A432];4)=&quot;turn&quot;;&quot;Turn2&quot;;IF(RIGHT([' ;'.A432];4)=&quot;move&quot;;&quot;Move&quot;;[' ;'.A432]))" office:value-type="string" office:string-value="Turn2">
            <text:p>Turn2</text:p>
          </table:table-cell>
          <table:table-cell table:formula="of:=[' ;'.B432]" office:value-type="string" office:string-value="lwing43">
            <text:p>lwing43</text:p>
          </table:table-cell>
          <table:table-cell table:formula="of:=LEFT([' ;'.D432];1)&amp;&quot;_&quot;&amp;RIGHT([' ;'.D432];4)" office:value-type="string" office:string-value="y_axis">
            <text:p>y_axis</text:p>
          </table:table-cell>
          <table:table-cell table:formula="of:=ROUND(VALUE(MID([' ;'.E432];2;LEN([' ;'.E432])-2));1)" office:value-type="float" office:value="-6.4">
            <text:p>-6.4</text:p>
          </table:table-cell>
          <table:table-cell table:formula="of:=VALUE(MID([' ;'.G432];2;LEN([' ;'.G432])-2))" office:value-type="float" office:value="9.042948">
            <text:p>9.042948</text:p>
          </table:table-cell>
          <table:table-cell table:formula="of:=ROUND([.E432]/[.$J$1];2)" office:value-type="float" office:value="9.04">
            <text:p>9.04</text:p>
          </table:table-cell>
          <table:table-cell/>
          <table:table-cell table:formula="of:=IF(RIGHT([.A432];5)=&quot;sleep&quot;;&quot;Sleep(&quot;&amp;[.$L$1]&amp;&quot;*&quot;&amp;ROUND(VALUE([.B432]);2)/[.$M$1]&amp;&quot;)&quot;;[.A432]&amp;&quot;( &quot;&amp;[.B432]&amp;&quot;, &quot;&amp;[.C432]&amp;&quot;, &quot;&amp;[.D432]&amp;&quot;, &quot;&amp;[.$I$1]&amp;&quot;*&quot;&amp;[.F432]&amp;&quot; )&quot;)" office:value-type="string" office:string-value="Turn2( lwing43, y_axis, -6.4, MOVEANIMATIONSPEED*9.04 )">
            <text:p>Turn2( lwing43, y_axis, -6.4, MOVEANIMATIONSPEED*9.04 )</text:p>
          </table:table-cell>
          <table:table-cell table:number-columns-repeated="6"/>
        </table:table-row>
        <table:table-row table:style-name="ro1">
          <table:table-cell table:formula="of:=IF(RIGHT([' ;'.A433];4)=&quot;turn&quot;;&quot;Turn2&quot;;IF(RIGHT([' ;'.A433];4)=&quot;move&quot;;&quot;Move&quot;;[' ;'.A433]))" office:value-type="string" office:string-value="Turn2">
            <text:p>Turn2</text:p>
          </table:table-cell>
          <table:table-cell table:formula="of:=[' ;'.B433]" office:value-type="string" office:string-value="lwing51">
            <text:p>lwing51</text:p>
          </table:table-cell>
          <table:table-cell table:formula="of:=LEFT([' ;'.D433];1)&amp;&quot;_&quot;&amp;RIGHT([' ;'.D433];4)" office:value-type="string" office:string-value="x_axis">
            <text:p>x_axis</text:p>
          </table:table-cell>
          <table:table-cell table:formula="of:=ROUND(VALUE(MID([' ;'.E433];2;LEN([' ;'.E433])-2));1)" office:value-type="float" office:value="-61.4">
            <text:p>-61.4</text:p>
          </table:table-cell>
          <table:table-cell table:formula="of:=VALUE(MID([' ;'.G433];2;LEN([' ;'.G433])-2))" office:value-type="float" office:value="3.42633">
            <text:p>3.42633</text:p>
          </table:table-cell>
          <table:table-cell table:formula="of:=ROUND([.E433]/[.$J$1];2)" office:value-type="float" office:value="3.43">
            <text:p>3.43</text:p>
          </table:table-cell>
          <table:table-cell/>
          <table:table-cell table:formula="of:=IF(RIGHT([.A433];5)=&quot;sleep&quot;;&quot;Sleep(&quot;&amp;[.$L$1]&amp;&quot;*&quot;&amp;ROUND(VALUE([.B433]);2)/[.$M$1]&amp;&quot;)&quot;;[.A433]&amp;&quot;( &quot;&amp;[.B433]&amp;&quot;, &quot;&amp;[.C433]&amp;&quot;, &quot;&amp;[.D433]&amp;&quot;, &quot;&amp;[.$I$1]&amp;&quot;*&quot;&amp;[.F433]&amp;&quot; )&quot;)" office:value-type="string" office:string-value="Turn2( lwing51, x_axis, -61.4, MOVEANIMATIONSPEED*3.43 )">
            <text:p>Turn2( lwing51, x_axis, -61.4, MOVEANIMATIONSPEED*3.43 )</text:p>
          </table:table-cell>
          <table:table-cell table:number-columns-repeated="6"/>
        </table:table-row>
        <table:table-row table:style-name="ro1">
          <table:table-cell table:formula="of:=IF(RIGHT([' ;'.A434];4)=&quot;turn&quot;;&quot;Turn2&quot;;IF(RIGHT([' ;'.A434];4)=&quot;move&quot;;&quot;Move&quot;;[' ;'.A434]))" office:value-type="string" office:string-value="Turn2">
            <text:p>Turn2</text:p>
          </table:table-cell>
          <table:table-cell table:formula="of:=[' ;'.B434]" office:value-type="string" office:string-value="lwing51">
            <text:p>lwing51</text:p>
          </table:table-cell>
          <table:table-cell table:formula="of:=LEFT([' ;'.D434];1)&amp;&quot;_&quot;&amp;RIGHT([' ;'.D434];4)" office:value-type="string" office:string-value="z_axis">
            <text:p>z_axis</text:p>
          </table:table-cell>
          <table:table-cell table:formula="of:=ROUND(VALUE(MID([' ;'.E434];2;LEN([' ;'.E434])-2));1)" office:value-type="float" office:value="-24.2">
            <text:p>-24.2</text:p>
          </table:table-cell>
          <table:table-cell table:formula="of:=VALUE(MID([' ;'.G434];2;LEN([' ;'.G434])-2))" office:value-type="float" office:value="13.603099">
            <text:p>13.603099</text:p>
          </table:table-cell>
          <table:table-cell table:formula="of:=ROUND([.E434]/[.$J$1];2)" office:value-type="float" office:value="13.6">
            <text:p>13.6</text:p>
          </table:table-cell>
          <table:table-cell/>
          <table:table-cell table:formula="of:=IF(RIGHT([.A434];5)=&quot;sleep&quot;;&quot;Sleep(&quot;&amp;[.$L$1]&amp;&quot;*&quot;&amp;ROUND(VALUE([.B434]);2)/[.$M$1]&amp;&quot;)&quot;;[.A434]&amp;&quot;( &quot;&amp;[.B434]&amp;&quot;, &quot;&amp;[.C434]&amp;&quot;, &quot;&amp;[.D434]&amp;&quot;, &quot;&amp;[.$I$1]&amp;&quot;*&quot;&amp;[.F434]&amp;&quot; )&quot;)" office:value-type="string" office:string-value="Turn2( lwing51, z_axis, -24.2, MOVEANIMATIONSPEED*13.6 )">
            <text:p>Turn2( lwing51, z_axis, -24.2, MOVEANIMATIONSPEED*13.6 )</text:p>
          </table:table-cell>
          <table:table-cell table:number-columns-repeated="6"/>
        </table:table-row>
        <table:table-row table:style-name="ro1">
          <table:table-cell table:formula="of:=IF(RIGHT([' ;'.A435];4)=&quot;turn&quot;;&quot;Turn2&quot;;IF(RIGHT([' ;'.A435];4)=&quot;move&quot;;&quot;Move&quot;;[' ;'.A435]))" office:value-type="string" office:string-value="Turn2">
            <text:p>Turn2</text:p>
          </table:table-cell>
          <table:table-cell table:formula="of:=[' ;'.B435]" office:value-type="string" office:string-value="lwing51">
            <text:p>lwing51</text:p>
          </table:table-cell>
          <table:table-cell table:formula="of:=LEFT([' ;'.D435];1)&amp;&quot;_&quot;&amp;RIGHT([' ;'.D435];4)" office:value-type="string" office:string-value="y_axis">
            <text:p>y_axis</text:p>
          </table:table-cell>
          <table:table-cell table:formula="of:=ROUND(VALUE(MID([' ;'.E435];2;LEN([' ;'.E435])-2));1)" office:value-type="float" office:value="-15.9">
            <text:p>-15.9</text:p>
          </table:table-cell>
          <table:table-cell table:formula="of:=VALUE(MID([' ;'.G435];2;LEN([' ;'.G435])-2))" office:value-type="float" office:value="18.192883">
            <text:p>18.192883</text:p>
          </table:table-cell>
          <table:table-cell table:formula="of:=ROUND([.E435]/[.$J$1];2)" office:value-type="float" office:value="18.19">
            <text:p>18.19</text:p>
          </table:table-cell>
          <table:table-cell/>
          <table:table-cell table:formula="of:=IF(RIGHT([.A435];5)=&quot;sleep&quot;;&quot;Sleep(&quot;&amp;[.$L$1]&amp;&quot;*&quot;&amp;ROUND(VALUE([.B435]);2)/[.$M$1]&amp;&quot;)&quot;;[.A435]&amp;&quot;( &quot;&amp;[.B435]&amp;&quot;, &quot;&amp;[.C435]&amp;&quot;, &quot;&amp;[.D435]&amp;&quot;, &quot;&amp;[.$I$1]&amp;&quot;*&quot;&amp;[.F435]&amp;&quot; )&quot;)" office:value-type="string" office:string-value="Turn2( lwing51, y_axis, -15.9, MOVEANIMATIONSPEED*18.19 )">
            <text:p>Turn2( lwing51, y_axis, -15.9, MOVEANIMATIONSPEED*18.19 )</text:p>
          </table:table-cell>
          <table:table-cell table:number-columns-repeated="6"/>
        </table:table-row>
        <table:table-row table:style-name="ro1">
          <table:table-cell table:formula="of:=IF(RIGHT([' ;'.A436];4)=&quot;turn&quot;;&quot;Turn2&quot;;IF(RIGHT([' ;'.A436];4)=&quot;move&quot;;&quot;Move&quot;;[' ;'.A436]))" office:value-type="string" office:string-value="Turn2">
            <text:p>Turn2</text:p>
          </table:table-cell>
          <table:table-cell table:formula="of:=[' ;'.B436]" office:value-type="string" office:string-value="lwing52">
            <text:p>lwing52</text:p>
          </table:table-cell>
          <table:table-cell table:formula="of:=LEFT([' ;'.D436];1)&amp;&quot;_&quot;&amp;RIGHT([' ;'.D436];4)" office:value-type="string" office:string-value="x_axis">
            <text:p>x_axis</text:p>
          </table:table-cell>
          <table:table-cell table:formula="of:=ROUND(VALUE(MID([' ;'.E436];2;LEN([' ;'.E436])-2));1)" office:value-type="float" office:value="-41.1">
            <text:p>-41.1</text:p>
          </table:table-cell>
          <table:table-cell table:formula="of:=VALUE(MID([' ;'.G436];2;LEN([' ;'.G436])-2))" office:value-type="float" office:value="4.456698">
            <text:p>4.456698</text:p>
          </table:table-cell>
          <table:table-cell table:formula="of:=ROUND([.E436]/[.$J$1];2)" office:value-type="float" office:value="4.46">
            <text:p>4.46</text:p>
          </table:table-cell>
          <table:table-cell/>
          <table:table-cell table:formula="of:=IF(RIGHT([.A436];5)=&quot;sleep&quot;;&quot;Sleep(&quot;&amp;[.$L$1]&amp;&quot;*&quot;&amp;ROUND(VALUE([.B436]);2)/[.$M$1]&amp;&quot;)&quot;;[.A436]&amp;&quot;( &quot;&amp;[.B436]&amp;&quot;, &quot;&amp;[.C436]&amp;&quot;, &quot;&amp;[.D436]&amp;&quot;, &quot;&amp;[.$I$1]&amp;&quot;*&quot;&amp;[.F436]&amp;&quot; )&quot;)" office:value-type="string" office:string-value="Turn2( lwing52, x_axis, -41.1, MOVEANIMATIONSPEED*4.46 )">
            <text:p>Turn2( lwing52, x_axis, -41.1, MOVEANIMATIONSPEED*4.46 )</text:p>
          </table:table-cell>
          <table:table-cell table:number-columns-repeated="6"/>
        </table:table-row>
        <table:table-row table:style-name="ro1">
          <table:table-cell table:formula="of:=IF(RIGHT([' ;'.A437];4)=&quot;turn&quot;;&quot;Turn2&quot;;IF(RIGHT([' ;'.A437];4)=&quot;move&quot;;&quot;Move&quot;;[' ;'.A437]))" office:value-type="string" office:string-value="Turn2">
            <text:p>Turn2</text:p>
          </table:table-cell>
          <table:table-cell table:formula="of:=[' ;'.B437]" office:value-type="string" office:string-value="lwing52">
            <text:p>lwing52</text:p>
          </table:table-cell>
          <table:table-cell table:formula="of:=LEFT([' ;'.D437];1)&amp;&quot;_&quot;&amp;RIGHT([' ;'.D437];4)" office:value-type="string" office:string-value="z_axis">
            <text:p>z_axis</text:p>
          </table:table-cell>
          <table:table-cell table:formula="of:=ROUND(VALUE(MID([' ;'.E437];2;LEN([' ;'.E437])-2));1)" office:value-type="float" office:value="-18.8">
            <text:p>-18.8</text:p>
          </table:table-cell>
          <table:table-cell table:formula="of:=VALUE(MID([' ;'.G437];2;LEN([' ;'.G437])-2))" office:value-type="float" office:value="11.426232">
            <text:p>11.426232</text:p>
          </table:table-cell>
          <table:table-cell table:formula="of:=ROUND([.E437]/[.$J$1];2)" office:value-type="float" office:value="11.43">
            <text:p>11.43</text:p>
          </table:table-cell>
          <table:table-cell/>
          <table:table-cell table:formula="of:=IF(RIGHT([.A437];5)=&quot;sleep&quot;;&quot;Sleep(&quot;&amp;[.$L$1]&amp;&quot;*&quot;&amp;ROUND(VALUE([.B437]);2)/[.$M$1]&amp;&quot;)&quot;;[.A437]&amp;&quot;( &quot;&amp;[.B437]&amp;&quot;, &quot;&amp;[.C437]&amp;&quot;, &quot;&amp;[.D437]&amp;&quot;, &quot;&amp;[.$I$1]&amp;&quot;*&quot;&amp;[.F437]&amp;&quot; )&quot;)" office:value-type="string" office:string-value="Turn2( lwing52, z_axis, -18.8, MOVEANIMATIONSPEED*11.43 )">
            <text:p>Turn2( lwing52, z_axis, -18.8, MOVEANIMATIONSPEED*11.43 )</text:p>
          </table:table-cell>
          <table:table-cell table:number-columns-repeated="6"/>
        </table:table-row>
        <table:table-row table:style-name="ro1">
          <table:table-cell table:formula="of:=IF(RIGHT([' ;'.A438];4)=&quot;turn&quot;;&quot;Turn2&quot;;IF(RIGHT([' ;'.A438];4)=&quot;move&quot;;&quot;Move&quot;;[' ;'.A438]))" office:value-type="string" office:string-value="Turn2">
            <text:p>Turn2</text:p>
          </table:table-cell>
          <table:table-cell table:formula="of:=[' ;'.B438]" office:value-type="string" office:string-value="lwing52">
            <text:p>lwing52</text:p>
          </table:table-cell>
          <table:table-cell table:formula="of:=LEFT([' ;'.D438];1)&amp;&quot;_&quot;&amp;RIGHT([' ;'.D438];4)" office:value-type="string" office:string-value="y_axis">
            <text:p>y_axis</text:p>
          </table:table-cell>
          <table:table-cell table:formula="of:=ROUND(VALUE(MID([' ;'.E438];2;LEN([' ;'.E438])-2));1)" office:value-type="float" office:value="-8">
            <text:p>-8</text:p>
          </table:table-cell>
          <table:table-cell table:formula="of:=VALUE(MID([' ;'.G438];2;LEN([' ;'.G438])-2))" office:value-type="float" office:value="10.63504">
            <text:p>10.63504</text:p>
          </table:table-cell>
          <table:table-cell table:formula="of:=ROUND([.E438]/[.$J$1];2)" office:value-type="float" office:value="10.64">
            <text:p>10.64</text:p>
          </table:table-cell>
          <table:table-cell/>
          <table:table-cell table:formula="of:=IF(RIGHT([.A438];5)=&quot;sleep&quot;;&quot;Sleep(&quot;&amp;[.$L$1]&amp;&quot;*&quot;&amp;ROUND(VALUE([.B438]);2)/[.$M$1]&amp;&quot;)&quot;;[.A438]&amp;&quot;( &quot;&amp;[.B438]&amp;&quot;, &quot;&amp;[.C438]&amp;&quot;, &quot;&amp;[.D438]&amp;&quot;, &quot;&amp;[.$I$1]&amp;&quot;*&quot;&amp;[.F438]&amp;&quot; )&quot;)" office:value-type="string" office:string-value="Turn2( lwing52, y_axis, -8, MOVEANIMATIONSPEED*10.64 )">
            <text:p>Turn2( lwing52, y_axis, -8, MOVEANIMATIONSPEED*10.64 )</text:p>
          </table:table-cell>
          <table:table-cell table:number-columns-repeated="6"/>
        </table:table-row>
        <table:table-row table:style-name="ro1">
          <table:table-cell table:formula="of:=IF(RIGHT([' ;'.A439];4)=&quot;turn&quot;;&quot;Turn2&quot;;IF(RIGHT([' ;'.A439];4)=&quot;move&quot;;&quot;Move&quot;;[' ;'.A439]))" office:value-type="string" office:string-value="Turn2">
            <text:p>Turn2</text:p>
          </table:table-cell>
          <table:table-cell table:formula="of:=[' ;'.B439]" office:value-type="string" office:string-value="lwing53">
            <text:p>lwing53</text:p>
          </table:table-cell>
          <table:table-cell table:formula="of:=LEFT([' ;'.D439];1)&amp;&quot;_&quot;&amp;RIGHT([' ;'.D439];4)" office:value-type="string" office:string-value="x_axis">
            <text:p>x_axis</text:p>
          </table:table-cell>
          <table:table-cell table:formula="of:=ROUND(VALUE(MID([' ;'.E439];2;LEN([' ;'.E439])-2));1)" office:value-type="float" office:value="-19.1">
            <text:p>-19.1</text:p>
          </table:table-cell>
          <table:table-cell table:formula="of:=VALUE(MID([' ;'.G439];2;LEN([' ;'.G439])-2))" office:value-type="float" office:value="3.097764">
            <text:p>3.097764</text:p>
          </table:table-cell>
          <table:table-cell table:formula="of:=ROUND([.E439]/[.$J$1];2)" office:value-type="float" office:value="3.1">
            <text:p>3.1</text:p>
          </table:table-cell>
          <table:table-cell/>
          <table:table-cell table:formula="of:=IF(RIGHT([.A439];5)=&quot;sleep&quot;;&quot;Sleep(&quot;&amp;[.$L$1]&amp;&quot;*&quot;&amp;ROUND(VALUE([.B439]);2)/[.$M$1]&amp;&quot;)&quot;;[.A439]&amp;&quot;( &quot;&amp;[.B439]&amp;&quot;, &quot;&amp;[.C439]&amp;&quot;, &quot;&amp;[.D439]&amp;&quot;, &quot;&amp;[.$I$1]&amp;&quot;*&quot;&amp;[.F439]&amp;&quot; )&quot;)" office:value-type="string" office:string-value="Turn2( lwing53, x_axis, -19.1, MOVEANIMATIONSPEED*3.1 )">
            <text:p>Turn2( lwing53, x_axis, -19.1, MOVEANIMATIONSPEED*3.1 )</text:p>
          </table:table-cell>
          <table:table-cell table:number-columns-repeated="6"/>
        </table:table-row>
        <table:table-row table:style-name="ro1">
          <table:table-cell table:formula="of:=IF(RIGHT([' ;'.A440];4)=&quot;turn&quot;;&quot;Turn2&quot;;IF(RIGHT([' ;'.A440];4)=&quot;move&quot;;&quot;Move&quot;;[' ;'.A440]))" office:value-type="string" office:string-value="Turn2">
            <text:p>Turn2</text:p>
          </table:table-cell>
          <table:table-cell table:formula="of:=[' ;'.B440]" office:value-type="string" office:string-value="lwing53">
            <text:p>lwing53</text:p>
          </table:table-cell>
          <table:table-cell table:formula="of:=LEFT([' ;'.D440];1)&amp;&quot;_&quot;&amp;RIGHT([' ;'.D440];4)" office:value-type="string" office:string-value="z_axis">
            <text:p>z_axis</text:p>
          </table:table-cell>
          <table:table-cell table:formula="of:=ROUND(VALUE(MID([' ;'.E440];2;LEN([' ;'.E440])-2));1)" office:value-type="float" office:value="-9.7">
            <text:p>-9.7</text:p>
          </table:table-cell>
          <table:table-cell table:formula="of:=VALUE(MID([' ;'.G440];2;LEN([' ;'.G440])-2))" office:value-type="float" office:value="6.333173">
            <text:p>6.333173</text:p>
          </table:table-cell>
          <table:table-cell table:formula="of:=ROUND([.E440]/[.$J$1];2)" office:value-type="float" office:value="6.33">
            <text:p>6.33</text:p>
          </table:table-cell>
          <table:table-cell/>
          <table:table-cell table:formula="of:=IF(RIGHT([.A440];5)=&quot;sleep&quot;;&quot;Sleep(&quot;&amp;[.$L$1]&amp;&quot;*&quot;&amp;ROUND(VALUE([.B440]);2)/[.$M$1]&amp;&quot;)&quot;;[.A440]&amp;&quot;( &quot;&amp;[.B440]&amp;&quot;, &quot;&amp;[.C440]&amp;&quot;, &quot;&amp;[.D440]&amp;&quot;, &quot;&amp;[.$I$1]&amp;&quot;*&quot;&amp;[.F440]&amp;&quot; )&quot;)" office:value-type="string" office:string-value="Turn2( lwing53, z_axis, -9.7, MOVEANIMATIONSPEED*6.33 )">
            <text:p>Turn2( lwing53, z_axis, -9.7, MOVEANIMATIONSPEED*6.33 )</text:p>
          </table:table-cell>
          <table:table-cell table:number-columns-repeated="6"/>
        </table:table-row>
        <table:table-row table:style-name="ro1">
          <table:table-cell table:formula="of:=IF(RIGHT([' ;'.A441];4)=&quot;turn&quot;;&quot;Turn2&quot;;IF(RIGHT([' ;'.A441];4)=&quot;move&quot;;&quot;Move&quot;;[' ;'.A441]))" office:value-type="string" office:string-value="Turn2">
            <text:p>Turn2</text:p>
          </table:table-cell>
          <table:table-cell table:formula="of:=[' ;'.B441]" office:value-type="string" office:string-value="lwing53">
            <text:p>lwing53</text:p>
          </table:table-cell>
          <table:table-cell table:formula="of:=LEFT([' ;'.D441];1)&amp;&quot;_&quot;&amp;RIGHT([' ;'.D441];4)" office:value-type="string" office:string-value="y_axis">
            <text:p>y_axis</text:p>
          </table:table-cell>
          <table:table-cell table:formula="of:=ROUND(VALUE(MID([' ;'.E441];2;LEN([' ;'.E441])-2));1)" office:value-type="float" office:value="-2.1">
            <text:p>-2.1</text:p>
          </table:table-cell>
          <table:table-cell table:formula="of:=VALUE(MID([' ;'.G441];2;LEN([' ;'.G441])-2))" office:value-type="float" office:value="4.075603">
            <text:p>4.075603</text:p>
          </table:table-cell>
          <table:table-cell table:formula="of:=ROUND([.E441]/[.$J$1];2)" office:value-type="float" office:value="4.08">
            <text:p>4.08</text:p>
          </table:table-cell>
          <table:table-cell/>
          <table:table-cell table:formula="of:=IF(RIGHT([.A441];5)=&quot;sleep&quot;;&quot;Sleep(&quot;&amp;[.$L$1]&amp;&quot;*&quot;&amp;ROUND(VALUE([.B441]);2)/[.$M$1]&amp;&quot;)&quot;;[.A441]&amp;&quot;( &quot;&amp;[.B441]&amp;&quot;, &quot;&amp;[.C441]&amp;&quot;, &quot;&amp;[.D441]&amp;&quot;, &quot;&amp;[.$I$1]&amp;&quot;*&quot;&amp;[.F441]&amp;&quot; )&quot;)" office:value-type="string" office:string-value="Turn2( lwing53, y_axis, -2.1, MOVEANIMATIONSPEED*4.08 )">
            <text:p>Turn2( lwing53, y_axis, -2.1, MOVEANIMATIONSPEED*4.08 )</text:p>
          </table:table-cell>
          <table:table-cell table:number-columns-repeated="6"/>
        </table:table-row>
        <table:table-row table:style-name="ro1">
          <table:table-cell table:formula="of:=IF(RIGHT([' ;'.A442];4)=&quot;turn&quot;;&quot;Turn2&quot;;IF(RIGHT([' ;'.A442];4)=&quot;move&quot;;&quot;Move&quot;;[' ;'.A442]))" office:value-type="string" office:string-value="Move">
            <text:p>Move</text:p>
          </table:table-cell>
          <table:table-cell table:formula="of:=[' ;'.B442]" office:value-type="string" office:string-value="pelvis">
            <text:p>pelvis</text:p>
          </table:table-cell>
          <table:table-cell table:formula="of:=LEFT([' ;'.D442];1)&amp;&quot;_&quot;&amp;RIGHT([' ;'.D442];4)" office:value-type="string" office:string-value="y_axis">
            <text:p>y_axis</text:p>
          </table:table-cell>
          <table:table-cell table:formula="of:=ROUND(VALUE(MID([' ;'.E442];2;LEN([' ;'.E442])-2));1)" office:value-type="float" office:value="-9.3">
            <text:p>-9.3</text:p>
          </table:table-cell>
          <table:table-cell table:formula="of:=VALUE(MID([' ;'.G442];2;LEN([' ;'.G442])-2))" office:value-type="float" office:value="44.873428">
            <text:p>44.873428</text:p>
          </table:table-cell>
          <table:table-cell table:formula="of:=ROUND([.E442]/[.$J$1];2)" office:value-type="float" office:value="44.87">
            <text:p>44.87</text:p>
          </table:table-cell>
          <table:table-cell/>
          <table:table-cell table:formula="of:=IF(RIGHT([.A442];5)=&quot;sleep&quot;;&quot;Sleep(&quot;&amp;[.$L$1]&amp;&quot;*&quot;&amp;ROUND(VALUE([.B442]);2)/[.$M$1]&amp;&quot;)&quot;;[.A442]&amp;&quot;( &quot;&amp;[.B442]&amp;&quot;, &quot;&amp;[.C442]&amp;&quot;, &quot;&amp;[.D442]&amp;&quot;, &quot;&amp;[.$I$1]&amp;&quot;*&quot;&amp;[.F442]&amp;&quot; )&quot;)" office:value-type="string" office:string-value="Move( pelvis, y_axis, -9.3, MOVEANIMATIONSPEED*44.87 )">
            <text:p>Move( pelvis, y_axis, -9.3, MOVEANIMATIONSPEED*44.87 )</text:p>
          </table:table-cell>
          <table:table-cell table:number-columns-repeated="6"/>
        </table:table-row>
        <table:table-row table:style-name="ro1">
          <table:table-cell table:formula="of:=IF(RIGHT([' ;'.A443];4)=&quot;turn&quot;;&quot;Turn2&quot;;IF(RIGHT([' ;'.A443];4)=&quot;move&quot;;&quot;Move&quot;;[' ;'.A443]))" office:value-type="string" office:string-value="Turn2">
            <text:p>Turn2</text:p>
          </table:table-cell>
          <table:table-cell table:formula="of:=[' ;'.B443]" office:value-type="string" office:string-value="rfinger11">
            <text:p>rfinger11</text:p>
          </table:table-cell>
          <table:table-cell table:formula="of:=LEFT([' ;'.D443];1)&amp;&quot;_&quot;&amp;RIGHT([' ;'.D443];4)" office:value-type="string" office:string-value="z_axis">
            <text:p>z_axis</text:p>
          </table:table-cell>
          <table:table-cell table:formula="of:=ROUND(VALUE(MID([' ;'.E443];2;LEN([' ;'.E443])-2));1)" office:value-type="float" office:value="-4.2">
            <text:p>-4.2</text:p>
          </table:table-cell>
          <table:table-cell table:formula="of:=VALUE(MID([' ;'.G443];2;LEN([' ;'.G443])-2))" office:value-type="float" office:value="15.684441">
            <text:p>15.684441</text:p>
          </table:table-cell>
          <table:table-cell table:formula="of:=ROUND([.E443]/[.$J$1];2)" office:value-type="float" office:value="15.68">
            <text:p>15.68</text:p>
          </table:table-cell>
          <table:table-cell/>
          <table:table-cell table:formula="of:=IF(RIGHT([.A443];5)=&quot;sleep&quot;;&quot;Sleep(&quot;&amp;[.$L$1]&amp;&quot;*&quot;&amp;ROUND(VALUE([.B443]);2)/[.$M$1]&amp;&quot;)&quot;;[.A443]&amp;&quot;( &quot;&amp;[.B443]&amp;&quot;, &quot;&amp;[.C443]&amp;&quot;, &quot;&amp;[.D443]&amp;&quot;, &quot;&amp;[.$I$1]&amp;&quot;*&quot;&amp;[.F443]&amp;&quot; )&quot;)" office:value-type="string" office:string-value="Turn2( rfinger11, z_axis, -4.2, MOVEANIMATIONSPEED*15.68 )">
            <text:p>Turn2( rfinger11, z_axis, -4.2, MOVEANIMATIONSPEED*15.68 )</text:p>
          </table:table-cell>
          <table:table-cell table:number-columns-repeated="6"/>
        </table:table-row>
        <table:table-row table:style-name="ro1">
          <table:table-cell table:formula="of:=IF(RIGHT([' ;'.A444];4)=&quot;turn&quot;;&quot;Turn2&quot;;IF(RIGHT([' ;'.A444];4)=&quot;move&quot;;&quot;Move&quot;;[' ;'.A444]))" office:value-type="string" office:string-value="Turn2">
            <text:p>Turn2</text:p>
          </table:table-cell>
          <table:table-cell table:formula="of:=[' ;'.B444]" office:value-type="string" office:string-value="rfinger11">
            <text:p>rfinger11</text:p>
          </table:table-cell>
          <table:table-cell table:formula="of:=LEFT([' ;'.D444];1)&amp;&quot;_&quot;&amp;RIGHT([' ;'.D444];4)" office:value-type="string" office:string-value="y_axis">
            <text:p>y_axis</text:p>
          </table:table-cell>
          <table:table-cell table:formula="of:=ROUND(VALUE(MID([' ;'.E444];2;LEN([' ;'.E444])-2));1)" office:value-type="float" office:value="12.9">
            <text:p>12.9</text:p>
          </table:table-cell>
          <table:table-cell table:formula="of:=VALUE(MID([' ;'.G444];2;LEN([' ;'.G444])-2))" office:value-type="float" office:value="8.267496">
            <text:p>8.267496</text:p>
          </table:table-cell>
          <table:table-cell table:formula="of:=ROUND([.E444]/[.$J$1];2)" office:value-type="float" office:value="8.27">
            <text:p>8.27</text:p>
          </table:table-cell>
          <table:table-cell/>
          <table:table-cell table:formula="of:=IF(RIGHT([.A444];5)=&quot;sleep&quot;;&quot;Sleep(&quot;&amp;[.$L$1]&amp;&quot;*&quot;&amp;ROUND(VALUE([.B444]);2)/[.$M$1]&amp;&quot;)&quot;;[.A444]&amp;&quot;( &quot;&amp;[.B444]&amp;&quot;, &quot;&amp;[.C444]&amp;&quot;, &quot;&amp;[.D444]&amp;&quot;, &quot;&amp;[.$I$1]&amp;&quot;*&quot;&amp;[.F444]&amp;&quot; )&quot;)" office:value-type="string" office:string-value="Turn2( rfinger11, y_axis, 12.9, MOVEANIMATIONSPEED*8.27 )">
            <text:p>Turn2( rfinger11, y_axis, 12.9, MOVEANIMATIONSPEED*8.27 )</text:p>
          </table:table-cell>
          <table:table-cell table:number-columns-repeated="6"/>
        </table:table-row>
        <table:table-row table:style-name="ro1">
          <table:table-cell table:formula="of:=IF(RIGHT([' ;'.A445];4)=&quot;turn&quot;;&quot;Turn2&quot;;IF(RIGHT([' ;'.A445];4)=&quot;move&quot;;&quot;Move&quot;;[' ;'.A445]))" office:value-type="string" office:string-value="Turn2">
            <text:p>Turn2</text:p>
          </table:table-cell>
          <table:table-cell table:formula="of:=[' ;'.B445]" office:value-type="string" office:string-value="rfinger12">
            <text:p>rfinger12</text:p>
          </table:table-cell>
          <table:table-cell table:formula="of:=LEFT([' ;'.D445];1)&amp;&quot;_&quot;&amp;RIGHT([' ;'.D445];4)" office:value-type="string" office:string-value="x_axis">
            <text:p>x_axis</text:p>
          </table:table-cell>
          <table:table-cell table:formula="of:=ROUND(VALUE(MID([' ;'.E445];2;LEN([' ;'.E445])-2));1)" office:value-type="float" office:value="-14.5">
            <text:p>-14.5</text:p>
          </table:table-cell>
          <table:table-cell table:formula="of:=VALUE(MID([' ;'.G445];2;LEN([' ;'.G445])-2))" office:value-type="float" office:value="6.577165">
            <text:p>6.577165</text:p>
          </table:table-cell>
          <table:table-cell table:formula="of:=ROUND([.E445]/[.$J$1];2)" office:value-type="float" office:value="6.58">
            <text:p>6.58</text:p>
          </table:table-cell>
          <table:table-cell/>
          <table:table-cell table:formula="of:=IF(RIGHT([.A445];5)=&quot;sleep&quot;;&quot;Sleep(&quot;&amp;[.$L$1]&amp;&quot;*&quot;&amp;ROUND(VALUE([.B445]);2)/[.$M$1]&amp;&quot;)&quot;;[.A445]&amp;&quot;( &quot;&amp;[.B445]&amp;&quot;, &quot;&amp;[.C445]&amp;&quot;, &quot;&amp;[.D445]&amp;&quot;, &quot;&amp;[.$I$1]&amp;&quot;*&quot;&amp;[.F445]&amp;&quot; )&quot;)" office:value-type="string" office:string-value="Turn2( rfinger12, x_axis, -14.5, MOVEANIMATIONSPEED*6.58 )">
            <text:p>Turn2( rfinger12, x_axis, -14.5, MOVEANIMATIONSPEED*6.58 )</text:p>
          </table:table-cell>
          <table:table-cell table:number-columns-repeated="6"/>
        </table:table-row>
        <table:table-row table:style-name="ro1">
          <table:table-cell table:formula="of:=IF(RIGHT([' ;'.A446];4)=&quot;turn&quot;;&quot;Turn2&quot;;IF(RIGHT([' ;'.A446];4)=&quot;move&quot;;&quot;Move&quot;;[' ;'.A446]))" office:value-type="string" office:string-value="Turn2">
            <text:p>Turn2</text:p>
          </table:table-cell>
          <table:table-cell table:formula="of:=[' ;'.B446]" office:value-type="string" office:string-value="rfinger12">
            <text:p>rfinger12</text:p>
          </table:table-cell>
          <table:table-cell table:formula="of:=LEFT([' ;'.D446];1)&amp;&quot;_&quot;&amp;RIGHT([' ;'.D446];4)" office:value-type="string" office:string-value="z_axis">
            <text:p>z_axis</text:p>
          </table:table-cell>
          <table:table-cell table:formula="of:=ROUND(VALUE(MID([' ;'.E446];2;LEN([' ;'.E446])-2));1)" office:value-type="float" office:value="-26.4">
            <text:p>-26.4</text:p>
          </table:table-cell>
          <table:table-cell table:formula="of:=VALUE(MID([' ;'.G446];2;LEN([' ;'.G446])-2))" office:value-type="float" office:value="44.465658">
            <text:p>44.465658</text:p>
          </table:table-cell>
          <table:table-cell table:formula="of:=ROUND([.E446]/[.$J$1];2)" office:value-type="float" office:value="44.47">
            <text:p>44.47</text:p>
          </table:table-cell>
          <table:table-cell/>
          <table:table-cell table:formula="of:=IF(RIGHT([.A446];5)=&quot;sleep&quot;;&quot;Sleep(&quot;&amp;[.$L$1]&amp;&quot;*&quot;&amp;ROUND(VALUE([.B446]);2)/[.$M$1]&amp;&quot;)&quot;;[.A446]&amp;&quot;( &quot;&amp;[.B446]&amp;&quot;, &quot;&amp;[.C446]&amp;&quot;, &quot;&amp;[.D446]&amp;&quot;, &quot;&amp;[.$I$1]&amp;&quot;*&quot;&amp;[.F446]&amp;&quot; )&quot;)" office:value-type="string" office:string-value="Turn2( rfinger12, z_axis, -26.4, MOVEANIMATIONSPEED*44.47 )">
            <text:p>Turn2( rfinger12, z_axis, -26.4, MOVEANIMATIONSPEED*44.47 )</text:p>
          </table:table-cell>
          <table:table-cell table:number-columns-repeated="6"/>
        </table:table-row>
        <table:table-row table:style-name="ro1">
          <table:table-cell table:formula="of:=IF(RIGHT([' ;'.A447];4)=&quot;turn&quot;;&quot;Turn2&quot;;IF(RIGHT([' ;'.A447];4)=&quot;move&quot;;&quot;Move&quot;;[' ;'.A447]))" office:value-type="string" office:string-value="Turn2">
            <text:p>Turn2</text:p>
          </table:table-cell>
          <table:table-cell table:formula="of:=[' ;'.B447]" office:value-type="string" office:string-value="rfinger12">
            <text:p>rfinger12</text:p>
          </table:table-cell>
          <table:table-cell table:formula="of:=LEFT([' ;'.D447];1)&amp;&quot;_&quot;&amp;RIGHT([' ;'.D447];4)" office:value-type="string" office:string-value="y_axis">
            <text:p>y_axis</text:p>
          </table:table-cell>
          <table:table-cell table:formula="of:=ROUND(VALUE(MID([' ;'.E447];2;LEN([' ;'.E447])-2));1)" office:value-type="float" office:value="42.2">
            <text:p>42.2</text:p>
          </table:table-cell>
          <table:table-cell table:formula="of:=VALUE(MID([' ;'.G447];2;LEN([' ;'.G447])-2))" office:value-type="float" office:value="28.701087">
            <text:p>28.701087</text:p>
          </table:table-cell>
          <table:table-cell table:formula="of:=ROUND([.E447]/[.$J$1];2)" office:value-type="float" office:value="28.7">
            <text:p>28.7</text:p>
          </table:table-cell>
          <table:table-cell/>
          <table:table-cell table:formula="of:=IF(RIGHT([.A447];5)=&quot;sleep&quot;;&quot;Sleep(&quot;&amp;[.$L$1]&amp;&quot;*&quot;&amp;ROUND(VALUE([.B447]);2)/[.$M$1]&amp;&quot;)&quot;;[.A447]&amp;&quot;( &quot;&amp;[.B447]&amp;&quot;, &quot;&amp;[.C447]&amp;&quot;, &quot;&amp;[.D447]&amp;&quot;, &quot;&amp;[.$I$1]&amp;&quot;*&quot;&amp;[.F447]&amp;&quot; )&quot;)" office:value-type="string" office:string-value="Turn2( rfinger12, y_axis, 42.2, MOVEANIMATIONSPEED*28.7 )">
            <text:p>Turn2( rfinger12, y_axis, 42.2, MOVEANIMATIONSPEED*28.7 )</text:p>
          </table:table-cell>
          <table:table-cell table:number-columns-repeated="6"/>
        </table:table-row>
        <table:table-row table:style-name="ro1">
          <table:table-cell table:formula="of:=IF(RIGHT([' ;'.A448];4)=&quot;turn&quot;;&quot;Turn2&quot;;IF(RIGHT([' ;'.A448];4)=&quot;move&quot;;&quot;Move&quot;;[' ;'.A448]))" office:value-type="string" office:string-value="Turn2">
            <text:p>Turn2</text:p>
          </table:table-cell>
          <table:table-cell table:formula="of:=[' ;'.B448]" office:value-type="string" office:string-value="rfinger21">
            <text:p>rfinger21</text:p>
          </table:table-cell>
          <table:table-cell table:formula="of:=LEFT([' ;'.D448];1)&amp;&quot;_&quot;&amp;RIGHT([' ;'.D448];4)" office:value-type="string" office:string-value="x_axis">
            <text:p>x_axis</text:p>
          </table:table-cell>
          <table:table-cell table:formula="of:=ROUND(VALUE(MID([' ;'.E448];2;LEN([' ;'.E448])-2));1)" office:value-type="float" office:value="-41.6">
            <text:p>-41.6</text:p>
          </table:table-cell>
          <table:table-cell table:formula="of:=VALUE(MID([' ;'.G448];2;LEN([' ;'.G448])-2))" office:value-type="float" office:value="6.997068">
            <text:p>6.997068</text:p>
          </table:table-cell>
          <table:table-cell table:formula="of:=ROUND([.E448]/[.$J$1];2)" office:value-type="float" office:value="7">
            <text:p>7</text:p>
          </table:table-cell>
          <table:table-cell/>
          <table:table-cell table:formula="of:=IF(RIGHT([.A448];5)=&quot;sleep&quot;;&quot;Sleep(&quot;&amp;[.$L$1]&amp;&quot;*&quot;&amp;ROUND(VALUE([.B448]);2)/[.$M$1]&amp;&quot;)&quot;;[.A448]&amp;&quot;( &quot;&amp;[.B448]&amp;&quot;, &quot;&amp;[.C448]&amp;&quot;, &quot;&amp;[.D448]&amp;&quot;, &quot;&amp;[.$I$1]&amp;&quot;*&quot;&amp;[.F448]&amp;&quot; )&quot;)" office:value-type="string" office:string-value="Turn2( rfinger21, x_axis, -41.6, MOVEANIMATIONSPEED*7 )">
            <text:p>Turn2( rfinger21, x_axis, -41.6, MOVEANIMATIONSPEED*7 )</text:p>
          </table:table-cell>
          <table:table-cell table:number-columns-repeated="6"/>
        </table:table-row>
        <table:table-row table:style-name="ro1">
          <table:table-cell table:formula="of:=IF(RIGHT([' ;'.A449];4)=&quot;turn&quot;;&quot;Turn2&quot;;IF(RIGHT([' ;'.A449];4)=&quot;move&quot;;&quot;Move&quot;;[' ;'.A449]))" office:value-type="string" office:string-value="Turn2">
            <text:p>Turn2</text:p>
          </table:table-cell>
          <table:table-cell table:formula="of:=[' ;'.B449]" office:value-type="string" office:string-value="rfinger21">
            <text:p>rfinger21</text:p>
          </table:table-cell>
          <table:table-cell table:formula="of:=LEFT([' ;'.D449];1)&amp;&quot;_&quot;&amp;RIGHT([' ;'.D449];4)" office:value-type="string" office:string-value="z_axis">
            <text:p>z_axis</text:p>
          </table:table-cell>
          <table:table-cell table:formula="of:=ROUND(VALUE(MID([' ;'.E449];2;LEN([' ;'.E449])-2));1)" office:value-type="float" office:value="40.4">
            <text:p>40.4</text:p>
          </table:table-cell>
          <table:table-cell table:formula="of:=VALUE(MID([' ;'.G449];2;LEN([' ;'.G449])-2))" office:value-type="float" office:value="54.89172">
            <text:p>54.89172</text:p>
          </table:table-cell>
          <table:table-cell table:formula="of:=ROUND([.E449]/[.$J$1];2)" office:value-type="float" office:value="54.89">
            <text:p>54.89</text:p>
          </table:table-cell>
          <table:table-cell/>
          <table:table-cell table:formula="of:=IF(RIGHT([.A449];5)=&quot;sleep&quot;;&quot;Sleep(&quot;&amp;[.$L$1]&amp;&quot;*&quot;&amp;ROUND(VALUE([.B449]);2)/[.$M$1]&amp;&quot;)&quot;;[.A449]&amp;&quot;( &quot;&amp;[.B449]&amp;&quot;, &quot;&amp;[.C449]&amp;&quot;, &quot;&amp;[.D449]&amp;&quot;, &quot;&amp;[.$I$1]&amp;&quot;*&quot;&amp;[.F449]&amp;&quot; )&quot;)" office:value-type="string" office:string-value="Turn2( rfinger21, z_axis, 40.4, MOVEANIMATIONSPEED*54.89 )">
            <text:p>Turn2( rfinger21, z_axis, 40.4, MOVEANIMATIONSPEED*54.89 )</text:p>
          </table:table-cell>
          <table:table-cell table:number-columns-repeated="6"/>
        </table:table-row>
        <table:table-row table:style-name="ro1">
          <table:table-cell table:formula="of:=IF(RIGHT([' ;'.A450];4)=&quot;turn&quot;;&quot;Turn2&quot;;IF(RIGHT([' ;'.A450];4)=&quot;move&quot;;&quot;Move&quot;;[' ;'.A450]))" office:value-type="string" office:string-value="Turn2">
            <text:p>Turn2</text:p>
          </table:table-cell>
          <table:table-cell table:formula="of:=[' ;'.B450]" office:value-type="string" office:string-value="rfinger21">
            <text:p>rfinger21</text:p>
          </table:table-cell>
          <table:table-cell table:formula="of:=LEFT([' ;'.D450];1)&amp;&quot;_&quot;&amp;RIGHT([' ;'.D450];4)" office:value-type="string" office:string-value="y_axis">
            <text:p>y_axis</text:p>
          </table:table-cell>
          <table:table-cell table:formula="of:=ROUND(VALUE(MID([' ;'.E450];2;LEN([' ;'.E450])-2));1)" office:value-type="float" office:value="51.6">
            <text:p>51.6</text:p>
          </table:table-cell>
          <table:table-cell table:formula="of:=VALUE(MID([' ;'.G450];2;LEN([' ;'.G450])-2))" office:value-type="float" office:value="28.854151">
            <text:p>28.854151</text:p>
          </table:table-cell>
          <table:table-cell table:formula="of:=ROUND([.E450]/[.$J$1];2)" office:value-type="float" office:value="28.85">
            <text:p>28.85</text:p>
          </table:table-cell>
          <table:table-cell/>
          <table:table-cell table:formula="of:=IF(RIGHT([.A450];5)=&quot;sleep&quot;;&quot;Sleep(&quot;&amp;[.$L$1]&amp;&quot;*&quot;&amp;ROUND(VALUE([.B450]);2)/[.$M$1]&amp;&quot;)&quot;;[.A450]&amp;&quot;( &quot;&amp;[.B450]&amp;&quot;, &quot;&amp;[.C450]&amp;&quot;, &quot;&amp;[.D450]&amp;&quot;, &quot;&amp;[.$I$1]&amp;&quot;*&quot;&amp;[.F450]&amp;&quot; )&quot;)" office:value-type="string" office:string-value="Turn2( rfinger21, y_axis, 51.6, MOVEANIMATIONSPEED*28.85 )">
            <text:p>Turn2( rfinger21, y_axis, 51.6, MOVEANIMATIONSPEED*28.85 )</text:p>
          </table:table-cell>
          <table:table-cell table:number-columns-repeated="6"/>
        </table:table-row>
        <table:table-row table:style-name="ro1">
          <table:table-cell table:formula="of:=IF(RIGHT([' ;'.A451];4)=&quot;turn&quot;;&quot;Turn2&quot;;IF(RIGHT([' ;'.A451];4)=&quot;move&quot;;&quot;Move&quot;;[' ;'.A451]))" office:value-type="string" office:string-value="Turn2">
            <text:p>Turn2</text:p>
          </table:table-cell>
          <table:table-cell table:formula="of:=[' ;'.B451]" office:value-type="string" office:string-value="rfinger22">
            <text:p>rfinger22</text:p>
          </table:table-cell>
          <table:table-cell table:formula="of:=LEFT([' ;'.D451];1)&amp;&quot;_&quot;&amp;RIGHT([' ;'.D451];4)" office:value-type="string" office:string-value="z_axis">
            <text:p>z_axis</text:p>
          </table:table-cell>
          <table:table-cell table:formula="of:=ROUND(VALUE(MID([' ;'.E451];2;LEN([' ;'.E451])-2));1)" office:value-type="float" office:value="-1.3">
            <text:p>-1.3</text:p>
          </table:table-cell>
          <table:table-cell table:formula="of:=VALUE(MID([' ;'.G451];2;LEN([' ;'.G451])-2))" office:value-type="float" office:value="12.438746">
            <text:p>12.438746</text:p>
          </table:table-cell>
          <table:table-cell table:formula="of:=ROUND([.E451]/[.$J$1];2)" office:value-type="float" office:value="12.44">
            <text:p>12.44</text:p>
          </table:table-cell>
          <table:table-cell/>
          <table:table-cell table:formula="of:=IF(RIGHT([.A451];5)=&quot;sleep&quot;;&quot;Sleep(&quot;&amp;[.$L$1]&amp;&quot;*&quot;&amp;ROUND(VALUE([.B451]);2)/[.$M$1]&amp;&quot;)&quot;;[.A451]&amp;&quot;( &quot;&amp;[.B451]&amp;&quot;, &quot;&amp;[.C451]&amp;&quot;, &quot;&amp;[.D451]&amp;&quot;, &quot;&amp;[.$I$1]&amp;&quot;*&quot;&amp;[.F451]&amp;&quot; )&quot;)" office:value-type="string" office:string-value="Turn2( rfinger22, z_axis, -1.3, MOVEANIMATIONSPEED*12.44 )">
            <text:p>Turn2( rfinger22, z_axis, -1.3, MOVEANIMATIONSPEED*12.44 )</text:p>
          </table:table-cell>
          <table:table-cell table:number-columns-repeated="6"/>
        </table:table-row>
        <table:table-row table:style-name="ro1">
          <table:table-cell table:formula="of:=IF(RIGHT([' ;'.A452];4)=&quot;turn&quot;;&quot;Turn2&quot;;IF(RIGHT([' ;'.A452];4)=&quot;move&quot;;&quot;Move&quot;;[' ;'.A452]))" office:value-type="string" office:string-value="Turn2">
            <text:p>Turn2</text:p>
          </table:table-cell>
          <table:table-cell table:formula="of:=[' ;'.B452]" office:value-type="string" office:string-value="rfinger22">
            <text:p>rfinger22</text:p>
          </table:table-cell>
          <table:table-cell table:formula="of:=LEFT([' ;'.D452];1)&amp;&quot;_&quot;&amp;RIGHT([' ;'.D452];4)" office:value-type="string" office:string-value="y_axis">
            <text:p>y_axis</text:p>
          </table:table-cell>
          <table:table-cell table:formula="of:=ROUND(VALUE(MID([' ;'.E452];2;LEN([' ;'.E452])-2));1)" office:value-type="float" office:value="12.1">
            <text:p>12.1</text:p>
          </table:table-cell>
          <table:table-cell table:formula="of:=VALUE(MID([' ;'.G452];2;LEN([' ;'.G452])-2))" office:value-type="float" office:value="14.502045">
            <text:p>14.502045</text:p>
          </table:table-cell>
          <table:table-cell table:formula="of:=ROUND([.E452]/[.$J$1];2)" office:value-type="float" office:value="14.5">
            <text:p>14.5</text:p>
          </table:table-cell>
          <table:table-cell/>
          <table:table-cell table:formula="of:=IF(RIGHT([.A452];5)=&quot;sleep&quot;;&quot;Sleep(&quot;&amp;[.$L$1]&amp;&quot;*&quot;&amp;ROUND(VALUE([.B452]);2)/[.$M$1]&amp;&quot;)&quot;;[.A452]&amp;&quot;( &quot;&amp;[.B452]&amp;&quot;, &quot;&amp;[.C452]&amp;&quot;, &quot;&amp;[.D452]&amp;&quot;, &quot;&amp;[.$I$1]&amp;&quot;*&quot;&amp;[.F452]&amp;&quot; )&quot;)" office:value-type="string" office:string-value="Turn2( rfinger22, y_axis, 12.1, MOVEANIMATIONSPEED*14.5 )">
            <text:p>Turn2( rfinger22, y_axis, 12.1, MOVEANIMATIONSPEED*14.5 )</text:p>
          </table:table-cell>
          <table:table-cell table:number-columns-repeated="6"/>
        </table:table-row>
        <table:table-row table:style-name="ro1">
          <table:table-cell table:formula="of:=IF(RIGHT([' ;'.A453];4)=&quot;turn&quot;;&quot;Turn2&quot;;IF(RIGHT([' ;'.A453];4)=&quot;move&quot;;&quot;Move&quot;;[' ;'.A453]))" office:value-type="string" office:string-value="Turn2">
            <text:p>Turn2</text:p>
          </table:table-cell>
          <table:table-cell table:formula="of:=[' ;'.B453]" office:value-type="string" office:string-value="rfinger31">
            <text:p>rfinger31</text:p>
          </table:table-cell>
          <table:table-cell table:formula="of:=LEFT([' ;'.D453];1)&amp;&quot;_&quot;&amp;RIGHT([' ;'.D453];4)" office:value-type="string" office:string-value="x_axis">
            <text:p>x_axis</text:p>
          </table:table-cell>
          <table:table-cell table:formula="of:=ROUND(VALUE(MID([' ;'.E453];2;LEN([' ;'.E453])-2));1)" office:value-type="float" office:value="-26.8">
            <text:p>-26.8</text:p>
          </table:table-cell>
          <table:table-cell table:formula="of:=VALUE(MID([' ;'.G453];2;LEN([' ;'.G453])-2))" office:value-type="float" office:value="6.588435">
            <text:p>6.588435</text:p>
          </table:table-cell>
          <table:table-cell table:formula="of:=ROUND([.E453]/[.$J$1];2)" office:value-type="float" office:value="6.59">
            <text:p>6.59</text:p>
          </table:table-cell>
          <table:table-cell/>
          <table:table-cell table:formula="of:=IF(RIGHT([.A453];5)=&quot;sleep&quot;;&quot;Sleep(&quot;&amp;[.$L$1]&amp;&quot;*&quot;&amp;ROUND(VALUE([.B453]);2)/[.$M$1]&amp;&quot;)&quot;;[.A453]&amp;&quot;( &quot;&amp;[.B453]&amp;&quot;, &quot;&amp;[.C453]&amp;&quot;, &quot;&amp;[.D453]&amp;&quot;, &quot;&amp;[.$I$1]&amp;&quot;*&quot;&amp;[.F453]&amp;&quot; )&quot;)" office:value-type="string" office:string-value="Turn2( rfinger31, x_axis, -26.8, MOVEANIMATIONSPEED*6.59 )">
            <text:p>Turn2( rfinger31, x_axis, -26.8, MOVEANIMATIONSPEED*6.59 )</text:p>
          </table:table-cell>
          <table:table-cell table:number-columns-repeated="6"/>
        </table:table-row>
        <table:table-row table:style-name="ro1">
          <table:table-cell table:formula="of:=IF(RIGHT([' ;'.A454];4)=&quot;turn&quot;;&quot;Turn2&quot;;IF(RIGHT([' ;'.A454];4)=&quot;move&quot;;&quot;Move&quot;;[' ;'.A454]))" office:value-type="string" office:string-value="Turn2">
            <text:p>Turn2</text:p>
          </table:table-cell>
          <table:table-cell table:formula="of:=[' ;'.B454]" office:value-type="string" office:string-value="rfinger31">
            <text:p>rfinger31</text:p>
          </table:table-cell>
          <table:table-cell table:formula="of:=LEFT([' ;'.D454];1)&amp;&quot;_&quot;&amp;RIGHT([' ;'.D454];4)" office:value-type="string" office:string-value="z_axis">
            <text:p>z_axis</text:p>
          </table:table-cell>
          <table:table-cell table:formula="of:=ROUND(VALUE(MID([' ;'.E454];2;LEN([' ;'.E454])-2));1)" office:value-type="float" office:value="26.7">
            <text:p>26.7</text:p>
          </table:table-cell>
          <table:table-cell table:formula="of:=VALUE(MID([' ;'.G454];2;LEN([' ;'.G454])-2))" office:value-type="float" office:value="47.56186">
            <text:p>47.56186</text:p>
          </table:table-cell>
          <table:table-cell table:formula="of:=ROUND([.E454]/[.$J$1];2)" office:value-type="float" office:value="47.56">
            <text:p>47.56</text:p>
          </table:table-cell>
          <table:table-cell/>
          <table:table-cell table:formula="of:=IF(RIGHT([.A454];5)=&quot;sleep&quot;;&quot;Sleep(&quot;&amp;[.$L$1]&amp;&quot;*&quot;&amp;ROUND(VALUE([.B454]);2)/[.$M$1]&amp;&quot;)&quot;;[.A454]&amp;&quot;( &quot;&amp;[.B454]&amp;&quot;, &quot;&amp;[.C454]&amp;&quot;, &quot;&amp;[.D454]&amp;&quot;, &quot;&amp;[.$I$1]&amp;&quot;*&quot;&amp;[.F454]&amp;&quot; )&quot;)" office:value-type="string" office:string-value="Turn2( rfinger31, z_axis, 26.7, MOVEANIMATIONSPEED*47.56 )">
            <text:p>Turn2( rfinger31, z_axis, 26.7, MOVEANIMATIONSPEED*47.56 )</text:p>
          </table:table-cell>
          <table:table-cell table:number-columns-repeated="6"/>
        </table:table-row>
        <table:table-row table:style-name="ro1">
          <table:table-cell table:formula="of:=IF(RIGHT([' ;'.A455];4)=&quot;turn&quot;;&quot;Turn2&quot;;IF(RIGHT([' ;'.A455];4)=&quot;move&quot;;&quot;Move&quot;;[' ;'.A455]))" office:value-type="string" office:string-value="Turn2">
            <text:p>Turn2</text:p>
          </table:table-cell>
          <table:table-cell table:formula="of:=[' ;'.B455]" office:value-type="string" office:string-value="rfinger31">
            <text:p>rfinger31</text:p>
          </table:table-cell>
          <table:table-cell table:formula="of:=LEFT([' ;'.D455];1)&amp;&quot;_&quot;&amp;RIGHT([' ;'.D455];4)" office:value-type="string" office:string-value="y_axis">
            <text:p>y_axis</text:p>
          </table:table-cell>
          <table:table-cell table:formula="of:=ROUND(VALUE(MID([' ;'.E455];2;LEN([' ;'.E455])-2));1)" office:value-type="float" office:value="43.3">
            <text:p>43.3</text:p>
          </table:table-cell>
          <table:table-cell table:formula="of:=VALUE(MID([' ;'.G455];2;LEN([' ;'.G455])-2))" office:value-type="float" office:value="19.974">
            <text:p>19.974</text:p>
          </table:table-cell>
          <table:table-cell table:formula="of:=ROUND([.E455]/[.$J$1];2)" office:value-type="float" office:value="19.97">
            <text:p>19.97</text:p>
          </table:table-cell>
          <table:table-cell/>
          <table:table-cell table:formula="of:=IF(RIGHT([.A455];5)=&quot;sleep&quot;;&quot;Sleep(&quot;&amp;[.$L$1]&amp;&quot;*&quot;&amp;ROUND(VALUE([.B455]);2)/[.$M$1]&amp;&quot;)&quot;;[.A455]&amp;&quot;( &quot;&amp;[.B455]&amp;&quot;, &quot;&amp;[.C455]&amp;&quot;, &quot;&amp;[.D455]&amp;&quot;, &quot;&amp;[.$I$1]&amp;&quot;*&quot;&amp;[.F455]&amp;&quot; )&quot;)" office:value-type="string" office:string-value="Turn2( rfinger31, y_axis, 43.3, MOVEANIMATIONSPEED*19.97 )">
            <text:p>Turn2( rfinger31, y_axis, 43.3, MOVEANIMATIONSPEED*19.97 )</text:p>
          </table:table-cell>
          <table:table-cell table:number-columns-repeated="6"/>
        </table:table-row>
        <table:table-row table:style-name="ro1">
          <table:table-cell table:formula="of:=IF(RIGHT([' ;'.A456];4)=&quot;turn&quot;;&quot;Turn2&quot;;IF(RIGHT([' ;'.A456];4)=&quot;move&quot;;&quot;Move&quot;;[' ;'.A456]))" office:value-type="string" office:string-value="Turn2">
            <text:p>Turn2</text:p>
          </table:table-cell>
          <table:table-cell table:formula="of:=[' ;'.B456]" office:value-type="string" office:string-value="rfinger32">
            <text:p>rfinger32</text:p>
          </table:table-cell>
          <table:table-cell table:formula="of:=LEFT([' ;'.D456];1)&amp;&quot;_&quot;&amp;RIGHT([' ;'.D456];4)" office:value-type="string" office:string-value="x_axis">
            <text:p>x_axis</text:p>
          </table:table-cell>
          <table:table-cell table:formula="of:=ROUND(VALUE(MID([' ;'.E456];2;LEN([' ;'.E456])-2));1)" office:value-type="float" office:value="-77.2">
            <text:p>-77.2</text:p>
          </table:table-cell>
          <table:table-cell table:formula="of:=VALUE(MID([' ;'.G456];2;LEN([' ;'.G456])-2))" office:value-type="float" office:value="11.714253">
            <text:p>11.714253</text:p>
          </table:table-cell>
          <table:table-cell table:formula="of:=ROUND([.E456]/[.$J$1];2)" office:value-type="float" office:value="11.71">
            <text:p>11.71</text:p>
          </table:table-cell>
          <table:table-cell/>
          <table:table-cell table:formula="of:=IF(RIGHT([.A456];5)=&quot;sleep&quot;;&quot;Sleep(&quot;&amp;[.$L$1]&amp;&quot;*&quot;&amp;ROUND(VALUE([.B456]);2)/[.$M$1]&amp;&quot;)&quot;;[.A456]&amp;&quot;( &quot;&amp;[.B456]&amp;&quot;, &quot;&amp;[.C456]&amp;&quot;, &quot;&amp;[.D456]&amp;&quot;, &quot;&amp;[.$I$1]&amp;&quot;*&quot;&amp;[.F456]&amp;&quot; )&quot;)" office:value-type="string" office:string-value="Turn2( rfinger32, x_axis, -77.2, MOVEANIMATIONSPEED*11.71 )">
            <text:p>Turn2( rfinger32, x_axis, -77.2, MOVEANIMATIONSPEED*11.71 )</text:p>
          </table:table-cell>
          <table:table-cell table:number-columns-repeated="6"/>
        </table:table-row>
        <table:table-row table:style-name="ro1">
          <table:table-cell table:formula="of:=IF(RIGHT([' ;'.A457];4)=&quot;turn&quot;;&quot;Turn2&quot;;IF(RIGHT([' ;'.A457];4)=&quot;move&quot;;&quot;Move&quot;;[' ;'.A457]))" office:value-type="string" office:string-value="Turn2">
            <text:p>Turn2</text:p>
          </table:table-cell>
          <table:table-cell table:formula="of:=[' ;'.B457]" office:value-type="string" office:string-value="rfinger32">
            <text:p>rfinger32</text:p>
          </table:table-cell>
          <table:table-cell table:formula="of:=LEFT([' ;'.D457];1)&amp;&quot;_&quot;&amp;RIGHT([' ;'.D457];4)" office:value-type="string" office:string-value="z_axis">
            <text:p>z_axis</text:p>
          </table:table-cell>
          <table:table-cell table:formula="of:=ROUND(VALUE(MID([' ;'.E457];2;LEN([' ;'.E457])-2));1)" office:value-type="float" office:value="-6.6">
            <text:p>-6.6</text:p>
          </table:table-cell>
          <table:table-cell table:formula="of:=VALUE(MID([' ;'.G457];2;LEN([' ;'.G457])-2))" office:value-type="float" office:value="46.316757">
            <text:p>46.316757</text:p>
          </table:table-cell>
          <table:table-cell table:formula="of:=ROUND([.E457]/[.$J$1];2)" office:value-type="float" office:value="46.32">
            <text:p>46.32</text:p>
          </table:table-cell>
          <table:table-cell/>
          <table:table-cell table:formula="of:=IF(RIGHT([.A457];5)=&quot;sleep&quot;;&quot;Sleep(&quot;&amp;[.$L$1]&amp;&quot;*&quot;&amp;ROUND(VALUE([.B457]);2)/[.$M$1]&amp;&quot;)&quot;;[.A457]&amp;&quot;( &quot;&amp;[.B457]&amp;&quot;, &quot;&amp;[.C457]&amp;&quot;, &quot;&amp;[.D457]&amp;&quot;, &quot;&amp;[.$I$1]&amp;&quot;*&quot;&amp;[.F457]&amp;&quot; )&quot;)" office:value-type="string" office:string-value="Turn2( rfinger32, z_axis, -6.6, MOVEANIMATIONSPEED*46.32 )">
            <text:p>Turn2( rfinger32, z_axis, -6.6, MOVEANIMATIONSPEED*46.32 )</text:p>
          </table:table-cell>
          <table:table-cell table:number-columns-repeated="6"/>
        </table:table-row>
        <table:table-row table:style-name="ro1">
          <table:table-cell table:formula="of:=IF(RIGHT([' ;'.A458];4)=&quot;turn&quot;;&quot;Turn2&quot;;IF(RIGHT([' ;'.A458];4)=&quot;move&quot;;&quot;Move&quot;;[' ;'.A458]))" office:value-type="string" office:string-value="Turn2">
            <text:p>Turn2</text:p>
          </table:table-cell>
          <table:table-cell table:formula="of:=[' ;'.B458]" office:value-type="string" office:string-value="rfinger32">
            <text:p>rfinger32</text:p>
          </table:table-cell>
          <table:table-cell table:formula="of:=LEFT([' ;'.D458];1)&amp;&quot;_&quot;&amp;RIGHT([' ;'.D458];4)" office:value-type="string" office:string-value="y_axis">
            <text:p>y_axis</text:p>
          </table:table-cell>
          <table:table-cell table:formula="of:=ROUND(VALUE(MID([' ;'.E458];2;LEN([' ;'.E458])-2));1)" office:value-type="float" office:value="44.7">
            <text:p>44.7</text:p>
          </table:table-cell>
          <table:table-cell table:formula="of:=VALUE(MID([' ;'.G458];2;LEN([' ;'.G458])-2))" office:value-type="float" office:value="18.526342">
            <text:p>18.526342</text:p>
          </table:table-cell>
          <table:table-cell table:formula="of:=ROUND([.E458]/[.$J$1];2)" office:value-type="float" office:value="18.53">
            <text:p>18.53</text:p>
          </table:table-cell>
          <table:table-cell/>
          <table:table-cell table:formula="of:=IF(RIGHT([.A458];5)=&quot;sleep&quot;;&quot;Sleep(&quot;&amp;[.$L$1]&amp;&quot;*&quot;&amp;ROUND(VALUE([.B458]);2)/[.$M$1]&amp;&quot;)&quot;;[.A458]&amp;&quot;( &quot;&amp;[.B458]&amp;&quot;, &quot;&amp;[.C458]&amp;&quot;, &quot;&amp;[.D458]&amp;&quot;, &quot;&amp;[.$I$1]&amp;&quot;*&quot;&amp;[.F458]&amp;&quot; )&quot;)" office:value-type="string" office:string-value="Turn2( rfinger32, y_axis, 44.7, MOVEANIMATIONSPEED*18.53 )">
            <text:p>Turn2( rfinger32, y_axis, 44.7, MOVEANIMATIONSPEED*18.53 )</text:p>
          </table:table-cell>
          <table:table-cell table:number-columns-repeated="6"/>
        </table:table-row>
        <table:table-row table:style-name="ro1">
          <table:table-cell table:formula="of:=IF(RIGHT([' ;'.A459];4)=&quot;turn&quot;;&quot;Turn2&quot;;IF(RIGHT([' ;'.A459];4)=&quot;move&quot;;&quot;Move&quot;;[' ;'.A459]))" office:value-type="string" office:string-value="Turn2">
            <text:p>Turn2</text:p>
          </table:table-cell>
          <table:table-cell table:formula="of:=[' ;'.B459]" office:value-type="string" office:string-value="rhoof">
            <text:p>rhoof</text:p>
          </table:table-cell>
          <table:table-cell table:formula="of:=LEFT([' ;'.D459];1)&amp;&quot;_&quot;&amp;RIGHT([' ;'.D459];4)" office:value-type="string" office:string-value="x_axis">
            <text:p>x_axis</text:p>
          </table:table-cell>
          <table:table-cell table:formula="of:=ROUND(VALUE(MID([' ;'.E459];2;LEN([' ;'.E459])-2));1)" office:value-type="float" office:value="-34.6">
            <text:p>-34.6</text:p>
          </table:table-cell>
          <table:table-cell table:formula="of:=VALUE(MID([' ;'.G459];2;LEN([' ;'.G459])-2))" office:value-type="float" office:value="9.213891">
            <text:p>9.213891</text:p>
          </table:table-cell>
          <table:table-cell table:formula="of:=ROUND([.E459]/[.$J$1];2)" office:value-type="float" office:value="9.21">
            <text:p>9.21</text:p>
          </table:table-cell>
          <table:table-cell/>
          <table:table-cell table:formula="of:=IF(RIGHT([.A459];5)=&quot;sleep&quot;;&quot;Sleep(&quot;&amp;[.$L$1]&amp;&quot;*&quot;&amp;ROUND(VALUE([.B459]);2)/[.$M$1]&amp;&quot;)&quot;;[.A459]&amp;&quot;( &quot;&amp;[.B459]&amp;&quot;, &quot;&amp;[.C459]&amp;&quot;, &quot;&amp;[.D459]&amp;&quot;, &quot;&amp;[.$I$1]&amp;&quot;*&quot;&amp;[.F459]&amp;&quot; )&quot;)" office:value-type="string" office:string-value="Turn2( rhoof, x_axis, -34.6, MOVEANIMATIONSPEED*9.21 )">
            <text:p>Turn2( rhoof, x_axis, -34.6, MOVEANIMATIONSPEED*9.21 )</text:p>
          </table:table-cell>
          <table:table-cell table:number-columns-repeated="6"/>
        </table:table-row>
        <table:table-row table:style-name="ro1">
          <table:table-cell table:formula="of:=IF(RIGHT([' ;'.A460];4)=&quot;turn&quot;;&quot;Turn2&quot;;IF(RIGHT([' ;'.A460];4)=&quot;move&quot;;&quot;Move&quot;;[' ;'.A460]))" office:value-type="string" office:string-value="Turn2">
            <text:p>Turn2</text:p>
          </table:table-cell>
          <table:table-cell table:formula="of:=[' ;'.B460]" office:value-type="string" office:string-value="rlarm">
            <text:p>rlarm</text:p>
          </table:table-cell>
          <table:table-cell table:formula="of:=LEFT([' ;'.D460];1)&amp;&quot;_&quot;&amp;RIGHT([' ;'.D460];4)" office:value-type="string" office:string-value="z_axis">
            <text:p>z_axis</text:p>
          </table:table-cell>
          <table:table-cell table:formula="of:=ROUND(VALUE(MID([' ;'.E460];2;LEN([' ;'.E460])-2));1)" office:value-type="float" office:value="3.8">
            <text:p>3.8</text:p>
          </table:table-cell>
          <table:table-cell table:formula="of:=VALUE(MID([' ;'.G460];2;LEN([' ;'.G460])-2))" office:value-type="float" office:value="13.451142">
            <text:p>13.451142</text:p>
          </table:table-cell>
          <table:table-cell table:formula="of:=ROUND([.E460]/[.$J$1];2)" office:value-type="float" office:value="13.45">
            <text:p>13.45</text:p>
          </table:table-cell>
          <table:table-cell/>
          <table:table-cell table:formula="of:=IF(RIGHT([.A460];5)=&quot;sleep&quot;;&quot;Sleep(&quot;&amp;[.$L$1]&amp;&quot;*&quot;&amp;ROUND(VALUE([.B460]);2)/[.$M$1]&amp;&quot;)&quot;;[.A460]&amp;&quot;( &quot;&amp;[.B460]&amp;&quot;, &quot;&amp;[.C460]&amp;&quot;, &quot;&amp;[.D460]&amp;&quot;, &quot;&amp;[.$I$1]&amp;&quot;*&quot;&amp;[.F460]&amp;&quot; )&quot;)" office:value-type="string" office:string-value="Turn2( rlarm, z_axis, 3.8, MOVEANIMATIONSPEED*13.45 )">
            <text:p>Turn2( rlarm, z_axis, 3.8, MOVEANIMATIONSPEED*13.45 )</text:p>
          </table:table-cell>
          <table:table-cell table:number-columns-repeated="6"/>
        </table:table-row>
        <table:table-row table:style-name="ro1">
          <table:table-cell table:formula="of:=IF(RIGHT([' ;'.A461];4)=&quot;turn&quot;;&quot;Turn2&quot;;IF(RIGHT([' ;'.A461];4)=&quot;move&quot;;&quot;Move&quot;;[' ;'.A461]))" office:value-type="string" office:string-value="Turn2">
            <text:p>Turn2</text:p>
          </table:table-cell>
          <table:table-cell table:formula="of:=[' ;'.B461]" office:value-type="string" office:string-value="rleg">
            <text:p>rleg</text:p>
          </table:table-cell>
          <table:table-cell table:formula="of:=LEFT([' ;'.D461];1)&amp;&quot;_&quot;&amp;RIGHT([' ;'.D461];4)" office:value-type="string" office:string-value="x_axis">
            <text:p>x_axis</text:p>
          </table:table-cell>
          <table:table-cell table:formula="of:=ROUND(VALUE(MID([' ;'.E461];2;LEN([' ;'.E461])-2));1)" office:value-type="float" office:value="16.6">
            <text:p>16.6</text:p>
          </table:table-cell>
          <table:table-cell table:formula="of:=VALUE(MID([' ;'.G461];2;LEN([' ;'.G461])-2))" office:value-type="float" office:value="111.838465">
            <text:p>111.838465</text:p>
          </table:table-cell>
          <table:table-cell table:formula="of:=ROUND([.E461]/[.$J$1];2)" office:value-type="float" office:value="111.84">
            <text:p>111.84</text:p>
          </table:table-cell>
          <table:table-cell/>
          <table:table-cell table:formula="of:=IF(RIGHT([.A461];5)=&quot;sleep&quot;;&quot;Sleep(&quot;&amp;[.$L$1]&amp;&quot;*&quot;&amp;ROUND(VALUE([.B461]);2)/[.$M$1]&amp;&quot;)&quot;;[.A461]&amp;&quot;( &quot;&amp;[.B461]&amp;&quot;, &quot;&amp;[.C461]&amp;&quot;, &quot;&amp;[.D461]&amp;&quot;, &quot;&amp;[.$I$1]&amp;&quot;*&quot;&amp;[.F461]&amp;&quot; )&quot;)" office:value-type="string" office:string-value="Turn2( rleg, x_axis, 16.6, MOVEANIMATIONSPEED*111.84 )">
            <text:p>Turn2( rleg, x_axis, 16.6, MOVEANIMATIONSPEED*111.84 )</text:p>
          </table:table-cell>
          <table:table-cell table:number-columns-repeated="6"/>
        </table:table-row>
        <table:table-row table:style-name="ro1">
          <table:table-cell table:formula="of:=IF(RIGHT([' ;'.A462];4)=&quot;turn&quot;;&quot;Turn2&quot;;IF(RIGHT([' ;'.A462];4)=&quot;move&quot;;&quot;Move&quot;;[' ;'.A462]))" office:value-type="string" office:string-value="Turn2">
            <text:p>Turn2</text:p>
          </table:table-cell>
          <table:table-cell table:formula="of:=[' ;'.B462]" office:value-type="string" office:string-value="rshoulder">
            <text:p>rshoulder</text:p>
          </table:table-cell>
          <table:table-cell table:formula="of:=LEFT([' ;'.D462];1)&amp;&quot;_&quot;&amp;RIGHT([' ;'.D462];4)" office:value-type="string" office:string-value="x_axis">
            <text:p>x_axis</text:p>
          </table:table-cell>
          <table:table-cell table:formula="of:=ROUND(VALUE(MID([' ;'.E462];2;LEN([' ;'.E462])-2));1)" office:value-type="float" office:value="-5.8">
            <text:p>-5.8</text:p>
          </table:table-cell>
          <table:table-cell table:formula="of:=VALUE(MID([' ;'.G462];2;LEN([' ;'.G462])-2))" office:value-type="float" office:value="62.769377">
            <text:p>62.769377</text:p>
          </table:table-cell>
          <table:table-cell table:formula="of:=ROUND([.E462]/[.$J$1];2)" office:value-type="float" office:value="62.77">
            <text:p>62.77</text:p>
          </table:table-cell>
          <table:table-cell/>
          <table:table-cell table:formula="of:=IF(RIGHT([.A462];5)=&quot;sleep&quot;;&quot;Sleep(&quot;&amp;[.$L$1]&amp;&quot;*&quot;&amp;ROUND(VALUE([.B462]);2)/[.$M$1]&amp;&quot;)&quot;;[.A462]&amp;&quot;( &quot;&amp;[.B462]&amp;&quot;, &quot;&amp;[.C462]&amp;&quot;, &quot;&amp;[.D462]&amp;&quot;, &quot;&amp;[.$I$1]&amp;&quot;*&quot;&amp;[.F462]&amp;&quot; )&quot;)" office:value-type="string" office:string-value="Turn2( rshoulder, x_axis, -5.8, MOVEANIMATIONSPEED*62.77 )">
            <text:p>Turn2( rshoulder, x_axis, -5.8, MOVEANIMATIONSPEED*62.77 )</text:p>
          </table:table-cell>
          <table:table-cell table:number-columns-repeated="6"/>
        </table:table-row>
        <table:table-row table:style-name="ro1">
          <table:table-cell table:formula="of:=IF(RIGHT([' ;'.A463];4)=&quot;turn&quot;;&quot;Turn2&quot;;IF(RIGHT([' ;'.A463];4)=&quot;move&quot;;&quot;Move&quot;;[' ;'.A463]))" office:value-type="string" office:string-value="Turn2">
            <text:p>Turn2</text:p>
          </table:table-cell>
          <table:table-cell table:formula="of:=[' ;'.B463]" office:value-type="string" office:string-value="rshoulder">
            <text:p>rshoulder</text:p>
          </table:table-cell>
          <table:table-cell table:formula="of:=LEFT([' ;'.D463];1)&amp;&quot;_&quot;&amp;RIGHT([' ;'.D463];4)" office:value-type="string" office:string-value="y_axis">
            <text:p>y_axis</text:p>
          </table:table-cell>
          <table:table-cell table:formula="of:=ROUND(VALUE(MID([' ;'.E463];2;LEN([' ;'.E463])-2));1)" office:value-type="float" office:value="-0.5">
            <text:p>-0.5</text:p>
          </table:table-cell>
          <table:table-cell table:formula="of:=VALUE(MID([' ;'.G463];2;LEN([' ;'.G463])-2))" office:value-type="float" office:value="6.934997">
            <text:p>6.934997</text:p>
          </table:table-cell>
          <table:table-cell table:formula="of:=ROUND([.E463]/[.$J$1];2)" office:value-type="float" office:value="6.93">
            <text:p>6.93</text:p>
          </table:table-cell>
          <table:table-cell/>
          <table:table-cell table:formula="of:=IF(RIGHT([.A463];5)=&quot;sleep&quot;;&quot;Sleep(&quot;&amp;[.$L$1]&amp;&quot;*&quot;&amp;ROUND(VALUE([.B463]);2)/[.$M$1]&amp;&quot;)&quot;;[.A463]&amp;&quot;( &quot;&amp;[.B463]&amp;&quot;, &quot;&amp;[.C463]&amp;&quot;, &quot;&amp;[.D463]&amp;&quot;, &quot;&amp;[.$I$1]&amp;&quot;*&quot;&amp;[.F463]&amp;&quot; )&quot;)" office:value-type="string" office:string-value="Turn2( rshoulder, y_axis, -0.5, MOVEANIMATIONSPEED*6.93 )">
            <text:p>Turn2( rshoulder, y_axis, -0.5, MOVEANIMATIONSPEED*6.93 )</text:p>
          </table:table-cell>
          <table:table-cell table:number-columns-repeated="6"/>
        </table:table-row>
        <table:table-row table:style-name="ro1">
          <table:table-cell table:formula="of:=IF(RIGHT([' ;'.A464];4)=&quot;turn&quot;;&quot;Turn2&quot;;IF(RIGHT([' ;'.A464];4)=&quot;move&quot;;&quot;Move&quot;;[' ;'.A464]))" office:value-type="string" office:string-value="Turn2">
            <text:p>Turn2</text:p>
          </table:table-cell>
          <table:table-cell table:formula="of:=[' ;'.B464]" office:value-type="string" office:string-value="rthigh">
            <text:p>rthigh</text:p>
          </table:table-cell>
          <table:table-cell table:formula="of:=LEFT([' ;'.D464];1)&amp;&quot;_&quot;&amp;RIGHT([' ;'.D464];4)" office:value-type="string" office:string-value="x_axis">
            <text:p>x_axis</text:p>
          </table:table-cell>
          <table:table-cell table:formula="of:=ROUND(VALUE(MID([' ;'.E464];2;LEN([' ;'.E464])-2));1)" office:value-type="float" office:value="18">
            <text:p>18</text:p>
          </table:table-cell>
          <table:table-cell table:formula="of:=VALUE(MID([' ;'.G464];2;LEN([' ;'.G464])-2))" office:value-type="float" office:value="102.624369">
            <text:p>102.624369</text:p>
          </table:table-cell>
          <table:table-cell table:formula="of:=ROUND([.E464]/[.$J$1];2)" office:value-type="float" office:value="102.62">
            <text:p>102.62</text:p>
          </table:table-cell>
          <table:table-cell/>
          <table:table-cell table:formula="of:=IF(RIGHT([.A464];5)=&quot;sleep&quot;;&quot;Sleep(&quot;&amp;[.$L$1]&amp;&quot;*&quot;&amp;ROUND(VALUE([.B464]);2)/[.$M$1]&amp;&quot;)&quot;;[.A464]&amp;&quot;( &quot;&amp;[.B464]&amp;&quot;, &quot;&amp;[.C464]&amp;&quot;, &quot;&amp;[.D464]&amp;&quot;, &quot;&amp;[.$I$1]&amp;&quot;*&quot;&amp;[.F464]&amp;&quot; )&quot;)" office:value-type="string" office:string-value="Turn2( rthigh, x_axis, 18, MOVEANIMATIONSPEED*102.62 )">
            <text:p>Turn2( rthigh, x_axis, 18, MOVEANIMATIONSPEED*102.62 )</text:p>
          </table:table-cell>
          <table:table-cell table:number-columns-repeated="6"/>
        </table:table-row>
        <table:table-row table:style-name="ro1">
          <table:table-cell table:formula="of:=IF(RIGHT([' ;'.A465];4)=&quot;turn&quot;;&quot;Turn2&quot;;IF(RIGHT([' ;'.A465];4)=&quot;move&quot;;&quot;Move&quot;;[' ;'.A465]))" office:value-type="string" office:string-value="Turn2">
            <text:p>Turn2</text:p>
          </table:table-cell>
          <table:table-cell table:formula="of:=[' ;'.B465]" office:value-type="string" office:string-value="rwing1">
            <text:p>rwing1</text:p>
          </table:table-cell>
          <table:table-cell table:formula="of:=LEFT([' ;'.D465];1)&amp;&quot;_&quot;&amp;RIGHT([' ;'.D465];4)" office:value-type="string" office:string-value="x_axis">
            <text:p>x_axis</text:p>
          </table:table-cell>
          <table:table-cell table:formula="of:=ROUND(VALUE(MID([' ;'.E465];2;LEN([' ;'.E465])-2));1)" office:value-type="float" office:value="-59.6">
            <text:p>-59.6</text:p>
          </table:table-cell>
          <table:table-cell table:formula="of:=VALUE(MID([' ;'.G465];2;LEN([' ;'.G465])-2))" office:value-type="float" office:value="23.507496">
            <text:p>23.507496</text:p>
          </table:table-cell>
          <table:table-cell table:formula="of:=ROUND([.E465]/[.$J$1];2)" office:value-type="float" office:value="23.51">
            <text:p>23.51</text:p>
          </table:table-cell>
          <table:table-cell/>
          <table:table-cell table:formula="of:=IF(RIGHT([.A465];5)=&quot;sleep&quot;;&quot;Sleep(&quot;&amp;[.$L$1]&amp;&quot;*&quot;&amp;ROUND(VALUE([.B465]);2)/[.$M$1]&amp;&quot;)&quot;;[.A465]&amp;&quot;( &quot;&amp;[.B465]&amp;&quot;, &quot;&amp;[.C465]&amp;&quot;, &quot;&amp;[.D465]&amp;&quot;, &quot;&amp;[.$I$1]&amp;&quot;*&quot;&amp;[.F465]&amp;&quot; )&quot;)" office:value-type="string" office:string-value="Turn2( rwing1, x_axis, -59.6, MOVEANIMATIONSPEED*23.51 )">
            <text:p>Turn2( rwing1, x_axis, -59.6, MOVEANIMATIONSPEED*23.51 )</text:p>
          </table:table-cell>
          <table:table-cell table:number-columns-repeated="6"/>
        </table:table-row>
        <table:table-row table:style-name="ro1">
          <table:table-cell table:formula="of:=IF(RIGHT([' ;'.A466];4)=&quot;turn&quot;;&quot;Turn2&quot;;IF(RIGHT([' ;'.A466];4)=&quot;move&quot;;&quot;Move&quot;;[' ;'.A466]))" office:value-type="string" office:string-value="Turn2">
            <text:p>Turn2</text:p>
          </table:table-cell>
          <table:table-cell table:formula="of:=[' ;'.B466]" office:value-type="string" office:string-value="rwing1">
            <text:p>rwing1</text:p>
          </table:table-cell>
          <table:table-cell table:formula="of:=LEFT([' ;'.D466];1)&amp;&quot;_&quot;&amp;RIGHT([' ;'.D466];4)" office:value-type="string" office:string-value="z_axis">
            <text:p>z_axis</text:p>
          </table:table-cell>
          <table:table-cell table:formula="of:=ROUND(VALUE(MID([' ;'.E466];2;LEN([' ;'.E466])-2));1)" office:value-type="float" office:value="-12">
            <text:p>-12</text:p>
          </table:table-cell>
          <table:table-cell table:formula="of:=VALUE(MID([' ;'.G466];2;LEN([' ;'.G466])-2))" office:value-type="float" office:value="25.131041">
            <text:p>25.131041</text:p>
          </table:table-cell>
          <table:table-cell table:formula="of:=ROUND([.E466]/[.$J$1];2)" office:value-type="float" office:value="25.13">
            <text:p>25.13</text:p>
          </table:table-cell>
          <table:table-cell/>
          <table:table-cell table:formula="of:=IF(RIGHT([.A466];5)=&quot;sleep&quot;;&quot;Sleep(&quot;&amp;[.$L$1]&amp;&quot;*&quot;&amp;ROUND(VALUE([.B466]);2)/[.$M$1]&amp;&quot;)&quot;;[.A466]&amp;&quot;( &quot;&amp;[.B466]&amp;&quot;, &quot;&amp;[.C466]&amp;&quot;, &quot;&amp;[.D466]&amp;&quot;, &quot;&amp;[.$I$1]&amp;&quot;*&quot;&amp;[.F466]&amp;&quot; )&quot;)" office:value-type="string" office:string-value="Turn2( rwing1, z_axis, -12, MOVEANIMATIONSPEED*25.13 )">
            <text:p>Turn2( rwing1, z_axis, -12, MOVEANIMATIONSPEED*25.13 )</text:p>
          </table:table-cell>
          <table:table-cell table:number-columns-repeated="6"/>
        </table:table-row>
        <table:table-row table:style-name="ro1">
          <table:table-cell table:formula="of:=IF(RIGHT([' ;'.A467];4)=&quot;turn&quot;;&quot;Turn2&quot;;IF(RIGHT([' ;'.A467];4)=&quot;move&quot;;&quot;Move&quot;;[' ;'.A467]))" office:value-type="string" office:string-value="Turn2">
            <text:p>Turn2</text:p>
          </table:table-cell>
          <table:table-cell table:formula="of:=[' ;'.B467]" office:value-type="string" office:string-value="rwing1">
            <text:p>rwing1</text:p>
          </table:table-cell>
          <table:table-cell table:formula="of:=LEFT([' ;'.D467];1)&amp;&quot;_&quot;&amp;RIGHT([' ;'.D467];4)" office:value-type="string" office:string-value="y_axis">
            <text:p>y_axis</text:p>
          </table:table-cell>
          <table:table-cell table:formula="of:=ROUND(VALUE(MID([' ;'.E467];2;LEN([' ;'.E467])-2));1)" office:value-type="float" office:value="22.9">
            <text:p>22.9</text:p>
          </table:table-cell>
          <table:table-cell table:formula="of:=VALUE(MID([' ;'.G467];2;LEN([' ;'.G467])-2))" office:value-type="float" office:value="2.486633">
            <text:p>2.486633</text:p>
          </table:table-cell>
          <table:table-cell table:formula="of:=ROUND([.E467]/[.$J$1];2)" office:value-type="float" office:value="2.49">
            <text:p>2.49</text:p>
          </table:table-cell>
          <table:table-cell/>
          <table:table-cell table:formula="of:=IF(RIGHT([.A467];5)=&quot;sleep&quot;;&quot;Sleep(&quot;&amp;[.$L$1]&amp;&quot;*&quot;&amp;ROUND(VALUE([.B467]);2)/[.$M$1]&amp;&quot;)&quot;;[.A467]&amp;&quot;( &quot;&amp;[.B467]&amp;&quot;, &quot;&amp;[.C467]&amp;&quot;, &quot;&amp;[.D467]&amp;&quot;, &quot;&amp;[.$I$1]&amp;&quot;*&quot;&amp;[.F467]&amp;&quot; )&quot;)" office:value-type="string" office:string-value="Turn2( rwing1, y_axis, 22.9, MOVEANIMATIONSPEED*2.49 )">
            <text:p>Turn2( rwing1, y_axis, 22.9, MOVEANIMATIONSPEED*2.49 )</text:p>
          </table:table-cell>
          <table:table-cell table:number-columns-repeated="6"/>
        </table:table-row>
        <table:table-row table:style-name="ro1">
          <table:table-cell table:formula="of:=IF(RIGHT([' ;'.A468];4)=&quot;turn&quot;;&quot;Turn2&quot;;IF(RIGHT([' ;'.A468];4)=&quot;move&quot;;&quot;Move&quot;;[' ;'.A468]))" office:value-type="string" office:string-value="Turn2">
            <text:p>Turn2</text:p>
          </table:table-cell>
          <table:table-cell table:formula="of:=[' ;'.B468]" office:value-type="string" office:string-value="rwing2">
            <text:p>rwing2</text:p>
          </table:table-cell>
          <table:table-cell table:formula="of:=LEFT([' ;'.D468];1)&amp;&quot;_&quot;&amp;RIGHT([' ;'.D468];4)" office:value-type="string" office:string-value="x_axis">
            <text:p>x_axis</text:p>
          </table:table-cell>
          <table:table-cell table:formula="of:=ROUND(VALUE(MID([' ;'.E468];2;LEN([' ;'.E468])-2));1)" office:value-type="float" office:value="88.5">
            <text:p>88.5</text:p>
          </table:table-cell>
          <table:table-cell table:formula="of:=VALUE(MID([' ;'.G468];2;LEN([' ;'.G468])-2))" office:value-type="float" office:value="12.891231">
            <text:p>12.891231</text:p>
          </table:table-cell>
          <table:table-cell table:formula="of:=ROUND([.E468]/[.$J$1];2)" office:value-type="float" office:value="12.89">
            <text:p>12.89</text:p>
          </table:table-cell>
          <table:table-cell/>
          <table:table-cell table:formula="of:=IF(RIGHT([.A468];5)=&quot;sleep&quot;;&quot;Sleep(&quot;&amp;[.$L$1]&amp;&quot;*&quot;&amp;ROUND(VALUE([.B468]);2)/[.$M$1]&amp;&quot;)&quot;;[.A468]&amp;&quot;( &quot;&amp;[.B468]&amp;&quot;, &quot;&amp;[.C468]&amp;&quot;, &quot;&amp;[.D468]&amp;&quot;, &quot;&amp;[.$I$1]&amp;&quot;*&quot;&amp;[.F468]&amp;&quot; )&quot;)" office:value-type="string" office:string-value="Turn2( rwing2, x_axis, 88.5, MOVEANIMATIONSPEED*12.89 )">
            <text:p>Turn2( rwing2, x_axis, 88.5, MOVEANIMATIONSPEED*12.89 )</text:p>
          </table:table-cell>
          <table:table-cell table:number-columns-repeated="6"/>
        </table:table-row>
        <table:table-row table:style-name="ro1">
          <table:table-cell table:formula="of:=IF(RIGHT([' ;'.A469];4)=&quot;turn&quot;;&quot;Turn2&quot;;IF(RIGHT([' ;'.A469];4)=&quot;move&quot;;&quot;Move&quot;;[' ;'.A469]))" office:value-type="string" office:string-value="Turn2">
            <text:p>Turn2</text:p>
          </table:table-cell>
          <table:table-cell table:formula="of:=[' ;'.B469]" office:value-type="string" office:string-value="rwing2">
            <text:p>rwing2</text:p>
          </table:table-cell>
          <table:table-cell table:formula="of:=LEFT([' ;'.D469];1)&amp;&quot;_&quot;&amp;RIGHT([' ;'.D469];4)" office:value-type="string" office:string-value="z_axis">
            <text:p>z_axis</text:p>
          </table:table-cell>
          <table:table-cell table:formula="of:=ROUND(VALUE(MID([' ;'.E469];2;LEN([' ;'.E469])-2));1)" office:value-type="float" office:value="-35.3">
            <text:p>-35.3</text:p>
          </table:table-cell>
          <table:table-cell table:formula="of:=VALUE(MID([' ;'.G469];2;LEN([' ;'.G469])-2))" office:value-type="float" office:value="25.44698">
            <text:p>25.44698</text:p>
          </table:table-cell>
          <table:table-cell table:formula="of:=ROUND([.E469]/[.$J$1];2)" office:value-type="float" office:value="25.45">
            <text:p>25.45</text:p>
          </table:table-cell>
          <table:table-cell/>
          <table:table-cell table:formula="of:=IF(RIGHT([.A469];5)=&quot;sleep&quot;;&quot;Sleep(&quot;&amp;[.$L$1]&amp;&quot;*&quot;&amp;ROUND(VALUE([.B469]);2)/[.$M$1]&amp;&quot;)&quot;;[.A469]&amp;&quot;( &quot;&amp;[.B469]&amp;&quot;, &quot;&amp;[.C469]&amp;&quot;, &quot;&amp;[.D469]&amp;&quot;, &quot;&amp;[.$I$1]&amp;&quot;*&quot;&amp;[.F469]&amp;&quot; )&quot;)" office:value-type="string" office:string-value="Turn2( rwing2, z_axis, -35.3, MOVEANIMATIONSPEED*25.45 )">
            <text:p>Turn2( rwing2, z_axis, -35.3, MOVEANIMATIONSPEED*25.45 )</text:p>
          </table:table-cell>
          <table:table-cell table:number-columns-repeated="6"/>
        </table:table-row>
        <table:table-row table:style-name="ro1">
          <table:table-cell table:formula="of:=IF(RIGHT([' ;'.A470];4)=&quot;turn&quot;;&quot;Turn2&quot;;IF(RIGHT([' ;'.A470];4)=&quot;move&quot;;&quot;Move&quot;;[' ;'.A470]))" office:value-type="string" office:string-value="Turn2">
            <text:p>Turn2</text:p>
          </table:table-cell>
          <table:table-cell table:formula="of:=[' ;'.B470]" office:value-type="string" office:string-value="rwing2">
            <text:p>rwing2</text:p>
          </table:table-cell>
          <table:table-cell table:formula="of:=LEFT([' ;'.D470];1)&amp;&quot;_&quot;&amp;RIGHT([' ;'.D470];4)" office:value-type="string" office:string-value="y_axis">
            <text:p>y_axis</text:p>
          </table:table-cell>
          <table:table-cell table:formula="of:=ROUND(VALUE(MID([' ;'.E470];2;LEN([' ;'.E470])-2));1)" office:value-type="float" office:value="12.2">
            <text:p>12.2</text:p>
          </table:table-cell>
          <table:table-cell table:formula="of:=VALUE(MID([' ;'.G470];2;LEN([' ;'.G470])-2))" office:value-type="float" office:value="38.924599">
            <text:p>38.924599</text:p>
          </table:table-cell>
          <table:table-cell table:formula="of:=ROUND([.E470]/[.$J$1];2)" office:value-type="float" office:value="38.92">
            <text:p>38.92</text:p>
          </table:table-cell>
          <table:table-cell/>
          <table:table-cell table:formula="of:=IF(RIGHT([.A470];5)=&quot;sleep&quot;;&quot;Sleep(&quot;&amp;[.$L$1]&amp;&quot;*&quot;&amp;ROUND(VALUE([.B470]);2)/[.$M$1]&amp;&quot;)&quot;;[.A470]&amp;&quot;( &quot;&amp;[.B470]&amp;&quot;, &quot;&amp;[.C470]&amp;&quot;, &quot;&amp;[.D470]&amp;&quot;, &quot;&amp;[.$I$1]&amp;&quot;*&quot;&amp;[.F470]&amp;&quot; )&quot;)" office:value-type="string" office:string-value="Turn2( rwing2, y_axis, 12.2, MOVEANIMATIONSPEED*38.92 )">
            <text:p>Turn2( rwing2, y_axis, 12.2, MOVEANIMATIONSPEED*38.92 )</text:p>
          </table:table-cell>
          <table:table-cell table:number-columns-repeated="6"/>
        </table:table-row>
        <table:table-row table:style-name="ro1">
          <table:table-cell table:formula="of:=IF(RIGHT([' ;'.A471];4)=&quot;turn&quot;;&quot;Turn2&quot;;IF(RIGHT([' ;'.A471];4)=&quot;move&quot;;&quot;Move&quot;;[' ;'.A471]))" office:value-type="string" office:string-value="Turn2">
            <text:p>Turn2</text:p>
          </table:table-cell>
          <table:table-cell table:formula="of:=[' ;'.B471]" office:value-type="string" office:string-value="rwing31">
            <text:p>rwing31</text:p>
          </table:table-cell>
          <table:table-cell table:formula="of:=LEFT([' ;'.D471];1)&amp;&quot;_&quot;&amp;RIGHT([' ;'.D471];4)" office:value-type="string" office:string-value="z_axis">
            <text:p>z_axis</text:p>
          </table:table-cell>
          <table:table-cell table:formula="of:=ROUND(VALUE(MID([' ;'.E471];2;LEN([' ;'.E471])-2));1)" office:value-type="float" office:value="13.3">
            <text:p>13.3</text:p>
          </table:table-cell>
          <table:table-cell table:formula="of:=VALUE(MID([' ;'.G471];2;LEN([' ;'.G471])-2))" office:value-type="float" office:value="9.940973">
            <text:p>9.940973</text:p>
          </table:table-cell>
          <table:table-cell table:formula="of:=ROUND([.E471]/[.$J$1];2)" office:value-type="float" office:value="9.94">
            <text:p>9.94</text:p>
          </table:table-cell>
          <table:table-cell/>
          <table:table-cell table:formula="of:=IF(RIGHT([.A471];5)=&quot;sleep&quot;;&quot;Sleep(&quot;&amp;[.$L$1]&amp;&quot;*&quot;&amp;ROUND(VALUE([.B471]);2)/[.$M$1]&amp;&quot;)&quot;;[.A471]&amp;&quot;( &quot;&amp;[.B471]&amp;&quot;, &quot;&amp;[.C471]&amp;&quot;, &quot;&amp;[.D471]&amp;&quot;, &quot;&amp;[.$I$1]&amp;&quot;*&quot;&amp;[.F471]&amp;&quot; )&quot;)" office:value-type="string" office:string-value="Turn2( rwing31, z_axis, 13.3, MOVEANIMATIONSPEED*9.94 )">
            <text:p>Turn2( rwing31, z_axis, 13.3, MOVEANIMATIONSPEED*9.94 )</text:p>
          </table:table-cell>
          <table:table-cell table:number-columns-repeated="6"/>
        </table:table-row>
        <table:table-row table:style-name="ro1">
          <table:table-cell table:formula="of:=IF(RIGHT([' ;'.A472];4)=&quot;turn&quot;;&quot;Turn2&quot;;IF(RIGHT([' ;'.A472];4)=&quot;move&quot;;&quot;Move&quot;;[' ;'.A472]))" office:value-type="string" office:string-value="Turn2">
            <text:p>Turn2</text:p>
          </table:table-cell>
          <table:table-cell table:formula="of:=[' ;'.B472]" office:value-type="string" office:string-value="rwing31">
            <text:p>rwing31</text:p>
          </table:table-cell>
          <table:table-cell table:formula="of:=LEFT([' ;'.D472];1)&amp;&quot;_&quot;&amp;RIGHT([' ;'.D472];4)" office:value-type="string" office:string-value="y_axis">
            <text:p>y_axis</text:p>
          </table:table-cell>
          <table:table-cell table:formula="of:=ROUND(VALUE(MID([' ;'.E472];2;LEN([' ;'.E472])-2));1)" office:value-type="float" office:value="12">
            <text:p>12</text:p>
          </table:table-cell>
          <table:table-cell table:formula="of:=VALUE(MID([' ;'.G472];2;LEN([' ;'.G472])-2))" office:value-type="float" office:value="19.538704">
            <text:p>19.538704</text:p>
          </table:table-cell>
          <table:table-cell table:formula="of:=ROUND([.E472]/[.$J$1];2)" office:value-type="float" office:value="19.54">
            <text:p>19.54</text:p>
          </table:table-cell>
          <table:table-cell/>
          <table:table-cell table:formula="of:=IF(RIGHT([.A472];5)=&quot;sleep&quot;;&quot;Sleep(&quot;&amp;[.$L$1]&amp;&quot;*&quot;&amp;ROUND(VALUE([.B472]);2)/[.$M$1]&amp;&quot;)&quot;;[.A472]&amp;&quot;( &quot;&amp;[.B472]&amp;&quot;, &quot;&amp;[.C472]&amp;&quot;, &quot;&amp;[.D472]&amp;&quot;, &quot;&amp;[.$I$1]&amp;&quot;*&quot;&amp;[.F472]&amp;&quot; )&quot;)" office:value-type="string" office:string-value="Turn2( rwing31, y_axis, 12, MOVEANIMATIONSPEED*19.54 )">
            <text:p>Turn2( rwing31, y_axis, 12, MOVEANIMATIONSPEED*19.54 )</text:p>
          </table:table-cell>
          <table:table-cell table:number-columns-repeated="6"/>
        </table:table-row>
        <table:table-row table:style-name="ro1">
          <table:table-cell table:formula="of:=IF(RIGHT([' ;'.A473];4)=&quot;turn&quot;;&quot;Turn2&quot;;IF(RIGHT([' ;'.A473];4)=&quot;move&quot;;&quot;Move&quot;;[' ;'.A473]))" office:value-type="string" office:string-value="Turn2">
            <text:p>Turn2</text:p>
          </table:table-cell>
          <table:table-cell table:formula="of:=[' ;'.B473]" office:value-type="string" office:string-value="rwing32">
            <text:p>rwing32</text:p>
          </table:table-cell>
          <table:table-cell table:formula="of:=LEFT([' ;'.D473];1)&amp;&quot;_&quot;&amp;RIGHT([' ;'.D473];4)" office:value-type="string" office:string-value="z_axis">
            <text:p>z_axis</text:p>
          </table:table-cell>
          <table:table-cell table:formula="of:=ROUND(VALUE(MID([' ;'.E473];2;LEN([' ;'.E473])-2));1)" office:value-type="float" office:value="13.4">
            <text:p>13.4</text:p>
          </table:table-cell>
          <table:table-cell table:formula="of:=VALUE(MID([' ;'.G473];2;LEN([' ;'.G473])-2))" office:value-type="float" office:value="10.169891">
            <text:p>10.169891</text:p>
          </table:table-cell>
          <table:table-cell table:formula="of:=ROUND([.E473]/[.$J$1];2)" office:value-type="float" office:value="10.17">
            <text:p>10.17</text:p>
          </table:table-cell>
          <table:table-cell/>
          <table:table-cell table:formula="of:=IF(RIGHT([.A473];5)=&quot;sleep&quot;;&quot;Sleep(&quot;&amp;[.$L$1]&amp;&quot;*&quot;&amp;ROUND(VALUE([.B473]);2)/[.$M$1]&amp;&quot;)&quot;;[.A473]&amp;&quot;( &quot;&amp;[.B473]&amp;&quot;, &quot;&amp;[.C473]&amp;&quot;, &quot;&amp;[.D473]&amp;&quot;, &quot;&amp;[.$I$1]&amp;&quot;*&quot;&amp;[.F473]&amp;&quot; )&quot;)" office:value-type="string" office:string-value="Turn2( rwing32, z_axis, 13.4, MOVEANIMATIONSPEED*10.17 )">
            <text:p>Turn2( rwing32, z_axis, 13.4, MOVEANIMATIONSPEED*10.17 )</text:p>
          </table:table-cell>
          <table:table-cell table:number-columns-repeated="6"/>
        </table:table-row>
        <table:table-row table:style-name="ro1">
          <table:table-cell table:formula="of:=IF(RIGHT([' ;'.A474];4)=&quot;turn&quot;;&quot;Turn2&quot;;IF(RIGHT([' ;'.A474];4)=&quot;move&quot;;&quot;Move&quot;;[' ;'.A474]))" office:value-type="string" office:string-value="Turn2">
            <text:p>Turn2</text:p>
          </table:table-cell>
          <table:table-cell table:formula="of:=[' ;'.B474]" office:value-type="string" office:string-value="rwing32">
            <text:p>rwing32</text:p>
          </table:table-cell>
          <table:table-cell table:formula="of:=LEFT([' ;'.D474];1)&amp;&quot;_&quot;&amp;RIGHT([' ;'.D474];4)" office:value-type="string" office:string-value="y_axis">
            <text:p>y_axis</text:p>
          </table:table-cell>
          <table:table-cell table:formula="of:=ROUND(VALUE(MID([' ;'.E474];2;LEN([' ;'.E474])-2));1)" office:value-type="float" office:value="12.2">
            <text:p>12.2</text:p>
          </table:table-cell>
          <table:table-cell table:formula="of:=VALUE(MID([' ;'.G474];2;LEN([' ;'.G474])-2))" office:value-type="float" office:value="19.731815">
            <text:p>19.731815</text:p>
          </table:table-cell>
          <table:table-cell table:formula="of:=ROUND([.E474]/[.$J$1];2)" office:value-type="float" office:value="19.73">
            <text:p>19.73</text:p>
          </table:table-cell>
          <table:table-cell/>
          <table:table-cell table:formula="of:=IF(RIGHT([.A474];5)=&quot;sleep&quot;;&quot;Sleep(&quot;&amp;[.$L$1]&amp;&quot;*&quot;&amp;ROUND(VALUE([.B474]);2)/[.$M$1]&amp;&quot;)&quot;;[.A474]&amp;&quot;( &quot;&amp;[.B474]&amp;&quot;, &quot;&amp;[.C474]&amp;&quot;, &quot;&amp;[.D474]&amp;&quot;, &quot;&amp;[.$I$1]&amp;&quot;*&quot;&amp;[.F474]&amp;&quot; )&quot;)" office:value-type="string" office:string-value="Turn2( rwing32, y_axis, 12.2, MOVEANIMATIONSPEED*19.73 )">
            <text:p>Turn2( rwing32, y_axis, 12.2, MOVEANIMATIONSPEED*19.73 )</text:p>
          </table:table-cell>
          <table:table-cell table:number-columns-repeated="6"/>
        </table:table-row>
        <table:table-row table:style-name="ro1">
          <table:table-cell table:formula="of:=IF(RIGHT([' ;'.A475];4)=&quot;turn&quot;;&quot;Turn2&quot;;IF(RIGHT([' ;'.A475];4)=&quot;move&quot;;&quot;Move&quot;;[' ;'.A475]))" office:value-type="string" office:string-value="Turn2">
            <text:p>Turn2</text:p>
          </table:table-cell>
          <table:table-cell table:formula="of:=[' ;'.B475]" office:value-type="string" office:string-value="rwing41">
            <text:p>rwing41</text:p>
          </table:table-cell>
          <table:table-cell table:formula="of:=LEFT([' ;'.D475];1)&amp;&quot;_&quot;&amp;RIGHT([' ;'.D475];4)" office:value-type="string" office:string-value="z_axis">
            <text:p>z_axis</text:p>
          </table:table-cell>
          <table:table-cell table:formula="of:=ROUND(VALUE(MID([' ;'.E475];2;LEN([' ;'.E475])-2));1)" office:value-type="float" office:value="13.3">
            <text:p>13.3</text:p>
          </table:table-cell>
          <table:table-cell table:formula="of:=VALUE(MID([' ;'.G475];2;LEN([' ;'.G475])-2))" office:value-type="float" office:value="9.940973">
            <text:p>9.940973</text:p>
          </table:table-cell>
          <table:table-cell table:formula="of:=ROUND([.E475]/[.$J$1];2)" office:value-type="float" office:value="9.94">
            <text:p>9.94</text:p>
          </table:table-cell>
          <table:table-cell/>
          <table:table-cell table:formula="of:=IF(RIGHT([.A475];5)=&quot;sleep&quot;;&quot;Sleep(&quot;&amp;[.$L$1]&amp;&quot;*&quot;&amp;ROUND(VALUE([.B475]);2)/[.$M$1]&amp;&quot;)&quot;;[.A475]&amp;&quot;( &quot;&amp;[.B475]&amp;&quot;, &quot;&amp;[.C475]&amp;&quot;, &quot;&amp;[.D475]&amp;&quot;, &quot;&amp;[.$I$1]&amp;&quot;*&quot;&amp;[.F475]&amp;&quot; )&quot;)" office:value-type="string" office:string-value="Turn2( rwing41, z_axis, 13.3, MOVEANIMATIONSPEED*9.94 )">
            <text:p>Turn2( rwing41, z_axis, 13.3, MOVEANIMATIONSPEED*9.94 )</text:p>
          </table:table-cell>
          <table:table-cell table:number-columns-repeated="6"/>
        </table:table-row>
        <table:table-row table:style-name="ro1">
          <table:table-cell table:formula="of:=IF(RIGHT([' ;'.A476];4)=&quot;turn&quot;;&quot;Turn2&quot;;IF(RIGHT([' ;'.A476];4)=&quot;move&quot;;&quot;Move&quot;;[' ;'.A476]))" office:value-type="string" office:string-value="Turn2">
            <text:p>Turn2</text:p>
          </table:table-cell>
          <table:table-cell table:formula="of:=[' ;'.B476]" office:value-type="string" office:string-value="rwing41">
            <text:p>rwing41</text:p>
          </table:table-cell>
          <table:table-cell table:formula="of:=LEFT([' ;'.D476];1)&amp;&quot;_&quot;&amp;RIGHT([' ;'.D476];4)" office:value-type="string" office:string-value="y_axis">
            <text:p>y_axis</text:p>
          </table:table-cell>
          <table:table-cell table:formula="of:=ROUND(VALUE(MID([' ;'.E476];2;LEN([' ;'.E476])-2));1)" office:value-type="float" office:value="12">
            <text:p>12</text:p>
          </table:table-cell>
          <table:table-cell table:formula="of:=VALUE(MID([' ;'.G476];2;LEN([' ;'.G476])-2))" office:value-type="float" office:value="19.538704">
            <text:p>19.538704</text:p>
          </table:table-cell>
          <table:table-cell table:formula="of:=ROUND([.E476]/[.$J$1];2)" office:value-type="float" office:value="19.54">
            <text:p>19.54</text:p>
          </table:table-cell>
          <table:table-cell/>
          <table:table-cell table:formula="of:=IF(RIGHT([.A476];5)=&quot;sleep&quot;;&quot;Sleep(&quot;&amp;[.$L$1]&amp;&quot;*&quot;&amp;ROUND(VALUE([.B476]);2)/[.$M$1]&amp;&quot;)&quot;;[.A476]&amp;&quot;( &quot;&amp;[.B476]&amp;&quot;, &quot;&amp;[.C476]&amp;&quot;, &quot;&amp;[.D476]&amp;&quot;, &quot;&amp;[.$I$1]&amp;&quot;*&quot;&amp;[.F476]&amp;&quot; )&quot;)" office:value-type="string" office:string-value="Turn2( rwing41, y_axis, 12, MOVEANIMATIONSPEED*19.54 )">
            <text:p>Turn2( rwing41, y_axis, 12, MOVEANIMATIONSPEED*19.54 )</text:p>
          </table:table-cell>
          <table:table-cell table:number-columns-repeated="6"/>
        </table:table-row>
        <table:table-row table:style-name="ro1">
          <table:table-cell table:formula="of:=IF(RIGHT([' ;'.A477];4)=&quot;turn&quot;;&quot;Turn2&quot;;IF(RIGHT([' ;'.A477];4)=&quot;move&quot;;&quot;Move&quot;;[' ;'.A477]))" office:value-type="string" office:string-value="Turn2">
            <text:p>Turn2</text:p>
          </table:table-cell>
          <table:table-cell table:formula="of:=[' ;'.B477]" office:value-type="string" office:string-value="rwing42">
            <text:p>rwing42</text:p>
          </table:table-cell>
          <table:table-cell table:formula="of:=LEFT([' ;'.D477];1)&amp;&quot;_&quot;&amp;RIGHT([' ;'.D477];4)" office:value-type="string" office:string-value="z_axis">
            <text:p>z_axis</text:p>
          </table:table-cell>
          <table:table-cell table:formula="of:=ROUND(VALUE(MID([' ;'.E477];2;LEN([' ;'.E477])-2));1)" office:value-type="float" office:value="13">
            <text:p>13</text:p>
          </table:table-cell>
          <table:table-cell table:formula="of:=VALUE(MID([' ;'.G477];2;LEN([' ;'.G477])-2))" office:value-type="float" office:value="9.307699">
            <text:p>9.307699</text:p>
          </table:table-cell>
          <table:table-cell table:formula="of:=ROUND([.E477]/[.$J$1];2)" office:value-type="float" office:value="9.31">
            <text:p>9.31</text:p>
          </table:table-cell>
          <table:table-cell/>
          <table:table-cell table:formula="of:=IF(RIGHT([.A477];5)=&quot;sleep&quot;;&quot;Sleep(&quot;&amp;[.$L$1]&amp;&quot;*&quot;&amp;ROUND(VALUE([.B477]);2)/[.$M$1]&amp;&quot;)&quot;;[.A477]&amp;&quot;( &quot;&amp;[.B477]&amp;&quot;, &quot;&amp;[.C477]&amp;&quot;, &quot;&amp;[.D477]&amp;&quot;, &quot;&amp;[.$I$1]&amp;&quot;*&quot;&amp;[.F477]&amp;&quot; )&quot;)" office:value-type="string" office:string-value="Turn2( rwing42, z_axis, 13, MOVEANIMATIONSPEED*9.31 )">
            <text:p>Turn2( rwing42, z_axis, 13, MOVEANIMATIONSPEED*9.31 )</text:p>
          </table:table-cell>
          <table:table-cell table:number-columns-repeated="6"/>
        </table:table-row>
        <table:table-row table:style-name="ro1">
          <table:table-cell table:formula="of:=IF(RIGHT([' ;'.A478];4)=&quot;turn&quot;;&quot;Turn2&quot;;IF(RIGHT([' ;'.A478];4)=&quot;move&quot;;&quot;Move&quot;;[' ;'.A478]))" office:value-type="string" office:string-value="Turn2">
            <text:p>Turn2</text:p>
          </table:table-cell>
          <table:table-cell table:formula="of:=[' ;'.B478]" office:value-type="string" office:string-value="rwing42">
            <text:p>rwing42</text:p>
          </table:table-cell>
          <table:table-cell table:formula="of:=LEFT([' ;'.D478];1)&amp;&quot;_&quot;&amp;RIGHT([' ;'.D478];4)" office:value-type="string" office:string-value="y_axis">
            <text:p>y_axis</text:p>
          </table:table-cell>
          <table:table-cell table:formula="of:=ROUND(VALUE(MID([' ;'.E478];2;LEN([' ;'.E478])-2));1)" office:value-type="float" office:value="11.3">
            <text:p>11.3</text:p>
          </table:table-cell>
          <table:table-cell table:formula="of:=VALUE(MID([' ;'.G478];2;LEN([' ;'.G478])-2))" office:value-type="float" office:value="18.980195">
            <text:p>18.980195</text:p>
          </table:table-cell>
          <table:table-cell table:formula="of:=ROUND([.E478]/[.$J$1];2)" office:value-type="float" office:value="18.98">
            <text:p>18.98</text:p>
          </table:table-cell>
          <table:table-cell/>
          <table:table-cell table:formula="of:=IF(RIGHT([.A478];5)=&quot;sleep&quot;;&quot;Sleep(&quot;&amp;[.$L$1]&amp;&quot;*&quot;&amp;ROUND(VALUE([.B478]);2)/[.$M$1]&amp;&quot;)&quot;;[.A478]&amp;&quot;( &quot;&amp;[.B478]&amp;&quot;, &quot;&amp;[.C478]&amp;&quot;, &quot;&amp;[.D478]&amp;&quot;, &quot;&amp;[.$I$1]&amp;&quot;*&quot;&amp;[.F478]&amp;&quot; )&quot;)" office:value-type="string" office:string-value="Turn2( rwing42, y_axis, 11.3, MOVEANIMATIONSPEED*18.98 )">
            <text:p>Turn2( rwing42, y_axis, 11.3, MOVEANIMATIONSPEED*18.98 )</text:p>
          </table:table-cell>
          <table:table-cell table:number-columns-repeated="6"/>
        </table:table-row>
        <table:table-row table:style-name="ro1">
          <table:table-cell table:formula="of:=IF(RIGHT([' ;'.A479];4)=&quot;turn&quot;;&quot;Turn2&quot;;IF(RIGHT([' ;'.A479];4)=&quot;move&quot;;&quot;Move&quot;;[' ;'.A479]))" office:value-type="string" office:string-value="Turn2">
            <text:p>Turn2</text:p>
          </table:table-cell>
          <table:table-cell table:formula="of:=[' ;'.B479]" office:value-type="string" office:string-value="rwing43">
            <text:p>rwing43</text:p>
          </table:table-cell>
          <table:table-cell table:formula="of:=LEFT([' ;'.D479];1)&amp;&quot;_&quot;&amp;RIGHT([' ;'.D479];4)" office:value-type="string" office:string-value="z_axis">
            <text:p>z_axis</text:p>
          </table:table-cell>
          <table:table-cell table:formula="of:=ROUND(VALUE(MID([' ;'.E479];2;LEN([' ;'.E479])-2));1)" office:value-type="float" office:value="12.2">
            <text:p>12.2</text:p>
          </table:table-cell>
          <table:table-cell table:formula="of:=VALUE(MID([' ;'.G479];2;LEN([' ;'.G479])-2))" office:value-type="float" office:value="7.865996">
            <text:p>7.865996</text:p>
          </table:table-cell>
          <table:table-cell table:formula="of:=ROUND([.E479]/[.$J$1];2)" office:value-type="float" office:value="7.87">
            <text:p>7.87</text:p>
          </table:table-cell>
          <table:table-cell/>
          <table:table-cell table:formula="of:=IF(RIGHT([.A479];5)=&quot;sleep&quot;;&quot;Sleep(&quot;&amp;[.$L$1]&amp;&quot;*&quot;&amp;ROUND(VALUE([.B479]);2)/[.$M$1]&amp;&quot;)&quot;;[.A479]&amp;&quot;( &quot;&amp;[.B479]&amp;&quot;, &quot;&amp;[.C479]&amp;&quot;, &quot;&amp;[.D479]&amp;&quot;, &quot;&amp;[.$I$1]&amp;&quot;*&quot;&amp;[.F479]&amp;&quot; )&quot;)" office:value-type="string" office:string-value="Turn2( rwing43, z_axis, 12.2, MOVEANIMATIONSPEED*7.87 )">
            <text:p>Turn2( rwing43, z_axis, 12.2, MOVEANIMATIONSPEED*7.87 )</text:p>
          </table:table-cell>
          <table:table-cell table:number-columns-repeated="6"/>
        </table:table-row>
        <table:table-row table:style-name="ro1">
          <table:table-cell table:formula="of:=IF(RIGHT([' ;'.A480];4)=&quot;turn&quot;;&quot;Turn2&quot;;IF(RIGHT([' ;'.A480];4)=&quot;move&quot;;&quot;Move&quot;;[' ;'.A480]))" office:value-type="string" office:string-value="Turn2">
            <text:p>Turn2</text:p>
          </table:table-cell>
          <table:table-cell table:formula="of:=[' ;'.B480]" office:value-type="string" office:string-value="rwing43">
            <text:p>rwing43</text:p>
          </table:table-cell>
          <table:table-cell table:formula="of:=LEFT([' ;'.D480];1)&amp;&quot;_&quot;&amp;RIGHT([' ;'.D480];4)" office:value-type="string" office:string-value="y_axis">
            <text:p>y_axis</text:p>
          </table:table-cell>
          <table:table-cell table:formula="of:=ROUND(VALUE(MID([' ;'.E480];2;LEN([' ;'.E480])-2));1)" office:value-type="float" office:value="9.9">
            <text:p>9.9</text:p>
          </table:table-cell>
          <table:table-cell table:formula="of:=VALUE(MID([' ;'.G480];2;LEN([' ;'.G480])-2))" office:value-type="float" office:value="17.562632">
            <text:p>17.562632</text:p>
          </table:table-cell>
          <table:table-cell table:formula="of:=ROUND([.E480]/[.$J$1];2)" office:value-type="float" office:value="17.56">
            <text:p>17.56</text:p>
          </table:table-cell>
          <table:table-cell/>
          <table:table-cell table:formula="of:=IF(RIGHT([.A480];5)=&quot;sleep&quot;;&quot;Sleep(&quot;&amp;[.$L$1]&amp;&quot;*&quot;&amp;ROUND(VALUE([.B480]);2)/[.$M$1]&amp;&quot;)&quot;;[.A480]&amp;&quot;( &quot;&amp;[.B480]&amp;&quot;, &quot;&amp;[.C480]&amp;&quot;, &quot;&amp;[.D480]&amp;&quot;, &quot;&amp;[.$I$1]&amp;&quot;*&quot;&amp;[.F480]&amp;&quot; )&quot;)" office:value-type="string" office:string-value="Turn2( rwing43, y_axis, 9.9, MOVEANIMATIONSPEED*17.56 )">
            <text:p>Turn2( rwing43, y_axis, 9.9, MOVEANIMATIONSPEED*17.56 )</text:p>
          </table:table-cell>
          <table:table-cell table:number-columns-repeated="6"/>
        </table:table-row>
        <table:table-row table:style-name="ro1">
          <table:table-cell table:formula="of:=IF(RIGHT([' ;'.A481];4)=&quot;turn&quot;;&quot;Turn2&quot;;IF(RIGHT([' ;'.A481];4)=&quot;move&quot;;&quot;Move&quot;;[' ;'.A481]))" office:value-type="string" office:string-value="Turn2">
            <text:p>Turn2</text:p>
          </table:table-cell>
          <table:table-cell table:formula="of:=[' ;'.B481]" office:value-type="string" office:string-value="rwing51">
            <text:p>rwing51</text:p>
          </table:table-cell>
          <table:table-cell table:formula="of:=LEFT([' ;'.D481];1)&amp;&quot;_&quot;&amp;RIGHT([' ;'.D481];4)" office:value-type="string" office:string-value="x_axis">
            <text:p>x_axis</text:p>
          </table:table-cell>
          <table:table-cell table:formula="of:=ROUND(VALUE(MID([' ;'.E481];2;LEN([' ;'.E481])-2));1)" office:value-type="float" office:value="-62.4">
            <text:p>-62.4</text:p>
          </table:table-cell>
          <table:table-cell table:formula="of:=VALUE(MID([' ;'.G481];2;LEN([' ;'.G481])-2))" office:value-type="float" office:value="1.908594">
            <text:p>1.908594</text:p>
          </table:table-cell>
          <table:table-cell table:formula="of:=ROUND([.E481]/[.$J$1];2)" office:value-type="float" office:value="1.91">
            <text:p>1.91</text:p>
          </table:table-cell>
          <table:table-cell/>
          <table:table-cell table:formula="of:=IF(RIGHT([.A481];5)=&quot;sleep&quot;;&quot;Sleep(&quot;&amp;[.$L$1]&amp;&quot;*&quot;&amp;ROUND(VALUE([.B481]);2)/[.$M$1]&amp;&quot;)&quot;;[.A481]&amp;&quot;( &quot;&amp;[.B481]&amp;&quot;, &quot;&amp;[.C481]&amp;&quot;, &quot;&amp;[.D481]&amp;&quot;, &quot;&amp;[.$I$1]&amp;&quot;*&quot;&amp;[.F481]&amp;&quot; )&quot;)" office:value-type="string" office:string-value="Turn2( rwing51, x_axis, -62.4, MOVEANIMATIONSPEED*1.91 )">
            <text:p>Turn2( rwing51, x_axis, -62.4, MOVEANIMATIONSPEED*1.91 )</text:p>
          </table:table-cell>
          <table:table-cell table:number-columns-repeated="6"/>
        </table:table-row>
        <table:table-row table:style-name="ro1">
          <table:table-cell table:formula="of:=IF(RIGHT([' ;'.A482];4)=&quot;turn&quot;;&quot;Turn2&quot;;IF(RIGHT([' ;'.A482];4)=&quot;move&quot;;&quot;Move&quot;;[' ;'.A482]))" office:value-type="string" office:string-value="Turn2">
            <text:p>Turn2</text:p>
          </table:table-cell>
          <table:table-cell table:formula="of:=[' ;'.B482]" office:value-type="string" office:string-value="rwing51">
            <text:p>rwing51</text:p>
          </table:table-cell>
          <table:table-cell table:formula="of:=LEFT([' ;'.D482];1)&amp;&quot;_&quot;&amp;RIGHT([' ;'.D482];4)" office:value-type="string" office:string-value="z_axis">
            <text:p>z_axis</text:p>
          </table:table-cell>
          <table:table-cell table:formula="of:=ROUND(VALUE(MID([' ;'.E482];2;LEN([' ;'.E482])-2));1)" office:value-type="float" office:value="15.5">
            <text:p>15.5</text:p>
          </table:table-cell>
          <table:table-cell table:formula="of:=VALUE(MID([' ;'.G482];2;LEN([' ;'.G482])-2))" office:value-type="float" office:value="17.687714">
            <text:p>17.687714</text:p>
          </table:table-cell>
          <table:table-cell table:formula="of:=ROUND([.E482]/[.$J$1];2)" office:value-type="float" office:value="17.69">
            <text:p>17.69</text:p>
          </table:table-cell>
          <table:table-cell/>
          <table:table-cell table:formula="of:=IF(RIGHT([.A482];5)=&quot;sleep&quot;;&quot;Sleep(&quot;&amp;[.$L$1]&amp;&quot;*&quot;&amp;ROUND(VALUE([.B482]);2)/[.$M$1]&amp;&quot;)&quot;;[.A482]&amp;&quot;( &quot;&amp;[.B482]&amp;&quot;, &quot;&amp;[.C482]&amp;&quot;, &quot;&amp;[.D482]&amp;&quot;, &quot;&amp;[.$I$1]&amp;&quot;*&quot;&amp;[.F482]&amp;&quot; )&quot;)" office:value-type="string" office:string-value="Turn2( rwing51, z_axis, 15.5, MOVEANIMATIONSPEED*17.69 )">
            <text:p>Turn2( rwing51, z_axis, 15.5, MOVEANIMATIONSPEED*17.69 )</text:p>
          </table:table-cell>
          <table:table-cell table:number-columns-repeated="6"/>
        </table:table-row>
        <table:table-row table:style-name="ro1">
          <table:table-cell table:formula="of:=IF(RIGHT([' ;'.A483];4)=&quot;turn&quot;;&quot;Turn2&quot;;IF(RIGHT([' ;'.A483];4)=&quot;move&quot;;&quot;Move&quot;;[' ;'.A483]))" office:value-type="string" office:string-value="Turn2">
            <text:p>Turn2</text:p>
          </table:table-cell>
          <table:table-cell table:formula="of:=[' ;'.B483]" office:value-type="string" office:string-value="rwing51">
            <text:p>rwing51</text:p>
          </table:table-cell>
          <table:table-cell table:formula="of:=LEFT([' ;'.D483];1)&amp;&quot;_&quot;&amp;RIGHT([' ;'.D483];4)" office:value-type="string" office:string-value="y_axis">
            <text:p>y_axis</text:p>
          </table:table-cell>
          <table:table-cell table:formula="of:=ROUND(VALUE(MID([' ;'.E483];2;LEN([' ;'.E483])-2));1)" office:value-type="float" office:value="19.3">
            <text:p>19.3</text:p>
          </table:table-cell>
          <table:table-cell table:formula="of:=VALUE(MID([' ;'.G483];2;LEN([' ;'.G483])-2))" office:value-type="float" office:value="24.005955">
            <text:p>24.005955</text:p>
          </table:table-cell>
          <table:table-cell table:formula="of:=ROUND([.E483]/[.$J$1];2)" office:value-type="float" office:value="24.01">
            <text:p>24.01</text:p>
          </table:table-cell>
          <table:table-cell/>
          <table:table-cell table:formula="of:=IF(RIGHT([.A483];5)=&quot;sleep&quot;;&quot;Sleep(&quot;&amp;[.$L$1]&amp;&quot;*&quot;&amp;ROUND(VALUE([.B483]);2)/[.$M$1]&amp;&quot;)&quot;;[.A483]&amp;&quot;( &quot;&amp;[.B483]&amp;&quot;, &quot;&amp;[.C483]&amp;&quot;, &quot;&amp;[.D483]&amp;&quot;, &quot;&amp;[.$I$1]&amp;&quot;*&quot;&amp;[.F483]&amp;&quot; )&quot;)" office:value-type="string" office:string-value="Turn2( rwing51, y_axis, 19.3, MOVEANIMATIONSPEED*24.01 )">
            <text:p>Turn2( rwing51, y_axis, 19.3, MOVEANIMATIONSPEED*24.01 )</text:p>
          </table:table-cell>
          <table:table-cell table:number-columns-repeated="6"/>
        </table:table-row>
        <table:table-row table:style-name="ro1">
          <table:table-cell table:formula="of:=IF(RIGHT([' ;'.A484];4)=&quot;turn&quot;;&quot;Turn2&quot;;IF(RIGHT([' ;'.A484];4)=&quot;move&quot;;&quot;Move&quot;;[' ;'.A484]))" office:value-type="string" office:string-value="Turn2">
            <text:p>Turn2</text:p>
          </table:table-cell>
          <table:table-cell table:formula="of:=[' ;'.B484]" office:value-type="string" office:string-value="rwing52">
            <text:p>rwing52</text:p>
          </table:table-cell>
          <table:table-cell table:formula="of:=LEFT([' ;'.D484];1)&amp;&quot;_&quot;&amp;RIGHT([' ;'.D484];4)" office:value-type="string" office:string-value="z_axis">
            <text:p>z_axis</text:p>
          </table:table-cell>
          <table:table-cell table:formula="of:=ROUND(VALUE(MID([' ;'.E484];2;LEN([' ;'.E484])-2));1)" office:value-type="float" office:value="13.1">
            <text:p>13.1</text:p>
          </table:table-cell>
          <table:table-cell table:formula="of:=VALUE(MID([' ;'.G484];2;LEN([' ;'.G484])-2))" office:value-type="float" office:value="9.580173">
            <text:p>9.580173</text:p>
          </table:table-cell>
          <table:table-cell table:formula="of:=ROUND([.E484]/[.$J$1];2)" office:value-type="float" office:value="9.58">
            <text:p>9.58</text:p>
          </table:table-cell>
          <table:table-cell/>
          <table:table-cell table:formula="of:=IF(RIGHT([.A484];5)=&quot;sleep&quot;;&quot;Sleep(&quot;&amp;[.$L$1]&amp;&quot;*&quot;&amp;ROUND(VALUE([.B484]);2)/[.$M$1]&amp;&quot;)&quot;;[.A484]&amp;&quot;( &quot;&amp;[.B484]&amp;&quot;, &quot;&amp;[.C484]&amp;&quot;, &quot;&amp;[.D484]&amp;&quot;, &quot;&amp;[.$I$1]&amp;&quot;*&quot;&amp;[.F484]&amp;&quot; )&quot;)" office:value-type="string" office:string-value="Turn2( rwing52, z_axis, 13.1, MOVEANIMATIONSPEED*9.58 )">
            <text:p>Turn2( rwing52, z_axis, 13.1, MOVEANIMATIONSPEED*9.58 )</text:p>
          </table:table-cell>
          <table:table-cell table:number-columns-repeated="6"/>
        </table:table-row>
        <table:table-row table:style-name="ro1">
          <table:table-cell table:formula="of:=IF(RIGHT([' ;'.A485];4)=&quot;turn&quot;;&quot;Turn2&quot;;IF(RIGHT([' ;'.A485];4)=&quot;move&quot;;&quot;Move&quot;;[' ;'.A485]))" office:value-type="string" office:string-value="Turn2">
            <text:p>Turn2</text:p>
          </table:table-cell>
          <table:table-cell table:formula="of:=[' ;'.B485]" office:value-type="string" office:string-value="rwing52">
            <text:p>rwing52</text:p>
          </table:table-cell>
          <table:table-cell table:formula="of:=LEFT([' ;'.D485];1)&amp;&quot;_&quot;&amp;RIGHT([' ;'.D485];4)" office:value-type="string" office:string-value="y_axis">
            <text:p>y_axis</text:p>
          </table:table-cell>
          <table:table-cell table:formula="of:=ROUND(VALUE(MID([' ;'.E485];2;LEN([' ;'.E485])-2));1)" office:value-type="float" office:value="11.6">
            <text:p>11.6</text:p>
          </table:table-cell>
          <table:table-cell table:formula="of:=VALUE(MID([' ;'.G485];2;LEN([' ;'.G485])-2))" office:value-type="float" office:value="19.224942">
            <text:p>19.224942</text:p>
          </table:table-cell>
          <table:table-cell table:formula="of:=ROUND([.E485]/[.$J$1];2)" office:value-type="float" office:value="19.22">
            <text:p>19.22</text:p>
          </table:table-cell>
          <table:table-cell/>
          <table:table-cell table:formula="of:=IF(RIGHT([.A485];5)=&quot;sleep&quot;;&quot;Sleep(&quot;&amp;[.$L$1]&amp;&quot;*&quot;&amp;ROUND(VALUE([.B485]);2)/[.$M$1]&amp;&quot;)&quot;;[.A485]&amp;&quot;( &quot;&amp;[.B485]&amp;&quot;, &quot;&amp;[.C485]&amp;&quot;, &quot;&amp;[.D485]&amp;&quot;, &quot;&amp;[.$I$1]&amp;&quot;*&quot;&amp;[.F485]&amp;&quot; )&quot;)" office:value-type="string" office:string-value="Turn2( rwing52, y_axis, 11.6, MOVEANIMATIONSPEED*19.22 )">
            <text:p>Turn2( rwing52, y_axis, 11.6, MOVEANIMATIONSPEED*19.22 )</text:p>
          </table:table-cell>
          <table:table-cell table:number-columns-repeated="6"/>
        </table:table-row>
        <table:table-row table:style-name="ro1">
          <table:table-cell table:formula="of:=IF(RIGHT([' ;'.A486];4)=&quot;turn&quot;;&quot;Turn2&quot;;IF(RIGHT([' ;'.A486];4)=&quot;move&quot;;&quot;Move&quot;;[' ;'.A486]))" office:value-type="string" office:string-value="Turn2">
            <text:p>Turn2</text:p>
          </table:table-cell>
          <table:table-cell table:formula="of:=[' ;'.B486]" office:value-type="string" office:string-value="rwing53">
            <text:p>rwing53</text:p>
          </table:table-cell>
          <table:table-cell table:formula="of:=LEFT([' ;'.D486];1)&amp;&quot;_&quot;&amp;RIGHT([' ;'.D486];4)" office:value-type="string" office:string-value="z_axis">
            <text:p>z_axis</text:p>
          </table:table-cell>
          <table:table-cell table:formula="of:=ROUND(VALUE(MID([' ;'.E486];2;LEN([' ;'.E486])-2));1)" office:value-type="float" office:value="7.4">
            <text:p>7.4</text:p>
          </table:table-cell>
          <table:table-cell table:formula="of:=VALUE(MID([' ;'.G486];2;LEN([' ;'.G486])-2))" office:value-type="float" office:value="2.816749">
            <text:p>2.816749</text:p>
          </table:table-cell>
          <table:table-cell table:formula="of:=ROUND([.E486]/[.$J$1];2)" office:value-type="float" office:value="2.82">
            <text:p>2.82</text:p>
          </table:table-cell>
          <table:table-cell/>
          <table:table-cell table:formula="of:=IF(RIGHT([.A486];5)=&quot;sleep&quot;;&quot;Sleep(&quot;&amp;[.$L$1]&amp;&quot;*&quot;&amp;ROUND(VALUE([.B486]);2)/[.$M$1]&amp;&quot;)&quot;;[.A486]&amp;&quot;( &quot;&amp;[.B486]&amp;&quot;, &quot;&amp;[.C486]&amp;&quot;, &quot;&amp;[.D486]&amp;&quot;, &quot;&amp;[.$I$1]&amp;&quot;*&quot;&amp;[.F486]&amp;&quot; )&quot;)" office:value-type="string" office:string-value="Turn2( rwing53, z_axis, 7.4, MOVEANIMATIONSPEED*2.82 )">
            <text:p>Turn2( rwing53, z_axis, 7.4, MOVEANIMATIONSPEED*2.82 )</text:p>
          </table:table-cell>
          <table:table-cell table:number-columns-repeated="6"/>
        </table:table-row>
        <table:table-row table:style-name="ro1">
          <table:table-cell table:formula="of:=IF(RIGHT([' ;'.A487];4)=&quot;turn&quot;;&quot;Turn2&quot;;IF(RIGHT([' ;'.A487];4)=&quot;move&quot;;&quot;Move&quot;;[' ;'.A487]))" office:value-type="string" office:string-value="Turn2">
            <text:p>Turn2</text:p>
          </table:table-cell>
          <table:table-cell table:formula="of:=[' ;'.B487]" office:value-type="string" office:string-value="rwing53">
            <text:p>rwing53</text:p>
          </table:table-cell>
          <table:table-cell table:formula="of:=LEFT([' ;'.D487];1)&amp;&quot;_&quot;&amp;RIGHT([' ;'.D487];4)" office:value-type="string" office:string-value="y_axis">
            <text:p>y_axis</text:p>
          </table:table-cell>
          <table:table-cell table:formula="of:=ROUND(VALUE(MID([' ;'.E487];2;LEN([' ;'.E487])-2));1)" office:value-type="float" office:value="4.3">
            <text:p>4.3</text:p>
          </table:table-cell>
          <table:table-cell table:formula="of:=VALUE(MID([' ;'.G487];2;LEN([' ;'.G487])-2))" office:value-type="float" office:value="10.142498">
            <text:p>10.142498</text:p>
          </table:table-cell>
          <table:table-cell table:formula="of:=ROUND([.E487]/[.$J$1];2)" office:value-type="float" office:value="10.14">
            <text:p>10.14</text:p>
          </table:table-cell>
          <table:table-cell/>
          <table:table-cell table:formula="of:=IF(RIGHT([.A487];5)=&quot;sleep&quot;;&quot;Sleep(&quot;&amp;[.$L$1]&amp;&quot;*&quot;&amp;ROUND(VALUE([.B487]);2)/[.$M$1]&amp;&quot;)&quot;;[.A487]&amp;&quot;( &quot;&amp;[.B487]&amp;&quot;, &quot;&amp;[.C487]&amp;&quot;, &quot;&amp;[.D487]&amp;&quot;, &quot;&amp;[.$I$1]&amp;&quot;*&quot;&amp;[.F487]&amp;&quot; )&quot;)" office:value-type="string" office:string-value="Turn2( rwing53, y_axis, 4.3, MOVEANIMATIONSPEED*10.14 )">
            <text:p>Turn2( rwing53, y_axis, 4.3, MOVEANIMATIONSPEED*10.14 )</text:p>
          </table:table-cell>
          <table:table-cell table:number-columns-repeated="6"/>
        </table:table-row>
        <table:table-row table:style-name="ro1">
          <table:table-cell table:formula="of:=IF(RIGHT([' ;'.A488];4)=&quot;turn&quot;;&quot;Turn2&quot;;IF(RIGHT([' ;'.A488];4)=&quot;move&quot;;&quot;Move&quot;;[' ;'.A488]))" office:value-type="string" office:string-value="Turn2">
            <text:p>Turn2</text:p>
          </table:table-cell>
          <table:table-cell table:formula="of:=[' ;'.B488]" office:value-type="string" office:string-value="tail1">
            <text:p>tail1</text:p>
          </table:table-cell>
          <table:table-cell table:formula="of:=LEFT([' ;'.D488];1)&amp;&quot;_&quot;&amp;RIGHT([' ;'.D488];4)" office:value-type="string" office:string-value="y_axis">
            <text:p>y_axis</text:p>
          </table:table-cell>
          <table:table-cell table:formula="of:=ROUND(VALUE(MID([' ;'.E488];2;LEN([' ;'.E488])-2));1)" office:value-type="float" office:value="5">
            <text:p>5</text:p>
          </table:table-cell>
          <table:table-cell table:formula="of:=VALUE(MID([' ;'.G488];2;LEN([' ;'.G488])-2))" office:value-type="float" office:value="34.404514">
            <text:p>34.404514</text:p>
          </table:table-cell>
          <table:table-cell table:formula="of:=ROUND([.E488]/[.$J$1];2)" office:value-type="float" office:value="34.4">
            <text:p>34.4</text:p>
          </table:table-cell>
          <table:table-cell/>
          <table:table-cell table:formula="of:=IF(RIGHT([.A488];5)=&quot;sleep&quot;;&quot;Sleep(&quot;&amp;[.$L$1]&amp;&quot;*&quot;&amp;ROUND(VALUE([.B488]);2)/[.$M$1]&amp;&quot;)&quot;;[.A488]&amp;&quot;( &quot;&amp;[.B488]&amp;&quot;, &quot;&amp;[.C488]&amp;&quot;, &quot;&amp;[.D488]&amp;&quot;, &quot;&amp;[.$I$1]&amp;&quot;*&quot;&amp;[.F488]&amp;&quot; )&quot;)" office:value-type="string" office:string-value="Turn2( tail1, y_axis, 5, MOVEANIMATIONSPEED*34.4 )">
            <text:p>Turn2( tail1, y_axis, 5, MOVEANIMATIONSPEED*34.4 )</text:p>
          </table:table-cell>
          <table:table-cell table:number-columns-repeated="6"/>
        </table:table-row>
        <table:table-row table:style-name="ro1">
          <table:table-cell table:formula="of:=IF(RIGHT([' ;'.A489];4)=&quot;turn&quot;;&quot;Turn2&quot;;IF(RIGHT([' ;'.A489];4)=&quot;move&quot;;&quot;Move&quot;;[' ;'.A489]))" office:value-type="string" office:string-value="Turn2">
            <text:p>Turn2</text:p>
          </table:table-cell>
          <table:table-cell table:formula="of:=[' ;'.B489]" office:value-type="string" office:string-value="tail2">
            <text:p>tail2</text:p>
          </table:table-cell>
          <table:table-cell table:formula="of:=LEFT([' ;'.D489];1)&amp;&quot;_&quot;&amp;RIGHT([' ;'.D489];4)" office:value-type="string" office:string-value="z_axis">
            <text:p>z_axis</text:p>
          </table:table-cell>
          <table:table-cell table:formula="of:=ROUND(VALUE(MID([' ;'.E489];2;LEN([' ;'.E489])-2));1)" office:value-type="float" office:value="-0.8">
            <text:p>-0.8</text:p>
          </table:table-cell>
          <table:table-cell table:formula="of:=VALUE(MID([' ;'.G489];2;LEN([' ;'.G489])-2))" office:value-type="float" office:value="4.771692">
            <text:p>4.771692</text:p>
          </table:table-cell>
          <table:table-cell table:formula="of:=ROUND([.E489]/[.$J$1];2)" office:value-type="float" office:value="4.77">
            <text:p>4.77</text:p>
          </table:table-cell>
          <table:table-cell/>
          <table:table-cell table:formula="of:=IF(RIGHT([.A489];5)=&quot;sleep&quot;;&quot;Sleep(&quot;&amp;[.$L$1]&amp;&quot;*&quot;&amp;ROUND(VALUE([.B489]);2)/[.$M$1]&amp;&quot;)&quot;;[.A489]&amp;&quot;( &quot;&amp;[.B489]&amp;&quot;, &quot;&amp;[.C489]&amp;&quot;, &quot;&amp;[.D489]&amp;&quot;, &quot;&amp;[.$I$1]&amp;&quot;*&quot;&amp;[.F489]&amp;&quot; )&quot;)" office:value-type="string" office:string-value="Turn2( tail2, z_axis, -0.8, MOVEANIMATIONSPEED*4.77 )">
            <text:p>Turn2( tail2, z_axis, -0.8, MOVEANIMATIONSPEED*4.77 )</text:p>
          </table:table-cell>
          <table:table-cell table:number-columns-repeated="6"/>
        </table:table-row>
        <table:table-row table:style-name="ro1">
          <table:table-cell table:formula="of:=IF(RIGHT([' ;'.A490];4)=&quot;turn&quot;;&quot;Turn2&quot;;IF(RIGHT([' ;'.A490];4)=&quot;move&quot;;&quot;Move&quot;;[' ;'.A490]))" office:value-type="string" office:string-value="Turn2">
            <text:p>Turn2</text:p>
          </table:table-cell>
          <table:table-cell table:formula="of:=[' ;'.B490]" office:value-type="string" office:string-value="tail4">
            <text:p>tail4</text:p>
          </table:table-cell>
          <table:table-cell table:formula="of:=LEFT([' ;'.D490];1)&amp;&quot;_&quot;&amp;RIGHT([' ;'.D490];4)" office:value-type="string" office:string-value="z_axis">
            <text:p>z_axis</text:p>
          </table:table-cell>
          <table:table-cell table:formula="of:=ROUND(VALUE(MID([' ;'.E490];2;LEN([' ;'.E490])-2));1)" office:value-type="float" office:value="-0.6">
            <text:p>-0.6</text:p>
          </table:table-cell>
          <table:table-cell table:formula="of:=VALUE(MID([' ;'.G490];2;LEN([' ;'.G490])-2))" office:value-type="float" office:value="4.106355">
            <text:p>4.106355</text:p>
          </table:table-cell>
          <table:table-cell table:formula="of:=ROUND([.E490]/[.$J$1];2)" office:value-type="float" office:value="4.11">
            <text:p>4.11</text:p>
          </table:table-cell>
          <table:table-cell/>
          <table:table-cell table:formula="of:=IF(RIGHT([.A490];5)=&quot;sleep&quot;;&quot;Sleep(&quot;&amp;[.$L$1]&amp;&quot;*&quot;&amp;ROUND(VALUE([.B490]);2)/[.$M$1]&amp;&quot;)&quot;;[.A490]&amp;&quot;( &quot;&amp;[.B490]&amp;&quot;, &quot;&amp;[.C490]&amp;&quot;, &quot;&amp;[.D490]&amp;&quot;, &quot;&amp;[.$I$1]&amp;&quot;*&quot;&amp;[.F490]&amp;&quot; )&quot;)" office:value-type="string" office:string-value="Turn2( tail4, z_axis, -0.6, MOVEANIMATIONSPEED*4.11 )">
            <text:p>Turn2( tail4, z_axis, -0.6, MOVEANIMATIONSPEED*4.11 )</text:p>
          </table:table-cell>
          <table:table-cell table:number-columns-repeated="6"/>
        </table:table-row>
        <table:table-row table:style-name="ro1">
          <table:table-cell table:formula="of:=IF(RIGHT([' ;'.A491];4)=&quot;turn&quot;;&quot;Turn2&quot;;IF(RIGHT([' ;'.A491];4)=&quot;move&quot;;&quot;Move&quot;;[' ;'.A491]))" office:value-type="string" office:string-value="Turn2">
            <text:p>Turn2</text:p>
          </table:table-cell>
          <table:table-cell table:formula="of:=[' ;'.B491]" office:value-type="string" office:string-value="tail5">
            <text:p>tail5</text:p>
          </table:table-cell>
          <table:table-cell table:formula="of:=LEFT([' ;'.D491];1)&amp;&quot;_&quot;&amp;RIGHT([' ;'.D491];4)" office:value-type="string" office:string-value="z_axis">
            <text:p>z_axis</text:p>
          </table:table-cell>
          <table:table-cell table:formula="of:=ROUND(VALUE(MID([' ;'.E491];2;LEN([' ;'.E491])-2));1)" office:value-type="float" office:value="-1.4">
            <text:p>-1.4</text:p>
          </table:table-cell>
          <table:table-cell table:formula="of:=VALUE(MID([' ;'.G491];2;LEN([' ;'.G491])-2))" office:value-type="float" office:value="8.445339">
            <text:p>8.445339</text:p>
          </table:table-cell>
          <table:table-cell table:formula="of:=ROUND([.E491]/[.$J$1];2)" office:value-type="float" office:value="8.45">
            <text:p>8.45</text:p>
          </table:table-cell>
          <table:table-cell/>
          <table:table-cell table:formula="of:=IF(RIGHT([.A491];5)=&quot;sleep&quot;;&quot;Sleep(&quot;&amp;[.$L$1]&amp;&quot;*&quot;&amp;ROUND(VALUE([.B491]);2)/[.$M$1]&amp;&quot;)&quot;;[.A491]&amp;&quot;( &quot;&amp;[.B491]&amp;&quot;, &quot;&amp;[.C491]&amp;&quot;, &quot;&amp;[.D491]&amp;&quot;, &quot;&amp;[.$I$1]&amp;&quot;*&quot;&amp;[.F491]&amp;&quot; )&quot;)" office:value-type="string" office:string-value="Turn2( tail5, z_axis, -1.4, MOVEANIMATIONSPEED*8.45 )">
            <text:p>Turn2( tail5, z_axis, -1.4, MOVEANIMATIONSPEED*8.45 )</text:p>
          </table:table-cell>
          <table:table-cell table:number-columns-repeated="6"/>
        </table:table-row>
        <table:table-row table:style-name="ro1">
          <table:table-cell table:formula="of:=IF(RIGHT([' ;'.A492];4)=&quot;turn&quot;;&quot;Turn2&quot;;IF(RIGHT([' ;'.A492];4)=&quot;move&quot;;&quot;Move&quot;;[' ;'.A492]))" office:value-type="string" office:string-value="Turn2">
            <text:p>Turn2</text:p>
          </table:table-cell>
          <table:table-cell table:formula="of:=[' ;'.B492]" office:value-type="string" office:string-value="tail7">
            <text:p>tail7</text:p>
          </table:table-cell>
          <table:table-cell table:formula="of:=LEFT([' ;'.D492];1)&amp;&quot;_&quot;&amp;RIGHT([' ;'.D492];4)" office:value-type="string" office:string-value="z_axis">
            <text:p>z_axis</text:p>
          </table:table-cell>
          <table:table-cell table:formula="of:=ROUND(VALUE(MID([' ;'.E492];2;LEN([' ;'.E492])-2));1)" office:value-type="float" office:value="-1.3">
            <text:p>-1.3</text:p>
          </table:table-cell>
          <table:table-cell table:formula="of:=VALUE(MID([' ;'.G492];2;LEN([' ;'.G492])-2))" office:value-type="float" office:value="7.683012">
            <text:p>7.683012</text:p>
          </table:table-cell>
          <table:table-cell table:formula="of:=ROUND([.E492]/[.$J$1];2)" office:value-type="float" office:value="7.68">
            <text:p>7.68</text:p>
          </table:table-cell>
          <table:table-cell/>
          <table:table-cell table:formula="of:=IF(RIGHT([.A492];5)=&quot;sleep&quot;;&quot;Sleep(&quot;&amp;[.$L$1]&amp;&quot;*&quot;&amp;ROUND(VALUE([.B492]);2)/[.$M$1]&amp;&quot;)&quot;;[.A492]&amp;&quot;( &quot;&amp;[.B492]&amp;&quot;, &quot;&amp;[.C492]&amp;&quot;, &quot;&amp;[.D492]&amp;&quot;, &quot;&amp;[.$I$1]&amp;&quot;*&quot;&amp;[.F492]&amp;&quot; )&quot;)" office:value-type="string" office:string-value="Turn2( tail7, z_axis, -1.3, MOVEANIMATIONSPEED*7.68 )">
            <text:p>Turn2( tail7, z_axis, -1.3, MOVEANIMATIONSPEED*7.68 )</text:p>
          </table:table-cell>
          <table:table-cell table:number-columns-repeated="6"/>
        </table:table-row>
        <table:table-row table:style-name="ro1">
          <table:table-cell table:formula="of:=IF(RIGHT([' ;'.A493];4)=&quot;turn&quot;;&quot;Turn2&quot;;IF(RIGHT([' ;'.A493];4)=&quot;move&quot;;&quot;Move&quot;;[' ;'.A493]))" office:value-type="string" office:string-value="Turn2">
            <text:p>Turn2</text:p>
          </table:table-cell>
          <table:table-cell table:formula="of:=[' ;'.B493]" office:value-type="string" office:string-value="tail8">
            <text:p>tail8</text:p>
          </table:table-cell>
          <table:table-cell table:formula="of:=LEFT([' ;'.D493];1)&amp;&quot;_&quot;&amp;RIGHT([' ;'.D493];4)" office:value-type="string" office:string-value="z_axis">
            <text:p>z_axis</text:p>
          </table:table-cell>
          <table:table-cell table:formula="of:=ROUND(VALUE(MID([' ;'.E493];2;LEN([' ;'.E493])-2));1)" office:value-type="float" office:value="-2.2">
            <text:p>-2.2</text:p>
          </table:table-cell>
          <table:table-cell table:formula="of:=VALUE(MID([' ;'.G493];2;LEN([' ;'.G493])-2))" office:value-type="float" office:value="12.305511">
            <text:p>12.305511</text:p>
          </table:table-cell>
          <table:table-cell table:formula="of:=ROUND([.E493]/[.$J$1];2)" office:value-type="float" office:value="12.31">
            <text:p>12.31</text:p>
          </table:table-cell>
          <table:table-cell/>
          <table:table-cell table:formula="of:=IF(RIGHT([.A493];5)=&quot;sleep&quot;;&quot;Sleep(&quot;&amp;[.$L$1]&amp;&quot;*&quot;&amp;ROUND(VALUE([.B493]);2)/[.$M$1]&amp;&quot;)&quot;;[.A493]&amp;&quot;( &quot;&amp;[.B493]&amp;&quot;, &quot;&amp;[.C493]&amp;&quot;, &quot;&amp;[.D493]&amp;&quot;, &quot;&amp;[.$I$1]&amp;&quot;*&quot;&amp;[.F493]&amp;&quot; )&quot;)" office:value-type="string" office:string-value="Turn2( tail8, z_axis, -2.2, MOVEANIMATIONSPEED*12.31 )">
            <text:p>Turn2( tail8, z_axis, -2.2, MOVEANIMATIONSPEED*12.31 )</text:p>
          </table:table-cell>
          <table:table-cell table:number-columns-repeated="6"/>
        </table:table-row>
        <table:table-row table:style-name="ro1">
          <table:table-cell table:formula="of:=IF(RIGHT([' ;'.A494];4)=&quot;turn&quot;;&quot;Turn2&quot;;IF(RIGHT([' ;'.A494];4)=&quot;move&quot;;&quot;Move&quot;;[' ;'.A494]))" office:value-type="string" office:string-value="Turn2">
            <text:p>Turn2</text:p>
          </table:table-cell>
          <table:table-cell table:formula="of:=[' ;'.B494]" office:value-type="string" office:string-value="tail8">
            <text:p>tail8</text:p>
          </table:table-cell>
          <table:table-cell table:formula="of:=LEFT([' ;'.D494];1)&amp;&quot;_&quot;&amp;RIGHT([' ;'.D494];4)" office:value-type="string" office:string-value="y_axis">
            <text:p>y_axis</text:p>
          </table:table-cell>
          <table:table-cell table:formula="of:=ROUND(VALUE(MID([' ;'.E494];2;LEN([' ;'.E494])-2));1)" office:value-type="float" office:value="-1.6">
            <text:p>-1.6</text:p>
          </table:table-cell>
          <table:table-cell table:formula="of:=VALUE(MID([' ;'.G494];2;LEN([' ;'.G494])-2))" office:value-type="float" office:value="2.242917">
            <text:p>2.242917</text:p>
          </table:table-cell>
          <table:table-cell table:formula="of:=ROUND([.E494]/[.$J$1];2)" office:value-type="float" office:value="2.24">
            <text:p>2.24</text:p>
          </table:table-cell>
          <table:table-cell/>
          <table:table-cell table:formula="of:=IF(RIGHT([.A494];5)=&quot;sleep&quot;;&quot;Sleep(&quot;&amp;[.$L$1]&amp;&quot;*&quot;&amp;ROUND(VALUE([.B494]);2)/[.$M$1]&amp;&quot;)&quot;;[.A494]&amp;&quot;( &quot;&amp;[.B494]&amp;&quot;, &quot;&amp;[.C494]&amp;&quot;, &quot;&amp;[.D494]&amp;&quot;, &quot;&amp;[.$I$1]&amp;&quot;*&quot;&amp;[.F494]&amp;&quot; )&quot;)" office:value-type="string" office:string-value="Turn2( tail8, y_axis, -1.6, MOVEANIMATIONSPEED*2.24 )">
            <text:p>Turn2( tail8, y_axis, -1.6, MOVEANIMATIONSPEED*2.24 )</text:p>
          </table:table-cell>
          <table:table-cell table:number-columns-repeated="6"/>
        </table:table-row>
        <table:table-row table:style-name="ro1">
          <table:table-cell table:formula="of:=IF(RIGHT([' ;'.A495];4)=&quot;turn&quot;;&quot;Turn2&quot;;IF(RIGHT([' ;'.A495];4)=&quot;move&quot;;&quot;Move&quot;;[' ;'.A495]))" office:value-type="string" office:string-value="Turn2">
            <text:p>Turn2</text:p>
          </table:table-cell>
          <table:table-cell table:formula="of:=[' ;'.B495]" office:value-type="string" office:string-value="tail9">
            <text:p>tail9</text:p>
          </table:table-cell>
          <table:table-cell table:formula="of:=LEFT([' ;'.D495];1)&amp;&quot;_&quot;&amp;RIGHT([' ;'.D495];4)" office:value-type="string" office:string-value="z_axis">
            <text:p>z_axis</text:p>
          </table:table-cell>
          <table:table-cell table:formula="of:=ROUND(VALUE(MID([' ;'.E495];2;LEN([' ;'.E495])-2));1)" office:value-type="float" office:value="-1.4">
            <text:p>-1.4</text:p>
          </table:table-cell>
          <table:table-cell table:formula="of:=VALUE(MID([' ;'.G495];2;LEN([' ;'.G495])-2))" office:value-type="float" office:value="8.19989">
            <text:p>8.19989</text:p>
          </table:table-cell>
          <table:table-cell table:formula="of:=ROUND([.E495]/[.$J$1];2)" office:value-type="float" office:value="8.2">
            <text:p>8.2</text:p>
          </table:table-cell>
          <table:table-cell/>
          <table:table-cell table:formula="of:=IF(RIGHT([.A495];5)=&quot;sleep&quot;;&quot;Sleep(&quot;&amp;[.$L$1]&amp;&quot;*&quot;&amp;ROUND(VALUE([.B495]);2)/[.$M$1]&amp;&quot;)&quot;;[.A495]&amp;&quot;( &quot;&amp;[.B495]&amp;&quot;, &quot;&amp;[.C495]&amp;&quot;, &quot;&amp;[.D495]&amp;&quot;, &quot;&amp;[.$I$1]&amp;&quot;*&quot;&amp;[.F495]&amp;&quot; )&quot;)" office:value-type="string" office:string-value="Turn2( tail9, z_axis, -1.4, MOVEANIMATIONSPEED*8.2 )">
            <text:p>Turn2( tail9, z_axis, -1.4, MOVEANIMATIONSPEED*8.2 )</text:p>
          </table:table-cell>
          <table:table-cell table:number-columns-repeated="6"/>
        </table:table-row>
        <table:table-row table:style-name="ro1">
          <table:table-cell table:formula="of:=IF(RIGHT([' ;'.A496];4)=&quot;turn&quot;;&quot;Turn2&quot;;IF(RIGHT([' ;'.A496];4)=&quot;move&quot;;&quot;Move&quot;;[' ;'.A496]))" office:value-type="string" office:string-value="Turn2">
            <text:p>Turn2</text:p>
          </table:table-cell>
          <table:table-cell table:formula="of:=[' ;'.B496]" office:value-type="string" office:string-value="torso">
            <text:p>torso</text:p>
          </table:table-cell>
          <table:table-cell table:formula="of:=LEFT([' ;'.D496];1)&amp;&quot;_&quot;&amp;RIGHT([' ;'.D496];4)" office:value-type="string" office:string-value="z_axis">
            <text:p>z_axis</text:p>
          </table:table-cell>
          <table:table-cell table:formula="of:=ROUND(VALUE(MID([' ;'.E496];2;LEN([' ;'.E496])-2));1)" office:value-type="float" office:value="5.3">
            <text:p>5.3</text:p>
          </table:table-cell>
          <table:table-cell table:formula="of:=VALUE(MID([' ;'.G496];2;LEN([' ;'.G496])-2))" office:value-type="float" office:value="6.786738">
            <text:p>6.786738</text:p>
          </table:table-cell>
          <table:table-cell table:formula="of:=ROUND([.E496]/[.$J$1];2)" office:value-type="float" office:value="6.79">
            <text:p>6.79</text:p>
          </table:table-cell>
          <table:table-cell/>
          <table:table-cell table:formula="of:=IF(RIGHT([.A496];5)=&quot;sleep&quot;;&quot;Sleep(&quot;&amp;[.$L$1]&amp;&quot;*&quot;&amp;ROUND(VALUE([.B496]);2)/[.$M$1]&amp;&quot;)&quot;;[.A496]&amp;&quot;( &quot;&amp;[.B496]&amp;&quot;, &quot;&amp;[.C496]&amp;&quot;, &quot;&amp;[.D496]&amp;&quot;, &quot;&amp;[.$I$1]&amp;&quot;*&quot;&amp;[.F496]&amp;&quot; )&quot;)" office:value-type="string" office:string-value="Turn2( torso, z_axis, 5.3, MOVEANIMATIONSPEED*6.79 )">
            <text:p>Turn2( torso, z_axis, 5.3, MOVEANIMATIONSPEED*6.79 )</text:p>
          </table:table-cell>
          <table:table-cell table:number-columns-repeated="6"/>
        </table:table-row>
        <table:table-row table:style-name="ro1">
          <table:table-cell table:formula="of:=IF(RIGHT([' ;'.A497];4)=&quot;turn&quot;;&quot;Turn2&quot;;IF(RIGHT([' ;'.A497];4)=&quot;move&quot;;&quot;Move&quot;;[' ;'.A497]))" office:value-type="string" office:string-value="&#9;&#9;sleep">
            <text:p><text:tab/><text:tab/>sleep</text:p>
          </table:table-cell>
          <table:table-cell table:formula="of:=[' ;'.B497]" office:value-type="float" office:value="65">
            <text:p>65</text:p>
          </table:table-cell>
          <table:table-cell table:formula="of:=LEFT([' ;'.D497];1)&amp;&quot;_&quot;&amp;RIGHT([' ;'.D497];4)" office:value-type="string" office:string-value="_">
            <text:p>_</text:p>
          </table:table-cell>
          <table:table-cell table:formula="of:=ROUND(VALUE(MID([' ;'.E497];2;LEN([' ;'.E497])-2));1)" office:value-type="float" office:value="0">
            <text:p>Err:502</text:p>
          </table:table-cell>
          <table:table-cell table:formula="of:=VALUE(MID([' ;'.G497];2;LEN([' ;'.G497])-2))" office:value-type="float" office:value="0">
            <text:p>Err:502</text:p>
          </table:table-cell>
          <table:table-cell table:formula="of:=ROUND([.E497]/[.$J$1];2)" office:value-type="float" office:value="0">
            <text:p>Err:502</text:p>
          </table:table-cell>
          <table:table-cell/>
          <table:table-cell table:formula="of:=IF(RIGHT([.A497];5)=&quot;sleep&quot;;&quot;Sleep(&quot;&amp;[.$L$1]&amp;&quot;*&quot;&amp;ROUND(VALUE([.B497]);2)/[.$M$1]&amp;&quot;)&quot;;[.A497]&amp;&quot;( &quot;&amp;[.B497]&amp;&quot;, &quot;&amp;[.C497]&amp;&quot;, &quot;&amp;[.D497]&amp;&quot;, &quot;&amp;[.$I$1]&amp;&quot;*&quot;&amp;[.F497]&amp;&quot; )&quot;)" office:value-type="string" office:string-value="Sleep(MOVEANIMATIONSLEEPTIME*0.65)">
            <text:p>Sleep(MOVEANIMATIONSLEEPTIME*0.65)</text:p>
          </table:table-cell>
          <table:table-cell table:number-columns-repeated="6"/>
        </table:table-row>
        <table:table-row table:style-name="ro1">
          <table:table-cell table:formula="of:=IF(RIGHT([' ;'.A498];4)=&quot;turn&quot;;&quot;Turn2&quot;;IF(RIGHT([' ;'.A498];4)=&quot;move&quot;;&quot;Move&quot;;[' ;'.A498]))" office:value-type="string" office:string-value="&#9;&#9;}">
            <text:p><text:tab/><text:tab/>}</text:p>
          </table:table-cell>
          <table:table-cell table:formula="of:=[' ;'.B498]" office:value-type="float" office:value="0">
            <text:p>0</text:p>
          </table:table-cell>
          <table:table-cell table:formula="of:=LEFT([' ;'.D498];1)&amp;&quot;_&quot;&amp;RIGHT([' ;'.D498];4)" office:value-type="string" office:string-value="_">
            <text:p>_</text:p>
          </table:table-cell>
          <table:table-cell table:formula="of:=ROUND(VALUE(MID([' ;'.E498];2;LEN([' ;'.E498])-2));1)" office:value-type="float" office:value="0">
            <text:p>Err:502</text:p>
          </table:table-cell>
          <table:table-cell table:formula="of:=VALUE(MID([' ;'.G498];2;LEN([' ;'.G498])-2))" office:value-type="float" office:value="0">
            <text:p>Err:502</text:p>
          </table:table-cell>
          <table:table-cell table:formula="of:=ROUND([.E498]/[.$J$1];2)" office:value-type="float" office:value="0">
            <text:p>Err:502</text:p>
          </table:table-cell>
          <table:table-cell/>
          <table:table-cell table:formula="of:=IF(RIGHT([.A498];5)=&quot;sleep&quot;;&quot;Sleep(&quot;&amp;[.$L$1]&amp;&quot;*&quot;&amp;ROUND(VALUE([.B498]);2)/[.$M$1]&amp;&quot;)&quot;;[.A498]&amp;&quot;( &quot;&amp;[.B498]&amp;&quot;, &quot;&amp;[.C498]&amp;&quot;, &quot;&amp;[.D498]&amp;&quot;, &quot;&amp;[.$I$1]&amp;&quot;*&quot;&amp;[.F498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499];4)=&quot;turn&quot;;&quot;Turn2&quot;;IF(RIGHT([' ;'.A499];4)=&quot;move&quot;;&quot;Move&quot;;[' ;'.A499]))" office:value-type="string" office:string-value="&#9;&#9;if">
            <text:p><text:tab/><text:tab/>if</text:p>
          </table:table-cell>
          <table:table-cell table:formula="of:=[' ;'.B499]" office:value-type="string" office:string-value="(bMoving)">
            <text:p>(bMoving)</text:p>
          </table:table-cell>
          <table:table-cell table:formula="of:=LEFT([' ;'.D499];1)&amp;&quot;_&quot;&amp;RIGHT([' ;'.D499];4)" office:value-type="string" office:string-value="_">
            <text:p>_</text:p>
          </table:table-cell>
          <table:table-cell table:formula="of:=ROUND(VALUE(MID([' ;'.E499];2;LEN([' ;'.E499])-2));1)" office:value-type="float" office:value="0">
            <text:p>Err:502</text:p>
          </table:table-cell>
          <table:table-cell table:formula="of:=VALUE(MID([' ;'.G499];2;LEN([' ;'.G499])-2))" office:value-type="float" office:value="0">
            <text:p>Err:502</text:p>
          </table:table-cell>
          <table:table-cell table:formula="of:=ROUND([.E499]/[.$J$1];2)" office:value-type="float" office:value="0">
            <text:p>Err:502</text:p>
          </table:table-cell>
          <table:table-cell/>
          <table:table-cell table:formula="of:=IF(RIGHT([.A499];5)=&quot;sleep&quot;;&quot;Sleep(&quot;&amp;[.$L$1]&amp;&quot;*&quot;&amp;ROUND(VALUE([.B499]);2)/[.$M$1]&amp;&quot;)&quot;;[.A499]&amp;&quot;( &quot;&amp;[.B499]&amp;&quot;, &quot;&amp;[.C499]&amp;&quot;, &quot;&amp;[.D499]&amp;&quot;, &quot;&amp;[.$I$1]&amp;&quot;*&quot;&amp;[.F499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500];4)=&quot;turn&quot;;&quot;Turn2&quot;;IF(RIGHT([' ;'.A500];4)=&quot;move&quot;;&quot;Move&quot;;[' ;'.A500]))" office:value-type="string" office:string-value="Turn2">
            <text:p>Turn2</text:p>
          </table:table-cell>
          <table:table-cell table:formula="of:=[' ;'.B500]" office:value-type="string" office:string-value="lfinger11">
            <text:p>lfinger11</text:p>
          </table:table-cell>
          <table:table-cell table:formula="of:=LEFT([' ;'.D500];1)&amp;&quot;_&quot;&amp;RIGHT([' ;'.D500];4)" office:value-type="string" office:string-value="x_axis">
            <text:p>x_axis</text:p>
          </table:table-cell>
          <table:table-cell table:formula="of:=ROUND(VALUE(MID([' ;'.E500];2;LEN([' ;'.E500])-2));1)" office:value-type="float" office:value="-22.1">
            <text:p>-22.1</text:p>
          </table:table-cell>
          <table:table-cell table:formula="of:=VALUE(MID([' ;'.G500];2;LEN([' ;'.G500])-2))" office:value-type="float" office:value="14.062967">
            <text:p>14.062967</text:p>
          </table:table-cell>
          <table:table-cell table:formula="of:=ROUND([.E500]/[.$J$1];2)" office:value-type="float" office:value="14.06">
            <text:p>14.06</text:p>
          </table:table-cell>
          <table:table-cell/>
          <table:table-cell table:formula="of:=IF(RIGHT([.A500];5)=&quot;sleep&quot;;&quot;Sleep(&quot;&amp;[.$L$1]&amp;&quot;*&quot;&amp;ROUND(VALUE([.B500]);2)/[.$M$1]&amp;&quot;)&quot;;[.A500]&amp;&quot;( &quot;&amp;[.B500]&amp;&quot;, &quot;&amp;[.C500]&amp;&quot;, &quot;&amp;[.D500]&amp;&quot;, &quot;&amp;[.$I$1]&amp;&quot;*&quot;&amp;[.F500]&amp;&quot; )&quot;)" office:value-type="string" office:string-value="Turn2( lfinger11, x_axis, -22.1, MOVEANIMATIONSPEED*14.06 )">
            <text:p>Turn2( lfinger11, x_axis, -22.1, MOVEANIMATIONSPEED*14.06 )</text:p>
          </table:table-cell>
          <table:table-cell table:number-columns-repeated="6"/>
        </table:table-row>
        <table:table-row table:style-name="ro1">
          <table:table-cell table:formula="of:=IF(RIGHT([' ;'.A501];4)=&quot;turn&quot;;&quot;Turn2&quot;;IF(RIGHT([' ;'.A501];4)=&quot;move&quot;;&quot;Move&quot;;[' ;'.A501]))" office:value-type="string" office:string-value="Turn2">
            <text:p>Turn2</text:p>
          </table:table-cell>
          <table:table-cell table:formula="of:=[' ;'.B501]" office:value-type="string" office:string-value="lfinger11">
            <text:p>lfinger11</text:p>
          </table:table-cell>
          <table:table-cell table:formula="of:=LEFT([' ;'.D501];1)&amp;&quot;_&quot;&amp;RIGHT([' ;'.D501];4)" office:value-type="string" office:string-value="z_axis">
            <text:p>z_axis</text:p>
          </table:table-cell>
          <table:table-cell table:formula="of:=ROUND(VALUE(MID([' ;'.E501];2;LEN([' ;'.E501])-2));1)" office:value-type="float" office:value="-9.7">
            <text:p>-9.7</text:p>
          </table:table-cell>
          <table:table-cell table:formula="of:=VALUE(MID([' ;'.G501];2;LEN([' ;'.G501])-2))" office:value-type="float" office:value="52.638355">
            <text:p>52.638355</text:p>
          </table:table-cell>
          <table:table-cell table:formula="of:=ROUND([.E501]/[.$J$1];2)" office:value-type="float" office:value="52.64">
            <text:p>52.64</text:p>
          </table:table-cell>
          <table:table-cell/>
          <table:table-cell table:formula="of:=IF(RIGHT([.A501];5)=&quot;sleep&quot;;&quot;Sleep(&quot;&amp;[.$L$1]&amp;&quot;*&quot;&amp;ROUND(VALUE([.B501]);2)/[.$M$1]&amp;&quot;)&quot;;[.A501]&amp;&quot;( &quot;&amp;[.B501]&amp;&quot;, &quot;&amp;[.C501]&amp;&quot;, &quot;&amp;[.D501]&amp;&quot;, &quot;&amp;[.$I$1]&amp;&quot;*&quot;&amp;[.F501]&amp;&quot; )&quot;)" office:value-type="string" office:string-value="Turn2( lfinger11, z_axis, -9.7, MOVEANIMATIONSPEED*52.64 )">
            <text:p>Turn2( lfinger11, z_axis, -9.7, MOVEANIMATIONSPEED*52.64 )</text:p>
          </table:table-cell>
          <table:table-cell table:number-columns-repeated="6"/>
        </table:table-row>
        <table:table-row table:style-name="ro1">
          <table:table-cell table:formula="of:=IF(RIGHT([' ;'.A502];4)=&quot;turn&quot;;&quot;Turn2&quot;;IF(RIGHT([' ;'.A502];4)=&quot;move&quot;;&quot;Move&quot;;[' ;'.A502]))" office:value-type="string" office:string-value="Turn2">
            <text:p>Turn2</text:p>
          </table:table-cell>
          <table:table-cell table:formula="of:=[' ;'.B502]" office:value-type="string" office:string-value="lfinger11">
            <text:p>lfinger11</text:p>
          </table:table-cell>
          <table:table-cell table:formula="of:=LEFT([' ;'.D502];1)&amp;&quot;_&quot;&amp;RIGHT([' ;'.D502];4)" office:value-type="string" office:string-value="y_axis">
            <text:p>y_axis</text:p>
          </table:table-cell>
          <table:table-cell table:formula="of:=ROUND(VALUE(MID([' ;'.E502];2;LEN([' ;'.E502])-2));1)" office:value-type="float" office:value="-36.4">
            <text:p>-36.4</text:p>
          </table:table-cell>
          <table:table-cell table:formula="of:=VALUE(MID([' ;'.G502];2;LEN([' ;'.G502])-2))" office:value-type="float" office:value="15.417205">
            <text:p>15.417205</text:p>
          </table:table-cell>
          <table:table-cell table:formula="of:=ROUND([.E502]/[.$J$1];2)" office:value-type="float" office:value="15.42">
            <text:p>15.42</text:p>
          </table:table-cell>
          <table:table-cell/>
          <table:table-cell table:formula="of:=IF(RIGHT([.A502];5)=&quot;sleep&quot;;&quot;Sleep(&quot;&amp;[.$L$1]&amp;&quot;*&quot;&amp;ROUND(VALUE([.B502]);2)/[.$M$1]&amp;&quot;)&quot;;[.A502]&amp;&quot;( &quot;&amp;[.B502]&amp;&quot;, &quot;&amp;[.C502]&amp;&quot;, &quot;&amp;[.D502]&amp;&quot;, &quot;&amp;[.$I$1]&amp;&quot;*&quot;&amp;[.F502]&amp;&quot; )&quot;)" office:value-type="string" office:string-value="Turn2( lfinger11, y_axis, -36.4, MOVEANIMATIONSPEED*15.42 )">
            <text:p>Turn2( lfinger11, y_axis, -36.4, MOVEANIMATIONSPEED*15.42 )</text:p>
          </table:table-cell>
          <table:table-cell table:number-columns-repeated="6"/>
        </table:table-row>
        <table:table-row table:style-name="ro1">
          <table:table-cell table:formula="of:=IF(RIGHT([' ;'.A503];4)=&quot;turn&quot;;&quot;Turn2&quot;;IF(RIGHT([' ;'.A503];4)=&quot;move&quot;;&quot;Move&quot;;[' ;'.A503]))" office:value-type="string" office:string-value="Turn2">
            <text:p>Turn2</text:p>
          </table:table-cell>
          <table:table-cell table:formula="of:=[' ;'.B503]" office:value-type="string" office:string-value="lfinger12">
            <text:p>lfinger12</text:p>
          </table:table-cell>
          <table:table-cell table:formula="of:=LEFT([' ;'.D503];1)&amp;&quot;_&quot;&amp;RIGHT([' ;'.D503];4)" office:value-type="string" office:string-value="x_axis">
            <text:p>x_axis</text:p>
          </table:table-cell>
          <table:table-cell table:formula="of:=ROUND(VALUE(MID([' ;'.E503];2;LEN([' ;'.E503])-2));1)" office:value-type="float" office:value="-10.1">
            <text:p>-10.1</text:p>
          </table:table-cell>
          <table:table-cell table:formula="of:=VALUE(MID([' ;'.G503];2;LEN([' ;'.G503])-2))" office:value-type="float" office:value="2.884304">
            <text:p>2.884304</text:p>
          </table:table-cell>
          <table:table-cell table:formula="of:=ROUND([.E503]/[.$J$1];2)" office:value-type="float" office:value="2.88">
            <text:p>2.88</text:p>
          </table:table-cell>
          <table:table-cell/>
          <table:table-cell table:formula="of:=IF(RIGHT([.A503];5)=&quot;sleep&quot;;&quot;Sleep(&quot;&amp;[.$L$1]&amp;&quot;*&quot;&amp;ROUND(VALUE([.B503]);2)/[.$M$1]&amp;&quot;)&quot;;[.A503]&amp;&quot;( &quot;&amp;[.B503]&amp;&quot;, &quot;&amp;[.C503]&amp;&quot;, &quot;&amp;[.D503]&amp;&quot;, &quot;&amp;[.$I$1]&amp;&quot;*&quot;&amp;[.F503]&amp;&quot; )&quot;)" office:value-type="string" office:string-value="Turn2( lfinger12, x_axis, -10.1, MOVEANIMATIONSPEED*2.88 )">
            <text:p>Turn2( lfinger12, x_axis, -10.1, MOVEANIMATIONSPEED*2.88 )</text:p>
          </table:table-cell>
          <table:table-cell table:number-columns-repeated="6"/>
        </table:table-row>
        <table:table-row table:style-name="ro1">
          <table:table-cell table:formula="of:=IF(RIGHT([' ;'.A504];4)=&quot;turn&quot;;&quot;Turn2&quot;;IF(RIGHT([' ;'.A504];4)=&quot;move&quot;;&quot;Move&quot;;[' ;'.A504]))" office:value-type="string" office:string-value="Turn2">
            <text:p>Turn2</text:p>
          </table:table-cell>
          <table:table-cell table:formula="of:=[' ;'.B504]" office:value-type="string" office:string-value="lfinger12">
            <text:p>lfinger12</text:p>
          </table:table-cell>
          <table:table-cell table:formula="of:=LEFT([' ;'.D504];1)&amp;&quot;_&quot;&amp;RIGHT([' ;'.D504];4)" office:value-type="string" office:string-value="z_axis">
            <text:p>z_axis</text:p>
          </table:table-cell>
          <table:table-cell table:formula="of:=ROUND(VALUE(MID([' ;'.E504];2;LEN([' ;'.E504])-2));1)" office:value-type="float" office:value="-3.4">
            <text:p>-3.4</text:p>
          </table:table-cell>
          <table:table-cell table:formula="of:=VALUE(MID([' ;'.G504];2;LEN([' ;'.G504])-2))" office:value-type="float" office:value="27.581847">
            <text:p>27.581847</text:p>
          </table:table-cell>
          <table:table-cell table:formula="of:=ROUND([.E504]/[.$J$1];2)" office:value-type="float" office:value="27.58">
            <text:p>27.58</text:p>
          </table:table-cell>
          <table:table-cell/>
          <table:table-cell table:formula="of:=IF(RIGHT([.A504];5)=&quot;sleep&quot;;&quot;Sleep(&quot;&amp;[.$L$1]&amp;&quot;*&quot;&amp;ROUND(VALUE([.B504]);2)/[.$M$1]&amp;&quot;)&quot;;[.A504]&amp;&quot;( &quot;&amp;[.B504]&amp;&quot;, &quot;&amp;[.C504]&amp;&quot;, &quot;&amp;[.D504]&amp;&quot;, &quot;&amp;[.$I$1]&amp;&quot;*&quot;&amp;[.F504]&amp;&quot; )&quot;)" office:value-type="string" office:string-value="Turn2( lfinger12, z_axis, -3.4, MOVEANIMATIONSPEED*27.58 )">
            <text:p>Turn2( lfinger12, z_axis, -3.4, MOVEANIMATIONSPEED*27.58 )</text:p>
          </table:table-cell>
          <table:table-cell table:number-columns-repeated="6"/>
        </table:table-row>
        <table:table-row table:style-name="ro1">
          <table:table-cell table:formula="of:=IF(RIGHT([' ;'.A505];4)=&quot;turn&quot;;&quot;Turn2&quot;;IF(RIGHT([' ;'.A505];4)=&quot;move&quot;;&quot;Move&quot;;[' ;'.A505]))" office:value-type="string" office:string-value="Turn2">
            <text:p>Turn2</text:p>
          </table:table-cell>
          <table:table-cell table:formula="of:=[' ;'.B505]" office:value-type="string" office:string-value="lfinger12">
            <text:p>lfinger12</text:p>
          </table:table-cell>
          <table:table-cell table:formula="of:=LEFT([' ;'.D505];1)&amp;&quot;_&quot;&amp;RIGHT([' ;'.D505];4)" office:value-type="string" office:string-value="y_axis">
            <text:p>y_axis</text:p>
          </table:table-cell>
          <table:table-cell table:formula="of:=ROUND(VALUE(MID([' ;'.E505];2;LEN([' ;'.E505])-2));1)" office:value-type="float" office:value="-18.1">
            <text:p>-18.1</text:p>
          </table:table-cell>
          <table:table-cell table:formula="of:=VALUE(MID([' ;'.G505];2;LEN([' ;'.G505])-2))" office:value-type="float" office:value="6.568593">
            <text:p>6.568593</text:p>
          </table:table-cell>
          <table:table-cell table:formula="of:=ROUND([.E505]/[.$J$1];2)" office:value-type="float" office:value="6.57">
            <text:p>6.57</text:p>
          </table:table-cell>
          <table:table-cell/>
          <table:table-cell table:formula="of:=IF(RIGHT([.A505];5)=&quot;sleep&quot;;&quot;Sleep(&quot;&amp;[.$L$1]&amp;&quot;*&quot;&amp;ROUND(VALUE([.B505]);2)/[.$M$1]&amp;&quot;)&quot;;[.A505]&amp;&quot;( &quot;&amp;[.B505]&amp;&quot;, &quot;&amp;[.C505]&amp;&quot;, &quot;&amp;[.D505]&amp;&quot;, &quot;&amp;[.$I$1]&amp;&quot;*&quot;&amp;[.F505]&amp;&quot; )&quot;)" office:value-type="string" office:string-value="Turn2( lfinger12, y_axis, -18.1, MOVEANIMATIONSPEED*6.57 )">
            <text:p>Turn2( lfinger12, y_axis, -18.1, MOVEANIMATIONSPEED*6.57 )</text:p>
          </table:table-cell>
          <table:table-cell table:number-columns-repeated="6"/>
        </table:table-row>
        <table:table-row table:style-name="ro1">
          <table:table-cell table:formula="of:=IF(RIGHT([' ;'.A506];4)=&quot;turn&quot;;&quot;Turn2&quot;;IF(RIGHT([' ;'.A506];4)=&quot;move&quot;;&quot;Move&quot;;[' ;'.A506]))" office:value-type="string" office:string-value="Turn2">
            <text:p>Turn2</text:p>
          </table:table-cell>
          <table:table-cell table:formula="of:=[' ;'.B506]" office:value-type="string" office:string-value="lfinger21">
            <text:p>lfinger21</text:p>
          </table:table-cell>
          <table:table-cell table:formula="of:=LEFT([' ;'.D506];1)&amp;&quot;_&quot;&amp;RIGHT([' ;'.D506];4)" office:value-type="string" office:string-value="z_axis">
            <text:p>z_axis</text:p>
          </table:table-cell>
          <table:table-cell table:formula="of:=ROUND(VALUE(MID([' ;'.E506];2;LEN([' ;'.E506])-2));1)" office:value-type="float" office:value="2.1">
            <text:p>2.1</text:p>
          </table:table-cell>
          <table:table-cell table:formula="of:=VALUE(MID([' ;'.G506];2;LEN([' ;'.G506])-2))" office:value-type="float" office:value="1.214384">
            <text:p>1.214384</text:p>
          </table:table-cell>
          <table:table-cell table:formula="of:=ROUND([.E506]/[.$J$1];2)" office:value-type="float" office:value="1.21">
            <text:p>1.21</text:p>
          </table:table-cell>
          <table:table-cell/>
          <table:table-cell table:formula="of:=IF(RIGHT([.A506];5)=&quot;sleep&quot;;&quot;Sleep(&quot;&amp;[.$L$1]&amp;&quot;*&quot;&amp;ROUND(VALUE([.B506]);2)/[.$M$1]&amp;&quot;)&quot;;[.A506]&amp;&quot;( &quot;&amp;[.B506]&amp;&quot;, &quot;&amp;[.C506]&amp;&quot;, &quot;&amp;[.D506]&amp;&quot;, &quot;&amp;[.$I$1]&amp;&quot;*&quot;&amp;[.F506]&amp;&quot; )&quot;)" office:value-type="string" office:string-value="Turn2( lfinger21, z_axis, 2.1, MOVEANIMATIONSPEED*1.21 )">
            <text:p>Turn2( lfinger21, z_axis, 2.1, MOVEANIMATIONSPEED*1.21 )</text:p>
          </table:table-cell>
          <table:table-cell table:number-columns-repeated="6"/>
        </table:table-row>
        <table:table-row table:style-name="ro1">
          <table:table-cell table:formula="of:=IF(RIGHT([' ;'.A507];4)=&quot;turn&quot;;&quot;Turn2&quot;;IF(RIGHT([' ;'.A507];4)=&quot;move&quot;;&quot;Move&quot;;[' ;'.A507]))" office:value-type="string" office:string-value="Turn2">
            <text:p>Turn2</text:p>
          </table:table-cell>
          <table:table-cell table:formula="of:=[' ;'.B507]" office:value-type="string" office:string-value="lfinger21">
            <text:p>lfinger21</text:p>
          </table:table-cell>
          <table:table-cell table:formula="of:=LEFT([' ;'.D507];1)&amp;&quot;_&quot;&amp;RIGHT([' ;'.D507];4)" office:value-type="string" office:string-value="y_axis">
            <text:p>y_axis</text:p>
          </table:table-cell>
          <table:table-cell table:formula="of:=ROUND(VALUE(MID([' ;'.E507];2;LEN([' ;'.E507])-2));1)" office:value-type="float" office:value="-0.6">
            <text:p>-0.6</text:p>
          </table:table-cell>
          <table:table-cell table:formula="of:=VALUE(MID([' ;'.G507];2;LEN([' ;'.G507])-2))" office:value-type="float" office:value="3.372321">
            <text:p>3.372321</text:p>
          </table:table-cell>
          <table:table-cell table:formula="of:=ROUND([.E507]/[.$J$1];2)" office:value-type="float" office:value="3.37">
            <text:p>3.37</text:p>
          </table:table-cell>
          <table:table-cell/>
          <table:table-cell table:formula="of:=IF(RIGHT([.A507];5)=&quot;sleep&quot;;&quot;Sleep(&quot;&amp;[.$L$1]&amp;&quot;*&quot;&amp;ROUND(VALUE([.B507]);2)/[.$M$1]&amp;&quot;)&quot;;[.A507]&amp;&quot;( &quot;&amp;[.B507]&amp;&quot;, &quot;&amp;[.C507]&amp;&quot;, &quot;&amp;[.D507]&amp;&quot;, &quot;&amp;[.$I$1]&amp;&quot;*&quot;&amp;[.F507]&amp;&quot; )&quot;)" office:value-type="string" office:string-value="Turn2( lfinger21, y_axis, -0.6, MOVEANIMATIONSPEED*3.37 )">
            <text:p>Turn2( lfinger21, y_axis, -0.6, MOVEANIMATIONSPEED*3.37 )</text:p>
          </table:table-cell>
          <table:table-cell table:number-columns-repeated="6"/>
        </table:table-row>
        <table:table-row table:style-name="ro1">
          <table:table-cell table:formula="of:=IF(RIGHT([' ;'.A508];4)=&quot;turn&quot;;&quot;Turn2&quot;;IF(RIGHT([' ;'.A508];4)=&quot;move&quot;;&quot;Move&quot;;[' ;'.A508]))" office:value-type="string" office:string-value="Turn2">
            <text:p>Turn2</text:p>
          </table:table-cell>
          <table:table-cell table:formula="of:=[' ;'.B508]" office:value-type="string" office:string-value="lfinger22">
            <text:p>lfinger22</text:p>
          </table:table-cell>
          <table:table-cell table:formula="of:=LEFT([' ;'.D508];1)&amp;&quot;_&quot;&amp;RIGHT([' ;'.D508];4)" office:value-type="string" office:string-value="x_axis">
            <text:p>x_axis</text:p>
          </table:table-cell>
          <table:table-cell table:formula="of:=ROUND(VALUE(MID([' ;'.E508];2;LEN([' ;'.E508])-2));1)" office:value-type="float" office:value="-78.4">
            <text:p>-78.4</text:p>
          </table:table-cell>
          <table:table-cell table:formula="of:=VALUE(MID([' ;'.G508];2;LEN([' ;'.G508])-2))" office:value-type="float" office:value="38.179733">
            <text:p>38.179733</text:p>
          </table:table-cell>
          <table:table-cell table:formula="of:=ROUND([.E508]/[.$J$1];2)" office:value-type="float" office:value="38.18">
            <text:p>38.18</text:p>
          </table:table-cell>
          <table:table-cell/>
          <table:table-cell table:formula="of:=IF(RIGHT([.A508];5)=&quot;sleep&quot;;&quot;Sleep(&quot;&amp;[.$L$1]&amp;&quot;*&quot;&amp;ROUND(VALUE([.B508]);2)/[.$M$1]&amp;&quot;)&quot;;[.A508]&amp;&quot;( &quot;&amp;[.B508]&amp;&quot;, &quot;&amp;[.C508]&amp;&quot;, &quot;&amp;[.D508]&amp;&quot;, &quot;&amp;[.$I$1]&amp;&quot;*&quot;&amp;[.F508]&amp;&quot; )&quot;)" office:value-type="string" office:string-value="Turn2( lfinger22, x_axis, -78.4, MOVEANIMATIONSPEED*38.18 )">
            <text:p>Turn2( lfinger22, x_axis, -78.4, MOVEANIMATIONSPEED*38.18 )</text:p>
          </table:table-cell>
          <table:table-cell table:number-columns-repeated="6"/>
        </table:table-row>
        <table:table-row table:style-name="ro1">
          <table:table-cell table:formula="of:=IF(RIGHT([' ;'.A509];4)=&quot;turn&quot;;&quot;Turn2&quot;;IF(RIGHT([' ;'.A509];4)=&quot;move&quot;;&quot;Move&quot;;[' ;'.A509]))" office:value-type="string" office:string-value="Turn2">
            <text:p>Turn2</text:p>
          </table:table-cell>
          <table:table-cell table:formula="of:=[' ;'.B509]" office:value-type="string" office:string-value="lfinger22">
            <text:p>lfinger22</text:p>
          </table:table-cell>
          <table:table-cell table:formula="of:=LEFT([' ;'.D509];1)&amp;&quot;_&quot;&amp;RIGHT([' ;'.D509];4)" office:value-type="string" office:string-value="z_axis">
            <text:p>z_axis</text:p>
          </table:table-cell>
          <table:table-cell table:formula="of:=ROUND(VALUE(MID([' ;'.E509];2;LEN([' ;'.E509])-2));1)" office:value-type="float" office:value="-47.9">
            <text:p>-47.9</text:p>
          </table:table-cell>
          <table:table-cell table:formula="of:=VALUE(MID([' ;'.G509];2;LEN([' ;'.G509])-2))" office:value-type="float" office:value="78.424164">
            <text:p>78.424164</text:p>
          </table:table-cell>
          <table:table-cell table:formula="of:=ROUND([.E509]/[.$J$1];2)" office:value-type="float" office:value="78.42">
            <text:p>78.42</text:p>
          </table:table-cell>
          <table:table-cell/>
          <table:table-cell table:formula="of:=IF(RIGHT([.A509];5)=&quot;sleep&quot;;&quot;Sleep(&quot;&amp;[.$L$1]&amp;&quot;*&quot;&amp;ROUND(VALUE([.B509]);2)/[.$M$1]&amp;&quot;)&quot;;[.A509]&amp;&quot;( &quot;&amp;[.B509]&amp;&quot;, &quot;&amp;[.C509]&amp;&quot;, &quot;&amp;[.D509]&amp;&quot;, &quot;&amp;[.$I$1]&amp;&quot;*&quot;&amp;[.F509]&amp;&quot; )&quot;)" office:value-type="string" office:string-value="Turn2( lfinger22, z_axis, -47.9, MOVEANIMATIONSPEED*78.42 )">
            <text:p>Turn2( lfinger22, z_axis, -47.9, MOVEANIMATIONSPEED*78.42 )</text:p>
          </table:table-cell>
          <table:table-cell table:number-columns-repeated="6"/>
        </table:table-row>
        <table:table-row table:style-name="ro1">
          <table:table-cell table:formula="of:=IF(RIGHT([' ;'.A510];4)=&quot;turn&quot;;&quot;Turn2&quot;;IF(RIGHT([' ;'.A510];4)=&quot;move&quot;;&quot;Move&quot;;[' ;'.A510]))" office:value-type="string" office:string-value="Turn2">
            <text:p>Turn2</text:p>
          </table:table-cell>
          <table:table-cell table:formula="of:=[' ;'.B510]" office:value-type="string" office:string-value="lfinger22">
            <text:p>lfinger22</text:p>
          </table:table-cell>
          <table:table-cell table:formula="of:=LEFT([' ;'.D510];1)&amp;&quot;_&quot;&amp;RIGHT([' ;'.D510];4)" office:value-type="string" office:string-value="y_axis">
            <text:p>y_axis</text:p>
          </table:table-cell>
          <table:table-cell table:formula="of:=ROUND(VALUE(MID([' ;'.E510];2;LEN([' ;'.E510])-2));1)" office:value-type="float" office:value="-70.8">
            <text:p>-70.8</text:p>
          </table:table-cell>
          <table:table-cell table:formula="of:=VALUE(MID([' ;'.G510];2;LEN([' ;'.G510])-2))" office:value-type="float" office:value="47.559427">
            <text:p>47.559427</text:p>
          </table:table-cell>
          <table:table-cell table:formula="of:=ROUND([.E510]/[.$J$1];2)" office:value-type="float" office:value="47.56">
            <text:p>47.56</text:p>
          </table:table-cell>
          <table:table-cell/>
          <table:table-cell table:formula="of:=IF(RIGHT([.A510];5)=&quot;sleep&quot;;&quot;Sleep(&quot;&amp;[.$L$1]&amp;&quot;*&quot;&amp;ROUND(VALUE([.B510]);2)/[.$M$1]&amp;&quot;)&quot;;[.A510]&amp;&quot;( &quot;&amp;[.B510]&amp;&quot;, &quot;&amp;[.C510]&amp;&quot;, &quot;&amp;[.D510]&amp;&quot;, &quot;&amp;[.$I$1]&amp;&quot;*&quot;&amp;[.F510]&amp;&quot; )&quot;)" office:value-type="string" office:string-value="Turn2( lfinger22, y_axis, -70.8, MOVEANIMATIONSPEED*47.56 )">
            <text:p>Turn2( lfinger22, y_axis, -70.8, MOVEANIMATIONSPEED*47.56 )</text:p>
          </table:table-cell>
          <table:table-cell table:number-columns-repeated="6"/>
        </table:table-row>
        <table:table-row table:style-name="ro1">
          <table:table-cell table:formula="of:=IF(RIGHT([' ;'.A511];4)=&quot;turn&quot;;&quot;Turn2&quot;;IF(RIGHT([' ;'.A511];4)=&quot;move&quot;;&quot;Move&quot;;[' ;'.A511]))" office:value-type="string" office:string-value="Turn2">
            <text:p>Turn2</text:p>
          </table:table-cell>
          <table:table-cell table:formula="of:=[' ;'.B511]" office:value-type="string" office:string-value="lfinger31">
            <text:p>lfinger31</text:p>
          </table:table-cell>
          <table:table-cell table:formula="of:=LEFT([' ;'.D511];1)&amp;&quot;_&quot;&amp;RIGHT([' ;'.D511];4)" office:value-type="string" office:string-value="x_axis">
            <text:p>x_axis</text:p>
          </table:table-cell>
          <table:table-cell table:formula="of:=ROUND(VALUE(MID([' ;'.E511];2;LEN([' ;'.E511])-2));1)" office:value-type="float" office:value="17.9">
            <text:p>17.9</text:p>
          </table:table-cell>
          <table:table-cell table:formula="of:=VALUE(MID([' ;'.G511];2;LEN([' ;'.G511])-2))" office:value-type="float" office:value="18.695269">
            <text:p>18.695269</text:p>
          </table:table-cell>
          <table:table-cell table:formula="of:=ROUND([.E511]/[.$J$1];2)" office:value-type="float" office:value="18.7">
            <text:p>18.7</text:p>
          </table:table-cell>
          <table:table-cell/>
          <table:table-cell table:formula="of:=IF(RIGHT([.A511];5)=&quot;sleep&quot;;&quot;Sleep(&quot;&amp;[.$L$1]&amp;&quot;*&quot;&amp;ROUND(VALUE([.B511]);2)/[.$M$1]&amp;&quot;)&quot;;[.A511]&amp;&quot;( &quot;&amp;[.B511]&amp;&quot;, &quot;&amp;[.C511]&amp;&quot;, &quot;&amp;[.D511]&amp;&quot;, &quot;&amp;[.$I$1]&amp;&quot;*&quot;&amp;[.F511]&amp;&quot; )&quot;)" office:value-type="string" office:string-value="Turn2( lfinger31, x_axis, 17.9, MOVEANIMATIONSPEED*18.7 )">
            <text:p>Turn2( lfinger31, x_axis, 17.9, MOVEANIMATIONSPEED*18.7 )</text:p>
          </table:table-cell>
          <table:table-cell table:number-columns-repeated="6"/>
        </table:table-row>
        <table:table-row table:style-name="ro1">
          <table:table-cell table:formula="of:=IF(RIGHT([' ;'.A512];4)=&quot;turn&quot;;&quot;Turn2&quot;;IF(RIGHT([' ;'.A512];4)=&quot;move&quot;;&quot;Move&quot;;[' ;'.A512]))" office:value-type="string" office:string-value="Turn2">
            <text:p>Turn2</text:p>
          </table:table-cell>
          <table:table-cell table:formula="of:=[' ;'.B512]" office:value-type="string" office:string-value="lfinger31">
            <text:p>lfinger31</text:p>
          </table:table-cell>
          <table:table-cell table:formula="of:=LEFT([' ;'.D512];1)&amp;&quot;_&quot;&amp;RIGHT([' ;'.D512];4)" office:value-type="string" office:string-value="z_axis">
            <text:p>z_axis</text:p>
          </table:table-cell>
          <table:table-cell table:formula="of:=ROUND(VALUE(MID([' ;'.E512];2;LEN([' ;'.E512])-2));1)" office:value-type="float" office:value="-50.4">
            <text:p>-50.4</text:p>
          </table:table-cell>
          <table:table-cell table:formula="of:=VALUE(MID([' ;'.G512];2;LEN([' ;'.G512])-2))" office:value-type="float" office:value="42.656068">
            <text:p>42.656068</text:p>
          </table:table-cell>
          <table:table-cell table:formula="of:=ROUND([.E512]/[.$J$1];2)" office:value-type="float" office:value="42.66">
            <text:p>42.66</text:p>
          </table:table-cell>
          <table:table-cell/>
          <table:table-cell table:formula="of:=IF(RIGHT([.A512];5)=&quot;sleep&quot;;&quot;Sleep(&quot;&amp;[.$L$1]&amp;&quot;*&quot;&amp;ROUND(VALUE([.B512]);2)/[.$M$1]&amp;&quot;)&quot;;[.A512]&amp;&quot;( &quot;&amp;[.B512]&amp;&quot;, &quot;&amp;[.C512]&amp;&quot;, &quot;&amp;[.D512]&amp;&quot;, &quot;&amp;[.$I$1]&amp;&quot;*&quot;&amp;[.F512]&amp;&quot; )&quot;)" office:value-type="string" office:string-value="Turn2( lfinger31, z_axis, -50.4, MOVEANIMATIONSPEED*42.66 )">
            <text:p>Turn2( lfinger31, z_axis, -50.4, MOVEANIMATIONSPEED*42.66 )</text:p>
          </table:table-cell>
          <table:table-cell table:number-columns-repeated="6"/>
        </table:table-row>
        <table:table-row table:style-name="ro1">
          <table:table-cell table:formula="of:=IF(RIGHT([' ;'.A513];4)=&quot;turn&quot;;&quot;Turn2&quot;;IF(RIGHT([' ;'.A513];4)=&quot;move&quot;;&quot;Move&quot;;[' ;'.A513]))" office:value-type="string" office:string-value="Turn2">
            <text:p>Turn2</text:p>
          </table:table-cell>
          <table:table-cell table:formula="of:=[' ;'.B513]" office:value-type="string" office:string-value="lfinger31">
            <text:p>lfinger31</text:p>
          </table:table-cell>
          <table:table-cell table:formula="of:=LEFT([' ;'.D513];1)&amp;&quot;_&quot;&amp;RIGHT([' ;'.D513];4)" office:value-type="string" office:string-value="y_axis">
            <text:p>y_axis</text:p>
          </table:table-cell>
          <table:table-cell table:formula="of:=ROUND(VALUE(MID([' ;'.E513];2;LEN([' ;'.E513])-2));1)" office:value-type="float" office:value="24.4">
            <text:p>24.4</text:p>
          </table:table-cell>
          <table:table-cell table:formula="of:=VALUE(MID([' ;'.G513];2;LEN([' ;'.G513])-2))" office:value-type="float" office:value="89.093893">
            <text:p>89.093893</text:p>
          </table:table-cell>
          <table:table-cell table:formula="of:=ROUND([.E513]/[.$J$1];2)" office:value-type="float" office:value="89.09">
            <text:p>89.09</text:p>
          </table:table-cell>
          <table:table-cell/>
          <table:table-cell table:formula="of:=IF(RIGHT([.A513];5)=&quot;sleep&quot;;&quot;Sleep(&quot;&amp;[.$L$1]&amp;&quot;*&quot;&amp;ROUND(VALUE([.B513]);2)/[.$M$1]&amp;&quot;)&quot;;[.A513]&amp;&quot;( &quot;&amp;[.B513]&amp;&quot;, &quot;&amp;[.C513]&amp;&quot;, &quot;&amp;[.D513]&amp;&quot;, &quot;&amp;[.$I$1]&amp;&quot;*&quot;&amp;[.F513]&amp;&quot; )&quot;)" office:value-type="string" office:string-value="Turn2( lfinger31, y_axis, 24.4, MOVEANIMATIONSPEED*89.09 )">
            <text:p>Turn2( lfinger31, y_axis, 24.4, MOVEANIMATIONSPEED*89.09 )</text:p>
          </table:table-cell>
          <table:table-cell table:number-columns-repeated="6"/>
        </table:table-row>
        <table:table-row table:style-name="ro1">
          <table:table-cell table:formula="of:=IF(RIGHT([' ;'.A514];4)=&quot;turn&quot;;&quot;Turn2&quot;;IF(RIGHT([' ;'.A514];4)=&quot;move&quot;;&quot;Move&quot;;[' ;'.A514]))" office:value-type="string" office:string-value="Turn2">
            <text:p>Turn2</text:p>
          </table:table-cell>
          <table:table-cell table:formula="of:=[' ;'.B514]" office:value-type="string" office:string-value="lfinger32">
            <text:p>lfinger32</text:p>
          </table:table-cell>
          <table:table-cell table:formula="of:=LEFT([' ;'.D514];1)&amp;&quot;_&quot;&amp;RIGHT([' ;'.D514];4)" office:value-type="string" office:string-value="x_axis">
            <text:p>x_axis</text:p>
          </table:table-cell>
          <table:table-cell table:formula="of:=ROUND(VALUE(MID([' ;'.E514];2;LEN([' ;'.E514])-2));1)" office:value-type="float" office:value="-22.2">
            <text:p>-22.2</text:p>
          </table:table-cell>
          <table:table-cell table:formula="of:=VALUE(MID([' ;'.G514];2;LEN([' ;'.G514])-2))" office:value-type="float" office:value="15.807056">
            <text:p>15.807056</text:p>
          </table:table-cell>
          <table:table-cell table:formula="of:=ROUND([.E514]/[.$J$1];2)" office:value-type="float" office:value="15.81">
            <text:p>15.81</text:p>
          </table:table-cell>
          <table:table-cell/>
          <table:table-cell table:formula="of:=IF(RIGHT([.A514];5)=&quot;sleep&quot;;&quot;Sleep(&quot;&amp;[.$L$1]&amp;&quot;*&quot;&amp;ROUND(VALUE([.B514]);2)/[.$M$1]&amp;&quot;)&quot;;[.A514]&amp;&quot;( &quot;&amp;[.B514]&amp;&quot;, &quot;&amp;[.C514]&amp;&quot;, &quot;&amp;[.D514]&amp;&quot;, &quot;&amp;[.$I$1]&amp;&quot;*&quot;&amp;[.F514]&amp;&quot; )&quot;)" office:value-type="string" office:string-value="Turn2( lfinger32, x_axis, -22.2, MOVEANIMATIONSPEED*15.81 )">
            <text:p>Turn2( lfinger32, x_axis, -22.2, MOVEANIMATIONSPEED*15.81 )</text:p>
          </table:table-cell>
          <table:table-cell table:number-columns-repeated="6"/>
        </table:table-row>
        <table:table-row table:style-name="ro1">
          <table:table-cell table:formula="of:=IF(RIGHT([' ;'.A515];4)=&quot;turn&quot;;&quot;Turn2&quot;;IF(RIGHT([' ;'.A515];4)=&quot;move&quot;;&quot;Move&quot;;[' ;'.A515]))" office:value-type="string" office:string-value="Turn2">
            <text:p>Turn2</text:p>
          </table:table-cell>
          <table:table-cell table:formula="of:=[' ;'.B515]" office:value-type="string" office:string-value="lfinger32">
            <text:p>lfinger32</text:p>
          </table:table-cell>
          <table:table-cell table:formula="of:=LEFT([' ;'.D515];1)&amp;&quot;_&quot;&amp;RIGHT([' ;'.D515];4)" office:value-type="string" office:string-value="z_axis">
            <text:p>z_axis</text:p>
          </table:table-cell>
          <table:table-cell table:formula="of:=ROUND(VALUE(MID([' ;'.E515];2;LEN([' ;'.E515])-2));1)" office:value-type="float" office:value="-50.9">
            <text:p>-50.9</text:p>
          </table:table-cell>
          <table:table-cell table:formula="of:=VALUE(MID([' ;'.G515];2;LEN([' ;'.G515])-2))" office:value-type="float" office:value="46.693427">
            <text:p>46.693427</text:p>
          </table:table-cell>
          <table:table-cell table:formula="of:=ROUND([.E515]/[.$J$1];2)" office:value-type="float" office:value="46.69">
            <text:p>46.69</text:p>
          </table:table-cell>
          <table:table-cell/>
          <table:table-cell table:formula="of:=IF(RIGHT([.A515];5)=&quot;sleep&quot;;&quot;Sleep(&quot;&amp;[.$L$1]&amp;&quot;*&quot;&amp;ROUND(VALUE([.B515]);2)/[.$M$1]&amp;&quot;)&quot;;[.A515]&amp;&quot;( &quot;&amp;[.B515]&amp;&quot;, &quot;&amp;[.C515]&amp;&quot;, &quot;&amp;[.D515]&amp;&quot;, &quot;&amp;[.$I$1]&amp;&quot;*&quot;&amp;[.F515]&amp;&quot; )&quot;)" office:value-type="string" office:string-value="Turn2( lfinger32, z_axis, -50.9, MOVEANIMATIONSPEED*46.69 )">
            <text:p>Turn2( lfinger32, z_axis, -50.9, MOVEANIMATIONSPEED*46.69 )</text:p>
          </table:table-cell>
          <table:table-cell table:number-columns-repeated="6"/>
        </table:table-row>
        <table:table-row table:style-name="ro1">
          <table:table-cell table:formula="of:=IF(RIGHT([' ;'.A516];4)=&quot;turn&quot;;&quot;Turn2&quot;;IF(RIGHT([' ;'.A516];4)=&quot;move&quot;;&quot;Move&quot;;[' ;'.A516]))" office:value-type="string" office:string-value="Turn2">
            <text:p>Turn2</text:p>
          </table:table-cell>
          <table:table-cell table:formula="of:=[' ;'.B516]" office:value-type="string" office:string-value="lfinger32">
            <text:p>lfinger32</text:p>
          </table:table-cell>
          <table:table-cell table:formula="of:=LEFT([' ;'.D516];1)&amp;&quot;_&quot;&amp;RIGHT([' ;'.D516];4)" office:value-type="string" office:string-value="y_axis">
            <text:p>y_axis</text:p>
          </table:table-cell>
          <table:table-cell table:formula="of:=ROUND(VALUE(MID([' ;'.E516];2;LEN([' ;'.E516])-2));1)" office:value-type="float" office:value="23.5">
            <text:p>23.5</text:p>
          </table:table-cell>
          <table:table-cell table:formula="of:=VALUE(MID([' ;'.G516];2;LEN([' ;'.G516])-2))" office:value-type="float" office:value="84.329682">
            <text:p>84.329682</text:p>
          </table:table-cell>
          <table:table-cell table:formula="of:=ROUND([.E516]/[.$J$1];2)" office:value-type="float" office:value="84.33">
            <text:p>84.33</text:p>
          </table:table-cell>
          <table:table-cell/>
          <table:table-cell table:formula="of:=IF(RIGHT([.A516];5)=&quot;sleep&quot;;&quot;Sleep(&quot;&amp;[.$L$1]&amp;&quot;*&quot;&amp;ROUND(VALUE([.B516]);2)/[.$M$1]&amp;&quot;)&quot;;[.A516]&amp;&quot;( &quot;&amp;[.B516]&amp;&quot;, &quot;&amp;[.C516]&amp;&quot;, &quot;&amp;[.D516]&amp;&quot;, &quot;&amp;[.$I$1]&amp;&quot;*&quot;&amp;[.F516]&amp;&quot; )&quot;)" office:value-type="string" office:string-value="Turn2( lfinger32, y_axis, 23.5, MOVEANIMATIONSPEED*84.33 )">
            <text:p>Turn2( lfinger32, y_axis, 23.5, MOVEANIMATIONSPEED*84.33 )</text:p>
          </table:table-cell>
          <table:table-cell table:number-columns-repeated="6"/>
        </table:table-row>
        <table:table-row table:style-name="ro1">
          <table:table-cell table:formula="of:=IF(RIGHT([' ;'.A517];4)=&quot;turn&quot;;&quot;Turn2&quot;;IF(RIGHT([' ;'.A517];4)=&quot;move&quot;;&quot;Move&quot;;[' ;'.A517]))" office:value-type="string" office:string-value="Turn2">
            <text:p>Turn2</text:p>
          </table:table-cell>
          <table:table-cell table:formula="of:=[' ;'.B517]" office:value-type="string" office:string-value="lhoof">
            <text:p>lhoof</text:p>
          </table:table-cell>
          <table:table-cell table:formula="of:=LEFT([' ;'.D517];1)&amp;&quot;_&quot;&amp;RIGHT([' ;'.D517];4)" office:value-type="string" office:string-value="x_axis">
            <text:p>x_axis</text:p>
          </table:table-cell>
          <table:table-cell table:formula="of:=ROUND(VALUE(MID([' ;'.E517];2;LEN([' ;'.E517])-2));1)" office:value-type="float" office:value="2">
            <text:p>2</text:p>
          </table:table-cell>
          <table:table-cell table:formula="of:=VALUE(MID([' ;'.G517];2;LEN([' ;'.G517])-2))" office:value-type="float" office:value="143.225703">
            <text:p>143.225703</text:p>
          </table:table-cell>
          <table:table-cell table:formula="of:=ROUND([.E517]/[.$J$1];2)" office:value-type="float" office:value="143.23">
            <text:p>143.23</text:p>
          </table:table-cell>
          <table:table-cell/>
          <table:table-cell table:formula="of:=IF(RIGHT([.A517];5)=&quot;sleep&quot;;&quot;Sleep(&quot;&amp;[.$L$1]&amp;&quot;*&quot;&amp;ROUND(VALUE([.B517]);2)/[.$M$1]&amp;&quot;)&quot;;[.A517]&amp;&quot;( &quot;&amp;[.B517]&amp;&quot;, &quot;&amp;[.C517]&amp;&quot;, &quot;&amp;[.D517]&amp;&quot;, &quot;&amp;[.$I$1]&amp;&quot;*&quot;&amp;[.F517]&amp;&quot; )&quot;)" office:value-type="string" office:string-value="Turn2( lhoof, x_axis, 2, MOVEANIMATIONSPEED*143.23 )">
            <text:p>Turn2( lhoof, x_axis, 2, MOVEANIMATIONSPEED*143.23 )</text:p>
          </table:table-cell>
          <table:table-cell table:number-columns-repeated="6"/>
        </table:table-row>
        <table:table-row table:style-name="ro1">
          <table:table-cell table:formula="of:=IF(RIGHT([' ;'.A518];4)=&quot;turn&quot;;&quot;Turn2&quot;;IF(RIGHT([' ;'.A518];4)=&quot;move&quot;;&quot;Move&quot;;[' ;'.A518]))" office:value-type="string" office:string-value="Turn2">
            <text:p>Turn2</text:p>
          </table:table-cell>
          <table:table-cell table:formula="of:=[' ;'.B518]" office:value-type="string" office:string-value="llarm">
            <text:p>llarm</text:p>
          </table:table-cell>
          <table:table-cell table:formula="of:=LEFT([' ;'.D518];1)&amp;&quot;_&quot;&amp;RIGHT([' ;'.D518];4)" office:value-type="string" office:string-value="z_axis">
            <text:p>z_axis</text:p>
          </table:table-cell>
          <table:table-cell table:formula="of:=ROUND(VALUE(MID([' ;'.E518];2;LEN([' ;'.E518])-2));1)" office:value-type="float" office:value="-4.3">
            <text:p>-4.3</text:p>
          </table:table-cell>
          <table:table-cell table:formula="of:=VALUE(MID([' ;'.G518];2;LEN([' ;'.G518])-2))" office:value-type="float" office:value="9.424073">
            <text:p>9.424073</text:p>
          </table:table-cell>
          <table:table-cell table:formula="of:=ROUND([.E518]/[.$J$1];2)" office:value-type="float" office:value="9.42">
            <text:p>9.42</text:p>
          </table:table-cell>
          <table:table-cell/>
          <table:table-cell table:formula="of:=IF(RIGHT([.A518];5)=&quot;sleep&quot;;&quot;Sleep(&quot;&amp;[.$L$1]&amp;&quot;*&quot;&amp;ROUND(VALUE([.B518]);2)/[.$M$1]&amp;&quot;)&quot;;[.A518]&amp;&quot;( &quot;&amp;[.B518]&amp;&quot;, &quot;&amp;[.C518]&amp;&quot;, &quot;&amp;[.D518]&amp;&quot;, &quot;&amp;[.$I$1]&amp;&quot;*&quot;&amp;[.F518]&amp;&quot; )&quot;)" office:value-type="string" office:string-value="Turn2( llarm, z_axis, -4.3, MOVEANIMATIONSPEED*9.42 )">
            <text:p>Turn2( llarm, z_axis, -4.3, MOVEANIMATIONSPEED*9.42 )</text:p>
          </table:table-cell>
          <table:table-cell table:number-columns-repeated="6"/>
        </table:table-row>
        <table:table-row table:style-name="ro1">
          <table:table-cell table:formula="of:=IF(RIGHT([' ;'.A519];4)=&quot;turn&quot;;&quot;Turn2&quot;;IF(RIGHT([' ;'.A519];4)=&quot;move&quot;;&quot;Move&quot;;[' ;'.A519]))" office:value-type="string" office:string-value="Turn2">
            <text:p>Turn2</text:p>
          </table:table-cell>
          <table:table-cell table:formula="of:=[' ;'.B519]" office:value-type="string" office:string-value="llarm">
            <text:p>llarm</text:p>
          </table:table-cell>
          <table:table-cell table:formula="of:=LEFT([' ;'.D519];1)&amp;&quot;_&quot;&amp;RIGHT([' ;'.D519];4)" office:value-type="string" office:string-value="y_axis">
            <text:p>y_axis</text:p>
          </table:table-cell>
          <table:table-cell table:formula="of:=ROUND(VALUE(MID([' ;'.E519];2;LEN([' ;'.E519])-2));1)" office:value-type="float" office:value="-7.7">
            <text:p>-7.7</text:p>
          </table:table-cell>
          <table:table-cell table:formula="of:=VALUE(MID([' ;'.G519];2;LEN([' ;'.G519])-2))" office:value-type="float" office:value="6.227331">
            <text:p>6.227331</text:p>
          </table:table-cell>
          <table:table-cell table:formula="of:=ROUND([.E519]/[.$J$1];2)" office:value-type="float" office:value="6.23">
            <text:p>6.23</text:p>
          </table:table-cell>
          <table:table-cell/>
          <table:table-cell table:formula="of:=IF(RIGHT([.A519];5)=&quot;sleep&quot;;&quot;Sleep(&quot;&amp;[.$L$1]&amp;&quot;*&quot;&amp;ROUND(VALUE([.B519]);2)/[.$M$1]&amp;&quot;)&quot;;[.A519]&amp;&quot;( &quot;&amp;[.B519]&amp;&quot;, &quot;&amp;[.C519]&amp;&quot;, &quot;&amp;[.D519]&amp;&quot;, &quot;&amp;[.$I$1]&amp;&quot;*&quot;&amp;[.F519]&amp;&quot; )&quot;)" office:value-type="string" office:string-value="Turn2( llarm, y_axis, -7.7, MOVEANIMATIONSPEED*6.23 )">
            <text:p>Turn2( llarm, y_axis, -7.7, MOVEANIMATIONSPEED*6.23 )</text:p>
          </table:table-cell>
          <table:table-cell table:number-columns-repeated="6"/>
        </table:table-row>
        <table:table-row table:style-name="ro1">
          <table:table-cell table:formula="of:=IF(RIGHT([' ;'.A520];4)=&quot;turn&quot;;&quot;Turn2&quot;;IF(RIGHT([' ;'.A520];4)=&quot;move&quot;;&quot;Move&quot;;[' ;'.A520]))" office:value-type="string" office:string-value="Turn2">
            <text:p>Turn2</text:p>
          </table:table-cell>
          <table:table-cell table:formula="of:=[' ;'.B520]" office:value-type="string" office:string-value="lleg">
            <text:p>lleg</text:p>
          </table:table-cell>
          <table:table-cell table:formula="of:=LEFT([' ;'.D520];1)&amp;&quot;_&quot;&amp;RIGHT([' ;'.D520];4)" office:value-type="string" office:string-value="x_axis">
            <text:p>x_axis</text:p>
          </table:table-cell>
          <table:table-cell table:formula="of:=ROUND(VALUE(MID([' ;'.E520];2;LEN([' ;'.E520])-2));1)" office:value-type="float" office:value="29.2">
            <text:p>29.2</text:p>
          </table:table-cell>
          <table:table-cell table:formula="of:=VALUE(MID([' ;'.G520];2;LEN([' ;'.G520])-2))" office:value-type="float" office:value="126.090585">
            <text:p>126.090585</text:p>
          </table:table-cell>
          <table:table-cell table:formula="of:=ROUND([.E520]/[.$J$1];2)" office:value-type="float" office:value="126.09">
            <text:p>126.09</text:p>
          </table:table-cell>
          <table:table-cell/>
          <table:table-cell table:formula="of:=IF(RIGHT([.A520];5)=&quot;sleep&quot;;&quot;Sleep(&quot;&amp;[.$L$1]&amp;&quot;*&quot;&amp;ROUND(VALUE([.B520]);2)/[.$M$1]&amp;&quot;)&quot;;[.A520]&amp;&quot;( &quot;&amp;[.B520]&amp;&quot;, &quot;&amp;[.C520]&amp;&quot;, &quot;&amp;[.D520]&amp;&quot;, &quot;&amp;[.$I$1]&amp;&quot;*&quot;&amp;[.F520]&amp;&quot; )&quot;)" office:value-type="string" office:string-value="Turn2( lleg, x_axis, 29.2, MOVEANIMATIONSPEED*126.09 )">
            <text:p>Turn2( lleg, x_axis, 29.2, MOVEANIMATIONSPEED*126.09 )</text:p>
          </table:table-cell>
          <table:table-cell table:number-columns-repeated="6"/>
        </table:table-row>
        <table:table-row table:style-name="ro1">
          <table:table-cell table:formula="of:=IF(RIGHT([' ;'.A521];4)=&quot;turn&quot;;&quot;Turn2&quot;;IF(RIGHT([' ;'.A521];4)=&quot;move&quot;;&quot;Move&quot;;[' ;'.A521]))" office:value-type="string" office:string-value="Turn2">
            <text:p>Turn2</text:p>
          </table:table-cell>
          <table:table-cell table:formula="of:=[' ;'.B521]" office:value-type="string" office:string-value="lshoulder">
            <text:p>lshoulder</text:p>
          </table:table-cell>
          <table:table-cell table:formula="of:=LEFT([' ;'.D521];1)&amp;&quot;_&quot;&amp;RIGHT([' ;'.D521];4)" office:value-type="string" office:string-value="x_axis">
            <text:p>x_axis</text:p>
          </table:table-cell>
          <table:table-cell table:formula="of:=ROUND(VALUE(MID([' ;'.E521];2;LEN([' ;'.E521])-2));1)" office:value-type="float" office:value="24.1">
            <text:p>24.1</text:p>
          </table:table-cell>
          <table:table-cell table:formula="of:=VALUE(MID([' ;'.G521];2;LEN([' ;'.G521])-2))" office:value-type="float" office:value="93.985298">
            <text:p>93.985298</text:p>
          </table:table-cell>
          <table:table-cell table:formula="of:=ROUND([.E521]/[.$J$1];2)" office:value-type="float" office:value="93.99">
            <text:p>93.99</text:p>
          </table:table-cell>
          <table:table-cell/>
          <table:table-cell table:formula="of:=IF(RIGHT([.A521];5)=&quot;sleep&quot;;&quot;Sleep(&quot;&amp;[.$L$1]&amp;&quot;*&quot;&amp;ROUND(VALUE([.B521]);2)/[.$M$1]&amp;&quot;)&quot;;[.A521]&amp;&quot;( &quot;&amp;[.B521]&amp;&quot;, &quot;&amp;[.C521]&amp;&quot;, &quot;&amp;[.D521]&amp;&quot;, &quot;&amp;[.$I$1]&amp;&quot;*&quot;&amp;[.F521]&amp;&quot; )&quot;)" office:value-type="string" office:string-value="Turn2( lshoulder, x_axis, 24.1, MOVEANIMATIONSPEED*93.99 )">
            <text:p>Turn2( lshoulder, x_axis, 24.1, MOVEANIMATIONSPEED*93.99 )</text:p>
          </table:table-cell>
          <table:table-cell table:number-columns-repeated="6"/>
        </table:table-row>
        <table:table-row table:style-name="ro1">
          <table:table-cell table:formula="of:=IF(RIGHT([' ;'.A522];4)=&quot;turn&quot;;&quot;Turn2&quot;;IF(RIGHT([' ;'.A522];4)=&quot;move&quot;;&quot;Move&quot;;[' ;'.A522]))" office:value-type="string" office:string-value="Turn2">
            <text:p>Turn2</text:p>
          </table:table-cell>
          <table:table-cell table:formula="of:=[' ;'.B522]" office:value-type="string" office:string-value="lshoulder">
            <text:p>lshoulder</text:p>
          </table:table-cell>
          <table:table-cell table:formula="of:=LEFT([' ;'.D522];1)&amp;&quot;_&quot;&amp;RIGHT([' ;'.D522];4)" office:value-type="string" office:string-value="z_axis">
            <text:p>z_axis</text:p>
          </table:table-cell>
          <table:table-cell table:formula="of:=ROUND(VALUE(MID([' ;'.E522];2;LEN([' ;'.E522])-2));1)" office:value-type="float" office:value="0.4">
            <text:p>0.4</text:p>
          </table:table-cell>
          <table:table-cell table:formula="of:=VALUE(MID([' ;'.G522];2;LEN([' ;'.G522])-2))" office:value-type="float" office:value="4.789337">
            <text:p>4.789337</text:p>
          </table:table-cell>
          <table:table-cell table:formula="of:=ROUND([.E522]/[.$J$1];2)" office:value-type="float" office:value="4.79">
            <text:p>4.79</text:p>
          </table:table-cell>
          <table:table-cell/>
          <table:table-cell table:formula="of:=IF(RIGHT([.A522];5)=&quot;sleep&quot;;&quot;Sleep(&quot;&amp;[.$L$1]&amp;&quot;*&quot;&amp;ROUND(VALUE([.B522]);2)/[.$M$1]&amp;&quot;)&quot;;[.A522]&amp;&quot;( &quot;&amp;[.B522]&amp;&quot;, &quot;&amp;[.C522]&amp;&quot;, &quot;&amp;[.D522]&amp;&quot;, &quot;&amp;[.$I$1]&amp;&quot;*&quot;&amp;[.F522]&amp;&quot; )&quot;)" office:value-type="string" office:string-value="Turn2( lshoulder, z_axis, 0.4, MOVEANIMATIONSPEED*4.79 )">
            <text:p>Turn2( lshoulder, z_axis, 0.4, MOVEANIMATIONSPEED*4.79 )</text:p>
          </table:table-cell>
          <table:table-cell table:number-columns-repeated="6"/>
        </table:table-row>
        <table:table-row table:style-name="ro1">
          <table:table-cell table:formula="of:=IF(RIGHT([' ;'.A523];4)=&quot;turn&quot;;&quot;Turn2&quot;;IF(RIGHT([' ;'.A523];4)=&quot;move&quot;;&quot;Move&quot;;[' ;'.A523]))" office:value-type="string" office:string-value="Turn2">
            <text:p>Turn2</text:p>
          </table:table-cell>
          <table:table-cell table:formula="of:=[' ;'.B523]" office:value-type="string" office:string-value="lshoulder">
            <text:p>lshoulder</text:p>
          </table:table-cell>
          <table:table-cell table:formula="of:=LEFT([' ;'.D523];1)&amp;&quot;_&quot;&amp;RIGHT([' ;'.D523];4)" office:value-type="string" office:string-value="y_axis">
            <text:p>y_axis</text:p>
          </table:table-cell>
          <table:table-cell table:formula="of:=ROUND(VALUE(MID([' ;'.E523];2;LEN([' ;'.E523])-2));1)" office:value-type="float" office:value="1.9">
            <text:p>1.9</text:p>
          </table:table-cell>
          <table:table-cell table:formula="of:=VALUE(MID([' ;'.G523];2;LEN([' ;'.G523])-2))" office:value-type="float" office:value="10.412777">
            <text:p>10.412777</text:p>
          </table:table-cell>
          <table:table-cell table:formula="of:=ROUND([.E523]/[.$J$1];2)" office:value-type="float" office:value="10.41">
            <text:p>10.41</text:p>
          </table:table-cell>
          <table:table-cell/>
          <table:table-cell table:formula="of:=IF(RIGHT([.A523];5)=&quot;sleep&quot;;&quot;Sleep(&quot;&amp;[.$L$1]&amp;&quot;*&quot;&amp;ROUND(VALUE([.B523]);2)/[.$M$1]&amp;&quot;)&quot;;[.A523]&amp;&quot;( &quot;&amp;[.B523]&amp;&quot;, &quot;&amp;[.C523]&amp;&quot;, &quot;&amp;[.D523]&amp;&quot;, &quot;&amp;[.$I$1]&amp;&quot;*&quot;&amp;[.F523]&amp;&quot; )&quot;)" office:value-type="string" office:string-value="Turn2( lshoulder, y_axis, 1.9, MOVEANIMATIONSPEED*10.41 )">
            <text:p>Turn2( lshoulder, y_axis, 1.9, MOVEANIMATIONSPEED*10.41 )</text:p>
          </table:table-cell>
          <table:table-cell table:number-columns-repeated="6"/>
        </table:table-row>
        <table:table-row table:style-name="ro1">
          <table:table-cell table:formula="of:=IF(RIGHT([' ;'.A524];4)=&quot;turn&quot;;&quot;Turn2&quot;;IF(RIGHT([' ;'.A524];4)=&quot;move&quot;;&quot;Move&quot;;[' ;'.A524]))" office:value-type="string" office:string-value="Turn2">
            <text:p>Turn2</text:p>
          </table:table-cell>
          <table:table-cell table:formula="of:=[' ;'.B524]" office:value-type="string" office:string-value="lthigh">
            <text:p>lthigh</text:p>
          </table:table-cell>
          <table:table-cell table:formula="of:=LEFT([' ;'.D524];1)&amp;&quot;_&quot;&amp;RIGHT([' ;'.D524];4)" office:value-type="string" office:string-value="x_axis">
            <text:p>x_axis</text:p>
          </table:table-cell>
          <table:table-cell table:formula="of:=ROUND(VALUE(MID([' ;'.E524];2;LEN([' ;'.E524])-2));1)" office:value-type="float" office:value="-31.2">
            <text:p>-31.2</text:p>
          </table:table-cell>
          <table:table-cell table:formula="of:=VALUE(MID([' ;'.G524];2;LEN([' ;'.G524])-2))" office:value-type="float" office:value="17.135203">
            <text:p>17.135203</text:p>
          </table:table-cell>
          <table:table-cell table:formula="of:=ROUND([.E524]/[.$J$1];2)" office:value-type="float" office:value="17.14">
            <text:p>17.14</text:p>
          </table:table-cell>
          <table:table-cell/>
          <table:table-cell table:formula="of:=IF(RIGHT([.A524];5)=&quot;sleep&quot;;&quot;Sleep(&quot;&amp;[.$L$1]&amp;&quot;*&quot;&amp;ROUND(VALUE([.B524]);2)/[.$M$1]&amp;&quot;)&quot;;[.A524]&amp;&quot;( &quot;&amp;[.B524]&amp;&quot;, &quot;&amp;[.C524]&amp;&quot;, &quot;&amp;[.D524]&amp;&quot;, &quot;&amp;[.$I$1]&amp;&quot;*&quot;&amp;[.F524]&amp;&quot; )&quot;)" office:value-type="string" office:string-value="Turn2( lthigh, x_axis, -31.2, MOVEANIMATIONSPEED*17.14 )">
            <text:p>Turn2( lthigh, x_axis, -31.2, MOVEANIMATIONSPEED*17.14 )</text:p>
          </table:table-cell>
          <table:table-cell table:number-columns-repeated="6"/>
        </table:table-row>
        <table:table-row table:style-name="ro1">
          <table:table-cell table:formula="of:=IF(RIGHT([' ;'.A525];4)=&quot;turn&quot;;&quot;Turn2&quot;;IF(RIGHT([' ;'.A525];4)=&quot;move&quot;;&quot;Move&quot;;[' ;'.A525]))" office:value-type="string" office:string-value="Move">
            <text:p>Move</text:p>
          </table:table-cell>
          <table:table-cell table:formula="of:=[' ;'.B525]" office:value-type="string" office:string-value="lwing1">
            <text:p>lwing1</text:p>
          </table:table-cell>
          <table:table-cell table:formula="of:=LEFT([' ;'.D525];1)&amp;&quot;_&quot;&amp;RIGHT([' ;'.D525];4)" office:value-type="string" office:string-value="z_axis">
            <text:p>z_axis</text:p>
          </table:table-cell>
          <table:table-cell table:formula="of:=ROUND(VALUE(MID([' ;'.E525];2;LEN([' ;'.E525])-2));1)" office:value-type="float" office:value="-0.6">
            <text:p>-0.6</text:p>
          </table:table-cell>
          <table:table-cell table:formula="of:=VALUE(MID([' ;'.G525];2;LEN([' ;'.G525])-2))" office:value-type="float" office:value="12.362919">
            <text:p>12.362919</text:p>
          </table:table-cell>
          <table:table-cell table:formula="of:=ROUND([.E525]/[.$J$1];2)" office:value-type="float" office:value="12.36">
            <text:p>12.36</text:p>
          </table:table-cell>
          <table:table-cell/>
          <table:table-cell table:formula="of:=IF(RIGHT([.A525];5)=&quot;sleep&quot;;&quot;Sleep(&quot;&amp;[.$L$1]&amp;&quot;*&quot;&amp;ROUND(VALUE([.B525]);2)/[.$M$1]&amp;&quot;)&quot;;[.A525]&amp;&quot;( &quot;&amp;[.B525]&amp;&quot;, &quot;&amp;[.C525]&amp;&quot;, &quot;&amp;[.D525]&amp;&quot;, &quot;&amp;[.$I$1]&amp;&quot;*&quot;&amp;[.F525]&amp;&quot; )&quot;)" office:value-type="string" office:string-value="Move( lwing1, z_axis, -0.6, MOVEANIMATIONSPEED*12.36 )">
            <text:p>Move( lwing1, z_axis, -0.6, MOVEANIMATIONSPEED*12.36 )</text:p>
          </table:table-cell>
          <table:table-cell table:number-columns-repeated="6"/>
        </table:table-row>
        <table:table-row table:style-name="ro1">
          <table:table-cell table:formula="of:=IF(RIGHT([' ;'.A526];4)=&quot;turn&quot;;&quot;Turn2&quot;;IF(RIGHT([' ;'.A526];4)=&quot;move&quot;;&quot;Move&quot;;[' ;'.A526]))" office:value-type="string" office:string-value="Move">
            <text:p>Move</text:p>
          </table:table-cell>
          <table:table-cell table:formula="of:=[' ;'.B526]" office:value-type="string" office:string-value="lwing1">
            <text:p>lwing1</text:p>
          </table:table-cell>
          <table:table-cell table:formula="of:=LEFT([' ;'.D526];1)&amp;&quot;_&quot;&amp;RIGHT([' ;'.D526];4)" office:value-type="string" office:string-value="y_axis">
            <text:p>y_axis</text:p>
          </table:table-cell>
          <table:table-cell table:formula="of:=ROUND(VALUE(MID([' ;'.E526];2;LEN([' ;'.E526])-2));1)" office:value-type="float" office:value="-0.3">
            <text:p>-0.3</text:p>
          </table:table-cell>
          <table:table-cell table:formula="of:=VALUE(MID([' ;'.G526];2;LEN([' ;'.G526])-2))" office:value-type="float" office:value="6.505432">
            <text:p>6.505432</text:p>
          </table:table-cell>
          <table:table-cell table:formula="of:=ROUND([.E526]/[.$J$1];2)" office:value-type="float" office:value="6.51">
            <text:p>6.51</text:p>
          </table:table-cell>
          <table:table-cell/>
          <table:table-cell table:formula="of:=IF(RIGHT([.A526];5)=&quot;sleep&quot;;&quot;Sleep(&quot;&amp;[.$L$1]&amp;&quot;*&quot;&amp;ROUND(VALUE([.B526]);2)/[.$M$1]&amp;&quot;)&quot;;[.A526]&amp;&quot;( &quot;&amp;[.B526]&amp;&quot;, &quot;&amp;[.C526]&amp;&quot;, &quot;&amp;[.D526]&amp;&quot;, &quot;&amp;[.$I$1]&amp;&quot;*&quot;&amp;[.F526]&amp;&quot; )&quot;)" office:value-type="string" office:string-value="Move( lwing1, y_axis, -0.3, MOVEANIMATIONSPEED*6.51 )">
            <text:p>Move( lwing1, y_axis, -0.3, MOVEANIMATIONSPEED*6.51 )</text:p>
          </table:table-cell>
          <table:table-cell table:number-columns-repeated="6"/>
        </table:table-row>
        <table:table-row table:style-name="ro1">
          <table:table-cell table:formula="of:=IF(RIGHT([' ;'.A527];4)=&quot;turn&quot;;&quot;Turn2&quot;;IF(RIGHT([' ;'.A527];4)=&quot;move&quot;;&quot;Move&quot;;[' ;'.A527]))" office:value-type="string" office:string-value="Turn2">
            <text:p>Turn2</text:p>
          </table:table-cell>
          <table:table-cell table:formula="of:=[' ;'.B527]" office:value-type="string" office:string-value="lwing1">
            <text:p>lwing1</text:p>
          </table:table-cell>
          <table:table-cell table:formula="of:=LEFT([' ;'.D527];1)&amp;&quot;_&quot;&amp;RIGHT([' ;'.D527];4)" office:value-type="string" office:string-value="x_axis">
            <text:p>x_axis</text:p>
          </table:table-cell>
          <table:table-cell table:formula="of:=ROUND(VALUE(MID([' ;'.E527];2;LEN([' ;'.E527])-2));1)" office:value-type="float" office:value="-44.7">
            <text:p>-44.7</text:p>
          </table:table-cell>
          <table:table-cell table:formula="of:=VALUE(MID([' ;'.G527];2;LEN([' ;'.G527])-2))" office:value-type="float" office:value="11.094857">
            <text:p>11.094857</text:p>
          </table:table-cell>
          <table:table-cell table:formula="of:=ROUND([.E527]/[.$J$1];2)" office:value-type="float" office:value="11.09">
            <text:p>11.09</text:p>
          </table:table-cell>
          <table:table-cell/>
          <table:table-cell table:formula="of:=IF(RIGHT([.A527];5)=&quot;sleep&quot;;&quot;Sleep(&quot;&amp;[.$L$1]&amp;&quot;*&quot;&amp;ROUND(VALUE([.B527]);2)/[.$M$1]&amp;&quot;)&quot;;[.A527]&amp;&quot;( &quot;&amp;[.B527]&amp;&quot;, &quot;&amp;[.C527]&amp;&quot;, &quot;&amp;[.D527]&amp;&quot;, &quot;&amp;[.$I$1]&amp;&quot;*&quot;&amp;[.F527]&amp;&quot; )&quot;)" office:value-type="string" office:string-value="Turn2( lwing1, x_axis, -44.7, MOVEANIMATIONSPEED*11.09 )">
            <text:p>Turn2( lwing1, x_axis, -44.7, MOVEANIMATIONSPEED*11.09 )</text:p>
          </table:table-cell>
          <table:table-cell table:number-columns-repeated="6"/>
        </table:table-row>
        <table:table-row table:style-name="ro1">
          <table:table-cell table:formula="of:=IF(RIGHT([' ;'.A528];4)=&quot;turn&quot;;&quot;Turn2&quot;;IF(RIGHT([' ;'.A528];4)=&quot;move&quot;;&quot;Move&quot;;[' ;'.A528]))" office:value-type="string" office:string-value="Turn2">
            <text:p>Turn2</text:p>
          </table:table-cell>
          <table:table-cell table:formula="of:=[' ;'.B528]" office:value-type="string" office:string-value="lwing1">
            <text:p>lwing1</text:p>
          </table:table-cell>
          <table:table-cell table:formula="of:=LEFT([' ;'.D528];1)&amp;&quot;_&quot;&amp;RIGHT([' ;'.D528];4)" office:value-type="string" office:string-value="z_axis">
            <text:p>z_axis</text:p>
          </table:table-cell>
          <table:table-cell table:formula="of:=ROUND(VALUE(MID([' ;'.E528];2;LEN([' ;'.E528])-2));1)" office:value-type="float" office:value="-1.2">
            <text:p>-1.2</text:p>
          </table:table-cell>
          <table:table-cell table:formula="of:=VALUE(MID([' ;'.G528];2;LEN([' ;'.G528])-2))" office:value-type="float" office:value="13.530059">
            <text:p>13.530059</text:p>
          </table:table-cell>
          <table:table-cell table:formula="of:=ROUND([.E528]/[.$J$1];2)" office:value-type="float" office:value="13.53">
            <text:p>13.53</text:p>
          </table:table-cell>
          <table:table-cell/>
          <table:table-cell table:formula="of:=IF(RIGHT([.A528];5)=&quot;sleep&quot;;&quot;Sleep(&quot;&amp;[.$L$1]&amp;&quot;*&quot;&amp;ROUND(VALUE([.B528]);2)/[.$M$1]&amp;&quot;)&quot;;[.A528]&amp;&quot;( &quot;&amp;[.B528]&amp;&quot;, &quot;&amp;[.C528]&amp;&quot;, &quot;&amp;[.D528]&amp;&quot;, &quot;&amp;[.$I$1]&amp;&quot;*&quot;&amp;[.F528]&amp;&quot; )&quot;)" office:value-type="string" office:string-value="Turn2( lwing1, z_axis, -1.2, MOVEANIMATIONSPEED*13.53 )">
            <text:p>Turn2( lwing1, z_axis, -1.2, MOVEANIMATIONSPEED*13.53 )</text:p>
          </table:table-cell>
          <table:table-cell table:number-columns-repeated="6"/>
        </table:table-row>
        <table:table-row table:style-name="ro1">
          <table:table-cell table:formula="of:=IF(RIGHT([' ;'.A529];4)=&quot;turn&quot;;&quot;Turn2&quot;;IF(RIGHT([' ;'.A529];4)=&quot;move&quot;;&quot;Move&quot;;[' ;'.A529]))" office:value-type="string" office:string-value="Turn2">
            <text:p>Turn2</text:p>
          </table:table-cell>
          <table:table-cell table:formula="of:=[' ;'.B529]" office:value-type="string" office:string-value="lwing1">
            <text:p>lwing1</text:p>
          </table:table-cell>
          <table:table-cell table:formula="of:=LEFT([' ;'.D529];1)&amp;&quot;_&quot;&amp;RIGHT([' ;'.D529];4)" office:value-type="string" office:string-value="y_axis">
            <text:p>y_axis</text:p>
          </table:table-cell>
          <table:table-cell table:formula="of:=ROUND(VALUE(MID([' ;'.E529];2;LEN([' ;'.E529])-2));1)" office:value-type="float" office:value="-33.2">
            <text:p>-33.2</text:p>
          </table:table-cell>
          <table:table-cell table:formula="of:=VALUE(MID([' ;'.G529];2;LEN([' ;'.G529])-2))" office:value-type="float" office:value="16.018091">
            <text:p>16.018091</text:p>
          </table:table-cell>
          <table:table-cell table:formula="of:=ROUND([.E529]/[.$J$1];2)" office:value-type="float" office:value="16.02">
            <text:p>16.02</text:p>
          </table:table-cell>
          <table:table-cell/>
          <table:table-cell table:formula="of:=IF(RIGHT([.A529];5)=&quot;sleep&quot;;&quot;Sleep(&quot;&amp;[.$L$1]&amp;&quot;*&quot;&amp;ROUND(VALUE([.B529]);2)/[.$M$1]&amp;&quot;)&quot;;[.A529]&amp;&quot;( &quot;&amp;[.B529]&amp;&quot;, &quot;&amp;[.C529]&amp;&quot;, &quot;&amp;[.D529]&amp;&quot;, &quot;&amp;[.$I$1]&amp;&quot;*&quot;&amp;[.F529]&amp;&quot; )&quot;)" office:value-type="string" office:string-value="Turn2( lwing1, y_axis, -33.2, MOVEANIMATIONSPEED*16.02 )">
            <text:p>Turn2( lwing1, y_axis, -33.2, MOVEANIMATIONSPEED*16.02 )</text:p>
          </table:table-cell>
          <table:table-cell table:number-columns-repeated="6"/>
        </table:table-row>
        <table:table-row table:style-name="ro1">
          <table:table-cell table:formula="of:=IF(RIGHT([' ;'.A530];4)=&quot;turn&quot;;&quot;Turn2&quot;;IF(RIGHT([' ;'.A530];4)=&quot;move&quot;;&quot;Move&quot;;[' ;'.A530]))" office:value-type="string" office:string-value="Turn2">
            <text:p>Turn2</text:p>
          </table:table-cell>
          <table:table-cell table:formula="of:=[' ;'.B530]" office:value-type="string" office:string-value="lwing2">
            <text:p>lwing2</text:p>
          </table:table-cell>
          <table:table-cell table:formula="of:=LEFT([' ;'.D530];1)&amp;&quot;_&quot;&amp;RIGHT([' ;'.D530];4)" office:value-type="string" office:string-value="x_axis">
            <text:p>x_axis</text:p>
          </table:table-cell>
          <table:table-cell table:formula="of:=ROUND(VALUE(MID([' ;'.E530];2;LEN([' ;'.E530])-2));1)" office:value-type="float" office:value="70.7">
            <text:p>70.7</text:p>
          </table:table-cell>
          <table:table-cell table:formula="of:=VALUE(MID([' ;'.G530];2;LEN([' ;'.G530])-2))" office:value-type="float" office:value="5.541264">
            <text:p>5.541264</text:p>
          </table:table-cell>
          <table:table-cell table:formula="of:=ROUND([.E530]/[.$J$1];2)" office:value-type="float" office:value="5.54">
            <text:p>5.54</text:p>
          </table:table-cell>
          <table:table-cell/>
          <table:table-cell table:formula="of:=IF(RIGHT([.A530];5)=&quot;sleep&quot;;&quot;Sleep(&quot;&amp;[.$L$1]&amp;&quot;*&quot;&amp;ROUND(VALUE([.B530]);2)/[.$M$1]&amp;&quot;)&quot;;[.A530]&amp;&quot;( &quot;&amp;[.B530]&amp;&quot;, &quot;&amp;[.C530]&amp;&quot;, &quot;&amp;[.D530]&amp;&quot;, &quot;&amp;[.$I$1]&amp;&quot;*&quot;&amp;[.F530]&amp;&quot; )&quot;)" office:value-type="string" office:string-value="Turn2( lwing2, x_axis, 70.7, MOVEANIMATIONSPEED*5.54 )">
            <text:p>Turn2( lwing2, x_axis, 70.7, MOVEANIMATIONSPEED*5.54 )</text:p>
          </table:table-cell>
          <table:table-cell table:number-columns-repeated="6"/>
        </table:table-row>
        <table:table-row table:style-name="ro1">
          <table:table-cell table:formula="of:=IF(RIGHT([' ;'.A531];4)=&quot;turn&quot;;&quot;Turn2&quot;;IF(RIGHT([' ;'.A531];4)=&quot;move&quot;;&quot;Move&quot;;[' ;'.A531]))" office:value-type="string" office:string-value="Turn2">
            <text:p>Turn2</text:p>
          </table:table-cell>
          <table:table-cell table:formula="of:=[' ;'.B531]" office:value-type="string" office:string-value="lwing2">
            <text:p>lwing2</text:p>
          </table:table-cell>
          <table:table-cell table:formula="of:=LEFT([' ;'.D531];1)&amp;&quot;_&quot;&amp;RIGHT([' ;'.D531];4)" office:value-type="string" office:string-value="z_axis">
            <text:p>z_axis</text:p>
          </table:table-cell>
          <table:table-cell table:formula="of:=ROUND(VALUE(MID([' ;'.E531];2;LEN([' ;'.E531])-2));1)" office:value-type="float" office:value="30.1">
            <text:p>30.1</text:p>
          </table:table-cell>
          <table:table-cell table:formula="of:=VALUE(MID([' ;'.G531];2;LEN([' ;'.G531])-2))" office:value-type="float" office:value="26.866344">
            <text:p>26.866344</text:p>
          </table:table-cell>
          <table:table-cell table:formula="of:=ROUND([.E531]/[.$J$1];2)" office:value-type="float" office:value="26.87">
            <text:p>26.87</text:p>
          </table:table-cell>
          <table:table-cell/>
          <table:table-cell table:formula="of:=IF(RIGHT([.A531];5)=&quot;sleep&quot;;&quot;Sleep(&quot;&amp;[.$L$1]&amp;&quot;*&quot;&amp;ROUND(VALUE([.B531]);2)/[.$M$1]&amp;&quot;)&quot;;[.A531]&amp;&quot;( &quot;&amp;[.B531]&amp;&quot;, &quot;&amp;[.C531]&amp;&quot;, &quot;&amp;[.D531]&amp;&quot;, &quot;&amp;[.$I$1]&amp;&quot;*&quot;&amp;[.F531]&amp;&quot; )&quot;)" office:value-type="string" office:string-value="Turn2( lwing2, z_axis, 30.1, MOVEANIMATIONSPEED*26.87 )">
            <text:p>Turn2( lwing2, z_axis, 30.1, MOVEANIMATIONSPEED*26.87 )</text:p>
          </table:table-cell>
          <table:table-cell table:number-columns-repeated="6"/>
        </table:table-row>
        <table:table-row table:style-name="ro1">
          <table:table-cell table:formula="of:=IF(RIGHT([' ;'.A532];4)=&quot;turn&quot;;&quot;Turn2&quot;;IF(RIGHT([' ;'.A532];4)=&quot;move&quot;;&quot;Move&quot;;[' ;'.A532]))" office:value-type="string" office:string-value="Turn2">
            <text:p>Turn2</text:p>
          </table:table-cell>
          <table:table-cell table:formula="of:=[' ;'.B532]" office:value-type="string" office:string-value="lwing2">
            <text:p>lwing2</text:p>
          </table:table-cell>
          <table:table-cell table:formula="of:=LEFT([' ;'.D532];1)&amp;&quot;_&quot;&amp;RIGHT([' ;'.D532];4)" office:value-type="string" office:string-value="y_axis">
            <text:p>y_axis</text:p>
          </table:table-cell>
          <table:table-cell table:formula="of:=ROUND(VALUE(MID([' ;'.E532];2;LEN([' ;'.E532])-2));1)" office:value-type="float" office:value="-18.5">
            <text:p>-18.5</text:p>
          </table:table-cell>
          <table:table-cell table:formula="of:=VALUE(MID([' ;'.G532];2;LEN([' ;'.G532])-2))" office:value-type="float" office:value="3.663953">
            <text:p>3.663953</text:p>
          </table:table-cell>
          <table:table-cell table:formula="of:=ROUND([.E532]/[.$J$1];2)" office:value-type="float" office:value="3.66">
            <text:p>3.66</text:p>
          </table:table-cell>
          <table:table-cell/>
          <table:table-cell table:formula="of:=IF(RIGHT([.A532];5)=&quot;sleep&quot;;&quot;Sleep(&quot;&amp;[.$L$1]&amp;&quot;*&quot;&amp;ROUND(VALUE([.B532]);2)/[.$M$1]&amp;&quot;)&quot;;[.A532]&amp;&quot;( &quot;&amp;[.B532]&amp;&quot;, &quot;&amp;[.C532]&amp;&quot;, &quot;&amp;[.D532]&amp;&quot;, &quot;&amp;[.$I$1]&amp;&quot;*&quot;&amp;[.F532]&amp;&quot; )&quot;)" office:value-type="string" office:string-value="Turn2( lwing2, y_axis, -18.5, MOVEANIMATIONSPEED*3.66 )">
            <text:p>Turn2( lwing2, y_axis, -18.5, MOVEANIMATIONSPEED*3.66 )</text:p>
          </table:table-cell>
          <table:table-cell table:number-columns-repeated="6"/>
        </table:table-row>
        <table:table-row table:style-name="ro1">
          <table:table-cell table:formula="of:=IF(RIGHT([' ;'.A533];4)=&quot;turn&quot;;&quot;Turn2&quot;;IF(RIGHT([' ;'.A533];4)=&quot;move&quot;;&quot;Move&quot;;[' ;'.A533]))" office:value-type="string" office:string-value="Turn2">
            <text:p>Turn2</text:p>
          </table:table-cell>
          <table:table-cell table:formula="of:=[' ;'.B533]" office:value-type="string" office:string-value="lwing31">
            <text:p>lwing31</text:p>
          </table:table-cell>
          <table:table-cell table:formula="of:=LEFT([' ;'.D533];1)&amp;&quot;_&quot;&amp;RIGHT([' ;'.D533];4)" office:value-type="string" office:string-value="x_axis">
            <text:p>x_axis</text:p>
          </table:table-cell>
          <table:table-cell table:formula="of:=ROUND(VALUE(MID([' ;'.E533];2;LEN([' ;'.E533])-2));1)" office:value-type="float" office:value="-41.6">
            <text:p>-41.6</text:p>
          </table:table-cell>
          <table:table-cell table:formula="of:=VALUE(MID([' ;'.G533];2;LEN([' ;'.G533])-2))" office:value-type="float" office:value="4.902915">
            <text:p>4.902915</text:p>
          </table:table-cell>
          <table:table-cell table:formula="of:=ROUND([.E533]/[.$J$1];2)" office:value-type="float" office:value="4.9">
            <text:p>4.9</text:p>
          </table:table-cell>
          <table:table-cell/>
          <table:table-cell table:formula="of:=IF(RIGHT([.A533];5)=&quot;sleep&quot;;&quot;Sleep(&quot;&amp;[.$L$1]&amp;&quot;*&quot;&amp;ROUND(VALUE([.B533]);2)/[.$M$1]&amp;&quot;)&quot;;[.A533]&amp;&quot;( &quot;&amp;[.B533]&amp;&quot;, &quot;&amp;[.C533]&amp;&quot;, &quot;&amp;[.D533]&amp;&quot;, &quot;&amp;[.$I$1]&amp;&quot;*&quot;&amp;[.F533]&amp;&quot; )&quot;)" office:value-type="string" office:string-value="Turn2( lwing31, x_axis, -41.6, MOVEANIMATIONSPEED*4.9 )">
            <text:p>Turn2( lwing31, x_axis, -41.6, MOVEANIMATIONSPEED*4.9 )</text:p>
          </table:table-cell>
          <table:table-cell table:number-columns-repeated="6"/>
        </table:table-row>
        <table:table-row table:style-name="ro1">
          <table:table-cell table:formula="of:=IF(RIGHT([' ;'.A534];4)=&quot;turn&quot;;&quot;Turn2&quot;;IF(RIGHT([' ;'.A534];4)=&quot;move&quot;;&quot;Move&quot;;[' ;'.A534]))" office:value-type="string" office:string-value="Turn2">
            <text:p>Turn2</text:p>
          </table:table-cell>
          <table:table-cell table:formula="of:=[' ;'.B534]" office:value-type="string" office:string-value="lwing31">
            <text:p>lwing31</text:p>
          </table:table-cell>
          <table:table-cell table:formula="of:=LEFT([' ;'.D534];1)&amp;&quot;_&quot;&amp;RIGHT([' ;'.D534];4)" office:value-type="string" office:string-value="z_axis">
            <text:p>z_axis</text:p>
          </table:table-cell>
          <table:table-cell table:formula="of:=ROUND(VALUE(MID([' ;'.E534];2;LEN([' ;'.E534])-2));1)" office:value-type="float" office:value="-20.3">
            <text:p>-20.3</text:p>
          </table:table-cell>
          <table:table-cell table:formula="of:=VALUE(MID([' ;'.G534];2;LEN([' ;'.G534])-2))" office:value-type="float" office:value="11.621277">
            <text:p>11.621277</text:p>
          </table:table-cell>
          <table:table-cell table:formula="of:=ROUND([.E534]/[.$J$1];2)" office:value-type="float" office:value="11.62">
            <text:p>11.62</text:p>
          </table:table-cell>
          <table:table-cell/>
          <table:table-cell table:formula="of:=IF(RIGHT([.A534];5)=&quot;sleep&quot;;&quot;Sleep(&quot;&amp;[.$L$1]&amp;&quot;*&quot;&amp;ROUND(VALUE([.B534]);2)/[.$M$1]&amp;&quot;)&quot;;[.A534]&amp;&quot;( &quot;&amp;[.B534]&amp;&quot;, &quot;&amp;[.C534]&amp;&quot;, &quot;&amp;[.D534]&amp;&quot;, &quot;&amp;[.$I$1]&amp;&quot;*&quot;&amp;[.F534]&amp;&quot; )&quot;)" office:value-type="string" office:string-value="Turn2( lwing31, z_axis, -20.3, MOVEANIMATIONSPEED*11.62 )">
            <text:p>Turn2( lwing31, z_axis, -20.3, MOVEANIMATIONSPEED*11.62 )</text:p>
          </table:table-cell>
          <table:table-cell table:number-columns-repeated="6"/>
        </table:table-row>
        <table:table-row table:style-name="ro1">
          <table:table-cell table:formula="of:=IF(RIGHT([' ;'.A535];4)=&quot;turn&quot;;&quot;Turn2&quot;;IF(RIGHT([' ;'.A535];4)=&quot;move&quot;;&quot;Move&quot;;[' ;'.A535]))" office:value-type="string" office:string-value="Turn2">
            <text:p>Turn2</text:p>
          </table:table-cell>
          <table:table-cell table:formula="of:=[' ;'.B535]" office:value-type="string" office:string-value="lwing31">
            <text:p>lwing31</text:p>
          </table:table-cell>
          <table:table-cell table:formula="of:=LEFT([' ;'.D535];1)&amp;&quot;_&quot;&amp;RIGHT([' ;'.D535];4)" office:value-type="string" office:string-value="y_axis">
            <text:p>y_axis</text:p>
          </table:table-cell>
          <table:table-cell table:formula="of:=ROUND(VALUE(MID([' ;'.E535];2;LEN([' ;'.E535])-2));1)" office:value-type="float" office:value="-9.5">
            <text:p>-9.5</text:p>
          </table:table-cell>
          <table:table-cell table:formula="of:=VALUE(MID([' ;'.G535];2;LEN([' ;'.G535])-2))" office:value-type="float" office:value="11.451213">
            <text:p>11.451213</text:p>
          </table:table-cell>
          <table:table-cell table:formula="of:=ROUND([.E535]/[.$J$1];2)" office:value-type="float" office:value="11.45">
            <text:p>11.45</text:p>
          </table:table-cell>
          <table:table-cell/>
          <table:table-cell table:formula="of:=IF(RIGHT([.A535];5)=&quot;sleep&quot;;&quot;Sleep(&quot;&amp;[.$L$1]&amp;&quot;*&quot;&amp;ROUND(VALUE([.B535]);2)/[.$M$1]&amp;&quot;)&quot;;[.A535]&amp;&quot;( &quot;&amp;[.B535]&amp;&quot;, &quot;&amp;[.C535]&amp;&quot;, &quot;&amp;[.D535]&amp;&quot;, &quot;&amp;[.$I$1]&amp;&quot;*&quot;&amp;[.F535]&amp;&quot; )&quot;)" office:value-type="string" office:string-value="Turn2( lwing31, y_axis, -9.5, MOVEANIMATIONSPEED*11.45 )">
            <text:p>Turn2( lwing31, y_axis, -9.5, MOVEANIMATIONSPEED*11.45 )</text:p>
          </table:table-cell>
          <table:table-cell table:number-columns-repeated="6"/>
        </table:table-row>
        <table:table-row table:style-name="ro1">
          <table:table-cell table:formula="of:=IF(RIGHT([' ;'.A536];4)=&quot;turn&quot;;&quot;Turn2&quot;;IF(RIGHT([' ;'.A536];4)=&quot;move&quot;;&quot;Move&quot;;[' ;'.A536]))" office:value-type="string" office:string-value="Turn2">
            <text:p>Turn2</text:p>
          </table:table-cell>
          <table:table-cell table:formula="of:=[' ;'.B536]" office:value-type="string" office:string-value="lwing32">
            <text:p>lwing32</text:p>
          </table:table-cell>
          <table:table-cell table:formula="of:=LEFT([' ;'.D536];1)&amp;&quot;_&quot;&amp;RIGHT([' ;'.D536];4)" office:value-type="string" office:string-value="x_axis">
            <text:p>x_axis</text:p>
          </table:table-cell>
          <table:table-cell table:formula="of:=ROUND(VALUE(MID([' ;'.E536];2;LEN([' ;'.E536])-2));1)" office:value-type="float" office:value="-42.2">
            <text:p>-42.2</text:p>
          </table:table-cell>
          <table:table-cell table:formula="of:=VALUE(MID([' ;'.G536];2;LEN([' ;'.G536])-2))" office:value-type="float" office:value="4.899158">
            <text:p>4.899158</text:p>
          </table:table-cell>
          <table:table-cell table:formula="of:=ROUND([.E536]/[.$J$1];2)" office:value-type="float" office:value="4.9">
            <text:p>4.9</text:p>
          </table:table-cell>
          <table:table-cell/>
          <table:table-cell table:formula="of:=IF(RIGHT([.A536];5)=&quot;sleep&quot;;&quot;Sleep(&quot;&amp;[.$L$1]&amp;&quot;*&quot;&amp;ROUND(VALUE([.B536]);2)/[.$M$1]&amp;&quot;)&quot;;[.A536]&amp;&quot;( &quot;&amp;[.B536]&amp;&quot;, &quot;&amp;[.C536]&amp;&quot;, &quot;&amp;[.D536]&amp;&quot;, &quot;&amp;[.$I$1]&amp;&quot;*&quot;&amp;[.F536]&amp;&quot; )&quot;)" office:value-type="string" office:string-value="Turn2( lwing32, x_axis, -42.2, MOVEANIMATIONSPEED*4.9 )">
            <text:p>Turn2( lwing32, x_axis, -42.2, MOVEANIMATIONSPEED*4.9 )</text:p>
          </table:table-cell>
          <table:table-cell table:number-columns-repeated="6"/>
        </table:table-row>
        <table:table-row table:style-name="ro1">
          <table:table-cell table:formula="of:=IF(RIGHT([' ;'.A537];4)=&quot;turn&quot;;&quot;Turn2&quot;;IF(RIGHT([' ;'.A537];4)=&quot;move&quot;;&quot;Move&quot;;[' ;'.A537]))" office:value-type="string" office:string-value="Turn2">
            <text:p>Turn2</text:p>
          </table:table-cell>
          <table:table-cell table:formula="of:=[' ;'.B537]" office:value-type="string" office:string-value="lwing32">
            <text:p>lwing32</text:p>
          </table:table-cell>
          <table:table-cell table:formula="of:=LEFT([' ;'.D537];1)&amp;&quot;_&quot;&amp;RIGHT([' ;'.D537];4)" office:value-type="string" office:string-value="z_axis">
            <text:p>z_axis</text:p>
          </table:table-cell>
          <table:table-cell table:formula="of:=ROUND(VALUE(MID([' ;'.E537];2;LEN([' ;'.E537])-2));1)" office:value-type="float" office:value="-20.5">
            <text:p>-20.5</text:p>
          </table:table-cell>
          <table:table-cell table:formula="of:=VALUE(MID([' ;'.G537];2;LEN([' ;'.G537])-2))" office:value-type="float" office:value="11.720246">
            <text:p>11.720246</text:p>
          </table:table-cell>
          <table:table-cell table:formula="of:=ROUND([.E537]/[.$J$1];2)" office:value-type="float" office:value="11.72">
            <text:p>11.72</text:p>
          </table:table-cell>
          <table:table-cell/>
          <table:table-cell table:formula="of:=IF(RIGHT([.A537];5)=&quot;sleep&quot;;&quot;Sleep(&quot;&amp;[.$L$1]&amp;&quot;*&quot;&amp;ROUND(VALUE([.B537]);2)/[.$M$1]&amp;&quot;)&quot;;[.A537]&amp;&quot;( &quot;&amp;[.B537]&amp;&quot;, &quot;&amp;[.C537]&amp;&quot;, &quot;&amp;[.D537]&amp;&quot;, &quot;&amp;[.$I$1]&amp;&quot;*&quot;&amp;[.F537]&amp;&quot; )&quot;)" office:value-type="string" office:string-value="Turn2( lwing32, z_axis, -20.5, MOVEANIMATIONSPEED*11.72 )">
            <text:p>Turn2( lwing32, z_axis, -20.5, MOVEANIMATIONSPEED*11.72 )</text:p>
          </table:table-cell>
          <table:table-cell table:number-columns-repeated="6"/>
        </table:table-row>
        <table:table-row table:style-name="ro1">
          <table:table-cell table:formula="of:=IF(RIGHT([' ;'.A538];4)=&quot;turn&quot;;&quot;Turn2&quot;;IF(RIGHT([' ;'.A538];4)=&quot;move&quot;;&quot;Move&quot;;[' ;'.A538]))" office:value-type="string" office:string-value="Turn2">
            <text:p>Turn2</text:p>
          </table:table-cell>
          <table:table-cell table:formula="of:=[' ;'.B538]" office:value-type="string" office:string-value="lwing32">
            <text:p>lwing32</text:p>
          </table:table-cell>
          <table:table-cell table:formula="of:=LEFT([' ;'.D538];1)&amp;&quot;_&quot;&amp;RIGHT([' ;'.D538];4)" office:value-type="string" office:string-value="y_axis">
            <text:p>y_axis</text:p>
          </table:table-cell>
          <table:table-cell table:formula="of:=ROUND(VALUE(MID([' ;'.E538];2;LEN([' ;'.E538])-2));1)" office:value-type="float" office:value="-9.7">
            <text:p>-9.7</text:p>
          </table:table-cell>
          <table:table-cell table:formula="of:=VALUE(MID([' ;'.G538];2;LEN([' ;'.G538])-2))" office:value-type="float" office:value="11.670556">
            <text:p>11.670556</text:p>
          </table:table-cell>
          <table:table-cell table:formula="of:=ROUND([.E538]/[.$J$1];2)" office:value-type="float" office:value="11.67">
            <text:p>11.67</text:p>
          </table:table-cell>
          <table:table-cell/>
          <table:table-cell table:formula="of:=IF(RIGHT([.A538];5)=&quot;sleep&quot;;&quot;Sleep(&quot;&amp;[.$L$1]&amp;&quot;*&quot;&amp;ROUND(VALUE([.B538]);2)/[.$M$1]&amp;&quot;)&quot;;[.A538]&amp;&quot;( &quot;&amp;[.B538]&amp;&quot;, &quot;&amp;[.C538]&amp;&quot;, &quot;&amp;[.D538]&amp;&quot;, &quot;&amp;[.$I$1]&amp;&quot;*&quot;&amp;[.F538]&amp;&quot; )&quot;)" office:value-type="string" office:string-value="Turn2( lwing32, y_axis, -9.7, MOVEANIMATIONSPEED*11.67 )">
            <text:p>Turn2( lwing32, y_axis, -9.7, MOVEANIMATIONSPEED*11.67 )</text:p>
          </table:table-cell>
          <table:table-cell table:number-columns-repeated="6"/>
        </table:table-row>
        <table:table-row table:style-name="ro1">
          <table:table-cell table:formula="of:=IF(RIGHT([' ;'.A539];4)=&quot;turn&quot;;&quot;Turn2&quot;;IF(RIGHT([' ;'.A539];4)=&quot;move&quot;;&quot;Move&quot;;[' ;'.A539]))" office:value-type="string" office:string-value="Turn2">
            <text:p>Turn2</text:p>
          </table:table-cell>
          <table:table-cell table:formula="of:=[' ;'.B539]" office:value-type="string" office:string-value="lwing41">
            <text:p>lwing41</text:p>
          </table:table-cell>
          <table:table-cell table:formula="of:=LEFT([' ;'.D539];1)&amp;&quot;_&quot;&amp;RIGHT([' ;'.D539];4)" office:value-type="string" office:string-value="x_axis">
            <text:p>x_axis</text:p>
          </table:table-cell>
          <table:table-cell table:formula="of:=ROUND(VALUE(MID([' ;'.E539];2;LEN([' ;'.E539])-2));1)" office:value-type="float" office:value="-41.6">
            <text:p>-41.6</text:p>
          </table:table-cell>
          <table:table-cell table:formula="of:=VALUE(MID([' ;'.G539];2;LEN([' ;'.G539])-2))" office:value-type="float" office:value="4.902915">
            <text:p>4.902915</text:p>
          </table:table-cell>
          <table:table-cell table:formula="of:=ROUND([.E539]/[.$J$1];2)" office:value-type="float" office:value="4.9">
            <text:p>4.9</text:p>
          </table:table-cell>
          <table:table-cell/>
          <table:table-cell table:formula="of:=IF(RIGHT([.A539];5)=&quot;sleep&quot;;&quot;Sleep(&quot;&amp;[.$L$1]&amp;&quot;*&quot;&amp;ROUND(VALUE([.B539]);2)/[.$M$1]&amp;&quot;)&quot;;[.A539]&amp;&quot;( &quot;&amp;[.B539]&amp;&quot;, &quot;&amp;[.C539]&amp;&quot;, &quot;&amp;[.D539]&amp;&quot;, &quot;&amp;[.$I$1]&amp;&quot;*&quot;&amp;[.F539]&amp;&quot; )&quot;)" office:value-type="string" office:string-value="Turn2( lwing41, x_axis, -41.6, MOVEANIMATIONSPEED*4.9 )">
            <text:p>Turn2( lwing41, x_axis, -41.6, MOVEANIMATIONSPEED*4.9 )</text:p>
          </table:table-cell>
          <table:table-cell table:number-columns-repeated="6"/>
        </table:table-row>
        <table:table-row table:style-name="ro1">
          <table:table-cell table:formula="of:=IF(RIGHT([' ;'.A540];4)=&quot;turn&quot;;&quot;Turn2&quot;;IF(RIGHT([' ;'.A540];4)=&quot;move&quot;;&quot;Move&quot;;[' ;'.A540]))" office:value-type="string" office:string-value="Turn2">
            <text:p>Turn2</text:p>
          </table:table-cell>
          <table:table-cell table:formula="of:=[' ;'.B540]" office:value-type="string" office:string-value="lwing41">
            <text:p>lwing41</text:p>
          </table:table-cell>
          <table:table-cell table:formula="of:=LEFT([' ;'.D540];1)&amp;&quot;_&quot;&amp;RIGHT([' ;'.D540];4)" office:value-type="string" office:string-value="z_axis">
            <text:p>z_axis</text:p>
          </table:table-cell>
          <table:table-cell table:formula="of:=ROUND(VALUE(MID([' ;'.E540];2;LEN([' ;'.E540])-2));1)" office:value-type="float" office:value="-20.3">
            <text:p>-20.3</text:p>
          </table:table-cell>
          <table:table-cell table:formula="of:=VALUE(MID([' ;'.G540];2;LEN([' ;'.G540])-2))" office:value-type="float" office:value="11.621277">
            <text:p>11.621277</text:p>
          </table:table-cell>
          <table:table-cell table:formula="of:=ROUND([.E540]/[.$J$1];2)" office:value-type="float" office:value="11.62">
            <text:p>11.62</text:p>
          </table:table-cell>
          <table:table-cell/>
          <table:table-cell table:formula="of:=IF(RIGHT([.A540];5)=&quot;sleep&quot;;&quot;Sleep(&quot;&amp;[.$L$1]&amp;&quot;*&quot;&amp;ROUND(VALUE([.B540]);2)/[.$M$1]&amp;&quot;)&quot;;[.A540]&amp;&quot;( &quot;&amp;[.B540]&amp;&quot;, &quot;&amp;[.C540]&amp;&quot;, &quot;&amp;[.D540]&amp;&quot;, &quot;&amp;[.$I$1]&amp;&quot;*&quot;&amp;[.F540]&amp;&quot; )&quot;)" office:value-type="string" office:string-value="Turn2( lwing41, z_axis, -20.3, MOVEANIMATIONSPEED*11.62 )">
            <text:p>Turn2( lwing41, z_axis, -20.3, MOVEANIMATIONSPEED*11.62 )</text:p>
          </table:table-cell>
          <table:table-cell table:number-columns-repeated="6"/>
        </table:table-row>
        <table:table-row table:style-name="ro1">
          <table:table-cell table:formula="of:=IF(RIGHT([' ;'.A541];4)=&quot;turn&quot;;&quot;Turn2&quot;;IF(RIGHT([' ;'.A541];4)=&quot;move&quot;;&quot;Move&quot;;[' ;'.A541]))" office:value-type="string" office:string-value="Turn2">
            <text:p>Turn2</text:p>
          </table:table-cell>
          <table:table-cell table:formula="of:=[' ;'.B541]" office:value-type="string" office:string-value="lwing41">
            <text:p>lwing41</text:p>
          </table:table-cell>
          <table:table-cell table:formula="of:=LEFT([' ;'.D541];1)&amp;&quot;_&quot;&amp;RIGHT([' ;'.D541];4)" office:value-type="string" office:string-value="y_axis">
            <text:p>y_axis</text:p>
          </table:table-cell>
          <table:table-cell table:formula="of:=ROUND(VALUE(MID([' ;'.E541];2;LEN([' ;'.E541])-2));1)" office:value-type="float" office:value="-9.5">
            <text:p>-9.5</text:p>
          </table:table-cell>
          <table:table-cell table:formula="of:=VALUE(MID([' ;'.G541];2;LEN([' ;'.G541])-2))" office:value-type="float" office:value="11.451213">
            <text:p>11.451213</text:p>
          </table:table-cell>
          <table:table-cell table:formula="of:=ROUND([.E541]/[.$J$1];2)" office:value-type="float" office:value="11.45">
            <text:p>11.45</text:p>
          </table:table-cell>
          <table:table-cell/>
          <table:table-cell table:formula="of:=IF(RIGHT([.A541];5)=&quot;sleep&quot;;&quot;Sleep(&quot;&amp;[.$L$1]&amp;&quot;*&quot;&amp;ROUND(VALUE([.B541]);2)/[.$M$1]&amp;&quot;)&quot;;[.A541]&amp;&quot;( &quot;&amp;[.B541]&amp;&quot;, &quot;&amp;[.C541]&amp;&quot;, &quot;&amp;[.D541]&amp;&quot;, &quot;&amp;[.$I$1]&amp;&quot;*&quot;&amp;[.F541]&amp;&quot; )&quot;)" office:value-type="string" office:string-value="Turn2( lwing41, y_axis, -9.5, MOVEANIMATIONSPEED*11.45 )">
            <text:p>Turn2( lwing41, y_axis, -9.5, MOVEANIMATIONSPEED*11.45 )</text:p>
          </table:table-cell>
          <table:table-cell table:number-columns-repeated="6"/>
        </table:table-row>
        <table:table-row table:style-name="ro1">
          <table:table-cell table:formula="of:=IF(RIGHT([' ;'.A542];4)=&quot;turn&quot;;&quot;Turn2&quot;;IF(RIGHT([' ;'.A542];4)=&quot;move&quot;;&quot;Move&quot;;[' ;'.A542]))" office:value-type="string" office:string-value="Turn2">
            <text:p>Turn2</text:p>
          </table:table-cell>
          <table:table-cell table:formula="of:=[' ;'.B542]" office:value-type="string" office:string-value="lwing42">
            <text:p>lwing42</text:p>
          </table:table-cell>
          <table:table-cell table:formula="of:=LEFT([' ;'.D542];1)&amp;&quot;_&quot;&amp;RIGHT([' ;'.D542];4)" office:value-type="string" office:string-value="x_axis">
            <text:p>x_axis</text:p>
          </table:table-cell>
          <table:table-cell table:formula="of:=ROUND(VALUE(MID([' ;'.E542];2;LEN([' ;'.E542])-2));1)" office:value-type="float" office:value="-39.8">
            <text:p>-39.8</text:p>
          </table:table-cell>
          <table:table-cell table:formula="of:=VALUE(MID([' ;'.G542];2;LEN([' ;'.G542])-2))" office:value-type="float" office:value="4.901446">
            <text:p>4.901446</text:p>
          </table:table-cell>
          <table:table-cell table:formula="of:=ROUND([.E542]/[.$J$1];2)" office:value-type="float" office:value="4.9">
            <text:p>4.9</text:p>
          </table:table-cell>
          <table:table-cell/>
          <table:table-cell table:formula="of:=IF(RIGHT([.A542];5)=&quot;sleep&quot;;&quot;Sleep(&quot;&amp;[.$L$1]&amp;&quot;*&quot;&amp;ROUND(VALUE([.B542]);2)/[.$M$1]&amp;&quot;)&quot;;[.A542]&amp;&quot;( &quot;&amp;[.B542]&amp;&quot;, &quot;&amp;[.C542]&amp;&quot;, &quot;&amp;[.D542]&amp;&quot;, &quot;&amp;[.$I$1]&amp;&quot;*&quot;&amp;[.F542]&amp;&quot; )&quot;)" office:value-type="string" office:string-value="Turn2( lwing42, x_axis, -39.8, MOVEANIMATIONSPEED*4.9 )">
            <text:p>Turn2( lwing42, x_axis, -39.8, MOVEANIMATIONSPEED*4.9 )</text:p>
          </table:table-cell>
          <table:table-cell table:number-columns-repeated="6"/>
        </table:table-row>
        <table:table-row table:style-name="ro1">
          <table:table-cell table:formula="of:=IF(RIGHT([' ;'.A543];4)=&quot;turn&quot;;&quot;Turn2&quot;;IF(RIGHT([' ;'.A543];4)=&quot;move&quot;;&quot;Move&quot;;[' ;'.A543]))" office:value-type="string" office:string-value="Turn2">
            <text:p>Turn2</text:p>
          </table:table-cell>
          <table:table-cell table:formula="of:=[' ;'.B543]" office:value-type="string" office:string-value="lwing42">
            <text:p>lwing42</text:p>
          </table:table-cell>
          <table:table-cell table:formula="of:=LEFT([' ;'.D543];1)&amp;&quot;_&quot;&amp;RIGHT([' ;'.D543];4)" office:value-type="string" office:string-value="z_axis">
            <text:p>z_axis</text:p>
          </table:table-cell>
          <table:table-cell table:formula="of:=ROUND(VALUE(MID([' ;'.E543];2;LEN([' ;'.E543])-2));1)" office:value-type="float" office:value="-19.7">
            <text:p>-19.7</text:p>
          </table:table-cell>
          <table:table-cell table:formula="of:=VALUE(MID([' ;'.G543];2;LEN([' ;'.G543])-2))" office:value-type="float" office:value="11.33195">
            <text:p>11.33195</text:p>
          </table:table-cell>
          <table:table-cell table:formula="of:=ROUND([.E543]/[.$J$1];2)" office:value-type="float" office:value="11.33">
            <text:p>11.33</text:p>
          </table:table-cell>
          <table:table-cell/>
          <table:table-cell table:formula="of:=IF(RIGHT([.A543];5)=&quot;sleep&quot;;&quot;Sleep(&quot;&amp;[.$L$1]&amp;&quot;*&quot;&amp;ROUND(VALUE([.B543]);2)/[.$M$1]&amp;&quot;)&quot;;[.A543]&amp;&quot;( &quot;&amp;[.B543]&amp;&quot;, &quot;&amp;[.C543]&amp;&quot;, &quot;&amp;[.D543]&amp;&quot;, &quot;&amp;[.$I$1]&amp;&quot;*&quot;&amp;[.F543]&amp;&quot; )&quot;)" office:value-type="string" office:string-value="Turn2( lwing42, z_axis, -19.7, MOVEANIMATIONSPEED*11.33 )">
            <text:p>Turn2( lwing42, z_axis, -19.7, MOVEANIMATIONSPEED*11.33 )</text:p>
          </table:table-cell>
          <table:table-cell table:number-columns-repeated="6"/>
        </table:table-row>
        <table:table-row table:style-name="ro1">
          <table:table-cell table:formula="of:=IF(RIGHT([' ;'.A544];4)=&quot;turn&quot;;&quot;Turn2&quot;;IF(RIGHT([' ;'.A544];4)=&quot;move&quot;;&quot;Move&quot;;[' ;'.A544]))" office:value-type="string" office:string-value="Turn2">
            <text:p>Turn2</text:p>
          </table:table-cell>
          <table:table-cell table:formula="of:=[' ;'.B544]" office:value-type="string" office:string-value="lwing42">
            <text:p>lwing42</text:p>
          </table:table-cell>
          <table:table-cell table:formula="of:=LEFT([' ;'.D544];1)&amp;&quot;_&quot;&amp;RIGHT([' ;'.D544];4)" office:value-type="string" office:string-value="y_axis">
            <text:p>y_axis</text:p>
          </table:table-cell>
          <table:table-cell table:formula="of:=ROUND(VALUE(MID([' ;'.E544];2;LEN([' ;'.E544])-2));1)" office:value-type="float" office:value="-8.8">
            <text:p>-8.8</text:p>
          </table:table-cell>
          <table:table-cell table:formula="of:=VALUE(MID([' ;'.G544];2;LEN([' ;'.G544])-2))" office:value-type="float" office:value="10.844274">
            <text:p>10.844274</text:p>
          </table:table-cell>
          <table:table-cell table:formula="of:=ROUND([.E544]/[.$J$1];2)" office:value-type="float" office:value="10.84">
            <text:p>10.84</text:p>
          </table:table-cell>
          <table:table-cell/>
          <table:table-cell table:formula="of:=IF(RIGHT([.A544];5)=&quot;sleep&quot;;&quot;Sleep(&quot;&amp;[.$L$1]&amp;&quot;*&quot;&amp;ROUND(VALUE([.B544]);2)/[.$M$1]&amp;&quot;)&quot;;[.A544]&amp;&quot;( &quot;&amp;[.B544]&amp;&quot;, &quot;&amp;[.C544]&amp;&quot;, &quot;&amp;[.D544]&amp;&quot;, &quot;&amp;[.$I$1]&amp;&quot;*&quot;&amp;[.F544]&amp;&quot; )&quot;)" office:value-type="string" office:string-value="Turn2( lwing42, y_axis, -8.8, MOVEANIMATIONSPEED*10.84 )">
            <text:p>Turn2( lwing42, y_axis, -8.8, MOVEANIMATIONSPEED*10.84 )</text:p>
          </table:table-cell>
          <table:table-cell table:number-columns-repeated="6"/>
        </table:table-row>
        <table:table-row table:style-name="ro1">
          <table:table-cell table:formula="of:=IF(RIGHT([' ;'.A545];4)=&quot;turn&quot;;&quot;Turn2&quot;;IF(RIGHT([' ;'.A545];4)=&quot;move&quot;;&quot;Move&quot;;[' ;'.A545]))" office:value-type="string" office:string-value="Turn2">
            <text:p>Turn2</text:p>
          </table:table-cell>
          <table:table-cell table:formula="of:=[' ;'.B545]" office:value-type="string" office:string-value="lwing43">
            <text:p>lwing43</text:p>
          </table:table-cell>
          <table:table-cell table:formula="of:=LEFT([' ;'.D545];1)&amp;&quot;_&quot;&amp;RIGHT([' ;'.D545];4)" office:value-type="string" office:string-value="x_axis">
            <text:p>x_axis</text:p>
          </table:table-cell>
          <table:table-cell table:formula="of:=ROUND(VALUE(MID([' ;'.E545];2;LEN([' ;'.E545])-2));1)" office:value-type="float" office:value="-35.8">
            <text:p>-35.8</text:p>
          </table:table-cell>
          <table:table-cell table:formula="of:=VALUE(MID([' ;'.G545];2;LEN([' ;'.G545])-2))" office:value-type="float" office:value="4.827407">
            <text:p>4.827407</text:p>
          </table:table-cell>
          <table:table-cell table:formula="of:=ROUND([.E545]/[.$J$1];2)" office:value-type="float" office:value="4.83">
            <text:p>4.83</text:p>
          </table:table-cell>
          <table:table-cell/>
          <table:table-cell table:formula="of:=IF(RIGHT([.A545];5)=&quot;sleep&quot;;&quot;Sleep(&quot;&amp;[.$L$1]&amp;&quot;*&quot;&amp;ROUND(VALUE([.B545]);2)/[.$M$1]&amp;&quot;)&quot;;[.A545]&amp;&quot;( &quot;&amp;[.B545]&amp;&quot;, &quot;&amp;[.C545]&amp;&quot;, &quot;&amp;[.D545]&amp;&quot;, &quot;&amp;[.$I$1]&amp;&quot;*&quot;&amp;[.F545]&amp;&quot; )&quot;)" office:value-type="string" office:string-value="Turn2( lwing43, x_axis, -35.8, MOVEANIMATIONSPEED*4.83 )">
            <text:p>Turn2( lwing43, x_axis, -35.8, MOVEANIMATIONSPEED*4.83 )</text:p>
          </table:table-cell>
          <table:table-cell table:number-columns-repeated="6"/>
        </table:table-row>
        <table:table-row table:style-name="ro1">
          <table:table-cell table:formula="of:=IF(RIGHT([' ;'.A546];4)=&quot;turn&quot;;&quot;Turn2&quot;;IF(RIGHT([' ;'.A546];4)=&quot;move&quot;;&quot;Move&quot;;[' ;'.A546]))" office:value-type="string" office:string-value="Turn2">
            <text:p>Turn2</text:p>
          </table:table-cell>
          <table:table-cell table:formula="of:=[' ;'.B546]" office:value-type="string" office:string-value="lwing43">
            <text:p>lwing43</text:p>
          </table:table-cell>
          <table:table-cell table:formula="of:=LEFT([' ;'.D546];1)&amp;&quot;_&quot;&amp;RIGHT([' ;'.D546];4)" office:value-type="string" office:string-value="z_axis">
            <text:p>z_axis</text:p>
          </table:table-cell>
          <table:table-cell table:formula="of:=ROUND(VALUE(MID([' ;'.E546];2;LEN([' ;'.E546])-2));1)" office:value-type="float" office:value="-18.1">
            <text:p>-18.1</text:p>
          </table:table-cell>
          <table:table-cell table:formula="of:=VALUE(MID([' ;'.G546];2;LEN([' ;'.G546])-2))" office:value-type="float" office:value="10.579263">
            <text:p>10.579263</text:p>
          </table:table-cell>
          <table:table-cell table:formula="of:=ROUND([.E546]/[.$J$1];2)" office:value-type="float" office:value="10.58">
            <text:p>10.58</text:p>
          </table:table-cell>
          <table:table-cell/>
          <table:table-cell table:formula="of:=IF(RIGHT([.A546];5)=&quot;sleep&quot;;&quot;Sleep(&quot;&amp;[.$L$1]&amp;&quot;*&quot;&amp;ROUND(VALUE([.B546]);2)/[.$M$1]&amp;&quot;)&quot;;[.A546]&amp;&quot;( &quot;&amp;[.B546]&amp;&quot;, &quot;&amp;[.C546]&amp;&quot;, &quot;&amp;[.D546]&amp;&quot;, &quot;&amp;[.$I$1]&amp;&quot;*&quot;&amp;[.F546]&amp;&quot; )&quot;)" office:value-type="string" office:string-value="Turn2( lwing43, z_axis, -18.1, MOVEANIMATIONSPEED*10.58 )">
            <text:p>Turn2( lwing43, z_axis, -18.1, MOVEANIMATIONSPEED*10.58 )</text:p>
          </table:table-cell>
          <table:table-cell table:number-columns-repeated="6"/>
        </table:table-row>
        <table:table-row table:style-name="ro1">
          <table:table-cell table:formula="of:=IF(RIGHT([' ;'.A547];4)=&quot;turn&quot;;&quot;Turn2&quot;;IF(RIGHT([' ;'.A547];4)=&quot;move&quot;;&quot;Move&quot;;[' ;'.A547]))" office:value-type="string" office:string-value="Turn2">
            <text:p>Turn2</text:p>
          </table:table-cell>
          <table:table-cell table:formula="of:=[' ;'.B547]" office:value-type="string" office:string-value="lwing43">
            <text:p>lwing43</text:p>
          </table:table-cell>
          <table:table-cell table:formula="of:=LEFT([' ;'.D547];1)&amp;&quot;_&quot;&amp;RIGHT([' ;'.D547];4)" office:value-type="string" office:string-value="y_axis">
            <text:p>y_axis</text:p>
          </table:table-cell>
          <table:table-cell table:formula="of:=ROUND(VALUE(MID([' ;'.E547];2;LEN([' ;'.E547])-2));1)" office:value-type="float" office:value="-7.4">
            <text:p>-7.4</text:p>
          </table:table-cell>
          <table:table-cell table:formula="of:=VALUE(MID([' ;'.G547];2;LEN([' ;'.G547])-2))" office:value-type="float" office:value="9.457481">
            <text:p>9.457481</text:p>
          </table:table-cell>
          <table:table-cell table:formula="of:=ROUND([.E547]/[.$J$1];2)" office:value-type="float" office:value="9.46">
            <text:p>9.46</text:p>
          </table:table-cell>
          <table:table-cell/>
          <table:table-cell table:formula="of:=IF(RIGHT([.A547];5)=&quot;sleep&quot;;&quot;Sleep(&quot;&amp;[.$L$1]&amp;&quot;*&quot;&amp;ROUND(VALUE([.B547]);2)/[.$M$1]&amp;&quot;)&quot;;[.A547]&amp;&quot;( &quot;&amp;[.B547]&amp;&quot;, &quot;&amp;[.C547]&amp;&quot;, &quot;&amp;[.D547]&amp;&quot;, &quot;&amp;[.$I$1]&amp;&quot;*&quot;&amp;[.F547]&amp;&quot; )&quot;)" office:value-type="string" office:string-value="Turn2( lwing43, y_axis, -7.4, MOVEANIMATIONSPEED*9.46 )">
            <text:p>Turn2( lwing43, y_axis, -7.4, MOVEANIMATIONSPEED*9.46 )</text:p>
          </table:table-cell>
          <table:table-cell table:number-columns-repeated="6"/>
        </table:table-row>
        <table:table-row table:style-name="ro1">
          <table:table-cell table:formula="of:=IF(RIGHT([' ;'.A548];4)=&quot;turn&quot;;&quot;Turn2&quot;;IF(RIGHT([' ;'.A548];4)=&quot;move&quot;;&quot;Move&quot;;[' ;'.A548]))" office:value-type="string" office:string-value="Turn2">
            <text:p>Turn2</text:p>
          </table:table-cell>
          <table:table-cell table:formula="of:=[' ;'.B548]" office:value-type="string" office:string-value="lwing51">
            <text:p>lwing51</text:p>
          </table:table-cell>
          <table:table-cell table:formula="of:=LEFT([' ;'.D548];1)&amp;&quot;_&quot;&amp;RIGHT([' ;'.D548];4)" office:value-type="string" office:string-value="x_axis">
            <text:p>x_axis</text:p>
          </table:table-cell>
          <table:table-cell table:formula="of:=ROUND(VALUE(MID([' ;'.E548];2;LEN([' ;'.E548])-2));1)" office:value-type="float" office:value="-61">
            <text:p>-61</text:p>
          </table:table-cell>
          <table:table-cell table:formula="of:=VALUE(MID([' ;'.G548];2;LEN([' ;'.G548])-2))" office:value-type="float" office:value="3.839727">
            <text:p>3.839727</text:p>
          </table:table-cell>
          <table:table-cell table:formula="of:=ROUND([.E548]/[.$J$1];2)" office:value-type="float" office:value="3.84">
            <text:p>3.84</text:p>
          </table:table-cell>
          <table:table-cell/>
          <table:table-cell table:formula="of:=IF(RIGHT([.A548];5)=&quot;sleep&quot;;&quot;Sleep(&quot;&amp;[.$L$1]&amp;&quot;*&quot;&amp;ROUND(VALUE([.B548]);2)/[.$M$1]&amp;&quot;)&quot;;[.A548]&amp;&quot;( &quot;&amp;[.B548]&amp;&quot;, &quot;&amp;[.C548]&amp;&quot;, &quot;&amp;[.D548]&amp;&quot;, &quot;&amp;[.$I$1]&amp;&quot;*&quot;&amp;[.F548]&amp;&quot; )&quot;)" office:value-type="string" office:string-value="Turn2( lwing51, x_axis, -61, MOVEANIMATIONSPEED*3.84 )">
            <text:p>Turn2( lwing51, x_axis, -61, MOVEANIMATIONSPEED*3.84 )</text:p>
          </table:table-cell>
          <table:table-cell table:number-columns-repeated="6"/>
        </table:table-row>
        <table:table-row table:style-name="ro1">
          <table:table-cell table:formula="of:=IF(RIGHT([' ;'.A549];4)=&quot;turn&quot;;&quot;Turn2&quot;;IF(RIGHT([' ;'.A549];4)=&quot;move&quot;;&quot;Move&quot;;[' ;'.A549]))" office:value-type="string" office:string-value="Turn2">
            <text:p>Turn2</text:p>
          </table:table-cell>
          <table:table-cell table:formula="of:=[' ;'.B549]" office:value-type="string" office:string-value="lwing51">
            <text:p>lwing51</text:p>
          </table:table-cell>
          <table:table-cell table:formula="of:=LEFT([' ;'.D549];1)&amp;&quot;_&quot;&amp;RIGHT([' ;'.D549];4)" office:value-type="string" office:string-value="z_axis">
            <text:p>z_axis</text:p>
          </table:table-cell>
          <table:table-cell table:formula="of:=ROUND(VALUE(MID([' ;'.E549];2;LEN([' ;'.E549])-2));1)" office:value-type="float" office:value="-25.6">
            <text:p>-25.6</text:p>
          </table:table-cell>
          <table:table-cell table:formula="of:=VALUE(MID([' ;'.G549];2;LEN([' ;'.G549])-2))" office:value-type="float" office:value="13.599863">
            <text:p>13.599863</text:p>
          </table:table-cell>
          <table:table-cell table:formula="of:=ROUND([.E549]/[.$J$1];2)" office:value-type="float" office:value="13.6">
            <text:p>13.6</text:p>
          </table:table-cell>
          <table:table-cell/>
          <table:table-cell table:formula="of:=IF(RIGHT([.A549];5)=&quot;sleep&quot;;&quot;Sleep(&quot;&amp;[.$L$1]&amp;&quot;*&quot;&amp;ROUND(VALUE([.B549]);2)/[.$M$1]&amp;&quot;)&quot;;[.A549]&amp;&quot;( &quot;&amp;[.B549]&amp;&quot;, &quot;&amp;[.C549]&amp;&quot;, &quot;&amp;[.D549]&amp;&quot;, &quot;&amp;[.$I$1]&amp;&quot;*&quot;&amp;[.F549]&amp;&quot; )&quot;)" office:value-type="string" office:string-value="Turn2( lwing51, z_axis, -25.6, MOVEANIMATIONSPEED*13.6 )">
            <text:p>Turn2( lwing51, z_axis, -25.6, MOVEANIMATIONSPEED*13.6 )</text:p>
          </table:table-cell>
          <table:table-cell table:number-columns-repeated="6"/>
        </table:table-row>
        <table:table-row table:style-name="ro1">
          <table:table-cell table:formula="of:=IF(RIGHT([' ;'.A550];4)=&quot;turn&quot;;&quot;Turn2&quot;;IF(RIGHT([' ;'.A550];4)=&quot;move&quot;;&quot;Move&quot;;[' ;'.A550]))" office:value-type="string" office:string-value="Turn2">
            <text:p>Turn2</text:p>
          </table:table-cell>
          <table:table-cell table:formula="of:=[' ;'.B550]" office:value-type="string" office:string-value="lwing51">
            <text:p>lwing51</text:p>
          </table:table-cell>
          <table:table-cell table:formula="of:=LEFT([' ;'.D550];1)&amp;&quot;_&quot;&amp;RIGHT([' ;'.D550];4)" office:value-type="string" office:string-value="y_axis">
            <text:p>y_axis</text:p>
          </table:table-cell>
          <table:table-cell table:formula="of:=ROUND(VALUE(MID([' ;'.E550];2;LEN([' ;'.E550])-2));1)" office:value-type="float" office:value="-17.8">
            <text:p>-17.8</text:p>
          </table:table-cell>
          <table:table-cell table:formula="of:=VALUE(MID([' ;'.G550];2;LEN([' ;'.G550])-2))" office:value-type="float" office:value="18.950138">
            <text:p>18.950138</text:p>
          </table:table-cell>
          <table:table-cell table:formula="of:=ROUND([.E550]/[.$J$1];2)" office:value-type="float" office:value="18.95">
            <text:p>18.95</text:p>
          </table:table-cell>
          <table:table-cell/>
          <table:table-cell table:formula="of:=IF(RIGHT([.A550];5)=&quot;sleep&quot;;&quot;Sleep(&quot;&amp;[.$L$1]&amp;&quot;*&quot;&amp;ROUND(VALUE([.B550]);2)/[.$M$1]&amp;&quot;)&quot;;[.A550]&amp;&quot;( &quot;&amp;[.B550]&amp;&quot;, &quot;&amp;[.C550]&amp;&quot;, &quot;&amp;[.D550]&amp;&quot;, &quot;&amp;[.$I$1]&amp;&quot;*&quot;&amp;[.F550]&amp;&quot; )&quot;)" office:value-type="string" office:string-value="Turn2( lwing51, y_axis, -17.8, MOVEANIMATIONSPEED*18.95 )">
            <text:p>Turn2( lwing51, y_axis, -17.8, MOVEANIMATIONSPEED*18.95 )</text:p>
          </table:table-cell>
          <table:table-cell table:number-columns-repeated="6"/>
        </table:table-row>
        <table:table-row table:style-name="ro1">
          <table:table-cell table:formula="of:=IF(RIGHT([' ;'.A551];4)=&quot;turn&quot;;&quot;Turn2&quot;;IF(RIGHT([' ;'.A551];4)=&quot;move&quot;;&quot;Move&quot;;[' ;'.A551]))" office:value-type="string" office:string-value="Turn2">
            <text:p>Turn2</text:p>
          </table:table-cell>
          <table:table-cell table:formula="of:=[' ;'.B551]" office:value-type="string" office:string-value="lwing52">
            <text:p>lwing52</text:p>
          </table:table-cell>
          <table:table-cell table:formula="of:=LEFT([' ;'.D551];1)&amp;&quot;_&quot;&amp;RIGHT([' ;'.D551];4)" office:value-type="string" office:string-value="x_axis">
            <text:p>x_axis</text:p>
          </table:table-cell>
          <table:table-cell table:formula="of:=ROUND(VALUE(MID([' ;'.E551];2;LEN([' ;'.E551])-2));1)" office:value-type="float" office:value="-40.6">
            <text:p>-40.6</text:p>
          </table:table-cell>
          <table:table-cell table:formula="of:=VALUE(MID([' ;'.G551];2;LEN([' ;'.G551])-2))" office:value-type="float" office:value="4.904247">
            <text:p>4.904247</text:p>
          </table:table-cell>
          <table:table-cell table:formula="of:=ROUND([.E551]/[.$J$1];2)" office:value-type="float" office:value="4.9">
            <text:p>4.9</text:p>
          </table:table-cell>
          <table:table-cell/>
          <table:table-cell table:formula="of:=IF(RIGHT([.A551];5)=&quot;sleep&quot;;&quot;Sleep(&quot;&amp;[.$L$1]&amp;&quot;*&quot;&amp;ROUND(VALUE([.B551]);2)/[.$M$1]&amp;&quot;)&quot;;[.A551]&amp;&quot;( &quot;&amp;[.B551]&amp;&quot;, &quot;&amp;[.C551]&amp;&quot;, &quot;&amp;[.D551]&amp;&quot;, &quot;&amp;[.$I$1]&amp;&quot;*&quot;&amp;[.F551]&amp;&quot; )&quot;)" office:value-type="string" office:string-value="Turn2( lwing52, x_axis, -40.6, MOVEANIMATIONSPEED*4.9 )">
            <text:p>Turn2( lwing52, x_axis, -40.6, MOVEANIMATIONSPEED*4.9 )</text:p>
          </table:table-cell>
          <table:table-cell table:number-columns-repeated="6"/>
        </table:table-row>
        <table:table-row table:style-name="ro1">
          <table:table-cell table:formula="of:=IF(RIGHT([' ;'.A552];4)=&quot;turn&quot;;&quot;Turn2&quot;;IF(RIGHT([' ;'.A552];4)=&quot;move&quot;;&quot;Move&quot;;[' ;'.A552]))" office:value-type="string" office:string-value="Turn2">
            <text:p>Turn2</text:p>
          </table:table-cell>
          <table:table-cell table:formula="of:=[' ;'.B552]" office:value-type="string" office:string-value="lwing52">
            <text:p>lwing52</text:p>
          </table:table-cell>
          <table:table-cell table:formula="of:=LEFT([' ;'.D552];1)&amp;&quot;_&quot;&amp;RIGHT([' ;'.D552];4)" office:value-type="string" office:string-value="z_axis">
            <text:p>z_axis</text:p>
          </table:table-cell>
          <table:table-cell table:formula="of:=ROUND(VALUE(MID([' ;'.E552];2;LEN([' ;'.E552])-2));1)" office:value-type="float" office:value="-19.9">
            <text:p>-19.9</text:p>
          </table:table-cell>
          <table:table-cell table:formula="of:=VALUE(MID([' ;'.G552];2;LEN([' ;'.G552])-2))" office:value-type="float" office:value="11.459299">
            <text:p>11.459299</text:p>
          </table:table-cell>
          <table:table-cell table:formula="of:=ROUND([.E552]/[.$J$1];2)" office:value-type="float" office:value="11.46">
            <text:p>11.46</text:p>
          </table:table-cell>
          <table:table-cell/>
          <table:table-cell table:formula="of:=IF(RIGHT([.A552];5)=&quot;sleep&quot;;&quot;Sleep(&quot;&amp;[.$L$1]&amp;&quot;*&quot;&amp;ROUND(VALUE([.B552]);2)/[.$M$1]&amp;&quot;)&quot;;[.A552]&amp;&quot;( &quot;&amp;[.B552]&amp;&quot;, &quot;&amp;[.C552]&amp;&quot;, &quot;&amp;[.D552]&amp;&quot;, &quot;&amp;[.$I$1]&amp;&quot;*&quot;&amp;[.F552]&amp;&quot; )&quot;)" office:value-type="string" office:string-value="Turn2( lwing52, z_axis, -19.9, MOVEANIMATIONSPEED*11.46 )">
            <text:p>Turn2( lwing52, z_axis, -19.9, MOVEANIMATIONSPEED*11.46 )</text:p>
          </table:table-cell>
          <table:table-cell table:number-columns-repeated="6"/>
        </table:table-row>
        <table:table-row table:style-name="ro1">
          <table:table-cell table:formula="of:=IF(RIGHT([' ;'.A553];4)=&quot;turn&quot;;&quot;Turn2&quot;;IF(RIGHT([' ;'.A553];4)=&quot;move&quot;;&quot;Move&quot;;[' ;'.A553]))" office:value-type="string" office:string-value="Turn2">
            <text:p>Turn2</text:p>
          </table:table-cell>
          <table:table-cell table:formula="of:=[' ;'.B553]" office:value-type="string" office:string-value="lwing52">
            <text:p>lwing52</text:p>
          </table:table-cell>
          <table:table-cell table:formula="of:=LEFT([' ;'.D553];1)&amp;&quot;_&quot;&amp;RIGHT([' ;'.D553];4)" office:value-type="string" office:string-value="y_axis">
            <text:p>y_axis</text:p>
          </table:table-cell>
          <table:table-cell table:formula="of:=ROUND(VALUE(MID([' ;'.E553];2;LEN([' ;'.E553])-2));1)" office:value-type="float" office:value="-9.1">
            <text:p>-9.1</text:p>
          </table:table-cell>
          <table:table-cell table:formula="of:=VALUE(MID([' ;'.G553];2;LEN([' ;'.G553])-2))" office:value-type="float" office:value="11.105435">
            <text:p>11.105435</text:p>
          </table:table-cell>
          <table:table-cell table:formula="of:=ROUND([.E553]/[.$J$1];2)" office:value-type="float" office:value="11.11">
            <text:p>11.11</text:p>
          </table:table-cell>
          <table:table-cell/>
          <table:table-cell table:formula="of:=IF(RIGHT([.A553];5)=&quot;sleep&quot;;&quot;Sleep(&quot;&amp;[.$L$1]&amp;&quot;*&quot;&amp;ROUND(VALUE([.B553]);2)/[.$M$1]&amp;&quot;)&quot;;[.A553]&amp;&quot;( &quot;&amp;[.B553]&amp;&quot;, &quot;&amp;[.C553]&amp;&quot;, &quot;&amp;[.D553]&amp;&quot;, &quot;&amp;[.$I$1]&amp;&quot;*&quot;&amp;[.F553]&amp;&quot; )&quot;)" office:value-type="string" office:string-value="Turn2( lwing52, y_axis, -9.1, MOVEANIMATIONSPEED*11.11 )">
            <text:p>Turn2( lwing52, y_axis, -9.1, MOVEANIMATIONSPEED*11.11 )</text:p>
          </table:table-cell>
          <table:table-cell table:number-columns-repeated="6"/>
        </table:table-row>
        <table:table-row table:style-name="ro1">
          <table:table-cell table:formula="of:=IF(RIGHT([' ;'.A554];4)=&quot;turn&quot;;&quot;Turn2&quot;;IF(RIGHT([' ;'.A554];4)=&quot;move&quot;;&quot;Move&quot;;[' ;'.A554]))" office:value-type="string" office:string-value="Turn2">
            <text:p>Turn2</text:p>
          </table:table-cell>
          <table:table-cell table:formula="of:=[' ;'.B554]" office:value-type="string" office:string-value="lwing53">
            <text:p>lwing53</text:p>
          </table:table-cell>
          <table:table-cell table:formula="of:=LEFT([' ;'.D554];1)&amp;&quot;_&quot;&amp;RIGHT([' ;'.D554];4)" office:value-type="string" office:string-value="x_axis">
            <text:p>x_axis</text:p>
          </table:table-cell>
          <table:table-cell table:formula="of:=ROUND(VALUE(MID([' ;'.E554];2;LEN([' ;'.E554])-2));1)" office:value-type="float" office:value="-18.8">
            <text:p>-18.8</text:p>
          </table:table-cell>
          <table:table-cell table:formula="of:=VALUE(MID([' ;'.G554];2;LEN([' ;'.G554])-2))" office:value-type="float" office:value="3.392538">
            <text:p>3.392538</text:p>
          </table:table-cell>
          <table:table-cell table:formula="of:=ROUND([.E554]/[.$J$1];2)" office:value-type="float" office:value="3.39">
            <text:p>3.39</text:p>
          </table:table-cell>
          <table:table-cell/>
          <table:table-cell table:formula="of:=IF(RIGHT([.A554];5)=&quot;sleep&quot;;&quot;Sleep(&quot;&amp;[.$L$1]&amp;&quot;*&quot;&amp;ROUND(VALUE([.B554]);2)/[.$M$1]&amp;&quot;)&quot;;[.A554]&amp;&quot;( &quot;&amp;[.B554]&amp;&quot;, &quot;&amp;[.C554]&amp;&quot;, &quot;&amp;[.D554]&amp;&quot;, &quot;&amp;[.$I$1]&amp;&quot;*&quot;&amp;[.F554]&amp;&quot; )&quot;)" office:value-type="string" office:string-value="Turn2( lwing53, x_axis, -18.8, MOVEANIMATIONSPEED*3.39 )">
            <text:p>Turn2( lwing53, x_axis, -18.8, MOVEANIMATIONSPEED*3.39 )</text:p>
          </table:table-cell>
          <table:table-cell table:number-columns-repeated="6"/>
        </table:table-row>
        <table:table-row table:style-name="ro1">
          <table:table-cell table:formula="of:=IF(RIGHT([' ;'.A555];4)=&quot;turn&quot;;&quot;Turn2&quot;;IF(RIGHT([' ;'.A555];4)=&quot;move&quot;;&quot;Move&quot;;[' ;'.A555]))" office:value-type="string" office:string-value="Turn2">
            <text:p>Turn2</text:p>
          </table:table-cell>
          <table:table-cell table:formula="of:=[' ;'.B555]" office:value-type="string" office:string-value="lwing53">
            <text:p>lwing53</text:p>
          </table:table-cell>
          <table:table-cell table:formula="of:=LEFT([' ;'.D555];1)&amp;&quot;_&quot;&amp;RIGHT([' ;'.D555];4)" office:value-type="string" office:string-value="z_axis">
            <text:p>z_axis</text:p>
          </table:table-cell>
          <table:table-cell table:formula="of:=ROUND(VALUE(MID([' ;'.E555];2;LEN([' ;'.E555])-2));1)" office:value-type="float" office:value="-10.4">
            <text:p>-10.4</text:p>
          </table:table-cell>
          <table:table-cell table:formula="of:=VALUE(MID([' ;'.G555];2;LEN([' ;'.G555])-2))" office:value-type="float" office:value="6.358291">
            <text:p>6.358291</text:p>
          </table:table-cell>
          <table:table-cell table:formula="of:=ROUND([.E555]/[.$J$1];2)" office:value-type="float" office:value="6.36">
            <text:p>6.36</text:p>
          </table:table-cell>
          <table:table-cell/>
          <table:table-cell table:formula="of:=IF(RIGHT([.A555];5)=&quot;sleep&quot;;&quot;Sleep(&quot;&amp;[.$L$1]&amp;&quot;*&quot;&amp;ROUND(VALUE([.B555]);2)/[.$M$1]&amp;&quot;)&quot;;[.A555]&amp;&quot;( &quot;&amp;[.B555]&amp;&quot;, &quot;&amp;[.C555]&amp;&quot;, &quot;&amp;[.D555]&amp;&quot;, &quot;&amp;[.$I$1]&amp;&quot;*&quot;&amp;[.F555]&amp;&quot; )&quot;)" office:value-type="string" office:string-value="Turn2( lwing53, z_axis, -10.4, MOVEANIMATIONSPEED*6.36 )">
            <text:p>Turn2( lwing53, z_axis, -10.4, MOVEANIMATIONSPEED*6.36 )</text:p>
          </table:table-cell>
          <table:table-cell table:number-columns-repeated="6"/>
        </table:table-row>
        <table:table-row table:style-name="ro1">
          <table:table-cell table:formula="of:=IF(RIGHT([' ;'.A556];4)=&quot;turn&quot;;&quot;Turn2&quot;;IF(RIGHT([' ;'.A556];4)=&quot;move&quot;;&quot;Move&quot;;[' ;'.A556]))" office:value-type="string" office:string-value="Turn2">
            <text:p>Turn2</text:p>
          </table:table-cell>
          <table:table-cell table:formula="of:=[' ;'.B556]" office:value-type="string" office:string-value="lwing53">
            <text:p>lwing53</text:p>
          </table:table-cell>
          <table:table-cell table:formula="of:=LEFT([' ;'.D556];1)&amp;&quot;_&quot;&amp;RIGHT([' ;'.D556];4)" office:value-type="string" office:string-value="y_axis">
            <text:p>y_axis</text:p>
          </table:table-cell>
          <table:table-cell table:formula="of:=ROUND(VALUE(MID([' ;'.E556];2;LEN([' ;'.E556])-2));1)" office:value-type="float" office:value="-2.5">
            <text:p>-2.5</text:p>
          </table:table-cell>
          <table:table-cell table:formula="of:=VALUE(MID([' ;'.G556];2;LEN([' ;'.G556])-2))" office:value-type="float" office:value="4.310526">
            <text:p>4.310526</text:p>
          </table:table-cell>
          <table:table-cell table:formula="of:=ROUND([.E556]/[.$J$1];2)" office:value-type="float" office:value="4.31">
            <text:p>4.31</text:p>
          </table:table-cell>
          <table:table-cell/>
          <table:table-cell table:formula="of:=IF(RIGHT([.A556];5)=&quot;sleep&quot;;&quot;Sleep(&quot;&amp;[.$L$1]&amp;&quot;*&quot;&amp;ROUND(VALUE([.B556]);2)/[.$M$1]&amp;&quot;)&quot;;[.A556]&amp;&quot;( &quot;&amp;[.B556]&amp;&quot;, &quot;&amp;[.C556]&amp;&quot;, &quot;&amp;[.D556]&amp;&quot;, &quot;&amp;[.$I$1]&amp;&quot;*&quot;&amp;[.F556]&amp;&quot; )&quot;)" office:value-type="string" office:string-value="Turn2( lwing53, y_axis, -2.5, MOVEANIMATIONSPEED*4.31 )">
            <text:p>Turn2( lwing53, y_axis, -2.5, MOVEANIMATIONSPEED*4.31 )</text:p>
          </table:table-cell>
          <table:table-cell table:number-columns-repeated="6"/>
        </table:table-row>
        <table:table-row table:style-name="ro1">
          <table:table-cell table:formula="of:=IF(RIGHT([' ;'.A557];4)=&quot;turn&quot;;&quot;Turn2&quot;;IF(RIGHT([' ;'.A557];4)=&quot;move&quot;;&quot;Move&quot;;[' ;'.A557]))" office:value-type="string" office:string-value="Turn2">
            <text:p>Turn2</text:p>
          </table:table-cell>
          <table:table-cell table:formula="of:=[' ;'.B557]" office:value-type="string" office:string-value="rfinger11">
            <text:p>rfinger11</text:p>
          </table:table-cell>
          <table:table-cell table:formula="of:=LEFT([' ;'.D557];1)&amp;&quot;_&quot;&amp;RIGHT([' ;'.D557];4)" office:value-type="string" office:string-value="z_axis">
            <text:p>z_axis</text:p>
          </table:table-cell>
          <table:table-cell table:formula="of:=ROUND(VALUE(MID([' ;'.E557];2;LEN([' ;'.E557])-2));1)" office:value-type="float" office:value="-2.6">
            <text:p>-2.6</text:p>
          </table:table-cell>
          <table:table-cell table:formula="of:=VALUE(MID([' ;'.G557];2;LEN([' ;'.G557])-2))" office:value-type="float" office:value="16.143229">
            <text:p>16.143229</text:p>
          </table:table-cell>
          <table:table-cell table:formula="of:=ROUND([.E557]/[.$J$1];2)" office:value-type="float" office:value="16.14">
            <text:p>16.14</text:p>
          </table:table-cell>
          <table:table-cell/>
          <table:table-cell table:formula="of:=IF(RIGHT([.A557];5)=&quot;sleep&quot;;&quot;Sleep(&quot;&amp;[.$L$1]&amp;&quot;*&quot;&amp;ROUND(VALUE([.B557]);2)/[.$M$1]&amp;&quot;)&quot;;[.A557]&amp;&quot;( &quot;&amp;[.B557]&amp;&quot;, &quot;&amp;[.C557]&amp;&quot;, &quot;&amp;[.D557]&amp;&quot;, &quot;&amp;[.$I$1]&amp;&quot;*&quot;&amp;[.F557]&amp;&quot; )&quot;)" office:value-type="string" office:string-value="Turn2( rfinger11, z_axis, -2.6, MOVEANIMATIONSPEED*16.14 )">
            <text:p>Turn2( rfinger11, z_axis, -2.6, MOVEANIMATIONSPEED*16.14 )</text:p>
          </table:table-cell>
          <table:table-cell table:number-columns-repeated="6"/>
        </table:table-row>
        <table:table-row table:style-name="ro1">
          <table:table-cell table:formula="of:=IF(RIGHT([' ;'.A558];4)=&quot;turn&quot;;&quot;Turn2&quot;;IF(RIGHT([' ;'.A558];4)=&quot;move&quot;;&quot;Move&quot;;[' ;'.A558]))" office:value-type="string" office:string-value="Turn2">
            <text:p>Turn2</text:p>
          </table:table-cell>
          <table:table-cell table:formula="of:=[' ;'.B558]" office:value-type="string" office:string-value="rfinger11">
            <text:p>rfinger11</text:p>
          </table:table-cell>
          <table:table-cell table:formula="of:=LEFT([' ;'.D558];1)&amp;&quot;_&quot;&amp;RIGHT([' ;'.D558];4)" office:value-type="string" office:string-value="y_axis">
            <text:p>y_axis</text:p>
          </table:table-cell>
          <table:table-cell table:formula="of:=ROUND(VALUE(MID([' ;'.E558];2;LEN([' ;'.E558])-2));1)" office:value-type="float" office:value="13.6">
            <text:p>13.6</text:p>
          </table:table-cell>
          <table:table-cell table:formula="of:=VALUE(MID([' ;'.G558];2;LEN([' ;'.G558])-2))" office:value-type="float" office:value="6.762323">
            <text:p>6.762323</text:p>
          </table:table-cell>
          <table:table-cell table:formula="of:=ROUND([.E558]/[.$J$1];2)" office:value-type="float" office:value="6.76">
            <text:p>6.76</text:p>
          </table:table-cell>
          <table:table-cell/>
          <table:table-cell table:formula="of:=IF(RIGHT([.A558];5)=&quot;sleep&quot;;&quot;Sleep(&quot;&amp;[.$L$1]&amp;&quot;*&quot;&amp;ROUND(VALUE([.B558]);2)/[.$M$1]&amp;&quot;)&quot;;[.A558]&amp;&quot;( &quot;&amp;[.B558]&amp;&quot;, &quot;&amp;[.C558]&amp;&quot;, &quot;&amp;[.D558]&amp;&quot;, &quot;&amp;[.$I$1]&amp;&quot;*&quot;&amp;[.F558]&amp;&quot; )&quot;)" office:value-type="string" office:string-value="Turn2( rfinger11, y_axis, 13.6, MOVEANIMATIONSPEED*6.76 )">
            <text:p>Turn2( rfinger11, y_axis, 13.6, MOVEANIMATIONSPEED*6.76 )</text:p>
          </table:table-cell>
          <table:table-cell table:number-columns-repeated="6"/>
        </table:table-row>
        <table:table-row table:style-name="ro1">
          <table:table-cell table:formula="of:=IF(RIGHT([' ;'.A559];4)=&quot;turn&quot;;&quot;Turn2&quot;;IF(RIGHT([' ;'.A559];4)=&quot;move&quot;;&quot;Move&quot;;[' ;'.A559]))" office:value-type="string" office:string-value="Turn2">
            <text:p>Turn2</text:p>
          </table:table-cell>
          <table:table-cell table:formula="of:=[' ;'.B559]" office:value-type="string" office:string-value="rfinger12">
            <text:p>rfinger12</text:p>
          </table:table-cell>
          <table:table-cell table:formula="of:=LEFT([' ;'.D559];1)&amp;&quot;_&quot;&amp;RIGHT([' ;'.D559];4)" office:value-type="string" office:string-value="x_axis">
            <text:p>x_axis</text:p>
          </table:table-cell>
          <table:table-cell table:formula="of:=ROUND(VALUE(MID([' ;'.E559];2;LEN([' ;'.E559])-2));1)" office:value-type="float" office:value="-15.4">
            <text:p>-15.4</text:p>
          </table:table-cell>
          <table:table-cell table:formula="of:=VALUE(MID([' ;'.G559];2;LEN([' ;'.G559])-2))" office:value-type="float" office:value="9.348173">
            <text:p>9.348173</text:p>
          </table:table-cell>
          <table:table-cell table:formula="of:=ROUND([.E559]/[.$J$1];2)" office:value-type="float" office:value="9.35">
            <text:p>9.35</text:p>
          </table:table-cell>
          <table:table-cell/>
          <table:table-cell table:formula="of:=IF(RIGHT([.A559];5)=&quot;sleep&quot;;&quot;Sleep(&quot;&amp;[.$L$1]&amp;&quot;*&quot;&amp;ROUND(VALUE([.B559]);2)/[.$M$1]&amp;&quot;)&quot;;[.A559]&amp;&quot;( &quot;&amp;[.B559]&amp;&quot;, &quot;&amp;[.C559]&amp;&quot;, &quot;&amp;[.D559]&amp;&quot;, &quot;&amp;[.$I$1]&amp;&quot;*&quot;&amp;[.F559]&amp;&quot; )&quot;)" office:value-type="string" office:string-value="Turn2( rfinger12, x_axis, -15.4, MOVEANIMATIONSPEED*9.35 )">
            <text:p>Turn2( rfinger12, x_axis, -15.4, MOVEANIMATIONSPEED*9.35 )</text:p>
          </table:table-cell>
          <table:table-cell table:number-columns-repeated="6"/>
        </table:table-row>
        <table:table-row table:style-name="ro1">
          <table:table-cell table:formula="of:=IF(RIGHT([' ;'.A560];4)=&quot;turn&quot;;&quot;Turn2&quot;;IF(RIGHT([' ;'.A560];4)=&quot;move&quot;;&quot;Move&quot;;[' ;'.A560]))" office:value-type="string" office:string-value="Turn2">
            <text:p>Turn2</text:p>
          </table:table-cell>
          <table:table-cell table:formula="of:=[' ;'.B560]" office:value-type="string" office:string-value="rfinger12">
            <text:p>rfinger12</text:p>
          </table:table-cell>
          <table:table-cell table:formula="of:=LEFT([' ;'.D560];1)&amp;&quot;_&quot;&amp;RIGHT([' ;'.D560];4)" office:value-type="string" office:string-value="z_axis">
            <text:p>z_axis</text:p>
          </table:table-cell>
          <table:table-cell table:formula="of:=ROUND(VALUE(MID([' ;'.E560];2;LEN([' ;'.E560])-2));1)" office:value-type="float" office:value="-21.8">
            <text:p>-21.8</text:p>
          </table:table-cell>
          <table:table-cell table:formula="of:=VALUE(MID([' ;'.G560];2;LEN([' ;'.G560])-2))" office:value-type="float" office:value="46.338223">
            <text:p>46.338223</text:p>
          </table:table-cell>
          <table:table-cell table:formula="of:=ROUND([.E560]/[.$J$1];2)" office:value-type="float" office:value="46.34">
            <text:p>46.34</text:p>
          </table:table-cell>
          <table:table-cell/>
          <table:table-cell table:formula="of:=IF(RIGHT([.A560];5)=&quot;sleep&quot;;&quot;Sleep(&quot;&amp;[.$L$1]&amp;&quot;*&quot;&amp;ROUND(VALUE([.B560]);2)/[.$M$1]&amp;&quot;)&quot;;[.A560]&amp;&quot;( &quot;&amp;[.B560]&amp;&quot;, &quot;&amp;[.C560]&amp;&quot;, &quot;&amp;[.D560]&amp;&quot;, &quot;&amp;[.$I$1]&amp;&quot;*&quot;&amp;[.F560]&amp;&quot; )&quot;)" office:value-type="string" office:string-value="Turn2( rfinger12, z_axis, -21.8, MOVEANIMATIONSPEED*46.34 )">
            <text:p>Turn2( rfinger12, z_axis, -21.8, MOVEANIMATIONSPEED*46.34 )</text:p>
          </table:table-cell>
          <table:table-cell table:number-columns-repeated="6"/>
        </table:table-row>
        <table:table-row table:style-name="ro1">
          <table:table-cell table:formula="of:=IF(RIGHT([' ;'.A561];4)=&quot;turn&quot;;&quot;Turn2&quot;;IF(RIGHT([' ;'.A561];4)=&quot;move&quot;;&quot;Move&quot;;[' ;'.A561]))" office:value-type="string" office:string-value="Turn2">
            <text:p>Turn2</text:p>
          </table:table-cell>
          <table:table-cell table:formula="of:=[' ;'.B561]" office:value-type="string" office:string-value="rfinger12">
            <text:p>rfinger12</text:p>
          </table:table-cell>
          <table:table-cell table:formula="of:=LEFT([' ;'.D561];1)&amp;&quot;_&quot;&amp;RIGHT([' ;'.D561];4)" office:value-type="string" office:string-value="y_axis">
            <text:p>y_axis</text:p>
          </table:table-cell>
          <table:table-cell table:formula="of:=ROUND(VALUE(MID([' ;'.E561];2;LEN([' ;'.E561])-2));1)" office:value-type="float" office:value="44.7">
            <text:p>44.7</text:p>
          </table:table-cell>
          <table:table-cell table:formula="of:=VALUE(MID([' ;'.G561];2;LEN([' ;'.G561])-2))" office:value-type="float" office:value="24.144514">
            <text:p>24.144514</text:p>
          </table:table-cell>
          <table:table-cell table:formula="of:=ROUND([.E561]/[.$J$1];2)" office:value-type="float" office:value="24.14">
            <text:p>24.14</text:p>
          </table:table-cell>
          <table:table-cell/>
          <table:table-cell table:formula="of:=IF(RIGHT([.A561];5)=&quot;sleep&quot;;&quot;Sleep(&quot;&amp;[.$L$1]&amp;&quot;*&quot;&amp;ROUND(VALUE([.B561]);2)/[.$M$1]&amp;&quot;)&quot;;[.A561]&amp;&quot;( &quot;&amp;[.B561]&amp;&quot;, &quot;&amp;[.C561]&amp;&quot;, &quot;&amp;[.D561]&amp;&quot;, &quot;&amp;[.$I$1]&amp;&quot;*&quot;&amp;[.F561]&amp;&quot; )&quot;)" office:value-type="string" office:string-value="Turn2( rfinger12, y_axis, 44.7, MOVEANIMATIONSPEED*24.14 )">
            <text:p>Turn2( rfinger12, y_axis, 44.7, MOVEANIMATIONSPEED*24.14 )</text:p>
          </table:table-cell>
          <table:table-cell table:number-columns-repeated="6"/>
        </table:table-row>
        <table:table-row table:style-name="ro1">
          <table:table-cell table:formula="of:=IF(RIGHT([' ;'.A562];4)=&quot;turn&quot;;&quot;Turn2&quot;;IF(RIGHT([' ;'.A562];4)=&quot;move&quot;;&quot;Move&quot;;[' ;'.A562]))" office:value-type="string" office:string-value="Turn2">
            <text:p>Turn2</text:p>
          </table:table-cell>
          <table:table-cell table:formula="of:=[' ;'.B562]" office:value-type="string" office:string-value="rfinger21">
            <text:p>rfinger21</text:p>
          </table:table-cell>
          <table:table-cell table:formula="of:=LEFT([' ;'.D562];1)&amp;&quot;_&quot;&amp;RIGHT([' ;'.D562];4)" office:value-type="string" office:string-value="z_axis">
            <text:p>z_axis</text:p>
          </table:table-cell>
          <table:table-cell table:formula="of:=ROUND(VALUE(MID([' ;'.E562];2;LEN([' ;'.E562])-2));1)" office:value-type="float" office:value="45.7">
            <text:p>45.7</text:p>
          </table:table-cell>
          <table:table-cell table:formula="of:=VALUE(MID([' ;'.G562];2;LEN([' ;'.G562])-2))" office:value-type="float" office:value="52.374266">
            <text:p>52.374266</text:p>
          </table:table-cell>
          <table:table-cell table:formula="of:=ROUND([.E562]/[.$J$1];2)" office:value-type="float" office:value="52.37">
            <text:p>52.37</text:p>
          </table:table-cell>
          <table:table-cell/>
          <table:table-cell table:formula="of:=IF(RIGHT([.A562];5)=&quot;sleep&quot;;&quot;Sleep(&quot;&amp;[.$L$1]&amp;&quot;*&quot;&amp;ROUND(VALUE([.B562]);2)/[.$M$1]&amp;&quot;)&quot;;[.A562]&amp;&quot;( &quot;&amp;[.B562]&amp;&quot;, &quot;&amp;[.C562]&amp;&quot;, &quot;&amp;[.D562]&amp;&quot;, &quot;&amp;[.$I$1]&amp;&quot;*&quot;&amp;[.F562]&amp;&quot; )&quot;)" office:value-type="string" office:string-value="Turn2( rfinger21, z_axis, 45.7, MOVEANIMATIONSPEED*52.37 )">
            <text:p>Turn2( rfinger21, z_axis, 45.7, MOVEANIMATIONSPEED*52.37 )</text:p>
          </table:table-cell>
          <table:table-cell table:number-columns-repeated="6"/>
        </table:table-row>
        <table:table-row table:style-name="ro1">
          <table:table-cell table:formula="of:=IF(RIGHT([' ;'.A563];4)=&quot;turn&quot;;&quot;Turn2&quot;;IF(RIGHT([' ;'.A563];4)=&quot;move&quot;;&quot;Move&quot;;[' ;'.A563]))" office:value-type="string" office:string-value="Turn2">
            <text:p>Turn2</text:p>
          </table:table-cell>
          <table:table-cell table:formula="of:=[' ;'.B563]" office:value-type="string" office:string-value="rfinger21">
            <text:p>rfinger21</text:p>
          </table:table-cell>
          <table:table-cell table:formula="of:=LEFT([' ;'.D563];1)&amp;&quot;_&quot;&amp;RIGHT([' ;'.D563];4)" office:value-type="string" office:string-value="y_axis">
            <text:p>y_axis</text:p>
          </table:table-cell>
          <table:table-cell table:formula="of:=ROUND(VALUE(MID([' ;'.E563];2;LEN([' ;'.E563])-2));1)" office:value-type="float" office:value="47.9">
            <text:p>47.9</text:p>
          </table:table-cell>
          <table:table-cell table:formula="of:=VALUE(MID([' ;'.G563];2;LEN([' ;'.G563])-2))" office:value-type="float" office:value="36.818784">
            <text:p>36.818784</text:p>
          </table:table-cell>
          <table:table-cell table:formula="of:=ROUND([.E563]/[.$J$1];2)" office:value-type="float" office:value="36.82">
            <text:p>36.82</text:p>
          </table:table-cell>
          <table:table-cell/>
          <table:table-cell table:formula="of:=IF(RIGHT([.A563];5)=&quot;sleep&quot;;&quot;Sleep(&quot;&amp;[.$L$1]&amp;&quot;*&quot;&amp;ROUND(VALUE([.B563]);2)/[.$M$1]&amp;&quot;)&quot;;[.A563]&amp;&quot;( &quot;&amp;[.B563]&amp;&quot;, &quot;&amp;[.C563]&amp;&quot;, &quot;&amp;[.D563]&amp;&quot;, &quot;&amp;[.$I$1]&amp;&quot;*&quot;&amp;[.F563]&amp;&quot; )&quot;)" office:value-type="string" office:string-value="Turn2( rfinger21, y_axis, 47.9, MOVEANIMATIONSPEED*36.82 )">
            <text:p>Turn2( rfinger21, y_axis, 47.9, MOVEANIMATIONSPEED*36.82 )</text:p>
          </table:table-cell>
          <table:table-cell table:number-columns-repeated="6"/>
        </table:table-row>
        <table:table-row table:style-name="ro1">
          <table:table-cell table:formula="of:=IF(RIGHT([' ;'.A564];4)=&quot;turn&quot;;&quot;Turn2&quot;;IF(RIGHT([' ;'.A564];4)=&quot;move&quot;;&quot;Move&quot;;[' ;'.A564]))" office:value-type="string" office:string-value="Turn2">
            <text:p>Turn2</text:p>
          </table:table-cell>
          <table:table-cell table:formula="of:=[' ;'.B564]" office:value-type="string" office:string-value="rfinger22">
            <text:p>rfinger22</text:p>
          </table:table-cell>
          <table:table-cell table:formula="of:=LEFT([' ;'.D564];1)&amp;&quot;_&quot;&amp;RIGHT([' ;'.D564];4)" office:value-type="string" office:string-value="z_axis">
            <text:p>z_axis</text:p>
          </table:table-cell>
          <table:table-cell table:formula="of:=ROUND(VALUE(MID([' ;'.E564];2;LEN([' ;'.E564])-2));1)" office:value-type="float" office:value="-0">
            <text:p>-0</text:p>
          </table:table-cell>
          <table:table-cell table:formula="of:=VALUE(MID([' ;'.G564];2;LEN([' ;'.G564])-2))" office:value-type="float" office:value="13.072853">
            <text:p>13.072853</text:p>
          </table:table-cell>
          <table:table-cell table:formula="of:=ROUND([.E564]/[.$J$1];2)" office:value-type="float" office:value="13.07">
            <text:p>13.07</text:p>
          </table:table-cell>
          <table:table-cell/>
          <table:table-cell table:formula="of:=IF(RIGHT([.A564];5)=&quot;sleep&quot;;&quot;Sleep(&quot;&amp;[.$L$1]&amp;&quot;*&quot;&amp;ROUND(VALUE([.B564]);2)/[.$M$1]&amp;&quot;)&quot;;[.A564]&amp;&quot;( &quot;&amp;[.B564]&amp;&quot;, &quot;&amp;[.C564]&amp;&quot;, &quot;&amp;[.D564]&amp;&quot;, &quot;&amp;[.$I$1]&amp;&quot;*&quot;&amp;[.F564]&amp;&quot; )&quot;)" office:value-type="string" office:string-value="Turn2( rfinger22, z_axis, 0, MOVEANIMATIONSPEED*13.07 )">
            <text:p>Turn2( rfinger22, z_axis, 0, MOVEANIMATIONSPEED*13.07 )</text:p>
          </table:table-cell>
          <table:table-cell table:number-columns-repeated="6"/>
        </table:table-row>
        <table:table-row table:style-name="ro1">
          <table:table-cell table:formula="of:=IF(RIGHT([' ;'.A565];4)=&quot;turn&quot;;&quot;Turn2&quot;;IF(RIGHT([' ;'.A565];4)=&quot;move&quot;;&quot;Move&quot;;[' ;'.A565]))" office:value-type="string" office:string-value="Turn2">
            <text:p>Turn2</text:p>
          </table:table-cell>
          <table:table-cell table:formula="of:=[' ;'.B565]" office:value-type="string" office:string-value="rfinger22">
            <text:p>rfinger22</text:p>
          </table:table-cell>
          <table:table-cell table:formula="of:=LEFT([' ;'.D565];1)&amp;&quot;_&quot;&amp;RIGHT([' ;'.D565];4)" office:value-type="string" office:string-value="y_axis">
            <text:p>y_axis</text:p>
          </table:table-cell>
          <table:table-cell table:formula="of:=ROUND(VALUE(MID([' ;'.E565];2;LEN([' ;'.E565])-2));1)" office:value-type="float" office:value="13.4">
            <text:p>13.4</text:p>
          </table:table-cell>
          <table:table-cell table:formula="of:=VALUE(MID([' ;'.G565];2;LEN([' ;'.G565])-2))" office:value-type="float" office:value="12.733453">
            <text:p>12.733453</text:p>
          </table:table-cell>
          <table:table-cell table:formula="of:=ROUND([.E565]/[.$J$1];2)" office:value-type="float" office:value="12.73">
            <text:p>12.73</text:p>
          </table:table-cell>
          <table:table-cell/>
          <table:table-cell table:formula="of:=IF(RIGHT([.A565];5)=&quot;sleep&quot;;&quot;Sleep(&quot;&amp;[.$L$1]&amp;&quot;*&quot;&amp;ROUND(VALUE([.B565]);2)/[.$M$1]&amp;&quot;)&quot;;[.A565]&amp;&quot;( &quot;&amp;[.B565]&amp;&quot;, &quot;&amp;[.C565]&amp;&quot;, &quot;&amp;[.D565]&amp;&quot;, &quot;&amp;[.$I$1]&amp;&quot;*&quot;&amp;[.F565]&amp;&quot; )&quot;)" office:value-type="string" office:string-value="Turn2( rfinger22, y_axis, 13.4, MOVEANIMATIONSPEED*12.73 )">
            <text:p>Turn2( rfinger22, y_axis, 13.4, MOVEANIMATIONSPEED*12.73 )</text:p>
          </table:table-cell>
          <table:table-cell table:number-columns-repeated="6"/>
        </table:table-row>
        <table:table-row table:style-name="ro1">
          <table:table-cell table:formula="of:=IF(RIGHT([' ;'.A566];4)=&quot;turn&quot;;&quot;Turn2&quot;;IF(RIGHT([' ;'.A566];4)=&quot;move&quot;;&quot;Move&quot;;[' ;'.A566]))" office:value-type="string" office:string-value="Turn2">
            <text:p>Turn2</text:p>
          </table:table-cell>
          <table:table-cell table:formula="of:=[' ;'.B566]" office:value-type="string" office:string-value="rfinger31">
            <text:p>rfinger31</text:p>
          </table:table-cell>
          <table:table-cell table:formula="of:=LEFT([' ;'.D566];1)&amp;&quot;_&quot;&amp;RIGHT([' ;'.D566];4)" office:value-type="string" office:string-value="x_axis">
            <text:p>x_axis</text:p>
          </table:table-cell>
          <table:table-cell table:formula="of:=ROUND(VALUE(MID([' ;'.E566];2;LEN([' ;'.E566])-2));1)" office:value-type="float" office:value="-27.1">
            <text:p>-27.1</text:p>
          </table:table-cell>
          <table:table-cell table:formula="of:=VALUE(MID([' ;'.G566];2;LEN([' ;'.G566])-2))" office:value-type="float" office:value="3.352786">
            <text:p>3.352786</text:p>
          </table:table-cell>
          <table:table-cell table:formula="of:=ROUND([.E566]/[.$J$1];2)" office:value-type="float" office:value="3.35">
            <text:p>3.35</text:p>
          </table:table-cell>
          <table:table-cell/>
          <table:table-cell table:formula="of:=IF(RIGHT([.A566];5)=&quot;sleep&quot;;&quot;Sleep(&quot;&amp;[.$L$1]&amp;&quot;*&quot;&amp;ROUND(VALUE([.B566]);2)/[.$M$1]&amp;&quot;)&quot;;[.A566]&amp;&quot;( &quot;&amp;[.B566]&amp;&quot;, &quot;&amp;[.C566]&amp;&quot;, &quot;&amp;[.D566]&amp;&quot;, &quot;&amp;[.$I$1]&amp;&quot;*&quot;&amp;[.F566]&amp;&quot; )&quot;)" office:value-type="string" office:string-value="Turn2( rfinger31, x_axis, -27.1, MOVEANIMATIONSPEED*3.35 )">
            <text:p>Turn2( rfinger31, x_axis, -27.1, MOVEANIMATIONSPEED*3.35 )</text:p>
          </table:table-cell>
          <table:table-cell table:number-columns-repeated="6"/>
        </table:table-row>
        <table:table-row table:style-name="ro1">
          <table:table-cell table:formula="of:=IF(RIGHT([' ;'.A567];4)=&quot;turn&quot;;&quot;Turn2&quot;;IF(RIGHT([' ;'.A567];4)=&quot;move&quot;;&quot;Move&quot;;[' ;'.A567]))" office:value-type="string" office:string-value="Turn2">
            <text:p>Turn2</text:p>
          </table:table-cell>
          <table:table-cell table:formula="of:=[' ;'.B567]" office:value-type="string" office:string-value="rfinger31">
            <text:p>rfinger31</text:p>
          </table:table-cell>
          <table:table-cell table:formula="of:=LEFT([' ;'.D567];1)&amp;&quot;_&quot;&amp;RIGHT([' ;'.D567];4)" office:value-type="string" office:string-value="z_axis">
            <text:p>z_axis</text:p>
          </table:table-cell>
          <table:table-cell table:formula="of:=ROUND(VALUE(MID([' ;'.E567];2;LEN([' ;'.E567])-2));1)" office:value-type="float" office:value="31.2">
            <text:p>31.2</text:p>
          </table:table-cell>
          <table:table-cell table:formula="of:=VALUE(MID([' ;'.G567];2;LEN([' ;'.G567])-2))" office:value-type="float" office:value="45.66977">
            <text:p>45.66977</text:p>
          </table:table-cell>
          <table:table-cell table:formula="of:=ROUND([.E567]/[.$J$1];2)" office:value-type="float" office:value="45.67">
            <text:p>45.67</text:p>
          </table:table-cell>
          <table:table-cell/>
          <table:table-cell table:formula="of:=IF(RIGHT([.A567];5)=&quot;sleep&quot;;&quot;Sleep(&quot;&amp;[.$L$1]&amp;&quot;*&quot;&amp;ROUND(VALUE([.B567]);2)/[.$M$1]&amp;&quot;)&quot;;[.A567]&amp;&quot;( &quot;&amp;[.B567]&amp;&quot;, &quot;&amp;[.C567]&amp;&quot;, &quot;&amp;[.D567]&amp;&quot;, &quot;&amp;[.$I$1]&amp;&quot;*&quot;&amp;[.F567]&amp;&quot; )&quot;)" office:value-type="string" office:string-value="Turn2( rfinger31, z_axis, 31.2, MOVEANIMATIONSPEED*45.67 )">
            <text:p>Turn2( rfinger31, z_axis, 31.2, MOVEANIMATIONSPEED*45.67 )</text:p>
          </table:table-cell>
          <table:table-cell table:number-columns-repeated="6"/>
        </table:table-row>
        <table:table-row table:style-name="ro1">
          <table:table-cell table:formula="of:=IF(RIGHT([' ;'.A568];4)=&quot;turn&quot;;&quot;Turn2&quot;;IF(RIGHT([' ;'.A568];4)=&quot;move&quot;;&quot;Move&quot;;[' ;'.A568]))" office:value-type="string" office:string-value="Turn2">
            <text:p>Turn2</text:p>
          </table:table-cell>
          <table:table-cell table:formula="of:=[' ;'.B568]" office:value-type="string" office:string-value="rfinger31">
            <text:p>rfinger31</text:p>
          </table:table-cell>
          <table:table-cell table:formula="of:=LEFT([' ;'.D568];1)&amp;&quot;_&quot;&amp;RIGHT([' ;'.D568];4)" office:value-type="string" office:string-value="y_axis">
            <text:p>y_axis</text:p>
          </table:table-cell>
          <table:table-cell table:formula="of:=ROUND(VALUE(MID([' ;'.E568];2;LEN([' ;'.E568])-2));1)" office:value-type="float" office:value="40.8">
            <text:p>40.8</text:p>
          </table:table-cell>
          <table:table-cell table:formula="of:=VALUE(MID([' ;'.G568];2;LEN([' ;'.G568])-2))" office:value-type="float" office:value="24.985242">
            <text:p>24.985242</text:p>
          </table:table-cell>
          <table:table-cell table:formula="of:=ROUND([.E568]/[.$J$1];2)" office:value-type="float" office:value="24.99">
            <text:p>24.99</text:p>
          </table:table-cell>
          <table:table-cell/>
          <table:table-cell table:formula="of:=IF(RIGHT([.A568];5)=&quot;sleep&quot;;&quot;Sleep(&quot;&amp;[.$L$1]&amp;&quot;*&quot;&amp;ROUND(VALUE([.B568]);2)/[.$M$1]&amp;&quot;)&quot;;[.A568]&amp;&quot;( &quot;&amp;[.B568]&amp;&quot;, &quot;&amp;[.C568]&amp;&quot;, &quot;&amp;[.D568]&amp;&quot;, &quot;&amp;[.$I$1]&amp;&quot;*&quot;&amp;[.F568]&amp;&quot; )&quot;)" office:value-type="string" office:string-value="Turn2( rfinger31, y_axis, 40.8, MOVEANIMATIONSPEED*24.99 )">
            <text:p>Turn2( rfinger31, y_axis, 40.8, MOVEANIMATIONSPEED*24.99 )</text:p>
          </table:table-cell>
          <table:table-cell table:number-columns-repeated="6"/>
        </table:table-row>
        <table:table-row table:style-name="ro1">
          <table:table-cell table:formula="of:=IF(RIGHT([' ;'.A569];4)=&quot;turn&quot;;&quot;Turn2&quot;;IF(RIGHT([' ;'.A569];4)=&quot;move&quot;;&quot;Move&quot;;[' ;'.A569]))" office:value-type="string" office:string-value="Turn2">
            <text:p>Turn2</text:p>
          </table:table-cell>
          <table:table-cell table:formula="of:=[' ;'.B569]" office:value-type="string" office:string-value="rfinger32">
            <text:p>rfinger32</text:p>
          </table:table-cell>
          <table:table-cell table:formula="of:=LEFT([' ;'.D569];1)&amp;&quot;_&quot;&amp;RIGHT([' ;'.D569];4)" office:value-type="string" office:string-value="x_axis">
            <text:p>x_axis</text:p>
          </table:table-cell>
          <table:table-cell table:formula="of:=ROUND(VALUE(MID([' ;'.E569];2;LEN([' ;'.E569])-2));1)" office:value-type="float" office:value="-78.5">
            <text:p>-78.5</text:p>
          </table:table-cell>
          <table:table-cell table:formula="of:=VALUE(MID([' ;'.G569];2;LEN([' ;'.G569])-2))" office:value-type="float" office:value="13.382595">
            <text:p>13.382595</text:p>
          </table:table-cell>
          <table:table-cell table:formula="of:=ROUND([.E569]/[.$J$1];2)" office:value-type="float" office:value="13.38">
            <text:p>13.38</text:p>
          </table:table-cell>
          <table:table-cell/>
          <table:table-cell table:formula="of:=IF(RIGHT([.A569];5)=&quot;sleep&quot;;&quot;Sleep(&quot;&amp;[.$L$1]&amp;&quot;*&quot;&amp;ROUND(VALUE([.B569]);2)/[.$M$1]&amp;&quot;)&quot;;[.A569]&amp;&quot;( &quot;&amp;[.B569]&amp;&quot;, &quot;&amp;[.C569]&amp;&quot;, &quot;&amp;[.D569]&amp;&quot;, &quot;&amp;[.$I$1]&amp;&quot;*&quot;&amp;[.F569]&amp;&quot; )&quot;)" office:value-type="string" office:string-value="Turn2( rfinger32, x_axis, -78.5, MOVEANIMATIONSPEED*13.38 )">
            <text:p>Turn2( rfinger32, x_axis, -78.5, MOVEANIMATIONSPEED*13.38 )</text:p>
          </table:table-cell>
          <table:table-cell table:number-columns-repeated="6"/>
        </table:table-row>
        <table:table-row table:style-name="ro1">
          <table:table-cell table:formula="of:=IF(RIGHT([' ;'.A570];4)=&quot;turn&quot;;&quot;Turn2&quot;;IF(RIGHT([' ;'.A570];4)=&quot;move&quot;;&quot;Move&quot;;[' ;'.A570]))" office:value-type="string" office:string-value="Turn2">
            <text:p>Turn2</text:p>
          </table:table-cell>
          <table:table-cell table:formula="of:=[' ;'.B570]" office:value-type="string" office:string-value="rfinger32">
            <text:p>rfinger32</text:p>
          </table:table-cell>
          <table:table-cell table:formula="of:=LEFT([' ;'.D570];1)&amp;&quot;_&quot;&amp;RIGHT([' ;'.D570];4)" office:value-type="string" office:string-value="z_axis">
            <text:p>z_axis</text:p>
          </table:table-cell>
          <table:table-cell table:formula="of:=ROUND(VALUE(MID([' ;'.E570];2;LEN([' ;'.E570])-2));1)" office:value-type="float" office:value="-2">
            <text:p>-2</text:p>
          </table:table-cell>
          <table:table-cell table:formula="of:=VALUE(MID([' ;'.G570];2;LEN([' ;'.G570])-2))" office:value-type="float" office:value="46.834076">
            <text:p>46.834076</text:p>
          </table:table-cell>
          <table:table-cell table:formula="of:=ROUND([.E570]/[.$J$1];2)" office:value-type="float" office:value="46.83">
            <text:p>46.83</text:p>
          </table:table-cell>
          <table:table-cell/>
          <table:table-cell table:formula="of:=IF(RIGHT([.A570];5)=&quot;sleep&quot;;&quot;Sleep(&quot;&amp;[.$L$1]&amp;&quot;*&quot;&amp;ROUND(VALUE([.B570]);2)/[.$M$1]&amp;&quot;)&quot;;[.A570]&amp;&quot;( &quot;&amp;[.B570]&amp;&quot;, &quot;&amp;[.C570]&amp;&quot;, &quot;&amp;[.D570]&amp;&quot;, &quot;&amp;[.$I$1]&amp;&quot;*&quot;&amp;[.F570]&amp;&quot; )&quot;)" office:value-type="string" office:string-value="Turn2( rfinger32, z_axis, -2, MOVEANIMATIONSPEED*46.83 )">
            <text:p>Turn2( rfinger32, z_axis, -2, MOVEANIMATIONSPEED*46.83 )</text:p>
          </table:table-cell>
          <table:table-cell table:number-columns-repeated="6"/>
        </table:table-row>
        <table:table-row table:style-name="ro1">
          <table:table-cell table:formula="of:=IF(RIGHT([' ;'.A571];4)=&quot;turn&quot;;&quot;Turn2&quot;;IF(RIGHT([' ;'.A571];4)=&quot;move&quot;;&quot;Move&quot;;[' ;'.A571]))" office:value-type="string" office:string-value="Turn2">
            <text:p>Turn2</text:p>
          </table:table-cell>
          <table:table-cell table:formula="of:=[' ;'.B571]" office:value-type="string" office:string-value="rfinger32">
            <text:p>rfinger32</text:p>
          </table:table-cell>
          <table:table-cell table:formula="of:=LEFT([' ;'.D571];1)&amp;&quot;_&quot;&amp;RIGHT([' ;'.D571];4)" office:value-type="string" office:string-value="y_axis">
            <text:p>y_axis</text:p>
          </table:table-cell>
          <table:table-cell table:formula="of:=ROUND(VALUE(MID([' ;'.E571];2;LEN([' ;'.E571])-2));1)" office:value-type="float" office:value="46.1">
            <text:p>46.1</text:p>
          </table:table-cell>
          <table:table-cell table:formula="of:=VALUE(MID([' ;'.G571];2;LEN([' ;'.G571])-2))" office:value-type="float" office:value="14.645257">
            <text:p>14.645257</text:p>
          </table:table-cell>
          <table:table-cell table:formula="of:=ROUND([.E571]/[.$J$1];2)" office:value-type="float" office:value="14.65">
            <text:p>14.65</text:p>
          </table:table-cell>
          <table:table-cell/>
          <table:table-cell table:formula="of:=IF(RIGHT([.A571];5)=&quot;sleep&quot;;&quot;Sleep(&quot;&amp;[.$L$1]&amp;&quot;*&quot;&amp;ROUND(VALUE([.B571]);2)/[.$M$1]&amp;&quot;)&quot;;[.A571]&amp;&quot;( &quot;&amp;[.B571]&amp;&quot;, &quot;&amp;[.C571]&amp;&quot;, &quot;&amp;[.D571]&amp;&quot;, &quot;&amp;[.$I$1]&amp;&quot;*&quot;&amp;[.F571]&amp;&quot; )&quot;)" office:value-type="string" office:string-value="Turn2( rfinger32, y_axis, 46.1, MOVEANIMATIONSPEED*14.65 )">
            <text:p>Turn2( rfinger32, y_axis, 46.1, MOVEANIMATIONSPEED*14.65 )</text:p>
          </table:table-cell>
          <table:table-cell table:number-columns-repeated="6"/>
        </table:table-row>
        <table:table-row table:style-name="ro1">
          <table:table-cell table:formula="of:=IF(RIGHT([' ;'.A572];4)=&quot;turn&quot;;&quot;Turn2&quot;;IF(RIGHT([' ;'.A572];4)=&quot;move&quot;;&quot;Move&quot;;[' ;'.A572]))" office:value-type="string" office:string-value="Turn2">
            <text:p>Turn2</text:p>
          </table:table-cell>
          <table:table-cell table:formula="of:=[' ;'.B572]" office:value-type="string" office:string-value="rhoof">
            <text:p>rhoof</text:p>
          </table:table-cell>
          <table:table-cell table:formula="of:=LEFT([' ;'.D572];1)&amp;&quot;_&quot;&amp;RIGHT([' ;'.D572];4)" office:value-type="string" office:string-value="x_axis">
            <text:p>x_axis</text:p>
          </table:table-cell>
          <table:table-cell table:formula="of:=ROUND(VALUE(MID([' ;'.E572];2;LEN([' ;'.E572])-2));1)" office:value-type="float" office:value="-47.4">
            <text:p>-47.4</text:p>
          </table:table-cell>
          <table:table-cell table:formula="of:=VALUE(MID([' ;'.G572];2;LEN([' ;'.G572])-2))" office:value-type="float" office:value="128.251111">
            <text:p>128.251111</text:p>
          </table:table-cell>
          <table:table-cell table:formula="of:=ROUND([.E572]/[.$J$1];2)" office:value-type="float" office:value="128.25">
            <text:p>128.25</text:p>
          </table:table-cell>
          <table:table-cell/>
          <table:table-cell table:formula="of:=IF(RIGHT([.A572];5)=&quot;sleep&quot;;&quot;Sleep(&quot;&amp;[.$L$1]&amp;&quot;*&quot;&amp;ROUND(VALUE([.B572]);2)/[.$M$1]&amp;&quot;)&quot;;[.A572]&amp;&quot;( &quot;&amp;[.B572]&amp;&quot;, &quot;&amp;[.C572]&amp;&quot;, &quot;&amp;[.D572]&amp;&quot;, &quot;&amp;[.$I$1]&amp;&quot;*&quot;&amp;[.F572]&amp;&quot; )&quot;)" office:value-type="string" office:string-value="Turn2( rhoof, x_axis, -47.4, MOVEANIMATIONSPEED*128.25 )">
            <text:p>Turn2( rhoof, x_axis, -47.4, MOVEANIMATIONSPEED*128.25 )</text:p>
          </table:table-cell>
          <table:table-cell table:number-columns-repeated="6"/>
        </table:table-row>
        <table:table-row table:style-name="ro1">
          <table:table-cell table:formula="of:=IF(RIGHT([' ;'.A573];4)=&quot;turn&quot;;&quot;Turn2&quot;;IF(RIGHT([' ;'.A573];4)=&quot;move&quot;;&quot;Move&quot;;[' ;'.A573]))" office:value-type="string" office:string-value="Turn2">
            <text:p>Turn2</text:p>
          </table:table-cell>
          <table:table-cell table:formula="of:=[' ;'.B573]" office:value-type="string" office:string-value="rlarm">
            <text:p>rlarm</text:p>
          </table:table-cell>
          <table:table-cell table:formula="of:=LEFT([' ;'.D573];1)&amp;&quot;_&quot;&amp;RIGHT([' ;'.D573];4)" office:value-type="string" office:string-value="z_axis">
            <text:p>z_axis</text:p>
          </table:table-cell>
          <table:table-cell table:formula="of:=ROUND(VALUE(MID([' ;'.E573];2;LEN([' ;'.E573])-2));1)" office:value-type="float" office:value="5.1">
            <text:p>5.1</text:p>
          </table:table-cell>
          <table:table-cell table:formula="of:=VALUE(MID([' ;'.G573];2;LEN([' ;'.G573])-2))" office:value-type="float" office:value="13.14989">
            <text:p>13.14989</text:p>
          </table:table-cell>
          <table:table-cell table:formula="of:=ROUND([.E573]/[.$J$1];2)" office:value-type="float" office:value="13.15">
            <text:p>13.15</text:p>
          </table:table-cell>
          <table:table-cell/>
          <table:table-cell table:formula="of:=IF(RIGHT([.A573];5)=&quot;sleep&quot;;&quot;Sleep(&quot;&amp;[.$L$1]&amp;&quot;*&quot;&amp;ROUND(VALUE([.B573]);2)/[.$M$1]&amp;&quot;)&quot;;[.A573]&amp;&quot;( &quot;&amp;[.B573]&amp;&quot;, &quot;&amp;[.C573]&amp;&quot;, &quot;&amp;[.D573]&amp;&quot;, &quot;&amp;[.$I$1]&amp;&quot;*&quot;&amp;[.F573]&amp;&quot; )&quot;)" office:value-type="string" office:string-value="Turn2( rlarm, z_axis, 5.1, MOVEANIMATIONSPEED*13.15 )">
            <text:p>Turn2( rlarm, z_axis, 5.1, MOVEANIMATIONSPEED*13.15 )</text:p>
          </table:table-cell>
          <table:table-cell table:number-columns-repeated="6"/>
        </table:table-row>
        <table:table-row table:style-name="ro1">
          <table:table-cell table:formula="of:=IF(RIGHT([' ;'.A574];4)=&quot;turn&quot;;&quot;Turn2&quot;;IF(RIGHT([' ;'.A574];4)=&quot;move&quot;;&quot;Move&quot;;[' ;'.A574]))" office:value-type="string" office:string-value="Turn2">
            <text:p>Turn2</text:p>
          </table:table-cell>
          <table:table-cell table:formula="of:=[' ;'.B574]" office:value-type="string" office:string-value="rleg">
            <text:p>rleg</text:p>
          </table:table-cell>
          <table:table-cell table:formula="of:=LEFT([' ;'.D574];1)&amp;&quot;_&quot;&amp;RIGHT([' ;'.D574];4)" office:value-type="string" office:string-value="x_axis">
            <text:p>x_axis</text:p>
          </table:table-cell>
          <table:table-cell table:formula="of:=ROUND(VALUE(MID([' ;'.E574];2;LEN([' ;'.E574])-2));1)" office:value-type="float" office:value="48.6">
            <text:p>48.6</text:p>
          </table:table-cell>
          <table:table-cell table:formula="of:=VALUE(MID([' ;'.G574];2;LEN([' ;'.G574])-2))" office:value-type="float" office:value="319.320616">
            <text:p>319.320616</text:p>
          </table:table-cell>
          <table:table-cell table:formula="of:=ROUND([.E574]/[.$J$1];2)" office:value-type="float" office:value="319.32">
            <text:p>319.32</text:p>
          </table:table-cell>
          <table:table-cell/>
          <table:table-cell table:formula="of:=IF(RIGHT([.A574];5)=&quot;sleep&quot;;&quot;Sleep(&quot;&amp;[.$L$1]&amp;&quot;*&quot;&amp;ROUND(VALUE([.B574]);2)/[.$M$1]&amp;&quot;)&quot;;[.A574]&amp;&quot;( &quot;&amp;[.B574]&amp;&quot;, &quot;&amp;[.C574]&amp;&quot;, &quot;&amp;[.D574]&amp;&quot;, &quot;&amp;[.$I$1]&amp;&quot;*&quot;&amp;[.F574]&amp;&quot; )&quot;)" office:value-type="string" office:string-value="Turn2( rleg, x_axis, 48.6, MOVEANIMATIONSPEED*319.32 )">
            <text:p>Turn2( rleg, x_axis, 48.6, MOVEANIMATIONSPEED*319.32 )</text:p>
          </table:table-cell>
          <table:table-cell table:number-columns-repeated="6"/>
        </table:table-row>
        <table:table-row table:style-name="ro1">
          <table:table-cell table:formula="of:=IF(RIGHT([' ;'.A575];4)=&quot;turn&quot;;&quot;Turn2&quot;;IF(RIGHT([' ;'.A575];4)=&quot;move&quot;;&quot;Move&quot;;[' ;'.A575]))" office:value-type="string" office:string-value="Turn2">
            <text:p>Turn2</text:p>
          </table:table-cell>
          <table:table-cell table:formula="of:=[' ;'.B575]" office:value-type="string" office:string-value="rshoulder">
            <text:p>rshoulder</text:p>
          </table:table-cell>
          <table:table-cell table:formula="of:=LEFT([' ;'.D575];1)&amp;&quot;_&quot;&amp;RIGHT([' ;'.D575];4)" office:value-type="string" office:string-value="x_axis">
            <text:p>x_axis</text:p>
          </table:table-cell>
          <table:table-cell table:formula="of:=ROUND(VALUE(MID([' ;'.E575];2;LEN([' ;'.E575])-2));1)" office:value-type="float" office:value="0.5">
            <text:p>0.5</text:p>
          </table:table-cell>
          <table:table-cell table:formula="of:=VALUE(MID([' ;'.G575];2;LEN([' ;'.G575])-2))" office:value-type="float" office:value="62.893911">
            <text:p>62.893911</text:p>
          </table:table-cell>
          <table:table-cell table:formula="of:=ROUND([.E575]/[.$J$1];2)" office:value-type="float" office:value="62.89">
            <text:p>62.89</text:p>
          </table:table-cell>
          <table:table-cell/>
          <table:table-cell table:formula="of:=IF(RIGHT([.A575];5)=&quot;sleep&quot;;&quot;Sleep(&quot;&amp;[.$L$1]&amp;&quot;*&quot;&amp;ROUND(VALUE([.B575]);2)/[.$M$1]&amp;&quot;)&quot;;[.A575]&amp;&quot;( &quot;&amp;[.B575]&amp;&quot;, &quot;&amp;[.C575]&amp;&quot;, &quot;&amp;[.D575]&amp;&quot;, &quot;&amp;[.$I$1]&amp;&quot;*&quot;&amp;[.F575]&amp;&quot; )&quot;)" office:value-type="string" office:string-value="Turn2( rshoulder, x_axis, 0.5, MOVEANIMATIONSPEED*62.89 )">
            <text:p>Turn2( rshoulder, x_axis, 0.5, MOVEANIMATIONSPEED*62.89 )</text:p>
          </table:table-cell>
          <table:table-cell table:number-columns-repeated="6"/>
        </table:table-row>
        <table:table-row table:style-name="ro1">
          <table:table-cell table:formula="of:=IF(RIGHT([' ;'.A576];4)=&quot;turn&quot;;&quot;Turn2&quot;;IF(RIGHT([' ;'.A576];4)=&quot;move&quot;;&quot;Move&quot;;[' ;'.A576]))" office:value-type="string" office:string-value="Turn2">
            <text:p>Turn2</text:p>
          </table:table-cell>
          <table:table-cell table:formula="of:=[' ;'.B576]" office:value-type="string" office:string-value="rshoulder">
            <text:p>rshoulder</text:p>
          </table:table-cell>
          <table:table-cell table:formula="of:=LEFT([' ;'.D576];1)&amp;&quot;_&quot;&amp;RIGHT([' ;'.D576];4)" office:value-type="string" office:string-value="y_axis">
            <text:p>y_axis</text:p>
          </table:table-cell>
          <table:table-cell table:formula="of:=ROUND(VALUE(MID([' ;'.E576];2;LEN([' ;'.E576])-2));1)" office:value-type="float" office:value="0">
            <text:p>0</text:p>
          </table:table-cell>
          <table:table-cell table:formula="of:=VALUE(MID([' ;'.G576];2;LEN([' ;'.G576])-2))" office:value-type="float" office:value="5.74662">
            <text:p>5.74662</text:p>
          </table:table-cell>
          <table:table-cell table:formula="of:=ROUND([.E576]/[.$J$1];2)" office:value-type="float" office:value="5.75">
            <text:p>5.75</text:p>
          </table:table-cell>
          <table:table-cell/>
          <table:table-cell table:formula="of:=IF(RIGHT([.A576];5)=&quot;sleep&quot;;&quot;Sleep(&quot;&amp;[.$L$1]&amp;&quot;*&quot;&amp;ROUND(VALUE([.B576]);2)/[.$M$1]&amp;&quot;)&quot;;[.A576]&amp;&quot;( &quot;&amp;[.B576]&amp;&quot;, &quot;&amp;[.C576]&amp;&quot;, &quot;&amp;[.D576]&amp;&quot;, &quot;&amp;[.$I$1]&amp;&quot;*&quot;&amp;[.F576]&amp;&quot; )&quot;)" office:value-type="string" office:string-value="Turn2( rshoulder, y_axis, 0, MOVEANIMATIONSPEED*5.75 )">
            <text:p>Turn2( rshoulder, y_axis, 0, MOVEANIMATIONSPEED*5.75 )</text:p>
          </table:table-cell>
          <table:table-cell table:number-columns-repeated="6"/>
        </table:table-row>
        <table:table-row table:style-name="ro1">
          <table:table-cell table:formula="of:=IF(RIGHT([' ;'.A577];4)=&quot;turn&quot;;&quot;Turn2&quot;;IF(RIGHT([' ;'.A577];4)=&quot;move&quot;;&quot;Move&quot;;[' ;'.A577]))" office:value-type="string" office:string-value="Turn2">
            <text:p>Turn2</text:p>
          </table:table-cell>
          <table:table-cell table:formula="of:=[' ;'.B577]" office:value-type="string" office:string-value="rthigh">
            <text:p>rthigh</text:p>
          </table:table-cell>
          <table:table-cell table:formula="of:=LEFT([' ;'.D577];1)&amp;&quot;_&quot;&amp;RIGHT([' ;'.D577];4)" office:value-type="string" office:string-value="x_axis">
            <text:p>x_axis</text:p>
          </table:table-cell>
          <table:table-cell table:formula="of:=ROUND(VALUE(MID([' ;'.E577];2;LEN([' ;'.E577])-2));1)" office:value-type="float" office:value="-1.1">
            <text:p>-1.1</text:p>
          </table:table-cell>
          <table:table-cell table:formula="of:=VALUE(MID([' ;'.G577];2;LEN([' ;'.G577])-2))" office:value-type="float" office:value="191.068054">
            <text:p>191.068054</text:p>
          </table:table-cell>
          <table:table-cell table:formula="of:=ROUND([.E577]/[.$J$1];2)" office:value-type="float" office:value="191.07">
            <text:p>191.07</text:p>
          </table:table-cell>
          <table:table-cell/>
          <table:table-cell table:formula="of:=IF(RIGHT([.A577];5)=&quot;sleep&quot;;&quot;Sleep(&quot;&amp;[.$L$1]&amp;&quot;*&quot;&amp;ROUND(VALUE([.B577]);2)/[.$M$1]&amp;&quot;)&quot;;[.A577]&amp;&quot;( &quot;&amp;[.B577]&amp;&quot;, &quot;&amp;[.C577]&amp;&quot;, &quot;&amp;[.D577]&amp;&quot;, &quot;&amp;[.$I$1]&amp;&quot;*&quot;&amp;[.F577]&amp;&quot; )&quot;)" office:value-type="string" office:string-value="Turn2( rthigh, x_axis, -1.1, MOVEANIMATIONSPEED*191.07 )">
            <text:p>Turn2( rthigh, x_axis, -1.1, MOVEANIMATIONSPEED*191.07 )</text:p>
          </table:table-cell>
          <table:table-cell table:number-columns-repeated="6"/>
        </table:table-row>
        <table:table-row table:style-name="ro1">
          <table:table-cell table:formula="of:=IF(RIGHT([' ;'.A578];4)=&quot;turn&quot;;&quot;Turn2&quot;;IF(RIGHT([' ;'.A578];4)=&quot;move&quot;;&quot;Move&quot;;[' ;'.A578]))" office:value-type="string" office:string-value="Turn2">
            <text:p>Turn2</text:p>
          </table:table-cell>
          <table:table-cell table:formula="of:=[' ;'.B578]" office:value-type="string" office:string-value="rwing1">
            <text:p>rwing1</text:p>
          </table:table-cell>
          <table:table-cell table:formula="of:=LEFT([' ;'.D578];1)&amp;&quot;_&quot;&amp;RIGHT([' ;'.D578];4)" office:value-type="string" office:string-value="x_axis">
            <text:p>x_axis</text:p>
          </table:table-cell>
          <table:table-cell table:formula="of:=ROUND(VALUE(MID([' ;'.E578];2;LEN([' ;'.E578])-2));1)" office:value-type="float" office:value="-62">
            <text:p>-62</text:p>
          </table:table-cell>
          <table:table-cell table:formula="of:=VALUE(MID([' ;'.G578];2;LEN([' ;'.G578])-2))" office:value-type="float" office:value="24.335144">
            <text:p>24.335144</text:p>
          </table:table-cell>
          <table:table-cell table:formula="of:=ROUND([.E578]/[.$J$1];2)" office:value-type="float" office:value="24.34">
            <text:p>24.34</text:p>
          </table:table-cell>
          <table:table-cell/>
          <table:table-cell table:formula="of:=IF(RIGHT([.A578];5)=&quot;sleep&quot;;&quot;Sleep(&quot;&amp;[.$L$1]&amp;&quot;*&quot;&amp;ROUND(VALUE([.B578]);2)/[.$M$1]&amp;&quot;)&quot;;[.A578]&amp;&quot;( &quot;&amp;[.B578]&amp;&quot;, &quot;&amp;[.C578]&amp;&quot;, &quot;&amp;[.D578]&amp;&quot;, &quot;&amp;[.$I$1]&amp;&quot;*&quot;&amp;[.F578]&amp;&quot; )&quot;)" office:value-type="string" office:string-value="Turn2( rwing1, x_axis, -62, MOVEANIMATIONSPEED*24.34 )">
            <text:p>Turn2( rwing1, x_axis, -62, MOVEANIMATIONSPEED*24.34 )</text:p>
          </table:table-cell>
          <table:table-cell table:number-columns-repeated="6"/>
        </table:table-row>
        <table:table-row table:style-name="ro1">
          <table:table-cell table:formula="of:=IF(RIGHT([' ;'.A579];4)=&quot;turn&quot;;&quot;Turn2&quot;;IF(RIGHT([' ;'.A579];4)=&quot;move&quot;;&quot;Move&quot;;[' ;'.A579]))" office:value-type="string" office:string-value="Turn2">
            <text:p>Turn2</text:p>
          </table:table-cell>
          <table:table-cell table:formula="of:=[' ;'.B579]" office:value-type="string" office:string-value="rwing1">
            <text:p>rwing1</text:p>
          </table:table-cell>
          <table:table-cell table:formula="of:=LEFT([' ;'.D579];1)&amp;&quot;_&quot;&amp;RIGHT([' ;'.D579];4)" office:value-type="string" office:string-value="z_axis">
            <text:p>z_axis</text:p>
          </table:table-cell>
          <table:table-cell table:formula="of:=ROUND(VALUE(MID([' ;'.E579];2;LEN([' ;'.E579])-2));1)" office:value-type="float" office:value="-14.3">
            <text:p>-14.3</text:p>
          </table:table-cell>
          <table:table-cell table:formula="of:=VALUE(MID([' ;'.G579];2;LEN([' ;'.G579])-2))" office:value-type="float" office:value="22.708219">
            <text:p>22.708219</text:p>
          </table:table-cell>
          <table:table-cell table:formula="of:=ROUND([.E579]/[.$J$1];2)" office:value-type="float" office:value="22.71">
            <text:p>22.71</text:p>
          </table:table-cell>
          <table:table-cell/>
          <table:table-cell table:formula="of:=IF(RIGHT([.A579];5)=&quot;sleep&quot;;&quot;Sleep(&quot;&amp;[.$L$1]&amp;&quot;*&quot;&amp;ROUND(VALUE([.B579]);2)/[.$M$1]&amp;&quot;)&quot;;[.A579]&amp;&quot;( &quot;&amp;[.B579]&amp;&quot;, &quot;&amp;[.C579]&amp;&quot;, &quot;&amp;[.D579]&amp;&quot;, &quot;&amp;[.$I$1]&amp;&quot;*&quot;&amp;[.F579]&amp;&quot; )&quot;)" office:value-type="string" office:string-value="Turn2( rwing1, z_axis, -14.3, MOVEANIMATIONSPEED*22.71 )">
            <text:p>Turn2( rwing1, z_axis, -14.3, MOVEANIMATIONSPEED*22.71 )</text:p>
          </table:table-cell>
          <table:table-cell table:number-columns-repeated="6"/>
        </table:table-row>
        <table:table-row table:style-name="ro1">
          <table:table-cell table:formula="of:=IF(RIGHT([' ;'.A580];4)=&quot;turn&quot;;&quot;Turn2&quot;;IF(RIGHT([' ;'.A580];4)=&quot;move&quot;;&quot;Move&quot;;[' ;'.A580]))" office:value-type="string" office:string-value="Turn2">
            <text:p>Turn2</text:p>
          </table:table-cell>
          <table:table-cell table:formula="of:=[' ;'.B580]" office:value-type="string" office:string-value="rwing1">
            <text:p>rwing1</text:p>
          </table:table-cell>
          <table:table-cell table:formula="of:=LEFT([' ;'.D580];1)&amp;&quot;_&quot;&amp;RIGHT([' ;'.D580];4)" office:value-type="string" office:string-value="y_axis">
            <text:p>y_axis</text:p>
          </table:table-cell>
          <table:table-cell table:formula="of:=ROUND(VALUE(MID([' ;'.E580];2;LEN([' ;'.E580])-2));1)" office:value-type="float" office:value="23">
            <text:p>23</text:p>
          </table:table-cell>
          <table:table-cell table:formula="of:=VALUE(MID([' ;'.G580];2;LEN([' ;'.G580])-2))" office:value-type="float" office:value="1.228734">
            <text:p>1.228734</text:p>
          </table:table-cell>
          <table:table-cell table:formula="of:=ROUND([.E580]/[.$J$1];2)" office:value-type="float" office:value="1.23">
            <text:p>1.23</text:p>
          </table:table-cell>
          <table:table-cell/>
          <table:table-cell table:formula="of:=IF(RIGHT([.A580];5)=&quot;sleep&quot;;&quot;Sleep(&quot;&amp;[.$L$1]&amp;&quot;*&quot;&amp;ROUND(VALUE([.B580]);2)/[.$M$1]&amp;&quot;)&quot;;[.A580]&amp;&quot;( &quot;&amp;[.B580]&amp;&quot;, &quot;&amp;[.C580]&amp;&quot;, &quot;&amp;[.D580]&amp;&quot;, &quot;&amp;[.$I$1]&amp;&quot;*&quot;&amp;[.F580]&amp;&quot; )&quot;)" office:value-type="string" office:string-value="Turn2( rwing1, y_axis, 23, MOVEANIMATIONSPEED*1.23 )">
            <text:p>Turn2( rwing1, y_axis, 23, MOVEANIMATIONSPEED*1.23 )</text:p>
          </table:table-cell>
          <table:table-cell table:number-columns-repeated="6"/>
        </table:table-row>
        <table:table-row table:style-name="ro1">
          <table:table-cell table:formula="of:=IF(RIGHT([' ;'.A581];4)=&quot;turn&quot;;&quot;Turn2&quot;;IF(RIGHT([' ;'.A581];4)=&quot;move&quot;;&quot;Move&quot;;[' ;'.A581]))" office:value-type="string" office:string-value="Turn2">
            <text:p>Turn2</text:p>
          </table:table-cell>
          <table:table-cell table:formula="of:=[' ;'.B581]" office:value-type="string" office:string-value="rwing2">
            <text:p>rwing2</text:p>
          </table:table-cell>
          <table:table-cell table:formula="of:=LEFT([' ;'.D581];1)&amp;&quot;_&quot;&amp;RIGHT([' ;'.D581];4)" office:value-type="string" office:string-value="x_axis">
            <text:p>x_axis</text:p>
          </table:table-cell>
          <table:table-cell table:formula="of:=ROUND(VALUE(MID([' ;'.E581];2;LEN([' ;'.E581])-2));1)" office:value-type="float" office:value="87.1">
            <text:p>87.1</text:p>
          </table:table-cell>
          <table:table-cell table:formula="of:=VALUE(MID([' ;'.G581];2;LEN([' ;'.G581])-2))" office:value-type="float" office:value="14.701436">
            <text:p>14.701436</text:p>
          </table:table-cell>
          <table:table-cell table:formula="of:=ROUND([.E581]/[.$J$1];2)" office:value-type="float" office:value="14.7">
            <text:p>14.7</text:p>
          </table:table-cell>
          <table:table-cell/>
          <table:table-cell table:formula="of:=IF(RIGHT([.A581];5)=&quot;sleep&quot;;&quot;Sleep(&quot;&amp;[.$L$1]&amp;&quot;*&quot;&amp;ROUND(VALUE([.B581]);2)/[.$M$1]&amp;&quot;)&quot;;[.A581]&amp;&quot;( &quot;&amp;[.B581]&amp;&quot;, &quot;&amp;[.C581]&amp;&quot;, &quot;&amp;[.D581]&amp;&quot;, &quot;&amp;[.$I$1]&amp;&quot;*&quot;&amp;[.F581]&amp;&quot; )&quot;)" office:value-type="string" office:string-value="Turn2( rwing2, x_axis, 87.1, MOVEANIMATIONSPEED*14.7 )">
            <text:p>Turn2( rwing2, x_axis, 87.1, MOVEANIMATIONSPEED*14.7 )</text:p>
          </table:table-cell>
          <table:table-cell table:number-columns-repeated="6"/>
        </table:table-row>
        <table:table-row table:style-name="ro1">
          <table:table-cell table:formula="of:=IF(RIGHT([' ;'.A582];4)=&quot;turn&quot;;&quot;Turn2&quot;;IF(RIGHT([' ;'.A582];4)=&quot;move&quot;;&quot;Move&quot;;[' ;'.A582]))" office:value-type="string" office:string-value="Turn2">
            <text:p>Turn2</text:p>
          </table:table-cell>
          <table:table-cell table:formula="of:=[' ;'.B582]" office:value-type="string" office:string-value="rwing2">
            <text:p>rwing2</text:p>
          </table:table-cell>
          <table:table-cell table:formula="of:=LEFT([' ;'.D582];1)&amp;&quot;_&quot;&amp;RIGHT([' ;'.D582];4)" office:value-type="string" office:string-value="z_axis">
            <text:p>z_axis</text:p>
          </table:table-cell>
          <table:table-cell table:formula="of:=ROUND(VALUE(MID([' ;'.E582];2;LEN([' ;'.E582])-2));1)" office:value-type="float" office:value="-37.4">
            <text:p>-37.4</text:p>
          </table:table-cell>
          <table:table-cell table:formula="of:=VALUE(MID([' ;'.G582];2;LEN([' ;'.G582])-2))" office:value-type="float" office:value="20.387124">
            <text:p>20.387124</text:p>
          </table:table-cell>
          <table:table-cell table:formula="of:=ROUND([.E582]/[.$J$1];2)" office:value-type="float" office:value="20.39">
            <text:p>20.39</text:p>
          </table:table-cell>
          <table:table-cell/>
          <table:table-cell table:formula="of:=IF(RIGHT([.A582];5)=&quot;sleep&quot;;&quot;Sleep(&quot;&amp;[.$L$1]&amp;&quot;*&quot;&amp;ROUND(VALUE([.B582]);2)/[.$M$1]&amp;&quot;)&quot;;[.A582]&amp;&quot;( &quot;&amp;[.B582]&amp;&quot;, &quot;&amp;[.C582]&amp;&quot;, &quot;&amp;[.D582]&amp;&quot;, &quot;&amp;[.$I$1]&amp;&quot;*&quot;&amp;[.F582]&amp;&quot; )&quot;)" office:value-type="string" office:string-value="Turn2( rwing2, z_axis, -37.4, MOVEANIMATIONSPEED*20.39 )">
            <text:p>Turn2( rwing2, z_axis, -37.4, MOVEANIMATIONSPEED*20.39 )</text:p>
          </table:table-cell>
          <table:table-cell table:number-columns-repeated="6"/>
        </table:table-row>
        <table:table-row table:style-name="ro1">
          <table:table-cell table:formula="of:=IF(RIGHT([' ;'.A583];4)=&quot;turn&quot;;&quot;Turn2&quot;;IF(RIGHT([' ;'.A583];4)=&quot;move&quot;;&quot;Move&quot;;[' ;'.A583]))" office:value-type="string" office:string-value="Turn2">
            <text:p>Turn2</text:p>
          </table:table-cell>
          <table:table-cell table:formula="of:=[' ;'.B583]" office:value-type="string" office:string-value="rwing2">
            <text:p>rwing2</text:p>
          </table:table-cell>
          <table:table-cell table:formula="of:=LEFT([' ;'.D583];1)&amp;&quot;_&quot;&amp;RIGHT([' ;'.D583];4)" office:value-type="string" office:string-value="y_axis">
            <text:p>y_axis</text:p>
          </table:table-cell>
          <table:table-cell table:formula="of:=ROUND(VALUE(MID([' ;'.E583];2;LEN([' ;'.E583])-2));1)" office:value-type="float" office:value="8.3">
            <text:p>8.3</text:p>
          </table:table-cell>
          <table:table-cell table:formula="of:=VALUE(MID([' ;'.G583];2;LEN([' ;'.G583])-2))" office:value-type="float" office:value="38.869514">
            <text:p>38.869514</text:p>
          </table:table-cell>
          <table:table-cell table:formula="of:=ROUND([.E583]/[.$J$1];2)" office:value-type="float" office:value="38.87">
            <text:p>38.87</text:p>
          </table:table-cell>
          <table:table-cell/>
          <table:table-cell table:formula="of:=IF(RIGHT([.A583];5)=&quot;sleep&quot;;&quot;Sleep(&quot;&amp;[.$L$1]&amp;&quot;*&quot;&amp;ROUND(VALUE([.B583]);2)/[.$M$1]&amp;&quot;)&quot;;[.A583]&amp;&quot;( &quot;&amp;[.B583]&amp;&quot;, &quot;&amp;[.C583]&amp;&quot;, &quot;&amp;[.D583]&amp;&quot;, &quot;&amp;[.$I$1]&amp;&quot;*&quot;&amp;[.F583]&amp;&quot; )&quot;)" office:value-type="string" office:string-value="Turn2( rwing2, y_axis, 8.3, MOVEANIMATIONSPEED*38.87 )">
            <text:p>Turn2( rwing2, y_axis, 8.3, MOVEANIMATIONSPEED*38.87 )</text:p>
          </table:table-cell>
          <table:table-cell table:number-columns-repeated="6"/>
        </table:table-row>
        <table:table-row table:style-name="ro1">
          <table:table-cell table:formula="of:=IF(RIGHT([' ;'.A584];4)=&quot;turn&quot;;&quot;Turn2&quot;;IF(RIGHT([' ;'.A584];4)=&quot;move&quot;;&quot;Move&quot;;[' ;'.A584]))" office:value-type="string" office:string-value="Turn2">
            <text:p>Turn2</text:p>
          </table:table-cell>
          <table:table-cell table:formula="of:=[' ;'.B584]" office:value-type="string" office:string-value="rwing31">
            <text:p>rwing31</text:p>
          </table:table-cell>
          <table:table-cell table:formula="of:=LEFT([' ;'.D584];1)&amp;&quot;_&quot;&amp;RIGHT([' ;'.D584];4)" office:value-type="string" office:string-value="x_axis">
            <text:p>x_axis</text:p>
          </table:table-cell>
          <table:table-cell table:formula="of:=ROUND(VALUE(MID([' ;'.E584];2;LEN([' ;'.E584])-2));1)" office:value-type="float" office:value="-43.3">
            <text:p>-43.3</text:p>
          </table:table-cell>
          <table:table-cell table:formula="of:=VALUE(MID([' ;'.G584];2;LEN([' ;'.G584])-2))" office:value-type="float" office:value="1.179574">
            <text:p>1.179574</text:p>
          </table:table-cell>
          <table:table-cell table:formula="of:=ROUND([.E584]/[.$J$1];2)" office:value-type="float" office:value="1.18">
            <text:p>1.18</text:p>
          </table:table-cell>
          <table:table-cell/>
          <table:table-cell table:formula="of:=IF(RIGHT([.A584];5)=&quot;sleep&quot;;&quot;Sleep(&quot;&amp;[.$L$1]&amp;&quot;*&quot;&amp;ROUND(VALUE([.B584]);2)/[.$M$1]&amp;&quot;)&quot;;[.A584]&amp;&quot;( &quot;&amp;[.B584]&amp;&quot;, &quot;&amp;[.C584]&amp;&quot;, &quot;&amp;[.D584]&amp;&quot;, &quot;&amp;[.$I$1]&amp;&quot;*&quot;&amp;[.F584]&amp;&quot; )&quot;)" office:value-type="string" office:string-value="Turn2( rwing31, x_axis, -43.3, MOVEANIMATIONSPEED*1.18 )">
            <text:p>Turn2( rwing31, x_axis, -43.3, MOVEANIMATIONSPEED*1.18 )</text:p>
          </table:table-cell>
          <table:table-cell table:number-columns-repeated="6"/>
        </table:table-row>
        <table:table-row table:style-name="ro1">
          <table:table-cell table:formula="of:=IF(RIGHT([' ;'.A585];4)=&quot;turn&quot;;&quot;Turn2&quot;;IF(RIGHT([' ;'.A585];4)=&quot;move&quot;;&quot;Move&quot;;[' ;'.A585]))" office:value-type="string" office:string-value="Turn2">
            <text:p>Turn2</text:p>
          </table:table-cell>
          <table:table-cell table:formula="of:=[' ;'.B585]" office:value-type="string" office:string-value="rwing31">
            <text:p>rwing31</text:p>
          </table:table-cell>
          <table:table-cell table:formula="of:=LEFT([' ;'.D585];1)&amp;&quot;_&quot;&amp;RIGHT([' ;'.D585];4)" office:value-type="string" office:string-value="z_axis">
            <text:p>z_axis</text:p>
          </table:table-cell>
          <table:table-cell table:formula="of:=ROUND(VALUE(MID([' ;'.E585];2;LEN([' ;'.E585])-2));1)" office:value-type="float" office:value="12.3">
            <text:p>12.3</text:p>
          </table:table-cell>
          <table:table-cell table:formula="of:=VALUE(MID([' ;'.G585];2;LEN([' ;'.G585])-2))" office:value-type="float" office:value="10.184589">
            <text:p>10.184589</text:p>
          </table:table-cell>
          <table:table-cell table:formula="of:=ROUND([.E585]/[.$J$1];2)" office:value-type="float" office:value="10.18">
            <text:p>10.18</text:p>
          </table:table-cell>
          <table:table-cell/>
          <table:table-cell table:formula="of:=IF(RIGHT([.A585];5)=&quot;sleep&quot;;&quot;Sleep(&quot;&amp;[.$L$1]&amp;&quot;*&quot;&amp;ROUND(VALUE([.B585]);2)/[.$M$1]&amp;&quot;)&quot;;[.A585]&amp;&quot;( &quot;&amp;[.B585]&amp;&quot;, &quot;&amp;[.C585]&amp;&quot;, &quot;&amp;[.D585]&amp;&quot;, &quot;&amp;[.$I$1]&amp;&quot;*&quot;&amp;[.F585]&amp;&quot; )&quot;)" office:value-type="string" office:string-value="Turn2( rwing31, z_axis, 12.3, MOVEANIMATIONSPEED*10.18 )">
            <text:p>Turn2( rwing31, z_axis, 12.3, MOVEANIMATIONSPEED*10.18 )</text:p>
          </table:table-cell>
          <table:table-cell table:number-columns-repeated="6"/>
        </table:table-row>
        <table:table-row table:style-name="ro1">
          <table:table-cell table:formula="of:=IF(RIGHT([' ;'.A586];4)=&quot;turn&quot;;&quot;Turn2&quot;;IF(RIGHT([' ;'.A586];4)=&quot;move&quot;;&quot;Move&quot;;[' ;'.A586]))" office:value-type="string" office:string-value="Turn2">
            <text:p>Turn2</text:p>
          </table:table-cell>
          <table:table-cell table:formula="of:=[' ;'.B586]" office:value-type="string" office:string-value="rwing31">
            <text:p>rwing31</text:p>
          </table:table-cell>
          <table:table-cell table:formula="of:=LEFT([' ;'.D586];1)&amp;&quot;_&quot;&amp;RIGHT([' ;'.D586];4)" office:value-type="string" office:string-value="y_axis">
            <text:p>y_axis</text:p>
          </table:table-cell>
          <table:table-cell table:formula="of:=ROUND(VALUE(MID([' ;'.E586];2;LEN([' ;'.E586])-2));1)" office:value-type="float" office:value="13.6">
            <text:p>13.6</text:p>
          </table:table-cell>
          <table:table-cell table:formula="of:=VALUE(MID([' ;'.G586];2;LEN([' ;'.G586])-2))" office:value-type="float" office:value="16.902823">
            <text:p>16.902823</text:p>
          </table:table-cell>
          <table:table-cell table:formula="of:=ROUND([.E586]/[.$J$1];2)" office:value-type="float" office:value="16.9">
            <text:p>16.9</text:p>
          </table:table-cell>
          <table:table-cell/>
          <table:table-cell table:formula="of:=IF(RIGHT([.A586];5)=&quot;sleep&quot;;&quot;Sleep(&quot;&amp;[.$L$1]&amp;&quot;*&quot;&amp;ROUND(VALUE([.B586]);2)/[.$M$1]&amp;&quot;)&quot;;[.A586]&amp;&quot;( &quot;&amp;[.B586]&amp;&quot;, &quot;&amp;[.C586]&amp;&quot;, &quot;&amp;[.D586]&amp;&quot;, &quot;&amp;[.$I$1]&amp;&quot;*&quot;&amp;[.F586]&amp;&quot; )&quot;)" office:value-type="string" office:string-value="Turn2( rwing31, y_axis, 13.6, MOVEANIMATIONSPEED*16.9 )">
            <text:p>Turn2( rwing31, y_axis, 13.6, MOVEANIMATIONSPEED*16.9 )</text:p>
          </table:table-cell>
          <table:table-cell table:number-columns-repeated="6"/>
        </table:table-row>
        <table:table-row table:style-name="ro1">
          <table:table-cell table:formula="of:=IF(RIGHT([' ;'.A587];4)=&quot;turn&quot;;&quot;Turn2&quot;;IF(RIGHT([' ;'.A587];4)=&quot;move&quot;;&quot;Move&quot;;[' ;'.A587]))" office:value-type="string" office:string-value="Turn2">
            <text:p>Turn2</text:p>
          </table:table-cell>
          <table:table-cell table:formula="of:=[' ;'.B587]" office:value-type="string" office:string-value="rwing32">
            <text:p>rwing32</text:p>
          </table:table-cell>
          <table:table-cell table:formula="of:=LEFT([' ;'.D587];1)&amp;&quot;_&quot;&amp;RIGHT([' ;'.D587];4)" office:value-type="string" office:string-value="x_axis">
            <text:p>x_axis</text:p>
          </table:table-cell>
          <table:table-cell table:formula="of:=ROUND(VALUE(MID([' ;'.E587];2;LEN([' ;'.E587])-2));1)" office:value-type="float" office:value="-43.9">
            <text:p>-43.9</text:p>
          </table:table-cell>
          <table:table-cell table:formula="of:=VALUE(MID([' ;'.G587];2;LEN([' ;'.G587])-2))" office:value-type="float" office:value="1.214305">
            <text:p>1.214305</text:p>
          </table:table-cell>
          <table:table-cell table:formula="of:=ROUND([.E587]/[.$J$1];2)" office:value-type="float" office:value="1.21">
            <text:p>1.21</text:p>
          </table:table-cell>
          <table:table-cell/>
          <table:table-cell table:formula="of:=IF(RIGHT([.A587];5)=&quot;sleep&quot;;&quot;Sleep(&quot;&amp;[.$L$1]&amp;&quot;*&quot;&amp;ROUND(VALUE([.B587]);2)/[.$M$1]&amp;&quot;)&quot;;[.A587]&amp;&quot;( &quot;&amp;[.B587]&amp;&quot;, &quot;&amp;[.C587]&amp;&quot;, &quot;&amp;[.D587]&amp;&quot;, &quot;&amp;[.$I$1]&amp;&quot;*&quot;&amp;[.F587]&amp;&quot; )&quot;)" office:value-type="string" office:string-value="Turn2( rwing32, x_axis, -43.9, MOVEANIMATIONSPEED*1.21 )">
            <text:p>Turn2( rwing32, x_axis, -43.9, MOVEANIMATIONSPEED*1.21 )</text:p>
          </table:table-cell>
          <table:table-cell table:number-columns-repeated="6"/>
        </table:table-row>
        <table:table-row table:style-name="ro1">
          <table:table-cell table:formula="of:=IF(RIGHT([' ;'.A588];4)=&quot;turn&quot;;&quot;Turn2&quot;;IF(RIGHT([' ;'.A588];4)=&quot;move&quot;;&quot;Move&quot;;[' ;'.A588]))" office:value-type="string" office:string-value="Turn2">
            <text:p>Turn2</text:p>
          </table:table-cell>
          <table:table-cell table:formula="of:=[' ;'.B588]" office:value-type="string" office:string-value="rwing32">
            <text:p>rwing32</text:p>
          </table:table-cell>
          <table:table-cell table:formula="of:=LEFT([' ;'.D588];1)&amp;&quot;_&quot;&amp;RIGHT([' ;'.D588];4)" office:value-type="string" office:string-value="z_axis">
            <text:p>z_axis</text:p>
          </table:table-cell>
          <table:table-cell table:formula="of:=ROUND(VALUE(MID([' ;'.E588];2;LEN([' ;'.E588])-2));1)" office:value-type="float" office:value="12.4">
            <text:p>12.4</text:p>
          </table:table-cell>
          <table:table-cell table:formula="of:=VALUE(MID([' ;'.G588];2;LEN([' ;'.G588])-2))" office:value-type="float" office:value="10.401302">
            <text:p>10.401302</text:p>
          </table:table-cell>
          <table:table-cell table:formula="of:=ROUND([.E588]/[.$J$1];2)" office:value-type="float" office:value="10.4">
            <text:p>10.4</text:p>
          </table:table-cell>
          <table:table-cell/>
          <table:table-cell table:formula="of:=IF(RIGHT([.A588];5)=&quot;sleep&quot;;&quot;Sleep(&quot;&amp;[.$L$1]&amp;&quot;*&quot;&amp;ROUND(VALUE([.B588]);2)/[.$M$1]&amp;&quot;)&quot;;[.A588]&amp;&quot;( &quot;&amp;[.B588]&amp;&quot;, &quot;&amp;[.C588]&amp;&quot;, &quot;&amp;[.D588]&amp;&quot;, &quot;&amp;[.$I$1]&amp;&quot;*&quot;&amp;[.F588]&amp;&quot; )&quot;)" office:value-type="string" office:string-value="Turn2( rwing32, z_axis, 12.4, MOVEANIMATIONSPEED*10.4 )">
            <text:p>Turn2( rwing32, z_axis, 12.4, MOVEANIMATIONSPEED*10.4 )</text:p>
          </table:table-cell>
          <table:table-cell table:number-columns-repeated="6"/>
        </table:table-row>
        <table:table-row table:style-name="ro1">
          <table:table-cell table:formula="of:=IF(RIGHT([' ;'.A589];4)=&quot;turn&quot;;&quot;Turn2&quot;;IF(RIGHT([' ;'.A589];4)=&quot;move&quot;;&quot;Move&quot;;[' ;'.A589]))" office:value-type="string" office:string-value="Turn2">
            <text:p>Turn2</text:p>
          </table:table-cell>
          <table:table-cell table:formula="of:=[' ;'.B589]" office:value-type="string" office:string-value="rwing32">
            <text:p>rwing32</text:p>
          </table:table-cell>
          <table:table-cell table:formula="of:=LEFT([' ;'.D589];1)&amp;&quot;_&quot;&amp;RIGHT([' ;'.D589];4)" office:value-type="string" office:string-value="y_axis">
            <text:p>y_axis</text:p>
          </table:table-cell>
          <table:table-cell table:formula="of:=ROUND(VALUE(MID([' ;'.E589];2;LEN([' ;'.E589])-2));1)" office:value-type="float" office:value="13.9">
            <text:p>13.9</text:p>
          </table:table-cell>
          <table:table-cell table:formula="of:=VALUE(MID([' ;'.G589];2;LEN([' ;'.G589])-2))" office:value-type="float" office:value="17.05926">
            <text:p>17.05926</text:p>
          </table:table-cell>
          <table:table-cell table:formula="of:=ROUND([.E589]/[.$J$1];2)" office:value-type="float" office:value="17.06">
            <text:p>17.06</text:p>
          </table:table-cell>
          <table:table-cell/>
          <table:table-cell table:formula="of:=IF(RIGHT([.A589];5)=&quot;sleep&quot;;&quot;Sleep(&quot;&amp;[.$L$1]&amp;&quot;*&quot;&amp;ROUND(VALUE([.B589]);2)/[.$M$1]&amp;&quot;)&quot;;[.A589]&amp;&quot;( &quot;&amp;[.B589]&amp;&quot;, &quot;&amp;[.C589]&amp;&quot;, &quot;&amp;[.D589]&amp;&quot;, &quot;&amp;[.$I$1]&amp;&quot;*&quot;&amp;[.F589]&amp;&quot; )&quot;)" office:value-type="string" office:string-value="Turn2( rwing32, y_axis, 13.9, MOVEANIMATIONSPEED*17.06 )">
            <text:p>Turn2( rwing32, y_axis, 13.9, MOVEANIMATIONSPEED*17.06 )</text:p>
          </table:table-cell>
          <table:table-cell table:number-columns-repeated="6"/>
        </table:table-row>
        <table:table-row table:style-name="ro1">
          <table:table-cell table:formula="of:=IF(RIGHT([' ;'.A590];4)=&quot;turn&quot;;&quot;Turn2&quot;;IF(RIGHT([' ;'.A590];4)=&quot;move&quot;;&quot;Move&quot;;[' ;'.A590]))" office:value-type="string" office:string-value="Turn2">
            <text:p>Turn2</text:p>
          </table:table-cell>
          <table:table-cell table:formula="of:=[' ;'.B590]" office:value-type="string" office:string-value="rwing41">
            <text:p>rwing41</text:p>
          </table:table-cell>
          <table:table-cell table:formula="of:=LEFT([' ;'.D590];1)&amp;&quot;_&quot;&amp;RIGHT([' ;'.D590];4)" office:value-type="string" office:string-value="x_axis">
            <text:p>x_axis</text:p>
          </table:table-cell>
          <table:table-cell table:formula="of:=ROUND(VALUE(MID([' ;'.E590];2;LEN([' ;'.E590])-2));1)" office:value-type="float" office:value="-43.3">
            <text:p>-43.3</text:p>
          </table:table-cell>
          <table:table-cell table:formula="of:=VALUE(MID([' ;'.G590];2;LEN([' ;'.G590])-2))" office:value-type="float" office:value="1.179574">
            <text:p>1.179574</text:p>
          </table:table-cell>
          <table:table-cell table:formula="of:=ROUND([.E590]/[.$J$1];2)" office:value-type="float" office:value="1.18">
            <text:p>1.18</text:p>
          </table:table-cell>
          <table:table-cell/>
          <table:table-cell table:formula="of:=IF(RIGHT([.A590];5)=&quot;sleep&quot;;&quot;Sleep(&quot;&amp;[.$L$1]&amp;&quot;*&quot;&amp;ROUND(VALUE([.B590]);2)/[.$M$1]&amp;&quot;)&quot;;[.A590]&amp;&quot;( &quot;&amp;[.B590]&amp;&quot;, &quot;&amp;[.C590]&amp;&quot;, &quot;&amp;[.D590]&amp;&quot;, &quot;&amp;[.$I$1]&amp;&quot;*&quot;&amp;[.F590]&amp;&quot; )&quot;)" office:value-type="string" office:string-value="Turn2( rwing41, x_axis, -43.3, MOVEANIMATIONSPEED*1.18 )">
            <text:p>Turn2( rwing41, x_axis, -43.3, MOVEANIMATIONSPEED*1.18 )</text:p>
          </table:table-cell>
          <table:table-cell table:number-columns-repeated="6"/>
        </table:table-row>
        <table:table-row table:style-name="ro1">
          <table:table-cell table:formula="of:=IF(RIGHT([' ;'.A591];4)=&quot;turn&quot;;&quot;Turn2&quot;;IF(RIGHT([' ;'.A591];4)=&quot;move&quot;;&quot;Move&quot;;[' ;'.A591]))" office:value-type="string" office:string-value="Turn2">
            <text:p>Turn2</text:p>
          </table:table-cell>
          <table:table-cell table:formula="of:=[' ;'.B591]" office:value-type="string" office:string-value="rwing41">
            <text:p>rwing41</text:p>
          </table:table-cell>
          <table:table-cell table:formula="of:=LEFT([' ;'.D591];1)&amp;&quot;_&quot;&amp;RIGHT([' ;'.D591];4)" office:value-type="string" office:string-value="z_axis">
            <text:p>z_axis</text:p>
          </table:table-cell>
          <table:table-cell table:formula="of:=ROUND(VALUE(MID([' ;'.E591];2;LEN([' ;'.E591])-2));1)" office:value-type="float" office:value="12.3">
            <text:p>12.3</text:p>
          </table:table-cell>
          <table:table-cell table:formula="of:=VALUE(MID([' ;'.G591];2;LEN([' ;'.G591])-2))" office:value-type="float" office:value="10.184589">
            <text:p>10.184589</text:p>
          </table:table-cell>
          <table:table-cell table:formula="of:=ROUND([.E591]/[.$J$1];2)" office:value-type="float" office:value="10.18">
            <text:p>10.18</text:p>
          </table:table-cell>
          <table:table-cell/>
          <table:table-cell table:formula="of:=IF(RIGHT([.A591];5)=&quot;sleep&quot;;&quot;Sleep(&quot;&amp;[.$L$1]&amp;&quot;*&quot;&amp;ROUND(VALUE([.B591]);2)/[.$M$1]&amp;&quot;)&quot;;[.A591]&amp;&quot;( &quot;&amp;[.B591]&amp;&quot;, &quot;&amp;[.C591]&amp;&quot;, &quot;&amp;[.D591]&amp;&quot;, &quot;&amp;[.$I$1]&amp;&quot;*&quot;&amp;[.F591]&amp;&quot; )&quot;)" office:value-type="string" office:string-value="Turn2( rwing41, z_axis, 12.3, MOVEANIMATIONSPEED*10.18 )">
            <text:p>Turn2( rwing41, z_axis, 12.3, MOVEANIMATIONSPEED*10.18 )</text:p>
          </table:table-cell>
          <table:table-cell table:number-columns-repeated="6"/>
        </table:table-row>
        <table:table-row table:style-name="ro1">
          <table:table-cell table:formula="of:=IF(RIGHT([' ;'.A592];4)=&quot;turn&quot;;&quot;Turn2&quot;;IF(RIGHT([' ;'.A592];4)=&quot;move&quot;;&quot;Move&quot;;[' ;'.A592]))" office:value-type="string" office:string-value="Turn2">
            <text:p>Turn2</text:p>
          </table:table-cell>
          <table:table-cell table:formula="of:=[' ;'.B592]" office:value-type="string" office:string-value="rwing41">
            <text:p>rwing41</text:p>
          </table:table-cell>
          <table:table-cell table:formula="of:=LEFT([' ;'.D592];1)&amp;&quot;_&quot;&amp;RIGHT([' ;'.D592];4)" office:value-type="string" office:string-value="y_axis">
            <text:p>y_axis</text:p>
          </table:table-cell>
          <table:table-cell table:formula="of:=ROUND(VALUE(MID([' ;'.E592];2;LEN([' ;'.E592])-2));1)" office:value-type="float" office:value="13.6">
            <text:p>13.6</text:p>
          </table:table-cell>
          <table:table-cell table:formula="of:=VALUE(MID([' ;'.G592];2;LEN([' ;'.G592])-2))" office:value-type="float" office:value="16.902823">
            <text:p>16.902823</text:p>
          </table:table-cell>
          <table:table-cell table:formula="of:=ROUND([.E592]/[.$J$1];2)" office:value-type="float" office:value="16.9">
            <text:p>16.9</text:p>
          </table:table-cell>
          <table:table-cell/>
          <table:table-cell table:formula="of:=IF(RIGHT([.A592];5)=&quot;sleep&quot;;&quot;Sleep(&quot;&amp;[.$L$1]&amp;&quot;*&quot;&amp;ROUND(VALUE([.B592]);2)/[.$M$1]&amp;&quot;)&quot;;[.A592]&amp;&quot;( &quot;&amp;[.B592]&amp;&quot;, &quot;&amp;[.C592]&amp;&quot;, &quot;&amp;[.D592]&amp;&quot;, &quot;&amp;[.$I$1]&amp;&quot;*&quot;&amp;[.F592]&amp;&quot; )&quot;)" office:value-type="string" office:string-value="Turn2( rwing41, y_axis, 13.6, MOVEANIMATIONSPEED*16.9 )">
            <text:p>Turn2( rwing41, y_axis, 13.6, MOVEANIMATIONSPEED*16.9 )</text:p>
          </table:table-cell>
          <table:table-cell table:number-columns-repeated="6"/>
        </table:table-row>
        <table:table-row table:style-name="ro1">
          <table:table-cell table:formula="of:=IF(RIGHT([' ;'.A593];4)=&quot;turn&quot;;&quot;Turn2&quot;;IF(RIGHT([' ;'.A593];4)=&quot;move&quot;;&quot;Move&quot;;[' ;'.A593]))" office:value-type="string" office:string-value="Turn2">
            <text:p>Turn2</text:p>
          </table:table-cell>
          <table:table-cell table:formula="of:=[' ;'.B593]" office:value-type="string" office:string-value="rwing42">
            <text:p>rwing42</text:p>
          </table:table-cell>
          <table:table-cell table:formula="of:=LEFT([' ;'.D593];1)&amp;&quot;_&quot;&amp;RIGHT([' ;'.D593];4)" office:value-type="string" office:string-value="x_axis">
            <text:p>x_axis</text:p>
          </table:table-cell>
          <table:table-cell table:formula="of:=ROUND(VALUE(MID([' ;'.E593];2;LEN([' ;'.E593])-2));1)" office:value-type="float" office:value="-41.5">
            <text:p>-41.5</text:p>
          </table:table-cell>
          <table:table-cell table:formula="of:=VALUE(MID([' ;'.G593];2;LEN([' ;'.G593])-2))" office:value-type="float" office:value="1.088869">
            <text:p>1.088869</text:p>
          </table:table-cell>
          <table:table-cell table:formula="of:=ROUND([.E593]/[.$J$1];2)" office:value-type="float" office:value="1.09">
            <text:p>1.09</text:p>
          </table:table-cell>
          <table:table-cell/>
          <table:table-cell table:formula="of:=IF(RIGHT([.A593];5)=&quot;sleep&quot;;&quot;Sleep(&quot;&amp;[.$L$1]&amp;&quot;*&quot;&amp;ROUND(VALUE([.B593]);2)/[.$M$1]&amp;&quot;)&quot;;[.A593]&amp;&quot;( &quot;&amp;[.B593]&amp;&quot;, &quot;&amp;[.C593]&amp;&quot;, &quot;&amp;[.D593]&amp;&quot;, &quot;&amp;[.$I$1]&amp;&quot;*&quot;&amp;[.F593]&amp;&quot; )&quot;)" office:value-type="string" office:string-value="Turn2( rwing42, x_axis, -41.5, MOVEANIMATIONSPEED*1.09 )">
            <text:p>Turn2( rwing42, x_axis, -41.5, MOVEANIMATIONSPEED*1.09 )</text:p>
          </table:table-cell>
          <table:table-cell table:number-columns-repeated="6"/>
        </table:table-row>
        <table:table-row table:style-name="ro1">
          <table:table-cell table:formula="of:=IF(RIGHT([' ;'.A594];4)=&quot;turn&quot;;&quot;Turn2&quot;;IF(RIGHT([' ;'.A594];4)=&quot;move&quot;;&quot;Move&quot;;[' ;'.A594]))" office:value-type="string" office:string-value="Turn2">
            <text:p>Turn2</text:p>
          </table:table-cell>
          <table:table-cell table:formula="of:=[' ;'.B594]" office:value-type="string" office:string-value="rwing42">
            <text:p>rwing42</text:p>
          </table:table-cell>
          <table:table-cell table:formula="of:=LEFT([' ;'.D594];1)&amp;&quot;_&quot;&amp;RIGHT([' ;'.D594];4)" office:value-type="string" office:string-value="z_axis">
            <text:p>z_axis</text:p>
          </table:table-cell>
          <table:table-cell table:formula="of:=ROUND(VALUE(MID([' ;'.E594];2;LEN([' ;'.E594])-2));1)" office:value-type="float" office:value="12">
            <text:p>12</text:p>
          </table:table-cell>
          <table:table-cell table:formula="of:=VALUE(MID([' ;'.G594];2;LEN([' ;'.G594])-2))" office:value-type="float" office:value="9.583421">
            <text:p>9.583421</text:p>
          </table:table-cell>
          <table:table-cell table:formula="of:=ROUND([.E594]/[.$J$1];2)" office:value-type="float" office:value="9.58">
            <text:p>9.58</text:p>
          </table:table-cell>
          <table:table-cell/>
          <table:table-cell table:formula="of:=IF(RIGHT([.A594];5)=&quot;sleep&quot;;&quot;Sleep(&quot;&amp;[.$L$1]&amp;&quot;*&quot;&amp;ROUND(VALUE([.B594]);2)/[.$M$1]&amp;&quot;)&quot;;[.A594]&amp;&quot;( &quot;&amp;[.B594]&amp;&quot;, &quot;&amp;[.C594]&amp;&quot;, &quot;&amp;[.D594]&amp;&quot;, &quot;&amp;[.$I$1]&amp;&quot;*&quot;&amp;[.F594]&amp;&quot; )&quot;)" office:value-type="string" office:string-value="Turn2( rwing42, z_axis, 12, MOVEANIMATIONSPEED*9.58 )">
            <text:p>Turn2( rwing42, z_axis, 12, MOVEANIMATIONSPEED*9.58 )</text:p>
          </table:table-cell>
          <table:table-cell table:number-columns-repeated="6"/>
        </table:table-row>
        <table:table-row table:style-name="ro1">
          <table:table-cell table:formula="of:=IF(RIGHT([' ;'.A595];4)=&quot;turn&quot;;&quot;Turn2&quot;;IF(RIGHT([' ;'.A595];4)=&quot;move&quot;;&quot;Move&quot;;[' ;'.A595]))" office:value-type="string" office:string-value="Turn2">
            <text:p>Turn2</text:p>
          </table:table-cell>
          <table:table-cell table:formula="of:=[' ;'.B595]" office:value-type="string" office:string-value="rwing42">
            <text:p>rwing42</text:p>
          </table:table-cell>
          <table:table-cell table:formula="of:=LEFT([' ;'.D595];1)&amp;&quot;_&quot;&amp;RIGHT([' ;'.D595];4)" office:value-type="string" office:string-value="y_axis">
            <text:p>y_axis</text:p>
          </table:table-cell>
          <table:table-cell table:formula="of:=ROUND(VALUE(MID([' ;'.E595];2;LEN([' ;'.E595])-2));1)" office:value-type="float" office:value="13">
            <text:p>13</text:p>
          </table:table-cell>
          <table:table-cell table:formula="of:=VALUE(MID([' ;'.G595];2;LEN([' ;'.G595])-2))" office:value-type="float" office:value="16.448197">
            <text:p>16.448197</text:p>
          </table:table-cell>
          <table:table-cell table:formula="of:=ROUND([.E595]/[.$J$1];2)" office:value-type="float" office:value="16.45">
            <text:p>16.45</text:p>
          </table:table-cell>
          <table:table-cell/>
          <table:table-cell table:formula="of:=IF(RIGHT([.A595];5)=&quot;sleep&quot;;&quot;Sleep(&quot;&amp;[.$L$1]&amp;&quot;*&quot;&amp;ROUND(VALUE([.B595]);2)/[.$M$1]&amp;&quot;)&quot;;[.A595]&amp;&quot;( &quot;&amp;[.B595]&amp;&quot;, &quot;&amp;[.C595]&amp;&quot;, &quot;&amp;[.D595]&amp;&quot;, &quot;&amp;[.$I$1]&amp;&quot;*&quot;&amp;[.F595]&amp;&quot; )&quot;)" office:value-type="string" office:string-value="Turn2( rwing42, y_axis, 13, MOVEANIMATIONSPEED*16.45 )">
            <text:p>Turn2( rwing42, y_axis, 13, MOVEANIMATIONSPEED*16.45 )</text:p>
          </table:table-cell>
          <table:table-cell table:number-columns-repeated="6"/>
        </table:table-row>
        <table:table-row table:style-name="ro1">
          <table:table-cell table:formula="of:=IF(RIGHT([' ;'.A596];4)=&quot;turn&quot;;&quot;Turn2&quot;;IF(RIGHT([' ;'.A596];4)=&quot;move&quot;;&quot;Move&quot;;[' ;'.A596]))" office:value-type="string" office:string-value="Turn2">
            <text:p>Turn2</text:p>
          </table:table-cell>
          <table:table-cell table:formula="of:=[' ;'.B596]" office:value-type="string" office:string-value="rwing43">
            <text:p>rwing43</text:p>
          </table:table-cell>
          <table:table-cell table:formula="of:=LEFT([' ;'.D596];1)&amp;&quot;_&quot;&amp;RIGHT([' ;'.D596];4)" office:value-type="string" office:string-value="z_axis">
            <text:p>z_axis</text:p>
          </table:table-cell>
          <table:table-cell table:formula="of:=ROUND(VALUE(MID([' ;'.E596];2;LEN([' ;'.E596])-2));1)" office:value-type="float" office:value="11.3">
            <text:p>11.3</text:p>
          </table:table-cell>
          <table:table-cell table:formula="of:=VALUE(MID([' ;'.G596];2;LEN([' ;'.G596])-2))" office:value-type="float" office:value="8.203885">
            <text:p>8.203885</text:p>
          </table:table-cell>
          <table:table-cell table:formula="of:=ROUND([.E596]/[.$J$1];2)" office:value-type="float" office:value="8.2">
            <text:p>8.2</text:p>
          </table:table-cell>
          <table:table-cell/>
          <table:table-cell table:formula="of:=IF(RIGHT([.A596];5)=&quot;sleep&quot;;&quot;Sleep(&quot;&amp;[.$L$1]&amp;&quot;*&quot;&amp;ROUND(VALUE([.B596]);2)/[.$M$1]&amp;&quot;)&quot;;[.A596]&amp;&quot;( &quot;&amp;[.B596]&amp;&quot;, &quot;&amp;[.C596]&amp;&quot;, &quot;&amp;[.D596]&amp;&quot;, &quot;&amp;[.$I$1]&amp;&quot;*&quot;&amp;[.F596]&amp;&quot; )&quot;)" office:value-type="string" office:string-value="Turn2( rwing43, z_axis, 11.3, MOVEANIMATIONSPEED*8.2 )">
            <text:p>Turn2( rwing43, z_axis, 11.3, MOVEANIMATIONSPEED*8.2 )</text:p>
          </table:table-cell>
          <table:table-cell table:number-columns-repeated="6"/>
        </table:table-row>
        <table:table-row table:style-name="ro1">
          <table:table-cell table:formula="of:=IF(RIGHT([' ;'.A597];4)=&quot;turn&quot;;&quot;Turn2&quot;;IF(RIGHT([' ;'.A597];4)=&quot;move&quot;;&quot;Move&quot;;[' ;'.A597]))" office:value-type="string" office:string-value="Turn2">
            <text:p>Turn2</text:p>
          </table:table-cell>
          <table:table-cell table:formula="of:=[' ;'.B597]" office:value-type="string" office:string-value="rwing43">
            <text:p>rwing43</text:p>
          </table:table-cell>
          <table:table-cell table:formula="of:=LEFT([' ;'.D597];1)&amp;&quot;_&quot;&amp;RIGHT([' ;'.D597];4)" office:value-type="string" office:string-value="y_axis">
            <text:p>y_axis</text:p>
          </table:table-cell>
          <table:table-cell table:formula="of:=ROUND(VALUE(MID([' ;'.E597];2;LEN([' ;'.E597])-2));1)" office:value-type="float" office:value="11.4">
            <text:p>11.4</text:p>
          </table:table-cell>
          <table:table-cell table:formula="of:=VALUE(MID([' ;'.G597];2;LEN([' ;'.G597])-2))" office:value-type="float" office:value="15.281302">
            <text:p>15.281302</text:p>
          </table:table-cell>
          <table:table-cell table:formula="of:=ROUND([.E597]/[.$J$1];2)" office:value-type="float" office:value="15.28">
            <text:p>15.28</text:p>
          </table:table-cell>
          <table:table-cell/>
          <table:table-cell table:formula="of:=IF(RIGHT([.A597];5)=&quot;sleep&quot;;&quot;Sleep(&quot;&amp;[.$L$1]&amp;&quot;*&quot;&amp;ROUND(VALUE([.B597]);2)/[.$M$1]&amp;&quot;)&quot;;[.A597]&amp;&quot;( &quot;&amp;[.B597]&amp;&quot;, &quot;&amp;[.C597]&amp;&quot;, &quot;&amp;[.D597]&amp;&quot;, &quot;&amp;[.$I$1]&amp;&quot;*&quot;&amp;[.F597]&amp;&quot; )&quot;)" office:value-type="string" office:string-value="Turn2( rwing43, y_axis, 11.4, MOVEANIMATIONSPEED*15.28 )">
            <text:p>Turn2( rwing43, y_axis, 11.4, MOVEANIMATIONSPEED*15.28 )</text:p>
          </table:table-cell>
          <table:table-cell table:number-columns-repeated="6"/>
        </table:table-row>
        <table:table-row table:style-name="ro1">
          <table:table-cell table:formula="of:=IF(RIGHT([' ;'.A598];4)=&quot;turn&quot;;&quot;Turn2&quot;;IF(RIGHT([' ;'.A598];4)=&quot;move&quot;;&quot;Move&quot;;[' ;'.A598]))" office:value-type="string" office:string-value="Turn2">
            <text:p>Turn2</text:p>
          </table:table-cell>
          <table:table-cell table:formula="of:=[' ;'.B598]" office:value-type="string" office:string-value="rwing51">
            <text:p>rwing51</text:p>
          </table:table-cell>
          <table:table-cell table:formula="of:=LEFT([' ;'.D598];1)&amp;&quot;_&quot;&amp;RIGHT([' ;'.D598];4)" office:value-type="string" office:string-value="x_axis">
            <text:p>x_axis</text:p>
          </table:table-cell>
          <table:table-cell table:formula="of:=ROUND(VALUE(MID([' ;'.E598];2;LEN([' ;'.E598])-2));1)" office:value-type="float" office:value="-62.1">
            <text:p>-62.1</text:p>
          </table:table-cell>
          <table:table-cell table:formula="of:=VALUE(MID([' ;'.G598];2;LEN([' ;'.G598])-2))" office:value-type="float" office:value="2.982197">
            <text:p>2.982197</text:p>
          </table:table-cell>
          <table:table-cell table:formula="of:=ROUND([.E598]/[.$J$1];2)" office:value-type="float" office:value="2.98">
            <text:p>2.98</text:p>
          </table:table-cell>
          <table:table-cell/>
          <table:table-cell table:formula="of:=IF(RIGHT([.A598];5)=&quot;sleep&quot;;&quot;Sleep(&quot;&amp;[.$L$1]&amp;&quot;*&quot;&amp;ROUND(VALUE([.B598]);2)/[.$M$1]&amp;&quot;)&quot;;[.A598]&amp;&quot;( &quot;&amp;[.B598]&amp;&quot;, &quot;&amp;[.C598]&amp;&quot;, &quot;&amp;[.D598]&amp;&quot;, &quot;&amp;[.$I$1]&amp;&quot;*&quot;&amp;[.F598]&amp;&quot; )&quot;)" office:value-type="string" office:string-value="Turn2( rwing51, x_axis, -62.1, MOVEANIMATIONSPEED*2.98 )">
            <text:p>Turn2( rwing51, x_axis, -62.1, MOVEANIMATIONSPEED*2.98 )</text:p>
          </table:table-cell>
          <table:table-cell table:number-columns-repeated="6"/>
        </table:table-row>
        <table:table-row table:style-name="ro1">
          <table:table-cell table:formula="of:=IF(RIGHT([' ;'.A599];4)=&quot;turn&quot;;&quot;Turn2&quot;;IF(RIGHT([' ;'.A599];4)=&quot;move&quot;;&quot;Move&quot;;[' ;'.A599]))" office:value-type="string" office:string-value="Turn2">
            <text:p>Turn2</text:p>
          </table:table-cell>
          <table:table-cell table:formula="of:=[' ;'.B599]" office:value-type="string" office:string-value="rwing51">
            <text:p>rwing51</text:p>
          </table:table-cell>
          <table:table-cell table:formula="of:=LEFT([' ;'.D599];1)&amp;&quot;_&quot;&amp;RIGHT([' ;'.D599];4)" office:value-type="string" office:string-value="z_axis">
            <text:p>z_axis</text:p>
          </table:table-cell>
          <table:table-cell table:formula="of:=ROUND(VALUE(MID([' ;'.E599];2;LEN([' ;'.E599])-2));1)" office:value-type="float" office:value="13.8">
            <text:p>13.8</text:p>
          </table:table-cell>
          <table:table-cell table:formula="of:=VALUE(MID([' ;'.G599];2;LEN([' ;'.G599])-2))" office:value-type="float" office:value="17.361794">
            <text:p>17.361794</text:p>
          </table:table-cell>
          <table:table-cell table:formula="of:=ROUND([.E599]/[.$J$1];2)" office:value-type="float" office:value="17.36">
            <text:p>17.36</text:p>
          </table:table-cell>
          <table:table-cell/>
          <table:table-cell table:formula="of:=IF(RIGHT([.A599];5)=&quot;sleep&quot;;&quot;Sleep(&quot;&amp;[.$L$1]&amp;&quot;*&quot;&amp;ROUND(VALUE([.B599]);2)/[.$M$1]&amp;&quot;)&quot;;[.A599]&amp;&quot;( &quot;&amp;[.B599]&amp;&quot;, &quot;&amp;[.C599]&amp;&quot;, &quot;&amp;[.D599]&amp;&quot;, &quot;&amp;[.$I$1]&amp;&quot;*&quot;&amp;[.F599]&amp;&quot; )&quot;)" office:value-type="string" office:string-value="Turn2( rwing51, z_axis, 13.8, MOVEANIMATIONSPEED*17.36 )">
            <text:p>Turn2( rwing51, z_axis, 13.8, MOVEANIMATIONSPEED*17.36 )</text:p>
          </table:table-cell>
          <table:table-cell table:number-columns-repeated="6"/>
        </table:table-row>
        <table:table-row table:style-name="ro1">
          <table:table-cell table:formula="of:=IF(RIGHT([' ;'.A600];4)=&quot;turn&quot;;&quot;Turn2&quot;;IF(RIGHT([' ;'.A600];4)=&quot;move&quot;;&quot;Move&quot;;[' ;'.A600]))" office:value-type="string" office:string-value="Turn2">
            <text:p>Turn2</text:p>
          </table:table-cell>
          <table:table-cell table:formula="of:=[' ;'.B600]" office:value-type="string" office:string-value="rwing51">
            <text:p>rwing51</text:p>
          </table:table-cell>
          <table:table-cell table:formula="of:=LEFT([' ;'.D600];1)&amp;&quot;_&quot;&amp;RIGHT([' ;'.D600];4)" office:value-type="string" office:string-value="y_axis">
            <text:p>y_axis</text:p>
          </table:table-cell>
          <table:table-cell table:formula="of:=ROUND(VALUE(MID([' ;'.E600];2;LEN([' ;'.E600])-2));1)" office:value-type="float" office:value="21.4">
            <text:p>21.4</text:p>
          </table:table-cell>
          <table:table-cell table:formula="of:=VALUE(MID([' ;'.G600];2;LEN([' ;'.G600])-2))" office:value-type="float" office:value="20.357703">
            <text:p>20.357703</text:p>
          </table:table-cell>
          <table:table-cell table:formula="of:=ROUND([.E600]/[.$J$1];2)" office:value-type="float" office:value="20.36">
            <text:p>20.36</text:p>
          </table:table-cell>
          <table:table-cell/>
          <table:table-cell table:formula="of:=IF(RIGHT([.A600];5)=&quot;sleep&quot;;&quot;Sleep(&quot;&amp;[.$L$1]&amp;&quot;*&quot;&amp;ROUND(VALUE([.B600]);2)/[.$M$1]&amp;&quot;)&quot;;[.A600]&amp;&quot;( &quot;&amp;[.B600]&amp;&quot;, &quot;&amp;[.C600]&amp;&quot;, &quot;&amp;[.D600]&amp;&quot;, &quot;&amp;[.$I$1]&amp;&quot;*&quot;&amp;[.F600]&amp;&quot; )&quot;)" office:value-type="string" office:string-value="Turn2( rwing51, y_axis, 21.4, MOVEANIMATIONSPEED*20.36 )">
            <text:p>Turn2( rwing51, y_axis, 21.4, MOVEANIMATIONSPEED*20.36 )</text:p>
          </table:table-cell>
          <table:table-cell table:number-columns-repeated="6"/>
        </table:table-row>
        <table:table-row table:style-name="ro1">
          <table:table-cell table:formula="of:=IF(RIGHT([' ;'.A601];4)=&quot;turn&quot;;&quot;Turn2&quot;;IF(RIGHT([' ;'.A601];4)=&quot;move&quot;;&quot;Move&quot;;[' ;'.A601]))" office:value-type="string" office:string-value="Turn2">
            <text:p>Turn2</text:p>
          </table:table-cell>
          <table:table-cell table:formula="of:=[' ;'.B601]" office:value-type="string" office:string-value="rwing52">
            <text:p>rwing52</text:p>
          </table:table-cell>
          <table:table-cell table:formula="of:=LEFT([' ;'.D601];1)&amp;&quot;_&quot;&amp;RIGHT([' ;'.D601];4)" office:value-type="string" office:string-value="x_axis">
            <text:p>x_axis</text:p>
          </table:table-cell>
          <table:table-cell table:formula="of:=ROUND(VALUE(MID([' ;'.E601];2;LEN([' ;'.E601])-2));1)" office:value-type="float" office:value="-42.3">
            <text:p>-42.3</text:p>
          </table:table-cell>
          <table:table-cell table:formula="of:=VALUE(MID([' ;'.G601];2;LEN([' ;'.G601])-2))" office:value-type="float" office:value="1.126913">
            <text:p>1.126913</text:p>
          </table:table-cell>
          <table:table-cell table:formula="of:=ROUND([.E601]/[.$J$1];2)" office:value-type="float" office:value="1.13">
            <text:p>1.13</text:p>
          </table:table-cell>
          <table:table-cell/>
          <table:table-cell table:formula="of:=IF(RIGHT([.A601];5)=&quot;sleep&quot;;&quot;Sleep(&quot;&amp;[.$L$1]&amp;&quot;*&quot;&amp;ROUND(VALUE([.B601]);2)/[.$M$1]&amp;&quot;)&quot;;[.A601]&amp;&quot;( &quot;&amp;[.B601]&amp;&quot;, &quot;&amp;[.C601]&amp;&quot;, &quot;&amp;[.D601]&amp;&quot;, &quot;&amp;[.$I$1]&amp;&quot;*&quot;&amp;[.F601]&amp;&quot; )&quot;)" office:value-type="string" office:string-value="Turn2( rwing52, x_axis, -42.3, MOVEANIMATIONSPEED*1.13 )">
            <text:p>Turn2( rwing52, x_axis, -42.3, MOVEANIMATIONSPEED*1.13 )</text:p>
          </table:table-cell>
          <table:table-cell table:number-columns-repeated="6"/>
        </table:table-row>
        <table:table-row table:style-name="ro1">
          <table:table-cell table:formula="of:=IF(RIGHT([' ;'.A602];4)=&quot;turn&quot;;&quot;Turn2&quot;;IF(RIGHT([' ;'.A602];4)=&quot;move&quot;;&quot;Move&quot;;[' ;'.A602]))" office:value-type="string" office:string-value="Turn2">
            <text:p>Turn2</text:p>
          </table:table-cell>
          <table:table-cell table:formula="of:=[' ;'.B602]" office:value-type="string" office:string-value="rwing52">
            <text:p>rwing52</text:p>
          </table:table-cell>
          <table:table-cell table:formula="of:=LEFT([' ;'.D602];1)&amp;&quot;_&quot;&amp;RIGHT([' ;'.D602];4)" office:value-type="string" office:string-value="z_axis">
            <text:p>z_axis</text:p>
          </table:table-cell>
          <table:table-cell table:formula="of:=ROUND(VALUE(MID([' ;'.E602];2;LEN([' ;'.E602])-2));1)" office:value-type="float" office:value="12.2">
            <text:p>12.2</text:p>
          </table:table-cell>
          <table:table-cell table:formula="of:=VALUE(MID([' ;'.G602];2;LEN([' ;'.G602])-2))" office:value-type="float" office:value="9.842397">
            <text:p>9.842397</text:p>
          </table:table-cell>
          <table:table-cell table:formula="of:=ROUND([.E602]/[.$J$1];2)" office:value-type="float" office:value="9.84">
            <text:p>9.84</text:p>
          </table:table-cell>
          <table:table-cell/>
          <table:table-cell table:formula="of:=IF(RIGHT([.A602];5)=&quot;sleep&quot;;&quot;Sleep(&quot;&amp;[.$L$1]&amp;&quot;*&quot;&amp;ROUND(VALUE([.B602]);2)/[.$M$1]&amp;&quot;)&quot;;[.A602]&amp;&quot;( &quot;&amp;[.B602]&amp;&quot;, &quot;&amp;[.C602]&amp;&quot;, &quot;&amp;[.D602]&amp;&quot;, &quot;&amp;[.$I$1]&amp;&quot;*&quot;&amp;[.F602]&amp;&quot; )&quot;)" office:value-type="string" office:string-value="Turn2( rwing52, z_axis, 12.2, MOVEANIMATIONSPEED*9.84 )">
            <text:p>Turn2( rwing52, z_axis, 12.2, MOVEANIMATIONSPEED*9.84 )</text:p>
          </table:table-cell>
          <table:table-cell table:number-columns-repeated="6"/>
        </table:table-row>
        <table:table-row table:style-name="ro1">
          <table:table-cell table:formula="of:=IF(RIGHT([' ;'.A603];4)=&quot;turn&quot;;&quot;Turn2&quot;;IF(RIGHT([' ;'.A603];4)=&quot;move&quot;;&quot;Move&quot;;[' ;'.A603]))" office:value-type="string" office:string-value="Turn2">
            <text:p>Turn2</text:p>
          </table:table-cell>
          <table:table-cell table:formula="of:=[' ;'.B603]" office:value-type="string" office:string-value="rwing52">
            <text:p>rwing52</text:p>
          </table:table-cell>
          <table:table-cell table:formula="of:=LEFT([' ;'.D603];1)&amp;&quot;_&quot;&amp;RIGHT([' ;'.D603];4)" office:value-type="string" office:string-value="y_axis">
            <text:p>y_axis</text:p>
          </table:table-cell>
          <table:table-cell table:formula="of:=ROUND(VALUE(MID([' ;'.E603];2;LEN([' ;'.E603])-2));1)" office:value-type="float" office:value="13.3">
            <text:p>13.3</text:p>
          </table:table-cell>
          <table:table-cell table:formula="of:=VALUE(MID([' ;'.G603];2;LEN([' ;'.G603])-2))" office:value-type="float" office:value="16.647826">
            <text:p>16.647826</text:p>
          </table:table-cell>
          <table:table-cell table:formula="of:=ROUND([.E603]/[.$J$1];2)" office:value-type="float" office:value="16.65">
            <text:p>16.65</text:p>
          </table:table-cell>
          <table:table-cell/>
          <table:table-cell table:formula="of:=IF(RIGHT([.A603];5)=&quot;sleep&quot;;&quot;Sleep(&quot;&amp;[.$L$1]&amp;&quot;*&quot;&amp;ROUND(VALUE([.B603]);2)/[.$M$1]&amp;&quot;)&quot;;[.A603]&amp;&quot;( &quot;&amp;[.B603]&amp;&quot;, &quot;&amp;[.C603]&amp;&quot;, &quot;&amp;[.D603]&amp;&quot;, &quot;&amp;[.$I$1]&amp;&quot;*&quot;&amp;[.F603]&amp;&quot; )&quot;)" office:value-type="string" office:string-value="Turn2( rwing52, y_axis, 13.3, MOVEANIMATIONSPEED*16.65 )">
            <text:p>Turn2( rwing52, y_axis, 13.3, MOVEANIMATIONSPEED*16.65 )</text:p>
          </table:table-cell>
          <table:table-cell table:number-columns-repeated="6"/>
        </table:table-row>
        <table:table-row table:style-name="ro1">
          <table:table-cell table:formula="of:=IF(RIGHT([' ;'.A604];4)=&quot;turn&quot;;&quot;Turn2&quot;;IF(RIGHT([' ;'.A604];4)=&quot;move&quot;;&quot;Move&quot;;[' ;'.A604]))" office:value-type="string" office:string-value="Turn2">
            <text:p>Turn2</text:p>
          </table:table-cell>
          <table:table-cell table:formula="of:=[' ;'.B604]" office:value-type="string" office:string-value="rwing53">
            <text:p>rwing53</text:p>
          </table:table-cell>
          <table:table-cell table:formula="of:=LEFT([' ;'.D604];1)&amp;&quot;_&quot;&amp;RIGHT([' ;'.D604];4)" office:value-type="string" office:string-value="z_axis">
            <text:p>z_axis</text:p>
          </table:table-cell>
          <table:table-cell table:formula="of:=ROUND(VALUE(MID([' ;'.E604];2;LEN([' ;'.E604])-2));1)" office:value-type="float" office:value="7.1">
            <text:p>7.1</text:p>
          </table:table-cell>
          <table:table-cell table:formula="of:=VALUE(MID([' ;'.G604];2;LEN([' ;'.G604])-2))" office:value-type="float" office:value="3.198087">
            <text:p>3.198087</text:p>
          </table:table-cell>
          <table:table-cell table:formula="of:=ROUND([.E604]/[.$J$1];2)" office:value-type="float" office:value="3.2">
            <text:p>3.2</text:p>
          </table:table-cell>
          <table:table-cell/>
          <table:table-cell table:formula="of:=IF(RIGHT([.A604];5)=&quot;sleep&quot;;&quot;Sleep(&quot;&amp;[.$L$1]&amp;&quot;*&quot;&amp;ROUND(VALUE([.B604]);2)/[.$M$1]&amp;&quot;)&quot;;[.A604]&amp;&quot;( &quot;&amp;[.B604]&amp;&quot;, &quot;&amp;[.C604]&amp;&quot;, &quot;&amp;[.D604]&amp;&quot;, &quot;&amp;[.$I$1]&amp;&quot;*&quot;&amp;[.F604]&amp;&quot; )&quot;)" office:value-type="string" office:string-value="Turn2( rwing53, z_axis, 7.1, MOVEANIMATIONSPEED*3.2 )">
            <text:p>Turn2( rwing53, z_axis, 7.1, MOVEANIMATIONSPEED*3.2 )</text:p>
          </table:table-cell>
          <table:table-cell table:number-columns-repeated="6"/>
        </table:table-row>
        <table:table-row table:style-name="ro1">
          <table:table-cell table:formula="of:=IF(RIGHT([' ;'.A605];4)=&quot;turn&quot;;&quot;Turn2&quot;;IF(RIGHT([' ;'.A605];4)=&quot;move&quot;;&quot;Move&quot;;[' ;'.A605]))" office:value-type="string" office:string-value="Turn2">
            <text:p>Turn2</text:p>
          </table:table-cell>
          <table:table-cell table:formula="of:=[' ;'.B605]" office:value-type="string" office:string-value="rwing53">
            <text:p>rwing53</text:p>
          </table:table-cell>
          <table:table-cell table:formula="of:=LEFT([' ;'.D605];1)&amp;&quot;_&quot;&amp;RIGHT([' ;'.D605];4)" office:value-type="string" office:string-value="y_axis">
            <text:p>y_axis</text:p>
          </table:table-cell>
          <table:table-cell table:formula="of:=ROUND(VALUE(MID([' ;'.E605];2;LEN([' ;'.E605])-2));1)" office:value-type="float" office:value="5.2">
            <text:p>5.2</text:p>
          </table:table-cell>
          <table:table-cell table:formula="of:=VALUE(MID([' ;'.G605];2;LEN([' ;'.G605])-2))" office:value-type="float" office:value="8.965528">
            <text:p>8.965528</text:p>
          </table:table-cell>
          <table:table-cell table:formula="of:=ROUND([.E605]/[.$J$1];2)" office:value-type="float" office:value="8.97">
            <text:p>8.97</text:p>
          </table:table-cell>
          <table:table-cell/>
          <table:table-cell table:formula="of:=IF(RIGHT([.A605];5)=&quot;sleep&quot;;&quot;Sleep(&quot;&amp;[.$L$1]&amp;&quot;*&quot;&amp;ROUND(VALUE([.B605]);2)/[.$M$1]&amp;&quot;)&quot;;[.A605]&amp;&quot;( &quot;&amp;[.B605]&amp;&quot;, &quot;&amp;[.C605]&amp;&quot;, &quot;&amp;[.D605]&amp;&quot;, &quot;&amp;[.$I$1]&amp;&quot;*&quot;&amp;[.F605]&amp;&quot; )&quot;)" office:value-type="string" office:string-value="Turn2( rwing53, y_axis, 5.2, MOVEANIMATIONSPEED*8.97 )">
            <text:p>Turn2( rwing53, y_axis, 5.2, MOVEANIMATIONSPEED*8.97 )</text:p>
          </table:table-cell>
          <table:table-cell table:number-columns-repeated="6"/>
        </table:table-row>
        <table:table-row table:style-name="ro1">
          <table:table-cell table:formula="of:=IF(RIGHT([' ;'.A606];4)=&quot;turn&quot;;&quot;Turn2&quot;;IF(RIGHT([' ;'.A606];4)=&quot;move&quot;;&quot;Move&quot;;[' ;'.A606]))" office:value-type="string" office:string-value="Turn2">
            <text:p>Turn2</text:p>
          </table:table-cell>
          <table:table-cell table:formula="of:=[' ;'.B606]" office:value-type="string" office:string-value="tail1">
            <text:p>tail1</text:p>
          </table:table-cell>
          <table:table-cell table:formula="of:=LEFT([' ;'.D606];1)&amp;&quot;_&quot;&amp;RIGHT([' ;'.D606];4)" office:value-type="string" office:string-value="y_axis">
            <text:p>y_axis</text:p>
          </table:table-cell>
          <table:table-cell table:formula="of:=ROUND(VALUE(MID([' ;'.E606];2;LEN([' ;'.E606])-2));1)" office:value-type="float" office:value="1.6">
            <text:p>1.6</text:p>
          </table:table-cell>
          <table:table-cell table:formula="of:=VALUE(MID([' ;'.G606];2;LEN([' ;'.G606])-2))" office:value-type="float" office:value="34.404521">
            <text:p>34.404521</text:p>
          </table:table-cell>
          <table:table-cell table:formula="of:=ROUND([.E606]/[.$J$1];2)" office:value-type="float" office:value="34.4">
            <text:p>34.4</text:p>
          </table:table-cell>
          <table:table-cell/>
          <table:table-cell table:formula="of:=IF(RIGHT([.A606];5)=&quot;sleep&quot;;&quot;Sleep(&quot;&amp;[.$L$1]&amp;&quot;*&quot;&amp;ROUND(VALUE([.B606]);2)/[.$M$1]&amp;&quot;)&quot;;[.A606]&amp;&quot;( &quot;&amp;[.B606]&amp;&quot;, &quot;&amp;[.C606]&amp;&quot;, &quot;&amp;[.D606]&amp;&quot;, &quot;&amp;[.$I$1]&amp;&quot;*&quot;&amp;[.F606]&amp;&quot; )&quot;)" office:value-type="string" office:string-value="Turn2( tail1, y_axis, 1.6, MOVEANIMATIONSPEED*34.4 )">
            <text:p>Turn2( tail1, y_axis, 1.6, MOVEANIMATIONSPEED*34.4 )</text:p>
          </table:table-cell>
          <table:table-cell table:number-columns-repeated="6"/>
        </table:table-row>
        <table:table-row table:style-name="ro1">
          <table:table-cell table:formula="of:=IF(RIGHT([' ;'.A607];4)=&quot;turn&quot;;&quot;Turn2&quot;;IF(RIGHT([' ;'.A607];4)=&quot;move&quot;;&quot;Move&quot;;[' ;'.A607]))" office:value-type="string" office:string-value="Turn2">
            <text:p>Turn2</text:p>
          </table:table-cell>
          <table:table-cell table:formula="of:=[' ;'.B607]" office:value-type="string" office:string-value="tail2">
            <text:p>tail2</text:p>
          </table:table-cell>
          <table:table-cell table:formula="of:=LEFT([' ;'.D607];1)&amp;&quot;_&quot;&amp;RIGHT([' ;'.D607];4)" office:value-type="string" office:string-value="z_axis">
            <text:p>z_axis</text:p>
          </table:table-cell>
          <table:table-cell table:formula="of:=ROUND(VALUE(MID([' ;'.E607];2;LEN([' ;'.E607])-2));1)" office:value-type="float" office:value="-0.3">
            <text:p>-0.3</text:p>
          </table:table-cell>
          <table:table-cell table:formula="of:=VALUE(MID([' ;'.G607];2;LEN([' ;'.G607])-2))" office:value-type="float" office:value="4.792358">
            <text:p>4.792358</text:p>
          </table:table-cell>
          <table:table-cell table:formula="of:=ROUND([.E607]/[.$J$1];2)" office:value-type="float" office:value="4.79">
            <text:p>4.79</text:p>
          </table:table-cell>
          <table:table-cell/>
          <table:table-cell table:formula="of:=IF(RIGHT([.A607];5)=&quot;sleep&quot;;&quot;Sleep(&quot;&amp;[.$L$1]&amp;&quot;*&quot;&amp;ROUND(VALUE([.B607]);2)/[.$M$1]&amp;&quot;)&quot;;[.A607]&amp;&quot;( &quot;&amp;[.B607]&amp;&quot;, &quot;&amp;[.C607]&amp;&quot;, &quot;&amp;[.D607]&amp;&quot;, &quot;&amp;[.$I$1]&amp;&quot;*&quot;&amp;[.F607]&amp;&quot; )&quot;)" office:value-type="string" office:string-value="Turn2( tail2, z_axis, -0.3, MOVEANIMATIONSPEED*4.79 )">
            <text:p>Turn2( tail2, z_axis, -0.3, MOVEANIMATIONSPEED*4.79 )</text:p>
          </table:table-cell>
          <table:table-cell table:number-columns-repeated="6"/>
        </table:table-row>
        <table:table-row table:style-name="ro1">
          <table:table-cell table:formula="of:=IF(RIGHT([' ;'.A608];4)=&quot;turn&quot;;&quot;Turn2&quot;;IF(RIGHT([' ;'.A608];4)=&quot;move&quot;;&quot;Move&quot;;[' ;'.A608]))" office:value-type="string" office:string-value="Turn2">
            <text:p>Turn2</text:p>
          </table:table-cell>
          <table:table-cell table:formula="of:=[' ;'.B608]" office:value-type="string" office:string-value="tail4">
            <text:p>tail4</text:p>
          </table:table-cell>
          <table:table-cell table:formula="of:=LEFT([' ;'.D608];1)&amp;&quot;_&quot;&amp;RIGHT([' ;'.D608];4)" office:value-type="string" office:string-value="z_axis">
            <text:p>z_axis</text:p>
          </table:table-cell>
          <table:table-cell table:formula="of:=ROUND(VALUE(MID([' ;'.E608];2;LEN([' ;'.E608])-2));1)" office:value-type="float" office:value="-0.2">
            <text:p>-0.2</text:p>
          </table:table-cell>
          <table:table-cell table:formula="of:=VALUE(MID([' ;'.G608];2;LEN([' ;'.G608])-2))" office:value-type="float" office:value="4.124043">
            <text:p>4.124043</text:p>
          </table:table-cell>
          <table:table-cell table:formula="of:=ROUND([.E608]/[.$J$1];2)" office:value-type="float" office:value="4.12">
            <text:p>4.12</text:p>
          </table:table-cell>
          <table:table-cell/>
          <table:table-cell table:formula="of:=IF(RIGHT([.A608];5)=&quot;sleep&quot;;&quot;Sleep(&quot;&amp;[.$L$1]&amp;&quot;*&quot;&amp;ROUND(VALUE([.B608]);2)/[.$M$1]&amp;&quot;)&quot;;[.A608]&amp;&quot;( &quot;&amp;[.B608]&amp;&quot;, &quot;&amp;[.C608]&amp;&quot;, &quot;&amp;[.D608]&amp;&quot;, &quot;&amp;[.$I$1]&amp;&quot;*&quot;&amp;[.F608]&amp;&quot; )&quot;)" office:value-type="string" office:string-value="Turn2( tail4, z_axis, -0.2, MOVEANIMATIONSPEED*4.12 )">
            <text:p>Turn2( tail4, z_axis, -0.2, MOVEANIMATIONSPEED*4.12 )</text:p>
          </table:table-cell>
          <table:table-cell table:number-columns-repeated="6"/>
        </table:table-row>
        <table:table-row table:style-name="ro1">
          <table:table-cell table:formula="of:=IF(RIGHT([' ;'.A609];4)=&quot;turn&quot;;&quot;Turn2&quot;;IF(RIGHT([' ;'.A609];4)=&quot;move&quot;;&quot;Move&quot;;[' ;'.A609]))" office:value-type="string" office:string-value="Turn2">
            <text:p>Turn2</text:p>
          </table:table-cell>
          <table:table-cell table:formula="of:=[' ;'.B609]" office:value-type="string" office:string-value="tail5">
            <text:p>tail5</text:p>
          </table:table-cell>
          <table:table-cell table:formula="of:=LEFT([' ;'.D609];1)&amp;&quot;_&quot;&amp;RIGHT([' ;'.D609];4)" office:value-type="string" office:string-value="z_axis">
            <text:p>z_axis</text:p>
          </table:table-cell>
          <table:table-cell table:formula="of:=ROUND(VALUE(MID([' ;'.E609];2;LEN([' ;'.E609])-2));1)" office:value-type="float" office:value="-0.6">
            <text:p>-0.6</text:p>
          </table:table-cell>
          <table:table-cell table:formula="of:=VALUE(MID([' ;'.G609];2;LEN([' ;'.G609])-2))" office:value-type="float" office:value="8.482514">
            <text:p>8.482514</text:p>
          </table:table-cell>
          <table:table-cell table:formula="of:=ROUND([.E609]/[.$J$1];2)" office:value-type="float" office:value="8.48">
            <text:p>8.48</text:p>
          </table:table-cell>
          <table:table-cell/>
          <table:table-cell table:formula="of:=IF(RIGHT([.A609];5)=&quot;sleep&quot;;&quot;Sleep(&quot;&amp;[.$L$1]&amp;&quot;*&quot;&amp;ROUND(VALUE([.B609]);2)/[.$M$1]&amp;&quot;)&quot;;[.A609]&amp;&quot;( &quot;&amp;[.B609]&amp;&quot;, &quot;&amp;[.C609]&amp;&quot;, &quot;&amp;[.D609]&amp;&quot;, &quot;&amp;[.$I$1]&amp;&quot;*&quot;&amp;[.F609]&amp;&quot; )&quot;)" office:value-type="string" office:string-value="Turn2( tail5, z_axis, -0.6, MOVEANIMATIONSPEED*8.48 )">
            <text:p>Turn2( tail5, z_axis, -0.6, MOVEANIMATIONSPEED*8.48 )</text:p>
          </table:table-cell>
          <table:table-cell table:number-columns-repeated="6"/>
        </table:table-row>
        <table:table-row table:style-name="ro1">
          <table:table-cell table:formula="of:=IF(RIGHT([' ;'.A610];4)=&quot;turn&quot;;&quot;Turn2&quot;;IF(RIGHT([' ;'.A610];4)=&quot;move&quot;;&quot;Move&quot;;[' ;'.A610]))" office:value-type="string" office:string-value="Turn2">
            <text:p>Turn2</text:p>
          </table:table-cell>
          <table:table-cell table:formula="of:=[' ;'.B610]" office:value-type="string" office:string-value="tail5">
            <text:p>tail5</text:p>
          </table:table-cell>
          <table:table-cell table:formula="of:=LEFT([' ;'.D610];1)&amp;&quot;_&quot;&amp;RIGHT([' ;'.D610];4)" office:value-type="string" office:string-value="y_axis">
            <text:p>y_axis</text:p>
          </table:table-cell>
          <table:table-cell table:formula="of:=ROUND(VALUE(MID([' ;'.E610];2;LEN([' ;'.E610])-2));1)" office:value-type="float" office:value="-1.3">
            <text:p>-1.3</text:p>
          </table:table-cell>
          <table:table-cell table:formula="of:=VALUE(MID([' ;'.G610];2;LEN([' ;'.G610])-2))" office:value-type="float" office:value="1.056826">
            <text:p>1.056826</text:p>
          </table:table-cell>
          <table:table-cell table:formula="of:=ROUND([.E610]/[.$J$1];2)" office:value-type="float" office:value="1.06">
            <text:p>1.06</text:p>
          </table:table-cell>
          <table:table-cell/>
          <table:table-cell table:formula="of:=IF(RIGHT([.A610];5)=&quot;sleep&quot;;&quot;Sleep(&quot;&amp;[.$L$1]&amp;&quot;*&quot;&amp;ROUND(VALUE([.B610]);2)/[.$M$1]&amp;&quot;)&quot;;[.A610]&amp;&quot;( &quot;&amp;[.B610]&amp;&quot;, &quot;&amp;[.C610]&amp;&quot;, &quot;&amp;[.D610]&amp;&quot;, &quot;&amp;[.$I$1]&amp;&quot;*&quot;&amp;[.F610]&amp;&quot; )&quot;)" office:value-type="string" office:string-value="Turn2( tail5, y_axis, -1.3, MOVEANIMATIONSPEED*1.06 )">
            <text:p>Turn2( tail5, y_axis, -1.3, MOVEANIMATIONSPEED*1.06 )</text:p>
          </table:table-cell>
          <table:table-cell table:number-columns-repeated="6"/>
        </table:table-row>
        <table:table-row table:style-name="ro1">
          <table:table-cell table:formula="of:=IF(RIGHT([' ;'.A611];4)=&quot;turn&quot;;&quot;Turn2&quot;;IF(RIGHT([' ;'.A611];4)=&quot;move&quot;;&quot;Move&quot;;[' ;'.A611]))" office:value-type="string" office:string-value="Turn2">
            <text:p>Turn2</text:p>
          </table:table-cell>
          <table:table-cell table:formula="of:=[' ;'.B611]" office:value-type="string" office:string-value="tail7">
            <text:p>tail7</text:p>
          </table:table-cell>
          <table:table-cell table:formula="of:=LEFT([' ;'.D611];1)&amp;&quot;_&quot;&amp;RIGHT([' ;'.D611];4)" office:value-type="string" office:string-value="z_axis">
            <text:p>z_axis</text:p>
          </table:table-cell>
          <table:table-cell table:formula="of:=ROUND(VALUE(MID([' ;'.E611];2;LEN([' ;'.E611])-2));1)" office:value-type="float" office:value="-0.5">
            <text:p>-0.5</text:p>
          </table:table-cell>
          <table:table-cell table:formula="of:=VALUE(MID([' ;'.G611];2;LEN([' ;'.G611])-2))" office:value-type="float" office:value="7.716786">
            <text:p>7.716786</text:p>
          </table:table-cell>
          <table:table-cell table:formula="of:=ROUND([.E611]/[.$J$1];2)" office:value-type="float" office:value="7.72">
            <text:p>7.72</text:p>
          </table:table-cell>
          <table:table-cell/>
          <table:table-cell table:formula="of:=IF(RIGHT([.A611];5)=&quot;sleep&quot;;&quot;Sleep(&quot;&amp;[.$L$1]&amp;&quot;*&quot;&amp;ROUND(VALUE([.B611]);2)/[.$M$1]&amp;&quot;)&quot;;[.A611]&amp;&quot;( &quot;&amp;[.B611]&amp;&quot;, &quot;&amp;[.C611]&amp;&quot;, &quot;&amp;[.D611]&amp;&quot;, &quot;&amp;[.$I$1]&amp;&quot;*&quot;&amp;[.F611]&amp;&quot; )&quot;)" office:value-type="string" office:string-value="Turn2( tail7, z_axis, -0.5, MOVEANIMATIONSPEED*7.72 )">
            <text:p>Turn2( tail7, z_axis, -0.5, MOVEANIMATIONSPEED*7.72 )</text:p>
          </table:table-cell>
          <table:table-cell table:number-columns-repeated="6"/>
        </table:table-row>
        <table:table-row table:style-name="ro1">
          <table:table-cell table:formula="of:=IF(RIGHT([' ;'.A612];4)=&quot;turn&quot;;&quot;Turn2&quot;;IF(RIGHT([' ;'.A612];4)=&quot;move&quot;;&quot;Move&quot;;[' ;'.A612]))" office:value-type="string" office:string-value="Turn2">
            <text:p>Turn2</text:p>
          </table:table-cell>
          <table:table-cell table:formula="of:=[' ;'.B612]" office:value-type="string" office:string-value="tail8">
            <text:p>tail8</text:p>
          </table:table-cell>
          <table:table-cell table:formula="of:=LEFT([' ;'.D612];1)&amp;&quot;_&quot;&amp;RIGHT([' ;'.D612];4)" office:value-type="string" office:string-value="z_axis">
            <text:p>z_axis</text:p>
          </table:table-cell>
          <table:table-cell table:formula="of:=ROUND(VALUE(MID([' ;'.E612];2;LEN([' ;'.E612])-2));1)" office:value-type="float" office:value="-0.9">
            <text:p>-0.9</text:p>
          </table:table-cell>
          <table:table-cell table:formula="of:=VALUE(MID([' ;'.G612];2;LEN([' ;'.G612])-2))" office:value-type="float" office:value="12.358926">
            <text:p>12.358926</text:p>
          </table:table-cell>
          <table:table-cell table:formula="of:=ROUND([.E612]/[.$J$1];2)" office:value-type="float" office:value="12.36">
            <text:p>12.36</text:p>
          </table:table-cell>
          <table:table-cell/>
          <table:table-cell table:formula="of:=IF(RIGHT([.A612];5)=&quot;sleep&quot;;&quot;Sleep(&quot;&amp;[.$L$1]&amp;&quot;*&quot;&amp;ROUND(VALUE([.B612]);2)/[.$M$1]&amp;&quot;)&quot;;[.A612]&amp;&quot;( &quot;&amp;[.B612]&amp;&quot;, &quot;&amp;[.C612]&amp;&quot;, &quot;&amp;[.D612]&amp;&quot;, &quot;&amp;[.$I$1]&amp;&quot;*&quot;&amp;[.F612]&amp;&quot; )&quot;)" office:value-type="string" office:string-value="Turn2( tail8, z_axis, -0.9, MOVEANIMATIONSPEED*12.36 )">
            <text:p>Turn2( tail8, z_axis, -0.9, MOVEANIMATIONSPEED*12.36 )</text:p>
          </table:table-cell>
          <table:table-cell table:number-columns-repeated="6"/>
        </table:table-row>
        <table:table-row table:style-name="ro1">
          <table:table-cell table:formula="of:=IF(RIGHT([' ;'.A613];4)=&quot;turn&quot;;&quot;Turn2&quot;;IF(RIGHT([' ;'.A613];4)=&quot;move&quot;;&quot;Move&quot;;[' ;'.A613]))" office:value-type="string" office:string-value="Turn2">
            <text:p>Turn2</text:p>
          </table:table-cell>
          <table:table-cell table:formula="of:=[' ;'.B613]" office:value-type="string" office:string-value="tail8">
            <text:p>tail8</text:p>
          </table:table-cell>
          <table:table-cell table:formula="of:=LEFT([' ;'.D613];1)&amp;&quot;_&quot;&amp;RIGHT([' ;'.D613];4)" office:value-type="string" office:string-value="y_axis">
            <text:p>y_axis</text:p>
          </table:table-cell>
          <table:table-cell table:formula="of:=ROUND(VALUE(MID([' ;'.E613];2;LEN([' ;'.E613])-2));1)" office:value-type="float" office:value="-1.9">
            <text:p>-1.9</text:p>
          </table:table-cell>
          <table:table-cell table:formula="of:=VALUE(MID([' ;'.G613];2;LEN([' ;'.G613])-2))" office:value-type="float" office:value="2.283952">
            <text:p>2.283952</text:p>
          </table:table-cell>
          <table:table-cell table:formula="of:=ROUND([.E613]/[.$J$1];2)" office:value-type="float" office:value="2.28">
            <text:p>2.28</text:p>
          </table:table-cell>
          <table:table-cell/>
          <table:table-cell table:formula="of:=IF(RIGHT([.A613];5)=&quot;sleep&quot;;&quot;Sleep(&quot;&amp;[.$L$1]&amp;&quot;*&quot;&amp;ROUND(VALUE([.B613]);2)/[.$M$1]&amp;&quot;)&quot;;[.A613]&amp;&quot;( &quot;&amp;[.B613]&amp;&quot;, &quot;&amp;[.C613]&amp;&quot;, &quot;&amp;[.D613]&amp;&quot;, &quot;&amp;[.$I$1]&amp;&quot;*&quot;&amp;[.F613]&amp;&quot; )&quot;)" office:value-type="string" office:string-value="Turn2( tail8, y_axis, -1.9, MOVEANIMATIONSPEED*2.28 )">
            <text:p>Turn2( tail8, y_axis, -1.9, MOVEANIMATIONSPEED*2.28 )</text:p>
          </table:table-cell>
          <table:table-cell table:number-columns-repeated="6"/>
        </table:table-row>
        <table:table-row table:style-name="ro1">
          <table:table-cell table:formula="of:=IF(RIGHT([' ;'.A614];4)=&quot;turn&quot;;&quot;Turn2&quot;;IF(RIGHT([' ;'.A614];4)=&quot;move&quot;;&quot;Move&quot;;[' ;'.A614]))" office:value-type="string" office:string-value="Turn2">
            <text:p>Turn2</text:p>
          </table:table-cell>
          <table:table-cell table:formula="of:=[' ;'.B614]" office:value-type="string" office:string-value="tail9">
            <text:p>tail9</text:p>
          </table:table-cell>
          <table:table-cell table:formula="of:=LEFT([' ;'.D614];1)&amp;&quot;_&quot;&amp;RIGHT([' ;'.D614];4)" office:value-type="string" office:string-value="z_axis">
            <text:p>z_axis</text:p>
          </table:table-cell>
          <table:table-cell table:formula="of:=ROUND(VALUE(MID([' ;'.E614];2;LEN([' ;'.E614])-2));1)" office:value-type="float" office:value="-0.5">
            <text:p>-0.5</text:p>
          </table:table-cell>
          <table:table-cell table:formula="of:=VALUE(MID([' ;'.G614];2;LEN([' ;'.G614])-2))" office:value-type="float" office:value="8.235973">
            <text:p>8.235973</text:p>
          </table:table-cell>
          <table:table-cell table:formula="of:=ROUND([.E614]/[.$J$1];2)" office:value-type="float" office:value="8.24">
            <text:p>8.24</text:p>
          </table:table-cell>
          <table:table-cell/>
          <table:table-cell table:formula="of:=IF(RIGHT([.A614];5)=&quot;sleep&quot;;&quot;Sleep(&quot;&amp;[.$L$1]&amp;&quot;*&quot;&amp;ROUND(VALUE([.B614]);2)/[.$M$1]&amp;&quot;)&quot;;[.A614]&amp;&quot;( &quot;&amp;[.B614]&amp;&quot;, &quot;&amp;[.C614]&amp;&quot;, &quot;&amp;[.D614]&amp;&quot;, &quot;&amp;[.$I$1]&amp;&quot;*&quot;&amp;[.F614]&amp;&quot; )&quot;)" office:value-type="string" office:string-value="Turn2( tail9, z_axis, -0.5, MOVEANIMATIONSPEED*8.24 )">
            <text:p>Turn2( tail9, z_axis, -0.5, MOVEANIMATIONSPEED*8.24 )</text:p>
          </table:table-cell>
          <table:table-cell table:number-columns-repeated="6"/>
        </table:table-row>
        <table:table-row table:style-name="ro1">
          <table:table-cell table:formula="of:=IF(RIGHT([' ;'.A615];4)=&quot;turn&quot;;&quot;Turn2&quot;;IF(RIGHT([' ;'.A615];4)=&quot;move&quot;;&quot;Move&quot;;[' ;'.A615]))" office:value-type="string" office:string-value="Turn2">
            <text:p>Turn2</text:p>
          </table:table-cell>
          <table:table-cell table:formula="of:=[' ;'.B615]" office:value-type="string" office:string-value="torso">
            <text:p>torso</text:p>
          </table:table-cell>
          <table:table-cell table:formula="of:=LEFT([' ;'.D615];1)&amp;&quot;_&quot;&amp;RIGHT([' ;'.D615];4)" office:value-type="string" office:string-value="z_axis">
            <text:p>z_axis</text:p>
          </table:table-cell>
          <table:table-cell table:formula="of:=ROUND(VALUE(MID([' ;'.E615];2;LEN([' ;'.E615])-2));1)" office:value-type="float" office:value="4.6">
            <text:p>4.6</text:p>
          </table:table-cell>
          <table:table-cell table:formula="of:=VALUE(MID([' ;'.G615];2;LEN([' ;'.G615])-2))" office:value-type="float" office:value="6.786741">
            <text:p>6.786741</text:p>
          </table:table-cell>
          <table:table-cell table:formula="of:=ROUND([.E615]/[.$J$1];2)" office:value-type="float" office:value="6.79">
            <text:p>6.79</text:p>
          </table:table-cell>
          <table:table-cell/>
          <table:table-cell table:formula="of:=IF(RIGHT([.A615];5)=&quot;sleep&quot;;&quot;Sleep(&quot;&amp;[.$L$1]&amp;&quot;*&quot;&amp;ROUND(VALUE([.B615]);2)/[.$M$1]&amp;&quot;)&quot;;[.A615]&amp;&quot;( &quot;&amp;[.B615]&amp;&quot;, &quot;&amp;[.C615]&amp;&quot;, &quot;&amp;[.D615]&amp;&quot;, &quot;&amp;[.$I$1]&amp;&quot;*&quot;&amp;[.F615]&amp;&quot; )&quot;)" office:value-type="string" office:string-value="Turn2( torso, z_axis, 4.6, MOVEANIMATIONSPEED*6.79 )">
            <text:p>Turn2( torso, z_axis, 4.6, MOVEANIMATIONSPEED*6.79 )</text:p>
          </table:table-cell>
          <table:table-cell table:number-columns-repeated="6"/>
        </table:table-row>
        <table:table-row table:style-name="ro1">
          <table:table-cell table:formula="of:=IF(RIGHT([' ;'.A616];4)=&quot;turn&quot;;&quot;Turn2&quot;;IF(RIGHT([' ;'.A616];4)=&quot;move&quot;;&quot;Move&quot;;[' ;'.A616]))" office:value-type="string" office:string-value="&#9;&#9;sleep">
            <text:p><text:tab/><text:tab/>sleep</text:p>
          </table:table-cell>
          <table:table-cell table:formula="of:=[' ;'.B616]" office:value-type="float" office:value="99">
            <text:p>99</text:p>
          </table:table-cell>
          <table:table-cell table:formula="of:=LEFT([' ;'.D616];1)&amp;&quot;_&quot;&amp;RIGHT([' ;'.D616];4)" office:value-type="string" office:string-value="_">
            <text:p>_</text:p>
          </table:table-cell>
          <table:table-cell table:formula="of:=ROUND(VALUE(MID([' ;'.E616];2;LEN([' ;'.E616])-2));1)" office:value-type="float" office:value="0">
            <text:p>Err:502</text:p>
          </table:table-cell>
          <table:table-cell table:formula="of:=VALUE(MID([' ;'.G616];2;LEN([' ;'.G616])-2))" office:value-type="float" office:value="0">
            <text:p>Err:502</text:p>
          </table:table-cell>
          <table:table-cell table:formula="of:=ROUND([.E616]/[.$J$1];2)" office:value-type="float" office:value="0">
            <text:p>Err:502</text:p>
          </table:table-cell>
          <table:table-cell/>
          <table:table-cell table:formula="of:=IF(RIGHT([.A616];5)=&quot;sleep&quot;;&quot;Sleep(&quot;&amp;[.$L$1]&amp;&quot;*&quot;&amp;ROUND(VALUE([.B616]);2)/[.$M$1]&amp;&quot;)&quot;;[.A616]&amp;&quot;( &quot;&amp;[.B616]&amp;&quot;, &quot;&amp;[.C616]&amp;&quot;, &quot;&amp;[.D616]&amp;&quot;, &quot;&amp;[.$I$1]&amp;&quot;*&quot;&amp;[.F616]&amp;&quot; )&quot;)" office:value-type="string" office:string-value="Sleep(MOVEANIMATIONSLEEPTIME*0.99)">
            <text:p>Sleep(MOVEANIMATIONSLEEPTIME*0.99)</text:p>
          </table:table-cell>
          <table:table-cell table:number-columns-repeated="6"/>
        </table:table-row>
        <table:table-row table:style-name="ro1">
          <table:table-cell table:formula="of:=IF(RIGHT([' ;'.A617];4)=&quot;turn&quot;;&quot;Turn2&quot;;IF(RIGHT([' ;'.A617];4)=&quot;move&quot;;&quot;Move&quot;;[' ;'.A617]))" office:value-type="string" office:string-value="&#9;&#9;}">
            <text:p><text:tab/><text:tab/>}</text:p>
          </table:table-cell>
          <table:table-cell table:formula="of:=[' ;'.B617]" office:value-type="float" office:value="0">
            <text:p>0</text:p>
          </table:table-cell>
          <table:table-cell table:formula="of:=LEFT([' ;'.D617];1)&amp;&quot;_&quot;&amp;RIGHT([' ;'.D617];4)" office:value-type="string" office:string-value="_">
            <text:p>_</text:p>
          </table:table-cell>
          <table:table-cell table:formula="of:=ROUND(VALUE(MID([' ;'.E617];2;LEN([' ;'.E617])-2));1)" office:value-type="float" office:value="0">
            <text:p>Err:502</text:p>
          </table:table-cell>
          <table:table-cell table:formula="of:=VALUE(MID([' ;'.G617];2;LEN([' ;'.G617])-2))" office:value-type="float" office:value="0">
            <text:p>Err:502</text:p>
          </table:table-cell>
          <table:table-cell table:formula="of:=ROUND([.E617]/[.$J$1];2)" office:value-type="float" office:value="0">
            <text:p>Err:502</text:p>
          </table:table-cell>
          <table:table-cell/>
          <table:table-cell table:formula="of:=IF(RIGHT([.A617];5)=&quot;sleep&quot;;&quot;Sleep(&quot;&amp;[.$L$1]&amp;&quot;*&quot;&amp;ROUND(VALUE([.B617]);2)/[.$M$1]&amp;&quot;)&quot;;[.A617]&amp;&quot;( &quot;&amp;[.B617]&amp;&quot;, &quot;&amp;[.C617]&amp;&quot;, &quot;&amp;[.D617]&amp;&quot;, &quot;&amp;[.$I$1]&amp;&quot;*&quot;&amp;[.F617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618];4)=&quot;turn&quot;;&quot;Turn2&quot;;IF(RIGHT([' ;'.A618];4)=&quot;move&quot;;&quot;Move&quot;;[' ;'.A618]))" office:value-type="string" office:string-value="&#9;&#9;if">
            <text:p><text:tab/><text:tab/>if</text:p>
          </table:table-cell>
          <table:table-cell table:formula="of:=[' ;'.B618]" office:value-type="string" office:string-value="(bMoving)">
            <text:p>(bMoving)</text:p>
          </table:table-cell>
          <table:table-cell table:formula="of:=LEFT([' ;'.D618];1)&amp;&quot;_&quot;&amp;RIGHT([' ;'.D618];4)" office:value-type="string" office:string-value="_">
            <text:p>_</text:p>
          </table:table-cell>
          <table:table-cell table:formula="of:=ROUND(VALUE(MID([' ;'.E618];2;LEN([' ;'.E618])-2));1)" office:value-type="float" office:value="0">
            <text:p>Err:502</text:p>
          </table:table-cell>
          <table:table-cell table:formula="of:=VALUE(MID([' ;'.G618];2;LEN([' ;'.G618])-2))" office:value-type="float" office:value="0">
            <text:p>Err:502</text:p>
          </table:table-cell>
          <table:table-cell table:formula="of:=ROUND([.E618]/[.$J$1];2)" office:value-type="float" office:value="0">
            <text:p>Err:502</text:p>
          </table:table-cell>
          <table:table-cell/>
          <table:table-cell table:formula="of:=IF(RIGHT([.A618];5)=&quot;sleep&quot;;&quot;Sleep(&quot;&amp;[.$L$1]&amp;&quot;*&quot;&amp;ROUND(VALUE([.B618]);2)/[.$M$1]&amp;&quot;)&quot;;[.A618]&amp;&quot;( &quot;&amp;[.B618]&amp;&quot;, &quot;&amp;[.C618]&amp;&quot;, &quot;&amp;[.D618]&amp;&quot;, &quot;&amp;[.$I$1]&amp;&quot;*&quot;&amp;[.F618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619];4)=&quot;turn&quot;;&quot;Turn2&quot;;IF(RIGHT([' ;'.A619];4)=&quot;move&quot;;&quot;Move&quot;;[' ;'.A619]))" office:value-type="string" office:string-value="Turn2">
            <text:p>Turn2</text:p>
          </table:table-cell>
          <table:table-cell table:formula="of:=[' ;'.B619]" office:value-type="string" office:string-value="lfinger11">
            <text:p>lfinger11</text:p>
          </table:table-cell>
          <table:table-cell table:formula="of:=LEFT([' ;'.D619];1)&amp;&quot;_&quot;&amp;RIGHT([' ;'.D619];4)" office:value-type="string" office:string-value="x_axis">
            <text:p>x_axis</text:p>
          </table:table-cell>
          <table:table-cell table:formula="of:=ROUND(VALUE(MID([' ;'.E619];2;LEN([' ;'.E619])-2));1)" office:value-type="float" office:value="-15.9">
            <text:p>-15.9</text:p>
          </table:table-cell>
          <table:table-cell table:formula="of:=VALUE(MID([' ;'.G619];2;LEN([' ;'.G619])-2))" office:value-type="float" office:value="13.288444">
            <text:p>13.288444</text:p>
          </table:table-cell>
          <table:table-cell table:formula="of:=ROUND([.E619]/[.$J$1];2)" office:value-type="float" office:value="13.29">
            <text:p>13.29</text:p>
          </table:table-cell>
          <table:table-cell/>
          <table:table-cell table:formula="of:=IF(RIGHT([.A619];5)=&quot;sleep&quot;;&quot;Sleep(&quot;&amp;[.$L$1]&amp;&quot;*&quot;&amp;ROUND(VALUE([.B619]);2)/[.$M$1]&amp;&quot;)&quot;;[.A619]&amp;&quot;( &quot;&amp;[.B619]&amp;&quot;, &quot;&amp;[.C619]&amp;&quot;, &quot;&amp;[.D619]&amp;&quot;, &quot;&amp;[.$I$1]&amp;&quot;*&quot;&amp;[.F619]&amp;&quot; )&quot;)" office:value-type="string" office:string-value="Turn2( lfinger11, x_axis, -15.9, MOVEANIMATIONSPEED*13.29 )">
            <text:p>Turn2( lfinger11, x_axis, -15.9, MOVEANIMATIONSPEED*13.29 )</text:p>
          </table:table-cell>
          <table:table-cell table:number-columns-repeated="6"/>
        </table:table-row>
        <table:table-row table:style-name="ro1">
          <table:table-cell table:formula="of:=IF(RIGHT([' ;'.A620];4)=&quot;turn&quot;;&quot;Turn2&quot;;IF(RIGHT([' ;'.A620];4)=&quot;move&quot;;&quot;Move&quot;;[' ;'.A620]))" office:value-type="string" office:string-value="Turn2">
            <text:p>Turn2</text:p>
          </table:table-cell>
          <table:table-cell table:formula="of:=[' ;'.B620]" office:value-type="string" office:string-value="lfinger11">
            <text:p>lfinger11</text:p>
          </table:table-cell>
          <table:table-cell table:formula="of:=LEFT([' ;'.D620];1)&amp;&quot;_&quot;&amp;RIGHT([' ;'.D620];4)" office:value-type="string" office:string-value="z_axis">
            <text:p>z_axis</text:p>
          </table:table-cell>
          <table:table-cell table:formula="of:=ROUND(VALUE(MID([' ;'.E620];2;LEN([' ;'.E620])-2));1)" office:value-type="float" office:value="16.1">
            <text:p>16.1</text:p>
          </table:table-cell>
          <table:table-cell table:formula="of:=VALUE(MID([' ;'.G620];2;LEN([' ;'.G620])-2))" office:value-type="float" office:value="55.253441">
            <text:p>55.253441</text:p>
          </table:table-cell>
          <table:table-cell table:formula="of:=ROUND([.E620]/[.$J$1];2)" office:value-type="float" office:value="55.25">
            <text:p>55.25</text:p>
          </table:table-cell>
          <table:table-cell/>
          <table:table-cell table:formula="of:=IF(RIGHT([.A620];5)=&quot;sleep&quot;;&quot;Sleep(&quot;&amp;[.$L$1]&amp;&quot;*&quot;&amp;ROUND(VALUE([.B620]);2)/[.$M$1]&amp;&quot;)&quot;;[.A620]&amp;&quot;( &quot;&amp;[.B620]&amp;&quot;, &quot;&amp;[.C620]&amp;&quot;, &quot;&amp;[.D620]&amp;&quot;, &quot;&amp;[.$I$1]&amp;&quot;*&quot;&amp;[.F620]&amp;&quot; )&quot;)" office:value-type="string" office:string-value="Turn2( lfinger11, z_axis, 16.1, MOVEANIMATIONSPEED*55.25 )">
            <text:p>Turn2( lfinger11, z_axis, 16.1, MOVEANIMATIONSPEED*55.25 )</text:p>
          </table:table-cell>
          <table:table-cell table:number-columns-repeated="6"/>
        </table:table-row>
        <table:table-row table:style-name="ro1">
          <table:table-cell table:formula="of:=IF(RIGHT([' ;'.A621];4)=&quot;turn&quot;;&quot;Turn2&quot;;IF(RIGHT([' ;'.A621];4)=&quot;move&quot;;&quot;Move&quot;;[' ;'.A621]))" office:value-type="string" office:string-value="Turn2">
            <text:p>Turn2</text:p>
          </table:table-cell>
          <table:table-cell table:formula="of:=[' ;'.B621]" office:value-type="string" office:string-value="lfinger11">
            <text:p>lfinger11</text:p>
          </table:table-cell>
          <table:table-cell table:formula="of:=LEFT([' ;'.D621];1)&amp;&quot;_&quot;&amp;RIGHT([' ;'.D621];4)" office:value-type="string" office:string-value="y_axis">
            <text:p>y_axis</text:p>
          </table:table-cell>
          <table:table-cell table:formula="of:=ROUND(VALUE(MID([' ;'.E621];2;LEN([' ;'.E621])-2));1)" office:value-type="float" office:value="-33.2">
            <text:p>-33.2</text:p>
          </table:table-cell>
          <table:table-cell table:formula="of:=VALUE(MID([' ;'.G621];2;LEN([' ;'.G621])-2))" office:value-type="float" office:value="6.743585">
            <text:p>6.743585</text:p>
          </table:table-cell>
          <table:table-cell table:formula="of:=ROUND([.E621]/[.$J$1];2)" office:value-type="float" office:value="6.74">
            <text:p>6.74</text:p>
          </table:table-cell>
          <table:table-cell/>
          <table:table-cell table:formula="of:=IF(RIGHT([.A621];5)=&quot;sleep&quot;;&quot;Sleep(&quot;&amp;[.$L$1]&amp;&quot;*&quot;&amp;ROUND(VALUE([.B621]);2)/[.$M$1]&amp;&quot;)&quot;;[.A621]&amp;&quot;( &quot;&amp;[.B621]&amp;&quot;, &quot;&amp;[.C621]&amp;&quot;, &quot;&amp;[.D621]&amp;&quot;, &quot;&amp;[.$I$1]&amp;&quot;*&quot;&amp;[.F621]&amp;&quot; )&quot;)" office:value-type="string" office:string-value="Turn2( lfinger11, y_axis, -33.2, MOVEANIMATIONSPEED*6.74 )">
            <text:p>Turn2( lfinger11, y_axis, -33.2, MOVEANIMATIONSPEED*6.74 )</text:p>
          </table:table-cell>
          <table:table-cell table:number-columns-repeated="6"/>
        </table:table-row>
        <table:table-row table:style-name="ro1">
          <table:table-cell table:formula="of:=IF(RIGHT([' ;'.A622];4)=&quot;turn&quot;;&quot;Turn2&quot;;IF(RIGHT([' ;'.A622];4)=&quot;move&quot;;&quot;Move&quot;;[' ;'.A622]))" office:value-type="string" office:string-value="Turn2">
            <text:p>Turn2</text:p>
          </table:table-cell>
          <table:table-cell table:formula="of:=[' ;'.B622]" office:value-type="string" office:string-value="lfinger12">
            <text:p>lfinger12</text:p>
          </table:table-cell>
          <table:table-cell table:formula="of:=LEFT([' ;'.D622];1)&amp;&quot;_&quot;&amp;RIGHT([' ;'.D622];4)" office:value-type="string" office:string-value="x_axis">
            <text:p>x_axis</text:p>
          </table:table-cell>
          <table:table-cell table:formula="of:=ROUND(VALUE(MID([' ;'.E622];2;LEN([' ;'.E622])-2));1)" office:value-type="float" office:value="-9.3">
            <text:p>-9.3</text:p>
          </table:table-cell>
          <table:table-cell table:formula="of:=VALUE(MID([' ;'.G622];2;LEN([' ;'.G622])-2))" office:value-type="float" office:value="1.727889">
            <text:p>1.727889</text:p>
          </table:table-cell>
          <table:table-cell table:formula="of:=ROUND([.E622]/[.$J$1];2)" office:value-type="float" office:value="1.73">
            <text:p>1.73</text:p>
          </table:table-cell>
          <table:table-cell/>
          <table:table-cell table:formula="of:=IF(RIGHT([.A622];5)=&quot;sleep&quot;;&quot;Sleep(&quot;&amp;[.$L$1]&amp;&quot;*&quot;&amp;ROUND(VALUE([.B622]);2)/[.$M$1]&amp;&quot;)&quot;;[.A622]&amp;&quot;( &quot;&amp;[.B622]&amp;&quot;, &quot;&amp;[.C622]&amp;&quot;, &quot;&amp;[.D622]&amp;&quot;, &quot;&amp;[.$I$1]&amp;&quot;*&quot;&amp;[.F622]&amp;&quot; )&quot;)" office:value-type="string" office:string-value="Turn2( lfinger12, x_axis, -9.3, MOVEANIMATIONSPEED*1.73 )">
            <text:p>Turn2( lfinger12, x_axis, -9.3, MOVEANIMATIONSPEED*1.73 )</text:p>
          </table:table-cell>
          <table:table-cell table:number-columns-repeated="6"/>
        </table:table-row>
        <table:table-row table:style-name="ro1">
          <table:table-cell table:formula="of:=IF(RIGHT([' ;'.A623];4)=&quot;turn&quot;;&quot;Turn2&quot;;IF(RIGHT([' ;'.A623];4)=&quot;move&quot;;&quot;Move&quot;;[' ;'.A623]))" office:value-type="string" office:string-value="Turn2">
            <text:p>Turn2</text:p>
          </table:table-cell>
          <table:table-cell table:formula="of:=[' ;'.B623]" office:value-type="string" office:string-value="lfinger12">
            <text:p>lfinger12</text:p>
          </table:table-cell>
          <table:table-cell table:formula="of:=LEFT([' ;'.D623];1)&amp;&quot;_&quot;&amp;RIGHT([' ;'.D623];4)" office:value-type="string" office:string-value="z_axis">
            <text:p>z_axis</text:p>
          </table:table-cell>
          <table:table-cell table:formula="of:=ROUND(VALUE(MID([' ;'.E623];2;LEN([' ;'.E623])-2));1)" office:value-type="float" office:value="9.5">
            <text:p>9.5</text:p>
          </table:table-cell>
          <table:table-cell table:formula="of:=VALUE(MID([' ;'.G623];2;LEN([' ;'.G623])-2))" office:value-type="float" office:value="27.700001">
            <text:p>27.700001</text:p>
          </table:table-cell>
          <table:table-cell table:formula="of:=ROUND([.E623]/[.$J$1];2)" office:value-type="float" office:value="27.7">
            <text:p>27.7</text:p>
          </table:table-cell>
          <table:table-cell/>
          <table:table-cell table:formula="of:=IF(RIGHT([.A623];5)=&quot;sleep&quot;;&quot;Sleep(&quot;&amp;[.$L$1]&amp;&quot;*&quot;&amp;ROUND(VALUE([.B623]);2)/[.$M$1]&amp;&quot;)&quot;;[.A623]&amp;&quot;( &quot;&amp;[.B623]&amp;&quot;, &quot;&amp;[.C623]&amp;&quot;, &quot;&amp;[.D623]&amp;&quot;, &quot;&amp;[.$I$1]&amp;&quot;*&quot;&amp;[.F623]&amp;&quot; )&quot;)" office:value-type="string" office:string-value="Turn2( lfinger12, z_axis, 9.5, MOVEANIMATIONSPEED*27.7 )">
            <text:p>Turn2( lfinger12, z_axis, 9.5, MOVEANIMATIONSPEED*27.7 )</text:p>
          </table:table-cell>
          <table:table-cell table:number-columns-repeated="6"/>
        </table:table-row>
        <table:table-row table:style-name="ro1">
          <table:table-cell table:formula="of:=IF(RIGHT([' ;'.A624];4)=&quot;turn&quot;;&quot;Turn2&quot;;IF(RIGHT([' ;'.A624];4)=&quot;move&quot;;&quot;Move&quot;;[' ;'.A624]))" office:value-type="string" office:string-value="Turn2">
            <text:p>Turn2</text:p>
          </table:table-cell>
          <table:table-cell table:formula="of:=[' ;'.B624]" office:value-type="string" office:string-value="lfinger12">
            <text:p>lfinger12</text:p>
          </table:table-cell>
          <table:table-cell table:formula="of:=LEFT([' ;'.D624];1)&amp;&quot;_&quot;&amp;RIGHT([' ;'.D624];4)" office:value-type="string" office:string-value="y_axis">
            <text:p>y_axis</text:p>
          </table:table-cell>
          <table:table-cell table:formula="of:=ROUND(VALUE(MID([' ;'.E624];2;LEN([' ;'.E624])-2));1)" office:value-type="float" office:value="-15.1">
            <text:p>-15.1</text:p>
          </table:table-cell>
          <table:table-cell table:formula="of:=VALUE(MID([' ;'.G624];2;LEN([' ;'.G624])-2))" office:value-type="float" office:value="6.323656">
            <text:p>6.323656</text:p>
          </table:table-cell>
          <table:table-cell table:formula="of:=ROUND([.E624]/[.$J$1];2)" office:value-type="float" office:value="6.32">
            <text:p>6.32</text:p>
          </table:table-cell>
          <table:table-cell/>
          <table:table-cell table:formula="of:=IF(RIGHT([.A624];5)=&quot;sleep&quot;;&quot;Sleep(&quot;&amp;[.$L$1]&amp;&quot;*&quot;&amp;ROUND(VALUE([.B624]);2)/[.$M$1]&amp;&quot;)&quot;;[.A624]&amp;&quot;( &quot;&amp;[.B624]&amp;&quot;, &quot;&amp;[.C624]&amp;&quot;, &quot;&amp;[.D624]&amp;&quot;, &quot;&amp;[.$I$1]&amp;&quot;*&quot;&amp;[.F624]&amp;&quot; )&quot;)" office:value-type="string" office:string-value="Turn2( lfinger12, y_axis, -15.1, MOVEANIMATIONSPEED*6.32 )">
            <text:p>Turn2( lfinger12, y_axis, -15.1, MOVEANIMATIONSPEED*6.32 )</text:p>
          </table:table-cell>
          <table:table-cell table:number-columns-repeated="6"/>
        </table:table-row>
        <table:table-row table:style-name="ro1">
          <table:table-cell table:formula="of:=IF(RIGHT([' ;'.A625];4)=&quot;turn&quot;;&quot;Turn2&quot;;IF(RIGHT([' ;'.A625];4)=&quot;move&quot;;&quot;Move&quot;;[' ;'.A625]))" office:value-type="string" office:string-value="Turn2">
            <text:p>Turn2</text:p>
          </table:table-cell>
          <table:table-cell table:formula="of:=[' ;'.B625]" office:value-type="string" office:string-value="lfinger21">
            <text:p>lfinger21</text:p>
          </table:table-cell>
          <table:table-cell table:formula="of:=LEFT([' ;'.D625];1)&amp;&quot;_&quot;&amp;RIGHT([' ;'.D625];4)" office:value-type="string" office:string-value="x_axis">
            <text:p>x_axis</text:p>
          </table:table-cell>
          <table:table-cell table:formula="of:=ROUND(VALUE(MID([' ;'.E625];2;LEN([' ;'.E625])-2));1)" office:value-type="float" office:value="-0.3">
            <text:p>-0.3</text:p>
          </table:table-cell>
          <table:table-cell table:formula="of:=VALUE(MID([' ;'.G625];2;LEN([' ;'.G625])-2))" office:value-type="float" office:value="0.215149">
            <text:p>0.215149</text:p>
          </table:table-cell>
          <table:table-cell table:formula="of:=ROUND([.E625]/[.$J$1];2)" office:value-type="float" office:value="0.22">
            <text:p>0.22</text:p>
          </table:table-cell>
          <table:table-cell/>
          <table:table-cell table:formula="of:=IF(RIGHT([.A625];5)=&quot;sleep&quot;;&quot;Sleep(&quot;&amp;[.$L$1]&amp;&quot;*&quot;&amp;ROUND(VALUE([.B625]);2)/[.$M$1]&amp;&quot;)&quot;;[.A625]&amp;&quot;( &quot;&amp;[.B625]&amp;&quot;, &quot;&amp;[.C625]&amp;&quot;, &quot;&amp;[.D625]&amp;&quot;, &quot;&amp;[.$I$1]&amp;&quot;*&quot;&amp;[.F625]&amp;&quot; )&quot;)" office:value-type="string" office:string-value="Turn2( lfinger21, x_axis, -0.3, MOVEANIMATIONSPEED*0.22 )">
            <text:p>Turn2( lfinger21, x_axis, -0.3, MOVEANIMATIONSPEED*0.22 )</text:p>
          </table:table-cell>
          <table:table-cell table:number-columns-repeated="6"/>
        </table:table-row>
        <table:table-row table:style-name="ro1">
          <table:table-cell table:formula="of:=IF(RIGHT([' ;'.A626];4)=&quot;turn&quot;;&quot;Turn2&quot;;IF(RIGHT([' ;'.A626];4)=&quot;move&quot;;&quot;Move&quot;;[' ;'.A626]))" office:value-type="string" office:string-value="Turn2">
            <text:p>Turn2</text:p>
          </table:table-cell>
          <table:table-cell table:formula="of:=[' ;'.B626]" office:value-type="string" office:string-value="lfinger21">
            <text:p>lfinger21</text:p>
          </table:table-cell>
          <table:table-cell table:formula="of:=LEFT([' ;'.D626];1)&amp;&quot;_&quot;&amp;RIGHT([' ;'.D626];4)" office:value-type="string" office:string-value="z_axis">
            <text:p>z_axis</text:p>
          </table:table-cell>
          <table:table-cell table:formula="of:=ROUND(VALUE(MID([' ;'.E626];2;LEN([' ;'.E626])-2));1)" office:value-type="float" office:value="1.9">
            <text:p>1.9</text:p>
          </table:table-cell>
          <table:table-cell table:formula="of:=VALUE(MID([' ;'.G626];2;LEN([' ;'.G626])-2))" office:value-type="float" office:value="0.424688">
            <text:p>0.424688</text:p>
          </table:table-cell>
          <table:table-cell table:formula="of:=ROUND([.E626]/[.$J$1];2)" office:value-type="float" office:value="0.42">
            <text:p>0.42</text:p>
          </table:table-cell>
          <table:table-cell/>
          <table:table-cell table:formula="of:=IF(RIGHT([.A626];5)=&quot;sleep&quot;;&quot;Sleep(&quot;&amp;[.$L$1]&amp;&quot;*&quot;&amp;ROUND(VALUE([.B626]);2)/[.$M$1]&amp;&quot;)&quot;;[.A626]&amp;&quot;( &quot;&amp;[.B626]&amp;&quot;, &quot;&amp;[.C626]&amp;&quot;, &quot;&amp;[.D626]&amp;&quot;, &quot;&amp;[.$I$1]&amp;&quot;*&quot;&amp;[.F626]&amp;&quot; )&quot;)" office:value-type="string" office:string-value="Turn2( lfinger21, z_axis, 1.9, MOVEANIMATIONSPEED*0.42 )">
            <text:p>Turn2( lfinger21, z_axis, 1.9, MOVEANIMATIONSPEED*0.42 )</text:p>
          </table:table-cell>
          <table:table-cell table:number-columns-repeated="6"/>
        </table:table-row>
        <table:table-row table:style-name="ro1">
          <table:table-cell table:formula="of:=IF(RIGHT([' ;'.A627];4)=&quot;turn&quot;;&quot;Turn2&quot;;IF(RIGHT([' ;'.A627];4)=&quot;move&quot;;&quot;Move&quot;;[' ;'.A627]))" office:value-type="string" office:string-value="Turn2">
            <text:p>Turn2</text:p>
          </table:table-cell>
          <table:table-cell table:formula="of:=[' ;'.B627]" office:value-type="string" office:string-value="lfinger21">
            <text:p>lfinger21</text:p>
          </table:table-cell>
          <table:table-cell table:formula="of:=LEFT([' ;'.D627];1)&amp;&quot;_&quot;&amp;RIGHT([' ;'.D627];4)" office:value-type="string" office:string-value="y_axis">
            <text:p>y_axis</text:p>
          </table:table-cell>
          <table:table-cell table:formula="of:=ROUND(VALUE(MID([' ;'.E627];2;LEN([' ;'.E627])-2));1)" office:value-type="float" office:value="1">
            <text:p>1</text:p>
          </table:table-cell>
          <table:table-cell table:formula="of:=VALUE(MID([' ;'.G627];2;LEN([' ;'.G627])-2))" office:value-type="float" office:value="3.486579">
            <text:p>3.486579</text:p>
          </table:table-cell>
          <table:table-cell table:formula="of:=ROUND([.E627]/[.$J$1];2)" office:value-type="float" office:value="3.49">
            <text:p>3.49</text:p>
          </table:table-cell>
          <table:table-cell/>
          <table:table-cell table:formula="of:=IF(RIGHT([.A627];5)=&quot;sleep&quot;;&quot;Sleep(&quot;&amp;[.$L$1]&amp;&quot;*&quot;&amp;ROUND(VALUE([.B627]);2)/[.$M$1]&amp;&quot;)&quot;;[.A627]&amp;&quot;( &quot;&amp;[.B627]&amp;&quot;, &quot;&amp;[.C627]&amp;&quot;, &quot;&amp;[.D627]&amp;&quot;, &quot;&amp;[.$I$1]&amp;&quot;*&quot;&amp;[.F627]&amp;&quot; )&quot;)" office:value-type="string" office:string-value="Turn2( lfinger21, y_axis, 1, MOVEANIMATIONSPEED*3.49 )">
            <text:p>Turn2( lfinger21, y_axis, 1, MOVEANIMATIONSPEED*3.49 )</text:p>
          </table:table-cell>
          <table:table-cell table:number-columns-repeated="6"/>
        </table:table-row>
        <table:table-row table:style-name="ro1">
          <table:table-cell table:formula="of:=IF(RIGHT([' ;'.A628];4)=&quot;turn&quot;;&quot;Turn2&quot;;IF(RIGHT([' ;'.A628];4)=&quot;move&quot;;&quot;Move&quot;;[' ;'.A628]))" office:value-type="string" office:string-value="Turn2">
            <text:p>Turn2</text:p>
          </table:table-cell>
          <table:table-cell table:formula="of:=[' ;'.B628]" office:value-type="string" office:string-value="lfinger22">
            <text:p>lfinger22</text:p>
          </table:table-cell>
          <table:table-cell table:formula="of:=LEFT([' ;'.D628];1)&amp;&quot;_&quot;&amp;RIGHT([' ;'.D628];4)" office:value-type="string" office:string-value="x_axis">
            <text:p>x_axis</text:p>
          </table:table-cell>
          <table:table-cell table:formula="of:=ROUND(VALUE(MID([' ;'.E628];2;LEN([' ;'.E628])-2));1)" office:value-type="float" office:value="-49">
            <text:p>-49</text:p>
          </table:table-cell>
          <table:table-cell table:formula="of:=VALUE(MID([' ;'.G628];2;LEN([' ;'.G628])-2))" office:value-type="float" office:value="62.976779">
            <text:p>62.976779</text:p>
          </table:table-cell>
          <table:table-cell table:formula="of:=ROUND([.E628]/[.$J$1];2)" office:value-type="float" office:value="62.98">
            <text:p>62.98</text:p>
          </table:table-cell>
          <table:table-cell/>
          <table:table-cell table:formula="of:=IF(RIGHT([.A628];5)=&quot;sleep&quot;;&quot;Sleep(&quot;&amp;[.$L$1]&amp;&quot;*&quot;&amp;ROUND(VALUE([.B628]);2)/[.$M$1]&amp;&quot;)&quot;;[.A628]&amp;&quot;( &quot;&amp;[.B628]&amp;&quot;, &quot;&amp;[.C628]&amp;&quot;, &quot;&amp;[.D628]&amp;&quot;, &quot;&amp;[.$I$1]&amp;&quot;*&quot;&amp;[.F628]&amp;&quot; )&quot;)" office:value-type="string" office:string-value="Turn2( lfinger22, x_axis, -49, MOVEANIMATIONSPEED*62.98 )">
            <text:p>Turn2( lfinger22, x_axis, -49, MOVEANIMATIONSPEED*62.98 )</text:p>
          </table:table-cell>
          <table:table-cell table:number-columns-repeated="6"/>
        </table:table-row>
        <table:table-row table:style-name="ro1">
          <table:table-cell table:formula="of:=IF(RIGHT([' ;'.A629];4)=&quot;turn&quot;;&quot;Turn2&quot;;IF(RIGHT([' ;'.A629];4)=&quot;move&quot;;&quot;Move&quot;;[' ;'.A629]))" office:value-type="string" office:string-value="Turn2">
            <text:p>Turn2</text:p>
          </table:table-cell>
          <table:table-cell table:formula="of:=[' ;'.B629]" office:value-type="string" office:string-value="lfinger22">
            <text:p>lfinger22</text:p>
          </table:table-cell>
          <table:table-cell table:formula="of:=LEFT([' ;'.D629];1)&amp;&quot;_&quot;&amp;RIGHT([' ;'.D629];4)" office:value-type="string" office:string-value="z_axis">
            <text:p>z_axis</text:p>
          </table:table-cell>
          <table:table-cell table:formula="of:=ROUND(VALUE(MID([' ;'.E629];2;LEN([' ;'.E629])-2));1)" office:value-type="float" office:value="-6.8">
            <text:p>-6.8</text:p>
          </table:table-cell>
          <table:table-cell table:formula="of:=VALUE(MID([' ;'.G629];2;LEN([' ;'.G629])-2))" office:value-type="float" office:value="88.067516">
            <text:p>88.067516</text:p>
          </table:table-cell>
          <table:table-cell table:formula="of:=ROUND([.E629]/[.$J$1];2)" office:value-type="float" office:value="88.07">
            <text:p>88.07</text:p>
          </table:table-cell>
          <table:table-cell/>
          <table:table-cell table:formula="of:=IF(RIGHT([.A629];5)=&quot;sleep&quot;;&quot;Sleep(&quot;&amp;[.$L$1]&amp;&quot;*&quot;&amp;ROUND(VALUE([.B629]);2)/[.$M$1]&amp;&quot;)&quot;;[.A629]&amp;&quot;( &quot;&amp;[.B629]&amp;&quot;, &quot;&amp;[.C629]&amp;&quot;, &quot;&amp;[.D629]&amp;&quot;, &quot;&amp;[.$I$1]&amp;&quot;*&quot;&amp;[.F629]&amp;&quot; )&quot;)" office:value-type="string" office:string-value="Turn2( lfinger22, z_axis, -6.8, MOVEANIMATIONSPEED*88.07 )">
            <text:p>Turn2( lfinger22, z_axis, -6.8, MOVEANIMATIONSPEED*88.07 )</text:p>
          </table:table-cell>
          <table:table-cell table:number-columns-repeated="6"/>
        </table:table-row>
        <table:table-row table:style-name="ro1">
          <table:table-cell table:formula="of:=IF(RIGHT([' ;'.A630];4)=&quot;turn&quot;;&quot;Turn2&quot;;IF(RIGHT([' ;'.A630];4)=&quot;move&quot;;&quot;Move&quot;;[' ;'.A630]))" office:value-type="string" office:string-value="Turn2">
            <text:p>Turn2</text:p>
          </table:table-cell>
          <table:table-cell table:formula="of:=[' ;'.B630]" office:value-type="string" office:string-value="lfinger22">
            <text:p>lfinger22</text:p>
          </table:table-cell>
          <table:table-cell table:formula="of:=LEFT([' ;'.D630];1)&amp;&quot;_&quot;&amp;RIGHT([' ;'.D630];4)" office:value-type="string" office:string-value="y_axis">
            <text:p>y_axis</text:p>
          </table:table-cell>
          <table:table-cell table:formula="of:=ROUND(VALUE(MID([' ;'.E630];2;LEN([' ;'.E630])-2));1)" office:value-type="float" office:value="-77.1">
            <text:p>-77.1</text:p>
          </table:table-cell>
          <table:table-cell table:formula="of:=VALUE(MID([' ;'.G630];2;LEN([' ;'.G630])-2))" office:value-type="float" office:value="13.474553">
            <text:p>13.474553</text:p>
          </table:table-cell>
          <table:table-cell table:formula="of:=ROUND([.E630]/[.$J$1];2)" office:value-type="float" office:value="13.47">
            <text:p>13.47</text:p>
          </table:table-cell>
          <table:table-cell/>
          <table:table-cell table:formula="of:=IF(RIGHT([.A630];5)=&quot;sleep&quot;;&quot;Sleep(&quot;&amp;[.$L$1]&amp;&quot;*&quot;&amp;ROUND(VALUE([.B630]);2)/[.$M$1]&amp;&quot;)&quot;;[.A630]&amp;&quot;( &quot;&amp;[.B630]&amp;&quot;, &quot;&amp;[.C630]&amp;&quot;, &quot;&amp;[.D630]&amp;&quot;, &quot;&amp;[.$I$1]&amp;&quot;*&quot;&amp;[.F630]&amp;&quot; )&quot;)" office:value-type="string" office:string-value="Turn2( lfinger22, y_axis, -77.1, MOVEANIMATIONSPEED*13.47 )">
            <text:p>Turn2( lfinger22, y_axis, -77.1, MOVEANIMATIONSPEED*13.47 )</text:p>
          </table:table-cell>
          <table:table-cell table:number-columns-repeated="6"/>
        </table:table-row>
        <table:table-row table:style-name="ro1">
          <table:table-cell table:formula="of:=IF(RIGHT([' ;'.A631];4)=&quot;turn&quot;;&quot;Turn2&quot;;IF(RIGHT([' ;'.A631];4)=&quot;move&quot;;&quot;Move&quot;;[' ;'.A631]))" office:value-type="string" office:string-value="Turn2">
            <text:p>Turn2</text:p>
          </table:table-cell>
          <table:table-cell table:formula="of:=[' ;'.B631]" office:value-type="string" office:string-value="lfinger31">
            <text:p>lfinger31</text:p>
          </table:table-cell>
          <table:table-cell table:formula="of:=LEFT([' ;'.D631];1)&amp;&quot;_&quot;&amp;RIGHT([' ;'.D631];4)" office:value-type="string" office:string-value="x_axis">
            <text:p>x_axis</text:p>
          </table:table-cell>
          <table:table-cell table:formula="of:=ROUND(VALUE(MID([' ;'.E631];2;LEN([' ;'.E631])-2));1)" office:value-type="float" office:value="-5.3">
            <text:p>-5.3</text:p>
          </table:table-cell>
          <table:table-cell table:formula="of:=VALUE(MID([' ;'.G631];2;LEN([' ;'.G631])-2))" office:value-type="float" office:value="49.687878">
            <text:p>49.687878</text:p>
          </table:table-cell>
          <table:table-cell table:formula="of:=ROUND([.E631]/[.$J$1];2)" office:value-type="float" office:value="49.69">
            <text:p>49.69</text:p>
          </table:table-cell>
          <table:table-cell/>
          <table:table-cell table:formula="of:=IF(RIGHT([.A631];5)=&quot;sleep&quot;;&quot;Sleep(&quot;&amp;[.$L$1]&amp;&quot;*&quot;&amp;ROUND(VALUE([.B631]);2)/[.$M$1]&amp;&quot;)&quot;;[.A631]&amp;&quot;( &quot;&amp;[.B631]&amp;&quot;, &quot;&amp;[.C631]&amp;&quot;, &quot;&amp;[.D631]&amp;&quot;, &quot;&amp;[.$I$1]&amp;&quot;*&quot;&amp;[.F631]&amp;&quot; )&quot;)" office:value-type="string" office:string-value="Turn2( lfinger31, x_axis, -5.3, MOVEANIMATIONSPEED*49.69 )">
            <text:p>Turn2( lfinger31, x_axis, -5.3, MOVEANIMATIONSPEED*49.69 )</text:p>
          </table:table-cell>
          <table:table-cell table:number-columns-repeated="6"/>
        </table:table-row>
        <table:table-row table:style-name="ro1">
          <table:table-cell table:formula="of:=IF(RIGHT([' ;'.A632];4)=&quot;turn&quot;;&quot;Turn2&quot;;IF(RIGHT([' ;'.A632];4)=&quot;move&quot;;&quot;Move&quot;;[' ;'.A632]))" office:value-type="string" office:string-value="Turn2">
            <text:p>Turn2</text:p>
          </table:table-cell>
          <table:table-cell table:formula="of:=[' ;'.B632]" office:value-type="string" office:string-value="lfinger31">
            <text:p>lfinger31</text:p>
          </table:table-cell>
          <table:table-cell table:formula="of:=LEFT([' ;'.D632];1)&amp;&quot;_&quot;&amp;RIGHT([' ;'.D632];4)" office:value-type="string" office:string-value="z_axis">
            <text:p>z_axis</text:p>
          </table:table-cell>
          <table:table-cell table:formula="of:=ROUND(VALUE(MID([' ;'.E632];2;LEN([' ;'.E632])-2));1)" office:value-type="float" office:value="-47.5">
            <text:p>-47.5</text:p>
          </table:table-cell>
          <table:table-cell table:formula="of:=VALUE(MID([' ;'.G632];2;LEN([' ;'.G632])-2))" office:value-type="float" office:value="6.137496">
            <text:p>6.137496</text:p>
          </table:table-cell>
          <table:table-cell table:formula="of:=ROUND([.E632]/[.$J$1];2)" office:value-type="float" office:value="6.14">
            <text:p>6.14</text:p>
          </table:table-cell>
          <table:table-cell/>
          <table:table-cell table:formula="of:=IF(RIGHT([.A632];5)=&quot;sleep&quot;;&quot;Sleep(&quot;&amp;[.$L$1]&amp;&quot;*&quot;&amp;ROUND(VALUE([.B632]);2)/[.$M$1]&amp;&quot;)&quot;;[.A632]&amp;&quot;( &quot;&amp;[.B632]&amp;&quot;, &quot;&amp;[.C632]&amp;&quot;, &quot;&amp;[.D632]&amp;&quot;, &quot;&amp;[.$I$1]&amp;&quot;*&quot;&amp;[.F632]&amp;&quot; )&quot;)" office:value-type="string" office:string-value="Turn2( lfinger31, z_axis, -47.5, MOVEANIMATIONSPEED*6.14 )">
            <text:p>Turn2( lfinger31, z_axis, -47.5, MOVEANIMATIONSPEED*6.14 )</text:p>
          </table:table-cell>
          <table:table-cell table:number-columns-repeated="6"/>
        </table:table-row>
        <table:table-row table:style-name="ro1">
          <table:table-cell table:formula="of:=IF(RIGHT([' ;'.A633];4)=&quot;turn&quot;;&quot;Turn2&quot;;IF(RIGHT([' ;'.A633];4)=&quot;move&quot;;&quot;Move&quot;;[' ;'.A633]))" office:value-type="string" office:string-value="Turn2">
            <text:p>Turn2</text:p>
          </table:table-cell>
          <table:table-cell table:formula="of:=[' ;'.B633]" office:value-type="string" office:string-value="lfinger31">
            <text:p>lfinger31</text:p>
          </table:table-cell>
          <table:table-cell table:formula="of:=LEFT([' ;'.D633];1)&amp;&quot;_&quot;&amp;RIGHT([' ;'.D633];4)" office:value-type="string" office:string-value="y_axis">
            <text:p>y_axis</text:p>
          </table:table-cell>
          <table:table-cell table:formula="of:=ROUND(VALUE(MID([' ;'.E633];2;LEN([' ;'.E633])-2));1)" office:value-type="float" office:value="-30.1">
            <text:p>-30.1</text:p>
          </table:table-cell>
          <table:table-cell table:formula="of:=VALUE(MID([' ;'.G633];2;LEN([' ;'.G633])-2))" office:value-type="float" office:value="116.960229">
            <text:p>116.960229</text:p>
          </table:table-cell>
          <table:table-cell table:formula="of:=ROUND([.E633]/[.$J$1];2)" office:value-type="float" office:value="116.96">
            <text:p>116.96</text:p>
          </table:table-cell>
          <table:table-cell/>
          <table:table-cell table:formula="of:=IF(RIGHT([.A633];5)=&quot;sleep&quot;;&quot;Sleep(&quot;&amp;[.$L$1]&amp;&quot;*&quot;&amp;ROUND(VALUE([.B633]);2)/[.$M$1]&amp;&quot;)&quot;;[.A633]&amp;&quot;( &quot;&amp;[.B633]&amp;&quot;, &quot;&amp;[.C633]&amp;&quot;, &quot;&amp;[.D633]&amp;&quot;, &quot;&amp;[.$I$1]&amp;&quot;*&quot;&amp;[.F633]&amp;&quot; )&quot;)" office:value-type="string" office:string-value="Turn2( lfinger31, y_axis, -30.1, MOVEANIMATIONSPEED*116.96 )">
            <text:p>Turn2( lfinger31, y_axis, -30.1, MOVEANIMATIONSPEED*116.96 )</text:p>
          </table:table-cell>
          <table:table-cell table:number-columns-repeated="6"/>
        </table:table-row>
        <table:table-row table:style-name="ro1">
          <table:table-cell table:formula="of:=IF(RIGHT([' ;'.A634];4)=&quot;turn&quot;;&quot;Turn2&quot;;IF(RIGHT([' ;'.A634];4)=&quot;move&quot;;&quot;Move&quot;;[' ;'.A634]))" office:value-type="string" office:string-value="Turn2">
            <text:p>Turn2</text:p>
          </table:table-cell>
          <table:table-cell table:formula="of:=[' ;'.B634]" office:value-type="string" office:string-value="lfinger32">
            <text:p>lfinger32</text:p>
          </table:table-cell>
          <table:table-cell table:formula="of:=LEFT([' ;'.D634];1)&amp;&quot;_&quot;&amp;RIGHT([' ;'.D634];4)" office:value-type="string" office:string-value="x_axis">
            <text:p>x_axis</text:p>
          </table:table-cell>
          <table:table-cell table:formula="of:=ROUND(VALUE(MID([' ;'.E634];2;LEN([' ;'.E634])-2));1)" office:value-type="float" office:value="-45.1">
            <text:p>-45.1</text:p>
          </table:table-cell>
          <table:table-cell table:formula="of:=VALUE(MID([' ;'.G634];2;LEN([' ;'.G634])-2))" office:value-type="float" office:value="49.151818">
            <text:p>49.151818</text:p>
          </table:table-cell>
          <table:table-cell table:formula="of:=ROUND([.E634]/[.$J$1];2)" office:value-type="float" office:value="49.15">
            <text:p>49.15</text:p>
          </table:table-cell>
          <table:table-cell/>
          <table:table-cell table:formula="of:=IF(RIGHT([.A634];5)=&quot;sleep&quot;;&quot;Sleep(&quot;&amp;[.$L$1]&amp;&quot;*&quot;&amp;ROUND(VALUE([.B634]);2)/[.$M$1]&amp;&quot;)&quot;;[.A634]&amp;&quot;( &quot;&amp;[.B634]&amp;&quot;, &quot;&amp;[.C634]&amp;&quot;, &quot;&amp;[.D634]&amp;&quot;, &quot;&amp;[.$I$1]&amp;&quot;*&quot;&amp;[.F634]&amp;&quot; )&quot;)" office:value-type="string" office:string-value="Turn2( lfinger32, x_axis, -45.1, MOVEANIMATIONSPEED*49.15 )">
            <text:p>Turn2( lfinger32, x_axis, -45.1, MOVEANIMATIONSPEED*49.15 )</text:p>
          </table:table-cell>
          <table:table-cell table:number-columns-repeated="6"/>
        </table:table-row>
        <table:table-row table:style-name="ro1">
          <table:table-cell table:formula="of:=IF(RIGHT([' ;'.A635];4)=&quot;turn&quot;;&quot;Turn2&quot;;IF(RIGHT([' ;'.A635];4)=&quot;move&quot;;&quot;Move&quot;;[' ;'.A635]))" office:value-type="string" office:string-value="Turn2">
            <text:p>Turn2</text:p>
          </table:table-cell>
          <table:table-cell table:formula="of:=[' ;'.B635]" office:value-type="string" office:string-value="lfinger32">
            <text:p>lfinger32</text:p>
          </table:table-cell>
          <table:table-cell table:formula="of:=LEFT([' ;'.D635];1)&amp;&quot;_&quot;&amp;RIGHT([' ;'.D635];4)" office:value-type="string" office:string-value="z_axis">
            <text:p>z_axis</text:p>
          </table:table-cell>
          <table:table-cell table:formula="of:=ROUND(VALUE(MID([' ;'.E635];2;LEN([' ;'.E635])-2));1)" office:value-type="float" office:value="-49.7">
            <text:p>-49.7</text:p>
          </table:table-cell>
          <table:table-cell table:formula="of:=VALUE(MID([' ;'.G635];2;LEN([' ;'.G635])-2))" office:value-type="float" office:value="2.678659">
            <text:p>2.678659</text:p>
          </table:table-cell>
          <table:table-cell table:formula="of:=ROUND([.E635]/[.$J$1];2)" office:value-type="float" office:value="2.68">
            <text:p>2.68</text:p>
          </table:table-cell>
          <table:table-cell/>
          <table:table-cell table:formula="of:=IF(RIGHT([.A635];5)=&quot;sleep&quot;;&quot;Sleep(&quot;&amp;[.$L$1]&amp;&quot;*&quot;&amp;ROUND(VALUE([.B635]);2)/[.$M$1]&amp;&quot;)&quot;;[.A635]&amp;&quot;( &quot;&amp;[.B635]&amp;&quot;, &quot;&amp;[.C635]&amp;&quot;, &quot;&amp;[.D635]&amp;&quot;, &quot;&amp;[.$I$1]&amp;&quot;*&quot;&amp;[.F635]&amp;&quot; )&quot;)" office:value-type="string" office:string-value="Turn2( lfinger32, z_axis, -49.7, MOVEANIMATIONSPEED*2.68 )">
            <text:p>Turn2( lfinger32, z_axis, -49.7, MOVEANIMATIONSPEED*2.68 )</text:p>
          </table:table-cell>
          <table:table-cell table:number-columns-repeated="6"/>
        </table:table-row>
        <table:table-row table:style-name="ro1">
          <table:table-cell table:formula="of:=IF(RIGHT([' ;'.A636];4)=&quot;turn&quot;;&quot;Turn2&quot;;IF(RIGHT([' ;'.A636];4)=&quot;move&quot;;&quot;Move&quot;;[' ;'.A636]))" office:value-type="string" office:string-value="Turn2">
            <text:p>Turn2</text:p>
          </table:table-cell>
          <table:table-cell table:formula="of:=[' ;'.B636]" office:value-type="string" office:string-value="lfinger32">
            <text:p>lfinger32</text:p>
          </table:table-cell>
          <table:table-cell table:formula="of:=LEFT([' ;'.D636];1)&amp;&quot;_&quot;&amp;RIGHT([' ;'.D636];4)" office:value-type="string" office:string-value="y_axis">
            <text:p>y_axis</text:p>
          </table:table-cell>
          <table:table-cell table:formula="of:=ROUND(VALUE(MID([' ;'.E636];2;LEN([' ;'.E636])-2));1)" office:value-type="float" office:value="-30.9">
            <text:p>-30.9</text:p>
          </table:table-cell>
          <table:table-cell table:formula="of:=VALUE(MID([' ;'.G636];2;LEN([' ;'.G636])-2))" office:value-type="float" office:value="116.452286">
            <text:p>116.452286</text:p>
          </table:table-cell>
          <table:table-cell table:formula="of:=ROUND([.E636]/[.$J$1];2)" office:value-type="float" office:value="116.45">
            <text:p>116.45</text:p>
          </table:table-cell>
          <table:table-cell/>
          <table:table-cell table:formula="of:=IF(RIGHT([.A636];5)=&quot;sleep&quot;;&quot;Sleep(&quot;&amp;[.$L$1]&amp;&quot;*&quot;&amp;ROUND(VALUE([.B636]);2)/[.$M$1]&amp;&quot;)&quot;;[.A636]&amp;&quot;( &quot;&amp;[.B636]&amp;&quot;, &quot;&amp;[.C636]&amp;&quot;, &quot;&amp;[.D636]&amp;&quot;, &quot;&amp;[.$I$1]&amp;&quot;*&quot;&amp;[.F636]&amp;&quot; )&quot;)" office:value-type="string" office:string-value="Turn2( lfinger32, y_axis, -30.9, MOVEANIMATIONSPEED*116.45 )">
            <text:p>Turn2( lfinger32, y_axis, -30.9, MOVEANIMATIONSPEED*116.45 )</text:p>
          </table:table-cell>
          <table:table-cell table:number-columns-repeated="6"/>
        </table:table-row>
        <table:table-row table:style-name="ro1">
          <table:table-cell table:formula="of:=IF(RIGHT([' ;'.A637];4)=&quot;turn&quot;;&quot;Turn2&quot;;IF(RIGHT([' ;'.A637];4)=&quot;move&quot;;&quot;Move&quot;;[' ;'.A637]))" office:value-type="string" office:string-value="Turn2">
            <text:p>Turn2</text:p>
          </table:table-cell>
          <table:table-cell table:formula="of:=[' ;'.B637]" office:value-type="string" office:string-value="lhoof">
            <text:p>lhoof</text:p>
          </table:table-cell>
          <table:table-cell table:formula="of:=LEFT([' ;'.D637];1)&amp;&quot;_&quot;&amp;RIGHT([' ;'.D637];4)" office:value-type="string" office:string-value="x_axis">
            <text:p>x_axis</text:p>
          </table:table-cell>
          <table:table-cell table:formula="of:=ROUND(VALUE(MID([' ;'.E637];2;LEN([' ;'.E637])-2));1)" office:value-type="float" office:value="-27.5">
            <text:p>-27.5</text:p>
          </table:table-cell>
          <table:table-cell table:formula="of:=VALUE(MID([' ;'.G637];2;LEN([' ;'.G637])-2))" office:value-type="float" office:value="63.214934">
            <text:p>63.214934</text:p>
          </table:table-cell>
          <table:table-cell table:formula="of:=ROUND([.E637]/[.$J$1];2)" office:value-type="float" office:value="63.21">
            <text:p>63.21</text:p>
          </table:table-cell>
          <table:table-cell/>
          <table:table-cell table:formula="of:=IF(RIGHT([.A637];5)=&quot;sleep&quot;;&quot;Sleep(&quot;&amp;[.$L$1]&amp;&quot;*&quot;&amp;ROUND(VALUE([.B637]);2)/[.$M$1]&amp;&quot;)&quot;;[.A637]&amp;&quot;( &quot;&amp;[.B637]&amp;&quot;, &quot;&amp;[.C637]&amp;&quot;, &quot;&amp;[.D637]&amp;&quot;, &quot;&amp;[.$I$1]&amp;&quot;*&quot;&amp;[.F637]&amp;&quot; )&quot;)" office:value-type="string" office:string-value="Turn2( lhoof, x_axis, -27.5, MOVEANIMATIONSPEED*63.21 )">
            <text:p>Turn2( lhoof, x_axis, -27.5, MOVEANIMATIONSPEED*63.21 )</text:p>
          </table:table-cell>
          <table:table-cell table:number-columns-repeated="6"/>
        </table:table-row>
        <table:table-row table:style-name="ro1">
          <table:table-cell table:formula="of:=IF(RIGHT([' ;'.A638];4)=&quot;turn&quot;;&quot;Turn2&quot;;IF(RIGHT([' ;'.A638];4)=&quot;move&quot;;&quot;Move&quot;;[' ;'.A638]))" office:value-type="string" office:string-value="Turn2">
            <text:p>Turn2</text:p>
          </table:table-cell>
          <table:table-cell table:formula="of:=[' ;'.B638]" office:value-type="string" office:string-value="llarm">
            <text:p>llarm</text:p>
          </table:table-cell>
          <table:table-cell table:formula="of:=LEFT([' ;'.D638];1)&amp;&quot;_&quot;&amp;RIGHT([' ;'.D638];4)" office:value-type="string" office:string-value="z_axis">
            <text:p>z_axis</text:p>
          </table:table-cell>
          <table:table-cell table:formula="of:=ROUND(VALUE(MID([' ;'.E638];2;LEN([' ;'.E638])-2));1)" office:value-type="float" office:value="1.2">
            <text:p>1.2</text:p>
          </table:table-cell>
          <table:table-cell table:formula="of:=VALUE(MID([' ;'.G638];2;LEN([' ;'.G638])-2))" office:value-type="float" office:value="11.859671">
            <text:p>11.859671</text:p>
          </table:table-cell>
          <table:table-cell table:formula="of:=ROUND([.E638]/[.$J$1];2)" office:value-type="float" office:value="11.86">
            <text:p>11.86</text:p>
          </table:table-cell>
          <table:table-cell/>
          <table:table-cell table:formula="of:=IF(RIGHT([.A638];5)=&quot;sleep&quot;;&quot;Sleep(&quot;&amp;[.$L$1]&amp;&quot;*&quot;&amp;ROUND(VALUE([.B638]);2)/[.$M$1]&amp;&quot;)&quot;;[.A638]&amp;&quot;( &quot;&amp;[.B638]&amp;&quot;, &quot;&amp;[.C638]&amp;&quot;, &quot;&amp;[.D638]&amp;&quot;, &quot;&amp;[.$I$1]&amp;&quot;*&quot;&amp;[.F638]&amp;&quot; )&quot;)" office:value-type="string" office:string-value="Turn2( llarm, z_axis, 1.2, MOVEANIMATIONSPEED*11.86 )">
            <text:p>Turn2( llarm, z_axis, 1.2, MOVEANIMATIONSPEED*11.86 )</text:p>
          </table:table-cell>
          <table:table-cell table:number-columns-repeated="6"/>
        </table:table-row>
        <table:table-row table:style-name="ro1">
          <table:table-cell table:formula="of:=IF(RIGHT([' ;'.A639];4)=&quot;turn&quot;;&quot;Turn2&quot;;IF(RIGHT([' ;'.A639];4)=&quot;move&quot;;&quot;Move&quot;;[' ;'.A639]))" office:value-type="string" office:string-value="Turn2">
            <text:p>Turn2</text:p>
          </table:table-cell>
          <table:table-cell table:formula="of:=[' ;'.B639]" office:value-type="string" office:string-value="llarm">
            <text:p>llarm</text:p>
          </table:table-cell>
          <table:table-cell table:formula="of:=LEFT([' ;'.D639];1)&amp;&quot;_&quot;&amp;RIGHT([' ;'.D639];4)" office:value-type="string" office:string-value="y_axis">
            <text:p>y_axis</text:p>
          </table:table-cell>
          <table:table-cell table:formula="of:=ROUND(VALUE(MID([' ;'.E639];2;LEN([' ;'.E639])-2));1)" office:value-type="float" office:value="-8.1">
            <text:p>-8.1</text:p>
          </table:table-cell>
          <table:table-cell table:formula="of:=VALUE(MID([' ;'.G639];2;LEN([' ;'.G639])-2))" office:value-type="float" office:value="0.89093">
            <text:p>0.89093</text:p>
          </table:table-cell>
          <table:table-cell table:formula="of:=ROUND([.E639]/[.$J$1];2)" office:value-type="float" office:value="0.89">
            <text:p>0.89</text:p>
          </table:table-cell>
          <table:table-cell/>
          <table:table-cell table:formula="of:=IF(RIGHT([.A639];5)=&quot;sleep&quot;;&quot;Sleep(&quot;&amp;[.$L$1]&amp;&quot;*&quot;&amp;ROUND(VALUE([.B639]);2)/[.$M$1]&amp;&quot;)&quot;;[.A639]&amp;&quot;( &quot;&amp;[.B639]&amp;&quot;, &quot;&amp;[.C639]&amp;&quot;, &quot;&amp;[.D639]&amp;&quot;, &quot;&amp;[.$I$1]&amp;&quot;*&quot;&amp;[.F639]&amp;&quot; )&quot;)" office:value-type="string" office:string-value="Turn2( llarm, y_axis, -8.1, MOVEANIMATIONSPEED*0.89 )">
            <text:p>Turn2( llarm, y_axis, -8.1, MOVEANIMATIONSPEED*0.89 )</text:p>
          </table:table-cell>
          <table:table-cell table:number-columns-repeated="6"/>
        </table:table-row>
        <table:table-row table:style-name="ro1">
          <table:table-cell table:formula="of:=IF(RIGHT([' ;'.A640];4)=&quot;turn&quot;;&quot;Turn2&quot;;IF(RIGHT([' ;'.A640];4)=&quot;move&quot;;&quot;Move&quot;;[' ;'.A640]))" office:value-type="string" office:string-value="Turn2">
            <text:p>Turn2</text:p>
          </table:table-cell>
          <table:table-cell table:formula="of:=[' ;'.B640]" office:value-type="string" office:string-value="lleg">
            <text:p>lleg</text:p>
          </table:table-cell>
          <table:table-cell table:formula="of:=LEFT([' ;'.D640];1)&amp;&quot;_&quot;&amp;RIGHT([' ;'.D640];4)" office:value-type="string" office:string-value="x_axis">
            <text:p>x_axis</text:p>
          </table:table-cell>
          <table:table-cell table:formula="of:=ROUND(VALUE(MID([' ;'.E640];2;LEN([' ;'.E640])-2));1)" office:value-type="float" office:value="24.6">
            <text:p>24.6</text:p>
          </table:table-cell>
          <table:table-cell table:formula="of:=VALUE(MID([' ;'.G640];2;LEN([' ;'.G640])-2))" office:value-type="float" office:value="9.822765">
            <text:p>9.822765</text:p>
          </table:table-cell>
          <table:table-cell table:formula="of:=ROUND([.E640]/[.$J$1];2)" office:value-type="float" office:value="9.82">
            <text:p>9.82</text:p>
          </table:table-cell>
          <table:table-cell/>
          <table:table-cell table:formula="of:=IF(RIGHT([.A640];5)=&quot;sleep&quot;;&quot;Sleep(&quot;&amp;[.$L$1]&amp;&quot;*&quot;&amp;ROUND(VALUE([.B640]);2)/[.$M$1]&amp;&quot;)&quot;;[.A640]&amp;&quot;( &quot;&amp;[.B640]&amp;&quot;, &quot;&amp;[.C640]&amp;&quot;, &quot;&amp;[.D640]&amp;&quot;, &quot;&amp;[.$I$1]&amp;&quot;*&quot;&amp;[.F640]&amp;&quot; )&quot;)" office:value-type="string" office:string-value="Turn2( lleg, x_axis, 24.6, MOVEANIMATIONSPEED*9.82 )">
            <text:p>Turn2( lleg, x_axis, 24.6, MOVEANIMATIONSPEED*9.82 )</text:p>
          </table:table-cell>
          <table:table-cell table:number-columns-repeated="6"/>
        </table:table-row>
        <table:table-row table:style-name="ro1">
          <table:table-cell table:formula="of:=IF(RIGHT([' ;'.A641];4)=&quot;turn&quot;;&quot;Turn2&quot;;IF(RIGHT([' ;'.A641];4)=&quot;move&quot;;&quot;Move&quot;;[' ;'.A641]))" office:value-type="string" office:string-value="Turn2">
            <text:p>Turn2</text:p>
          </table:table-cell>
          <table:table-cell table:formula="of:=[' ;'.B641]" office:value-type="string" office:string-value="lshoulder">
            <text:p>lshoulder</text:p>
          </table:table-cell>
          <table:table-cell table:formula="of:=LEFT([' ;'.D641];1)&amp;&quot;_&quot;&amp;RIGHT([' ;'.D641];4)" office:value-type="string" office:string-value="x_axis">
            <text:p>x_axis</text:p>
          </table:table-cell>
          <table:table-cell table:formula="of:=ROUND(VALUE(MID([' ;'.E641];2;LEN([' ;'.E641])-2));1)" office:value-type="float" office:value="-20">
            <text:p>-20</text:p>
          </table:table-cell>
          <table:table-cell table:formula="of:=VALUE(MID([' ;'.G641];2;LEN([' ;'.G641])-2))" office:value-type="float" office:value="94.545886">
            <text:p>94.545886</text:p>
          </table:table-cell>
          <table:table-cell table:formula="of:=ROUND([.E641]/[.$J$1];2)" office:value-type="float" office:value="94.55">
            <text:p>94.55</text:p>
          </table:table-cell>
          <table:table-cell/>
          <table:table-cell table:formula="of:=IF(RIGHT([.A641];5)=&quot;sleep&quot;;&quot;Sleep(&quot;&amp;[.$L$1]&amp;&quot;*&quot;&amp;ROUND(VALUE([.B641]);2)/[.$M$1]&amp;&quot;)&quot;;[.A641]&amp;&quot;( &quot;&amp;[.B641]&amp;&quot;, &quot;&amp;[.C641]&amp;&quot;, &quot;&amp;[.D641]&amp;&quot;, &quot;&amp;[.$I$1]&amp;&quot;*&quot;&amp;[.F641]&amp;&quot; )&quot;)" office:value-type="string" office:string-value="Turn2( lshoulder, x_axis, -20, MOVEANIMATIONSPEED*94.55 )">
            <text:p>Turn2( lshoulder, x_axis, -20, MOVEANIMATIONSPEED*94.55 )</text:p>
          </table:table-cell>
          <table:table-cell table:number-columns-repeated="6"/>
        </table:table-row>
        <table:table-row table:style-name="ro1">
          <table:table-cell table:formula="of:=IF(RIGHT([' ;'.A642];4)=&quot;turn&quot;;&quot;Turn2&quot;;IF(RIGHT([' ;'.A642];4)=&quot;move&quot;;&quot;Move&quot;;[' ;'.A642]))" office:value-type="string" office:string-value="Turn2">
            <text:p>Turn2</text:p>
          </table:table-cell>
          <table:table-cell table:formula="of:=[' ;'.B642]" office:value-type="string" office:string-value="lshoulder">
            <text:p>lshoulder</text:p>
          </table:table-cell>
          <table:table-cell table:formula="of:=LEFT([' ;'.D642];1)&amp;&quot;_&quot;&amp;RIGHT([' ;'.D642];4)" office:value-type="string" office:string-value="z_axis">
            <text:p>z_axis</text:p>
          </table:table-cell>
          <table:table-cell table:formula="of:=ROUND(VALUE(MID([' ;'.E642];2;LEN([' ;'.E642])-2));1)" office:value-type="float" office:value="0.1">
            <text:p>0.1</text:p>
          </table:table-cell>
          <table:table-cell table:formula="of:=VALUE(MID([' ;'.G642];2;LEN([' ;'.G642])-2))" office:value-type="float" office:value="0.678556">
            <text:p>0.678556</text:p>
          </table:table-cell>
          <table:table-cell table:formula="of:=ROUND([.E642]/[.$J$1];2)" office:value-type="float" office:value="0.68">
            <text:p>0.68</text:p>
          </table:table-cell>
          <table:table-cell/>
          <table:table-cell table:formula="of:=IF(RIGHT([.A642];5)=&quot;sleep&quot;;&quot;Sleep(&quot;&amp;[.$L$1]&amp;&quot;*&quot;&amp;ROUND(VALUE([.B642]);2)/[.$M$1]&amp;&quot;)&quot;;[.A642]&amp;&quot;( &quot;&amp;[.B642]&amp;&quot;, &quot;&amp;[.C642]&amp;&quot;, &quot;&amp;[.D642]&amp;&quot;, &quot;&amp;[.$I$1]&amp;&quot;*&quot;&amp;[.F642]&amp;&quot; )&quot;)" office:value-type="string" office:string-value="Turn2( lshoulder, z_axis, 0.1, MOVEANIMATIONSPEED*0.68 )">
            <text:p>Turn2( lshoulder, z_axis, 0.1, MOVEANIMATIONSPEED*0.68 )</text:p>
          </table:table-cell>
          <table:table-cell table:number-columns-repeated="6"/>
        </table:table-row>
        <table:table-row table:style-name="ro1">
          <table:table-cell table:formula="of:=IF(RIGHT([' ;'.A643];4)=&quot;turn&quot;;&quot;Turn2&quot;;IF(RIGHT([' ;'.A643];4)=&quot;move&quot;;&quot;Move&quot;;[' ;'.A643]))" office:value-type="string" office:string-value="Turn2">
            <text:p>Turn2</text:p>
          </table:table-cell>
          <table:table-cell table:formula="of:=[' ;'.B643]" office:value-type="string" office:string-value="lshoulder">
            <text:p>lshoulder</text:p>
          </table:table-cell>
          <table:table-cell table:formula="of:=LEFT([' ;'.D643];1)&amp;&quot;_&quot;&amp;RIGHT([' ;'.D643];4)" office:value-type="string" office:string-value="y_axis">
            <text:p>y_axis</text:p>
          </table:table-cell>
          <table:table-cell table:formula="of:=ROUND(VALUE(MID([' ;'.E643];2;LEN([' ;'.E643])-2));1)" office:value-type="float" office:value="-0.5">
            <text:p>-0.5</text:p>
          </table:table-cell>
          <table:table-cell table:formula="of:=VALUE(MID([' ;'.G643];2;LEN([' ;'.G643])-2))" office:value-type="float" office:value="5.099416">
            <text:p>5.099416</text:p>
          </table:table-cell>
          <table:table-cell table:formula="of:=ROUND([.E643]/[.$J$1];2)" office:value-type="float" office:value="5.1">
            <text:p>5.1</text:p>
          </table:table-cell>
          <table:table-cell/>
          <table:table-cell table:formula="of:=IF(RIGHT([.A643];5)=&quot;sleep&quot;;&quot;Sleep(&quot;&amp;[.$L$1]&amp;&quot;*&quot;&amp;ROUND(VALUE([.B643]);2)/[.$M$1]&amp;&quot;)&quot;;[.A643]&amp;&quot;( &quot;&amp;[.B643]&amp;&quot;, &quot;&amp;[.C643]&amp;&quot;, &quot;&amp;[.D643]&amp;&quot;, &quot;&amp;[.$I$1]&amp;&quot;*&quot;&amp;[.F643]&amp;&quot; )&quot;)" office:value-type="string" office:string-value="Turn2( lshoulder, y_axis, -0.5, MOVEANIMATIONSPEED*5.1 )">
            <text:p>Turn2( lshoulder, y_axis, -0.5, MOVEANIMATIONSPEED*5.1 )</text:p>
          </table:table-cell>
          <table:table-cell table:number-columns-repeated="6"/>
        </table:table-row>
        <table:table-row table:style-name="ro1">
          <table:table-cell table:formula="of:=IF(RIGHT([' ;'.A644];4)=&quot;turn&quot;;&quot;Turn2&quot;;IF(RIGHT([' ;'.A644];4)=&quot;move&quot;;&quot;Move&quot;;[' ;'.A644]))" office:value-type="string" office:string-value="Turn2">
            <text:p>Turn2</text:p>
          </table:table-cell>
          <table:table-cell table:formula="of:=[' ;'.B644]" office:value-type="string" office:string-value="lthigh">
            <text:p>lthigh</text:p>
          </table:table-cell>
          <table:table-cell table:formula="of:=LEFT([' ;'.D644];1)&amp;&quot;_&quot;&amp;RIGHT([' ;'.D644];4)" office:value-type="string" office:string-value="x_axis">
            <text:p>x_axis</text:p>
          </table:table-cell>
          <table:table-cell table:formula="of:=ROUND(VALUE(MID([' ;'.E644];2;LEN([' ;'.E644])-2));1)" office:value-type="float" office:value="2.9">
            <text:p>2.9</text:p>
          </table:table-cell>
          <table:table-cell table:formula="of:=VALUE(MID([' ;'.G644];2;LEN([' ;'.G644])-2))" office:value-type="float" office:value="73.037738">
            <text:p>73.037738</text:p>
          </table:table-cell>
          <table:table-cell table:formula="of:=ROUND([.E644]/[.$J$1];2)" office:value-type="float" office:value="73.04">
            <text:p>73.04</text:p>
          </table:table-cell>
          <table:table-cell/>
          <table:table-cell table:formula="of:=IF(RIGHT([.A644];5)=&quot;sleep&quot;;&quot;Sleep(&quot;&amp;[.$L$1]&amp;&quot;*&quot;&amp;ROUND(VALUE([.B644]);2)/[.$M$1]&amp;&quot;)&quot;;[.A644]&amp;&quot;( &quot;&amp;[.B644]&amp;&quot;, &quot;&amp;[.C644]&amp;&quot;, &quot;&amp;[.D644]&amp;&quot;, &quot;&amp;[.$I$1]&amp;&quot;*&quot;&amp;[.F644]&amp;&quot; )&quot;)" office:value-type="string" office:string-value="Turn2( lthigh, x_axis, 2.9, MOVEANIMATIONSPEED*73.04 )">
            <text:p>Turn2( lthigh, x_axis, 2.9, MOVEANIMATIONSPEED*73.04 )</text:p>
          </table:table-cell>
          <table:table-cell table:number-columns-repeated="6"/>
        </table:table-row>
        <table:table-row table:style-name="ro1">
          <table:table-cell table:formula="of:=IF(RIGHT([' ;'.A645];4)=&quot;turn&quot;;&quot;Turn2&quot;;IF(RIGHT([' ;'.A645];4)=&quot;move&quot;;&quot;Move&quot;;[' ;'.A645]))" office:value-type="string" office:string-value="Turn2">
            <text:p>Turn2</text:p>
          </table:table-cell>
          <table:table-cell table:formula="of:=[' ;'.B645]" office:value-type="string" office:string-value="lwing1">
            <text:p>lwing1</text:p>
          </table:table-cell>
          <table:table-cell table:formula="of:=LEFT([' ;'.D645];1)&amp;&quot;_&quot;&amp;RIGHT([' ;'.D645];4)" office:value-type="string" office:string-value="x_axis">
            <text:p>x_axis</text:p>
          </table:table-cell>
          <table:table-cell table:formula="of:=ROUND(VALUE(MID([' ;'.E645];2;LEN([' ;'.E645])-2));1)" office:value-type="float" office:value="-55.6">
            <text:p>-55.6</text:p>
          </table:table-cell>
          <table:table-cell table:formula="of:=VALUE(MID([' ;'.G645];2;LEN([' ;'.G645])-2))" office:value-type="float" office:value="23.338083">
            <text:p>23.338083</text:p>
          </table:table-cell>
          <table:table-cell table:formula="of:=ROUND([.E645]/[.$J$1];2)" office:value-type="float" office:value="23.34">
            <text:p>23.34</text:p>
          </table:table-cell>
          <table:table-cell/>
          <table:table-cell table:formula="of:=IF(RIGHT([.A645];5)=&quot;sleep&quot;;&quot;Sleep(&quot;&amp;[.$L$1]&amp;&quot;*&quot;&amp;ROUND(VALUE([.B645]);2)/[.$M$1]&amp;&quot;)&quot;;[.A645]&amp;&quot;( &quot;&amp;[.B645]&amp;&quot;, &quot;&amp;[.C645]&amp;&quot;, &quot;&amp;[.D645]&amp;&quot;, &quot;&amp;[.$I$1]&amp;&quot;*&quot;&amp;[.F645]&amp;&quot; )&quot;)" office:value-type="string" office:string-value="Turn2( lwing1, x_axis, -55.6, MOVEANIMATIONSPEED*23.34 )">
            <text:p>Turn2( lwing1, x_axis, -55.6, MOVEANIMATIONSPEED*23.34 )</text:p>
          </table:table-cell>
          <table:table-cell table:number-columns-repeated="6"/>
        </table:table-row>
        <table:table-row table:style-name="ro1">
          <table:table-cell table:formula="of:=IF(RIGHT([' ;'.A646];4)=&quot;turn&quot;;&quot;Turn2&quot;;IF(RIGHT([' ;'.A646];4)=&quot;move&quot;;&quot;Move&quot;;[' ;'.A646]))" office:value-type="string" office:string-value="Turn2">
            <text:p>Turn2</text:p>
          </table:table-cell>
          <table:table-cell table:formula="of:=[' ;'.B646]" office:value-type="string" office:string-value="lwing1">
            <text:p>lwing1</text:p>
          </table:table-cell>
          <table:table-cell table:formula="of:=LEFT([' ;'.D646];1)&amp;&quot;_&quot;&amp;RIGHT([' ;'.D646];4)" office:value-type="string" office:string-value="z_axis">
            <text:p>z_axis</text:p>
          </table:table-cell>
          <table:table-cell table:formula="of:=ROUND(VALUE(MID([' ;'.E646];2;LEN([' ;'.E646])-2));1)" office:value-type="float" office:value="-10.5">
            <text:p>-10.5</text:p>
          </table:table-cell>
          <table:table-cell table:formula="of:=VALUE(MID([' ;'.G646];2;LEN([' ;'.G646])-2))" office:value-type="float" office:value="19.837929">
            <text:p>19.837929</text:p>
          </table:table-cell>
          <table:table-cell table:formula="of:=ROUND([.E646]/[.$J$1];2)" office:value-type="float" office:value="19.84">
            <text:p>19.84</text:p>
          </table:table-cell>
          <table:table-cell/>
          <table:table-cell table:formula="of:=IF(RIGHT([.A646];5)=&quot;sleep&quot;;&quot;Sleep(&quot;&amp;[.$L$1]&amp;&quot;*&quot;&amp;ROUND(VALUE([.B646]);2)/[.$M$1]&amp;&quot;)&quot;;[.A646]&amp;&quot;( &quot;&amp;[.B646]&amp;&quot;, &quot;&amp;[.C646]&amp;&quot;, &quot;&amp;[.D646]&amp;&quot;, &quot;&amp;[.$I$1]&amp;&quot;*&quot;&amp;[.F646]&amp;&quot; )&quot;)" office:value-type="string" office:string-value="Turn2( lwing1, z_axis, -10.5, MOVEANIMATIONSPEED*19.84 )">
            <text:p>Turn2( lwing1, z_axis, -10.5, MOVEANIMATIONSPEED*19.84 )</text:p>
          </table:table-cell>
          <table:table-cell table:number-columns-repeated="6"/>
        </table:table-row>
        <table:table-row table:style-name="ro1">
          <table:table-cell table:formula="of:=IF(RIGHT([' ;'.A647];4)=&quot;turn&quot;;&quot;Turn2&quot;;IF(RIGHT([' ;'.A647];4)=&quot;move&quot;;&quot;Move&quot;;[' ;'.A647]))" office:value-type="string" office:string-value="Turn2">
            <text:p>Turn2</text:p>
          </table:table-cell>
          <table:table-cell table:formula="of:=[' ;'.B647]" office:value-type="string" office:string-value="lwing1">
            <text:p>lwing1</text:p>
          </table:table-cell>
          <table:table-cell table:formula="of:=LEFT([' ;'.D647];1)&amp;&quot;_&quot;&amp;RIGHT([' ;'.D647];4)" office:value-type="string" office:string-value="y_axis">
            <text:p>y_axis</text:p>
          </table:table-cell>
          <table:table-cell table:formula="of:=ROUND(VALUE(MID([' ;'.E647];2;LEN([' ;'.E647])-2));1)" office:value-type="float" office:value="-18.7">
            <text:p>-18.7</text:p>
          </table:table-cell>
          <table:table-cell table:formula="of:=VALUE(MID([' ;'.G647];2;LEN([' ;'.G647])-2))" office:value-type="float" office:value="31.160409">
            <text:p>31.160409</text:p>
          </table:table-cell>
          <table:table-cell table:formula="of:=ROUND([.E647]/[.$J$1];2)" office:value-type="float" office:value="31.16">
            <text:p>31.16</text:p>
          </table:table-cell>
          <table:table-cell/>
          <table:table-cell table:formula="of:=IF(RIGHT([.A647];5)=&quot;sleep&quot;;&quot;Sleep(&quot;&amp;[.$L$1]&amp;&quot;*&quot;&amp;ROUND(VALUE([.B647]);2)/[.$M$1]&amp;&quot;)&quot;;[.A647]&amp;&quot;( &quot;&amp;[.B647]&amp;&quot;, &quot;&amp;[.C647]&amp;&quot;, &quot;&amp;[.D647]&amp;&quot;, &quot;&amp;[.$I$1]&amp;&quot;*&quot;&amp;[.F647]&amp;&quot; )&quot;)" office:value-type="string" office:string-value="Turn2( lwing1, y_axis, -18.7, MOVEANIMATIONSPEED*31.16 )">
            <text:p>Turn2( lwing1, y_axis, -18.7, MOVEANIMATIONSPEED*31.16 )</text:p>
          </table:table-cell>
          <table:table-cell table:number-columns-repeated="6"/>
        </table:table-row>
        <table:table-row table:style-name="ro1">
          <table:table-cell table:formula="of:=IF(RIGHT([' ;'.A648];4)=&quot;turn&quot;;&quot;Turn2&quot;;IF(RIGHT([' ;'.A648];4)=&quot;move&quot;;&quot;Move&quot;;[' ;'.A648]))" office:value-type="string" office:string-value="Turn2">
            <text:p>Turn2</text:p>
          </table:table-cell>
          <table:table-cell table:formula="of:=[' ;'.B648]" office:value-type="string" office:string-value="lwing2">
            <text:p>lwing2</text:p>
          </table:table-cell>
          <table:table-cell table:formula="of:=LEFT([' ;'.D648];1)&amp;&quot;_&quot;&amp;RIGHT([' ;'.D648];4)" office:value-type="string" office:string-value="x_axis">
            <text:p>x_axis</text:p>
          </table:table-cell>
          <table:table-cell table:formula="of:=ROUND(VALUE(MID([' ;'.E648];2;LEN([' ;'.E648])-2));1)" office:value-type="float" office:value="71.9">
            <text:p>71.9</text:p>
          </table:table-cell>
          <table:table-cell table:formula="of:=VALUE(MID([' ;'.G648];2;LEN([' ;'.G648])-2))" office:value-type="float" office:value="2.704857">
            <text:p>2.704857</text:p>
          </table:table-cell>
          <table:table-cell table:formula="of:=ROUND([.E648]/[.$J$1];2)" office:value-type="float" office:value="2.7">
            <text:p>2.7</text:p>
          </table:table-cell>
          <table:table-cell/>
          <table:table-cell table:formula="of:=IF(RIGHT([.A648];5)=&quot;sleep&quot;;&quot;Sleep(&quot;&amp;[.$L$1]&amp;&quot;*&quot;&amp;ROUND(VALUE([.B648]);2)/[.$M$1]&amp;&quot;)&quot;;[.A648]&amp;&quot;( &quot;&amp;[.B648]&amp;&quot;, &quot;&amp;[.C648]&amp;&quot;, &quot;&amp;[.D648]&amp;&quot;, &quot;&amp;[.$I$1]&amp;&quot;*&quot;&amp;[.F648]&amp;&quot; )&quot;)" office:value-type="string" office:string-value="Turn2( lwing2, x_axis, 71.9, MOVEANIMATIONSPEED*2.7 )">
            <text:p>Turn2( lwing2, x_axis, 71.9, MOVEANIMATIONSPEED*2.7 )</text:p>
          </table:table-cell>
          <table:table-cell table:number-columns-repeated="6"/>
        </table:table-row>
        <table:table-row table:style-name="ro1">
          <table:table-cell table:formula="of:=IF(RIGHT([' ;'.A649];4)=&quot;turn&quot;;&quot;Turn2&quot;;IF(RIGHT([' ;'.A649];4)=&quot;move&quot;;&quot;Move&quot;;[' ;'.A649]))" office:value-type="string" office:string-value="Turn2">
            <text:p>Turn2</text:p>
          </table:table-cell>
          <table:table-cell table:formula="of:=[' ;'.B649]" office:value-type="string" office:string-value="lwing2">
            <text:p>lwing2</text:p>
          </table:table-cell>
          <table:table-cell table:formula="of:=LEFT([' ;'.D649];1)&amp;&quot;_&quot;&amp;RIGHT([' ;'.D649];4)" office:value-type="string" office:string-value="z_axis">
            <text:p>z_axis</text:p>
          </table:table-cell>
          <table:table-cell table:formula="of:=ROUND(VALUE(MID([' ;'.E649];2;LEN([' ;'.E649])-2));1)" office:value-type="float" office:value="9.9">
            <text:p>9.9</text:p>
          </table:table-cell>
          <table:table-cell table:formula="of:=VALUE(MID([' ;'.G649];2;LEN([' ;'.G649])-2))" office:value-type="float" office:value="43.301745">
            <text:p>43.301745</text:p>
          </table:table-cell>
          <table:table-cell table:formula="of:=ROUND([.E649]/[.$J$1];2)" office:value-type="float" office:value="43.3">
            <text:p>43.3</text:p>
          </table:table-cell>
          <table:table-cell/>
          <table:table-cell table:formula="of:=IF(RIGHT([.A649];5)=&quot;sleep&quot;;&quot;Sleep(&quot;&amp;[.$L$1]&amp;&quot;*&quot;&amp;ROUND(VALUE([.B649]);2)/[.$M$1]&amp;&quot;)&quot;;[.A649]&amp;&quot;( &quot;&amp;[.B649]&amp;&quot;, &quot;&amp;[.C649]&amp;&quot;, &quot;&amp;[.D649]&amp;&quot;, &quot;&amp;[.$I$1]&amp;&quot;*&quot;&amp;[.F649]&amp;&quot; )&quot;)" office:value-type="string" office:string-value="Turn2( lwing2, z_axis, 9.9, MOVEANIMATIONSPEED*43.3 )">
            <text:p>Turn2( lwing2, z_axis, 9.9, MOVEANIMATIONSPEED*43.3 )</text:p>
          </table:table-cell>
          <table:table-cell table:number-columns-repeated="6"/>
        </table:table-row>
        <table:table-row table:style-name="ro1">
          <table:table-cell table:formula="of:=IF(RIGHT([' ;'.A650];4)=&quot;turn&quot;;&quot;Turn2&quot;;IF(RIGHT([' ;'.A650];4)=&quot;move&quot;;&quot;Move&quot;;[' ;'.A650]))" office:value-type="string" office:string-value="Turn2">
            <text:p>Turn2</text:p>
          </table:table-cell>
          <table:table-cell table:formula="of:=[' ;'.B650]" office:value-type="string" office:string-value="lwing2">
            <text:p>lwing2</text:p>
          </table:table-cell>
          <table:table-cell table:formula="of:=LEFT([' ;'.D650];1)&amp;&quot;_&quot;&amp;RIGHT([' ;'.D650];4)" office:value-type="string" office:string-value="y_axis">
            <text:p>y_axis</text:p>
          </table:table-cell>
          <table:table-cell table:formula="of:=ROUND(VALUE(MID([' ;'.E650];2;LEN([' ;'.E650])-2));1)" office:value-type="float" office:value="-21.4">
            <text:p>-21.4</text:p>
          </table:table-cell>
          <table:table-cell table:formula="of:=VALUE(MID([' ;'.G650];2;LEN([' ;'.G650])-2))" office:value-type="float" office:value="6.277516">
            <text:p>6.277516</text:p>
          </table:table-cell>
          <table:table-cell table:formula="of:=ROUND([.E650]/[.$J$1];2)" office:value-type="float" office:value="6.28">
            <text:p>6.28</text:p>
          </table:table-cell>
          <table:table-cell/>
          <table:table-cell table:formula="of:=IF(RIGHT([.A650];5)=&quot;sleep&quot;;&quot;Sleep(&quot;&amp;[.$L$1]&amp;&quot;*&quot;&amp;ROUND(VALUE([.B650]);2)/[.$M$1]&amp;&quot;)&quot;;[.A650]&amp;&quot;( &quot;&amp;[.B650]&amp;&quot;, &quot;&amp;[.C650]&amp;&quot;, &quot;&amp;[.D650]&amp;&quot;, &quot;&amp;[.$I$1]&amp;&quot;*&quot;&amp;[.F650]&amp;&quot; )&quot;)" office:value-type="string" office:string-value="Turn2( lwing2, y_axis, -21.4, MOVEANIMATIONSPEED*6.28 )">
            <text:p>Turn2( lwing2, y_axis, -21.4, MOVEANIMATIONSPEED*6.28 )</text:p>
          </table:table-cell>
          <table:table-cell table:number-columns-repeated="6"/>
        </table:table-row>
        <table:table-row table:style-name="ro1">
          <table:table-cell table:formula="of:=IF(RIGHT([' ;'.A651];4)=&quot;turn&quot;;&quot;Turn2&quot;;IF(RIGHT([' ;'.A651];4)=&quot;move&quot;;&quot;Move&quot;;[' ;'.A651]))" office:value-type="string" office:string-value="Turn2">
            <text:p>Turn2</text:p>
          </table:table-cell>
          <table:table-cell table:formula="of:=[' ;'.B651]" office:value-type="string" office:string-value="lwing31">
            <text:p>lwing31</text:p>
          </table:table-cell>
          <table:table-cell table:formula="of:=LEFT([' ;'.D651];1)&amp;&quot;_&quot;&amp;RIGHT([' ;'.D651];4)" office:value-type="string" office:string-value="x_axis">
            <text:p>x_axis</text:p>
          </table:table-cell>
          <table:table-cell table:formula="of:=ROUND(VALUE(MID([' ;'.E651];2;LEN([' ;'.E651])-2));1)" office:value-type="float" office:value="-42.7">
            <text:p>-42.7</text:p>
          </table:table-cell>
          <table:table-cell table:formula="of:=VALUE(MID([' ;'.G651];2;LEN([' ;'.G651])-2))" office:value-type="float" office:value="2.47308">
            <text:p>2.47308</text:p>
          </table:table-cell>
          <table:table-cell table:formula="of:=ROUND([.E651]/[.$J$1];2)" office:value-type="float" office:value="2.47">
            <text:p>2.47</text:p>
          </table:table-cell>
          <table:table-cell/>
          <table:table-cell table:formula="of:=IF(RIGHT([.A651];5)=&quot;sleep&quot;;&quot;Sleep(&quot;&amp;[.$L$1]&amp;&quot;*&quot;&amp;ROUND(VALUE([.B651]);2)/[.$M$1]&amp;&quot;)&quot;;[.A651]&amp;&quot;( &quot;&amp;[.B651]&amp;&quot;, &quot;&amp;[.C651]&amp;&quot;, &quot;&amp;[.D651]&amp;&quot;, &quot;&amp;[.$I$1]&amp;&quot;*&quot;&amp;[.F651]&amp;&quot; )&quot;)" office:value-type="string" office:string-value="Turn2( lwing31, x_axis, -42.7, MOVEANIMATIONSPEED*2.47 )">
            <text:p>Turn2( lwing31, x_axis, -42.7, MOVEANIMATIONSPEED*2.47 )</text:p>
          </table:table-cell>
          <table:table-cell table:number-columns-repeated="6"/>
        </table:table-row>
        <table:table-row table:style-name="ro1">
          <table:table-cell table:formula="of:=IF(RIGHT([' ;'.A652];4)=&quot;turn&quot;;&quot;Turn2&quot;;IF(RIGHT([' ;'.A652];4)=&quot;move&quot;;&quot;Move&quot;;[' ;'.A652]))" office:value-type="string" office:string-value="Turn2">
            <text:p>Turn2</text:p>
          </table:table-cell>
          <table:table-cell table:formula="of:=[' ;'.B652]" office:value-type="string" office:string-value="lwing31">
            <text:p>lwing31</text:p>
          </table:table-cell>
          <table:table-cell table:formula="of:=LEFT([' ;'.D652];1)&amp;&quot;_&quot;&amp;RIGHT([' ;'.D652];4)" office:value-type="string" office:string-value="z_axis">
            <text:p>z_axis</text:p>
          </table:table-cell>
          <table:table-cell table:formula="of:=ROUND(VALUE(MID([' ;'.E652];2;LEN([' ;'.E652])-2));1)" office:value-type="float" office:value="-14.9">
            <text:p>-14.9</text:p>
          </table:table-cell>
          <table:table-cell table:formula="of:=VALUE(MID([' ;'.G652];2;LEN([' ;'.G652])-2))" office:value-type="float" office:value="11.409682">
            <text:p>11.409682</text:p>
          </table:table-cell>
          <table:table-cell table:formula="of:=ROUND([.E652]/[.$J$1];2)" office:value-type="float" office:value="11.41">
            <text:p>11.41</text:p>
          </table:table-cell>
          <table:table-cell/>
          <table:table-cell table:formula="of:=IF(RIGHT([.A652];5)=&quot;sleep&quot;;&quot;Sleep(&quot;&amp;[.$L$1]&amp;&quot;*&quot;&amp;ROUND(VALUE([.B652]);2)/[.$M$1]&amp;&quot;)&quot;;[.A652]&amp;&quot;( &quot;&amp;[.B652]&amp;&quot;, &quot;&amp;[.C652]&amp;&quot;, &quot;&amp;[.D652]&amp;&quot;, &quot;&amp;[.$I$1]&amp;&quot;*&quot;&amp;[.F652]&amp;&quot; )&quot;)" office:value-type="string" office:string-value="Turn2( lwing31, z_axis, -14.9, MOVEANIMATIONSPEED*11.41 )">
            <text:p>Turn2( lwing31, z_axis, -14.9, MOVEANIMATIONSPEED*11.41 )</text:p>
          </table:table-cell>
          <table:table-cell table:number-columns-repeated="6"/>
        </table:table-row>
        <table:table-row table:style-name="ro1">
          <table:table-cell table:formula="of:=IF(RIGHT([' ;'.A653];4)=&quot;turn&quot;;&quot;Turn2&quot;;IF(RIGHT([' ;'.A653];4)=&quot;move&quot;;&quot;Move&quot;;[' ;'.A653]))" office:value-type="string" office:string-value="Turn2">
            <text:p>Turn2</text:p>
          </table:table-cell>
          <table:table-cell table:formula="of:=[' ;'.B653]" office:value-type="string" office:string-value="lwing31">
            <text:p>lwing31</text:p>
          </table:table-cell>
          <table:table-cell table:formula="of:=LEFT([' ;'.D653];1)&amp;&quot;_&quot;&amp;RIGHT([' ;'.D653];4)" office:value-type="string" office:string-value="y_axis">
            <text:p>y_axis</text:p>
          </table:table-cell>
          <table:table-cell table:formula="of:=ROUND(VALUE(MID([' ;'.E653];2;LEN([' ;'.E653])-2));1)" office:value-type="float" office:value="2.2">
            <text:p>2.2</text:p>
          </table:table-cell>
          <table:table-cell table:formula="of:=VALUE(MID([' ;'.G653];2;LEN([' ;'.G653])-2))" office:value-type="float" office:value="24.963813">
            <text:p>24.963813</text:p>
          </table:table-cell>
          <table:table-cell table:formula="of:=ROUND([.E653]/[.$J$1];2)" office:value-type="float" office:value="24.96">
            <text:p>24.96</text:p>
          </table:table-cell>
          <table:table-cell/>
          <table:table-cell table:formula="of:=IF(RIGHT([.A653];5)=&quot;sleep&quot;;&quot;Sleep(&quot;&amp;[.$L$1]&amp;&quot;*&quot;&amp;ROUND(VALUE([.B653]);2)/[.$M$1]&amp;&quot;)&quot;;[.A653]&amp;&quot;( &quot;&amp;[.B653]&amp;&quot;, &quot;&amp;[.C653]&amp;&quot;, &quot;&amp;[.D653]&amp;&quot;, &quot;&amp;[.$I$1]&amp;&quot;*&quot;&amp;[.F653]&amp;&quot; )&quot;)" office:value-type="string" office:string-value="Turn2( lwing31, y_axis, 2.2, MOVEANIMATIONSPEED*24.96 )">
            <text:p>Turn2( lwing31, y_axis, 2.2, MOVEANIMATIONSPEED*24.96 )</text:p>
          </table:table-cell>
          <table:table-cell table:number-columns-repeated="6"/>
        </table:table-row>
        <table:table-row table:style-name="ro1">
          <table:table-cell table:formula="of:=IF(RIGHT([' ;'.A654];4)=&quot;turn&quot;;&quot;Turn2&quot;;IF(RIGHT([' ;'.A654];4)=&quot;move&quot;;&quot;Move&quot;;[' ;'.A654]))" office:value-type="string" office:string-value="Turn2">
            <text:p>Turn2</text:p>
          </table:table-cell>
          <table:table-cell table:formula="of:=[' ;'.B654]" office:value-type="string" office:string-value="lwing32">
            <text:p>lwing32</text:p>
          </table:table-cell>
          <table:table-cell table:formula="of:=LEFT([' ;'.D654];1)&amp;&quot;_&quot;&amp;RIGHT([' ;'.D654];4)" office:value-type="string" office:string-value="x_axis">
            <text:p>x_axis</text:p>
          </table:table-cell>
          <table:table-cell table:formula="of:=ROUND(VALUE(MID([' ;'.E654];2;LEN([' ;'.E654])-2));1)" office:value-type="float" office:value="-43.3">
            <text:p>-43.3</text:p>
          </table:table-cell>
          <table:table-cell table:formula="of:=VALUE(MID([' ;'.G654];2;LEN([' ;'.G654])-2))" office:value-type="float" office:value="2.423515">
            <text:p>2.423515</text:p>
          </table:table-cell>
          <table:table-cell table:formula="of:=ROUND([.E654]/[.$J$1];2)" office:value-type="float" office:value="2.42">
            <text:p>2.42</text:p>
          </table:table-cell>
          <table:table-cell/>
          <table:table-cell table:formula="of:=IF(RIGHT([.A654];5)=&quot;sleep&quot;;&quot;Sleep(&quot;&amp;[.$L$1]&amp;&quot;*&quot;&amp;ROUND(VALUE([.B654]);2)/[.$M$1]&amp;&quot;)&quot;;[.A654]&amp;&quot;( &quot;&amp;[.B654]&amp;&quot;, &quot;&amp;[.C654]&amp;&quot;, &quot;&amp;[.D654]&amp;&quot;, &quot;&amp;[.$I$1]&amp;&quot;*&quot;&amp;[.F654]&amp;&quot; )&quot;)" office:value-type="string" office:string-value="Turn2( lwing32, x_axis, -43.3, MOVEANIMATIONSPEED*2.42 )">
            <text:p>Turn2( lwing32, x_axis, -43.3, MOVEANIMATIONSPEED*2.42 )</text:p>
          </table:table-cell>
          <table:table-cell table:number-columns-repeated="6"/>
        </table:table-row>
        <table:table-row table:style-name="ro1">
          <table:table-cell table:formula="of:=IF(RIGHT([' ;'.A655];4)=&quot;turn&quot;;&quot;Turn2&quot;;IF(RIGHT([' ;'.A655];4)=&quot;move&quot;;&quot;Move&quot;;[' ;'.A655]))" office:value-type="string" office:string-value="Turn2">
            <text:p>Turn2</text:p>
          </table:table-cell>
          <table:table-cell table:formula="of:=[' ;'.B655]" office:value-type="string" office:string-value="lwing32">
            <text:p>lwing32</text:p>
          </table:table-cell>
          <table:table-cell table:formula="of:=LEFT([' ;'.D655];1)&amp;&quot;_&quot;&amp;RIGHT([' ;'.D655];4)" office:value-type="string" office:string-value="z_axis">
            <text:p>z_axis</text:p>
          </table:table-cell>
          <table:table-cell table:formula="of:=ROUND(VALUE(MID([' ;'.E655];2;LEN([' ;'.E655])-2));1)" office:value-type="float" office:value="-15.2">
            <text:p>-15.2</text:p>
          </table:table-cell>
          <table:table-cell table:formula="of:=VALUE(MID([' ;'.G655];2;LEN([' ;'.G655])-2))" office:value-type="float" office:value="11.432086">
            <text:p>11.432086</text:p>
          </table:table-cell>
          <table:table-cell table:formula="of:=ROUND([.E655]/[.$J$1];2)" office:value-type="float" office:value="11.43">
            <text:p>11.43</text:p>
          </table:table-cell>
          <table:table-cell/>
          <table:table-cell table:formula="of:=IF(RIGHT([.A655];5)=&quot;sleep&quot;;&quot;Sleep(&quot;&amp;[.$L$1]&amp;&quot;*&quot;&amp;ROUND(VALUE([.B655]);2)/[.$M$1]&amp;&quot;)&quot;;[.A655]&amp;&quot;( &quot;&amp;[.B655]&amp;&quot;, &quot;&amp;[.C655]&amp;&quot;, &quot;&amp;[.D655]&amp;&quot;, &quot;&amp;[.$I$1]&amp;&quot;*&quot;&amp;[.F655]&amp;&quot; )&quot;)" office:value-type="string" office:string-value="Turn2( lwing32, z_axis, -15.2, MOVEANIMATIONSPEED*11.43 )">
            <text:p>Turn2( lwing32, z_axis, -15.2, MOVEANIMATIONSPEED*11.43 )</text:p>
          </table:table-cell>
          <table:table-cell table:number-columns-repeated="6"/>
        </table:table-row>
        <table:table-row table:style-name="ro1">
          <table:table-cell table:formula="of:=IF(RIGHT([' ;'.A656];4)=&quot;turn&quot;;&quot;Turn2&quot;;IF(RIGHT([' ;'.A656];4)=&quot;move&quot;;&quot;Move&quot;;[' ;'.A656]))" office:value-type="string" office:string-value="Turn2">
            <text:p>Turn2</text:p>
          </table:table-cell>
          <table:table-cell table:formula="of:=[' ;'.B656]" office:value-type="string" office:string-value="lwing32">
            <text:p>lwing32</text:p>
          </table:table-cell>
          <table:table-cell table:formula="of:=LEFT([' ;'.D656];1)&amp;&quot;_&quot;&amp;RIGHT([' ;'.D656];4)" office:value-type="string" office:string-value="y_axis">
            <text:p>y_axis</text:p>
          </table:table-cell>
          <table:table-cell table:formula="of:=ROUND(VALUE(MID([' ;'.E656];2;LEN([' ;'.E656])-2));1)" office:value-type="float" office:value="2.1">
            <text:p>2.1</text:p>
          </table:table-cell>
          <table:table-cell table:formula="of:=VALUE(MID([' ;'.G656];2;LEN([' ;'.G656])-2))" office:value-type="float" office:value="25.360793">
            <text:p>25.360793</text:p>
          </table:table-cell>
          <table:table-cell table:formula="of:=ROUND([.E656]/[.$J$1];2)" office:value-type="float" office:value="25.36">
            <text:p>25.36</text:p>
          </table:table-cell>
          <table:table-cell/>
          <table:table-cell table:formula="of:=IF(RIGHT([.A656];5)=&quot;sleep&quot;;&quot;Sleep(&quot;&amp;[.$L$1]&amp;&quot;*&quot;&amp;ROUND(VALUE([.B656]);2)/[.$M$1]&amp;&quot;)&quot;;[.A656]&amp;&quot;( &quot;&amp;[.B656]&amp;&quot;, &quot;&amp;[.C656]&amp;&quot;, &quot;&amp;[.D656]&amp;&quot;, &quot;&amp;[.$I$1]&amp;&quot;*&quot;&amp;[.F656]&amp;&quot; )&quot;)" office:value-type="string" office:string-value="Turn2( lwing32, y_axis, 2.1, MOVEANIMATIONSPEED*25.36 )">
            <text:p>Turn2( lwing32, y_axis, 2.1, MOVEANIMATIONSPEED*25.36 )</text:p>
          </table:table-cell>
          <table:table-cell table:number-columns-repeated="6"/>
        </table:table-row>
        <table:table-row table:style-name="ro1">
          <table:table-cell table:formula="of:=IF(RIGHT([' ;'.A657];4)=&quot;turn&quot;;&quot;Turn2&quot;;IF(RIGHT([' ;'.A657];4)=&quot;move&quot;;&quot;Move&quot;;[' ;'.A657]))" office:value-type="string" office:string-value="Turn2">
            <text:p>Turn2</text:p>
          </table:table-cell>
          <table:table-cell table:formula="of:=[' ;'.B657]" office:value-type="string" office:string-value="lwing41">
            <text:p>lwing41</text:p>
          </table:table-cell>
          <table:table-cell table:formula="of:=LEFT([' ;'.D657];1)&amp;&quot;_&quot;&amp;RIGHT([' ;'.D657];4)" office:value-type="string" office:string-value="x_axis">
            <text:p>x_axis</text:p>
          </table:table-cell>
          <table:table-cell table:formula="of:=ROUND(VALUE(MID([' ;'.E657];2;LEN([' ;'.E657])-2));1)" office:value-type="float" office:value="-42.7">
            <text:p>-42.7</text:p>
          </table:table-cell>
          <table:table-cell table:formula="of:=VALUE(MID([' ;'.G657];2;LEN([' ;'.G657])-2))" office:value-type="float" office:value="2.47308">
            <text:p>2.47308</text:p>
          </table:table-cell>
          <table:table-cell table:formula="of:=ROUND([.E657]/[.$J$1];2)" office:value-type="float" office:value="2.47">
            <text:p>2.47</text:p>
          </table:table-cell>
          <table:table-cell/>
          <table:table-cell table:formula="of:=IF(RIGHT([.A657];5)=&quot;sleep&quot;;&quot;Sleep(&quot;&amp;[.$L$1]&amp;&quot;*&quot;&amp;ROUND(VALUE([.B657]);2)/[.$M$1]&amp;&quot;)&quot;;[.A657]&amp;&quot;( &quot;&amp;[.B657]&amp;&quot;, &quot;&amp;[.C657]&amp;&quot;, &quot;&amp;[.D657]&amp;&quot;, &quot;&amp;[.$I$1]&amp;&quot;*&quot;&amp;[.F657]&amp;&quot; )&quot;)" office:value-type="string" office:string-value="Turn2( lwing41, x_axis, -42.7, MOVEANIMATIONSPEED*2.47 )">
            <text:p>Turn2( lwing41, x_axis, -42.7, MOVEANIMATIONSPEED*2.47 )</text:p>
          </table:table-cell>
          <table:table-cell table:number-columns-repeated="6"/>
        </table:table-row>
        <table:table-row table:style-name="ro1">
          <table:table-cell table:formula="of:=IF(RIGHT([' ;'.A658];4)=&quot;turn&quot;;&quot;Turn2&quot;;IF(RIGHT([' ;'.A658];4)=&quot;move&quot;;&quot;Move&quot;;[' ;'.A658]))" office:value-type="string" office:string-value="Turn2">
            <text:p>Turn2</text:p>
          </table:table-cell>
          <table:table-cell table:formula="of:=[' ;'.B658]" office:value-type="string" office:string-value="lwing41">
            <text:p>lwing41</text:p>
          </table:table-cell>
          <table:table-cell table:formula="of:=LEFT([' ;'.D658];1)&amp;&quot;_&quot;&amp;RIGHT([' ;'.D658];4)" office:value-type="string" office:string-value="z_axis">
            <text:p>z_axis</text:p>
          </table:table-cell>
          <table:table-cell table:formula="of:=ROUND(VALUE(MID([' ;'.E658];2;LEN([' ;'.E658])-2));1)" office:value-type="float" office:value="-14.9">
            <text:p>-14.9</text:p>
          </table:table-cell>
          <table:table-cell table:formula="of:=VALUE(MID([' ;'.G658];2;LEN([' ;'.G658])-2))" office:value-type="float" office:value="11.409682">
            <text:p>11.409682</text:p>
          </table:table-cell>
          <table:table-cell table:formula="of:=ROUND([.E658]/[.$J$1];2)" office:value-type="float" office:value="11.41">
            <text:p>11.41</text:p>
          </table:table-cell>
          <table:table-cell/>
          <table:table-cell table:formula="of:=IF(RIGHT([.A658];5)=&quot;sleep&quot;;&quot;Sleep(&quot;&amp;[.$L$1]&amp;&quot;*&quot;&amp;ROUND(VALUE([.B658]);2)/[.$M$1]&amp;&quot;)&quot;;[.A658]&amp;&quot;( &quot;&amp;[.B658]&amp;&quot;, &quot;&amp;[.C658]&amp;&quot;, &quot;&amp;[.D658]&amp;&quot;, &quot;&amp;[.$I$1]&amp;&quot;*&quot;&amp;[.F658]&amp;&quot; )&quot;)" office:value-type="string" office:string-value="Turn2( lwing41, z_axis, -14.9, MOVEANIMATIONSPEED*11.41 )">
            <text:p>Turn2( lwing41, z_axis, -14.9, MOVEANIMATIONSPEED*11.41 )</text:p>
          </table:table-cell>
          <table:table-cell table:number-columns-repeated="6"/>
        </table:table-row>
        <table:table-row table:style-name="ro1">
          <table:table-cell table:formula="of:=IF(RIGHT([' ;'.A659];4)=&quot;turn&quot;;&quot;Turn2&quot;;IF(RIGHT([' ;'.A659];4)=&quot;move&quot;;&quot;Move&quot;;[' ;'.A659]))" office:value-type="string" office:string-value="Turn2">
            <text:p>Turn2</text:p>
          </table:table-cell>
          <table:table-cell table:formula="of:=[' ;'.B659]" office:value-type="string" office:string-value="lwing41">
            <text:p>lwing41</text:p>
          </table:table-cell>
          <table:table-cell table:formula="of:=LEFT([' ;'.D659];1)&amp;&quot;_&quot;&amp;RIGHT([' ;'.D659];4)" office:value-type="string" office:string-value="y_axis">
            <text:p>y_axis</text:p>
          </table:table-cell>
          <table:table-cell table:formula="of:=ROUND(VALUE(MID([' ;'.E659];2;LEN([' ;'.E659])-2));1)" office:value-type="float" office:value="2.2">
            <text:p>2.2</text:p>
          </table:table-cell>
          <table:table-cell table:formula="of:=VALUE(MID([' ;'.G659];2;LEN([' ;'.G659])-2))" office:value-type="float" office:value="24.963813">
            <text:p>24.963813</text:p>
          </table:table-cell>
          <table:table-cell table:formula="of:=ROUND([.E659]/[.$J$1];2)" office:value-type="float" office:value="24.96">
            <text:p>24.96</text:p>
          </table:table-cell>
          <table:table-cell/>
          <table:table-cell table:formula="of:=IF(RIGHT([.A659];5)=&quot;sleep&quot;;&quot;Sleep(&quot;&amp;[.$L$1]&amp;&quot;*&quot;&amp;ROUND(VALUE([.B659]);2)/[.$M$1]&amp;&quot;)&quot;;[.A659]&amp;&quot;( &quot;&amp;[.B659]&amp;&quot;, &quot;&amp;[.C659]&amp;&quot;, &quot;&amp;[.D659]&amp;&quot;, &quot;&amp;[.$I$1]&amp;&quot;*&quot;&amp;[.F659]&amp;&quot; )&quot;)" office:value-type="string" office:string-value="Turn2( lwing41, y_axis, 2.2, MOVEANIMATIONSPEED*24.96 )">
            <text:p>Turn2( lwing41, y_axis, 2.2, MOVEANIMATIONSPEED*24.96 )</text:p>
          </table:table-cell>
          <table:table-cell table:number-columns-repeated="6"/>
        </table:table-row>
        <table:table-row table:style-name="ro1">
          <table:table-cell table:formula="of:=IF(RIGHT([' ;'.A660];4)=&quot;turn&quot;;&quot;Turn2&quot;;IF(RIGHT([' ;'.A660];4)=&quot;move&quot;;&quot;Move&quot;;[' ;'.A660]))" office:value-type="string" office:string-value="Turn2">
            <text:p>Turn2</text:p>
          </table:table-cell>
          <table:table-cell table:formula="of:=[' ;'.B660]" office:value-type="string" office:string-value="lwing42">
            <text:p>lwing42</text:p>
          </table:table-cell>
          <table:table-cell table:formula="of:=LEFT([' ;'.D660];1)&amp;&quot;_&quot;&amp;RIGHT([' ;'.D660];4)" office:value-type="string" office:string-value="x_axis">
            <text:p>x_axis</text:p>
          </table:table-cell>
          <table:table-cell table:formula="of:=ROUND(VALUE(MID([' ;'.E660];2;LEN([' ;'.E660])-2));1)" office:value-type="float" office:value="-41">
            <text:p>-41</text:p>
          </table:table-cell>
          <table:table-cell table:formula="of:=VALUE(MID([' ;'.G660];2;LEN([' ;'.G660])-2))" office:value-type="float" office:value="2.600487">
            <text:p>2.600487</text:p>
          </table:table-cell>
          <table:table-cell table:formula="of:=ROUND([.E660]/[.$J$1];2)" office:value-type="float" office:value="2.6">
            <text:p>2.6</text:p>
          </table:table-cell>
          <table:table-cell/>
          <table:table-cell table:formula="of:=IF(RIGHT([.A660];5)=&quot;sleep&quot;;&quot;Sleep(&quot;&amp;[.$L$1]&amp;&quot;*&quot;&amp;ROUND(VALUE([.B660]);2)/[.$M$1]&amp;&quot;)&quot;;[.A660]&amp;&quot;( &quot;&amp;[.B660]&amp;&quot;, &quot;&amp;[.C660]&amp;&quot;, &quot;&amp;[.D660]&amp;&quot;, &quot;&amp;[.$I$1]&amp;&quot;*&quot;&amp;[.F660]&amp;&quot; )&quot;)" office:value-type="string" office:string-value="Turn2( lwing42, x_axis, -41, MOVEANIMATIONSPEED*2.6 )">
            <text:p>Turn2( lwing42, x_axis, -41, MOVEANIMATIONSPEED*2.6 )</text:p>
          </table:table-cell>
          <table:table-cell table:number-columns-repeated="6"/>
        </table:table-row>
        <table:table-row table:style-name="ro1">
          <table:table-cell table:formula="of:=IF(RIGHT([' ;'.A661];4)=&quot;turn&quot;;&quot;Turn2&quot;;IF(RIGHT([' ;'.A661];4)=&quot;move&quot;;&quot;Move&quot;;[' ;'.A661]))" office:value-type="string" office:string-value="Turn2">
            <text:p>Turn2</text:p>
          </table:table-cell>
          <table:table-cell table:formula="of:=[' ;'.B661]" office:value-type="string" office:string-value="lwing42">
            <text:p>lwing42</text:p>
          </table:table-cell>
          <table:table-cell table:formula="of:=LEFT([' ;'.D661];1)&amp;&quot;_&quot;&amp;RIGHT([' ;'.D661];4)" office:value-type="string" office:string-value="z_axis">
            <text:p>z_axis</text:p>
          </table:table-cell>
          <table:table-cell table:formula="of:=ROUND(VALUE(MID([' ;'.E661];2;LEN([' ;'.E661])-2));1)" office:value-type="float" office:value="-14.4">
            <text:p>-14.4</text:p>
          </table:table-cell>
          <table:table-cell table:formula="of:=VALUE(MID([' ;'.G661];2;LEN([' ;'.G661])-2))" office:value-type="float" office:value="11.325338">
            <text:p>11.325338</text:p>
          </table:table-cell>
          <table:table-cell table:formula="of:=ROUND([.E661]/[.$J$1];2)" office:value-type="float" office:value="11.33">
            <text:p>11.33</text:p>
          </table:table-cell>
          <table:table-cell/>
          <table:table-cell table:formula="of:=IF(RIGHT([.A661];5)=&quot;sleep&quot;;&quot;Sleep(&quot;&amp;[.$L$1]&amp;&quot;*&quot;&amp;ROUND(VALUE([.B661]);2)/[.$M$1]&amp;&quot;)&quot;;[.A661]&amp;&quot;( &quot;&amp;[.B661]&amp;&quot;, &quot;&amp;[.C661]&amp;&quot;, &quot;&amp;[.D661]&amp;&quot;, &quot;&amp;[.$I$1]&amp;&quot;*&quot;&amp;[.F661]&amp;&quot; )&quot;)" office:value-type="string" office:string-value="Turn2( lwing42, z_axis, -14.4, MOVEANIMATIONSPEED*11.33 )">
            <text:p>Turn2( lwing42, z_axis, -14.4, MOVEANIMATIONSPEED*11.33 )</text:p>
          </table:table-cell>
          <table:table-cell table:number-columns-repeated="6"/>
        </table:table-row>
        <table:table-row table:style-name="ro1">
          <table:table-cell table:formula="of:=IF(RIGHT([' ;'.A662];4)=&quot;turn&quot;;&quot;Turn2&quot;;IF(RIGHT([' ;'.A662];4)=&quot;move&quot;;&quot;Move&quot;;[' ;'.A662]))" office:value-type="string" office:string-value="Turn2">
            <text:p>Turn2</text:p>
          </table:table-cell>
          <table:table-cell table:formula="of:=[' ;'.B662]" office:value-type="string" office:string-value="lwing42">
            <text:p>lwing42</text:p>
          </table:table-cell>
          <table:table-cell table:formula="of:=LEFT([' ;'.D662];1)&amp;&quot;_&quot;&amp;RIGHT([' ;'.D662];4)" office:value-type="string" office:string-value="y_axis">
            <text:p>y_axis</text:p>
          </table:table-cell>
          <table:table-cell table:formula="of:=ROUND(VALUE(MID([' ;'.E662];2;LEN([' ;'.E662])-2));1)" office:value-type="float" office:value="2.3">
            <text:p>2.3</text:p>
          </table:table-cell>
          <table:table-cell table:formula="of:=VALUE(MID([' ;'.G662];2;LEN([' ;'.G662])-2))" office:value-type="float" office:value="23.853108">
            <text:p>23.853108</text:p>
          </table:table-cell>
          <table:table-cell table:formula="of:=ROUND([.E662]/[.$J$1];2)" office:value-type="float" office:value="23.85">
            <text:p>23.85</text:p>
          </table:table-cell>
          <table:table-cell/>
          <table:table-cell table:formula="of:=IF(RIGHT([.A662];5)=&quot;sleep&quot;;&quot;Sleep(&quot;&amp;[.$L$1]&amp;&quot;*&quot;&amp;ROUND(VALUE([.B662]);2)/[.$M$1]&amp;&quot;)&quot;;[.A662]&amp;&quot;( &quot;&amp;[.B662]&amp;&quot;, &quot;&amp;[.C662]&amp;&quot;, &quot;&amp;[.D662]&amp;&quot;, &quot;&amp;[.$I$1]&amp;&quot;*&quot;&amp;[.F662]&amp;&quot; )&quot;)" office:value-type="string" office:string-value="Turn2( lwing42, y_axis, 2.3, MOVEANIMATIONSPEED*23.85 )">
            <text:p>Turn2( lwing42, y_axis, 2.3, MOVEANIMATIONSPEED*23.85 )</text:p>
          </table:table-cell>
          <table:table-cell table:number-columns-repeated="6"/>
        </table:table-row>
        <table:table-row table:style-name="ro1">
          <table:table-cell table:formula="of:=IF(RIGHT([' ;'.A663];4)=&quot;turn&quot;;&quot;Turn2&quot;;IF(RIGHT([' ;'.A663];4)=&quot;move&quot;;&quot;Move&quot;;[' ;'.A663]))" office:value-type="string" office:string-value="Turn2">
            <text:p>Turn2</text:p>
          </table:table-cell>
          <table:table-cell table:formula="of:=[' ;'.B663]" office:value-type="string" office:string-value="lwing43">
            <text:p>lwing43</text:p>
          </table:table-cell>
          <table:table-cell table:formula="of:=LEFT([' ;'.D663];1)&amp;&quot;_&quot;&amp;RIGHT([' ;'.D663];4)" office:value-type="string" office:string-value="x_axis">
            <text:p>x_axis</text:p>
          </table:table-cell>
          <table:table-cell table:formula="of:=ROUND(VALUE(MID([' ;'.E663];2;LEN([' ;'.E663])-2));1)" office:value-type="float" office:value="-37.1">
            <text:p>-37.1</text:p>
          </table:table-cell>
          <table:table-cell table:formula="of:=VALUE(MID([' ;'.G663];2;LEN([' ;'.G663])-2))" office:value-type="float" office:value="2.830721">
            <text:p>2.830721</text:p>
          </table:table-cell>
          <table:table-cell table:formula="of:=ROUND([.E663]/[.$J$1];2)" office:value-type="float" office:value="2.83">
            <text:p>2.83</text:p>
          </table:table-cell>
          <table:table-cell/>
          <table:table-cell table:formula="of:=IF(RIGHT([.A663];5)=&quot;sleep&quot;;&quot;Sleep(&quot;&amp;[.$L$1]&amp;&quot;*&quot;&amp;ROUND(VALUE([.B663]);2)/[.$M$1]&amp;&quot;)&quot;;[.A663]&amp;&quot;( &quot;&amp;[.B663]&amp;&quot;, &quot;&amp;[.C663]&amp;&quot;, &quot;&amp;[.D663]&amp;&quot;, &quot;&amp;[.$I$1]&amp;&quot;*&quot;&amp;[.F663]&amp;&quot; )&quot;)" office:value-type="string" office:string-value="Turn2( lwing43, x_axis, -37.1, MOVEANIMATIONSPEED*2.83 )">
            <text:p>Turn2( lwing43, x_axis, -37.1, MOVEANIMATIONSPEED*2.83 )</text:p>
          </table:table-cell>
          <table:table-cell table:number-columns-repeated="6"/>
        </table:table-row>
        <table:table-row table:style-name="ro1">
          <table:table-cell table:formula="of:=IF(RIGHT([' ;'.A664];4)=&quot;turn&quot;;&quot;Turn2&quot;;IF(RIGHT([' ;'.A664];4)=&quot;move&quot;;&quot;Move&quot;;[' ;'.A664]))" office:value-type="string" office:string-value="Turn2">
            <text:p>Turn2</text:p>
          </table:table-cell>
          <table:table-cell table:formula="of:=[' ;'.B664]" office:value-type="string" office:string-value="lwing43">
            <text:p>lwing43</text:p>
          </table:table-cell>
          <table:table-cell table:formula="of:=LEFT([' ;'.D664];1)&amp;&quot;_&quot;&amp;RIGHT([' ;'.D664];4)" office:value-type="string" office:string-value="z_axis">
            <text:p>z_axis</text:p>
          </table:table-cell>
          <table:table-cell table:formula="of:=ROUND(VALUE(MID([' ;'.E664];2;LEN([' ;'.E664])-2));1)" office:value-type="float" office:value="-13">
            <text:p>-13</text:p>
          </table:table-cell>
          <table:table-cell table:formula="of:=VALUE(MID([' ;'.G664];2;LEN([' ;'.G664])-2))" office:value-type="float" office:value="10.999252">
            <text:p>10.999252</text:p>
          </table:table-cell>
          <table:table-cell table:formula="of:=ROUND([.E664]/[.$J$1];2)" office:value-type="float" office:value="11">
            <text:p>11</text:p>
          </table:table-cell>
          <table:table-cell/>
          <table:table-cell table:formula="of:=IF(RIGHT([.A664];5)=&quot;sleep&quot;;&quot;Sleep(&quot;&amp;[.$L$1]&amp;&quot;*&quot;&amp;ROUND(VALUE([.B664]);2)/[.$M$1]&amp;&quot;)&quot;;[.A664]&amp;&quot;( &quot;&amp;[.B664]&amp;&quot;, &quot;&amp;[.C664]&amp;&quot;, &quot;&amp;[.D664]&amp;&quot;, &quot;&amp;[.$I$1]&amp;&quot;*&quot;&amp;[.F664]&amp;&quot; )&quot;)" office:value-type="string" office:string-value="Turn2( lwing43, z_axis, -13, MOVEANIMATIONSPEED*11 )">
            <text:p>Turn2( lwing43, z_axis, -13, MOVEANIMATIONSPEED*11 )</text:p>
          </table:table-cell>
          <table:table-cell table:number-columns-repeated="6"/>
        </table:table-row>
        <table:table-row table:style-name="ro1">
          <table:table-cell table:formula="of:=IF(RIGHT([' ;'.A665];4)=&quot;turn&quot;;&quot;Turn2&quot;;IF(RIGHT([' ;'.A665];4)=&quot;move&quot;;&quot;Move&quot;;[' ;'.A665]))" office:value-type="string" office:string-value="Turn2">
            <text:p>Turn2</text:p>
          </table:table-cell>
          <table:table-cell table:formula="of:=[' ;'.B665]" office:value-type="string" office:string-value="lwing43">
            <text:p>lwing43</text:p>
          </table:table-cell>
          <table:table-cell table:formula="of:=LEFT([' ;'.D665];1)&amp;&quot;_&quot;&amp;RIGHT([' ;'.D665];4)" office:value-type="string" office:string-value="y_axis">
            <text:p>y_axis</text:p>
          </table:table-cell>
          <table:table-cell table:formula="of:=ROUND(VALUE(MID([' ;'.E665];2;LEN([' ;'.E665])-2));1)" office:value-type="float" office:value="2.5">
            <text:p>2.5</text:p>
          </table:table-cell>
          <table:table-cell table:formula="of:=VALUE(MID([' ;'.G665];2;LEN([' ;'.G665])-2))" office:value-type="float" office:value="21.244315">
            <text:p>21.244315</text:p>
          </table:table-cell>
          <table:table-cell table:formula="of:=ROUND([.E665]/[.$J$1];2)" office:value-type="float" office:value="21.24">
            <text:p>21.24</text:p>
          </table:table-cell>
          <table:table-cell/>
          <table:table-cell table:formula="of:=IF(RIGHT([.A665];5)=&quot;sleep&quot;;&quot;Sleep(&quot;&amp;[.$L$1]&amp;&quot;*&quot;&amp;ROUND(VALUE([.B665]);2)/[.$M$1]&amp;&quot;)&quot;;[.A665]&amp;&quot;( &quot;&amp;[.B665]&amp;&quot;, &quot;&amp;[.C665]&amp;&quot;, &quot;&amp;[.D665]&amp;&quot;, &quot;&amp;[.$I$1]&amp;&quot;*&quot;&amp;[.F665]&amp;&quot; )&quot;)" office:value-type="string" office:string-value="Turn2( lwing43, y_axis, 2.5, MOVEANIMATIONSPEED*21.24 )">
            <text:p>Turn2( lwing43, y_axis, 2.5, MOVEANIMATIONSPEED*21.24 )</text:p>
          </table:table-cell>
          <table:table-cell table:number-columns-repeated="6"/>
        </table:table-row>
        <table:table-row table:style-name="ro1">
          <table:table-cell table:formula="of:=IF(RIGHT([' ;'.A666];4)=&quot;turn&quot;;&quot;Turn2&quot;;IF(RIGHT([' ;'.A666];4)=&quot;move&quot;;&quot;Move&quot;;[' ;'.A666]))" office:value-type="string" office:string-value="Turn2">
            <text:p>Turn2</text:p>
          </table:table-cell>
          <table:table-cell table:formula="of:=[' ;'.B666]" office:value-type="string" office:string-value="lwing51">
            <text:p>lwing51</text:p>
          </table:table-cell>
          <table:table-cell table:formula="of:=LEFT([' ;'.D666];1)&amp;&quot;_&quot;&amp;RIGHT([' ;'.D666];4)" office:value-type="string" office:string-value="z_axis">
            <text:p>z_axis</text:p>
          </table:table-cell>
          <table:table-cell table:formula="of:=ROUND(VALUE(MID([' ;'.E666];2;LEN([' ;'.E666])-2));1)" office:value-type="float" office:value="-20.8">
            <text:p>-20.8</text:p>
          </table:table-cell>
          <table:table-cell table:formula="of:=VALUE(MID([' ;'.G666];2;LEN([' ;'.G666])-2))" office:value-type="float" office:value="10.219879">
            <text:p>10.219879</text:p>
          </table:table-cell>
          <table:table-cell table:formula="of:=ROUND([.E666]/[.$J$1];2)" office:value-type="float" office:value="10.22">
            <text:p>10.22</text:p>
          </table:table-cell>
          <table:table-cell/>
          <table:table-cell table:formula="of:=IF(RIGHT([.A666];5)=&quot;sleep&quot;;&quot;Sleep(&quot;&amp;[.$L$1]&amp;&quot;*&quot;&amp;ROUND(VALUE([.B666]);2)/[.$M$1]&amp;&quot;)&quot;;[.A666]&amp;&quot;( &quot;&amp;[.B666]&amp;&quot;, &quot;&amp;[.C666]&amp;&quot;, &quot;&amp;[.D666]&amp;&quot;, &quot;&amp;[.$I$1]&amp;&quot;*&quot;&amp;[.F666]&amp;&quot; )&quot;)" office:value-type="string" office:string-value="Turn2( lwing51, z_axis, -20.8, MOVEANIMATIONSPEED*10.22 )">
            <text:p>Turn2( lwing51, z_axis, -20.8, MOVEANIMATIONSPEED*10.22 )</text:p>
          </table:table-cell>
          <table:table-cell table:number-columns-repeated="6"/>
        </table:table-row>
        <table:table-row table:style-name="ro1">
          <table:table-cell table:formula="of:=IF(RIGHT([' ;'.A667];4)=&quot;turn&quot;;&quot;Turn2&quot;;IF(RIGHT([' ;'.A667];4)=&quot;move&quot;;&quot;Move&quot;;[' ;'.A667]))" office:value-type="string" office:string-value="Turn2">
            <text:p>Turn2</text:p>
          </table:table-cell>
          <table:table-cell table:formula="of:=[' ;'.B667]" office:value-type="string" office:string-value="lwing51">
            <text:p>lwing51</text:p>
          </table:table-cell>
          <table:table-cell table:formula="of:=LEFT([' ;'.D667];1)&amp;&quot;_&quot;&amp;RIGHT([' ;'.D667];4)" office:value-type="string" office:string-value="y_axis">
            <text:p>y_axis</text:p>
          </table:table-cell>
          <table:table-cell table:formula="of:=ROUND(VALUE(MID([' ;'.E667];2;LEN([' ;'.E667])-2));1)" office:value-type="float" office:value="-0.4">
            <text:p>-0.4</text:p>
          </table:table-cell>
          <table:table-cell table:formula="of:=VALUE(MID([' ;'.G667];2;LEN([' ;'.G667])-2))" office:value-type="float" office:value="37.410684">
            <text:p>37.410684</text:p>
          </table:table-cell>
          <table:table-cell table:formula="of:=ROUND([.E667]/[.$J$1];2)" office:value-type="float" office:value="37.41">
            <text:p>37.41</text:p>
          </table:table-cell>
          <table:table-cell/>
          <table:table-cell table:formula="of:=IF(RIGHT([.A667];5)=&quot;sleep&quot;;&quot;Sleep(&quot;&amp;[.$L$1]&amp;&quot;*&quot;&amp;ROUND(VALUE([.B667]);2)/[.$M$1]&amp;&quot;)&quot;;[.A667]&amp;&quot;( &quot;&amp;[.B667]&amp;&quot;, &quot;&amp;[.C667]&amp;&quot;, &quot;&amp;[.D667]&amp;&quot;, &quot;&amp;[.$I$1]&amp;&quot;*&quot;&amp;[.F667]&amp;&quot; )&quot;)" office:value-type="string" office:string-value="Turn2( lwing51, y_axis, -0.4, MOVEANIMATIONSPEED*37.41 )">
            <text:p>Turn2( lwing51, y_axis, -0.4, MOVEANIMATIONSPEED*37.41 )</text:p>
          </table:table-cell>
          <table:table-cell table:number-columns-repeated="6"/>
        </table:table-row>
        <table:table-row table:style-name="ro1">
          <table:table-cell table:formula="of:=IF(RIGHT([' ;'.A668];4)=&quot;turn&quot;;&quot;Turn2&quot;;IF(RIGHT([' ;'.A668];4)=&quot;move&quot;;&quot;Move&quot;;[' ;'.A668]))" office:value-type="string" office:string-value="Turn2">
            <text:p>Turn2</text:p>
          </table:table-cell>
          <table:table-cell table:formula="of:=[' ;'.B668]" office:value-type="string" office:string-value="lwing52">
            <text:p>lwing52</text:p>
          </table:table-cell>
          <table:table-cell table:formula="of:=LEFT([' ;'.D668];1)&amp;&quot;_&quot;&amp;RIGHT([' ;'.D668];4)" office:value-type="string" office:string-value="x_axis">
            <text:p>x_axis</text:p>
          </table:table-cell>
          <table:table-cell table:formula="of:=ROUND(VALUE(MID([' ;'.E668];2;LEN([' ;'.E668])-2));1)" office:value-type="float" office:value="-41.8">
            <text:p>-41.8</text:p>
          </table:table-cell>
          <table:table-cell table:formula="of:=VALUE(MID([' ;'.G668];2;LEN([' ;'.G668])-2))" office:value-type="float" office:value="2.547461">
            <text:p>2.547461</text:p>
          </table:table-cell>
          <table:table-cell table:formula="of:=ROUND([.E668]/[.$J$1];2)" office:value-type="float" office:value="2.55">
            <text:p>2.55</text:p>
          </table:table-cell>
          <table:table-cell/>
          <table:table-cell table:formula="of:=IF(RIGHT([.A668];5)=&quot;sleep&quot;;&quot;Sleep(&quot;&amp;[.$L$1]&amp;&quot;*&quot;&amp;ROUND(VALUE([.B668]);2)/[.$M$1]&amp;&quot;)&quot;;[.A668]&amp;&quot;( &quot;&amp;[.B668]&amp;&quot;, &quot;&amp;[.C668]&amp;&quot;, &quot;&amp;[.D668]&amp;&quot;, &quot;&amp;[.$I$1]&amp;&quot;*&quot;&amp;[.F668]&amp;&quot; )&quot;)" office:value-type="string" office:string-value="Turn2( lwing52, x_axis, -41.8, MOVEANIMATIONSPEED*2.55 )">
            <text:p>Turn2( lwing52, x_axis, -41.8, MOVEANIMATIONSPEED*2.55 )</text:p>
          </table:table-cell>
          <table:table-cell table:number-columns-repeated="6"/>
        </table:table-row>
        <table:table-row table:style-name="ro1">
          <table:table-cell table:formula="of:=IF(RIGHT([' ;'.A669];4)=&quot;turn&quot;;&quot;Turn2&quot;;IF(RIGHT([' ;'.A669];4)=&quot;move&quot;;&quot;Move&quot;;[' ;'.A669]))" office:value-type="string" office:string-value="Turn2">
            <text:p>Turn2</text:p>
          </table:table-cell>
          <table:table-cell table:formula="of:=[' ;'.B669]" office:value-type="string" office:string-value="lwing52">
            <text:p>lwing52</text:p>
          </table:table-cell>
          <table:table-cell table:formula="of:=LEFT([' ;'.D669];1)&amp;&quot;_&quot;&amp;RIGHT([' ;'.D669];4)" office:value-type="string" office:string-value="z_axis">
            <text:p>z_axis</text:p>
          </table:table-cell>
          <table:table-cell table:formula="of:=ROUND(VALUE(MID([' ;'.E669];2;LEN([' ;'.E669])-2));1)" office:value-type="float" office:value="-14.6">
            <text:p>-14.6</text:p>
          </table:table-cell>
          <table:table-cell table:formula="of:=VALUE(MID([' ;'.G669];2;LEN([' ;'.G669])-2))" office:value-type="float" office:value="11.365741">
            <text:p>11.365741</text:p>
          </table:table-cell>
          <table:table-cell table:formula="of:=ROUND([.E669]/[.$J$1];2)" office:value-type="float" office:value="11.37">
            <text:p>11.37</text:p>
          </table:table-cell>
          <table:table-cell/>
          <table:table-cell table:formula="of:=IF(RIGHT([.A669];5)=&quot;sleep&quot;;&quot;Sleep(&quot;&amp;[.$L$1]&amp;&quot;*&quot;&amp;ROUND(VALUE([.B669]);2)/[.$M$1]&amp;&quot;)&quot;;[.A669]&amp;&quot;( &quot;&amp;[.B669]&amp;&quot;, &quot;&amp;[.C669]&amp;&quot;, &quot;&amp;[.D669]&amp;&quot;, &quot;&amp;[.$I$1]&amp;&quot;*&quot;&amp;[.F669]&amp;&quot; )&quot;)" office:value-type="string" office:string-value="Turn2( lwing52, z_axis, -14.6, MOVEANIMATIONSPEED*11.37 )">
            <text:p>Turn2( lwing52, z_axis, -14.6, MOVEANIMATIONSPEED*11.37 )</text:p>
          </table:table-cell>
          <table:table-cell table:number-columns-repeated="6"/>
        </table:table-row>
        <table:table-row table:style-name="ro1">
          <table:table-cell table:formula="of:=IF(RIGHT([' ;'.A670];4)=&quot;turn&quot;;&quot;Turn2&quot;;IF(RIGHT([' ;'.A670];4)=&quot;move&quot;;&quot;Move&quot;;[' ;'.A670]))" office:value-type="string" office:string-value="Turn2">
            <text:p>Turn2</text:p>
          </table:table-cell>
          <table:table-cell table:formula="of:=[' ;'.B670]" office:value-type="string" office:string-value="lwing52">
            <text:p>lwing52</text:p>
          </table:table-cell>
          <table:table-cell table:formula="of:=LEFT([' ;'.D670];1)&amp;&quot;_&quot;&amp;RIGHT([' ;'.D670];4)" office:value-type="string" office:string-value="y_axis">
            <text:p>y_axis</text:p>
          </table:table-cell>
          <table:table-cell table:formula="of:=ROUND(VALUE(MID([' ;'.E670];2;LEN([' ;'.E670])-2));1)" office:value-type="float" office:value="2.2">
            <text:p>2.2</text:p>
          </table:table-cell>
          <table:table-cell table:formula="of:=VALUE(MID([' ;'.G670];2;LEN([' ;'.G670])-2))" office:value-type="float" office:value="24.333302">
            <text:p>24.333302</text:p>
          </table:table-cell>
          <table:table-cell table:formula="of:=ROUND([.E670]/[.$J$1];2)" office:value-type="float" office:value="24.33">
            <text:p>24.33</text:p>
          </table:table-cell>
          <table:table-cell/>
          <table:table-cell table:formula="of:=IF(RIGHT([.A670];5)=&quot;sleep&quot;;&quot;Sleep(&quot;&amp;[.$L$1]&amp;&quot;*&quot;&amp;ROUND(VALUE([.B670]);2)/[.$M$1]&amp;&quot;)&quot;;[.A670]&amp;&quot;( &quot;&amp;[.B670]&amp;&quot;, &quot;&amp;[.C670]&amp;&quot;, &quot;&amp;[.D670]&amp;&quot;, &quot;&amp;[.$I$1]&amp;&quot;*&quot;&amp;[.F670]&amp;&quot; )&quot;)" office:value-type="string" office:string-value="Turn2( lwing52, y_axis, 2.2, MOVEANIMATIONSPEED*24.33 )">
            <text:p>Turn2( lwing52, y_axis, 2.2, MOVEANIMATIONSPEED*24.33 )</text:p>
          </table:table-cell>
          <table:table-cell table:number-columns-repeated="6"/>
        </table:table-row>
        <table:table-row table:style-name="ro1">
          <table:table-cell table:formula="of:=IF(RIGHT([' ;'.A671];4)=&quot;turn&quot;;&quot;Turn2&quot;;IF(RIGHT([' ;'.A671];4)=&quot;move&quot;;&quot;Move&quot;;[' ;'.A671]))" office:value-type="string" office:string-value="Turn2">
            <text:p>Turn2</text:p>
          </table:table-cell>
          <table:table-cell table:formula="of:=[' ;'.B671]" office:value-type="string" office:string-value="lwing53">
            <text:p>lwing53</text:p>
          </table:table-cell>
          <table:table-cell table:formula="of:=LEFT([' ;'.D671];1)&amp;&quot;_&quot;&amp;RIGHT([' ;'.D671];4)" office:value-type="string" office:string-value="x_axis">
            <text:p>x_axis</text:p>
          </table:table-cell>
          <table:table-cell table:formula="of:=ROUND(VALUE(MID([' ;'.E671];2;LEN([' ;'.E671])-2));1)" office:value-type="float" office:value="-20">
            <text:p>-20</text:p>
          </table:table-cell>
          <table:table-cell table:formula="of:=VALUE(MID([' ;'.G671];2;LEN([' ;'.G671])-2))" office:value-type="float" office:value="2.571497">
            <text:p>2.571497</text:p>
          </table:table-cell>
          <table:table-cell table:formula="of:=ROUND([.E671]/[.$J$1];2)" office:value-type="float" office:value="2.57">
            <text:p>2.57</text:p>
          </table:table-cell>
          <table:table-cell/>
          <table:table-cell table:formula="of:=IF(RIGHT([.A671];5)=&quot;sleep&quot;;&quot;Sleep(&quot;&amp;[.$L$1]&amp;&quot;*&quot;&amp;ROUND(VALUE([.B671]);2)/[.$M$1]&amp;&quot;)&quot;;[.A671]&amp;&quot;( &quot;&amp;[.B671]&amp;&quot;, &quot;&amp;[.C671]&amp;&quot;, &quot;&amp;[.D671]&amp;&quot;, &quot;&amp;[.$I$1]&amp;&quot;*&quot;&amp;[.F671]&amp;&quot; )&quot;)" office:value-type="string" office:string-value="Turn2( lwing53, x_axis, -20, MOVEANIMATIONSPEED*2.57 )">
            <text:p>Turn2( lwing53, x_axis, -20, MOVEANIMATIONSPEED*2.57 )</text:p>
          </table:table-cell>
          <table:table-cell table:number-columns-repeated="6"/>
        </table:table-row>
        <table:table-row table:style-name="ro1">
          <table:table-cell table:formula="of:=IF(RIGHT([' ;'.A672];4)=&quot;turn&quot;;&quot;Turn2&quot;;IF(RIGHT([' ;'.A672];4)=&quot;move&quot;;&quot;Move&quot;;[' ;'.A672]))" office:value-type="string" office:string-value="Turn2">
            <text:p>Turn2</text:p>
          </table:table-cell>
          <table:table-cell table:formula="of:=[' ;'.B672]" office:value-type="string" office:string-value="lwing53">
            <text:p>lwing53</text:p>
          </table:table-cell>
          <table:table-cell table:formula="of:=LEFT([' ;'.D672];1)&amp;&quot;_&quot;&amp;RIGHT([' ;'.D672];4)" office:value-type="string" office:string-value="z_axis">
            <text:p>z_axis</text:p>
          </table:table-cell>
          <table:table-cell table:formula="of:=ROUND(VALUE(MID([' ;'.E672];2;LEN([' ;'.E672])-2));1)" office:value-type="float" office:value="-6.8">
            <text:p>-6.8</text:p>
          </table:table-cell>
          <table:table-cell table:formula="of:=VALUE(MID([' ;'.G672];2;LEN([' ;'.G672])-2))" office:value-type="float" office:value="7.590519">
            <text:p>7.590519</text:p>
          </table:table-cell>
          <table:table-cell table:formula="of:=ROUND([.E672]/[.$J$1];2)" office:value-type="float" office:value="7.59">
            <text:p>7.59</text:p>
          </table:table-cell>
          <table:table-cell/>
          <table:table-cell table:formula="of:=IF(RIGHT([.A672];5)=&quot;sleep&quot;;&quot;Sleep(&quot;&amp;[.$L$1]&amp;&quot;*&quot;&amp;ROUND(VALUE([.B672]);2)/[.$M$1]&amp;&quot;)&quot;;[.A672]&amp;&quot;( &quot;&amp;[.B672]&amp;&quot;, &quot;&amp;[.C672]&amp;&quot;, &quot;&amp;[.D672]&amp;&quot;, &quot;&amp;[.$I$1]&amp;&quot;*&quot;&amp;[.F672]&amp;&quot; )&quot;)" office:value-type="string" office:string-value="Turn2( lwing53, z_axis, -6.8, MOVEANIMATIONSPEED*7.59 )">
            <text:p>Turn2( lwing53, z_axis, -6.8, MOVEANIMATIONSPEED*7.59 )</text:p>
          </table:table-cell>
          <table:table-cell table:number-columns-repeated="6"/>
        </table:table-row>
        <table:table-row table:style-name="ro1">
          <table:table-cell table:formula="of:=IF(RIGHT([' ;'.A673];4)=&quot;turn&quot;;&quot;Turn2&quot;;IF(RIGHT([' ;'.A673];4)=&quot;move&quot;;&quot;Move&quot;;[' ;'.A673]))" office:value-type="string" office:string-value="Turn2">
            <text:p>Turn2</text:p>
          </table:table-cell>
          <table:table-cell table:formula="of:=[' ;'.B673]" office:value-type="string" office:string-value="lwing53">
            <text:p>lwing53</text:p>
          </table:table-cell>
          <table:table-cell table:formula="of:=LEFT([' ;'.D673];1)&amp;&quot;_&quot;&amp;RIGHT([' ;'.D673];4)" office:value-type="string" office:string-value="y_axis">
            <text:p>y_axis</text:p>
          </table:table-cell>
          <table:table-cell table:formula="of:=ROUND(VALUE(MID([' ;'.E673];2;LEN([' ;'.E673])-2));1)" office:value-type="float" office:value="2.4">
            <text:p>2.4</text:p>
          </table:table-cell>
          <table:table-cell table:formula="of:=VALUE(MID([' ;'.G673];2;LEN([' ;'.G673])-2))" office:value-type="float" office:value="10.541866">
            <text:p>10.541866</text:p>
          </table:table-cell>
          <table:table-cell table:formula="of:=ROUND([.E673]/[.$J$1];2)" office:value-type="float" office:value="10.54">
            <text:p>10.54</text:p>
          </table:table-cell>
          <table:table-cell/>
          <table:table-cell table:formula="of:=IF(RIGHT([.A673];5)=&quot;sleep&quot;;&quot;Sleep(&quot;&amp;[.$L$1]&amp;&quot;*&quot;&amp;ROUND(VALUE([.B673]);2)/[.$M$1]&amp;&quot;)&quot;;[.A673]&amp;&quot;( &quot;&amp;[.B673]&amp;&quot;, &quot;&amp;[.C673]&amp;&quot;, &quot;&amp;[.D673]&amp;&quot;, &quot;&amp;[.$I$1]&amp;&quot;*&quot;&amp;[.F673]&amp;&quot; )&quot;)" office:value-type="string" office:string-value="Turn2( lwing53, y_axis, 2.4, MOVEANIMATIONSPEED*10.54 )">
            <text:p>Turn2( lwing53, y_axis, 2.4, MOVEANIMATIONSPEED*10.54 )</text:p>
          </table:table-cell>
          <table:table-cell table:number-columns-repeated="6"/>
        </table:table-row>
        <table:table-row table:style-name="ro1">
          <table:table-cell table:formula="of:=IF(RIGHT([' ;'.A674];4)=&quot;turn&quot;;&quot;Turn2&quot;;IF(RIGHT([' ;'.A674];4)=&quot;move&quot;;&quot;Move&quot;;[' ;'.A674]))" office:value-type="string" office:string-value="Move">
            <text:p>Move</text:p>
          </table:table-cell>
          <table:table-cell table:formula="of:=[' ;'.B674]" office:value-type="string" office:string-value="pelvis">
            <text:p>pelvis</text:p>
          </table:table-cell>
          <table:table-cell table:formula="of:=LEFT([' ;'.D674];1)&amp;&quot;_&quot;&amp;RIGHT([' ;'.D674];4)" office:value-type="string" office:string-value="y_axis">
            <text:p>y_axis</text:p>
          </table:table-cell>
          <table:table-cell table:formula="of:=ROUND(VALUE(MID([' ;'.E674];2;LEN([' ;'.E674])-2));1)" office:value-type="float" office:value="-5.8">
            <text:p>-5.8</text:p>
          </table:table-cell>
          <table:table-cell table:formula="of:=VALUE(MID([' ;'.G674];2;LEN([' ;'.G674])-2))" office:value-type="float" office:value="7.47891">
            <text:p>7.47891</text:p>
          </table:table-cell>
          <table:table-cell table:formula="of:=ROUND([.E674]/[.$J$1];2)" office:value-type="float" office:value="7.48">
            <text:p>7.48</text:p>
          </table:table-cell>
          <table:table-cell/>
          <table:table-cell table:formula="of:=IF(RIGHT([.A674];5)=&quot;sleep&quot;;&quot;Sleep(&quot;&amp;[.$L$1]&amp;&quot;*&quot;&amp;ROUND(VALUE([.B674]);2)/[.$M$1]&amp;&quot;)&quot;;[.A674]&amp;&quot;( &quot;&amp;[.B674]&amp;&quot;, &quot;&amp;[.C674]&amp;&quot;, &quot;&amp;[.D674]&amp;&quot;, &quot;&amp;[.$I$1]&amp;&quot;*&quot;&amp;[.F674]&amp;&quot; )&quot;)" office:value-type="string" office:string-value="Move( pelvis, y_axis, -5.8, MOVEANIMATIONSPEED*7.48 )">
            <text:p>Move( pelvis, y_axis, -5.8, MOVEANIMATIONSPEED*7.48 )</text:p>
          </table:table-cell>
          <table:table-cell table:number-columns-repeated="6"/>
        </table:table-row>
        <table:table-row table:style-name="ro1">
          <table:table-cell table:formula="of:=IF(RIGHT([' ;'.A675];4)=&quot;turn&quot;;&quot;Turn2&quot;;IF(RIGHT([' ;'.A675];4)=&quot;move&quot;;&quot;Move&quot;;[' ;'.A675]))" office:value-type="string" office:string-value="Turn2">
            <text:p>Turn2</text:p>
          </table:table-cell>
          <table:table-cell table:formula="of:=[' ;'.B675]" office:value-type="string" office:string-value="rfinger11">
            <text:p>rfinger11</text:p>
          </table:table-cell>
          <table:table-cell table:formula="of:=LEFT([' ;'.D675];1)&amp;&quot;_&quot;&amp;RIGHT([' ;'.D675];4)" office:value-type="string" office:string-value="x_axis">
            <text:p>x_axis</text:p>
          </table:table-cell>
          <table:table-cell table:formula="of:=ROUND(VALUE(MID([' ;'.E675];2;LEN([' ;'.E675])-2));1)" office:value-type="float" office:value="-22.5">
            <text:p>-22.5</text:p>
          </table:table-cell>
          <table:table-cell table:formula="of:=VALUE(MID([' ;'.G675];2;LEN([' ;'.G675])-2))" office:value-type="float" office:value="0.231964">
            <text:p>0.231964</text:p>
          </table:table-cell>
          <table:table-cell table:formula="of:=ROUND([.E675]/[.$J$1];2)" office:value-type="float" office:value="0.23">
            <text:p>0.23</text:p>
          </table:table-cell>
          <table:table-cell/>
          <table:table-cell table:formula="of:=IF(RIGHT([.A675];5)=&quot;sleep&quot;;&quot;Sleep(&quot;&amp;[.$L$1]&amp;&quot;*&quot;&amp;ROUND(VALUE([.B675]);2)/[.$M$1]&amp;&quot;)&quot;;[.A675]&amp;&quot;( &quot;&amp;[.B675]&amp;&quot;, &quot;&amp;[.C675]&amp;&quot;, &quot;&amp;[.D675]&amp;&quot;, &quot;&amp;[.$I$1]&amp;&quot;*&quot;&amp;[.F675]&amp;&quot; )&quot;)" office:value-type="string" office:string-value="Turn2( rfinger11, x_axis, -22.5, MOVEANIMATIONSPEED*0.23 )">
            <text:p>Turn2( rfinger11, x_axis, -22.5, MOVEANIMATIONSPEED*0.23 )</text:p>
          </table:table-cell>
          <table:table-cell table:number-columns-repeated="6"/>
        </table:table-row>
        <table:table-row table:style-name="ro1">
          <table:table-cell table:formula="of:=IF(RIGHT([' ;'.A676];4)=&quot;turn&quot;;&quot;Turn2&quot;;IF(RIGHT([' ;'.A676];4)=&quot;move&quot;;&quot;Move&quot;;[' ;'.A676]))" office:value-type="string" office:string-value="Turn2">
            <text:p>Turn2</text:p>
          </table:table-cell>
          <table:table-cell table:formula="of:=[' ;'.B676]" office:value-type="string" office:string-value="rfinger11">
            <text:p>rfinger11</text:p>
          </table:table-cell>
          <table:table-cell table:formula="of:=LEFT([' ;'.D676];1)&amp;&quot;_&quot;&amp;RIGHT([' ;'.D676];4)" office:value-type="string" office:string-value="z_axis">
            <text:p>z_axis</text:p>
          </table:table-cell>
          <table:table-cell table:formula="of:=ROUND(VALUE(MID([' ;'.E676];2;LEN([' ;'.E676])-2));1)" office:value-type="float" office:value="5.1">
            <text:p>5.1</text:p>
          </table:table-cell>
          <table:table-cell table:formula="of:=VALUE(MID([' ;'.G676];2;LEN([' ;'.G676])-2))" office:value-type="float" office:value="16.475385">
            <text:p>16.475385</text:p>
          </table:table-cell>
          <table:table-cell table:formula="of:=ROUND([.E676]/[.$J$1];2)" office:value-type="float" office:value="16.48">
            <text:p>16.48</text:p>
          </table:table-cell>
          <table:table-cell/>
          <table:table-cell table:formula="of:=IF(RIGHT([.A676];5)=&quot;sleep&quot;;&quot;Sleep(&quot;&amp;[.$L$1]&amp;&quot;*&quot;&amp;ROUND(VALUE([.B676]);2)/[.$M$1]&amp;&quot;)&quot;;[.A676]&amp;&quot;( &quot;&amp;[.B676]&amp;&quot;, &quot;&amp;[.C676]&amp;&quot;, &quot;&amp;[.D676]&amp;&quot;, &quot;&amp;[.$I$1]&amp;&quot;*&quot;&amp;[.F676]&amp;&quot; )&quot;)" office:value-type="string" office:string-value="Turn2( rfinger11, z_axis, 5.1, MOVEANIMATIONSPEED*16.48 )">
            <text:p>Turn2( rfinger11, z_axis, 5.1, MOVEANIMATIONSPEED*16.48 )</text:p>
          </table:table-cell>
          <table:table-cell table:number-columns-repeated="6"/>
        </table:table-row>
        <table:table-row table:style-name="ro1">
          <table:table-cell table:formula="of:=IF(RIGHT([' ;'.A677];4)=&quot;turn&quot;;&quot;Turn2&quot;;IF(RIGHT([' ;'.A677];4)=&quot;move&quot;;&quot;Move&quot;;[' ;'.A677]))" office:value-type="string" office:string-value="Turn2">
            <text:p>Turn2</text:p>
          </table:table-cell>
          <table:table-cell table:formula="of:=[' ;'.B677]" office:value-type="string" office:string-value="rfinger11">
            <text:p>rfinger11</text:p>
          </table:table-cell>
          <table:table-cell table:formula="of:=LEFT([' ;'.D677];1)&amp;&quot;_&quot;&amp;RIGHT([' ;'.D677];4)" office:value-type="string" office:string-value="y_axis">
            <text:p>y_axis</text:p>
          </table:table-cell>
          <table:table-cell table:formula="of:=ROUND(VALUE(MID([' ;'.E677];2;LEN([' ;'.E677])-2));1)" office:value-type="float" office:value="14.2">
            <text:p>14.2</text:p>
          </table:table-cell>
          <table:table-cell table:formula="of:=VALUE(MID([' ;'.G677];2;LEN([' ;'.G677])-2))" office:value-type="float" office:value="1.482635">
            <text:p>1.482635</text:p>
          </table:table-cell>
          <table:table-cell table:formula="of:=ROUND([.E677]/[.$J$1];2)" office:value-type="float" office:value="1.48">
            <text:p>1.48</text:p>
          </table:table-cell>
          <table:table-cell/>
          <table:table-cell table:formula="of:=IF(RIGHT([.A677];5)=&quot;sleep&quot;;&quot;Sleep(&quot;&amp;[.$L$1]&amp;&quot;*&quot;&amp;ROUND(VALUE([.B677]);2)/[.$M$1]&amp;&quot;)&quot;;[.A677]&amp;&quot;( &quot;&amp;[.B677]&amp;&quot;, &quot;&amp;[.C677]&amp;&quot;, &quot;&amp;[.D677]&amp;&quot;, &quot;&amp;[.$I$1]&amp;&quot;*&quot;&amp;[.F677]&amp;&quot; )&quot;)" office:value-type="string" office:string-value="Turn2( rfinger11, y_axis, 14.2, MOVEANIMATIONSPEED*1.48 )">
            <text:p>Turn2( rfinger11, y_axis, 14.2, MOVEANIMATIONSPEED*1.48 )</text:p>
          </table:table-cell>
          <table:table-cell table:number-columns-repeated="6"/>
        </table:table-row>
        <table:table-row table:style-name="ro1">
          <table:table-cell table:formula="of:=IF(RIGHT([' ;'.A678];4)=&quot;turn&quot;;&quot;Turn2&quot;;IF(RIGHT([' ;'.A678];4)=&quot;move&quot;;&quot;Move&quot;;[' ;'.A678]))" office:value-type="string" office:string-value="Turn2">
            <text:p>Turn2</text:p>
          </table:table-cell>
          <table:table-cell table:formula="of:=[' ;'.B678]" office:value-type="string" office:string-value="rfinger12">
            <text:p>rfinger12</text:p>
          </table:table-cell>
          <table:table-cell table:formula="of:=LEFT([' ;'.D678];1)&amp;&quot;_&quot;&amp;RIGHT([' ;'.D678];4)" office:value-type="string" office:string-value="x_axis">
            <text:p>x_axis</text:p>
          </table:table-cell>
          <table:table-cell table:formula="of:=ROUND(VALUE(MID([' ;'.E678];2;LEN([' ;'.E678])-2));1)" office:value-type="float" office:value="-22.4">
            <text:p>-22.4</text:p>
          </table:table-cell>
          <table:table-cell table:formula="of:=VALUE(MID([' ;'.G678];2;LEN([' ;'.G678])-2))" office:value-type="float" office:value="15.031745">
            <text:p>15.031745</text:p>
          </table:table-cell>
          <table:table-cell table:formula="of:=ROUND([.E678]/[.$J$1];2)" office:value-type="float" office:value="15.03">
            <text:p>15.03</text:p>
          </table:table-cell>
          <table:table-cell/>
          <table:table-cell table:formula="of:=IF(RIGHT([.A678];5)=&quot;sleep&quot;;&quot;Sleep(&quot;&amp;[.$L$1]&amp;&quot;*&quot;&amp;ROUND(VALUE([.B678]);2)/[.$M$1]&amp;&quot;)&quot;;[.A678]&amp;&quot;( &quot;&amp;[.B678]&amp;&quot;, &quot;&amp;[.C678]&amp;&quot;, &quot;&amp;[.D678]&amp;&quot;, &quot;&amp;[.$I$1]&amp;&quot;*&quot;&amp;[.F678]&amp;&quot; )&quot;)" office:value-type="string" office:string-value="Turn2( rfinger12, x_axis, -22.4, MOVEANIMATIONSPEED*15.03 )">
            <text:p>Turn2( rfinger12, x_axis, -22.4, MOVEANIMATIONSPEED*15.03 )</text:p>
          </table:table-cell>
          <table:table-cell table:number-columns-repeated="6"/>
        </table:table-row>
        <table:table-row table:style-name="ro1">
          <table:table-cell table:formula="of:=IF(RIGHT([' ;'.A679];4)=&quot;turn&quot;;&quot;Turn2&quot;;IF(RIGHT([' ;'.A679];4)=&quot;move&quot;;&quot;Move&quot;;[' ;'.A679]))" office:value-type="string" office:string-value="Turn2">
            <text:p>Turn2</text:p>
          </table:table-cell>
          <table:table-cell table:formula="of:=[' ;'.B679]" office:value-type="string" office:string-value="rfinger12">
            <text:p>rfinger12</text:p>
          </table:table-cell>
          <table:table-cell table:formula="of:=LEFT([' ;'.D679];1)&amp;&quot;_&quot;&amp;RIGHT([' ;'.D679];4)" office:value-type="string" office:string-value="z_axis">
            <text:p>z_axis</text:p>
          </table:table-cell>
          <table:table-cell table:formula="of:=ROUND(VALUE(MID([' ;'.E679];2;LEN([' ;'.E679])-2));1)" office:value-type="float" office:value="1.4">
            <text:p>1.4</text:p>
          </table:table-cell>
          <table:table-cell table:formula="of:=VALUE(MID([' ;'.G679];2;LEN([' ;'.G679])-2))" office:value-type="float" office:value="49.781935">
            <text:p>49.781935</text:p>
          </table:table-cell>
          <table:table-cell table:formula="of:=ROUND([.E679]/[.$J$1];2)" office:value-type="float" office:value="49.78">
            <text:p>49.78</text:p>
          </table:table-cell>
          <table:table-cell/>
          <table:table-cell table:formula="of:=IF(RIGHT([.A679];5)=&quot;sleep&quot;;&quot;Sleep(&quot;&amp;[.$L$1]&amp;&quot;*&quot;&amp;ROUND(VALUE([.B679]);2)/[.$M$1]&amp;&quot;)&quot;;[.A679]&amp;&quot;( &quot;&amp;[.B679]&amp;&quot;, &quot;&amp;[.C679]&amp;&quot;, &quot;&amp;[.D679]&amp;&quot;, &quot;&amp;[.$I$1]&amp;&quot;*&quot;&amp;[.F679]&amp;&quot; )&quot;)" office:value-type="string" office:string-value="Turn2( rfinger12, z_axis, 1.4, MOVEANIMATIONSPEED*49.78 )">
            <text:p>Turn2( rfinger12, z_axis, 1.4, MOVEANIMATIONSPEED*49.78 )</text:p>
          </table:table-cell>
          <table:table-cell table:number-columns-repeated="6"/>
        </table:table-row>
        <table:table-row table:style-name="ro1">
          <table:table-cell table:formula="of:=IF(RIGHT([' ;'.A680];4)=&quot;turn&quot;;&quot;Turn2&quot;;IF(RIGHT([' ;'.A680];4)=&quot;move&quot;;&quot;Move&quot;;[' ;'.A680]))" office:value-type="string" office:string-value="Turn2">
            <text:p>Turn2</text:p>
          </table:table-cell>
          <table:table-cell table:formula="of:=[' ;'.B680]" office:value-type="string" office:string-value="rfinger12">
            <text:p>rfinger12</text:p>
          </table:table-cell>
          <table:table-cell table:formula="of:=LEFT([' ;'.D680];1)&amp;&quot;_&quot;&amp;RIGHT([' ;'.D680];4)" office:value-type="string" office:string-value="y_axis">
            <text:p>y_axis</text:p>
          </table:table-cell>
          <table:table-cell table:formula="of:=ROUND(VALUE(MID([' ;'.E680];2;LEN([' ;'.E680])-2));1)" office:value-type="float" office:value="49.8">
            <text:p>49.8</text:p>
          </table:table-cell>
          <table:table-cell table:formula="of:=VALUE(MID([' ;'.G680];2;LEN([' ;'.G680])-2))" office:value-type="float" office:value="11.119353">
            <text:p>11.119353</text:p>
          </table:table-cell>
          <table:table-cell table:formula="of:=ROUND([.E680]/[.$J$1];2)" office:value-type="float" office:value="11.12">
            <text:p>11.12</text:p>
          </table:table-cell>
          <table:table-cell/>
          <table:table-cell table:formula="of:=IF(RIGHT([.A680];5)=&quot;sleep&quot;;&quot;Sleep(&quot;&amp;[.$L$1]&amp;&quot;*&quot;&amp;ROUND(VALUE([.B680]);2)/[.$M$1]&amp;&quot;)&quot;;[.A680]&amp;&quot;( &quot;&amp;[.B680]&amp;&quot;, &quot;&amp;[.C680]&amp;&quot;, &quot;&amp;[.D680]&amp;&quot;, &quot;&amp;[.$I$1]&amp;&quot;*&quot;&amp;[.F680]&amp;&quot; )&quot;)" office:value-type="string" office:string-value="Turn2( rfinger12, y_axis, 49.8, MOVEANIMATIONSPEED*11.12 )">
            <text:p>Turn2( rfinger12, y_axis, 49.8, MOVEANIMATIONSPEED*11.12 )</text:p>
          </table:table-cell>
          <table:table-cell table:number-columns-repeated="6"/>
        </table:table-row>
        <table:table-row table:style-name="ro1">
          <table:table-cell table:formula="of:=IF(RIGHT([' ;'.A681];4)=&quot;turn&quot;;&quot;Turn2&quot;;IF(RIGHT([' ;'.A681];4)=&quot;move&quot;;&quot;Move&quot;;[' ;'.A681]))" office:value-type="string" office:string-value="Turn2">
            <text:p>Turn2</text:p>
          </table:table-cell>
          <table:table-cell table:formula="of:=[' ;'.B681]" office:value-type="string" office:string-value="rfinger21">
            <text:p>rfinger21</text:p>
          </table:table-cell>
          <table:table-cell table:formula="of:=LEFT([' ;'.D681];1)&amp;&quot;_&quot;&amp;RIGHT([' ;'.D681];4)" office:value-type="string" office:string-value="x_axis">
            <text:p>x_axis</text:p>
          </table:table-cell>
          <table:table-cell table:formula="of:=ROUND(VALUE(MID([' ;'.E681];2;LEN([' ;'.E681])-2));1)" office:value-type="float" office:value="-24.8">
            <text:p>-24.8</text:p>
          </table:table-cell>
          <table:table-cell table:formula="of:=VALUE(MID([' ;'.G681];2;LEN([' ;'.G681])-2))" office:value-type="float" office:value="35.966508">
            <text:p>35.966508</text:p>
          </table:table-cell>
          <table:table-cell table:formula="of:=ROUND([.E681]/[.$J$1];2)" office:value-type="float" office:value="35.97">
            <text:p>35.97</text:p>
          </table:table-cell>
          <table:table-cell/>
          <table:table-cell table:formula="of:=IF(RIGHT([.A681];5)=&quot;sleep&quot;;&quot;Sleep(&quot;&amp;[.$L$1]&amp;&quot;*&quot;&amp;ROUND(VALUE([.B681]);2)/[.$M$1]&amp;&quot;)&quot;;[.A681]&amp;&quot;( &quot;&amp;[.B681]&amp;&quot;, &quot;&amp;[.C681]&amp;&quot;, &quot;&amp;[.D681]&amp;&quot;, &quot;&amp;[.$I$1]&amp;&quot;*&quot;&amp;[.F681]&amp;&quot; )&quot;)" office:value-type="string" office:string-value="Turn2( rfinger21, x_axis, -24.8, MOVEANIMATIONSPEED*35.97 )">
            <text:p>Turn2( rfinger21, x_axis, -24.8, MOVEANIMATIONSPEED*35.97 )</text:p>
          </table:table-cell>
          <table:table-cell table:number-columns-repeated="6"/>
        </table:table-row>
        <table:table-row table:style-name="ro1">
          <table:table-cell table:formula="of:=IF(RIGHT([' ;'.A682];4)=&quot;turn&quot;;&quot;Turn2&quot;;IF(RIGHT([' ;'.A682];4)=&quot;move&quot;;&quot;Move&quot;;[' ;'.A682]))" office:value-type="string" office:string-value="Turn2">
            <text:p>Turn2</text:p>
          </table:table-cell>
          <table:table-cell table:formula="of:=[' ;'.B682]" office:value-type="string" office:string-value="rfinger21">
            <text:p>rfinger21</text:p>
          </table:table-cell>
          <table:table-cell table:formula="of:=LEFT([' ;'.D682];1)&amp;&quot;_&quot;&amp;RIGHT([' ;'.D682];4)" office:value-type="string" office:string-value="z_axis">
            <text:p>z_axis</text:p>
          </table:table-cell>
          <table:table-cell table:formula="of:=ROUND(VALUE(MID([' ;'.E682];2;LEN([' ;'.E682])-2));1)" office:value-type="float" office:value="62.2">
            <text:p>62.2</text:p>
          </table:table-cell>
          <table:table-cell table:formula="of:=VALUE(MID([' ;'.G682];2;LEN([' ;'.G682])-2))" office:value-type="float" office:value="35.354879">
            <text:p>35.354879</text:p>
          </table:table-cell>
          <table:table-cell table:formula="of:=ROUND([.E682]/[.$J$1];2)" office:value-type="float" office:value="35.35">
            <text:p>35.35</text:p>
          </table:table-cell>
          <table:table-cell/>
          <table:table-cell table:formula="of:=IF(RIGHT([.A682];5)=&quot;sleep&quot;;&quot;Sleep(&quot;&amp;[.$L$1]&amp;&quot;*&quot;&amp;ROUND(VALUE([.B682]);2)/[.$M$1]&amp;&quot;)&quot;;[.A682]&amp;&quot;( &quot;&amp;[.B682]&amp;&quot;, &quot;&amp;[.C682]&amp;&quot;, &quot;&amp;[.D682]&amp;&quot;, &quot;&amp;[.$I$1]&amp;&quot;*&quot;&amp;[.F682]&amp;&quot; )&quot;)" office:value-type="string" office:string-value="Turn2( rfinger21, z_axis, 62.2, MOVEANIMATIONSPEED*35.35 )">
            <text:p>Turn2( rfinger21, z_axis, 62.2, MOVEANIMATIONSPEED*35.35 )</text:p>
          </table:table-cell>
          <table:table-cell table:number-columns-repeated="6"/>
        </table:table-row>
        <table:table-row table:style-name="ro1">
          <table:table-cell table:formula="of:=IF(RIGHT([' ;'.A683];4)=&quot;turn&quot;;&quot;Turn2&quot;;IF(RIGHT([' ;'.A683];4)=&quot;move&quot;;&quot;Move&quot;;[' ;'.A683]))" office:value-type="string" office:string-value="Turn2">
            <text:p>Turn2</text:p>
          </table:table-cell>
          <table:table-cell table:formula="of:=[' ;'.B683]" office:value-type="string" office:string-value="rfinger21">
            <text:p>rfinger21</text:p>
          </table:table-cell>
          <table:table-cell table:formula="of:=LEFT([' ;'.D683];1)&amp;&quot;_&quot;&amp;RIGHT([' ;'.D683];4)" office:value-type="string" office:string-value="y_axis">
            <text:p>y_axis</text:p>
          </table:table-cell>
          <table:table-cell table:formula="of:=ROUND(VALUE(MID([' ;'.E683];2;LEN([' ;'.E683])-2));1)" office:value-type="float" office:value="11.4">
            <text:p>11.4</text:p>
          </table:table-cell>
          <table:table-cell table:formula="of:=VALUE(MID([' ;'.G683];2;LEN([' ;'.G683])-2))" office:value-type="float" office:value="78.095323">
            <text:p>78.095323</text:p>
          </table:table-cell>
          <table:table-cell table:formula="of:=ROUND([.E683]/[.$J$1];2)" office:value-type="float" office:value="78.1">
            <text:p>78.1</text:p>
          </table:table-cell>
          <table:table-cell/>
          <table:table-cell table:formula="of:=IF(RIGHT([.A683];5)=&quot;sleep&quot;;&quot;Sleep(&quot;&amp;[.$L$1]&amp;&quot;*&quot;&amp;ROUND(VALUE([.B683]);2)/[.$M$1]&amp;&quot;)&quot;;[.A683]&amp;&quot;( &quot;&amp;[.B683]&amp;&quot;, &quot;&amp;[.C683]&amp;&quot;, &quot;&amp;[.D683]&amp;&quot;, &quot;&amp;[.$I$1]&amp;&quot;*&quot;&amp;[.F683]&amp;&quot; )&quot;)" office:value-type="string" office:string-value="Turn2( rfinger21, y_axis, 11.4, MOVEANIMATIONSPEED*78.1 )">
            <text:p>Turn2( rfinger21, y_axis, 11.4, MOVEANIMATIONSPEED*78.1 )</text:p>
          </table:table-cell>
          <table:table-cell table:number-columns-repeated="6"/>
        </table:table-row>
        <table:table-row table:style-name="ro1">
          <table:table-cell table:formula="of:=IF(RIGHT([' ;'.A684];4)=&quot;turn&quot;;&quot;Turn2&quot;;IF(RIGHT([' ;'.A684];4)=&quot;move&quot;;&quot;Move&quot;;[' ;'.A684]))" office:value-type="string" office:string-value="Turn2">
            <text:p>Turn2</text:p>
          </table:table-cell>
          <table:table-cell table:formula="of:=[' ;'.B684]" office:value-type="string" office:string-value="rfinger22">
            <text:p>rfinger22</text:p>
          </table:table-cell>
          <table:table-cell table:formula="of:=LEFT([' ;'.D684];1)&amp;&quot;_&quot;&amp;RIGHT([' ;'.D684];4)" office:value-type="string" office:string-value="x_axis">
            <text:p>x_axis</text:p>
          </table:table-cell>
          <table:table-cell table:formula="of:=ROUND(VALUE(MID([' ;'.E684];2;LEN([' ;'.E684])-2));1)" office:value-type="float" office:value="-87.7">
            <text:p>-87.7</text:p>
          </table:table-cell>
          <table:table-cell table:formula="of:=VALUE(MID([' ;'.G684];2;LEN([' ;'.G684])-2))" office:value-type="float" office:value="0.699167">
            <text:p>0.699167</text:p>
          </table:table-cell>
          <table:table-cell table:formula="of:=ROUND([.E684]/[.$J$1];2)" office:value-type="float" office:value="0.7">
            <text:p>0.7</text:p>
          </table:table-cell>
          <table:table-cell/>
          <table:table-cell table:formula="of:=IF(RIGHT([.A684];5)=&quot;sleep&quot;;&quot;Sleep(&quot;&amp;[.$L$1]&amp;&quot;*&quot;&amp;ROUND(VALUE([.B684]);2)/[.$M$1]&amp;&quot;)&quot;;[.A684]&amp;&quot;( &quot;&amp;[.B684]&amp;&quot;, &quot;&amp;[.C684]&amp;&quot;, &quot;&amp;[.D684]&amp;&quot;, &quot;&amp;[.$I$1]&amp;&quot;*&quot;&amp;[.F684]&amp;&quot; )&quot;)" office:value-type="string" office:string-value="Turn2( rfinger22, x_axis, -87.7, MOVEANIMATIONSPEED*0.7 )">
            <text:p>Turn2( rfinger22, x_axis, -87.7, MOVEANIMATIONSPEED*0.7 )</text:p>
          </table:table-cell>
          <table:table-cell table:number-columns-repeated="6"/>
        </table:table-row>
        <table:table-row table:style-name="ro1">
          <table:table-cell table:formula="of:=IF(RIGHT([' ;'.A685];4)=&quot;turn&quot;;&quot;Turn2&quot;;IF(RIGHT([' ;'.A685];4)=&quot;move&quot;;&quot;Move&quot;;[' ;'.A685]))" office:value-type="string" office:string-value="Turn2">
            <text:p>Turn2</text:p>
          </table:table-cell>
          <table:table-cell table:formula="of:=[' ;'.B685]" office:value-type="string" office:string-value="rfinger22">
            <text:p>rfinger22</text:p>
          </table:table-cell>
          <table:table-cell table:formula="of:=LEFT([' ;'.D685];1)&amp;&quot;_&quot;&amp;RIGHT([' ;'.D685];4)" office:value-type="string" office:string-value="z_axis">
            <text:p>z_axis</text:p>
          </table:table-cell>
          <table:table-cell table:formula="of:=ROUND(VALUE(MID([' ;'.E685];2;LEN([' ;'.E685])-2));1)" office:value-type="float" office:value="6.4">
            <text:p>6.4</text:p>
          </table:table-cell>
          <table:table-cell table:formula="of:=VALUE(MID([' ;'.G685];2;LEN([' ;'.G685])-2))" office:value-type="float" office:value="13.7562">
            <text:p>13.7562</text:p>
          </table:table-cell>
          <table:table-cell table:formula="of:=ROUND([.E685]/[.$J$1];2)" office:value-type="float" office:value="13.76">
            <text:p>13.76</text:p>
          </table:table-cell>
          <table:table-cell/>
          <table:table-cell table:formula="of:=IF(RIGHT([.A685];5)=&quot;sleep&quot;;&quot;Sleep(&quot;&amp;[.$L$1]&amp;&quot;*&quot;&amp;ROUND(VALUE([.B685]);2)/[.$M$1]&amp;&quot;)&quot;;[.A685]&amp;&quot;( &quot;&amp;[.B685]&amp;&quot;, &quot;&amp;[.C685]&amp;&quot;, &quot;&amp;[.D685]&amp;&quot;, &quot;&amp;[.$I$1]&amp;&quot;*&quot;&amp;[.F685]&amp;&quot; )&quot;)" office:value-type="string" office:string-value="Turn2( rfinger22, z_axis, 6.4, MOVEANIMATIONSPEED*13.76 )">
            <text:p>Turn2( rfinger22, z_axis, 6.4, MOVEANIMATIONSPEED*13.76 )</text:p>
          </table:table-cell>
          <table:table-cell table:number-columns-repeated="6"/>
        </table:table-row>
        <table:table-row table:style-name="ro1">
          <table:table-cell table:formula="of:=IF(RIGHT([' ;'.A686];4)=&quot;turn&quot;;&quot;Turn2&quot;;IF(RIGHT([' ;'.A686];4)=&quot;move&quot;;&quot;Move&quot;;[' ;'.A686]))" office:value-type="string" office:string-value="Turn2">
            <text:p>Turn2</text:p>
          </table:table-cell>
          <table:table-cell table:formula="of:=[' ;'.B686]" office:value-type="string" office:string-value="rfinger22">
            <text:p>rfinger22</text:p>
          </table:table-cell>
          <table:table-cell table:formula="of:=LEFT([' ;'.D686];1)&amp;&quot;_&quot;&amp;RIGHT([' ;'.D686];4)" office:value-type="string" office:string-value="y_axis">
            <text:p>y_axis</text:p>
          </table:table-cell>
          <table:table-cell table:formula="of:=ROUND(VALUE(MID([' ;'.E686];2;LEN([' ;'.E686])-2));1)" office:value-type="float" office:value="16.4">
            <text:p>16.4</text:p>
          </table:table-cell>
          <table:table-cell table:formula="of:=VALUE(MID([' ;'.G686];2;LEN([' ;'.G686])-2))" office:value-type="float" office:value="6.494134">
            <text:p>6.494134</text:p>
          </table:table-cell>
          <table:table-cell table:formula="of:=ROUND([.E686]/[.$J$1];2)" office:value-type="float" office:value="6.49">
            <text:p>6.49</text:p>
          </table:table-cell>
          <table:table-cell/>
          <table:table-cell table:formula="of:=IF(RIGHT([.A686];5)=&quot;sleep&quot;;&quot;Sleep(&quot;&amp;[.$L$1]&amp;&quot;*&quot;&amp;ROUND(VALUE([.B686]);2)/[.$M$1]&amp;&quot;)&quot;;[.A686]&amp;&quot;( &quot;&amp;[.B686]&amp;&quot;, &quot;&amp;[.C686]&amp;&quot;, &quot;&amp;[.D686]&amp;&quot;, &quot;&amp;[.$I$1]&amp;&quot;*&quot;&amp;[.F686]&amp;&quot; )&quot;)" office:value-type="string" office:string-value="Turn2( rfinger22, y_axis, 16.4, MOVEANIMATIONSPEED*6.49 )">
            <text:p>Turn2( rfinger22, y_axis, 16.4, MOVEANIMATIONSPEED*6.49 )</text:p>
          </table:table-cell>
          <table:table-cell table:number-columns-repeated="6"/>
        </table:table-row>
        <table:table-row table:style-name="ro1">
          <table:table-cell table:formula="of:=IF(RIGHT([' ;'.A687];4)=&quot;turn&quot;;&quot;Turn2&quot;;IF(RIGHT([' ;'.A687];4)=&quot;move&quot;;&quot;Move&quot;;[' ;'.A687]))" office:value-type="string" office:string-value="Turn2">
            <text:p>Turn2</text:p>
          </table:table-cell>
          <table:table-cell table:formula="of:=[' ;'.B687]" office:value-type="string" office:string-value="rfinger31">
            <text:p>rfinger31</text:p>
          </table:table-cell>
          <table:table-cell table:formula="of:=LEFT([' ;'.D687];1)&amp;&quot;_&quot;&amp;RIGHT([' ;'.D687];4)" office:value-type="string" office:string-value="x_axis">
            <text:p>x_axis</text:p>
          </table:table-cell>
          <table:table-cell table:formula="of:=ROUND(VALUE(MID([' ;'.E687];2;LEN([' ;'.E687])-2));1)" office:value-type="float" office:value="-21.4">
            <text:p>-21.4</text:p>
          </table:table-cell>
          <table:table-cell table:formula="of:=VALUE(MID([' ;'.G687];2;LEN([' ;'.G687])-2))" office:value-type="float" office:value="12.381564">
            <text:p>12.381564</text:p>
          </table:table-cell>
          <table:table-cell table:formula="of:=ROUND([.E687]/[.$J$1];2)" office:value-type="float" office:value="12.38">
            <text:p>12.38</text:p>
          </table:table-cell>
          <table:table-cell/>
          <table:table-cell table:formula="of:=IF(RIGHT([.A687];5)=&quot;sleep&quot;;&quot;Sleep(&quot;&amp;[.$L$1]&amp;&quot;*&quot;&amp;ROUND(VALUE([.B687]);2)/[.$M$1]&amp;&quot;)&quot;;[.A687]&amp;&quot;( &quot;&amp;[.B687]&amp;&quot;, &quot;&amp;[.C687]&amp;&quot;, &quot;&amp;[.D687]&amp;&quot;, &quot;&amp;[.$I$1]&amp;&quot;*&quot;&amp;[.F687]&amp;&quot; )&quot;)" office:value-type="string" office:string-value="Turn2( rfinger31, x_axis, -21.4, MOVEANIMATIONSPEED*12.38 )">
            <text:p>Turn2( rfinger31, x_axis, -21.4, MOVEANIMATIONSPEED*12.38 )</text:p>
          </table:table-cell>
          <table:table-cell table:number-columns-repeated="6"/>
        </table:table-row>
        <table:table-row table:style-name="ro1">
          <table:table-cell table:formula="of:=IF(RIGHT([' ;'.A688];4)=&quot;turn&quot;;&quot;Turn2&quot;;IF(RIGHT([' ;'.A688];4)=&quot;move&quot;;&quot;Move&quot;;[' ;'.A688]))" office:value-type="string" office:string-value="Turn2">
            <text:p>Turn2</text:p>
          </table:table-cell>
          <table:table-cell table:formula="of:=[' ;'.B688]" office:value-type="string" office:string-value="rfinger31">
            <text:p>rfinger31</text:p>
          </table:table-cell>
          <table:table-cell table:formula="of:=LEFT([' ;'.D688];1)&amp;&quot;_&quot;&amp;RIGHT([' ;'.D688];4)" office:value-type="string" office:string-value="z_axis">
            <text:p>z_axis</text:p>
          </table:table-cell>
          <table:table-cell table:formula="of:=ROUND(VALUE(MID([' ;'.E688];2;LEN([' ;'.E688])-2));1)" office:value-type="float" office:value="47.4">
            <text:p>47.4</text:p>
          </table:table-cell>
          <table:table-cell table:formula="of:=VALUE(MID([' ;'.G688];2;LEN([' ;'.G688])-2))" office:value-type="float" office:value="34.622788">
            <text:p>34.622788</text:p>
          </table:table-cell>
          <table:table-cell table:formula="of:=ROUND([.E688]/[.$J$1];2)" office:value-type="float" office:value="34.62">
            <text:p>34.62</text:p>
          </table:table-cell>
          <table:table-cell/>
          <table:table-cell table:formula="of:=IF(RIGHT([.A688];5)=&quot;sleep&quot;;&quot;Sleep(&quot;&amp;[.$L$1]&amp;&quot;*&quot;&amp;ROUND(VALUE([.B688]);2)/[.$M$1]&amp;&quot;)&quot;;[.A688]&amp;&quot;( &quot;&amp;[.B688]&amp;&quot;, &quot;&amp;[.C688]&amp;&quot;, &quot;&amp;[.D688]&amp;&quot;, &quot;&amp;[.$I$1]&amp;&quot;*&quot;&amp;[.F688]&amp;&quot; )&quot;)" office:value-type="string" office:string-value="Turn2( rfinger31, z_axis, 47.4, MOVEANIMATIONSPEED*34.62 )">
            <text:p>Turn2( rfinger31, z_axis, 47.4, MOVEANIMATIONSPEED*34.62 )</text:p>
          </table:table-cell>
          <table:table-cell table:number-columns-repeated="6"/>
        </table:table-row>
        <table:table-row table:style-name="ro1">
          <table:table-cell table:formula="of:=IF(RIGHT([' ;'.A689];4)=&quot;turn&quot;;&quot;Turn2&quot;;IF(RIGHT([' ;'.A689];4)=&quot;move&quot;;&quot;Move&quot;;[' ;'.A689]))" office:value-type="string" office:string-value="Turn2">
            <text:p>Turn2</text:p>
          </table:table-cell>
          <table:table-cell table:formula="of:=[' ;'.B689]" office:value-type="string" office:string-value="rfinger31">
            <text:p>rfinger31</text:p>
          </table:table-cell>
          <table:table-cell table:formula="of:=LEFT([' ;'.D689];1)&amp;&quot;_&quot;&amp;RIGHT([' ;'.D689];4)" office:value-type="string" office:string-value="y_axis">
            <text:p>y_axis</text:p>
          </table:table-cell>
          <table:table-cell table:formula="of:=ROUND(VALUE(MID([' ;'.E689];2;LEN([' ;'.E689])-2));1)" office:value-type="float" office:value="19.4">
            <text:p>19.4</text:p>
          </table:table-cell>
          <table:table-cell table:formula="of:=VALUE(MID([' ;'.G689];2;LEN([' ;'.G689])-2))" office:value-type="float" office:value="45.842182">
            <text:p>45.842182</text:p>
          </table:table-cell>
          <table:table-cell table:formula="of:=ROUND([.E689]/[.$J$1];2)" office:value-type="float" office:value="45.84">
            <text:p>45.84</text:p>
          </table:table-cell>
          <table:table-cell/>
          <table:table-cell table:formula="of:=IF(RIGHT([.A689];5)=&quot;sleep&quot;;&quot;Sleep(&quot;&amp;[.$L$1]&amp;&quot;*&quot;&amp;ROUND(VALUE([.B689]);2)/[.$M$1]&amp;&quot;)&quot;;[.A689]&amp;&quot;( &quot;&amp;[.B689]&amp;&quot;, &quot;&amp;[.C689]&amp;&quot;, &quot;&amp;[.D689]&amp;&quot;, &quot;&amp;[.$I$1]&amp;&quot;*&quot;&amp;[.F689]&amp;&quot; )&quot;)" office:value-type="string" office:string-value="Turn2( rfinger31, y_axis, 19.4, MOVEANIMATIONSPEED*45.84 )">
            <text:p>Turn2( rfinger31, y_axis, 19.4, MOVEANIMATIONSPEED*45.84 )</text:p>
          </table:table-cell>
          <table:table-cell table:number-columns-repeated="6"/>
        </table:table-row>
        <table:table-row table:style-name="ro1">
          <table:table-cell table:formula="of:=IF(RIGHT([' ;'.A690];4)=&quot;turn&quot;;&quot;Turn2&quot;;IF(RIGHT([' ;'.A690];4)=&quot;move&quot;;&quot;Move&quot;;[' ;'.A690]))" office:value-type="string" office:string-value="Turn2">
            <text:p>Turn2</text:p>
          </table:table-cell>
          <table:table-cell table:formula="of:=[' ;'.B690]" office:value-type="string" office:string-value="rfinger32">
            <text:p>rfinger32</text:p>
          </table:table-cell>
          <table:table-cell table:formula="of:=LEFT([' ;'.D690];1)&amp;&quot;_&quot;&amp;RIGHT([' ;'.D690];4)" office:value-type="string" office:string-value="x_axis">
            <text:p>x_axis</text:p>
          </table:table-cell>
          <table:table-cell table:formula="of:=ROUND(VALUE(MID([' ;'.E690];2;LEN([' ;'.E690])-2));1)" office:value-type="float" office:value="-85.8">
            <text:p>-85.8</text:p>
          </table:table-cell>
          <table:table-cell table:formula="of:=VALUE(MID([' ;'.G690];2;LEN([' ;'.G690])-2))" office:value-type="float" office:value="15.553365">
            <text:p>15.553365</text:p>
          </table:table-cell>
          <table:table-cell table:formula="of:=ROUND([.E690]/[.$J$1];2)" office:value-type="float" office:value="15.55">
            <text:p>15.55</text:p>
          </table:table-cell>
          <table:table-cell/>
          <table:table-cell table:formula="of:=IF(RIGHT([.A690];5)=&quot;sleep&quot;;&quot;Sleep(&quot;&amp;[.$L$1]&amp;&quot;*&quot;&amp;ROUND(VALUE([.B690]);2)/[.$M$1]&amp;&quot;)&quot;;[.A690]&amp;&quot;( &quot;&amp;[.B690]&amp;&quot;, &quot;&amp;[.C690]&amp;&quot;, &quot;&amp;[.D690]&amp;&quot;, &quot;&amp;[.$I$1]&amp;&quot;*&quot;&amp;[.F690]&amp;&quot; )&quot;)" office:value-type="string" office:string-value="Turn2( rfinger32, x_axis, -85.8, MOVEANIMATIONSPEED*15.55 )">
            <text:p>Turn2( rfinger32, x_axis, -85.8, MOVEANIMATIONSPEED*15.55 )</text:p>
          </table:table-cell>
          <table:table-cell table:number-columns-repeated="6"/>
        </table:table-row>
        <table:table-row table:style-name="ro1">
          <table:table-cell table:formula="of:=IF(RIGHT([' ;'.A691];4)=&quot;turn&quot;;&quot;Turn2&quot;;IF(RIGHT([' ;'.A691];4)=&quot;move&quot;;&quot;Move&quot;;[' ;'.A691]))" office:value-type="string" office:string-value="Turn2">
            <text:p>Turn2</text:p>
          </table:table-cell>
          <table:table-cell table:formula="of:=[' ;'.B691]" office:value-type="string" office:string-value="rfinger32">
            <text:p>rfinger32</text:p>
          </table:table-cell>
          <table:table-cell table:formula="of:=LEFT([' ;'.D691];1)&amp;&quot;_&quot;&amp;RIGHT([' ;'.D691];4)" office:value-type="string" office:string-value="z_axis">
            <text:p>z_axis</text:p>
          </table:table-cell>
          <table:table-cell table:formula="of:=ROUND(VALUE(MID([' ;'.E691];2;LEN([' ;'.E691])-2));1)" office:value-type="float" office:value="19.5">
            <text:p>19.5</text:p>
          </table:table-cell>
          <table:table-cell table:formula="of:=VALUE(MID([' ;'.G691];2;LEN([' ;'.G691])-2))" office:value-type="float" office:value="46.081906">
            <text:p>46.081906</text:p>
          </table:table-cell>
          <table:table-cell table:formula="of:=ROUND([.E691]/[.$J$1];2)" office:value-type="float" office:value="46.08">
            <text:p>46.08</text:p>
          </table:table-cell>
          <table:table-cell/>
          <table:table-cell table:formula="of:=IF(RIGHT([.A691];5)=&quot;sleep&quot;;&quot;Sleep(&quot;&amp;[.$L$1]&amp;&quot;*&quot;&amp;ROUND(VALUE([.B691]);2)/[.$M$1]&amp;&quot;)&quot;;[.A691]&amp;&quot;( &quot;&amp;[.B691]&amp;&quot;, &quot;&amp;[.C691]&amp;&quot;, &quot;&amp;[.D691]&amp;&quot;, &quot;&amp;[.$I$1]&amp;&quot;*&quot;&amp;[.F691]&amp;&quot; )&quot;)" office:value-type="string" office:string-value="Turn2( rfinger32, z_axis, 19.5, MOVEANIMATIONSPEED*46.08 )">
            <text:p>Turn2( rfinger32, z_axis, 19.5, MOVEANIMATIONSPEED*46.08 )</text:p>
          </table:table-cell>
          <table:table-cell table:number-columns-repeated="6"/>
        </table:table-row>
        <table:table-row table:style-name="ro1">
          <table:table-cell table:formula="of:=IF(RIGHT([' ;'.A692];4)=&quot;turn&quot;;&quot;Turn2&quot;;IF(RIGHT([' ;'.A692];4)=&quot;move&quot;;&quot;Move&quot;;[' ;'.A692]))" office:value-type="string" office:string-value="Turn2">
            <text:p>Turn2</text:p>
          </table:table-cell>
          <table:table-cell table:formula="of:=[' ;'.B692]" office:value-type="string" office:string-value="rfinger32">
            <text:p>rfinger32</text:p>
          </table:table-cell>
          <table:table-cell table:formula="of:=LEFT([' ;'.D692];1)&amp;&quot;_&quot;&amp;RIGHT([' ;'.D692];4)" office:value-type="string" office:string-value="y_axis">
            <text:p>y_axis</text:p>
          </table:table-cell>
          <table:table-cell table:formula="of:=ROUND(VALUE(MID([' ;'.E692];2;LEN([' ;'.E692])-2));1)" office:value-type="float" office:value="47.1">
            <text:p>47.1</text:p>
          </table:table-cell>
          <table:table-cell table:formula="of:=VALUE(MID([' ;'.G692];2;LEN([' ;'.G692])-2))" office:value-type="float" office:value="2.128282">
            <text:p>2.128282</text:p>
          </table:table-cell>
          <table:table-cell table:formula="of:=ROUND([.E692]/[.$J$1];2)" office:value-type="float" office:value="2.13">
            <text:p>2.13</text:p>
          </table:table-cell>
          <table:table-cell/>
          <table:table-cell table:formula="of:=IF(RIGHT([.A692];5)=&quot;sleep&quot;;&quot;Sleep(&quot;&amp;[.$L$1]&amp;&quot;*&quot;&amp;ROUND(VALUE([.B692]);2)/[.$M$1]&amp;&quot;)&quot;;[.A692]&amp;&quot;( &quot;&amp;[.B692]&amp;&quot;, &quot;&amp;[.C692]&amp;&quot;, &quot;&amp;[.D692]&amp;&quot;, &quot;&amp;[.$I$1]&amp;&quot;*&quot;&amp;[.F692]&amp;&quot; )&quot;)" office:value-type="string" office:string-value="Turn2( rfinger32, y_axis, 47.1, MOVEANIMATIONSPEED*2.13 )">
            <text:p>Turn2( rfinger32, y_axis, 47.1, MOVEANIMATIONSPEED*2.13 )</text:p>
          </table:table-cell>
          <table:table-cell table:number-columns-repeated="6"/>
        </table:table-row>
        <table:table-row table:style-name="ro1">
          <table:table-cell table:formula="of:=IF(RIGHT([' ;'.A693];4)=&quot;turn&quot;;&quot;Turn2&quot;;IF(RIGHT([' ;'.A693];4)=&quot;move&quot;;&quot;Move&quot;;[' ;'.A693]))" office:value-type="string" office:string-value="Turn2">
            <text:p>Turn2</text:p>
          </table:table-cell>
          <table:table-cell table:formula="of:=[' ;'.B693]" office:value-type="string" office:string-value="rhoof">
            <text:p>rhoof</text:p>
          </table:table-cell>
          <table:table-cell table:formula="of:=LEFT([' ;'.D693];1)&amp;&quot;_&quot;&amp;RIGHT([' ;'.D693];4)" office:value-type="string" office:string-value="x_axis">
            <text:p>x_axis</text:p>
          </table:table-cell>
          <table:table-cell table:formula="of:=ROUND(VALUE(MID([' ;'.E693];2;LEN([' ;'.E693])-2));1)" office:value-type="float" office:value="-8.4">
            <text:p>-8.4</text:p>
          </table:table-cell>
          <table:table-cell table:formula="of:=VALUE(MID([' ;'.G693];2;LEN([' ;'.G693])-2))" office:value-type="float" office:value="83.678051">
            <text:p>83.678051</text:p>
          </table:table-cell>
          <table:table-cell table:formula="of:=ROUND([.E693]/[.$J$1];2)" office:value-type="float" office:value="83.68">
            <text:p>83.68</text:p>
          </table:table-cell>
          <table:table-cell/>
          <table:table-cell table:formula="of:=IF(RIGHT([.A693];5)=&quot;sleep&quot;;&quot;Sleep(&quot;&amp;[.$L$1]&amp;&quot;*&quot;&amp;ROUND(VALUE([.B693]);2)/[.$M$1]&amp;&quot;)&quot;;[.A693]&amp;&quot;( &quot;&amp;[.B693]&amp;&quot;, &quot;&amp;[.C693]&amp;&quot;, &quot;&amp;[.D693]&amp;&quot;, &quot;&amp;[.$I$1]&amp;&quot;*&quot;&amp;[.F693]&amp;&quot; )&quot;)" office:value-type="string" office:string-value="Turn2( rhoof, x_axis, -8.4, MOVEANIMATIONSPEED*83.68 )">
            <text:p>Turn2( rhoof, x_axis, -8.4, MOVEANIMATIONSPEED*83.68 )</text:p>
          </table:table-cell>
          <table:table-cell table:number-columns-repeated="6"/>
        </table:table-row>
        <table:table-row table:style-name="ro1">
          <table:table-cell table:formula="of:=IF(RIGHT([' ;'.A694];4)=&quot;turn&quot;;&quot;Turn2&quot;;IF(RIGHT([' ;'.A694];4)=&quot;move&quot;;&quot;Move&quot;;[' ;'.A694]))" office:value-type="string" office:string-value="Turn2">
            <text:p>Turn2</text:p>
          </table:table-cell>
          <table:table-cell table:formula="of:=[' ;'.B694]" office:value-type="string" office:string-value="rlarm">
            <text:p>rlarm</text:p>
          </table:table-cell>
          <table:table-cell table:formula="of:=LEFT([' ;'.D694];1)&amp;&quot;_&quot;&amp;RIGHT([' ;'.D694];4)" office:value-type="string" office:string-value="x_axis">
            <text:p>x_axis</text:p>
          </table:table-cell>
          <table:table-cell table:formula="of:=ROUND(VALUE(MID([' ;'.E694];2;LEN([' ;'.E694])-2));1)" office:value-type="float" office:value="-33.3">
            <text:p>-33.3</text:p>
          </table:table-cell>
          <table:table-cell table:formula="of:=VALUE(MID([' ;'.G694];2;LEN([' ;'.G694])-2))" office:value-type="float" office:value="0.727657">
            <text:p>0.727657</text:p>
          </table:table-cell>
          <table:table-cell table:formula="of:=ROUND([.E694]/[.$J$1];2)" office:value-type="float" office:value="0.73">
            <text:p>0.73</text:p>
          </table:table-cell>
          <table:table-cell/>
          <table:table-cell table:formula="of:=IF(RIGHT([.A694];5)=&quot;sleep&quot;;&quot;Sleep(&quot;&amp;[.$L$1]&amp;&quot;*&quot;&amp;ROUND(VALUE([.B694]);2)/[.$M$1]&amp;&quot;)&quot;;[.A694]&amp;&quot;( &quot;&amp;[.B694]&amp;&quot;, &quot;&amp;[.C694]&amp;&quot;, &quot;&amp;[.D694]&amp;&quot;, &quot;&amp;[.$I$1]&amp;&quot;*&quot;&amp;[.F694]&amp;&quot; )&quot;)" office:value-type="string" office:string-value="Turn2( rlarm, x_axis, -33.3, MOVEANIMATIONSPEED*0.73 )">
            <text:p>Turn2( rlarm, x_axis, -33.3, MOVEANIMATIONSPEED*0.73 )</text:p>
          </table:table-cell>
          <table:table-cell table:number-columns-repeated="6"/>
        </table:table-row>
        <table:table-row table:style-name="ro1">
          <table:table-cell table:formula="of:=IF(RIGHT([' ;'.A695];4)=&quot;turn&quot;;&quot;Turn2&quot;;IF(RIGHT([' ;'.A695];4)=&quot;move&quot;;&quot;Move&quot;;[' ;'.A695]))" office:value-type="string" office:string-value="Turn2">
            <text:p>Turn2</text:p>
          </table:table-cell>
          <table:table-cell table:formula="of:=[' ;'.B695]" office:value-type="string" office:string-value="rlarm">
            <text:p>rlarm</text:p>
          </table:table-cell>
          <table:table-cell table:formula="of:=LEFT([' ;'.D695];1)&amp;&quot;_&quot;&amp;RIGHT([' ;'.D695];4)" office:value-type="string" office:string-value="z_axis">
            <text:p>z_axis</text:p>
          </table:table-cell>
          <table:table-cell table:formula="of:=ROUND(VALUE(MID([' ;'.E695];2;LEN([' ;'.E695])-2));1)" office:value-type="float" office:value="10.3">
            <text:p>10.3</text:p>
          </table:table-cell>
          <table:table-cell table:formula="of:=VALUE(MID([' ;'.G695];2;LEN([' ;'.G695])-2))" office:value-type="float" office:value="11.107806">
            <text:p>11.107806</text:p>
          </table:table-cell>
          <table:table-cell table:formula="of:=ROUND([.E695]/[.$J$1];2)" office:value-type="float" office:value="11.11">
            <text:p>11.11</text:p>
          </table:table-cell>
          <table:table-cell/>
          <table:table-cell table:formula="of:=IF(RIGHT([.A695];5)=&quot;sleep&quot;;&quot;Sleep(&quot;&amp;[.$L$1]&amp;&quot;*&quot;&amp;ROUND(VALUE([.B695]);2)/[.$M$1]&amp;&quot;)&quot;;[.A695]&amp;&quot;( &quot;&amp;[.B695]&amp;&quot;, &quot;&amp;[.C695]&amp;&quot;, &quot;&amp;[.D695]&amp;&quot;, &quot;&amp;[.$I$1]&amp;&quot;*&quot;&amp;[.F695]&amp;&quot; )&quot;)" office:value-type="string" office:string-value="Turn2( rlarm, z_axis, 10.3, MOVEANIMATIONSPEED*11.11 )">
            <text:p>Turn2( rlarm, z_axis, 10.3, MOVEANIMATIONSPEED*11.11 )</text:p>
          </table:table-cell>
          <table:table-cell table:number-columns-repeated="6"/>
        </table:table-row>
        <table:table-row table:style-name="ro1">
          <table:table-cell table:formula="of:=IF(RIGHT([' ;'.A696];4)=&quot;turn&quot;;&quot;Turn2&quot;;IF(RIGHT([' ;'.A696];4)=&quot;move&quot;;&quot;Move&quot;;[' ;'.A696]))" office:value-type="string" office:string-value="Turn2">
            <text:p>Turn2</text:p>
          </table:table-cell>
          <table:table-cell table:formula="of:=[' ;'.B696]" office:value-type="string" office:string-value="rlarm">
            <text:p>rlarm</text:p>
          </table:table-cell>
          <table:table-cell table:formula="of:=LEFT([' ;'.D696];1)&amp;&quot;_&quot;&amp;RIGHT([' ;'.D696];4)" office:value-type="string" office:string-value="y_axis">
            <text:p>y_axis</text:p>
          </table:table-cell>
          <table:table-cell table:formula="of:=ROUND(VALUE(MID([' ;'.E696];2;LEN([' ;'.E696])-2));1)" office:value-type="float" office:value="8.1">
            <text:p>8.1</text:p>
          </table:table-cell>
          <table:table-cell table:formula="of:=VALUE(MID([' ;'.G696];2;LEN([' ;'.G696])-2))" office:value-type="float" office:value="4.454915">
            <text:p>4.454915</text:p>
          </table:table-cell>
          <table:table-cell table:formula="of:=ROUND([.E696]/[.$J$1];2)" office:value-type="float" office:value="4.45">
            <text:p>4.45</text:p>
          </table:table-cell>
          <table:table-cell/>
          <table:table-cell table:formula="of:=IF(RIGHT([.A696];5)=&quot;sleep&quot;;&quot;Sleep(&quot;&amp;[.$L$1]&amp;&quot;*&quot;&amp;ROUND(VALUE([.B696]);2)/[.$M$1]&amp;&quot;)&quot;;[.A696]&amp;&quot;( &quot;&amp;[.B696]&amp;&quot;, &quot;&amp;[.C696]&amp;&quot;, &quot;&amp;[.D696]&amp;&quot;, &quot;&amp;[.$I$1]&amp;&quot;*&quot;&amp;[.F696]&amp;&quot; )&quot;)" office:value-type="string" office:string-value="Turn2( rlarm, y_axis, 8.1, MOVEANIMATIONSPEED*4.45 )">
            <text:p>Turn2( rlarm, y_axis, 8.1, MOVEANIMATIONSPEED*4.45 )</text:p>
          </table:table-cell>
          <table:table-cell table:number-columns-repeated="6"/>
        </table:table-row>
        <table:table-row table:style-name="ro1">
          <table:table-cell table:formula="of:=IF(RIGHT([' ;'.A697];4)=&quot;turn&quot;;&quot;Turn2&quot;;IF(RIGHT([' ;'.A697];4)=&quot;move&quot;;&quot;Move&quot;;[' ;'.A697]))" office:value-type="string" office:string-value="Turn2">
            <text:p>Turn2</text:p>
          </table:table-cell>
          <table:table-cell table:formula="of:=[' ;'.B697]" office:value-type="string" office:string-value="rleg">
            <text:p>rleg</text:p>
          </table:table-cell>
          <table:table-cell table:formula="of:=LEFT([' ;'.D697];1)&amp;&quot;_&quot;&amp;RIGHT([' ;'.D697];4)" office:value-type="string" office:string-value="x_axis">
            <text:p>x_axis</text:p>
          </table:table-cell>
          <table:table-cell table:formula="of:=ROUND(VALUE(MID([' ;'.E697];2;LEN([' ;'.E697])-2));1)" office:value-type="float" office:value="74.1">
            <text:p>74.1</text:p>
          </table:table-cell>
          <table:table-cell table:formula="of:=VALUE(MID([' ;'.G697];2;LEN([' ;'.G697])-2))" office:value-type="float" office:value="54.692874">
            <text:p>54.692874</text:p>
          </table:table-cell>
          <table:table-cell table:formula="of:=ROUND([.E697]/[.$J$1];2)" office:value-type="float" office:value="54.69">
            <text:p>54.69</text:p>
          </table:table-cell>
          <table:table-cell/>
          <table:table-cell table:formula="of:=IF(RIGHT([.A697];5)=&quot;sleep&quot;;&quot;Sleep(&quot;&amp;[.$L$1]&amp;&quot;*&quot;&amp;ROUND(VALUE([.B697]);2)/[.$M$1]&amp;&quot;)&quot;;[.A697]&amp;&quot;( &quot;&amp;[.B697]&amp;&quot;, &quot;&amp;[.C697]&amp;&quot;, &quot;&amp;[.D697]&amp;&quot;, &quot;&amp;[.$I$1]&amp;&quot;*&quot;&amp;[.F697]&amp;&quot; )&quot;)" office:value-type="string" office:string-value="Turn2( rleg, x_axis, 74.1, MOVEANIMATIONSPEED*54.69 )">
            <text:p>Turn2( rleg, x_axis, 74.1, MOVEANIMATIONSPEED*54.69 )</text:p>
          </table:table-cell>
          <table:table-cell table:number-columns-repeated="6"/>
        </table:table-row>
        <table:table-row table:style-name="ro1">
          <table:table-cell table:formula="of:=IF(RIGHT([' ;'.A698];4)=&quot;turn&quot;;&quot;Turn2&quot;;IF(RIGHT([' ;'.A698];4)=&quot;move&quot;;&quot;Move&quot;;[' ;'.A698]))" office:value-type="string" office:string-value="Turn2">
            <text:p>Turn2</text:p>
          </table:table-cell>
          <table:table-cell table:formula="of:=[' ;'.B698]" office:value-type="string" office:string-value="rleg">
            <text:p>rleg</text:p>
          </table:table-cell>
          <table:table-cell table:formula="of:=LEFT([' ;'.D698];1)&amp;&quot;_&quot;&amp;RIGHT([' ;'.D698];4)" office:value-type="string" office:string-value="y_axis">
            <text:p>y_axis</text:p>
          </table:table-cell>
          <table:table-cell table:formula="of:=ROUND(VALUE(MID([' ;'.E698];2;LEN([' ;'.E698])-2));1)" office:value-type="float" office:value="-0">
            <text:p>-0</text:p>
          </table:table-cell>
          <table:table-cell table:formula="of:=VALUE(MID([' ;'.G698];2;LEN([' ;'.G698])-2))" office:value-type="float" office:value="0.266271">
            <text:p>0.266271</text:p>
          </table:table-cell>
          <table:table-cell table:formula="of:=ROUND([.E698]/[.$J$1];2)" office:value-type="float" office:value="0.27">
            <text:p>0.27</text:p>
          </table:table-cell>
          <table:table-cell/>
          <table:table-cell table:formula="of:=IF(RIGHT([.A698];5)=&quot;sleep&quot;;&quot;Sleep(&quot;&amp;[.$L$1]&amp;&quot;*&quot;&amp;ROUND(VALUE([.B698]);2)/[.$M$1]&amp;&quot;)&quot;;[.A698]&amp;&quot;( &quot;&amp;[.B698]&amp;&quot;, &quot;&amp;[.C698]&amp;&quot;, &quot;&amp;[.D698]&amp;&quot;, &quot;&amp;[.$I$1]&amp;&quot;*&quot;&amp;[.F698]&amp;&quot; )&quot;)" office:value-type="string" office:string-value="Turn2( rleg, y_axis, 0, MOVEANIMATIONSPEED*0.27 )">
            <text:p>Turn2( rleg, y_axis, 0, MOVEANIMATIONSPEED*0.27 )</text:p>
          </table:table-cell>
          <table:table-cell table:number-columns-repeated="6"/>
        </table:table-row>
        <table:table-row table:style-name="ro1">
          <table:table-cell table:formula="of:=IF(RIGHT([' ;'.A699];4)=&quot;turn&quot;;&quot;Turn2&quot;;IF(RIGHT([' ;'.A699];4)=&quot;move&quot;;&quot;Move&quot;;[' ;'.A699]))" office:value-type="string" office:string-value="Turn2">
            <text:p>Turn2</text:p>
          </table:table-cell>
          <table:table-cell table:formula="of:=[' ;'.B699]" office:value-type="string" office:string-value="rshoulder">
            <text:p>rshoulder</text:p>
          </table:table-cell>
          <table:table-cell table:formula="of:=LEFT([' ;'.D699];1)&amp;&quot;_&quot;&amp;RIGHT([' ;'.D699];4)" office:value-type="string" office:string-value="x_axis">
            <text:p>x_axis</text:p>
          </table:table-cell>
          <table:table-cell table:formula="of:=ROUND(VALUE(MID([' ;'.E699];2;LEN([' ;'.E699])-2));1)" office:value-type="float" office:value="30">
            <text:p>30</text:p>
          </table:table-cell>
          <table:table-cell table:formula="of:=VALUE(MID([' ;'.G699];2;LEN([' ;'.G699])-2))" office:value-type="float" office:value="63.139571">
            <text:p>63.139571</text:p>
          </table:table-cell>
          <table:table-cell table:formula="of:=ROUND([.E699]/[.$J$1];2)" office:value-type="float" office:value="63.14">
            <text:p>63.14</text:p>
          </table:table-cell>
          <table:table-cell/>
          <table:table-cell table:formula="of:=IF(RIGHT([.A699];5)=&quot;sleep&quot;;&quot;Sleep(&quot;&amp;[.$L$1]&amp;&quot;*&quot;&amp;ROUND(VALUE([.B699]);2)/[.$M$1]&amp;&quot;)&quot;;[.A699]&amp;&quot;( &quot;&amp;[.B699]&amp;&quot;, &quot;&amp;[.C699]&amp;&quot;, &quot;&amp;[.D699]&amp;&quot;, &quot;&amp;[.$I$1]&amp;&quot;*&quot;&amp;[.F699]&amp;&quot; )&quot;)" office:value-type="string" office:string-value="Turn2( rshoulder, x_axis, 30, MOVEANIMATIONSPEED*63.14 )">
            <text:p>Turn2( rshoulder, x_axis, 30, MOVEANIMATIONSPEED*63.14 )</text:p>
          </table:table-cell>
          <table:table-cell table:number-columns-repeated="6"/>
        </table:table-row>
        <table:table-row table:style-name="ro1">
          <table:table-cell table:formula="of:=IF(RIGHT([' ;'.A700];4)=&quot;turn&quot;;&quot;Turn2&quot;;IF(RIGHT([' ;'.A700];4)=&quot;move&quot;;&quot;Move&quot;;[' ;'.A700]))" office:value-type="string" office:string-value="Turn2">
            <text:p>Turn2</text:p>
          </table:table-cell>
          <table:table-cell table:formula="of:=[' ;'.B700]" office:value-type="string" office:string-value="rshoulder">
            <text:p>rshoulder</text:p>
          </table:table-cell>
          <table:table-cell table:formula="of:=LEFT([' ;'.D700];1)&amp;&quot;_&quot;&amp;RIGHT([' ;'.D700];4)" office:value-type="string" office:string-value="z_axis">
            <text:p>z_axis</text:p>
          </table:table-cell>
          <table:table-cell table:formula="of:=ROUND(VALUE(MID([' ;'.E700];2;LEN([' ;'.E700])-2));1)" office:value-type="float" office:value="0.2">
            <text:p>0.2</text:p>
          </table:table-cell>
          <table:table-cell table:formula="of:=VALUE(MID([' ;'.G700];2;LEN([' ;'.G700])-2))" office:value-type="float" office:value="0.412653">
            <text:p>0.412653</text:p>
          </table:table-cell>
          <table:table-cell table:formula="of:=ROUND([.E700]/[.$J$1];2)" office:value-type="float" office:value="0.41">
            <text:p>0.41</text:p>
          </table:table-cell>
          <table:table-cell/>
          <table:table-cell table:formula="of:=IF(RIGHT([.A700];5)=&quot;sleep&quot;;&quot;Sleep(&quot;&amp;[.$L$1]&amp;&quot;*&quot;&amp;ROUND(VALUE([.B700]);2)/[.$M$1]&amp;&quot;)&quot;;[.A700]&amp;&quot;( &quot;&amp;[.B700]&amp;&quot;, &quot;&amp;[.C700]&amp;&quot;, &quot;&amp;[.D700]&amp;&quot;, &quot;&amp;[.$I$1]&amp;&quot;*&quot;&amp;[.F700]&amp;&quot; )&quot;)" office:value-type="string" office:string-value="Turn2( rshoulder, z_axis, 0.2, MOVEANIMATIONSPEED*0.41 )">
            <text:p>Turn2( rshoulder, z_axis, 0.2, MOVEANIMATIONSPEED*0.41 )</text:p>
          </table:table-cell>
          <table:table-cell table:number-columns-repeated="6"/>
        </table:table-row>
        <table:table-row table:style-name="ro1">
          <table:table-cell table:formula="of:=IF(RIGHT([' ;'.A701];4)=&quot;turn&quot;;&quot;Turn2&quot;;IF(RIGHT([' ;'.A701];4)=&quot;move&quot;;&quot;Move&quot;;[' ;'.A701]))" office:value-type="string" office:string-value="Turn2">
            <text:p>Turn2</text:p>
          </table:table-cell>
          <table:table-cell table:formula="of:=[' ;'.B701]" office:value-type="string" office:string-value="rshoulder">
            <text:p>rshoulder</text:p>
          </table:table-cell>
          <table:table-cell table:formula="of:=LEFT([' ;'.D701];1)&amp;&quot;_&quot;&amp;RIGHT([' ;'.D701];4)" office:value-type="string" office:string-value="y_axis">
            <text:p>y_axis</text:p>
          </table:table-cell>
          <table:table-cell table:formula="of:=ROUND(VALUE(MID([' ;'.E701];2;LEN([' ;'.E701])-2));1)" office:value-type="float" office:value="0.7">
            <text:p>0.7</text:p>
          </table:table-cell>
          <table:table-cell table:formula="of:=VALUE(MID([' ;'.G701];2;LEN([' ;'.G701])-2))" office:value-type="float" office:value="1.451545">
            <text:p>1.451545</text:p>
          </table:table-cell>
          <table:table-cell table:formula="of:=ROUND([.E701]/[.$J$1];2)" office:value-type="float" office:value="1.45">
            <text:p>1.45</text:p>
          </table:table-cell>
          <table:table-cell/>
          <table:table-cell table:formula="of:=IF(RIGHT([.A701];5)=&quot;sleep&quot;;&quot;Sleep(&quot;&amp;[.$L$1]&amp;&quot;*&quot;&amp;ROUND(VALUE([.B701]);2)/[.$M$1]&amp;&quot;)&quot;;[.A701]&amp;&quot;( &quot;&amp;[.B701]&amp;&quot;, &quot;&amp;[.C701]&amp;&quot;, &quot;&amp;[.D701]&amp;&quot;, &quot;&amp;[.$I$1]&amp;&quot;*&quot;&amp;[.F701]&amp;&quot; )&quot;)" office:value-type="string" office:string-value="Turn2( rshoulder, y_axis, 0.7, MOVEANIMATIONSPEED*1.45 )">
            <text:p>Turn2( rshoulder, y_axis, 0.7, MOVEANIMATIONSPEED*1.45 )</text:p>
          </table:table-cell>
          <table:table-cell table:number-columns-repeated="6"/>
        </table:table-row>
        <table:table-row table:style-name="ro1">
          <table:table-cell table:formula="of:=IF(RIGHT([' ;'.A702];4)=&quot;turn&quot;;&quot;Turn2&quot;;IF(RIGHT([' ;'.A702];4)=&quot;move&quot;;&quot;Move&quot;;[' ;'.A702]))" office:value-type="string" office:string-value="Turn2">
            <text:p>Turn2</text:p>
          </table:table-cell>
          <table:table-cell table:formula="of:=[' ;'.B702]" office:value-type="string" office:string-value="rthigh">
            <text:p>rthigh</text:p>
          </table:table-cell>
          <table:table-cell table:formula="of:=LEFT([' ;'.D702];1)&amp;&quot;_&quot;&amp;RIGHT([' ;'.D702];4)" office:value-type="string" office:string-value="x_axis">
            <text:p>x_axis</text:p>
          </table:table-cell>
          <table:table-cell table:formula="of:=ROUND(VALUE(MID([' ;'.E702];2;LEN([' ;'.E702])-2));1)" office:value-type="float" office:value="-65.7">
            <text:p>-65.7</text:p>
          </table:table-cell>
          <table:table-cell table:formula="of:=VALUE(MID([' ;'.G702];2;LEN([' ;'.G702])-2))" office:value-type="float" office:value="138.370845">
            <text:p>138.370845</text:p>
          </table:table-cell>
          <table:table-cell table:formula="of:=ROUND([.E702]/[.$J$1];2)" office:value-type="float" office:value="138.37">
            <text:p>138.37</text:p>
          </table:table-cell>
          <table:table-cell/>
          <table:table-cell table:formula="of:=IF(RIGHT([.A702];5)=&quot;sleep&quot;;&quot;Sleep(&quot;&amp;[.$L$1]&amp;&quot;*&quot;&amp;ROUND(VALUE([.B702]);2)/[.$M$1]&amp;&quot;)&quot;;[.A702]&amp;&quot;( &quot;&amp;[.B702]&amp;&quot;, &quot;&amp;[.C702]&amp;&quot;, &quot;&amp;[.D702]&amp;&quot;, &quot;&amp;[.$I$1]&amp;&quot;*&quot;&amp;[.F702]&amp;&quot; )&quot;)" office:value-type="string" office:string-value="Turn2( rthigh, x_axis, -65.7, MOVEANIMATIONSPEED*138.37 )">
            <text:p>Turn2( rthigh, x_axis, -65.7, MOVEANIMATIONSPEED*138.37 )</text:p>
          </table:table-cell>
          <table:table-cell table:number-columns-repeated="6"/>
        </table:table-row>
        <table:table-row table:style-name="ro1">
          <table:table-cell table:formula="of:=IF(RIGHT([' ;'.A703];4)=&quot;turn&quot;;&quot;Turn2&quot;;IF(RIGHT([' ;'.A703];4)=&quot;move&quot;;&quot;Move&quot;;[' ;'.A703]))" office:value-type="string" office:string-value="Turn2">
            <text:p>Turn2</text:p>
          </table:table-cell>
          <table:table-cell table:formula="of:=[' ;'.B703]" office:value-type="string" office:string-value="rwing1">
            <text:p>rwing1</text:p>
          </table:table-cell>
          <table:table-cell table:formula="of:=LEFT([' ;'.D703];1)&amp;&quot;_&quot;&amp;RIGHT([' ;'.D703];4)" office:value-type="string" office:string-value="x_axis">
            <text:p>x_axis</text:p>
          </table:table-cell>
          <table:table-cell table:formula="of:=ROUND(VALUE(MID([' ;'.E703];2;LEN([' ;'.E703])-2));1)" office:value-type="float" office:value="-73.9">
            <text:p>-73.9</text:p>
          </table:table-cell>
          <table:table-cell table:formula="of:=VALUE(MID([' ;'.G703];2;LEN([' ;'.G703])-2))" office:value-type="float" office:value="25.577717">
            <text:p>25.577717</text:p>
          </table:table-cell>
          <table:table-cell table:formula="of:=ROUND([.E703]/[.$J$1];2)" office:value-type="float" office:value="25.58">
            <text:p>25.58</text:p>
          </table:table-cell>
          <table:table-cell/>
          <table:table-cell table:formula="of:=IF(RIGHT([.A703];5)=&quot;sleep&quot;;&quot;Sleep(&quot;&amp;[.$L$1]&amp;&quot;*&quot;&amp;ROUND(VALUE([.B703]);2)/[.$M$1]&amp;&quot;)&quot;;[.A703]&amp;&quot;( &quot;&amp;[.B703]&amp;&quot;, &quot;&amp;[.C703]&amp;&quot;, &quot;&amp;[.D703]&amp;&quot;, &quot;&amp;[.$I$1]&amp;&quot;*&quot;&amp;[.F703]&amp;&quot; )&quot;)" office:value-type="string" office:string-value="Turn2( rwing1, x_axis, -73.9, MOVEANIMATIONSPEED*25.58 )">
            <text:p>Turn2( rwing1, x_axis, -73.9, MOVEANIMATIONSPEED*25.58 )</text:p>
          </table:table-cell>
          <table:table-cell table:number-columns-repeated="6"/>
        </table:table-row>
        <table:table-row table:style-name="ro1">
          <table:table-cell table:formula="of:=IF(RIGHT([' ;'.A704];4)=&quot;turn&quot;;&quot;Turn2&quot;;IF(RIGHT([' ;'.A704];4)=&quot;move&quot;;&quot;Move&quot;;[' ;'.A704]))" office:value-type="string" office:string-value="Turn2">
            <text:p>Turn2</text:p>
          </table:table-cell>
          <table:table-cell table:formula="of:=[' ;'.B704]" office:value-type="string" office:string-value="rwing1">
            <text:p>rwing1</text:p>
          </table:table-cell>
          <table:table-cell table:formula="of:=LEFT([' ;'.D704];1)&amp;&quot;_&quot;&amp;RIGHT([' ;'.D704];4)" office:value-type="string" office:string-value="z_axis">
            <text:p>z_axis</text:p>
          </table:table-cell>
          <table:table-cell table:formula="of:=ROUND(VALUE(MID([' ;'.E704];2;LEN([' ;'.E704])-2));1)" office:value-type="float" office:value="-20.9">
            <text:p>-20.9</text:p>
          </table:table-cell>
          <table:table-cell table:formula="of:=VALUE(MID([' ;'.G704];2;LEN([' ;'.G704])-2))" office:value-type="float" office:value="14.101307">
            <text:p>14.101307</text:p>
          </table:table-cell>
          <table:table-cell table:formula="of:=ROUND([.E704]/[.$J$1];2)" office:value-type="float" office:value="14.1">
            <text:p>14.1</text:p>
          </table:table-cell>
          <table:table-cell/>
          <table:table-cell table:formula="of:=IF(RIGHT([.A704];5)=&quot;sleep&quot;;&quot;Sleep(&quot;&amp;[.$L$1]&amp;&quot;*&quot;&amp;ROUND(VALUE([.B704]);2)/[.$M$1]&amp;&quot;)&quot;;[.A704]&amp;&quot;( &quot;&amp;[.B704]&amp;&quot;, &quot;&amp;[.C704]&amp;&quot;, &quot;&amp;[.D704]&amp;&quot;, &quot;&amp;[.$I$1]&amp;&quot;*&quot;&amp;[.F704]&amp;&quot; )&quot;)" office:value-type="string" office:string-value="Turn2( rwing1, z_axis, -20.9, MOVEANIMATIONSPEED*14.1 )">
            <text:p>Turn2( rwing1, z_axis, -20.9, MOVEANIMATIONSPEED*14.1 )</text:p>
          </table:table-cell>
          <table:table-cell table:number-columns-repeated="6"/>
        </table:table-row>
        <table:table-row table:style-name="ro1">
          <table:table-cell table:formula="of:=IF(RIGHT([' ;'.A705];4)=&quot;turn&quot;;&quot;Turn2&quot;;IF(RIGHT([' ;'.A705];4)=&quot;move&quot;;&quot;Move&quot;;[' ;'.A705]))" office:value-type="string" office:string-value="Turn2">
            <text:p>Turn2</text:p>
          </table:table-cell>
          <table:table-cell table:formula="of:=[' ;'.B705]" office:value-type="string" office:string-value="rwing1">
            <text:p>rwing1</text:p>
          </table:table-cell>
          <table:table-cell table:formula="of:=LEFT([' ;'.D705];1)&amp;&quot;_&quot;&amp;RIGHT([' ;'.D705];4)" office:value-type="string" office:string-value="y_axis">
            <text:p>y_axis</text:p>
          </table:table-cell>
          <table:table-cell table:formula="of:=ROUND(VALUE(MID([' ;'.E705];2;LEN([' ;'.E705])-2));1)" office:value-type="float" office:value="22.1">
            <text:p>22.1</text:p>
          </table:table-cell>
          <table:table-cell table:formula="of:=VALUE(MID([' ;'.G705];2;LEN([' ;'.G705])-2))" office:value-type="float" office:value="1.915005">
            <text:p>1.915005</text:p>
          </table:table-cell>
          <table:table-cell table:formula="of:=ROUND([.E705]/[.$J$1];2)" office:value-type="float" office:value="1.92">
            <text:p>1.92</text:p>
          </table:table-cell>
          <table:table-cell/>
          <table:table-cell table:formula="of:=IF(RIGHT([.A705];5)=&quot;sleep&quot;;&quot;Sleep(&quot;&amp;[.$L$1]&amp;&quot;*&quot;&amp;ROUND(VALUE([.B705]);2)/[.$M$1]&amp;&quot;)&quot;;[.A705]&amp;&quot;( &quot;&amp;[.B705]&amp;&quot;, &quot;&amp;[.C705]&amp;&quot;, &quot;&amp;[.D705]&amp;&quot;, &quot;&amp;[.$I$1]&amp;&quot;*&quot;&amp;[.F705]&amp;&quot; )&quot;)" office:value-type="string" office:string-value="Turn2( rwing1, y_axis, 22.1, MOVEANIMATIONSPEED*1.92 )">
            <text:p>Turn2( rwing1, y_axis, 22.1, MOVEANIMATIONSPEED*1.92 )</text:p>
          </table:table-cell>
          <table:table-cell table:number-columns-repeated="6"/>
        </table:table-row>
        <table:table-row table:style-name="ro1">
          <table:table-cell table:formula="of:=IF(RIGHT([' ;'.A706];4)=&quot;turn&quot;;&quot;Turn2&quot;;IF(RIGHT([' ;'.A706];4)=&quot;move&quot;;&quot;Move&quot;;[' ;'.A706]))" office:value-type="string" office:string-value="Turn2">
            <text:p>Turn2</text:p>
          </table:table-cell>
          <table:table-cell table:formula="of:=[' ;'.B706]" office:value-type="string" office:string-value="rwing2">
            <text:p>rwing2</text:p>
          </table:table-cell>
          <table:table-cell table:formula="of:=LEFT([' ;'.D706];1)&amp;&quot;_&quot;&amp;RIGHT([' ;'.D706];4)" office:value-type="string" office:string-value="x_axis">
            <text:p>x_axis</text:p>
          </table:table-cell>
          <table:table-cell table:formula="of:=ROUND(VALUE(MID([' ;'.E706];2;LEN([' ;'.E706])-2));1)" office:value-type="float" office:value="81.1">
            <text:p>81.1</text:p>
          </table:table-cell>
          <table:table-cell table:formula="of:=VALUE(MID([' ;'.G706];2;LEN([' ;'.G706])-2))" office:value-type="float" office:value="12.698429">
            <text:p>12.698429</text:p>
          </table:table-cell>
          <table:table-cell table:formula="of:=ROUND([.E706]/[.$J$1];2)" office:value-type="float" office:value="12.7">
            <text:p>12.7</text:p>
          </table:table-cell>
          <table:table-cell/>
          <table:table-cell table:formula="of:=IF(RIGHT([.A706];5)=&quot;sleep&quot;;&quot;Sleep(&quot;&amp;[.$L$1]&amp;&quot;*&quot;&amp;ROUND(VALUE([.B706]);2)/[.$M$1]&amp;&quot;)&quot;;[.A706]&amp;&quot;( &quot;&amp;[.B706]&amp;&quot;, &quot;&amp;[.C706]&amp;&quot;, &quot;&amp;[.D706]&amp;&quot;, &quot;&amp;[.$I$1]&amp;&quot;*&quot;&amp;[.F706]&amp;&quot; )&quot;)" office:value-type="string" office:string-value="Turn2( rwing2, x_axis, 81.1, MOVEANIMATIONSPEED*12.7 )">
            <text:p>Turn2( rwing2, x_axis, 81.1, MOVEANIMATIONSPEED*12.7 )</text:p>
          </table:table-cell>
          <table:table-cell table:number-columns-repeated="6"/>
        </table:table-row>
        <table:table-row table:style-name="ro1">
          <table:table-cell table:formula="of:=IF(RIGHT([' ;'.A707];4)=&quot;turn&quot;;&quot;Turn2&quot;;IF(RIGHT([' ;'.A707];4)=&quot;move&quot;;&quot;Move&quot;;[' ;'.A707]))" office:value-type="string" office:string-value="Turn2">
            <text:p>Turn2</text:p>
          </table:table-cell>
          <table:table-cell table:formula="of:=[' ;'.B707]" office:value-type="string" office:string-value="rwing2">
            <text:p>rwing2</text:p>
          </table:table-cell>
          <table:table-cell table:formula="of:=LEFT([' ;'.D707];1)&amp;&quot;_&quot;&amp;RIGHT([' ;'.D707];4)" office:value-type="string" office:string-value="z_axis">
            <text:p>z_axis</text:p>
          </table:table-cell>
          <table:table-cell table:formula="of:=ROUND(VALUE(MID([' ;'.E707];2;LEN([' ;'.E707])-2));1)" office:value-type="float" office:value="-39.8">
            <text:p>-39.8</text:p>
          </table:table-cell>
          <table:table-cell table:formula="of:=VALUE(MID([' ;'.G707];2;LEN([' ;'.G707])-2))" office:value-type="float" office:value="5.138756">
            <text:p>5.138756</text:p>
          </table:table-cell>
          <table:table-cell table:formula="of:=ROUND([.E707]/[.$J$1];2)" office:value-type="float" office:value="5.14">
            <text:p>5.14</text:p>
          </table:table-cell>
          <table:table-cell/>
          <table:table-cell table:formula="of:=IF(RIGHT([.A707];5)=&quot;sleep&quot;;&quot;Sleep(&quot;&amp;[.$L$1]&amp;&quot;*&quot;&amp;ROUND(VALUE([.B707]);2)/[.$M$1]&amp;&quot;)&quot;;[.A707]&amp;&quot;( &quot;&amp;[.B707]&amp;&quot;, &quot;&amp;[.C707]&amp;&quot;, &quot;&amp;[.D707]&amp;&quot;, &quot;&amp;[.$I$1]&amp;&quot;*&quot;&amp;[.F707]&amp;&quot; )&quot;)" office:value-type="string" office:string-value="Turn2( rwing2, z_axis, -39.8, MOVEANIMATIONSPEED*5.14 )">
            <text:p>Turn2( rwing2, z_axis, -39.8, MOVEANIMATIONSPEED*5.14 )</text:p>
          </table:table-cell>
          <table:table-cell table:number-columns-repeated="6"/>
        </table:table-row>
        <table:table-row table:style-name="ro1">
          <table:table-cell table:formula="of:=IF(RIGHT([' ;'.A708];4)=&quot;turn&quot;;&quot;Turn2&quot;;IF(RIGHT([' ;'.A708];4)=&quot;move&quot;;&quot;Move&quot;;[' ;'.A708]))" office:value-type="string" office:string-value="Turn2">
            <text:p>Turn2</text:p>
          </table:table-cell>
          <table:table-cell table:formula="of:=[' ;'.B708]" office:value-type="string" office:string-value="rwing2">
            <text:p>rwing2</text:p>
          </table:table-cell>
          <table:table-cell table:formula="of:=LEFT([' ;'.D708];1)&amp;&quot;_&quot;&amp;RIGHT([' ;'.D708];4)" office:value-type="string" office:string-value="y_axis">
            <text:p>y_axis</text:p>
          </table:table-cell>
          <table:table-cell table:formula="of:=ROUND(VALUE(MID([' ;'.E708];2;LEN([' ;'.E708])-2));1)" office:value-type="float" office:value="-6.3">
            <text:p>-6.3</text:p>
          </table:table-cell>
          <table:table-cell table:formula="of:=VALUE(MID([' ;'.G708];2;LEN([' ;'.G708])-2))" office:value-type="float" office:value="31.456482">
            <text:p>31.456482</text:p>
          </table:table-cell>
          <table:table-cell table:formula="of:=ROUND([.E708]/[.$J$1];2)" office:value-type="float" office:value="31.46">
            <text:p>31.46</text:p>
          </table:table-cell>
          <table:table-cell/>
          <table:table-cell table:formula="of:=IF(RIGHT([.A708];5)=&quot;sleep&quot;;&quot;Sleep(&quot;&amp;[.$L$1]&amp;&quot;*&quot;&amp;ROUND(VALUE([.B708]);2)/[.$M$1]&amp;&quot;)&quot;;[.A708]&amp;&quot;( &quot;&amp;[.B708]&amp;&quot;, &quot;&amp;[.C708]&amp;&quot;, &quot;&amp;[.D708]&amp;&quot;, &quot;&amp;[.$I$1]&amp;&quot;*&quot;&amp;[.F708]&amp;&quot; )&quot;)" office:value-type="string" office:string-value="Turn2( rwing2, y_axis, -6.3, MOVEANIMATIONSPEED*31.46 )">
            <text:p>Turn2( rwing2, y_axis, -6.3, MOVEANIMATIONSPEED*31.46 )</text:p>
          </table:table-cell>
          <table:table-cell table:number-columns-repeated="6"/>
        </table:table-row>
        <table:table-row table:style-name="ro1">
          <table:table-cell table:formula="of:=IF(RIGHT([' ;'.A709];4)=&quot;turn&quot;;&quot;Turn2&quot;;IF(RIGHT([' ;'.A709];4)=&quot;move&quot;;&quot;Move&quot;;[' ;'.A709]))" office:value-type="string" office:string-value="Turn2">
            <text:p>Turn2</text:p>
          </table:table-cell>
          <table:table-cell table:formula="of:=[' ;'.B709]" office:value-type="string" office:string-value="rwing31">
            <text:p>rwing31</text:p>
          </table:table-cell>
          <table:table-cell table:formula="of:=LEFT([' ;'.D709];1)&amp;&quot;_&quot;&amp;RIGHT([' ;'.D709];4)" office:value-type="string" office:string-value="x_axis">
            <text:p>x_axis</text:p>
          </table:table-cell>
          <table:table-cell table:formula="of:=ROUND(VALUE(MID([' ;'.E709];2;LEN([' ;'.E709])-2));1)" office:value-type="float" office:value="-42.6">
            <text:p>-42.6</text:p>
          </table:table-cell>
          <table:table-cell table:formula="of:=VALUE(MID([' ;'.G709];2;LEN([' ;'.G709])-2))" office:value-type="float" office:value="1.468025">
            <text:p>1.468025</text:p>
          </table:table-cell>
          <table:table-cell table:formula="of:=ROUND([.E709]/[.$J$1];2)" office:value-type="float" office:value="1.47">
            <text:p>1.47</text:p>
          </table:table-cell>
          <table:table-cell/>
          <table:table-cell table:formula="of:=IF(RIGHT([.A709];5)=&quot;sleep&quot;;&quot;Sleep(&quot;&amp;[.$L$1]&amp;&quot;*&quot;&amp;ROUND(VALUE([.B709]);2)/[.$M$1]&amp;&quot;)&quot;;[.A709]&amp;&quot;( &quot;&amp;[.B709]&amp;&quot;, &quot;&amp;[.C709]&amp;&quot;, &quot;&amp;[.D709]&amp;&quot;, &quot;&amp;[.$I$1]&amp;&quot;*&quot;&amp;[.F709]&amp;&quot; )&quot;)" office:value-type="string" office:string-value="Turn2( rwing31, x_axis, -42.6, MOVEANIMATIONSPEED*1.47 )">
            <text:p>Turn2( rwing31, x_axis, -42.6, MOVEANIMATIONSPEED*1.47 )</text:p>
          </table:table-cell>
          <table:table-cell table:number-columns-repeated="6"/>
        </table:table-row>
        <table:table-row table:style-name="ro1">
          <table:table-cell table:formula="of:=IF(RIGHT([' ;'.A710];4)=&quot;turn&quot;;&quot;Turn2&quot;;IF(RIGHT([' ;'.A710];4)=&quot;move&quot;;&quot;Move&quot;;[' ;'.A710]))" office:value-type="string" office:string-value="Turn2">
            <text:p>Turn2</text:p>
          </table:table-cell>
          <table:table-cell table:formula="of:=[' ;'.B710]" office:value-type="string" office:string-value="rwing31">
            <text:p>rwing31</text:p>
          </table:table-cell>
          <table:table-cell table:formula="of:=LEFT([' ;'.D710];1)&amp;&quot;_&quot;&amp;RIGHT([' ;'.D710];4)" office:value-type="string" office:string-value="z_axis">
            <text:p>z_axis</text:p>
          </table:table-cell>
          <table:table-cell table:formula="of:=ROUND(VALUE(MID([' ;'.E710];2;LEN([' ;'.E710])-2));1)" office:value-type="float" office:value="7.8">
            <text:p>7.8</text:p>
          </table:table-cell>
          <table:table-cell table:formula="of:=VALUE(MID([' ;'.G710];2;LEN([' ;'.G710])-2))" office:value-type="float" office:value="9.651421">
            <text:p>9.651421</text:p>
          </table:table-cell>
          <table:table-cell table:formula="of:=ROUND([.E710]/[.$J$1];2)" office:value-type="float" office:value="9.65">
            <text:p>9.65</text:p>
          </table:table-cell>
          <table:table-cell/>
          <table:table-cell table:formula="of:=IF(RIGHT([.A710];5)=&quot;sleep&quot;;&quot;Sleep(&quot;&amp;[.$L$1]&amp;&quot;*&quot;&amp;ROUND(VALUE([.B710]);2)/[.$M$1]&amp;&quot;)&quot;;[.A710]&amp;&quot;( &quot;&amp;[.B710]&amp;&quot;, &quot;&amp;[.C710]&amp;&quot;, &quot;&amp;[.D710]&amp;&quot;, &quot;&amp;[.$I$1]&amp;&quot;*&quot;&amp;[.F710]&amp;&quot; )&quot;)" office:value-type="string" office:string-value="Turn2( rwing31, z_axis, 7.8, MOVEANIMATIONSPEED*9.65 )">
            <text:p>Turn2( rwing31, z_axis, 7.8, MOVEANIMATIONSPEED*9.65 )</text:p>
          </table:table-cell>
          <table:table-cell table:number-columns-repeated="6"/>
        </table:table-row>
        <table:table-row table:style-name="ro1">
          <table:table-cell table:formula="of:=IF(RIGHT([' ;'.A711];4)=&quot;turn&quot;;&quot;Turn2&quot;;IF(RIGHT([' ;'.A711];4)=&quot;move&quot;;&quot;Move&quot;;[' ;'.A711]))" office:value-type="string" office:string-value="Turn2">
            <text:p>Turn2</text:p>
          </table:table-cell>
          <table:table-cell table:formula="of:=[' ;'.B711]" office:value-type="string" office:string-value="rwing31">
            <text:p>rwing31</text:p>
          </table:table-cell>
          <table:table-cell table:formula="of:=LEFT([' ;'.D711];1)&amp;&quot;_&quot;&amp;RIGHT([' ;'.D711];4)" office:value-type="string" office:string-value="y_axis">
            <text:p>y_axis</text:p>
          </table:table-cell>
          <table:table-cell table:formula="of:=ROUND(VALUE(MID([' ;'.E711];2;LEN([' ;'.E711])-2));1)" office:value-type="float" office:value="17.7">
            <text:p>17.7</text:p>
          </table:table-cell>
          <table:table-cell table:formula="of:=VALUE(MID([' ;'.G711];2;LEN([' ;'.G711])-2))" office:value-type="float" office:value="8.611741">
            <text:p>8.611741</text:p>
          </table:table-cell>
          <table:table-cell table:formula="of:=ROUND([.E711]/[.$J$1];2)" office:value-type="float" office:value="8.61">
            <text:p>8.61</text:p>
          </table:table-cell>
          <table:table-cell/>
          <table:table-cell table:formula="of:=IF(RIGHT([.A711];5)=&quot;sleep&quot;;&quot;Sleep(&quot;&amp;[.$L$1]&amp;&quot;*&quot;&amp;ROUND(VALUE([.B711]);2)/[.$M$1]&amp;&quot;)&quot;;[.A711]&amp;&quot;( &quot;&amp;[.B711]&amp;&quot;, &quot;&amp;[.C711]&amp;&quot;, &quot;&amp;[.D711]&amp;&quot;, &quot;&amp;[.$I$1]&amp;&quot;*&quot;&amp;[.F711]&amp;&quot; )&quot;)" office:value-type="string" office:string-value="Turn2( rwing31, y_axis, 17.7, MOVEANIMATIONSPEED*8.61 )">
            <text:p>Turn2( rwing31, y_axis, 17.7, MOVEANIMATIONSPEED*8.61 )</text:p>
          </table:table-cell>
          <table:table-cell table:number-columns-repeated="6"/>
        </table:table-row>
        <table:table-row table:style-name="ro1">
          <table:table-cell table:formula="of:=IF(RIGHT([' ;'.A712];4)=&quot;turn&quot;;&quot;Turn2&quot;;IF(RIGHT([' ;'.A712];4)=&quot;move&quot;;&quot;Move&quot;;[' ;'.A712]))" office:value-type="string" office:string-value="Turn2">
            <text:p>Turn2</text:p>
          </table:table-cell>
          <table:table-cell table:formula="of:=[' ;'.B712]" office:value-type="string" office:string-value="rwing32">
            <text:p>rwing32</text:p>
          </table:table-cell>
          <table:table-cell table:formula="of:=LEFT([' ;'.D712];1)&amp;&quot;_&quot;&amp;RIGHT([' ;'.D712];4)" office:value-type="string" office:string-value="x_axis">
            <text:p>x_axis</text:p>
          </table:table-cell>
          <table:table-cell table:formula="of:=ROUND(VALUE(MID([' ;'.E712];2;LEN([' ;'.E712])-2));1)" office:value-type="float" office:value="-43.2">
            <text:p>-43.2</text:p>
          </table:table-cell>
          <table:table-cell table:formula="of:=VALUE(MID([' ;'.G712];2;LEN([' ;'.G712])-2))" office:value-type="float" office:value="1.514465">
            <text:p>1.514465</text:p>
          </table:table-cell>
          <table:table-cell table:formula="of:=ROUND([.E712]/[.$J$1];2)" office:value-type="float" office:value="1.51">
            <text:p>1.51</text:p>
          </table:table-cell>
          <table:table-cell/>
          <table:table-cell table:formula="of:=IF(RIGHT([.A712];5)=&quot;sleep&quot;;&quot;Sleep(&quot;&amp;[.$L$1]&amp;&quot;*&quot;&amp;ROUND(VALUE([.B712]);2)/[.$M$1]&amp;&quot;)&quot;;[.A712]&amp;&quot;( &quot;&amp;[.B712]&amp;&quot;, &quot;&amp;[.C712]&amp;&quot;, &quot;&amp;[.D712]&amp;&quot;, &quot;&amp;[.$I$1]&amp;&quot;*&quot;&amp;[.F712]&amp;&quot; )&quot;)" office:value-type="string" office:string-value="Turn2( rwing32, x_axis, -43.2, MOVEANIMATIONSPEED*1.51 )">
            <text:p>Turn2( rwing32, x_axis, -43.2, MOVEANIMATIONSPEED*1.51 )</text:p>
          </table:table-cell>
          <table:table-cell table:number-columns-repeated="6"/>
        </table:table-row>
        <table:table-row table:style-name="ro1">
          <table:table-cell table:formula="of:=IF(RIGHT([' ;'.A713];4)=&quot;turn&quot;;&quot;Turn2&quot;;IF(RIGHT([' ;'.A713];4)=&quot;move&quot;;&quot;Move&quot;;[' ;'.A713]))" office:value-type="string" office:string-value="Turn2">
            <text:p>Turn2</text:p>
          </table:table-cell>
          <table:table-cell table:formula="of:=[' ;'.B713]" office:value-type="string" office:string-value="rwing32">
            <text:p>rwing32</text:p>
          </table:table-cell>
          <table:table-cell table:formula="of:=LEFT([' ;'.D713];1)&amp;&quot;_&quot;&amp;RIGHT([' ;'.D713];4)" office:value-type="string" office:string-value="z_axis">
            <text:p>z_axis</text:p>
          </table:table-cell>
          <table:table-cell table:formula="of:=ROUND(VALUE(MID([' ;'.E713];2;LEN([' ;'.E713])-2));1)" office:value-type="float" office:value="7.8">
            <text:p>7.8</text:p>
          </table:table-cell>
          <table:table-cell table:formula="of:=VALUE(MID([' ;'.G713];2;LEN([' ;'.G713])-2))" office:value-type="float" office:value="9.816226">
            <text:p>9.816226</text:p>
          </table:table-cell>
          <table:table-cell table:formula="of:=ROUND([.E713]/[.$J$1];2)" office:value-type="float" office:value="9.82">
            <text:p>9.82</text:p>
          </table:table-cell>
          <table:table-cell/>
          <table:table-cell table:formula="of:=IF(RIGHT([.A713];5)=&quot;sleep&quot;;&quot;Sleep(&quot;&amp;[.$L$1]&amp;&quot;*&quot;&amp;ROUND(VALUE([.B713]);2)/[.$M$1]&amp;&quot;)&quot;;[.A713]&amp;&quot;( &quot;&amp;[.B713]&amp;&quot;, &quot;&amp;[.C713]&amp;&quot;, &quot;&amp;[.D713]&amp;&quot;, &quot;&amp;[.$I$1]&amp;&quot;*&quot;&amp;[.F713]&amp;&quot; )&quot;)" office:value-type="string" office:string-value="Turn2( rwing32, z_axis, 7.8, MOVEANIMATIONSPEED*9.82 )">
            <text:p>Turn2( rwing32, z_axis, 7.8, MOVEANIMATIONSPEED*9.82 )</text:p>
          </table:table-cell>
          <table:table-cell table:number-columns-repeated="6"/>
        </table:table-row>
        <table:table-row table:style-name="ro1">
          <table:table-cell table:formula="of:=IF(RIGHT([' ;'.A714];4)=&quot;turn&quot;;&quot;Turn2&quot;;IF(RIGHT([' ;'.A714];4)=&quot;move&quot;;&quot;Move&quot;;[' ;'.A714]))" office:value-type="string" office:string-value="Turn2">
            <text:p>Turn2</text:p>
          </table:table-cell>
          <table:table-cell table:formula="of:=[' ;'.B714]" office:value-type="string" office:string-value="rwing32">
            <text:p>rwing32</text:p>
          </table:table-cell>
          <table:table-cell table:formula="of:=LEFT([' ;'.D714];1)&amp;&quot;_&quot;&amp;RIGHT([' ;'.D714];4)" office:value-type="string" office:string-value="y_axis">
            <text:p>y_axis</text:p>
          </table:table-cell>
          <table:table-cell table:formula="of:=ROUND(VALUE(MID([' ;'.E714];2;LEN([' ;'.E714])-2));1)" office:value-type="float" office:value="17.9">
            <text:p>17.9</text:p>
          </table:table-cell>
          <table:table-cell table:formula="of:=VALUE(MID([' ;'.G714];2;LEN([' ;'.G714])-2))" office:value-type="float" office:value="8.665799">
            <text:p>8.665799</text:p>
          </table:table-cell>
          <table:table-cell table:formula="of:=ROUND([.E714]/[.$J$1];2)" office:value-type="float" office:value="8.67">
            <text:p>8.67</text:p>
          </table:table-cell>
          <table:table-cell/>
          <table:table-cell table:formula="of:=IF(RIGHT([.A714];5)=&quot;sleep&quot;;&quot;Sleep(&quot;&amp;[.$L$1]&amp;&quot;*&quot;&amp;ROUND(VALUE([.B714]);2)/[.$M$1]&amp;&quot;)&quot;;[.A714]&amp;&quot;( &quot;&amp;[.B714]&amp;&quot;, &quot;&amp;[.C714]&amp;&quot;, &quot;&amp;[.D714]&amp;&quot;, &quot;&amp;[.$I$1]&amp;&quot;*&quot;&amp;[.F714]&amp;&quot; )&quot;)" office:value-type="string" office:string-value="Turn2( rwing32, y_axis, 17.9, MOVEANIMATIONSPEED*8.67 )">
            <text:p>Turn2( rwing32, y_axis, 17.9, MOVEANIMATIONSPEED*8.67 )</text:p>
          </table:table-cell>
          <table:table-cell table:number-columns-repeated="6"/>
        </table:table-row>
        <table:table-row table:style-name="ro1">
          <table:table-cell table:formula="of:=IF(RIGHT([' ;'.A715];4)=&quot;turn&quot;;&quot;Turn2&quot;;IF(RIGHT([' ;'.A715];4)=&quot;move&quot;;&quot;Move&quot;;[' ;'.A715]))" office:value-type="string" office:string-value="Turn2">
            <text:p>Turn2</text:p>
          </table:table-cell>
          <table:table-cell table:formula="of:=[' ;'.B715]" office:value-type="string" office:string-value="rwing41">
            <text:p>rwing41</text:p>
          </table:table-cell>
          <table:table-cell table:formula="of:=LEFT([' ;'.D715];1)&amp;&quot;_&quot;&amp;RIGHT([' ;'.D715];4)" office:value-type="string" office:string-value="x_axis">
            <text:p>x_axis</text:p>
          </table:table-cell>
          <table:table-cell table:formula="of:=ROUND(VALUE(MID([' ;'.E715];2;LEN([' ;'.E715])-2));1)" office:value-type="float" office:value="-42.6">
            <text:p>-42.6</text:p>
          </table:table-cell>
          <table:table-cell table:formula="of:=VALUE(MID([' ;'.G715];2;LEN([' ;'.G715])-2))" office:value-type="float" office:value="1.468025">
            <text:p>1.468025</text:p>
          </table:table-cell>
          <table:table-cell table:formula="of:=ROUND([.E715]/[.$J$1];2)" office:value-type="float" office:value="1.47">
            <text:p>1.47</text:p>
          </table:table-cell>
          <table:table-cell/>
          <table:table-cell table:formula="of:=IF(RIGHT([.A715];5)=&quot;sleep&quot;;&quot;Sleep(&quot;&amp;[.$L$1]&amp;&quot;*&quot;&amp;ROUND(VALUE([.B715]);2)/[.$M$1]&amp;&quot;)&quot;;[.A715]&amp;&quot;( &quot;&amp;[.B715]&amp;&quot;, &quot;&amp;[.C715]&amp;&quot;, &quot;&amp;[.D715]&amp;&quot;, &quot;&amp;[.$I$1]&amp;&quot;*&quot;&amp;[.F715]&amp;&quot; )&quot;)" office:value-type="string" office:string-value="Turn2( rwing41, x_axis, -42.6, MOVEANIMATIONSPEED*1.47 )">
            <text:p>Turn2( rwing41, x_axis, -42.6, MOVEANIMATIONSPEED*1.47 )</text:p>
          </table:table-cell>
          <table:table-cell table:number-columns-repeated="6"/>
        </table:table-row>
        <table:table-row table:style-name="ro1">
          <table:table-cell table:formula="of:=IF(RIGHT([' ;'.A716];4)=&quot;turn&quot;;&quot;Turn2&quot;;IF(RIGHT([' ;'.A716];4)=&quot;move&quot;;&quot;Move&quot;;[' ;'.A716]))" office:value-type="string" office:string-value="Turn2">
            <text:p>Turn2</text:p>
          </table:table-cell>
          <table:table-cell table:formula="of:=[' ;'.B716]" office:value-type="string" office:string-value="rwing41">
            <text:p>rwing41</text:p>
          </table:table-cell>
          <table:table-cell table:formula="of:=LEFT([' ;'.D716];1)&amp;&quot;_&quot;&amp;RIGHT([' ;'.D716];4)" office:value-type="string" office:string-value="z_axis">
            <text:p>z_axis</text:p>
          </table:table-cell>
          <table:table-cell table:formula="of:=ROUND(VALUE(MID([' ;'.E716];2;LEN([' ;'.E716])-2));1)" office:value-type="float" office:value="7.8">
            <text:p>7.8</text:p>
          </table:table-cell>
          <table:table-cell table:formula="of:=VALUE(MID([' ;'.G716];2;LEN([' ;'.G716])-2))" office:value-type="float" office:value="9.651421">
            <text:p>9.651421</text:p>
          </table:table-cell>
          <table:table-cell table:formula="of:=ROUND([.E716]/[.$J$1];2)" office:value-type="float" office:value="9.65">
            <text:p>9.65</text:p>
          </table:table-cell>
          <table:table-cell/>
          <table:table-cell table:formula="of:=IF(RIGHT([.A716];5)=&quot;sleep&quot;;&quot;Sleep(&quot;&amp;[.$L$1]&amp;&quot;*&quot;&amp;ROUND(VALUE([.B716]);2)/[.$M$1]&amp;&quot;)&quot;;[.A716]&amp;&quot;( &quot;&amp;[.B716]&amp;&quot;, &quot;&amp;[.C716]&amp;&quot;, &quot;&amp;[.D716]&amp;&quot;, &quot;&amp;[.$I$1]&amp;&quot;*&quot;&amp;[.F716]&amp;&quot; )&quot;)" office:value-type="string" office:string-value="Turn2( rwing41, z_axis, 7.8, MOVEANIMATIONSPEED*9.65 )">
            <text:p>Turn2( rwing41, z_axis, 7.8, MOVEANIMATIONSPEED*9.65 )</text:p>
          </table:table-cell>
          <table:table-cell table:number-columns-repeated="6"/>
        </table:table-row>
        <table:table-row table:style-name="ro1">
          <table:table-cell table:formula="of:=IF(RIGHT([' ;'.A717];4)=&quot;turn&quot;;&quot;Turn2&quot;;IF(RIGHT([' ;'.A717];4)=&quot;move&quot;;&quot;Move&quot;;[' ;'.A717]))" office:value-type="string" office:string-value="Turn2">
            <text:p>Turn2</text:p>
          </table:table-cell>
          <table:table-cell table:formula="of:=[' ;'.B717]" office:value-type="string" office:string-value="rwing41">
            <text:p>rwing41</text:p>
          </table:table-cell>
          <table:table-cell table:formula="of:=LEFT([' ;'.D717];1)&amp;&quot;_&quot;&amp;RIGHT([' ;'.D717];4)" office:value-type="string" office:string-value="y_axis">
            <text:p>y_axis</text:p>
          </table:table-cell>
          <table:table-cell table:formula="of:=ROUND(VALUE(MID([' ;'.E717];2;LEN([' ;'.E717])-2));1)" office:value-type="float" office:value="17.7">
            <text:p>17.7</text:p>
          </table:table-cell>
          <table:table-cell table:formula="of:=VALUE(MID([' ;'.G717];2;LEN([' ;'.G717])-2))" office:value-type="float" office:value="8.611741">
            <text:p>8.611741</text:p>
          </table:table-cell>
          <table:table-cell table:formula="of:=ROUND([.E717]/[.$J$1];2)" office:value-type="float" office:value="8.61">
            <text:p>8.61</text:p>
          </table:table-cell>
          <table:table-cell/>
          <table:table-cell table:formula="of:=IF(RIGHT([.A717];5)=&quot;sleep&quot;;&quot;Sleep(&quot;&amp;[.$L$1]&amp;&quot;*&quot;&amp;ROUND(VALUE([.B717]);2)/[.$M$1]&amp;&quot;)&quot;;[.A717]&amp;&quot;( &quot;&amp;[.B717]&amp;&quot;, &quot;&amp;[.C717]&amp;&quot;, &quot;&amp;[.D717]&amp;&quot;, &quot;&amp;[.$I$1]&amp;&quot;*&quot;&amp;[.F717]&amp;&quot; )&quot;)" office:value-type="string" office:string-value="Turn2( rwing41, y_axis, 17.7, MOVEANIMATIONSPEED*8.61 )">
            <text:p>Turn2( rwing41, y_axis, 17.7, MOVEANIMATIONSPEED*8.61 )</text:p>
          </table:table-cell>
          <table:table-cell table:number-columns-repeated="6"/>
        </table:table-row>
        <table:table-row table:style-name="ro1">
          <table:table-cell table:formula="of:=IF(RIGHT([' ;'.A718];4)=&quot;turn&quot;;&quot;Turn2&quot;;IF(RIGHT([' ;'.A718];4)=&quot;move&quot;;&quot;Move&quot;;[' ;'.A718]))" office:value-type="string" office:string-value="Turn2">
            <text:p>Turn2</text:p>
          </table:table-cell>
          <table:table-cell table:formula="of:=[' ;'.B718]" office:value-type="string" office:string-value="rwing42">
            <text:p>rwing42</text:p>
          </table:table-cell>
          <table:table-cell table:formula="of:=LEFT([' ;'.D718];1)&amp;&quot;_&quot;&amp;RIGHT([' ;'.D718];4)" office:value-type="string" office:string-value="x_axis">
            <text:p>x_axis</text:p>
          </table:table-cell>
          <table:table-cell table:formula="of:=ROUND(VALUE(MID([' ;'.E718];2;LEN([' ;'.E718])-2));1)" office:value-type="float" office:value="-40.9">
            <text:p>-40.9</text:p>
          </table:table-cell>
          <table:table-cell table:formula="of:=VALUE(MID([' ;'.G718];2;LEN([' ;'.G718])-2))" office:value-type="float" office:value="1.343259">
            <text:p>1.343259</text:p>
          </table:table-cell>
          <table:table-cell table:formula="of:=ROUND([.E718]/[.$J$1];2)" office:value-type="float" office:value="1.34">
            <text:p>1.34</text:p>
          </table:table-cell>
          <table:table-cell/>
          <table:table-cell table:formula="of:=IF(RIGHT([.A718];5)=&quot;sleep&quot;;&quot;Sleep(&quot;&amp;[.$L$1]&amp;&quot;*&quot;&amp;ROUND(VALUE([.B718]);2)/[.$M$1]&amp;&quot;)&quot;;[.A718]&amp;&quot;( &quot;&amp;[.B718]&amp;&quot;, &quot;&amp;[.C718]&amp;&quot;, &quot;&amp;[.D718]&amp;&quot;, &quot;&amp;[.$I$1]&amp;&quot;*&quot;&amp;[.F718]&amp;&quot; )&quot;)" office:value-type="string" office:string-value="Turn2( rwing42, x_axis, -40.9, MOVEANIMATIONSPEED*1.34 )">
            <text:p>Turn2( rwing42, x_axis, -40.9, MOVEANIMATIONSPEED*1.34 )</text:p>
          </table:table-cell>
          <table:table-cell table:number-columns-repeated="6"/>
        </table:table-row>
        <table:table-row table:style-name="ro1">
          <table:table-cell table:formula="of:=IF(RIGHT([' ;'.A719];4)=&quot;turn&quot;;&quot;Turn2&quot;;IF(RIGHT([' ;'.A719];4)=&quot;move&quot;;&quot;Move&quot;;[' ;'.A719]))" office:value-type="string" office:string-value="Turn2">
            <text:p>Turn2</text:p>
          </table:table-cell>
          <table:table-cell table:formula="of:=[' ;'.B719]" office:value-type="string" office:string-value="rwing42">
            <text:p>rwing42</text:p>
          </table:table-cell>
          <table:table-cell table:formula="of:=LEFT([' ;'.D719];1)&amp;&quot;_&quot;&amp;RIGHT([' ;'.D719];4)" office:value-type="string" office:string-value="z_axis">
            <text:p>z_axis</text:p>
          </table:table-cell>
          <table:table-cell table:formula="of:=ROUND(VALUE(MID([' ;'.E719];2;LEN([' ;'.E719])-2));1)" office:value-type="float" office:value="7.8">
            <text:p>7.8</text:p>
          </table:table-cell>
          <table:table-cell table:formula="of:=VALUE(MID([' ;'.G719];2;LEN([' ;'.G719])-2))" office:value-type="float" office:value="9.190076">
            <text:p>9.190076</text:p>
          </table:table-cell>
          <table:table-cell table:formula="of:=ROUND([.E719]/[.$J$1];2)" office:value-type="float" office:value="9.19">
            <text:p>9.19</text:p>
          </table:table-cell>
          <table:table-cell/>
          <table:table-cell table:formula="of:=IF(RIGHT([.A719];5)=&quot;sleep&quot;;&quot;Sleep(&quot;&amp;[.$L$1]&amp;&quot;*&quot;&amp;ROUND(VALUE([.B719]);2)/[.$M$1]&amp;&quot;)&quot;;[.A719]&amp;&quot;( &quot;&amp;[.B719]&amp;&quot;, &quot;&amp;[.C719]&amp;&quot;, &quot;&amp;[.D719]&amp;&quot;, &quot;&amp;[.$I$1]&amp;&quot;*&quot;&amp;[.F719]&amp;&quot; )&quot;)" office:value-type="string" office:string-value="Turn2( rwing42, z_axis, 7.8, MOVEANIMATIONSPEED*9.19 )">
            <text:p>Turn2( rwing42, z_axis, 7.8, MOVEANIMATIONSPEED*9.19 )</text:p>
          </table:table-cell>
          <table:table-cell table:number-columns-repeated="6"/>
        </table:table-row>
        <table:table-row table:style-name="ro1">
          <table:table-cell table:formula="of:=IF(RIGHT([' ;'.A720];4)=&quot;turn&quot;;&quot;Turn2&quot;;IF(RIGHT([' ;'.A720];4)=&quot;move&quot;;&quot;Move&quot;;[' ;'.A720]))" office:value-type="string" office:string-value="Turn2">
            <text:p>Turn2</text:p>
          </table:table-cell>
          <table:table-cell table:formula="of:=[' ;'.B720]" office:value-type="string" office:string-value="rwing42">
            <text:p>rwing42</text:p>
          </table:table-cell>
          <table:table-cell table:formula="of:=LEFT([' ;'.D720];1)&amp;&quot;_&quot;&amp;RIGHT([' ;'.D720];4)" office:value-type="string" office:string-value="y_axis">
            <text:p>y_axis</text:p>
          </table:table-cell>
          <table:table-cell table:formula="of:=ROUND(VALUE(MID([' ;'.E720];2;LEN([' ;'.E720])-2));1)" office:value-type="float" office:value="16.9">
            <text:p>16.9</text:p>
          </table:table-cell>
          <table:table-cell table:formula="of:=VALUE(MID([' ;'.G720];2;LEN([' ;'.G720])-2))" office:value-type="float" office:value="8.449075">
            <text:p>8.449075</text:p>
          </table:table-cell>
          <table:table-cell table:formula="of:=ROUND([.E720]/[.$J$1];2)" office:value-type="float" office:value="8.45">
            <text:p>8.45</text:p>
          </table:table-cell>
          <table:table-cell/>
          <table:table-cell table:formula="of:=IF(RIGHT([.A720];5)=&quot;sleep&quot;;&quot;Sleep(&quot;&amp;[.$L$1]&amp;&quot;*&quot;&amp;ROUND(VALUE([.B720]);2)/[.$M$1]&amp;&quot;)&quot;;[.A720]&amp;&quot;( &quot;&amp;[.B720]&amp;&quot;, &quot;&amp;[.C720]&amp;&quot;, &quot;&amp;[.D720]&amp;&quot;, &quot;&amp;[.$I$1]&amp;&quot;*&quot;&amp;[.F720]&amp;&quot; )&quot;)" office:value-type="string" office:string-value="Turn2( rwing42, y_axis, 16.9, MOVEANIMATIONSPEED*8.45 )">
            <text:p>Turn2( rwing42, y_axis, 16.9, MOVEANIMATIONSPEED*8.45 )</text:p>
          </table:table-cell>
          <table:table-cell table:number-columns-repeated="6"/>
        </table:table-row>
        <table:table-row table:style-name="ro1">
          <table:table-cell table:formula="of:=IF(RIGHT([' ;'.A721];4)=&quot;turn&quot;;&quot;Turn2&quot;;IF(RIGHT([' ;'.A721];4)=&quot;move&quot;;&quot;Move&quot;;[' ;'.A721]))" office:value-type="string" office:string-value="Turn2">
            <text:p>Turn2</text:p>
          </table:table-cell>
          <table:table-cell table:formula="of:=[' ;'.B721]" office:value-type="string" office:string-value="rwing43">
            <text:p>rwing43</text:p>
          </table:table-cell>
          <table:table-cell table:formula="of:=LEFT([' ;'.D721];1)&amp;&quot;_&quot;&amp;RIGHT([' ;'.D721];4)" office:value-type="string" office:string-value="x_axis">
            <text:p>x_axis</text:p>
          </table:table-cell>
          <table:table-cell table:formula="of:=ROUND(VALUE(MID([' ;'.E721];2;LEN([' ;'.E721])-2));1)" office:value-type="float" office:value="-37">
            <text:p>-37</text:p>
          </table:table-cell>
          <table:table-cell table:formula="of:=VALUE(MID([' ;'.G721];2;LEN([' ;'.G721])-2))" office:value-type="float" office:value="1.079721">
            <text:p>1.079721</text:p>
          </table:table-cell>
          <table:table-cell table:formula="of:=ROUND([.E721]/[.$J$1];2)" office:value-type="float" office:value="1.08">
            <text:p>1.08</text:p>
          </table:table-cell>
          <table:table-cell/>
          <table:table-cell table:formula="of:=IF(RIGHT([.A721];5)=&quot;sleep&quot;;&quot;Sleep(&quot;&amp;[.$L$1]&amp;&quot;*&quot;&amp;ROUND(VALUE([.B721]);2)/[.$M$1]&amp;&quot;)&quot;;[.A721]&amp;&quot;( &quot;&amp;[.B721]&amp;&quot;, &quot;&amp;[.C721]&amp;&quot;, &quot;&amp;[.D721]&amp;&quot;, &quot;&amp;[.$I$1]&amp;&quot;*&quot;&amp;[.F721]&amp;&quot; )&quot;)" office:value-type="string" office:string-value="Turn2( rwing43, x_axis, -37, MOVEANIMATIONSPEED*1.08 )">
            <text:p>Turn2( rwing43, x_axis, -37, MOVEANIMATIONSPEED*1.08 )</text:p>
          </table:table-cell>
          <table:table-cell table:number-columns-repeated="6"/>
        </table:table-row>
        <table:table-row table:style-name="ro1">
          <table:table-cell table:formula="of:=IF(RIGHT([' ;'.A722];4)=&quot;turn&quot;;&quot;Turn2&quot;;IF(RIGHT([' ;'.A722];4)=&quot;move&quot;;&quot;Move&quot;;[' ;'.A722]))" office:value-type="string" office:string-value="Turn2">
            <text:p>Turn2</text:p>
          </table:table-cell>
          <table:table-cell table:formula="of:=[' ;'.B722]" office:value-type="string" office:string-value="rwing43">
            <text:p>rwing43</text:p>
          </table:table-cell>
          <table:table-cell table:formula="of:=LEFT([' ;'.D722];1)&amp;&quot;_&quot;&amp;RIGHT([' ;'.D722];4)" office:value-type="string" office:string-value="z_axis">
            <text:p>z_axis</text:p>
          </table:table-cell>
          <table:table-cell table:formula="of:=ROUND(VALUE(MID([' ;'.E722];2;LEN([' ;'.E722])-2));1)" office:value-type="float" office:value="7.6">
            <text:p>7.6</text:p>
          </table:table-cell>
          <table:table-cell table:formula="of:=VALUE(MID([' ;'.G722];2;LEN([' ;'.G722])-2))" office:value-type="float" office:value="8.10635">
            <text:p>8.10635</text:p>
          </table:table-cell>
          <table:table-cell table:formula="of:=ROUND([.E722]/[.$J$1];2)" office:value-type="float" office:value="8.11">
            <text:p>8.11</text:p>
          </table:table-cell>
          <table:table-cell/>
          <table:table-cell table:formula="of:=IF(RIGHT([.A722];5)=&quot;sleep&quot;;&quot;Sleep(&quot;&amp;[.$L$1]&amp;&quot;*&quot;&amp;ROUND(VALUE([.B722]);2)/[.$M$1]&amp;&quot;)&quot;;[.A722]&amp;&quot;( &quot;&amp;[.B722]&amp;&quot;, &quot;&amp;[.C722]&amp;&quot;, &quot;&amp;[.D722]&amp;&quot;, &quot;&amp;[.$I$1]&amp;&quot;*&quot;&amp;[.F722]&amp;&quot; )&quot;)" office:value-type="string" office:string-value="Turn2( rwing43, z_axis, 7.6, MOVEANIMATIONSPEED*8.11 )">
            <text:p>Turn2( rwing43, z_axis, 7.6, MOVEANIMATIONSPEED*8.11 )</text:p>
          </table:table-cell>
          <table:table-cell table:number-columns-repeated="6"/>
        </table:table-row>
        <table:table-row table:style-name="ro1">
          <table:table-cell table:formula="of:=IF(RIGHT([' ;'.A723];4)=&quot;turn&quot;;&quot;Turn2&quot;;IF(RIGHT([' ;'.A723];4)=&quot;move&quot;;&quot;Move&quot;;[' ;'.A723]))" office:value-type="string" office:string-value="Turn2">
            <text:p>Turn2</text:p>
          </table:table-cell>
          <table:table-cell table:formula="of:=[' ;'.B723]" office:value-type="string" office:string-value="rwing43">
            <text:p>rwing43</text:p>
          </table:table-cell>
          <table:table-cell table:formula="of:=LEFT([' ;'.D723];1)&amp;&quot;_&quot;&amp;RIGHT([' ;'.D723];4)" office:value-type="string" office:string-value="y_axis">
            <text:p>y_axis</text:p>
          </table:table-cell>
          <table:table-cell table:formula="of:=ROUND(VALUE(MID([' ;'.E723];2;LEN([' ;'.E723])-2));1)" office:value-type="float" office:value="15.1">
            <text:p>15.1</text:p>
          </table:table-cell>
          <table:table-cell table:formula="of:=VALUE(MID([' ;'.G723];2;LEN([' ;'.G723])-2))" office:value-type="float" office:value="7.998841">
            <text:p>7.998841</text:p>
          </table:table-cell>
          <table:table-cell table:formula="of:=ROUND([.E723]/[.$J$1];2)" office:value-type="float" office:value="8">
            <text:p>8</text:p>
          </table:table-cell>
          <table:table-cell/>
          <table:table-cell table:formula="of:=IF(RIGHT([.A723];5)=&quot;sleep&quot;;&quot;Sleep(&quot;&amp;[.$L$1]&amp;&quot;*&quot;&amp;ROUND(VALUE([.B723]);2)/[.$M$1]&amp;&quot;)&quot;;[.A723]&amp;&quot;( &quot;&amp;[.B723]&amp;&quot;, &quot;&amp;[.C723]&amp;&quot;, &quot;&amp;[.D723]&amp;&quot;, &quot;&amp;[.$I$1]&amp;&quot;*&quot;&amp;[.F723]&amp;&quot; )&quot;)" office:value-type="string" office:string-value="Turn2( rwing43, y_axis, 15.1, MOVEANIMATIONSPEED*8 )">
            <text:p>Turn2( rwing43, y_axis, 15.1, MOVEANIMATIONSPEED*8 )</text:p>
          </table:table-cell>
          <table:table-cell table:number-columns-repeated="6"/>
        </table:table-row>
        <table:table-row table:style-name="ro1">
          <table:table-cell table:formula="of:=IF(RIGHT([' ;'.A724];4)=&quot;turn&quot;;&quot;Turn2&quot;;IF(RIGHT([' ;'.A724];4)=&quot;move&quot;;&quot;Move&quot;;[' ;'.A724]))" office:value-type="string" office:string-value="Turn2">
            <text:p>Turn2</text:p>
          </table:table-cell>
          <table:table-cell table:formula="of:=[' ;'.B724]" office:value-type="string" office:string-value="rwing51">
            <text:p>rwing51</text:p>
          </table:table-cell>
          <table:table-cell table:formula="of:=LEFT([' ;'.D724];1)&amp;&quot;_&quot;&amp;RIGHT([' ;'.D724];4)" office:value-type="string" office:string-value="x_axis">
            <text:p>x_axis</text:p>
          </table:table-cell>
          <table:table-cell table:formula="of:=ROUND(VALUE(MID([' ;'.E724];2;LEN([' ;'.E724])-2));1)" office:value-type="float" office:value="-60.5">
            <text:p>-60.5</text:p>
          </table:table-cell>
          <table:table-cell table:formula="of:=VALUE(MID([' ;'.G724];2;LEN([' ;'.G724])-2))" office:value-type="float" office:value="3.38974">
            <text:p>3.38974</text:p>
          </table:table-cell>
          <table:table-cell table:formula="of:=ROUND([.E724]/[.$J$1];2)" office:value-type="float" office:value="3.39">
            <text:p>3.39</text:p>
          </table:table-cell>
          <table:table-cell/>
          <table:table-cell table:formula="of:=IF(RIGHT([.A724];5)=&quot;sleep&quot;;&quot;Sleep(&quot;&amp;[.$L$1]&amp;&quot;*&quot;&amp;ROUND(VALUE([.B724]);2)/[.$M$1]&amp;&quot;)&quot;;[.A724]&amp;&quot;( &quot;&amp;[.B724]&amp;&quot;, &quot;&amp;[.C724]&amp;&quot;, &quot;&amp;[.D724]&amp;&quot;, &quot;&amp;[.$I$1]&amp;&quot;*&quot;&amp;[.F724]&amp;&quot; )&quot;)" office:value-type="string" office:string-value="Turn2( rwing51, x_axis, -60.5, MOVEANIMATIONSPEED*3.39 )">
            <text:p>Turn2( rwing51, x_axis, -60.5, MOVEANIMATIONSPEED*3.39 )</text:p>
          </table:table-cell>
          <table:table-cell table:number-columns-repeated="6"/>
        </table:table-row>
        <table:table-row table:style-name="ro1">
          <table:table-cell table:formula="of:=IF(RIGHT([' ;'.A725];4)=&quot;turn&quot;;&quot;Turn2&quot;;IF(RIGHT([' ;'.A725];4)=&quot;move&quot;;&quot;Move&quot;;[' ;'.A725]))" office:value-type="string" office:string-value="Turn2">
            <text:p>Turn2</text:p>
          </table:table-cell>
          <table:table-cell table:formula="of:=[' ;'.B725]" office:value-type="string" office:string-value="rwing51">
            <text:p>rwing51</text:p>
          </table:table-cell>
          <table:table-cell table:formula="of:=LEFT([' ;'.D725];1)&amp;&quot;_&quot;&amp;RIGHT([' ;'.D725];4)" office:value-type="string" office:string-value="z_axis">
            <text:p>z_axis</text:p>
          </table:table-cell>
          <table:table-cell table:formula="of:=ROUND(VALUE(MID([' ;'.E725];2;LEN([' ;'.E725])-2));1)" office:value-type="float" office:value="6.9">
            <text:p>6.9</text:p>
          </table:table-cell>
          <table:table-cell table:formula="of:=VALUE(MID([' ;'.G725];2;LEN([' ;'.G725])-2))" office:value-type="float" office:value="14.764967">
            <text:p>14.764967</text:p>
          </table:table-cell>
          <table:table-cell table:formula="of:=ROUND([.E725]/[.$J$1];2)" office:value-type="float" office:value="14.76">
            <text:p>14.76</text:p>
          </table:table-cell>
          <table:table-cell/>
          <table:table-cell table:formula="of:=IF(RIGHT([.A725];5)=&quot;sleep&quot;;&quot;Sleep(&quot;&amp;[.$L$1]&amp;&quot;*&quot;&amp;ROUND(VALUE([.B725]);2)/[.$M$1]&amp;&quot;)&quot;;[.A725]&amp;&quot;( &quot;&amp;[.B725]&amp;&quot;, &quot;&amp;[.C725]&amp;&quot;, &quot;&amp;[.D725]&amp;&quot;, &quot;&amp;[.$I$1]&amp;&quot;*&quot;&amp;[.F725]&amp;&quot; )&quot;)" office:value-type="string" office:string-value="Turn2( rwing51, z_axis, 6.9, MOVEANIMATIONSPEED*14.76 )">
            <text:p>Turn2( rwing51, z_axis, 6.9, MOVEANIMATIONSPEED*14.76 )</text:p>
          </table:table-cell>
          <table:table-cell table:number-columns-repeated="6"/>
        </table:table-row>
        <table:table-row table:style-name="ro1">
          <table:table-cell table:formula="of:=IF(RIGHT([' ;'.A726];4)=&quot;turn&quot;;&quot;Turn2&quot;;IF(RIGHT([' ;'.A726];4)=&quot;move&quot;;&quot;Move&quot;;[' ;'.A726]))" office:value-type="string" office:string-value="Turn2">
            <text:p>Turn2</text:p>
          </table:table-cell>
          <table:table-cell table:formula="of:=[' ;'.B726]" office:value-type="string" office:string-value="rwing51">
            <text:p>rwing51</text:p>
          </table:table-cell>
          <table:table-cell table:formula="of:=LEFT([' ;'.D726];1)&amp;&quot;_&quot;&amp;RIGHT([' ;'.D726];4)" office:value-type="string" office:string-value="y_axis">
            <text:p>y_axis</text:p>
          </table:table-cell>
          <table:table-cell table:formula="of:=ROUND(VALUE(MID([' ;'.E726];2;LEN([' ;'.E726])-2));1)" office:value-type="float" office:value="25.7">
            <text:p>25.7</text:p>
          </table:table-cell>
          <table:table-cell table:formula="of:=VALUE(MID([' ;'.G726];2;LEN([' ;'.G726])-2))" office:value-type="float" office:value="9.374629">
            <text:p>9.374629</text:p>
          </table:table-cell>
          <table:table-cell table:formula="of:=ROUND([.E726]/[.$J$1];2)" office:value-type="float" office:value="9.37">
            <text:p>9.37</text:p>
          </table:table-cell>
          <table:table-cell/>
          <table:table-cell table:formula="of:=IF(RIGHT([.A726];5)=&quot;sleep&quot;;&quot;Sleep(&quot;&amp;[.$L$1]&amp;&quot;*&quot;&amp;ROUND(VALUE([.B726]);2)/[.$M$1]&amp;&quot;)&quot;;[.A726]&amp;&quot;( &quot;&amp;[.B726]&amp;&quot;, &quot;&amp;[.C726]&amp;&quot;, &quot;&amp;[.D726]&amp;&quot;, &quot;&amp;[.$I$1]&amp;&quot;*&quot;&amp;[.F726]&amp;&quot; )&quot;)" office:value-type="string" office:string-value="Turn2( rwing51, y_axis, 25.7, MOVEANIMATIONSPEED*9.37 )">
            <text:p>Turn2( rwing51, y_axis, 25.7, MOVEANIMATIONSPEED*9.37 )</text:p>
          </table:table-cell>
          <table:table-cell table:number-columns-repeated="6"/>
        </table:table-row>
        <table:table-row table:style-name="ro1">
          <table:table-cell table:formula="of:=IF(RIGHT([' ;'.A727];4)=&quot;turn&quot;;&quot;Turn2&quot;;IF(RIGHT([' ;'.A727];4)=&quot;move&quot;;&quot;Move&quot;;[' ;'.A727]))" office:value-type="string" office:string-value="Turn2">
            <text:p>Turn2</text:p>
          </table:table-cell>
          <table:table-cell table:formula="of:=[' ;'.B727]" office:value-type="string" office:string-value="rwing52">
            <text:p>rwing52</text:p>
          </table:table-cell>
          <table:table-cell table:formula="of:=LEFT([' ;'.D727];1)&amp;&quot;_&quot;&amp;RIGHT([' ;'.D727];4)" office:value-type="string" office:string-value="x_axis">
            <text:p>x_axis</text:p>
          </table:table-cell>
          <table:table-cell table:formula="of:=ROUND(VALUE(MID([' ;'.E727];2;LEN([' ;'.E727])-2));1)" office:value-type="float" office:value="-41.6">
            <text:p>-41.6</text:p>
          </table:table-cell>
          <table:table-cell table:formula="of:=VALUE(MID([' ;'.G727];2;LEN([' ;'.G727])-2))" office:value-type="float" office:value="1.396249">
            <text:p>1.396249</text:p>
          </table:table-cell>
          <table:table-cell table:formula="of:=ROUND([.E727]/[.$J$1];2)" office:value-type="float" office:value="1.4">
            <text:p>1.4</text:p>
          </table:table-cell>
          <table:table-cell/>
          <table:table-cell table:formula="of:=IF(RIGHT([.A727];5)=&quot;sleep&quot;;&quot;Sleep(&quot;&amp;[.$L$1]&amp;&quot;*&quot;&amp;ROUND(VALUE([.B727]);2)/[.$M$1]&amp;&quot;)&quot;;[.A727]&amp;&quot;( &quot;&amp;[.B727]&amp;&quot;, &quot;&amp;[.C727]&amp;&quot;, &quot;&amp;[.D727]&amp;&quot;, &quot;&amp;[.$I$1]&amp;&quot;*&quot;&amp;[.F727]&amp;&quot; )&quot;)" office:value-type="string" office:string-value="Turn2( rwing52, x_axis, -41.6, MOVEANIMATIONSPEED*1.4 )">
            <text:p>Turn2( rwing52, x_axis, -41.6, MOVEANIMATIONSPEED*1.4 )</text:p>
          </table:table-cell>
          <table:table-cell table:number-columns-repeated="6"/>
        </table:table-row>
        <table:table-row table:style-name="ro1">
          <table:table-cell table:formula="of:=IF(RIGHT([' ;'.A728];4)=&quot;turn&quot;;&quot;Turn2&quot;;IF(RIGHT([' ;'.A728];4)=&quot;move&quot;;&quot;Move&quot;;[' ;'.A728]))" office:value-type="string" office:string-value="Turn2">
            <text:p>Turn2</text:p>
          </table:table-cell>
          <table:table-cell table:formula="of:=[' ;'.B728]" office:value-type="string" office:string-value="rwing52">
            <text:p>rwing52</text:p>
          </table:table-cell>
          <table:table-cell table:formula="of:=LEFT([' ;'.D728];1)&amp;&quot;_&quot;&amp;RIGHT([' ;'.D728];4)" office:value-type="string" office:string-value="z_axis">
            <text:p>z_axis</text:p>
          </table:table-cell>
          <table:table-cell table:formula="of:=ROUND(VALUE(MID([' ;'.E728];2;LEN([' ;'.E728])-2));1)" office:value-type="float" office:value="7.8">
            <text:p>7.8</text:p>
          </table:table-cell>
          <table:table-cell table:formula="of:=VALUE(MID([' ;'.G728];2;LEN([' ;'.G728])-2))" office:value-type="float" office:value="9.389567">
            <text:p>9.389567</text:p>
          </table:table-cell>
          <table:table-cell table:formula="of:=ROUND([.E728]/[.$J$1];2)" office:value-type="float" office:value="9.39">
            <text:p>9.39</text:p>
          </table:table-cell>
          <table:table-cell/>
          <table:table-cell table:formula="of:=IF(RIGHT([.A728];5)=&quot;sleep&quot;;&quot;Sleep(&quot;&amp;[.$L$1]&amp;&quot;*&quot;&amp;ROUND(VALUE([.B728]);2)/[.$M$1]&amp;&quot;)&quot;;[.A728]&amp;&quot;( &quot;&amp;[.B728]&amp;&quot;, &quot;&amp;[.C728]&amp;&quot;, &quot;&amp;[.D728]&amp;&quot;, &quot;&amp;[.$I$1]&amp;&quot;*&quot;&amp;[.F728]&amp;&quot; )&quot;)" office:value-type="string" office:string-value="Turn2( rwing52, z_axis, 7.8, MOVEANIMATIONSPEED*9.39 )">
            <text:p>Turn2( rwing52, z_axis, 7.8, MOVEANIMATIONSPEED*9.39 )</text:p>
          </table:table-cell>
          <table:table-cell table:number-columns-repeated="6"/>
        </table:table-row>
        <table:table-row table:style-name="ro1">
          <table:table-cell table:formula="of:=IF(RIGHT([' ;'.A729];4)=&quot;turn&quot;;&quot;Turn2&quot;;IF(RIGHT([' ;'.A729];4)=&quot;move&quot;;&quot;Move&quot;;[' ;'.A729]))" office:value-type="string" office:string-value="Turn2">
            <text:p>Turn2</text:p>
          </table:table-cell>
          <table:table-cell table:formula="of:=[' ;'.B729]" office:value-type="string" office:string-value="rwing52">
            <text:p>rwing52</text:p>
          </table:table-cell>
          <table:table-cell table:formula="of:=LEFT([' ;'.D729];1)&amp;&quot;_&quot;&amp;RIGHT([' ;'.D729];4)" office:value-type="string" office:string-value="y_axis">
            <text:p>y_axis</text:p>
          </table:table-cell>
          <table:table-cell table:formula="of:=ROUND(VALUE(MID([' ;'.E729];2;LEN([' ;'.E729])-2));1)" office:value-type="float" office:value="17.2">
            <text:p>17.2</text:p>
          </table:table-cell>
          <table:table-cell table:formula="of:=VALUE(MID([' ;'.G729];2;LEN([' ;'.G729])-2))" office:value-type="float" office:value="8.521485">
            <text:p>8.521485</text:p>
          </table:table-cell>
          <table:table-cell table:formula="of:=ROUND([.E729]/[.$J$1];2)" office:value-type="float" office:value="8.52">
            <text:p>8.52</text:p>
          </table:table-cell>
          <table:table-cell/>
          <table:table-cell table:formula="of:=IF(RIGHT([.A729];5)=&quot;sleep&quot;;&quot;Sleep(&quot;&amp;[.$L$1]&amp;&quot;*&quot;&amp;ROUND(VALUE([.B729]);2)/[.$M$1]&amp;&quot;)&quot;;[.A729]&amp;&quot;( &quot;&amp;[.B729]&amp;&quot;, &quot;&amp;[.C729]&amp;&quot;, &quot;&amp;[.D729]&amp;&quot;, &quot;&amp;[.$I$1]&amp;&quot;*&quot;&amp;[.F729]&amp;&quot; )&quot;)" office:value-type="string" office:string-value="Turn2( rwing52, y_axis, 17.2, MOVEANIMATIONSPEED*8.52 )">
            <text:p>Turn2( rwing52, y_axis, 17.2, MOVEANIMATIONSPEED*8.52 )</text:p>
          </table:table-cell>
          <table:table-cell table:number-columns-repeated="6"/>
        </table:table-row>
        <table:table-row table:style-name="ro1">
          <table:table-cell table:formula="of:=IF(RIGHT([' ;'.A730];4)=&quot;turn&quot;;&quot;Turn2&quot;;IF(RIGHT([' ;'.A730];4)=&quot;move&quot;;&quot;Move&quot;;[' ;'.A730]))" office:value-type="string" office:string-value="Turn2">
            <text:p>Turn2</text:p>
          </table:table-cell>
          <table:table-cell table:formula="of:=[' ;'.B730]" office:value-type="string" office:string-value="rwing53">
            <text:p>rwing53</text:p>
          </table:table-cell>
          <table:table-cell table:formula="of:=LEFT([' ;'.D730];1)&amp;&quot;_&quot;&amp;RIGHT([' ;'.D730];4)" office:value-type="string" office:string-value="x_axis">
            <text:p>x_axis</text:p>
          </table:table-cell>
          <table:table-cell table:formula="of:=ROUND(VALUE(MID([' ;'.E730];2;LEN([' ;'.E730])-2));1)" office:value-type="float" office:value="-19.7">
            <text:p>-19.7</text:p>
          </table:table-cell>
          <table:table-cell table:formula="of:=VALUE(MID([' ;'.G730];2;LEN([' ;'.G730])-2))" office:value-type="float" office:value="0.387963">
            <text:p>0.387963</text:p>
          </table:table-cell>
          <table:table-cell table:formula="of:=ROUND([.E730]/[.$J$1];2)" office:value-type="float" office:value="0.39">
            <text:p>0.39</text:p>
          </table:table-cell>
          <table:table-cell/>
          <table:table-cell table:formula="of:=IF(RIGHT([.A730];5)=&quot;sleep&quot;;&quot;Sleep(&quot;&amp;[.$L$1]&amp;&quot;*&quot;&amp;ROUND(VALUE([.B730]);2)/[.$M$1]&amp;&quot;)&quot;;[.A730]&amp;&quot;( &quot;&amp;[.B730]&amp;&quot;, &quot;&amp;[.C730]&amp;&quot;, &quot;&amp;[.D730]&amp;&quot;, &quot;&amp;[.$I$1]&amp;&quot;*&quot;&amp;[.F730]&amp;&quot; )&quot;)" office:value-type="string" office:string-value="Turn2( rwing53, x_axis, -19.7, MOVEANIMATIONSPEED*0.39 )">
            <text:p>Turn2( rwing53, x_axis, -19.7, MOVEANIMATIONSPEED*0.39 )</text:p>
          </table:table-cell>
          <table:table-cell table:number-columns-repeated="6"/>
        </table:table-row>
        <table:table-row table:style-name="ro1">
          <table:table-cell table:formula="of:=IF(RIGHT([' ;'.A731];4)=&quot;turn&quot;;&quot;Turn2&quot;;IF(RIGHT([' ;'.A731];4)=&quot;move&quot;;&quot;Move&quot;;[' ;'.A731]))" office:value-type="string" office:string-value="Turn2">
            <text:p>Turn2</text:p>
          </table:table-cell>
          <table:table-cell table:formula="of:=[' ;'.B731]" office:value-type="string" office:string-value="rwing53">
            <text:p>rwing53</text:p>
          </table:table-cell>
          <table:table-cell table:formula="of:=LEFT([' ;'.D731];1)&amp;&quot;_&quot;&amp;RIGHT([' ;'.D731];4)" office:value-type="string" office:string-value="z_axis">
            <text:p>z_axis</text:p>
          </table:table-cell>
          <table:table-cell table:formula="of:=ROUND(VALUE(MID([' ;'.E731];2;LEN([' ;'.E731])-2));1)" office:value-type="float" office:value="5.3">
            <text:p>5.3</text:p>
          </table:table-cell>
          <table:table-cell table:formula="of:=VALUE(MID([' ;'.G731];2;LEN([' ;'.G731])-2))" office:value-type="float" office:value="3.753263">
            <text:p>3.753263</text:p>
          </table:table-cell>
          <table:table-cell table:formula="of:=ROUND([.E731]/[.$J$1];2)" office:value-type="float" office:value="3.75">
            <text:p>3.75</text:p>
          </table:table-cell>
          <table:table-cell/>
          <table:table-cell table:formula="of:=IF(RIGHT([.A731];5)=&quot;sleep&quot;;&quot;Sleep(&quot;&amp;[.$L$1]&amp;&quot;*&quot;&amp;ROUND(VALUE([.B731]);2)/[.$M$1]&amp;&quot;)&quot;;[.A731]&amp;&quot;( &quot;&amp;[.B731]&amp;&quot;, &quot;&amp;[.C731]&amp;&quot;, &quot;&amp;[.D731]&amp;&quot;, &quot;&amp;[.$I$1]&amp;&quot;*&quot;&amp;[.F731]&amp;&quot; )&quot;)" office:value-type="string" office:string-value="Turn2( rwing53, z_axis, 5.3, MOVEANIMATIONSPEED*3.75 )">
            <text:p>Turn2( rwing53, z_axis, 5.3, MOVEANIMATIONSPEED*3.75 )</text:p>
          </table:table-cell>
          <table:table-cell table:number-columns-repeated="6"/>
        </table:table-row>
        <table:table-row table:style-name="ro1">
          <table:table-cell table:formula="of:=IF(RIGHT([' ;'.A732];4)=&quot;turn&quot;;&quot;Turn2&quot;;IF(RIGHT([' ;'.A732];4)=&quot;move&quot;;&quot;Move&quot;;[' ;'.A732]))" office:value-type="string" office:string-value="Turn2">
            <text:p>Turn2</text:p>
          </table:table-cell>
          <table:table-cell table:formula="of:=[' ;'.B732]" office:value-type="string" office:string-value="rwing53">
            <text:p>rwing53</text:p>
          </table:table-cell>
          <table:table-cell table:formula="of:=LEFT([' ;'.D732];1)&amp;&quot;_&quot;&amp;RIGHT([' ;'.D732];4)" office:value-type="string" office:string-value="y_axis">
            <text:p>y_axis</text:p>
          </table:table-cell>
          <table:table-cell table:formula="of:=ROUND(VALUE(MID([' ;'.E732];2;LEN([' ;'.E732])-2));1)" office:value-type="float" office:value="7.5">
            <text:p>7.5</text:p>
          </table:table-cell>
          <table:table-cell table:formula="of:=VALUE(MID([' ;'.G732];2;LEN([' ;'.G732])-2))" office:value-type="float" office:value="5.04051">
            <text:p>5.04051</text:p>
          </table:table-cell>
          <table:table-cell table:formula="of:=ROUND([.E732]/[.$J$1];2)" office:value-type="float" office:value="5.04">
            <text:p>5.04</text:p>
          </table:table-cell>
          <table:table-cell/>
          <table:table-cell table:formula="of:=IF(RIGHT([.A732];5)=&quot;sleep&quot;;&quot;Sleep(&quot;&amp;[.$L$1]&amp;&quot;*&quot;&amp;ROUND(VALUE([.B732]);2)/[.$M$1]&amp;&quot;)&quot;;[.A732]&amp;&quot;( &quot;&amp;[.B732]&amp;&quot;, &quot;&amp;[.C732]&amp;&quot;, &quot;&amp;[.D732]&amp;&quot;, &quot;&amp;[.$I$1]&amp;&quot;*&quot;&amp;[.F732]&amp;&quot; )&quot;)" office:value-type="string" office:string-value="Turn2( rwing53, y_axis, 7.5, MOVEANIMATIONSPEED*5.04 )">
            <text:p>Turn2( rwing53, y_axis, 7.5, MOVEANIMATIONSPEED*5.04 )</text:p>
          </table:table-cell>
          <table:table-cell table:number-columns-repeated="6"/>
        </table:table-row>
        <table:table-row table:style-name="ro1">
          <table:table-cell table:formula="of:=IF(RIGHT([' ;'.A733];4)=&quot;turn&quot;;&quot;Turn2&quot;;IF(RIGHT([' ;'.A733];4)=&quot;move&quot;;&quot;Move&quot;;[' ;'.A733]))" office:value-type="string" office:string-value="Turn2">
            <text:p>Turn2</text:p>
          </table:table-cell>
          <table:table-cell table:formula="of:=[' ;'.B733]" office:value-type="string" office:string-value="tail1">
            <text:p>tail1</text:p>
          </table:table-cell>
          <table:table-cell table:formula="of:=LEFT([' ;'.D733];1)&amp;&quot;_&quot;&amp;RIGHT([' ;'.D733];4)" office:value-type="string" office:string-value="y_axis">
            <text:p>y_axis</text:p>
          </table:table-cell>
          <table:table-cell table:formula="of:=ROUND(VALUE(MID([' ;'.E733];2;LEN([' ;'.E733])-2));1)" office:value-type="float" office:value="-14.5">
            <text:p>-14.5</text:p>
          </table:table-cell>
          <table:table-cell table:formula="of:=VALUE(MID([' ;'.G733];2;LEN([' ;'.G733])-2))" office:value-type="float" office:value="34.404519">
            <text:p>34.404519</text:p>
          </table:table-cell>
          <table:table-cell table:formula="of:=ROUND([.E733]/[.$J$1];2)" office:value-type="float" office:value="34.4">
            <text:p>34.4</text:p>
          </table:table-cell>
          <table:table-cell/>
          <table:table-cell table:formula="of:=IF(RIGHT([.A733];5)=&quot;sleep&quot;;&quot;Sleep(&quot;&amp;[.$L$1]&amp;&quot;*&quot;&amp;ROUND(VALUE([.B733]);2)/[.$M$1]&amp;&quot;)&quot;;[.A733]&amp;&quot;( &quot;&amp;[.B733]&amp;&quot;, &quot;&amp;[.C733]&amp;&quot;, &quot;&amp;[.D733]&amp;&quot;, &quot;&amp;[.$I$1]&amp;&quot;*&quot;&amp;[.F733]&amp;&quot; )&quot;)" office:value-type="string" office:string-value="Turn2( tail1, y_axis, -14.5, MOVEANIMATIONSPEED*34.4 )">
            <text:p>Turn2( tail1, y_axis, -14.5, MOVEANIMATIONSPEED*34.4 )</text:p>
          </table:table-cell>
          <table:table-cell table:number-columns-repeated="6"/>
        </table:table-row>
        <table:table-row table:style-name="ro1">
          <table:table-cell table:formula="of:=IF(RIGHT([' ;'.A734];4)=&quot;turn&quot;;&quot;Turn2&quot;;IF(RIGHT([' ;'.A734];4)=&quot;move&quot;;&quot;Move&quot;;[' ;'.A734]))" office:value-type="string" office:string-value="Turn2">
            <text:p>Turn2</text:p>
          </table:table-cell>
          <table:table-cell table:formula="of:=[' ;'.B734]" office:value-type="string" office:string-value="tail2">
            <text:p>tail2</text:p>
          </table:table-cell>
          <table:table-cell table:formula="of:=LEFT([' ;'.D734];1)&amp;&quot;_&quot;&amp;RIGHT([' ;'.D734];4)" office:value-type="string" office:string-value="x_axis">
            <text:p>x_axis</text:p>
          </table:table-cell>
          <table:table-cell table:formula="of:=ROUND(VALUE(MID([' ;'.E734];2;LEN([' ;'.E734])-2));1)" office:value-type="float" office:value="7.8">
            <text:p>7.8</text:p>
          </table:table-cell>
          <table:table-cell table:formula="of:=VALUE(MID([' ;'.G734];2;LEN([' ;'.G734])-2))" office:value-type="float" office:value="0.500305">
            <text:p>0.500305</text:p>
          </table:table-cell>
          <table:table-cell table:formula="of:=ROUND([.E734]/[.$J$1];2)" office:value-type="float" office:value="0.5">
            <text:p>0.5</text:p>
          </table:table-cell>
          <table:table-cell/>
          <table:table-cell table:formula="of:=IF(RIGHT([.A734];5)=&quot;sleep&quot;;&quot;Sleep(&quot;&amp;[.$L$1]&amp;&quot;*&quot;&amp;ROUND(VALUE([.B734]);2)/[.$M$1]&amp;&quot;)&quot;;[.A734]&amp;&quot;( &quot;&amp;[.B734]&amp;&quot;, &quot;&amp;[.C734]&amp;&quot;, &quot;&amp;[.D734]&amp;&quot;, &quot;&amp;[.$I$1]&amp;&quot;*&quot;&amp;[.F734]&amp;&quot; )&quot;)" office:value-type="string" office:string-value="Turn2( tail2, x_axis, 7.8, MOVEANIMATIONSPEED*0.5 )">
            <text:p>Turn2( tail2, x_axis, 7.8, MOVEANIMATIONSPEED*0.5 )</text:p>
          </table:table-cell>
          <table:table-cell table:number-columns-repeated="6"/>
        </table:table-row>
        <table:table-row table:style-name="ro1">
          <table:table-cell table:formula="of:=IF(RIGHT([' ;'.A735];4)=&quot;turn&quot;;&quot;Turn2&quot;;IF(RIGHT([' ;'.A735];4)=&quot;move&quot;;&quot;Move&quot;;[' ;'.A735]))" office:value-type="string" office:string-value="Turn2">
            <text:p>Turn2</text:p>
          </table:table-cell>
          <table:table-cell table:formula="of:=[' ;'.B735]" office:value-type="string" office:string-value="tail2">
            <text:p>tail2</text:p>
          </table:table-cell>
          <table:table-cell table:formula="of:=LEFT([' ;'.D735];1)&amp;&quot;_&quot;&amp;RIGHT([' ;'.D735];4)" office:value-type="string" office:string-value="z_axis">
            <text:p>z_axis</text:p>
          </table:table-cell>
          <table:table-cell table:formula="of:=ROUND(VALUE(MID([' ;'.E735];2;LEN([' ;'.E735])-2));1)" office:value-type="float" office:value="1.9">
            <text:p>1.9</text:p>
          </table:table-cell>
          <table:table-cell table:formula="of:=VALUE(MID([' ;'.G735];2;LEN([' ;'.G735])-2))" office:value-type="float" office:value="4.761243">
            <text:p>4.761243</text:p>
          </table:table-cell>
          <table:table-cell table:formula="of:=ROUND([.E735]/[.$J$1];2)" office:value-type="float" office:value="4.76">
            <text:p>4.76</text:p>
          </table:table-cell>
          <table:table-cell/>
          <table:table-cell table:formula="of:=IF(RIGHT([.A735];5)=&quot;sleep&quot;;&quot;Sleep(&quot;&amp;[.$L$1]&amp;&quot;*&quot;&amp;ROUND(VALUE([.B735]);2)/[.$M$1]&amp;&quot;)&quot;;[.A735]&amp;&quot;( &quot;&amp;[.B735]&amp;&quot;, &quot;&amp;[.C735]&amp;&quot;, &quot;&amp;[.D735]&amp;&quot;, &quot;&amp;[.$I$1]&amp;&quot;*&quot;&amp;[.F735]&amp;&quot; )&quot;)" office:value-type="string" office:string-value="Turn2( tail2, z_axis, 1.9, MOVEANIMATIONSPEED*4.76 )">
            <text:p>Turn2( tail2, z_axis, 1.9, MOVEANIMATIONSPEED*4.76 )</text:p>
          </table:table-cell>
          <table:table-cell table:number-columns-repeated="6"/>
        </table:table-row>
        <table:table-row table:style-name="ro1">
          <table:table-cell table:formula="of:=IF(RIGHT([' ;'.A736];4)=&quot;turn&quot;;&quot;Turn2&quot;;IF(RIGHT([' ;'.A736];4)=&quot;move&quot;;&quot;Move&quot;;[' ;'.A736]))" office:value-type="string" office:string-value="Turn2">
            <text:p>Turn2</text:p>
          </table:table-cell>
          <table:table-cell table:formula="of:=[' ;'.B736]" office:value-type="string" office:string-value="tail2">
            <text:p>tail2</text:p>
          </table:table-cell>
          <table:table-cell table:formula="of:=LEFT([' ;'.D736];1)&amp;&quot;_&quot;&amp;RIGHT([' ;'.D736];4)" office:value-type="string" office:string-value="y_axis">
            <text:p>y_axis</text:p>
          </table:table-cell>
          <table:table-cell table:formula="of:=ROUND(VALUE(MID([' ;'.E736];2;LEN([' ;'.E736])-2));1)" office:value-type="float" office:value="-0.9">
            <text:p>-0.9</text:p>
          </table:table-cell>
          <table:table-cell table:formula="of:=VALUE(MID([' ;'.G736];2;LEN([' ;'.G736])-2))" office:value-type="float" office:value="0.325257">
            <text:p>0.325257</text:p>
          </table:table-cell>
          <table:table-cell table:formula="of:=ROUND([.E736]/[.$J$1];2)" office:value-type="float" office:value="0.33">
            <text:p>0.33</text:p>
          </table:table-cell>
          <table:table-cell/>
          <table:table-cell table:formula="of:=IF(RIGHT([.A736];5)=&quot;sleep&quot;;&quot;Sleep(&quot;&amp;[.$L$1]&amp;&quot;*&quot;&amp;ROUND(VALUE([.B736]);2)/[.$M$1]&amp;&quot;)&quot;;[.A736]&amp;&quot;( &quot;&amp;[.B736]&amp;&quot;, &quot;&amp;[.C736]&amp;&quot;, &quot;&amp;[.D736]&amp;&quot;, &quot;&amp;[.$I$1]&amp;&quot;*&quot;&amp;[.F736]&amp;&quot; )&quot;)" office:value-type="string" office:string-value="Turn2( tail2, y_axis, -0.9, MOVEANIMATIONSPEED*0.33 )">
            <text:p>Turn2( tail2, y_axis, -0.9, MOVEANIMATIONSPEED*0.33 )</text:p>
          </table:table-cell>
          <table:table-cell table:number-columns-repeated="6"/>
        </table:table-row>
        <table:table-row table:style-name="ro1">
          <table:table-cell table:formula="of:=IF(RIGHT([' ;'.A737];4)=&quot;turn&quot;;&quot;Turn2&quot;;IF(RIGHT([' ;'.A737];4)=&quot;move&quot;;&quot;Move&quot;;[' ;'.A737]))" office:value-type="string" office:string-value="Turn2">
            <text:p>Turn2</text:p>
          </table:table-cell>
          <table:table-cell table:formula="of:=[' ;'.B737]" office:value-type="string" office:string-value="tail4">
            <text:p>tail4</text:p>
          </table:table-cell>
          <table:table-cell table:formula="of:=LEFT([' ;'.D737];1)&amp;&quot;_&quot;&amp;RIGHT([' ;'.D737];4)" office:value-type="string" office:string-value="x_axis">
            <text:p>x_axis</text:p>
          </table:table-cell>
          <table:table-cell table:formula="of:=ROUND(VALUE(MID([' ;'.E737];2;LEN([' ;'.E737])-2));1)" office:value-type="float" office:value="6.7">
            <text:p>6.7</text:p>
          </table:table-cell>
          <table:table-cell table:formula="of:=VALUE(MID([' ;'.G737];2;LEN([' ;'.G737])-2))" office:value-type="float" office:value="0.435405">
            <text:p>0.435405</text:p>
          </table:table-cell>
          <table:table-cell table:formula="of:=ROUND([.E737]/[.$J$1];2)" office:value-type="float" office:value="0.44">
            <text:p>0.44</text:p>
          </table:table-cell>
          <table:table-cell/>
          <table:table-cell table:formula="of:=IF(RIGHT([.A737];5)=&quot;sleep&quot;;&quot;Sleep(&quot;&amp;[.$L$1]&amp;&quot;*&quot;&amp;ROUND(VALUE([.B737]);2)/[.$M$1]&amp;&quot;)&quot;;[.A737]&amp;&quot;( &quot;&amp;[.B737]&amp;&quot;, &quot;&amp;[.C737]&amp;&quot;, &quot;&amp;[.D737]&amp;&quot;, &quot;&amp;[.$I$1]&amp;&quot;*&quot;&amp;[.F737]&amp;&quot; )&quot;)" office:value-type="string" office:string-value="Turn2( tail4, x_axis, 6.7, MOVEANIMATIONSPEED*0.44 )">
            <text:p>Turn2( tail4, x_axis, 6.7, MOVEANIMATIONSPEED*0.44 )</text:p>
          </table:table-cell>
          <table:table-cell table:number-columns-repeated="6"/>
        </table:table-row>
        <table:table-row table:style-name="ro1">
          <table:table-cell table:formula="of:=IF(RIGHT([' ;'.A738];4)=&quot;turn&quot;;&quot;Turn2&quot;;IF(RIGHT([' ;'.A738];4)=&quot;move&quot;;&quot;Move&quot;;[' ;'.A738]))" office:value-type="string" office:string-value="Turn2">
            <text:p>Turn2</text:p>
          </table:table-cell>
          <table:table-cell table:formula="of:=[' ;'.B738]" office:value-type="string" office:string-value="tail4">
            <text:p>tail4</text:p>
          </table:table-cell>
          <table:table-cell table:formula="of:=LEFT([' ;'.D738];1)&amp;&quot;_&quot;&amp;RIGHT([' ;'.D738];4)" office:value-type="string" office:string-value="z_axis">
            <text:p>z_axis</text:p>
          </table:table-cell>
          <table:table-cell table:formula="of:=ROUND(VALUE(MID([' ;'.E738];2;LEN([' ;'.E738])-2));1)" office:value-type="float" office:value="1.7">
            <text:p>1.7</text:p>
          </table:table-cell>
          <table:table-cell table:formula="of:=VALUE(MID([' ;'.G738];2;LEN([' ;'.G738])-2))" office:value-type="float" office:value="4.096483">
            <text:p>4.096483</text:p>
          </table:table-cell>
          <table:table-cell table:formula="of:=ROUND([.E738]/[.$J$1];2)" office:value-type="float" office:value="4.1">
            <text:p>4.1</text:p>
          </table:table-cell>
          <table:table-cell/>
          <table:table-cell table:formula="of:=IF(RIGHT([.A738];5)=&quot;sleep&quot;;&quot;Sleep(&quot;&amp;[.$L$1]&amp;&quot;*&quot;&amp;ROUND(VALUE([.B738]);2)/[.$M$1]&amp;&quot;)&quot;;[.A738]&amp;&quot;( &quot;&amp;[.B738]&amp;&quot;, &quot;&amp;[.C738]&amp;&quot;, &quot;&amp;[.D738]&amp;&quot;, &quot;&amp;[.$I$1]&amp;&quot;*&quot;&amp;[.F738]&amp;&quot; )&quot;)" office:value-type="string" office:string-value="Turn2( tail4, z_axis, 1.7, MOVEANIMATIONSPEED*4.1 )">
            <text:p>Turn2( tail4, z_axis, 1.7, MOVEANIMATIONSPEED*4.1 )</text:p>
          </table:table-cell>
          <table:table-cell table:number-columns-repeated="6"/>
        </table:table-row>
        <table:table-row table:style-name="ro1">
          <table:table-cell table:formula="of:=IF(RIGHT([' ;'.A739];4)=&quot;turn&quot;;&quot;Turn2&quot;;IF(RIGHT([' ;'.A739];4)=&quot;move&quot;;&quot;Move&quot;;[' ;'.A739]))" office:value-type="string" office:string-value="Turn2">
            <text:p>Turn2</text:p>
          </table:table-cell>
          <table:table-cell table:formula="of:=[' ;'.B739]" office:value-type="string" office:string-value="tail4">
            <text:p>tail4</text:p>
          </table:table-cell>
          <table:table-cell table:formula="of:=LEFT([' ;'.D739];1)&amp;&quot;_&quot;&amp;RIGHT([' ;'.D739];4)" office:value-type="string" office:string-value="y_axis">
            <text:p>y_axis</text:p>
          </table:table-cell>
          <table:table-cell table:formula="of:=ROUND(VALUE(MID([' ;'.E739];2;LEN([' ;'.E739])-2));1)" office:value-type="float" office:value="-0.8">
            <text:p>-0.8</text:p>
          </table:table-cell>
          <table:table-cell table:formula="of:=VALUE(MID([' ;'.G739];2;LEN([' ;'.G739])-2))" office:value-type="float" office:value="0.240405">
            <text:p>0.240405</text:p>
          </table:table-cell>
          <table:table-cell table:formula="of:=ROUND([.E739]/[.$J$1];2)" office:value-type="float" office:value="0.24">
            <text:p>0.24</text:p>
          </table:table-cell>
          <table:table-cell/>
          <table:table-cell table:formula="of:=IF(RIGHT([.A739];5)=&quot;sleep&quot;;&quot;Sleep(&quot;&amp;[.$L$1]&amp;&quot;*&quot;&amp;ROUND(VALUE([.B739]);2)/[.$M$1]&amp;&quot;)&quot;;[.A739]&amp;&quot;( &quot;&amp;[.B739]&amp;&quot;, &quot;&amp;[.C739]&amp;&quot;, &quot;&amp;[.D739]&amp;&quot;, &quot;&amp;[.$I$1]&amp;&quot;*&quot;&amp;[.F739]&amp;&quot; )&quot;)" office:value-type="string" office:string-value="Turn2( tail4, y_axis, -0.8, MOVEANIMATIONSPEED*0.24 )">
            <text:p>Turn2( tail4, y_axis, -0.8, MOVEANIMATIONSPEED*0.24 )</text:p>
          </table:table-cell>
          <table:table-cell table:number-columns-repeated="6"/>
        </table:table-row>
        <table:table-row table:style-name="ro1">
          <table:table-cell table:formula="of:=IF(RIGHT([' ;'.A740];4)=&quot;turn&quot;;&quot;Turn2&quot;;IF(RIGHT([' ;'.A740];4)=&quot;move&quot;;&quot;Move&quot;;[' ;'.A740]))" office:value-type="string" office:string-value="Turn2">
            <text:p>Turn2</text:p>
          </table:table-cell>
          <table:table-cell table:formula="of:=[' ;'.B740]" office:value-type="string" office:string-value="tail5">
            <text:p>tail5</text:p>
          </table:table-cell>
          <table:table-cell table:formula="of:=LEFT([' ;'.D740];1)&amp;&quot;_&quot;&amp;RIGHT([' ;'.D740];4)" office:value-type="string" office:string-value="x_axis">
            <text:p>x_axis</text:p>
          </table:table-cell>
          <table:table-cell table:formula="of:=ROUND(VALUE(MID([' ;'.E740];2;LEN([' ;'.E740])-2));1)" office:value-type="float" office:value="13.9">
            <text:p>13.9</text:p>
          </table:table-cell>
          <table:table-cell table:formula="of:=VALUE(MID([' ;'.G740];2;LEN([' ;'.G740])-2))" office:value-type="float" office:value="0.824372">
            <text:p>0.824372</text:p>
          </table:table-cell>
          <table:table-cell table:formula="of:=ROUND([.E740]/[.$J$1];2)" office:value-type="float" office:value="0.82">
            <text:p>0.82</text:p>
          </table:table-cell>
          <table:table-cell/>
          <table:table-cell table:formula="of:=IF(RIGHT([.A740];5)=&quot;sleep&quot;;&quot;Sleep(&quot;&amp;[.$L$1]&amp;&quot;*&quot;&amp;ROUND(VALUE([.B740]);2)/[.$M$1]&amp;&quot;)&quot;;[.A740]&amp;&quot;( &quot;&amp;[.B740]&amp;&quot;, &quot;&amp;[.C740]&amp;&quot;, &quot;&amp;[.D740]&amp;&quot;, &quot;&amp;[.$I$1]&amp;&quot;*&quot;&amp;[.F740]&amp;&quot; )&quot;)" office:value-type="string" office:string-value="Turn2( tail5, x_axis, 13.9, MOVEANIMATIONSPEED*0.82 )">
            <text:p>Turn2( tail5, x_axis, 13.9, MOVEANIMATIONSPEED*0.82 )</text:p>
          </table:table-cell>
          <table:table-cell table:number-columns-repeated="6"/>
        </table:table-row>
        <table:table-row table:style-name="ro1">
          <table:table-cell table:formula="of:=IF(RIGHT([' ;'.A741];4)=&quot;turn&quot;;&quot;Turn2&quot;;IF(RIGHT([' ;'.A741];4)=&quot;move&quot;;&quot;Move&quot;;[' ;'.A741]))" office:value-type="string" office:string-value="Turn2">
            <text:p>Turn2</text:p>
          </table:table-cell>
          <table:table-cell table:formula="of:=[' ;'.B741]" office:value-type="string" office:string-value="tail5">
            <text:p>tail5</text:p>
          </table:table-cell>
          <table:table-cell table:formula="of:=LEFT([' ;'.D741];1)&amp;&quot;_&quot;&amp;RIGHT([' ;'.D741];4)" office:value-type="string" office:string-value="z_axis">
            <text:p>z_axis</text:p>
          </table:table-cell>
          <table:table-cell table:formula="of:=ROUND(VALUE(MID([' ;'.E741];2;LEN([' ;'.E741])-2));1)" office:value-type="float" office:value="3.4">
            <text:p>3.4</text:p>
          </table:table-cell>
          <table:table-cell table:formula="of:=VALUE(MID([' ;'.G741];2;LEN([' ;'.G741])-2))" office:value-type="float" office:value="8.436889">
            <text:p>8.436889</text:p>
          </table:table-cell>
          <table:table-cell table:formula="of:=ROUND([.E741]/[.$J$1];2)" office:value-type="float" office:value="8.44">
            <text:p>8.44</text:p>
          </table:table-cell>
          <table:table-cell/>
          <table:table-cell table:formula="of:=IF(RIGHT([.A741];5)=&quot;sleep&quot;;&quot;Sleep(&quot;&amp;[.$L$1]&amp;&quot;*&quot;&amp;ROUND(VALUE([.B741]);2)/[.$M$1]&amp;&quot;)&quot;;[.A741]&amp;&quot;( &quot;&amp;[.B741]&amp;&quot;, &quot;&amp;[.C741]&amp;&quot;, &quot;&amp;[.D741]&amp;&quot;, &quot;&amp;[.$I$1]&amp;&quot;*&quot;&amp;[.F741]&amp;&quot; )&quot;)" office:value-type="string" office:string-value="Turn2( tail5, z_axis, 3.4, MOVEANIMATIONSPEED*8.44 )">
            <text:p>Turn2( tail5, z_axis, 3.4, MOVEANIMATIONSPEED*8.44 )</text:p>
          </table:table-cell>
          <table:table-cell table:number-columns-repeated="6"/>
        </table:table-row>
        <table:table-row table:style-name="ro1">
          <table:table-cell table:formula="of:=IF(RIGHT([' ;'.A742];4)=&quot;turn&quot;;&quot;Turn2&quot;;IF(RIGHT([' ;'.A742];4)=&quot;move&quot;;&quot;Move&quot;;[' ;'.A742]))" office:value-type="string" office:string-value="Turn2">
            <text:p>Turn2</text:p>
          </table:table-cell>
          <table:table-cell table:formula="of:=[' ;'.B742]" office:value-type="string" office:string-value="tail5">
            <text:p>tail5</text:p>
          </table:table-cell>
          <table:table-cell table:formula="of:=LEFT([' ;'.D742];1)&amp;&quot;_&quot;&amp;RIGHT([' ;'.D742];4)" office:value-type="string" office:string-value="y_axis">
            <text:p>y_axis</text:p>
          </table:table-cell>
          <table:table-cell table:formula="of:=ROUND(VALUE(MID([' ;'.E742];2;LEN([' ;'.E742])-2));1)" office:value-type="float" office:value="-1.8">
            <text:p>-1.8</text:p>
          </table:table-cell>
          <table:table-cell table:formula="of:=VALUE(MID([' ;'.G742];2;LEN([' ;'.G742])-2))" office:value-type="float" office:value="1.033818">
            <text:p>1.033818</text:p>
          </table:table-cell>
          <table:table-cell table:formula="of:=ROUND([.E742]/[.$J$1];2)" office:value-type="float" office:value="1.03">
            <text:p>1.03</text:p>
          </table:table-cell>
          <table:table-cell/>
          <table:table-cell table:formula="of:=IF(RIGHT([.A742];5)=&quot;sleep&quot;;&quot;Sleep(&quot;&amp;[.$L$1]&amp;&quot;*&quot;&amp;ROUND(VALUE([.B742]);2)/[.$M$1]&amp;&quot;)&quot;;[.A742]&amp;&quot;( &quot;&amp;[.B742]&amp;&quot;, &quot;&amp;[.C742]&amp;&quot;, &quot;&amp;[.D742]&amp;&quot;, &quot;&amp;[.$I$1]&amp;&quot;*&quot;&amp;[.F742]&amp;&quot; )&quot;)" office:value-type="string" office:string-value="Turn2( tail5, y_axis, -1.8, MOVEANIMATIONSPEED*1.03 )">
            <text:p>Turn2( tail5, y_axis, -1.8, MOVEANIMATIONSPEED*1.03 )</text:p>
          </table:table-cell>
          <table:table-cell table:number-columns-repeated="6"/>
        </table:table-row>
        <table:table-row table:style-name="ro1">
          <table:table-cell table:formula="of:=IF(RIGHT([' ;'.A743];4)=&quot;turn&quot;;&quot;Turn2&quot;;IF(RIGHT([' ;'.A743];4)=&quot;move&quot;;&quot;Move&quot;;[' ;'.A743]))" office:value-type="string" office:string-value="Turn2">
            <text:p>Turn2</text:p>
          </table:table-cell>
          <table:table-cell table:formula="of:=[' ;'.B743]" office:value-type="string" office:string-value="tail7">
            <text:p>tail7</text:p>
          </table:table-cell>
          <table:table-cell table:formula="of:=LEFT([' ;'.D743];1)&amp;&quot;_&quot;&amp;RIGHT([' ;'.D743];4)" office:value-type="string" office:string-value="x_axis">
            <text:p>x_axis</text:p>
          </table:table-cell>
          <table:table-cell table:formula="of:=ROUND(VALUE(MID([' ;'.E743];2;LEN([' ;'.E743])-2));1)" office:value-type="float" office:value="12.6">
            <text:p>12.6</text:p>
          </table:table-cell>
          <table:table-cell table:formula="of:=VALUE(MID([' ;'.G743];2;LEN([' ;'.G743])-2))" office:value-type="float" office:value="0.762253">
            <text:p>0.762253</text:p>
          </table:table-cell>
          <table:table-cell table:formula="of:=ROUND([.E743]/[.$J$1];2)" office:value-type="float" office:value="0.76">
            <text:p>0.76</text:p>
          </table:table-cell>
          <table:table-cell/>
          <table:table-cell table:formula="of:=IF(RIGHT([.A743];5)=&quot;sleep&quot;;&quot;Sleep(&quot;&amp;[.$L$1]&amp;&quot;*&quot;&amp;ROUND(VALUE([.B743]);2)/[.$M$1]&amp;&quot;)&quot;;[.A743]&amp;&quot;( &quot;&amp;[.B743]&amp;&quot;, &quot;&amp;[.C743]&amp;&quot;, &quot;&amp;[.D743]&amp;&quot;, &quot;&amp;[.$I$1]&amp;&quot;*&quot;&amp;[.F743]&amp;&quot; )&quot;)" office:value-type="string" office:string-value="Turn2( tail7, x_axis, 12.6, MOVEANIMATIONSPEED*0.76 )">
            <text:p>Turn2( tail7, x_axis, 12.6, MOVEANIMATIONSPEED*0.76 )</text:p>
          </table:table-cell>
          <table:table-cell table:number-columns-repeated="6"/>
        </table:table-row>
        <table:table-row table:style-name="ro1">
          <table:table-cell table:formula="of:=IF(RIGHT([' ;'.A744];4)=&quot;turn&quot;;&quot;Turn2&quot;;IF(RIGHT([' ;'.A744];4)=&quot;move&quot;;&quot;Move&quot;;[' ;'.A744]))" office:value-type="string" office:string-value="Turn2">
            <text:p>Turn2</text:p>
          </table:table-cell>
          <table:table-cell table:formula="of:=[' ;'.B744]" office:value-type="string" office:string-value="tail7">
            <text:p>tail7</text:p>
          </table:table-cell>
          <table:table-cell table:formula="of:=LEFT([' ;'.D744];1)&amp;&quot;_&quot;&amp;RIGHT([' ;'.D744];4)" office:value-type="string" office:string-value="z_axis">
            <text:p>z_axis</text:p>
          </table:table-cell>
          <table:table-cell table:formula="of:=ROUND(VALUE(MID([' ;'.E744];2;LEN([' ;'.E744])-2));1)" office:value-type="float" office:value="3.1">
            <text:p>3.1</text:p>
          </table:table-cell>
          <table:table-cell table:formula="of:=VALUE(MID([' ;'.G744];2;LEN([' ;'.G744])-2))" office:value-type="float" office:value="7.673439">
            <text:p>7.673439</text:p>
          </table:table-cell>
          <table:table-cell table:formula="of:=ROUND([.E744]/[.$J$1];2)" office:value-type="float" office:value="7.67">
            <text:p>7.67</text:p>
          </table:table-cell>
          <table:table-cell/>
          <table:table-cell table:formula="of:=IF(RIGHT([.A744];5)=&quot;sleep&quot;;&quot;Sleep(&quot;&amp;[.$L$1]&amp;&quot;*&quot;&amp;ROUND(VALUE([.B744]);2)/[.$M$1]&amp;&quot;)&quot;;[.A744]&amp;&quot;( &quot;&amp;[.B744]&amp;&quot;, &quot;&amp;[.C744]&amp;&quot;, &quot;&amp;[.D744]&amp;&quot;, &quot;&amp;[.$I$1]&amp;&quot;*&quot;&amp;[.F744]&amp;&quot; )&quot;)" office:value-type="string" office:string-value="Turn2( tail7, z_axis, 3.1, MOVEANIMATIONSPEED*7.67 )">
            <text:p>Turn2( tail7, z_axis, 3.1, MOVEANIMATIONSPEED*7.67 )</text:p>
          </table:table-cell>
          <table:table-cell table:number-columns-repeated="6"/>
        </table:table-row>
        <table:table-row table:style-name="ro1">
          <table:table-cell table:formula="of:=IF(RIGHT([' ;'.A745];4)=&quot;turn&quot;;&quot;Turn2&quot;;IF(RIGHT([' ;'.A745];4)=&quot;move&quot;;&quot;Move&quot;;[' ;'.A745]))" office:value-type="string" office:string-value="Turn2">
            <text:p>Turn2</text:p>
          </table:table-cell>
          <table:table-cell table:formula="of:=[' ;'.B745]" office:value-type="string" office:string-value="tail7">
            <text:p>tail7</text:p>
          </table:table-cell>
          <table:table-cell table:formula="of:=LEFT([' ;'.D745];1)&amp;&quot;_&quot;&amp;RIGHT([' ;'.D745];4)" office:value-type="string" office:string-value="y_axis">
            <text:p>y_axis</text:p>
          </table:table-cell>
          <table:table-cell table:formula="of:=ROUND(VALUE(MID([' ;'.E745];2;LEN([' ;'.E745])-2));1)" office:value-type="float" office:value="-1.6">
            <text:p>-1.6</text:p>
          </table:table-cell>
          <table:table-cell table:formula="of:=VALUE(MID([' ;'.G745];2;LEN([' ;'.G745])-2))" office:value-type="float" office:value="0.852572">
            <text:p>0.852572</text:p>
          </table:table-cell>
          <table:table-cell table:formula="of:=ROUND([.E745]/[.$J$1];2)" office:value-type="float" office:value="0.85">
            <text:p>0.85</text:p>
          </table:table-cell>
          <table:table-cell/>
          <table:table-cell table:formula="of:=IF(RIGHT([.A745];5)=&quot;sleep&quot;;&quot;Sleep(&quot;&amp;[.$L$1]&amp;&quot;*&quot;&amp;ROUND(VALUE([.B745]);2)/[.$M$1]&amp;&quot;)&quot;;[.A745]&amp;&quot;( &quot;&amp;[.B745]&amp;&quot;, &quot;&amp;[.C745]&amp;&quot;, &quot;&amp;[.D745]&amp;&quot;, &quot;&amp;[.$I$1]&amp;&quot;*&quot;&amp;[.F745]&amp;&quot; )&quot;)" office:value-type="string" office:string-value="Turn2( tail7, y_axis, -1.6, MOVEANIMATIONSPEED*0.85 )">
            <text:p>Turn2( tail7, y_axis, -1.6, MOVEANIMATIONSPEED*0.85 )</text:p>
          </table:table-cell>
          <table:table-cell table:number-columns-repeated="6"/>
        </table:table-row>
        <table:table-row table:style-name="ro1">
          <table:table-cell table:formula="of:=IF(RIGHT([' ;'.A746];4)=&quot;turn&quot;;&quot;Turn2&quot;;IF(RIGHT([' ;'.A746];4)=&quot;move&quot;;&quot;Move&quot;;[' ;'.A746]))" office:value-type="string" office:string-value="Turn2">
            <text:p>Turn2</text:p>
          </table:table-cell>
          <table:table-cell table:formula="of:=[' ;'.B746]" office:value-type="string" office:string-value="tail8">
            <text:p>tail8</text:p>
          </table:table-cell>
          <table:table-cell table:formula="of:=LEFT([' ;'.D746];1)&amp;&quot;_&quot;&amp;RIGHT([' ;'.D746];4)" office:value-type="string" office:string-value="x_axis">
            <text:p>x_axis</text:p>
          </table:table-cell>
          <table:table-cell table:formula="of:=ROUND(VALUE(MID([' ;'.E746];2;LEN([' ;'.E746])-2));1)" office:value-type="float" office:value="20.6">
            <text:p>20.6</text:p>
          </table:table-cell>
          <table:table-cell table:formula="of:=VALUE(MID([' ;'.G746];2;LEN([' ;'.G746])-2))" office:value-type="float" office:value="1.091686">
            <text:p>1.091686</text:p>
          </table:table-cell>
          <table:table-cell table:formula="of:=ROUND([.E746]/[.$J$1];2)" office:value-type="float" office:value="1.09">
            <text:p>1.09</text:p>
          </table:table-cell>
          <table:table-cell/>
          <table:table-cell table:formula="of:=IF(RIGHT([.A746];5)=&quot;sleep&quot;;&quot;Sleep(&quot;&amp;[.$L$1]&amp;&quot;*&quot;&amp;ROUND(VALUE([.B746]);2)/[.$M$1]&amp;&quot;)&quot;;[.A746]&amp;&quot;( &quot;&amp;[.B746]&amp;&quot;, &quot;&amp;[.C746]&amp;&quot;, &quot;&amp;[.D746]&amp;&quot;, &quot;&amp;[.$I$1]&amp;&quot;*&quot;&amp;[.F746]&amp;&quot; )&quot;)" office:value-type="string" office:string-value="Turn2( tail8, x_axis, 20.6, MOVEANIMATIONSPEED*1.09 )">
            <text:p>Turn2( tail8, x_axis, 20.6, MOVEANIMATIONSPEED*1.09 )</text:p>
          </table:table-cell>
          <table:table-cell table:number-columns-repeated="6"/>
        </table:table-row>
        <table:table-row table:style-name="ro1">
          <table:table-cell table:formula="of:=IF(RIGHT([' ;'.A747];4)=&quot;turn&quot;;&quot;Turn2&quot;;IF(RIGHT([' ;'.A747];4)=&quot;move&quot;;&quot;Move&quot;;[' ;'.A747]))" office:value-type="string" office:string-value="Turn2">
            <text:p>Turn2</text:p>
          </table:table-cell>
          <table:table-cell table:formula="of:=[' ;'.B747]" office:value-type="string" office:string-value="tail8">
            <text:p>tail8</text:p>
          </table:table-cell>
          <table:table-cell table:formula="of:=LEFT([' ;'.D747];1)&amp;&quot;_&quot;&amp;RIGHT([' ;'.D747];4)" office:value-type="string" office:string-value="z_axis">
            <text:p>z_axis</text:p>
          </table:table-cell>
          <table:table-cell table:formula="of:=ROUND(VALUE(MID([' ;'.E747];2;LEN([' ;'.E747])-2));1)" office:value-type="float" office:value="4.8">
            <text:p>4.8</text:p>
          </table:table-cell>
          <table:table-cell table:formula="of:=VALUE(MID([' ;'.G747];2;LEN([' ;'.G747])-2))" office:value-type="float" office:value="12.307848">
            <text:p>12.307848</text:p>
          </table:table-cell>
          <table:table-cell table:formula="of:=ROUND([.E747]/[.$J$1];2)" office:value-type="float" office:value="12.31">
            <text:p>12.31</text:p>
          </table:table-cell>
          <table:table-cell/>
          <table:table-cell table:formula="of:=IF(RIGHT([.A747];5)=&quot;sleep&quot;;&quot;Sleep(&quot;&amp;[.$L$1]&amp;&quot;*&quot;&amp;ROUND(VALUE([.B747]);2)/[.$M$1]&amp;&quot;)&quot;;[.A747]&amp;&quot;( &quot;&amp;[.B747]&amp;&quot;, &quot;&amp;[.C747]&amp;&quot;, &quot;&amp;[.D747]&amp;&quot;, &quot;&amp;[.$I$1]&amp;&quot;*&quot;&amp;[.F747]&amp;&quot; )&quot;)" office:value-type="string" office:string-value="Turn2( tail8, z_axis, 4.8, MOVEANIMATIONSPEED*12.31 )">
            <text:p>Turn2( tail8, z_axis, 4.8, MOVEANIMATIONSPEED*12.31 )</text:p>
          </table:table-cell>
          <table:table-cell table:number-columns-repeated="6"/>
        </table:table-row>
        <table:table-row table:style-name="ro1">
          <table:table-cell table:formula="of:=IF(RIGHT([' ;'.A748];4)=&quot;turn&quot;;&quot;Turn2&quot;;IF(RIGHT([' ;'.A748];4)=&quot;move&quot;;&quot;Move&quot;;[' ;'.A748]))" office:value-type="string" office:string-value="Turn2">
            <text:p>Turn2</text:p>
          </table:table-cell>
          <table:table-cell table:formula="of:=[' ;'.B748]" office:value-type="string" office:string-value="tail8">
            <text:p>tail8</text:p>
          </table:table-cell>
          <table:table-cell table:formula="of:=LEFT([' ;'.D748];1)&amp;&quot;_&quot;&amp;RIGHT([' ;'.D748];4)" office:value-type="string" office:string-value="y_axis">
            <text:p>y_axis</text:p>
          </table:table-cell>
          <table:table-cell table:formula="of:=ROUND(VALUE(MID([' ;'.E748];2;LEN([' ;'.E748])-2));1)" office:value-type="float" office:value="-2.9">
            <text:p>-2.9</text:p>
          </table:table-cell>
          <table:table-cell table:formula="of:=VALUE(MID([' ;'.G748];2;LEN([' ;'.G748])-2))" office:value-type="float" office:value="2.244927">
            <text:p>2.244927</text:p>
          </table:table-cell>
          <table:table-cell table:formula="of:=ROUND([.E748]/[.$J$1];2)" office:value-type="float" office:value="2.24">
            <text:p>2.24</text:p>
          </table:table-cell>
          <table:table-cell/>
          <table:table-cell table:formula="of:=IF(RIGHT([.A748];5)=&quot;sleep&quot;;&quot;Sleep(&quot;&amp;[.$L$1]&amp;&quot;*&quot;&amp;ROUND(VALUE([.B748]);2)/[.$M$1]&amp;&quot;)&quot;;[.A748]&amp;&quot;( &quot;&amp;[.B748]&amp;&quot;, &quot;&amp;[.C748]&amp;&quot;, &quot;&amp;[.D748]&amp;&quot;, &quot;&amp;[.$I$1]&amp;&quot;*&quot;&amp;[.F748]&amp;&quot; )&quot;)" office:value-type="string" office:string-value="Turn2( tail8, y_axis, -2.9, MOVEANIMATIONSPEED*2.24 )">
            <text:p>Turn2( tail8, y_axis, -2.9, MOVEANIMATIONSPEED*2.24 )</text:p>
          </table:table-cell>
          <table:table-cell table:number-columns-repeated="6"/>
        </table:table-row>
        <table:table-row table:style-name="ro1">
          <table:table-cell table:formula="of:=IF(RIGHT([' ;'.A749];4)=&quot;turn&quot;;&quot;Turn2&quot;;IF(RIGHT([' ;'.A749];4)=&quot;move&quot;;&quot;Move&quot;;[' ;'.A749]))" office:value-type="string" office:string-value="Turn2">
            <text:p>Turn2</text:p>
          </table:table-cell>
          <table:table-cell table:formula="of:=[' ;'.B749]" office:value-type="string" office:string-value="tail9">
            <text:p>tail9</text:p>
          </table:table-cell>
          <table:table-cell table:formula="of:=LEFT([' ;'.D749];1)&amp;&quot;_&quot;&amp;RIGHT([' ;'.D749];4)" office:value-type="string" office:string-value="x_axis">
            <text:p>x_axis</text:p>
          </table:table-cell>
          <table:table-cell table:formula="of:=ROUND(VALUE(MID([' ;'.E749];2;LEN([' ;'.E749])-2));1)" office:value-type="float" office:value="13.5">
            <text:p>13.5</text:p>
          </table:table-cell>
          <table:table-cell table:formula="of:=VALUE(MID([' ;'.G749];2;LEN([' ;'.G749])-2))" office:value-type="float" office:value="0.804679">
            <text:p>0.804679</text:p>
          </table:table-cell>
          <table:table-cell table:formula="of:=ROUND([.E749]/[.$J$1];2)" office:value-type="float" office:value="0.8">
            <text:p>0.8</text:p>
          </table:table-cell>
          <table:table-cell/>
          <table:table-cell table:formula="of:=IF(RIGHT([.A749];5)=&quot;sleep&quot;;&quot;Sleep(&quot;&amp;[.$L$1]&amp;&quot;*&quot;&amp;ROUND(VALUE([.B749]);2)/[.$M$1]&amp;&quot;)&quot;;[.A749]&amp;&quot;( &quot;&amp;[.B749]&amp;&quot;, &quot;&amp;[.C749]&amp;&quot;, &quot;&amp;[.D749]&amp;&quot;, &quot;&amp;[.$I$1]&amp;&quot;*&quot;&amp;[.F749]&amp;&quot; )&quot;)" office:value-type="string" office:string-value="Turn2( tail9, x_axis, 13.5, MOVEANIMATIONSPEED*0.8 )">
            <text:p>Turn2( tail9, x_axis, 13.5, MOVEANIMATIONSPEED*0.8 )</text:p>
          </table:table-cell>
          <table:table-cell table:number-columns-repeated="6"/>
        </table:table-row>
        <table:table-row table:style-name="ro1">
          <table:table-cell table:formula="of:=IF(RIGHT([' ;'.A750];4)=&quot;turn&quot;;&quot;Turn2&quot;;IF(RIGHT([' ;'.A750];4)=&quot;move&quot;;&quot;Move&quot;;[' ;'.A750]))" office:value-type="string" office:string-value="Turn2">
            <text:p>Turn2</text:p>
          </table:table-cell>
          <table:table-cell table:formula="of:=[' ;'.B750]" office:value-type="string" office:string-value="tail9">
            <text:p>tail9</text:p>
          </table:table-cell>
          <table:table-cell table:formula="of:=LEFT([' ;'.D750];1)&amp;&quot;_&quot;&amp;RIGHT([' ;'.D750];4)" office:value-type="string" office:string-value="z_axis">
            <text:p>z_axis</text:p>
          </table:table-cell>
          <table:table-cell table:formula="of:=ROUND(VALUE(MID([' ;'.E750];2;LEN([' ;'.E750])-2));1)" office:value-type="float" office:value="3.3">
            <text:p>3.3</text:p>
          </table:table-cell>
          <table:table-cell table:formula="of:=VALUE(MID([' ;'.G750];2;LEN([' ;'.G750])-2))" office:value-type="float" office:value="8.191034">
            <text:p>8.191034</text:p>
          </table:table-cell>
          <table:table-cell table:formula="of:=ROUND([.E750]/[.$J$1];2)" office:value-type="float" office:value="8.19">
            <text:p>8.19</text:p>
          </table:table-cell>
          <table:table-cell/>
          <table:table-cell table:formula="of:=IF(RIGHT([.A750];5)=&quot;sleep&quot;;&quot;Sleep(&quot;&amp;[.$L$1]&amp;&quot;*&quot;&amp;ROUND(VALUE([.B750]);2)/[.$M$1]&amp;&quot;)&quot;;[.A750]&amp;&quot;( &quot;&amp;[.B750]&amp;&quot;, &quot;&amp;[.C750]&amp;&quot;, &quot;&amp;[.D750]&amp;&quot;, &quot;&amp;[.$I$1]&amp;&quot;*&quot;&amp;[.F750]&amp;&quot; )&quot;)" office:value-type="string" office:string-value="Turn2( tail9, z_axis, 3.3, MOVEANIMATIONSPEED*8.19 )">
            <text:p>Turn2( tail9, z_axis, 3.3, MOVEANIMATIONSPEED*8.19 )</text:p>
          </table:table-cell>
          <table:table-cell table:number-columns-repeated="6"/>
        </table:table-row>
        <table:table-row table:style-name="ro1">
          <table:table-cell table:formula="of:=IF(RIGHT([' ;'.A751];4)=&quot;turn&quot;;&quot;Turn2&quot;;IF(RIGHT([' ;'.A751];4)=&quot;move&quot;;&quot;Move&quot;;[' ;'.A751]))" office:value-type="string" office:string-value="Turn2">
            <text:p>Turn2</text:p>
          </table:table-cell>
          <table:table-cell table:formula="of:=[' ;'.B751]" office:value-type="string" office:string-value="tail9">
            <text:p>tail9</text:p>
          </table:table-cell>
          <table:table-cell table:formula="of:=LEFT([' ;'.D751];1)&amp;&quot;_&quot;&amp;RIGHT([' ;'.D751];4)" office:value-type="string" office:string-value="y_axis">
            <text:p>y_axis</text:p>
          </table:table-cell>
          <table:table-cell table:formula="of:=ROUND(VALUE(MID([' ;'.E751];2;LEN([' ;'.E751])-2));1)" office:value-type="float" office:value="-1.7">
            <text:p>-1.7</text:p>
          </table:table-cell>
          <table:table-cell table:formula="of:=VALUE(MID([' ;'.G751];2;LEN([' ;'.G751])-2))" office:value-type="float" office:value="0.973453">
            <text:p>0.973453</text:p>
          </table:table-cell>
          <table:table-cell table:formula="of:=ROUND([.E751]/[.$J$1];2)" office:value-type="float" office:value="0.97">
            <text:p>0.97</text:p>
          </table:table-cell>
          <table:table-cell/>
          <table:table-cell table:formula="of:=IF(RIGHT([.A751];5)=&quot;sleep&quot;;&quot;Sleep(&quot;&amp;[.$L$1]&amp;&quot;*&quot;&amp;ROUND(VALUE([.B751]);2)/[.$M$1]&amp;&quot;)&quot;;[.A751]&amp;&quot;( &quot;&amp;[.B751]&amp;&quot;, &quot;&amp;[.C751]&amp;&quot;, &quot;&amp;[.D751]&amp;&quot;, &quot;&amp;[.$I$1]&amp;&quot;*&quot;&amp;[.F751]&amp;&quot; )&quot;)" office:value-type="string" office:string-value="Turn2( tail9, y_axis, -1.7, MOVEANIMATIONSPEED*0.97 )">
            <text:p>Turn2( tail9, y_axis, -1.7, MOVEANIMATIONSPEED*0.97 )</text:p>
          </table:table-cell>
          <table:table-cell table:number-columns-repeated="6"/>
        </table:table-row>
        <table:table-row table:style-name="ro1">
          <table:table-cell table:formula="of:=IF(RIGHT([' ;'.A752];4)=&quot;turn&quot;;&quot;Turn2&quot;;IF(RIGHT([' ;'.A752];4)=&quot;move&quot;;&quot;Move&quot;;[' ;'.A752]))" office:value-type="string" office:string-value="Turn2">
            <text:p>Turn2</text:p>
          </table:table-cell>
          <table:table-cell table:formula="of:=[' ;'.B752]" office:value-type="string" office:string-value="torso">
            <text:p>torso</text:p>
          </table:table-cell>
          <table:table-cell table:formula="of:=LEFT([' ;'.D752];1)&amp;&quot;_&quot;&amp;RIGHT([' ;'.D752];4)" office:value-type="string" office:string-value="z_axis">
            <text:p>z_axis</text:p>
          </table:table-cell>
          <table:table-cell table:formula="of:=ROUND(VALUE(MID([' ;'.E752];2;LEN([' ;'.E752])-2));1)" office:value-type="float" office:value="1.4">
            <text:p>1.4</text:p>
          </table:table-cell>
          <table:table-cell table:formula="of:=VALUE(MID([' ;'.G752];2;LEN([' ;'.G752])-2))" office:value-type="float" office:value="6.786739">
            <text:p>6.786739</text:p>
          </table:table-cell>
          <table:table-cell table:formula="of:=ROUND([.E752]/[.$J$1];2)" office:value-type="float" office:value="6.79">
            <text:p>6.79</text:p>
          </table:table-cell>
          <table:table-cell/>
          <table:table-cell table:formula="of:=IF(RIGHT([.A752];5)=&quot;sleep&quot;;&quot;Sleep(&quot;&amp;[.$L$1]&amp;&quot;*&quot;&amp;ROUND(VALUE([.B752]);2)/[.$M$1]&amp;&quot;)&quot;;[.A752]&amp;&quot;( &quot;&amp;[.B752]&amp;&quot;, &quot;&amp;[.C752]&amp;&quot;, &quot;&amp;[.D752]&amp;&quot;, &quot;&amp;[.$I$1]&amp;&quot;*&quot;&amp;[.F752]&amp;&quot; )&quot;)" office:value-type="string" office:string-value="Turn2( torso, z_axis, 1.4, MOVEANIMATIONSPEED*6.79 )">
            <text:p>Turn2( torso, z_axis, 1.4, MOVEANIMATIONSPEED*6.79 )</text:p>
          </table:table-cell>
          <table:table-cell table:number-columns-repeated="6"/>
        </table:table-row>
        <table:table-row table:style-name="ro1">
          <table:table-cell table:formula="of:=IF(RIGHT([' ;'.A753];4)=&quot;turn&quot;;&quot;Turn2&quot;;IF(RIGHT([' ;'.A753];4)=&quot;move&quot;;&quot;Move&quot;;[' ;'.A753]))" office:value-type="string" office:string-value="&#9;&#9;sleep">
            <text:p><text:tab/><text:tab/>sleep</text:p>
          </table:table-cell>
          <table:table-cell table:formula="of:=[' ;'.B753]" office:value-type="float" office:value="465">
            <text:p>465</text:p>
          </table:table-cell>
          <table:table-cell table:formula="of:=LEFT([' ;'.D753];1)&amp;&quot;_&quot;&amp;RIGHT([' ;'.D753];4)" office:value-type="string" office:string-value="_">
            <text:p>_</text:p>
          </table:table-cell>
          <table:table-cell table:formula="of:=ROUND(VALUE(MID([' ;'.E753];2;LEN([' ;'.E753])-2));1)" office:value-type="float" office:value="0">
            <text:p>Err:502</text:p>
          </table:table-cell>
          <table:table-cell table:formula="of:=VALUE(MID([' ;'.G753];2;LEN([' ;'.G753])-2))" office:value-type="float" office:value="0">
            <text:p>Err:502</text:p>
          </table:table-cell>
          <table:table-cell table:formula="of:=ROUND([.E753]/[.$J$1];2)" office:value-type="float" office:value="0">
            <text:p>Err:502</text:p>
          </table:table-cell>
          <table:table-cell/>
          <table:table-cell table:formula="of:=IF(RIGHT([.A753];5)=&quot;sleep&quot;;&quot;Sleep(&quot;&amp;[.$L$1]&amp;&quot;*&quot;&amp;ROUND(VALUE([.B753]);2)/[.$M$1]&amp;&quot;)&quot;;[.A753]&amp;&quot;( &quot;&amp;[.B753]&amp;&quot;, &quot;&amp;[.C753]&amp;&quot;, &quot;&amp;[.D753]&amp;&quot;, &quot;&amp;[.$I$1]&amp;&quot;*&quot;&amp;[.F753]&amp;&quot; )&quot;)" office:value-type="string" office:string-value="Sleep(MOVEANIMATIONSLEEPTIME*4.65)">
            <text:p>Sleep(MOVEANIMATIONSLEEPTIME*4.65)</text:p>
          </table:table-cell>
          <table:table-cell table:number-columns-repeated="6"/>
        </table:table-row>
        <table:table-row table:style-name="ro1">
          <table:table-cell table:formula="of:=IF(RIGHT([' ;'.A754];4)=&quot;turn&quot;;&quot;Turn2&quot;;IF(RIGHT([' ;'.A754];4)=&quot;move&quot;;&quot;Move&quot;;[' ;'.A754]))" office:value-type="string" office:string-value="&#9;&#9;}">
            <text:p><text:tab/><text:tab/>}</text:p>
          </table:table-cell>
          <table:table-cell table:formula="of:=[' ;'.B754]" office:value-type="float" office:value="0">
            <text:p>0</text:p>
          </table:table-cell>
          <table:table-cell table:formula="of:=LEFT([' ;'.D754];1)&amp;&quot;_&quot;&amp;RIGHT([' ;'.D754];4)" office:value-type="string" office:string-value="_">
            <text:p>_</text:p>
          </table:table-cell>
          <table:table-cell table:formula="of:=ROUND(VALUE(MID([' ;'.E754];2;LEN([' ;'.E754])-2));1)" office:value-type="float" office:value="0">
            <text:p>Err:502</text:p>
          </table:table-cell>
          <table:table-cell table:formula="of:=VALUE(MID([' ;'.G754];2;LEN([' ;'.G754])-2))" office:value-type="float" office:value="0">
            <text:p>Err:502</text:p>
          </table:table-cell>
          <table:table-cell table:formula="of:=ROUND([.E754]/[.$J$1];2)" office:value-type="float" office:value="0">
            <text:p>Err:502</text:p>
          </table:table-cell>
          <table:table-cell/>
          <table:table-cell table:formula="of:=IF(RIGHT([.A754];5)=&quot;sleep&quot;;&quot;Sleep(&quot;&amp;[.$L$1]&amp;&quot;*&quot;&amp;ROUND(VALUE([.B754]);2)/[.$M$1]&amp;&quot;)&quot;;[.A754]&amp;&quot;( &quot;&amp;[.B754]&amp;&quot;, &quot;&amp;[.C754]&amp;&quot;, &quot;&amp;[.D754]&amp;&quot;, &quot;&amp;[.$I$1]&amp;&quot;*&quot;&amp;[.F754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755];4)=&quot;turn&quot;;&quot;Turn2&quot;;IF(RIGHT([' ;'.A755];4)=&quot;move&quot;;&quot;Move&quot;;[' ;'.A755]))" office:value-type="string" office:string-value="&#9;&#9;if">
            <text:p><text:tab/><text:tab/>if</text:p>
          </table:table-cell>
          <table:table-cell table:formula="of:=[' ;'.B755]" office:value-type="string" office:string-value="(bMoving)">
            <text:p>(bMoving)</text:p>
          </table:table-cell>
          <table:table-cell table:formula="of:=LEFT([' ;'.D755];1)&amp;&quot;_&quot;&amp;RIGHT([' ;'.D755];4)" office:value-type="string" office:string-value="_">
            <text:p>_</text:p>
          </table:table-cell>
          <table:table-cell table:formula="of:=ROUND(VALUE(MID([' ;'.E755];2;LEN([' ;'.E755])-2));1)" office:value-type="float" office:value="0">
            <text:p>Err:502</text:p>
          </table:table-cell>
          <table:table-cell table:formula="of:=VALUE(MID([' ;'.G755];2;LEN([' ;'.G755])-2))" office:value-type="float" office:value="0">
            <text:p>Err:502</text:p>
          </table:table-cell>
          <table:table-cell table:formula="of:=ROUND([.E755]/[.$J$1];2)" office:value-type="float" office:value="0">
            <text:p>Err:502</text:p>
          </table:table-cell>
          <table:table-cell/>
          <table:table-cell table:formula="of:=IF(RIGHT([.A755];5)=&quot;sleep&quot;;&quot;Sleep(&quot;&amp;[.$L$1]&amp;&quot;*&quot;&amp;ROUND(VALUE([.B755]);2)/[.$M$1]&amp;&quot;)&quot;;[.A755]&amp;&quot;( &quot;&amp;[.B755]&amp;&quot;, &quot;&amp;[.C755]&amp;&quot;, &quot;&amp;[.D755]&amp;&quot;, &quot;&amp;[.$I$1]&amp;&quot;*&quot;&amp;[.F755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756];4)=&quot;turn&quot;;&quot;Turn2&quot;;IF(RIGHT([' ;'.A756];4)=&quot;move&quot;;&quot;Move&quot;;[' ;'.A756]))" office:value-type="string" office:string-value="Turn2">
            <text:p>Turn2</text:p>
          </table:table-cell>
          <table:table-cell table:formula="of:=[' ;'.B756]" office:value-type="string" office:string-value="lfinger11">
            <text:p>lfinger11</text:p>
          </table:table-cell>
          <table:table-cell table:formula="of:=LEFT([' ;'.D756];1)&amp;&quot;_&quot;&amp;RIGHT([' ;'.D756];4)" office:value-type="string" office:string-value="x_axis">
            <text:p>x_axis</text:p>
          </table:table-cell>
          <table:table-cell table:formula="of:=ROUND(VALUE(MID([' ;'.E756];2;LEN([' ;'.E756])-2));1)" office:value-type="float" office:value="-18.3">
            <text:p>-18.3</text:p>
          </table:table-cell>
          <table:table-cell table:formula="of:=VALUE(MID([' ;'.G756];2;LEN([' ;'.G756])-2))" office:value-type="float" office:value="11.847646">
            <text:p>11.847646</text:p>
          </table:table-cell>
          <table:table-cell table:formula="of:=ROUND([.E756]/[.$J$1];2)" office:value-type="float" office:value="11.85">
            <text:p>11.85</text:p>
          </table:table-cell>
          <table:table-cell/>
          <table:table-cell table:formula="of:=IF(RIGHT([.A756];5)=&quot;sleep&quot;;&quot;Sleep(&quot;&amp;[.$L$1]&amp;&quot;*&quot;&amp;ROUND(VALUE([.B756]);2)/[.$M$1]&amp;&quot;)&quot;;[.A756]&amp;&quot;( &quot;&amp;[.B756]&amp;&quot;, &quot;&amp;[.C756]&amp;&quot;, &quot;&amp;[.D756]&amp;&quot;, &quot;&amp;[.$I$1]&amp;&quot;*&quot;&amp;[.F756]&amp;&quot; )&quot;)" office:value-type="string" office:string-value="Turn2( lfinger11, x_axis, -18.3, MOVEANIMATIONSPEED*11.85 )">
            <text:p>Turn2( lfinger11, x_axis, -18.3, MOVEANIMATIONSPEED*11.85 )</text:p>
          </table:table-cell>
          <table:table-cell table:number-columns-repeated="6"/>
        </table:table-row>
        <table:table-row table:style-name="ro1">
          <table:table-cell table:formula="of:=IF(RIGHT([' ;'.A757];4)=&quot;turn&quot;;&quot;Turn2&quot;;IF(RIGHT([' ;'.A757];4)=&quot;move&quot;;&quot;Move&quot;;[' ;'.A757]))" office:value-type="string" office:string-value="Turn2">
            <text:p>Turn2</text:p>
          </table:table-cell>
          <table:table-cell table:formula="of:=[' ;'.B757]" office:value-type="string" office:string-value="lfinger11">
            <text:p>lfinger11</text:p>
          </table:table-cell>
          <table:table-cell table:formula="of:=LEFT([' ;'.D757];1)&amp;&quot;_&quot;&amp;RIGHT([' ;'.D757];4)" office:value-type="string" office:string-value="z_axis">
            <text:p>z_axis</text:p>
          </table:table-cell>
          <table:table-cell table:formula="of:=ROUND(VALUE(MID([' ;'.E757];2;LEN([' ;'.E757])-2));1)" office:value-type="float" office:value="10.7">
            <text:p>10.7</text:p>
          </table:table-cell>
          <table:table-cell table:formula="of:=VALUE(MID([' ;'.G757];2;LEN([' ;'.G757])-2))" office:value-type="float" office:value="26.859749">
            <text:p>26.859749</text:p>
          </table:table-cell>
          <table:table-cell table:formula="of:=ROUND([.E757]/[.$J$1];2)" office:value-type="float" office:value="26.86">
            <text:p>26.86</text:p>
          </table:table-cell>
          <table:table-cell/>
          <table:table-cell table:formula="of:=IF(RIGHT([.A757];5)=&quot;sleep&quot;;&quot;Sleep(&quot;&amp;[.$L$1]&amp;&quot;*&quot;&amp;ROUND(VALUE([.B757]);2)/[.$M$1]&amp;&quot;)&quot;;[.A757]&amp;&quot;( &quot;&amp;[.B757]&amp;&quot;, &quot;&amp;[.C757]&amp;&quot;, &quot;&amp;[.D757]&amp;&quot;, &quot;&amp;[.$I$1]&amp;&quot;*&quot;&amp;[.F757]&amp;&quot; )&quot;)" office:value-type="string" office:string-value="Turn2( lfinger11, z_axis, 10.7, MOVEANIMATIONSPEED*26.86 )">
            <text:p>Turn2( lfinger11, z_axis, 10.7, MOVEANIMATIONSPEED*26.86 )</text:p>
          </table:table-cell>
          <table:table-cell table:number-columns-repeated="6"/>
        </table:table-row>
        <table:table-row table:style-name="ro1">
          <table:table-cell table:formula="of:=IF(RIGHT([' ;'.A758];4)=&quot;turn&quot;;&quot;Turn2&quot;;IF(RIGHT([' ;'.A758];4)=&quot;move&quot;;&quot;Move&quot;;[' ;'.A758]))" office:value-type="string" office:string-value="Turn2">
            <text:p>Turn2</text:p>
          </table:table-cell>
          <table:table-cell table:formula="of:=[' ;'.B758]" office:value-type="string" office:string-value="lfinger11">
            <text:p>lfinger11</text:p>
          </table:table-cell>
          <table:table-cell table:formula="of:=LEFT([' ;'.D758];1)&amp;&quot;_&quot;&amp;RIGHT([' ;'.D758];4)" office:value-type="string" office:string-value="y_axis">
            <text:p>y_axis</text:p>
          </table:table-cell>
          <table:table-cell table:formula="of:=ROUND(VALUE(MID([' ;'.E758];2;LEN([' ;'.E758])-2));1)" office:value-type="float" office:value="-34.6">
            <text:p>-34.6</text:p>
          </table:table-cell>
          <table:table-cell table:formula="of:=VALUE(MID([' ;'.G758];2;LEN([' ;'.G758])-2))" office:value-type="float" office:value="6.781319">
            <text:p>6.781319</text:p>
          </table:table-cell>
          <table:table-cell table:formula="of:=ROUND([.E758]/[.$J$1];2)" office:value-type="float" office:value="6.78">
            <text:p>6.78</text:p>
          </table:table-cell>
          <table:table-cell/>
          <table:table-cell table:formula="of:=IF(RIGHT([.A758];5)=&quot;sleep&quot;;&quot;Sleep(&quot;&amp;[.$L$1]&amp;&quot;*&quot;&amp;ROUND(VALUE([.B758]);2)/[.$M$1]&amp;&quot;)&quot;;[.A758]&amp;&quot;( &quot;&amp;[.B758]&amp;&quot;, &quot;&amp;[.C758]&amp;&quot;, &quot;&amp;[.D758]&amp;&quot;, &quot;&amp;[.$I$1]&amp;&quot;*&quot;&amp;[.F758]&amp;&quot; )&quot;)" office:value-type="string" office:string-value="Turn2( lfinger11, y_axis, -34.6, MOVEANIMATIONSPEED*6.78 )">
            <text:p>Turn2( lfinger11, y_axis, -34.6, MOVEANIMATIONSPEED*6.78 )</text:p>
          </table:table-cell>
          <table:table-cell table:number-columns-repeated="6"/>
        </table:table-row>
        <table:table-row table:style-name="ro1">
          <table:table-cell table:formula="of:=IF(RIGHT([' ;'.A759];4)=&quot;turn&quot;;&quot;Turn2&quot;;IF(RIGHT([' ;'.A759];4)=&quot;move&quot;;&quot;Move&quot;;[' ;'.A759]))" office:value-type="string" office:string-value="Turn2">
            <text:p>Turn2</text:p>
          </table:table-cell>
          <table:table-cell table:formula="of:=[' ;'.B759]" office:value-type="string" office:string-value="lfinger12">
            <text:p>lfinger12</text:p>
          </table:table-cell>
          <table:table-cell table:formula="of:=LEFT([' ;'.D759];1)&amp;&quot;_&quot;&amp;RIGHT([' ;'.D759];4)" office:value-type="string" office:string-value="x_axis">
            <text:p>x_axis</text:p>
          </table:table-cell>
          <table:table-cell table:formula="of:=ROUND(VALUE(MID([' ;'.E759];2;LEN([' ;'.E759])-2));1)" office:value-type="float" office:value="-10">
            <text:p>-10</text:p>
          </table:table-cell>
          <table:table-cell table:formula="of:=VALUE(MID([' ;'.G759];2;LEN([' ;'.G759])-2))" office:value-type="float" office:value="3.409763">
            <text:p>3.409763</text:p>
          </table:table-cell>
          <table:table-cell table:formula="of:=ROUND([.E759]/[.$J$1];2)" office:value-type="float" office:value="3.41">
            <text:p>3.41</text:p>
          </table:table-cell>
          <table:table-cell/>
          <table:table-cell table:formula="of:=IF(RIGHT([.A759];5)=&quot;sleep&quot;;&quot;Sleep(&quot;&amp;[.$L$1]&amp;&quot;*&quot;&amp;ROUND(VALUE([.B759]);2)/[.$M$1]&amp;&quot;)&quot;;[.A759]&amp;&quot;( &quot;&amp;[.B759]&amp;&quot;, &quot;&amp;[.C759]&amp;&quot;, &quot;&amp;[.D759]&amp;&quot;, &quot;&amp;[.$I$1]&amp;&quot;*&quot;&amp;[.F759]&amp;&quot; )&quot;)" office:value-type="string" office:string-value="Turn2( lfinger12, x_axis, -10, MOVEANIMATIONSPEED*3.41 )">
            <text:p>Turn2( lfinger12, x_axis, -10, MOVEANIMATIONSPEED*3.41 )</text:p>
          </table:table-cell>
          <table:table-cell table:number-columns-repeated="6"/>
        </table:table-row>
        <table:table-row table:style-name="ro1">
          <table:table-cell table:formula="of:=IF(RIGHT([' ;'.A760];4)=&quot;turn&quot;;&quot;Turn2&quot;;IF(RIGHT([' ;'.A760];4)=&quot;move&quot;;&quot;Move&quot;;[' ;'.A760]))" office:value-type="string" office:string-value="Turn2">
            <text:p>Turn2</text:p>
          </table:table-cell>
          <table:table-cell table:formula="of:=[' ;'.B760]" office:value-type="string" office:string-value="lfinger12">
            <text:p>lfinger12</text:p>
          </table:table-cell>
          <table:table-cell table:formula="of:=LEFT([' ;'.D760];1)&amp;&quot;_&quot;&amp;RIGHT([' ;'.D760];4)" office:value-type="string" office:string-value="z_axis">
            <text:p>z_axis</text:p>
          </table:table-cell>
          <table:table-cell table:formula="of:=ROUND(VALUE(MID([' ;'.E760];2;LEN([' ;'.E760])-2));1)" office:value-type="float" office:value="6.9">
            <text:p>6.9</text:p>
          </table:table-cell>
          <table:table-cell table:formula="of:=VALUE(MID([' ;'.G760];2;LEN([' ;'.G760])-2))" office:value-type="float" office:value="13.262932">
            <text:p>13.262932</text:p>
          </table:table-cell>
          <table:table-cell table:formula="of:=ROUND([.E760]/[.$J$1];2)" office:value-type="float" office:value="13.26">
            <text:p>13.26</text:p>
          </table:table-cell>
          <table:table-cell/>
          <table:table-cell table:formula="of:=IF(RIGHT([.A760];5)=&quot;sleep&quot;;&quot;Sleep(&quot;&amp;[.$L$1]&amp;&quot;*&quot;&amp;ROUND(VALUE([.B760]);2)/[.$M$1]&amp;&quot;)&quot;;[.A760]&amp;&quot;( &quot;&amp;[.B760]&amp;&quot;, &quot;&amp;[.C760]&amp;&quot;, &quot;&amp;[.D760]&amp;&quot;, &quot;&amp;[.$I$1]&amp;&quot;*&quot;&amp;[.F760]&amp;&quot; )&quot;)" office:value-type="string" office:string-value="Turn2( lfinger12, z_axis, 6.9, MOVEANIMATIONSPEED*13.26 )">
            <text:p>Turn2( lfinger12, z_axis, 6.9, MOVEANIMATIONSPEED*13.26 )</text:p>
          </table:table-cell>
          <table:table-cell table:number-columns-repeated="6"/>
        </table:table-row>
        <table:table-row table:style-name="ro1">
          <table:table-cell table:formula="of:=IF(RIGHT([' ;'.A761];4)=&quot;turn&quot;;&quot;Turn2&quot;;IF(RIGHT([' ;'.A761];4)=&quot;move&quot;;&quot;Move&quot;;[' ;'.A761]))" office:value-type="string" office:string-value="Turn2">
            <text:p>Turn2</text:p>
          </table:table-cell>
          <table:table-cell table:formula="of:=[' ;'.B761]" office:value-type="string" office:string-value="lfinger12">
            <text:p>lfinger12</text:p>
          </table:table-cell>
          <table:table-cell table:formula="of:=LEFT([' ;'.D761];1)&amp;&quot;_&quot;&amp;RIGHT([' ;'.D761];4)" office:value-type="string" office:string-value="y_axis">
            <text:p>y_axis</text:p>
          </table:table-cell>
          <table:table-cell table:formula="of:=ROUND(VALUE(MID([' ;'.E761];2;LEN([' ;'.E761])-2));1)" office:value-type="float" office:value="-16.2">
            <text:p>-16.2</text:p>
          </table:table-cell>
          <table:table-cell table:formula="of:=VALUE(MID([' ;'.G761];2;LEN([' ;'.G761])-2))" office:value-type="float" office:value="5.466533">
            <text:p>5.466533</text:p>
          </table:table-cell>
          <table:table-cell table:formula="of:=ROUND([.E761]/[.$J$1];2)" office:value-type="float" office:value="5.47">
            <text:p>5.47</text:p>
          </table:table-cell>
          <table:table-cell/>
          <table:table-cell table:formula="of:=IF(RIGHT([.A761];5)=&quot;sleep&quot;;&quot;Sleep(&quot;&amp;[.$L$1]&amp;&quot;*&quot;&amp;ROUND(VALUE([.B761]);2)/[.$M$1]&amp;&quot;)&quot;;[.A761]&amp;&quot;( &quot;&amp;[.B761]&amp;&quot;, &quot;&amp;[.C761]&amp;&quot;, &quot;&amp;[.D761]&amp;&quot;, &quot;&amp;[.$I$1]&amp;&quot;*&quot;&amp;[.F761]&amp;&quot; )&quot;)" office:value-type="string" office:string-value="Turn2( lfinger12, y_axis, -16.2, MOVEANIMATIONSPEED*5.47 )">
            <text:p>Turn2( lfinger12, y_axis, -16.2, MOVEANIMATIONSPEED*5.47 )</text:p>
          </table:table-cell>
          <table:table-cell table:number-columns-repeated="6"/>
        </table:table-row>
        <table:table-row table:style-name="ro1">
          <table:table-cell table:formula="of:=IF(RIGHT([' ;'.A762];4)=&quot;turn&quot;;&quot;Turn2&quot;;IF(RIGHT([' ;'.A762];4)=&quot;move&quot;;&quot;Move&quot;;[' ;'.A762]))" office:value-type="string" office:string-value="Turn2">
            <text:p>Turn2</text:p>
          </table:table-cell>
          <table:table-cell table:formula="of:=[' ;'.B762]" office:value-type="string" office:string-value="lfinger21">
            <text:p>lfinger21</text:p>
          </table:table-cell>
          <table:table-cell table:formula="of:=LEFT([' ;'.D762];1)&amp;&quot;_&quot;&amp;RIGHT([' ;'.D762];4)" office:value-type="string" office:string-value="z_axis">
            <text:p>z_axis</text:p>
          </table:table-cell>
          <table:table-cell table:formula="of:=ROUND(VALUE(MID([' ;'.E762];2;LEN([' ;'.E762])-2));1)" office:value-type="float" office:value="2">
            <text:p>2</text:p>
          </table:table-cell>
          <table:table-cell table:formula="of:=VALUE(MID([' ;'.G762];2;LEN([' ;'.G762])-2))" office:value-type="float" office:value="0.76971">
            <text:p>0.76971</text:p>
          </table:table-cell>
          <table:table-cell table:formula="of:=ROUND([.E762]/[.$J$1];2)" office:value-type="float" office:value="0.77">
            <text:p>0.77</text:p>
          </table:table-cell>
          <table:table-cell/>
          <table:table-cell table:formula="of:=IF(RIGHT([.A762];5)=&quot;sleep&quot;;&quot;Sleep(&quot;&amp;[.$L$1]&amp;&quot;*&quot;&amp;ROUND(VALUE([.B762]);2)/[.$M$1]&amp;&quot;)&quot;;[.A762]&amp;&quot;( &quot;&amp;[.B762]&amp;&quot;, &quot;&amp;[.C762]&amp;&quot;, &quot;&amp;[.D762]&amp;&quot;, &quot;&amp;[.$I$1]&amp;&quot;*&quot;&amp;[.F762]&amp;&quot; )&quot;)" office:value-type="string" office:string-value="Turn2( lfinger21, z_axis, 2, MOVEANIMATIONSPEED*0.77 )">
            <text:p>Turn2( lfinger21, z_axis, 2, MOVEANIMATIONSPEED*0.77 )</text:p>
          </table:table-cell>
          <table:table-cell table:number-columns-repeated="6"/>
        </table:table-row>
        <table:table-row table:style-name="ro1">
          <table:table-cell table:formula="of:=IF(RIGHT([' ;'.A763];4)=&quot;turn&quot;;&quot;Turn2&quot;;IF(RIGHT([' ;'.A763];4)=&quot;move&quot;;&quot;Move&quot;;[' ;'.A763]))" office:value-type="string" office:string-value="Turn2">
            <text:p>Turn2</text:p>
          </table:table-cell>
          <table:table-cell table:formula="of:=[' ;'.B763]" office:value-type="string" office:string-value="lfinger21">
            <text:p>lfinger21</text:p>
          </table:table-cell>
          <table:table-cell table:formula="of:=LEFT([' ;'.D763];1)&amp;&quot;_&quot;&amp;RIGHT([' ;'.D763];4)" office:value-type="string" office:string-value="y_axis">
            <text:p>y_axis</text:p>
          </table:table-cell>
          <table:table-cell table:formula="of:=ROUND(VALUE(MID([' ;'.E763];2;LEN([' ;'.E763])-2));1)" office:value-type="float" office:value="0.7">
            <text:p>0.7</text:p>
          </table:table-cell>
          <table:table-cell table:formula="of:=VALUE(MID([' ;'.G763];2;LEN([' ;'.G763])-2))" office:value-type="float" office:value="1.683081">
            <text:p>1.683081</text:p>
          </table:table-cell>
          <table:table-cell table:formula="of:=ROUND([.E763]/[.$J$1];2)" office:value-type="float" office:value="1.68">
            <text:p>1.68</text:p>
          </table:table-cell>
          <table:table-cell/>
          <table:table-cell table:formula="of:=IF(RIGHT([.A763];5)=&quot;sleep&quot;;&quot;Sleep(&quot;&amp;[.$L$1]&amp;&quot;*&quot;&amp;ROUND(VALUE([.B763]);2)/[.$M$1]&amp;&quot;)&quot;;[.A763]&amp;&quot;( &quot;&amp;[.B763]&amp;&quot;, &quot;&amp;[.C763]&amp;&quot;, &quot;&amp;[.D763]&amp;&quot;, &quot;&amp;[.$I$1]&amp;&quot;*&quot;&amp;[.F763]&amp;&quot; )&quot;)" office:value-type="string" office:string-value="Turn2( lfinger21, y_axis, 0.7, MOVEANIMATIONSPEED*1.68 )">
            <text:p>Turn2( lfinger21, y_axis, 0.7, MOVEANIMATIONSPEED*1.68 )</text:p>
          </table:table-cell>
          <table:table-cell table:number-columns-repeated="6"/>
        </table:table-row>
        <table:table-row table:style-name="ro1">
          <table:table-cell table:formula="of:=IF(RIGHT([' ;'.A764];4)=&quot;turn&quot;;&quot;Turn2&quot;;IF(RIGHT([' ;'.A764];4)=&quot;move&quot;;&quot;Move&quot;;[' ;'.A764]))" office:value-type="string" office:string-value="Turn2">
            <text:p>Turn2</text:p>
          </table:table-cell>
          <table:table-cell table:formula="of:=[' ;'.B764]" office:value-type="string" office:string-value="lfinger22">
            <text:p>lfinger22</text:p>
          </table:table-cell>
          <table:table-cell table:formula="of:=LEFT([' ;'.D764];1)&amp;&quot;_&quot;&amp;RIGHT([' ;'.D764];4)" office:value-type="string" office:string-value="x_axis">
            <text:p>x_axis</text:p>
          </table:table-cell>
          <table:table-cell table:formula="of:=ROUND(VALUE(MID([' ;'.E764];2;LEN([' ;'.E764])-2));1)" office:value-type="float" office:value="-57.8">
            <text:p>-57.8</text:p>
          </table:table-cell>
          <table:table-cell table:formula="of:=VALUE(MID([' ;'.G764];2;LEN([' ;'.G764])-2))" office:value-type="float" office:value="43.992565">
            <text:p>43.992565</text:p>
          </table:table-cell>
          <table:table-cell table:formula="of:=ROUND([.E764]/[.$J$1];2)" office:value-type="float" office:value="43.99">
            <text:p>43.99</text:p>
          </table:table-cell>
          <table:table-cell/>
          <table:table-cell table:formula="of:=IF(RIGHT([.A764];5)=&quot;sleep&quot;;&quot;Sleep(&quot;&amp;[.$L$1]&amp;&quot;*&quot;&amp;ROUND(VALUE([.B764]);2)/[.$M$1]&amp;&quot;)&quot;;[.A764]&amp;&quot;( &quot;&amp;[.B764]&amp;&quot;, &quot;&amp;[.C764]&amp;&quot;, &quot;&amp;[.D764]&amp;&quot;, &quot;&amp;[.$I$1]&amp;&quot;*&quot;&amp;[.F764]&amp;&quot; )&quot;)" office:value-type="string" office:string-value="Turn2( lfinger22, x_axis, -57.8, MOVEANIMATIONSPEED*43.99 )">
            <text:p>Turn2( lfinger22, x_axis, -57.8, MOVEANIMATIONSPEED*43.99 )</text:p>
          </table:table-cell>
          <table:table-cell table:number-columns-repeated="6"/>
        </table:table-row>
        <table:table-row table:style-name="ro1">
          <table:table-cell table:formula="of:=IF(RIGHT([' ;'.A765];4)=&quot;turn&quot;;&quot;Turn2&quot;;IF(RIGHT([' ;'.A765];4)=&quot;move&quot;;&quot;Move&quot;;[' ;'.A765]))" office:value-type="string" office:string-value="Turn2">
            <text:p>Turn2</text:p>
          </table:table-cell>
          <table:table-cell table:formula="of:=[' ;'.B765]" office:value-type="string" office:string-value="lfinger22">
            <text:p>lfinger22</text:p>
          </table:table-cell>
          <table:table-cell table:formula="of:=LEFT([' ;'.D765];1)&amp;&quot;_&quot;&amp;RIGHT([' ;'.D765];4)" office:value-type="string" office:string-value="z_axis">
            <text:p>z_axis</text:p>
          </table:table-cell>
          <table:table-cell table:formula="of:=ROUND(VALUE(MID([' ;'.E765];2;LEN([' ;'.E765])-2));1)" office:value-type="float" office:value="-16">
            <text:p>-16</text:p>
          </table:table-cell>
          <table:table-cell table:formula="of:=VALUE(MID([' ;'.G765];2;LEN([' ;'.G765])-2))" office:value-type="float" office:value="45.508613">
            <text:p>45.508613</text:p>
          </table:table-cell>
          <table:table-cell table:formula="of:=ROUND([.E765]/[.$J$1];2)" office:value-type="float" office:value="45.51">
            <text:p>45.51</text:p>
          </table:table-cell>
          <table:table-cell/>
          <table:table-cell table:formula="of:=IF(RIGHT([.A765];5)=&quot;sleep&quot;;&quot;Sleep(&quot;&amp;[.$L$1]&amp;&quot;*&quot;&amp;ROUND(VALUE([.B765]);2)/[.$M$1]&amp;&quot;)&quot;;[.A765]&amp;&quot;( &quot;&amp;[.B765]&amp;&quot;, &quot;&amp;[.C765]&amp;&quot;, &quot;&amp;[.D765]&amp;&quot;, &quot;&amp;[.$I$1]&amp;&quot;*&quot;&amp;[.F765]&amp;&quot; )&quot;)" office:value-type="string" office:string-value="Turn2( lfinger22, z_axis, -16, MOVEANIMATIONSPEED*45.51 )">
            <text:p>Turn2( lfinger22, z_axis, -16, MOVEANIMATIONSPEED*45.51 )</text:p>
          </table:table-cell>
          <table:table-cell table:number-columns-repeated="6"/>
        </table:table-row>
        <table:table-row table:style-name="ro1">
          <table:table-cell table:formula="of:=IF(RIGHT([' ;'.A766];4)=&quot;turn&quot;;&quot;Turn2&quot;;IF(RIGHT([' ;'.A766];4)=&quot;move&quot;;&quot;Move&quot;;[' ;'.A766]))" office:value-type="string" office:string-value="Turn2">
            <text:p>Turn2</text:p>
          </table:table-cell>
          <table:table-cell table:formula="of:=[' ;'.B766]" office:value-type="string" office:string-value="lfinger22">
            <text:p>lfinger22</text:p>
          </table:table-cell>
          <table:table-cell table:formula="of:=LEFT([' ;'.D766];1)&amp;&quot;_&quot;&amp;RIGHT([' ;'.D766];4)" office:value-type="string" office:string-value="y_axis">
            <text:p>y_axis</text:p>
          </table:table-cell>
          <table:table-cell table:formula="of:=ROUND(VALUE(MID([' ;'.E766];2;LEN([' ;'.E766])-2));1)" office:value-type="float" office:value="-75.6">
            <text:p>-75.6</text:p>
          </table:table-cell>
          <table:table-cell table:formula="of:=VALUE(MID([' ;'.G766];2;LEN([' ;'.G766])-2))" office:value-type="float" office:value="7.121736">
            <text:p>7.121736</text:p>
          </table:table-cell>
          <table:table-cell table:formula="of:=ROUND([.E766]/[.$J$1];2)" office:value-type="float" office:value="7.12">
            <text:p>7.12</text:p>
          </table:table-cell>
          <table:table-cell/>
          <table:table-cell table:formula="of:=IF(RIGHT([.A766];5)=&quot;sleep&quot;;&quot;Sleep(&quot;&amp;[.$L$1]&amp;&quot;*&quot;&amp;ROUND(VALUE([.B766]);2)/[.$M$1]&amp;&quot;)&quot;;[.A766]&amp;&quot;( &quot;&amp;[.B766]&amp;&quot;, &quot;&amp;[.C766]&amp;&quot;, &quot;&amp;[.D766]&amp;&quot;, &quot;&amp;[.$I$1]&amp;&quot;*&quot;&amp;[.F766]&amp;&quot; )&quot;)" office:value-type="string" office:string-value="Turn2( lfinger22, y_axis, -75.6, MOVEANIMATIONSPEED*7.12 )">
            <text:p>Turn2( lfinger22, y_axis, -75.6, MOVEANIMATIONSPEED*7.12 )</text:p>
          </table:table-cell>
          <table:table-cell table:number-columns-repeated="6"/>
        </table:table-row>
        <table:table-row table:style-name="ro1">
          <table:table-cell table:formula="of:=IF(RIGHT([' ;'.A767];4)=&quot;turn&quot;;&quot;Turn2&quot;;IF(RIGHT([' ;'.A767];4)=&quot;move&quot;;&quot;Move&quot;;[' ;'.A767]))" office:value-type="string" office:string-value="Turn2">
            <text:p>Turn2</text:p>
          </table:table-cell>
          <table:table-cell table:formula="of:=[' ;'.B767]" office:value-type="string" office:string-value="lfinger31">
            <text:p>lfinger31</text:p>
          </table:table-cell>
          <table:table-cell table:formula="of:=LEFT([' ;'.D767];1)&amp;&quot;_&quot;&amp;RIGHT([' ;'.D767];4)" office:value-type="string" office:string-value="x_axis">
            <text:p>x_axis</text:p>
          </table:table-cell>
          <table:table-cell table:formula="of:=ROUND(VALUE(MID([' ;'.E767];2;LEN([' ;'.E767])-2));1)" office:value-type="float" office:value="-2.3">
            <text:p>-2.3</text:p>
          </table:table-cell>
          <table:table-cell table:formula="of:=VALUE(MID([' ;'.G767];2;LEN([' ;'.G767])-2))" office:value-type="float" office:value="15.021796">
            <text:p>15.021796</text:p>
          </table:table-cell>
          <table:table-cell table:formula="of:=ROUND([.E767]/[.$J$1];2)" office:value-type="float" office:value="15.02">
            <text:p>15.02</text:p>
          </table:table-cell>
          <table:table-cell/>
          <table:table-cell table:formula="of:=IF(RIGHT([.A767];5)=&quot;sleep&quot;;&quot;Sleep(&quot;&amp;[.$L$1]&amp;&quot;*&quot;&amp;ROUND(VALUE([.B767]);2)/[.$M$1]&amp;&quot;)&quot;;[.A767]&amp;&quot;( &quot;&amp;[.B767]&amp;&quot;, &quot;&amp;[.C767]&amp;&quot;, &quot;&amp;[.D767]&amp;&quot;, &quot;&amp;[.$I$1]&amp;&quot;*&quot;&amp;[.F767]&amp;&quot; )&quot;)" office:value-type="string" office:string-value="Turn2( lfinger31, x_axis, -2.3, MOVEANIMATIONSPEED*15.02 )">
            <text:p>Turn2( lfinger31, x_axis, -2.3, MOVEANIMATIONSPEED*15.02 )</text:p>
          </table:table-cell>
          <table:table-cell table:number-columns-repeated="6"/>
        </table:table-row>
        <table:table-row table:style-name="ro1">
          <table:table-cell table:formula="of:=IF(RIGHT([' ;'.A768];4)=&quot;turn&quot;;&quot;Turn2&quot;;IF(RIGHT([' ;'.A768];4)=&quot;move&quot;;&quot;Move&quot;;[' ;'.A768]))" office:value-type="string" office:string-value="Turn2">
            <text:p>Turn2</text:p>
          </table:table-cell>
          <table:table-cell table:formula="of:=[' ;'.B768]" office:value-type="string" office:string-value="lfinger31">
            <text:p>lfinger31</text:p>
          </table:table-cell>
          <table:table-cell table:formula="of:=LEFT([' ;'.D768];1)&amp;&quot;_&quot;&amp;RIGHT([' ;'.D768];4)" office:value-type="string" office:string-value="z_axis">
            <text:p>z_axis</text:p>
          </table:table-cell>
          <table:table-cell table:formula="of:=ROUND(VALUE(MID([' ;'.E768];2;LEN([' ;'.E768])-2));1)" office:value-type="float" office:value="-51.7">
            <text:p>-51.7</text:p>
          </table:table-cell>
          <table:table-cell table:formula="of:=VALUE(MID([' ;'.G768];2;LEN([' ;'.G768])-2))" office:value-type="float" office:value="20.643939">
            <text:p>20.643939</text:p>
          </table:table-cell>
          <table:table-cell table:formula="of:=ROUND([.E768]/[.$J$1];2)" office:value-type="float" office:value="20.64">
            <text:p>20.64</text:p>
          </table:table-cell>
          <table:table-cell/>
          <table:table-cell table:formula="of:=IF(RIGHT([.A768];5)=&quot;sleep&quot;;&quot;Sleep(&quot;&amp;[.$L$1]&amp;&quot;*&quot;&amp;ROUND(VALUE([.B768]);2)/[.$M$1]&amp;&quot;)&quot;;[.A768]&amp;&quot;( &quot;&amp;[.B768]&amp;&quot;, &quot;&amp;[.C768]&amp;&quot;, &quot;&amp;[.D768]&amp;&quot;, &quot;&amp;[.$I$1]&amp;&quot;*&quot;&amp;[.F768]&amp;&quot; )&quot;)" office:value-type="string" office:string-value="Turn2( lfinger31, z_axis, -51.7, MOVEANIMATIONSPEED*20.64 )">
            <text:p>Turn2( lfinger31, z_axis, -51.7, MOVEANIMATIONSPEED*20.64 )</text:p>
          </table:table-cell>
          <table:table-cell table:number-columns-repeated="6"/>
        </table:table-row>
        <table:table-row table:style-name="ro1">
          <table:table-cell table:formula="of:=IF(RIGHT([' ;'.A769];4)=&quot;turn&quot;;&quot;Turn2&quot;;IF(RIGHT([' ;'.A769];4)=&quot;move&quot;;&quot;Move&quot;;[' ;'.A769]))" office:value-type="string" office:string-value="Turn2">
            <text:p>Turn2</text:p>
          </table:table-cell>
          <table:table-cell table:formula="of:=[' ;'.B769]" office:value-type="string" office:string-value="lfinger31">
            <text:p>lfinger31</text:p>
          </table:table-cell>
          <table:table-cell table:formula="of:=LEFT([' ;'.D769];1)&amp;&quot;_&quot;&amp;RIGHT([' ;'.D769];4)" office:value-type="string" office:string-value="y_axis">
            <text:p>y_axis</text:p>
          </table:table-cell>
          <table:table-cell table:formula="of:=ROUND(VALUE(MID([' ;'.E769];2;LEN([' ;'.E769])-2));1)" office:value-type="float" office:value="-20.1">
            <text:p>-20.1</text:p>
          </table:table-cell>
          <table:table-cell table:formula="of:=VALUE(MID([' ;'.G769];2;LEN([' ;'.G769])-2))" office:value-type="float" office:value="50.193532">
            <text:p>50.193532</text:p>
          </table:table-cell>
          <table:table-cell table:formula="of:=ROUND([.E769]/[.$J$1];2)" office:value-type="float" office:value="50.19">
            <text:p>50.19</text:p>
          </table:table-cell>
          <table:table-cell/>
          <table:table-cell table:formula="of:=IF(RIGHT([.A769];5)=&quot;sleep&quot;;&quot;Sleep(&quot;&amp;[.$L$1]&amp;&quot;*&quot;&amp;ROUND(VALUE([.B769]);2)/[.$M$1]&amp;&quot;)&quot;;[.A769]&amp;&quot;( &quot;&amp;[.B769]&amp;&quot;, &quot;&amp;[.C769]&amp;&quot;, &quot;&amp;[.D769]&amp;&quot;, &quot;&amp;[.$I$1]&amp;&quot;*&quot;&amp;[.F769]&amp;&quot; )&quot;)" office:value-type="string" office:string-value="Turn2( lfinger31, y_axis, -20.1, MOVEANIMATIONSPEED*50.19 )">
            <text:p>Turn2( lfinger31, y_axis, -20.1, MOVEANIMATIONSPEED*50.19 )</text:p>
          </table:table-cell>
          <table:table-cell table:number-columns-repeated="6"/>
        </table:table-row>
        <table:table-row table:style-name="ro1">
          <table:table-cell table:formula="of:=IF(RIGHT([' ;'.A770];4)=&quot;turn&quot;;&quot;Turn2&quot;;IF(RIGHT([' ;'.A770];4)=&quot;move&quot;;&quot;Move&quot;;[' ;'.A770]))" office:value-type="string" office:string-value="Turn2">
            <text:p>Turn2</text:p>
          </table:table-cell>
          <table:table-cell table:formula="of:=[' ;'.B770]" office:value-type="string" office:string-value="lfinger32">
            <text:p>lfinger32</text:p>
          </table:table-cell>
          <table:table-cell table:formula="of:=LEFT([' ;'.D770];1)&amp;&quot;_&quot;&amp;RIGHT([' ;'.D770];4)" office:value-type="string" office:string-value="x_axis">
            <text:p>x_axis</text:p>
          </table:table-cell>
          <table:table-cell table:formula="of:=ROUND(VALUE(MID([' ;'.E770];2;LEN([' ;'.E770])-2));1)" office:value-type="float" office:value="-40.3">
            <text:p>-40.3</text:p>
          </table:table-cell>
          <table:table-cell table:formula="of:=VALUE(MID([' ;'.G770];2;LEN([' ;'.G770])-2))" office:value-type="float" office:value="24.402268">
            <text:p>24.402268</text:p>
          </table:table-cell>
          <table:table-cell table:formula="of:=ROUND([.E770]/[.$J$1];2)" office:value-type="float" office:value="24.4">
            <text:p>24.4</text:p>
          </table:table-cell>
          <table:table-cell/>
          <table:table-cell table:formula="of:=IF(RIGHT([.A770];5)=&quot;sleep&quot;;&quot;Sleep(&quot;&amp;[.$L$1]&amp;&quot;*&quot;&amp;ROUND(VALUE([.B770]);2)/[.$M$1]&amp;&quot;)&quot;;[.A770]&amp;&quot;( &quot;&amp;[.B770]&amp;&quot;, &quot;&amp;[.C770]&amp;&quot;, &quot;&amp;[.D770]&amp;&quot;, &quot;&amp;[.$I$1]&amp;&quot;*&quot;&amp;[.F770]&amp;&quot; )&quot;)" office:value-type="string" office:string-value="Turn2( lfinger32, x_axis, -40.3, MOVEANIMATIONSPEED*24.4 )">
            <text:p>Turn2( lfinger32, x_axis, -40.3, MOVEANIMATIONSPEED*24.4 )</text:p>
          </table:table-cell>
          <table:table-cell table:number-columns-repeated="6"/>
        </table:table-row>
        <table:table-row table:style-name="ro1">
          <table:table-cell table:formula="of:=IF(RIGHT([' ;'.A771];4)=&quot;turn&quot;;&quot;Turn2&quot;;IF(RIGHT([' ;'.A771];4)=&quot;move&quot;;&quot;Move&quot;;[' ;'.A771]))" office:value-type="string" office:string-value="Turn2">
            <text:p>Turn2</text:p>
          </table:table-cell>
          <table:table-cell table:formula="of:=[' ;'.B771]" office:value-type="string" office:string-value="lfinger32">
            <text:p>lfinger32</text:p>
          </table:table-cell>
          <table:table-cell table:formula="of:=LEFT([' ;'.D771];1)&amp;&quot;_&quot;&amp;RIGHT([' ;'.D771];4)" office:value-type="string" office:string-value="z_axis">
            <text:p>z_axis</text:p>
          </table:table-cell>
          <table:table-cell table:formula="of:=ROUND(VALUE(MID([' ;'.E771];2;LEN([' ;'.E771])-2));1)" office:value-type="float" office:value="-54">
            <text:p>-54</text:p>
          </table:table-cell>
          <table:table-cell table:formula="of:=VALUE(MID([' ;'.G771];2;LEN([' ;'.G771])-2))" office:value-type="float" office:value="21.864187">
            <text:p>21.864187</text:p>
          </table:table-cell>
          <table:table-cell table:formula="of:=ROUND([.E771]/[.$J$1];2)" office:value-type="float" office:value="21.86">
            <text:p>21.86</text:p>
          </table:table-cell>
          <table:table-cell/>
          <table:table-cell table:formula="of:=IF(RIGHT([.A771];5)=&quot;sleep&quot;;&quot;Sleep(&quot;&amp;[.$L$1]&amp;&quot;*&quot;&amp;ROUND(VALUE([.B771]);2)/[.$M$1]&amp;&quot;)&quot;;[.A771]&amp;&quot;( &quot;&amp;[.B771]&amp;&quot;, &quot;&amp;[.C771]&amp;&quot;, &quot;&amp;[.D771]&amp;&quot;, &quot;&amp;[.$I$1]&amp;&quot;*&quot;&amp;[.F771]&amp;&quot; )&quot;)" office:value-type="string" office:string-value="Turn2( lfinger32, z_axis, -54, MOVEANIMATIONSPEED*21.86 )">
            <text:p>Turn2( lfinger32, z_axis, -54, MOVEANIMATIONSPEED*21.86 )</text:p>
          </table:table-cell>
          <table:table-cell table:number-columns-repeated="6"/>
        </table:table-row>
        <table:table-row table:style-name="ro1">
          <table:table-cell table:formula="of:=IF(RIGHT([' ;'.A772];4)=&quot;turn&quot;;&quot;Turn2&quot;;IF(RIGHT([' ;'.A772];4)=&quot;move&quot;;&quot;Move&quot;;[' ;'.A772]))" office:value-type="string" office:string-value="Turn2">
            <text:p>Turn2</text:p>
          </table:table-cell>
          <table:table-cell table:formula="of:=[' ;'.B772]" office:value-type="string" office:string-value="lfinger32">
            <text:p>lfinger32</text:p>
          </table:table-cell>
          <table:table-cell table:formula="of:=LEFT([' ;'.D772];1)&amp;&quot;_&quot;&amp;RIGHT([' ;'.D772];4)" office:value-type="string" office:string-value="y_axis">
            <text:p>y_axis</text:p>
          </table:table-cell>
          <table:table-cell table:formula="of:=ROUND(VALUE(MID([' ;'.E772];2;LEN([' ;'.E772])-2));1)" office:value-type="float" office:value="-18.5">
            <text:p>-18.5</text:p>
          </table:table-cell>
          <table:table-cell table:formula="of:=VALUE(MID([' ;'.G772];2;LEN([' ;'.G772])-2))" office:value-type="float" office:value="62.036602">
            <text:p>62.036602</text:p>
          </table:table-cell>
          <table:table-cell table:formula="of:=ROUND([.E772]/[.$J$1];2)" office:value-type="float" office:value="62.04">
            <text:p>62.04</text:p>
          </table:table-cell>
          <table:table-cell/>
          <table:table-cell table:formula="of:=IF(RIGHT([.A772];5)=&quot;sleep&quot;;&quot;Sleep(&quot;&amp;[.$L$1]&amp;&quot;*&quot;&amp;ROUND(VALUE([.B772]);2)/[.$M$1]&amp;&quot;)&quot;;[.A772]&amp;&quot;( &quot;&amp;[.B772]&amp;&quot;, &quot;&amp;[.C772]&amp;&quot;, &quot;&amp;[.D772]&amp;&quot;, &quot;&amp;[.$I$1]&amp;&quot;*&quot;&amp;[.F772]&amp;&quot; )&quot;)" office:value-type="string" office:string-value="Turn2( lfinger32, y_axis, -18.5, MOVEANIMATIONSPEED*62.04 )">
            <text:p>Turn2( lfinger32, y_axis, -18.5, MOVEANIMATIONSPEED*62.04 )</text:p>
          </table:table-cell>
          <table:table-cell table:number-columns-repeated="6"/>
        </table:table-row>
        <table:table-row table:style-name="ro1">
          <table:table-cell table:formula="of:=IF(RIGHT([' ;'.A773];4)=&quot;turn&quot;;&quot;Turn2&quot;;IF(RIGHT([' ;'.A773];4)=&quot;move&quot;;&quot;Move&quot;;[' ;'.A773]))" office:value-type="string" office:string-value="Turn2">
            <text:p>Turn2</text:p>
          </table:table-cell>
          <table:table-cell table:formula="of:=[' ;'.B773]" office:value-type="string" office:string-value="lhoof">
            <text:p>lhoof</text:p>
          </table:table-cell>
          <table:table-cell table:formula="of:=LEFT([' ;'.D773];1)&amp;&quot;_&quot;&amp;RIGHT([' ;'.D773];4)" office:value-type="string" office:string-value="x_axis">
            <text:p>x_axis</text:p>
          </table:table-cell>
          <table:table-cell table:formula="of:=ROUND(VALUE(MID([' ;'.E773];2;LEN([' ;'.E773])-2));1)" office:value-type="float" office:value="-33.6">
            <text:p>-33.6</text:p>
          </table:table-cell>
          <table:table-cell table:formula="of:=VALUE(MID([' ;'.G773];2;LEN([' ;'.G773])-2))" office:value-type="float" office:value="30.660685">
            <text:p>30.660685</text:p>
          </table:table-cell>
          <table:table-cell table:formula="of:=ROUND([.E773]/[.$J$1];2)" office:value-type="float" office:value="30.66">
            <text:p>30.66</text:p>
          </table:table-cell>
          <table:table-cell/>
          <table:table-cell table:formula="of:=IF(RIGHT([.A773];5)=&quot;sleep&quot;;&quot;Sleep(&quot;&amp;[.$L$1]&amp;&quot;*&quot;&amp;ROUND(VALUE([.B773]);2)/[.$M$1]&amp;&quot;)&quot;;[.A773]&amp;&quot;( &quot;&amp;[.B773]&amp;&quot;, &quot;&amp;[.C773]&amp;&quot;, &quot;&amp;[.D773]&amp;&quot;, &quot;&amp;[.$I$1]&amp;&quot;*&quot;&amp;[.F773]&amp;&quot; )&quot;)" office:value-type="string" office:string-value="Turn2( lhoof, x_axis, -33.6, MOVEANIMATIONSPEED*30.66 )">
            <text:p>Turn2( lhoof, x_axis, -33.6, MOVEANIMATIONSPEED*30.66 )</text:p>
          </table:table-cell>
          <table:table-cell table:number-columns-repeated="6"/>
        </table:table-row>
        <table:table-row table:style-name="ro1">
          <table:table-cell table:formula="of:=IF(RIGHT([' ;'.A774];4)=&quot;turn&quot;;&quot;Turn2&quot;;IF(RIGHT([' ;'.A774];4)=&quot;move&quot;;&quot;Move&quot;;[' ;'.A774]))" office:value-type="string" office:string-value="Turn2">
            <text:p>Turn2</text:p>
          </table:table-cell>
          <table:table-cell table:formula="of:=[' ;'.B774]" office:value-type="string" office:string-value="llarm">
            <text:p>llarm</text:p>
          </table:table-cell>
          <table:table-cell table:formula="of:=LEFT([' ;'.D774];1)&amp;&quot;_&quot;&amp;RIGHT([' ;'.D774];4)" office:value-type="string" office:string-value="x_axis">
            <text:p>x_axis</text:p>
          </table:table-cell>
          <table:table-cell table:formula="of:=ROUND(VALUE(MID([' ;'.E774];2;LEN([' ;'.E774])-2));1)" office:value-type="float" office:value="-17.8">
            <text:p>-17.8</text:p>
          </table:table-cell>
          <table:table-cell table:formula="of:=VALUE(MID([' ;'.G774];2;LEN([' ;'.G774])-2))" office:value-type="float" office:value="1.485114">
            <text:p>1.485114</text:p>
          </table:table-cell>
          <table:table-cell table:formula="of:=ROUND([.E774]/[.$J$1];2)" office:value-type="float" office:value="1.49">
            <text:p>1.49</text:p>
          </table:table-cell>
          <table:table-cell/>
          <table:table-cell table:formula="of:=IF(RIGHT([.A774];5)=&quot;sleep&quot;;&quot;Sleep(&quot;&amp;[.$L$1]&amp;&quot;*&quot;&amp;ROUND(VALUE([.B774]);2)/[.$M$1]&amp;&quot;)&quot;;[.A774]&amp;&quot;( &quot;&amp;[.B774]&amp;&quot;, &quot;&amp;[.C774]&amp;&quot;, &quot;&amp;[.D774]&amp;&quot;, &quot;&amp;[.$I$1]&amp;&quot;*&quot;&amp;[.F774]&amp;&quot; )&quot;)" office:value-type="string" office:string-value="Turn2( llarm, x_axis, -17.8, MOVEANIMATIONSPEED*1.49 )">
            <text:p>Turn2( llarm, x_axis, -17.8, MOVEANIMATIONSPEED*1.49 )</text:p>
          </table:table-cell>
          <table:table-cell table:number-columns-repeated="6"/>
        </table:table-row>
        <table:table-row table:style-name="ro1">
          <table:table-cell table:formula="of:=IF(RIGHT([' ;'.A775];4)=&quot;turn&quot;;&quot;Turn2&quot;;IF(RIGHT([' ;'.A775];4)=&quot;move&quot;;&quot;Move&quot;;[' ;'.A775]))" office:value-type="string" office:string-value="Turn2">
            <text:p>Turn2</text:p>
          </table:table-cell>
          <table:table-cell table:formula="of:=[' ;'.B775]" office:value-type="string" office:string-value="llarm">
            <text:p>llarm</text:p>
          </table:table-cell>
          <table:table-cell table:formula="of:=LEFT([' ;'.D775];1)&amp;&quot;_&quot;&amp;RIGHT([' ;'.D775];4)" office:value-type="string" office:string-value="z_axis">
            <text:p>z_axis</text:p>
          </table:table-cell>
          <table:table-cell table:formula="of:=ROUND(VALUE(MID([' ;'.E775];2;LEN([' ;'.E775])-2));1)" office:value-type="float" office:value="-0.2">
            <text:p>-0.2</text:p>
          </table:table-cell>
          <table:table-cell table:formula="of:=VALUE(MID([' ;'.G775];2;LEN([' ;'.G775])-2))" office:value-type="float" office:value="6.995205">
            <text:p>6.995205</text:p>
          </table:table-cell>
          <table:table-cell table:formula="of:=ROUND([.E775]/[.$J$1];2)" office:value-type="float" office:value="7">
            <text:p>7</text:p>
          </table:table-cell>
          <table:table-cell/>
          <table:table-cell table:formula="of:=IF(RIGHT([.A775];5)=&quot;sleep&quot;;&quot;Sleep(&quot;&amp;[.$L$1]&amp;&quot;*&quot;&amp;ROUND(VALUE([.B775]);2)/[.$M$1]&amp;&quot;)&quot;;[.A775]&amp;&quot;( &quot;&amp;[.B775]&amp;&quot;, &quot;&amp;[.C775]&amp;&quot;, &quot;&amp;[.D775]&amp;&quot;, &quot;&amp;[.$I$1]&amp;&quot;*&quot;&amp;[.F775]&amp;&quot; )&quot;)" office:value-type="string" office:string-value="Turn2( llarm, z_axis, -0.2, MOVEANIMATIONSPEED*7 )">
            <text:p>Turn2( llarm, z_axis, -0.2, MOVEANIMATIONSPEED*7 )</text:p>
          </table:table-cell>
          <table:table-cell table:number-columns-repeated="6"/>
        </table:table-row>
        <table:table-row table:style-name="ro1">
          <table:table-cell table:formula="of:=IF(RIGHT([' ;'.A776];4)=&quot;turn&quot;;&quot;Turn2&quot;;IF(RIGHT([' ;'.A776];4)=&quot;move&quot;;&quot;Move&quot;;[' ;'.A776]))" office:value-type="string" office:string-value="Turn2">
            <text:p>Turn2</text:p>
          </table:table-cell>
          <table:table-cell table:formula="of:=[' ;'.B776]" office:value-type="string" office:string-value="llarm">
            <text:p>llarm</text:p>
          </table:table-cell>
          <table:table-cell table:formula="of:=LEFT([' ;'.D776];1)&amp;&quot;_&quot;&amp;RIGHT([' ;'.D776];4)" office:value-type="string" office:string-value="y_axis">
            <text:p>y_axis</text:p>
          </table:table-cell>
          <table:table-cell table:formula="of:=ROUND(VALUE(MID([' ;'.E776];2;LEN([' ;'.E776])-2));1)" office:value-type="float" office:value="-7.8">
            <text:p>-7.8</text:p>
          </table:table-cell>
          <table:table-cell table:formula="of:=VALUE(MID([' ;'.G776];2;LEN([' ;'.G776])-2))" office:value-type="float" office:value="1.766044">
            <text:p>1.766044</text:p>
          </table:table-cell>
          <table:table-cell table:formula="of:=ROUND([.E776]/[.$J$1];2)" office:value-type="float" office:value="1.77">
            <text:p>1.77</text:p>
          </table:table-cell>
          <table:table-cell/>
          <table:table-cell table:formula="of:=IF(RIGHT([.A776];5)=&quot;sleep&quot;;&quot;Sleep(&quot;&amp;[.$L$1]&amp;&quot;*&quot;&amp;ROUND(VALUE([.B776]);2)/[.$M$1]&amp;&quot;)&quot;;[.A776]&amp;&quot;( &quot;&amp;[.B776]&amp;&quot;, &quot;&amp;[.C776]&amp;&quot;, &quot;&amp;[.D776]&amp;&quot;, &quot;&amp;[.$I$1]&amp;&quot;*&quot;&amp;[.F776]&amp;&quot; )&quot;)" office:value-type="string" office:string-value="Turn2( llarm, y_axis, -7.8, MOVEANIMATIONSPEED*1.77 )">
            <text:p>Turn2( llarm, y_axis, -7.8, MOVEANIMATIONSPEED*1.77 )</text:p>
          </table:table-cell>
          <table:table-cell table:number-columns-repeated="6"/>
        </table:table-row>
        <table:table-row table:style-name="ro1">
          <table:table-cell table:formula="of:=IF(RIGHT([' ;'.A777];4)=&quot;turn&quot;;&quot;Turn2&quot;;IF(RIGHT([' ;'.A777];4)=&quot;move&quot;;&quot;Move&quot;;[' ;'.A777]))" office:value-type="string" office:string-value="Turn2">
            <text:p>Turn2</text:p>
          </table:table-cell>
          <table:table-cell table:formula="of:=[' ;'.B777]" office:value-type="string" office:string-value="lleg">
            <text:p>lleg</text:p>
          </table:table-cell>
          <table:table-cell table:formula="of:=LEFT([' ;'.D777];1)&amp;&quot;_&quot;&amp;RIGHT([' ;'.D777];4)" office:value-type="string" office:string-value="x_axis">
            <text:p>x_axis</text:p>
          </table:table-cell>
          <table:table-cell table:formula="of:=ROUND(VALUE(MID([' ;'.E777];2;LEN([' ;'.E777])-2));1)" office:value-type="float" office:value="12.5">
            <text:p>12.5</text:p>
          </table:table-cell>
          <table:table-cell table:formula="of:=VALUE(MID([' ;'.G777];2;LEN([' ;'.G777])-2))" office:value-type="float" office:value="60.719848">
            <text:p>60.719848</text:p>
          </table:table-cell>
          <table:table-cell table:formula="of:=ROUND([.E777]/[.$J$1];2)" office:value-type="float" office:value="60.72">
            <text:p>60.72</text:p>
          </table:table-cell>
          <table:table-cell/>
          <table:table-cell table:formula="of:=IF(RIGHT([.A777];5)=&quot;sleep&quot;;&quot;Sleep(&quot;&amp;[.$L$1]&amp;&quot;*&quot;&amp;ROUND(VALUE([.B777]);2)/[.$M$1]&amp;&quot;)&quot;;[.A777]&amp;&quot;( &quot;&amp;[.B777]&amp;&quot;, &quot;&amp;[.C777]&amp;&quot;, &quot;&amp;[.D777]&amp;&quot;, &quot;&amp;[.$I$1]&amp;&quot;*&quot;&amp;[.F777]&amp;&quot; )&quot;)" office:value-type="string" office:string-value="Turn2( lleg, x_axis, 12.5, MOVEANIMATIONSPEED*60.72 )">
            <text:p>Turn2( lleg, x_axis, 12.5, MOVEANIMATIONSPEED*60.72 )</text:p>
          </table:table-cell>
          <table:table-cell table:number-columns-repeated="6"/>
        </table:table-row>
        <table:table-row table:style-name="ro1">
          <table:table-cell table:formula="of:=IF(RIGHT([' ;'.A778];4)=&quot;turn&quot;;&quot;Turn2&quot;;IF(RIGHT([' ;'.A778];4)=&quot;move&quot;;&quot;Move&quot;;[' ;'.A778]))" office:value-type="string" office:string-value="Turn2">
            <text:p>Turn2</text:p>
          </table:table-cell>
          <table:table-cell table:formula="of:=[' ;'.B778]" office:value-type="string" office:string-value="lshoulder">
            <text:p>lshoulder</text:p>
          </table:table-cell>
          <table:table-cell table:formula="of:=LEFT([' ;'.D778];1)&amp;&quot;_&quot;&amp;RIGHT([' ;'.D778];4)" office:value-type="string" office:string-value="x_axis">
            <text:p>x_axis</text:p>
          </table:table-cell>
          <table:table-cell table:formula="of:=ROUND(VALUE(MID([' ;'.E778];2;LEN([' ;'.E778])-2));1)" office:value-type="float" office:value="-10">
            <text:p>-10</text:p>
          </table:table-cell>
          <table:table-cell table:formula="of:=VALUE(MID([' ;'.G778];2;LEN([' ;'.G778])-2))" office:value-type="float" office:value="49.967222">
            <text:p>49.967222</text:p>
          </table:table-cell>
          <table:table-cell table:formula="of:=ROUND([.E778]/[.$J$1];2)" office:value-type="float" office:value="49.97">
            <text:p>49.97</text:p>
          </table:table-cell>
          <table:table-cell/>
          <table:table-cell table:formula="of:=IF(RIGHT([.A778];5)=&quot;sleep&quot;;&quot;Sleep(&quot;&amp;[.$L$1]&amp;&quot;*&quot;&amp;ROUND(VALUE([.B778]);2)/[.$M$1]&amp;&quot;)&quot;;[.A778]&amp;&quot;( &quot;&amp;[.B778]&amp;&quot;, &quot;&amp;[.C778]&amp;&quot;, &quot;&amp;[.D778]&amp;&quot;, &quot;&amp;[.$I$1]&amp;&quot;*&quot;&amp;[.F778]&amp;&quot; )&quot;)" office:value-type="string" office:string-value="Turn2( lshoulder, x_axis, -10, MOVEANIMATIONSPEED*49.97 )">
            <text:p>Turn2( lshoulder, x_axis, -10, MOVEANIMATIONSPEED*49.97 )</text:p>
          </table:table-cell>
          <table:table-cell table:number-columns-repeated="6"/>
        </table:table-row>
        <table:table-row table:style-name="ro1">
          <table:table-cell table:formula="of:=IF(RIGHT([' ;'.A779];4)=&quot;turn&quot;;&quot;Turn2&quot;;IF(RIGHT([' ;'.A779];4)=&quot;move&quot;;&quot;Move&quot;;[' ;'.A779]))" office:value-type="string" office:string-value="Turn2">
            <text:p>Turn2</text:p>
          </table:table-cell>
          <table:table-cell table:formula="of:=[' ;'.B779]" office:value-type="string" office:string-value="lshoulder">
            <text:p>lshoulder</text:p>
          </table:table-cell>
          <table:table-cell table:formula="of:=LEFT([' ;'.D779];1)&amp;&quot;_&quot;&amp;RIGHT([' ;'.D779];4)" office:value-type="string" office:string-value="y_axis">
            <text:p>y_axis</text:p>
          </table:table-cell>
          <table:table-cell table:formula="of:=ROUND(VALUE(MID([' ;'.E779];2;LEN([' ;'.E779])-2));1)" office:value-type="float" office:value="0">
            <text:p>0</text:p>
          </table:table-cell>
          <table:table-cell table:formula="of:=VALUE(MID([' ;'.G779];2;LEN([' ;'.G779])-2))" office:value-type="float" office:value="2.461326">
            <text:p>2.461326</text:p>
          </table:table-cell>
          <table:table-cell table:formula="of:=ROUND([.E779]/[.$J$1];2)" office:value-type="float" office:value="2.46">
            <text:p>2.46</text:p>
          </table:table-cell>
          <table:table-cell/>
          <table:table-cell table:formula="of:=IF(RIGHT([.A779];5)=&quot;sleep&quot;;&quot;Sleep(&quot;&amp;[.$L$1]&amp;&quot;*&quot;&amp;ROUND(VALUE([.B779]);2)/[.$M$1]&amp;&quot;)&quot;;[.A779]&amp;&quot;( &quot;&amp;[.B779]&amp;&quot;, &quot;&amp;[.C779]&amp;&quot;, &quot;&amp;[.D779]&amp;&quot;, &quot;&amp;[.$I$1]&amp;&quot;*&quot;&amp;[.F779]&amp;&quot; )&quot;)" office:value-type="string" office:string-value="Turn2( lshoulder, y_axis, 0, MOVEANIMATIONSPEED*2.46 )">
            <text:p>Turn2( lshoulder, y_axis, 0, MOVEANIMATIONSPEED*2.46 )</text:p>
          </table:table-cell>
          <table:table-cell table:number-columns-repeated="6"/>
        </table:table-row>
        <table:table-row table:style-name="ro1">
          <table:table-cell table:formula="of:=IF(RIGHT([' ;'.A780];4)=&quot;turn&quot;;&quot;Turn2&quot;;IF(RIGHT([' ;'.A780];4)=&quot;move&quot;;&quot;Move&quot;;[' ;'.A780]))" office:value-type="string" office:string-value="Turn2">
            <text:p>Turn2</text:p>
          </table:table-cell>
          <table:table-cell table:formula="of:=[' ;'.B780]" office:value-type="string" office:string-value="lthigh">
            <text:p>lthigh</text:p>
          </table:table-cell>
          <table:table-cell table:formula="of:=LEFT([' ;'.D780];1)&amp;&quot;_&quot;&amp;RIGHT([' ;'.D780];4)" office:value-type="string" office:string-value="x_axis">
            <text:p>x_axis</text:p>
          </table:table-cell>
          <table:table-cell table:formula="of:=ROUND(VALUE(MID([' ;'.E780];2;LEN([' ;'.E780])-2));1)" office:value-type="float" office:value="21.2">
            <text:p>21.2</text:p>
          </table:table-cell>
          <table:table-cell table:formula="of:=VALUE(MID([' ;'.G780];2;LEN([' ;'.G780])-2))" office:value-type="float" office:value="91.380497">
            <text:p>91.380497</text:p>
          </table:table-cell>
          <table:table-cell table:formula="of:=ROUND([.E780]/[.$J$1];2)" office:value-type="float" office:value="91.38">
            <text:p>91.38</text:p>
          </table:table-cell>
          <table:table-cell/>
          <table:table-cell table:formula="of:=IF(RIGHT([.A780];5)=&quot;sleep&quot;;&quot;Sleep(&quot;&amp;[.$L$1]&amp;&quot;*&quot;&amp;ROUND(VALUE([.B780]);2)/[.$M$1]&amp;&quot;)&quot;;[.A780]&amp;&quot;( &quot;&amp;[.B780]&amp;&quot;, &quot;&amp;[.C780]&amp;&quot;, &quot;&amp;[.D780]&amp;&quot;, &quot;&amp;[.$I$1]&amp;&quot;*&quot;&amp;[.F780]&amp;&quot; )&quot;)" office:value-type="string" office:string-value="Turn2( lthigh, x_axis, 21.2, MOVEANIMATIONSPEED*91.38 )">
            <text:p>Turn2( lthigh, x_axis, 21.2, MOVEANIMATIONSPEED*91.38 )</text:p>
          </table:table-cell>
          <table:table-cell table:number-columns-repeated="6"/>
        </table:table-row>
        <table:table-row table:style-name="ro1">
          <table:table-cell table:formula="of:=IF(RIGHT([' ;'.A781];4)=&quot;turn&quot;;&quot;Turn2&quot;;IF(RIGHT([' ;'.A781];4)=&quot;move&quot;;&quot;Move&quot;;[' ;'.A781]))" office:value-type="string" office:string-value="Move">
            <text:p>Move</text:p>
          </table:table-cell>
          <table:table-cell table:formula="of:=[' ;'.B781]" office:value-type="string" office:string-value="lwing1">
            <text:p>lwing1</text:p>
          </table:table-cell>
          <table:table-cell table:formula="of:=LEFT([' ;'.D781];1)&amp;&quot;_&quot;&amp;RIGHT([' ;'.D781];4)" office:value-type="string" office:string-value="z_axis">
            <text:p>z_axis</text:p>
          </table:table-cell>
          <table:table-cell table:formula="of:=ROUND(VALUE(MID([' ;'.E781];2;LEN([' ;'.E781])-2));1)" office:value-type="float" office:value="0.6">
            <text:p>0.6</text:p>
          </table:table-cell>
          <table:table-cell table:formula="of:=VALUE(MID([' ;'.G781];2;LEN([' ;'.G781])-2))" office:value-type="float" office:value="6.181459">
            <text:p>6.181459</text:p>
          </table:table-cell>
          <table:table-cell table:formula="of:=ROUND([.E781]/[.$J$1];2)" office:value-type="float" office:value="6.18">
            <text:p>6.18</text:p>
          </table:table-cell>
          <table:table-cell/>
          <table:table-cell table:formula="of:=IF(RIGHT([.A781];5)=&quot;sleep&quot;;&quot;Sleep(&quot;&amp;[.$L$1]&amp;&quot;*&quot;&amp;ROUND(VALUE([.B781]);2)/[.$M$1]&amp;&quot;)&quot;;[.A781]&amp;&quot;( &quot;&amp;[.B781]&amp;&quot;, &quot;&amp;[.C781]&amp;&quot;, &quot;&amp;[.D781]&amp;&quot;, &quot;&amp;[.$I$1]&amp;&quot;*&quot;&amp;[.F781]&amp;&quot; )&quot;)" office:value-type="string" office:string-value="Move( lwing1, z_axis, 0.6, MOVEANIMATIONSPEED*6.18 )">
            <text:p>Move( lwing1, z_axis, 0.6, MOVEANIMATIONSPEED*6.18 )</text:p>
          </table:table-cell>
          <table:table-cell table:number-columns-repeated="6"/>
        </table:table-row>
        <table:table-row table:style-name="ro1">
          <table:table-cell table:formula="of:=IF(RIGHT([' ;'.A782];4)=&quot;turn&quot;;&quot;Turn2&quot;;IF(RIGHT([' ;'.A782];4)=&quot;move&quot;;&quot;Move&quot;;[' ;'.A782]))" office:value-type="string" office:string-value="Move">
            <text:p>Move</text:p>
          </table:table-cell>
          <table:table-cell table:formula="of:=[' ;'.B782]" office:value-type="string" office:string-value="lwing1">
            <text:p>lwing1</text:p>
          </table:table-cell>
          <table:table-cell table:formula="of:=LEFT([' ;'.D782];1)&amp;&quot;_&quot;&amp;RIGHT([' ;'.D782];4)" office:value-type="string" office:string-value="y_axis">
            <text:p>y_axis</text:p>
          </table:table-cell>
          <table:table-cell table:formula="of:=ROUND(VALUE(MID([' ;'.E782];2;LEN([' ;'.E782])-2));1)" office:value-type="float" office:value="0.3">
            <text:p>0.3</text:p>
          </table:table-cell>
          <table:table-cell table:formula="of:=VALUE(MID([' ;'.G782];2;LEN([' ;'.G782])-2))" office:value-type="float" office:value="3.252716">
            <text:p>3.252716</text:p>
          </table:table-cell>
          <table:table-cell table:formula="of:=ROUND([.E782]/[.$J$1];2)" office:value-type="float" office:value="3.25">
            <text:p>3.25</text:p>
          </table:table-cell>
          <table:table-cell/>
          <table:table-cell table:formula="of:=IF(RIGHT([.A782];5)=&quot;sleep&quot;;&quot;Sleep(&quot;&amp;[.$L$1]&amp;&quot;*&quot;&amp;ROUND(VALUE([.B782]);2)/[.$M$1]&amp;&quot;)&quot;;[.A782]&amp;&quot;( &quot;&amp;[.B782]&amp;&quot;, &quot;&amp;[.C782]&amp;&quot;, &quot;&amp;[.D782]&amp;&quot;, &quot;&amp;[.$I$1]&amp;&quot;*&quot;&amp;[.F782]&amp;&quot; )&quot;)" office:value-type="string" office:string-value="Move( lwing1, y_axis, 0.3, MOVEANIMATIONSPEED*3.25 )">
            <text:p>Move( lwing1, y_axis, 0.3, MOVEANIMATIONSPEED*3.25 )</text:p>
          </table:table-cell>
          <table:table-cell table:number-columns-repeated="6"/>
        </table:table-row>
        <table:table-row table:style-name="ro1">
          <table:table-cell table:formula="of:=IF(RIGHT([' ;'.A783];4)=&quot;turn&quot;;&quot;Turn2&quot;;IF(RIGHT([' ;'.A783];4)=&quot;move&quot;;&quot;Move&quot;;[' ;'.A783]))" office:value-type="string" office:string-value="Turn2">
            <text:p>Turn2</text:p>
          </table:table-cell>
          <table:table-cell table:formula="of:=[' ;'.B783]" office:value-type="string" office:string-value="lwing1">
            <text:p>lwing1</text:p>
          </table:table-cell>
          <table:table-cell table:formula="of:=LEFT([' ;'.D783];1)&amp;&quot;_&quot;&amp;RIGHT([' ;'.D783];4)" office:value-type="string" office:string-value="x_axis">
            <text:p>x_axis</text:p>
          </table:table-cell>
          <table:table-cell table:formula="of:=ROUND(VALUE(MID([' ;'.E783];2;LEN([' ;'.E783])-2));1)" office:value-type="float" office:value="-60.1">
            <text:p>-60.1</text:p>
          </table:table-cell>
          <table:table-cell table:formula="of:=VALUE(MID([' ;'.G783];2;LEN([' ;'.G783])-2))" office:value-type="float" office:value="22.823009">
            <text:p>22.823009</text:p>
          </table:table-cell>
          <table:table-cell table:formula="of:=ROUND([.E783]/[.$J$1];2)" office:value-type="float" office:value="22.82">
            <text:p>22.82</text:p>
          </table:table-cell>
          <table:table-cell/>
          <table:table-cell table:formula="of:=IF(RIGHT([.A783];5)=&quot;sleep&quot;;&quot;Sleep(&quot;&amp;[.$L$1]&amp;&quot;*&quot;&amp;ROUND(VALUE([.B783]);2)/[.$M$1]&amp;&quot;)&quot;;[.A783]&amp;&quot;( &quot;&amp;[.B783]&amp;&quot;, &quot;&amp;[.C783]&amp;&quot;, &quot;&amp;[.D783]&amp;&quot;, &quot;&amp;[.$I$1]&amp;&quot;*&quot;&amp;[.F783]&amp;&quot; )&quot;)" office:value-type="string" office:string-value="Turn2( lwing1, x_axis, -60.1, MOVEANIMATIONSPEED*22.82 )">
            <text:p>Turn2( lwing1, x_axis, -60.1, MOVEANIMATIONSPEED*22.82 )</text:p>
          </table:table-cell>
          <table:table-cell table:number-columns-repeated="6"/>
        </table:table-row>
        <table:table-row table:style-name="ro1">
          <table:table-cell table:formula="of:=IF(RIGHT([' ;'.A784];4)=&quot;turn&quot;;&quot;Turn2&quot;;IF(RIGHT([' ;'.A784];4)=&quot;move&quot;;&quot;Move&quot;;[' ;'.A784]))" office:value-type="string" office:string-value="Turn2">
            <text:p>Turn2</text:p>
          </table:table-cell>
          <table:table-cell table:formula="of:=[' ;'.B784]" office:value-type="string" office:string-value="lwing1">
            <text:p>lwing1</text:p>
          </table:table-cell>
          <table:table-cell table:formula="of:=LEFT([' ;'.D784];1)&amp;&quot;_&quot;&amp;RIGHT([' ;'.D784];4)" office:value-type="string" office:string-value="z_axis">
            <text:p>z_axis</text:p>
          </table:table-cell>
          <table:table-cell table:formula="of:=ROUND(VALUE(MID([' ;'.E784];2;LEN([' ;'.E784])-2));1)" office:value-type="float" office:value="-13.7">
            <text:p>-13.7</text:p>
          </table:table-cell>
          <table:table-cell table:formula="of:=VALUE(MID([' ;'.G784];2;LEN([' ;'.G784])-2))" office:value-type="float" office:value="16.20996">
            <text:p>16.20996</text:p>
          </table:table-cell>
          <table:table-cell table:formula="of:=ROUND([.E784]/[.$J$1];2)" office:value-type="float" office:value="16.21">
            <text:p>16.21</text:p>
          </table:table-cell>
          <table:table-cell/>
          <table:table-cell table:formula="of:=IF(RIGHT([.A784];5)=&quot;sleep&quot;;&quot;Sleep(&quot;&amp;[.$L$1]&amp;&quot;*&quot;&amp;ROUND(VALUE([.B784]);2)/[.$M$1]&amp;&quot;)&quot;;[.A784]&amp;&quot;( &quot;&amp;[.B784]&amp;&quot;, &quot;&amp;[.C784]&amp;&quot;, &quot;&amp;[.D784]&amp;&quot;, &quot;&amp;[.$I$1]&amp;&quot;*&quot;&amp;[.F784]&amp;&quot; )&quot;)" office:value-type="string" office:string-value="Turn2( lwing1, z_axis, -13.7, MOVEANIMATIONSPEED*16.21 )">
            <text:p>Turn2( lwing1, z_axis, -13.7, MOVEANIMATIONSPEED*16.21 )</text:p>
          </table:table-cell>
          <table:table-cell table:number-columns-repeated="6"/>
        </table:table-row>
        <table:table-row table:style-name="ro1">
          <table:table-cell table:formula="of:=IF(RIGHT([' ;'.A785];4)=&quot;turn&quot;;&quot;Turn2&quot;;IF(RIGHT([' ;'.A785];4)=&quot;move&quot;;&quot;Move&quot;;[' ;'.A785]))" office:value-type="string" office:string-value="Turn2">
            <text:p>Turn2</text:p>
          </table:table-cell>
          <table:table-cell table:formula="of:=[' ;'.B785]" office:value-type="string" office:string-value="lwing1">
            <text:p>lwing1</text:p>
          </table:table-cell>
          <table:table-cell table:formula="of:=LEFT([' ;'.D785];1)&amp;&quot;_&quot;&amp;RIGHT([' ;'.D785];4)" office:value-type="string" office:string-value="y_axis">
            <text:p>y_axis</text:p>
          </table:table-cell>
          <table:table-cell table:formula="of:=ROUND(VALUE(MID([' ;'.E785];2;LEN([' ;'.E785])-2));1)" office:value-type="float" office:value="-13.1">
            <text:p>-13.1</text:p>
          </table:table-cell>
          <table:table-cell table:formula="of:=VALUE(MID([' ;'.G785];2;LEN([' ;'.G785])-2))" office:value-type="float" office:value="27.944297">
            <text:p>27.944297</text:p>
          </table:table-cell>
          <table:table-cell table:formula="of:=ROUND([.E785]/[.$J$1];2)" office:value-type="float" office:value="27.94">
            <text:p>27.94</text:p>
          </table:table-cell>
          <table:table-cell/>
          <table:table-cell table:formula="of:=IF(RIGHT([.A785];5)=&quot;sleep&quot;;&quot;Sleep(&quot;&amp;[.$L$1]&amp;&quot;*&quot;&amp;ROUND(VALUE([.B785]);2)/[.$M$1]&amp;&quot;)&quot;;[.A785]&amp;&quot;( &quot;&amp;[.B785]&amp;&quot;, &quot;&amp;[.C785]&amp;&quot;, &quot;&amp;[.D785]&amp;&quot;, &quot;&amp;[.$I$1]&amp;&quot;*&quot;&amp;[.F785]&amp;&quot; )&quot;)" office:value-type="string" office:string-value="Turn2( lwing1, y_axis, -13.1, MOVEANIMATIONSPEED*27.94 )">
            <text:p>Turn2( lwing1, y_axis, -13.1, MOVEANIMATIONSPEED*27.94 )</text:p>
          </table:table-cell>
          <table:table-cell table:number-columns-repeated="6"/>
        </table:table-row>
        <table:table-row table:style-name="ro1">
          <table:table-cell table:formula="of:=IF(RIGHT([' ;'.A786];4)=&quot;turn&quot;;&quot;Turn2&quot;;IF(RIGHT([' ;'.A786];4)=&quot;move&quot;;&quot;Move&quot;;[' ;'.A786]))" office:value-type="string" office:string-value="Turn2">
            <text:p>Turn2</text:p>
          </table:table-cell>
          <table:table-cell table:formula="of:=[' ;'.B786]" office:value-type="string" office:string-value="lwing2">
            <text:p>lwing2</text:p>
          </table:table-cell>
          <table:table-cell table:formula="of:=LEFT([' ;'.D786];1)&amp;&quot;_&quot;&amp;RIGHT([' ;'.D786];4)" office:value-type="string" office:string-value="x_axis">
            <text:p>x_axis</text:p>
          </table:table-cell>
          <table:table-cell table:formula="of:=ROUND(VALUE(MID([' ;'.E786];2;LEN([' ;'.E786])-2));1)" office:value-type="float" office:value="71">
            <text:p>71</text:p>
          </table:table-cell>
          <table:table-cell table:formula="of:=VALUE(MID([' ;'.G786];2;LEN([' ;'.G786])-2))" office:value-type="float" office:value="4.795954">
            <text:p>4.795954</text:p>
          </table:table-cell>
          <table:table-cell table:formula="of:=ROUND([.E786]/[.$J$1];2)" office:value-type="float" office:value="4.8">
            <text:p>4.8</text:p>
          </table:table-cell>
          <table:table-cell/>
          <table:table-cell table:formula="of:=IF(RIGHT([.A786];5)=&quot;sleep&quot;;&quot;Sleep(&quot;&amp;[.$L$1]&amp;&quot;*&quot;&amp;ROUND(VALUE([.B786]);2)/[.$M$1]&amp;&quot;)&quot;;[.A786]&amp;&quot;( &quot;&amp;[.B786]&amp;&quot;, &quot;&amp;[.C786]&amp;&quot;, &quot;&amp;[.D786]&amp;&quot;, &quot;&amp;[.$I$1]&amp;&quot;*&quot;&amp;[.F786]&amp;&quot; )&quot;)" office:value-type="string" office:string-value="Turn2( lwing2, x_axis, 71, MOVEANIMATIONSPEED*4.8 )">
            <text:p>Turn2( lwing2, x_axis, 71, MOVEANIMATIONSPEED*4.8 )</text:p>
          </table:table-cell>
          <table:table-cell table:number-columns-repeated="6"/>
        </table:table-row>
        <table:table-row table:style-name="ro1">
          <table:table-cell table:formula="of:=IF(RIGHT([' ;'.A787];4)=&quot;turn&quot;;&quot;Turn2&quot;;IF(RIGHT([' ;'.A787];4)=&quot;move&quot;;&quot;Move&quot;;[' ;'.A787]))" office:value-type="string" office:string-value="Turn2">
            <text:p>Turn2</text:p>
          </table:table-cell>
          <table:table-cell table:formula="of:=[' ;'.B787]" office:value-type="string" office:string-value="lwing2">
            <text:p>lwing2</text:p>
          </table:table-cell>
          <table:table-cell table:formula="of:=LEFT([' ;'.D787];1)&amp;&quot;_&quot;&amp;RIGHT([' ;'.D787];4)" office:value-type="string" office:string-value="z_axis">
            <text:p>z_axis</text:p>
          </table:table-cell>
          <table:table-cell table:formula="of:=ROUND(VALUE(MID([' ;'.E787];2;LEN([' ;'.E787])-2));1)" office:value-type="float" office:value="2.9">
            <text:p>2.9</text:p>
          </table:table-cell>
          <table:table-cell table:formula="of:=VALUE(MID([' ;'.G787];2;LEN([' ;'.G787])-2))" office:value-type="float" office:value="34.736435">
            <text:p>34.736435</text:p>
          </table:table-cell>
          <table:table-cell table:formula="of:=ROUND([.E787]/[.$J$1];2)" office:value-type="float" office:value="34.74">
            <text:p>34.74</text:p>
          </table:table-cell>
          <table:table-cell/>
          <table:table-cell table:formula="of:=IF(RIGHT([.A787];5)=&quot;sleep&quot;;&quot;Sleep(&quot;&amp;[.$L$1]&amp;&quot;*&quot;&amp;ROUND(VALUE([.B787]);2)/[.$M$1]&amp;&quot;)&quot;;[.A787]&amp;&quot;( &quot;&amp;[.B787]&amp;&quot;, &quot;&amp;[.C787]&amp;&quot;, &quot;&amp;[.D787]&amp;&quot;, &quot;&amp;[.$I$1]&amp;&quot;*&quot;&amp;[.F787]&amp;&quot; )&quot;)" office:value-type="string" office:string-value="Turn2( lwing2, z_axis, 2.9, MOVEANIMATIONSPEED*34.74 )">
            <text:p>Turn2( lwing2, z_axis, 2.9, MOVEANIMATIONSPEED*34.74 )</text:p>
          </table:table-cell>
          <table:table-cell table:number-columns-repeated="6"/>
        </table:table-row>
        <table:table-row table:style-name="ro1">
          <table:table-cell table:formula="of:=IF(RIGHT([' ;'.A788];4)=&quot;turn&quot;;&quot;Turn2&quot;;IF(RIGHT([' ;'.A788];4)=&quot;move&quot;;&quot;Move&quot;;[' ;'.A788]))" office:value-type="string" office:string-value="Turn2">
            <text:p>Turn2</text:p>
          </table:table-cell>
          <table:table-cell table:formula="of:=[' ;'.B788]" office:value-type="string" office:string-value="lwing2">
            <text:p>lwing2</text:p>
          </table:table-cell>
          <table:table-cell table:formula="of:=LEFT([' ;'.D788];1)&amp;&quot;_&quot;&amp;RIGHT([' ;'.D788];4)" office:value-type="string" office:string-value="y_axis">
            <text:p>y_axis</text:p>
          </table:table-cell>
          <table:table-cell table:formula="of:=ROUND(VALUE(MID([' ;'.E788];2;LEN([' ;'.E788])-2));1)" office:value-type="float" office:value="-22.1">
            <text:p>-22.1</text:p>
          </table:table-cell>
          <table:table-cell table:formula="of:=VALUE(MID([' ;'.G788];2;LEN([' ;'.G788])-2))" office:value-type="float" office:value="3.526486">
            <text:p>3.526486</text:p>
          </table:table-cell>
          <table:table-cell table:formula="of:=ROUND([.E788]/[.$J$1];2)" office:value-type="float" office:value="3.53">
            <text:p>3.53</text:p>
          </table:table-cell>
          <table:table-cell/>
          <table:table-cell table:formula="of:=IF(RIGHT([.A788];5)=&quot;sleep&quot;;&quot;Sleep(&quot;&amp;[.$L$1]&amp;&quot;*&quot;&amp;ROUND(VALUE([.B788]);2)/[.$M$1]&amp;&quot;)&quot;;[.A788]&amp;&quot;( &quot;&amp;[.B788]&amp;&quot;, &quot;&amp;[.C788]&amp;&quot;, &quot;&amp;[.D788]&amp;&quot;, &quot;&amp;[.$I$1]&amp;&quot;*&quot;&amp;[.F788]&amp;&quot; )&quot;)" office:value-type="string" office:string-value="Turn2( lwing2, y_axis, -22.1, MOVEANIMATIONSPEED*3.53 )">
            <text:p>Turn2( lwing2, y_axis, -22.1, MOVEANIMATIONSPEED*3.53 )</text:p>
          </table:table-cell>
          <table:table-cell table:number-columns-repeated="6"/>
        </table:table-row>
        <table:table-row table:style-name="ro1">
          <table:table-cell table:formula="of:=IF(RIGHT([' ;'.A789];4)=&quot;turn&quot;;&quot;Turn2&quot;;IF(RIGHT([' ;'.A789];4)=&quot;move&quot;;&quot;Move&quot;;[' ;'.A789]))" office:value-type="string" office:string-value="Turn2">
            <text:p>Turn2</text:p>
          </table:table-cell>
          <table:table-cell table:formula="of:=[' ;'.B789]" office:value-type="string" office:string-value="lwing31">
            <text:p>lwing31</text:p>
          </table:table-cell>
          <table:table-cell table:formula="of:=LEFT([' ;'.D789];1)&amp;&quot;_&quot;&amp;RIGHT([' ;'.D789];4)" office:value-type="string" office:string-value="x_axis">
            <text:p>x_axis</text:p>
          </table:table-cell>
          <table:table-cell table:formula="of:=ROUND(VALUE(MID([' ;'.E789];2;LEN([' ;'.E789])-2));1)" office:value-type="float" office:value="-42.5">
            <text:p>-42.5</text:p>
          </table:table-cell>
          <table:table-cell table:formula="of:=VALUE(MID([' ;'.G789];2;LEN([' ;'.G789])-2))" office:value-type="float" office:value="0.918387">
            <text:p>0.918387</text:p>
          </table:table-cell>
          <table:table-cell table:formula="of:=ROUND([.E789]/[.$J$1];2)" office:value-type="float" office:value="0.92">
            <text:p>0.92</text:p>
          </table:table-cell>
          <table:table-cell/>
          <table:table-cell table:formula="of:=IF(RIGHT([.A789];5)=&quot;sleep&quot;;&quot;Sleep(&quot;&amp;[.$L$1]&amp;&quot;*&quot;&amp;ROUND(VALUE([.B789]);2)/[.$M$1]&amp;&quot;)&quot;;[.A789]&amp;&quot;( &quot;&amp;[.B789]&amp;&quot;, &quot;&amp;[.C789]&amp;&quot;, &quot;&amp;[.D789]&amp;&quot;, &quot;&amp;[.$I$1]&amp;&quot;*&quot;&amp;[.F789]&amp;&quot; )&quot;)" office:value-type="string" office:string-value="Turn2( lwing31, x_axis, -42.5, MOVEANIMATIONSPEED*0.92 )">
            <text:p>Turn2( lwing31, x_axis, -42.5, MOVEANIMATIONSPEED*0.92 )</text:p>
          </table:table-cell>
          <table:table-cell table:number-columns-repeated="6"/>
        </table:table-row>
        <table:table-row table:style-name="ro1">
          <table:table-cell table:formula="of:=IF(RIGHT([' ;'.A790];4)=&quot;turn&quot;;&quot;Turn2&quot;;IF(RIGHT([' ;'.A790];4)=&quot;move&quot;;&quot;Move&quot;;[' ;'.A790]))" office:value-type="string" office:string-value="Turn2">
            <text:p>Turn2</text:p>
          </table:table-cell>
          <table:table-cell table:formula="of:=[' ;'.B790]" office:value-type="string" office:string-value="lwing31">
            <text:p>lwing31</text:p>
          </table:table-cell>
          <table:table-cell table:formula="of:=LEFT([' ;'.D790];1)&amp;&quot;_&quot;&amp;RIGHT([' ;'.D790];4)" office:value-type="string" office:string-value="z_axis">
            <text:p>z_axis</text:p>
          </table:table-cell>
          <table:table-cell table:formula="of:=ROUND(VALUE(MID([' ;'.E790];2;LEN([' ;'.E790])-2));1)" office:value-type="float" office:value="-12.9">
            <text:p>-12.9</text:p>
          </table:table-cell>
          <table:table-cell table:formula="of:=VALUE(MID([' ;'.G790];2;LEN([' ;'.G790])-2))" office:value-type="float" office:value="10.118755">
            <text:p>10.118755</text:p>
          </table:table-cell>
          <table:table-cell table:formula="of:=ROUND([.E790]/[.$J$1];2)" office:value-type="float" office:value="10.12">
            <text:p>10.12</text:p>
          </table:table-cell>
          <table:table-cell/>
          <table:table-cell table:formula="of:=IF(RIGHT([.A790];5)=&quot;sleep&quot;;&quot;Sleep(&quot;&amp;[.$L$1]&amp;&quot;*&quot;&amp;ROUND(VALUE([.B790]);2)/[.$M$1]&amp;&quot;)&quot;;[.A790]&amp;&quot;( &quot;&amp;[.B790]&amp;&quot;, &quot;&amp;[.C790]&amp;&quot;, &quot;&amp;[.D790]&amp;&quot;, &quot;&amp;[.$I$1]&amp;&quot;*&quot;&amp;[.F790]&amp;&quot; )&quot;)" office:value-type="string" office:string-value="Turn2( lwing31, z_axis, -12.9, MOVEANIMATIONSPEED*10.12 )">
            <text:p>Turn2( lwing31, z_axis, -12.9, MOVEANIMATIONSPEED*10.12 )</text:p>
          </table:table-cell>
          <table:table-cell table:number-columns-repeated="6"/>
        </table:table-row>
        <table:table-row table:style-name="ro1">
          <table:table-cell table:formula="of:=IF(RIGHT([' ;'.A791];4)=&quot;turn&quot;;&quot;Turn2&quot;;IF(RIGHT([' ;'.A791];4)=&quot;move&quot;;&quot;Move&quot;;[' ;'.A791]))" office:value-type="string" office:string-value="Turn2">
            <text:p>Turn2</text:p>
          </table:table-cell>
          <table:table-cell table:formula="of:=[' ;'.B791]" office:value-type="string" office:string-value="lwing31">
            <text:p>lwing31</text:p>
          </table:table-cell>
          <table:table-cell table:formula="of:=LEFT([' ;'.D791];1)&amp;&quot;_&quot;&amp;RIGHT([' ;'.D791];4)" office:value-type="string" office:string-value="y_axis">
            <text:p>y_axis</text:p>
          </table:table-cell>
          <table:table-cell table:formula="of:=ROUND(VALUE(MID([' ;'.E791];2;LEN([' ;'.E791])-2));1)" office:value-type="float" office:value="6.3">
            <text:p>6.3</text:p>
          </table:table-cell>
          <table:table-cell table:formula="of:=VALUE(MID([' ;'.G791];2;LEN([' ;'.G791])-2))" office:value-type="float" office:value="20.644263">
            <text:p>20.644263</text:p>
          </table:table-cell>
          <table:table-cell table:formula="of:=ROUND([.E791]/[.$J$1];2)" office:value-type="float" office:value="20.64">
            <text:p>20.64</text:p>
          </table:table-cell>
          <table:table-cell/>
          <table:table-cell table:formula="of:=IF(RIGHT([.A791];5)=&quot;sleep&quot;;&quot;Sleep(&quot;&amp;[.$L$1]&amp;&quot;*&quot;&amp;ROUND(VALUE([.B791]);2)/[.$M$1]&amp;&quot;)&quot;;[.A791]&amp;&quot;( &quot;&amp;[.B791]&amp;&quot;, &quot;&amp;[.C791]&amp;&quot;, &quot;&amp;[.D791]&amp;&quot;, &quot;&amp;[.$I$1]&amp;&quot;*&quot;&amp;[.F791]&amp;&quot; )&quot;)" office:value-type="string" office:string-value="Turn2( lwing31, y_axis, 6.3, MOVEANIMATIONSPEED*20.64 )">
            <text:p>Turn2( lwing31, y_axis, 6.3, MOVEANIMATIONSPEED*20.64 )</text:p>
          </table:table-cell>
          <table:table-cell table:number-columns-repeated="6"/>
        </table:table-row>
        <table:table-row table:style-name="ro1">
          <table:table-cell table:formula="of:=IF(RIGHT([' ;'.A792];4)=&quot;turn&quot;;&quot;Turn2&quot;;IF(RIGHT([' ;'.A792];4)=&quot;move&quot;;&quot;Move&quot;;[' ;'.A792]))" office:value-type="string" office:string-value="Turn2">
            <text:p>Turn2</text:p>
          </table:table-cell>
          <table:table-cell table:formula="of:=[' ;'.B792]" office:value-type="string" office:string-value="lwing32">
            <text:p>lwing32</text:p>
          </table:table-cell>
          <table:table-cell table:formula="of:=LEFT([' ;'.D792];1)&amp;&quot;_&quot;&amp;RIGHT([' ;'.D792];4)" office:value-type="string" office:string-value="x_axis">
            <text:p>x_axis</text:p>
          </table:table-cell>
          <table:table-cell table:formula="of:=ROUND(VALUE(MID([' ;'.E792];2;LEN([' ;'.E792])-2));1)" office:value-type="float" office:value="-43.1">
            <text:p>-43.1</text:p>
          </table:table-cell>
          <table:table-cell table:formula="of:=VALUE(MID([' ;'.G792];2;LEN([' ;'.G792])-2))" office:value-type="float" office:value="0.982864">
            <text:p>0.982864</text:p>
          </table:table-cell>
          <table:table-cell table:formula="of:=ROUND([.E792]/[.$J$1];2)" office:value-type="float" office:value="0.98">
            <text:p>0.98</text:p>
          </table:table-cell>
          <table:table-cell/>
          <table:table-cell table:formula="of:=IF(RIGHT([.A792];5)=&quot;sleep&quot;;&quot;Sleep(&quot;&amp;[.$L$1]&amp;&quot;*&quot;&amp;ROUND(VALUE([.B792]);2)/[.$M$1]&amp;&quot;)&quot;;[.A792]&amp;&quot;( &quot;&amp;[.B792]&amp;&quot;, &quot;&amp;[.C792]&amp;&quot;, &quot;&amp;[.D792]&amp;&quot;, &quot;&amp;[.$I$1]&amp;&quot;*&quot;&amp;[.F792]&amp;&quot; )&quot;)" office:value-type="string" office:string-value="Turn2( lwing32, x_axis, -43.1, MOVEANIMATIONSPEED*0.98 )">
            <text:p>Turn2( lwing32, x_axis, -43.1, MOVEANIMATIONSPEED*0.98 )</text:p>
          </table:table-cell>
          <table:table-cell table:number-columns-repeated="6"/>
        </table:table-row>
        <table:table-row table:style-name="ro1">
          <table:table-cell table:formula="of:=IF(RIGHT([' ;'.A793];4)=&quot;turn&quot;;&quot;Turn2&quot;;IF(RIGHT([' ;'.A793];4)=&quot;move&quot;;&quot;Move&quot;;[' ;'.A793]))" office:value-type="string" office:string-value="Turn2">
            <text:p>Turn2</text:p>
          </table:table-cell>
          <table:table-cell table:formula="of:=[' ;'.B793]" office:value-type="string" office:string-value="lwing32">
            <text:p>lwing32</text:p>
          </table:table-cell>
          <table:table-cell table:formula="of:=LEFT([' ;'.D793];1)&amp;&quot;_&quot;&amp;RIGHT([' ;'.D793];4)" office:value-type="string" office:string-value="z_axis">
            <text:p>z_axis</text:p>
          </table:table-cell>
          <table:table-cell table:formula="of:=ROUND(VALUE(MID([' ;'.E793];2;LEN([' ;'.E793])-2));1)" office:value-type="float" office:value="-13.1">
            <text:p>-13.1</text:p>
          </table:table-cell>
          <table:table-cell table:formula="of:=VALUE(MID([' ;'.G793];2;LEN([' ;'.G793])-2))" office:value-type="float" office:value="10.144419">
            <text:p>10.144419</text:p>
          </table:table-cell>
          <table:table-cell table:formula="of:=ROUND([.E793]/[.$J$1];2)" office:value-type="float" office:value="10.14">
            <text:p>10.14</text:p>
          </table:table-cell>
          <table:table-cell/>
          <table:table-cell table:formula="of:=IF(RIGHT([.A793];5)=&quot;sleep&quot;;&quot;Sleep(&quot;&amp;[.$L$1]&amp;&quot;*&quot;&amp;ROUND(VALUE([.B793]);2)/[.$M$1]&amp;&quot;)&quot;;[.A793]&amp;&quot;( &quot;&amp;[.B793]&amp;&quot;, &quot;&amp;[.C793]&amp;&quot;, &quot;&amp;[.D793]&amp;&quot;, &quot;&amp;[.$I$1]&amp;&quot;*&quot;&amp;[.F793]&amp;&quot; )&quot;)" office:value-type="string" office:string-value="Turn2( lwing32, z_axis, -13.1, MOVEANIMATIONSPEED*10.14 )">
            <text:p>Turn2( lwing32, z_axis, -13.1, MOVEANIMATIONSPEED*10.14 )</text:p>
          </table:table-cell>
          <table:table-cell table:number-columns-repeated="6"/>
        </table:table-row>
        <table:table-row table:style-name="ro1">
          <table:table-cell table:formula="of:=IF(RIGHT([' ;'.A794];4)=&quot;turn&quot;;&quot;Turn2&quot;;IF(RIGHT([' ;'.A794];4)=&quot;move&quot;;&quot;Move&quot;;[' ;'.A794]))" office:value-type="string" office:string-value="Turn2">
            <text:p>Turn2</text:p>
          </table:table-cell>
          <table:table-cell table:formula="of:=[' ;'.B794]" office:value-type="string" office:string-value="lwing32">
            <text:p>lwing32</text:p>
          </table:table-cell>
          <table:table-cell table:formula="of:=LEFT([' ;'.D794];1)&amp;&quot;_&quot;&amp;RIGHT([' ;'.D794];4)" office:value-type="string" office:string-value="y_axis">
            <text:p>y_axis</text:p>
          </table:table-cell>
          <table:table-cell table:formula="of:=ROUND(VALUE(MID([' ;'.E794];2;LEN([' ;'.E794])-2));1)" office:value-type="float" office:value="6.3">
            <text:p>6.3</text:p>
          </table:table-cell>
          <table:table-cell table:formula="of:=VALUE(MID([' ;'.G794];2;LEN([' ;'.G794])-2))" office:value-type="float" office:value="20.972645">
            <text:p>20.972645</text:p>
          </table:table-cell>
          <table:table-cell table:formula="of:=ROUND([.E794]/[.$J$1];2)" office:value-type="float" office:value="20.97">
            <text:p>20.97</text:p>
          </table:table-cell>
          <table:table-cell/>
          <table:table-cell table:formula="of:=IF(RIGHT([.A794];5)=&quot;sleep&quot;;&quot;Sleep(&quot;&amp;[.$L$1]&amp;&quot;*&quot;&amp;ROUND(VALUE([.B794]);2)/[.$M$1]&amp;&quot;)&quot;;[.A794]&amp;&quot;( &quot;&amp;[.B794]&amp;&quot;, &quot;&amp;[.C794]&amp;&quot;, &quot;&amp;[.D794]&amp;&quot;, &quot;&amp;[.$I$1]&amp;&quot;*&quot;&amp;[.F794]&amp;&quot; )&quot;)" office:value-type="string" office:string-value="Turn2( lwing32, y_axis, 6.3, MOVEANIMATIONSPEED*20.97 )">
            <text:p>Turn2( lwing32, y_axis, 6.3, MOVEANIMATIONSPEED*20.97 )</text:p>
          </table:table-cell>
          <table:table-cell table:number-columns-repeated="6"/>
        </table:table-row>
        <table:table-row table:style-name="ro1">
          <table:table-cell table:formula="of:=IF(RIGHT([' ;'.A795];4)=&quot;turn&quot;;&quot;Turn2&quot;;IF(RIGHT([' ;'.A795];4)=&quot;move&quot;;&quot;Move&quot;;[' ;'.A795]))" office:value-type="string" office:string-value="Turn2">
            <text:p>Turn2</text:p>
          </table:table-cell>
          <table:table-cell table:formula="of:=[' ;'.B795]" office:value-type="string" office:string-value="lwing41">
            <text:p>lwing41</text:p>
          </table:table-cell>
          <table:table-cell table:formula="of:=LEFT([' ;'.D795];1)&amp;&quot;_&quot;&amp;RIGHT([' ;'.D795];4)" office:value-type="string" office:string-value="x_axis">
            <text:p>x_axis</text:p>
          </table:table-cell>
          <table:table-cell table:formula="of:=ROUND(VALUE(MID([' ;'.E795];2;LEN([' ;'.E795])-2));1)" office:value-type="float" office:value="-42.5">
            <text:p>-42.5</text:p>
          </table:table-cell>
          <table:table-cell table:formula="of:=VALUE(MID([' ;'.G795];2;LEN([' ;'.G795])-2))" office:value-type="float" office:value="0.918387">
            <text:p>0.918387</text:p>
          </table:table-cell>
          <table:table-cell table:formula="of:=ROUND([.E795]/[.$J$1];2)" office:value-type="float" office:value="0.92">
            <text:p>0.92</text:p>
          </table:table-cell>
          <table:table-cell/>
          <table:table-cell table:formula="of:=IF(RIGHT([.A795];5)=&quot;sleep&quot;;&quot;Sleep(&quot;&amp;[.$L$1]&amp;&quot;*&quot;&amp;ROUND(VALUE([.B795]);2)/[.$M$1]&amp;&quot;)&quot;;[.A795]&amp;&quot;( &quot;&amp;[.B795]&amp;&quot;, &quot;&amp;[.C795]&amp;&quot;, &quot;&amp;[.D795]&amp;&quot;, &quot;&amp;[.$I$1]&amp;&quot;*&quot;&amp;[.F795]&amp;&quot; )&quot;)" office:value-type="string" office:string-value="Turn2( lwing41, x_axis, -42.5, MOVEANIMATIONSPEED*0.92 )">
            <text:p>Turn2( lwing41, x_axis, -42.5, MOVEANIMATIONSPEED*0.92 )</text:p>
          </table:table-cell>
          <table:table-cell table:number-columns-repeated="6"/>
        </table:table-row>
        <table:table-row table:style-name="ro1">
          <table:table-cell table:formula="of:=IF(RIGHT([' ;'.A796];4)=&quot;turn&quot;;&quot;Turn2&quot;;IF(RIGHT([' ;'.A796];4)=&quot;move&quot;;&quot;Move&quot;;[' ;'.A796]))" office:value-type="string" office:string-value="Turn2">
            <text:p>Turn2</text:p>
          </table:table-cell>
          <table:table-cell table:formula="of:=[' ;'.B796]" office:value-type="string" office:string-value="lwing41">
            <text:p>lwing41</text:p>
          </table:table-cell>
          <table:table-cell table:formula="of:=LEFT([' ;'.D796];1)&amp;&quot;_&quot;&amp;RIGHT([' ;'.D796];4)" office:value-type="string" office:string-value="z_axis">
            <text:p>z_axis</text:p>
          </table:table-cell>
          <table:table-cell table:formula="of:=ROUND(VALUE(MID([' ;'.E796];2;LEN([' ;'.E796])-2));1)" office:value-type="float" office:value="-12.9">
            <text:p>-12.9</text:p>
          </table:table-cell>
          <table:table-cell table:formula="of:=VALUE(MID([' ;'.G796];2;LEN([' ;'.G796])-2))" office:value-type="float" office:value="10.118755">
            <text:p>10.118755</text:p>
          </table:table-cell>
          <table:table-cell table:formula="of:=ROUND([.E796]/[.$J$1];2)" office:value-type="float" office:value="10.12">
            <text:p>10.12</text:p>
          </table:table-cell>
          <table:table-cell/>
          <table:table-cell table:formula="of:=IF(RIGHT([.A796];5)=&quot;sleep&quot;;&quot;Sleep(&quot;&amp;[.$L$1]&amp;&quot;*&quot;&amp;ROUND(VALUE([.B796]);2)/[.$M$1]&amp;&quot;)&quot;;[.A796]&amp;&quot;( &quot;&amp;[.B796]&amp;&quot;, &quot;&amp;[.C796]&amp;&quot;, &quot;&amp;[.D796]&amp;&quot;, &quot;&amp;[.$I$1]&amp;&quot;*&quot;&amp;[.F796]&amp;&quot; )&quot;)" office:value-type="string" office:string-value="Turn2( lwing41, z_axis, -12.9, MOVEANIMATIONSPEED*10.12 )">
            <text:p>Turn2( lwing41, z_axis, -12.9, MOVEANIMATIONSPEED*10.12 )</text:p>
          </table:table-cell>
          <table:table-cell table:number-columns-repeated="6"/>
        </table:table-row>
        <table:table-row table:style-name="ro1">
          <table:table-cell table:formula="of:=IF(RIGHT([' ;'.A797];4)=&quot;turn&quot;;&quot;Turn2&quot;;IF(RIGHT([' ;'.A797];4)=&quot;move&quot;;&quot;Move&quot;;[' ;'.A797]))" office:value-type="string" office:string-value="Turn2">
            <text:p>Turn2</text:p>
          </table:table-cell>
          <table:table-cell table:formula="of:=[' ;'.B797]" office:value-type="string" office:string-value="lwing41">
            <text:p>lwing41</text:p>
          </table:table-cell>
          <table:table-cell table:formula="of:=LEFT([' ;'.D797];1)&amp;&quot;_&quot;&amp;RIGHT([' ;'.D797];4)" office:value-type="string" office:string-value="y_axis">
            <text:p>y_axis</text:p>
          </table:table-cell>
          <table:table-cell table:formula="of:=ROUND(VALUE(MID([' ;'.E797];2;LEN([' ;'.E797])-2));1)" office:value-type="float" office:value="6.3">
            <text:p>6.3</text:p>
          </table:table-cell>
          <table:table-cell table:formula="of:=VALUE(MID([' ;'.G797];2;LEN([' ;'.G797])-2))" office:value-type="float" office:value="20.644263">
            <text:p>20.644263</text:p>
          </table:table-cell>
          <table:table-cell table:formula="of:=ROUND([.E797]/[.$J$1];2)" office:value-type="float" office:value="20.64">
            <text:p>20.64</text:p>
          </table:table-cell>
          <table:table-cell/>
          <table:table-cell table:formula="of:=IF(RIGHT([.A797];5)=&quot;sleep&quot;;&quot;Sleep(&quot;&amp;[.$L$1]&amp;&quot;*&quot;&amp;ROUND(VALUE([.B797]);2)/[.$M$1]&amp;&quot;)&quot;;[.A797]&amp;&quot;( &quot;&amp;[.B797]&amp;&quot;, &quot;&amp;[.C797]&amp;&quot;, &quot;&amp;[.D797]&amp;&quot;, &quot;&amp;[.$I$1]&amp;&quot;*&quot;&amp;[.F797]&amp;&quot; )&quot;)" office:value-type="string" office:string-value="Turn2( lwing41, y_axis, 6.3, MOVEANIMATIONSPEED*20.64 )">
            <text:p>Turn2( lwing41, y_axis, 6.3, MOVEANIMATIONSPEED*20.64 )</text:p>
          </table:table-cell>
          <table:table-cell table:number-columns-repeated="6"/>
        </table:table-row>
        <table:table-row table:style-name="ro1">
          <table:table-cell table:formula="of:=IF(RIGHT([' ;'.A798];4)=&quot;turn&quot;;&quot;Turn2&quot;;IF(RIGHT([' ;'.A798];4)=&quot;move&quot;;&quot;Move&quot;;[' ;'.A798]))" office:value-type="string" office:string-value="Turn2">
            <text:p>Turn2</text:p>
          </table:table-cell>
          <table:table-cell table:formula="of:=[' ;'.B798]" office:value-type="string" office:string-value="lwing42">
            <text:p>lwing42</text:p>
          </table:table-cell>
          <table:table-cell table:formula="of:=LEFT([' ;'.D798];1)&amp;&quot;_&quot;&amp;RIGHT([' ;'.D798];4)" office:value-type="string" office:string-value="x_axis">
            <text:p>x_axis</text:p>
          </table:table-cell>
          <table:table-cell table:formula="of:=ROUND(VALUE(MID([' ;'.E798];2;LEN([' ;'.E798])-2));1)" office:value-type="float" office:value="-40.9">
            <text:p>-40.9</text:p>
          </table:table-cell>
          <table:table-cell table:formula="of:=VALUE(MID([' ;'.G798];2;LEN([' ;'.G798])-2))" office:value-type="float" office:value="0.746044">
            <text:p>0.746044</text:p>
          </table:table-cell>
          <table:table-cell table:formula="of:=ROUND([.E798]/[.$J$1];2)" office:value-type="float" office:value="0.75">
            <text:p>0.75</text:p>
          </table:table-cell>
          <table:table-cell/>
          <table:table-cell table:formula="of:=IF(RIGHT([.A798];5)=&quot;sleep&quot;;&quot;Sleep(&quot;&amp;[.$L$1]&amp;&quot;*&quot;&amp;ROUND(VALUE([.B798]);2)/[.$M$1]&amp;&quot;)&quot;;[.A798]&amp;&quot;( &quot;&amp;[.B798]&amp;&quot;, &quot;&amp;[.C798]&amp;&quot;, &quot;&amp;[.D798]&amp;&quot;, &quot;&amp;[.$I$1]&amp;&quot;*&quot;&amp;[.F798]&amp;&quot; )&quot;)" office:value-type="string" office:string-value="Turn2( lwing42, x_axis, -40.9, MOVEANIMATIONSPEED*0.75 )">
            <text:p>Turn2( lwing42, x_axis, -40.9, MOVEANIMATIONSPEED*0.75 )</text:p>
          </table:table-cell>
          <table:table-cell table:number-columns-repeated="6"/>
        </table:table-row>
        <table:table-row table:style-name="ro1">
          <table:table-cell table:formula="of:=IF(RIGHT([' ;'.A799];4)=&quot;turn&quot;;&quot;Turn2&quot;;IF(RIGHT([' ;'.A799];4)=&quot;move&quot;;&quot;Move&quot;;[' ;'.A799]))" office:value-type="string" office:string-value="Turn2">
            <text:p>Turn2</text:p>
          </table:table-cell>
          <table:table-cell table:formula="of:=[' ;'.B799]" office:value-type="string" office:string-value="lwing42">
            <text:p>lwing42</text:p>
          </table:table-cell>
          <table:table-cell table:formula="of:=LEFT([' ;'.D799];1)&amp;&quot;_&quot;&amp;RIGHT([' ;'.D799];4)" office:value-type="string" office:string-value="z_axis">
            <text:p>z_axis</text:p>
          </table:table-cell>
          <table:table-cell table:formula="of:=ROUND(VALUE(MID([' ;'.E799];2;LEN([' ;'.E799])-2));1)" office:value-type="float" office:value="-12.4">
            <text:p>-12.4</text:p>
          </table:table-cell>
          <table:table-cell table:formula="of:=VALUE(MID([' ;'.G799];2;LEN([' ;'.G799])-2))" office:value-type="float" office:value="10.029095">
            <text:p>10.029095</text:p>
          </table:table-cell>
          <table:table-cell table:formula="of:=ROUND([.E799]/[.$J$1];2)" office:value-type="float" office:value="10.03">
            <text:p>10.03</text:p>
          </table:table-cell>
          <table:table-cell/>
          <table:table-cell table:formula="of:=IF(RIGHT([.A799];5)=&quot;sleep&quot;;&quot;Sleep(&quot;&amp;[.$L$1]&amp;&quot;*&quot;&amp;ROUND(VALUE([.B799]);2)/[.$M$1]&amp;&quot;)&quot;;[.A799]&amp;&quot;( &quot;&amp;[.B799]&amp;&quot;, &quot;&amp;[.C799]&amp;&quot;, &quot;&amp;[.D799]&amp;&quot;, &quot;&amp;[.$I$1]&amp;&quot;*&quot;&amp;[.F799]&amp;&quot; )&quot;)" office:value-type="string" office:string-value="Turn2( lwing42, z_axis, -12.4, MOVEANIMATIONSPEED*10.03 )">
            <text:p>Turn2( lwing42, z_axis, -12.4, MOVEANIMATIONSPEED*10.03 )</text:p>
          </table:table-cell>
          <table:table-cell table:number-columns-repeated="6"/>
        </table:table-row>
        <table:table-row table:style-name="ro1">
          <table:table-cell table:formula="of:=IF(RIGHT([' ;'.A800];4)=&quot;turn&quot;;&quot;Turn2&quot;;IF(RIGHT([' ;'.A800];4)=&quot;move&quot;;&quot;Move&quot;;[' ;'.A800]))" office:value-type="string" office:string-value="Turn2">
            <text:p>Turn2</text:p>
          </table:table-cell>
          <table:table-cell table:formula="of:=[' ;'.B800]" office:value-type="string" office:string-value="lwing42">
            <text:p>lwing42</text:p>
          </table:table-cell>
          <table:table-cell table:formula="of:=LEFT([' ;'.D800];1)&amp;&quot;_&quot;&amp;RIGHT([' ;'.D800];4)" office:value-type="string" office:string-value="y_axis">
            <text:p>y_axis</text:p>
          </table:table-cell>
          <table:table-cell table:formula="of:=ROUND(VALUE(MID([' ;'.E800];2;LEN([' ;'.E800])-2));1)" office:value-type="float" office:value="6.2">
            <text:p>6.2</text:p>
          </table:table-cell>
          <table:table-cell table:formula="of:=VALUE(MID([' ;'.G800];2;LEN([' ;'.G800])-2))" office:value-type="float" office:value="19.724935">
            <text:p>19.724935</text:p>
          </table:table-cell>
          <table:table-cell table:formula="of:=ROUND([.E800]/[.$J$1];2)" office:value-type="float" office:value="19.72">
            <text:p>19.72</text:p>
          </table:table-cell>
          <table:table-cell/>
          <table:table-cell table:formula="of:=IF(RIGHT([.A800];5)=&quot;sleep&quot;;&quot;Sleep(&quot;&amp;[.$L$1]&amp;&quot;*&quot;&amp;ROUND(VALUE([.B800]);2)/[.$M$1]&amp;&quot;)&quot;;[.A800]&amp;&quot;( &quot;&amp;[.B800]&amp;&quot;, &quot;&amp;[.C800]&amp;&quot;, &quot;&amp;[.D800]&amp;&quot;, &quot;&amp;[.$I$1]&amp;&quot;*&quot;&amp;[.F800]&amp;&quot; )&quot;)" office:value-type="string" office:string-value="Turn2( lwing42, y_axis, 6.2, MOVEANIMATIONSPEED*19.72 )">
            <text:p>Turn2( lwing42, y_axis, 6.2, MOVEANIMATIONSPEED*19.72 )</text:p>
          </table:table-cell>
          <table:table-cell table:number-columns-repeated="6"/>
        </table:table-row>
        <table:table-row table:style-name="ro1">
          <table:table-cell table:formula="of:=IF(RIGHT([' ;'.A801];4)=&quot;turn&quot;;&quot;Turn2&quot;;IF(RIGHT([' ;'.A801];4)=&quot;move&quot;;&quot;Move&quot;;[' ;'.A801]))" office:value-type="string" office:string-value="Turn2">
            <text:p>Turn2</text:p>
          </table:table-cell>
          <table:table-cell table:formula="of:=[' ;'.B801]" office:value-type="string" office:string-value="lwing43">
            <text:p>lwing43</text:p>
          </table:table-cell>
          <table:table-cell table:formula="of:=LEFT([' ;'.D801];1)&amp;&quot;_&quot;&amp;RIGHT([' ;'.D801];4)" office:value-type="string" office:string-value="z_axis">
            <text:p>z_axis</text:p>
          </table:table-cell>
          <table:table-cell table:formula="of:=ROUND(VALUE(MID([' ;'.E801];2;LEN([' ;'.E801])-2));1)" office:value-type="float" office:value="-11.1">
            <text:p>-11.1</text:p>
          </table:table-cell>
          <table:table-cell table:formula="of:=VALUE(MID([' ;'.G801];2;LEN([' ;'.G801])-2))" office:value-type="float" office:value="9.712623">
            <text:p>9.712623</text:p>
          </table:table-cell>
          <table:table-cell table:formula="of:=ROUND([.E801]/[.$J$1];2)" office:value-type="float" office:value="9.71">
            <text:p>9.71</text:p>
          </table:table-cell>
          <table:table-cell/>
          <table:table-cell table:formula="of:=IF(RIGHT([.A801];5)=&quot;sleep&quot;;&quot;Sleep(&quot;&amp;[.$L$1]&amp;&quot;*&quot;&amp;ROUND(VALUE([.B801]);2)/[.$M$1]&amp;&quot;)&quot;;[.A801]&amp;&quot;( &quot;&amp;[.B801]&amp;&quot;, &quot;&amp;[.C801]&amp;&quot;, &quot;&amp;[.D801]&amp;&quot;, &quot;&amp;[.$I$1]&amp;&quot;*&quot;&amp;[.F801]&amp;&quot; )&quot;)" office:value-type="string" office:string-value="Turn2( lwing43, z_axis, -11.1, MOVEANIMATIONSPEED*9.71 )">
            <text:p>Turn2( lwing43, z_axis, -11.1, MOVEANIMATIONSPEED*9.71 )</text:p>
          </table:table-cell>
          <table:table-cell table:number-columns-repeated="6"/>
        </table:table-row>
        <table:table-row table:style-name="ro1">
          <table:table-cell table:formula="of:=IF(RIGHT([' ;'.A802];4)=&quot;turn&quot;;&quot;Turn2&quot;;IF(RIGHT([' ;'.A802];4)=&quot;move&quot;;&quot;Move&quot;;[' ;'.A802]))" office:value-type="string" office:string-value="Turn2">
            <text:p>Turn2</text:p>
          </table:table-cell>
          <table:table-cell table:formula="of:=[' ;'.B802]" office:value-type="string" office:string-value="lwing43">
            <text:p>lwing43</text:p>
          </table:table-cell>
          <table:table-cell table:formula="of:=LEFT([' ;'.D802];1)&amp;&quot;_&quot;&amp;RIGHT([' ;'.D802];4)" office:value-type="string" office:string-value="y_axis">
            <text:p>y_axis</text:p>
          </table:table-cell>
          <table:table-cell table:formula="of:=ROUND(VALUE(MID([' ;'.E802];2;LEN([' ;'.E802])-2));1)" office:value-type="float" office:value="6">
            <text:p>6</text:p>
          </table:table-cell>
          <table:table-cell table:formula="of:=VALUE(MID([' ;'.G802];2;LEN([' ;'.G802])-2))" office:value-type="float" office:value="17.562474">
            <text:p>17.562474</text:p>
          </table:table-cell>
          <table:table-cell table:formula="of:=ROUND([.E802]/[.$J$1];2)" office:value-type="float" office:value="17.56">
            <text:p>17.56</text:p>
          </table:table-cell>
          <table:table-cell/>
          <table:table-cell table:formula="of:=IF(RIGHT([.A802];5)=&quot;sleep&quot;;&quot;Sleep(&quot;&amp;[.$L$1]&amp;&quot;*&quot;&amp;ROUND(VALUE([.B802]);2)/[.$M$1]&amp;&quot;)&quot;;[.A802]&amp;&quot;( &quot;&amp;[.B802]&amp;&quot;, &quot;&amp;[.C802]&amp;&quot;, &quot;&amp;[.D802]&amp;&quot;, &quot;&amp;[.$I$1]&amp;&quot;*&quot;&amp;[.F802]&amp;&quot; )&quot;)" office:value-type="string" office:string-value="Turn2( lwing43, y_axis, 6, MOVEANIMATIONSPEED*17.56 )">
            <text:p>Turn2( lwing43, y_axis, 6, MOVEANIMATIONSPEED*17.56 )</text:p>
          </table:table-cell>
          <table:table-cell table:number-columns-repeated="6"/>
        </table:table-row>
        <table:table-row table:style-name="ro1">
          <table:table-cell table:formula="of:=IF(RIGHT([' ;'.A803];4)=&quot;turn&quot;;&quot;Turn2&quot;;IF(RIGHT([' ;'.A803];4)=&quot;move&quot;;&quot;Move&quot;;[' ;'.A803]))" office:value-type="string" office:string-value="Turn2">
            <text:p>Turn2</text:p>
          </table:table-cell>
          <table:table-cell table:formula="of:=[' ;'.B803]" office:value-type="string" office:string-value="lwing51">
            <text:p>lwing51</text:p>
          </table:table-cell>
          <table:table-cell table:formula="of:=LEFT([' ;'.D803];1)&amp;&quot;_&quot;&amp;RIGHT([' ;'.D803];4)" office:value-type="string" office:string-value="x_axis">
            <text:p>x_axis</text:p>
          </table:table-cell>
          <table:table-cell table:formula="of:=ROUND(VALUE(MID([' ;'.E803];2;LEN([' ;'.E803])-2));1)" office:value-type="float" office:value="-60.4">
            <text:p>-60.4</text:p>
          </table:table-cell>
          <table:table-cell table:formula="of:=VALUE(MID([' ;'.G803];2;LEN([' ;'.G803])-2))" office:value-type="float" office:value="3.620205">
            <text:p>3.620205</text:p>
          </table:table-cell>
          <table:table-cell table:formula="of:=ROUND([.E803]/[.$J$1];2)" office:value-type="float" office:value="3.62">
            <text:p>3.62</text:p>
          </table:table-cell>
          <table:table-cell/>
          <table:table-cell table:formula="of:=IF(RIGHT([.A803];5)=&quot;sleep&quot;;&quot;Sleep(&quot;&amp;[.$L$1]&amp;&quot;*&quot;&amp;ROUND(VALUE([.B803]);2)/[.$M$1]&amp;&quot;)&quot;;[.A803]&amp;&quot;( &quot;&amp;[.B803]&amp;&quot;, &quot;&amp;[.C803]&amp;&quot;, &quot;&amp;[.D803]&amp;&quot;, &quot;&amp;[.$I$1]&amp;&quot;*&quot;&amp;[.F803]&amp;&quot; )&quot;)" office:value-type="string" office:string-value="Turn2( lwing51, x_axis, -60.4, MOVEANIMATIONSPEED*3.62 )">
            <text:p>Turn2( lwing51, x_axis, -60.4, MOVEANIMATIONSPEED*3.62 )</text:p>
          </table:table-cell>
          <table:table-cell table:number-columns-repeated="6"/>
        </table:table-row>
        <table:table-row table:style-name="ro1">
          <table:table-cell table:formula="of:=IF(RIGHT([' ;'.A804];4)=&quot;turn&quot;;&quot;Turn2&quot;;IF(RIGHT([' ;'.A804];4)=&quot;move&quot;;&quot;Move&quot;;[' ;'.A804]))" office:value-type="string" office:string-value="Turn2">
            <text:p>Turn2</text:p>
          </table:table-cell>
          <table:table-cell table:formula="of:=[' ;'.B804]" office:value-type="string" office:string-value="lwing51">
            <text:p>lwing51</text:p>
          </table:table-cell>
          <table:table-cell table:formula="of:=LEFT([' ;'.D804];1)&amp;&quot;_&quot;&amp;RIGHT([' ;'.D804];4)" office:value-type="string" office:string-value="z_axis">
            <text:p>z_axis</text:p>
          </table:table-cell>
          <table:table-cell table:formula="of:=ROUND(VALUE(MID([' ;'.E804];2;LEN([' ;'.E804])-2));1)" office:value-type="float" office:value="-18.9">
            <text:p>-18.9</text:p>
          </table:table-cell>
          <table:table-cell table:formula="of:=VALUE(MID([' ;'.G804];2;LEN([' ;'.G804])-2))" office:value-type="float" office:value="9.391297">
            <text:p>9.391297</text:p>
          </table:table-cell>
          <table:table-cell table:formula="of:=ROUND([.E804]/[.$J$1];2)" office:value-type="float" office:value="9.39">
            <text:p>9.39</text:p>
          </table:table-cell>
          <table:table-cell/>
          <table:table-cell table:formula="of:=IF(RIGHT([.A804];5)=&quot;sleep&quot;;&quot;Sleep(&quot;&amp;[.$L$1]&amp;&quot;*&quot;&amp;ROUND(VALUE([.B804]);2)/[.$M$1]&amp;&quot;)&quot;;[.A804]&amp;&quot;( &quot;&amp;[.B804]&amp;&quot;, &quot;&amp;[.C804]&amp;&quot;, &quot;&amp;[.D804]&amp;&quot;, &quot;&amp;[.$I$1]&amp;&quot;*&quot;&amp;[.F804]&amp;&quot; )&quot;)" office:value-type="string" office:string-value="Turn2( lwing51, z_axis, -18.9, MOVEANIMATIONSPEED*9.39 )">
            <text:p>Turn2( lwing51, z_axis, -18.9, MOVEANIMATIONSPEED*9.39 )</text:p>
          </table:table-cell>
          <table:table-cell table:number-columns-repeated="6"/>
        </table:table-row>
        <table:table-row table:style-name="ro1">
          <table:table-cell table:formula="of:=IF(RIGHT([' ;'.A805];4)=&quot;turn&quot;;&quot;Turn2&quot;;IF(RIGHT([' ;'.A805];4)=&quot;move&quot;;&quot;Move&quot;;[' ;'.A805]))" office:value-type="string" office:string-value="Turn2">
            <text:p>Turn2</text:p>
          </table:table-cell>
          <table:table-cell table:formula="of:=[' ;'.B805]" office:value-type="string" office:string-value="lwing51">
            <text:p>lwing51</text:p>
          </table:table-cell>
          <table:table-cell table:formula="of:=LEFT([' ;'.D805];1)&amp;&quot;_&quot;&amp;RIGHT([' ;'.D805];4)" office:value-type="string" office:string-value="y_axis">
            <text:p>y_axis</text:p>
          </table:table-cell>
          <table:table-cell table:formula="of:=ROUND(VALUE(MID([' ;'.E805];2;LEN([' ;'.E805])-2));1)" office:value-type="float" office:value="5.8">
            <text:p>5.8</text:p>
          </table:table-cell>
          <table:table-cell table:formula="of:=VALUE(MID([' ;'.G805];2;LEN([' ;'.G805])-2))" office:value-type="float" office:value="30.957803">
            <text:p>30.957803</text:p>
          </table:table-cell>
          <table:table-cell table:formula="of:=ROUND([.E805]/[.$J$1];2)" office:value-type="float" office:value="30.96">
            <text:p>30.96</text:p>
          </table:table-cell>
          <table:table-cell/>
          <table:table-cell table:formula="of:=IF(RIGHT([.A805];5)=&quot;sleep&quot;;&quot;Sleep(&quot;&amp;[.$L$1]&amp;&quot;*&quot;&amp;ROUND(VALUE([.B805]);2)/[.$M$1]&amp;&quot;)&quot;;[.A805]&amp;&quot;( &quot;&amp;[.B805]&amp;&quot;, &quot;&amp;[.C805]&amp;&quot;, &quot;&amp;[.D805]&amp;&quot;, &quot;&amp;[.$I$1]&amp;&quot;*&quot;&amp;[.F805]&amp;&quot; )&quot;)" office:value-type="string" office:string-value="Turn2( lwing51, y_axis, 5.8, MOVEANIMATIONSPEED*30.96 )">
            <text:p>Turn2( lwing51, y_axis, 5.8, MOVEANIMATIONSPEED*30.96 )</text:p>
          </table:table-cell>
          <table:table-cell table:number-columns-repeated="6"/>
        </table:table-row>
        <table:table-row table:style-name="ro1">
          <table:table-cell table:formula="of:=IF(RIGHT([' ;'.A806];4)=&quot;turn&quot;;&quot;Turn2&quot;;IF(RIGHT([' ;'.A806];4)=&quot;move&quot;;&quot;Move&quot;;[' ;'.A806]))" office:value-type="string" office:string-value="Turn2">
            <text:p>Turn2</text:p>
          </table:table-cell>
          <table:table-cell table:formula="of:=[' ;'.B806]" office:value-type="string" office:string-value="lwing52">
            <text:p>lwing52</text:p>
          </table:table-cell>
          <table:table-cell table:formula="of:=LEFT([' ;'.D806];1)&amp;&quot;_&quot;&amp;RIGHT([' ;'.D806];4)" office:value-type="string" office:string-value="x_axis">
            <text:p>x_axis</text:p>
          </table:table-cell>
          <table:table-cell table:formula="of:=ROUND(VALUE(MID([' ;'.E806];2;LEN([' ;'.E806])-2));1)" office:value-type="float" office:value="-41.6">
            <text:p>-41.6</text:p>
          </table:table-cell>
          <table:table-cell table:formula="of:=VALUE(MID([' ;'.G806];2;LEN([' ;'.G806])-2))" office:value-type="float" office:value="0.819076">
            <text:p>0.819076</text:p>
          </table:table-cell>
          <table:table-cell table:formula="of:=ROUND([.E806]/[.$J$1];2)" office:value-type="float" office:value="0.82">
            <text:p>0.82</text:p>
          </table:table-cell>
          <table:table-cell/>
          <table:table-cell table:formula="of:=IF(RIGHT([.A806];5)=&quot;sleep&quot;;&quot;Sleep(&quot;&amp;[.$L$1]&amp;&quot;*&quot;&amp;ROUND(VALUE([.B806]);2)/[.$M$1]&amp;&quot;)&quot;;[.A806]&amp;&quot;( &quot;&amp;[.B806]&amp;&quot;, &quot;&amp;[.C806]&amp;&quot;, &quot;&amp;[.D806]&amp;&quot;, &quot;&amp;[.$I$1]&amp;&quot;*&quot;&amp;[.F806]&amp;&quot; )&quot;)" office:value-type="string" office:string-value="Turn2( lwing52, x_axis, -41.6, MOVEANIMATIONSPEED*0.82 )">
            <text:p>Turn2( lwing52, x_axis, -41.6, MOVEANIMATIONSPEED*0.82 )</text:p>
          </table:table-cell>
          <table:table-cell table:number-columns-repeated="6"/>
        </table:table-row>
        <table:table-row table:style-name="ro1">
          <table:table-cell table:formula="of:=IF(RIGHT([' ;'.A807];4)=&quot;turn&quot;;&quot;Turn2&quot;;IF(RIGHT([' ;'.A807];4)=&quot;move&quot;;&quot;Move&quot;;[' ;'.A807]))" office:value-type="string" office:string-value="Turn2">
            <text:p>Turn2</text:p>
          </table:table-cell>
          <table:table-cell table:formula="of:=[' ;'.B807]" office:value-type="string" office:string-value="lwing52">
            <text:p>lwing52</text:p>
          </table:table-cell>
          <table:table-cell table:formula="of:=LEFT([' ;'.D807];1)&amp;&quot;_&quot;&amp;RIGHT([' ;'.D807];4)" office:value-type="string" office:string-value="z_axis">
            <text:p>z_axis</text:p>
          </table:table-cell>
          <table:table-cell table:formula="of:=ROUND(VALUE(MID([' ;'.E807];2;LEN([' ;'.E807])-2));1)" office:value-type="float" office:value="-12.6">
            <text:p>-12.6</text:p>
          </table:table-cell>
          <table:table-cell table:formula="of:=VALUE(MID([' ;'.G807];2;LEN([' ;'.G807])-2))" office:value-type="float" office:value="10.07108">
            <text:p>10.07108</text:p>
          </table:table-cell>
          <table:table-cell table:formula="of:=ROUND([.E807]/[.$J$1];2)" office:value-type="float" office:value="10.07">
            <text:p>10.07</text:p>
          </table:table-cell>
          <table:table-cell/>
          <table:table-cell table:formula="of:=IF(RIGHT([.A807];5)=&quot;sleep&quot;;&quot;Sleep(&quot;&amp;[.$L$1]&amp;&quot;*&quot;&amp;ROUND(VALUE([.B807]);2)/[.$M$1]&amp;&quot;)&quot;;[.A807]&amp;&quot;( &quot;&amp;[.B807]&amp;&quot;, &quot;&amp;[.C807]&amp;&quot;, &quot;&amp;[.D807]&amp;&quot;, &quot;&amp;[.$I$1]&amp;&quot;*&quot;&amp;[.F807]&amp;&quot; )&quot;)" office:value-type="string" office:string-value="Turn2( lwing52, z_axis, -12.6, MOVEANIMATIONSPEED*10.07 )">
            <text:p>Turn2( lwing52, z_axis, -12.6, MOVEANIMATIONSPEED*10.07 )</text:p>
          </table:table-cell>
          <table:table-cell table:number-columns-repeated="6"/>
        </table:table-row>
        <table:table-row table:style-name="ro1">
          <table:table-cell table:formula="of:=IF(RIGHT([' ;'.A808];4)=&quot;turn&quot;;&quot;Turn2&quot;;IF(RIGHT([' ;'.A808];4)=&quot;move&quot;;&quot;Move&quot;;[' ;'.A808]))" office:value-type="string" office:string-value="Turn2">
            <text:p>Turn2</text:p>
          </table:table-cell>
          <table:table-cell table:formula="of:=[' ;'.B808]" office:value-type="string" office:string-value="lwing52">
            <text:p>lwing52</text:p>
          </table:table-cell>
          <table:table-cell table:formula="of:=LEFT([' ;'.D808];1)&amp;&quot;_&quot;&amp;RIGHT([' ;'.D808];4)" office:value-type="string" office:string-value="y_axis">
            <text:p>y_axis</text:p>
          </table:table-cell>
          <table:table-cell table:formula="of:=ROUND(VALUE(MID([' ;'.E808];2;LEN([' ;'.E808])-2));1)" office:value-type="float" office:value="6.3">
            <text:p>6.3</text:p>
          </table:table-cell>
          <table:table-cell table:formula="of:=VALUE(MID([' ;'.G808];2;LEN([' ;'.G808])-2))" office:value-type="float" office:value="20.122484">
            <text:p>20.122484</text:p>
          </table:table-cell>
          <table:table-cell table:formula="of:=ROUND([.E808]/[.$J$1];2)" office:value-type="float" office:value="20.12">
            <text:p>20.12</text:p>
          </table:table-cell>
          <table:table-cell/>
          <table:table-cell table:formula="of:=IF(RIGHT([.A808];5)=&quot;sleep&quot;;&quot;Sleep(&quot;&amp;[.$L$1]&amp;&quot;*&quot;&amp;ROUND(VALUE([.B808]);2)/[.$M$1]&amp;&quot;)&quot;;[.A808]&amp;&quot;( &quot;&amp;[.B808]&amp;&quot;, &quot;&amp;[.C808]&amp;&quot;, &quot;&amp;[.D808]&amp;&quot;, &quot;&amp;[.$I$1]&amp;&quot;*&quot;&amp;[.F808]&amp;&quot; )&quot;)" office:value-type="string" office:string-value="Turn2( lwing52, y_axis, 6.3, MOVEANIMATIONSPEED*20.12 )">
            <text:p>Turn2( lwing52, y_axis, 6.3, MOVEANIMATIONSPEED*20.12 )</text:p>
          </table:table-cell>
          <table:table-cell table:number-columns-repeated="6"/>
        </table:table-row>
        <table:table-row table:style-name="ro1">
          <table:table-cell table:formula="of:=IF(RIGHT([' ;'.A809];4)=&quot;turn&quot;;&quot;Turn2&quot;;IF(RIGHT([' ;'.A809];4)=&quot;move&quot;;&quot;Move&quot;;[' ;'.A809]))" office:value-type="string" office:string-value="Turn2">
            <text:p>Turn2</text:p>
          </table:table-cell>
          <table:table-cell table:formula="of:=[' ;'.B809]" office:value-type="string" office:string-value="lwing53">
            <text:p>lwing53</text:p>
          </table:table-cell>
          <table:table-cell table:formula="of:=LEFT([' ;'.D809];1)&amp;&quot;_&quot;&amp;RIGHT([' ;'.D809];4)" office:value-type="string" office:string-value="z_axis">
            <text:p>z_axis</text:p>
          </table:table-cell>
          <table:table-cell table:formula="of:=ROUND(VALUE(MID([' ;'.E809];2;LEN([' ;'.E809])-2));1)" office:value-type="float" office:value="-5.5">
            <text:p>-5.5</text:p>
          </table:table-cell>
          <table:table-cell table:formula="of:=VALUE(MID([' ;'.G809];2;LEN([' ;'.G809])-2))" office:value-type="float" office:value="6.661383">
            <text:p>6.661383</text:p>
          </table:table-cell>
          <table:table-cell table:formula="of:=ROUND([.E809]/[.$J$1];2)" office:value-type="float" office:value="6.66">
            <text:p>6.66</text:p>
          </table:table-cell>
          <table:table-cell/>
          <table:table-cell table:formula="of:=IF(RIGHT([.A809];5)=&quot;sleep&quot;;&quot;Sleep(&quot;&amp;[.$L$1]&amp;&quot;*&quot;&amp;ROUND(VALUE([.B809]);2)/[.$M$1]&amp;&quot;)&quot;;[.A809]&amp;&quot;( &quot;&amp;[.B809]&amp;&quot;, &quot;&amp;[.C809]&amp;&quot;, &quot;&amp;[.D809]&amp;&quot;, &quot;&amp;[.$I$1]&amp;&quot;*&quot;&amp;[.F809]&amp;&quot; )&quot;)" office:value-type="string" office:string-value="Turn2( lwing53, z_axis, -5.5, MOVEANIMATIONSPEED*6.66 )">
            <text:p>Turn2( lwing53, z_axis, -5.5, MOVEANIMATIONSPEED*6.66 )</text:p>
          </table:table-cell>
          <table:table-cell table:number-columns-repeated="6"/>
        </table:table-row>
        <table:table-row table:style-name="ro1">
          <table:table-cell table:formula="of:=IF(RIGHT([' ;'.A810];4)=&quot;turn&quot;;&quot;Turn2&quot;;IF(RIGHT([' ;'.A810];4)=&quot;move&quot;;&quot;Move&quot;;[' ;'.A810]))" office:value-type="string" office:string-value="Turn2">
            <text:p>Turn2</text:p>
          </table:table-cell>
          <table:table-cell table:formula="of:=[' ;'.B810]" office:value-type="string" office:string-value="lwing53">
            <text:p>lwing53</text:p>
          </table:table-cell>
          <table:table-cell table:formula="of:=LEFT([' ;'.D810];1)&amp;&quot;_&quot;&amp;RIGHT([' ;'.D810];4)" office:value-type="string" office:string-value="y_axis">
            <text:p>y_axis</text:p>
          </table:table-cell>
          <table:table-cell table:formula="of:=ROUND(VALUE(MID([' ;'.E810];2;LEN([' ;'.E810])-2));1)" office:value-type="float" office:value="4.1">
            <text:p>4.1</text:p>
          </table:table-cell>
          <table:table-cell table:formula="of:=VALUE(MID([' ;'.G810];2;LEN([' ;'.G810])-2))" office:value-type="float" office:value="8.647019">
            <text:p>8.647019</text:p>
          </table:table-cell>
          <table:table-cell table:formula="of:=ROUND([.E810]/[.$J$1];2)" office:value-type="float" office:value="8.65">
            <text:p>8.65</text:p>
          </table:table-cell>
          <table:table-cell/>
          <table:table-cell table:formula="of:=IF(RIGHT([.A810];5)=&quot;sleep&quot;;&quot;Sleep(&quot;&amp;[.$L$1]&amp;&quot;*&quot;&amp;ROUND(VALUE([.B810]);2)/[.$M$1]&amp;&quot;)&quot;;[.A810]&amp;&quot;( &quot;&amp;[.B810]&amp;&quot;, &quot;&amp;[.C810]&amp;&quot;, &quot;&amp;[.D810]&amp;&quot;, &quot;&amp;[.$I$1]&amp;&quot;*&quot;&amp;[.F810]&amp;&quot; )&quot;)" office:value-type="string" office:string-value="Turn2( lwing53, y_axis, 4.1, MOVEANIMATIONSPEED*8.65 )">
            <text:p>Turn2( lwing53, y_axis, 4.1, MOVEANIMATIONSPEED*8.65 )</text:p>
          </table:table-cell>
          <table:table-cell table:number-columns-repeated="6"/>
        </table:table-row>
        <table:table-row table:style-name="ro1">
          <table:table-cell table:formula="of:=IF(RIGHT([' ;'.A811];4)=&quot;turn&quot;;&quot;Turn2&quot;;IF(RIGHT([' ;'.A811];4)=&quot;move&quot;;&quot;Move&quot;;[' ;'.A811]))" office:value-type="string" office:string-value="Move">
            <text:p>Move</text:p>
          </table:table-cell>
          <table:table-cell table:formula="of:=[' ;'.B811]" office:value-type="string" office:string-value="pelvis">
            <text:p>pelvis</text:p>
          </table:table-cell>
          <table:table-cell table:formula="of:=LEFT([' ;'.D811];1)&amp;&quot;_&quot;&amp;RIGHT([' ;'.D811];4)" office:value-type="string" office:string-value="y_axis">
            <text:p>y_axis</text:p>
          </table:table-cell>
          <table:table-cell table:formula="of:=ROUND(VALUE(MID([' ;'.E811];2;LEN([' ;'.E811])-2));1)" office:value-type="float" office:value="-9.3">
            <text:p>-9.3</text:p>
          </table:table-cell>
          <table:table-cell table:formula="of:=VALUE(MID([' ;'.G811];2;LEN([' ;'.G811])-2))" office:value-type="float" office:value="17.45079">
            <text:p>17.45079</text:p>
          </table:table-cell>
          <table:table-cell table:formula="of:=ROUND([.E811]/[.$J$1];2)" office:value-type="float" office:value="17.45">
            <text:p>17.45</text:p>
          </table:table-cell>
          <table:table-cell/>
          <table:table-cell table:formula="of:=IF(RIGHT([.A811];5)=&quot;sleep&quot;;&quot;Sleep(&quot;&amp;[.$L$1]&amp;&quot;*&quot;&amp;ROUND(VALUE([.B811]);2)/[.$M$1]&amp;&quot;)&quot;;[.A811]&amp;&quot;( &quot;&amp;[.B811]&amp;&quot;, &quot;&amp;[.C811]&amp;&quot;, &quot;&amp;[.D811]&amp;&quot;, &quot;&amp;[.$I$1]&amp;&quot;*&quot;&amp;[.F811]&amp;&quot; )&quot;)" office:value-type="string" office:string-value="Move( pelvis, y_axis, -9.3, MOVEANIMATIONSPEED*17.45 )">
            <text:p>Move( pelvis, y_axis, -9.3, MOVEANIMATIONSPEED*17.45 )</text:p>
          </table:table-cell>
          <table:table-cell table:number-columns-repeated="6"/>
        </table:table-row>
        <table:table-row table:style-name="ro1">
          <table:table-cell table:formula="of:=IF(RIGHT([' ;'.A812];4)=&quot;turn&quot;;&quot;Turn2&quot;;IF(RIGHT([' ;'.A812];4)=&quot;move&quot;;&quot;Move&quot;;[' ;'.A812]))" office:value-type="string" office:string-value="Turn2">
            <text:p>Turn2</text:p>
          </table:table-cell>
          <table:table-cell table:formula="of:=[' ;'.B812]" office:value-type="string" office:string-value="rfinger11">
            <text:p>rfinger11</text:p>
          </table:table-cell>
          <table:table-cell table:formula="of:=LEFT([' ;'.D812];1)&amp;&quot;_&quot;&amp;RIGHT([' ;'.D812];4)" office:value-type="string" office:string-value="z_axis">
            <text:p>z_axis</text:p>
          </table:table-cell>
          <table:table-cell table:formula="of:=ROUND(VALUE(MID([' ;'.E812];2;LEN([' ;'.E812])-2));1)" office:value-type="float" office:value="7.5">
            <text:p>7.5</text:p>
          </table:table-cell>
          <table:table-cell table:formula="of:=VALUE(MID([' ;'.G812];2;LEN([' ;'.G812])-2))" office:value-type="float" office:value="12.009771">
            <text:p>12.009771</text:p>
          </table:table-cell>
          <table:table-cell table:formula="of:=ROUND([.E812]/[.$J$1];2)" office:value-type="float" office:value="12.01">
            <text:p>12.01</text:p>
          </table:table-cell>
          <table:table-cell/>
          <table:table-cell table:formula="of:=IF(RIGHT([.A812];5)=&quot;sleep&quot;;&quot;Sleep(&quot;&amp;[.$L$1]&amp;&quot;*&quot;&amp;ROUND(VALUE([.B812]);2)/[.$M$1]&amp;&quot;)&quot;;[.A812]&amp;&quot;( &quot;&amp;[.B812]&amp;&quot;, &quot;&amp;[.C812]&amp;&quot;, &quot;&amp;[.D812]&amp;&quot;, &quot;&amp;[.$I$1]&amp;&quot;*&quot;&amp;[.F812]&amp;&quot; )&quot;)" office:value-type="string" office:string-value="Turn2( rfinger11, z_axis, 7.5, MOVEANIMATIONSPEED*12.01 )">
            <text:p>Turn2( rfinger11, z_axis, 7.5, MOVEANIMATIONSPEED*12.01 )</text:p>
          </table:table-cell>
          <table:table-cell table:number-columns-repeated="6"/>
        </table:table-row>
        <table:table-row table:style-name="ro1">
          <table:table-cell table:formula="of:=IF(RIGHT([' ;'.A813];4)=&quot;turn&quot;;&quot;Turn2&quot;;IF(RIGHT([' ;'.A813];4)=&quot;move&quot;;&quot;Move&quot;;[' ;'.A813]))" office:value-type="string" office:string-value="Turn2">
            <text:p>Turn2</text:p>
          </table:table-cell>
          <table:table-cell table:formula="of:=[' ;'.B813]" office:value-type="string" office:string-value="rfinger11">
            <text:p>rfinger11</text:p>
          </table:table-cell>
          <table:table-cell table:formula="of:=LEFT([' ;'.D813];1)&amp;&quot;_&quot;&amp;RIGHT([' ;'.D813];4)" office:value-type="string" office:string-value="y_axis">
            <text:p>y_axis</text:p>
          </table:table-cell>
          <table:table-cell table:formula="of:=ROUND(VALUE(MID([' ;'.E813];2;LEN([' ;'.E813])-2));1)" office:value-type="float" office:value="13.7">
            <text:p>13.7</text:p>
          </table:table-cell>
          <table:table-cell table:formula="of:=VALUE(MID([' ;'.G813];2;LEN([' ;'.G813])-2))" office:value-type="float" office:value="2.718343">
            <text:p>2.718343</text:p>
          </table:table-cell>
          <table:table-cell table:formula="of:=ROUND([.E813]/[.$J$1];2)" office:value-type="float" office:value="2.72">
            <text:p>2.72</text:p>
          </table:table-cell>
          <table:table-cell/>
          <table:table-cell table:formula="of:=IF(RIGHT([.A813];5)=&quot;sleep&quot;;&quot;Sleep(&quot;&amp;[.$L$1]&amp;&quot;*&quot;&amp;ROUND(VALUE([.B813]);2)/[.$M$1]&amp;&quot;)&quot;;[.A813]&amp;&quot;( &quot;&amp;[.B813]&amp;&quot;, &quot;&amp;[.C813]&amp;&quot;, &quot;&amp;[.D813]&amp;&quot;, &quot;&amp;[.$I$1]&amp;&quot;*&quot;&amp;[.F813]&amp;&quot; )&quot;)" office:value-type="string" office:string-value="Turn2( rfinger11, y_axis, 13.7, MOVEANIMATIONSPEED*2.72 )">
            <text:p>Turn2( rfinger11, y_axis, 13.7, MOVEANIMATIONSPEED*2.72 )</text:p>
          </table:table-cell>
          <table:table-cell table:number-columns-repeated="6"/>
        </table:table-row>
        <table:table-row table:style-name="ro1">
          <table:table-cell table:formula="of:=IF(RIGHT([' ;'.A814];4)=&quot;turn&quot;;&quot;Turn2&quot;;IF(RIGHT([' ;'.A814];4)=&quot;move&quot;;&quot;Move&quot;;[' ;'.A814]))" office:value-type="string" office:string-value="Turn2">
            <text:p>Turn2</text:p>
          </table:table-cell>
          <table:table-cell table:formula="of:=[' ;'.B814]" office:value-type="string" office:string-value="rfinger12">
            <text:p>rfinger12</text:p>
          </table:table-cell>
          <table:table-cell table:formula="of:=LEFT([' ;'.D814];1)&amp;&quot;_&quot;&amp;RIGHT([' ;'.D814];4)" office:value-type="string" office:string-value="x_axis">
            <text:p>x_axis</text:p>
          </table:table-cell>
          <table:table-cell table:formula="of:=ROUND(VALUE(MID([' ;'.E814];2;LEN([' ;'.E814])-2));1)" office:value-type="float" office:value="-24.9">
            <text:p>-24.9</text:p>
          </table:table-cell>
          <table:table-cell table:formula="of:=VALUE(MID([' ;'.G814];2;LEN([' ;'.G814])-2))" office:value-type="float" office:value="12.296646">
            <text:p>12.296646</text:p>
          </table:table-cell>
          <table:table-cell table:formula="of:=ROUND([.E814]/[.$J$1];2)" office:value-type="float" office:value="12.3">
            <text:p>12.3</text:p>
          </table:table-cell>
          <table:table-cell/>
          <table:table-cell table:formula="of:=IF(RIGHT([.A814];5)=&quot;sleep&quot;;&quot;Sleep(&quot;&amp;[.$L$1]&amp;&quot;*&quot;&amp;ROUND(VALUE([.B814]);2)/[.$M$1]&amp;&quot;)&quot;;[.A814]&amp;&quot;( &quot;&amp;[.B814]&amp;&quot;, &quot;&amp;[.C814]&amp;&quot;, &quot;&amp;[.D814]&amp;&quot;, &quot;&amp;[.$I$1]&amp;&quot;*&quot;&amp;[.F814]&amp;&quot; )&quot;)" office:value-type="string" office:string-value="Turn2( rfinger12, x_axis, -24.9, MOVEANIMATIONSPEED*12.3 )">
            <text:p>Turn2( rfinger12, x_axis, -24.9, MOVEANIMATIONSPEED*12.3 )</text:p>
          </table:table-cell>
          <table:table-cell table:number-columns-repeated="6"/>
        </table:table-row>
        <table:table-row table:style-name="ro1">
          <table:table-cell table:formula="of:=IF(RIGHT([' ;'.A815];4)=&quot;turn&quot;;&quot;Turn2&quot;;IF(RIGHT([' ;'.A815];4)=&quot;move&quot;;&quot;Move&quot;;[' ;'.A815]))" office:value-type="string" office:string-value="Turn2">
            <text:p>Turn2</text:p>
          </table:table-cell>
          <table:table-cell table:formula="of:=[' ;'.B815]" office:value-type="string" office:string-value="rfinger12">
            <text:p>rfinger12</text:p>
          </table:table-cell>
          <table:table-cell table:formula="of:=LEFT([' ;'.D815];1)&amp;&quot;_&quot;&amp;RIGHT([' ;'.D815];4)" office:value-type="string" office:string-value="z_axis">
            <text:p>z_axis</text:p>
          </table:table-cell>
          <table:table-cell table:formula="of:=ROUND(VALUE(MID([' ;'.E815];2;LEN([' ;'.E815])-2));1)" office:value-type="float" office:value="9.5">
            <text:p>9.5</text:p>
          </table:table-cell>
          <table:table-cell table:formula="of:=VALUE(MID([' ;'.G815];2;LEN([' ;'.G815])-2))" office:value-type="float" office:value="40.418848">
            <text:p>40.418848</text:p>
          </table:table-cell>
          <table:table-cell table:formula="of:=ROUND([.E815]/[.$J$1];2)" office:value-type="float" office:value="40.42">
            <text:p>40.42</text:p>
          </table:table-cell>
          <table:table-cell/>
          <table:table-cell table:formula="of:=IF(RIGHT([.A815];5)=&quot;sleep&quot;;&quot;Sleep(&quot;&amp;[.$L$1]&amp;&quot;*&quot;&amp;ROUND(VALUE([.B815]);2)/[.$M$1]&amp;&quot;)&quot;;[.A815]&amp;&quot;( &quot;&amp;[.B815]&amp;&quot;, &quot;&amp;[.C815]&amp;&quot;, &quot;&amp;[.D815]&amp;&quot;, &quot;&amp;[.$I$1]&amp;&quot;*&quot;&amp;[.F815]&amp;&quot; )&quot;)" office:value-type="string" office:string-value="Turn2( rfinger12, z_axis, 9.5, MOVEANIMATIONSPEED*40.42 )">
            <text:p>Turn2( rfinger12, z_axis, 9.5, MOVEANIMATIONSPEED*40.42 )</text:p>
          </table:table-cell>
          <table:table-cell table:number-columns-repeated="6"/>
        </table:table-row>
        <table:table-row table:style-name="ro1">
          <table:table-cell table:formula="of:=IF(RIGHT([' ;'.A816];4)=&quot;turn&quot;;&quot;Turn2&quot;;IF(RIGHT([' ;'.A816];4)=&quot;move&quot;;&quot;Move&quot;;[' ;'.A816]))" office:value-type="string" office:string-value="Turn2">
            <text:p>Turn2</text:p>
          </table:table-cell>
          <table:table-cell table:formula="of:=[' ;'.B816]" office:value-type="string" office:string-value="rfinger12">
            <text:p>rfinger12</text:p>
          </table:table-cell>
          <table:table-cell table:formula="of:=LEFT([' ;'.D816];1)&amp;&quot;_&quot;&amp;RIGHT([' ;'.D816];4)" office:value-type="string" office:string-value="y_axis">
            <text:p>y_axis</text:p>
          </table:table-cell>
          <table:table-cell table:formula="of:=ROUND(VALUE(MID([' ;'.E816];2;LEN([' ;'.E816])-2));1)" office:value-type="float" office:value="49.7">
            <text:p>49.7</text:p>
          </table:table-cell>
          <table:table-cell table:formula="of:=VALUE(MID([' ;'.G816];2;LEN([' ;'.G816])-2))" office:value-type="float" office:value="0.687151">
            <text:p>0.687151</text:p>
          </table:table-cell>
          <table:table-cell table:formula="of:=ROUND([.E816]/[.$J$1];2)" office:value-type="float" office:value="0.69">
            <text:p>0.69</text:p>
          </table:table-cell>
          <table:table-cell/>
          <table:table-cell table:formula="of:=IF(RIGHT([.A816];5)=&quot;sleep&quot;;&quot;Sleep(&quot;&amp;[.$L$1]&amp;&quot;*&quot;&amp;ROUND(VALUE([.B816]);2)/[.$M$1]&amp;&quot;)&quot;;[.A816]&amp;&quot;( &quot;&amp;[.B816]&amp;&quot;, &quot;&amp;[.C816]&amp;&quot;, &quot;&amp;[.D816]&amp;&quot;, &quot;&amp;[.$I$1]&amp;&quot;*&quot;&amp;[.F816]&amp;&quot; )&quot;)" office:value-type="string" office:string-value="Turn2( rfinger12, y_axis, 49.7, MOVEANIMATIONSPEED*0.69 )">
            <text:p>Turn2( rfinger12, y_axis, 49.7, MOVEANIMATIONSPEED*0.69 )</text:p>
          </table:table-cell>
          <table:table-cell table:number-columns-repeated="6"/>
        </table:table-row>
        <table:table-row table:style-name="ro1">
          <table:table-cell table:formula="of:=IF(RIGHT([' ;'.A817];4)=&quot;turn&quot;;&quot;Turn2&quot;;IF(RIGHT([' ;'.A817];4)=&quot;move&quot;;&quot;Move&quot;;[' ;'.A817]))" office:value-type="string" office:string-value="Turn2">
            <text:p>Turn2</text:p>
          </table:table-cell>
          <table:table-cell table:formula="of:=[' ;'.B817]" office:value-type="string" office:string-value="rfinger21">
            <text:p>rfinger21</text:p>
          </table:table-cell>
          <table:table-cell table:formula="of:=LEFT([' ;'.D817];1)&amp;&quot;_&quot;&amp;RIGHT([' ;'.D817];4)" office:value-type="string" office:string-value="x_axis">
            <text:p>x_axis</text:p>
          </table:table-cell>
          <table:table-cell table:formula="of:=ROUND(VALUE(MID([' ;'.E817];2;LEN([' ;'.E817])-2));1)" office:value-type="float" office:value="-13.8">
            <text:p>-13.8</text:p>
          </table:table-cell>
          <table:table-cell table:formula="of:=VALUE(MID([' ;'.G817];2;LEN([' ;'.G817])-2))" office:value-type="float" office:value="55.256743">
            <text:p>55.256743</text:p>
          </table:table-cell>
          <table:table-cell table:formula="of:=ROUND([.E817]/[.$J$1];2)" office:value-type="float" office:value="55.26">
            <text:p>55.26</text:p>
          </table:table-cell>
          <table:table-cell/>
          <table:table-cell table:formula="of:=IF(RIGHT([.A817];5)=&quot;sleep&quot;;&quot;Sleep(&quot;&amp;[.$L$1]&amp;&quot;*&quot;&amp;ROUND(VALUE([.B817]);2)/[.$M$1]&amp;&quot;)&quot;;[.A817]&amp;&quot;( &quot;&amp;[.B817]&amp;&quot;, &quot;&amp;[.C817]&amp;&quot;, &quot;&amp;[.D817]&amp;&quot;, &quot;&amp;[.$I$1]&amp;&quot;*&quot;&amp;[.F817]&amp;&quot; )&quot;)" office:value-type="string" office:string-value="Turn2( rfinger21, x_axis, -13.8, MOVEANIMATIONSPEED*55.26 )">
            <text:p>Turn2( rfinger21, x_axis, -13.8, MOVEANIMATIONSPEED*55.26 )</text:p>
          </table:table-cell>
          <table:table-cell table:number-columns-repeated="6"/>
        </table:table-row>
        <table:table-row table:style-name="ro1">
          <table:table-cell table:formula="of:=IF(RIGHT([' ;'.A818];4)=&quot;turn&quot;;&quot;Turn2&quot;;IF(RIGHT([' ;'.A818];4)=&quot;move&quot;;&quot;Move&quot;;[' ;'.A818]))" office:value-type="string" office:string-value="Turn2">
            <text:p>Turn2</text:p>
          </table:table-cell>
          <table:table-cell table:formula="of:=[' ;'.B818]" office:value-type="string" office:string-value="rfinger21">
            <text:p>rfinger21</text:p>
          </table:table-cell>
          <table:table-cell table:formula="of:=LEFT([' ;'.D818];1)&amp;&quot;_&quot;&amp;RIGHT([' ;'.D818];4)" office:value-type="string" office:string-value="z_axis">
            <text:p>z_axis</text:p>
          </table:table-cell>
          <table:table-cell table:formula="of:=ROUND(VALUE(MID([' ;'.E818];2;LEN([' ;'.E818])-2));1)" office:value-type="float" office:value="62.5">
            <text:p>62.5</text:p>
          </table:table-cell>
          <table:table-cell table:formula="of:=VALUE(MID([' ;'.G818];2;LEN([' ;'.G818])-2))" office:value-type="float" office:value="1.795384">
            <text:p>1.795384</text:p>
          </table:table-cell>
          <table:table-cell table:formula="of:=ROUND([.E818]/[.$J$1];2)" office:value-type="float" office:value="1.8">
            <text:p>1.8</text:p>
          </table:table-cell>
          <table:table-cell/>
          <table:table-cell table:formula="of:=IF(RIGHT([.A818];5)=&quot;sleep&quot;;&quot;Sleep(&quot;&amp;[.$L$1]&amp;&quot;*&quot;&amp;ROUND(VALUE([.B818]);2)/[.$M$1]&amp;&quot;)&quot;;[.A818]&amp;&quot;( &quot;&amp;[.B818]&amp;&quot;, &quot;&amp;[.C818]&amp;&quot;, &quot;&amp;[.D818]&amp;&quot;, &quot;&amp;[.$I$1]&amp;&quot;*&quot;&amp;[.F818]&amp;&quot; )&quot;)" office:value-type="string" office:string-value="Turn2( rfinger21, z_axis, 62.5, MOVEANIMATIONSPEED*1.8 )">
            <text:p>Turn2( rfinger21, z_axis, 62.5, MOVEANIMATIONSPEED*1.8 )</text:p>
          </table:table-cell>
          <table:table-cell table:number-columns-repeated="6"/>
        </table:table-row>
        <table:table-row table:style-name="ro1">
          <table:table-cell table:formula="of:=IF(RIGHT([' ;'.A819];4)=&quot;turn&quot;;&quot;Turn2&quot;;IF(RIGHT([' ;'.A819];4)=&quot;move&quot;;&quot;Move&quot;;[' ;'.A819]))" office:value-type="string" office:string-value="Turn2">
            <text:p>Turn2</text:p>
          </table:table-cell>
          <table:table-cell table:formula="of:=[' ;'.B819]" office:value-type="string" office:string-value="rfinger21">
            <text:p>rfinger21</text:p>
          </table:table-cell>
          <table:table-cell table:formula="of:=LEFT([' ;'.D819];1)&amp;&quot;_&quot;&amp;RIGHT([' ;'.D819];4)" office:value-type="string" office:string-value="y_axis">
            <text:p>y_axis</text:p>
          </table:table-cell>
          <table:table-cell table:formula="of:=ROUND(VALUE(MID([' ;'.E819];2;LEN([' ;'.E819])-2));1)" office:value-type="float" office:value="-7">
            <text:p>-7</text:p>
          </table:table-cell>
          <table:table-cell table:formula="of:=VALUE(MID([' ;'.G819];2;LEN([' ;'.G819])-2))" office:value-type="float" office:value="91.994285">
            <text:p>91.994285</text:p>
          </table:table-cell>
          <table:table-cell table:formula="of:=ROUND([.E819]/[.$J$1];2)" office:value-type="float" office:value="91.99">
            <text:p>91.99</text:p>
          </table:table-cell>
          <table:table-cell/>
          <table:table-cell table:formula="of:=IF(RIGHT([.A819];5)=&quot;sleep&quot;;&quot;Sleep(&quot;&amp;[.$L$1]&amp;&quot;*&quot;&amp;ROUND(VALUE([.B819]);2)/[.$M$1]&amp;&quot;)&quot;;[.A819]&amp;&quot;( &quot;&amp;[.B819]&amp;&quot;, &quot;&amp;[.C819]&amp;&quot;, &quot;&amp;[.D819]&amp;&quot;, &quot;&amp;[.$I$1]&amp;&quot;*&quot;&amp;[.F819]&amp;&quot; )&quot;)" office:value-type="string" office:string-value="Turn2( rfinger21, y_axis, -7, MOVEANIMATIONSPEED*91.99 )">
            <text:p>Turn2( rfinger21, y_axis, -7, MOVEANIMATIONSPEED*91.99 )</text:p>
          </table:table-cell>
          <table:table-cell table:number-columns-repeated="6"/>
        </table:table-row>
        <table:table-row table:style-name="ro1">
          <table:table-cell table:formula="of:=IF(RIGHT([' ;'.A820];4)=&quot;turn&quot;;&quot;Turn2&quot;;IF(RIGHT([' ;'.A820];4)=&quot;move&quot;;&quot;Move&quot;;[' ;'.A820]))" office:value-type="string" office:string-value="Turn2">
            <text:p>Turn2</text:p>
          </table:table-cell>
          <table:table-cell table:formula="of:=[' ;'.B820]" office:value-type="string" office:string-value="rfinger22">
            <text:p>rfinger22</text:p>
          </table:table-cell>
          <table:table-cell table:formula="of:=LEFT([' ;'.D820];1)&amp;&quot;_&quot;&amp;RIGHT([' ;'.D820];4)" office:value-type="string" office:string-value="x_axis">
            <text:p>x_axis</text:p>
          </table:table-cell>
          <table:table-cell table:formula="of:=ROUND(VALUE(MID([' ;'.E820];2;LEN([' ;'.E820])-2));1)" office:value-type="float" office:value="-87.8">
            <text:p>-87.8</text:p>
          </table:table-cell>
          <table:table-cell table:formula="of:=VALUE(MID([' ;'.G820];2;LEN([' ;'.G820])-2))" office:value-type="float" office:value="0.54037">
            <text:p>0.54037</text:p>
          </table:table-cell>
          <table:table-cell table:formula="of:=ROUND([.E820]/[.$J$1];2)" office:value-type="float" office:value="0.54">
            <text:p>0.54</text:p>
          </table:table-cell>
          <table:table-cell/>
          <table:table-cell table:formula="of:=IF(RIGHT([.A820];5)=&quot;sleep&quot;;&quot;Sleep(&quot;&amp;[.$L$1]&amp;&quot;*&quot;&amp;ROUND(VALUE([.B820]);2)/[.$M$1]&amp;&quot;)&quot;;[.A820]&amp;&quot;( &quot;&amp;[.B820]&amp;&quot;, &quot;&amp;[.C820]&amp;&quot;, &quot;&amp;[.D820]&amp;&quot;, &quot;&amp;[.$I$1]&amp;&quot;*&quot;&amp;[.F820]&amp;&quot; )&quot;)" office:value-type="string" office:string-value="Turn2( rfinger22, x_axis, -87.8, MOVEANIMATIONSPEED*0.54 )">
            <text:p>Turn2( rfinger22, x_axis, -87.8, MOVEANIMATIONSPEED*0.54 )</text:p>
          </table:table-cell>
          <table:table-cell table:number-columns-repeated="6"/>
        </table:table-row>
        <table:table-row table:style-name="ro1">
          <table:table-cell table:formula="of:=IF(RIGHT([' ;'.A821];4)=&quot;turn&quot;;&quot;Turn2&quot;;IF(RIGHT([' ;'.A821];4)=&quot;move&quot;;&quot;Move&quot;;[' ;'.A821]))" office:value-type="string" office:string-value="Turn2">
            <text:p>Turn2</text:p>
          </table:table-cell>
          <table:table-cell table:formula="of:=[' ;'.B821]" office:value-type="string" office:string-value="rfinger22">
            <text:p>rfinger22</text:p>
          </table:table-cell>
          <table:table-cell table:formula="of:=LEFT([' ;'.D821];1)&amp;&quot;_&quot;&amp;RIGHT([' ;'.D821];4)" office:value-type="string" office:string-value="z_axis">
            <text:p>z_axis</text:p>
          </table:table-cell>
          <table:table-cell table:formula="of:=ROUND(VALUE(MID([' ;'.E821];2;LEN([' ;'.E821])-2));1)" office:value-type="float" office:value="8.1">
            <text:p>8.1</text:p>
          </table:table-cell>
          <table:table-cell table:formula="of:=VALUE(MID([' ;'.G821];2;LEN([' ;'.G821])-2))" office:value-type="float" office:value="8.334572">
            <text:p>8.334572</text:p>
          </table:table-cell>
          <table:table-cell table:formula="of:=ROUND([.E821]/[.$J$1];2)" office:value-type="float" office:value="8.33">
            <text:p>8.33</text:p>
          </table:table-cell>
          <table:table-cell/>
          <table:table-cell table:formula="of:=IF(RIGHT([.A821];5)=&quot;sleep&quot;;&quot;Sleep(&quot;&amp;[.$L$1]&amp;&quot;*&quot;&amp;ROUND(VALUE([.B821]);2)/[.$M$1]&amp;&quot;)&quot;;[.A821]&amp;&quot;( &quot;&amp;[.B821]&amp;&quot;, &quot;&amp;[.C821]&amp;&quot;, &quot;&amp;[.D821]&amp;&quot;, &quot;&amp;[.$I$1]&amp;&quot;*&quot;&amp;[.F821]&amp;&quot; )&quot;)" office:value-type="string" office:string-value="Turn2( rfinger22, z_axis, 8.1, MOVEANIMATIONSPEED*8.33 )">
            <text:p>Turn2( rfinger22, z_axis, 8.1, MOVEANIMATIONSPEED*8.33 )</text:p>
          </table:table-cell>
          <table:table-cell table:number-columns-repeated="6"/>
        </table:table-row>
        <table:table-row table:style-name="ro1">
          <table:table-cell table:formula="of:=IF(RIGHT([' ;'.A822];4)=&quot;turn&quot;;&quot;Turn2&quot;;IF(RIGHT([' ;'.A822];4)=&quot;move&quot;;&quot;Move&quot;;[' ;'.A822]))" office:value-type="string" office:string-value="Turn2">
            <text:p>Turn2</text:p>
          </table:table-cell>
          <table:table-cell table:formula="of:=[' ;'.B822]" office:value-type="string" office:string-value="rfinger22">
            <text:p>rfinger22</text:p>
          </table:table-cell>
          <table:table-cell table:formula="of:=LEFT([' ;'.D822];1)&amp;&quot;_&quot;&amp;RIGHT([' ;'.D822];4)" office:value-type="string" office:string-value="y_axis">
            <text:p>y_axis</text:p>
          </table:table-cell>
          <table:table-cell table:formula="of:=ROUND(VALUE(MID([' ;'.E822];2;LEN([' ;'.E822])-2));1)" office:value-type="float" office:value="16.7">
            <text:p>16.7</text:p>
          </table:table-cell>
          <table:table-cell table:formula="of:=VALUE(MID([' ;'.G822];2;LEN([' ;'.G822])-2))" office:value-type="float" office:value="1.507218">
            <text:p>1.507218</text:p>
          </table:table-cell>
          <table:table-cell table:formula="of:=ROUND([.E822]/[.$J$1];2)" office:value-type="float" office:value="1.51">
            <text:p>1.51</text:p>
          </table:table-cell>
          <table:table-cell/>
          <table:table-cell table:formula="of:=IF(RIGHT([.A822];5)=&quot;sleep&quot;;&quot;Sleep(&quot;&amp;[.$L$1]&amp;&quot;*&quot;&amp;ROUND(VALUE([.B822]);2)/[.$M$1]&amp;&quot;)&quot;;[.A822]&amp;&quot;( &quot;&amp;[.B822]&amp;&quot;, &quot;&amp;[.C822]&amp;&quot;, &quot;&amp;[.D822]&amp;&quot;, &quot;&amp;[.$I$1]&amp;&quot;*&quot;&amp;[.F822]&amp;&quot; )&quot;)" office:value-type="string" office:string-value="Turn2( rfinger22, y_axis, 16.7, MOVEANIMATIONSPEED*1.51 )">
            <text:p>Turn2( rfinger22, y_axis, 16.7, MOVEANIMATIONSPEED*1.51 )</text:p>
          </table:table-cell>
          <table:table-cell table:number-columns-repeated="6"/>
        </table:table-row>
        <table:table-row table:style-name="ro1">
          <table:table-cell table:formula="of:=IF(RIGHT([' ;'.A823];4)=&quot;turn&quot;;&quot;Turn2&quot;;IF(RIGHT([' ;'.A823];4)=&quot;move&quot;;&quot;Move&quot;;[' ;'.A823]))" office:value-type="string" office:string-value="Turn2">
            <text:p>Turn2</text:p>
          </table:table-cell>
          <table:table-cell table:formula="of:=[' ;'.B823]" office:value-type="string" office:string-value="rfinger31">
            <text:p>rfinger31</text:p>
          </table:table-cell>
          <table:table-cell table:formula="of:=LEFT([' ;'.D823];1)&amp;&quot;_&quot;&amp;RIGHT([' ;'.D823];4)" office:value-type="string" office:string-value="x_axis">
            <text:p>x_axis</text:p>
          </table:table-cell>
          <table:table-cell table:formula="of:=ROUND(VALUE(MID([' ;'.E823];2;LEN([' ;'.E823])-2));1)" office:value-type="float" office:value="-16.5">
            <text:p>-16.5</text:p>
          </table:table-cell>
          <table:table-cell table:formula="of:=VALUE(MID([' ;'.G823];2;LEN([' ;'.G823])-2))" office:value-type="float" office:value="24.162563">
            <text:p>24.162563</text:p>
          </table:table-cell>
          <table:table-cell table:formula="of:=ROUND([.E823]/[.$J$1];2)" office:value-type="float" office:value="24.16">
            <text:p>24.16</text:p>
          </table:table-cell>
          <table:table-cell/>
          <table:table-cell table:formula="of:=IF(RIGHT([.A823];5)=&quot;sleep&quot;;&quot;Sleep(&quot;&amp;[.$L$1]&amp;&quot;*&quot;&amp;ROUND(VALUE([.B823]);2)/[.$M$1]&amp;&quot;)&quot;;[.A823]&amp;&quot;( &quot;&amp;[.B823]&amp;&quot;, &quot;&amp;[.C823]&amp;&quot;, &quot;&amp;[.D823]&amp;&quot;, &quot;&amp;[.$I$1]&amp;&quot;*&quot;&amp;[.F823]&amp;&quot; )&quot;)" office:value-type="string" office:string-value="Turn2( rfinger31, x_axis, -16.5, MOVEANIMATIONSPEED*24.16 )">
            <text:p>Turn2( rfinger31, x_axis, -16.5, MOVEANIMATIONSPEED*24.16 )</text:p>
          </table:table-cell>
          <table:table-cell table:number-columns-repeated="6"/>
        </table:table-row>
        <table:table-row table:style-name="ro1">
          <table:table-cell table:formula="of:=IF(RIGHT([' ;'.A824];4)=&quot;turn&quot;;&quot;Turn2&quot;;IF(RIGHT([' ;'.A824];4)=&quot;move&quot;;&quot;Move&quot;;[' ;'.A824]))" office:value-type="string" office:string-value="Turn2">
            <text:p>Turn2</text:p>
          </table:table-cell>
          <table:table-cell table:formula="of:=[' ;'.B824]" office:value-type="string" office:string-value="rfinger31">
            <text:p>rfinger31</text:p>
          </table:table-cell>
          <table:table-cell table:formula="of:=LEFT([' ;'.D824];1)&amp;&quot;_&quot;&amp;RIGHT([' ;'.D824];4)" office:value-type="string" office:string-value="z_axis">
            <text:p>z_axis</text:p>
          </table:table-cell>
          <table:table-cell table:formula="of:=ROUND(VALUE(MID([' ;'.E824];2;LEN([' ;'.E824])-2));1)" office:value-type="float" office:value="49.8">
            <text:p>49.8</text:p>
          </table:table-cell>
          <table:table-cell table:formula="of:=VALUE(MID([' ;'.G824];2;LEN([' ;'.G824])-2))" office:value-type="float" office:value="12.219362">
            <text:p>12.219362</text:p>
          </table:table-cell>
          <table:table-cell table:formula="of:=ROUND([.E824]/[.$J$1];2)" office:value-type="float" office:value="12.22">
            <text:p>12.22</text:p>
          </table:table-cell>
          <table:table-cell/>
          <table:table-cell table:formula="of:=IF(RIGHT([.A824];5)=&quot;sleep&quot;;&quot;Sleep(&quot;&amp;[.$L$1]&amp;&quot;*&quot;&amp;ROUND(VALUE([.B824]);2)/[.$M$1]&amp;&quot;)&quot;;[.A824]&amp;&quot;( &quot;&amp;[.B824]&amp;&quot;, &quot;&amp;[.C824]&amp;&quot;, &quot;&amp;[.D824]&amp;&quot;, &quot;&amp;[.$I$1]&amp;&quot;*&quot;&amp;[.F824]&amp;&quot; )&quot;)" office:value-type="string" office:string-value="Turn2( rfinger31, z_axis, 49.8, MOVEANIMATIONSPEED*12.22 )">
            <text:p>Turn2( rfinger31, z_axis, 49.8, MOVEANIMATIONSPEED*12.22 )</text:p>
          </table:table-cell>
          <table:table-cell table:number-columns-repeated="6"/>
        </table:table-row>
        <table:table-row table:style-name="ro1">
          <table:table-cell table:formula="of:=IF(RIGHT([' ;'.A825];4)=&quot;turn&quot;;&quot;Turn2&quot;;IF(RIGHT([' ;'.A825];4)=&quot;move&quot;;&quot;Move&quot;;[' ;'.A825]))" office:value-type="string" office:string-value="Turn2">
            <text:p>Turn2</text:p>
          </table:table-cell>
          <table:table-cell table:formula="of:=[' ;'.B825]" office:value-type="string" office:string-value="rfinger31">
            <text:p>rfinger31</text:p>
          </table:table-cell>
          <table:table-cell table:formula="of:=LEFT([' ;'.D825];1)&amp;&quot;_&quot;&amp;RIGHT([' ;'.D825];4)" office:value-type="string" office:string-value="y_axis">
            <text:p>y_axis</text:p>
          </table:table-cell>
          <table:table-cell table:formula="of:=ROUND(VALUE(MID([' ;'.E825];2;LEN([' ;'.E825])-2));1)" office:value-type="float" office:value="8.6">
            <text:p>8.6</text:p>
          </table:table-cell>
          <table:table-cell table:formula="of:=VALUE(MID([' ;'.G825];2;LEN([' ;'.G825])-2))" office:value-type="float" office:value="54.008713">
            <text:p>54.008713</text:p>
          </table:table-cell>
          <table:table-cell table:formula="of:=ROUND([.E825]/[.$J$1];2)" office:value-type="float" office:value="54.01">
            <text:p>54.01</text:p>
          </table:table-cell>
          <table:table-cell/>
          <table:table-cell table:formula="of:=IF(RIGHT([.A825];5)=&quot;sleep&quot;;&quot;Sleep(&quot;&amp;[.$L$1]&amp;&quot;*&quot;&amp;ROUND(VALUE([.B825]);2)/[.$M$1]&amp;&quot;)&quot;;[.A825]&amp;&quot;( &quot;&amp;[.B825]&amp;&quot;, &quot;&amp;[.C825]&amp;&quot;, &quot;&amp;[.D825]&amp;&quot;, &quot;&amp;[.$I$1]&amp;&quot;*&quot;&amp;[.F825]&amp;&quot; )&quot;)" office:value-type="string" office:string-value="Turn2( rfinger31, y_axis, 8.6, MOVEANIMATIONSPEED*54.01 )">
            <text:p>Turn2( rfinger31, y_axis, 8.6, MOVEANIMATIONSPEED*54.01 )</text:p>
          </table:table-cell>
          <table:table-cell table:number-columns-repeated="6"/>
        </table:table-row>
        <table:table-row table:style-name="ro1">
          <table:table-cell table:formula="of:=IF(RIGHT([' ;'.A826];4)=&quot;turn&quot;;&quot;Turn2&quot;;IF(RIGHT([' ;'.A826];4)=&quot;move&quot;;&quot;Move&quot;;[' ;'.A826]))" office:value-type="string" office:string-value="Turn2">
            <text:p>Turn2</text:p>
          </table:table-cell>
          <table:table-cell table:formula="of:=[' ;'.B826]" office:value-type="string" office:string-value="rfinger32">
            <text:p>rfinger32</text:p>
          </table:table-cell>
          <table:table-cell table:formula="of:=LEFT([' ;'.D826];1)&amp;&quot;_&quot;&amp;RIGHT([' ;'.D826];4)" office:value-type="string" office:string-value="x_axis">
            <text:p>x_axis</text:p>
          </table:table-cell>
          <table:table-cell table:formula="of:=ROUND(VALUE(MID([' ;'.E826];2;LEN([' ;'.E826])-2));1)" office:value-type="float" office:value="-87.8">
            <text:p>-87.8</text:p>
          </table:table-cell>
          <table:table-cell table:formula="of:=VALUE(MID([' ;'.G826];2;LEN([' ;'.G826])-2))" office:value-type="float" office:value="9.922865">
            <text:p>9.922865</text:p>
          </table:table-cell>
          <table:table-cell table:formula="of:=ROUND([.E826]/[.$J$1];2)" office:value-type="float" office:value="9.92">
            <text:p>9.92</text:p>
          </table:table-cell>
          <table:table-cell/>
          <table:table-cell table:formula="of:=IF(RIGHT([.A826];5)=&quot;sleep&quot;;&quot;Sleep(&quot;&amp;[.$L$1]&amp;&quot;*&quot;&amp;ROUND(VALUE([.B826]);2)/[.$M$1]&amp;&quot;)&quot;;[.A826]&amp;&quot;( &quot;&amp;[.B826]&amp;&quot;, &quot;&amp;[.C826]&amp;&quot;, &quot;&amp;[.D826]&amp;&quot;, &quot;&amp;[.$I$1]&amp;&quot;*&quot;&amp;[.F826]&amp;&quot; )&quot;)" office:value-type="string" office:string-value="Turn2( rfinger32, x_axis, -87.8, MOVEANIMATIONSPEED*9.92 )">
            <text:p>Turn2( rfinger32, x_axis, -87.8, MOVEANIMATIONSPEED*9.92 )</text:p>
          </table:table-cell>
          <table:table-cell table:number-columns-repeated="6"/>
        </table:table-row>
        <table:table-row table:style-name="ro1">
          <table:table-cell table:formula="of:=IF(RIGHT([' ;'.A827];4)=&quot;turn&quot;;&quot;Turn2&quot;;IF(RIGHT([' ;'.A827];4)=&quot;move&quot;;&quot;Move&quot;;[' ;'.A827]))" office:value-type="string" office:string-value="Turn2">
            <text:p>Turn2</text:p>
          </table:table-cell>
          <table:table-cell table:formula="of:=[' ;'.B827]" office:value-type="string" office:string-value="rfinger32">
            <text:p>rfinger32</text:p>
          </table:table-cell>
          <table:table-cell table:formula="of:=LEFT([' ;'.D827];1)&amp;&quot;_&quot;&amp;RIGHT([' ;'.D827];4)" office:value-type="string" office:string-value="z_axis">
            <text:p>z_axis</text:p>
          </table:table-cell>
          <table:table-cell table:formula="of:=ROUND(VALUE(MID([' ;'.E827];2;LEN([' ;'.E827])-2));1)" office:value-type="float" office:value="26">
            <text:p>26</text:p>
          </table:table-cell>
          <table:table-cell table:formula="of:=VALUE(MID([' ;'.G827];2;LEN([' ;'.G827])-2))" office:value-type="float" office:value="32.278757">
            <text:p>32.278757</text:p>
          </table:table-cell>
          <table:table-cell table:formula="of:=ROUND([.E827]/[.$J$1];2)" office:value-type="float" office:value="32.28">
            <text:p>32.28</text:p>
          </table:table-cell>
          <table:table-cell/>
          <table:table-cell table:formula="of:=IF(RIGHT([.A827];5)=&quot;sleep&quot;;&quot;Sleep(&quot;&amp;[.$L$1]&amp;&quot;*&quot;&amp;ROUND(VALUE([.B827]);2)/[.$M$1]&amp;&quot;)&quot;;[.A827]&amp;&quot;( &quot;&amp;[.B827]&amp;&quot;, &quot;&amp;[.C827]&amp;&quot;, &quot;&amp;[.D827]&amp;&quot;, &quot;&amp;[.$I$1]&amp;&quot;*&quot;&amp;[.F827]&amp;&quot; )&quot;)" office:value-type="string" office:string-value="Turn2( rfinger32, z_axis, 26, MOVEANIMATIONSPEED*32.28 )">
            <text:p>Turn2( rfinger32, z_axis, 26, MOVEANIMATIONSPEED*32.28 )</text:p>
          </table:table-cell>
          <table:table-cell table:number-columns-repeated="6"/>
        </table:table-row>
        <table:table-row table:style-name="ro1">
          <table:table-cell table:formula="of:=IF(RIGHT([' ;'.A828];4)=&quot;turn&quot;;&quot;Turn2&quot;;IF(RIGHT([' ;'.A828];4)=&quot;move&quot;;&quot;Move&quot;;[' ;'.A828]))" office:value-type="string" office:string-value="Turn2">
            <text:p>Turn2</text:p>
          </table:table-cell>
          <table:table-cell table:formula="of:=[' ;'.B828]" office:value-type="string" office:string-value="rfinger32">
            <text:p>rfinger32</text:p>
          </table:table-cell>
          <table:table-cell table:formula="of:=LEFT([' ;'.D828];1)&amp;&quot;_&quot;&amp;RIGHT([' ;'.D828];4)" office:value-type="string" office:string-value="y_axis">
            <text:p>y_axis</text:p>
          </table:table-cell>
          <table:table-cell table:formula="of:=ROUND(VALUE(MID([' ;'.E828];2;LEN([' ;'.E828])-2));1)" office:value-type="float" office:value="45.5">
            <text:p>45.5</text:p>
          </table:table-cell>
          <table:table-cell table:formula="of:=VALUE(MID([' ;'.G828];2;LEN([' ;'.G828])-2))" office:value-type="float" office:value="8.334846">
            <text:p>8.334846</text:p>
          </table:table-cell>
          <table:table-cell table:formula="of:=ROUND([.E828]/[.$J$1];2)" office:value-type="float" office:value="8.33">
            <text:p>8.33</text:p>
          </table:table-cell>
          <table:table-cell/>
          <table:table-cell table:formula="of:=IF(RIGHT([.A828];5)=&quot;sleep&quot;;&quot;Sleep(&quot;&amp;[.$L$1]&amp;&quot;*&quot;&amp;ROUND(VALUE([.B828]);2)/[.$M$1]&amp;&quot;)&quot;;[.A828]&amp;&quot;( &quot;&amp;[.B828]&amp;&quot;, &quot;&amp;[.C828]&amp;&quot;, &quot;&amp;[.D828]&amp;&quot;, &quot;&amp;[.$I$1]&amp;&quot;*&quot;&amp;[.F828]&amp;&quot; )&quot;)" office:value-type="string" office:string-value="Turn2( rfinger32, y_axis, 45.5, MOVEANIMATIONSPEED*8.33 )">
            <text:p>Turn2( rfinger32, y_axis, 45.5, MOVEANIMATIONSPEED*8.33 )</text:p>
          </table:table-cell>
          <table:table-cell table:number-columns-repeated="6"/>
        </table:table-row>
        <table:table-row table:style-name="ro1">
          <table:table-cell table:formula="of:=IF(RIGHT([' ;'.A829];4)=&quot;turn&quot;;&quot;Turn2&quot;;IF(RIGHT([' ;'.A829];4)=&quot;move&quot;;&quot;Move&quot;;[' ;'.A829]))" office:value-type="string" office:string-value="Turn2">
            <text:p>Turn2</text:p>
          </table:table-cell>
          <table:table-cell table:formula="of:=[' ;'.B829]" office:value-type="string" office:string-value="rhoof">
            <text:p>rhoof</text:p>
          </table:table-cell>
          <table:table-cell table:formula="of:=LEFT([' ;'.D829];1)&amp;&quot;_&quot;&amp;RIGHT([' ;'.D829];4)" office:value-type="string" office:string-value="x_axis">
            <text:p>x_axis</text:p>
          </table:table-cell>
          <table:table-cell table:formula="of:=ROUND(VALUE(MID([' ;'.E829];2;LEN([' ;'.E829])-2));1)" office:value-type="float" office:value="27">
            <text:p>27</text:p>
          </table:table-cell>
          <table:table-cell table:formula="of:=VALUE(MID([' ;'.G829];2;LEN([' ;'.G829])-2))" office:value-type="float" office:value="176.993518">
            <text:p>176.993518</text:p>
          </table:table-cell>
          <table:table-cell table:formula="of:=ROUND([.E829]/[.$J$1];2)" office:value-type="float" office:value="176.99">
            <text:p>176.99</text:p>
          </table:table-cell>
          <table:table-cell/>
          <table:table-cell table:formula="of:=IF(RIGHT([.A829];5)=&quot;sleep&quot;;&quot;Sleep(&quot;&amp;[.$L$1]&amp;&quot;*&quot;&amp;ROUND(VALUE([.B829]);2)/[.$M$1]&amp;&quot;)&quot;;[.A829]&amp;&quot;( &quot;&amp;[.B829]&amp;&quot;, &quot;&amp;[.C829]&amp;&quot;, &quot;&amp;[.D829]&amp;&quot;, &quot;&amp;[.$I$1]&amp;&quot;*&quot;&amp;[.F829]&amp;&quot; )&quot;)" office:value-type="string" office:string-value="Turn2( rhoof, x_axis, 27, MOVEANIMATIONSPEED*176.99 )">
            <text:p>Turn2( rhoof, x_axis, 27, MOVEANIMATIONSPEED*176.99 )</text:p>
          </table:table-cell>
          <table:table-cell table:number-columns-repeated="6"/>
        </table:table-row>
        <table:table-row table:style-name="ro1">
          <table:table-cell table:formula="of:=IF(RIGHT([' ;'.A830];4)=&quot;turn&quot;;&quot;Turn2&quot;;IF(RIGHT([' ;'.A830];4)=&quot;move&quot;;&quot;Move&quot;;[' ;'.A830]))" office:value-type="string" office:string-value="Turn2">
            <text:p>Turn2</text:p>
          </table:table-cell>
          <table:table-cell table:formula="of:=[' ;'.B830]" office:value-type="string" office:string-value="rlarm">
            <text:p>rlarm</text:p>
          </table:table-cell>
          <table:table-cell table:formula="of:=LEFT([' ;'.D830];1)&amp;&quot;_&quot;&amp;RIGHT([' ;'.D830];4)" office:value-type="string" office:string-value="x_axis">
            <text:p>x_axis</text:p>
          </table:table-cell>
          <table:table-cell table:formula="of:=ROUND(VALUE(MID([' ;'.E830];2;LEN([' ;'.E830])-2));1)" office:value-type="float" office:value="-33.1">
            <text:p>-33.1</text:p>
          </table:table-cell>
          <table:table-cell table:formula="of:=VALUE(MID([' ;'.G830];2;LEN([' ;'.G830])-2))" office:value-type="float" office:value="0.781869">
            <text:p>0.781869</text:p>
          </table:table-cell>
          <table:table-cell table:formula="of:=ROUND([.E830]/[.$J$1];2)" office:value-type="float" office:value="0.78">
            <text:p>0.78</text:p>
          </table:table-cell>
          <table:table-cell/>
          <table:table-cell table:formula="of:=IF(RIGHT([.A830];5)=&quot;sleep&quot;;&quot;Sleep(&quot;&amp;[.$L$1]&amp;&quot;*&quot;&amp;ROUND(VALUE([.B830]);2)/[.$M$1]&amp;&quot;)&quot;;[.A830]&amp;&quot;( &quot;&amp;[.B830]&amp;&quot;, &quot;&amp;[.C830]&amp;&quot;, &quot;&amp;[.D830]&amp;&quot;, &quot;&amp;[.$I$1]&amp;&quot;*&quot;&amp;[.F830]&amp;&quot; )&quot;)" office:value-type="string" office:string-value="Turn2( rlarm, x_axis, -33.1, MOVEANIMATIONSPEED*0.78 )">
            <text:p>Turn2( rlarm, x_axis, -33.1, MOVEANIMATIONSPEED*0.78 )</text:p>
          </table:table-cell>
          <table:table-cell table:number-columns-repeated="6"/>
        </table:table-row>
        <table:table-row table:style-name="ro1">
          <table:table-cell table:formula="of:=IF(RIGHT([' ;'.A831];4)=&quot;turn&quot;;&quot;Turn2&quot;;IF(RIGHT([' ;'.A831];4)=&quot;move&quot;;&quot;Move&quot;;[' ;'.A831]))" office:value-type="string" office:string-value="Turn2">
            <text:p>Turn2</text:p>
          </table:table-cell>
          <table:table-cell table:formula="of:=[' ;'.B831]" office:value-type="string" office:string-value="rlarm">
            <text:p>rlarm</text:p>
          </table:table-cell>
          <table:table-cell table:formula="of:=LEFT([' ;'.D831];1)&amp;&quot;_&quot;&amp;RIGHT([' ;'.D831];4)" office:value-type="string" office:string-value="z_axis">
            <text:p>z_axis</text:p>
          </table:table-cell>
          <table:table-cell table:formula="of:=ROUND(VALUE(MID([' ;'.E831];2;LEN([' ;'.E831])-2));1)" office:value-type="float" office:value="11.5">
            <text:p>11.5</text:p>
          </table:table-cell>
          <table:table-cell table:formula="of:=VALUE(MID([' ;'.G831];2;LEN([' ;'.G831])-2))" office:value-type="float" office:value="5.817848">
            <text:p>5.817848</text:p>
          </table:table-cell>
          <table:table-cell table:formula="of:=ROUND([.E831]/[.$J$1];2)" office:value-type="float" office:value="5.82">
            <text:p>5.82</text:p>
          </table:table-cell>
          <table:table-cell/>
          <table:table-cell table:formula="of:=IF(RIGHT([.A831];5)=&quot;sleep&quot;;&quot;Sleep(&quot;&amp;[.$L$1]&amp;&quot;*&quot;&amp;ROUND(VALUE([.B831]);2)/[.$M$1]&amp;&quot;)&quot;;[.A831]&amp;&quot;( &quot;&amp;[.B831]&amp;&quot;, &quot;&amp;[.C831]&amp;&quot;, &quot;&amp;[.D831]&amp;&quot;, &quot;&amp;[.$I$1]&amp;&quot;*&quot;&amp;[.F831]&amp;&quot; )&quot;)" office:value-type="string" office:string-value="Turn2( rlarm, z_axis, 11.5, MOVEANIMATIONSPEED*5.82 )">
            <text:p>Turn2( rlarm, z_axis, 11.5, MOVEANIMATIONSPEED*5.82 )</text:p>
          </table:table-cell>
          <table:table-cell table:number-columns-repeated="6"/>
        </table:table-row>
        <table:table-row table:style-name="ro1">
          <table:table-cell table:formula="of:=IF(RIGHT([' ;'.A832];4)=&quot;turn&quot;;&quot;Turn2&quot;;IF(RIGHT([' ;'.A832];4)=&quot;move&quot;;&quot;Move&quot;;[' ;'.A832]))" office:value-type="string" office:string-value="Turn2">
            <text:p>Turn2</text:p>
          </table:table-cell>
          <table:table-cell table:formula="of:=[' ;'.B832]" office:value-type="string" office:string-value="rlarm">
            <text:p>rlarm</text:p>
          </table:table-cell>
          <table:table-cell table:formula="of:=LEFT([' ;'.D832];1)&amp;&quot;_&quot;&amp;RIGHT([' ;'.D832];4)" office:value-type="string" office:string-value="y_axis">
            <text:p>y_axis</text:p>
          </table:table-cell>
          <table:table-cell table:formula="of:=ROUND(VALUE(MID([' ;'.E832];2;LEN([' ;'.E832])-2));1)" office:value-type="float" office:value="7">
            <text:p>7</text:p>
          </table:table-cell>
          <table:table-cell table:formula="of:=VALUE(MID([' ;'.G832];2;LEN([' ;'.G832])-2))" office:value-type="float" office:value="5.628338">
            <text:p>5.628338</text:p>
          </table:table-cell>
          <table:table-cell table:formula="of:=ROUND([.E832]/[.$J$1];2)" office:value-type="float" office:value="5.63">
            <text:p>5.63</text:p>
          </table:table-cell>
          <table:table-cell/>
          <table:table-cell table:formula="of:=IF(RIGHT([.A832];5)=&quot;sleep&quot;;&quot;Sleep(&quot;&amp;[.$L$1]&amp;&quot;*&quot;&amp;ROUND(VALUE([.B832]);2)/[.$M$1]&amp;&quot;)&quot;;[.A832]&amp;&quot;( &quot;&amp;[.B832]&amp;&quot;, &quot;&amp;[.C832]&amp;&quot;, &quot;&amp;[.D832]&amp;&quot;, &quot;&amp;[.$I$1]&amp;&quot;*&quot;&amp;[.F832]&amp;&quot; )&quot;)" office:value-type="string" office:string-value="Turn2( rlarm, y_axis, 7, MOVEANIMATIONSPEED*5.63 )">
            <text:p>Turn2( rlarm, y_axis, 7, MOVEANIMATIONSPEED*5.63 )</text:p>
          </table:table-cell>
          <table:table-cell table:number-columns-repeated="6"/>
        </table:table-row>
        <table:table-row table:style-name="ro1">
          <table:table-cell table:formula="of:=IF(RIGHT([' ;'.A833];4)=&quot;turn&quot;;&quot;Turn2&quot;;IF(RIGHT([' ;'.A833];4)=&quot;move&quot;;&quot;Move&quot;;[' ;'.A833]))" office:value-type="string" office:string-value="Turn2">
            <text:p>Turn2</text:p>
          </table:table-cell>
          <table:table-cell table:formula="of:=[' ;'.B833]" office:value-type="string" office:string-value="rleg">
            <text:p>rleg</text:p>
          </table:table-cell>
          <table:table-cell table:formula="of:=LEFT([' ;'.D833];1)&amp;&quot;_&quot;&amp;RIGHT([' ;'.D833];4)" office:value-type="string" office:string-value="x_axis">
            <text:p>x_axis</text:p>
          </table:table-cell>
          <table:table-cell table:formula="of:=ROUND(VALUE(MID([' ;'.E833];2;LEN([' ;'.E833])-2));1)" office:value-type="float" office:value="3.6">
            <text:p>3.6</text:p>
          </table:table-cell>
          <table:table-cell table:formula="of:=VALUE(MID([' ;'.G833];2;LEN([' ;'.G833])-2))" office:value-type="float" office:value="352.503077">
            <text:p>352.503077</text:p>
          </table:table-cell>
          <table:table-cell table:formula="of:=ROUND([.E833]/[.$J$1];2)" office:value-type="float" office:value="352.5">
            <text:p>352.5</text:p>
          </table:table-cell>
          <table:table-cell/>
          <table:table-cell table:formula="of:=IF(RIGHT([.A833];5)=&quot;sleep&quot;;&quot;Sleep(&quot;&amp;[.$L$1]&amp;&quot;*&quot;&amp;ROUND(VALUE([.B833]);2)/[.$M$1]&amp;&quot;)&quot;;[.A833]&amp;&quot;( &quot;&amp;[.B833]&amp;&quot;, &quot;&amp;[.C833]&amp;&quot;, &quot;&amp;[.D833]&amp;&quot;, &quot;&amp;[.$I$1]&amp;&quot;*&quot;&amp;[.F833]&amp;&quot; )&quot;)" office:value-type="string" office:string-value="Turn2( rleg, x_axis, 3.6, MOVEANIMATIONSPEED*352.5 )">
            <text:p>Turn2( rleg, x_axis, 3.6, MOVEANIMATIONSPEED*352.5 )</text:p>
          </table:table-cell>
          <table:table-cell table:number-columns-repeated="6"/>
        </table:table-row>
        <table:table-row table:style-name="ro1">
          <table:table-cell table:formula="of:=IF(RIGHT([' ;'.A834];4)=&quot;turn&quot;;&quot;Turn2&quot;;IF(RIGHT([' ;'.A834];4)=&quot;move&quot;;&quot;Move&quot;;[' ;'.A834]))" office:value-type="string" office:string-value="Turn2">
            <text:p>Turn2</text:p>
          </table:table-cell>
          <table:table-cell table:formula="of:=[' ;'.B834]" office:value-type="string" office:string-value="rshoulder">
            <text:p>rshoulder</text:p>
          </table:table-cell>
          <table:table-cell table:formula="of:=LEFT([' ;'.D834];1)&amp;&quot;_&quot;&amp;RIGHT([' ;'.D834];4)" office:value-type="string" office:string-value="x_axis">
            <text:p>x_axis</text:p>
          </table:table-cell>
          <table:table-cell table:formula="of:=ROUND(VALUE(MID([' ;'.E834];2;LEN([' ;'.E834])-2));1)" office:value-type="float" office:value="40">
            <text:p>40</text:p>
          </table:table-cell>
          <table:table-cell table:formula="of:=VALUE(MID([' ;'.G834];2;LEN([' ;'.G834])-2))" office:value-type="float" office:value="50.051234">
            <text:p>50.051234</text:p>
          </table:table-cell>
          <table:table-cell table:formula="of:=ROUND([.E834]/[.$J$1];2)" office:value-type="float" office:value="50.05">
            <text:p>50.05</text:p>
          </table:table-cell>
          <table:table-cell/>
          <table:table-cell table:formula="of:=IF(RIGHT([.A834];5)=&quot;sleep&quot;;&quot;Sleep(&quot;&amp;[.$L$1]&amp;&quot;*&quot;&amp;ROUND(VALUE([.B834]);2)/[.$M$1]&amp;&quot;)&quot;;[.A834]&amp;&quot;( &quot;&amp;[.B834]&amp;&quot;, &quot;&amp;[.C834]&amp;&quot;, &quot;&amp;[.D834]&amp;&quot;, &quot;&amp;[.$I$1]&amp;&quot;*&quot;&amp;[.F834]&amp;&quot; )&quot;)" office:value-type="string" office:string-value="Turn2( rshoulder, x_axis, 40, MOVEANIMATIONSPEED*50.05 )">
            <text:p>Turn2( rshoulder, x_axis, 40, MOVEANIMATIONSPEED*50.05 )</text:p>
          </table:table-cell>
          <table:table-cell table:number-columns-repeated="6"/>
        </table:table-row>
        <table:table-row table:style-name="ro1">
          <table:table-cell table:formula="of:=IF(RIGHT([' ;'.A835];4)=&quot;turn&quot;;&quot;Turn2&quot;;IF(RIGHT([' ;'.A835];4)=&quot;move&quot;;&quot;Move&quot;;[' ;'.A835]))" office:value-type="string" office:string-value="Turn2">
            <text:p>Turn2</text:p>
          </table:table-cell>
          <table:table-cell table:formula="of:=[' ;'.B835]" office:value-type="string" office:string-value="rshoulder">
            <text:p>rshoulder</text:p>
          </table:table-cell>
          <table:table-cell table:formula="of:=LEFT([' ;'.D835];1)&amp;&quot;_&quot;&amp;RIGHT([' ;'.D835];4)" office:value-type="string" office:string-value="z_axis">
            <text:p>z_axis</text:p>
          </table:table-cell>
          <table:table-cell table:formula="of:=ROUND(VALUE(MID([' ;'.E835];2;LEN([' ;'.E835])-2));1)" office:value-type="float" office:value="-0">
            <text:p>-0</text:p>
          </table:table-cell>
          <table:table-cell table:formula="of:=VALUE(MID([' ;'.G835];2;LEN([' ;'.G835])-2))" office:value-type="float" office:value="0.963824">
            <text:p>0.963824</text:p>
          </table:table-cell>
          <table:table-cell table:formula="of:=ROUND([.E835]/[.$J$1];2)" office:value-type="float" office:value="0.96">
            <text:p>0.96</text:p>
          </table:table-cell>
          <table:table-cell/>
          <table:table-cell table:formula="of:=IF(RIGHT([.A835];5)=&quot;sleep&quot;;&quot;Sleep(&quot;&amp;[.$L$1]&amp;&quot;*&quot;&amp;ROUND(VALUE([.B835]);2)/[.$M$1]&amp;&quot;)&quot;;[.A835]&amp;&quot;( &quot;&amp;[.B835]&amp;&quot;, &quot;&amp;[.C835]&amp;&quot;, &quot;&amp;[.D835]&amp;&quot;, &quot;&amp;[.$I$1]&amp;&quot;*&quot;&amp;[.F835]&amp;&quot; )&quot;)" office:value-type="string" office:string-value="Turn2( rshoulder, z_axis, 0, MOVEANIMATIONSPEED*0.96 )">
            <text:p>Turn2( rshoulder, z_axis, 0, MOVEANIMATIONSPEED*0.96 )</text:p>
          </table:table-cell>
          <table:table-cell table:number-columns-repeated="6"/>
        </table:table-row>
        <table:table-row table:style-name="ro1">
          <table:table-cell table:formula="of:=IF(RIGHT([' ;'.A836];4)=&quot;turn&quot;;&quot;Turn2&quot;;IF(RIGHT([' ;'.A836];4)=&quot;move&quot;;&quot;Move&quot;;[' ;'.A836]))" office:value-type="string" office:string-value="Turn2">
            <text:p>Turn2</text:p>
          </table:table-cell>
          <table:table-cell table:formula="of:=[' ;'.B836]" office:value-type="string" office:string-value="rshoulder">
            <text:p>rshoulder</text:p>
          </table:table-cell>
          <table:table-cell table:formula="of:=LEFT([' ;'.D836];1)&amp;&quot;_&quot;&amp;RIGHT([' ;'.D836];4)" office:value-type="string" office:string-value="y_axis">
            <text:p>y_axis</text:p>
          </table:table-cell>
          <table:table-cell table:formula="of:=ROUND(VALUE(MID([' ;'.E836];2;LEN([' ;'.E836])-2));1)" office:value-type="float" office:value="0">
            <text:p>0</text:p>
          </table:table-cell>
          <table:table-cell table:formula="of:=VALUE(MID([' ;'.G836];2;LEN([' ;'.G836])-2))" office:value-type="float" office:value="3.598285">
            <text:p>3.598285</text:p>
          </table:table-cell>
          <table:table-cell table:formula="of:=ROUND([.E836]/[.$J$1];2)" office:value-type="float" office:value="3.6">
            <text:p>3.6</text:p>
          </table:table-cell>
          <table:table-cell/>
          <table:table-cell table:formula="of:=IF(RIGHT([.A836];5)=&quot;sleep&quot;;&quot;Sleep(&quot;&amp;[.$L$1]&amp;&quot;*&quot;&amp;ROUND(VALUE([.B836]);2)/[.$M$1]&amp;&quot;)&quot;;[.A836]&amp;&quot;( &quot;&amp;[.B836]&amp;&quot;, &quot;&amp;[.C836]&amp;&quot;, &quot;&amp;[.D836]&amp;&quot;, &quot;&amp;[.$I$1]&amp;&quot;*&quot;&amp;[.F836]&amp;&quot; )&quot;)" office:value-type="string" office:string-value="Turn2( rshoulder, y_axis, 0, MOVEANIMATIONSPEED*3.6 )">
            <text:p>Turn2( rshoulder, y_axis, 0, MOVEANIMATIONSPEED*3.6 )</text:p>
          </table:table-cell>
          <table:table-cell table:number-columns-repeated="6"/>
        </table:table-row>
        <table:table-row table:style-name="ro1">
          <table:table-cell table:formula="of:=IF(RIGHT([' ;'.A837];4)=&quot;turn&quot;;&quot;Turn2&quot;;IF(RIGHT([' ;'.A837];4)=&quot;move&quot;;&quot;Move&quot;;[' ;'.A837]))" office:value-type="string" office:string-value="Turn2">
            <text:p>Turn2</text:p>
          </table:table-cell>
          <table:table-cell table:formula="of:=[' ;'.B837]" office:value-type="string" office:string-value="rthigh">
            <text:p>rthigh</text:p>
          </table:table-cell>
          <table:table-cell table:formula="of:=LEFT([' ;'.D837];1)&amp;&quot;_&quot;&amp;RIGHT([' ;'.D837];4)" office:value-type="string" office:string-value="x_axis">
            <text:p>x_axis</text:p>
          </table:table-cell>
          <table:table-cell table:formula="of:=ROUND(VALUE(MID([' ;'.E837];2;LEN([' ;'.E837])-2));1)" office:value-type="float" office:value="-30.6">
            <text:p>-30.6</text:p>
          </table:table-cell>
          <table:table-cell table:formula="of:=VALUE(MID([' ;'.G837];2;LEN([' ;'.G837])-2))" office:value-type="float" office:value="175.508558">
            <text:p>175.508558</text:p>
          </table:table-cell>
          <table:table-cell table:formula="of:=ROUND([.E837]/[.$J$1];2)" office:value-type="float" office:value="175.51">
            <text:p>175.51</text:p>
          </table:table-cell>
          <table:table-cell/>
          <table:table-cell table:formula="of:=IF(RIGHT([.A837];5)=&quot;sleep&quot;;&quot;Sleep(&quot;&amp;[.$L$1]&amp;&quot;*&quot;&amp;ROUND(VALUE([.B837]);2)/[.$M$1]&amp;&quot;)&quot;;[.A837]&amp;&quot;( &quot;&amp;[.B837]&amp;&quot;, &quot;&amp;[.C837]&amp;&quot;, &quot;&amp;[.D837]&amp;&quot;, &quot;&amp;[.$I$1]&amp;&quot;*&quot;&amp;[.F837]&amp;&quot; )&quot;)" office:value-type="string" office:string-value="Turn2( rthigh, x_axis, -30.6, MOVEANIMATIONSPEED*175.51 )">
            <text:p>Turn2( rthigh, x_axis, -30.6, MOVEANIMATIONSPEED*175.51 )</text:p>
          </table:table-cell>
          <table:table-cell table:number-columns-repeated="6"/>
        </table:table-row>
        <table:table-row table:style-name="ro1">
          <table:table-cell table:formula="of:=IF(RIGHT([' ;'.A838];4)=&quot;turn&quot;;&quot;Turn2&quot;;IF(RIGHT([' ;'.A838];4)=&quot;move&quot;;&quot;Move&quot;;[' ;'.A838]))" office:value-type="string" office:string-value="Turn2">
            <text:p>Turn2</text:p>
          </table:table-cell>
          <table:table-cell table:formula="of:=[' ;'.B838]" office:value-type="string" office:string-value="rwing1">
            <text:p>rwing1</text:p>
          </table:table-cell>
          <table:table-cell table:formula="of:=LEFT([' ;'.D838];1)&amp;&quot;_&quot;&amp;RIGHT([' ;'.D838];4)" office:value-type="string" office:string-value="x_axis">
            <text:p>x_axis</text:p>
          </table:table-cell>
          <table:table-cell table:formula="of:=ROUND(VALUE(MID([' ;'.E838];2;LEN([' ;'.E838])-2));1)" office:value-type="float" office:value="-78.7">
            <text:p>-78.7</text:p>
          </table:table-cell>
          <table:table-cell table:formula="of:=VALUE(MID([' ;'.G838];2;LEN([' ;'.G838])-2))" office:value-type="float" office:value="23.807171">
            <text:p>23.807171</text:p>
          </table:table-cell>
          <table:table-cell table:formula="of:=ROUND([.E838]/[.$J$1];2)" office:value-type="float" office:value="23.81">
            <text:p>23.81</text:p>
          </table:table-cell>
          <table:table-cell/>
          <table:table-cell table:formula="of:=IF(RIGHT([.A838];5)=&quot;sleep&quot;;&quot;Sleep(&quot;&amp;[.$L$1]&amp;&quot;*&quot;&amp;ROUND(VALUE([.B838]);2)/[.$M$1]&amp;&quot;)&quot;;[.A838]&amp;&quot;( &quot;&amp;[.B838]&amp;&quot;, &quot;&amp;[.C838]&amp;&quot;, &quot;&amp;[.D838]&amp;&quot;, &quot;&amp;[.$I$1]&amp;&quot;*&quot;&amp;[.F838]&amp;&quot; )&quot;)" office:value-type="string" office:string-value="Turn2( rwing1, x_axis, -78.7, MOVEANIMATIONSPEED*23.81 )">
            <text:p>Turn2( rwing1, x_axis, -78.7, MOVEANIMATIONSPEED*23.81 )</text:p>
          </table:table-cell>
          <table:table-cell table:number-columns-repeated="6"/>
        </table:table-row>
        <table:table-row table:style-name="ro1">
          <table:table-cell table:formula="of:=IF(RIGHT([' ;'.A839];4)=&quot;turn&quot;;&quot;Turn2&quot;;IF(RIGHT([' ;'.A839];4)=&quot;move&quot;;&quot;Move&quot;;[' ;'.A839]))" office:value-type="string" office:string-value="Turn2">
            <text:p>Turn2</text:p>
          </table:table-cell>
          <table:table-cell table:formula="of:=[' ;'.B839]" office:value-type="string" office:string-value="rwing1">
            <text:p>rwing1</text:p>
          </table:table-cell>
          <table:table-cell table:formula="of:=LEFT([' ;'.D839];1)&amp;&quot;_&quot;&amp;RIGHT([' ;'.D839];4)" office:value-type="string" office:string-value="z_axis">
            <text:p>z_axis</text:p>
          </table:table-cell>
          <table:table-cell table:formula="of:=ROUND(VALUE(MID([' ;'.E839];2;LEN([' ;'.E839])-2));1)" office:value-type="float" office:value="-21.8">
            <text:p>-21.8</text:p>
          </table:table-cell>
          <table:table-cell table:formula="of:=VALUE(MID([' ;'.G839];2;LEN([' ;'.G839])-2))" office:value-type="float" office:value="4.515506">
            <text:p>4.515506</text:p>
          </table:table-cell>
          <table:table-cell table:formula="of:=ROUND([.E839]/[.$J$1];2)" office:value-type="float" office:value="4.52">
            <text:p>4.52</text:p>
          </table:table-cell>
          <table:table-cell/>
          <table:table-cell table:formula="of:=IF(RIGHT([.A839];5)=&quot;sleep&quot;;&quot;Sleep(&quot;&amp;[.$L$1]&amp;&quot;*&quot;&amp;ROUND(VALUE([.B839]);2)/[.$M$1]&amp;&quot;)&quot;;[.A839]&amp;&quot;( &quot;&amp;[.B839]&amp;&quot;, &quot;&amp;[.C839]&amp;&quot;, &quot;&amp;[.D839]&amp;&quot;, &quot;&amp;[.$I$1]&amp;&quot;*&quot;&amp;[.F839]&amp;&quot; )&quot;)" office:value-type="string" office:string-value="Turn2( rwing1, z_axis, -21.8, MOVEANIMATIONSPEED*4.52 )">
            <text:p>Turn2( rwing1, z_axis, -21.8, MOVEANIMATIONSPEED*4.52 )</text:p>
          </table:table-cell>
          <table:table-cell table:number-columns-repeated="6"/>
        </table:table-row>
        <table:table-row table:style-name="ro1">
          <table:table-cell table:formula="of:=IF(RIGHT([' ;'.A840];4)=&quot;turn&quot;;&quot;Turn2&quot;;IF(RIGHT([' ;'.A840];4)=&quot;move&quot;;&quot;Move&quot;;[' ;'.A840]))" office:value-type="string" office:string-value="Turn2">
            <text:p>Turn2</text:p>
          </table:table-cell>
          <table:table-cell table:formula="of:=[' ;'.B840]" office:value-type="string" office:string-value="rwing1">
            <text:p>rwing1</text:p>
          </table:table-cell>
          <table:table-cell table:formula="of:=LEFT([' ;'.D840];1)&amp;&quot;_&quot;&amp;RIGHT([' ;'.D840];4)" office:value-type="string" office:string-value="y_axis">
            <text:p>y_axis</text:p>
          </table:table-cell>
          <table:table-cell table:formula="of:=ROUND(VALUE(MID([' ;'.E840];2;LEN([' ;'.E840])-2));1)" office:value-type="float" office:value="21.5">
            <text:p>21.5</text:p>
          </table:table-cell>
          <table:table-cell table:formula="of:=VALUE(MID([' ;'.G840];2;LEN([' ;'.G840])-2))" office:value-type="float" office:value="3.025279">
            <text:p>3.025279</text:p>
          </table:table-cell>
          <table:table-cell table:formula="of:=ROUND([.E840]/[.$J$1];2)" office:value-type="float" office:value="3.03">
            <text:p>3.03</text:p>
          </table:table-cell>
          <table:table-cell/>
          <table:table-cell table:formula="of:=IF(RIGHT([.A840];5)=&quot;sleep&quot;;&quot;Sleep(&quot;&amp;[.$L$1]&amp;&quot;*&quot;&amp;ROUND(VALUE([.B840]);2)/[.$M$1]&amp;&quot;)&quot;;[.A840]&amp;&quot;( &quot;&amp;[.B840]&amp;&quot;, &quot;&amp;[.C840]&amp;&quot;, &quot;&amp;[.D840]&amp;&quot;, &quot;&amp;[.$I$1]&amp;&quot;*&quot;&amp;[.F840]&amp;&quot; )&quot;)" office:value-type="string" office:string-value="Turn2( rwing1, y_axis, 21.5, MOVEANIMATIONSPEED*3.03 )">
            <text:p>Turn2( rwing1, y_axis, 21.5, MOVEANIMATIONSPEED*3.03 )</text:p>
          </table:table-cell>
          <table:table-cell table:number-columns-repeated="6"/>
        </table:table-row>
        <table:table-row table:style-name="ro1">
          <table:table-cell table:formula="of:=IF(RIGHT([' ;'.A841];4)=&quot;turn&quot;;&quot;Turn2&quot;;IF(RIGHT([' ;'.A841];4)=&quot;move&quot;;&quot;Move&quot;;[' ;'.A841]))" office:value-type="string" office:string-value="Turn2">
            <text:p>Turn2</text:p>
          </table:table-cell>
          <table:table-cell table:formula="of:=[' ;'.B841]" office:value-type="string" office:string-value="rwing2">
            <text:p>rwing2</text:p>
          </table:table-cell>
          <table:table-cell table:formula="of:=LEFT([' ;'.D841];1)&amp;&quot;_&quot;&amp;RIGHT([' ;'.D841];4)" office:value-type="string" office:string-value="x_axis">
            <text:p>x_axis</text:p>
          </table:table-cell>
          <table:table-cell table:formula="of:=ROUND(VALUE(MID([' ;'.E841];2;LEN([' ;'.E841])-2));1)" office:value-type="float" office:value="80.4">
            <text:p>80.4</text:p>
          </table:table-cell>
          <table:table-cell table:formula="of:=VALUE(MID([' ;'.G841];2;LEN([' ;'.G841])-2))" office:value-type="float" office:value="3.511742">
            <text:p>3.511742</text:p>
          </table:table-cell>
          <table:table-cell table:formula="of:=ROUND([.E841]/[.$J$1];2)" office:value-type="float" office:value="3.51">
            <text:p>3.51</text:p>
          </table:table-cell>
          <table:table-cell/>
          <table:table-cell table:formula="of:=IF(RIGHT([.A841];5)=&quot;sleep&quot;;&quot;Sleep(&quot;&amp;[.$L$1]&amp;&quot;*&quot;&amp;ROUND(VALUE([.B841]);2)/[.$M$1]&amp;&quot;)&quot;;[.A841]&amp;&quot;( &quot;&amp;[.B841]&amp;&quot;, &quot;&amp;[.C841]&amp;&quot;, &quot;&amp;[.D841]&amp;&quot;, &quot;&amp;[.$I$1]&amp;&quot;*&quot;&amp;[.F841]&amp;&quot; )&quot;)" office:value-type="string" office:string-value="Turn2( rwing2, x_axis, 80.4, MOVEANIMATIONSPEED*3.51 )">
            <text:p>Turn2( rwing2, x_axis, 80.4, MOVEANIMATIONSPEED*3.51 )</text:p>
          </table:table-cell>
          <table:table-cell table:number-columns-repeated="6"/>
        </table:table-row>
        <table:table-row table:style-name="ro1">
          <table:table-cell table:formula="of:=IF(RIGHT([' ;'.A842];4)=&quot;turn&quot;;&quot;Turn2&quot;;IF(RIGHT([' ;'.A842];4)=&quot;move&quot;;&quot;Move&quot;;[' ;'.A842]))" office:value-type="string" office:string-value="Turn2">
            <text:p>Turn2</text:p>
          </table:table-cell>
          <table:table-cell table:formula="of:=[' ;'.B842]" office:value-type="string" office:string-value="rwing2">
            <text:p>rwing2</text:p>
          </table:table-cell>
          <table:table-cell table:formula="of:=LEFT([' ;'.D842];1)&amp;&quot;_&quot;&amp;RIGHT([' ;'.D842];4)" office:value-type="string" office:string-value="z_axis">
            <text:p>z_axis</text:p>
          </table:table-cell>
          <table:table-cell table:formula="of:=ROUND(VALUE(MID([' ;'.E842];2;LEN([' ;'.E842])-2));1)" office:value-type="float" office:value="-38.3">
            <text:p>-38.3</text:p>
          </table:table-cell>
          <table:table-cell table:formula="of:=VALUE(MID([' ;'.G842];2;LEN([' ;'.G842])-2))" office:value-type="float" office:value="7.193948">
            <text:p>7.193948</text:p>
          </table:table-cell>
          <table:table-cell table:formula="of:=ROUND([.E842]/[.$J$1];2)" office:value-type="float" office:value="7.19">
            <text:p>7.19</text:p>
          </table:table-cell>
          <table:table-cell/>
          <table:table-cell table:formula="of:=IF(RIGHT([.A842];5)=&quot;sleep&quot;;&quot;Sleep(&quot;&amp;[.$L$1]&amp;&quot;*&quot;&amp;ROUND(VALUE([.B842]);2)/[.$M$1]&amp;&quot;)&quot;;[.A842]&amp;&quot;( &quot;&amp;[.B842]&amp;&quot;, &quot;&amp;[.C842]&amp;&quot;, &quot;&amp;[.D842]&amp;&quot;, &quot;&amp;[.$I$1]&amp;&quot;*&quot;&amp;[.F842]&amp;&quot; )&quot;)" office:value-type="string" office:string-value="Turn2( rwing2, z_axis, -38.3, MOVEANIMATIONSPEED*7.19 )">
            <text:p>Turn2( rwing2, z_axis, -38.3, MOVEANIMATIONSPEED*7.19 )</text:p>
          </table:table-cell>
          <table:table-cell table:number-columns-repeated="6"/>
        </table:table-row>
        <table:table-row table:style-name="ro1">
          <table:table-cell table:formula="of:=IF(RIGHT([' ;'.A843];4)=&quot;turn&quot;;&quot;Turn2&quot;;IF(RIGHT([' ;'.A843];4)=&quot;move&quot;;&quot;Move&quot;;[' ;'.A843]))" office:value-type="string" office:string-value="Turn2">
            <text:p>Turn2</text:p>
          </table:table-cell>
          <table:table-cell table:formula="of:=[' ;'.B843]" office:value-type="string" office:string-value="rwing2">
            <text:p>rwing2</text:p>
          </table:table-cell>
          <table:table-cell table:formula="of:=LEFT([' ;'.D843];1)&amp;&quot;_&quot;&amp;RIGHT([' ;'.D843];4)" office:value-type="string" office:string-value="y_axis">
            <text:p>y_axis</text:p>
          </table:table-cell>
          <table:table-cell table:formula="of:=ROUND(VALUE(MID([' ;'.E843];2;LEN([' ;'.E843])-2));1)" office:value-type="float" office:value="-9.6">
            <text:p>-9.6</text:p>
          </table:table-cell>
          <table:table-cell table:formula="of:=VALUE(MID([' ;'.G843];2;LEN([' ;'.G843])-2))" office:value-type="float" office:value="16.293918">
            <text:p>16.293918</text:p>
          </table:table-cell>
          <table:table-cell table:formula="of:=ROUND([.E843]/[.$J$1];2)" office:value-type="float" office:value="16.29">
            <text:p>16.29</text:p>
          </table:table-cell>
          <table:table-cell/>
          <table:table-cell table:formula="of:=IF(RIGHT([.A843];5)=&quot;sleep&quot;;&quot;Sleep(&quot;&amp;[.$L$1]&amp;&quot;*&quot;&amp;ROUND(VALUE([.B843]);2)/[.$M$1]&amp;&quot;)&quot;;[.A843]&amp;&quot;( &quot;&amp;[.B843]&amp;&quot;, &quot;&amp;[.C843]&amp;&quot;, &quot;&amp;[.D843]&amp;&quot;, &quot;&amp;[.$I$1]&amp;&quot;*&quot;&amp;[.F843]&amp;&quot; )&quot;)" office:value-type="string" office:string-value="Turn2( rwing2, y_axis, -9.6, MOVEANIMATIONSPEED*16.29 )">
            <text:p>Turn2( rwing2, y_axis, -9.6, MOVEANIMATIONSPEED*16.29 )</text:p>
          </table:table-cell>
          <table:table-cell table:number-columns-repeated="6"/>
        </table:table-row>
        <table:table-row table:style-name="ro1">
          <table:table-cell table:formula="of:=IF(RIGHT([' ;'.A844];4)=&quot;turn&quot;;&quot;Turn2&quot;;IF(RIGHT([' ;'.A844];4)=&quot;move&quot;;&quot;Move&quot;;[' ;'.A844]))" office:value-type="string" office:string-value="Turn2">
            <text:p>Turn2</text:p>
          </table:table-cell>
          <table:table-cell table:formula="of:=[' ;'.B844]" office:value-type="string" office:string-value="rwing31">
            <text:p>rwing31</text:p>
          </table:table-cell>
          <table:table-cell table:formula="of:=LEFT([' ;'.D844];1)&amp;&quot;_&quot;&amp;RIGHT([' ;'.D844];4)" office:value-type="string" office:string-value="z_axis">
            <text:p>z_axis</text:p>
          </table:table-cell>
          <table:table-cell table:formula="of:=ROUND(VALUE(MID([' ;'.E844];2;LEN([' ;'.E844])-2));1)" office:value-type="float" office:value="6.3">
            <text:p>6.3</text:p>
          </table:table-cell>
          <table:table-cell table:formula="of:=VALUE(MID([' ;'.G844];2;LEN([' ;'.G844])-2))" office:value-type="float" office:value="7.548125">
            <text:p>7.548125</text:p>
          </table:table-cell>
          <table:table-cell table:formula="of:=ROUND([.E844]/[.$J$1];2)" office:value-type="float" office:value="7.55">
            <text:p>7.55</text:p>
          </table:table-cell>
          <table:table-cell/>
          <table:table-cell table:formula="of:=IF(RIGHT([.A844];5)=&quot;sleep&quot;;&quot;Sleep(&quot;&amp;[.$L$1]&amp;&quot;*&quot;&amp;ROUND(VALUE([.B844]);2)/[.$M$1]&amp;&quot;)&quot;;[.A844]&amp;&quot;( &quot;&amp;[.B844]&amp;&quot;, &quot;&amp;[.C844]&amp;&quot;, &quot;&amp;[.D844]&amp;&quot;, &quot;&amp;[.$I$1]&amp;&quot;*&quot;&amp;[.F844]&amp;&quot; )&quot;)" office:value-type="string" office:string-value="Turn2( rwing31, z_axis, 6.3, MOVEANIMATIONSPEED*7.55 )">
            <text:p>Turn2( rwing31, z_axis, 6.3, MOVEANIMATIONSPEED*7.55 )</text:p>
          </table:table-cell>
          <table:table-cell table:number-columns-repeated="6"/>
        </table:table-row>
        <table:table-row table:style-name="ro1">
          <table:table-cell table:formula="of:=IF(RIGHT([' ;'.A845];4)=&quot;turn&quot;;&quot;Turn2&quot;;IF(RIGHT([' ;'.A845];4)=&quot;move&quot;;&quot;Move&quot;;[' ;'.A845]))" office:value-type="string" office:string-value="Turn2">
            <text:p>Turn2</text:p>
          </table:table-cell>
          <table:table-cell table:formula="of:=[' ;'.B845]" office:value-type="string" office:string-value="rwing31">
            <text:p>rwing31</text:p>
          </table:table-cell>
          <table:table-cell table:formula="of:=LEFT([' ;'.D845];1)&amp;&quot;_&quot;&amp;RIGHT([' ;'.D845];4)" office:value-type="string" office:string-value="y_axis">
            <text:p>y_axis</text:p>
          </table:table-cell>
          <table:table-cell table:formula="of:=ROUND(VALUE(MID([' ;'.E845];2;LEN([' ;'.E845])-2));1)" office:value-type="float" office:value="17.8">
            <text:p>17.8</text:p>
          </table:table-cell>
          <table:table-cell table:formula="of:=VALUE(MID([' ;'.G845];2;LEN([' ;'.G845])-2))" office:value-type="float" office:value="0.556216">
            <text:p>0.556216</text:p>
          </table:table-cell>
          <table:table-cell table:formula="of:=ROUND([.E845]/[.$J$1];2)" office:value-type="float" office:value="0.56">
            <text:p>0.56</text:p>
          </table:table-cell>
          <table:table-cell/>
          <table:table-cell table:formula="of:=IF(RIGHT([.A845];5)=&quot;sleep&quot;;&quot;Sleep(&quot;&amp;[.$L$1]&amp;&quot;*&quot;&amp;ROUND(VALUE([.B845]);2)/[.$M$1]&amp;&quot;)&quot;;[.A845]&amp;&quot;( &quot;&amp;[.B845]&amp;&quot;, &quot;&amp;[.C845]&amp;&quot;, &quot;&amp;[.D845]&amp;&quot;, &quot;&amp;[.$I$1]&amp;&quot;*&quot;&amp;[.F845]&amp;&quot; )&quot;)" office:value-type="string" office:string-value="Turn2( rwing31, y_axis, 17.8, MOVEANIMATIONSPEED*0.56 )">
            <text:p>Turn2( rwing31, y_axis, 17.8, MOVEANIMATIONSPEED*0.56 )</text:p>
          </table:table-cell>
          <table:table-cell table:number-columns-repeated="6"/>
        </table:table-row>
        <table:table-row table:style-name="ro1">
          <table:table-cell table:formula="of:=IF(RIGHT([' ;'.A846];4)=&quot;turn&quot;;&quot;Turn2&quot;;IF(RIGHT([' ;'.A846];4)=&quot;move&quot;;&quot;Move&quot;;[' ;'.A846]))" office:value-type="string" office:string-value="Turn2">
            <text:p>Turn2</text:p>
          </table:table-cell>
          <table:table-cell table:formula="of:=[' ;'.B846]" office:value-type="string" office:string-value="rwing32">
            <text:p>rwing32</text:p>
          </table:table-cell>
          <table:table-cell table:formula="of:=LEFT([' ;'.D846];1)&amp;&quot;_&quot;&amp;RIGHT([' ;'.D846];4)" office:value-type="string" office:string-value="z_axis">
            <text:p>z_axis</text:p>
          </table:table-cell>
          <table:table-cell table:formula="of:=ROUND(VALUE(MID([' ;'.E846];2;LEN([' ;'.E846])-2));1)" office:value-type="float" office:value="6.3">
            <text:p>6.3</text:p>
          </table:table-cell>
          <table:table-cell table:formula="of:=VALUE(MID([' ;'.G846];2;LEN([' ;'.G846])-2))" office:value-type="float" office:value="7.64683">
            <text:p>7.64683</text:p>
          </table:table-cell>
          <table:table-cell table:formula="of:=ROUND([.E846]/[.$J$1];2)" office:value-type="float" office:value="7.65">
            <text:p>7.65</text:p>
          </table:table-cell>
          <table:table-cell/>
          <table:table-cell table:formula="of:=IF(RIGHT([.A846];5)=&quot;sleep&quot;;&quot;Sleep(&quot;&amp;[.$L$1]&amp;&quot;*&quot;&amp;ROUND(VALUE([.B846]);2)/[.$M$1]&amp;&quot;)&quot;;[.A846]&amp;&quot;( &quot;&amp;[.B846]&amp;&quot;, &quot;&amp;[.C846]&amp;&quot;, &quot;&amp;[.D846]&amp;&quot;, &quot;&amp;[.$I$1]&amp;&quot;*&quot;&amp;[.F846]&amp;&quot; )&quot;)" office:value-type="string" office:string-value="Turn2( rwing32, z_axis, 6.3, MOVEANIMATIONSPEED*7.65 )">
            <text:p>Turn2( rwing32, z_axis, 6.3, MOVEANIMATIONSPEED*7.65 )</text:p>
          </table:table-cell>
          <table:table-cell table:number-columns-repeated="6"/>
        </table:table-row>
        <table:table-row table:style-name="ro1">
          <table:table-cell table:formula="of:=IF(RIGHT([' ;'.A847];4)=&quot;turn&quot;;&quot;Turn2&quot;;IF(RIGHT([' ;'.A847];4)=&quot;move&quot;;&quot;Move&quot;;[' ;'.A847]))" office:value-type="string" office:string-value="Turn2">
            <text:p>Turn2</text:p>
          </table:table-cell>
          <table:table-cell table:formula="of:=[' ;'.B847]" office:value-type="string" office:string-value="rwing32">
            <text:p>rwing32</text:p>
          </table:table-cell>
          <table:table-cell table:formula="of:=LEFT([' ;'.D847];1)&amp;&quot;_&quot;&amp;RIGHT([' ;'.D847];4)" office:value-type="string" office:string-value="y_axis">
            <text:p>y_axis</text:p>
          </table:table-cell>
          <table:table-cell table:formula="of:=ROUND(VALUE(MID([' ;'.E847];2;LEN([' ;'.E847])-2));1)" office:value-type="float" office:value="18">
            <text:p>18</text:p>
          </table:table-cell>
          <table:table-cell table:formula="of:=VALUE(MID([' ;'.G847];2;LEN([' ;'.G847])-2))" office:value-type="float" office:value="0.521698">
            <text:p>0.521698</text:p>
          </table:table-cell>
          <table:table-cell table:formula="of:=ROUND([.E847]/[.$J$1];2)" office:value-type="float" office:value="0.52">
            <text:p>0.52</text:p>
          </table:table-cell>
          <table:table-cell/>
          <table:table-cell table:formula="of:=IF(RIGHT([.A847];5)=&quot;sleep&quot;;&quot;Sleep(&quot;&amp;[.$L$1]&amp;&quot;*&quot;&amp;ROUND(VALUE([.B847]);2)/[.$M$1]&amp;&quot;)&quot;;[.A847]&amp;&quot;( &quot;&amp;[.B847]&amp;&quot;, &quot;&amp;[.C847]&amp;&quot;, &quot;&amp;[.D847]&amp;&quot;, &quot;&amp;[.$I$1]&amp;&quot;*&quot;&amp;[.F847]&amp;&quot; )&quot;)" office:value-type="string" office:string-value="Turn2( rwing32, y_axis, 18, MOVEANIMATIONSPEED*0.52 )">
            <text:p>Turn2( rwing32, y_axis, 18, MOVEANIMATIONSPEED*0.52 )</text:p>
          </table:table-cell>
          <table:table-cell table:number-columns-repeated="6"/>
        </table:table-row>
        <table:table-row table:style-name="ro1">
          <table:table-cell table:formula="of:=IF(RIGHT([' ;'.A848];4)=&quot;turn&quot;;&quot;Turn2&quot;;IF(RIGHT([' ;'.A848];4)=&quot;move&quot;;&quot;Move&quot;;[' ;'.A848]))" office:value-type="string" office:string-value="Turn2">
            <text:p>Turn2</text:p>
          </table:table-cell>
          <table:table-cell table:formula="of:=[' ;'.B848]" office:value-type="string" office:string-value="rwing41">
            <text:p>rwing41</text:p>
          </table:table-cell>
          <table:table-cell table:formula="of:=LEFT([' ;'.D848];1)&amp;&quot;_&quot;&amp;RIGHT([' ;'.D848];4)" office:value-type="string" office:string-value="z_axis">
            <text:p>z_axis</text:p>
          </table:table-cell>
          <table:table-cell table:formula="of:=ROUND(VALUE(MID([' ;'.E848];2;LEN([' ;'.E848])-2));1)" office:value-type="float" office:value="6.3">
            <text:p>6.3</text:p>
          </table:table-cell>
          <table:table-cell table:formula="of:=VALUE(MID([' ;'.G848];2;LEN([' ;'.G848])-2))" office:value-type="float" office:value="7.548125">
            <text:p>7.548125</text:p>
          </table:table-cell>
          <table:table-cell table:formula="of:=ROUND([.E848]/[.$J$1];2)" office:value-type="float" office:value="7.55">
            <text:p>7.55</text:p>
          </table:table-cell>
          <table:table-cell/>
          <table:table-cell table:formula="of:=IF(RIGHT([.A848];5)=&quot;sleep&quot;;&quot;Sleep(&quot;&amp;[.$L$1]&amp;&quot;*&quot;&amp;ROUND(VALUE([.B848]);2)/[.$M$1]&amp;&quot;)&quot;;[.A848]&amp;&quot;( &quot;&amp;[.B848]&amp;&quot;, &quot;&amp;[.C848]&amp;&quot;, &quot;&amp;[.D848]&amp;&quot;, &quot;&amp;[.$I$1]&amp;&quot;*&quot;&amp;[.F848]&amp;&quot; )&quot;)" office:value-type="string" office:string-value="Turn2( rwing41, z_axis, 6.3, MOVEANIMATIONSPEED*7.55 )">
            <text:p>Turn2( rwing41, z_axis, 6.3, MOVEANIMATIONSPEED*7.55 )</text:p>
          </table:table-cell>
          <table:table-cell table:number-columns-repeated="6"/>
        </table:table-row>
        <table:table-row table:style-name="ro1">
          <table:table-cell table:formula="of:=IF(RIGHT([' ;'.A849];4)=&quot;turn&quot;;&quot;Turn2&quot;;IF(RIGHT([' ;'.A849];4)=&quot;move&quot;;&quot;Move&quot;;[' ;'.A849]))" office:value-type="string" office:string-value="Turn2">
            <text:p>Turn2</text:p>
          </table:table-cell>
          <table:table-cell table:formula="of:=[' ;'.B849]" office:value-type="string" office:string-value="rwing41">
            <text:p>rwing41</text:p>
          </table:table-cell>
          <table:table-cell table:formula="of:=LEFT([' ;'.D849];1)&amp;&quot;_&quot;&amp;RIGHT([' ;'.D849];4)" office:value-type="string" office:string-value="y_axis">
            <text:p>y_axis</text:p>
          </table:table-cell>
          <table:table-cell table:formula="of:=ROUND(VALUE(MID([' ;'.E849];2;LEN([' ;'.E849])-2));1)" office:value-type="float" office:value="17.8">
            <text:p>17.8</text:p>
          </table:table-cell>
          <table:table-cell table:formula="of:=VALUE(MID([' ;'.G849];2;LEN([' ;'.G849])-2))" office:value-type="float" office:value="0.556216">
            <text:p>0.556216</text:p>
          </table:table-cell>
          <table:table-cell table:formula="of:=ROUND([.E849]/[.$J$1];2)" office:value-type="float" office:value="0.56">
            <text:p>0.56</text:p>
          </table:table-cell>
          <table:table-cell/>
          <table:table-cell table:formula="of:=IF(RIGHT([.A849];5)=&quot;sleep&quot;;&quot;Sleep(&quot;&amp;[.$L$1]&amp;&quot;*&quot;&amp;ROUND(VALUE([.B849]);2)/[.$M$1]&amp;&quot;)&quot;;[.A849]&amp;&quot;( &quot;&amp;[.B849]&amp;&quot;, &quot;&amp;[.C849]&amp;&quot;, &quot;&amp;[.D849]&amp;&quot;, &quot;&amp;[.$I$1]&amp;&quot;*&quot;&amp;[.F849]&amp;&quot; )&quot;)" office:value-type="string" office:string-value="Turn2( rwing41, y_axis, 17.8, MOVEANIMATIONSPEED*0.56 )">
            <text:p>Turn2( rwing41, y_axis, 17.8, MOVEANIMATIONSPEED*0.56 )</text:p>
          </table:table-cell>
          <table:table-cell table:number-columns-repeated="6"/>
        </table:table-row>
        <table:table-row table:style-name="ro1">
          <table:table-cell table:formula="of:=IF(RIGHT([' ;'.A850];4)=&quot;turn&quot;;&quot;Turn2&quot;;IF(RIGHT([' ;'.A850];4)=&quot;move&quot;;&quot;Move&quot;;[' ;'.A850]))" office:value-type="string" office:string-value="Turn2">
            <text:p>Turn2</text:p>
          </table:table-cell>
          <table:table-cell table:formula="of:=[' ;'.B850]" office:value-type="string" office:string-value="rwing42">
            <text:p>rwing42</text:p>
          </table:table-cell>
          <table:table-cell table:formula="of:=LEFT([' ;'.D850];1)&amp;&quot;_&quot;&amp;RIGHT([' ;'.D850];4)" office:value-type="string" office:string-value="z_axis">
            <text:p>z_axis</text:p>
          </table:table-cell>
          <table:table-cell table:formula="of:=ROUND(VALUE(MID([' ;'.E850];2;LEN([' ;'.E850])-2));1)" office:value-type="float" office:value="6.3">
            <text:p>6.3</text:p>
          </table:table-cell>
          <table:table-cell table:formula="of:=VALUE(MID([' ;'.G850];2;LEN([' ;'.G850])-2))" office:value-type="float" office:value="7.268181">
            <text:p>7.268181</text:p>
          </table:table-cell>
          <table:table-cell table:formula="of:=ROUND([.E850]/[.$J$1];2)" office:value-type="float" office:value="7.27">
            <text:p>7.27</text:p>
          </table:table-cell>
          <table:table-cell/>
          <table:table-cell table:formula="of:=IF(RIGHT([.A850];5)=&quot;sleep&quot;;&quot;Sleep(&quot;&amp;[.$L$1]&amp;&quot;*&quot;&amp;ROUND(VALUE([.B850]);2)/[.$M$1]&amp;&quot;)&quot;;[.A850]&amp;&quot;( &quot;&amp;[.B850]&amp;&quot;, &quot;&amp;[.C850]&amp;&quot;, &quot;&amp;[.D850]&amp;&quot;, &quot;&amp;[.$I$1]&amp;&quot;*&quot;&amp;[.F850]&amp;&quot; )&quot;)" office:value-type="string" office:string-value="Turn2( rwing42, z_axis, 6.3, MOVEANIMATIONSPEED*7.27 )">
            <text:p>Turn2( rwing42, z_axis, 6.3, MOVEANIMATIONSPEED*7.27 )</text:p>
          </table:table-cell>
          <table:table-cell table:number-columns-repeated="6"/>
        </table:table-row>
        <table:table-row table:style-name="ro1">
          <table:table-cell table:formula="of:=IF(RIGHT([' ;'.A851];4)=&quot;turn&quot;;&quot;Turn2&quot;;IF(RIGHT([' ;'.A851];4)=&quot;move&quot;;&quot;Move&quot;;[' ;'.A851]))" office:value-type="string" office:string-value="Turn2">
            <text:p>Turn2</text:p>
          </table:table-cell>
          <table:table-cell table:formula="of:=[' ;'.B851]" office:value-type="string" office:string-value="rwing42">
            <text:p>rwing42</text:p>
          </table:table-cell>
          <table:table-cell table:formula="of:=LEFT([' ;'.D851];1)&amp;&quot;_&quot;&amp;RIGHT([' ;'.D851];4)" office:value-type="string" office:string-value="y_axis">
            <text:p>y_axis</text:p>
          </table:table-cell>
          <table:table-cell table:formula="of:=ROUND(VALUE(MID([' ;'.E851];2;LEN([' ;'.E851])-2));1)" office:value-type="float" office:value="17">
            <text:p>17</text:p>
          </table:table-cell>
          <table:table-cell table:formula="of:=VALUE(MID([' ;'.G851];2;LEN([' ;'.G851])-2))" office:value-type="float" office:value="0.647579">
            <text:p>0.647579</text:p>
          </table:table-cell>
          <table:table-cell table:formula="of:=ROUND([.E851]/[.$J$1];2)" office:value-type="float" office:value="0.65">
            <text:p>0.65</text:p>
          </table:table-cell>
          <table:table-cell/>
          <table:table-cell table:formula="of:=IF(RIGHT([.A851];5)=&quot;sleep&quot;;&quot;Sleep(&quot;&amp;[.$L$1]&amp;&quot;*&quot;&amp;ROUND(VALUE([.B851]);2)/[.$M$1]&amp;&quot;)&quot;;[.A851]&amp;&quot;( &quot;&amp;[.B851]&amp;&quot;, &quot;&amp;[.C851]&amp;&quot;, &quot;&amp;[.D851]&amp;&quot;, &quot;&amp;[.$I$1]&amp;&quot;*&quot;&amp;[.F851]&amp;&quot; )&quot;)" office:value-type="string" office:string-value="Turn2( rwing42, y_axis, 17, MOVEANIMATIONSPEED*0.65 )">
            <text:p>Turn2( rwing42, y_axis, 17, MOVEANIMATIONSPEED*0.65 )</text:p>
          </table:table-cell>
          <table:table-cell table:number-columns-repeated="6"/>
        </table:table-row>
        <table:table-row table:style-name="ro1">
          <table:table-cell table:formula="of:=IF(RIGHT([' ;'.A852];4)=&quot;turn&quot;;&quot;Turn2&quot;;IF(RIGHT([' ;'.A852];4)=&quot;move&quot;;&quot;Move&quot;;[' ;'.A852]))" office:value-type="string" office:string-value="Turn2">
            <text:p>Turn2</text:p>
          </table:table-cell>
          <table:table-cell table:formula="of:=[' ;'.B852]" office:value-type="string" office:string-value="rwing43">
            <text:p>rwing43</text:p>
          </table:table-cell>
          <table:table-cell table:formula="of:=LEFT([' ;'.D852];1)&amp;&quot;_&quot;&amp;RIGHT([' ;'.D852];4)" office:value-type="string" office:string-value="z_axis">
            <text:p>z_axis</text:p>
          </table:table-cell>
          <table:table-cell table:formula="of:=ROUND(VALUE(MID([' ;'.E852];2;LEN([' ;'.E852])-2));1)" office:value-type="float" office:value="6.2">
            <text:p>6.2</text:p>
          </table:table-cell>
          <table:table-cell table:formula="of:=VALUE(MID([' ;'.G852];2;LEN([' ;'.G852])-2))" office:value-type="float" office:value="6.588593">
            <text:p>6.588593</text:p>
          </table:table-cell>
          <table:table-cell table:formula="of:=ROUND([.E852]/[.$J$1];2)" office:value-type="float" office:value="6.59">
            <text:p>6.59</text:p>
          </table:table-cell>
          <table:table-cell/>
          <table:table-cell table:formula="of:=IF(RIGHT([.A852];5)=&quot;sleep&quot;;&quot;Sleep(&quot;&amp;[.$L$1]&amp;&quot;*&quot;&amp;ROUND(VALUE([.B852]);2)/[.$M$1]&amp;&quot;)&quot;;[.A852]&amp;&quot;( &quot;&amp;[.B852]&amp;&quot;, &quot;&amp;[.C852]&amp;&quot;, &quot;&amp;[.D852]&amp;&quot;, &quot;&amp;[.$I$1]&amp;&quot;*&quot;&amp;[.F852]&amp;&quot; )&quot;)" office:value-type="string" office:string-value="Turn2( rwing43, z_axis, 6.2, MOVEANIMATIONSPEED*6.59 )">
            <text:p>Turn2( rwing43, z_axis, 6.2, MOVEANIMATIONSPEED*6.59 )</text:p>
          </table:table-cell>
          <table:table-cell table:number-columns-repeated="6"/>
        </table:table-row>
        <table:table-row table:style-name="ro1">
          <table:table-cell table:formula="of:=IF(RIGHT([' ;'.A853];4)=&quot;turn&quot;;&quot;Turn2&quot;;IF(RIGHT([' ;'.A853];4)=&quot;move&quot;;&quot;Move&quot;;[' ;'.A853]))" office:value-type="string" office:string-value="Turn2">
            <text:p>Turn2</text:p>
          </table:table-cell>
          <table:table-cell table:formula="of:=[' ;'.B853]" office:value-type="string" office:string-value="rwing43">
            <text:p>rwing43</text:p>
          </table:table-cell>
          <table:table-cell table:formula="of:=LEFT([' ;'.D853];1)&amp;&quot;_&quot;&amp;RIGHT([' ;'.D853];4)" office:value-type="string" office:string-value="y_axis">
            <text:p>y_axis</text:p>
          </table:table-cell>
          <table:table-cell table:formula="of:=ROUND(VALUE(MID([' ;'.E853];2;LEN([' ;'.E853])-2));1)" office:value-type="float" office:value="15.3">
            <text:p>15.3</text:p>
          </table:table-cell>
          <table:table-cell table:formula="of:=VALUE(MID([' ;'.G853];2;LEN([' ;'.G853])-2))" office:value-type="float" office:value="0.830099">
            <text:p>0.830099</text:p>
          </table:table-cell>
          <table:table-cell table:formula="of:=ROUND([.E853]/[.$J$1];2)" office:value-type="float" office:value="0.83">
            <text:p>0.83</text:p>
          </table:table-cell>
          <table:table-cell/>
          <table:table-cell table:formula="of:=IF(RIGHT([.A853];5)=&quot;sleep&quot;;&quot;Sleep(&quot;&amp;[.$L$1]&amp;&quot;*&quot;&amp;ROUND(VALUE([.B853]);2)/[.$M$1]&amp;&quot;)&quot;;[.A853]&amp;&quot;( &quot;&amp;[.B853]&amp;&quot;, &quot;&amp;[.C853]&amp;&quot;, &quot;&amp;[.D853]&amp;&quot;, &quot;&amp;[.$I$1]&amp;&quot;*&quot;&amp;[.F853]&amp;&quot; )&quot;)" office:value-type="string" office:string-value="Turn2( rwing43, y_axis, 15.3, MOVEANIMATIONSPEED*0.83 )">
            <text:p>Turn2( rwing43, y_axis, 15.3, MOVEANIMATIONSPEED*0.83 )</text:p>
          </table:table-cell>
          <table:table-cell table:number-columns-repeated="6"/>
        </table:table-row>
        <table:table-row table:style-name="ro1">
          <table:table-cell table:formula="of:=IF(RIGHT([' ;'.A854];4)=&quot;turn&quot;;&quot;Turn2&quot;;IF(RIGHT([' ;'.A854];4)=&quot;move&quot;;&quot;Move&quot;;[' ;'.A854]))" office:value-type="string" office:string-value="Turn2">
            <text:p>Turn2</text:p>
          </table:table-cell>
          <table:table-cell table:formula="of:=[' ;'.B854]" office:value-type="string" office:string-value="rwing51">
            <text:p>rwing51</text:p>
          </table:table-cell>
          <table:table-cell table:formula="of:=LEFT([' ;'.D854];1)&amp;&quot;_&quot;&amp;RIGHT([' ;'.D854];4)" office:value-type="string" office:string-value="x_axis">
            <text:p>x_axis</text:p>
          </table:table-cell>
          <table:table-cell table:formula="of:=ROUND(VALUE(MID([' ;'.E854];2;LEN([' ;'.E854])-2));1)" office:value-type="float" office:value="-60.3">
            <text:p>-60.3</text:p>
          </table:table-cell>
          <table:table-cell table:formula="of:=VALUE(MID([' ;'.G854];2;LEN([' ;'.G854])-2))" office:value-type="float" office:value="1.149999">
            <text:p>1.149999</text:p>
          </table:table-cell>
          <table:table-cell table:formula="of:=ROUND([.E854]/[.$J$1];2)" office:value-type="float" office:value="1.15">
            <text:p>1.15</text:p>
          </table:table-cell>
          <table:table-cell/>
          <table:table-cell table:formula="of:=IF(RIGHT([.A854];5)=&quot;sleep&quot;;&quot;Sleep(&quot;&amp;[.$L$1]&amp;&quot;*&quot;&amp;ROUND(VALUE([.B854]);2)/[.$M$1]&amp;&quot;)&quot;;[.A854]&amp;&quot;( &quot;&amp;[.B854]&amp;&quot;, &quot;&amp;[.C854]&amp;&quot;, &quot;&amp;[.D854]&amp;&quot;, &quot;&amp;[.$I$1]&amp;&quot;*&quot;&amp;[.F854]&amp;&quot; )&quot;)" office:value-type="string" office:string-value="Turn2( rwing51, x_axis, -60.3, MOVEANIMATIONSPEED*1.15 )">
            <text:p>Turn2( rwing51, x_axis, -60.3, MOVEANIMATIONSPEED*1.15 )</text:p>
          </table:table-cell>
          <table:table-cell table:number-columns-repeated="6"/>
        </table:table-row>
        <table:table-row table:style-name="ro1">
          <table:table-cell table:formula="of:=IF(RIGHT([' ;'.A855];4)=&quot;turn&quot;;&quot;Turn2&quot;;IF(RIGHT([' ;'.A855];4)=&quot;move&quot;;&quot;Move&quot;;[' ;'.A855]))" office:value-type="string" office:string-value="Turn2">
            <text:p>Turn2</text:p>
          </table:table-cell>
          <table:table-cell table:formula="of:=[' ;'.B855]" office:value-type="string" office:string-value="rwing51">
            <text:p>rwing51</text:p>
          </table:table-cell>
          <table:table-cell table:formula="of:=LEFT([' ;'.D855];1)&amp;&quot;_&quot;&amp;RIGHT([' ;'.D855];4)" office:value-type="string" office:string-value="z_axis">
            <text:p>z_axis</text:p>
          </table:table-cell>
          <table:table-cell table:formula="of:=ROUND(VALUE(MID([' ;'.E855];2;LEN([' ;'.E855])-2));1)" office:value-type="float" office:value="4.8">
            <text:p>4.8</text:p>
          </table:table-cell>
          <table:table-cell table:formula="of:=VALUE(MID([' ;'.G855];2;LEN([' ;'.G855])-2))" office:value-type="float" office:value="10.315026">
            <text:p>10.315026</text:p>
          </table:table-cell>
          <table:table-cell table:formula="of:=ROUND([.E855]/[.$J$1];2)" office:value-type="float" office:value="10.32">
            <text:p>10.32</text:p>
          </table:table-cell>
          <table:table-cell/>
          <table:table-cell table:formula="of:=IF(RIGHT([.A855];5)=&quot;sleep&quot;;&quot;Sleep(&quot;&amp;[.$L$1]&amp;&quot;*&quot;&amp;ROUND(VALUE([.B855]);2)/[.$M$1]&amp;&quot;)&quot;;[.A855]&amp;&quot;( &quot;&amp;[.B855]&amp;&quot;, &quot;&amp;[.C855]&amp;&quot;, &quot;&amp;[.D855]&amp;&quot;, &quot;&amp;[.$I$1]&amp;&quot;*&quot;&amp;[.F855]&amp;&quot; )&quot;)" office:value-type="string" office:string-value="Turn2( rwing51, z_axis, 4.8, MOVEANIMATIONSPEED*10.32 )">
            <text:p>Turn2( rwing51, z_axis, 4.8, MOVEANIMATIONSPEED*10.32 )</text:p>
          </table:table-cell>
          <table:table-cell table:number-columns-repeated="6"/>
        </table:table-row>
        <table:table-row table:style-name="ro1">
          <table:table-cell table:formula="of:=IF(RIGHT([' ;'.A856];4)=&quot;turn&quot;;&quot;Turn2&quot;;IF(RIGHT([' ;'.A856];4)=&quot;move&quot;;&quot;Move&quot;;[' ;'.A856]))" office:value-type="string" office:string-value="Turn2">
            <text:p>Turn2</text:p>
          </table:table-cell>
          <table:table-cell table:formula="of:=[' ;'.B856]" office:value-type="string" office:string-value="rwing51">
            <text:p>rwing51</text:p>
          </table:table-cell>
          <table:table-cell table:formula="of:=LEFT([' ;'.D856];1)&amp;&quot;_&quot;&amp;RIGHT([' ;'.D856];4)" office:value-type="string" office:string-value="y_axis">
            <text:p>y_axis</text:p>
          </table:table-cell>
          <table:table-cell table:formula="of:=ROUND(VALUE(MID([' ;'.E856];2;LEN([' ;'.E856])-2));1)" office:value-type="float" office:value="25.6">
            <text:p>25.6</text:p>
          </table:table-cell>
          <table:table-cell table:formula="of:=VALUE(MID([' ;'.G856];2;LEN([' ;'.G856])-2))" office:value-type="float" office:value="0.934011">
            <text:p>0.934011</text:p>
          </table:table-cell>
          <table:table-cell table:formula="of:=ROUND([.E856]/[.$J$1];2)" office:value-type="float" office:value="0.93">
            <text:p>0.93</text:p>
          </table:table-cell>
          <table:table-cell/>
          <table:table-cell table:formula="of:=IF(RIGHT([.A856];5)=&quot;sleep&quot;;&quot;Sleep(&quot;&amp;[.$L$1]&amp;&quot;*&quot;&amp;ROUND(VALUE([.B856]);2)/[.$M$1]&amp;&quot;)&quot;;[.A856]&amp;&quot;( &quot;&amp;[.B856]&amp;&quot;, &quot;&amp;[.C856]&amp;&quot;, &quot;&amp;[.D856]&amp;&quot;, &quot;&amp;[.$I$1]&amp;&quot;*&quot;&amp;[.F856]&amp;&quot; )&quot;)" office:value-type="string" office:string-value="Turn2( rwing51, y_axis, 25.6, MOVEANIMATIONSPEED*0.93 )">
            <text:p>Turn2( rwing51, y_axis, 25.6, MOVEANIMATIONSPEED*0.93 )</text:p>
          </table:table-cell>
          <table:table-cell table:number-columns-repeated="6"/>
        </table:table-row>
        <table:table-row table:style-name="ro1">
          <table:table-cell table:formula="of:=IF(RIGHT([' ;'.A857];4)=&quot;turn&quot;;&quot;Turn2&quot;;IF(RIGHT([' ;'.A857];4)=&quot;move&quot;;&quot;Move&quot;;[' ;'.A857]))" office:value-type="string" office:string-value="Turn2">
            <text:p>Turn2</text:p>
          </table:table-cell>
          <table:table-cell table:formula="of:=[' ;'.B857]" office:value-type="string" office:string-value="rwing52">
            <text:p>rwing52</text:p>
          </table:table-cell>
          <table:table-cell table:formula="of:=LEFT([' ;'.D857];1)&amp;&quot;_&quot;&amp;RIGHT([' ;'.D857];4)" office:value-type="string" office:string-value="z_axis">
            <text:p>z_axis</text:p>
          </table:table-cell>
          <table:table-cell table:formula="of:=ROUND(VALUE(MID([' ;'.E857];2;LEN([' ;'.E857])-2));1)" office:value-type="float" office:value="6.3">
            <text:p>6.3</text:p>
          </table:table-cell>
          <table:table-cell table:formula="of:=VALUE(MID([' ;'.G857];2;LEN([' ;'.G857])-2))" office:value-type="float" office:value="7.389891">
            <text:p>7.389891</text:p>
          </table:table-cell>
          <table:table-cell table:formula="of:=ROUND([.E857]/[.$J$1];2)" office:value-type="float" office:value="7.39">
            <text:p>7.39</text:p>
          </table:table-cell>
          <table:table-cell/>
          <table:table-cell table:formula="of:=IF(RIGHT([.A857];5)=&quot;sleep&quot;;&quot;Sleep(&quot;&amp;[.$L$1]&amp;&quot;*&quot;&amp;ROUND(VALUE([.B857]);2)/[.$M$1]&amp;&quot;)&quot;;[.A857]&amp;&quot;( &quot;&amp;[.B857]&amp;&quot;, &quot;&amp;[.C857]&amp;&quot;, &quot;&amp;[.D857]&amp;&quot;, &quot;&amp;[.$I$1]&amp;&quot;*&quot;&amp;[.F857]&amp;&quot; )&quot;)" office:value-type="string" office:string-value="Turn2( rwing52, z_axis, 6.3, MOVEANIMATIONSPEED*7.39 )">
            <text:p>Turn2( rwing52, z_axis, 6.3, MOVEANIMATIONSPEED*7.39 )</text:p>
          </table:table-cell>
          <table:table-cell table:number-columns-repeated="6"/>
        </table:table-row>
        <table:table-row table:style-name="ro1">
          <table:table-cell table:formula="of:=IF(RIGHT([' ;'.A858];4)=&quot;turn&quot;;&quot;Turn2&quot;;IF(RIGHT([' ;'.A858];4)=&quot;move&quot;;&quot;Move&quot;;[' ;'.A858]))" office:value-type="string" office:string-value="Turn2">
            <text:p>Turn2</text:p>
          </table:table-cell>
          <table:table-cell table:formula="of:=[' ;'.B858]" office:value-type="string" office:string-value="rwing52">
            <text:p>rwing52</text:p>
          </table:table-cell>
          <table:table-cell table:formula="of:=LEFT([' ;'.D858];1)&amp;&quot;_&quot;&amp;RIGHT([' ;'.D858];4)" office:value-type="string" office:string-value="y_axis">
            <text:p>y_axis</text:p>
          </table:table-cell>
          <table:table-cell table:formula="of:=ROUND(VALUE(MID([' ;'.E858];2;LEN([' ;'.E858])-2));1)" office:value-type="float" office:value="17.4">
            <text:p>17.4</text:p>
          </table:table-cell>
          <table:table-cell table:formula="of:=VALUE(MID([' ;'.G858];2;LEN([' ;'.G858])-2))" office:value-type="float" office:value="0.609022">
            <text:p>0.609022</text:p>
          </table:table-cell>
          <table:table-cell table:formula="of:=ROUND([.E858]/[.$J$1];2)" office:value-type="float" office:value="0.61">
            <text:p>0.61</text:p>
          </table:table-cell>
          <table:table-cell/>
          <table:table-cell table:formula="of:=IF(RIGHT([.A858];5)=&quot;sleep&quot;;&quot;Sleep(&quot;&amp;[.$L$1]&amp;&quot;*&quot;&amp;ROUND(VALUE([.B858]);2)/[.$M$1]&amp;&quot;)&quot;;[.A858]&amp;&quot;( &quot;&amp;[.B858]&amp;&quot;, &quot;&amp;[.C858]&amp;&quot;, &quot;&amp;[.D858]&amp;&quot;, &quot;&amp;[.$I$1]&amp;&quot;*&quot;&amp;[.F858]&amp;&quot; )&quot;)" office:value-type="string" office:string-value="Turn2( rwing52, y_axis, 17.4, MOVEANIMATIONSPEED*0.61 )">
            <text:p>Turn2( rwing52, y_axis, 17.4, MOVEANIMATIONSPEED*0.61 )</text:p>
          </table:table-cell>
          <table:table-cell table:number-columns-repeated="6"/>
        </table:table-row>
        <table:table-row table:style-name="ro1">
          <table:table-cell table:formula="of:=IF(RIGHT([' ;'.A859];4)=&quot;turn&quot;;&quot;Turn2&quot;;IF(RIGHT([' ;'.A859];4)=&quot;move&quot;;&quot;Move&quot;;[' ;'.A859]))" office:value-type="string" office:string-value="Turn2">
            <text:p>Turn2</text:p>
          </table:table-cell>
          <table:table-cell table:formula="of:=[' ;'.B859]" office:value-type="string" office:string-value="rwing53">
            <text:p>rwing53</text:p>
          </table:table-cell>
          <table:table-cell table:formula="of:=LEFT([' ;'.D859];1)&amp;&quot;_&quot;&amp;RIGHT([' ;'.D859];4)" office:value-type="string" office:string-value="z_axis">
            <text:p>z_axis</text:p>
          </table:table-cell>
          <table:table-cell table:formula="of:=ROUND(VALUE(MID([' ;'.E859];2;LEN([' ;'.E859])-2));1)" office:value-type="float" office:value="4.6">
            <text:p>4.6</text:p>
          </table:table-cell>
          <table:table-cell table:formula="of:=VALUE(MID([' ;'.G859];2;LEN([' ;'.G859])-2))" office:value-type="float" office:value="3.486075">
            <text:p>3.486075</text:p>
          </table:table-cell>
          <table:table-cell table:formula="of:=ROUND([.E859]/[.$J$1];2)" office:value-type="float" office:value="3.49">
            <text:p>3.49</text:p>
          </table:table-cell>
          <table:table-cell/>
          <table:table-cell table:formula="of:=IF(RIGHT([.A859];5)=&quot;sleep&quot;;&quot;Sleep(&quot;&amp;[.$L$1]&amp;&quot;*&quot;&amp;ROUND(VALUE([.B859]);2)/[.$M$1]&amp;&quot;)&quot;;[.A859]&amp;&quot;( &quot;&amp;[.B859]&amp;&quot;, &quot;&amp;[.C859]&amp;&quot;, &quot;&amp;[.D859]&amp;&quot;, &quot;&amp;[.$I$1]&amp;&quot;*&quot;&amp;[.F859]&amp;&quot; )&quot;)" office:value-type="string" office:string-value="Turn2( rwing53, z_axis, 4.6, MOVEANIMATIONSPEED*3.49 )">
            <text:p>Turn2( rwing53, z_axis, 4.6, MOVEANIMATIONSPEED*3.49 )</text:p>
          </table:table-cell>
          <table:table-cell table:number-columns-repeated="6"/>
        </table:table-row>
        <table:table-row table:style-name="ro1">
          <table:table-cell table:formula="of:=IF(RIGHT([' ;'.A860];4)=&quot;turn&quot;;&quot;Turn2&quot;;IF(RIGHT([' ;'.A860];4)=&quot;move&quot;;&quot;Move&quot;;[' ;'.A860]))" office:value-type="string" office:string-value="Turn2">
            <text:p>Turn2</text:p>
          </table:table-cell>
          <table:table-cell table:formula="of:=[' ;'.B860]" office:value-type="string" office:string-value="rwing53">
            <text:p>rwing53</text:p>
          </table:table-cell>
          <table:table-cell table:formula="of:=LEFT([' ;'.D860];1)&amp;&quot;_&quot;&amp;RIGHT([' ;'.D860];4)" office:value-type="string" office:string-value="y_axis">
            <text:p>y_axis</text:p>
          </table:table-cell>
          <table:table-cell table:formula="of:=ROUND(VALUE(MID([' ;'.E860];2;LEN([' ;'.E860])-2));1)" office:value-type="float" office:value="7.7">
            <text:p>7.7</text:p>
          </table:table-cell>
          <table:table-cell table:formula="of:=VALUE(MID([' ;'.G860];2;LEN([' ;'.G860])-2))" office:value-type="float" office:value="1.014219">
            <text:p>1.014219</text:p>
          </table:table-cell>
          <table:table-cell table:formula="of:=ROUND([.E860]/[.$J$1];2)" office:value-type="float" office:value="1.01">
            <text:p>1.01</text:p>
          </table:table-cell>
          <table:table-cell/>
          <table:table-cell table:formula="of:=IF(RIGHT([.A860];5)=&quot;sleep&quot;;&quot;Sleep(&quot;&amp;[.$L$1]&amp;&quot;*&quot;&amp;ROUND(VALUE([.B860]);2)/[.$M$1]&amp;&quot;)&quot;;[.A860]&amp;&quot;( &quot;&amp;[.B860]&amp;&quot;, &quot;&amp;[.C860]&amp;&quot;, &quot;&amp;[.D860]&amp;&quot;, &quot;&amp;[.$I$1]&amp;&quot;*&quot;&amp;[.F860]&amp;&quot; )&quot;)" office:value-type="string" office:string-value="Turn2( rwing53, y_axis, 7.7, MOVEANIMATIONSPEED*1.01 )">
            <text:p>Turn2( rwing53, y_axis, 7.7, MOVEANIMATIONSPEED*1.01 )</text:p>
          </table:table-cell>
          <table:table-cell table:number-columns-repeated="6"/>
        </table:table-row>
        <table:table-row table:style-name="ro1">
          <table:table-cell table:formula="of:=IF(RIGHT([' ;'.A861];4)=&quot;turn&quot;;&quot;Turn2&quot;;IF(RIGHT([' ;'.A861];4)=&quot;move&quot;;&quot;Move&quot;;[' ;'.A861]))" office:value-type="string" office:string-value="Turn2">
            <text:p>Turn2</text:p>
          </table:table-cell>
          <table:table-cell table:formula="of:=[' ;'.B861]" office:value-type="string" office:string-value="tail1">
            <text:p>tail1</text:p>
          </table:table-cell>
          <table:table-cell table:formula="of:=LEFT([' ;'.D861];1)&amp;&quot;_&quot;&amp;RIGHT([' ;'.D861];4)" office:value-type="string" office:string-value="x_axis">
            <text:p>x_axis</text:p>
          </table:table-cell>
          <table:table-cell table:formula="of:=ROUND(VALUE(MID([' ;'.E861];2;LEN([' ;'.E861])-2));1)" office:value-type="float" office:value="-55">
            <text:p>-55</text:p>
          </table:table-cell>
          <table:table-cell table:formula="of:=VALUE(MID([' ;'.G861];2;LEN([' ;'.G861])-2))" office:value-type="float" office:value="5.705718">
            <text:p>5.705718</text:p>
          </table:table-cell>
          <table:table-cell table:formula="of:=ROUND([.E861]/[.$J$1];2)" office:value-type="float" office:value="5.71">
            <text:p>5.71</text:p>
          </table:table-cell>
          <table:table-cell/>
          <table:table-cell table:formula="of:=IF(RIGHT([.A861];5)=&quot;sleep&quot;;&quot;Sleep(&quot;&amp;[.$L$1]&amp;&quot;*&quot;&amp;ROUND(VALUE([.B861]);2)/[.$M$1]&amp;&quot;)&quot;;[.A861]&amp;&quot;( &quot;&amp;[.B861]&amp;&quot;, &quot;&amp;[.C861]&amp;&quot;, &quot;&amp;[.D861]&amp;&quot;, &quot;&amp;[.$I$1]&amp;&quot;*&quot;&amp;[.F861]&amp;&quot; )&quot;)" office:value-type="string" office:string-value="Turn2( tail1, x_axis, -55, MOVEANIMATIONSPEED*5.71 )">
            <text:p>Turn2( tail1, x_axis, -55, MOVEANIMATIONSPEED*5.71 )</text:p>
          </table:table-cell>
          <table:table-cell table:number-columns-repeated="6"/>
        </table:table-row>
        <table:table-row table:style-name="ro1">
          <table:table-cell table:formula="of:=IF(RIGHT([' ;'.A862];4)=&quot;turn&quot;;&quot;Turn2&quot;;IF(RIGHT([' ;'.A862];4)=&quot;move&quot;;&quot;Move&quot;;[' ;'.A862]))" office:value-type="string" office:string-value="Turn2">
            <text:p>Turn2</text:p>
          </table:table-cell>
          <table:table-cell table:formula="of:=[' ;'.B862]" office:value-type="string" office:string-value="tail1">
            <text:p>tail1</text:p>
          </table:table-cell>
          <table:table-cell table:formula="of:=LEFT([' ;'.D862];1)&amp;&quot;_&quot;&amp;RIGHT([' ;'.D862];4)" office:value-type="string" office:string-value="z_axis">
            <text:p>z_axis</text:p>
          </table:table-cell>
          <table:table-cell table:formula="of:=ROUND(VALUE(MID([' ;'.E862];2;LEN([' ;'.E862])-2));1)" office:value-type="float" office:value="-5.4">
            <text:p>-5.4</text:p>
          </table:table-cell>
          <table:table-cell table:formula="of:=VALUE(MID([' ;'.G862];2;LEN([' ;'.G862])-2))" office:value-type="float" office:value="0.563194">
            <text:p>0.563194</text:p>
          </table:table-cell>
          <table:table-cell table:formula="of:=ROUND([.E862]/[.$J$1];2)" office:value-type="float" office:value="0.56">
            <text:p>0.56</text:p>
          </table:table-cell>
          <table:table-cell/>
          <table:table-cell table:formula="of:=IF(RIGHT([.A862];5)=&quot;sleep&quot;;&quot;Sleep(&quot;&amp;[.$L$1]&amp;&quot;*&quot;&amp;ROUND(VALUE([.B862]);2)/[.$M$1]&amp;&quot;)&quot;;[.A862]&amp;&quot;( &quot;&amp;[.B862]&amp;&quot;, &quot;&amp;[.C862]&amp;&quot;, &quot;&amp;[.D862]&amp;&quot;, &quot;&amp;[.$I$1]&amp;&quot;*&quot;&amp;[.F862]&amp;&quot; )&quot;)" office:value-type="string" office:string-value="Turn2( tail1, z_axis, -5.4, MOVEANIMATIONSPEED*0.56 )">
            <text:p>Turn2( tail1, z_axis, -5.4, MOVEANIMATIONSPEED*0.56 )</text:p>
          </table:table-cell>
          <table:table-cell table:number-columns-repeated="6"/>
        </table:table-row>
        <table:table-row table:style-name="ro1">
          <table:table-cell table:formula="of:=IF(RIGHT([' ;'.A863];4)=&quot;turn&quot;;&quot;Turn2&quot;;IF(RIGHT([' ;'.A863];4)=&quot;move&quot;;&quot;Move&quot;;[' ;'.A863]))" office:value-type="string" office:string-value="Turn2">
            <text:p>Turn2</text:p>
          </table:table-cell>
          <table:table-cell table:formula="of:=[' ;'.B863]" office:value-type="string" office:string-value="tail1">
            <text:p>tail1</text:p>
          </table:table-cell>
          <table:table-cell table:formula="of:=LEFT([' ;'.D863];1)&amp;&quot;_&quot;&amp;RIGHT([' ;'.D863];4)" office:value-type="string" office:string-value="y_axis">
            <text:p>y_axis</text:p>
          </table:table-cell>
          <table:table-cell table:formula="of:=ROUND(VALUE(MID([' ;'.E863];2;LEN([' ;'.E863])-2));1)" office:value-type="float" office:value="4.1">
            <text:p>4.1</text:p>
          </table:table-cell>
          <table:table-cell table:formula="of:=VALUE(MID([' ;'.G863];2;LEN([' ;'.G863])-2))" office:value-type="float" office:value="92.867292">
            <text:p>92.867292</text:p>
          </table:table-cell>
          <table:table-cell table:formula="of:=ROUND([.E863]/[.$J$1];2)" office:value-type="float" office:value="92.87">
            <text:p>92.87</text:p>
          </table:table-cell>
          <table:table-cell/>
          <table:table-cell table:formula="of:=IF(RIGHT([.A863];5)=&quot;sleep&quot;;&quot;Sleep(&quot;&amp;[.$L$1]&amp;&quot;*&quot;&amp;ROUND(VALUE([.B863]);2)/[.$M$1]&amp;&quot;)&quot;;[.A863]&amp;&quot;( &quot;&amp;[.B863]&amp;&quot;, &quot;&amp;[.C863]&amp;&quot;, &quot;&amp;[.D863]&amp;&quot;, &quot;&amp;[.$I$1]&amp;&quot;*&quot;&amp;[.F863]&amp;&quot; )&quot;)" office:value-type="string" office:string-value="Turn2( tail1, y_axis, 4.1, MOVEANIMATIONSPEED*92.87 )">
            <text:p>Turn2( tail1, y_axis, 4.1, MOVEANIMATIONSPEED*92.87 )</text:p>
          </table:table-cell>
          <table:table-cell table:number-columns-repeated="6"/>
        </table:table-row>
        <table:table-row table:style-name="ro1">
          <table:table-cell table:formula="of:=IF(RIGHT([' ;'.A864];4)=&quot;turn&quot;;&quot;Turn2&quot;;IF(RIGHT([' ;'.A864];4)=&quot;move&quot;;&quot;Move&quot;;[' ;'.A864]))" office:value-type="string" office:string-value="Turn2">
            <text:p>Turn2</text:p>
          </table:table-cell>
          <table:table-cell table:formula="of:=[' ;'.B864]" office:value-type="string" office:string-value="tail2">
            <text:p>tail2</text:p>
          </table:table-cell>
          <table:table-cell table:formula="of:=LEFT([' ;'.D864];1)&amp;&quot;_&quot;&amp;RIGHT([' ;'.D864];4)" office:value-type="string" office:string-value="x_axis">
            <text:p>x_axis</text:p>
          </table:table-cell>
          <table:table-cell table:formula="of:=ROUND(VALUE(MID([' ;'.E864];2;LEN([' ;'.E864])-2));1)" office:value-type="float" office:value="8">
            <text:p>8</text:p>
          </table:table-cell>
          <table:table-cell table:formula="of:=VALUE(MID([' ;'.G864];2;LEN([' ;'.G864])-2))" office:value-type="float" office:value="1.077164">
            <text:p>1.077164</text:p>
          </table:table-cell>
          <table:table-cell table:formula="of:=ROUND([.E864]/[.$J$1];2)" office:value-type="float" office:value="1.08">
            <text:p>1.08</text:p>
          </table:table-cell>
          <table:table-cell/>
          <table:table-cell table:formula="of:=IF(RIGHT([.A864];5)=&quot;sleep&quot;;&quot;Sleep(&quot;&amp;[.$L$1]&amp;&quot;*&quot;&amp;ROUND(VALUE([.B864]);2)/[.$M$1]&amp;&quot;)&quot;;[.A864]&amp;&quot;( &quot;&amp;[.B864]&amp;&quot;, &quot;&amp;[.C864]&amp;&quot;, &quot;&amp;[.D864]&amp;&quot;, &quot;&amp;[.$I$1]&amp;&quot;*&quot;&amp;[.F864]&amp;&quot; )&quot;)" office:value-type="string" office:string-value="Turn2( tail2, x_axis, 8, MOVEANIMATIONSPEED*1.08 )">
            <text:p>Turn2( tail2, x_axis, 8, MOVEANIMATIONSPEED*1.08 )</text:p>
          </table:table-cell>
          <table:table-cell table:number-columns-repeated="6"/>
        </table:table-row>
        <table:table-row table:style-name="ro1">
          <table:table-cell table:formula="of:=IF(RIGHT([' ;'.A865];4)=&quot;turn&quot;;&quot;Turn2&quot;;IF(RIGHT([' ;'.A865];4)=&quot;move&quot;;&quot;Move&quot;;[' ;'.A865]))" office:value-type="string" office:string-value="Turn2">
            <text:p>Turn2</text:p>
          </table:table-cell>
          <table:table-cell table:formula="of:=[' ;'.B865]" office:value-type="string" office:string-value="tail2">
            <text:p>tail2</text:p>
          </table:table-cell>
          <table:table-cell table:formula="of:=LEFT([' ;'.D865];1)&amp;&quot;_&quot;&amp;RIGHT([' ;'.D865];4)" office:value-type="string" office:string-value="z_axis">
            <text:p>z_axis</text:p>
          </table:table-cell>
          <table:table-cell table:formula="of:=ROUND(VALUE(MID([' ;'.E865];2;LEN([' ;'.E865])-2));1)" office:value-type="float" office:value="-0.6">
            <text:p>-0.6</text:p>
          </table:table-cell>
          <table:table-cell table:formula="of:=VALUE(MID([' ;'.G865];2;LEN([' ;'.G865])-2))" office:value-type="float" office:value="12.859336">
            <text:p>12.859336</text:p>
          </table:table-cell>
          <table:table-cell table:formula="of:=ROUND([.E865]/[.$J$1];2)" office:value-type="float" office:value="12.86">
            <text:p>12.86</text:p>
          </table:table-cell>
          <table:table-cell/>
          <table:table-cell table:formula="of:=IF(RIGHT([.A865];5)=&quot;sleep&quot;;&quot;Sleep(&quot;&amp;[.$L$1]&amp;&quot;*&quot;&amp;ROUND(VALUE([.B865]);2)/[.$M$1]&amp;&quot;)&quot;;[.A865]&amp;&quot;( &quot;&amp;[.B865]&amp;&quot;, &quot;&amp;[.C865]&amp;&quot;, &quot;&amp;[.D865]&amp;&quot;, &quot;&amp;[.$I$1]&amp;&quot;*&quot;&amp;[.F865]&amp;&quot; )&quot;)" office:value-type="string" office:string-value="Turn2( tail2, z_axis, -0.6, MOVEANIMATIONSPEED*12.86 )">
            <text:p>Turn2( tail2, z_axis, -0.6, MOVEANIMATIONSPEED*12.86 )</text:p>
          </table:table-cell>
          <table:table-cell table:number-columns-repeated="6"/>
        </table:table-row>
        <table:table-row table:style-name="ro1">
          <table:table-cell table:formula="of:=IF(RIGHT([' ;'.A866];4)=&quot;turn&quot;;&quot;Turn2&quot;;IF(RIGHT([' ;'.A866];4)=&quot;move&quot;;&quot;Move&quot;;[' ;'.A866]))" office:value-type="string" office:string-value="Turn2">
            <text:p>Turn2</text:p>
          </table:table-cell>
          <table:table-cell table:formula="of:=[' ;'.B866]" office:value-type="string" office:string-value="tail2">
            <text:p>tail2</text:p>
          </table:table-cell>
          <table:table-cell table:formula="of:=LEFT([' ;'.D866];1)&amp;&quot;_&quot;&amp;RIGHT([' ;'.D866];4)" office:value-type="string" office:string-value="y_axis">
            <text:p>y_axis</text:p>
          </table:table-cell>
          <table:table-cell table:formula="of:=ROUND(VALUE(MID([' ;'.E866];2;LEN([' ;'.E866])-2));1)" office:value-type="float" office:value="-0.7">
            <text:p>-0.7</text:p>
          </table:table-cell>
          <table:table-cell table:formula="of:=VALUE(MID([' ;'.G866];2;LEN([' ;'.G866])-2))" office:value-type="float" office:value="0.960118">
            <text:p>0.960118</text:p>
          </table:table-cell>
          <table:table-cell table:formula="of:=ROUND([.E866]/[.$J$1];2)" office:value-type="float" office:value="0.96">
            <text:p>0.96</text:p>
          </table:table-cell>
          <table:table-cell/>
          <table:table-cell table:formula="of:=IF(RIGHT([.A866];5)=&quot;sleep&quot;;&quot;Sleep(&quot;&amp;[.$L$1]&amp;&quot;*&quot;&amp;ROUND(VALUE([.B866]);2)/[.$M$1]&amp;&quot;)&quot;;[.A866]&amp;&quot;( &quot;&amp;[.B866]&amp;&quot;, &quot;&amp;[.C866]&amp;&quot;, &quot;&amp;[.D866]&amp;&quot;, &quot;&amp;[.$I$1]&amp;&quot;*&quot;&amp;[.F866]&amp;&quot; )&quot;)" office:value-type="string" office:string-value="Turn2( tail2, y_axis, -0.7, MOVEANIMATIONSPEED*0.96 )">
            <text:p>Turn2( tail2, y_axis, -0.7, MOVEANIMATIONSPEED*0.96 )</text:p>
          </table:table-cell>
          <table:table-cell table:number-columns-repeated="6"/>
        </table:table-row>
        <table:table-row table:style-name="ro1">
          <table:table-cell table:formula="of:=IF(RIGHT([' ;'.A867];4)=&quot;turn&quot;;&quot;Turn2&quot;;IF(RIGHT([' ;'.A867];4)=&quot;move&quot;;&quot;Move&quot;;[' ;'.A867]))" office:value-type="string" office:string-value="Turn2">
            <text:p>Turn2</text:p>
          </table:table-cell>
          <table:table-cell table:formula="of:=[' ;'.B867]" office:value-type="string" office:string-value="tail4">
            <text:p>tail4</text:p>
          </table:table-cell>
          <table:table-cell table:formula="of:=LEFT([' ;'.D867];1)&amp;&quot;_&quot;&amp;RIGHT([' ;'.D867];4)" office:value-type="string" office:string-value="x_axis">
            <text:p>x_axis</text:p>
          </table:table-cell>
          <table:table-cell table:formula="of:=ROUND(VALUE(MID([' ;'.E867];2;LEN([' ;'.E867])-2));1)" office:value-type="float" office:value="6.9">
            <text:p>6.9</text:p>
          </table:table-cell>
          <table:table-cell table:formula="of:=VALUE(MID([' ;'.G867];2;LEN([' ;'.G867])-2))" office:value-type="float" office:value="0.939456">
            <text:p>0.939456</text:p>
          </table:table-cell>
          <table:table-cell table:formula="of:=ROUND([.E867]/[.$J$1];2)" office:value-type="float" office:value="0.94">
            <text:p>0.94</text:p>
          </table:table-cell>
          <table:table-cell/>
          <table:table-cell table:formula="of:=IF(RIGHT([.A867];5)=&quot;sleep&quot;;&quot;Sleep(&quot;&amp;[.$L$1]&amp;&quot;*&quot;&amp;ROUND(VALUE([.B867]);2)/[.$M$1]&amp;&quot;)&quot;;[.A867]&amp;&quot;( &quot;&amp;[.B867]&amp;&quot;, &quot;&amp;[.C867]&amp;&quot;, &quot;&amp;[.D867]&amp;&quot;, &quot;&amp;[.$I$1]&amp;&quot;*&quot;&amp;[.F867]&amp;&quot; )&quot;)" office:value-type="string" office:string-value="Turn2( tail4, x_axis, 6.9, MOVEANIMATIONSPEED*0.94 )">
            <text:p>Turn2( tail4, x_axis, 6.9, MOVEANIMATIONSPEED*0.94 )</text:p>
          </table:table-cell>
          <table:table-cell table:number-columns-repeated="6"/>
        </table:table-row>
        <table:table-row table:style-name="ro1">
          <table:table-cell table:formula="of:=IF(RIGHT([' ;'.A868];4)=&quot;turn&quot;;&quot;Turn2&quot;;IF(RIGHT([' ;'.A868];4)=&quot;move&quot;;&quot;Move&quot;;[' ;'.A868]))" office:value-type="string" office:string-value="Turn2">
            <text:p>Turn2</text:p>
          </table:table-cell>
          <table:table-cell table:formula="of:=[' ;'.B868]" office:value-type="string" office:string-value="tail4">
            <text:p>tail4</text:p>
          </table:table-cell>
          <table:table-cell table:formula="of:=LEFT([' ;'.D868];1)&amp;&quot;_&quot;&amp;RIGHT([' ;'.D868];4)" office:value-type="string" office:string-value="z_axis">
            <text:p>z_axis</text:p>
          </table:table-cell>
          <table:table-cell table:formula="of:=ROUND(VALUE(MID([' ;'.E868];2;LEN([' ;'.E868])-2));1)" office:value-type="float" office:value="-0.5">
            <text:p>-0.5</text:p>
          </table:table-cell>
          <table:table-cell table:formula="of:=VALUE(MID([' ;'.G868];2;LEN([' ;'.G868])-2))" office:value-type="float" office:value="11.064869">
            <text:p>11.064869</text:p>
          </table:table-cell>
          <table:table-cell table:formula="of:=ROUND([.E868]/[.$J$1];2)" office:value-type="float" office:value="11.06">
            <text:p>11.06</text:p>
          </table:table-cell>
          <table:table-cell/>
          <table:table-cell table:formula="of:=IF(RIGHT([.A868];5)=&quot;sleep&quot;;&quot;Sleep(&quot;&amp;[.$L$1]&amp;&quot;*&quot;&amp;ROUND(VALUE([.B868]);2)/[.$M$1]&amp;&quot;)&quot;;[.A868]&amp;&quot;( &quot;&amp;[.B868]&amp;&quot;, &quot;&amp;[.C868]&amp;&quot;, &quot;&amp;[.D868]&amp;&quot;, &quot;&amp;[.$I$1]&amp;&quot;*&quot;&amp;[.F868]&amp;&quot; )&quot;)" office:value-type="string" office:string-value="Turn2( tail4, z_axis, -0.5, MOVEANIMATIONSPEED*11.06 )">
            <text:p>Turn2( tail4, z_axis, -0.5, MOVEANIMATIONSPEED*11.06 )</text:p>
          </table:table-cell>
          <table:table-cell table:number-columns-repeated="6"/>
        </table:table-row>
        <table:table-row table:style-name="ro1">
          <table:table-cell table:formula="of:=IF(RIGHT([' ;'.A869];4)=&quot;turn&quot;;&quot;Turn2&quot;;IF(RIGHT([' ;'.A869];4)=&quot;move&quot;;&quot;Move&quot;;[' ;'.A869]))" office:value-type="string" office:string-value="Turn2">
            <text:p>Turn2</text:p>
          </table:table-cell>
          <table:table-cell table:formula="of:=[' ;'.B869]" office:value-type="string" office:string-value="tail4">
            <text:p>tail4</text:p>
          </table:table-cell>
          <table:table-cell table:formula="of:=LEFT([' ;'.D869];1)&amp;&quot;_&quot;&amp;RIGHT([' ;'.D869];4)" office:value-type="string" office:string-value="y_axis">
            <text:p>y_axis</text:p>
          </table:table-cell>
          <table:table-cell table:formula="of:=ROUND(VALUE(MID([' ;'.E869];2;LEN([' ;'.E869])-2));1)" office:value-type="float" office:value="-0.6">
            <text:p>-0.6</text:p>
          </table:table-cell>
          <table:table-cell table:formula="of:=VALUE(MID([' ;'.G869];2;LEN([' ;'.G869])-2))" office:value-type="float" office:value="0.719254">
            <text:p>0.719254</text:p>
          </table:table-cell>
          <table:table-cell table:formula="of:=ROUND([.E869]/[.$J$1];2)" office:value-type="float" office:value="0.72">
            <text:p>0.72</text:p>
          </table:table-cell>
          <table:table-cell/>
          <table:table-cell table:formula="of:=IF(RIGHT([.A869];5)=&quot;sleep&quot;;&quot;Sleep(&quot;&amp;[.$L$1]&amp;&quot;*&quot;&amp;ROUND(VALUE([.B869]);2)/[.$M$1]&amp;&quot;)&quot;;[.A869]&amp;&quot;( &quot;&amp;[.B869]&amp;&quot;, &quot;&amp;[.C869]&amp;&quot;, &quot;&amp;[.D869]&amp;&quot;, &quot;&amp;[.$I$1]&amp;&quot;*&quot;&amp;[.F869]&amp;&quot; )&quot;)" office:value-type="string" office:string-value="Turn2( tail4, y_axis, -0.6, MOVEANIMATIONSPEED*0.72 )">
            <text:p>Turn2( tail4, y_axis, -0.6, MOVEANIMATIONSPEED*0.72 )</text:p>
          </table:table-cell>
          <table:table-cell table:number-columns-repeated="6"/>
        </table:table-row>
        <table:table-row table:style-name="ro1">
          <table:table-cell table:formula="of:=IF(RIGHT([' ;'.A870];4)=&quot;turn&quot;;&quot;Turn2&quot;;IF(RIGHT([' ;'.A870];4)=&quot;move&quot;;&quot;Move&quot;;[' ;'.A870]))" office:value-type="string" office:string-value="Turn2">
            <text:p>Turn2</text:p>
          </table:table-cell>
          <table:table-cell table:formula="of:=[' ;'.B870]" office:value-type="string" office:string-value="tail5">
            <text:p>tail5</text:p>
          </table:table-cell>
          <table:table-cell table:formula="of:=LEFT([' ;'.D870];1)&amp;&quot;_&quot;&amp;RIGHT([' ;'.D870];4)" office:value-type="string" office:string-value="x_axis">
            <text:p>x_axis</text:p>
          </table:table-cell>
          <table:table-cell table:formula="of:=ROUND(VALUE(MID([' ;'.E870];2;LEN([' ;'.E870])-2));1)" office:value-type="float" office:value="14.3">
            <text:p>14.3</text:p>
          </table:table-cell>
          <table:table-cell table:formula="of:=VALUE(MID([' ;'.G870];2;LEN([' ;'.G870])-2))" office:value-type="float" office:value="1.752336">
            <text:p>1.752336</text:p>
          </table:table-cell>
          <table:table-cell table:formula="of:=ROUND([.E870]/[.$J$1];2)" office:value-type="float" office:value="1.75">
            <text:p>1.75</text:p>
          </table:table-cell>
          <table:table-cell/>
          <table:table-cell table:formula="of:=IF(RIGHT([.A870];5)=&quot;sleep&quot;;&quot;Sleep(&quot;&amp;[.$L$1]&amp;&quot;*&quot;&amp;ROUND(VALUE([.B870]);2)/[.$M$1]&amp;&quot;)&quot;;[.A870]&amp;&quot;( &quot;&amp;[.B870]&amp;&quot;, &quot;&amp;[.C870]&amp;&quot;, &quot;&amp;[.D870]&amp;&quot;, &quot;&amp;[.$I$1]&amp;&quot;*&quot;&amp;[.F870]&amp;&quot; )&quot;)" office:value-type="string" office:string-value="Turn2( tail5, x_axis, 14.3, MOVEANIMATIONSPEED*1.75 )">
            <text:p>Turn2( tail5, x_axis, 14.3, MOVEANIMATIONSPEED*1.75 )</text:p>
          </table:table-cell>
          <table:table-cell table:number-columns-repeated="6"/>
        </table:table-row>
        <table:table-row table:style-name="ro1">
          <table:table-cell table:formula="of:=IF(RIGHT([' ;'.A871];4)=&quot;turn&quot;;&quot;Turn2&quot;;IF(RIGHT([' ;'.A871];4)=&quot;move&quot;;&quot;Move&quot;;[' ;'.A871]))" office:value-type="string" office:string-value="Turn2">
            <text:p>Turn2</text:p>
          </table:table-cell>
          <table:table-cell table:formula="of:=[' ;'.B871]" office:value-type="string" office:string-value="tail5">
            <text:p>tail5</text:p>
          </table:table-cell>
          <table:table-cell table:formula="of:=LEFT([' ;'.D871];1)&amp;&quot;_&quot;&amp;RIGHT([' ;'.D871];4)" office:value-type="string" office:string-value="z_axis">
            <text:p>z_axis</text:p>
          </table:table-cell>
          <table:table-cell table:formula="of:=ROUND(VALUE(MID([' ;'.E871];2;LEN([' ;'.E871])-2));1)" office:value-type="float" office:value="-1.2">
            <text:p>-1.2</text:p>
          </table:table-cell>
          <table:table-cell table:formula="of:=VALUE(MID([' ;'.G871];2;LEN([' ;'.G871])-2))" office:value-type="float" office:value="22.775604">
            <text:p>22.775604</text:p>
          </table:table-cell>
          <table:table-cell table:formula="of:=ROUND([.E871]/[.$J$1];2)" office:value-type="float" office:value="22.78">
            <text:p>22.78</text:p>
          </table:table-cell>
          <table:table-cell/>
          <table:table-cell table:formula="of:=IF(RIGHT([.A871];5)=&quot;sleep&quot;;&quot;Sleep(&quot;&amp;[.$L$1]&amp;&quot;*&quot;&amp;ROUND(VALUE([.B871]);2)/[.$M$1]&amp;&quot;)&quot;;[.A871]&amp;&quot;( &quot;&amp;[.B871]&amp;&quot;, &quot;&amp;[.C871]&amp;&quot;, &quot;&amp;[.D871]&amp;&quot;, &quot;&amp;[.$I$1]&amp;&quot;*&quot;&amp;[.F871]&amp;&quot; )&quot;)" office:value-type="string" office:string-value="Turn2( tail5, z_axis, -1.2, MOVEANIMATIONSPEED*22.78 )">
            <text:p>Turn2( tail5, z_axis, -1.2, MOVEANIMATIONSPEED*22.78 )</text:p>
          </table:table-cell>
          <table:table-cell table:number-columns-repeated="6"/>
        </table:table-row>
        <table:table-row table:style-name="ro1">
          <table:table-cell table:formula="of:=IF(RIGHT([' ;'.A872];4)=&quot;turn&quot;;&quot;Turn2&quot;;IF(RIGHT([' ;'.A872];4)=&quot;move&quot;;&quot;Move&quot;;[' ;'.A872]))" office:value-type="string" office:string-value="Turn2">
            <text:p>Turn2</text:p>
          </table:table-cell>
          <table:table-cell table:formula="of:=[' ;'.B872]" office:value-type="string" office:string-value="tail5">
            <text:p>tail5</text:p>
          </table:table-cell>
          <table:table-cell table:formula="of:=LEFT([' ;'.D872];1)&amp;&quot;_&quot;&amp;RIGHT([' ;'.D872];4)" office:value-type="string" office:string-value="y_axis">
            <text:p>y_axis</text:p>
          </table:table-cell>
          <table:table-cell table:formula="of:=ROUND(VALUE(MID([' ;'.E872];2;LEN([' ;'.E872])-2));1)" office:value-type="float" office:value="-1.2">
            <text:p>-1.2</text:p>
          </table:table-cell>
          <table:table-cell table:formula="of:=VALUE(MID([' ;'.G872];2;LEN([' ;'.G872])-2))" office:value-type="float" office:value="2.939375">
            <text:p>2.939375</text:p>
          </table:table-cell>
          <table:table-cell table:formula="of:=ROUND([.E872]/[.$J$1];2)" office:value-type="float" office:value="2.94">
            <text:p>2.94</text:p>
          </table:table-cell>
          <table:table-cell/>
          <table:table-cell table:formula="of:=IF(RIGHT([.A872];5)=&quot;sleep&quot;;&quot;Sleep(&quot;&amp;[.$L$1]&amp;&quot;*&quot;&amp;ROUND(VALUE([.B872]);2)/[.$M$1]&amp;&quot;)&quot;;[.A872]&amp;&quot;( &quot;&amp;[.B872]&amp;&quot;, &quot;&amp;[.C872]&amp;&quot;, &quot;&amp;[.D872]&amp;&quot;, &quot;&amp;[.$I$1]&amp;&quot;*&quot;&amp;[.F872]&amp;&quot; )&quot;)" office:value-type="string" office:string-value="Turn2( tail5, y_axis, -1.2, MOVEANIMATIONSPEED*2.94 )">
            <text:p>Turn2( tail5, y_axis, -1.2, MOVEANIMATIONSPEED*2.94 )</text:p>
          </table:table-cell>
          <table:table-cell table:number-columns-repeated="6"/>
        </table:table-row>
        <table:table-row table:style-name="ro1">
          <table:table-cell table:formula="of:=IF(RIGHT([' ;'.A873];4)=&quot;turn&quot;;&quot;Turn2&quot;;IF(RIGHT([' ;'.A873];4)=&quot;move&quot;;&quot;Move&quot;;[' ;'.A873]))" office:value-type="string" office:string-value="Turn2">
            <text:p>Turn2</text:p>
          </table:table-cell>
          <table:table-cell table:formula="of:=[' ;'.B873]" office:value-type="string" office:string-value="tail7">
            <text:p>tail7</text:p>
          </table:table-cell>
          <table:table-cell table:formula="of:=LEFT([' ;'.D873];1)&amp;&quot;_&quot;&amp;RIGHT([' ;'.D873];4)" office:value-type="string" office:string-value="x_axis">
            <text:p>x_axis</text:p>
          </table:table-cell>
          <table:table-cell table:formula="of:=ROUND(VALUE(MID([' ;'.E873];2;LEN([' ;'.E873])-2));1)" office:value-type="float" office:value="13">
            <text:p>13</text:p>
          </table:table-cell>
          <table:table-cell table:formula="of:=VALUE(MID([' ;'.G873];2;LEN([' ;'.G873])-2))" office:value-type="float" office:value="1.624829">
            <text:p>1.624829</text:p>
          </table:table-cell>
          <table:table-cell table:formula="of:=ROUND([.E873]/[.$J$1];2)" office:value-type="float" office:value="1.62">
            <text:p>1.62</text:p>
          </table:table-cell>
          <table:table-cell/>
          <table:table-cell table:formula="of:=IF(RIGHT([.A873];5)=&quot;sleep&quot;;&quot;Sleep(&quot;&amp;[.$L$1]&amp;&quot;*&quot;&amp;ROUND(VALUE([.B873]);2)/[.$M$1]&amp;&quot;)&quot;;[.A873]&amp;&quot;( &quot;&amp;[.B873]&amp;&quot;, &quot;&amp;[.C873]&amp;&quot;, &quot;&amp;[.D873]&amp;&quot;, &quot;&amp;[.$I$1]&amp;&quot;*&quot;&amp;[.F873]&amp;&quot; )&quot;)" office:value-type="string" office:string-value="Turn2( tail7, x_axis, 13, MOVEANIMATIONSPEED*1.62 )">
            <text:p>Turn2( tail7, x_axis, 13, MOVEANIMATIONSPEED*1.62 )</text:p>
          </table:table-cell>
          <table:table-cell table:number-columns-repeated="6"/>
        </table:table-row>
        <table:table-row table:style-name="ro1">
          <table:table-cell table:formula="of:=IF(RIGHT([' ;'.A874];4)=&quot;turn&quot;;&quot;Turn2&quot;;IF(RIGHT([' ;'.A874];4)=&quot;move&quot;;&quot;Move&quot;;[' ;'.A874]))" office:value-type="string" office:string-value="Turn2">
            <text:p>Turn2</text:p>
          </table:table-cell>
          <table:table-cell table:formula="of:=[' ;'.B874]" office:value-type="string" office:string-value="tail7">
            <text:p>tail7</text:p>
          </table:table-cell>
          <table:table-cell table:formula="of:=LEFT([' ;'.D874];1)&amp;&quot;_&quot;&amp;RIGHT([' ;'.D874];4)" office:value-type="string" office:string-value="z_axis">
            <text:p>z_axis</text:p>
          </table:table-cell>
          <table:table-cell table:formula="of:=ROUND(VALUE(MID([' ;'.E874];2;LEN([' ;'.E874])-2));1)" office:value-type="float" office:value="-1.1">
            <text:p>-1.1</text:p>
          </table:table-cell>
          <table:table-cell table:formula="of:=VALUE(MID([' ;'.G874];2;LEN([' ;'.G874])-2))" office:value-type="float" office:value="20.71678">
            <text:p>20.71678</text:p>
          </table:table-cell>
          <table:table-cell table:formula="of:=ROUND([.E874]/[.$J$1];2)" office:value-type="float" office:value="20.72">
            <text:p>20.72</text:p>
          </table:table-cell>
          <table:table-cell/>
          <table:table-cell table:formula="of:=IF(RIGHT([.A874];5)=&quot;sleep&quot;;&quot;Sleep(&quot;&amp;[.$L$1]&amp;&quot;*&quot;&amp;ROUND(VALUE([.B874]);2)/[.$M$1]&amp;&quot;)&quot;;[.A874]&amp;&quot;( &quot;&amp;[.B874]&amp;&quot;, &quot;&amp;[.C874]&amp;&quot;, &quot;&amp;[.D874]&amp;&quot;, &quot;&amp;[.$I$1]&amp;&quot;*&quot;&amp;[.F874]&amp;&quot; )&quot;)" office:value-type="string" office:string-value="Turn2( tail7, z_axis, -1.1, MOVEANIMATIONSPEED*20.72 )">
            <text:p>Turn2( tail7, z_axis, -1.1, MOVEANIMATIONSPEED*20.72 )</text:p>
          </table:table-cell>
          <table:table-cell table:number-columns-repeated="6"/>
        </table:table-row>
        <table:table-row table:style-name="ro1">
          <table:table-cell table:formula="of:=IF(RIGHT([' ;'.A875];4)=&quot;turn&quot;;&quot;Turn2&quot;;IF(RIGHT([' ;'.A875];4)=&quot;move&quot;;&quot;Move&quot;;[' ;'.A875]))" office:value-type="string" office:string-value="Turn2">
            <text:p>Turn2</text:p>
          </table:table-cell>
          <table:table-cell table:formula="of:=[' ;'.B875]" office:value-type="string" office:string-value="tail7">
            <text:p>tail7</text:p>
          </table:table-cell>
          <table:table-cell table:formula="of:=LEFT([' ;'.D875];1)&amp;&quot;_&quot;&amp;RIGHT([' ;'.D875];4)" office:value-type="string" office:string-value="y_axis">
            <text:p>y_axis</text:p>
          </table:table-cell>
          <table:table-cell table:formula="of:=ROUND(VALUE(MID([' ;'.E875];2;LEN([' ;'.E875])-2));1)" office:value-type="float" office:value="-1.1">
            <text:p>-1.1</text:p>
          </table:table-cell>
          <table:table-cell table:formula="of:=VALUE(MID([' ;'.G875];2;LEN([' ;'.G875])-2))" office:value-type="float" office:value="2.436164">
            <text:p>2.436164</text:p>
          </table:table-cell>
          <table:table-cell table:formula="of:=ROUND([.E875]/[.$J$1];2)" office:value-type="float" office:value="2.44">
            <text:p>2.44</text:p>
          </table:table-cell>
          <table:table-cell/>
          <table:table-cell table:formula="of:=IF(RIGHT([.A875];5)=&quot;sleep&quot;;&quot;Sleep(&quot;&amp;[.$L$1]&amp;&quot;*&quot;&amp;ROUND(VALUE([.B875]);2)/[.$M$1]&amp;&quot;)&quot;;[.A875]&amp;&quot;( &quot;&amp;[.B875]&amp;&quot;, &quot;&amp;[.C875]&amp;&quot;, &quot;&amp;[.D875]&amp;&quot;, &quot;&amp;[.$I$1]&amp;&quot;*&quot;&amp;[.F875]&amp;&quot; )&quot;)" office:value-type="string" office:string-value="Turn2( tail7, y_axis, -1.1, MOVEANIMATIONSPEED*2.44 )">
            <text:p>Turn2( tail7, y_axis, -1.1, MOVEANIMATIONSPEED*2.44 )</text:p>
          </table:table-cell>
          <table:table-cell table:number-columns-repeated="6"/>
        </table:table-row>
        <table:table-row table:style-name="ro1">
          <table:table-cell table:formula="of:=IF(RIGHT([' ;'.A876];4)=&quot;turn&quot;;&quot;Turn2&quot;;IF(RIGHT([' ;'.A876];4)=&quot;move&quot;;&quot;Move&quot;;[' ;'.A876]))" office:value-type="string" office:string-value="Turn2">
            <text:p>Turn2</text:p>
          </table:table-cell>
          <table:table-cell table:formula="of:=[' ;'.B876]" office:value-type="string" office:string-value="tail8">
            <text:p>tail8</text:p>
          </table:table-cell>
          <table:table-cell table:formula="of:=LEFT([' ;'.D876];1)&amp;&quot;_&quot;&amp;RIGHT([' ;'.D876];4)" office:value-type="string" office:string-value="x_axis">
            <text:p>x_axis</text:p>
          </table:table-cell>
          <table:table-cell table:formula="of:=ROUND(VALUE(MID([' ;'.E876];2;LEN([' ;'.E876])-2));1)" office:value-type="float" office:value="21">
            <text:p>21</text:p>
          </table:table-cell>
          <table:table-cell table:formula="of:=VALUE(MID([' ;'.G876];2;LEN([' ;'.G876])-2))" office:value-type="float" office:value="2.284621">
            <text:p>2.284621</text:p>
          </table:table-cell>
          <table:table-cell table:formula="of:=ROUND([.E876]/[.$J$1];2)" office:value-type="float" office:value="2.28">
            <text:p>2.28</text:p>
          </table:table-cell>
          <table:table-cell/>
          <table:table-cell table:formula="of:=IF(RIGHT([.A876];5)=&quot;sleep&quot;;&quot;Sleep(&quot;&amp;[.$L$1]&amp;&quot;*&quot;&amp;ROUND(VALUE([.B876]);2)/[.$M$1]&amp;&quot;)&quot;;[.A876]&amp;&quot;( &quot;&amp;[.B876]&amp;&quot;, &quot;&amp;[.C876]&amp;&quot;, &quot;&amp;[.D876]&amp;&quot;, &quot;&amp;[.$I$1]&amp;&quot;*&quot;&amp;[.F876]&amp;&quot; )&quot;)" office:value-type="string" office:string-value="Turn2( tail8, x_axis, 21, MOVEANIMATIONSPEED*2.28 )">
            <text:p>Turn2( tail8, x_axis, 21, MOVEANIMATIONSPEED*2.28 )</text:p>
          </table:table-cell>
          <table:table-cell table:number-columns-repeated="6"/>
        </table:table-row>
        <table:table-row table:style-name="ro1">
          <table:table-cell table:formula="of:=IF(RIGHT([' ;'.A877];4)=&quot;turn&quot;;&quot;Turn2&quot;;IF(RIGHT([' ;'.A877];4)=&quot;move&quot;;&quot;Move&quot;;[' ;'.A877]))" office:value-type="string" office:string-value="Turn2">
            <text:p>Turn2</text:p>
          </table:table-cell>
          <table:table-cell table:formula="of:=[' ;'.B877]" office:value-type="string" office:string-value="tail8">
            <text:p>tail8</text:p>
          </table:table-cell>
          <table:table-cell table:formula="of:=LEFT([' ;'.D877];1)&amp;&quot;_&quot;&amp;RIGHT([' ;'.D877];4)" office:value-type="string" office:string-value="z_axis">
            <text:p>z_axis</text:p>
          </table:table-cell>
          <table:table-cell table:formula="of:=ROUND(VALUE(MID([' ;'.E877];2;LEN([' ;'.E877])-2));1)" office:value-type="float" office:value="-1.8">
            <text:p>-1.8</text:p>
          </table:table-cell>
          <table:table-cell table:formula="of:=VALUE(MID([' ;'.G877];2;LEN([' ;'.G877])-2))" office:value-type="float" office:value="33.20751">
            <text:p>33.20751</text:p>
          </table:table-cell>
          <table:table-cell table:formula="of:=ROUND([.E877]/[.$J$1];2)" office:value-type="float" office:value="33.21">
            <text:p>33.21</text:p>
          </table:table-cell>
          <table:table-cell/>
          <table:table-cell table:formula="of:=IF(RIGHT([.A877];5)=&quot;sleep&quot;;&quot;Sleep(&quot;&amp;[.$L$1]&amp;&quot;*&quot;&amp;ROUND(VALUE([.B877]);2)/[.$M$1]&amp;&quot;)&quot;;[.A877]&amp;&quot;( &quot;&amp;[.B877]&amp;&quot;, &quot;&amp;[.C877]&amp;&quot;, &quot;&amp;[.D877]&amp;&quot;, &quot;&amp;[.$I$1]&amp;&quot;*&quot;&amp;[.F877]&amp;&quot; )&quot;)" office:value-type="string" office:string-value="Turn2( tail8, z_axis, -1.8, MOVEANIMATIONSPEED*33.21 )">
            <text:p>Turn2( tail8, z_axis, -1.8, MOVEANIMATIONSPEED*33.21 )</text:p>
          </table:table-cell>
          <table:table-cell table:number-columns-repeated="6"/>
        </table:table-row>
        <table:table-row table:style-name="ro1">
          <table:table-cell table:formula="of:=IF(RIGHT([' ;'.A878];4)=&quot;turn&quot;;&quot;Turn2&quot;;IF(RIGHT([' ;'.A878];4)=&quot;move&quot;;&quot;Move&quot;;[' ;'.A878]))" office:value-type="string" office:string-value="Turn2">
            <text:p>Turn2</text:p>
          </table:table-cell>
          <table:table-cell table:formula="of:=[' ;'.B878]" office:value-type="string" office:string-value="tail8">
            <text:p>tail8</text:p>
          </table:table-cell>
          <table:table-cell table:formula="of:=LEFT([' ;'.D878];1)&amp;&quot;_&quot;&amp;RIGHT([' ;'.D878];4)" office:value-type="string" office:string-value="y_axis">
            <text:p>y_axis</text:p>
          </table:table-cell>
          <table:table-cell table:formula="of:=ROUND(VALUE(MID([' ;'.E878];2;LEN([' ;'.E878])-2));1)" office:value-type="float" office:value="-1.7">
            <text:p>-1.7</text:p>
          </table:table-cell>
          <table:table-cell table:formula="of:=VALUE(MID([' ;'.G878];2;LEN([' ;'.G878])-2))" office:value-type="float" office:value="6.27949">
            <text:p>6.27949</text:p>
          </table:table-cell>
          <table:table-cell table:formula="of:=ROUND([.E878]/[.$J$1];2)" office:value-type="float" office:value="6.28">
            <text:p>6.28</text:p>
          </table:table-cell>
          <table:table-cell/>
          <table:table-cell table:formula="of:=IF(RIGHT([.A878];5)=&quot;sleep&quot;;&quot;Sleep(&quot;&amp;[.$L$1]&amp;&quot;*&quot;&amp;ROUND(VALUE([.B878]);2)/[.$M$1]&amp;&quot;)&quot;;[.A878]&amp;&quot;( &quot;&amp;[.B878]&amp;&quot;, &quot;&amp;[.C878]&amp;&quot;, &quot;&amp;[.D878]&amp;&quot;, &quot;&amp;[.$I$1]&amp;&quot;*&quot;&amp;[.F878]&amp;&quot; )&quot;)" office:value-type="string" office:string-value="Turn2( tail8, y_axis, -1.7, MOVEANIMATIONSPEED*6.28 )">
            <text:p>Turn2( tail8, y_axis, -1.7, MOVEANIMATIONSPEED*6.28 )</text:p>
          </table:table-cell>
          <table:table-cell table:number-columns-repeated="6"/>
        </table:table-row>
        <table:table-row table:style-name="ro1">
          <table:table-cell table:formula="of:=IF(RIGHT([' ;'.A879];4)=&quot;turn&quot;;&quot;Turn2&quot;;IF(RIGHT([' ;'.A879];4)=&quot;move&quot;;&quot;Move&quot;;[' ;'.A879]))" office:value-type="string" office:string-value="Turn2">
            <text:p>Turn2</text:p>
          </table:table-cell>
          <table:table-cell table:formula="of:=[' ;'.B879]" office:value-type="string" office:string-value="tail9">
            <text:p>tail9</text:p>
          </table:table-cell>
          <table:table-cell table:formula="of:=LEFT([' ;'.D879];1)&amp;&quot;_&quot;&amp;RIGHT([' ;'.D879];4)" office:value-type="string" office:string-value="x_axis">
            <text:p>x_axis</text:p>
          </table:table-cell>
          <table:table-cell table:formula="of:=ROUND(VALUE(MID([' ;'.E879];2;LEN([' ;'.E879])-2));1)" office:value-type="float" office:value="13.8">
            <text:p>13.8</text:p>
          </table:table-cell>
          <table:table-cell table:formula="of:=VALUE(MID([' ;'.G879];2;LEN([' ;'.G879])-2))" office:value-type="float" office:value="1.712042">
            <text:p>1.712042</text:p>
          </table:table-cell>
          <table:table-cell table:formula="of:=ROUND([.E879]/[.$J$1];2)" office:value-type="float" office:value="1.71">
            <text:p>1.71</text:p>
          </table:table-cell>
          <table:table-cell/>
          <table:table-cell table:formula="of:=IF(RIGHT([.A879];5)=&quot;sleep&quot;;&quot;Sleep(&quot;&amp;[.$L$1]&amp;&quot;*&quot;&amp;ROUND(VALUE([.B879]);2)/[.$M$1]&amp;&quot;)&quot;;[.A879]&amp;&quot;( &quot;&amp;[.B879]&amp;&quot;, &quot;&amp;[.C879]&amp;&quot;, &quot;&amp;[.D879]&amp;&quot;, &quot;&amp;[.$I$1]&amp;&quot;*&quot;&amp;[.F879]&amp;&quot; )&quot;)" office:value-type="string" office:string-value="Turn2( tail9, x_axis, 13.8, MOVEANIMATIONSPEED*1.71 )">
            <text:p>Turn2( tail9, x_axis, 13.8, MOVEANIMATIONSPEED*1.71 )</text:p>
          </table:table-cell>
          <table:table-cell table:number-columns-repeated="6"/>
        </table:table-row>
        <table:table-row table:style-name="ro1">
          <table:table-cell table:formula="of:=IF(RIGHT([' ;'.A880];4)=&quot;turn&quot;;&quot;Turn2&quot;;IF(RIGHT([' ;'.A880];4)=&quot;move&quot;;&quot;Move&quot;;[' ;'.A880]))" office:value-type="string" office:string-value="Turn2">
            <text:p>Turn2</text:p>
          </table:table-cell>
          <table:table-cell table:formula="of:=[' ;'.B880]" office:value-type="string" office:string-value="tail9">
            <text:p>tail9</text:p>
          </table:table-cell>
          <table:table-cell table:formula="of:=LEFT([' ;'.D880];1)&amp;&quot;_&quot;&amp;RIGHT([' ;'.D880];4)" office:value-type="string" office:string-value="z_axis">
            <text:p>z_axis</text:p>
          </table:table-cell>
          <table:table-cell table:formula="of:=ROUND(VALUE(MID([' ;'.E880];2;LEN([' ;'.E880])-2));1)" office:value-type="float" office:value="-1.1">
            <text:p>-1.1</text:p>
          </table:table-cell>
          <table:table-cell table:formula="of:=VALUE(MID([' ;'.G880];2;LEN([' ;'.G880])-2))" office:value-type="float" office:value="22.112647">
            <text:p>22.112647</text:p>
          </table:table-cell>
          <table:table-cell table:formula="of:=ROUND([.E880]/[.$J$1];2)" office:value-type="float" office:value="22.11">
            <text:p>22.11</text:p>
          </table:table-cell>
          <table:table-cell/>
          <table:table-cell table:formula="of:=IF(RIGHT([.A880];5)=&quot;sleep&quot;;&quot;Sleep(&quot;&amp;[.$L$1]&amp;&quot;*&quot;&amp;ROUND(VALUE([.B880]);2)/[.$M$1]&amp;&quot;)&quot;;[.A880]&amp;&quot;( &quot;&amp;[.B880]&amp;&quot;, &quot;&amp;[.C880]&amp;&quot;, &quot;&amp;[.D880]&amp;&quot;, &quot;&amp;[.$I$1]&amp;&quot;*&quot;&amp;[.F880]&amp;&quot; )&quot;)" office:value-type="string" office:string-value="Turn2( tail9, z_axis, -1.1, MOVEANIMATIONSPEED*22.11 )">
            <text:p>Turn2( tail9, z_axis, -1.1, MOVEANIMATIONSPEED*22.11 )</text:p>
          </table:table-cell>
          <table:table-cell table:number-columns-repeated="6"/>
        </table:table-row>
        <table:table-row table:style-name="ro1">
          <table:table-cell table:formula="of:=IF(RIGHT([' ;'.A881];4)=&quot;turn&quot;;&quot;Turn2&quot;;IF(RIGHT([' ;'.A881];4)=&quot;move&quot;;&quot;Move&quot;;[' ;'.A881]))" office:value-type="string" office:string-value="Turn2">
            <text:p>Turn2</text:p>
          </table:table-cell>
          <table:table-cell table:formula="of:=[' ;'.B881]" office:value-type="string" office:string-value="tail9">
            <text:p>tail9</text:p>
          </table:table-cell>
          <table:table-cell table:formula="of:=LEFT([' ;'.D881];1)&amp;&quot;_&quot;&amp;RIGHT([' ;'.D881];4)" office:value-type="string" office:string-value="y_axis">
            <text:p>y_axis</text:p>
          </table:table-cell>
          <table:table-cell table:formula="of:=ROUND(VALUE(MID([' ;'.E881];2;LEN([' ;'.E881])-2));1)" office:value-type="float" office:value="-1.2">
            <text:p>-1.2</text:p>
          </table:table-cell>
          <table:table-cell table:formula="of:=VALUE(MID([' ;'.G881];2;LEN([' ;'.G881])-2))" office:value-type="float" office:value="2.771927">
            <text:p>2.771927</text:p>
          </table:table-cell>
          <table:table-cell table:formula="of:=ROUND([.E881]/[.$J$1];2)" office:value-type="float" office:value="2.77">
            <text:p>2.77</text:p>
          </table:table-cell>
          <table:table-cell/>
          <table:table-cell table:formula="of:=IF(RIGHT([.A881];5)=&quot;sleep&quot;;&quot;Sleep(&quot;&amp;[.$L$1]&amp;&quot;*&quot;&amp;ROUND(VALUE([.B881]);2)/[.$M$1]&amp;&quot;)&quot;;[.A881]&amp;&quot;( &quot;&amp;[.B881]&amp;&quot;, &quot;&amp;[.C881]&amp;&quot;, &quot;&amp;[.D881]&amp;&quot;, &quot;&amp;[.$I$1]&amp;&quot;*&quot;&amp;[.F881]&amp;&quot; )&quot;)" office:value-type="string" office:string-value="Turn2( tail9, y_axis, -1.2, MOVEANIMATIONSPEED*2.77 )">
            <text:p>Turn2( tail9, y_axis, -1.2, MOVEANIMATIONSPEED*2.77 )</text:p>
          </table:table-cell>
          <table:table-cell table:number-columns-repeated="6"/>
        </table:table-row>
        <table:table-row table:style-name="ro1">
          <table:table-cell table:formula="of:=IF(RIGHT([' ;'.A882];4)=&quot;turn&quot;;&quot;Turn2&quot;;IF(RIGHT([' ;'.A882];4)=&quot;move&quot;;&quot;Move&quot;;[' ;'.A882]))" office:value-type="string" office:string-value="Turn2">
            <text:p>Turn2</text:p>
          </table:table-cell>
          <table:table-cell table:formula="of:=[' ;'.B882]" office:value-type="string" office:string-value="torso">
            <text:p>torso</text:p>
          </table:table-cell>
          <table:table-cell table:formula="of:=LEFT([' ;'.D882];1)&amp;&quot;_&quot;&amp;RIGHT([' ;'.D882];4)" office:value-type="string" office:string-value="z_axis">
            <text:p>z_axis</text:p>
          </table:table-cell>
          <table:table-cell table:formula="of:=ROUND(VALUE(MID([' ;'.E882];2;LEN([' ;'.E882])-2));1)" office:value-type="float" office:value="-0">
            <text:p>-0</text:p>
          </table:table-cell>
          <table:table-cell table:formula="of:=VALUE(MID([' ;'.G882];2;LEN([' ;'.G882])-2))" office:value-type="float" office:value="7.197098">
            <text:p>7.197098</text:p>
          </table:table-cell>
          <table:table-cell table:formula="of:=ROUND([.E882]/[.$J$1];2)" office:value-type="float" office:value="7.2">
            <text:p>7.2</text:p>
          </table:table-cell>
          <table:table-cell/>
          <table:table-cell table:formula="of:=IF(RIGHT([.A882];5)=&quot;sleep&quot;;&quot;Sleep(&quot;&amp;[.$L$1]&amp;&quot;*&quot;&amp;ROUND(VALUE([.B882]);2)/[.$M$1]&amp;&quot;)&quot;;[.A882]&amp;&quot;( &quot;&amp;[.B882]&amp;&quot;, &quot;&amp;[.C882]&amp;&quot;, &quot;&amp;[.D882]&amp;&quot;, &quot;&amp;[.$I$1]&amp;&quot;*&quot;&amp;[.F882]&amp;&quot; )&quot;)" office:value-type="string" office:string-value="Turn2( torso, z_axis, 0, MOVEANIMATIONSPEED*7.2 )">
            <text:p>Turn2( torso, z_axis, 0, MOVEANIMATIONSPEED*7.2 )</text:p>
          </table:table-cell>
          <table:table-cell table:number-columns-repeated="6"/>
        </table:table-row>
        <table:table-row table:style-name="ro1">
          <table:table-cell table:formula="of:=IF(RIGHT([' ;'.A883];4)=&quot;turn&quot;;&quot;Turn2&quot;;IF(RIGHT([' ;'.A883];4)=&quot;move&quot;;&quot;Move&quot;;[' ;'.A883]))" office:value-type="string" office:string-value="&#9;&#9;sleep">
            <text:p><text:tab/><text:tab/>sleep</text:p>
          </table:table-cell>
          <table:table-cell table:formula="of:=[' ;'.B883]" office:value-type="float" office:value="199">
            <text:p>199</text:p>
          </table:table-cell>
          <table:table-cell table:formula="of:=LEFT([' ;'.D883];1)&amp;&quot;_&quot;&amp;RIGHT([' ;'.D883];4)" office:value-type="string" office:string-value="_">
            <text:p>_</text:p>
          </table:table-cell>
          <table:table-cell table:formula="of:=ROUND(VALUE(MID([' ;'.E883];2;LEN([' ;'.E883])-2));1)" office:value-type="float" office:value="0">
            <text:p>Err:502</text:p>
          </table:table-cell>
          <table:table-cell table:formula="of:=VALUE(MID([' ;'.G883];2;LEN([' ;'.G883])-2))" office:value-type="float" office:value="0">
            <text:p>Err:502</text:p>
          </table:table-cell>
          <table:table-cell table:formula="of:=ROUND([.E883]/[.$J$1];2)" office:value-type="float" office:value="0">
            <text:p>Err:502</text:p>
          </table:table-cell>
          <table:table-cell/>
          <table:table-cell table:formula="of:=IF(RIGHT([.A883];5)=&quot;sleep&quot;;&quot;Sleep(&quot;&amp;[.$L$1]&amp;&quot;*&quot;&amp;ROUND(VALUE([.B883]);2)/[.$M$1]&amp;&quot;)&quot;;[.A883]&amp;&quot;( &quot;&amp;[.B883]&amp;&quot;, &quot;&amp;[.C883]&amp;&quot;, &quot;&amp;[.D883]&amp;&quot;, &quot;&amp;[.$I$1]&amp;&quot;*&quot;&amp;[.F883]&amp;&quot; )&quot;)" office:value-type="string" office:string-value="Sleep(MOVEANIMATIONSLEEPTIME*1.99)">
            <text:p>Sleep(MOVEANIMATIONSLEEPTIME*1.99)</text:p>
          </table:table-cell>
          <table:table-cell table:number-columns-repeated="6"/>
        </table:table-row>
        <table:table-row table:style-name="ro1">
          <table:table-cell table:formula="of:=IF(RIGHT([' ;'.A884];4)=&quot;turn&quot;;&quot;Turn2&quot;;IF(RIGHT([' ;'.A884];4)=&quot;move&quot;;&quot;Move&quot;;[' ;'.A884]))" office:value-type="string" office:string-value="&#9;&#9;}">
            <text:p><text:tab/><text:tab/>}</text:p>
          </table:table-cell>
          <table:table-cell table:formula="of:=[' ;'.B884]" office:value-type="float" office:value="0">
            <text:p>0</text:p>
          </table:table-cell>
          <table:table-cell table:formula="of:=LEFT([' ;'.D884];1)&amp;&quot;_&quot;&amp;RIGHT([' ;'.D884];4)" office:value-type="string" office:string-value="_">
            <text:p>_</text:p>
          </table:table-cell>
          <table:table-cell table:formula="of:=ROUND(VALUE(MID([' ;'.E884];2;LEN([' ;'.E884])-2));1)" office:value-type="float" office:value="0">
            <text:p>Err:502</text:p>
          </table:table-cell>
          <table:table-cell table:formula="of:=VALUE(MID([' ;'.G884];2;LEN([' ;'.G884])-2))" office:value-type="float" office:value="0">
            <text:p>Err:502</text:p>
          </table:table-cell>
          <table:table-cell table:formula="of:=ROUND([.E884]/[.$J$1];2)" office:value-type="float" office:value="0">
            <text:p>Err:502</text:p>
          </table:table-cell>
          <table:table-cell/>
          <table:table-cell table:formula="of:=IF(RIGHT([.A884];5)=&quot;sleep&quot;;&quot;Sleep(&quot;&amp;[.$L$1]&amp;&quot;*&quot;&amp;ROUND(VALUE([.B884]);2)/[.$M$1]&amp;&quot;)&quot;;[.A884]&amp;&quot;( &quot;&amp;[.B884]&amp;&quot;, &quot;&amp;[.C884]&amp;&quot;, &quot;&amp;[.D884]&amp;&quot;, &quot;&amp;[.$I$1]&amp;&quot;*&quot;&amp;[.F884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885];4)=&quot;turn&quot;;&quot;Turn2&quot;;IF(RIGHT([' ;'.A885];4)=&quot;move&quot;;&quot;Move&quot;;[' ;'.A885]))" office:value-type="string" office:string-value="&#9;}">
            <text:p><text:tab/>}</text:p>
          </table:table-cell>
          <table:table-cell table:formula="of:=[' ;'.B885]" office:value-type="float" office:value="0">
            <text:p>0</text:p>
          </table:table-cell>
          <table:table-cell table:formula="of:=LEFT([' ;'.D885];1)&amp;&quot;_&quot;&amp;RIGHT([' ;'.D885];4)" office:value-type="string" office:string-value="_">
            <text:p>_</text:p>
          </table:table-cell>
          <table:table-cell table:formula="of:=ROUND(VALUE(MID([' ;'.E885];2;LEN([' ;'.E885])-2));1)" office:value-type="float" office:value="0">
            <text:p>Err:502</text:p>
          </table:table-cell>
          <table:table-cell table:formula="of:=VALUE(MID([' ;'.G885];2;LEN([' ;'.G885])-2))" office:value-type="float" office:value="0">
            <text:p>Err:502</text:p>
          </table:table-cell>
          <table:table-cell table:formula="of:=ROUND([.E885]/[.$J$1];2)" office:value-type="float" office:value="0">
            <text:p>Err:502</text:p>
          </table:table-cell>
          <table:table-cell/>
          <table:table-cell table:formula="of:=IF(RIGHT([.A885];5)=&quot;sleep&quot;;&quot;Sleep(&quot;&amp;[.$L$1]&amp;&quot;*&quot;&amp;ROUND(VALUE([.B885]);2)/[.$M$1]&amp;&quot;)&quot;;[.A885]&amp;&quot;( &quot;&amp;[.B885]&amp;&quot;, &quot;&amp;[.C885]&amp;&quot;, &quot;&amp;[.D885]&amp;&quot;, &quot;&amp;[.$I$1]&amp;&quot;*&quot;&amp;[.F885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886];4)=&quot;turn&quot;;&quot;Turn2&quot;;IF(RIGHT([' ;'.A886];4)=&quot;move&quot;;&quot;Move&quot;;[' ;'.A886]))" office:value-type="string" office:string-value="}">
            <text:p>}</text:p>
          </table:table-cell>
          <table:table-cell table:formula="of:=[' ;'.B886]" office:value-type="float" office:value="0">
            <text:p>0</text:p>
          </table:table-cell>
          <table:table-cell table:formula="of:=LEFT([' ;'.D886];1)&amp;&quot;_&quot;&amp;RIGHT([' ;'.D886];4)" office:value-type="string" office:string-value="_">
            <text:p>_</text:p>
          </table:table-cell>
          <table:table-cell table:formula="of:=ROUND(VALUE(MID([' ;'.E886];2;LEN([' ;'.E886])-2));1)" office:value-type="float" office:value="0">
            <text:p>Err:502</text:p>
          </table:table-cell>
          <table:table-cell table:formula="of:=VALUE(MID([' ;'.G886];2;LEN([' ;'.G886])-2))" office:value-type="float" office:value="0">
            <text:p>Err:502</text:p>
          </table:table-cell>
          <table:table-cell table:formula="of:=ROUND([.E886]/[.$J$1];2)" office:value-type="float" office:value="0">
            <text:p>Err:502</text:p>
          </table:table-cell>
          <table:table-cell/>
          <table:table-cell table:formula="of:=IF(RIGHT([.A886];5)=&quot;sleep&quot;;&quot;Sleep(&quot;&amp;[.$L$1]&amp;&quot;*&quot;&amp;ROUND(VALUE([.B886]);2)/[.$M$1]&amp;&quot;)&quot;;[.A886]&amp;&quot;( &quot;&amp;[.B886]&amp;&quot;, &quot;&amp;[.C886]&amp;&quot;, &quot;&amp;[.D886]&amp;&quot;, &quot;&amp;[.$I$1]&amp;&quot;*&quot;&amp;[.F886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887];4)=&quot;turn&quot;;&quot;Turn2&quot;;IF(RIGHT([' ;'.A887];4)=&quot;move&quot;;&quot;Move&quot;;[' ;'.A887]))" office:value-type="string" office:string-value="//">
            <text:p>//</text:p>
          </table:table-cell>
          <table:table-cell table:formula="of:=[' ;'.B887]" office:value-type="string" office:string-value="Call">
            <text:p>Call</text:p>
          </table:table-cell>
          <table:table-cell table:formula="of:=LEFT([' ;'.D887];1)&amp;&quot;_&quot;&amp;RIGHT([' ;'.D887];4)" office:value-type="string" office:string-value="f_from">
            <text:p>f_from</text:p>
          </table:table-cell>
          <table:table-cell table:formula="of:=ROUND(VALUE(MID([' ;'.E887];2;LEN([' ;'.E887])-2));1)" office:value-type="float" office:value="0">
            <text:p>Err:502</text:p>
          </table:table-cell>
          <table:table-cell table:formula="of:=VALUE(MID([' ;'.G887];2;LEN([' ;'.G887])-2))" office:value-type="float" office:value="0">
            <text:p>Err:502</text:p>
          </table:table-cell>
          <table:table-cell table:formula="of:=ROUND([.E887]/[.$J$1];2)" office:value-type="float" office:value="0">
            <text:p>Err:502</text:p>
          </table:table-cell>
          <table:table-cell/>
          <table:table-cell table:formula="of:=IF(RIGHT([.A887];5)=&quot;sleep&quot;;&quot;Sleep(&quot;&amp;[.$L$1]&amp;&quot;*&quot;&amp;ROUND(VALUE([.B887]);2)/[.$M$1]&amp;&quot;)&quot;;[.A887]&amp;&quot;( &quot;&amp;[.B887]&amp;&quot;, &quot;&amp;[.C887]&amp;&quot;, &quot;&amp;[.D887]&amp;&quot;, &quot;&amp;[.$I$1]&amp;&quot;*&quot;&amp;[.F887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888];4)=&quot;turn&quot;;&quot;Turn2&quot;;IF(RIGHT([' ;'.A888];4)=&quot;move&quot;;&quot;Move&quot;;[' ;'.A888]))" office:value-type="string" office:string-value="StopWalking()">
            <text:p>StopWalking()</text:p>
          </table:table-cell>
          <table:table-cell table:formula="of:=[' ;'.B888]" office:value-type="string" office:string-value="{">
            <text:p>{</text:p>
          </table:table-cell>
          <table:table-cell table:formula="of:=LEFT([' ;'.D888];1)&amp;&quot;_&quot;&amp;RIGHT([' ;'.D888];4)" office:value-type="string" office:string-value="_">
            <text:p>_</text:p>
          </table:table-cell>
          <table:table-cell table:formula="of:=ROUND(VALUE(MID([' ;'.E888];2;LEN([' ;'.E888])-2));1)" office:value-type="float" office:value="0">
            <text:p>Err:502</text:p>
          </table:table-cell>
          <table:table-cell table:formula="of:=VALUE(MID([' ;'.G888];2;LEN([' ;'.G888])-2))" office:value-type="float" office:value="0">
            <text:p>Err:502</text:p>
          </table:table-cell>
          <table:table-cell table:formula="of:=ROUND([.E888]/[.$J$1];2)" office:value-type="float" office:value="0">
            <text:p>Err:502</text:p>
          </table:table-cell>
          <table:table-cell/>
          <table:table-cell table:formula="of:=IF(RIGHT([.A888];5)=&quot;sleep&quot;;&quot;Sleep(&quot;&amp;[.$L$1]&amp;&quot;*&quot;&amp;ROUND(VALUE([.B888]);2)/[.$M$1]&amp;&quot;)&quot;;[.A888]&amp;&quot;( &quot;&amp;[.B888]&amp;&quot;, &quot;&amp;[.C888]&amp;&quot;, &quot;&amp;[.D888]&amp;&quot;, &quot;&amp;[.$I$1]&amp;&quot;*&quot;&amp;[.F888]&amp;&quot; )&quot;)" office:value-type="float" office:value="0">
            <text:p>Err:502</text:p>
          </table:table-cell>
          <table:table-cell table:number-columns-repeated="6"/>
        </table:table-row>
        <table:table-row table:style-name="ro1">
          <table:table-cell table:formula="of:=IF(RIGHT([' ;'.A889];4)=&quot;turn&quot;;&quot;Turn2&quot;;IF(RIGHT([' ;'.A889];4)=&quot;move&quot;;&quot;Move&quot;;[' ;'.A889]))" office:value-type="string" office:string-value="Move">
            <text:p>Move</text:p>
          </table:table-cell>
          <table:table-cell table:formula="of:=[' ;'.B889]" office:value-type="string" office:string-value="lwing1">
            <text:p>lwing1</text:p>
          </table:table-cell>
          <table:table-cell table:formula="of:=LEFT([' ;'.D889];1)&amp;&quot;_&quot;&amp;RIGHT([' ;'.D889];4)" office:value-type="string" office:string-value="y_axis">
            <text:p>y_axis</text:p>
          </table:table-cell>
          <table:table-cell table:formula="of:=ROUND(VALUE(MID([' ;'.E889];2;LEN([' ;'.E889])-2));1)" office:value-type="float" office:value="0">
            <text:p>0</text:p>
          </table:table-cell>
          <table:table-cell table:formula="of:=VALUE(MID([' ;'.G889];2;LEN([' ;'.G889])-2))" office:value-type="float" office:value="6.505432">
            <text:p>6.505432</text:p>
          </table:table-cell>
          <table:table-cell table:formula="of:=ROUND([.E889]/[.$J$1];2)" office:value-type="float" office:value="6.51">
            <text:p>6.51</text:p>
          </table:table-cell>
          <table:table-cell/>
          <table:table-cell table:formula="of:=IF(RIGHT([.A889];5)=&quot;sleep&quot;;&quot;Sleep(&quot;&amp;[.$L$1]&amp;&quot;*&quot;&amp;ROUND(VALUE([.B889]);2)/[.$M$1]&amp;&quot;)&quot;;[.A889]&amp;&quot;( &quot;&amp;[.B889]&amp;&quot;, &quot;&amp;[.C889]&amp;&quot;, &quot;&amp;[.D889]&amp;&quot;, &quot;&amp;[.$I$1]&amp;&quot;*&quot;&amp;[.F889]&amp;&quot; )&quot;)" office:value-type="string" office:string-value="Move( lwing1, y_axis, 0, MOVEANIMATIONSPEED*6.51 )">
            <text:p>Move( lwing1, y_axis, 0, MOVEANIMATIONSPEED*6.51 )</text:p>
          </table:table-cell>
          <table:table-cell table:number-columns-repeated="6"/>
        </table:table-row>
        <table:table-row table:style-name="ro1">
          <table:table-cell table:formula="of:=IF(RIGHT([' ;'.A890];4)=&quot;turn&quot;;&quot;Turn2&quot;;IF(RIGHT([' ;'.A890];4)=&quot;move&quot;;&quot;Move&quot;;[' ;'.A890]))" office:value-type="string" office:string-value="Move">
            <text:p>Move</text:p>
          </table:table-cell>
          <table:table-cell table:formula="of:=[' ;'.B890]" office:value-type="string" office:string-value="lwing1">
            <text:p>lwing1</text:p>
          </table:table-cell>
          <table:table-cell table:formula="of:=LEFT([' ;'.D890];1)&amp;&quot;_&quot;&amp;RIGHT([' ;'.D890];4)" office:value-type="string" office:string-value="z_axis">
            <text:p>z_axis</text:p>
          </table:table-cell>
          <table:table-cell table:formula="of:=ROUND(VALUE(MID([' ;'.E890];2;LEN([' ;'.E890])-2));1)" office:value-type="float" office:value="0">
            <text:p>0</text:p>
          </table:table-cell>
          <table:table-cell table:formula="of:=VALUE(MID([' ;'.G890];2;LEN([' ;'.G890])-2))" office:value-type="float" office:value="12.362919">
            <text:p>12.362919</text:p>
          </table:table-cell>
          <table:table-cell table:formula="of:=ROUND([.E890]/[.$J$1];2)" office:value-type="float" office:value="12.36">
            <text:p>12.36</text:p>
          </table:table-cell>
          <table:table-cell/>
          <table:table-cell table:formula="of:=IF(RIGHT([.A890];5)=&quot;sleep&quot;;&quot;Sleep(&quot;&amp;[.$L$1]&amp;&quot;*&quot;&amp;ROUND(VALUE([.B890]);2)/[.$M$1]&amp;&quot;)&quot;;[.A890]&amp;&quot;( &quot;&amp;[.B890]&amp;&quot;, &quot;&amp;[.C890]&amp;&quot;, &quot;&amp;[.D890]&amp;&quot;, &quot;&amp;[.$I$1]&amp;&quot;*&quot;&amp;[.F890]&amp;&quot; )&quot;)" office:value-type="string" office:string-value="Move( lwing1, z_axis, 0, MOVEANIMATIONSPEED*12.36 )">
            <text:p>Move( lwing1, z_axis, 0, MOVEANIMATIONSPEED*12.36 )</text:p>
          </table:table-cell>
          <table:table-cell table:number-columns-repeated="6"/>
        </table:table-row>
        <table:table-row table:style-name="ro1">
          <table:table-cell table:formula="of:=IF(RIGHT([' ;'.A891];4)=&quot;turn&quot;;&quot;Turn2&quot;;IF(RIGHT([' ;'.A891];4)=&quot;move&quot;;&quot;Move&quot;;[' ;'.A891]))" office:value-type="string" office:string-value="Move">
            <text:p>Move</text:p>
          </table:table-cell>
          <table:table-cell table:formula="of:=[' ;'.B891]" office:value-type="string" office:string-value="pelvis">
            <text:p>pelvis</text:p>
          </table:table-cell>
          <table:table-cell table:formula="of:=LEFT([' ;'.D891];1)&amp;&quot;_&quot;&amp;RIGHT([' ;'.D891];4)" office:value-type="string" office:string-value="y_axis">
            <text:p>y_axis</text:p>
          </table:table-cell>
          <table:table-cell table:formula="of:=ROUND(VALUE(MID([' ;'.E891];2;LEN([' ;'.E891])-2));1)" office:value-type="float" office:value="0">
            <text:p>0</text:p>
          </table:table-cell>
          <table:table-cell table:formula="of:=VALUE(MID([' ;'.G891];2;LEN([' ;'.G891])-2))" office:value-type="float" office:value="44.873428">
            <text:p>44.873428</text:p>
          </table:table-cell>
          <table:table-cell table:formula="of:=ROUND([.E891]/[.$J$1];2)" office:value-type="float" office:value="44.87">
            <text:p>44.87</text:p>
          </table:table-cell>
          <table:table-cell/>
          <table:table-cell table:formula="of:=IF(RIGHT([.A891];5)=&quot;sleep&quot;;&quot;Sleep(&quot;&amp;[.$L$1]&amp;&quot;*&quot;&amp;ROUND(VALUE([.B891]);2)/[.$M$1]&amp;&quot;)&quot;;[.A891]&amp;&quot;( &quot;&amp;[.B891]&amp;&quot;, &quot;&amp;[.C891]&amp;&quot;, &quot;&amp;[.D891]&amp;&quot;, &quot;&amp;[.$I$1]&amp;&quot;*&quot;&amp;[.F891]&amp;&quot; )&quot;)" office:value-type="string" office:string-value="Move( pelvis, y_axis, 0, MOVEANIMATIONSPEED*44.87 )">
            <text:p>Move( pelvis, y_axis, 0, MOVEANIMATIONSPEED*44.87 )</text:p>
          </table:table-cell>
          <table:table-cell table:number-columns-repeated="6"/>
        </table:table-row>
        <table:table-row table:style-name="ro1">
          <table:table-cell table:formula="of:=IF(RIGHT([' ;'.A892];4)=&quot;turn&quot;;&quot;Turn2&quot;;IF(RIGHT([' ;'.A892];4)=&quot;move&quot;;&quot;Move&quot;;[' ;'.A892]))" office:value-type="string" office:string-value="Turn2">
            <text:p>Turn2</text:p>
          </table:table-cell>
          <table:table-cell table:formula="of:=[' ;'.B892]" office:value-type="string" office:string-value="lfinger11">
            <text:p>lfinger11</text:p>
          </table:table-cell>
          <table:table-cell table:formula="of:=LEFT([' ;'.D892];1)&amp;&quot;_&quot;&amp;RIGHT([' ;'.D892];4)" office:value-type="string" office:string-value="x_axis">
            <text:p>x_axis</text:p>
          </table:table-cell>
          <table:table-cell table:formula="of:=ROUND(VALUE(MID([' ;'.E892];2;LEN([' ;'.E892])-2));1)" office:value-type="float" office:value="0">
            <text:p>0</text:p>
          </table:table-cell>
          <table:table-cell table:formula="of:=VALUE(MID([' ;'.G892];2;LEN([' ;'.G892])-2))" office:value-type="float" office:value="16.045275">
            <text:p>16.045275</text:p>
          </table:table-cell>
          <table:table-cell table:formula="of:=ROUND([.E892]/[.$J$1];2)" office:value-type="float" office:value="16.05">
            <text:p>16.05</text:p>
          </table:table-cell>
          <table:table-cell/>
          <table:table-cell table:formula="of:=IF(RIGHT([.A892];5)=&quot;sleep&quot;;&quot;Sleep(&quot;&amp;[.$L$1]&amp;&quot;*&quot;&amp;ROUND(VALUE([.B892]);2)/[.$M$1]&amp;&quot;)&quot;;[.A892]&amp;&quot;( &quot;&amp;[.B892]&amp;&quot;, &quot;&amp;[.C892]&amp;&quot;, &quot;&amp;[.D892]&amp;&quot;, &quot;&amp;[.$I$1]&amp;&quot;*&quot;&amp;[.F892]&amp;&quot; )&quot;)" office:value-type="string" office:string-value="Turn2( lfinger11, x_axis, 0, MOVEANIMATIONSPEED*16.05 )">
            <text:p>Turn2( lfinger11, x_axis, 0, MOVEANIMATIONSPEED*16.05 )</text:p>
          </table:table-cell>
          <table:table-cell table:number-columns-repeated="6"/>
        </table:table-row>
        <table:table-row table:style-name="ro1">
          <table:table-cell table:formula="of:=IF(RIGHT([' ;'.A893];4)=&quot;turn&quot;;&quot;Turn2&quot;;IF(RIGHT([' ;'.A893];4)=&quot;move&quot;;&quot;Move&quot;;[' ;'.A893]))" office:value-type="string" office:string-value="Turn2">
            <text:p>Turn2</text:p>
          </table:table-cell>
          <table:table-cell table:formula="of:=[' ;'.B893]" office:value-type="string" office:string-value="lfinger11">
            <text:p>lfinger11</text:p>
          </table:table-cell>
          <table:table-cell table:formula="of:=LEFT([' ;'.D893];1)&amp;&quot;_&quot;&amp;RIGHT([' ;'.D893];4)" office:value-type="string" office:string-value="y_axis">
            <text:p>y_axis</text:p>
          </table:table-cell>
          <table:table-cell table:formula="of:=ROUND(VALUE(MID([' ;'.E893];2;LEN([' ;'.E893])-2));1)" office:value-type="float" office:value="0">
            <text:p>0</text:p>
          </table:table-cell>
          <table:table-cell table:formula="of:=VALUE(MID([' ;'.G893];2;LEN([' ;'.G893])-2))" office:value-type="float" office:value="21.989248">
            <text:p>21.989248</text:p>
          </table:table-cell>
          <table:table-cell table:formula="of:=ROUND([.E893]/[.$J$1];2)" office:value-type="float" office:value="21.99">
            <text:p>21.99</text:p>
          </table:table-cell>
          <table:table-cell/>
          <table:table-cell table:formula="of:=IF(RIGHT([.A893];5)=&quot;sleep&quot;;&quot;Sleep(&quot;&amp;[.$L$1]&amp;&quot;*&quot;&amp;ROUND(VALUE([.B893]);2)/[.$M$1]&amp;&quot;)&quot;;[.A893]&amp;&quot;( &quot;&amp;[.B893]&amp;&quot;, &quot;&amp;[.C893]&amp;&quot;, &quot;&amp;[.D893]&amp;&quot;, &quot;&amp;[.$I$1]&amp;&quot;*&quot;&amp;[.F893]&amp;&quot; )&quot;)" office:value-type="string" office:string-value="Turn2( lfinger11, y_axis, 0, MOVEANIMATIONSPEED*21.99 )">
            <text:p>Turn2( lfinger11, y_axis, 0, MOVEANIMATIONSPEED*21.99 )</text:p>
          </table:table-cell>
          <table:table-cell table:number-columns-repeated="6"/>
        </table:table-row>
        <table:table-row table:style-name="ro1">
          <table:table-cell table:formula="of:=IF(RIGHT([' ;'.A894];4)=&quot;turn&quot;;&quot;Turn2&quot;;IF(RIGHT([' ;'.A894];4)=&quot;move&quot;;&quot;Move&quot;;[' ;'.A894]))" office:value-type="string" office:string-value="Turn2">
            <text:p>Turn2</text:p>
          </table:table-cell>
          <table:table-cell table:formula="of:=[' ;'.B894]" office:value-type="string" office:string-value="lfinger11">
            <text:p>lfinger11</text:p>
          </table:table-cell>
          <table:table-cell table:formula="of:=LEFT([' ;'.D894];1)&amp;&quot;_&quot;&amp;RIGHT([' ;'.D894];4)" office:value-type="string" office:string-value="z_axis">
            <text:p>z_axis</text:p>
          </table:table-cell>
          <table:table-cell table:formula="of:=ROUND(VALUE(MID([' ;'.E894];2;LEN([' ;'.E894])-2));1)" office:value-type="float" office:value="0">
            <text:p>0</text:p>
          </table:table-cell>
          <table:table-cell table:formula="of:=VALUE(MID([' ;'.G894];2;LEN([' ;'.G894])-2))" office:value-type="float" office:value="55.253441">
            <text:p>55.253441</text:p>
          </table:table-cell>
          <table:table-cell table:formula="of:=ROUND([.E894]/[.$J$1];2)" office:value-type="float" office:value="55.25">
            <text:p>55.25</text:p>
          </table:table-cell>
          <table:table-cell/>
          <table:table-cell table:formula="of:=IF(RIGHT([.A894];5)=&quot;sleep&quot;;&quot;Sleep(&quot;&amp;[.$L$1]&amp;&quot;*&quot;&amp;ROUND(VALUE([.B894]);2)/[.$M$1]&amp;&quot;)&quot;;[.A894]&amp;&quot;( &quot;&amp;[.B894]&amp;&quot;, &quot;&amp;[.C894]&amp;&quot;, &quot;&amp;[.D894]&amp;&quot;, &quot;&amp;[.$I$1]&amp;&quot;*&quot;&amp;[.F894]&amp;&quot; )&quot;)" office:value-type="string" office:string-value="Turn2( lfinger11, z_axis, 0, MOVEANIMATIONSPEED*55.25 )">
            <text:p>Turn2( lfinger11, z_axis, 0, MOVEANIMATIONSPEED*55.25 )</text:p>
          </table:table-cell>
          <table:table-cell table:number-columns-repeated="6"/>
        </table:table-row>
        <table:table-row table:style-name="ro1">
          <table:table-cell table:formula="of:=IF(RIGHT([' ;'.A895];4)=&quot;turn&quot;;&quot;Turn2&quot;;IF(RIGHT([' ;'.A895];4)=&quot;move&quot;;&quot;Move&quot;;[' ;'.A895]))" office:value-type="string" office:string-value="Turn2">
            <text:p>Turn2</text:p>
          </table:table-cell>
          <table:table-cell table:formula="of:=[' ;'.B895]" office:value-type="string" office:string-value="lfinger12">
            <text:p>lfinger12</text:p>
          </table:table-cell>
          <table:table-cell table:formula="of:=LEFT([' ;'.D895];1)&amp;&quot;_&quot;&amp;RIGHT([' ;'.D895];4)" office:value-type="string" office:string-value="x_axis">
            <text:p>x_axis</text:p>
          </table:table-cell>
          <table:table-cell table:formula="of:=ROUND(VALUE(MID([' ;'.E895];2;LEN([' ;'.E895])-2));1)" office:value-type="float" office:value="0">
            <text:p>0</text:p>
          </table:table-cell>
          <table:table-cell table:formula="of:=VALUE(MID([' ;'.G895];2;LEN([' ;'.G895])-2))" office:value-type="float" office:value="5.577319">
            <text:p>5.577319</text:p>
          </table:table-cell>
          <table:table-cell table:formula="of:=ROUND([.E895]/[.$J$1];2)" office:value-type="float" office:value="5.58">
            <text:p>5.58</text:p>
          </table:table-cell>
          <table:table-cell/>
          <table:table-cell table:formula="of:=IF(RIGHT([.A895];5)=&quot;sleep&quot;;&quot;Sleep(&quot;&amp;[.$L$1]&amp;&quot;*&quot;&amp;ROUND(VALUE([.B895]);2)/[.$M$1]&amp;&quot;)&quot;;[.A895]&amp;&quot;( &quot;&amp;[.B895]&amp;&quot;, &quot;&amp;[.C895]&amp;&quot;, &quot;&amp;[.D895]&amp;&quot;, &quot;&amp;[.$I$1]&amp;&quot;*&quot;&amp;[.F895]&amp;&quot; )&quot;)" office:value-type="string" office:string-value="Turn2( lfinger12, x_axis, 0, MOVEANIMATIONSPEED*5.58 )">
            <text:p>Turn2( lfinger12, x_axis, 0, MOVEANIMATIONSPEED*5.58 )</text:p>
          </table:table-cell>
          <table:table-cell table:number-columns-repeated="6"/>
        </table:table-row>
        <table:table-row table:style-name="ro1">
          <table:table-cell table:formula="of:=IF(RIGHT([' ;'.A896];4)=&quot;turn&quot;;&quot;Turn2&quot;;IF(RIGHT([' ;'.A896];4)=&quot;move&quot;;&quot;Move&quot;;[' ;'.A896]))" office:value-type="string" office:string-value="Turn2">
            <text:p>Turn2</text:p>
          </table:table-cell>
          <table:table-cell table:formula="of:=[' ;'.B896]" office:value-type="string" office:string-value="lfinger12">
            <text:p>lfinger12</text:p>
          </table:table-cell>
          <table:table-cell table:formula="of:=LEFT([' ;'.D896];1)&amp;&quot;_&quot;&amp;RIGHT([' ;'.D896];4)" office:value-type="string" office:string-value="y_axis">
            <text:p>y_axis</text:p>
          </table:table-cell>
          <table:table-cell table:formula="of:=ROUND(VALUE(MID([' ;'.E896];2;LEN([' ;'.E896])-2));1)" office:value-type="float" office:value="0">
            <text:p>0</text:p>
          </table:table-cell>
          <table:table-cell table:formula="of:=VALUE(MID([' ;'.G896];2;LEN([' ;'.G896])-2))" office:value-type="float" office:value="10.189729">
            <text:p>10.189729</text:p>
          </table:table-cell>
          <table:table-cell table:formula="of:=ROUND([.E896]/[.$J$1];2)" office:value-type="float" office:value="10.19">
            <text:p>10.19</text:p>
          </table:table-cell>
          <table:table-cell/>
          <table:table-cell table:formula="of:=IF(RIGHT([.A896];5)=&quot;sleep&quot;;&quot;Sleep(&quot;&amp;[.$L$1]&amp;&quot;*&quot;&amp;ROUND(VALUE([.B896]);2)/[.$M$1]&amp;&quot;)&quot;;[.A896]&amp;&quot;( &quot;&amp;[.B896]&amp;&quot;, &quot;&amp;[.C896]&amp;&quot;, &quot;&amp;[.D896]&amp;&quot;, &quot;&amp;[.$I$1]&amp;&quot;*&quot;&amp;[.F896]&amp;&quot; )&quot;)" office:value-type="string" office:string-value="Turn2( lfinger12, y_axis, 0, MOVEANIMATIONSPEED*10.19 )">
            <text:p>Turn2( lfinger12, y_axis, 0, MOVEANIMATIONSPEED*10.19 )</text:p>
          </table:table-cell>
          <table:table-cell table:number-columns-repeated="6"/>
        </table:table-row>
        <table:table-row table:style-name="ro1">
          <table:table-cell table:formula="of:=IF(RIGHT([' ;'.A897];4)=&quot;turn&quot;;&quot;Turn2&quot;;IF(RIGHT([' ;'.A897];4)=&quot;move&quot;;&quot;Move&quot;;[' ;'.A897]))" office:value-type="string" office:string-value="Turn2">
            <text:p>Turn2</text:p>
          </table:table-cell>
          <table:table-cell table:formula="of:=[' ;'.B897]" office:value-type="string" office:string-value="lfinger12">
            <text:p>lfinger12</text:p>
          </table:table-cell>
          <table:table-cell table:formula="of:=LEFT([' ;'.D897];1)&amp;&quot;_&quot;&amp;RIGHT([' ;'.D897];4)" office:value-type="string" office:string-value="z_axis">
            <text:p>z_axis</text:p>
          </table:table-cell>
          <table:table-cell table:formula="of:=ROUND(VALUE(MID([' ;'.E897];2;LEN([' ;'.E897])-2));1)" office:value-type="float" office:value="0">
            <text:p>0</text:p>
          </table:table-cell>
          <table:table-cell table:formula="of:=VALUE(MID([' ;'.G897];2;LEN([' ;'.G897])-2))" office:value-type="float" office:value="27.700001">
            <text:p>27.700001</text:p>
          </table:table-cell>
          <table:table-cell table:formula="of:=ROUND([.E897]/[.$J$1];2)" office:value-type="float" office:value="27.7">
            <text:p>27.7</text:p>
          </table:table-cell>
          <table:table-cell/>
          <table:table-cell table:formula="of:=IF(RIGHT([.A897];5)=&quot;sleep&quot;;&quot;Sleep(&quot;&amp;[.$L$1]&amp;&quot;*&quot;&amp;ROUND(VALUE([.B897]);2)/[.$M$1]&amp;&quot;)&quot;;[.A897]&amp;&quot;( &quot;&amp;[.B897]&amp;&quot;, &quot;&amp;[.C897]&amp;&quot;, &quot;&amp;[.D897]&amp;&quot;, &quot;&amp;[.$I$1]&amp;&quot;*&quot;&amp;[.F897]&amp;&quot; )&quot;)" office:value-type="string" office:string-value="Turn2( lfinger12, z_axis, 0, MOVEANIMATIONSPEED*27.7 )">
            <text:p>Turn2( lfinger12, z_axis, 0, MOVEANIMATIONSPEED*27.7 )</text:p>
          </table:table-cell>
          <table:table-cell table:number-columns-repeated="6"/>
        </table:table-row>
        <table:table-row table:style-name="ro1">
          <table:table-cell table:formula="of:=IF(RIGHT([' ;'.A898];4)=&quot;turn&quot;;&quot;Turn2&quot;;IF(RIGHT([' ;'.A898];4)=&quot;move&quot;;&quot;Move&quot;;[' ;'.A898]))" office:value-type="string" office:string-value="Turn2">
            <text:p>Turn2</text:p>
          </table:table-cell>
          <table:table-cell table:formula="of:=[' ;'.B898]" office:value-type="string" office:string-value="lfinger21">
            <text:p>lfinger21</text:p>
          </table:table-cell>
          <table:table-cell table:formula="of:=LEFT([' ;'.D898];1)&amp;&quot;_&quot;&amp;RIGHT([' ;'.D898];4)" office:value-type="string" office:string-value="x_axis">
            <text:p>x_axis</text:p>
          </table:table-cell>
          <table:table-cell table:formula="of:=ROUND(VALUE(MID([' ;'.E898];2;LEN([' ;'.E898])-2));1)" office:value-type="float" office:value="0">
            <text:p>0</text:p>
          </table:table-cell>
          <table:table-cell table:formula="of:=VALUE(MID([' ;'.G898];2;LEN([' ;'.G898])-2))" office:value-type="float" office:value="0.215149">
            <text:p>0.215149</text:p>
          </table:table-cell>
          <table:table-cell table:formula="of:=ROUND([.E898]/[.$J$1];2)" office:value-type="float" office:value="0.22">
            <text:p>0.22</text:p>
          </table:table-cell>
          <table:table-cell/>
          <table:table-cell table:formula="of:=IF(RIGHT([.A898];5)=&quot;sleep&quot;;&quot;Sleep(&quot;&amp;[.$L$1]&amp;&quot;*&quot;&amp;ROUND(VALUE([.B898]);2)/[.$M$1]&amp;&quot;)&quot;;[.A898]&amp;&quot;( &quot;&amp;[.B898]&amp;&quot;, &quot;&amp;[.C898]&amp;&quot;, &quot;&amp;[.D898]&amp;&quot;, &quot;&amp;[.$I$1]&amp;&quot;*&quot;&amp;[.F898]&amp;&quot; )&quot;)" office:value-type="string" office:string-value="Turn2( lfinger21, x_axis, 0, MOVEANIMATIONSPEED*0.22 )">
            <text:p>Turn2( lfinger21, x_axis, 0, MOVEANIMATIONSPEED*0.22 )</text:p>
          </table:table-cell>
          <table:table-cell table:number-columns-repeated="6"/>
        </table:table-row>
        <table:table-row table:style-name="ro1">
          <table:table-cell table:formula="of:=IF(RIGHT([' ;'.A899];4)=&quot;turn&quot;;&quot;Turn2&quot;;IF(RIGHT([' ;'.A899];4)=&quot;move&quot;;&quot;Move&quot;;[' ;'.A899]))" office:value-type="string" office:string-value="Turn2">
            <text:p>Turn2</text:p>
          </table:table-cell>
          <table:table-cell table:formula="of:=[' ;'.B899]" office:value-type="string" office:string-value="lfinger21">
            <text:p>lfinger21</text:p>
          </table:table-cell>
          <table:table-cell table:formula="of:=LEFT([' ;'.D899];1)&amp;&quot;_&quot;&amp;RIGHT([' ;'.D899];4)" office:value-type="string" office:string-value="y_axis">
            <text:p>y_axis</text:p>
          </table:table-cell>
          <table:table-cell table:formula="of:=ROUND(VALUE(MID([' ;'.E899];2;LEN([' ;'.E899])-2));1)" office:value-type="float" office:value="0">
            <text:p>0</text:p>
          </table:table-cell>
          <table:table-cell table:formula="of:=VALUE(MID([' ;'.G899];2;LEN([' ;'.G899])-2))" office:value-type="float" office:value="3.486579">
            <text:p>3.486579</text:p>
          </table:table-cell>
          <table:table-cell table:formula="of:=ROUND([.E899]/[.$J$1];2)" office:value-type="float" office:value="3.49">
            <text:p>3.49</text:p>
          </table:table-cell>
          <table:table-cell/>
          <table:table-cell table:formula="of:=IF(RIGHT([.A899];5)=&quot;sleep&quot;;&quot;Sleep(&quot;&amp;[.$L$1]&amp;&quot;*&quot;&amp;ROUND(VALUE([.B899]);2)/[.$M$1]&amp;&quot;)&quot;;[.A899]&amp;&quot;( &quot;&amp;[.B899]&amp;&quot;, &quot;&amp;[.C899]&amp;&quot;, &quot;&amp;[.D899]&amp;&quot;, &quot;&amp;[.$I$1]&amp;&quot;*&quot;&amp;[.F899]&amp;&quot; )&quot;)" office:value-type="string" office:string-value="Turn2( lfinger21, y_axis, 0, MOVEANIMATIONSPEED*3.49 )">
            <text:p>Turn2( lfinger21, y_axis, 0, MOVEANIMATIONSPEED*3.49 )</text:p>
          </table:table-cell>
          <table:table-cell table:number-columns-repeated="6"/>
        </table:table-row>
        <table:table-row table:style-name="ro1">
          <table:table-cell table:formula="of:=IF(RIGHT([' ;'.A900];4)=&quot;turn&quot;;&quot;Turn2&quot;;IF(RIGHT([' ;'.A900];4)=&quot;move&quot;;&quot;Move&quot;;[' ;'.A900]))" office:value-type="string" office:string-value="Turn2">
            <text:p>Turn2</text:p>
          </table:table-cell>
          <table:table-cell table:formula="of:=[' ;'.B900]" office:value-type="string" office:string-value="lfinger21">
            <text:p>lfinger21</text:p>
          </table:table-cell>
          <table:table-cell table:formula="of:=LEFT([' ;'.D900];1)&amp;&quot;_&quot;&amp;RIGHT([' ;'.D900];4)" office:value-type="string" office:string-value="z_axis">
            <text:p>z_axis</text:p>
          </table:table-cell>
          <table:table-cell table:formula="of:=ROUND(VALUE(MID([' ;'.E900];2;LEN([' ;'.E900])-2));1)" office:value-type="float" office:value="0">
            <text:p>0</text:p>
          </table:table-cell>
          <table:table-cell table:formula="of:=VALUE(MID([' ;'.G900];2;LEN([' ;'.G900])-2))" office:value-type="float" office:value="1.66668">
            <text:p>1.66668</text:p>
          </table:table-cell>
          <table:table-cell table:formula="of:=ROUND([.E900]/[.$J$1];2)" office:value-type="float" office:value="1.67">
            <text:p>1.67</text:p>
          </table:table-cell>
          <table:table-cell/>
          <table:table-cell table:formula="of:=IF(RIGHT([.A900];5)=&quot;sleep&quot;;&quot;Sleep(&quot;&amp;[.$L$1]&amp;&quot;*&quot;&amp;ROUND(VALUE([.B900]);2)/[.$M$1]&amp;&quot;)&quot;;[.A900]&amp;&quot;( &quot;&amp;[.B900]&amp;&quot;, &quot;&amp;[.C900]&amp;&quot;, &quot;&amp;[.D900]&amp;&quot;, &quot;&amp;[.$I$1]&amp;&quot;*&quot;&amp;[.F900]&amp;&quot; )&quot;)" office:value-type="string" office:string-value="Turn2( lfinger21, z_axis, 0, MOVEANIMATIONSPEED*1.67 )">
            <text:p>Turn2( lfinger21, z_axis, 0, MOVEANIMATIONSPEED*1.67 )</text:p>
          </table:table-cell>
          <table:table-cell table:number-columns-repeated="6"/>
        </table:table-row>
        <table:table-row table:style-name="ro1">
          <table:table-cell table:formula="of:=IF(RIGHT([' ;'.A901];4)=&quot;turn&quot;;&quot;Turn2&quot;;IF(RIGHT([' ;'.A901];4)=&quot;move&quot;;&quot;Move&quot;;[' ;'.A901]))" office:value-type="string" office:string-value="Turn2">
            <text:p>Turn2</text:p>
          </table:table-cell>
          <table:table-cell table:formula="of:=[' ;'.B901]" office:value-type="string" office:string-value="lfinger22">
            <text:p>lfinger22</text:p>
          </table:table-cell>
          <table:table-cell table:formula="of:=LEFT([' ;'.D901];1)&amp;&quot;_&quot;&amp;RIGHT([' ;'.D901];4)" office:value-type="string" office:string-value="x_axis">
            <text:p>x_axis</text:p>
          </table:table-cell>
          <table:table-cell table:formula="of:=ROUND(VALUE(MID([' ;'.E901];2;LEN([' ;'.E901])-2));1)" office:value-type="float" office:value="0">
            <text:p>0</text:p>
          </table:table-cell>
          <table:table-cell table:formula="of:=VALUE(MID([' ;'.G901];2;LEN([' ;'.G901])-2))" office:value-type="float" office:value="62.976779">
            <text:p>62.976779</text:p>
          </table:table-cell>
          <table:table-cell table:formula="of:=ROUND([.E901]/[.$J$1];2)" office:value-type="float" office:value="62.98">
            <text:p>62.98</text:p>
          </table:table-cell>
          <table:table-cell/>
          <table:table-cell table:formula="of:=IF(RIGHT([.A901];5)=&quot;sleep&quot;;&quot;Sleep(&quot;&amp;[.$L$1]&amp;&quot;*&quot;&amp;ROUND(VALUE([.B901]);2)/[.$M$1]&amp;&quot;)&quot;;[.A901]&amp;&quot;( &quot;&amp;[.B901]&amp;&quot;, &quot;&amp;[.C901]&amp;&quot;, &quot;&amp;[.D901]&amp;&quot;, &quot;&amp;[.$I$1]&amp;&quot;*&quot;&amp;[.F901]&amp;&quot; )&quot;)" office:value-type="string" office:string-value="Turn2( lfinger22, x_axis, 0, MOVEANIMATIONSPEED*62.98 )">
            <text:p>Turn2( lfinger22, x_axis, 0, MOVEANIMATIONSPEED*62.98 )</text:p>
          </table:table-cell>
          <table:table-cell table:number-columns-repeated="6"/>
        </table:table-row>
        <table:table-row table:style-name="ro1">
          <table:table-cell table:formula="of:=IF(RIGHT([' ;'.A902];4)=&quot;turn&quot;;&quot;Turn2&quot;;IF(RIGHT([' ;'.A902];4)=&quot;move&quot;;&quot;Move&quot;;[' ;'.A902]))" office:value-type="string" office:string-value="Turn2">
            <text:p>Turn2</text:p>
          </table:table-cell>
          <table:table-cell table:formula="of:=[' ;'.B902]" office:value-type="string" office:string-value="lfinger22">
            <text:p>lfinger22</text:p>
          </table:table-cell>
          <table:table-cell table:formula="of:=LEFT([' ;'.D902];1)&amp;&quot;_&quot;&amp;RIGHT([' ;'.D902];4)" office:value-type="string" office:string-value="y_axis">
            <text:p>y_axis</text:p>
          </table:table-cell>
          <table:table-cell table:formula="of:=ROUND(VALUE(MID([' ;'.E902];2;LEN([' ;'.E902])-2));1)" office:value-type="float" office:value="0">
            <text:p>0</text:p>
          </table:table-cell>
          <table:table-cell table:formula="of:=VALUE(MID([' ;'.G902];2;LEN([' ;'.G902])-2))" office:value-type="float" office:value="71.716986">
            <text:p>71.716986</text:p>
          </table:table-cell>
          <table:table-cell table:formula="of:=ROUND([.E902]/[.$J$1];2)" office:value-type="float" office:value="71.72">
            <text:p>71.72</text:p>
          </table:table-cell>
          <table:table-cell/>
          <table:table-cell table:formula="of:=IF(RIGHT([.A902];5)=&quot;sleep&quot;;&quot;Sleep(&quot;&amp;[.$L$1]&amp;&quot;*&quot;&amp;ROUND(VALUE([.B902]);2)/[.$M$1]&amp;&quot;)&quot;;[.A902]&amp;&quot;( &quot;&amp;[.B902]&amp;&quot;, &quot;&amp;[.C902]&amp;&quot;, &quot;&amp;[.D902]&amp;&quot;, &quot;&amp;[.$I$1]&amp;&quot;*&quot;&amp;[.F902]&amp;&quot; )&quot;)" office:value-type="string" office:string-value="Turn2( lfinger22, y_axis, 0, MOVEANIMATIONSPEED*71.72 )">
            <text:p>Turn2( lfinger22, y_axis, 0, MOVEANIMATIONSPEED*71.72 )</text:p>
          </table:table-cell>
          <table:table-cell table:number-columns-repeated="6"/>
        </table:table-row>
        <table:table-row table:style-name="ro1">
          <table:table-cell table:formula="of:=IF(RIGHT([' ;'.A903];4)=&quot;turn&quot;;&quot;Turn2&quot;;IF(RIGHT([' ;'.A903];4)=&quot;move&quot;;&quot;Move&quot;;[' ;'.A903]))" office:value-type="string" office:string-value="Turn2">
            <text:p>Turn2</text:p>
          </table:table-cell>
          <table:table-cell table:formula="of:=[' ;'.B903]" office:value-type="string" office:string-value="lfinger22">
            <text:p>lfinger22</text:p>
          </table:table-cell>
          <table:table-cell table:formula="of:=LEFT([' ;'.D903];1)&amp;&quot;_&quot;&amp;RIGHT([' ;'.D903];4)" office:value-type="string" office:string-value="z_axis">
            <text:p>z_axis</text:p>
          </table:table-cell>
          <table:table-cell table:formula="of:=ROUND(VALUE(MID([' ;'.E903];2;LEN([' ;'.E903])-2));1)" office:value-type="float" office:value="0">
            <text:p>0</text:p>
          </table:table-cell>
          <table:table-cell table:formula="of:=VALUE(MID([' ;'.G903];2;LEN([' ;'.G903])-2))" office:value-type="float" office:value="88.067516">
            <text:p>88.067516</text:p>
          </table:table-cell>
          <table:table-cell table:formula="of:=ROUND([.E903]/[.$J$1];2)" office:value-type="float" office:value="88.07">
            <text:p>88.07</text:p>
          </table:table-cell>
          <table:table-cell/>
          <table:table-cell table:formula="of:=IF(RIGHT([.A903];5)=&quot;sleep&quot;;&quot;Sleep(&quot;&amp;[.$L$1]&amp;&quot;*&quot;&amp;ROUND(VALUE([.B903]);2)/[.$M$1]&amp;&quot;)&quot;;[.A903]&amp;&quot;( &quot;&amp;[.B903]&amp;&quot;, &quot;&amp;[.C903]&amp;&quot;, &quot;&amp;[.D903]&amp;&quot;, &quot;&amp;[.$I$1]&amp;&quot;*&quot;&amp;[.F903]&amp;&quot; )&quot;)" office:value-type="string" office:string-value="Turn2( lfinger22, z_axis, 0, MOVEANIMATIONSPEED*88.07 )">
            <text:p>Turn2( lfinger22, z_axis, 0, MOVEANIMATIONSPEED*88.07 )</text:p>
          </table:table-cell>
          <table:table-cell table:number-columns-repeated="6"/>
        </table:table-row>
        <table:table-row table:style-name="ro1">
          <table:table-cell table:formula="of:=IF(RIGHT([' ;'.A904];4)=&quot;turn&quot;;&quot;Turn2&quot;;IF(RIGHT([' ;'.A904];4)=&quot;move&quot;;&quot;Move&quot;;[' ;'.A904]))" office:value-type="string" office:string-value="Turn2">
            <text:p>Turn2</text:p>
          </table:table-cell>
          <table:table-cell table:formula="of:=[' ;'.B904]" office:value-type="string" office:string-value="lfinger31">
            <text:p>lfinger31</text:p>
          </table:table-cell>
          <table:table-cell table:formula="of:=LEFT([' ;'.D904];1)&amp;&quot;_&quot;&amp;RIGHT([' ;'.D904];4)" office:value-type="string" office:string-value="x_axis">
            <text:p>x_axis</text:p>
          </table:table-cell>
          <table:table-cell table:formula="of:=ROUND(VALUE(MID([' ;'.E904];2;LEN([' ;'.E904])-2));1)" office:value-type="float" office:value="0">
            <text:p>0</text:p>
          </table:table-cell>
          <table:table-cell table:formula="of:=VALUE(MID([' ;'.G904];2;LEN([' ;'.G904])-2))" office:value-type="float" office:value="49.687878">
            <text:p>49.687878</text:p>
          </table:table-cell>
          <table:table-cell table:formula="of:=ROUND([.E904]/[.$J$1];2)" office:value-type="float" office:value="49.69">
            <text:p>49.69</text:p>
          </table:table-cell>
          <table:table-cell/>
          <table:table-cell table:formula="of:=IF(RIGHT([.A904];5)=&quot;sleep&quot;;&quot;Sleep(&quot;&amp;[.$L$1]&amp;&quot;*&quot;&amp;ROUND(VALUE([.B904]);2)/[.$M$1]&amp;&quot;)&quot;;[.A904]&amp;&quot;( &quot;&amp;[.B904]&amp;&quot;, &quot;&amp;[.C904]&amp;&quot;, &quot;&amp;[.D904]&amp;&quot;, &quot;&amp;[.$I$1]&amp;&quot;*&quot;&amp;[.F904]&amp;&quot; )&quot;)" office:value-type="string" office:string-value="Turn2( lfinger31, x_axis, 0, MOVEANIMATIONSPEED*49.69 )">
            <text:p>Turn2( lfinger31, x_axis, 0, MOVEANIMATIONSPEED*49.69 )</text:p>
          </table:table-cell>
          <table:table-cell table:number-columns-repeated="6"/>
        </table:table-row>
        <table:table-row table:style-name="ro1">
          <table:table-cell table:formula="of:=IF(RIGHT([' ;'.A905];4)=&quot;turn&quot;;&quot;Turn2&quot;;IF(RIGHT([' ;'.A905];4)=&quot;move&quot;;&quot;Move&quot;;[' ;'.A905]))" office:value-type="string" office:string-value="Turn2">
            <text:p>Turn2</text:p>
          </table:table-cell>
          <table:table-cell table:formula="of:=[' ;'.B905]" office:value-type="string" office:string-value="lfinger31">
            <text:p>lfinger31</text:p>
          </table:table-cell>
          <table:table-cell table:formula="of:=LEFT([' ;'.D905];1)&amp;&quot;_&quot;&amp;RIGHT([' ;'.D905];4)" office:value-type="string" office:string-value="y_axis">
            <text:p>y_axis</text:p>
          </table:table-cell>
          <table:table-cell table:formula="of:=ROUND(VALUE(MID([' ;'.E905];2;LEN([' ;'.E905])-2));1)" office:value-type="float" office:value="0">
            <text:p>0</text:p>
          </table:table-cell>
          <table:table-cell table:formula="of:=VALUE(MID([' ;'.G905];2;LEN([' ;'.G905])-2))" office:value-type="float" office:value="116.960229">
            <text:p>116.960229</text:p>
          </table:table-cell>
          <table:table-cell table:formula="of:=ROUND([.E905]/[.$J$1];2)" office:value-type="float" office:value="116.96">
            <text:p>116.96</text:p>
          </table:table-cell>
          <table:table-cell/>
          <table:table-cell table:formula="of:=IF(RIGHT([.A905];5)=&quot;sleep&quot;;&quot;Sleep(&quot;&amp;[.$L$1]&amp;&quot;*&quot;&amp;ROUND(VALUE([.B905]);2)/[.$M$1]&amp;&quot;)&quot;;[.A905]&amp;&quot;( &quot;&amp;[.B905]&amp;&quot;, &quot;&amp;[.C905]&amp;&quot;, &quot;&amp;[.D905]&amp;&quot;, &quot;&amp;[.$I$1]&amp;&quot;*&quot;&amp;[.F905]&amp;&quot; )&quot;)" office:value-type="string" office:string-value="Turn2( lfinger31, y_axis, 0, MOVEANIMATIONSPEED*116.96 )">
            <text:p>Turn2( lfinger31, y_axis, 0, MOVEANIMATIONSPEED*116.96 )</text:p>
          </table:table-cell>
          <table:table-cell table:number-columns-repeated="6"/>
        </table:table-row>
        <table:table-row table:style-name="ro1">
          <table:table-cell table:formula="of:=IF(RIGHT([' ;'.A906];4)=&quot;turn&quot;;&quot;Turn2&quot;;IF(RIGHT([' ;'.A906];4)=&quot;move&quot;;&quot;Move&quot;;[' ;'.A906]))" office:value-type="string" office:string-value="Turn2">
            <text:p>Turn2</text:p>
          </table:table-cell>
          <table:table-cell table:formula="of:=[' ;'.B906]" office:value-type="string" office:string-value="lfinger31">
            <text:p>lfinger31</text:p>
          </table:table-cell>
          <table:table-cell table:formula="of:=LEFT([' ;'.D906];1)&amp;&quot;_&quot;&amp;RIGHT([' ;'.D906];4)" office:value-type="string" office:string-value="z_axis">
            <text:p>z_axis</text:p>
          </table:table-cell>
          <table:table-cell table:formula="of:=ROUND(VALUE(MID([' ;'.E906];2;LEN([' ;'.E906])-2));1)" office:value-type="float" office:value="0">
            <text:p>0</text:p>
          </table:table-cell>
          <table:table-cell table:formula="of:=VALUE(MID([' ;'.G906];2;LEN([' ;'.G906])-2))" office:value-type="float" office:value="51.172324">
            <text:p>51.172324</text:p>
          </table:table-cell>
          <table:table-cell table:formula="of:=ROUND([.E906]/[.$J$1];2)" office:value-type="float" office:value="51.17">
            <text:p>51.17</text:p>
          </table:table-cell>
          <table:table-cell/>
          <table:table-cell table:formula="of:=IF(RIGHT([.A906];5)=&quot;sleep&quot;;&quot;Sleep(&quot;&amp;[.$L$1]&amp;&quot;*&quot;&amp;ROUND(VALUE([.B906]);2)/[.$M$1]&amp;&quot;)&quot;;[.A906]&amp;&quot;( &quot;&amp;[.B906]&amp;&quot;, &quot;&amp;[.C906]&amp;&quot;, &quot;&amp;[.D906]&amp;&quot;, &quot;&amp;[.$I$1]&amp;&quot;*&quot;&amp;[.F906]&amp;&quot; )&quot;)" office:value-type="string" office:string-value="Turn2( lfinger31, z_axis, 0, MOVEANIMATIONSPEED*51.17 )">
            <text:p>Turn2( lfinger31, z_axis, 0, MOVEANIMATIONSPEED*51.17 )</text:p>
          </table:table-cell>
          <table:table-cell table:number-columns-repeated="6"/>
        </table:table-row>
        <table:table-row table:style-name="ro1">
          <table:table-cell table:formula="of:=IF(RIGHT([' ;'.A907];4)=&quot;turn&quot;;&quot;Turn2&quot;;IF(RIGHT([' ;'.A907];4)=&quot;move&quot;;&quot;Move&quot;;[' ;'.A907]))" office:value-type="string" office:string-value="Turn2">
            <text:p>Turn2</text:p>
          </table:table-cell>
          <table:table-cell table:formula="of:=[' ;'.B907]" office:value-type="string" office:string-value="lfinger32">
            <text:p>lfinger32</text:p>
          </table:table-cell>
          <table:table-cell table:formula="of:=LEFT([' ;'.D907];1)&amp;&quot;_&quot;&amp;RIGHT([' ;'.D907];4)" office:value-type="string" office:string-value="x_axis">
            <text:p>x_axis</text:p>
          </table:table-cell>
          <table:table-cell table:formula="of:=ROUND(VALUE(MID([' ;'.E907];2;LEN([' ;'.E907])-2));1)" office:value-type="float" office:value="0">
            <text:p>0</text:p>
          </table:table-cell>
          <table:table-cell table:formula="of:=VALUE(MID([' ;'.G907];2;LEN([' ;'.G907])-2))" office:value-type="float" office:value="49.151818">
            <text:p>49.151818</text:p>
          </table:table-cell>
          <table:table-cell table:formula="of:=ROUND([.E907]/[.$J$1];2)" office:value-type="float" office:value="49.15">
            <text:p>49.15</text:p>
          </table:table-cell>
          <table:table-cell/>
          <table:table-cell table:formula="of:=IF(RIGHT([.A907];5)=&quot;sleep&quot;;&quot;Sleep(&quot;&amp;[.$L$1]&amp;&quot;*&quot;&amp;ROUND(VALUE([.B907]);2)/[.$M$1]&amp;&quot;)&quot;;[.A907]&amp;&quot;( &quot;&amp;[.B907]&amp;&quot;, &quot;&amp;[.C907]&amp;&quot;, &quot;&amp;[.D907]&amp;&quot;, &quot;&amp;[.$I$1]&amp;&quot;*&quot;&amp;[.F907]&amp;&quot; )&quot;)" office:value-type="string" office:string-value="Turn2( lfinger32, x_axis, 0, MOVEANIMATIONSPEED*49.15 )">
            <text:p>Turn2( lfinger32, x_axis, 0, MOVEANIMATIONSPEED*49.15 )</text:p>
          </table:table-cell>
          <table:table-cell table:number-columns-repeated="6"/>
        </table:table-row>
        <table:table-row table:style-name="ro1">
          <table:table-cell table:formula="of:=IF(RIGHT([' ;'.A908];4)=&quot;turn&quot;;&quot;Turn2&quot;;IF(RIGHT([' ;'.A908];4)=&quot;move&quot;;&quot;Move&quot;;[' ;'.A908]))" office:value-type="string" office:string-value="Turn2">
            <text:p>Turn2</text:p>
          </table:table-cell>
          <table:table-cell table:formula="of:=[' ;'.B908]" office:value-type="string" office:string-value="lfinger32">
            <text:p>lfinger32</text:p>
          </table:table-cell>
          <table:table-cell table:formula="of:=LEFT([' ;'.D908];1)&amp;&quot;_&quot;&amp;RIGHT([' ;'.D908];4)" office:value-type="string" office:string-value="y_axis">
            <text:p>y_axis</text:p>
          </table:table-cell>
          <table:table-cell table:formula="of:=ROUND(VALUE(MID([' ;'.E908];2;LEN([' ;'.E908])-2));1)" office:value-type="float" office:value="0">
            <text:p>0</text:p>
          </table:table-cell>
          <table:table-cell table:formula="of:=VALUE(MID([' ;'.G908];2;LEN([' ;'.G908])-2))" office:value-type="float" office:value="116.452286">
            <text:p>116.452286</text:p>
          </table:table-cell>
          <table:table-cell table:formula="of:=ROUND([.E908]/[.$J$1];2)" office:value-type="float" office:value="116.45">
            <text:p>116.45</text:p>
          </table:table-cell>
          <table:table-cell/>
          <table:table-cell table:formula="of:=IF(RIGHT([.A908];5)=&quot;sleep&quot;;&quot;Sleep(&quot;&amp;[.$L$1]&amp;&quot;*&quot;&amp;ROUND(VALUE([.B908]);2)/[.$M$1]&amp;&quot;)&quot;;[.A908]&amp;&quot;( &quot;&amp;[.B908]&amp;&quot;, &quot;&amp;[.C908]&amp;&quot;, &quot;&amp;[.D908]&amp;&quot;, &quot;&amp;[.$I$1]&amp;&quot;*&quot;&amp;[.F908]&amp;&quot; )&quot;)" office:value-type="string" office:string-value="Turn2( lfinger32, y_axis, 0, MOVEANIMATIONSPEED*116.45 )">
            <text:p>Turn2( lfinger32, y_axis, 0, MOVEANIMATIONSPEED*116.45 )</text:p>
          </table:table-cell>
          <table:table-cell table:number-columns-repeated="6"/>
        </table:table-row>
        <table:table-row table:style-name="ro1">
          <table:table-cell table:formula="of:=IF(RIGHT([' ;'.A909];4)=&quot;turn&quot;;&quot;Turn2&quot;;IF(RIGHT([' ;'.A909];4)=&quot;move&quot;;&quot;Move&quot;;[' ;'.A909]))" office:value-type="string" office:string-value="Turn2">
            <text:p>Turn2</text:p>
          </table:table-cell>
          <table:table-cell table:formula="of:=[' ;'.B909]" office:value-type="string" office:string-value="lfinger32">
            <text:p>lfinger32</text:p>
          </table:table-cell>
          <table:table-cell table:formula="of:=LEFT([' ;'.D909];1)&amp;&quot;_&quot;&amp;RIGHT([' ;'.D909];4)" office:value-type="string" office:string-value="z_axis">
            <text:p>z_axis</text:p>
          </table:table-cell>
          <table:table-cell table:formula="of:=ROUND(VALUE(MID([' ;'.E909];2;LEN([' ;'.E909])-2));1)" office:value-type="float" office:value="0">
            <text:p>0</text:p>
          </table:table-cell>
          <table:table-cell table:formula="of:=VALUE(MID([' ;'.G909];2;LEN([' ;'.G909])-2))" office:value-type="float" office:value="55.43011">
            <text:p>55.43011</text:p>
          </table:table-cell>
          <table:table-cell table:formula="of:=ROUND([.E909]/[.$J$1];2)" office:value-type="float" office:value="55.43">
            <text:p>55.43</text:p>
          </table:table-cell>
          <table:table-cell/>
          <table:table-cell table:formula="of:=IF(RIGHT([.A909];5)=&quot;sleep&quot;;&quot;Sleep(&quot;&amp;[.$L$1]&amp;&quot;*&quot;&amp;ROUND(VALUE([.B909]);2)/[.$M$1]&amp;&quot;)&quot;;[.A909]&amp;&quot;( &quot;&amp;[.B909]&amp;&quot;, &quot;&amp;[.C909]&amp;&quot;, &quot;&amp;[.D909]&amp;&quot;, &quot;&amp;[.$I$1]&amp;&quot;*&quot;&amp;[.F909]&amp;&quot; )&quot;)" office:value-type="string" office:string-value="Turn2( lfinger32, z_axis, 0, MOVEANIMATIONSPEED*55.43 )">
            <text:p>Turn2( lfinger32, z_axis, 0, MOVEANIMATIONSPEED*55.43 )</text:p>
          </table:table-cell>
          <table:table-cell table:number-columns-repeated="6"/>
        </table:table-row>
        <table:table-row table:style-name="ro1">
          <table:table-cell table:formula="of:=IF(RIGHT([' ;'.A910];4)=&quot;turn&quot;;&quot;Turn2&quot;;IF(RIGHT([' ;'.A910];4)=&quot;move&quot;;&quot;Move&quot;;[' ;'.A910]))" office:value-type="string" office:string-value="Turn2">
            <text:p>Turn2</text:p>
          </table:table-cell>
          <table:table-cell table:formula="of:=[' ;'.B910]" office:value-type="string" office:string-value="lhoof">
            <text:p>lhoof</text:p>
          </table:table-cell>
          <table:table-cell table:formula="of:=LEFT([' ;'.D910];1)&amp;&quot;_&quot;&amp;RIGHT([' ;'.D910];4)" office:value-type="string" office:string-value="x_axis">
            <text:p>x_axis</text:p>
          </table:table-cell>
          <table:table-cell table:formula="of:=ROUND(VALUE(MID([' ;'.E910];2;LEN([' ;'.E910])-2));1)" office:value-type="float" office:value="0">
            <text:p>0</text:p>
          </table:table-cell>
          <table:table-cell table:formula="of:=VALUE(MID([' ;'.G910];2;LEN([' ;'.G910])-2))" office:value-type="float" office:value="353.356097">
            <text:p>353.356097</text:p>
          </table:table-cell>
          <table:table-cell table:formula="of:=ROUND([.E910]/[.$J$1];2)" office:value-type="float" office:value="353.36">
            <text:p>353.36</text:p>
          </table:table-cell>
          <table:table-cell/>
          <table:table-cell table:formula="of:=IF(RIGHT([.A910];5)=&quot;sleep&quot;;&quot;Sleep(&quot;&amp;[.$L$1]&amp;&quot;*&quot;&amp;ROUND(VALUE([.B910]);2)/[.$M$1]&amp;&quot;)&quot;;[.A910]&amp;&quot;( &quot;&amp;[.B910]&amp;&quot;, &quot;&amp;[.C910]&amp;&quot;, &quot;&amp;[.D910]&amp;&quot;, &quot;&amp;[.$I$1]&amp;&quot;*&quot;&amp;[.F910]&amp;&quot; )&quot;)" office:value-type="string" office:string-value="Turn2( lhoof, x_axis, 0, MOVEANIMATIONSPEED*353.36 )">
            <text:p>Turn2( lhoof, x_axis, 0, MOVEANIMATIONSPEED*353.36 )</text:p>
          </table:table-cell>
          <table:table-cell table:number-columns-repeated="6"/>
        </table:table-row>
        <table:table-row table:style-name="ro1">
          <table:table-cell table:formula="of:=IF(RIGHT([' ;'.A911];4)=&quot;turn&quot;;&quot;Turn2&quot;;IF(RIGHT([' ;'.A911];4)=&quot;move&quot;;&quot;Move&quot;;[' ;'.A911]))" office:value-type="string" office:string-value="Turn2">
            <text:p>Turn2</text:p>
          </table:table-cell>
          <table:table-cell table:formula="of:=[' ;'.B911]" office:value-type="string" office:string-value="lhoof">
            <text:p>lhoof</text:p>
          </table:table-cell>
          <table:table-cell table:formula="of:=LEFT([' ;'.D911];1)&amp;&quot;_&quot;&amp;RIGHT([' ;'.D911];4)" office:value-type="string" office:string-value="y_axis">
            <text:p>y_axis</text:p>
          </table:table-cell>
          <table:table-cell table:formula="of:=ROUND(VALUE(MID([' ;'.E911];2;LEN([' ;'.E911])-2));1)" office:value-type="float" office:value="0">
            <text:p>0</text:p>
          </table:table-cell>
          <table:table-cell table:formula="of:=VALUE(MID([' ;'.G911];2;LEN([' ;'.G911])-2))" office:value-type="float" office:value="21.34208">
            <text:p>21.34208</text:p>
          </table:table-cell>
          <table:table-cell table:formula="of:=ROUND([.E911]/[.$J$1];2)" office:value-type="float" office:value="21.34">
            <text:p>21.34</text:p>
          </table:table-cell>
          <table:table-cell/>
          <table:table-cell table:formula="of:=IF(RIGHT([.A911];5)=&quot;sleep&quot;;&quot;Sleep(&quot;&amp;[.$L$1]&amp;&quot;*&quot;&amp;ROUND(VALUE([.B911]);2)/[.$M$1]&amp;&quot;)&quot;;[.A911]&amp;&quot;( &quot;&amp;[.B911]&amp;&quot;, &quot;&amp;[.C911]&amp;&quot;, &quot;&amp;[.D911]&amp;&quot;, &quot;&amp;[.$I$1]&amp;&quot;*&quot;&amp;[.F911]&amp;&quot; )&quot;)" office:value-type="string" office:string-value="Turn2( lhoof, y_axis, 0, MOVEANIMATIONSPEED*21.34 )">
            <text:p>Turn2( lhoof, y_axis, 0, MOVEANIMATIONSPEED*21.34 )</text:p>
          </table:table-cell>
          <table:table-cell table:number-columns-repeated="6"/>
        </table:table-row>
        <table:table-row table:style-name="ro1">
          <table:table-cell table:formula="of:=IF(RIGHT([' ;'.A912];4)=&quot;turn&quot;;&quot;Turn2&quot;;IF(RIGHT([' ;'.A912];4)=&quot;move&quot;;&quot;Move&quot;;[' ;'.A912]))" office:value-type="string" office:string-value="Turn2">
            <text:p>Turn2</text:p>
          </table:table-cell>
          <table:table-cell table:formula="of:=[' ;'.B912]" office:value-type="string" office:string-value="lhoof">
            <text:p>lhoof</text:p>
          </table:table-cell>
          <table:table-cell table:formula="of:=LEFT([' ;'.D912];1)&amp;&quot;_&quot;&amp;RIGHT([' ;'.D912];4)" office:value-type="string" office:string-value="z_axis">
            <text:p>z_axis</text:p>
          </table:table-cell>
          <table:table-cell table:formula="of:=ROUND(VALUE(MID([' ;'.E912];2;LEN([' ;'.E912])-2));1)" office:value-type="float" office:value="0">
            <text:p>0</text:p>
          </table:table-cell>
          <table:table-cell table:formula="of:=VALUE(MID([' ;'.G912];2;LEN([' ;'.G912])-2))" office:value-type="float" office:value="101.142134">
            <text:p>101.142134</text:p>
          </table:table-cell>
          <table:table-cell table:formula="of:=ROUND([.E912]/[.$J$1];2)" office:value-type="float" office:value="101.14">
            <text:p>101.14</text:p>
          </table:table-cell>
          <table:table-cell/>
          <table:table-cell table:formula="of:=IF(RIGHT([.A912];5)=&quot;sleep&quot;;&quot;Sleep(&quot;&amp;[.$L$1]&amp;&quot;*&quot;&amp;ROUND(VALUE([.B912]);2)/[.$M$1]&amp;&quot;)&quot;;[.A912]&amp;&quot;( &quot;&amp;[.B912]&amp;&quot;, &quot;&amp;[.C912]&amp;&quot;, &quot;&amp;[.D912]&amp;&quot;, &quot;&amp;[.$I$1]&amp;&quot;*&quot;&amp;[.F912]&amp;&quot; )&quot;)" office:value-type="string" office:string-value="Turn2( lhoof, z_axis, 0, MOVEANIMATIONSPEED*101.14 )">
            <text:p>Turn2( lhoof, z_axis, 0, MOVEANIMATIONSPEED*101.14 )</text:p>
          </table:table-cell>
          <table:table-cell table:number-columns-repeated="6"/>
        </table:table-row>
        <table:table-row table:style-name="ro1">
          <table:table-cell table:formula="of:=IF(RIGHT([' ;'.A913];4)=&quot;turn&quot;;&quot;Turn2&quot;;IF(RIGHT([' ;'.A913];4)=&quot;move&quot;;&quot;Move&quot;;[' ;'.A913]))" office:value-type="string" office:string-value="Turn2">
            <text:p>Turn2</text:p>
          </table:table-cell>
          <table:table-cell table:formula="of:=[' ;'.B913]" office:value-type="string" office:string-value="llarm">
            <text:p>llarm</text:p>
          </table:table-cell>
          <table:table-cell table:formula="of:=LEFT([' ;'.D913];1)&amp;&quot;_&quot;&amp;RIGHT([' ;'.D913];4)" office:value-type="string" office:string-value="x_axis">
            <text:p>x_axis</text:p>
          </table:table-cell>
          <table:table-cell table:formula="of:=ROUND(VALUE(MID([' ;'.E913];2;LEN([' ;'.E913])-2));1)" office:value-type="float" office:value="0">
            <text:p>0</text:p>
          </table:table-cell>
          <table:table-cell table:formula="of:=VALUE(MID([' ;'.G913];2;LEN([' ;'.G913])-2))" office:value-type="float" office:value="1.744926">
            <text:p>1.744926</text:p>
          </table:table-cell>
          <table:table-cell table:formula="of:=ROUND([.E913]/[.$J$1];2)" office:value-type="float" office:value="1.74">
            <text:p>1.74</text:p>
          </table:table-cell>
          <table:table-cell/>
          <table:table-cell table:formula="of:=IF(RIGHT([.A913];5)=&quot;sleep&quot;;&quot;Sleep(&quot;&amp;[.$L$1]&amp;&quot;*&quot;&amp;ROUND(VALUE([.B913]);2)/[.$M$1]&amp;&quot;)&quot;;[.A913]&amp;&quot;( &quot;&amp;[.B913]&amp;&quot;, &quot;&amp;[.C913]&amp;&quot;, &quot;&amp;[.D913]&amp;&quot;, &quot;&amp;[.$I$1]&amp;&quot;*&quot;&amp;[.F913]&amp;&quot; )&quot;)" office:value-type="string" office:string-value="Turn2( llarm, x_axis, 0, MOVEANIMATIONSPEED*1.74 )">
            <text:p>Turn2( llarm, x_axis, 0, MOVEANIMATIONSPEED*1.74 )</text:p>
          </table:table-cell>
          <table:table-cell table:number-columns-repeated="6"/>
        </table:table-row>
        <table:table-row table:style-name="ro1">
          <table:table-cell table:formula="of:=IF(RIGHT([' ;'.A914];4)=&quot;turn&quot;;&quot;Turn2&quot;;IF(RIGHT([' ;'.A914];4)=&quot;move&quot;;&quot;Move&quot;;[' ;'.A914]))" office:value-type="string" office:string-value="Turn2">
            <text:p>Turn2</text:p>
          </table:table-cell>
          <table:table-cell table:formula="of:=[' ;'.B914]" office:value-type="string" office:string-value="llarm">
            <text:p>llarm</text:p>
          </table:table-cell>
          <table:table-cell table:formula="of:=LEFT([' ;'.D914];1)&amp;&quot;_&quot;&amp;RIGHT([' ;'.D914];4)" office:value-type="string" office:string-value="y_axis">
            <text:p>y_axis</text:p>
          </table:table-cell>
          <table:table-cell table:formula="of:=ROUND(VALUE(MID([' ;'.E914];2;LEN([' ;'.E914])-2));1)" office:value-type="float" office:value="0">
            <text:p>0</text:p>
          </table:table-cell>
          <table:table-cell table:formula="of:=VALUE(MID([' ;'.G914];2;LEN([' ;'.G914])-2))" office:value-type="float" office:value="8.469823">
            <text:p>8.469823</text:p>
          </table:table-cell>
          <table:table-cell table:formula="of:=ROUND([.E914]/[.$J$1];2)" office:value-type="float" office:value="8.47">
            <text:p>8.47</text:p>
          </table:table-cell>
          <table:table-cell/>
          <table:table-cell table:formula="of:=IF(RIGHT([.A914];5)=&quot;sleep&quot;;&quot;Sleep(&quot;&amp;[.$L$1]&amp;&quot;*&quot;&amp;ROUND(VALUE([.B914]);2)/[.$M$1]&amp;&quot;)&quot;;[.A914]&amp;&quot;( &quot;&amp;[.B914]&amp;&quot;, &quot;&amp;[.C914]&amp;&quot;, &quot;&amp;[.D914]&amp;&quot;, &quot;&amp;[.$I$1]&amp;&quot;*&quot;&amp;[.F914]&amp;&quot; )&quot;)" office:value-type="string" office:string-value="Turn2( llarm, y_axis, 0, MOVEANIMATIONSPEED*8.47 )">
            <text:p>Turn2( llarm, y_axis, 0, MOVEANIMATIONSPEED*8.47 )</text:p>
          </table:table-cell>
          <table:table-cell table:number-columns-repeated="6"/>
        </table:table-row>
        <table:table-row table:style-name="ro1">
          <table:table-cell table:formula="of:=IF(RIGHT([' ;'.A915];4)=&quot;turn&quot;;&quot;Turn2&quot;;IF(RIGHT([' ;'.A915];4)=&quot;move&quot;;&quot;Move&quot;;[' ;'.A915]))" office:value-type="string" office:string-value="Turn2">
            <text:p>Turn2</text:p>
          </table:table-cell>
          <table:table-cell table:formula="of:=[' ;'.B915]" office:value-type="string" office:string-value="llarm">
            <text:p>llarm</text:p>
          </table:table-cell>
          <table:table-cell table:formula="of:=LEFT([' ;'.D915];1)&amp;&quot;_&quot;&amp;RIGHT([' ;'.D915];4)" office:value-type="string" office:string-value="z_axis">
            <text:p>z_axis</text:p>
          </table:table-cell>
          <table:table-cell table:formula="of:=ROUND(VALUE(MID([' ;'.E915];2;LEN([' ;'.E915])-2));1)" office:value-type="float" office:value="0">
            <text:p>0</text:p>
          </table:table-cell>
          <table:table-cell table:formula="of:=VALUE(MID([' ;'.G915];2;LEN([' ;'.G915])-2))" office:value-type="float" office:value="11.859671">
            <text:p>11.859671</text:p>
          </table:table-cell>
          <table:table-cell table:formula="of:=ROUND([.E915]/[.$J$1];2)" office:value-type="float" office:value="11.86">
            <text:p>11.86</text:p>
          </table:table-cell>
          <table:table-cell/>
          <table:table-cell table:formula="of:=IF(RIGHT([.A915];5)=&quot;sleep&quot;;&quot;Sleep(&quot;&amp;[.$L$1]&amp;&quot;*&quot;&amp;ROUND(VALUE([.B915]);2)/[.$M$1]&amp;&quot;)&quot;;[.A915]&amp;&quot;( &quot;&amp;[.B915]&amp;&quot;, &quot;&amp;[.C915]&amp;&quot;, &quot;&amp;[.D915]&amp;&quot;, &quot;&amp;[.$I$1]&amp;&quot;*&quot;&amp;[.F915]&amp;&quot; )&quot;)" office:value-type="string" office:string-value="Turn2( llarm, z_axis, 0, MOVEANIMATIONSPEED*11.86 )">
            <text:p>Turn2( llarm, z_axis, 0, MOVEANIMATIONSPEED*11.86 )</text:p>
          </table:table-cell>
          <table:table-cell table:number-columns-repeated="6"/>
        </table:table-row>
        <table:table-row table:style-name="ro1">
          <table:table-cell table:formula="of:=IF(RIGHT([' ;'.A916];4)=&quot;turn&quot;;&quot;Turn2&quot;;IF(RIGHT([' ;'.A916];4)=&quot;move&quot;;&quot;Move&quot;;[' ;'.A916]))" office:value-type="string" office:string-value="Turn2">
            <text:p>Turn2</text:p>
          </table:table-cell>
          <table:table-cell table:formula="of:=[' ;'.B916]" office:value-type="string" office:string-value="lleg">
            <text:p>lleg</text:p>
          </table:table-cell>
          <table:table-cell table:formula="of:=LEFT([' ;'.D916];1)&amp;&quot;_&quot;&amp;RIGHT([' ;'.D916];4)" office:value-type="string" office:string-value="x_axis">
            <text:p>x_axis</text:p>
          </table:table-cell>
          <table:table-cell table:formula="of:=ROUND(VALUE(MID([' ;'.E916];2;LEN([' ;'.E916])-2));1)" office:value-type="float" office:value="0">
            <text:p>0</text:p>
          </table:table-cell>
          <table:table-cell table:formula="of:=VALUE(MID([' ;'.G916];2;LEN([' ;'.G916])-2))" office:value-type="float" office:value="563.111548">
            <text:p>563.111548</text:p>
          </table:table-cell>
          <table:table-cell table:formula="of:=ROUND([.E916]/[.$J$1];2)" office:value-type="float" office:value="563.11">
            <text:p>563.11</text:p>
          </table:table-cell>
          <table:table-cell/>
          <table:table-cell table:formula="of:=IF(RIGHT([.A916];5)=&quot;sleep&quot;;&quot;Sleep(&quot;&amp;[.$L$1]&amp;&quot;*&quot;&amp;ROUND(VALUE([.B916]);2)/[.$M$1]&amp;&quot;)&quot;;[.A916]&amp;&quot;( &quot;&amp;[.B916]&amp;&quot;, &quot;&amp;[.C916]&amp;&quot;, &quot;&amp;[.D916]&amp;&quot;, &quot;&amp;[.$I$1]&amp;&quot;*&quot;&amp;[.F916]&amp;&quot; )&quot;)" office:value-type="string" office:string-value="Turn2( lleg, x_axis, 0, MOVEANIMATIONSPEED*563.11 )">
            <text:p>Turn2( lleg, x_axis, 0, MOVEANIMATIONSPEED*563.11 )</text:p>
          </table:table-cell>
          <table:table-cell table:number-columns-repeated="6"/>
        </table:table-row>
        <table:table-row table:style-name="ro1">
          <table:table-cell table:formula="of:=IF(RIGHT([' ;'.A917];4)=&quot;turn&quot;;&quot;Turn2&quot;;IF(RIGHT([' ;'.A917];4)=&quot;move&quot;;&quot;Move&quot;;[' ;'.A917]))" office:value-type="string" office:string-value="Turn2">
            <text:p>Turn2</text:p>
          </table:table-cell>
          <table:table-cell table:formula="of:=[' ;'.B917]" office:value-type="string" office:string-value="lleg">
            <text:p>lleg</text:p>
          </table:table-cell>
          <table:table-cell table:formula="of:=LEFT([' ;'.D917];1)&amp;&quot;_&quot;&amp;RIGHT([' ;'.D917];4)" office:value-type="string" office:string-value="y_axis">
            <text:p>y_axis</text:p>
          </table:table-cell>
          <table:table-cell table:formula="of:=ROUND(VALUE(MID([' ;'.E917];2;LEN([' ;'.E917])-2));1)" office:value-type="float" office:value="0">
            <text:p>0</text:p>
          </table:table-cell>
          <table:table-cell table:formula="of:=VALUE(MID([' ;'.G917];2;LEN([' ;'.G917])-2))" office:value-type="float" office:value="93.672351">
            <text:p>93.672351</text:p>
          </table:table-cell>
          <table:table-cell table:formula="of:=ROUND([.E917]/[.$J$1];2)" office:value-type="float" office:value="93.67">
            <text:p>93.67</text:p>
          </table:table-cell>
          <table:table-cell/>
          <table:table-cell table:formula="of:=IF(RIGHT([.A917];5)=&quot;sleep&quot;;&quot;Sleep(&quot;&amp;[.$L$1]&amp;&quot;*&quot;&amp;ROUND(VALUE([.B917]);2)/[.$M$1]&amp;&quot;)&quot;;[.A917]&amp;&quot;( &quot;&amp;[.B917]&amp;&quot;, &quot;&amp;[.C917]&amp;&quot;, &quot;&amp;[.D917]&amp;&quot;, &quot;&amp;[.$I$1]&amp;&quot;*&quot;&amp;[.F917]&amp;&quot; )&quot;)" office:value-type="string" office:string-value="Turn2( lleg, y_axis, 0, MOVEANIMATIONSPEED*93.67 )">
            <text:p>Turn2( lleg, y_axis, 0, MOVEANIMATIONSPEED*93.67 )</text:p>
          </table:table-cell>
          <table:table-cell table:number-columns-repeated="6"/>
        </table:table-row>
        <table:table-row table:style-name="ro1">
          <table:table-cell table:formula="of:=IF(RIGHT([' ;'.A918];4)=&quot;turn&quot;;&quot;Turn2&quot;;IF(RIGHT([' ;'.A918];4)=&quot;move&quot;;&quot;Move&quot;;[' ;'.A918]))" office:value-type="string" office:string-value="Turn2">
            <text:p>Turn2</text:p>
          </table:table-cell>
          <table:table-cell table:formula="of:=[' ;'.B918]" office:value-type="string" office:string-value="lleg">
            <text:p>lleg</text:p>
          </table:table-cell>
          <table:table-cell table:formula="of:=LEFT([' ;'.D918];1)&amp;&quot;_&quot;&amp;RIGHT([' ;'.D918];4)" office:value-type="string" office:string-value="z_axis">
            <text:p>z_axis</text:p>
          </table:table-cell>
          <table:table-cell table:formula="of:=ROUND(VALUE(MID([' ;'.E918];2;LEN([' ;'.E918])-2));1)" office:value-type="float" office:value="0">
            <text:p>0</text:p>
          </table:table-cell>
          <table:table-cell table:formula="of:=VALUE(MID([' ;'.G918];2;LEN([' ;'.G918])-2))" office:value-type="float" office:value="138.176431">
            <text:p>138.176431</text:p>
          </table:table-cell>
          <table:table-cell table:formula="of:=ROUND([.E918]/[.$J$1];2)" office:value-type="float" office:value="138.18">
            <text:p>138.18</text:p>
          </table:table-cell>
          <table:table-cell/>
          <table:table-cell table:formula="of:=IF(RIGHT([.A918];5)=&quot;sleep&quot;;&quot;Sleep(&quot;&amp;[.$L$1]&amp;&quot;*&quot;&amp;ROUND(VALUE([.B918]);2)/[.$M$1]&amp;&quot;)&quot;;[.A918]&amp;&quot;( &quot;&amp;[.B918]&amp;&quot;, &quot;&amp;[.C918]&amp;&quot;, &quot;&amp;[.D918]&amp;&quot;, &quot;&amp;[.$I$1]&amp;&quot;*&quot;&amp;[.F918]&amp;&quot; )&quot;)" office:value-type="string" office:string-value="Turn2( lleg, z_axis, 0, MOVEANIMATIONSPEED*138.18 )">
            <text:p>Turn2( lleg, z_axis, 0, MOVEANIMATIONSPEED*138.18 )</text:p>
          </table:table-cell>
          <table:table-cell table:number-columns-repeated="6"/>
        </table:table-row>
        <table:table-row table:style-name="ro1">
          <table:table-cell table:formula="of:=IF(RIGHT([' ;'.A919];4)=&quot;turn&quot;;&quot;Turn2&quot;;IF(RIGHT([' ;'.A919];4)=&quot;move&quot;;&quot;Move&quot;;[' ;'.A919]))" office:value-type="string" office:string-value="Turn2">
            <text:p>Turn2</text:p>
          </table:table-cell>
          <table:table-cell table:formula="of:=[' ;'.B919]" office:value-type="string" office:string-value="lshoulder">
            <text:p>lshoulder</text:p>
          </table:table-cell>
          <table:table-cell table:formula="of:=LEFT([' ;'.D919];1)&amp;&quot;_&quot;&amp;RIGHT([' ;'.D919];4)" office:value-type="string" office:string-value="x_axis">
            <text:p>x_axis</text:p>
          </table:table-cell>
          <table:table-cell table:formula="of:=ROUND(VALUE(MID([' ;'.E919];2;LEN([' ;'.E919])-2));1)" office:value-type="float" office:value="0">
            <text:p>0</text:p>
          </table:table-cell>
          <table:table-cell table:formula="of:=VALUE(MID([' ;'.G919];2;LEN([' ;'.G919])-2))" office:value-type="float" office:value="94.545886">
            <text:p>94.545886</text:p>
          </table:table-cell>
          <table:table-cell table:formula="of:=ROUND([.E919]/[.$J$1];2)" office:value-type="float" office:value="94.55">
            <text:p>94.55</text:p>
          </table:table-cell>
          <table:table-cell/>
          <table:table-cell table:formula="of:=IF(RIGHT([.A919];5)=&quot;sleep&quot;;&quot;Sleep(&quot;&amp;[.$L$1]&amp;&quot;*&quot;&amp;ROUND(VALUE([.B919]);2)/[.$M$1]&amp;&quot;)&quot;;[.A919]&amp;&quot;( &quot;&amp;[.B919]&amp;&quot;, &quot;&amp;[.C919]&amp;&quot;, &quot;&amp;[.D919]&amp;&quot;, &quot;&amp;[.$I$1]&amp;&quot;*&quot;&amp;[.F919]&amp;&quot; )&quot;)" office:value-type="string" office:string-value="Turn2( lshoulder, x_axis, 0, MOVEANIMATIONSPEED*94.55 )">
            <text:p>Turn2( lshoulder, x_axis, 0, MOVEANIMATIONSPEED*94.55 )</text:p>
          </table:table-cell>
          <table:table-cell table:number-columns-repeated="6"/>
        </table:table-row>
        <table:table-row table:style-name="ro1">
          <table:table-cell table:formula="of:=IF(RIGHT([' ;'.A920];4)=&quot;turn&quot;;&quot;Turn2&quot;;IF(RIGHT([' ;'.A920];4)=&quot;move&quot;;&quot;Move&quot;;[' ;'.A920]))" office:value-type="string" office:string-value="Turn2">
            <text:p>Turn2</text:p>
          </table:table-cell>
          <table:table-cell table:formula="of:=[' ;'.B920]" office:value-type="string" office:string-value="lshoulder">
            <text:p>lshoulder</text:p>
          </table:table-cell>
          <table:table-cell table:formula="of:=LEFT([' ;'.D920];1)&amp;&quot;_&quot;&amp;RIGHT([' ;'.D920];4)" office:value-type="string" office:string-value="y_axis">
            <text:p>y_axis</text:p>
          </table:table-cell>
          <table:table-cell table:formula="of:=ROUND(VALUE(MID([' ;'.E920];2;LEN([' ;'.E920])-2));1)" office:value-type="float" office:value="0">
            <text:p>0</text:p>
          </table:table-cell>
          <table:table-cell table:formula="of:=VALUE(MID([' ;'.G920];2;LEN([' ;'.G920])-2))" office:value-type="float" office:value="11.351265">
            <text:p>11.351265</text:p>
          </table:table-cell>
          <table:table-cell table:formula="of:=ROUND([.E920]/[.$J$1];2)" office:value-type="float" office:value="11.35">
            <text:p>11.35</text:p>
          </table:table-cell>
          <table:table-cell/>
          <table:table-cell table:formula="of:=IF(RIGHT([.A920];5)=&quot;sleep&quot;;&quot;Sleep(&quot;&amp;[.$L$1]&amp;&quot;*&quot;&amp;ROUND(VALUE([.B920]);2)/[.$M$1]&amp;&quot;)&quot;;[.A920]&amp;&quot;( &quot;&amp;[.B920]&amp;&quot;, &quot;&amp;[.C920]&amp;&quot;, &quot;&amp;[.D920]&amp;&quot;, &quot;&amp;[.$I$1]&amp;&quot;*&quot;&amp;[.F920]&amp;&quot; )&quot;)" office:value-type="string" office:string-value="Turn2( lshoulder, y_axis, 0, MOVEANIMATIONSPEED*11.35 )">
            <text:p>Turn2( lshoulder, y_axis, 0, MOVEANIMATIONSPEED*11.35 )</text:p>
          </table:table-cell>
          <table:table-cell table:number-columns-repeated="6"/>
        </table:table-row>
        <table:table-row table:style-name="ro1">
          <table:table-cell table:formula="of:=IF(RIGHT([' ;'.A921];4)=&quot;turn&quot;;&quot;Turn2&quot;;IF(RIGHT([' ;'.A921];4)=&quot;move&quot;;&quot;Move&quot;;[' ;'.A921]))" office:value-type="string" office:string-value="Turn2">
            <text:p>Turn2</text:p>
          </table:table-cell>
          <table:table-cell table:formula="of:=[' ;'.B921]" office:value-type="string" office:string-value="lshoulder">
            <text:p>lshoulder</text:p>
          </table:table-cell>
          <table:table-cell table:formula="of:=LEFT([' ;'.D921];1)&amp;&quot;_&quot;&amp;RIGHT([' ;'.D921];4)" office:value-type="string" office:string-value="z_axis">
            <text:p>z_axis</text:p>
          </table:table-cell>
          <table:table-cell table:formula="of:=ROUND(VALUE(MID([' ;'.E921];2;LEN([' ;'.E921])-2));1)" office:value-type="float" office:value="0">
            <text:p>0</text:p>
          </table:table-cell>
          <table:table-cell table:formula="of:=VALUE(MID([' ;'.G921];2;LEN([' ;'.G921])-2))" office:value-type="float" office:value="6.767452">
            <text:p>6.767452</text:p>
          </table:table-cell>
          <table:table-cell table:formula="of:=ROUND([.E921]/[.$J$1];2)" office:value-type="float" office:value="6.77">
            <text:p>6.77</text:p>
          </table:table-cell>
          <table:table-cell/>
          <table:table-cell table:formula="of:=IF(RIGHT([.A921];5)=&quot;sleep&quot;;&quot;Sleep(&quot;&amp;[.$L$1]&amp;&quot;*&quot;&amp;ROUND(VALUE([.B921]);2)/[.$M$1]&amp;&quot;)&quot;;[.A921]&amp;&quot;( &quot;&amp;[.B921]&amp;&quot;, &quot;&amp;[.C921]&amp;&quot;, &quot;&amp;[.D921]&amp;&quot;, &quot;&amp;[.$I$1]&amp;&quot;*&quot;&amp;[.F921]&amp;&quot; )&quot;)" office:value-type="string" office:string-value="Turn2( lshoulder, z_axis, 0, MOVEANIMATIONSPEED*6.77 )">
            <text:p>Turn2( lshoulder, z_axis, 0, MOVEANIMATIONSPEED*6.77 )</text:p>
          </table:table-cell>
          <table:table-cell table:number-columns-repeated="6"/>
        </table:table-row>
        <table:table-row table:style-name="ro1">
          <table:table-cell table:formula="of:=IF(RIGHT([' ;'.A922];4)=&quot;turn&quot;;&quot;Turn2&quot;;IF(RIGHT([' ;'.A922];4)=&quot;move&quot;;&quot;Move&quot;;[' ;'.A922]))" office:value-type="string" office:string-value="Turn2">
            <text:p>Turn2</text:p>
          </table:table-cell>
          <table:table-cell table:formula="of:=[' ;'.B922]" office:value-type="string" office:string-value="lthigh">
            <text:p>lthigh</text:p>
          </table:table-cell>
          <table:table-cell table:formula="of:=LEFT([' ;'.D922];1)&amp;&quot;_&quot;&amp;RIGHT([' ;'.D922];4)" office:value-type="string" office:string-value="x_axis">
            <text:p>x_axis</text:p>
          </table:table-cell>
          <table:table-cell table:formula="of:=ROUND(VALUE(MID([' ;'.E922];2;LEN([' ;'.E922])-2));1)" office:value-type="float" office:value="0">
            <text:p>0</text:p>
          </table:table-cell>
          <table:table-cell table:formula="of:=VALUE(MID([' ;'.G922];2;LEN([' ;'.G922])-2))" office:value-type="float" office:value="262.940153">
            <text:p>262.940153</text:p>
          </table:table-cell>
          <table:table-cell table:formula="of:=ROUND([.E922]/[.$J$1];2)" office:value-type="float" office:value="262.94">
            <text:p>262.94</text:p>
          </table:table-cell>
          <table:table-cell/>
          <table:table-cell table:formula="of:=IF(RIGHT([.A922];5)=&quot;sleep&quot;;&quot;Sleep(&quot;&amp;[.$L$1]&amp;&quot;*&quot;&amp;ROUND(VALUE([.B922]);2)/[.$M$1]&amp;&quot;)&quot;;[.A922]&amp;&quot;( &quot;&amp;[.B922]&amp;&quot;, &quot;&amp;[.C922]&amp;&quot;, &quot;&amp;[.D922]&amp;&quot;, &quot;&amp;[.$I$1]&amp;&quot;*&quot;&amp;[.F922]&amp;&quot; )&quot;)" office:value-type="string" office:string-value="Turn2( lthigh, x_axis, 0, MOVEANIMATIONSPEED*262.94 )">
            <text:p>Turn2( lthigh, x_axis, 0, MOVEANIMATIONSPEED*262.94 )</text:p>
          </table:table-cell>
          <table:table-cell table:number-columns-repeated="6"/>
        </table:table-row>
        <table:table-row table:style-name="ro1">
          <table:table-cell table:formula="of:=IF(RIGHT([' ;'.A923];4)=&quot;turn&quot;;&quot;Turn2&quot;;IF(RIGHT([' ;'.A923];4)=&quot;move&quot;;&quot;Move&quot;;[' ;'.A923]))" office:value-type="string" office:string-value="Turn2">
            <text:p>Turn2</text:p>
          </table:table-cell>
          <table:table-cell table:formula="of:=[' ;'.B923]" office:value-type="string" office:string-value="lthigh">
            <text:p>lthigh</text:p>
          </table:table-cell>
          <table:table-cell table:formula="of:=LEFT([' ;'.D923];1)&amp;&quot;_&quot;&amp;RIGHT([' ;'.D923];4)" office:value-type="string" office:string-value="y_axis">
            <text:p>y_axis</text:p>
          </table:table-cell>
          <table:table-cell table:formula="of:=ROUND(VALUE(MID([' ;'.E923];2;LEN([' ;'.E923])-2));1)" office:value-type="float" office:value="0">
            <text:p>0</text:p>
          </table:table-cell>
          <table:table-cell table:formula="of:=VALUE(MID([' ;'.G923];2;LEN([' ;'.G923])-2))" office:value-type="float" office:value="30.129961">
            <text:p>30.129961</text:p>
          </table:table-cell>
          <table:table-cell table:formula="of:=ROUND([.E923]/[.$J$1];2)" office:value-type="float" office:value="30.13">
            <text:p>30.13</text:p>
          </table:table-cell>
          <table:table-cell/>
          <table:table-cell table:formula="of:=IF(RIGHT([.A923];5)=&quot;sleep&quot;;&quot;Sleep(&quot;&amp;[.$L$1]&amp;&quot;*&quot;&amp;ROUND(VALUE([.B923]);2)/[.$M$1]&amp;&quot;)&quot;;[.A923]&amp;&quot;( &quot;&amp;[.B923]&amp;&quot;, &quot;&amp;[.C923]&amp;&quot;, &quot;&amp;[.D923]&amp;&quot;, &quot;&amp;[.$I$1]&amp;&quot;*&quot;&amp;[.F923]&amp;&quot; )&quot;)" office:value-type="string" office:string-value="Turn2( lthigh, y_axis, 0, MOVEANIMATIONSPEED*30.13 )">
            <text:p>Turn2( lthigh, y_axis, 0, MOVEANIMATIONSPEED*30.13 )</text:p>
          </table:table-cell>
          <table:table-cell table:number-columns-repeated="6"/>
        </table:table-row>
        <table:table-row table:style-name="ro1">
          <table:table-cell table:formula="of:=IF(RIGHT([' ;'.A924];4)=&quot;turn&quot;;&quot;Turn2&quot;;IF(RIGHT([' ;'.A924];4)=&quot;move&quot;;&quot;Move&quot;;[' ;'.A924]))" office:value-type="string" office:string-value="Turn2">
            <text:p>Turn2</text:p>
          </table:table-cell>
          <table:table-cell table:formula="of:=[' ;'.B924]" office:value-type="string" office:string-value="lthigh">
            <text:p>lthigh</text:p>
          </table:table-cell>
          <table:table-cell table:formula="of:=LEFT([' ;'.D924];1)&amp;&quot;_&quot;&amp;RIGHT([' ;'.D924];4)" office:value-type="string" office:string-value="z_axis">
            <text:p>z_axis</text:p>
          </table:table-cell>
          <table:table-cell table:formula="of:=ROUND(VALUE(MID([' ;'.E924];2;LEN([' ;'.E924])-2));1)" office:value-type="float" office:value="0">
            <text:p>0</text:p>
          </table:table-cell>
          <table:table-cell table:formula="of:=VALUE(MID([' ;'.G924];2;LEN([' ;'.G924])-2))" office:value-type="float" office:value="57.567846">
            <text:p>57.567846</text:p>
          </table:table-cell>
          <table:table-cell table:formula="of:=ROUND([.E924]/[.$J$1];2)" office:value-type="float" office:value="57.57">
            <text:p>57.57</text:p>
          </table:table-cell>
          <table:table-cell/>
          <table:table-cell table:formula="of:=IF(RIGHT([.A924];5)=&quot;sleep&quot;;&quot;Sleep(&quot;&amp;[.$L$1]&amp;&quot;*&quot;&amp;ROUND(VALUE([.B924]);2)/[.$M$1]&amp;&quot;)&quot;;[.A924]&amp;&quot;( &quot;&amp;[.B924]&amp;&quot;, &quot;&amp;[.C924]&amp;&quot;, &quot;&amp;[.D924]&amp;&quot;, &quot;&amp;[.$I$1]&amp;&quot;*&quot;&amp;[.F924]&amp;&quot; )&quot;)" office:value-type="string" office:string-value="Turn2( lthigh, z_axis, 0, MOVEANIMATIONSPEED*57.57 )">
            <text:p>Turn2( lthigh, z_axis, 0, MOVEANIMATIONSPEED*57.57 )</text:p>
          </table:table-cell>
          <table:table-cell table:number-columns-repeated="6"/>
        </table:table-row>
        <table:table-row table:style-name="ro1">
          <table:table-cell table:formula="of:=IF(RIGHT([' ;'.A925];4)=&quot;turn&quot;;&quot;Turn2&quot;;IF(RIGHT([' ;'.A925];4)=&quot;move&quot;;&quot;Move&quot;;[' ;'.A925]))" office:value-type="string" office:string-value="Turn2">
            <text:p>Turn2</text:p>
          </table:table-cell>
          <table:table-cell table:formula="of:=[' ;'.B925]" office:value-type="string" office:string-value="lwing1">
            <text:p>lwing1</text:p>
          </table:table-cell>
          <table:table-cell table:formula="of:=LEFT([' ;'.D925];1)&amp;&quot;_&quot;&amp;RIGHT([' ;'.D925];4)" office:value-type="string" office:string-value="x_axis">
            <text:p>x_axis</text:p>
          </table:table-cell>
          <table:table-cell table:formula="of:=ROUND(VALUE(MID([' ;'.E925];2;LEN([' ;'.E925])-2));1)" office:value-type="float" office:value="0">
            <text:p>0</text:p>
          </table:table-cell>
          <table:table-cell table:formula="of:=VALUE(MID([' ;'.G925];2;LEN([' ;'.G925])-2))" office:value-type="float" office:value="23.338083">
            <text:p>23.338083</text:p>
          </table:table-cell>
          <table:table-cell table:formula="of:=ROUND([.E925]/[.$J$1];2)" office:value-type="float" office:value="23.34">
            <text:p>23.34</text:p>
          </table:table-cell>
          <table:table-cell/>
          <table:table-cell table:formula="of:=IF(RIGHT([.A925];5)=&quot;sleep&quot;;&quot;Sleep(&quot;&amp;[.$L$1]&amp;&quot;*&quot;&amp;ROUND(VALUE([.B925]);2)/[.$M$1]&amp;&quot;)&quot;;[.A925]&amp;&quot;( &quot;&amp;[.B925]&amp;&quot;, &quot;&amp;[.C925]&amp;&quot;, &quot;&amp;[.D925]&amp;&quot;, &quot;&amp;[.$I$1]&amp;&quot;*&quot;&amp;[.F925]&amp;&quot; )&quot;)" office:value-type="string" office:string-value="Turn2( lwing1, x_axis, 0, MOVEANIMATIONSPEED*23.34 )">
            <text:p>Turn2( lwing1, x_axis, 0, MOVEANIMATIONSPEED*23.34 )</text:p>
          </table:table-cell>
          <table:table-cell table:number-columns-repeated="6"/>
        </table:table-row>
        <table:table-row table:style-name="ro1">
          <table:table-cell table:formula="of:=IF(RIGHT([' ;'.A926];4)=&quot;turn&quot;;&quot;Turn2&quot;;IF(RIGHT([' ;'.A926];4)=&quot;move&quot;;&quot;Move&quot;;[' ;'.A926]))" office:value-type="string" office:string-value="Turn2">
            <text:p>Turn2</text:p>
          </table:table-cell>
          <table:table-cell table:formula="of:=[' ;'.B926]" office:value-type="string" office:string-value="lwing1">
            <text:p>lwing1</text:p>
          </table:table-cell>
          <table:table-cell table:formula="of:=LEFT([' ;'.D926];1)&amp;&quot;_&quot;&amp;RIGHT([' ;'.D926];4)" office:value-type="string" office:string-value="y_axis">
            <text:p>y_axis</text:p>
          </table:table-cell>
          <table:table-cell table:formula="of:=ROUND(VALUE(MID([' ;'.E926];2;LEN([' ;'.E926])-2));1)" office:value-type="float" office:value="0">
            <text:p>0</text:p>
          </table:table-cell>
          <table:table-cell table:formula="of:=VALUE(MID([' ;'.G926];2;LEN([' ;'.G926])-2))" office:value-type="float" office:value="31.160409">
            <text:p>31.160409</text:p>
          </table:table-cell>
          <table:table-cell table:formula="of:=ROUND([.E926]/[.$J$1];2)" office:value-type="float" office:value="31.16">
            <text:p>31.16</text:p>
          </table:table-cell>
          <table:table-cell/>
          <table:table-cell table:formula="of:=IF(RIGHT([.A926];5)=&quot;sleep&quot;;&quot;Sleep(&quot;&amp;[.$L$1]&amp;&quot;*&quot;&amp;ROUND(VALUE([.B926]);2)/[.$M$1]&amp;&quot;)&quot;;[.A926]&amp;&quot;( &quot;&amp;[.B926]&amp;&quot;, &quot;&amp;[.C926]&amp;&quot;, &quot;&amp;[.D926]&amp;&quot;, &quot;&amp;[.$I$1]&amp;&quot;*&quot;&amp;[.F926]&amp;&quot; )&quot;)" office:value-type="string" office:string-value="Turn2( lwing1, y_axis, 0, MOVEANIMATIONSPEED*31.16 )">
            <text:p>Turn2( lwing1, y_axis, 0, MOVEANIMATIONSPEED*31.16 )</text:p>
          </table:table-cell>
          <table:table-cell table:number-columns-repeated="6"/>
        </table:table-row>
        <table:table-row table:style-name="ro1">
          <table:table-cell table:formula="of:=IF(RIGHT([' ;'.A927];4)=&quot;turn&quot;;&quot;Turn2&quot;;IF(RIGHT([' ;'.A927];4)=&quot;move&quot;;&quot;Move&quot;;[' ;'.A927]))" office:value-type="string" office:string-value="Turn2">
            <text:p>Turn2</text:p>
          </table:table-cell>
          <table:table-cell table:formula="of:=[' ;'.B927]" office:value-type="string" office:string-value="lwing1">
            <text:p>lwing1</text:p>
          </table:table-cell>
          <table:table-cell table:formula="of:=LEFT([' ;'.D927];1)&amp;&quot;_&quot;&amp;RIGHT([' ;'.D927];4)" office:value-type="string" office:string-value="z_axis">
            <text:p>z_axis</text:p>
          </table:table-cell>
          <table:table-cell table:formula="of:=ROUND(VALUE(MID([' ;'.E927];2;LEN([' ;'.E927])-2));1)" office:value-type="float" office:value="0">
            <text:p>0</text:p>
          </table:table-cell>
          <table:table-cell table:formula="of:=VALUE(MID([' ;'.G927];2;LEN([' ;'.G927])-2))" office:value-type="float" office:value="19.837929">
            <text:p>19.837929</text:p>
          </table:table-cell>
          <table:table-cell table:formula="of:=ROUND([.E927]/[.$J$1];2)" office:value-type="float" office:value="19.84">
            <text:p>19.84</text:p>
          </table:table-cell>
          <table:table-cell/>
          <table:table-cell table:formula="of:=IF(RIGHT([.A927];5)=&quot;sleep&quot;;&quot;Sleep(&quot;&amp;[.$L$1]&amp;&quot;*&quot;&amp;ROUND(VALUE([.B927]);2)/[.$M$1]&amp;&quot;)&quot;;[.A927]&amp;&quot;( &quot;&amp;[.B927]&amp;&quot;, &quot;&amp;[.C927]&amp;&quot;, &quot;&amp;[.D927]&amp;&quot;, &quot;&amp;[.$I$1]&amp;&quot;*&quot;&amp;[.F927]&amp;&quot; )&quot;)" office:value-type="string" office:string-value="Turn2( lwing1, z_axis, 0, MOVEANIMATIONSPEED*19.84 )">
            <text:p>Turn2( lwing1, z_axis, 0, MOVEANIMATIONSPEED*19.84 )</text:p>
          </table:table-cell>
          <table:table-cell table:number-columns-repeated="6"/>
        </table:table-row>
        <table:table-row table:style-name="ro1">
          <table:table-cell table:formula="of:=IF(RIGHT([' ;'.A928];4)=&quot;turn&quot;;&quot;Turn2&quot;;IF(RIGHT([' ;'.A928];4)=&quot;move&quot;;&quot;Move&quot;;[' ;'.A928]))" office:value-type="string" office:string-value="Turn2">
            <text:p>Turn2</text:p>
          </table:table-cell>
          <table:table-cell table:formula="of:=[' ;'.B928]" office:value-type="string" office:string-value="lwing2">
            <text:p>lwing2</text:p>
          </table:table-cell>
          <table:table-cell table:formula="of:=LEFT([' ;'.D928];1)&amp;&quot;_&quot;&amp;RIGHT([' ;'.D928];4)" office:value-type="string" office:string-value="x_axis">
            <text:p>x_axis</text:p>
          </table:table-cell>
          <table:table-cell table:formula="of:=ROUND(VALUE(MID([' ;'.E928];2;LEN([' ;'.E928])-2));1)" office:value-type="float" office:value="0">
            <text:p>0</text:p>
          </table:table-cell>
          <table:table-cell table:formula="of:=VALUE(MID([' ;'.G928];2;LEN([' ;'.G928])-2))" office:value-type="float" office:value="5.541264">
            <text:p>5.541264</text:p>
          </table:table-cell>
          <table:table-cell table:formula="of:=ROUND([.E928]/[.$J$1];2)" office:value-type="float" office:value="5.54">
            <text:p>5.54</text:p>
          </table:table-cell>
          <table:table-cell/>
          <table:table-cell table:formula="of:=IF(RIGHT([.A928];5)=&quot;sleep&quot;;&quot;Sleep(&quot;&amp;[.$L$1]&amp;&quot;*&quot;&amp;ROUND(VALUE([.B928]);2)/[.$M$1]&amp;&quot;)&quot;;[.A928]&amp;&quot;( &quot;&amp;[.B928]&amp;&quot;, &quot;&amp;[.C928]&amp;&quot;, &quot;&amp;[.D928]&amp;&quot;, &quot;&amp;[.$I$1]&amp;&quot;*&quot;&amp;[.F928]&amp;&quot; )&quot;)" office:value-type="string" office:string-value="Turn2( lwing2, x_axis, 0, MOVEANIMATIONSPEED*5.54 )">
            <text:p>Turn2( lwing2, x_axis, 0, MOVEANIMATIONSPEED*5.54 )</text:p>
          </table:table-cell>
          <table:table-cell table:number-columns-repeated="6"/>
        </table:table-row>
        <table:table-row table:style-name="ro1">
          <table:table-cell table:formula="of:=IF(RIGHT([' ;'.A929];4)=&quot;turn&quot;;&quot;Turn2&quot;;IF(RIGHT([' ;'.A929];4)=&quot;move&quot;;&quot;Move&quot;;[' ;'.A929]))" office:value-type="string" office:string-value="Turn2">
            <text:p>Turn2</text:p>
          </table:table-cell>
          <table:table-cell table:formula="of:=[' ;'.B929]" office:value-type="string" office:string-value="lwing2">
            <text:p>lwing2</text:p>
          </table:table-cell>
          <table:table-cell table:formula="of:=LEFT([' ;'.D929];1)&amp;&quot;_&quot;&amp;RIGHT([' ;'.D929];4)" office:value-type="string" office:string-value="y_axis">
            <text:p>y_axis</text:p>
          </table:table-cell>
          <table:table-cell table:formula="of:=ROUND(VALUE(MID([' ;'.E929];2;LEN([' ;'.E929])-2));1)" office:value-type="float" office:value="0">
            <text:p>0</text:p>
          </table:table-cell>
          <table:table-cell table:formula="of:=VALUE(MID([' ;'.G929];2;LEN([' ;'.G929])-2))" office:value-type="float" office:value="9.499454">
            <text:p>9.499454</text:p>
          </table:table-cell>
          <table:table-cell table:formula="of:=ROUND([.E929]/[.$J$1];2)" office:value-type="float" office:value="9.5">
            <text:p>9.5</text:p>
          </table:table-cell>
          <table:table-cell/>
          <table:table-cell table:formula="of:=IF(RIGHT([.A929];5)=&quot;sleep&quot;;&quot;Sleep(&quot;&amp;[.$L$1]&amp;&quot;*&quot;&amp;ROUND(VALUE([.B929]);2)/[.$M$1]&amp;&quot;)&quot;;[.A929]&amp;&quot;( &quot;&amp;[.B929]&amp;&quot;, &quot;&amp;[.C929]&amp;&quot;, &quot;&amp;[.D929]&amp;&quot;, &quot;&amp;[.$I$1]&amp;&quot;*&quot;&amp;[.F929]&amp;&quot; )&quot;)" office:value-type="string" office:string-value="Turn2( lwing2, y_axis, 0, MOVEANIMATIONSPEED*9.5 )">
            <text:p>Turn2( lwing2, y_axis, 0, MOVEANIMATIONSPEED*9.5 )</text:p>
          </table:table-cell>
          <table:table-cell table:number-columns-repeated="6"/>
        </table:table-row>
        <table:table-row table:style-name="ro1">
          <table:table-cell table:formula="of:=IF(RIGHT([' ;'.A930];4)=&quot;turn&quot;;&quot;Turn2&quot;;IF(RIGHT([' ;'.A930];4)=&quot;move&quot;;&quot;Move&quot;;[' ;'.A930]))" office:value-type="string" office:string-value="Turn2">
            <text:p>Turn2</text:p>
          </table:table-cell>
          <table:table-cell table:formula="of:=[' ;'.B930]" office:value-type="string" office:string-value="lwing2">
            <text:p>lwing2</text:p>
          </table:table-cell>
          <table:table-cell table:formula="of:=LEFT([' ;'.D930];1)&amp;&quot;_&quot;&amp;RIGHT([' ;'.D930];4)" office:value-type="string" office:string-value="z_axis">
            <text:p>z_axis</text:p>
          </table:table-cell>
          <table:table-cell table:formula="of:=ROUND(VALUE(MID([' ;'.E930];2;LEN([' ;'.E930])-2));1)" office:value-type="float" office:value="0">
            <text:p>0</text:p>
          </table:table-cell>
          <table:table-cell table:formula="of:=VALUE(MID([' ;'.G930];2;LEN([' ;'.G930])-2))" office:value-type="float" office:value="43.301745">
            <text:p>43.301745</text:p>
          </table:table-cell>
          <table:table-cell table:formula="of:=ROUND([.E930]/[.$J$1];2)" office:value-type="float" office:value="43.3">
            <text:p>43.3</text:p>
          </table:table-cell>
          <table:table-cell/>
          <table:table-cell table:formula="of:=IF(RIGHT([.A930];5)=&quot;sleep&quot;;&quot;Sleep(&quot;&amp;[.$L$1]&amp;&quot;*&quot;&amp;ROUND(VALUE([.B930]);2)/[.$M$1]&amp;&quot;)&quot;;[.A930]&amp;&quot;( &quot;&amp;[.B930]&amp;&quot;, &quot;&amp;[.C930]&amp;&quot;, &quot;&amp;[.D930]&amp;&quot;, &quot;&amp;[.$I$1]&amp;&quot;*&quot;&amp;[.F930]&amp;&quot; )&quot;)" office:value-type="string" office:string-value="Turn2( lwing2, z_axis, 0, MOVEANIMATIONSPEED*43.3 )">
            <text:p>Turn2( lwing2, z_axis, 0, MOVEANIMATIONSPEED*43.3 )</text:p>
          </table:table-cell>
          <table:table-cell table:number-columns-repeated="6"/>
        </table:table-row>
        <table:table-row table:style-name="ro1">
          <table:table-cell table:formula="of:=IF(RIGHT([' ;'.A931];4)=&quot;turn&quot;;&quot;Turn2&quot;;IF(RIGHT([' ;'.A931];4)=&quot;move&quot;;&quot;Move&quot;;[' ;'.A931]))" office:value-type="string" office:string-value="Turn2">
            <text:p>Turn2</text:p>
          </table:table-cell>
          <table:table-cell table:formula="of:=[' ;'.B931]" office:value-type="string" office:string-value="lwing31">
            <text:p>lwing31</text:p>
          </table:table-cell>
          <table:table-cell table:formula="of:=LEFT([' ;'.D931];1)&amp;&quot;_&quot;&amp;RIGHT([' ;'.D931];4)" office:value-type="string" office:string-value="x_axis">
            <text:p>x_axis</text:p>
          </table:table-cell>
          <table:table-cell table:formula="of:=ROUND(VALUE(MID([' ;'.E931];2;LEN([' ;'.E931])-2));1)" office:value-type="float" office:value="0">
            <text:p>0</text:p>
          </table:table-cell>
          <table:table-cell table:formula="of:=VALUE(MID([' ;'.G931];2;LEN([' ;'.G931])-2))" office:value-type="float" office:value="4.902915">
            <text:p>4.902915</text:p>
          </table:table-cell>
          <table:table-cell table:formula="of:=ROUND([.E931]/[.$J$1];2)" office:value-type="float" office:value="4.9">
            <text:p>4.9</text:p>
          </table:table-cell>
          <table:table-cell/>
          <table:table-cell table:formula="of:=IF(RIGHT([.A931];5)=&quot;sleep&quot;;&quot;Sleep(&quot;&amp;[.$L$1]&amp;&quot;*&quot;&amp;ROUND(VALUE([.B931]);2)/[.$M$1]&amp;&quot;)&quot;;[.A931]&amp;&quot;( &quot;&amp;[.B931]&amp;&quot;, &quot;&amp;[.C931]&amp;&quot;, &quot;&amp;[.D931]&amp;&quot;, &quot;&amp;[.$I$1]&amp;&quot;*&quot;&amp;[.F931]&amp;&quot; )&quot;)" office:value-type="string" office:string-value="Turn2( lwing31, x_axis, 0, MOVEANIMATIONSPEED*4.9 )">
            <text:p>Turn2( lwing31, x_axis, 0, MOVEANIMATIONSPEED*4.9 )</text:p>
          </table:table-cell>
          <table:table-cell table:number-columns-repeated="6"/>
        </table:table-row>
        <table:table-row table:style-name="ro1">
          <table:table-cell table:formula="of:=IF(RIGHT([' ;'.A932];4)=&quot;turn&quot;;&quot;Turn2&quot;;IF(RIGHT([' ;'.A932];4)=&quot;move&quot;;&quot;Move&quot;;[' ;'.A932]))" office:value-type="string" office:string-value="Turn2">
            <text:p>Turn2</text:p>
          </table:table-cell>
          <table:table-cell table:formula="of:=[' ;'.B932]" office:value-type="string" office:string-value="lwing31">
            <text:p>lwing31</text:p>
          </table:table-cell>
          <table:table-cell table:formula="of:=LEFT([' ;'.D932];1)&amp;&quot;_&quot;&amp;RIGHT([' ;'.D932];4)" office:value-type="string" office:string-value="y_axis">
            <text:p>y_axis</text:p>
          </table:table-cell>
          <table:table-cell table:formula="of:=ROUND(VALUE(MID([' ;'.E932];2;LEN([' ;'.E932])-2));1)" office:value-type="float" office:value="0">
            <text:p>0</text:p>
          </table:table-cell>
          <table:table-cell table:formula="of:=VALUE(MID([' ;'.G932];2;LEN([' ;'.G932])-2))" office:value-type="float" office:value="24.963813">
            <text:p>24.963813</text:p>
          </table:table-cell>
          <table:table-cell table:formula="of:=ROUND([.E932]/[.$J$1];2)" office:value-type="float" office:value="24.96">
            <text:p>24.96</text:p>
          </table:table-cell>
          <table:table-cell/>
          <table:table-cell table:formula="of:=IF(RIGHT([.A932];5)=&quot;sleep&quot;;&quot;Sleep(&quot;&amp;[.$L$1]&amp;&quot;*&quot;&amp;ROUND(VALUE([.B932]);2)/[.$M$1]&amp;&quot;)&quot;;[.A932]&amp;&quot;( &quot;&amp;[.B932]&amp;&quot;, &quot;&amp;[.C932]&amp;&quot;, &quot;&amp;[.D932]&amp;&quot;, &quot;&amp;[.$I$1]&amp;&quot;*&quot;&amp;[.F932]&amp;&quot; )&quot;)" office:value-type="string" office:string-value="Turn2( lwing31, y_axis, 0, MOVEANIMATIONSPEED*24.96 )">
            <text:p>Turn2( lwing31, y_axis, 0, MOVEANIMATIONSPEED*24.96 )</text:p>
          </table:table-cell>
          <table:table-cell table:number-columns-repeated="6"/>
        </table:table-row>
        <table:table-row table:style-name="ro1">
          <table:table-cell table:formula="of:=IF(RIGHT([' ;'.A933];4)=&quot;turn&quot;;&quot;Turn2&quot;;IF(RIGHT([' ;'.A933];4)=&quot;move&quot;;&quot;Move&quot;;[' ;'.A933]))" office:value-type="string" office:string-value="Turn2">
            <text:p>Turn2</text:p>
          </table:table-cell>
          <table:table-cell table:formula="of:=[' ;'.B933]" office:value-type="string" office:string-value="lwing31">
            <text:p>lwing31</text:p>
          </table:table-cell>
          <table:table-cell table:formula="of:=LEFT([' ;'.D933];1)&amp;&quot;_&quot;&amp;RIGHT([' ;'.D933];4)" office:value-type="string" office:string-value="z_axis">
            <text:p>z_axis</text:p>
          </table:table-cell>
          <table:table-cell table:formula="of:=ROUND(VALUE(MID([' ;'.E933];2;LEN([' ;'.E933])-2));1)" office:value-type="float" office:value="0">
            <text:p>0</text:p>
          </table:table-cell>
          <table:table-cell table:formula="of:=VALUE(MID([' ;'.G933];2;LEN([' ;'.G933])-2))" office:value-type="float" office:value="11.621277">
            <text:p>11.621277</text:p>
          </table:table-cell>
          <table:table-cell table:formula="of:=ROUND([.E933]/[.$J$1];2)" office:value-type="float" office:value="11.62">
            <text:p>11.62</text:p>
          </table:table-cell>
          <table:table-cell/>
          <table:table-cell table:formula="of:=IF(RIGHT([.A933];5)=&quot;sleep&quot;;&quot;Sleep(&quot;&amp;[.$L$1]&amp;&quot;*&quot;&amp;ROUND(VALUE([.B933]);2)/[.$M$1]&amp;&quot;)&quot;;[.A933]&amp;&quot;( &quot;&amp;[.B933]&amp;&quot;, &quot;&amp;[.C933]&amp;&quot;, &quot;&amp;[.D933]&amp;&quot;, &quot;&amp;[.$I$1]&amp;&quot;*&quot;&amp;[.F933]&amp;&quot; )&quot;)" office:value-type="string" office:string-value="Turn2( lwing31, z_axis, 0, MOVEANIMATIONSPEED*11.62 )">
            <text:p>Turn2( lwing31, z_axis, 0, MOVEANIMATIONSPEED*11.62 )</text:p>
          </table:table-cell>
          <table:table-cell table:number-columns-repeated="6"/>
        </table:table-row>
        <table:table-row table:style-name="ro1">
          <table:table-cell table:formula="of:=IF(RIGHT([' ;'.A934];4)=&quot;turn&quot;;&quot;Turn2&quot;;IF(RIGHT([' ;'.A934];4)=&quot;move&quot;;&quot;Move&quot;;[' ;'.A934]))" office:value-type="string" office:string-value="Turn2">
            <text:p>Turn2</text:p>
          </table:table-cell>
          <table:table-cell table:formula="of:=[' ;'.B934]" office:value-type="string" office:string-value="lwing32">
            <text:p>lwing32</text:p>
          </table:table-cell>
          <table:table-cell table:formula="of:=LEFT([' ;'.D934];1)&amp;&quot;_&quot;&amp;RIGHT([' ;'.D934];4)" office:value-type="string" office:string-value="x_axis">
            <text:p>x_axis</text:p>
          </table:table-cell>
          <table:table-cell table:formula="of:=ROUND(VALUE(MID([' ;'.E934];2;LEN([' ;'.E934])-2));1)" office:value-type="float" office:value="0">
            <text:p>0</text:p>
          </table:table-cell>
          <table:table-cell table:formula="of:=VALUE(MID([' ;'.G934];2;LEN([' ;'.G934])-2))" office:value-type="float" office:value="4.899158">
            <text:p>4.899158</text:p>
          </table:table-cell>
          <table:table-cell table:formula="of:=ROUND([.E934]/[.$J$1];2)" office:value-type="float" office:value="4.9">
            <text:p>4.9</text:p>
          </table:table-cell>
          <table:table-cell/>
          <table:table-cell table:formula="of:=IF(RIGHT([.A934];5)=&quot;sleep&quot;;&quot;Sleep(&quot;&amp;[.$L$1]&amp;&quot;*&quot;&amp;ROUND(VALUE([.B934]);2)/[.$M$1]&amp;&quot;)&quot;;[.A934]&amp;&quot;( &quot;&amp;[.B934]&amp;&quot;, &quot;&amp;[.C934]&amp;&quot;, &quot;&amp;[.D934]&amp;&quot;, &quot;&amp;[.$I$1]&amp;&quot;*&quot;&amp;[.F934]&amp;&quot; )&quot;)" office:value-type="string" office:string-value="Turn2( lwing32, x_axis, 0, MOVEANIMATIONSPEED*4.9 )">
            <text:p>Turn2( lwing32, x_axis, 0, MOVEANIMATIONSPEED*4.9 )</text:p>
          </table:table-cell>
          <table:table-cell table:number-columns-repeated="6"/>
        </table:table-row>
        <table:table-row table:style-name="ro1">
          <table:table-cell table:formula="of:=IF(RIGHT([' ;'.A935];4)=&quot;turn&quot;;&quot;Turn2&quot;;IF(RIGHT([' ;'.A935];4)=&quot;move&quot;;&quot;Move&quot;;[' ;'.A935]))" office:value-type="string" office:string-value="Turn2">
            <text:p>Turn2</text:p>
          </table:table-cell>
          <table:table-cell table:formula="of:=[' ;'.B935]" office:value-type="string" office:string-value="lwing32">
            <text:p>lwing32</text:p>
          </table:table-cell>
          <table:table-cell table:formula="of:=LEFT([' ;'.D935];1)&amp;&quot;_&quot;&amp;RIGHT([' ;'.D935];4)" office:value-type="string" office:string-value="y_axis">
            <text:p>y_axis</text:p>
          </table:table-cell>
          <table:table-cell table:formula="of:=ROUND(VALUE(MID([' ;'.E935];2;LEN([' ;'.E935])-2));1)" office:value-type="float" office:value="0">
            <text:p>0</text:p>
          </table:table-cell>
          <table:table-cell table:formula="of:=VALUE(MID([' ;'.G935];2;LEN([' ;'.G935])-2))" office:value-type="float" office:value="25.360793">
            <text:p>25.360793</text:p>
          </table:table-cell>
          <table:table-cell table:formula="of:=ROUND([.E935]/[.$J$1];2)" office:value-type="float" office:value="25.36">
            <text:p>25.36</text:p>
          </table:table-cell>
          <table:table-cell/>
          <table:table-cell table:formula="of:=IF(RIGHT([.A935];5)=&quot;sleep&quot;;&quot;Sleep(&quot;&amp;[.$L$1]&amp;&quot;*&quot;&amp;ROUND(VALUE([.B935]);2)/[.$M$1]&amp;&quot;)&quot;;[.A935]&amp;&quot;( &quot;&amp;[.B935]&amp;&quot;, &quot;&amp;[.C935]&amp;&quot;, &quot;&amp;[.D935]&amp;&quot;, &quot;&amp;[.$I$1]&amp;&quot;*&quot;&amp;[.F935]&amp;&quot; )&quot;)" office:value-type="string" office:string-value="Turn2( lwing32, y_axis, 0, MOVEANIMATIONSPEED*25.36 )">
            <text:p>Turn2( lwing32, y_axis, 0, MOVEANIMATIONSPEED*25.36 )</text:p>
          </table:table-cell>
          <table:table-cell table:number-columns-repeated="6"/>
        </table:table-row>
        <table:table-row table:style-name="ro1">
          <table:table-cell table:formula="of:=IF(RIGHT([' ;'.A936];4)=&quot;turn&quot;;&quot;Turn2&quot;;IF(RIGHT([' ;'.A936];4)=&quot;move&quot;;&quot;Move&quot;;[' ;'.A936]))" office:value-type="string" office:string-value="Turn2">
            <text:p>Turn2</text:p>
          </table:table-cell>
          <table:table-cell table:formula="of:=[' ;'.B936]" office:value-type="string" office:string-value="lwing32">
            <text:p>lwing32</text:p>
          </table:table-cell>
          <table:table-cell table:formula="of:=LEFT([' ;'.D936];1)&amp;&quot;_&quot;&amp;RIGHT([' ;'.D936];4)" office:value-type="string" office:string-value="z_axis">
            <text:p>z_axis</text:p>
          </table:table-cell>
          <table:table-cell table:formula="of:=ROUND(VALUE(MID([' ;'.E936];2;LEN([' ;'.E936])-2));1)" office:value-type="float" office:value="0">
            <text:p>0</text:p>
          </table:table-cell>
          <table:table-cell table:formula="of:=VALUE(MID([' ;'.G936];2;LEN([' ;'.G936])-2))" office:value-type="float" office:value="11.720246">
            <text:p>11.720246</text:p>
          </table:table-cell>
          <table:table-cell table:formula="of:=ROUND([.E936]/[.$J$1];2)" office:value-type="float" office:value="11.72">
            <text:p>11.72</text:p>
          </table:table-cell>
          <table:table-cell/>
          <table:table-cell table:formula="of:=IF(RIGHT([.A936];5)=&quot;sleep&quot;;&quot;Sleep(&quot;&amp;[.$L$1]&amp;&quot;*&quot;&amp;ROUND(VALUE([.B936]);2)/[.$M$1]&amp;&quot;)&quot;;[.A936]&amp;&quot;( &quot;&amp;[.B936]&amp;&quot;, &quot;&amp;[.C936]&amp;&quot;, &quot;&amp;[.D936]&amp;&quot;, &quot;&amp;[.$I$1]&amp;&quot;*&quot;&amp;[.F936]&amp;&quot; )&quot;)" office:value-type="string" office:string-value="Turn2( lwing32, z_axis, 0, MOVEANIMATIONSPEED*11.72 )">
            <text:p>Turn2( lwing32, z_axis, 0, MOVEANIMATIONSPEED*11.72 )</text:p>
          </table:table-cell>
          <table:table-cell table:number-columns-repeated="6"/>
        </table:table-row>
        <table:table-row table:style-name="ro1">
          <table:table-cell table:formula="of:=IF(RIGHT([' ;'.A937];4)=&quot;turn&quot;;&quot;Turn2&quot;;IF(RIGHT([' ;'.A937];4)=&quot;move&quot;;&quot;Move&quot;;[' ;'.A937]))" office:value-type="string" office:string-value="Turn2">
            <text:p>Turn2</text:p>
          </table:table-cell>
          <table:table-cell table:formula="of:=[' ;'.B937]" office:value-type="string" office:string-value="lwing41">
            <text:p>lwing41</text:p>
          </table:table-cell>
          <table:table-cell table:formula="of:=LEFT([' ;'.D937];1)&amp;&quot;_&quot;&amp;RIGHT([' ;'.D937];4)" office:value-type="string" office:string-value="x_axis">
            <text:p>x_axis</text:p>
          </table:table-cell>
          <table:table-cell table:formula="of:=ROUND(VALUE(MID([' ;'.E937];2;LEN([' ;'.E937])-2));1)" office:value-type="float" office:value="0">
            <text:p>0</text:p>
          </table:table-cell>
          <table:table-cell table:formula="of:=VALUE(MID([' ;'.G937];2;LEN([' ;'.G937])-2))" office:value-type="float" office:value="4.902915">
            <text:p>4.902915</text:p>
          </table:table-cell>
          <table:table-cell table:formula="of:=ROUND([.E937]/[.$J$1];2)" office:value-type="float" office:value="4.9">
            <text:p>4.9</text:p>
          </table:table-cell>
          <table:table-cell/>
          <table:table-cell table:formula="of:=IF(RIGHT([.A937];5)=&quot;sleep&quot;;&quot;Sleep(&quot;&amp;[.$L$1]&amp;&quot;*&quot;&amp;ROUND(VALUE([.B937]);2)/[.$M$1]&amp;&quot;)&quot;;[.A937]&amp;&quot;( &quot;&amp;[.B937]&amp;&quot;, &quot;&amp;[.C937]&amp;&quot;, &quot;&amp;[.D937]&amp;&quot;, &quot;&amp;[.$I$1]&amp;&quot;*&quot;&amp;[.F937]&amp;&quot; )&quot;)" office:value-type="string" office:string-value="Turn2( lwing41, x_axis, 0, MOVEANIMATIONSPEED*4.9 )">
            <text:p>Turn2( lwing41, x_axis, 0, MOVEANIMATIONSPEED*4.9 )</text:p>
          </table:table-cell>
          <table:table-cell table:number-columns-repeated="6"/>
        </table:table-row>
        <table:table-row table:style-name="ro1">
          <table:table-cell table:formula="of:=IF(RIGHT([' ;'.A938];4)=&quot;turn&quot;;&quot;Turn2&quot;;IF(RIGHT([' ;'.A938];4)=&quot;move&quot;;&quot;Move&quot;;[' ;'.A938]))" office:value-type="string" office:string-value="Turn2">
            <text:p>Turn2</text:p>
          </table:table-cell>
          <table:table-cell table:formula="of:=[' ;'.B938]" office:value-type="string" office:string-value="lwing41">
            <text:p>lwing41</text:p>
          </table:table-cell>
          <table:table-cell table:formula="of:=LEFT([' ;'.D938];1)&amp;&quot;_&quot;&amp;RIGHT([' ;'.D938];4)" office:value-type="string" office:string-value="y_axis">
            <text:p>y_axis</text:p>
          </table:table-cell>
          <table:table-cell table:formula="of:=ROUND(VALUE(MID([' ;'.E938];2;LEN([' ;'.E938])-2));1)" office:value-type="float" office:value="0">
            <text:p>0</text:p>
          </table:table-cell>
          <table:table-cell table:formula="of:=VALUE(MID([' ;'.G938];2;LEN([' ;'.G938])-2))" office:value-type="float" office:value="24.963813">
            <text:p>24.963813</text:p>
          </table:table-cell>
          <table:table-cell table:formula="of:=ROUND([.E938]/[.$J$1];2)" office:value-type="float" office:value="24.96">
            <text:p>24.96</text:p>
          </table:table-cell>
          <table:table-cell/>
          <table:table-cell table:formula="of:=IF(RIGHT([.A938];5)=&quot;sleep&quot;;&quot;Sleep(&quot;&amp;[.$L$1]&amp;&quot;*&quot;&amp;ROUND(VALUE([.B938]);2)/[.$M$1]&amp;&quot;)&quot;;[.A938]&amp;&quot;( &quot;&amp;[.B938]&amp;&quot;, &quot;&amp;[.C938]&amp;&quot;, &quot;&amp;[.D938]&amp;&quot;, &quot;&amp;[.$I$1]&amp;&quot;*&quot;&amp;[.F938]&amp;&quot; )&quot;)" office:value-type="string" office:string-value="Turn2( lwing41, y_axis, 0, MOVEANIMATIONSPEED*24.96 )">
            <text:p>Turn2( lwing41, y_axis, 0, MOVEANIMATIONSPEED*24.96 )</text:p>
          </table:table-cell>
          <table:table-cell table:number-columns-repeated="6"/>
        </table:table-row>
        <table:table-row table:style-name="ro1">
          <table:table-cell table:formula="of:=IF(RIGHT([' ;'.A939];4)=&quot;turn&quot;;&quot;Turn2&quot;;IF(RIGHT([' ;'.A939];4)=&quot;move&quot;;&quot;Move&quot;;[' ;'.A939]))" office:value-type="string" office:string-value="Turn2">
            <text:p>Turn2</text:p>
          </table:table-cell>
          <table:table-cell table:formula="of:=[' ;'.B939]" office:value-type="string" office:string-value="lwing41">
            <text:p>lwing41</text:p>
          </table:table-cell>
          <table:table-cell table:formula="of:=LEFT([' ;'.D939];1)&amp;&quot;_&quot;&amp;RIGHT([' ;'.D939];4)" office:value-type="string" office:string-value="z_axis">
            <text:p>z_axis</text:p>
          </table:table-cell>
          <table:table-cell table:formula="of:=ROUND(VALUE(MID([' ;'.E939];2;LEN([' ;'.E939])-2));1)" office:value-type="float" office:value="0">
            <text:p>0</text:p>
          </table:table-cell>
          <table:table-cell table:formula="of:=VALUE(MID([' ;'.G939];2;LEN([' ;'.G939])-2))" office:value-type="float" office:value="11.621277">
            <text:p>11.621277</text:p>
          </table:table-cell>
          <table:table-cell table:formula="of:=ROUND([.E939]/[.$J$1];2)" office:value-type="float" office:value="11.62">
            <text:p>11.62</text:p>
          </table:table-cell>
          <table:table-cell/>
          <table:table-cell table:formula="of:=IF(RIGHT([.A939];5)=&quot;sleep&quot;;&quot;Sleep(&quot;&amp;[.$L$1]&amp;&quot;*&quot;&amp;ROUND(VALUE([.B939]);2)/[.$M$1]&amp;&quot;)&quot;;[.A939]&amp;&quot;( &quot;&amp;[.B939]&amp;&quot;, &quot;&amp;[.C939]&amp;&quot;, &quot;&amp;[.D939]&amp;&quot;, &quot;&amp;[.$I$1]&amp;&quot;*&quot;&amp;[.F939]&amp;&quot; )&quot;)" office:value-type="string" office:string-value="Turn2( lwing41, z_axis, 0, MOVEANIMATIONSPEED*11.62 )">
            <text:p>Turn2( lwing41, z_axis, 0, MOVEANIMATIONSPEED*11.62 )</text:p>
          </table:table-cell>
          <table:table-cell table:number-columns-repeated="6"/>
        </table:table-row>
        <table:table-row table:style-name="ro1">
          <table:table-cell table:formula="of:=IF(RIGHT([' ;'.A940];4)=&quot;turn&quot;;&quot;Turn2&quot;;IF(RIGHT([' ;'.A940];4)=&quot;move&quot;;&quot;Move&quot;;[' ;'.A940]))" office:value-type="string" office:string-value="Turn2">
            <text:p>Turn2</text:p>
          </table:table-cell>
          <table:table-cell table:formula="of:=[' ;'.B940]" office:value-type="string" office:string-value="lwing42">
            <text:p>lwing42</text:p>
          </table:table-cell>
          <table:table-cell table:formula="of:=LEFT([' ;'.D940];1)&amp;&quot;_&quot;&amp;RIGHT([' ;'.D940];4)" office:value-type="string" office:string-value="x_axis">
            <text:p>x_axis</text:p>
          </table:table-cell>
          <table:table-cell table:formula="of:=ROUND(VALUE(MID([' ;'.E940];2;LEN([' ;'.E940])-2));1)" office:value-type="float" office:value="0">
            <text:p>0</text:p>
          </table:table-cell>
          <table:table-cell table:formula="of:=VALUE(MID([' ;'.G940];2;LEN([' ;'.G940])-2))" office:value-type="float" office:value="4.901446">
            <text:p>4.901446</text:p>
          </table:table-cell>
          <table:table-cell table:formula="of:=ROUND([.E940]/[.$J$1];2)" office:value-type="float" office:value="4.9">
            <text:p>4.9</text:p>
          </table:table-cell>
          <table:table-cell/>
          <table:table-cell table:formula="of:=IF(RIGHT([.A940];5)=&quot;sleep&quot;;&quot;Sleep(&quot;&amp;[.$L$1]&amp;&quot;*&quot;&amp;ROUND(VALUE([.B940]);2)/[.$M$1]&amp;&quot;)&quot;;[.A940]&amp;&quot;( &quot;&amp;[.B940]&amp;&quot;, &quot;&amp;[.C940]&amp;&quot;, &quot;&amp;[.D940]&amp;&quot;, &quot;&amp;[.$I$1]&amp;&quot;*&quot;&amp;[.F940]&amp;&quot; )&quot;)" office:value-type="string" office:string-value="Turn2( lwing42, x_axis, 0, MOVEANIMATIONSPEED*4.9 )">
            <text:p>Turn2( lwing42, x_axis, 0, MOVEANIMATIONSPEED*4.9 )</text:p>
          </table:table-cell>
          <table:table-cell table:number-columns-repeated="6"/>
        </table:table-row>
        <table:table-row table:style-name="ro1">
          <table:table-cell table:formula="of:=IF(RIGHT([' ;'.A941];4)=&quot;turn&quot;;&quot;Turn2&quot;;IF(RIGHT([' ;'.A941];4)=&quot;move&quot;;&quot;Move&quot;;[' ;'.A941]))" office:value-type="string" office:string-value="Turn2">
            <text:p>Turn2</text:p>
          </table:table-cell>
          <table:table-cell table:formula="of:=[' ;'.B941]" office:value-type="string" office:string-value="lwing42">
            <text:p>lwing42</text:p>
          </table:table-cell>
          <table:table-cell table:formula="of:=LEFT([' ;'.D941];1)&amp;&quot;_&quot;&amp;RIGHT([' ;'.D941];4)" office:value-type="string" office:string-value="y_axis">
            <text:p>y_axis</text:p>
          </table:table-cell>
          <table:table-cell table:formula="of:=ROUND(VALUE(MID([' ;'.E941];2;LEN([' ;'.E941])-2));1)" office:value-type="float" office:value="0">
            <text:p>0</text:p>
          </table:table-cell>
          <table:table-cell table:formula="of:=VALUE(MID([' ;'.G941];2;LEN([' ;'.G941])-2))" office:value-type="float" office:value="23.853108">
            <text:p>23.853108</text:p>
          </table:table-cell>
          <table:table-cell table:formula="of:=ROUND([.E941]/[.$J$1];2)" office:value-type="float" office:value="23.85">
            <text:p>23.85</text:p>
          </table:table-cell>
          <table:table-cell/>
          <table:table-cell table:formula="of:=IF(RIGHT([.A941];5)=&quot;sleep&quot;;&quot;Sleep(&quot;&amp;[.$L$1]&amp;&quot;*&quot;&amp;ROUND(VALUE([.B941]);2)/[.$M$1]&amp;&quot;)&quot;;[.A941]&amp;&quot;( &quot;&amp;[.B941]&amp;&quot;, &quot;&amp;[.C941]&amp;&quot;, &quot;&amp;[.D941]&amp;&quot;, &quot;&amp;[.$I$1]&amp;&quot;*&quot;&amp;[.F941]&amp;&quot; )&quot;)" office:value-type="string" office:string-value="Turn2( lwing42, y_axis, 0, MOVEANIMATIONSPEED*23.85 )">
            <text:p>Turn2( lwing42, y_axis, 0, MOVEANIMATIONSPEED*23.85 )</text:p>
          </table:table-cell>
          <table:table-cell table:number-columns-repeated="6"/>
        </table:table-row>
        <table:table-row table:style-name="ro1">
          <table:table-cell table:formula="of:=IF(RIGHT([' ;'.A942];4)=&quot;turn&quot;;&quot;Turn2&quot;;IF(RIGHT([' ;'.A942];4)=&quot;move&quot;;&quot;Move&quot;;[' ;'.A942]))" office:value-type="string" office:string-value="Turn2">
            <text:p>Turn2</text:p>
          </table:table-cell>
          <table:table-cell table:formula="of:=[' ;'.B942]" office:value-type="string" office:string-value="lwing42">
            <text:p>lwing42</text:p>
          </table:table-cell>
          <table:table-cell table:formula="of:=LEFT([' ;'.D942];1)&amp;&quot;_&quot;&amp;RIGHT([' ;'.D942];4)" office:value-type="string" office:string-value="z_axis">
            <text:p>z_axis</text:p>
          </table:table-cell>
          <table:table-cell table:formula="of:=ROUND(VALUE(MID([' ;'.E942];2;LEN([' ;'.E942])-2));1)" office:value-type="float" office:value="0">
            <text:p>0</text:p>
          </table:table-cell>
          <table:table-cell table:formula="of:=VALUE(MID([' ;'.G942];2;LEN([' ;'.G942])-2))" office:value-type="float" office:value="11.33195">
            <text:p>11.33195</text:p>
          </table:table-cell>
          <table:table-cell table:formula="of:=ROUND([.E942]/[.$J$1];2)" office:value-type="float" office:value="11.33">
            <text:p>11.33</text:p>
          </table:table-cell>
          <table:table-cell/>
          <table:table-cell table:formula="of:=IF(RIGHT([.A942];5)=&quot;sleep&quot;;&quot;Sleep(&quot;&amp;[.$L$1]&amp;&quot;*&quot;&amp;ROUND(VALUE([.B942]);2)/[.$M$1]&amp;&quot;)&quot;;[.A942]&amp;&quot;( &quot;&amp;[.B942]&amp;&quot;, &quot;&amp;[.C942]&amp;&quot;, &quot;&amp;[.D942]&amp;&quot;, &quot;&amp;[.$I$1]&amp;&quot;*&quot;&amp;[.F942]&amp;&quot; )&quot;)" office:value-type="string" office:string-value="Turn2( lwing42, z_axis, 0, MOVEANIMATIONSPEED*11.33 )">
            <text:p>Turn2( lwing42, z_axis, 0, MOVEANIMATIONSPEED*11.33 )</text:p>
          </table:table-cell>
          <table:table-cell table:number-columns-repeated="6"/>
        </table:table-row>
        <table:table-row table:style-name="ro1">
          <table:table-cell table:formula="of:=IF(RIGHT([' ;'.A943];4)=&quot;turn&quot;;&quot;Turn2&quot;;IF(RIGHT([' ;'.A943];4)=&quot;move&quot;;&quot;Move&quot;;[' ;'.A943]))" office:value-type="string" office:string-value="Turn2">
            <text:p>Turn2</text:p>
          </table:table-cell>
          <table:table-cell table:formula="of:=[' ;'.B943]" office:value-type="string" office:string-value="lwing43">
            <text:p>lwing43</text:p>
          </table:table-cell>
          <table:table-cell table:formula="of:=LEFT([' ;'.D943];1)&amp;&quot;_&quot;&amp;RIGHT([' ;'.D943];4)" office:value-type="string" office:string-value="x_axis">
            <text:p>x_axis</text:p>
          </table:table-cell>
          <table:table-cell table:formula="of:=ROUND(VALUE(MID([' ;'.E943];2;LEN([' ;'.E943])-2));1)" office:value-type="float" office:value="0">
            <text:p>0</text:p>
          </table:table-cell>
          <table:table-cell table:formula="of:=VALUE(MID([' ;'.G943];2;LEN([' ;'.G943])-2))" office:value-type="float" office:value="4.827407">
            <text:p>4.827407</text:p>
          </table:table-cell>
          <table:table-cell table:formula="of:=ROUND([.E943]/[.$J$1];2)" office:value-type="float" office:value="4.83">
            <text:p>4.83</text:p>
          </table:table-cell>
          <table:table-cell/>
          <table:table-cell table:formula="of:=IF(RIGHT([.A943];5)=&quot;sleep&quot;;&quot;Sleep(&quot;&amp;[.$L$1]&amp;&quot;*&quot;&amp;ROUND(VALUE([.B943]);2)/[.$M$1]&amp;&quot;)&quot;;[.A943]&amp;&quot;( &quot;&amp;[.B943]&amp;&quot;, &quot;&amp;[.C943]&amp;&quot;, &quot;&amp;[.D943]&amp;&quot;, &quot;&amp;[.$I$1]&amp;&quot;*&quot;&amp;[.F943]&amp;&quot; )&quot;)" office:value-type="string" office:string-value="Turn2( lwing43, x_axis, 0, MOVEANIMATIONSPEED*4.83 )">
            <text:p>Turn2( lwing43, x_axis, 0, MOVEANIMATIONSPEED*4.83 )</text:p>
          </table:table-cell>
          <table:table-cell table:number-columns-repeated="6"/>
        </table:table-row>
        <table:table-row table:style-name="ro1">
          <table:table-cell table:formula="of:=IF(RIGHT([' ;'.A944];4)=&quot;turn&quot;;&quot;Turn2&quot;;IF(RIGHT([' ;'.A944];4)=&quot;move&quot;;&quot;Move&quot;;[' ;'.A944]))" office:value-type="string" office:string-value="Turn2">
            <text:p>Turn2</text:p>
          </table:table-cell>
          <table:table-cell table:formula="of:=[' ;'.B944]" office:value-type="string" office:string-value="lwing43">
            <text:p>lwing43</text:p>
          </table:table-cell>
          <table:table-cell table:formula="of:=LEFT([' ;'.D944];1)&amp;&quot;_&quot;&amp;RIGHT([' ;'.D944];4)" office:value-type="string" office:string-value="y_axis">
            <text:p>y_axis</text:p>
          </table:table-cell>
          <table:table-cell table:formula="of:=ROUND(VALUE(MID([' ;'.E944];2;LEN([' ;'.E944])-2));1)" office:value-type="float" office:value="0">
            <text:p>0</text:p>
          </table:table-cell>
          <table:table-cell table:formula="of:=VALUE(MID([' ;'.G944];2;LEN([' ;'.G944])-2))" office:value-type="float" office:value="21.244315">
            <text:p>21.244315</text:p>
          </table:table-cell>
          <table:table-cell table:formula="of:=ROUND([.E944]/[.$J$1];2)" office:value-type="float" office:value="21.24">
            <text:p>21.24</text:p>
          </table:table-cell>
          <table:table-cell/>
          <table:table-cell table:formula="of:=IF(RIGHT([.A944];5)=&quot;sleep&quot;;&quot;Sleep(&quot;&amp;[.$L$1]&amp;&quot;*&quot;&amp;ROUND(VALUE([.B944]);2)/[.$M$1]&amp;&quot;)&quot;;[.A944]&amp;&quot;( &quot;&amp;[.B944]&amp;&quot;, &quot;&amp;[.C944]&amp;&quot;, &quot;&amp;[.D944]&amp;&quot;, &quot;&amp;[.$I$1]&amp;&quot;*&quot;&amp;[.F944]&amp;&quot; )&quot;)" office:value-type="string" office:string-value="Turn2( lwing43, y_axis, 0, MOVEANIMATIONSPEED*21.24 )">
            <text:p>Turn2( lwing43, y_axis, 0, MOVEANIMATIONSPEED*21.24 )</text:p>
          </table:table-cell>
          <table:table-cell table:number-columns-repeated="6"/>
        </table:table-row>
        <table:table-row table:style-name="ro1">
          <table:table-cell table:formula="of:=IF(RIGHT([' ;'.A945];4)=&quot;turn&quot;;&quot;Turn2&quot;;IF(RIGHT([' ;'.A945];4)=&quot;move&quot;;&quot;Move&quot;;[' ;'.A945]))" office:value-type="string" office:string-value="Turn2">
            <text:p>Turn2</text:p>
          </table:table-cell>
          <table:table-cell table:formula="of:=[' ;'.B945]" office:value-type="string" office:string-value="lwing43">
            <text:p>lwing43</text:p>
          </table:table-cell>
          <table:table-cell table:formula="of:=LEFT([' ;'.D945];1)&amp;&quot;_&quot;&amp;RIGHT([' ;'.D945];4)" office:value-type="string" office:string-value="z_axis">
            <text:p>z_axis</text:p>
          </table:table-cell>
          <table:table-cell table:formula="of:=ROUND(VALUE(MID([' ;'.E945];2;LEN([' ;'.E945])-2));1)" office:value-type="float" office:value="0">
            <text:p>0</text:p>
          </table:table-cell>
          <table:table-cell table:formula="of:=VALUE(MID([' ;'.G945];2;LEN([' ;'.G945])-2))" office:value-type="float" office:value="10.999252">
            <text:p>10.999252</text:p>
          </table:table-cell>
          <table:table-cell table:formula="of:=ROUND([.E945]/[.$J$1];2)" office:value-type="float" office:value="11">
            <text:p>11</text:p>
          </table:table-cell>
          <table:table-cell/>
          <table:table-cell table:formula="of:=IF(RIGHT([.A945];5)=&quot;sleep&quot;;&quot;Sleep(&quot;&amp;[.$L$1]&amp;&quot;*&quot;&amp;ROUND(VALUE([.B945]);2)/[.$M$1]&amp;&quot;)&quot;;[.A945]&amp;&quot;( &quot;&amp;[.B945]&amp;&quot;, &quot;&amp;[.C945]&amp;&quot;, &quot;&amp;[.D945]&amp;&quot;, &quot;&amp;[.$I$1]&amp;&quot;*&quot;&amp;[.F945]&amp;&quot; )&quot;)" office:value-type="string" office:string-value="Turn2( lwing43, z_axis, 0, MOVEANIMATIONSPEED*11 )">
            <text:p>Turn2( lwing43, z_axis, 0, MOVEANIMATIONSPEED*11 )</text:p>
          </table:table-cell>
          <table:table-cell table:number-columns-repeated="6"/>
        </table:table-row>
        <table:table-row table:style-name="ro1">
          <table:table-cell table:formula="of:=IF(RIGHT([' ;'.A946];4)=&quot;turn&quot;;&quot;Turn2&quot;;IF(RIGHT([' ;'.A946];4)=&quot;move&quot;;&quot;Move&quot;;[' ;'.A946]))" office:value-type="string" office:string-value="Turn2">
            <text:p>Turn2</text:p>
          </table:table-cell>
          <table:table-cell table:formula="of:=[' ;'.B946]" office:value-type="string" office:string-value="lwing51">
            <text:p>lwing51</text:p>
          </table:table-cell>
          <table:table-cell table:formula="of:=LEFT([' ;'.D946];1)&amp;&quot;_&quot;&amp;RIGHT([' ;'.D946];4)" office:value-type="string" office:string-value="x_axis">
            <text:p>x_axis</text:p>
          </table:table-cell>
          <table:table-cell table:formula="of:=ROUND(VALUE(MID([' ;'.E946];2;LEN([' ;'.E946])-2));1)" office:value-type="float" office:value="0">
            <text:p>0</text:p>
          </table:table-cell>
          <table:table-cell table:formula="of:=VALUE(MID([' ;'.G946];2;LEN([' ;'.G946])-2))" office:value-type="float" office:value="3.839727">
            <text:p>3.839727</text:p>
          </table:table-cell>
          <table:table-cell table:formula="of:=ROUND([.E946]/[.$J$1];2)" office:value-type="float" office:value="3.84">
            <text:p>3.84</text:p>
          </table:table-cell>
          <table:table-cell/>
          <table:table-cell table:formula="of:=IF(RIGHT([.A946];5)=&quot;sleep&quot;;&quot;Sleep(&quot;&amp;[.$L$1]&amp;&quot;*&quot;&amp;ROUND(VALUE([.B946]);2)/[.$M$1]&amp;&quot;)&quot;;[.A946]&amp;&quot;( &quot;&amp;[.B946]&amp;&quot;, &quot;&amp;[.C946]&amp;&quot;, &quot;&amp;[.D946]&amp;&quot;, &quot;&amp;[.$I$1]&amp;&quot;*&quot;&amp;[.F946]&amp;&quot; )&quot;)" office:value-type="string" office:string-value="Turn2( lwing51, x_axis, 0, MOVEANIMATIONSPEED*3.84 )">
            <text:p>Turn2( lwing51, x_axis, 0, MOVEANIMATIONSPEED*3.84 )</text:p>
          </table:table-cell>
          <table:table-cell table:number-columns-repeated="6"/>
        </table:table-row>
        <table:table-row table:style-name="ro1">
          <table:table-cell table:formula="of:=IF(RIGHT([' ;'.A947];4)=&quot;turn&quot;;&quot;Turn2&quot;;IF(RIGHT([' ;'.A947];4)=&quot;move&quot;;&quot;Move&quot;;[' ;'.A947]))" office:value-type="string" office:string-value="Turn2">
            <text:p>Turn2</text:p>
          </table:table-cell>
          <table:table-cell table:formula="of:=[' ;'.B947]" office:value-type="string" office:string-value="lwing51">
            <text:p>lwing51</text:p>
          </table:table-cell>
          <table:table-cell table:formula="of:=LEFT([' ;'.D947];1)&amp;&quot;_&quot;&amp;RIGHT([' ;'.D947];4)" office:value-type="string" office:string-value="y_axis">
            <text:p>y_axis</text:p>
          </table:table-cell>
          <table:table-cell table:formula="of:=ROUND(VALUE(MID([' ;'.E947];2;LEN([' ;'.E947])-2));1)" office:value-type="float" office:value="0">
            <text:p>0</text:p>
          </table:table-cell>
          <table:table-cell table:formula="of:=VALUE(MID([' ;'.G947];2;LEN([' ;'.G947])-2))" office:value-type="float" office:value="37.410684">
            <text:p>37.410684</text:p>
          </table:table-cell>
          <table:table-cell table:formula="of:=ROUND([.E947]/[.$J$1];2)" office:value-type="float" office:value="37.41">
            <text:p>37.41</text:p>
          </table:table-cell>
          <table:table-cell/>
          <table:table-cell table:formula="of:=IF(RIGHT([.A947];5)=&quot;sleep&quot;;&quot;Sleep(&quot;&amp;[.$L$1]&amp;&quot;*&quot;&amp;ROUND(VALUE([.B947]);2)/[.$M$1]&amp;&quot;)&quot;;[.A947]&amp;&quot;( &quot;&amp;[.B947]&amp;&quot;, &quot;&amp;[.C947]&amp;&quot;, &quot;&amp;[.D947]&amp;&quot;, &quot;&amp;[.$I$1]&amp;&quot;*&quot;&amp;[.F947]&amp;&quot; )&quot;)" office:value-type="string" office:string-value="Turn2( lwing51, y_axis, 0, MOVEANIMATIONSPEED*37.41 )">
            <text:p>Turn2( lwing51, y_axis, 0, MOVEANIMATIONSPEED*37.41 )</text:p>
          </table:table-cell>
          <table:table-cell table:number-columns-repeated="6"/>
        </table:table-row>
        <table:table-row table:style-name="ro1">
          <table:table-cell table:formula="of:=IF(RIGHT([' ;'.A948];4)=&quot;turn&quot;;&quot;Turn2&quot;;IF(RIGHT([' ;'.A948];4)=&quot;move&quot;;&quot;Move&quot;;[' ;'.A948]))" office:value-type="string" office:string-value="Turn2">
            <text:p>Turn2</text:p>
          </table:table-cell>
          <table:table-cell table:formula="of:=[' ;'.B948]" office:value-type="string" office:string-value="lwing51">
            <text:p>lwing51</text:p>
          </table:table-cell>
          <table:table-cell table:formula="of:=LEFT([' ;'.D948];1)&amp;&quot;_&quot;&amp;RIGHT([' ;'.D948];4)" office:value-type="string" office:string-value="z_axis">
            <text:p>z_axis</text:p>
          </table:table-cell>
          <table:table-cell table:formula="of:=ROUND(VALUE(MID([' ;'.E948];2;LEN([' ;'.E948])-2));1)" office:value-type="float" office:value="0">
            <text:p>0</text:p>
          </table:table-cell>
          <table:table-cell table:formula="of:=VALUE(MID([' ;'.G948];2;LEN([' ;'.G948])-2))" office:value-type="float" office:value="13.603099">
            <text:p>13.603099</text:p>
          </table:table-cell>
          <table:table-cell table:formula="of:=ROUND([.E948]/[.$J$1];2)" office:value-type="float" office:value="13.6">
            <text:p>13.6</text:p>
          </table:table-cell>
          <table:table-cell/>
          <table:table-cell table:formula="of:=IF(RIGHT([.A948];5)=&quot;sleep&quot;;&quot;Sleep(&quot;&amp;[.$L$1]&amp;&quot;*&quot;&amp;ROUND(VALUE([.B948]);2)/[.$M$1]&amp;&quot;)&quot;;[.A948]&amp;&quot;( &quot;&amp;[.B948]&amp;&quot;, &quot;&amp;[.C948]&amp;&quot;, &quot;&amp;[.D948]&amp;&quot;, &quot;&amp;[.$I$1]&amp;&quot;*&quot;&amp;[.F948]&amp;&quot; )&quot;)" office:value-type="string" office:string-value="Turn2( lwing51, z_axis, 0, MOVEANIMATIONSPEED*13.6 )">
            <text:p>Turn2( lwing51, z_axis, 0, MOVEANIMATIONSPEED*13.6 )</text:p>
          </table:table-cell>
          <table:table-cell table:number-columns-repeated="6"/>
        </table:table-row>
        <table:table-row table:style-name="ro1">
          <table:table-cell table:formula="of:=IF(RIGHT([' ;'.A949];4)=&quot;turn&quot;;&quot;Turn2&quot;;IF(RIGHT([' ;'.A949];4)=&quot;move&quot;;&quot;Move&quot;;[' ;'.A949]))" office:value-type="string" office:string-value="Turn2">
            <text:p>Turn2</text:p>
          </table:table-cell>
          <table:table-cell table:formula="of:=[' ;'.B949]" office:value-type="string" office:string-value="lwing52">
            <text:p>lwing52</text:p>
          </table:table-cell>
          <table:table-cell table:formula="of:=LEFT([' ;'.D949];1)&amp;&quot;_&quot;&amp;RIGHT([' ;'.D949];4)" office:value-type="string" office:string-value="x_axis">
            <text:p>x_axis</text:p>
          </table:table-cell>
          <table:table-cell table:formula="of:=ROUND(VALUE(MID([' ;'.E949];2;LEN([' ;'.E949])-2));1)" office:value-type="float" office:value="0">
            <text:p>0</text:p>
          </table:table-cell>
          <table:table-cell table:formula="of:=VALUE(MID([' ;'.G949];2;LEN([' ;'.G949])-2))" office:value-type="float" office:value="4.904247">
            <text:p>4.904247</text:p>
          </table:table-cell>
          <table:table-cell table:formula="of:=ROUND([.E949]/[.$J$1];2)" office:value-type="float" office:value="4.9">
            <text:p>4.9</text:p>
          </table:table-cell>
          <table:table-cell/>
          <table:table-cell table:formula="of:=IF(RIGHT([.A949];5)=&quot;sleep&quot;;&quot;Sleep(&quot;&amp;[.$L$1]&amp;&quot;*&quot;&amp;ROUND(VALUE([.B949]);2)/[.$M$1]&amp;&quot;)&quot;;[.A949]&amp;&quot;( &quot;&amp;[.B949]&amp;&quot;, &quot;&amp;[.C949]&amp;&quot;, &quot;&amp;[.D949]&amp;&quot;, &quot;&amp;[.$I$1]&amp;&quot;*&quot;&amp;[.F949]&amp;&quot; )&quot;)" office:value-type="string" office:string-value="Turn2( lwing52, x_axis, 0, MOVEANIMATIONSPEED*4.9 )">
            <text:p>Turn2( lwing52, x_axis, 0, MOVEANIMATIONSPEED*4.9 )</text:p>
          </table:table-cell>
          <table:table-cell table:number-columns-repeated="6"/>
        </table:table-row>
        <table:table-row table:style-name="ro1">
          <table:table-cell table:formula="of:=IF(RIGHT([' ;'.A950];4)=&quot;turn&quot;;&quot;Turn2&quot;;IF(RIGHT([' ;'.A950];4)=&quot;move&quot;;&quot;Move&quot;;[' ;'.A950]))" office:value-type="string" office:string-value="Turn2">
            <text:p>Turn2</text:p>
          </table:table-cell>
          <table:table-cell table:formula="of:=[' ;'.B950]" office:value-type="string" office:string-value="lwing52">
            <text:p>lwing52</text:p>
          </table:table-cell>
          <table:table-cell table:formula="of:=LEFT([' ;'.D950];1)&amp;&quot;_&quot;&amp;RIGHT([' ;'.D950];4)" office:value-type="string" office:string-value="y_axis">
            <text:p>y_axis</text:p>
          </table:table-cell>
          <table:table-cell table:formula="of:=ROUND(VALUE(MID([' ;'.E950];2;LEN([' ;'.E950])-2));1)" office:value-type="float" office:value="0">
            <text:p>0</text:p>
          </table:table-cell>
          <table:table-cell table:formula="of:=VALUE(MID([' ;'.G950];2;LEN([' ;'.G950])-2))" office:value-type="float" office:value="24.333302">
            <text:p>24.333302</text:p>
          </table:table-cell>
          <table:table-cell table:formula="of:=ROUND([.E950]/[.$J$1];2)" office:value-type="float" office:value="24.33">
            <text:p>24.33</text:p>
          </table:table-cell>
          <table:table-cell/>
          <table:table-cell table:formula="of:=IF(RIGHT([.A950];5)=&quot;sleep&quot;;&quot;Sleep(&quot;&amp;[.$L$1]&amp;&quot;*&quot;&amp;ROUND(VALUE([.B950]);2)/[.$M$1]&amp;&quot;)&quot;;[.A950]&amp;&quot;( &quot;&amp;[.B950]&amp;&quot;, &quot;&amp;[.C950]&amp;&quot;, &quot;&amp;[.D950]&amp;&quot;, &quot;&amp;[.$I$1]&amp;&quot;*&quot;&amp;[.F950]&amp;&quot; )&quot;)" office:value-type="string" office:string-value="Turn2( lwing52, y_axis, 0, MOVEANIMATIONSPEED*24.33 )">
            <text:p>Turn2( lwing52, y_axis, 0, MOVEANIMATIONSPEED*24.33 )</text:p>
          </table:table-cell>
          <table:table-cell table:number-columns-repeated="6"/>
        </table:table-row>
        <table:table-row table:style-name="ro1">
          <table:table-cell table:formula="of:=IF(RIGHT([' ;'.A951];4)=&quot;turn&quot;;&quot;Turn2&quot;;IF(RIGHT([' ;'.A951];4)=&quot;move&quot;;&quot;Move&quot;;[' ;'.A951]))" office:value-type="string" office:string-value="Turn2">
            <text:p>Turn2</text:p>
          </table:table-cell>
          <table:table-cell table:formula="of:=[' ;'.B951]" office:value-type="string" office:string-value="lwing52">
            <text:p>lwing52</text:p>
          </table:table-cell>
          <table:table-cell table:formula="of:=LEFT([' ;'.D951];1)&amp;&quot;_&quot;&amp;RIGHT([' ;'.D951];4)" office:value-type="string" office:string-value="z_axis">
            <text:p>z_axis</text:p>
          </table:table-cell>
          <table:table-cell table:formula="of:=ROUND(VALUE(MID([' ;'.E951];2;LEN([' ;'.E951])-2));1)" office:value-type="float" office:value="0">
            <text:p>0</text:p>
          </table:table-cell>
          <table:table-cell table:formula="of:=VALUE(MID([' ;'.G951];2;LEN([' ;'.G951])-2))" office:value-type="float" office:value="11.459299">
            <text:p>11.459299</text:p>
          </table:table-cell>
          <table:table-cell table:formula="of:=ROUND([.E951]/[.$J$1];2)" office:value-type="float" office:value="11.46">
            <text:p>11.46</text:p>
          </table:table-cell>
          <table:table-cell/>
          <table:table-cell table:formula="of:=IF(RIGHT([.A951];5)=&quot;sleep&quot;;&quot;Sleep(&quot;&amp;[.$L$1]&amp;&quot;*&quot;&amp;ROUND(VALUE([.B951]);2)/[.$M$1]&amp;&quot;)&quot;;[.A951]&amp;&quot;( &quot;&amp;[.B951]&amp;&quot;, &quot;&amp;[.C951]&amp;&quot;, &quot;&amp;[.D951]&amp;&quot;, &quot;&amp;[.$I$1]&amp;&quot;*&quot;&amp;[.F951]&amp;&quot; )&quot;)" office:value-type="string" office:string-value="Turn2( lwing52, z_axis, 0, MOVEANIMATIONSPEED*11.46 )">
            <text:p>Turn2( lwing52, z_axis, 0, MOVEANIMATIONSPEED*11.46 )</text:p>
          </table:table-cell>
          <table:table-cell table:number-columns-repeated="6"/>
        </table:table-row>
        <table:table-row table:style-name="ro1">
          <table:table-cell table:formula="of:=IF(RIGHT([' ;'.A952];4)=&quot;turn&quot;;&quot;Turn2&quot;;IF(RIGHT([' ;'.A952];4)=&quot;move&quot;;&quot;Move&quot;;[' ;'.A952]))" office:value-type="string" office:string-value="Turn2">
            <text:p>Turn2</text:p>
          </table:table-cell>
          <table:table-cell table:formula="of:=[' ;'.B952]" office:value-type="string" office:string-value="lwing53">
            <text:p>lwing53</text:p>
          </table:table-cell>
          <table:table-cell table:formula="of:=LEFT([' ;'.D952];1)&amp;&quot;_&quot;&amp;RIGHT([' ;'.D952];4)" office:value-type="string" office:string-value="x_axis">
            <text:p>x_axis</text:p>
          </table:table-cell>
          <table:table-cell table:formula="of:=ROUND(VALUE(MID([' ;'.E952];2;LEN([' ;'.E952])-2));1)" office:value-type="float" office:value="0">
            <text:p>0</text:p>
          </table:table-cell>
          <table:table-cell table:formula="of:=VALUE(MID([' ;'.G952];2;LEN([' ;'.G952])-2))" office:value-type="float" office:value="3.392538">
            <text:p>3.392538</text:p>
          </table:table-cell>
          <table:table-cell table:formula="of:=ROUND([.E952]/[.$J$1];2)" office:value-type="float" office:value="3.39">
            <text:p>3.39</text:p>
          </table:table-cell>
          <table:table-cell/>
          <table:table-cell table:formula="of:=IF(RIGHT([.A952];5)=&quot;sleep&quot;;&quot;Sleep(&quot;&amp;[.$L$1]&amp;&quot;*&quot;&amp;ROUND(VALUE([.B952]);2)/[.$M$1]&amp;&quot;)&quot;;[.A952]&amp;&quot;( &quot;&amp;[.B952]&amp;&quot;, &quot;&amp;[.C952]&amp;&quot;, &quot;&amp;[.D952]&amp;&quot;, &quot;&amp;[.$I$1]&amp;&quot;*&quot;&amp;[.F952]&amp;&quot; )&quot;)" office:value-type="string" office:string-value="Turn2( lwing53, x_axis, 0, MOVEANIMATIONSPEED*3.39 )">
            <text:p>Turn2( lwing53, x_axis, 0, MOVEANIMATIONSPEED*3.39 )</text:p>
          </table:table-cell>
          <table:table-cell table:number-columns-repeated="6"/>
        </table:table-row>
        <table:table-row table:style-name="ro1">
          <table:table-cell table:formula="of:=IF(RIGHT([' ;'.A953];4)=&quot;turn&quot;;&quot;Turn2&quot;;IF(RIGHT([' ;'.A953];4)=&quot;move&quot;;&quot;Move&quot;;[' ;'.A953]))" office:value-type="string" office:string-value="Turn2">
            <text:p>Turn2</text:p>
          </table:table-cell>
          <table:table-cell table:formula="of:=[' ;'.B953]" office:value-type="string" office:string-value="lwing53">
            <text:p>lwing53</text:p>
          </table:table-cell>
          <table:table-cell table:formula="of:=LEFT([' ;'.D953];1)&amp;&quot;_&quot;&amp;RIGHT([' ;'.D953];4)" office:value-type="string" office:string-value="y_axis">
            <text:p>y_axis</text:p>
          </table:table-cell>
          <table:table-cell table:formula="of:=ROUND(VALUE(MID([' ;'.E953];2;LEN([' ;'.E953])-2));1)" office:value-type="float" office:value="0">
            <text:p>0</text:p>
          </table:table-cell>
          <table:table-cell table:formula="of:=VALUE(MID([' ;'.G953];2;LEN([' ;'.G953])-2))" office:value-type="float" office:value="10.541866">
            <text:p>10.541866</text:p>
          </table:table-cell>
          <table:table-cell table:formula="of:=ROUND([.E953]/[.$J$1];2)" office:value-type="float" office:value="10.54">
            <text:p>10.54</text:p>
          </table:table-cell>
          <table:table-cell/>
          <table:table-cell table:formula="of:=IF(RIGHT([.A953];5)=&quot;sleep&quot;;&quot;Sleep(&quot;&amp;[.$L$1]&amp;&quot;*&quot;&amp;ROUND(VALUE([.B953]);2)/[.$M$1]&amp;&quot;)&quot;;[.A953]&amp;&quot;( &quot;&amp;[.B953]&amp;&quot;, &quot;&amp;[.C953]&amp;&quot;, &quot;&amp;[.D953]&amp;&quot;, &quot;&amp;[.$I$1]&amp;&quot;*&quot;&amp;[.F953]&amp;&quot; )&quot;)" office:value-type="string" office:string-value="Turn2( lwing53, y_axis, 0, MOVEANIMATIONSPEED*10.54 )">
            <text:p>Turn2( lwing53, y_axis, 0, MOVEANIMATIONSPEED*10.54 )</text:p>
          </table:table-cell>
          <table:table-cell table:number-columns-repeated="6"/>
        </table:table-row>
        <table:table-row table:style-name="ro1">
          <table:table-cell table:formula="of:=IF(RIGHT([' ;'.A954];4)=&quot;turn&quot;;&quot;Turn2&quot;;IF(RIGHT([' ;'.A954];4)=&quot;move&quot;;&quot;Move&quot;;[' ;'.A954]))" office:value-type="string" office:string-value="Turn2">
            <text:p>Turn2</text:p>
          </table:table-cell>
          <table:table-cell table:formula="of:=[' ;'.B954]" office:value-type="string" office:string-value="lwing53">
            <text:p>lwing53</text:p>
          </table:table-cell>
          <table:table-cell table:formula="of:=LEFT([' ;'.D954];1)&amp;&quot;_&quot;&amp;RIGHT([' ;'.D954];4)" office:value-type="string" office:string-value="z_axis">
            <text:p>z_axis</text:p>
          </table:table-cell>
          <table:table-cell table:formula="of:=ROUND(VALUE(MID([' ;'.E954];2;LEN([' ;'.E954])-2));1)" office:value-type="float" office:value="0">
            <text:p>0</text:p>
          </table:table-cell>
          <table:table-cell table:formula="of:=VALUE(MID([' ;'.G954];2;LEN([' ;'.G954])-2))" office:value-type="float" office:value="7.590519">
            <text:p>7.590519</text:p>
          </table:table-cell>
          <table:table-cell table:formula="of:=ROUND([.E954]/[.$J$1];2)" office:value-type="float" office:value="7.59">
            <text:p>7.59</text:p>
          </table:table-cell>
          <table:table-cell/>
          <table:table-cell table:formula="of:=IF(RIGHT([.A954];5)=&quot;sleep&quot;;&quot;Sleep(&quot;&amp;[.$L$1]&amp;&quot;*&quot;&amp;ROUND(VALUE([.B954]);2)/[.$M$1]&amp;&quot;)&quot;;[.A954]&amp;&quot;( &quot;&amp;[.B954]&amp;&quot;, &quot;&amp;[.C954]&amp;&quot;, &quot;&amp;[.D954]&amp;&quot;, &quot;&amp;[.$I$1]&amp;&quot;*&quot;&amp;[.F954]&amp;&quot; )&quot;)" office:value-type="string" office:string-value="Turn2( lwing53, z_axis, 0, MOVEANIMATIONSPEED*7.59 )">
            <text:p>Turn2( lwing53, z_axis, 0, MOVEANIMATIONSPEED*7.59 )</text:p>
          </table:table-cell>
          <table:table-cell table:number-columns-repeated="6"/>
        </table:table-row>
        <table:table-row table:style-name="ro1">
          <table:table-cell table:formula="of:=IF(RIGHT([' ;'.A955];4)=&quot;turn&quot;;&quot;Turn2&quot;;IF(RIGHT([' ;'.A955];4)=&quot;move&quot;;&quot;Move&quot;;[' ;'.A955]))" office:value-type="string" office:string-value="Turn2">
            <text:p>Turn2</text:p>
          </table:table-cell>
          <table:table-cell table:formula="of:=[' ;'.B955]" office:value-type="string" office:string-value="rfinger11">
            <text:p>rfinger11</text:p>
          </table:table-cell>
          <table:table-cell table:formula="of:=LEFT([' ;'.D955];1)&amp;&quot;_&quot;&amp;RIGHT([' ;'.D955];4)" office:value-type="string" office:string-value="x_axis">
            <text:p>x_axis</text:p>
          </table:table-cell>
          <table:table-cell table:formula="of:=ROUND(VALUE(MID([' ;'.E955];2;LEN([' ;'.E955])-2));1)" office:value-type="float" office:value="0">
            <text:p>0</text:p>
          </table:table-cell>
          <table:table-cell table:formula="of:=VALUE(MID([' ;'.G955];2;LEN([' ;'.G955])-2))" office:value-type="float" office:value="3.503887">
            <text:p>3.503887</text:p>
          </table:table-cell>
          <table:table-cell table:formula="of:=ROUND([.E955]/[.$J$1];2)" office:value-type="float" office:value="3.5">
            <text:p>3.5</text:p>
          </table:table-cell>
          <table:table-cell/>
          <table:table-cell table:formula="of:=IF(RIGHT([.A955];5)=&quot;sleep&quot;;&quot;Sleep(&quot;&amp;[.$L$1]&amp;&quot;*&quot;&amp;ROUND(VALUE([.B955]);2)/[.$M$1]&amp;&quot;)&quot;;[.A955]&amp;&quot;( &quot;&amp;[.B955]&amp;&quot;, &quot;&amp;[.C955]&amp;&quot;, &quot;&amp;[.D955]&amp;&quot;, &quot;&amp;[.$I$1]&amp;&quot;*&quot;&amp;[.F955]&amp;&quot; )&quot;)" office:value-type="string" office:string-value="Turn2( rfinger11, x_axis, 0, MOVEANIMATIONSPEED*3.5 )">
            <text:p>Turn2( rfinger11, x_axis, 0, MOVEANIMATIONSPEED*3.5 )</text:p>
          </table:table-cell>
          <table:table-cell table:number-columns-repeated="6"/>
        </table:table-row>
        <table:table-row table:style-name="ro1">
          <table:table-cell table:formula="of:=IF(RIGHT([' ;'.A956];4)=&quot;turn&quot;;&quot;Turn2&quot;;IF(RIGHT([' ;'.A956];4)=&quot;move&quot;;&quot;Move&quot;;[' ;'.A956]))" office:value-type="string" office:string-value="Turn2">
            <text:p>Turn2</text:p>
          </table:table-cell>
          <table:table-cell table:formula="of:=[' ;'.B956]" office:value-type="string" office:string-value="rfinger11">
            <text:p>rfinger11</text:p>
          </table:table-cell>
          <table:table-cell table:formula="of:=LEFT([' ;'.D956];1)&amp;&quot;_&quot;&amp;RIGHT([' ;'.D956];4)" office:value-type="string" office:string-value="y_axis">
            <text:p>y_axis</text:p>
          </table:table-cell>
          <table:table-cell table:formula="of:=ROUND(VALUE(MID([' ;'.E956];2;LEN([' ;'.E956])-2));1)" office:value-type="float" office:value="0">
            <text:p>0</text:p>
          </table:table-cell>
          <table:table-cell table:formula="of:=VALUE(MID([' ;'.G956];2;LEN([' ;'.G956])-2))" office:value-type="float" office:value="8.267496">
            <text:p>8.267496</text:p>
          </table:table-cell>
          <table:table-cell table:formula="of:=ROUND([.E956]/[.$J$1];2)" office:value-type="float" office:value="8.27">
            <text:p>8.27</text:p>
          </table:table-cell>
          <table:table-cell/>
          <table:table-cell table:formula="of:=IF(RIGHT([.A956];5)=&quot;sleep&quot;;&quot;Sleep(&quot;&amp;[.$L$1]&amp;&quot;*&quot;&amp;ROUND(VALUE([.B956]);2)/[.$M$1]&amp;&quot;)&quot;;[.A956]&amp;&quot;( &quot;&amp;[.B956]&amp;&quot;, &quot;&amp;[.C956]&amp;&quot;, &quot;&amp;[.D956]&amp;&quot;, &quot;&amp;[.$I$1]&amp;&quot;*&quot;&amp;[.F956]&amp;&quot; )&quot;)" office:value-type="string" office:string-value="Turn2( rfinger11, y_axis, 0, MOVEANIMATIONSPEED*8.27 )">
            <text:p>Turn2( rfinger11, y_axis, 0, MOVEANIMATIONSPEED*8.27 )</text:p>
          </table:table-cell>
          <table:table-cell table:number-columns-repeated="6"/>
        </table:table-row>
        <table:table-row table:style-name="ro1">
          <table:table-cell table:formula="of:=IF(RIGHT([' ;'.A957];4)=&quot;turn&quot;;&quot;Turn2&quot;;IF(RIGHT([' ;'.A957];4)=&quot;move&quot;;&quot;Move&quot;;[' ;'.A957]))" office:value-type="string" office:string-value="Turn2">
            <text:p>Turn2</text:p>
          </table:table-cell>
          <table:table-cell table:formula="of:=[' ;'.B957]" office:value-type="string" office:string-value="rfinger11">
            <text:p>rfinger11</text:p>
          </table:table-cell>
          <table:table-cell table:formula="of:=LEFT([' ;'.D957];1)&amp;&quot;_&quot;&amp;RIGHT([' ;'.D957];4)" office:value-type="string" office:string-value="z_axis">
            <text:p>z_axis</text:p>
          </table:table-cell>
          <table:table-cell table:formula="of:=ROUND(VALUE(MID([' ;'.E957];2;LEN([' ;'.E957])-2));1)" office:value-type="float" office:value="0">
            <text:p>0</text:p>
          </table:table-cell>
          <table:table-cell table:formula="of:=VALUE(MID([' ;'.G957];2;LEN([' ;'.G957])-2))" office:value-type="float" office:value="17.546126">
            <text:p>17.546126</text:p>
          </table:table-cell>
          <table:table-cell table:formula="of:=ROUND([.E957]/[.$J$1];2)" office:value-type="float" office:value="17.55">
            <text:p>17.55</text:p>
          </table:table-cell>
          <table:table-cell/>
          <table:table-cell table:formula="of:=IF(RIGHT([.A957];5)=&quot;sleep&quot;;&quot;Sleep(&quot;&amp;[.$L$1]&amp;&quot;*&quot;&amp;ROUND(VALUE([.B957]);2)/[.$M$1]&amp;&quot;)&quot;;[.A957]&amp;&quot;( &quot;&amp;[.B957]&amp;&quot;, &quot;&amp;[.C957]&amp;&quot;, &quot;&amp;[.D957]&amp;&quot;, &quot;&amp;[.$I$1]&amp;&quot;*&quot;&amp;[.F957]&amp;&quot; )&quot;)" office:value-type="string" office:string-value="Turn2( rfinger11, z_axis, 0, MOVEANIMATIONSPEED*17.55 )">
            <text:p>Turn2( rfinger11, z_axis, 0, MOVEANIMATIONSPEED*17.55 )</text:p>
          </table:table-cell>
          <table:table-cell table:number-columns-repeated="6"/>
        </table:table-row>
        <table:table-row table:style-name="ro1">
          <table:table-cell table:formula="of:=IF(RIGHT([' ;'.A958];4)=&quot;turn&quot;;&quot;Turn2&quot;;IF(RIGHT([' ;'.A958];4)=&quot;move&quot;;&quot;Move&quot;;[' ;'.A958]))" office:value-type="string" office:string-value="Turn2">
            <text:p>Turn2</text:p>
          </table:table-cell>
          <table:table-cell table:formula="of:=[' ;'.B958]" office:value-type="string" office:string-value="rfinger12">
            <text:p>rfinger12</text:p>
          </table:table-cell>
          <table:table-cell table:formula="of:=LEFT([' ;'.D958];1)&amp;&quot;_&quot;&amp;RIGHT([' ;'.D958];4)" office:value-type="string" office:string-value="x_axis">
            <text:p>x_axis</text:p>
          </table:table-cell>
          <table:table-cell table:formula="of:=ROUND(VALUE(MID([' ;'.E958];2;LEN([' ;'.E958])-2));1)" office:value-type="float" office:value="0">
            <text:p>0</text:p>
          </table:table-cell>
          <table:table-cell table:formula="of:=VALUE(MID([' ;'.G958];2;LEN([' ;'.G958])-2))" office:value-type="float" office:value="22.444616">
            <text:p>22.444616</text:p>
          </table:table-cell>
          <table:table-cell table:formula="of:=ROUND([.E958]/[.$J$1];2)" office:value-type="float" office:value="22.44">
            <text:p>22.44</text:p>
          </table:table-cell>
          <table:table-cell/>
          <table:table-cell table:formula="of:=IF(RIGHT([.A958];5)=&quot;sleep&quot;;&quot;Sleep(&quot;&amp;[.$L$1]&amp;&quot;*&quot;&amp;ROUND(VALUE([.B958]);2)/[.$M$1]&amp;&quot;)&quot;;[.A958]&amp;&quot;( &quot;&amp;[.B958]&amp;&quot;, &quot;&amp;[.C958]&amp;&quot;, &quot;&amp;[.D958]&amp;&quot;, &quot;&amp;[.$I$1]&amp;&quot;*&quot;&amp;[.F958]&amp;&quot; )&quot;)" office:value-type="string" office:string-value="Turn2( rfinger12, x_axis, 0, MOVEANIMATIONSPEED*22.44 )">
            <text:p>Turn2( rfinger12, x_axis, 0, MOVEANIMATIONSPEED*22.44 )</text:p>
          </table:table-cell>
          <table:table-cell table:number-columns-repeated="6"/>
        </table:table-row>
        <table:table-row table:style-name="ro1">
          <table:table-cell table:formula="of:=IF(RIGHT([' ;'.A959];4)=&quot;turn&quot;;&quot;Turn2&quot;;IF(RIGHT([' ;'.A959];4)=&quot;move&quot;;&quot;Move&quot;;[' ;'.A959]))" office:value-type="string" office:string-value="Turn2">
            <text:p>Turn2</text:p>
          </table:table-cell>
          <table:table-cell table:formula="of:=[' ;'.B959]" office:value-type="string" office:string-value="rfinger12">
            <text:p>rfinger12</text:p>
          </table:table-cell>
          <table:table-cell table:formula="of:=LEFT([' ;'.D959];1)&amp;&quot;_&quot;&amp;RIGHT([' ;'.D959];4)" office:value-type="string" office:string-value="y_axis">
            <text:p>y_axis</text:p>
          </table:table-cell>
          <table:table-cell table:formula="of:=ROUND(VALUE(MID([' ;'.E959];2;LEN([' ;'.E959])-2));1)" office:value-type="float" office:value="0">
            <text:p>0</text:p>
          </table:table-cell>
          <table:table-cell table:formula="of:=VALUE(MID([' ;'.G959];2;LEN([' ;'.G959])-2))" office:value-type="float" office:value="28.701087">
            <text:p>28.701087</text:p>
          </table:table-cell>
          <table:table-cell table:formula="of:=ROUND([.E959]/[.$J$1];2)" office:value-type="float" office:value="28.7">
            <text:p>28.7</text:p>
          </table:table-cell>
          <table:table-cell/>
          <table:table-cell table:formula="of:=IF(RIGHT([.A959];5)=&quot;sleep&quot;;&quot;Sleep(&quot;&amp;[.$L$1]&amp;&quot;*&quot;&amp;ROUND(VALUE([.B959]);2)/[.$M$1]&amp;&quot;)&quot;;[.A959]&amp;&quot;( &quot;&amp;[.B959]&amp;&quot;, &quot;&amp;[.C959]&amp;&quot;, &quot;&amp;[.D959]&amp;&quot;, &quot;&amp;[.$I$1]&amp;&quot;*&quot;&amp;[.F959]&amp;&quot; )&quot;)" office:value-type="string" office:string-value="Turn2( rfinger12, y_axis, 0, MOVEANIMATIONSPEED*28.7 )">
            <text:p>Turn2( rfinger12, y_axis, 0, MOVEANIMATIONSPEED*28.7 )</text:p>
          </table:table-cell>
          <table:table-cell table:number-columns-repeated="6"/>
        </table:table-row>
        <table:table-row table:style-name="ro1">
          <table:table-cell table:formula="of:=IF(RIGHT([' ;'.A960];4)=&quot;turn&quot;;&quot;Turn2&quot;;IF(RIGHT([' ;'.A960];4)=&quot;move&quot;;&quot;Move&quot;;[' ;'.A960]))" office:value-type="string" office:string-value="Turn2">
            <text:p>Turn2</text:p>
          </table:table-cell>
          <table:table-cell table:formula="of:=[' ;'.B960]" office:value-type="string" office:string-value="rfinger12">
            <text:p>rfinger12</text:p>
          </table:table-cell>
          <table:table-cell table:formula="of:=LEFT([' ;'.D960];1)&amp;&quot;_&quot;&amp;RIGHT([' ;'.D960];4)" office:value-type="string" office:string-value="z_axis">
            <text:p>z_axis</text:p>
          </table:table-cell>
          <table:table-cell table:formula="of:=ROUND(VALUE(MID([' ;'.E960];2;LEN([' ;'.E960])-2));1)" office:value-type="float" office:value="0">
            <text:p>0</text:p>
          </table:table-cell>
          <table:table-cell table:formula="of:=VALUE(MID([' ;'.G960];2;LEN([' ;'.G960])-2))" office:value-type="float" office:value="53.058631">
            <text:p>53.058631</text:p>
          </table:table-cell>
          <table:table-cell table:formula="of:=ROUND([.E960]/[.$J$1];2)" office:value-type="float" office:value="53.06">
            <text:p>53.06</text:p>
          </table:table-cell>
          <table:table-cell/>
          <table:table-cell table:formula="of:=IF(RIGHT([.A960];5)=&quot;sleep&quot;;&quot;Sleep(&quot;&amp;[.$L$1]&amp;&quot;*&quot;&amp;ROUND(VALUE([.B960]);2)/[.$M$1]&amp;&quot;)&quot;;[.A960]&amp;&quot;( &quot;&amp;[.B960]&amp;&quot;, &quot;&amp;[.C960]&amp;&quot;, &quot;&amp;[.D960]&amp;&quot;, &quot;&amp;[.$I$1]&amp;&quot;*&quot;&amp;[.F960]&amp;&quot; )&quot;)" office:value-type="string" office:string-value="Turn2( rfinger12, z_axis, 0, MOVEANIMATIONSPEED*53.06 )">
            <text:p>Turn2( rfinger12, z_axis, 0, MOVEANIMATIONSPEED*53.06 )</text:p>
          </table:table-cell>
          <table:table-cell table:number-columns-repeated="6"/>
        </table:table-row>
        <table:table-row table:style-name="ro1">
          <table:table-cell table:formula="of:=IF(RIGHT([' ;'.A961];4)=&quot;turn&quot;;&quot;Turn2&quot;;IF(RIGHT([' ;'.A961];4)=&quot;move&quot;;&quot;Move&quot;;[' ;'.A961]))" office:value-type="string" office:string-value="Turn2">
            <text:p>Turn2</text:p>
          </table:table-cell>
          <table:table-cell table:formula="of:=[' ;'.B961]" office:value-type="string" office:string-value="rfinger21">
            <text:p>rfinger21</text:p>
          </table:table-cell>
          <table:table-cell table:formula="of:=LEFT([' ;'.D961];1)&amp;&quot;_&quot;&amp;RIGHT([' ;'.D961];4)" office:value-type="string" office:string-value="x_axis">
            <text:p>x_axis</text:p>
          </table:table-cell>
          <table:table-cell table:formula="of:=ROUND(VALUE(MID([' ;'.E961];2;LEN([' ;'.E961])-2));1)" office:value-type="float" office:value="0">
            <text:p>0</text:p>
          </table:table-cell>
          <table:table-cell table:formula="of:=VALUE(MID([' ;'.G961];2;LEN([' ;'.G961])-2))" office:value-type="float" office:value="55.256743">
            <text:p>55.256743</text:p>
          </table:table-cell>
          <table:table-cell table:formula="of:=ROUND([.E961]/[.$J$1];2)" office:value-type="float" office:value="55.26">
            <text:p>55.26</text:p>
          </table:table-cell>
          <table:table-cell/>
          <table:table-cell table:formula="of:=IF(RIGHT([.A961];5)=&quot;sleep&quot;;&quot;Sleep(&quot;&amp;[.$L$1]&amp;&quot;*&quot;&amp;ROUND(VALUE([.B961]);2)/[.$M$1]&amp;&quot;)&quot;;[.A961]&amp;&quot;( &quot;&amp;[.B961]&amp;&quot;, &quot;&amp;[.C961]&amp;&quot;, &quot;&amp;[.D961]&amp;&quot;, &quot;&amp;[.$I$1]&amp;&quot;*&quot;&amp;[.F961]&amp;&quot; )&quot;)" office:value-type="string" office:string-value="Turn2( rfinger21, x_axis, 0, MOVEANIMATIONSPEED*55.26 )">
            <text:p>Turn2( rfinger21, x_axis, 0, MOVEANIMATIONSPEED*55.26 )</text:p>
          </table:table-cell>
          <table:table-cell table:number-columns-repeated="6"/>
        </table:table-row>
        <table:table-row table:style-name="ro1">
          <table:table-cell table:formula="of:=IF(RIGHT([' ;'.A962];4)=&quot;turn&quot;;&quot;Turn2&quot;;IF(RIGHT([' ;'.A962];4)=&quot;move&quot;;&quot;Move&quot;;[' ;'.A962]))" office:value-type="string" office:string-value="Turn2">
            <text:p>Turn2</text:p>
          </table:table-cell>
          <table:table-cell table:formula="of:=[' ;'.B962]" office:value-type="string" office:string-value="rfinger21">
            <text:p>rfinger21</text:p>
          </table:table-cell>
          <table:table-cell table:formula="of:=LEFT([' ;'.D962];1)&amp;&quot;_&quot;&amp;RIGHT([' ;'.D962];4)" office:value-type="string" office:string-value="y_axis">
            <text:p>y_axis</text:p>
          </table:table-cell>
          <table:table-cell table:formula="of:=ROUND(VALUE(MID([' ;'.E962];2;LEN([' ;'.E962])-2));1)" office:value-type="float" office:value="0">
            <text:p>0</text:p>
          </table:table-cell>
          <table:table-cell table:formula="of:=VALUE(MID([' ;'.G962];2;LEN([' ;'.G962])-2))" office:value-type="float" office:value="92.78067">
            <text:p>92.78067</text:p>
          </table:table-cell>
          <table:table-cell table:formula="of:=ROUND([.E962]/[.$J$1];2)" office:value-type="float" office:value="92.78">
            <text:p>92.78</text:p>
          </table:table-cell>
          <table:table-cell/>
          <table:table-cell table:formula="of:=IF(RIGHT([.A962];5)=&quot;sleep&quot;;&quot;Sleep(&quot;&amp;[.$L$1]&amp;&quot;*&quot;&amp;ROUND(VALUE([.B962]);2)/[.$M$1]&amp;&quot;)&quot;;[.A962]&amp;&quot;( &quot;&amp;[.B962]&amp;&quot;, &quot;&amp;[.C962]&amp;&quot;, &quot;&amp;[.D962]&amp;&quot;, &quot;&amp;[.$I$1]&amp;&quot;*&quot;&amp;[.F962]&amp;&quot; )&quot;)" office:value-type="string" office:string-value="Turn2( rfinger21, y_axis, 0, MOVEANIMATIONSPEED*92.78 )">
            <text:p>Turn2( rfinger21, y_axis, 0, MOVEANIMATIONSPEED*92.78 )</text:p>
          </table:table-cell>
          <table:table-cell table:number-columns-repeated="6"/>
        </table:table-row>
        <table:table-row table:style-name="ro1">
          <table:table-cell table:formula="of:=IF(RIGHT([' ;'.A963];4)=&quot;turn&quot;;&quot;Turn2&quot;;IF(RIGHT([' ;'.A963];4)=&quot;move&quot;;&quot;Move&quot;;[' ;'.A963]))" office:value-type="string" office:string-value="Turn2">
            <text:p>Turn2</text:p>
          </table:table-cell>
          <table:table-cell table:formula="of:=[' ;'.B963]" office:value-type="string" office:string-value="rfinger21">
            <text:p>rfinger21</text:p>
          </table:table-cell>
          <table:table-cell table:formula="of:=LEFT([' ;'.D963];1)&amp;&quot;_&quot;&amp;RIGHT([' ;'.D963];4)" office:value-type="string" office:string-value="z_axis">
            <text:p>z_axis</text:p>
          </table:table-cell>
          <table:table-cell table:formula="of:=ROUND(VALUE(MID([' ;'.E963];2;LEN([' ;'.E963])-2));1)" office:value-type="float" office:value="0">
            <text:p>0</text:p>
          </table:table-cell>
          <table:table-cell table:formula="of:=VALUE(MID([' ;'.G963];2;LEN([' ;'.G963])-2))" office:value-type="float" office:value="54.89172">
            <text:p>54.89172</text:p>
          </table:table-cell>
          <table:table-cell table:formula="of:=ROUND([.E963]/[.$J$1];2)" office:value-type="float" office:value="54.89">
            <text:p>54.89</text:p>
          </table:table-cell>
          <table:table-cell/>
          <table:table-cell table:formula="of:=IF(RIGHT([.A963];5)=&quot;sleep&quot;;&quot;Sleep(&quot;&amp;[.$L$1]&amp;&quot;*&quot;&amp;ROUND(VALUE([.B963]);2)/[.$M$1]&amp;&quot;)&quot;;[.A963]&amp;&quot;( &quot;&amp;[.B963]&amp;&quot;, &quot;&amp;[.C963]&amp;&quot;, &quot;&amp;[.D963]&amp;&quot;, &quot;&amp;[.$I$1]&amp;&quot;*&quot;&amp;[.F963]&amp;&quot; )&quot;)" office:value-type="string" office:string-value="Turn2( rfinger21, z_axis, 0, MOVEANIMATIONSPEED*54.89 )">
            <text:p>Turn2( rfinger21, z_axis, 0, MOVEANIMATIONSPEED*54.89 )</text:p>
          </table:table-cell>
          <table:table-cell table:number-columns-repeated="6"/>
        </table:table-row>
        <table:table-row table:style-name="ro1">
          <table:table-cell table:formula="of:=IF(RIGHT([' ;'.A964];4)=&quot;turn&quot;;&quot;Turn2&quot;;IF(RIGHT([' ;'.A964];4)=&quot;move&quot;;&quot;Move&quot;;[' ;'.A964]))" office:value-type="string" office:string-value="Turn2">
            <text:p>Turn2</text:p>
          </table:table-cell>
          <table:table-cell table:formula="of:=[' ;'.B964]" office:value-type="string" office:string-value="rfinger22">
            <text:p>rfinger22</text:p>
          </table:table-cell>
          <table:table-cell table:formula="of:=LEFT([' ;'.D964];1)&amp;&quot;_&quot;&amp;RIGHT([' ;'.D964];4)" office:value-type="string" office:string-value="x_axis">
            <text:p>x_axis</text:p>
          </table:table-cell>
          <table:table-cell table:formula="of:=ROUND(VALUE(MID([' ;'.E964];2;LEN([' ;'.E964])-2));1)" office:value-type="float" office:value="0">
            <text:p>0</text:p>
          </table:table-cell>
          <table:table-cell table:formula="of:=VALUE(MID([' ;'.G964];2;LEN([' ;'.G964])-2))" office:value-type="float" office:value="2.660837">
            <text:p>2.660837</text:p>
          </table:table-cell>
          <table:table-cell table:formula="of:=ROUND([.E964]/[.$J$1];2)" office:value-type="float" office:value="2.66">
            <text:p>2.66</text:p>
          </table:table-cell>
          <table:table-cell/>
          <table:table-cell table:formula="of:=IF(RIGHT([.A964];5)=&quot;sleep&quot;;&quot;Sleep(&quot;&amp;[.$L$1]&amp;&quot;*&quot;&amp;ROUND(VALUE([.B964]);2)/[.$M$1]&amp;&quot;)&quot;;[.A964]&amp;&quot;( &quot;&amp;[.B964]&amp;&quot;, &quot;&amp;[.C964]&amp;&quot;, &quot;&amp;[.D964]&amp;&quot;, &quot;&amp;[.$I$1]&amp;&quot;*&quot;&amp;[.F964]&amp;&quot; )&quot;)" office:value-type="string" office:string-value="Turn2( rfinger22, x_axis, 0, MOVEANIMATIONSPEED*2.66 )">
            <text:p>Turn2( rfinger22, x_axis, 0, MOVEANIMATIONSPEED*2.66 )</text:p>
          </table:table-cell>
          <table:table-cell table:number-columns-repeated="6"/>
        </table:table-row>
        <table:table-row table:style-name="ro1">
          <table:table-cell table:formula="of:=IF(RIGHT([' ;'.A965];4)=&quot;turn&quot;;&quot;Turn2&quot;;IF(RIGHT([' ;'.A965];4)=&quot;move&quot;;&quot;Move&quot;;[' ;'.A965]))" office:value-type="string" office:string-value="Turn2">
            <text:p>Turn2</text:p>
          </table:table-cell>
          <table:table-cell table:formula="of:=[' ;'.B965]" office:value-type="string" office:string-value="rfinger22">
            <text:p>rfinger22</text:p>
          </table:table-cell>
          <table:table-cell table:formula="of:=LEFT([' ;'.D965];1)&amp;&quot;_&quot;&amp;RIGHT([' ;'.D965];4)" office:value-type="string" office:string-value="y_axis">
            <text:p>y_axis</text:p>
          </table:table-cell>
          <table:table-cell table:formula="of:=ROUND(VALUE(MID([' ;'.E965];2;LEN([' ;'.E965])-2));1)" office:value-type="float" office:value="0">
            <text:p>0</text:p>
          </table:table-cell>
          <table:table-cell table:formula="of:=VALUE(MID([' ;'.G965];2;LEN([' ;'.G965])-2))" office:value-type="float" office:value="14.502045">
            <text:p>14.502045</text:p>
          </table:table-cell>
          <table:table-cell table:formula="of:=ROUND([.E965]/[.$J$1];2)" office:value-type="float" office:value="14.5">
            <text:p>14.5</text:p>
          </table:table-cell>
          <table:table-cell/>
          <table:table-cell table:formula="of:=IF(RIGHT([.A965];5)=&quot;sleep&quot;;&quot;Sleep(&quot;&amp;[.$L$1]&amp;&quot;*&quot;&amp;ROUND(VALUE([.B965]);2)/[.$M$1]&amp;&quot;)&quot;;[.A965]&amp;&quot;( &quot;&amp;[.B965]&amp;&quot;, &quot;&amp;[.C965]&amp;&quot;, &quot;&amp;[.D965]&amp;&quot;, &quot;&amp;[.$I$1]&amp;&quot;*&quot;&amp;[.F965]&amp;&quot; )&quot;)" office:value-type="string" office:string-value="Turn2( rfinger22, y_axis, 0, MOVEANIMATIONSPEED*14.5 )">
            <text:p>Turn2( rfinger22, y_axis, 0, MOVEANIMATIONSPEED*14.5 )</text:p>
          </table:table-cell>
          <table:table-cell table:number-columns-repeated="6"/>
        </table:table-row>
        <table:table-row table:style-name="ro1">
          <table:table-cell table:formula="of:=IF(RIGHT([' ;'.A966];4)=&quot;turn&quot;;&quot;Turn2&quot;;IF(RIGHT([' ;'.A966];4)=&quot;move&quot;;&quot;Move&quot;;[' ;'.A966]))" office:value-type="string" office:string-value="Turn2">
            <text:p>Turn2</text:p>
          </table:table-cell>
          <table:table-cell table:formula="of:=[' ;'.B966]" office:value-type="string" office:string-value="rfinger22">
            <text:p>rfinger22</text:p>
          </table:table-cell>
          <table:table-cell table:formula="of:=LEFT([' ;'.D966];1)&amp;&quot;_&quot;&amp;RIGHT([' ;'.D966];4)" office:value-type="string" office:string-value="z_axis">
            <text:p>z_axis</text:p>
          </table:table-cell>
          <table:table-cell table:formula="of:=ROUND(VALUE(MID([' ;'.E966];2;LEN([' ;'.E966])-2));1)" office:value-type="float" office:value="0">
            <text:p>0</text:p>
          </table:table-cell>
          <table:table-cell table:formula="of:=VALUE(MID([' ;'.G966];2;LEN([' ;'.G966])-2))" office:value-type="float" office:value="26.647712">
            <text:p>26.647712</text:p>
          </table:table-cell>
          <table:table-cell table:formula="of:=ROUND([.E966]/[.$J$1];2)" office:value-type="float" office:value="26.65">
            <text:p>26.65</text:p>
          </table:table-cell>
          <table:table-cell/>
          <table:table-cell table:formula="of:=IF(RIGHT([.A966];5)=&quot;sleep&quot;;&quot;Sleep(&quot;&amp;[.$L$1]&amp;&quot;*&quot;&amp;ROUND(VALUE([.B966]);2)/[.$M$1]&amp;&quot;)&quot;;[.A966]&amp;&quot;( &quot;&amp;[.B966]&amp;&quot;, &quot;&amp;[.C966]&amp;&quot;, &quot;&amp;[.D966]&amp;&quot;, &quot;&amp;[.$I$1]&amp;&quot;*&quot;&amp;[.F966]&amp;&quot; )&quot;)" office:value-type="string" office:string-value="Turn2( rfinger22, z_axis, 0, MOVEANIMATIONSPEED*26.65 )">
            <text:p>Turn2( rfinger22, z_axis, 0, MOVEANIMATIONSPEED*26.65 )</text:p>
          </table:table-cell>
          <table:table-cell table:number-columns-repeated="6"/>
        </table:table-row>
        <table:table-row table:style-name="ro1">
          <table:table-cell table:formula="of:=IF(RIGHT([' ;'.A967];4)=&quot;turn&quot;;&quot;Turn2&quot;;IF(RIGHT([' ;'.A967];4)=&quot;move&quot;;&quot;Move&quot;;[' ;'.A967]))" office:value-type="string" office:string-value="Turn2">
            <text:p>Turn2</text:p>
          </table:table-cell>
          <table:table-cell table:formula="of:=[' ;'.B967]" office:value-type="string" office:string-value="rfinger31">
            <text:p>rfinger31</text:p>
          </table:table-cell>
          <table:table-cell table:formula="of:=LEFT([' ;'.D967];1)&amp;&quot;_&quot;&amp;RIGHT([' ;'.D967];4)" office:value-type="string" office:string-value="x_axis">
            <text:p>x_axis</text:p>
          </table:table-cell>
          <table:table-cell table:formula="of:=ROUND(VALUE(MID([' ;'.E967];2;LEN([' ;'.E967])-2));1)" office:value-type="float" office:value="0">
            <text:p>0</text:p>
          </table:table-cell>
          <table:table-cell table:formula="of:=VALUE(MID([' ;'.G967];2;LEN([' ;'.G967])-2))" office:value-type="float" office:value="24.162563">
            <text:p>24.162563</text:p>
          </table:table-cell>
          <table:table-cell table:formula="of:=ROUND([.E967]/[.$J$1];2)" office:value-type="float" office:value="24.16">
            <text:p>24.16</text:p>
          </table:table-cell>
          <table:table-cell/>
          <table:table-cell table:formula="of:=IF(RIGHT([.A967];5)=&quot;sleep&quot;;&quot;Sleep(&quot;&amp;[.$L$1]&amp;&quot;*&quot;&amp;ROUND(VALUE([.B967]);2)/[.$M$1]&amp;&quot;)&quot;;[.A967]&amp;&quot;( &quot;&amp;[.B967]&amp;&quot;, &quot;&amp;[.C967]&amp;&quot;, &quot;&amp;[.D967]&amp;&quot;, &quot;&amp;[.$I$1]&amp;&quot;*&quot;&amp;[.F967]&amp;&quot; )&quot;)" office:value-type="string" office:string-value="Turn2( rfinger31, x_axis, 0, MOVEANIMATIONSPEED*24.16 )">
            <text:p>Turn2( rfinger31, x_axis, 0, MOVEANIMATIONSPEED*24.16 )</text:p>
          </table:table-cell>
          <table:table-cell table:number-columns-repeated="6"/>
        </table:table-row>
        <table:table-row table:style-name="ro1">
          <table:table-cell table:formula="of:=IF(RIGHT([' ;'.A968];4)=&quot;turn&quot;;&quot;Turn2&quot;;IF(RIGHT([' ;'.A968];4)=&quot;move&quot;;&quot;Move&quot;;[' ;'.A968]))" office:value-type="string" office:string-value="Turn2">
            <text:p>Turn2</text:p>
          </table:table-cell>
          <table:table-cell table:formula="of:=[' ;'.B968]" office:value-type="string" office:string-value="rfinger31">
            <text:p>rfinger31</text:p>
          </table:table-cell>
          <table:table-cell table:formula="of:=LEFT([' ;'.D968];1)&amp;&quot;_&quot;&amp;RIGHT([' ;'.D968];4)" office:value-type="string" office:string-value="y_axis">
            <text:p>y_axis</text:p>
          </table:table-cell>
          <table:table-cell table:formula="of:=ROUND(VALUE(MID([' ;'.E968];2;LEN([' ;'.E968])-2));1)" office:value-type="float" office:value="0">
            <text:p>0</text:p>
          </table:table-cell>
          <table:table-cell table:formula="of:=VALUE(MID([' ;'.G968];2;LEN([' ;'.G968])-2))" office:value-type="float" office:value="54.079094">
            <text:p>54.079094</text:p>
          </table:table-cell>
          <table:table-cell table:formula="of:=ROUND([.E968]/[.$J$1];2)" office:value-type="float" office:value="54.08">
            <text:p>54.08</text:p>
          </table:table-cell>
          <table:table-cell/>
          <table:table-cell table:formula="of:=IF(RIGHT([.A968];5)=&quot;sleep&quot;;&quot;Sleep(&quot;&amp;[.$L$1]&amp;&quot;*&quot;&amp;ROUND(VALUE([.B968]);2)/[.$M$1]&amp;&quot;)&quot;;[.A968]&amp;&quot;( &quot;&amp;[.B968]&amp;&quot;, &quot;&amp;[.C968]&amp;&quot;, &quot;&amp;[.D968]&amp;&quot;, &quot;&amp;[.$I$1]&amp;&quot;*&quot;&amp;[.F968]&amp;&quot; )&quot;)" office:value-type="string" office:string-value="Turn2( rfinger31, y_axis, 0, MOVEANIMATIONSPEED*54.08 )">
            <text:p>Turn2( rfinger31, y_axis, 0, MOVEANIMATIONSPEED*54.08 )</text:p>
          </table:table-cell>
          <table:table-cell table:number-columns-repeated="6"/>
        </table:table-row>
        <table:table-row table:style-name="ro1">
          <table:table-cell table:formula="of:=IF(RIGHT([' ;'.A969];4)=&quot;turn&quot;;&quot;Turn2&quot;;IF(RIGHT([' ;'.A969];4)=&quot;move&quot;;&quot;Move&quot;;[' ;'.A969]))" office:value-type="string" office:string-value="Turn2">
            <text:p>Turn2</text:p>
          </table:table-cell>
          <table:table-cell table:formula="of:=[' ;'.B969]" office:value-type="string" office:string-value="rfinger31">
            <text:p>rfinger31</text:p>
          </table:table-cell>
          <table:table-cell table:formula="of:=LEFT([' ;'.D969];1)&amp;&quot;_&quot;&amp;RIGHT([' ;'.D969];4)" office:value-type="string" office:string-value="z_axis">
            <text:p>z_axis</text:p>
          </table:table-cell>
          <table:table-cell table:formula="of:=ROUND(VALUE(MID([' ;'.E969];2;LEN([' ;'.E969])-2));1)" office:value-type="float" office:value="0">
            <text:p>0</text:p>
          </table:table-cell>
          <table:table-cell table:formula="of:=VALUE(MID([' ;'.G969];2;LEN([' ;'.G969])-2))" office:value-type="float" office:value="47.56186">
            <text:p>47.56186</text:p>
          </table:table-cell>
          <table:table-cell table:formula="of:=ROUND([.E969]/[.$J$1];2)" office:value-type="float" office:value="47.56">
            <text:p>47.56</text:p>
          </table:table-cell>
          <table:table-cell/>
          <table:table-cell table:formula="of:=IF(RIGHT([.A969];5)=&quot;sleep&quot;;&quot;Sleep(&quot;&amp;[.$L$1]&amp;&quot;*&quot;&amp;ROUND(VALUE([.B969]);2)/[.$M$1]&amp;&quot;)&quot;;[.A969]&amp;&quot;( &quot;&amp;[.B969]&amp;&quot;, &quot;&amp;[.C969]&amp;&quot;, &quot;&amp;[.D969]&amp;&quot;, &quot;&amp;[.$I$1]&amp;&quot;*&quot;&amp;[.F969]&amp;&quot; )&quot;)" office:value-type="string" office:string-value="Turn2( rfinger31, z_axis, 0, MOVEANIMATIONSPEED*47.56 )">
            <text:p>Turn2( rfinger31, z_axis, 0, MOVEANIMATIONSPEED*47.56 )</text:p>
          </table:table-cell>
          <table:table-cell table:number-columns-repeated="6"/>
        </table:table-row>
        <table:table-row table:style-name="ro1">
          <table:table-cell table:formula="of:=IF(RIGHT([' ;'.A970];4)=&quot;turn&quot;;&quot;Turn2&quot;;IF(RIGHT([' ;'.A970];4)=&quot;move&quot;;&quot;Move&quot;;[' ;'.A970]))" office:value-type="string" office:string-value="Turn2">
            <text:p>Turn2</text:p>
          </table:table-cell>
          <table:table-cell table:formula="of:=[' ;'.B970]" office:value-type="string" office:string-value="rfinger32">
            <text:p>rfinger32</text:p>
          </table:table-cell>
          <table:table-cell table:formula="of:=LEFT([' ;'.D970];1)&amp;&quot;_&quot;&amp;RIGHT([' ;'.D970];4)" office:value-type="string" office:string-value="x_axis">
            <text:p>x_axis</text:p>
          </table:table-cell>
          <table:table-cell table:formula="of:=ROUND(VALUE(MID([' ;'.E970];2;LEN([' ;'.E970])-2));1)" office:value-type="float" office:value="0">
            <text:p>0</text:p>
          </table:table-cell>
          <table:table-cell table:formula="of:=VALUE(MID([' ;'.G970];2;LEN([' ;'.G970])-2))" office:value-type="float" office:value="23.291287">
            <text:p>23.291287</text:p>
          </table:table-cell>
          <table:table-cell table:formula="of:=ROUND([.E970]/[.$J$1];2)" office:value-type="float" office:value="23.29">
            <text:p>23.29</text:p>
          </table:table-cell>
          <table:table-cell/>
          <table:table-cell table:formula="of:=IF(RIGHT([.A970];5)=&quot;sleep&quot;;&quot;Sleep(&quot;&amp;[.$L$1]&amp;&quot;*&quot;&amp;ROUND(VALUE([.B970]);2)/[.$M$1]&amp;&quot;)&quot;;[.A970]&amp;&quot;( &quot;&amp;[.B970]&amp;&quot;, &quot;&amp;[.C970]&amp;&quot;, &quot;&amp;[.D970]&amp;&quot;, &quot;&amp;[.$I$1]&amp;&quot;*&quot;&amp;[.F970]&amp;&quot; )&quot;)" office:value-type="string" office:string-value="Turn2( rfinger32, x_axis, 0, MOVEANIMATIONSPEED*23.29 )">
            <text:p>Turn2( rfinger32, x_axis, 0, MOVEANIMATIONSPEED*23.29 )</text:p>
          </table:table-cell>
          <table:table-cell table:number-columns-repeated="6"/>
        </table:table-row>
        <table:table-row table:style-name="ro1">
          <table:table-cell table:formula="of:=IF(RIGHT([' ;'.A971];4)=&quot;turn&quot;;&quot;Turn2&quot;;IF(RIGHT([' ;'.A971];4)=&quot;move&quot;;&quot;Move&quot;;[' ;'.A971]))" office:value-type="string" office:string-value="Turn2">
            <text:p>Turn2</text:p>
          </table:table-cell>
          <table:table-cell table:formula="of:=[' ;'.B971]" office:value-type="string" office:string-value="rfinger32">
            <text:p>rfinger32</text:p>
          </table:table-cell>
          <table:table-cell table:formula="of:=LEFT([' ;'.D971];1)&amp;&quot;_&quot;&amp;RIGHT([' ;'.D971];4)" office:value-type="string" office:string-value="y_axis">
            <text:p>y_axis</text:p>
          </table:table-cell>
          <table:table-cell table:formula="of:=ROUND(VALUE(MID([' ;'.E971];2;LEN([' ;'.E971])-2));1)" office:value-type="float" office:value="0">
            <text:p>0</text:p>
          </table:table-cell>
          <table:table-cell table:formula="of:=VALUE(MID([' ;'.G971];2;LEN([' ;'.G971])-2))" office:value-type="float" office:value="18.526342">
            <text:p>18.526342</text:p>
          </table:table-cell>
          <table:table-cell table:formula="of:=ROUND([.E971]/[.$J$1];2)" office:value-type="float" office:value="18.53">
            <text:p>18.53</text:p>
          </table:table-cell>
          <table:table-cell/>
          <table:table-cell table:formula="of:=IF(RIGHT([.A971];5)=&quot;sleep&quot;;&quot;Sleep(&quot;&amp;[.$L$1]&amp;&quot;*&quot;&amp;ROUND(VALUE([.B971]);2)/[.$M$1]&amp;&quot;)&quot;;[.A971]&amp;&quot;( &quot;&amp;[.B971]&amp;&quot;, &quot;&amp;[.C971]&amp;&quot;, &quot;&amp;[.D971]&amp;&quot;, &quot;&amp;[.$I$1]&amp;&quot;*&quot;&amp;[.F971]&amp;&quot; )&quot;)" office:value-type="string" office:string-value="Turn2( rfinger32, y_axis, 0, MOVEANIMATIONSPEED*18.53 )">
            <text:p>Turn2( rfinger32, y_axis, 0, MOVEANIMATIONSPEED*18.53 )</text:p>
          </table:table-cell>
          <table:table-cell table:number-columns-repeated="6"/>
        </table:table-row>
        <table:table-row table:style-name="ro1">
          <table:table-cell table:formula="of:=IF(RIGHT([' ;'.A972];4)=&quot;turn&quot;;&quot;Turn2&quot;;IF(RIGHT([' ;'.A972];4)=&quot;move&quot;;&quot;Move&quot;;[' ;'.A972]))" office:value-type="string" office:string-value="Turn2">
            <text:p>Turn2</text:p>
          </table:table-cell>
          <table:table-cell table:formula="of:=[' ;'.B972]" office:value-type="string" office:string-value="rfinger32">
            <text:p>rfinger32</text:p>
          </table:table-cell>
          <table:table-cell table:formula="of:=LEFT([' ;'.D972];1)&amp;&quot;_&quot;&amp;RIGHT([' ;'.D972];4)" office:value-type="string" office:string-value="z_axis">
            <text:p>z_axis</text:p>
          </table:table-cell>
          <table:table-cell table:formula="of:=ROUND(VALUE(MID([' ;'.E972];2;LEN([' ;'.E972])-2));1)" office:value-type="float" office:value="0">
            <text:p>0</text:p>
          </table:table-cell>
          <table:table-cell table:formula="of:=VALUE(MID([' ;'.G972];2;LEN([' ;'.G972])-2))" office:value-type="float" office:value="56.157462">
            <text:p>56.157462</text:p>
          </table:table-cell>
          <table:table-cell table:formula="of:=ROUND([.E972]/[.$J$1];2)" office:value-type="float" office:value="56.16">
            <text:p>56.16</text:p>
          </table:table-cell>
          <table:table-cell/>
          <table:table-cell table:formula="of:=IF(RIGHT([.A972];5)=&quot;sleep&quot;;&quot;Sleep(&quot;&amp;[.$L$1]&amp;&quot;*&quot;&amp;ROUND(VALUE([.B972]);2)/[.$M$1]&amp;&quot;)&quot;;[.A972]&amp;&quot;( &quot;&amp;[.B972]&amp;&quot;, &quot;&amp;[.C972]&amp;&quot;, &quot;&amp;[.D972]&amp;&quot;, &quot;&amp;[.$I$1]&amp;&quot;*&quot;&amp;[.F972]&amp;&quot; )&quot;)" office:value-type="string" office:string-value="Turn2( rfinger32, z_axis, 0, MOVEANIMATIONSPEED*56.16 )">
            <text:p>Turn2( rfinger32, z_axis, 0, MOVEANIMATIONSPEED*56.16 )</text:p>
          </table:table-cell>
          <table:table-cell table:number-columns-repeated="6"/>
        </table:table-row>
        <table:table-row table:style-name="ro1">
          <table:table-cell table:formula="of:=IF(RIGHT([' ;'.A973];4)=&quot;turn&quot;;&quot;Turn2&quot;;IF(RIGHT([' ;'.A973];4)=&quot;move&quot;;&quot;Move&quot;;[' ;'.A973]))" office:value-type="string" office:string-value="Turn2">
            <text:p>Turn2</text:p>
          </table:table-cell>
          <table:table-cell table:formula="of:=[' ;'.B973]" office:value-type="string" office:string-value="rhoof">
            <text:p>rhoof</text:p>
          </table:table-cell>
          <table:table-cell table:formula="of:=LEFT([' ;'.D973];1)&amp;&quot;_&quot;&amp;RIGHT([' ;'.D973];4)" office:value-type="string" office:string-value="x_axis">
            <text:p>x_axis</text:p>
          </table:table-cell>
          <table:table-cell table:formula="of:=ROUND(VALUE(MID([' ;'.E973];2;LEN([' ;'.E973])-2));1)" office:value-type="float" office:value="0">
            <text:p>0</text:p>
          </table:table-cell>
          <table:table-cell table:formula="of:=VALUE(MID([' ;'.G973];2;LEN([' ;'.G973])-2))" office:value-type="float" office:value="176.993518">
            <text:p>176.993518</text:p>
          </table:table-cell>
          <table:table-cell table:formula="of:=ROUND([.E973]/[.$J$1];2)" office:value-type="float" office:value="176.99">
            <text:p>176.99</text:p>
          </table:table-cell>
          <table:table-cell/>
          <table:table-cell table:formula="of:=IF(RIGHT([.A973];5)=&quot;sleep&quot;;&quot;Sleep(&quot;&amp;[.$L$1]&amp;&quot;*&quot;&amp;ROUND(VALUE([.B973]);2)/[.$M$1]&amp;&quot;)&quot;;[.A973]&amp;&quot;( &quot;&amp;[.B973]&amp;&quot;, &quot;&amp;[.C973]&amp;&quot;, &quot;&amp;[.D973]&amp;&quot;, &quot;&amp;[.$I$1]&amp;&quot;*&quot;&amp;[.F973]&amp;&quot; )&quot;)" office:value-type="string" office:string-value="Turn2( rhoof, x_axis, 0, MOVEANIMATIONSPEED*176.99 )">
            <text:p>Turn2( rhoof, x_axis, 0, MOVEANIMATIONSPEED*176.99 )</text:p>
          </table:table-cell>
          <table:table-cell table:number-columns-repeated="6"/>
        </table:table-row>
        <table:table-row table:style-name="ro1">
          <table:table-cell table:formula="of:=IF(RIGHT([' ;'.A974];4)=&quot;turn&quot;;&quot;Turn2&quot;;IF(RIGHT([' ;'.A974];4)=&quot;move&quot;;&quot;Move&quot;;[' ;'.A974]))" office:value-type="string" office:string-value="Turn2">
            <text:p>Turn2</text:p>
          </table:table-cell>
          <table:table-cell table:formula="of:=[' ;'.B974]" office:value-type="string" office:string-value="rlarm">
            <text:p>rlarm</text:p>
          </table:table-cell>
          <table:table-cell table:formula="of:=LEFT([' ;'.D974];1)&amp;&quot;_&quot;&amp;RIGHT([' ;'.D974];4)" office:value-type="string" office:string-value="x_axis">
            <text:p>x_axis</text:p>
          </table:table-cell>
          <table:table-cell table:formula="of:=ROUND(VALUE(MID([' ;'.E974];2;LEN([' ;'.E974])-2));1)" office:value-type="float" office:value="0">
            <text:p>0</text:p>
          </table:table-cell>
          <table:table-cell table:formula="of:=VALUE(MID([' ;'.G974];2;LEN([' ;'.G974])-2))" office:value-type="float" office:value="1.357988">
            <text:p>1.357988</text:p>
          </table:table-cell>
          <table:table-cell table:formula="of:=ROUND([.E974]/[.$J$1];2)" office:value-type="float" office:value="1.36">
            <text:p>1.36</text:p>
          </table:table-cell>
          <table:table-cell/>
          <table:table-cell table:formula="of:=IF(RIGHT([.A974];5)=&quot;sleep&quot;;&quot;Sleep(&quot;&amp;[.$L$1]&amp;&quot;*&quot;&amp;ROUND(VALUE([.B974]);2)/[.$M$1]&amp;&quot;)&quot;;[.A974]&amp;&quot;( &quot;&amp;[.B974]&amp;&quot;, &quot;&amp;[.C974]&amp;&quot;, &quot;&amp;[.D974]&amp;&quot;, &quot;&amp;[.$I$1]&amp;&quot;*&quot;&amp;[.F974]&amp;&quot; )&quot;)" office:value-type="string" office:string-value="Turn2( rlarm, x_axis, 0, MOVEANIMATIONSPEED*1.36 )">
            <text:p>Turn2( rlarm, x_axis, 0, MOVEANIMATIONSPEED*1.36 )</text:p>
          </table:table-cell>
          <table:table-cell table:number-columns-repeated="6"/>
        </table:table-row>
        <table:table-row table:style-name="ro1">
          <table:table-cell table:formula="of:=IF(RIGHT([' ;'.A975];4)=&quot;turn&quot;;&quot;Turn2&quot;;IF(RIGHT([' ;'.A975];4)=&quot;move&quot;;&quot;Move&quot;;[' ;'.A975]))" office:value-type="string" office:string-value="Turn2">
            <text:p>Turn2</text:p>
          </table:table-cell>
          <table:table-cell table:formula="of:=[' ;'.B975]" office:value-type="string" office:string-value="rlarm">
            <text:p>rlarm</text:p>
          </table:table-cell>
          <table:table-cell table:formula="of:=LEFT([' ;'.D975];1)&amp;&quot;_&quot;&amp;RIGHT([' ;'.D975];4)" office:value-type="string" office:string-value="y_axis">
            <text:p>y_axis</text:p>
          </table:table-cell>
          <table:table-cell table:formula="of:=ROUND(VALUE(MID([' ;'.E975];2;LEN([' ;'.E975])-2));1)" office:value-type="float" office:value="0">
            <text:p>0</text:p>
          </table:table-cell>
          <table:table-cell table:formula="of:=VALUE(MID([' ;'.G975];2;LEN([' ;'.G975])-2))" office:value-type="float" office:value="8.341292">
            <text:p>8.341292</text:p>
          </table:table-cell>
          <table:table-cell table:formula="of:=ROUND([.E975]/[.$J$1];2)" office:value-type="float" office:value="8.34">
            <text:p>8.34</text:p>
          </table:table-cell>
          <table:table-cell/>
          <table:table-cell table:formula="of:=IF(RIGHT([.A975];5)=&quot;sleep&quot;;&quot;Sleep(&quot;&amp;[.$L$1]&amp;&quot;*&quot;&amp;ROUND(VALUE([.B975]);2)/[.$M$1]&amp;&quot;)&quot;;[.A975]&amp;&quot;( &quot;&amp;[.B975]&amp;&quot;, &quot;&amp;[.C975]&amp;&quot;, &quot;&amp;[.D975]&amp;&quot;, &quot;&amp;[.$I$1]&amp;&quot;*&quot;&amp;[.F975]&amp;&quot; )&quot;)" office:value-type="string" office:string-value="Turn2( rlarm, y_axis, 0, MOVEANIMATIONSPEED*8.34 )">
            <text:p>Turn2( rlarm, y_axis, 0, MOVEANIMATIONSPEED*8.34 )</text:p>
          </table:table-cell>
          <table:table-cell table:number-columns-repeated="6"/>
        </table:table-row>
        <table:table-row table:style-name="ro1">
          <table:table-cell table:formula="of:=IF(RIGHT([' ;'.A976];4)=&quot;turn&quot;;&quot;Turn2&quot;;IF(RIGHT([' ;'.A976];4)=&quot;move&quot;;&quot;Move&quot;;[' ;'.A976]))" office:value-type="string" office:string-value="Turn2">
            <text:p>Turn2</text:p>
          </table:table-cell>
          <table:table-cell table:formula="of:=[' ;'.B976]" office:value-type="string" office:string-value="rlarm">
            <text:p>rlarm</text:p>
          </table:table-cell>
          <table:table-cell table:formula="of:=LEFT([' ;'.D976];1)&amp;&quot;_&quot;&amp;RIGHT([' ;'.D976];4)" office:value-type="string" office:string-value="z_axis">
            <text:p>z_axis</text:p>
          </table:table-cell>
          <table:table-cell table:formula="of:=ROUND(VALUE(MID([' ;'.E976];2;LEN([' ;'.E976])-2));1)" office:value-type="float" office:value="0">
            <text:p>0</text:p>
          </table:table-cell>
          <table:table-cell table:formula="of:=VALUE(MID([' ;'.G976];2;LEN([' ;'.G976])-2))" office:value-type="float" office:value="15.95119">
            <text:p>15.95119</text:p>
          </table:table-cell>
          <table:table-cell table:formula="of:=ROUND([.E976]/[.$J$1];2)" office:value-type="float" office:value="15.95">
            <text:p>15.95</text:p>
          </table:table-cell>
          <table:table-cell/>
          <table:table-cell table:formula="of:=IF(RIGHT([.A976];5)=&quot;sleep&quot;;&quot;Sleep(&quot;&amp;[.$L$1]&amp;&quot;*&quot;&amp;ROUND(VALUE([.B976]);2)/[.$M$1]&amp;&quot;)&quot;;[.A976]&amp;&quot;( &quot;&amp;[.B976]&amp;&quot;, &quot;&amp;[.C976]&amp;&quot;, &quot;&amp;[.D976]&amp;&quot;, &quot;&amp;[.$I$1]&amp;&quot;*&quot;&amp;[.F976]&amp;&quot; )&quot;)" office:value-type="string" office:string-value="Turn2( rlarm, z_axis, 0, MOVEANIMATIONSPEED*15.95 )">
            <text:p>Turn2( rlarm, z_axis, 0, MOVEANIMATIONSPEED*15.95 )</text:p>
          </table:table-cell>
          <table:table-cell table:number-columns-repeated="6"/>
        </table:table-row>
        <table:table-row table:style-name="ro1">
          <table:table-cell table:formula="of:=IF(RIGHT([' ;'.A977];4)=&quot;turn&quot;;&quot;Turn2&quot;;IF(RIGHT([' ;'.A977];4)=&quot;move&quot;;&quot;Move&quot;;[' ;'.A977]))" office:value-type="string" office:string-value="Turn2">
            <text:p>Turn2</text:p>
          </table:table-cell>
          <table:table-cell table:formula="of:=[' ;'.B977]" office:value-type="string" office:string-value="rleg">
            <text:p>rleg</text:p>
          </table:table-cell>
          <table:table-cell table:formula="of:=LEFT([' ;'.D977];1)&amp;&quot;_&quot;&amp;RIGHT([' ;'.D977];4)" office:value-type="string" office:string-value="x_axis">
            <text:p>x_axis</text:p>
          </table:table-cell>
          <table:table-cell table:formula="of:=ROUND(VALUE(MID([' ;'.E977];2;LEN([' ;'.E977])-2));1)" office:value-type="float" office:value="0">
            <text:p>0</text:p>
          </table:table-cell>
          <table:table-cell table:formula="of:=VALUE(MID([' ;'.G977];2;LEN([' ;'.G977])-2))" office:value-type="float" office:value="352.503077">
            <text:p>352.503077</text:p>
          </table:table-cell>
          <table:table-cell table:formula="of:=ROUND([.E977]/[.$J$1];2)" office:value-type="float" office:value="352.5">
            <text:p>352.5</text:p>
          </table:table-cell>
          <table:table-cell/>
          <table:table-cell table:formula="of:=IF(RIGHT([.A977];5)=&quot;sleep&quot;;&quot;Sleep(&quot;&amp;[.$L$1]&amp;&quot;*&quot;&amp;ROUND(VALUE([.B977]);2)/[.$M$1]&amp;&quot;)&quot;;[.A977]&amp;&quot;( &quot;&amp;[.B977]&amp;&quot;, &quot;&amp;[.C977]&amp;&quot;, &quot;&amp;[.D977]&amp;&quot;, &quot;&amp;[.$I$1]&amp;&quot;*&quot;&amp;[.F977]&amp;&quot; )&quot;)" office:value-type="string" office:string-value="Turn2( rleg, x_axis, 0, MOVEANIMATIONSPEED*352.5 )">
            <text:p>Turn2( rleg, x_axis, 0, MOVEANIMATIONSPEED*352.5 )</text:p>
          </table:table-cell>
          <table:table-cell table:number-columns-repeated="6"/>
        </table:table-row>
        <table:table-row table:style-name="ro1">
          <table:table-cell table:formula="of:=IF(RIGHT([' ;'.A978];4)=&quot;turn&quot;;&quot;Turn2&quot;;IF(RIGHT([' ;'.A978];4)=&quot;move&quot;;&quot;Move&quot;;[' ;'.A978]))" office:value-type="string" office:string-value="Turn2">
            <text:p>Turn2</text:p>
          </table:table-cell>
          <table:table-cell table:formula="of:=[' ;'.B978]" office:value-type="string" office:string-value="rleg">
            <text:p>rleg</text:p>
          </table:table-cell>
          <table:table-cell table:formula="of:=LEFT([' ;'.D978];1)&amp;&quot;_&quot;&amp;RIGHT([' ;'.D978];4)" office:value-type="string" office:string-value="y_axis">
            <text:p>y_axis</text:p>
          </table:table-cell>
          <table:table-cell table:formula="of:=ROUND(VALUE(MID([' ;'.E978];2;LEN([' ;'.E978])-2));1)" office:value-type="float" office:value="0">
            <text:p>0</text:p>
          </table:table-cell>
          <table:table-cell table:formula="of:=VALUE(MID([' ;'.G978];2;LEN([' ;'.G978])-2))" office:value-type="float" office:value="0.266271">
            <text:p>0.266271</text:p>
          </table:table-cell>
          <table:table-cell table:formula="of:=ROUND([.E978]/[.$J$1];2)" office:value-type="float" office:value="0.27">
            <text:p>0.27</text:p>
          </table:table-cell>
          <table:table-cell/>
          <table:table-cell table:formula="of:=IF(RIGHT([.A978];5)=&quot;sleep&quot;;&quot;Sleep(&quot;&amp;[.$L$1]&amp;&quot;*&quot;&amp;ROUND(VALUE([.B978]);2)/[.$M$1]&amp;&quot;)&quot;;[.A978]&amp;&quot;( &quot;&amp;[.B978]&amp;&quot;, &quot;&amp;[.C978]&amp;&quot;, &quot;&amp;[.D978]&amp;&quot;, &quot;&amp;[.$I$1]&amp;&quot;*&quot;&amp;[.F978]&amp;&quot; )&quot;)" office:value-type="string" office:string-value="Turn2( rleg, y_axis, 0, MOVEANIMATIONSPEED*0.27 )">
            <text:p>Turn2( rleg, y_axis, 0, MOVEANIMATIONSPEED*0.27 )</text:p>
          </table:table-cell>
          <table:table-cell table:number-columns-repeated="6"/>
        </table:table-row>
        <table:table-row table:style-name="ro1">
          <table:table-cell table:formula="of:=IF(RIGHT([' ;'.A979];4)=&quot;turn&quot;;&quot;Turn2&quot;;IF(RIGHT([' ;'.A979];4)=&quot;move&quot;;&quot;Move&quot;;[' ;'.A979]))" office:value-type="string" office:string-value="Turn2">
            <text:p>Turn2</text:p>
          </table:table-cell>
          <table:table-cell table:formula="of:=[' ;'.B979]" office:value-type="string" office:string-value="rshoulder">
            <text:p>rshoulder</text:p>
          </table:table-cell>
          <table:table-cell table:formula="of:=LEFT([' ;'.D979];1)&amp;&quot;_&quot;&amp;RIGHT([' ;'.D979];4)" office:value-type="string" office:string-value="x_axis">
            <text:p>x_axis</text:p>
          </table:table-cell>
          <table:table-cell table:formula="of:=ROUND(VALUE(MID([' ;'.E979];2;LEN([' ;'.E979])-2));1)" office:value-type="float" office:value="0">
            <text:p>0</text:p>
          </table:table-cell>
          <table:table-cell table:formula="of:=VALUE(MID([' ;'.G979];2;LEN([' ;'.G979])-2))" office:value-type="float" office:value="65.258429">
            <text:p>65.258429</text:p>
          </table:table-cell>
          <table:table-cell table:formula="of:=ROUND([.E979]/[.$J$1];2)" office:value-type="float" office:value="65.26">
            <text:p>65.26</text:p>
          </table:table-cell>
          <table:table-cell/>
          <table:table-cell table:formula="of:=IF(RIGHT([.A979];5)=&quot;sleep&quot;;&quot;Sleep(&quot;&amp;[.$L$1]&amp;&quot;*&quot;&amp;ROUND(VALUE([.B979]);2)/[.$M$1]&amp;&quot;)&quot;;[.A979]&amp;&quot;( &quot;&amp;[.B979]&amp;&quot;, &quot;&amp;[.C979]&amp;&quot;, &quot;&amp;[.D979]&amp;&quot;, &quot;&amp;[.$I$1]&amp;&quot;*&quot;&amp;[.F979]&amp;&quot; )&quot;)" office:value-type="string" office:string-value="Turn2( rshoulder, x_axis, 0, MOVEANIMATIONSPEED*65.26 )">
            <text:p>Turn2( rshoulder, x_axis, 0, MOVEANIMATIONSPEED*65.26 )</text:p>
          </table:table-cell>
          <table:table-cell table:number-columns-repeated="6"/>
        </table:table-row>
        <table:table-row table:style-name="ro1">
          <table:table-cell table:formula="of:=IF(RIGHT([' ;'.A980];4)=&quot;turn&quot;;&quot;Turn2&quot;;IF(RIGHT([' ;'.A980];4)=&quot;move&quot;;&quot;Move&quot;;[' ;'.A980]))" office:value-type="string" office:string-value="Turn2">
            <text:p>Turn2</text:p>
          </table:table-cell>
          <table:table-cell table:formula="of:=[' ;'.B980]" office:value-type="string" office:string-value="rshoulder">
            <text:p>rshoulder</text:p>
          </table:table-cell>
          <table:table-cell table:formula="of:=LEFT([' ;'.D980];1)&amp;&quot;_&quot;&amp;RIGHT([' ;'.D980];4)" office:value-type="string" office:string-value="y_axis">
            <text:p>y_axis</text:p>
          </table:table-cell>
          <table:table-cell table:formula="of:=ROUND(VALUE(MID([' ;'.E980];2;LEN([' ;'.E980])-2));1)" office:value-type="float" office:value="0">
            <text:p>0</text:p>
          </table:table-cell>
          <table:table-cell table:formula="of:=VALUE(MID([' ;'.G980];2;LEN([' ;'.G980])-2))" office:value-type="float" office:value="7.642119">
            <text:p>7.642119</text:p>
          </table:table-cell>
          <table:table-cell table:formula="of:=ROUND([.E980]/[.$J$1];2)" office:value-type="float" office:value="7.64">
            <text:p>7.64</text:p>
          </table:table-cell>
          <table:table-cell/>
          <table:table-cell table:formula="of:=IF(RIGHT([.A980];5)=&quot;sleep&quot;;&quot;Sleep(&quot;&amp;[.$L$1]&amp;&quot;*&quot;&amp;ROUND(VALUE([.B980]);2)/[.$M$1]&amp;&quot;)&quot;;[.A980]&amp;&quot;( &quot;&amp;[.B980]&amp;&quot;, &quot;&amp;[.C980]&amp;&quot;, &quot;&amp;[.D980]&amp;&quot;, &quot;&amp;[.$I$1]&amp;&quot;*&quot;&amp;[.F980]&amp;&quot; )&quot;)" office:value-type="string" office:string-value="Turn2( rshoulder, y_axis, 0, MOVEANIMATIONSPEED*7.64 )">
            <text:p>Turn2( rshoulder, y_axis, 0, MOVEANIMATIONSPEED*7.64 )</text:p>
          </table:table-cell>
          <table:table-cell table:number-columns-repeated="6"/>
        </table:table-row>
        <table:table-row table:style-name="ro1">
          <table:table-cell table:formula="of:=IF(RIGHT([' ;'.A981];4)=&quot;turn&quot;;&quot;Turn2&quot;;IF(RIGHT([' ;'.A981];4)=&quot;move&quot;;&quot;Move&quot;;[' ;'.A981]))" office:value-type="string" office:string-value="Turn2">
            <text:p>Turn2</text:p>
          </table:table-cell>
          <table:table-cell table:formula="of:=[' ;'.B981]" office:value-type="string" office:string-value="rshoulder">
            <text:p>rshoulder</text:p>
          </table:table-cell>
          <table:table-cell table:formula="of:=LEFT([' ;'.D981];1)&amp;&quot;_&quot;&amp;RIGHT([' ;'.D981];4)" office:value-type="string" office:string-value="z_axis">
            <text:p>z_axis</text:p>
          </table:table-cell>
          <table:table-cell table:formula="of:=ROUND(VALUE(MID([' ;'.E981];2;LEN([' ;'.E981])-2));1)" office:value-type="float" office:value="0">
            <text:p>0</text:p>
          </table:table-cell>
          <table:table-cell table:formula="of:=VALUE(MID([' ;'.G981];2;LEN([' ;'.G981])-2))" office:value-type="float" office:value="0.963824">
            <text:p>0.963824</text:p>
          </table:table-cell>
          <table:table-cell table:formula="of:=ROUND([.E981]/[.$J$1];2)" office:value-type="float" office:value="0.96">
            <text:p>0.96</text:p>
          </table:table-cell>
          <table:table-cell/>
          <table:table-cell table:formula="of:=IF(RIGHT([.A981];5)=&quot;sleep&quot;;&quot;Sleep(&quot;&amp;[.$L$1]&amp;&quot;*&quot;&amp;ROUND(VALUE([.B981]);2)/[.$M$1]&amp;&quot;)&quot;;[.A981]&amp;&quot;( &quot;&amp;[.B981]&amp;&quot;, &quot;&amp;[.C981]&amp;&quot;, &quot;&amp;[.D981]&amp;&quot;, &quot;&amp;[.$I$1]&amp;&quot;*&quot;&amp;[.F981]&amp;&quot; )&quot;)" office:value-type="string" office:string-value="Turn2( rshoulder, z_axis, 0, MOVEANIMATIONSPEED*0.96 )">
            <text:p>Turn2( rshoulder, z_axis, 0, MOVEANIMATIONSPEED*0.96 )</text:p>
          </table:table-cell>
          <table:table-cell table:number-columns-repeated="6"/>
        </table:table-row>
        <table:table-row table:style-name="ro1">
          <table:table-cell table:formula="of:=IF(RIGHT([' ;'.A982];4)=&quot;turn&quot;;&quot;Turn2&quot;;IF(RIGHT([' ;'.A982];4)=&quot;move&quot;;&quot;Move&quot;;[' ;'.A982]))" office:value-type="string" office:string-value="Turn2">
            <text:p>Turn2</text:p>
          </table:table-cell>
          <table:table-cell table:formula="of:=[' ;'.B982]" office:value-type="string" office:string-value="rthigh">
            <text:p>rthigh</text:p>
          </table:table-cell>
          <table:table-cell table:formula="of:=LEFT([' ;'.D982];1)&amp;&quot;_&quot;&amp;RIGHT([' ;'.D982];4)" office:value-type="string" office:string-value="x_axis">
            <text:p>x_axis</text:p>
          </table:table-cell>
          <table:table-cell table:formula="of:=ROUND(VALUE(MID([' ;'.E982];2;LEN([' ;'.E982])-2));1)" office:value-type="float" office:value="0">
            <text:p>0</text:p>
          </table:table-cell>
          <table:table-cell table:formula="of:=VALUE(MID([' ;'.G982];2;LEN([' ;'.G982])-2))" office:value-type="float" office:value="191.068054">
            <text:p>191.068054</text:p>
          </table:table-cell>
          <table:table-cell table:formula="of:=ROUND([.E982]/[.$J$1];2)" office:value-type="float" office:value="191.07">
            <text:p>191.07</text:p>
          </table:table-cell>
          <table:table-cell/>
          <table:table-cell table:formula="of:=IF(RIGHT([.A982];5)=&quot;sleep&quot;;&quot;Sleep(&quot;&amp;[.$L$1]&amp;&quot;*&quot;&amp;ROUND(VALUE([.B982]);2)/[.$M$1]&amp;&quot;)&quot;;[.A982]&amp;&quot;( &quot;&amp;[.B982]&amp;&quot;, &quot;&amp;[.C982]&amp;&quot;, &quot;&amp;[.D982]&amp;&quot;, &quot;&amp;[.$I$1]&amp;&quot;*&quot;&amp;[.F982]&amp;&quot; )&quot;)" office:value-type="string" office:string-value="Turn2( rthigh, x_axis, 0, MOVEANIMATIONSPEED*191.07 )">
            <text:p>Turn2( rthigh, x_axis, 0, MOVEANIMATIONSPEED*191.07 )</text:p>
          </table:table-cell>
          <table:table-cell table:number-columns-repeated="6"/>
        </table:table-row>
        <table:table-row table:style-name="ro1">
          <table:table-cell table:formula="of:=IF(RIGHT([' ;'.A983];4)=&quot;turn&quot;;&quot;Turn2&quot;;IF(RIGHT([' ;'.A983];4)=&quot;move&quot;;&quot;Move&quot;;[' ;'.A983]))" office:value-type="string" office:string-value="Turn2">
            <text:p>Turn2</text:p>
          </table:table-cell>
          <table:table-cell table:formula="of:=[' ;'.B983]" office:value-type="string" office:string-value="rwing1">
            <text:p>rwing1</text:p>
          </table:table-cell>
          <table:table-cell table:formula="of:=LEFT([' ;'.D983];1)&amp;&quot;_&quot;&amp;RIGHT([' ;'.D983];4)" office:value-type="string" office:string-value="x_axis">
            <text:p>x_axis</text:p>
          </table:table-cell>
          <table:table-cell table:formula="of:=ROUND(VALUE(MID([' ;'.E983];2;LEN([' ;'.E983])-2));1)" office:value-type="float" office:value="0">
            <text:p>0</text:p>
          </table:table-cell>
          <table:table-cell table:formula="of:=VALUE(MID([' ;'.G983];2;LEN([' ;'.G983])-2))" office:value-type="float" office:value="40.864305">
            <text:p>40.864305</text:p>
          </table:table-cell>
          <table:table-cell table:formula="of:=ROUND([.E983]/[.$J$1];2)" office:value-type="float" office:value="40.86">
            <text:p>40.86</text:p>
          </table:table-cell>
          <table:table-cell/>
          <table:table-cell table:formula="of:=IF(RIGHT([.A983];5)=&quot;sleep&quot;;&quot;Sleep(&quot;&amp;[.$L$1]&amp;&quot;*&quot;&amp;ROUND(VALUE([.B983]);2)/[.$M$1]&amp;&quot;)&quot;;[.A983]&amp;&quot;( &quot;&amp;[.B983]&amp;&quot;, &quot;&amp;[.C983]&amp;&quot;, &quot;&amp;[.D983]&amp;&quot;, &quot;&amp;[.$I$1]&amp;&quot;*&quot;&amp;[.F983]&amp;&quot; )&quot;)" office:value-type="string" office:string-value="Turn2( rwing1, x_axis, 0, MOVEANIMATIONSPEED*40.86 )">
            <text:p>Turn2( rwing1, x_axis, 0, MOVEANIMATIONSPEED*40.86 )</text:p>
          </table:table-cell>
          <table:table-cell table:number-columns-repeated="6"/>
        </table:table-row>
        <table:table-row table:style-name="ro1">
          <table:table-cell table:formula="of:=IF(RIGHT([' ;'.A984];4)=&quot;turn&quot;;&quot;Turn2&quot;;IF(RIGHT([' ;'.A984];4)=&quot;move&quot;;&quot;Move&quot;;[' ;'.A984]))" office:value-type="string" office:string-value="Turn2">
            <text:p>Turn2</text:p>
          </table:table-cell>
          <table:table-cell table:formula="of:=[' ;'.B984]" office:value-type="string" office:string-value="rwing1">
            <text:p>rwing1</text:p>
          </table:table-cell>
          <table:table-cell table:formula="of:=LEFT([' ;'.D984];1)&amp;&quot;_&quot;&amp;RIGHT([' ;'.D984];4)" office:value-type="string" office:string-value="y_axis">
            <text:p>y_axis</text:p>
          </table:table-cell>
          <table:table-cell table:formula="of:=ROUND(VALUE(MID([' ;'.E984];2;LEN([' ;'.E984])-2));1)" office:value-type="float" office:value="0">
            <text:p>0</text:p>
          </table:table-cell>
          <table:table-cell table:formula="of:=VALUE(MID([' ;'.G984];2;LEN([' ;'.G984])-2))" office:value-type="float" office:value="10.570503">
            <text:p>10.570503</text:p>
          </table:table-cell>
          <table:table-cell table:formula="of:=ROUND([.E984]/[.$J$1];2)" office:value-type="float" office:value="10.57">
            <text:p>10.57</text:p>
          </table:table-cell>
          <table:table-cell/>
          <table:table-cell table:formula="of:=IF(RIGHT([.A984];5)=&quot;sleep&quot;;&quot;Sleep(&quot;&amp;[.$L$1]&amp;&quot;*&quot;&amp;ROUND(VALUE([.B984]);2)/[.$M$1]&amp;&quot;)&quot;;[.A984]&amp;&quot;( &quot;&amp;[.B984]&amp;&quot;, &quot;&amp;[.C984]&amp;&quot;, &quot;&amp;[.D984]&amp;&quot;, &quot;&amp;[.$I$1]&amp;&quot;*&quot;&amp;[.F984]&amp;&quot; )&quot;)" office:value-type="string" office:string-value="Turn2( rwing1, y_axis, 0, MOVEANIMATIONSPEED*10.57 )">
            <text:p>Turn2( rwing1, y_axis, 0, MOVEANIMATIONSPEED*10.57 )</text:p>
          </table:table-cell>
          <table:table-cell table:number-columns-repeated="6"/>
        </table:table-row>
        <table:table-row table:style-name="ro1">
          <table:table-cell table:formula="of:=IF(RIGHT([' ;'.A985];4)=&quot;turn&quot;;&quot;Turn2&quot;;IF(RIGHT([' ;'.A985];4)=&quot;move&quot;;&quot;Move&quot;;[' ;'.A985]))" office:value-type="string" office:string-value="Turn2">
            <text:p>Turn2</text:p>
          </table:table-cell>
          <table:table-cell table:formula="of:=[' ;'.B985]" office:value-type="string" office:string-value="rwing1">
            <text:p>rwing1</text:p>
          </table:table-cell>
          <table:table-cell table:formula="of:=LEFT([' ;'.D985];1)&amp;&quot;_&quot;&amp;RIGHT([' ;'.D985];4)" office:value-type="string" office:string-value="z_axis">
            <text:p>z_axis</text:p>
          </table:table-cell>
          <table:table-cell table:formula="of:=ROUND(VALUE(MID([' ;'.E985];2;LEN([' ;'.E985])-2));1)" office:value-type="float" office:value="0">
            <text:p>0</text:p>
          </table:table-cell>
          <table:table-cell table:formula="of:=VALUE(MID([' ;'.G985];2;LEN([' ;'.G985])-2))" office:value-type="float" office:value="30.859409">
            <text:p>30.859409</text:p>
          </table:table-cell>
          <table:table-cell table:formula="of:=ROUND([.E985]/[.$J$1];2)" office:value-type="float" office:value="30.86">
            <text:p>30.86</text:p>
          </table:table-cell>
          <table:table-cell/>
          <table:table-cell table:formula="of:=IF(RIGHT([.A985];5)=&quot;sleep&quot;;&quot;Sleep(&quot;&amp;[.$L$1]&amp;&quot;*&quot;&amp;ROUND(VALUE([.B985]);2)/[.$M$1]&amp;&quot;)&quot;;[.A985]&amp;&quot;( &quot;&amp;[.B985]&amp;&quot;, &quot;&amp;[.C985]&amp;&quot;, &quot;&amp;[.D985]&amp;&quot;, &quot;&amp;[.$I$1]&amp;&quot;*&quot;&amp;[.F985]&amp;&quot; )&quot;)" office:value-type="string" office:string-value="Turn2( rwing1, z_axis, 0, MOVEANIMATIONSPEED*30.86 )">
            <text:p>Turn2( rwing1, z_axis, 0, MOVEANIMATIONSPEED*30.86 )</text:p>
          </table:table-cell>
          <table:table-cell table:number-columns-repeated="6"/>
        </table:table-row>
        <table:table-row table:style-name="ro1">
          <table:table-cell table:formula="of:=IF(RIGHT([' ;'.A986];4)=&quot;turn&quot;;&quot;Turn2&quot;;IF(RIGHT([' ;'.A986];4)=&quot;move&quot;;&quot;Move&quot;;[' ;'.A986]))" office:value-type="string" office:string-value="Turn2">
            <text:p>Turn2</text:p>
          </table:table-cell>
          <table:table-cell table:formula="of:=[' ;'.B986]" office:value-type="string" office:string-value="rwing2">
            <text:p>rwing2</text:p>
          </table:table-cell>
          <table:table-cell table:formula="of:=LEFT([' ;'.D986];1)&amp;&quot;_&quot;&amp;RIGHT([' ;'.D986];4)" office:value-type="string" office:string-value="x_axis">
            <text:p>x_axis</text:p>
          </table:table-cell>
          <table:table-cell table:formula="of:=ROUND(VALUE(MID([' ;'.E986];2;LEN([' ;'.E986])-2));1)" office:value-type="float" office:value="0">
            <text:p>0</text:p>
          </table:table-cell>
          <table:table-cell table:formula="of:=VALUE(MID([' ;'.G986];2;LEN([' ;'.G986])-2))" office:value-type="float" office:value="15.837039">
            <text:p>15.837039</text:p>
          </table:table-cell>
          <table:table-cell table:formula="of:=ROUND([.E986]/[.$J$1];2)" office:value-type="float" office:value="15.84">
            <text:p>15.84</text:p>
          </table:table-cell>
          <table:table-cell/>
          <table:table-cell table:formula="of:=IF(RIGHT([.A986];5)=&quot;sleep&quot;;&quot;Sleep(&quot;&amp;[.$L$1]&amp;&quot;*&quot;&amp;ROUND(VALUE([.B986]);2)/[.$M$1]&amp;&quot;)&quot;;[.A986]&amp;&quot;( &quot;&amp;[.B986]&amp;&quot;, &quot;&amp;[.C986]&amp;&quot;, &quot;&amp;[.D986]&amp;&quot;, &quot;&amp;[.$I$1]&amp;&quot;*&quot;&amp;[.F986]&amp;&quot; )&quot;)" office:value-type="string" office:string-value="Turn2( rwing2, x_axis, 0, MOVEANIMATIONSPEED*15.84 )">
            <text:p>Turn2( rwing2, x_axis, 0, MOVEANIMATIONSPEED*15.84 )</text:p>
          </table:table-cell>
          <table:table-cell table:number-columns-repeated="6"/>
        </table:table-row>
        <table:table-row table:style-name="ro1">
          <table:table-cell table:formula="of:=IF(RIGHT([' ;'.A987];4)=&quot;turn&quot;;&quot;Turn2&quot;;IF(RIGHT([' ;'.A987];4)=&quot;move&quot;;&quot;Move&quot;;[' ;'.A987]))" office:value-type="string" office:string-value="Turn2">
            <text:p>Turn2</text:p>
          </table:table-cell>
          <table:table-cell table:formula="of:=[' ;'.B987]" office:value-type="string" office:string-value="rwing2">
            <text:p>rwing2</text:p>
          </table:table-cell>
          <table:table-cell table:formula="of:=LEFT([' ;'.D987];1)&amp;&quot;_&quot;&amp;RIGHT([' ;'.D987];4)" office:value-type="string" office:string-value="y_axis">
            <text:p>y_axis</text:p>
          </table:table-cell>
          <table:table-cell table:formula="of:=ROUND(VALUE(MID([' ;'.E987];2;LEN([' ;'.E987])-2));1)" office:value-type="float" office:value="0">
            <text:p>0</text:p>
          </table:table-cell>
          <table:table-cell table:formula="of:=VALUE(MID([' ;'.G987];2;LEN([' ;'.G987])-2))" office:value-type="float" office:value="43.098443">
            <text:p>43.098443</text:p>
          </table:table-cell>
          <table:table-cell table:formula="of:=ROUND([.E987]/[.$J$1];2)" office:value-type="float" office:value="43.1">
            <text:p>43.1</text:p>
          </table:table-cell>
          <table:table-cell/>
          <table:table-cell table:formula="of:=IF(RIGHT([.A987];5)=&quot;sleep&quot;;&quot;Sleep(&quot;&amp;[.$L$1]&amp;&quot;*&quot;&amp;ROUND(VALUE([.B987]);2)/[.$M$1]&amp;&quot;)&quot;;[.A987]&amp;&quot;( &quot;&amp;[.B987]&amp;&quot;, &quot;&amp;[.C987]&amp;&quot;, &quot;&amp;[.D987]&amp;&quot;, &quot;&amp;[.$I$1]&amp;&quot;*&quot;&amp;[.F987]&amp;&quot; )&quot;)" office:value-type="string" office:string-value="Turn2( rwing2, y_axis, 0, MOVEANIMATIONSPEED*43.1 )">
            <text:p>Turn2( rwing2, y_axis, 0, MOVEANIMATIONSPEED*43.1 )</text:p>
          </table:table-cell>
          <table:table-cell table:number-columns-repeated="6"/>
        </table:table-row>
        <table:table-row table:style-name="ro1">
          <table:table-cell table:formula="of:=IF(RIGHT([' ;'.A988];4)=&quot;turn&quot;;&quot;Turn2&quot;;IF(RIGHT([' ;'.A988];4)=&quot;move&quot;;&quot;Move&quot;;[' ;'.A988]))" office:value-type="string" office:string-value="Turn2">
            <text:p>Turn2</text:p>
          </table:table-cell>
          <table:table-cell table:formula="of:=[' ;'.B988]" office:value-type="string" office:string-value="rwing2">
            <text:p>rwing2</text:p>
          </table:table-cell>
          <table:table-cell table:formula="of:=LEFT([' ;'.D988];1)&amp;&quot;_&quot;&amp;RIGHT([' ;'.D988];4)" office:value-type="string" office:string-value="z_axis">
            <text:p>z_axis</text:p>
          </table:table-cell>
          <table:table-cell table:formula="of:=ROUND(VALUE(MID([' ;'.E988];2;LEN([' ;'.E988])-2));1)" office:value-type="float" office:value="0">
            <text:p>0</text:p>
          </table:table-cell>
          <table:table-cell table:formula="of:=VALUE(MID([' ;'.G988];2;LEN([' ;'.G988])-2))" office:value-type="float" office:value="30.410256">
            <text:p>30.410256</text:p>
          </table:table-cell>
          <table:table-cell table:formula="of:=ROUND([.E988]/[.$J$1];2)" office:value-type="float" office:value="30.41">
            <text:p>30.41</text:p>
          </table:table-cell>
          <table:table-cell/>
          <table:table-cell table:formula="of:=IF(RIGHT([.A988];5)=&quot;sleep&quot;;&quot;Sleep(&quot;&amp;[.$L$1]&amp;&quot;*&quot;&amp;ROUND(VALUE([.B988]);2)/[.$M$1]&amp;&quot;)&quot;;[.A988]&amp;&quot;( &quot;&amp;[.B988]&amp;&quot;, &quot;&amp;[.C988]&amp;&quot;, &quot;&amp;[.D988]&amp;&quot;, &quot;&amp;[.$I$1]&amp;&quot;*&quot;&amp;[.F988]&amp;&quot; )&quot;)" office:value-type="string" office:string-value="Turn2( rwing2, z_axis, 0, MOVEANIMATIONSPEED*30.41 )">
            <text:p>Turn2( rwing2, z_axis, 0, MOVEANIMATIONSPEED*30.41 )</text:p>
          </table:table-cell>
          <table:table-cell table:number-columns-repeated="6"/>
        </table:table-row>
        <table:table-row table:style-name="ro1">
          <table:table-cell table:formula="of:=IF(RIGHT([' ;'.A989];4)=&quot;turn&quot;;&quot;Turn2&quot;;IF(RIGHT([' ;'.A989];4)=&quot;move&quot;;&quot;Move&quot;;[' ;'.A989]))" office:value-type="string" office:string-value="Turn2">
            <text:p>Turn2</text:p>
          </table:table-cell>
          <table:table-cell table:formula="of:=[' ;'.B989]" office:value-type="string" office:string-value="rwing31">
            <text:p>rwing31</text:p>
          </table:table-cell>
          <table:table-cell table:formula="of:=LEFT([' ;'.D989];1)&amp;&quot;_&quot;&amp;RIGHT([' ;'.D989];4)" office:value-type="string" office:string-value="x_axis">
            <text:p>x_axis</text:p>
          </table:table-cell>
          <table:table-cell table:formula="of:=ROUND(VALUE(MID([' ;'.E989];2;LEN([' ;'.E989])-2));1)" office:value-type="float" office:value="0">
            <text:p>0</text:p>
          </table:table-cell>
          <table:table-cell table:formula="of:=VALUE(MID([' ;'.G989];2;LEN([' ;'.G989])-2))" office:value-type="float" office:value="1.548105">
            <text:p>1.548105</text:p>
          </table:table-cell>
          <table:table-cell table:formula="of:=ROUND([.E989]/[.$J$1];2)" office:value-type="float" office:value="1.55">
            <text:p>1.55</text:p>
          </table:table-cell>
          <table:table-cell/>
          <table:table-cell table:formula="of:=IF(RIGHT([.A989];5)=&quot;sleep&quot;;&quot;Sleep(&quot;&amp;[.$L$1]&amp;&quot;*&quot;&amp;ROUND(VALUE([.B989]);2)/[.$M$1]&amp;&quot;)&quot;;[.A989]&amp;&quot;( &quot;&amp;[.B989]&amp;&quot;, &quot;&amp;[.C989]&amp;&quot;, &quot;&amp;[.D989]&amp;&quot;, &quot;&amp;[.$I$1]&amp;&quot;*&quot;&amp;[.F989]&amp;&quot; )&quot;)" office:value-type="string" office:string-value="Turn2( rwing31, x_axis, 0, MOVEANIMATIONSPEED*1.55 )">
            <text:p>Turn2( rwing31, x_axis, 0, MOVEANIMATIONSPEED*1.55 )</text:p>
          </table:table-cell>
          <table:table-cell table:number-columns-repeated="6"/>
        </table:table-row>
        <table:table-row table:style-name="ro1">
          <table:table-cell table:formula="of:=IF(RIGHT([' ;'.A990];4)=&quot;turn&quot;;&quot;Turn2&quot;;IF(RIGHT([' ;'.A990];4)=&quot;move&quot;;&quot;Move&quot;;[' ;'.A990]))" office:value-type="string" office:string-value="Turn2">
            <text:p>Turn2</text:p>
          </table:table-cell>
          <table:table-cell table:formula="of:=[' ;'.B990]" office:value-type="string" office:string-value="rwing31">
            <text:p>rwing31</text:p>
          </table:table-cell>
          <table:table-cell table:formula="of:=LEFT([' ;'.D990];1)&amp;&quot;_&quot;&amp;RIGHT([' ;'.D990];4)" office:value-type="string" office:string-value="y_axis">
            <text:p>y_axis</text:p>
          </table:table-cell>
          <table:table-cell table:formula="of:=ROUND(VALUE(MID([' ;'.E990];2;LEN([' ;'.E990])-2));1)" office:value-type="float" office:value="0">
            <text:p>0</text:p>
          </table:table-cell>
          <table:table-cell table:formula="of:=VALUE(MID([' ;'.G990];2;LEN([' ;'.G990])-2))" office:value-type="float" office:value="22.202665">
            <text:p>22.202665</text:p>
          </table:table-cell>
          <table:table-cell table:formula="of:=ROUND([.E990]/[.$J$1];2)" office:value-type="float" office:value="22.2">
            <text:p>22.2</text:p>
          </table:table-cell>
          <table:table-cell/>
          <table:table-cell table:formula="of:=IF(RIGHT([.A990];5)=&quot;sleep&quot;;&quot;Sleep(&quot;&amp;[.$L$1]&amp;&quot;*&quot;&amp;ROUND(VALUE([.B990]);2)/[.$M$1]&amp;&quot;)&quot;;[.A990]&amp;&quot;( &quot;&amp;[.B990]&amp;&quot;, &quot;&amp;[.C990]&amp;&quot;, &quot;&amp;[.D990]&amp;&quot;, &quot;&amp;[.$I$1]&amp;&quot;*&quot;&amp;[.F990]&amp;&quot; )&quot;)" office:value-type="string" office:string-value="Turn2( rwing31, y_axis, 0, MOVEANIMATIONSPEED*22.2 )">
            <text:p>Turn2( rwing31, y_axis, 0, MOVEANIMATIONSPEED*22.2 )</text:p>
          </table:table-cell>
          <table:table-cell table:number-columns-repeated="6"/>
        </table:table-row>
        <table:table-row table:style-name="ro1">
          <table:table-cell table:formula="of:=IF(RIGHT([' ;'.A991];4)=&quot;turn&quot;;&quot;Turn2&quot;;IF(RIGHT([' ;'.A991];4)=&quot;move&quot;;&quot;Move&quot;;[' ;'.A991]))" office:value-type="string" office:string-value="Turn2">
            <text:p>Turn2</text:p>
          </table:table-cell>
          <table:table-cell table:formula="of:=[' ;'.B991]" office:value-type="string" office:string-value="rwing31">
            <text:p>rwing31</text:p>
          </table:table-cell>
          <table:table-cell table:formula="of:=LEFT([' ;'.D991];1)&amp;&quot;_&quot;&amp;RIGHT([' ;'.D991];4)" office:value-type="string" office:string-value="z_axis">
            <text:p>z_axis</text:p>
          </table:table-cell>
          <table:table-cell table:formula="of:=ROUND(VALUE(MID([' ;'.E991];2;LEN([' ;'.E991])-2));1)" office:value-type="float" office:value="0">
            <text:p>0</text:p>
          </table:table-cell>
          <table:table-cell table:formula="of:=VALUE(MID([' ;'.G991];2;LEN([' ;'.G991])-2))" office:value-type="float" office:value="13.577556">
            <text:p>13.577556</text:p>
          </table:table-cell>
          <table:table-cell table:formula="of:=ROUND([.E991]/[.$J$1];2)" office:value-type="float" office:value="13.58">
            <text:p>13.58</text:p>
          </table:table-cell>
          <table:table-cell/>
          <table:table-cell table:formula="of:=IF(RIGHT([.A991];5)=&quot;sleep&quot;;&quot;Sleep(&quot;&amp;[.$L$1]&amp;&quot;*&quot;&amp;ROUND(VALUE([.B991]);2)/[.$M$1]&amp;&quot;)&quot;;[.A991]&amp;&quot;( &quot;&amp;[.B991]&amp;&quot;, &quot;&amp;[.C991]&amp;&quot;, &quot;&amp;[.D991]&amp;&quot;, &quot;&amp;[.$I$1]&amp;&quot;*&quot;&amp;[.F991]&amp;&quot; )&quot;)" office:value-type="string" office:string-value="Turn2( rwing31, z_axis, 0, MOVEANIMATIONSPEED*13.58 )">
            <text:p>Turn2( rwing31, z_axis, 0, MOVEANIMATIONSPEED*13.58 )</text:p>
          </table:table-cell>
          <table:table-cell table:number-columns-repeated="6"/>
        </table:table-row>
        <table:table-row table:style-name="ro1">
          <table:table-cell table:formula="of:=IF(RIGHT([' ;'.A992];4)=&quot;turn&quot;;&quot;Turn2&quot;;IF(RIGHT([' ;'.A992];4)=&quot;move&quot;;&quot;Move&quot;;[' ;'.A992]))" office:value-type="string" office:string-value="Turn2">
            <text:p>Turn2</text:p>
          </table:table-cell>
          <table:table-cell table:formula="of:=[' ;'.B992]" office:value-type="string" office:string-value="rwing32">
            <text:p>rwing32</text:p>
          </table:table-cell>
          <table:table-cell table:formula="of:=LEFT([' ;'.D992];1)&amp;&quot;_&quot;&amp;RIGHT([' ;'.D992];4)" office:value-type="string" office:string-value="x_axis">
            <text:p>x_axis</text:p>
          </table:table-cell>
          <table:table-cell table:formula="of:=ROUND(VALUE(MID([' ;'.E992];2;LEN([' ;'.E992])-2));1)" office:value-type="float" office:value="0">
            <text:p>0</text:p>
          </table:table-cell>
          <table:table-cell table:formula="of:=VALUE(MID([' ;'.G992];2;LEN([' ;'.G992])-2))" office:value-type="float" office:value="1.60311">
            <text:p>1.60311</text:p>
          </table:table-cell>
          <table:table-cell table:formula="of:=ROUND([.E992]/[.$J$1];2)" office:value-type="float" office:value="1.6">
            <text:p>1.6</text:p>
          </table:table-cell>
          <table:table-cell/>
          <table:table-cell table:formula="of:=IF(RIGHT([.A992];5)=&quot;sleep&quot;;&quot;Sleep(&quot;&amp;[.$L$1]&amp;&quot;*&quot;&amp;ROUND(VALUE([.B992]);2)/[.$M$1]&amp;&quot;)&quot;;[.A992]&amp;&quot;( &quot;&amp;[.B992]&amp;&quot;, &quot;&amp;[.C992]&amp;&quot;, &quot;&amp;[.D992]&amp;&quot;, &quot;&amp;[.$I$1]&amp;&quot;*&quot;&amp;[.F992]&amp;&quot; )&quot;)" office:value-type="string" office:string-value="Turn2( rwing32, x_axis, 0, MOVEANIMATIONSPEED*1.6 )">
            <text:p>Turn2( rwing32, x_axis, 0, MOVEANIMATIONSPEED*1.6 )</text:p>
          </table:table-cell>
          <table:table-cell table:number-columns-repeated="6"/>
        </table:table-row>
        <table:table-row table:style-name="ro1">
          <table:table-cell table:formula="of:=IF(RIGHT([' ;'.A993];4)=&quot;turn&quot;;&quot;Turn2&quot;;IF(RIGHT([' ;'.A993];4)=&quot;move&quot;;&quot;Move&quot;;[' ;'.A993]))" office:value-type="string" office:string-value="Turn2">
            <text:p>Turn2</text:p>
          </table:table-cell>
          <table:table-cell table:formula="of:=[' ;'.B993]" office:value-type="string" office:string-value="rwing32">
            <text:p>rwing32</text:p>
          </table:table-cell>
          <table:table-cell table:formula="of:=LEFT([' ;'.D993];1)&amp;&quot;_&quot;&amp;RIGHT([' ;'.D993];4)" office:value-type="string" office:string-value="y_axis">
            <text:p>y_axis</text:p>
          </table:table-cell>
          <table:table-cell table:formula="of:=ROUND(VALUE(MID([' ;'.E993];2;LEN([' ;'.E993])-2));1)" office:value-type="float" office:value="0">
            <text:p>0</text:p>
          </table:table-cell>
          <table:table-cell table:formula="of:=VALUE(MID([' ;'.G993];2;LEN([' ;'.G993])-2))" office:value-type="float" office:value="22.435396">
            <text:p>22.435396</text:p>
          </table:table-cell>
          <table:table-cell table:formula="of:=ROUND([.E993]/[.$J$1];2)" office:value-type="float" office:value="22.44">
            <text:p>22.44</text:p>
          </table:table-cell>
          <table:table-cell/>
          <table:table-cell table:formula="of:=IF(RIGHT([.A993];5)=&quot;sleep&quot;;&quot;Sleep(&quot;&amp;[.$L$1]&amp;&quot;*&quot;&amp;ROUND(VALUE([.B993]);2)/[.$M$1]&amp;&quot;)&quot;;[.A993]&amp;&quot;( &quot;&amp;[.B993]&amp;&quot;, &quot;&amp;[.C993]&amp;&quot;, &quot;&amp;[.D993]&amp;&quot;, &quot;&amp;[.$I$1]&amp;&quot;*&quot;&amp;[.F993]&amp;&quot; )&quot;)" office:value-type="string" office:string-value="Turn2( rwing32, y_axis, 0, MOVEANIMATIONSPEED*22.44 )">
            <text:p>Turn2( rwing32, y_axis, 0, MOVEANIMATIONSPEED*22.44 )</text:p>
          </table:table-cell>
          <table:table-cell table:number-columns-repeated="6"/>
        </table:table-row>
        <table:table-row table:style-name="ro1">
          <table:table-cell table:formula="of:=IF(RIGHT([' ;'.A994];4)=&quot;turn&quot;;&quot;Turn2&quot;;IF(RIGHT([' ;'.A994];4)=&quot;move&quot;;&quot;Move&quot;;[' ;'.A994]))" office:value-type="string" office:string-value="Turn2">
            <text:p>Turn2</text:p>
          </table:table-cell>
          <table:table-cell table:formula="of:=[' ;'.B994]" office:value-type="string" office:string-value="rwing32">
            <text:p>rwing32</text:p>
          </table:table-cell>
          <table:table-cell table:formula="of:=LEFT([' ;'.D994];1)&amp;&quot;_&quot;&amp;RIGHT([' ;'.D994];4)" office:value-type="string" office:string-value="z_axis">
            <text:p>z_axis</text:p>
          </table:table-cell>
          <table:table-cell table:formula="of:=ROUND(VALUE(MID([' ;'.E994];2;LEN([' ;'.E994])-2));1)" office:value-type="float" office:value="0">
            <text:p>0</text:p>
          </table:table-cell>
          <table:table-cell table:formula="of:=VALUE(MID([' ;'.G994];2;LEN([' ;'.G994])-2))" office:value-type="float" office:value="13.815283">
            <text:p>13.815283</text:p>
          </table:table-cell>
          <table:table-cell table:formula="of:=ROUND([.E994]/[.$J$1];2)" office:value-type="float" office:value="13.82">
            <text:p>13.82</text:p>
          </table:table-cell>
          <table:table-cell/>
          <table:table-cell table:formula="of:=IF(RIGHT([.A994];5)=&quot;sleep&quot;;&quot;Sleep(&quot;&amp;[.$L$1]&amp;&quot;*&quot;&amp;ROUND(VALUE([.B994]);2)/[.$M$1]&amp;&quot;)&quot;;[.A994]&amp;&quot;( &quot;&amp;[.B994]&amp;&quot;, &quot;&amp;[.C994]&amp;&quot;, &quot;&amp;[.D994]&amp;&quot;, &quot;&amp;[.$I$1]&amp;&quot;*&quot;&amp;[.F994]&amp;&quot; )&quot;)" office:value-type="string" office:string-value="Turn2( rwing32, z_axis, 0, MOVEANIMATIONSPEED*13.82 )">
            <text:p>Turn2( rwing32, z_axis, 0, MOVEANIMATIONSPEED*13.82 )</text:p>
          </table:table-cell>
          <table:table-cell table:number-columns-repeated="6"/>
        </table:table-row>
        <table:table-row table:style-name="ro1">
          <table:table-cell table:formula="of:=IF(RIGHT([' ;'.A995];4)=&quot;turn&quot;;&quot;Turn2&quot;;IF(RIGHT([' ;'.A995];4)=&quot;move&quot;;&quot;Move&quot;;[' ;'.A995]))" office:value-type="string" office:string-value="Turn2">
            <text:p>Turn2</text:p>
          </table:table-cell>
          <table:table-cell table:formula="of:=[' ;'.B995]" office:value-type="string" office:string-value="rwing41">
            <text:p>rwing41</text:p>
          </table:table-cell>
          <table:table-cell table:formula="of:=LEFT([' ;'.D995];1)&amp;&quot;_&quot;&amp;RIGHT([' ;'.D995];4)" office:value-type="string" office:string-value="x_axis">
            <text:p>x_axis</text:p>
          </table:table-cell>
          <table:table-cell table:formula="of:=ROUND(VALUE(MID([' ;'.E995];2;LEN([' ;'.E995])-2));1)" office:value-type="float" office:value="0">
            <text:p>0</text:p>
          </table:table-cell>
          <table:table-cell table:formula="of:=VALUE(MID([' ;'.G995];2;LEN([' ;'.G995])-2))" office:value-type="float" office:value="1.548105">
            <text:p>1.548105</text:p>
          </table:table-cell>
          <table:table-cell table:formula="of:=ROUND([.E995]/[.$J$1];2)" office:value-type="float" office:value="1.55">
            <text:p>1.55</text:p>
          </table:table-cell>
          <table:table-cell/>
          <table:table-cell table:formula="of:=IF(RIGHT([.A995];5)=&quot;sleep&quot;;&quot;Sleep(&quot;&amp;[.$L$1]&amp;&quot;*&quot;&amp;ROUND(VALUE([.B995]);2)/[.$M$1]&amp;&quot;)&quot;;[.A995]&amp;&quot;( &quot;&amp;[.B995]&amp;&quot;, &quot;&amp;[.C995]&amp;&quot;, &quot;&amp;[.D995]&amp;&quot;, &quot;&amp;[.$I$1]&amp;&quot;*&quot;&amp;[.F995]&amp;&quot; )&quot;)" office:value-type="string" office:string-value="Turn2( rwing41, x_axis, 0, MOVEANIMATIONSPEED*1.55 )">
            <text:p>Turn2( rwing41, x_axis, 0, MOVEANIMATIONSPEED*1.55 )</text:p>
          </table:table-cell>
          <table:table-cell table:number-columns-repeated="6"/>
        </table:table-row>
        <table:table-row table:style-name="ro1">
          <table:table-cell table:formula="of:=IF(RIGHT([' ;'.A996];4)=&quot;turn&quot;;&quot;Turn2&quot;;IF(RIGHT([' ;'.A996];4)=&quot;move&quot;;&quot;Move&quot;;[' ;'.A996]))" office:value-type="string" office:string-value="Turn2">
            <text:p>Turn2</text:p>
          </table:table-cell>
          <table:table-cell table:formula="of:=[' ;'.B996]" office:value-type="string" office:string-value="rwing41">
            <text:p>rwing41</text:p>
          </table:table-cell>
          <table:table-cell table:formula="of:=LEFT([' ;'.D996];1)&amp;&quot;_&quot;&amp;RIGHT([' ;'.D996];4)" office:value-type="string" office:string-value="y_axis">
            <text:p>y_axis</text:p>
          </table:table-cell>
          <table:table-cell table:formula="of:=ROUND(VALUE(MID([' ;'.E996];2;LEN([' ;'.E996])-2));1)" office:value-type="float" office:value="0">
            <text:p>0</text:p>
          </table:table-cell>
          <table:table-cell table:formula="of:=VALUE(MID([' ;'.G996];2;LEN([' ;'.G996])-2))" office:value-type="float" office:value="22.202665">
            <text:p>22.202665</text:p>
          </table:table-cell>
          <table:table-cell table:formula="of:=ROUND([.E996]/[.$J$1];2)" office:value-type="float" office:value="22.2">
            <text:p>22.2</text:p>
          </table:table-cell>
          <table:table-cell/>
          <table:table-cell table:formula="of:=IF(RIGHT([.A996];5)=&quot;sleep&quot;;&quot;Sleep(&quot;&amp;[.$L$1]&amp;&quot;*&quot;&amp;ROUND(VALUE([.B996]);2)/[.$M$1]&amp;&quot;)&quot;;[.A996]&amp;&quot;( &quot;&amp;[.B996]&amp;&quot;, &quot;&amp;[.C996]&amp;&quot;, &quot;&amp;[.D996]&amp;&quot;, &quot;&amp;[.$I$1]&amp;&quot;*&quot;&amp;[.F996]&amp;&quot; )&quot;)" office:value-type="string" office:string-value="Turn2( rwing41, y_axis, 0, MOVEANIMATIONSPEED*22.2 )">
            <text:p>Turn2( rwing41, y_axis, 0, MOVEANIMATIONSPEED*22.2 )</text:p>
          </table:table-cell>
          <table:table-cell table:number-columns-repeated="6"/>
        </table:table-row>
        <table:table-row table:style-name="ro1">
          <table:table-cell table:formula="of:=IF(RIGHT([' ;'.A997];4)=&quot;turn&quot;;&quot;Turn2&quot;;IF(RIGHT([' ;'.A997];4)=&quot;move&quot;;&quot;Move&quot;;[' ;'.A997]))" office:value-type="string" office:string-value="Turn2">
            <text:p>Turn2</text:p>
          </table:table-cell>
          <table:table-cell table:formula="of:=[' ;'.B997]" office:value-type="string" office:string-value="rwing41">
            <text:p>rwing41</text:p>
          </table:table-cell>
          <table:table-cell table:formula="of:=LEFT([' ;'.D997];1)&amp;&quot;_&quot;&amp;RIGHT([' ;'.D997];4)" office:value-type="string" office:string-value="z_axis">
            <text:p>z_axis</text:p>
          </table:table-cell>
          <table:table-cell table:formula="of:=ROUND(VALUE(MID([' ;'.E997];2;LEN([' ;'.E997])-2));1)" office:value-type="float" office:value="0">
            <text:p>0</text:p>
          </table:table-cell>
          <table:table-cell table:formula="of:=VALUE(MID([' ;'.G997];2;LEN([' ;'.G997])-2))" office:value-type="float" office:value="13.577556">
            <text:p>13.577556</text:p>
          </table:table-cell>
          <table:table-cell table:formula="of:=ROUND([.E997]/[.$J$1];2)" office:value-type="float" office:value="13.58">
            <text:p>13.58</text:p>
          </table:table-cell>
          <table:table-cell/>
          <table:table-cell table:formula="of:=IF(RIGHT([.A997];5)=&quot;sleep&quot;;&quot;Sleep(&quot;&amp;[.$L$1]&amp;&quot;*&quot;&amp;ROUND(VALUE([.B997]);2)/[.$M$1]&amp;&quot;)&quot;;[.A997]&amp;&quot;( &quot;&amp;[.B997]&amp;&quot;, &quot;&amp;[.C997]&amp;&quot;, &quot;&amp;[.D997]&amp;&quot;, &quot;&amp;[.$I$1]&amp;&quot;*&quot;&amp;[.F997]&amp;&quot; )&quot;)" office:value-type="string" office:string-value="Turn2( rwing41, z_axis, 0, MOVEANIMATIONSPEED*13.58 )">
            <text:p>Turn2( rwing41, z_axis, 0, MOVEANIMATIONSPEED*13.58 )</text:p>
          </table:table-cell>
          <table:table-cell table:number-columns-repeated="6"/>
        </table:table-row>
        <table:table-row table:style-name="ro1">
          <table:table-cell table:formula="of:=IF(RIGHT([' ;'.A998];4)=&quot;turn&quot;;&quot;Turn2&quot;;IF(RIGHT([' ;'.A998];4)=&quot;move&quot;;&quot;Move&quot;;[' ;'.A998]))" office:value-type="string" office:string-value="Turn2">
            <text:p>Turn2</text:p>
          </table:table-cell>
          <table:table-cell table:formula="of:=[' ;'.B998]" office:value-type="string" office:string-value="rwing42">
            <text:p>rwing42</text:p>
          </table:table-cell>
          <table:table-cell table:formula="of:=LEFT([' ;'.D998];1)&amp;&quot;_&quot;&amp;RIGHT([' ;'.D998];4)" office:value-type="string" office:string-value="x_axis">
            <text:p>x_axis</text:p>
          </table:table-cell>
          <table:table-cell table:formula="of:=ROUND(VALUE(MID([' ;'.E998];2;LEN([' ;'.E998])-2));1)" office:value-type="float" office:value="0">
            <text:p>0</text:p>
          </table:table-cell>
          <table:table-cell table:formula="of:=VALUE(MID([' ;'.G998];2;LEN([' ;'.G998])-2))" office:value-type="float" office:value="1.401386">
            <text:p>1.401386</text:p>
          </table:table-cell>
          <table:table-cell table:formula="of:=ROUND([.E998]/[.$J$1];2)" office:value-type="float" office:value="1.4">
            <text:p>1.4</text:p>
          </table:table-cell>
          <table:table-cell/>
          <table:table-cell table:formula="of:=IF(RIGHT([.A998];5)=&quot;sleep&quot;;&quot;Sleep(&quot;&amp;[.$L$1]&amp;&quot;*&quot;&amp;ROUND(VALUE([.B998]);2)/[.$M$1]&amp;&quot;)&quot;;[.A998]&amp;&quot;( &quot;&amp;[.B998]&amp;&quot;, &quot;&amp;[.C998]&amp;&quot;, &quot;&amp;[.D998]&amp;&quot;, &quot;&amp;[.$I$1]&amp;&quot;*&quot;&amp;[.F998]&amp;&quot; )&quot;)" office:value-type="string" office:string-value="Turn2( rwing42, x_axis, 0, MOVEANIMATIONSPEED*1.4 )">
            <text:p>Turn2( rwing42, x_axis, 0, MOVEANIMATIONSPEED*1.4 )</text:p>
          </table:table-cell>
          <table:table-cell table:number-columns-repeated="6"/>
        </table:table-row>
        <table:table-row table:style-name="ro1">
          <table:table-cell table:formula="of:=IF(RIGHT([' ;'.A999];4)=&quot;turn&quot;;&quot;Turn2&quot;;IF(RIGHT([' ;'.A999];4)=&quot;move&quot;;&quot;Move&quot;;[' ;'.A999]))" office:value-type="string" office:string-value="Turn2">
            <text:p>Turn2</text:p>
          </table:table-cell>
          <table:table-cell table:formula="of:=[' ;'.B999]" office:value-type="string" office:string-value="rwing42">
            <text:p>rwing42</text:p>
          </table:table-cell>
          <table:table-cell table:formula="of:=LEFT([' ;'.D999];1)&amp;&quot;_&quot;&amp;RIGHT([' ;'.D999];4)" office:value-type="string" office:string-value="y_axis">
            <text:p>y_axis</text:p>
          </table:table-cell>
          <table:table-cell table:formula="of:=ROUND(VALUE(MID([' ;'.E999];2;LEN([' ;'.E999])-2));1)" office:value-type="float" office:value="0">
            <text:p>0</text:p>
          </table:table-cell>
          <table:table-cell table:formula="of:=VALUE(MID([' ;'.G999];2;LEN([' ;'.G999])-2))" office:value-type="float" office:value="21.532667">
            <text:p>21.532667</text:p>
          </table:table-cell>
          <table:table-cell table:formula="of:=ROUND([.E999]/[.$J$1];2)" office:value-type="float" office:value="21.53">
            <text:p>21.53</text:p>
          </table:table-cell>
          <table:table-cell/>
          <table:table-cell table:formula="of:=IF(RIGHT([.A999];5)=&quot;sleep&quot;;&quot;Sleep(&quot;&amp;[.$L$1]&amp;&quot;*&quot;&amp;ROUND(VALUE([.B999]);2)/[.$M$1]&amp;&quot;)&quot;;[.A999]&amp;&quot;( &quot;&amp;[.B999]&amp;&quot;, &quot;&amp;[.C999]&amp;&quot;, &quot;&amp;[.D999]&amp;&quot;, &quot;&amp;[.$I$1]&amp;&quot;*&quot;&amp;[.F999]&amp;&quot; )&quot;)" office:value-type="string" office:string-value="Turn2( rwing42, y_axis, 0, MOVEANIMATIONSPEED*21.53 )">
            <text:p>Turn2( rwing42, y_axis, 0, MOVEANIMATIONSPEED*21.53 )</text:p>
          </table:table-cell>
          <table:table-cell table:number-columns-repeated="6"/>
        </table:table-row>
        <table:table-row table:style-name="ro1">
          <table:table-cell table:formula="of:=IF(RIGHT([' ;'.A1000];4)=&quot;turn&quot;;&quot;Turn2&quot;;IF(RIGHT([' ;'.A1000];4)=&quot;move&quot;;&quot;Move&quot;;[' ;'.A1000]))" office:value-type="string" office:string-value="Turn2">
            <text:p>Turn2</text:p>
          </table:table-cell>
          <table:table-cell table:formula="of:=[' ;'.B1000]" office:value-type="string" office:string-value="rwing42">
            <text:p>rwing42</text:p>
          </table:table-cell>
          <table:table-cell table:formula="of:=LEFT([' ;'.D1000];1)&amp;&quot;_&quot;&amp;RIGHT([' ;'.D1000];4)" office:value-type="string" office:string-value="z_axis">
            <text:p>z_axis</text:p>
          </table:table-cell>
          <table:table-cell table:formula="of:=ROUND(VALUE(MID([' ;'.E1000];2;LEN([' ;'.E1000])-2));1)" office:value-type="float" office:value="0">
            <text:p>0</text:p>
          </table:table-cell>
          <table:table-cell table:formula="of:=VALUE(MID([' ;'.G1000];2;LEN([' ;'.G1000])-2))" office:value-type="float" office:value="12.912896">
            <text:p>12.912896</text:p>
          </table:table-cell>
          <table:table-cell table:formula="of:=ROUND([.E1000]/[.$J$1];2)" office:value-type="float" office:value="12.91">
            <text:p>12.91</text:p>
          </table:table-cell>
          <table:table-cell/>
          <table:table-cell table:formula="of:=IF(RIGHT([.A1000];5)=&quot;sleep&quot;;&quot;Sleep(&quot;&amp;[.$L$1]&amp;&quot;*&quot;&amp;ROUND(VALUE([.B1000]);2)/[.$M$1]&amp;&quot;)&quot;;[.A1000]&amp;&quot;( &quot;&amp;[.B1000]&amp;&quot;, &quot;&amp;[.C1000]&amp;&quot;, &quot;&amp;[.D1000]&amp;&quot;, &quot;&amp;[.$I$1]&amp;&quot;*&quot;&amp;[.F1000]&amp;&quot; )&quot;)" office:value-type="string" office:string-value="Turn2( rwing42, z_axis, 0, MOVEANIMATIONSPEED*12.91 )">
            <text:p>Turn2( rwing42, z_axis, 0, MOVEANIMATIONSPEED*12.91 )</text:p>
          </table:table-cell>
          <table:table-cell table:number-columns-repeated="6"/>
        </table:table-row>
        <table:table-row table:style-name="ro1">
          <table:table-cell table:formula="of:=IF(RIGHT([' ;'.A1001];4)=&quot;turn&quot;;&quot;Turn2&quot;;IF(RIGHT([' ;'.A1001];4)=&quot;move&quot;;&quot;Move&quot;;[' ;'.A1001]))" office:value-type="string" office:string-value="Turn2">
            <text:p>Turn2</text:p>
          </table:table-cell>
          <table:table-cell table:formula="of:=[' ;'.B1001]" office:value-type="string" office:string-value="rwing43">
            <text:p>rwing43</text:p>
          </table:table-cell>
          <table:table-cell table:formula="of:=LEFT([' ;'.D1001];1)&amp;&quot;_&quot;&amp;RIGHT([' ;'.D1001];4)" office:value-type="string" office:string-value="x_axis">
            <text:p>x_axis</text:p>
          </table:table-cell>
          <table:table-cell table:formula="of:=ROUND(VALUE(MID([' ;'.E1001];2;LEN([' ;'.E1001])-2));1)" office:value-type="float" office:value="0">
            <text:p>0</text:p>
          </table:table-cell>
          <table:table-cell table:formula="of:=VALUE(MID([' ;'.G1001];2;LEN([' ;'.G1001])-2))" office:value-type="float" office:value="1.097758">
            <text:p>1.097758</text:p>
          </table:table-cell>
          <table:table-cell table:formula="of:=ROUND([.E1001]/[.$J$1];2)" office:value-type="float" office:value="1.1">
            <text:p>1.1</text:p>
          </table:table-cell>
          <table:table-cell/>
          <table:table-cell table:formula="of:=IF(RIGHT([.A1001];5)=&quot;sleep&quot;;&quot;Sleep(&quot;&amp;[.$L$1]&amp;&quot;*&quot;&amp;ROUND(VALUE([.B1001]);2)/[.$M$1]&amp;&quot;)&quot;;[.A1001]&amp;&quot;( &quot;&amp;[.B1001]&amp;&quot;, &quot;&amp;[.C1001]&amp;&quot;, &quot;&amp;[.D1001]&amp;&quot;, &quot;&amp;[.$I$1]&amp;&quot;*&quot;&amp;[.F1001]&amp;&quot; )&quot;)" office:value-type="string" office:string-value="Turn2( rwing43, x_axis, 0, MOVEANIMATIONSPEED*1.1 )">
            <text:p>Turn2( rwing43, x_axis, 0, MOVEANIMATIONSPEED*1.1 )</text:p>
          </table:table-cell>
          <table:table-cell table:number-columns-repeated="6"/>
        </table:table-row>
        <table:table-row table:style-name="ro1">
          <table:table-cell table:formula="of:=IF(RIGHT([' ;'.A1002];4)=&quot;turn&quot;;&quot;Turn2&quot;;IF(RIGHT([' ;'.A1002];4)=&quot;move&quot;;&quot;Move&quot;;[' ;'.A1002]))" office:value-type="string" office:string-value="Turn2">
            <text:p>Turn2</text:p>
          </table:table-cell>
          <table:table-cell table:formula="of:=[' ;'.B1002]" office:value-type="string" office:string-value="rwing43">
            <text:p>rwing43</text:p>
          </table:table-cell>
          <table:table-cell table:formula="of:=LEFT([' ;'.D1002];1)&amp;&quot;_&quot;&amp;RIGHT([' ;'.D1002];4)" office:value-type="string" office:string-value="y_axis">
            <text:p>y_axis</text:p>
          </table:table-cell>
          <table:table-cell table:formula="of:=ROUND(VALUE(MID([' ;'.E1002];2;LEN([' ;'.E1002])-2));1)" office:value-type="float" office:value="0">
            <text:p>0</text:p>
          </table:table-cell>
          <table:table-cell table:formula="of:=VALUE(MID([' ;'.G1002];2;LEN([' ;'.G1002])-2))" office:value-type="float" office:value="19.848756">
            <text:p>19.848756</text:p>
          </table:table-cell>
          <table:table-cell table:formula="of:=ROUND([.E1002]/[.$J$1];2)" office:value-type="float" office:value="19.85">
            <text:p>19.85</text:p>
          </table:table-cell>
          <table:table-cell/>
          <table:table-cell table:formula="of:=IF(RIGHT([.A1002];5)=&quot;sleep&quot;;&quot;Sleep(&quot;&amp;[.$L$1]&amp;&quot;*&quot;&amp;ROUND(VALUE([.B1002]);2)/[.$M$1]&amp;&quot;)&quot;;[.A1002]&amp;&quot;( &quot;&amp;[.B1002]&amp;&quot;, &quot;&amp;[.C1002]&amp;&quot;, &quot;&amp;[.D1002]&amp;&quot;, &quot;&amp;[.$I$1]&amp;&quot;*&quot;&amp;[.F1002]&amp;&quot; )&quot;)" office:value-type="string" office:string-value="Turn2( rwing43, y_axis, 0, MOVEANIMATIONSPEED*19.85 )">
            <text:p>Turn2( rwing43, y_axis, 0, MOVEANIMATIONSPEED*19.85 )</text:p>
          </table:table-cell>
          <table:table-cell table:number-columns-repeated="6"/>
        </table:table-row>
        <table:table-row table:style-name="ro1">
          <table:table-cell table:formula="of:=IF(RIGHT([' ;'.A1003];4)=&quot;turn&quot;;&quot;Turn2&quot;;IF(RIGHT([' ;'.A1003];4)=&quot;move&quot;;&quot;Move&quot;;[' ;'.A1003]))" office:value-type="string" office:string-value="Turn2">
            <text:p>Turn2</text:p>
          </table:table-cell>
          <table:table-cell table:formula="of:=[' ;'.B1003]" office:value-type="string" office:string-value="rwing43">
            <text:p>rwing43</text:p>
          </table:table-cell>
          <table:table-cell table:formula="of:=LEFT([' ;'.D1003];1)&amp;&quot;_&quot;&amp;RIGHT([' ;'.D1003];4)" office:value-type="string" office:string-value="z_axis">
            <text:p>z_axis</text:p>
          </table:table-cell>
          <table:table-cell table:formula="of:=ROUND(VALUE(MID([' ;'.E1003];2;LEN([' ;'.E1003])-2));1)" office:value-type="float" office:value="0">
            <text:p>0</text:p>
          </table:table-cell>
          <table:table-cell table:formula="of:=VALUE(MID([' ;'.G1003];2;LEN([' ;'.G1003])-2))" office:value-type="float" office:value="11.356499">
            <text:p>11.356499</text:p>
          </table:table-cell>
          <table:table-cell table:formula="of:=ROUND([.E1003]/[.$J$1];2)" office:value-type="float" office:value="11.36">
            <text:p>11.36</text:p>
          </table:table-cell>
          <table:table-cell/>
          <table:table-cell table:formula="of:=IF(RIGHT([.A1003];5)=&quot;sleep&quot;;&quot;Sleep(&quot;&amp;[.$L$1]&amp;&quot;*&quot;&amp;ROUND(VALUE([.B1003]);2)/[.$M$1]&amp;&quot;)&quot;;[.A1003]&amp;&quot;( &quot;&amp;[.B1003]&amp;&quot;, &quot;&amp;[.C1003]&amp;&quot;, &quot;&amp;[.D1003]&amp;&quot;, &quot;&amp;[.$I$1]&amp;&quot;*&quot;&amp;[.F1003]&amp;&quot; )&quot;)" office:value-type="string" office:string-value="Turn2( rwing43, z_axis, 0, MOVEANIMATIONSPEED*11.36 )">
            <text:p>Turn2( rwing43, z_axis, 0, MOVEANIMATIONSPEED*11.36 )</text:p>
          </table:table-cell>
          <table:table-cell table:number-columns-repeated="6"/>
        </table:table-row>
        <table:table-row table:style-name="ro1">
          <table:table-cell table:formula="of:=IF(RIGHT([' ;'.A1004];4)=&quot;turn&quot;;&quot;Turn2&quot;;IF(RIGHT([' ;'.A1004];4)=&quot;move&quot;;&quot;Move&quot;;[' ;'.A1004]))" office:value-type="string" office:string-value="Turn2">
            <text:p>Turn2</text:p>
          </table:table-cell>
          <table:table-cell table:formula="of:=[' ;'.B1004]" office:value-type="string" office:string-value="rwing51">
            <text:p>rwing51</text:p>
          </table:table-cell>
          <table:table-cell table:formula="of:=LEFT([' ;'.D1004];1)&amp;&quot;_&quot;&amp;RIGHT([' ;'.D1004];4)" office:value-type="string" office:string-value="x_axis">
            <text:p>x_axis</text:p>
          </table:table-cell>
          <table:table-cell table:formula="of:=ROUND(VALUE(MID([' ;'.E1004];2;LEN([' ;'.E1004])-2));1)" office:value-type="float" office:value="0">
            <text:p>0</text:p>
          </table:table-cell>
          <table:table-cell table:formula="of:=VALUE(MID([' ;'.G1004];2;LEN([' ;'.G1004])-2))" office:value-type="float" office:value="3.944362">
            <text:p>3.944362</text:p>
          </table:table-cell>
          <table:table-cell table:formula="of:=ROUND([.E1004]/[.$J$1];2)" office:value-type="float" office:value="3.94">
            <text:p>3.94</text:p>
          </table:table-cell>
          <table:table-cell/>
          <table:table-cell table:formula="of:=IF(RIGHT([.A1004];5)=&quot;sleep&quot;;&quot;Sleep(&quot;&amp;[.$L$1]&amp;&quot;*&quot;&amp;ROUND(VALUE([.B1004]);2)/[.$M$1]&amp;&quot;)&quot;;[.A1004]&amp;&quot;( &quot;&amp;[.B1004]&amp;&quot;, &quot;&amp;[.C1004]&amp;&quot;, &quot;&amp;[.D1004]&amp;&quot;, &quot;&amp;[.$I$1]&amp;&quot;*&quot;&amp;[.F1004]&amp;&quot; )&quot;)" office:value-type="string" office:string-value="Turn2( rwing51, x_axis, 0, MOVEANIMATIONSPEED*3.94 )">
            <text:p>Turn2( rwing51, x_axis, 0, MOVEANIMATIONSPEED*3.94 )</text:p>
          </table:table-cell>
          <table:table-cell table:number-columns-repeated="6"/>
        </table:table-row>
        <table:table-row table:style-name="ro1">
          <table:table-cell table:formula="of:=IF(RIGHT([' ;'.A1005];4)=&quot;turn&quot;;&quot;Turn2&quot;;IF(RIGHT([' ;'.A1005];4)=&quot;move&quot;;&quot;Move&quot;;[' ;'.A1005]))" office:value-type="string" office:string-value="Turn2">
            <text:p>Turn2</text:p>
          </table:table-cell>
          <table:table-cell table:formula="of:=[' ;'.B1005]" office:value-type="string" office:string-value="rwing51">
            <text:p>rwing51</text:p>
          </table:table-cell>
          <table:table-cell table:formula="of:=LEFT([' ;'.D1005];1)&amp;&quot;_&quot;&amp;RIGHT([' ;'.D1005];4)" office:value-type="string" office:string-value="y_axis">
            <text:p>y_axis</text:p>
          </table:table-cell>
          <table:table-cell table:formula="of:=ROUND(VALUE(MID([' ;'.E1005];2;LEN([' ;'.E1005])-2));1)" office:value-type="float" office:value="0">
            <text:p>0</text:p>
          </table:table-cell>
          <table:table-cell table:formula="of:=VALUE(MID([' ;'.G1005];2;LEN([' ;'.G1005])-2))" office:value-type="float" office:value="27.802695">
            <text:p>27.802695</text:p>
          </table:table-cell>
          <table:table-cell table:formula="of:=ROUND([.E1005]/[.$J$1];2)" office:value-type="float" office:value="27.8">
            <text:p>27.8</text:p>
          </table:table-cell>
          <table:table-cell/>
          <table:table-cell table:formula="of:=IF(RIGHT([.A1005];5)=&quot;sleep&quot;;&quot;Sleep(&quot;&amp;[.$L$1]&amp;&quot;*&quot;&amp;ROUND(VALUE([.B1005]);2)/[.$M$1]&amp;&quot;)&quot;;[.A1005]&amp;&quot;( &quot;&amp;[.B1005]&amp;&quot;, &quot;&amp;[.C1005]&amp;&quot;, &quot;&amp;[.D1005]&amp;&quot;, &quot;&amp;[.$I$1]&amp;&quot;*&quot;&amp;[.F1005]&amp;&quot; )&quot;)" office:value-type="string" office:string-value="Turn2( rwing51, y_axis, 0, MOVEANIMATIONSPEED*27.8 )">
            <text:p>Turn2( rwing51, y_axis, 0, MOVEANIMATIONSPEED*27.8 )</text:p>
          </table:table-cell>
          <table:table-cell table:number-columns-repeated="6"/>
        </table:table-row>
        <table:table-row table:style-name="ro1">
          <table:table-cell table:formula="of:=IF(RIGHT([' ;'.A1006];4)=&quot;turn&quot;;&quot;Turn2&quot;;IF(RIGHT([' ;'.A1006];4)=&quot;move&quot;;&quot;Move&quot;;[' ;'.A1006]))" office:value-type="string" office:string-value="Turn2">
            <text:p>Turn2</text:p>
          </table:table-cell>
          <table:table-cell table:formula="of:=[' ;'.B1006]" office:value-type="string" office:string-value="rwing51">
            <text:p>rwing51</text:p>
          </table:table-cell>
          <table:table-cell table:formula="of:=LEFT([' ;'.D1006];1)&amp;&quot;_&quot;&amp;RIGHT([' ;'.D1006];4)" office:value-type="string" office:string-value="z_axis">
            <text:p>z_axis</text:p>
          </table:table-cell>
          <table:table-cell table:formula="of:=ROUND(VALUE(MID([' ;'.E1006];2;LEN([' ;'.E1006])-2));1)" office:value-type="float" office:value="0">
            <text:p>0</text:p>
          </table:table-cell>
          <table:table-cell table:formula="of:=VALUE(MID([' ;'.G1006];2;LEN([' ;'.G1006])-2))" office:value-type="float" office:value="21.027113">
            <text:p>21.027113</text:p>
          </table:table-cell>
          <table:table-cell table:formula="of:=ROUND([.E1006]/[.$J$1];2)" office:value-type="float" office:value="21.03">
            <text:p>21.03</text:p>
          </table:table-cell>
          <table:table-cell/>
          <table:table-cell table:formula="of:=IF(RIGHT([.A1006];5)=&quot;sleep&quot;;&quot;Sleep(&quot;&amp;[.$L$1]&amp;&quot;*&quot;&amp;ROUND(VALUE([.B1006]);2)/[.$M$1]&amp;&quot;)&quot;;[.A1006]&amp;&quot;( &quot;&amp;[.B1006]&amp;&quot;, &quot;&amp;[.C1006]&amp;&quot;, &quot;&amp;[.D1006]&amp;&quot;, &quot;&amp;[.$I$1]&amp;&quot;*&quot;&amp;[.F1006]&amp;&quot; )&quot;)" office:value-type="string" office:string-value="Turn2( rwing51, z_axis, 0, MOVEANIMATIONSPEED*21.03 )">
            <text:p>Turn2( rwing51, z_axis, 0, MOVEANIMATIONSPEED*21.03 )</text:p>
          </table:table-cell>
          <table:table-cell table:number-columns-repeated="6"/>
        </table:table-row>
        <table:table-row table:style-name="ro1">
          <table:table-cell table:formula="of:=IF(RIGHT([' ;'.A1007];4)=&quot;turn&quot;;&quot;Turn2&quot;;IF(RIGHT([' ;'.A1007];4)=&quot;move&quot;;&quot;Move&quot;;[' ;'.A1007]))" office:value-type="string" office:string-value="Turn2">
            <text:p>Turn2</text:p>
          </table:table-cell>
          <table:table-cell table:formula="of:=[' ;'.B1007]" office:value-type="string" office:string-value="rwing52">
            <text:p>rwing52</text:p>
          </table:table-cell>
          <table:table-cell table:formula="of:=LEFT([' ;'.D1007];1)&amp;&quot;_&quot;&amp;RIGHT([' ;'.D1007];4)" office:value-type="string" office:string-value="x_axis">
            <text:p>x_axis</text:p>
          </table:table-cell>
          <table:table-cell table:formula="of:=ROUND(VALUE(MID([' ;'.E1007];2;LEN([' ;'.E1007])-2));1)" office:value-type="float" office:value="0">
            <text:p>0</text:p>
          </table:table-cell>
          <table:table-cell table:formula="of:=VALUE(MID([' ;'.G1007];2;LEN([' ;'.G1007])-2))" office:value-type="float" office:value="1.463527">
            <text:p>1.463527</text:p>
          </table:table-cell>
          <table:table-cell table:formula="of:=ROUND([.E1007]/[.$J$1];2)" office:value-type="float" office:value="1.46">
            <text:p>1.46</text:p>
          </table:table-cell>
          <table:table-cell/>
          <table:table-cell table:formula="of:=IF(RIGHT([.A1007];5)=&quot;sleep&quot;;&quot;Sleep(&quot;&amp;[.$L$1]&amp;&quot;*&quot;&amp;ROUND(VALUE([.B1007]);2)/[.$M$1]&amp;&quot;)&quot;;[.A1007]&amp;&quot;( &quot;&amp;[.B1007]&amp;&quot;, &quot;&amp;[.C1007]&amp;&quot;, &quot;&amp;[.D1007]&amp;&quot;, &quot;&amp;[.$I$1]&amp;&quot;*&quot;&amp;[.F1007]&amp;&quot; )&quot;)" office:value-type="string" office:string-value="Turn2( rwing52, x_axis, 0, MOVEANIMATIONSPEED*1.46 )">
            <text:p>Turn2( rwing52, x_axis, 0, MOVEANIMATIONSPEED*1.46 )</text:p>
          </table:table-cell>
          <table:table-cell table:number-columns-repeated="6"/>
        </table:table-row>
        <table:table-row table:style-name="ro1">
          <table:table-cell table:formula="of:=IF(RIGHT([' ;'.A1008];4)=&quot;turn&quot;;&quot;Turn2&quot;;IF(RIGHT([' ;'.A1008];4)=&quot;move&quot;;&quot;Move&quot;;[' ;'.A1008]))" office:value-type="string" office:string-value="Turn2">
            <text:p>Turn2</text:p>
          </table:table-cell>
          <table:table-cell table:formula="of:=[' ;'.B1008]" office:value-type="string" office:string-value="rwing52">
            <text:p>rwing52</text:p>
          </table:table-cell>
          <table:table-cell table:formula="of:=LEFT([' ;'.D1008];1)&amp;&quot;_&quot;&amp;RIGHT([' ;'.D1008];4)" office:value-type="string" office:string-value="y_axis">
            <text:p>y_axis</text:p>
          </table:table-cell>
          <table:table-cell table:formula="of:=ROUND(VALUE(MID([' ;'.E1008];2;LEN([' ;'.E1008])-2));1)" office:value-type="float" office:value="0">
            <text:p>0</text:p>
          </table:table-cell>
          <table:table-cell table:formula="of:=VALUE(MID([' ;'.G1008];2;LEN([' ;'.G1008])-2))" office:value-type="float" office:value="21.825724">
            <text:p>21.825724</text:p>
          </table:table-cell>
          <table:table-cell table:formula="of:=ROUND([.E1008]/[.$J$1];2)" office:value-type="float" office:value="21.83">
            <text:p>21.83</text:p>
          </table:table-cell>
          <table:table-cell/>
          <table:table-cell table:formula="of:=IF(RIGHT([.A1008];5)=&quot;sleep&quot;;&quot;Sleep(&quot;&amp;[.$L$1]&amp;&quot;*&quot;&amp;ROUND(VALUE([.B1008]);2)/[.$M$1]&amp;&quot;)&quot;;[.A1008]&amp;&quot;( &quot;&amp;[.B1008]&amp;&quot;, &quot;&amp;[.C1008]&amp;&quot;, &quot;&amp;[.D1008]&amp;&quot;, &quot;&amp;[.$I$1]&amp;&quot;*&quot;&amp;[.F1008]&amp;&quot; )&quot;)" office:value-type="string" office:string-value="Turn2( rwing52, y_axis, 0, MOVEANIMATIONSPEED*21.83 )">
            <text:p>Turn2( rwing52, y_axis, 0, MOVEANIMATIONSPEED*21.83 )</text:p>
          </table:table-cell>
          <table:table-cell table:number-columns-repeated="6"/>
        </table:table-row>
        <table:table-row table:style-name="ro1">
          <table:table-cell table:formula="of:=IF(RIGHT([' ;'.A1009];4)=&quot;turn&quot;;&quot;Turn2&quot;;IF(RIGHT([' ;'.A1009];4)=&quot;move&quot;;&quot;Move&quot;;[' ;'.A1009]))" office:value-type="string" office:string-value="Turn2">
            <text:p>Turn2</text:p>
          </table:table-cell>
          <table:table-cell table:formula="of:=[' ;'.B1009]" office:value-type="string" office:string-value="rwing52">
            <text:p>rwing52</text:p>
          </table:table-cell>
          <table:table-cell table:formula="of:=LEFT([' ;'.D1009];1)&amp;&quot;_&quot;&amp;RIGHT([' ;'.D1009];4)" office:value-type="string" office:string-value="z_axis">
            <text:p>z_axis</text:p>
          </table:table-cell>
          <table:table-cell table:formula="of:=ROUND(VALUE(MID([' ;'.E1009];2;LEN([' ;'.E1009])-2));1)" office:value-type="float" office:value="0">
            <text:p>0</text:p>
          </table:table-cell>
          <table:table-cell table:formula="of:=VALUE(MID([' ;'.G1009];2;LEN([' ;'.G1009])-2))" office:value-type="float" office:value="13.20015">
            <text:p>13.20015</text:p>
          </table:table-cell>
          <table:table-cell table:formula="of:=ROUND([.E1009]/[.$J$1];2)" office:value-type="float" office:value="13.2">
            <text:p>13.2</text:p>
          </table:table-cell>
          <table:table-cell/>
          <table:table-cell table:formula="of:=IF(RIGHT([.A1009];5)=&quot;sleep&quot;;&quot;Sleep(&quot;&amp;[.$L$1]&amp;&quot;*&quot;&amp;ROUND(VALUE([.B1009]);2)/[.$M$1]&amp;&quot;)&quot;;[.A1009]&amp;&quot;( &quot;&amp;[.B1009]&amp;&quot;, &quot;&amp;[.C1009]&amp;&quot;, &quot;&amp;[.D1009]&amp;&quot;, &quot;&amp;[.$I$1]&amp;&quot;*&quot;&amp;[.F1009]&amp;&quot; )&quot;)" office:value-type="string" office:string-value="Turn2( rwing52, z_axis, 0, MOVEANIMATIONSPEED*13.2 )">
            <text:p>Turn2( rwing52, z_axis, 0, MOVEANIMATIONSPEED*13.2 )</text:p>
          </table:table-cell>
          <table:table-cell table:number-columns-repeated="6"/>
        </table:table-row>
        <table:table-row table:style-name="ro1">
          <table:table-cell table:formula="of:=IF(RIGHT([' ;'.A1010];4)=&quot;turn&quot;;&quot;Turn2&quot;;IF(RIGHT([' ;'.A1010];4)=&quot;move&quot;;&quot;Move&quot;;[' ;'.A1010]))" office:value-type="string" office:string-value="Turn2">
            <text:p>Turn2</text:p>
          </table:table-cell>
          <table:table-cell table:formula="of:=[' ;'.B1010]" office:value-type="string" office:string-value="rwing53">
            <text:p>rwing53</text:p>
          </table:table-cell>
          <table:table-cell table:formula="of:=LEFT([' ;'.D1010];1)&amp;&quot;_&quot;&amp;RIGHT([' ;'.D1010];4)" office:value-type="string" office:string-value="x_axis">
            <text:p>x_axis</text:p>
          </table:table-cell>
          <table:table-cell table:formula="of:=ROUND(VALUE(MID([' ;'.E1010];2;LEN([' ;'.E1010])-2));1)" office:value-type="float" office:value="0">
            <text:p>0</text:p>
          </table:table-cell>
          <table:table-cell table:formula="of:=VALUE(MID([' ;'.G1010];2;LEN([' ;'.G1010])-2))" office:value-type="float" office:value="0.387963">
            <text:p>0.387963</text:p>
          </table:table-cell>
          <table:table-cell table:formula="of:=ROUND([.E1010]/[.$J$1];2)" office:value-type="float" office:value="0.39">
            <text:p>0.39</text:p>
          </table:table-cell>
          <table:table-cell/>
          <table:table-cell table:formula="of:=IF(RIGHT([.A1010];5)=&quot;sleep&quot;;&quot;Sleep(&quot;&amp;[.$L$1]&amp;&quot;*&quot;&amp;ROUND(VALUE([.B1010]);2)/[.$M$1]&amp;&quot;)&quot;;[.A1010]&amp;&quot;( &quot;&amp;[.B1010]&amp;&quot;, &quot;&amp;[.C1010]&amp;&quot;, &quot;&amp;[.D1010]&amp;&quot;, &quot;&amp;[.$I$1]&amp;&quot;*&quot;&amp;[.F1010]&amp;&quot; )&quot;)" office:value-type="string" office:string-value="Turn2( rwing53, x_axis, 0, MOVEANIMATIONSPEED*0.39 )">
            <text:p>Turn2( rwing53, x_axis, 0, MOVEANIMATIONSPEED*0.39 )</text:p>
          </table:table-cell>
          <table:table-cell table:number-columns-repeated="6"/>
        </table:table-row>
        <table:table-row table:style-name="ro1">
          <table:table-cell table:formula="of:=IF(RIGHT([' ;'.A1011];4)=&quot;turn&quot;;&quot;Turn2&quot;;IF(RIGHT([' ;'.A1011];4)=&quot;move&quot;;&quot;Move&quot;;[' ;'.A1011]))" office:value-type="string" office:string-value="Turn2">
            <text:p>Turn2</text:p>
          </table:table-cell>
          <table:table-cell table:formula="of:=[' ;'.B1011]" office:value-type="string" office:string-value="rwing53">
            <text:p>rwing53</text:p>
          </table:table-cell>
          <table:table-cell table:formula="of:=LEFT([' ;'.D1011];1)&amp;&quot;_&quot;&amp;RIGHT([' ;'.D1011];4)" office:value-type="string" office:string-value="y_axis">
            <text:p>y_axis</text:p>
          </table:table-cell>
          <table:table-cell table:formula="of:=ROUND(VALUE(MID([' ;'.E1011];2;LEN([' ;'.E1011])-2));1)" office:value-type="float" office:value="0">
            <text:p>0</text:p>
          </table:table-cell>
          <table:table-cell table:formula="of:=VALUE(MID([' ;'.G1011];2;LEN([' ;'.G1011])-2))" office:value-type="float" office:value="11.294885">
            <text:p>11.294885</text:p>
          </table:table-cell>
          <table:table-cell table:formula="of:=ROUND([.E1011]/[.$J$1];2)" office:value-type="float" office:value="11.29">
            <text:p>11.29</text:p>
          </table:table-cell>
          <table:table-cell/>
          <table:table-cell table:formula="of:=IF(RIGHT([.A1011];5)=&quot;sleep&quot;;&quot;Sleep(&quot;&amp;[.$L$1]&amp;&quot;*&quot;&amp;ROUND(VALUE([.B1011]);2)/[.$M$1]&amp;&quot;)&quot;;[.A1011]&amp;&quot;( &quot;&amp;[.B1011]&amp;&quot;, &quot;&amp;[.C1011]&amp;&quot;, &quot;&amp;[.D1011]&amp;&quot;, &quot;&amp;[.$I$1]&amp;&quot;*&quot;&amp;[.F1011]&amp;&quot; )&quot;)" office:value-type="string" office:string-value="Turn2( rwing53, y_axis, 0, MOVEANIMATIONSPEED*11.29 )">
            <text:p>Turn2( rwing53, y_axis, 0, MOVEANIMATIONSPEED*11.29 )</text:p>
          </table:table-cell>
          <table:table-cell table:number-columns-repeated="6"/>
        </table:table-row>
        <table:table-row table:style-name="ro1">
          <table:table-cell table:formula="of:=IF(RIGHT([' ;'.A1012];4)=&quot;turn&quot;;&quot;Turn2&quot;;IF(RIGHT([' ;'.A1012];4)=&quot;move&quot;;&quot;Move&quot;;[' ;'.A1012]))" office:value-type="string" office:string-value="Turn2">
            <text:p>Turn2</text:p>
          </table:table-cell>
          <table:table-cell table:formula="of:=[' ;'.B1012]" office:value-type="string" office:string-value="rwing53">
            <text:p>rwing53</text:p>
          </table:table-cell>
          <table:table-cell table:formula="of:=LEFT([' ;'.D1012];1)&amp;&quot;_&quot;&amp;RIGHT([' ;'.D1012];4)" office:value-type="string" office:string-value="z_axis">
            <text:p>z_axis</text:p>
          </table:table-cell>
          <table:table-cell table:formula="of:=ROUND(VALUE(MID([' ;'.E1012];2;LEN([' ;'.E1012])-2));1)" office:value-type="float" office:value="0">
            <text:p>0</text:p>
          </table:table-cell>
          <table:table-cell table:formula="of:=VALUE(MID([' ;'.G1012];2;LEN([' ;'.G1012])-2))" office:value-type="float" office:value="5.180112">
            <text:p>5.180112</text:p>
          </table:table-cell>
          <table:table-cell table:formula="of:=ROUND([.E1012]/[.$J$1];2)" office:value-type="float" office:value="5.18">
            <text:p>5.18</text:p>
          </table:table-cell>
          <table:table-cell/>
          <table:table-cell table:formula="of:=IF(RIGHT([.A1012];5)=&quot;sleep&quot;;&quot;Sleep(&quot;&amp;[.$L$1]&amp;&quot;*&quot;&amp;ROUND(VALUE([.B1012]);2)/[.$M$1]&amp;&quot;)&quot;;[.A1012]&amp;&quot;( &quot;&amp;[.B1012]&amp;&quot;, &quot;&amp;[.C1012]&amp;&quot;, &quot;&amp;[.D1012]&amp;&quot;, &quot;&amp;[.$I$1]&amp;&quot;*&quot;&amp;[.F1012]&amp;&quot; )&quot;)" office:value-type="string" office:string-value="Turn2( rwing53, z_axis, 0, MOVEANIMATIONSPEED*5.18 )">
            <text:p>Turn2( rwing53, z_axis, 0, MOVEANIMATIONSPEED*5.18 )</text:p>
          </table:table-cell>
          <table:table-cell table:number-columns-repeated="6"/>
        </table:table-row>
        <table:table-row table:style-name="ro1">
          <table:table-cell table:formula="of:=IF(RIGHT([' ;'.A1013];4)=&quot;turn&quot;;&quot;Turn2&quot;;IF(RIGHT([' ;'.A1013];4)=&quot;move&quot;;&quot;Move&quot;;[' ;'.A1013]))" office:value-type="string" office:string-value="Turn2">
            <text:p>Turn2</text:p>
          </table:table-cell>
          <table:table-cell table:formula="of:=[' ;'.B1013]" office:value-type="string" office:string-value="tail1">
            <text:p>tail1</text:p>
          </table:table-cell>
          <table:table-cell table:formula="of:=LEFT([' ;'.D1013];1)&amp;&quot;_&quot;&amp;RIGHT([' ;'.D1013];4)" office:value-type="string" office:string-value="x_axis">
            <text:p>x_axis</text:p>
          </table:table-cell>
          <table:table-cell table:formula="of:=ROUND(VALUE(MID([' ;'.E1013];2;LEN([' ;'.E1013])-2));1)" office:value-type="float" office:value="0">
            <text:p>0</text:p>
          </table:table-cell>
          <table:table-cell table:formula="of:=VALUE(MID([' ;'.G1013];2;LEN([' ;'.G1013])-2))" office:value-type="float" office:value="5.705718">
            <text:p>5.705718</text:p>
          </table:table-cell>
          <table:table-cell table:formula="of:=ROUND([.E1013]/[.$J$1];2)" office:value-type="float" office:value="5.71">
            <text:p>5.71</text:p>
          </table:table-cell>
          <table:table-cell/>
          <table:table-cell table:formula="of:=IF(RIGHT([.A1013];5)=&quot;sleep&quot;;&quot;Sleep(&quot;&amp;[.$L$1]&amp;&quot;*&quot;&amp;ROUND(VALUE([.B1013]);2)/[.$M$1]&amp;&quot;)&quot;;[.A1013]&amp;&quot;( &quot;&amp;[.B1013]&amp;&quot;, &quot;&amp;[.C1013]&amp;&quot;, &quot;&amp;[.D1013]&amp;&quot;, &quot;&amp;[.$I$1]&amp;&quot;*&quot;&amp;[.F1013]&amp;&quot; )&quot;)" office:value-type="string" office:string-value="Turn2( tail1, x_axis, 0, MOVEANIMATIONSPEED*5.71 )">
            <text:p>Turn2( tail1, x_axis, 0, MOVEANIMATIONSPEED*5.71 )</text:p>
          </table:table-cell>
          <table:table-cell table:number-columns-repeated="6"/>
        </table:table-row>
        <table:table-row table:style-name="ro1">
          <table:table-cell table:formula="of:=IF(RIGHT([' ;'.A1014];4)=&quot;turn&quot;;&quot;Turn2&quot;;IF(RIGHT([' ;'.A1014];4)=&quot;move&quot;;&quot;Move&quot;;[' ;'.A1014]))" office:value-type="string" office:string-value="Turn2">
            <text:p>Turn2</text:p>
          </table:table-cell>
          <table:table-cell table:formula="of:=[' ;'.B1014]" office:value-type="string" office:string-value="tail1">
            <text:p>tail1</text:p>
          </table:table-cell>
          <table:table-cell table:formula="of:=LEFT([' ;'.D1014];1)&amp;&quot;_&quot;&amp;RIGHT([' ;'.D1014];4)" office:value-type="string" office:string-value="y_axis">
            <text:p>y_axis</text:p>
          </table:table-cell>
          <table:table-cell table:formula="of:=ROUND(VALUE(MID([' ;'.E1014];2;LEN([' ;'.E1014])-2));1)" office:value-type="float" office:value="0">
            <text:p>0</text:p>
          </table:table-cell>
          <table:table-cell table:formula="of:=VALUE(MID([' ;'.G1014];2;LEN([' ;'.G1014])-2))" office:value-type="float" office:value="92.867292">
            <text:p>92.867292</text:p>
          </table:table-cell>
          <table:table-cell table:formula="of:=ROUND([.E1014]/[.$J$1];2)" office:value-type="float" office:value="92.87">
            <text:p>92.87</text:p>
          </table:table-cell>
          <table:table-cell/>
          <table:table-cell table:formula="of:=IF(RIGHT([.A1014];5)=&quot;sleep&quot;;&quot;Sleep(&quot;&amp;[.$L$1]&amp;&quot;*&quot;&amp;ROUND(VALUE([.B1014]);2)/[.$M$1]&amp;&quot;)&quot;;[.A1014]&amp;&quot;( &quot;&amp;[.B1014]&amp;&quot;, &quot;&amp;[.C1014]&amp;&quot;, &quot;&amp;[.D1014]&amp;&quot;, &quot;&amp;[.$I$1]&amp;&quot;*&quot;&amp;[.F1014]&amp;&quot; )&quot;)" office:value-type="string" office:string-value="Turn2( tail1, y_axis, 0, MOVEANIMATIONSPEED*92.87 )">
            <text:p>Turn2( tail1, y_axis, 0, MOVEANIMATIONSPEED*92.87 )</text:p>
          </table:table-cell>
          <table:table-cell table:number-columns-repeated="6"/>
        </table:table-row>
        <table:table-row table:style-name="ro1">
          <table:table-cell table:formula="of:=IF(RIGHT([' ;'.A1015];4)=&quot;turn&quot;;&quot;Turn2&quot;;IF(RIGHT([' ;'.A1015];4)=&quot;move&quot;;&quot;Move&quot;;[' ;'.A1015]))" office:value-type="string" office:string-value="Turn2">
            <text:p>Turn2</text:p>
          </table:table-cell>
          <table:table-cell table:formula="of:=[' ;'.B1015]" office:value-type="string" office:string-value="tail1">
            <text:p>tail1</text:p>
          </table:table-cell>
          <table:table-cell table:formula="of:=LEFT([' ;'.D1015];1)&amp;&quot;_&quot;&amp;RIGHT([' ;'.D1015];4)" office:value-type="string" office:string-value="z_axis">
            <text:p>z_axis</text:p>
          </table:table-cell>
          <table:table-cell table:formula="of:=ROUND(VALUE(MID([' ;'.E1015];2;LEN([' ;'.E1015])-2));1)" office:value-type="float" office:value="0">
            <text:p>0</text:p>
          </table:table-cell>
          <table:table-cell table:formula="of:=VALUE(MID([' ;'.G1015];2;LEN([' ;'.G1015])-2))" office:value-type="float" office:value="0.563194">
            <text:p>0.563194</text:p>
          </table:table-cell>
          <table:table-cell table:formula="of:=ROUND([.E1015]/[.$J$1];2)" office:value-type="float" office:value="0.56">
            <text:p>0.56</text:p>
          </table:table-cell>
          <table:table-cell/>
          <table:table-cell table:formula="of:=IF(RIGHT([.A1015];5)=&quot;sleep&quot;;&quot;Sleep(&quot;&amp;[.$L$1]&amp;&quot;*&quot;&amp;ROUND(VALUE([.B1015]);2)/[.$M$1]&amp;&quot;)&quot;;[.A1015]&amp;&quot;( &quot;&amp;[.B1015]&amp;&quot;, &quot;&amp;[.C1015]&amp;&quot;, &quot;&amp;[.D1015]&amp;&quot;, &quot;&amp;[.$I$1]&amp;&quot;*&quot;&amp;[.F1015]&amp;&quot; )&quot;)" office:value-type="string" office:string-value="Turn2( tail1, z_axis, 0, MOVEANIMATIONSPEED*0.56 )">
            <text:p>Turn2( tail1, z_axis, 0, MOVEANIMATIONSPEED*0.56 )</text:p>
          </table:table-cell>
          <table:table-cell table:number-columns-repeated="6"/>
        </table:table-row>
        <table:table-row table:style-name="ro1">
          <table:table-cell table:formula="of:=IF(RIGHT([' ;'.A1016];4)=&quot;turn&quot;;&quot;Turn2&quot;;IF(RIGHT([' ;'.A1016];4)=&quot;move&quot;;&quot;Move&quot;;[' ;'.A1016]))" office:value-type="string" office:string-value="Turn2">
            <text:p>Turn2</text:p>
          </table:table-cell>
          <table:table-cell table:formula="of:=[' ;'.B1016]" office:value-type="string" office:string-value="tail2">
            <text:p>tail2</text:p>
          </table:table-cell>
          <table:table-cell table:formula="of:=LEFT([' ;'.D1016];1)&amp;&quot;_&quot;&amp;RIGHT([' ;'.D1016];4)" office:value-type="string" office:string-value="x_axis">
            <text:p>x_axis</text:p>
          </table:table-cell>
          <table:table-cell table:formula="of:=ROUND(VALUE(MID([' ;'.E1016];2;LEN([' ;'.E1016])-2));1)" office:value-type="float" office:value="0">
            <text:p>0</text:p>
          </table:table-cell>
          <table:table-cell table:formula="of:=VALUE(MID([' ;'.G1016];2;LEN([' ;'.G1016])-2))" office:value-type="float" office:value="1.077164">
            <text:p>1.077164</text:p>
          </table:table-cell>
          <table:table-cell table:formula="of:=ROUND([.E1016]/[.$J$1];2)" office:value-type="float" office:value="1.08">
            <text:p>1.08</text:p>
          </table:table-cell>
          <table:table-cell/>
          <table:table-cell table:formula="of:=IF(RIGHT([.A1016];5)=&quot;sleep&quot;;&quot;Sleep(&quot;&amp;[.$L$1]&amp;&quot;*&quot;&amp;ROUND(VALUE([.B1016]);2)/[.$M$1]&amp;&quot;)&quot;;[.A1016]&amp;&quot;( &quot;&amp;[.B1016]&amp;&quot;, &quot;&amp;[.C1016]&amp;&quot;, &quot;&amp;[.D1016]&amp;&quot;, &quot;&amp;[.$I$1]&amp;&quot;*&quot;&amp;[.F1016]&amp;&quot; )&quot;)" office:value-type="string" office:string-value="Turn2( tail2, x_axis, 0, MOVEANIMATIONSPEED*1.08 )">
            <text:p>Turn2( tail2, x_axis, 0, MOVEANIMATIONSPEED*1.08 )</text:p>
          </table:table-cell>
          <table:table-cell table:number-columns-repeated="6"/>
        </table:table-row>
        <table:table-row table:style-name="ro1">
          <table:table-cell table:formula="of:=IF(RIGHT([' ;'.A1017];4)=&quot;turn&quot;;&quot;Turn2&quot;;IF(RIGHT([' ;'.A1017];4)=&quot;move&quot;;&quot;Move&quot;;[' ;'.A1017]))" office:value-type="string" office:string-value="Turn2">
            <text:p>Turn2</text:p>
          </table:table-cell>
          <table:table-cell table:formula="of:=[' ;'.B1017]" office:value-type="string" office:string-value="tail2">
            <text:p>tail2</text:p>
          </table:table-cell>
          <table:table-cell table:formula="of:=LEFT([' ;'.D1017];1)&amp;&quot;_&quot;&amp;RIGHT([' ;'.D1017];4)" office:value-type="string" office:string-value="y_axis">
            <text:p>y_axis</text:p>
          </table:table-cell>
          <table:table-cell table:formula="of:=ROUND(VALUE(MID([' ;'.E1017];2;LEN([' ;'.E1017])-2));1)" office:value-type="float" office:value="0">
            <text:p>0</text:p>
          </table:table-cell>
          <table:table-cell table:formula="of:=VALUE(MID([' ;'.G1017];2;LEN([' ;'.G1017])-2))" office:value-type="float" office:value="0.960118">
            <text:p>0.960118</text:p>
          </table:table-cell>
          <table:table-cell table:formula="of:=ROUND([.E1017]/[.$J$1];2)" office:value-type="float" office:value="0.96">
            <text:p>0.96</text:p>
          </table:table-cell>
          <table:table-cell/>
          <table:table-cell table:formula="of:=IF(RIGHT([.A1017];5)=&quot;sleep&quot;;&quot;Sleep(&quot;&amp;[.$L$1]&amp;&quot;*&quot;&amp;ROUND(VALUE([.B1017]);2)/[.$M$1]&amp;&quot;)&quot;;[.A1017]&amp;&quot;( &quot;&amp;[.B1017]&amp;&quot;, &quot;&amp;[.C1017]&amp;&quot;, &quot;&amp;[.D1017]&amp;&quot;, &quot;&amp;[.$I$1]&amp;&quot;*&quot;&amp;[.F1017]&amp;&quot; )&quot;)" office:value-type="string" office:string-value="Turn2( tail2, y_axis, 0, MOVEANIMATIONSPEED*0.96 )">
            <text:p>Turn2( tail2, y_axis, 0, MOVEANIMATIONSPEED*0.96 )</text:p>
          </table:table-cell>
          <table:table-cell table:number-columns-repeated="6"/>
        </table:table-row>
        <table:table-row table:style-name="ro1">
          <table:table-cell table:formula="of:=IF(RIGHT([' ;'.A1018];4)=&quot;turn&quot;;&quot;Turn2&quot;;IF(RIGHT([' ;'.A1018];4)=&quot;move&quot;;&quot;Move&quot;;[' ;'.A1018]))" office:value-type="string" office:string-value="Turn2">
            <text:p>Turn2</text:p>
          </table:table-cell>
          <table:table-cell table:formula="of:=[' ;'.B1018]" office:value-type="string" office:string-value="tail2">
            <text:p>tail2</text:p>
          </table:table-cell>
          <table:table-cell table:formula="of:=LEFT([' ;'.D1018];1)&amp;&quot;_&quot;&amp;RIGHT([' ;'.D1018];4)" office:value-type="string" office:string-value="z_axis">
            <text:p>z_axis</text:p>
          </table:table-cell>
          <table:table-cell table:formula="of:=ROUND(VALUE(MID([' ;'.E1018];2;LEN([' ;'.E1018])-2));1)" office:value-type="float" office:value="0">
            <text:p>0</text:p>
          </table:table-cell>
          <table:table-cell table:formula="of:=VALUE(MID([' ;'.G1018];2;LEN([' ;'.G1018])-2))" office:value-type="float" office:value="12.859336">
            <text:p>12.859336</text:p>
          </table:table-cell>
          <table:table-cell table:formula="of:=ROUND([.E1018]/[.$J$1];2)" office:value-type="float" office:value="12.86">
            <text:p>12.86</text:p>
          </table:table-cell>
          <table:table-cell/>
          <table:table-cell table:formula="of:=IF(RIGHT([.A1018];5)=&quot;sleep&quot;;&quot;Sleep(&quot;&amp;[.$L$1]&amp;&quot;*&quot;&amp;ROUND(VALUE([.B1018]);2)/[.$M$1]&amp;&quot;)&quot;;[.A1018]&amp;&quot;( &quot;&amp;[.B1018]&amp;&quot;, &quot;&amp;[.C1018]&amp;&quot;, &quot;&amp;[.D1018]&amp;&quot;, &quot;&amp;[.$I$1]&amp;&quot;*&quot;&amp;[.F1018]&amp;&quot; )&quot;)" office:value-type="string" office:string-value="Turn2( tail2, z_axis, 0, MOVEANIMATIONSPEED*12.86 )">
            <text:p>Turn2( tail2, z_axis, 0, MOVEANIMATIONSPEED*12.86 )</text:p>
          </table:table-cell>
          <table:table-cell table:number-columns-repeated="6"/>
        </table:table-row>
        <table:table-row table:style-name="ro1">
          <table:table-cell table:formula="of:=IF(RIGHT([' ;'.A1019];4)=&quot;turn&quot;;&quot;Turn2&quot;;IF(RIGHT([' ;'.A1019];4)=&quot;move&quot;;&quot;Move&quot;;[' ;'.A1019]))" office:value-type="string" office:string-value="Turn2">
            <text:p>Turn2</text:p>
          </table:table-cell>
          <table:table-cell table:formula="of:=[' ;'.B1019]" office:value-type="string" office:string-value="tail4">
            <text:p>tail4</text:p>
          </table:table-cell>
          <table:table-cell table:formula="of:=LEFT([' ;'.D1019];1)&amp;&quot;_&quot;&amp;RIGHT([' ;'.D1019];4)" office:value-type="string" office:string-value="x_axis">
            <text:p>x_axis</text:p>
          </table:table-cell>
          <table:table-cell table:formula="of:=ROUND(VALUE(MID([' ;'.E1019];2;LEN([' ;'.E1019])-2));1)" office:value-type="float" office:value="0">
            <text:p>0</text:p>
          </table:table-cell>
          <table:table-cell table:formula="of:=VALUE(MID([' ;'.G1019];2;LEN([' ;'.G1019])-2))" office:value-type="float" office:value="0.939456">
            <text:p>0.939456</text:p>
          </table:table-cell>
          <table:table-cell table:formula="of:=ROUND([.E1019]/[.$J$1];2)" office:value-type="float" office:value="0.94">
            <text:p>0.94</text:p>
          </table:table-cell>
          <table:table-cell/>
          <table:table-cell table:formula="of:=IF(RIGHT([.A1019];5)=&quot;sleep&quot;;&quot;Sleep(&quot;&amp;[.$L$1]&amp;&quot;*&quot;&amp;ROUND(VALUE([.B1019]);2)/[.$M$1]&amp;&quot;)&quot;;[.A1019]&amp;&quot;( &quot;&amp;[.B1019]&amp;&quot;, &quot;&amp;[.C1019]&amp;&quot;, &quot;&amp;[.D1019]&amp;&quot;, &quot;&amp;[.$I$1]&amp;&quot;*&quot;&amp;[.F1019]&amp;&quot; )&quot;)" office:value-type="string" office:string-value="Turn2( tail4, x_axis, 0, MOVEANIMATIONSPEED*0.94 )">
            <text:p>Turn2( tail4, x_axis, 0, MOVEANIMATIONSPEED*0.94 )</text:p>
          </table:table-cell>
          <table:table-cell table:number-columns-repeated="6"/>
        </table:table-row>
        <table:table-row table:style-name="ro1">
          <table:table-cell table:formula="of:=IF(RIGHT([' ;'.A1020];4)=&quot;turn&quot;;&quot;Turn2&quot;;IF(RIGHT([' ;'.A1020];4)=&quot;move&quot;;&quot;Move&quot;;[' ;'.A1020]))" office:value-type="string" office:string-value="Turn2">
            <text:p>Turn2</text:p>
          </table:table-cell>
          <table:table-cell table:formula="of:=[' ;'.B1020]" office:value-type="string" office:string-value="tail4">
            <text:p>tail4</text:p>
          </table:table-cell>
          <table:table-cell table:formula="of:=LEFT([' ;'.D1020];1)&amp;&quot;_&quot;&amp;RIGHT([' ;'.D1020];4)" office:value-type="string" office:string-value="y_axis">
            <text:p>y_axis</text:p>
          </table:table-cell>
          <table:table-cell table:formula="of:=ROUND(VALUE(MID([' ;'.E1020];2;LEN([' ;'.E1020])-2));1)" office:value-type="float" office:value="0">
            <text:p>0</text:p>
          </table:table-cell>
          <table:table-cell table:formula="of:=VALUE(MID([' ;'.G1020];2;LEN([' ;'.G1020])-2))" office:value-type="float" office:value="0.719254">
            <text:p>0.719254</text:p>
          </table:table-cell>
          <table:table-cell table:formula="of:=ROUND([.E1020]/[.$J$1];2)" office:value-type="float" office:value="0.72">
            <text:p>0.72</text:p>
          </table:table-cell>
          <table:table-cell/>
          <table:table-cell table:formula="of:=IF(RIGHT([.A1020];5)=&quot;sleep&quot;;&quot;Sleep(&quot;&amp;[.$L$1]&amp;&quot;*&quot;&amp;ROUND(VALUE([.B1020]);2)/[.$M$1]&amp;&quot;)&quot;;[.A1020]&amp;&quot;( &quot;&amp;[.B1020]&amp;&quot;, &quot;&amp;[.C1020]&amp;&quot;, &quot;&amp;[.D1020]&amp;&quot;, &quot;&amp;[.$I$1]&amp;&quot;*&quot;&amp;[.F1020]&amp;&quot; )&quot;)" office:value-type="string" office:string-value="Turn2( tail4, y_axis, 0, MOVEANIMATIONSPEED*0.72 )">
            <text:p>Turn2( tail4, y_axis, 0, MOVEANIMATIONSPEED*0.72 )</text:p>
          </table:table-cell>
          <table:table-cell table:number-columns-repeated="6"/>
        </table:table-row>
        <table:table-row table:style-name="ro1">
          <table:table-cell table:formula="of:=IF(RIGHT([' ;'.A1021];4)=&quot;turn&quot;;&quot;Turn2&quot;;IF(RIGHT([' ;'.A1021];4)=&quot;move&quot;;&quot;Move&quot;;[' ;'.A1021]))" office:value-type="string" office:string-value="Turn2">
            <text:p>Turn2</text:p>
          </table:table-cell>
          <table:table-cell table:formula="of:=[' ;'.B1021]" office:value-type="string" office:string-value="tail4">
            <text:p>tail4</text:p>
          </table:table-cell>
          <table:table-cell table:formula="of:=LEFT([' ;'.D1021];1)&amp;&quot;_&quot;&amp;RIGHT([' ;'.D1021];4)" office:value-type="string" office:string-value="z_axis">
            <text:p>z_axis</text:p>
          </table:table-cell>
          <table:table-cell table:formula="of:=ROUND(VALUE(MID([' ;'.E1021];2;LEN([' ;'.E1021])-2));1)" office:value-type="float" office:value="0">
            <text:p>0</text:p>
          </table:table-cell>
          <table:table-cell table:formula="of:=VALUE(MID([' ;'.G1021];2;LEN([' ;'.G1021])-2))" office:value-type="float" office:value="11.064869">
            <text:p>11.064869</text:p>
          </table:table-cell>
          <table:table-cell table:formula="of:=ROUND([.E1021]/[.$J$1];2)" office:value-type="float" office:value="11.06">
            <text:p>11.06</text:p>
          </table:table-cell>
          <table:table-cell/>
          <table:table-cell table:formula="of:=IF(RIGHT([.A1021];5)=&quot;sleep&quot;;&quot;Sleep(&quot;&amp;[.$L$1]&amp;&quot;*&quot;&amp;ROUND(VALUE([.B1021]);2)/[.$M$1]&amp;&quot;)&quot;;[.A1021]&amp;&quot;( &quot;&amp;[.B1021]&amp;&quot;, &quot;&amp;[.C1021]&amp;&quot;, &quot;&amp;[.D1021]&amp;&quot;, &quot;&amp;[.$I$1]&amp;&quot;*&quot;&amp;[.F1021]&amp;&quot; )&quot;)" office:value-type="string" office:string-value="Turn2( tail4, z_axis, 0, MOVEANIMATIONSPEED*11.06 )">
            <text:p>Turn2( tail4, z_axis, 0, MOVEANIMATIONSPEED*11.06 )</text:p>
          </table:table-cell>
          <table:table-cell table:number-columns-repeated="6"/>
        </table:table-row>
        <table:table-row table:style-name="ro1">
          <table:table-cell table:formula="of:=IF(RIGHT([' ;'.A1022];4)=&quot;turn&quot;;&quot;Turn2&quot;;IF(RIGHT([' ;'.A1022];4)=&quot;move&quot;;&quot;Move&quot;;[' ;'.A1022]))" office:value-type="string" office:string-value="Turn2">
            <text:p>Turn2</text:p>
          </table:table-cell>
          <table:table-cell table:formula="of:=[' ;'.B1022]" office:value-type="string" office:string-value="tail5">
            <text:p>tail5</text:p>
          </table:table-cell>
          <table:table-cell table:formula="of:=LEFT([' ;'.D1022];1)&amp;&quot;_&quot;&amp;RIGHT([' ;'.D1022];4)" office:value-type="string" office:string-value="x_axis">
            <text:p>x_axis</text:p>
          </table:table-cell>
          <table:table-cell table:formula="of:=ROUND(VALUE(MID([' ;'.E1022];2;LEN([' ;'.E1022])-2));1)" office:value-type="float" office:value="0">
            <text:p>0</text:p>
          </table:table-cell>
          <table:table-cell table:formula="of:=VALUE(MID([' ;'.G1022];2;LEN([' ;'.G1022])-2))" office:value-type="float" office:value="1.883288">
            <text:p>1.883288</text:p>
          </table:table-cell>
          <table:table-cell table:formula="of:=ROUND([.E1022]/[.$J$1];2)" office:value-type="float" office:value="1.88">
            <text:p>1.88</text:p>
          </table:table-cell>
          <table:table-cell/>
          <table:table-cell table:formula="of:=IF(RIGHT([.A1022];5)=&quot;sleep&quot;;&quot;Sleep(&quot;&amp;[.$L$1]&amp;&quot;*&quot;&amp;ROUND(VALUE([.B1022]);2)/[.$M$1]&amp;&quot;)&quot;;[.A1022]&amp;&quot;( &quot;&amp;[.B1022]&amp;&quot;, &quot;&amp;[.C1022]&amp;&quot;, &quot;&amp;[.D1022]&amp;&quot;, &quot;&amp;[.$I$1]&amp;&quot;*&quot;&amp;[.F1022]&amp;&quot; )&quot;)" office:value-type="string" office:string-value="Turn2( tail5, x_axis, 0, MOVEANIMATIONSPEED*1.88 )">
            <text:p>Turn2( tail5, x_axis, 0, MOVEANIMATIONSPEED*1.88 )</text:p>
          </table:table-cell>
          <table:table-cell table:number-columns-repeated="6"/>
        </table:table-row>
        <table:table-row table:style-name="ro1">
          <table:table-cell table:formula="of:=IF(RIGHT([' ;'.A1023];4)=&quot;turn&quot;;&quot;Turn2&quot;;IF(RIGHT([' ;'.A1023];4)=&quot;move&quot;;&quot;Move&quot;;[' ;'.A1023]))" office:value-type="string" office:string-value="Turn2">
            <text:p>Turn2</text:p>
          </table:table-cell>
          <table:table-cell table:formula="of:=[' ;'.B1023]" office:value-type="string" office:string-value="tail5">
            <text:p>tail5</text:p>
          </table:table-cell>
          <table:table-cell table:formula="of:=LEFT([' ;'.D1023];1)&amp;&quot;_&quot;&amp;RIGHT([' ;'.D1023];4)" office:value-type="string" office:string-value="y_axis">
            <text:p>y_axis</text:p>
          </table:table-cell>
          <table:table-cell table:formula="of:=ROUND(VALUE(MID([' ;'.E1023];2;LEN([' ;'.E1023])-2));1)" office:value-type="float" office:value="0">
            <text:p>0</text:p>
          </table:table-cell>
          <table:table-cell table:formula="of:=VALUE(MID([' ;'.G1023];2;LEN([' ;'.G1023])-2))" office:value-type="float" office:value="2.939375">
            <text:p>2.939375</text:p>
          </table:table-cell>
          <table:table-cell table:formula="of:=ROUND([.E1023]/[.$J$1];2)" office:value-type="float" office:value="2.94">
            <text:p>2.94</text:p>
          </table:table-cell>
          <table:table-cell/>
          <table:table-cell table:formula="of:=IF(RIGHT([.A1023];5)=&quot;sleep&quot;;&quot;Sleep(&quot;&amp;[.$L$1]&amp;&quot;*&quot;&amp;ROUND(VALUE([.B1023]);2)/[.$M$1]&amp;&quot;)&quot;;[.A1023]&amp;&quot;( &quot;&amp;[.B1023]&amp;&quot;, &quot;&amp;[.C1023]&amp;&quot;, &quot;&amp;[.D1023]&amp;&quot;, &quot;&amp;[.$I$1]&amp;&quot;*&quot;&amp;[.F1023]&amp;&quot; )&quot;)" office:value-type="string" office:string-value="Turn2( tail5, y_axis, 0, MOVEANIMATIONSPEED*2.94 )">
            <text:p>Turn2( tail5, y_axis, 0, MOVEANIMATIONSPEED*2.94 )</text:p>
          </table:table-cell>
          <table:table-cell table:number-columns-repeated="6"/>
        </table:table-row>
        <table:table-row table:style-name="ro1">
          <table:table-cell table:formula="of:=IF(RIGHT([' ;'.A1024];4)=&quot;turn&quot;;&quot;Turn2&quot;;IF(RIGHT([' ;'.A1024];4)=&quot;move&quot;;&quot;Move&quot;;[' ;'.A1024]))" office:value-type="string" office:string-value="Turn2">
            <text:p>Turn2</text:p>
          </table:table-cell>
          <table:table-cell table:formula="of:=[' ;'.B1024]" office:value-type="string" office:string-value="tail5">
            <text:p>tail5</text:p>
          </table:table-cell>
          <table:table-cell table:formula="of:=LEFT([' ;'.D1024];1)&amp;&quot;_&quot;&amp;RIGHT([' ;'.D1024];4)" office:value-type="string" office:string-value="z_axis">
            <text:p>z_axis</text:p>
          </table:table-cell>
          <table:table-cell table:formula="of:=ROUND(VALUE(MID([' ;'.E1024];2;LEN([' ;'.E1024])-2));1)" office:value-type="float" office:value="0">
            <text:p>0</text:p>
          </table:table-cell>
          <table:table-cell table:formula="of:=VALUE(MID([' ;'.G1024];2;LEN([' ;'.G1024])-2))" office:value-type="float" office:value="22.775604">
            <text:p>22.775604</text:p>
          </table:table-cell>
          <table:table-cell table:formula="of:=ROUND([.E1024]/[.$J$1];2)" office:value-type="float" office:value="22.78">
            <text:p>22.78</text:p>
          </table:table-cell>
          <table:table-cell/>
          <table:table-cell table:formula="of:=IF(RIGHT([.A1024];5)=&quot;sleep&quot;;&quot;Sleep(&quot;&amp;[.$L$1]&amp;&quot;*&quot;&amp;ROUND(VALUE([.B1024]);2)/[.$M$1]&amp;&quot;)&quot;;[.A1024]&amp;&quot;( &quot;&amp;[.B1024]&amp;&quot;, &quot;&amp;[.C1024]&amp;&quot;, &quot;&amp;[.D1024]&amp;&quot;, &quot;&amp;[.$I$1]&amp;&quot;*&quot;&amp;[.F1024]&amp;&quot; )&quot;)" office:value-type="string" office:string-value="Turn2( tail5, z_axis, 0, MOVEANIMATIONSPEED*22.78 )">
            <text:p>Turn2( tail5, z_axis, 0, MOVEANIMATIONSPEED*22.78 )</text:p>
          </table:table-cell>
          <table:table-cell table:number-columns-repeated="6"/>
        </table:table-row>
        <table:table-row table:style-name="ro1">
          <table:table-cell table:formula="of:=IF(RIGHT([' ;'.A1025];4)=&quot;turn&quot;;&quot;Turn2&quot;;IF(RIGHT([' ;'.A1025];4)=&quot;move&quot;;&quot;Move&quot;;[' ;'.A1025]))" office:value-type="string" office:string-value="Turn2">
            <text:p>Turn2</text:p>
          </table:table-cell>
          <table:table-cell table:formula="of:=[' ;'.B1025]" office:value-type="string" office:string-value="tail7">
            <text:p>tail7</text:p>
          </table:table-cell>
          <table:table-cell table:formula="of:=LEFT([' ;'.D1025];1)&amp;&quot;_&quot;&amp;RIGHT([' ;'.D1025];4)" office:value-type="string" office:string-value="x_axis">
            <text:p>x_axis</text:p>
          </table:table-cell>
          <table:table-cell table:formula="of:=ROUND(VALUE(MID([' ;'.E1025];2;LEN([' ;'.E1025])-2));1)" office:value-type="float" office:value="0">
            <text:p>0</text:p>
          </table:table-cell>
          <table:table-cell table:formula="of:=VALUE(MID([' ;'.G1025];2;LEN([' ;'.G1025])-2))" office:value-type="float" office:value="1.713566">
            <text:p>1.713566</text:p>
          </table:table-cell>
          <table:table-cell table:formula="of:=ROUND([.E1025]/[.$J$1];2)" office:value-type="float" office:value="1.71">
            <text:p>1.71</text:p>
          </table:table-cell>
          <table:table-cell/>
          <table:table-cell table:formula="of:=IF(RIGHT([.A1025];5)=&quot;sleep&quot;;&quot;Sleep(&quot;&amp;[.$L$1]&amp;&quot;*&quot;&amp;ROUND(VALUE([.B1025]);2)/[.$M$1]&amp;&quot;)&quot;;[.A1025]&amp;&quot;( &quot;&amp;[.B1025]&amp;&quot;, &quot;&amp;[.C1025]&amp;&quot;, &quot;&amp;[.D1025]&amp;&quot;, &quot;&amp;[.$I$1]&amp;&quot;*&quot;&amp;[.F1025]&amp;&quot; )&quot;)" office:value-type="string" office:string-value="Turn2( tail7, x_axis, 0, MOVEANIMATIONSPEED*1.71 )">
            <text:p>Turn2( tail7, x_axis, 0, MOVEANIMATIONSPEED*1.71 )</text:p>
          </table:table-cell>
          <table:table-cell table:number-columns-repeated="6"/>
        </table:table-row>
        <table:table-row table:style-name="ro1">
          <table:table-cell table:formula="of:=IF(RIGHT([' ;'.A1026];4)=&quot;turn&quot;;&quot;Turn2&quot;;IF(RIGHT([' ;'.A1026];4)=&quot;move&quot;;&quot;Move&quot;;[' ;'.A1026]))" office:value-type="string" office:string-value="Turn2">
            <text:p>Turn2</text:p>
          </table:table-cell>
          <table:table-cell table:formula="of:=[' ;'.B1026]" office:value-type="string" office:string-value="tail7">
            <text:p>tail7</text:p>
          </table:table-cell>
          <table:table-cell table:formula="of:=LEFT([' ;'.D1026];1)&amp;&quot;_&quot;&amp;RIGHT([' ;'.D1026];4)" office:value-type="string" office:string-value="y_axis">
            <text:p>y_axis</text:p>
          </table:table-cell>
          <table:table-cell table:formula="of:=ROUND(VALUE(MID([' ;'.E1026];2;LEN([' ;'.E1026])-2));1)" office:value-type="float" office:value="0">
            <text:p>0</text:p>
          </table:table-cell>
          <table:table-cell table:formula="of:=VALUE(MID([' ;'.G1026];2;LEN([' ;'.G1026])-2))" office:value-type="float" office:value="2.436164">
            <text:p>2.436164</text:p>
          </table:table-cell>
          <table:table-cell table:formula="of:=ROUND([.E1026]/[.$J$1];2)" office:value-type="float" office:value="2.44">
            <text:p>2.44</text:p>
          </table:table-cell>
          <table:table-cell/>
          <table:table-cell table:formula="of:=IF(RIGHT([.A1026];5)=&quot;sleep&quot;;&quot;Sleep(&quot;&amp;[.$L$1]&amp;&quot;*&quot;&amp;ROUND(VALUE([.B1026]);2)/[.$M$1]&amp;&quot;)&quot;;[.A1026]&amp;&quot;( &quot;&amp;[.B1026]&amp;&quot;, &quot;&amp;[.C1026]&amp;&quot;, &quot;&amp;[.D1026]&amp;&quot;, &quot;&amp;[.$I$1]&amp;&quot;*&quot;&amp;[.F1026]&amp;&quot; )&quot;)" office:value-type="string" office:string-value="Turn2( tail7, y_axis, 0, MOVEANIMATIONSPEED*2.44 )">
            <text:p>Turn2( tail7, y_axis, 0, MOVEANIMATIONSPEED*2.44 )</text:p>
          </table:table-cell>
          <table:table-cell table:number-columns-repeated="6"/>
        </table:table-row>
        <table:table-row table:style-name="ro1">
          <table:table-cell table:formula="of:=IF(RIGHT([' ;'.A1027];4)=&quot;turn&quot;;&quot;Turn2&quot;;IF(RIGHT([' ;'.A1027];4)=&quot;move&quot;;&quot;Move&quot;;[' ;'.A1027]))" office:value-type="string" office:string-value="Turn2">
            <text:p>Turn2</text:p>
          </table:table-cell>
          <table:table-cell table:formula="of:=[' ;'.B1027]" office:value-type="string" office:string-value="tail7">
            <text:p>tail7</text:p>
          </table:table-cell>
          <table:table-cell table:formula="of:=LEFT([' ;'.D1027];1)&amp;&quot;_&quot;&amp;RIGHT([' ;'.D1027];4)" office:value-type="string" office:string-value="z_axis">
            <text:p>z_axis</text:p>
          </table:table-cell>
          <table:table-cell table:formula="of:=ROUND(VALUE(MID([' ;'.E1027];2;LEN([' ;'.E1027])-2));1)" office:value-type="float" office:value="0">
            <text:p>0</text:p>
          </table:table-cell>
          <table:table-cell table:formula="of:=VALUE(MID([' ;'.G1027];2;LEN([' ;'.G1027])-2))" office:value-type="float" office:value="20.71678">
            <text:p>20.71678</text:p>
          </table:table-cell>
          <table:table-cell table:formula="of:=ROUND([.E1027]/[.$J$1];2)" office:value-type="float" office:value="20.72">
            <text:p>20.72</text:p>
          </table:table-cell>
          <table:table-cell/>
          <table:table-cell table:formula="of:=IF(RIGHT([.A1027];5)=&quot;sleep&quot;;&quot;Sleep(&quot;&amp;[.$L$1]&amp;&quot;*&quot;&amp;ROUND(VALUE([.B1027]);2)/[.$M$1]&amp;&quot;)&quot;;[.A1027]&amp;&quot;( &quot;&amp;[.B1027]&amp;&quot;, &quot;&amp;[.C1027]&amp;&quot;, &quot;&amp;[.D1027]&amp;&quot;, &quot;&amp;[.$I$1]&amp;&quot;*&quot;&amp;[.F1027]&amp;&quot; )&quot;)" office:value-type="string" office:string-value="Turn2( tail7, z_axis, 0, MOVEANIMATIONSPEED*20.72 )">
            <text:p>Turn2( tail7, z_axis, 0, MOVEANIMATIONSPEED*20.72 )</text:p>
          </table:table-cell>
          <table:table-cell table:number-columns-repeated="6"/>
        </table:table-row>
        <table:table-row table:style-name="ro1">
          <table:table-cell table:formula="of:=IF(RIGHT([' ;'.A1028];4)=&quot;turn&quot;;&quot;Turn2&quot;;IF(RIGHT([' ;'.A1028];4)=&quot;move&quot;;&quot;Move&quot;;[' ;'.A1028]))" office:value-type="string" office:string-value="Turn2">
            <text:p>Turn2</text:p>
          </table:table-cell>
          <table:table-cell table:formula="of:=[' ;'.B1028]" office:value-type="string" office:string-value="tail8">
            <text:p>tail8</text:p>
          </table:table-cell>
          <table:table-cell table:formula="of:=LEFT([' ;'.D1028];1)&amp;&quot;_&quot;&amp;RIGHT([' ;'.D1028];4)" office:value-type="string" office:string-value="x_axis">
            <text:p>x_axis</text:p>
          </table:table-cell>
          <table:table-cell table:formula="of:=ROUND(VALUE(MID([' ;'.E1028];2;LEN([' ;'.E1028])-2));1)" office:value-type="float" office:value="0">
            <text:p>0</text:p>
          </table:table-cell>
          <table:table-cell table:formula="of:=VALUE(MID([' ;'.G1028];2;LEN([' ;'.G1028])-2))" office:value-type="float" office:value="2.718757">
            <text:p>2.718757</text:p>
          </table:table-cell>
          <table:table-cell table:formula="of:=ROUND([.E1028]/[.$J$1];2)" office:value-type="float" office:value="2.72">
            <text:p>2.72</text:p>
          </table:table-cell>
          <table:table-cell/>
          <table:table-cell table:formula="of:=IF(RIGHT([.A1028];5)=&quot;sleep&quot;;&quot;Sleep(&quot;&amp;[.$L$1]&amp;&quot;*&quot;&amp;ROUND(VALUE([.B1028]);2)/[.$M$1]&amp;&quot;)&quot;;[.A1028]&amp;&quot;( &quot;&amp;[.B1028]&amp;&quot;, &quot;&amp;[.C1028]&amp;&quot;, &quot;&amp;[.D1028]&amp;&quot;, &quot;&amp;[.$I$1]&amp;&quot;*&quot;&amp;[.F1028]&amp;&quot; )&quot;)" office:value-type="string" office:string-value="Turn2( tail8, x_axis, 0, MOVEANIMATIONSPEED*2.72 )">
            <text:p>Turn2( tail8, x_axis, 0, MOVEANIMATIONSPEED*2.72 )</text:p>
          </table:table-cell>
          <table:table-cell table:number-columns-repeated="6"/>
        </table:table-row>
        <table:table-row table:style-name="ro1">
          <table:table-cell table:formula="of:=IF(RIGHT([' ;'.A1029];4)=&quot;turn&quot;;&quot;Turn2&quot;;IF(RIGHT([' ;'.A1029];4)=&quot;move&quot;;&quot;Move&quot;;[' ;'.A1029]))" office:value-type="string" office:string-value="Turn2">
            <text:p>Turn2</text:p>
          </table:table-cell>
          <table:table-cell table:formula="of:=[' ;'.B1029]" office:value-type="string" office:string-value="tail8">
            <text:p>tail8</text:p>
          </table:table-cell>
          <table:table-cell table:formula="of:=LEFT([' ;'.D1029];1)&amp;&quot;_&quot;&amp;RIGHT([' ;'.D1029];4)" office:value-type="string" office:string-value="y_axis">
            <text:p>y_axis</text:p>
          </table:table-cell>
          <table:table-cell table:formula="of:=ROUND(VALUE(MID([' ;'.E1029];2;LEN([' ;'.E1029])-2));1)" office:value-type="float" office:value="0">
            <text:p>0</text:p>
          </table:table-cell>
          <table:table-cell table:formula="of:=VALUE(MID([' ;'.G1029];2;LEN([' ;'.G1029])-2))" office:value-type="float" office:value="6.27949">
            <text:p>6.27949</text:p>
          </table:table-cell>
          <table:table-cell table:formula="of:=ROUND([.E1029]/[.$J$1];2)" office:value-type="float" office:value="6.28">
            <text:p>6.28</text:p>
          </table:table-cell>
          <table:table-cell/>
          <table:table-cell table:formula="of:=IF(RIGHT([.A1029];5)=&quot;sleep&quot;;&quot;Sleep(&quot;&amp;[.$L$1]&amp;&quot;*&quot;&amp;ROUND(VALUE([.B1029]);2)/[.$M$1]&amp;&quot;)&quot;;[.A1029]&amp;&quot;( &quot;&amp;[.B1029]&amp;&quot;, &quot;&amp;[.C1029]&amp;&quot;, &quot;&amp;[.D1029]&amp;&quot;, &quot;&amp;[.$I$1]&amp;&quot;*&quot;&amp;[.F1029]&amp;&quot; )&quot;)" office:value-type="string" office:string-value="Turn2( tail8, y_axis, 0, MOVEANIMATIONSPEED*6.28 )">
            <text:p>Turn2( tail8, y_axis, 0, MOVEANIMATIONSPEED*6.28 )</text:p>
          </table:table-cell>
          <table:table-cell table:number-columns-repeated="6"/>
        </table:table-row>
        <table:table-row table:style-name="ro1">
          <table:table-cell table:formula="of:=IF(RIGHT([' ;'.A1030];4)=&quot;turn&quot;;&quot;Turn2&quot;;IF(RIGHT([' ;'.A1030];4)=&quot;move&quot;;&quot;Move&quot;;[' ;'.A1030]))" office:value-type="string" office:string-value="Turn2">
            <text:p>Turn2</text:p>
          </table:table-cell>
          <table:table-cell table:formula="of:=[' ;'.B1030]" office:value-type="string" office:string-value="tail8">
            <text:p>tail8</text:p>
          </table:table-cell>
          <table:table-cell table:formula="of:=LEFT([' ;'.D1030];1)&amp;&quot;_&quot;&amp;RIGHT([' ;'.D1030];4)" office:value-type="string" office:string-value="z_axis">
            <text:p>z_axis</text:p>
          </table:table-cell>
          <table:table-cell table:formula="of:=ROUND(VALUE(MID([' ;'.E1030];2;LEN([' ;'.E1030])-2));1)" office:value-type="float" office:value="0">
            <text:p>0</text:p>
          </table:table-cell>
          <table:table-cell table:formula="of:=VALUE(MID([' ;'.G1030];2;LEN([' ;'.G1030])-2))" office:value-type="float" office:value="33.20751">
            <text:p>33.20751</text:p>
          </table:table-cell>
          <table:table-cell table:formula="of:=ROUND([.E1030]/[.$J$1];2)" office:value-type="float" office:value="33.21">
            <text:p>33.21</text:p>
          </table:table-cell>
          <table:table-cell/>
          <table:table-cell table:formula="of:=IF(RIGHT([.A1030];5)=&quot;sleep&quot;;&quot;Sleep(&quot;&amp;[.$L$1]&amp;&quot;*&quot;&amp;ROUND(VALUE([.B1030]);2)/[.$M$1]&amp;&quot;)&quot;;[.A1030]&amp;&quot;( &quot;&amp;[.B1030]&amp;&quot;, &quot;&amp;[.C1030]&amp;&quot;, &quot;&amp;[.D1030]&amp;&quot;, &quot;&amp;[.$I$1]&amp;&quot;*&quot;&amp;[.F1030]&amp;&quot; )&quot;)" office:value-type="string" office:string-value="Turn2( tail8, z_axis, 0, MOVEANIMATIONSPEED*33.21 )">
            <text:p>Turn2( tail8, z_axis, 0, MOVEANIMATIONSPEED*33.21 )</text:p>
          </table:table-cell>
          <table:table-cell table:number-columns-repeated="6"/>
        </table:table-row>
        <table:table-row table:style-name="ro1">
          <table:table-cell table:formula="of:=IF(RIGHT([' ;'.A1031];4)=&quot;turn&quot;;&quot;Turn2&quot;;IF(RIGHT([' ;'.A1031];4)=&quot;move&quot;;&quot;Move&quot;;[' ;'.A1031]))" office:value-type="string" office:string-value="Turn2">
            <text:p>Turn2</text:p>
          </table:table-cell>
          <table:table-cell table:formula="of:=[' ;'.B1031]" office:value-type="string" office:string-value="tail9">
            <text:p>tail9</text:p>
          </table:table-cell>
          <table:table-cell table:formula="of:=LEFT([' ;'.D1031];1)&amp;&quot;_&quot;&amp;RIGHT([' ;'.D1031];4)" office:value-type="string" office:string-value="x_axis">
            <text:p>x_axis</text:p>
          </table:table-cell>
          <table:table-cell table:formula="of:=ROUND(VALUE(MID([' ;'.E1031];2;LEN([' ;'.E1031])-2));1)" office:value-type="float" office:value="0">
            <text:p>0</text:p>
          </table:table-cell>
          <table:table-cell table:formula="of:=VALUE(MID([' ;'.G1031];2;LEN([' ;'.G1031])-2))" office:value-type="float" office:value="1.828758">
            <text:p>1.828758</text:p>
          </table:table-cell>
          <table:table-cell table:formula="of:=ROUND([.E1031]/[.$J$1];2)" office:value-type="float" office:value="1.83">
            <text:p>1.83</text:p>
          </table:table-cell>
          <table:table-cell/>
          <table:table-cell table:formula="of:=IF(RIGHT([.A1031];5)=&quot;sleep&quot;;&quot;Sleep(&quot;&amp;[.$L$1]&amp;&quot;*&quot;&amp;ROUND(VALUE([.B1031]);2)/[.$M$1]&amp;&quot;)&quot;;[.A1031]&amp;&quot;( &quot;&amp;[.B1031]&amp;&quot;, &quot;&amp;[.C1031]&amp;&quot;, &quot;&amp;[.D1031]&amp;&quot;, &quot;&amp;[.$I$1]&amp;&quot;*&quot;&amp;[.F1031]&amp;&quot; )&quot;)" office:value-type="string" office:string-value="Turn2( tail9, x_axis, 0, MOVEANIMATIONSPEED*1.83 )">
            <text:p>Turn2( tail9, x_axis, 0, MOVEANIMATIONSPEED*1.83 )</text:p>
          </table:table-cell>
          <table:table-cell table:number-columns-repeated="6"/>
        </table:table-row>
        <table:table-row table:style-name="ro1">
          <table:table-cell table:formula="of:=IF(RIGHT([' ;'.A1032];4)=&quot;turn&quot;;&quot;Turn2&quot;;IF(RIGHT([' ;'.A1032];4)=&quot;move&quot;;&quot;Move&quot;;[' ;'.A1032]))" office:value-type="string" office:string-value="Turn2">
            <text:p>Turn2</text:p>
          </table:table-cell>
          <table:table-cell table:formula="of:=[' ;'.B1032]" office:value-type="string" office:string-value="tail9">
            <text:p>tail9</text:p>
          </table:table-cell>
          <table:table-cell table:formula="of:=LEFT([' ;'.D1032];1)&amp;&quot;_&quot;&amp;RIGHT([' ;'.D1032];4)" office:value-type="string" office:string-value="y_axis">
            <text:p>y_axis</text:p>
          </table:table-cell>
          <table:table-cell table:formula="of:=ROUND(VALUE(MID([' ;'.E1032];2;LEN([' ;'.E1032])-2));1)" office:value-type="float" office:value="0">
            <text:p>0</text:p>
          </table:table-cell>
          <table:table-cell table:formula="of:=VALUE(MID([' ;'.G1032];2;LEN([' ;'.G1032])-2))" office:value-type="float" office:value="2.771927">
            <text:p>2.771927</text:p>
          </table:table-cell>
          <table:table-cell table:formula="of:=ROUND([.E1032]/[.$J$1];2)" office:value-type="float" office:value="2.77">
            <text:p>2.77</text:p>
          </table:table-cell>
          <table:table-cell/>
          <table:table-cell table:formula="of:=IF(RIGHT([.A1032];5)=&quot;sleep&quot;;&quot;Sleep(&quot;&amp;[.$L$1]&amp;&quot;*&quot;&amp;ROUND(VALUE([.B1032]);2)/[.$M$1]&amp;&quot;)&quot;;[.A1032]&amp;&quot;( &quot;&amp;[.B1032]&amp;&quot;, &quot;&amp;[.C1032]&amp;&quot;, &quot;&amp;[.D1032]&amp;&quot;, &quot;&amp;[.$I$1]&amp;&quot;*&quot;&amp;[.F1032]&amp;&quot; )&quot;)" office:value-type="string" office:string-value="Turn2( tail9, y_axis, 0, MOVEANIMATIONSPEED*2.77 )">
            <text:p>Turn2( tail9, y_axis, 0, MOVEANIMATIONSPEED*2.77 )</text:p>
          </table:table-cell>
          <table:table-cell table:number-columns-repeated="6"/>
        </table:table-row>
        <table:table-row table:style-name="ro1">
          <table:table-cell table:formula="of:=IF(RIGHT([' ;'.A1033];4)=&quot;turn&quot;;&quot;Turn2&quot;;IF(RIGHT([' ;'.A1033];4)=&quot;move&quot;;&quot;Move&quot;;[' ;'.A1033]))" office:value-type="string" office:string-value="Turn2">
            <text:p>Turn2</text:p>
          </table:table-cell>
          <table:table-cell table:formula="of:=[' ;'.B1033]" office:value-type="string" office:string-value="tail9">
            <text:p>tail9</text:p>
          </table:table-cell>
          <table:table-cell table:formula="of:=LEFT([' ;'.D1033];1)&amp;&quot;_&quot;&amp;RIGHT([' ;'.D1033];4)" office:value-type="string" office:string-value="z_axis">
            <text:p>z_axis</text:p>
          </table:table-cell>
          <table:table-cell table:formula="of:=ROUND(VALUE(MID([' ;'.E1033];2;LEN([' ;'.E1033])-2));1)" office:value-type="float" office:value="0">
            <text:p>0</text:p>
          </table:table-cell>
          <table:table-cell table:formula="of:=VALUE(MID([' ;'.G1033];2;LEN([' ;'.G1033])-2))" office:value-type="float" office:value="22.112647">
            <text:p>22.112647</text:p>
          </table:table-cell>
          <table:table-cell table:formula="of:=ROUND([.E1033]/[.$J$1];2)" office:value-type="float" office:value="22.11">
            <text:p>22.11</text:p>
          </table:table-cell>
          <table:table-cell/>
          <table:table-cell table:formula="of:=IF(RIGHT([.A1033];5)=&quot;sleep&quot;;&quot;Sleep(&quot;&amp;[.$L$1]&amp;&quot;*&quot;&amp;ROUND(VALUE([.B1033]);2)/[.$M$1]&amp;&quot;)&quot;;[.A1033]&amp;&quot;( &quot;&amp;[.B1033]&amp;&quot;, &quot;&amp;[.C1033]&amp;&quot;, &quot;&amp;[.D1033]&amp;&quot;, &quot;&amp;[.$I$1]&amp;&quot;*&quot;&amp;[.F1033]&amp;&quot; )&quot;)" office:value-type="string" office:string-value="Turn2( tail9, z_axis, 0, MOVEANIMATIONSPEED*22.11 )">
            <text:p>Turn2( tail9, z_axis, 0, MOVEANIMATIONSPEED*22.11 )</text:p>
          </table:table-cell>
          <table:table-cell table:number-columns-repeated="6"/>
        </table:table-row>
        <table:table-row table:style-name="ro1">
          <table:table-cell table:formula="of:=IF(RIGHT([' ;'.A1034];4)=&quot;turn&quot;;&quot;Turn2&quot;;IF(RIGHT([' ;'.A1034];4)=&quot;move&quot;;&quot;Move&quot;;[' ;'.A1034]))" office:value-type="string" office:string-value="Turn2">
            <text:p>Turn2</text:p>
          </table:table-cell>
          <table:table-cell table:formula="of:=[' ;'.B1034]" office:value-type="string" office:string-value="torso">
            <text:p>torso</text:p>
          </table:table-cell>
          <table:table-cell table:formula="of:=LEFT([' ;'.D1034];1)&amp;&quot;_&quot;&amp;RIGHT([' ;'.D1034];4)" office:value-type="string" office:string-value="z_axis">
            <text:p>z_axis</text:p>
          </table:table-cell>
          <table:table-cell table:formula="of:=ROUND(VALUE(MID([' ;'.E1034];2;LEN([' ;'.E1034])-2));1)" office:value-type="float" office:value="0">
            <text:p>0</text:p>
          </table:table-cell>
          <table:table-cell table:formula="of:=VALUE(MID([' ;'.G1034];2;LEN([' ;'.G1034])-2))" office:value-type="float" office:value="12.344179">
            <text:p>12.344179</text:p>
          </table:table-cell>
          <table:table-cell table:formula="of:=ROUND([.E1034]/[.$J$1];2)" office:value-type="float" office:value="12.34">
            <text:p>12.34</text:p>
          </table:table-cell>
          <table:table-cell/>
          <table:table-cell table:formula="of:=IF(RIGHT([.A1034];5)=&quot;sleep&quot;;&quot;Sleep(&quot;&amp;[.$L$1]&amp;&quot;*&quot;&amp;ROUND(VALUE([.B1034]);2)/[.$M$1]&amp;&quot;)&quot;;[.A1034]&amp;&quot;( &quot;&amp;[.B1034]&amp;&quot;, &quot;&amp;[.C1034]&amp;&quot;, &quot;&amp;[.D1034]&amp;&quot;, &quot;&amp;[.$I$1]&amp;&quot;*&quot;&amp;[.F1034]&amp;&quot; )&quot;)" office:value-type="string" office:string-value="Turn2( torso, z_axis, 0, MOVEANIMATIONSPEED*12.34 )">
            <text:p>Turn2( torso, z_axis, 0, MOVEANIMATIONSPEED*12.34 )</text:p>
          </table:table-cell>
          <table:table-cell table:number-columns-repeated="6"/>
        </table:table-row>
      </table:table>
      <table:table table:name="export" table:style-name="ta1" table:print="false">
        <table:table-column table:style-name="co2" table:default-cell-style-name="Default"/>
        <table:table-row table:style-name="ro1">
          <table:table-cell office:value-type="string">
            <text:p>Filter</text:p>
          </table:table-cell>
        </table:table-row>
        <table:table-row table:style-name="ro1">
          <table:table-cell office:value-type="string">
            <text:p>Turn2( lhoof, x_axis, 1.7, MOVEANIMATIONSPEED*72.34 )</text:p>
          </table:table-cell>
        </table:table-row>
        <table:table-row table:style-name="ro1">
          <table:table-cell office:value-type="string">
            <text:p>Turn2( llarm, x_axis, -17.3, MOVEANIMATIONSPEED*0.8 )</text:p>
          </table:table-cell>
        </table:table-row>
        <table:table-row table:style-name="ro1">
          <table:table-cell office:value-type="string">
            <text:p>Turn2( llarm, z_axis, -4.5, MOVEANIMATIONSPEED*7.66 )</text:p>
          </table:table-cell>
        </table:table-row>
        <table:table-row table:style-name="ro1">
          <table:table-cell office:value-type="string">
            <text:p>Turn2( llarm, y_axis, -8.2, MOVEANIMATIONSPEED*0.72 )</text:p>
          </table:table-cell>
        </table:table-row>
        <table:table-row table:style-name="ro1">
          <table:table-cell office:value-type="string">
            <text:p>Turn2( lleg, x_axis, 63.4, MOVEANIMATIONSPEED*75.41 )</text:p>
          </table:table-cell>
        </table:table-row>
        <table:table-row table:style-name="ro1">
          <table:table-cell office:value-type="string">
            <text:p>Turn2( lshoulder, x_axis, 26.7, MOVEANIMATIONSPEED*64.83 )</text:p>
          </table:table-cell>
        </table:table-row>
        <table:table-row table:style-name="ro1">
          <table:table-cell office:value-type="string">
            <text:p>Turn2( lshoulder, z_axis, 0.8, MOVEANIMATIONSPEED*1.34 )</text:p>
          </table:table-cell>
        </table:table-row>
        <table:table-row table:style-name="ro1">
          <table:table-cell office:value-type="string">
            <text:p>Turn2( lshoulder, y_axis, 3.2, MOVEANIMATIONSPEED*5.7 )</text:p>
          </table:table-cell>
        </table:table-row>
        <table:table-row table:style-name="ro1">
          <table:table-cell office:value-type="string">
            <text:p>Turn2( lthigh, x_axis, -65.1, MOVEANIMATIONSPEED*147.75 )</text:p>
          </table:table-cell>
        </table:table-row>
        <table:table-row table:style-name="ro1">
          <table:table-cell office:value-type="string">
            <text:p>Turn2( lwing1, x_axis, -49.3, MOVEANIMATIONSPEED*19.18 )</text:p>
          </table:table-cell>
        </table:table-row>
        <table:table-row table:style-name="ro1">
          <table:table-cell office:value-type="string">
            <text:p>Turn2( lwing1, z_axis, -5.6, MOVEANIMATIONSPEED*14.26 )</text:p>
          </table:table-cell>
        </table:table-row>
        <table:table-row table:style-name="ro1">
          <table:table-cell office:value-type="string">
            <text:p>Turn2( lwing1, y_axis, -27.8, MOVEANIMATIONSPEED*25.83 )</text:p>
          </table:table-cell>
        </table:table-row>
        <table:table-row table:style-name="ro1">
          <table:table-cell office:value-type="string">
            <text:p>Turn2( lwing2, x_axis, 72.2, MOVEANIMATIONSPEED*2.11 )</text:p>
          </table:table-cell>
        </table:table-row>
        <table:table-row table:style-name="ro1">
          <table:table-cell office:value-type="string">
            <text:p>Turn2( lwing2, z_axis, 20.8, MOVEANIMATIONSPEED*31.47 )</text:p>
          </table:table-cell>
        </table:table-row>
        <table:table-row table:style-name="ro1">
          <table:table-cell office:value-type="string">
            <text:p>Turn2( lwing2, y_axis, -16.6, MOVEANIMATIONSPEED*9.5 )</text:p>
          </table:table-cell>
        </table:table-row>
        <table:table-row table:style-name="ro1">
          <table:table-cell office:value-type="string">
            <text:p>Turn2( lwing31, x_axis, -43.1, MOVEANIMATIONSPEED*0.98 )</text:p>
          </table:table-cell>
        </table:table-row>
        <table:table-row table:style-name="ro1">
          <table:table-cell office:value-type="string">
            <text:p>Turn2( lwing31, z_axis, -16, MOVEANIMATIONSPEED*5.56 )</text:p>
          </table:table-cell>
        </table:table-row>
        <table:table-row table:style-name="ro1">
          <table:table-cell office:value-type="string">
            <text:p>Turn2( lwing31, y_axis, -5.6, MOVEANIMATIONSPEED*20.84 )</text:p>
          </table:table-cell>
        </table:table-row>
        <table:table-row table:style-name="ro1">
          <table:table-cell office:value-type="string">
            <text:p>Turn2( lwing32, x_axis, -43.7, MOVEANIMATIONSPEED*1.04 )</text:p>
          </table:table-cell>
        </table:table-row>
        <table:table-row table:style-name="ro1">
          <table:table-cell office:value-type="string">
            <text:p>Turn2( lwing32, z_axis, -16.2, MOVEANIMATIONSPEED*5.52 )</text:p>
          </table:table-cell>
        </table:table-row>
        <table:table-row table:style-name="ro1">
          <table:table-cell office:value-type="string">
            <text:p>Turn2( lwing32, y_axis, -5.8, MOVEANIMATIONSPEED*21.15 )</text:p>
          </table:table-cell>
        </table:table-row>
        <table:table-row table:style-name="ro1">
          <table:table-cell office:value-type="string">
            <text:p>Turn2( lwing41, x_axis, -43.1, MOVEANIMATIONSPEED*0.98 )</text:p>
          </table:table-cell>
        </table:table-row>
        <table:table-row table:style-name="ro1">
          <table:table-cell office:value-type="string">
            <text:p>Turn2( lwing41, z_axis, -16, MOVEANIMATIONSPEED*5.56 )</text:p>
          </table:table-cell>
        </table:table-row>
        <table:table-row table:style-name="ro1">
          <table:table-cell office:value-type="string">
            <text:p>Turn2( lwing41, y_axis, -5.6, MOVEANIMATIONSPEED*20.84 )</text:p>
          </table:table-cell>
        </table:table-row>
        <table:table-row table:style-name="ro1">
          <table:table-cell office:value-type="string">
            <text:p>Turn2( lwing42, x_axis, -41.4, MOVEANIMATIONSPEED*0.81 )</text:p>
          </table:table-cell>
        </table:table-row>
        <table:table-row table:style-name="ro1">
          <table:table-cell office:value-type="string">
            <text:p>Turn2( lwing42, z_axis, -15.5, MOVEANIMATIONSPEED*5.64 )</text:p>
          </table:table-cell>
        </table:table-row>
        <table:table-row table:style-name="ro1">
          <table:table-cell office:value-type="string">
            <text:p>Turn2( lwing42, y_axis, -5.2, MOVEANIMATIONSPEED*19.97 )</text:p>
          </table:table-cell>
        </table:table-row>
        <table:table-row table:style-name="ro1">
          <table:table-cell office:value-type="string">
            <text:p>Turn2( lwing43, x_axis, -37.3, MOVEANIMATIONSPEED*0.47 )</text:p>
          </table:table-cell>
        </table:table-row>
        <table:table-row table:style-name="ro1">
          <table:table-cell office:value-type="string">
            <text:p>Turn2( lwing43, z_axis, -14.3, MOVEANIMATIONSPEED*5.74 )</text:p>
          </table:table-cell>
        </table:table-row>
        <table:table-row table:style-name="ro1">
          <table:table-cell office:value-type="string">
            <text:p>Turn2( lwing43, y_axis, -4.2, MOVEANIMATIONSPEED*17.92 )</text:p>
          </table:table-cell>
        </table:table-row>
        <table:table-row table:style-name="ro1">
          <table:table-cell office:value-type="string">
            <text:p>Turn2( lwing51, x_axis, -62.2, MOVEANIMATIONSPEED*3.21 )</text:p>
          </table:table-cell>
        </table:table-row>
        <table:table-row table:style-name="ro1">
          <table:table-cell office:value-type="string">
            <text:p>Turn2( lwing51, z_axis, -20.6, MOVEANIMATIONSPEED*3.04 )</text:p>
          </table:table-cell>
        </table:table-row>
        <table:table-row table:style-name="ro1">
          <table:table-cell office:value-type="string">
            <text:p>Turn2( lwing51, y_axis, -11.4, MOVEANIMATIONSPEED*30.13 )</text:p>
          </table:table-cell>
        </table:table-row>
        <table:table-row table:style-name="ro1">
          <table:table-cell office:value-type="string">
            <text:p>Turn2( lwing52, x_axis, -42.1, MOVEANIMATIONSPEED*0.88 )</text:p>
          </table:table-cell>
        </table:table-row>
        <table:table-row table:style-name="ro1">
          <table:table-cell office:value-type="string">
            <text:p>Turn2( lwing52, z_axis, -15.8, MOVEANIMATIONSPEED*5.61 )</text:p>
          </table:table-cell>
        </table:table-row>
        <table:table-row table:style-name="ro1">
          <table:table-cell office:value-type="string">
            <text:p>Turn2( lwing52, y_axis, -5.3, MOVEANIMATIONSPEED*20.35 )</text:p>
          </table:table-cell>
        </table:table-row>
        <table:table-row table:style-name="ro1">
          <table:table-cell office:value-type="string">
            <text:p>Turn2( lwing53, x_axis, -19.9, MOVEANIMATIONSPEED*0.36 )</text:p>
          </table:table-cell>
        </table:table-row>
        <table:table-row table:style-name="ro1">
          <table:table-cell office:value-type="string">
            <text:p>Turn2( lwing53, z_axis, -8.1, MOVEANIMATIONSPEED*4.54 )</text:p>
          </table:table-cell>
        </table:table-row>
        <table:table-row table:style-name="ro1">
          <table:table-cell office:value-type="string">
            <text:p>Turn2( lwing53, y_axis, -1.1, MOVEANIMATIONSPEED*9.14 )</text:p>
          </table:table-cell>
        </table:table-row>
        <table:table-row table:style-name="ro1">
          <table:table-cell office:value-type="string">
            <text:p><text:tab/><text:tab/><text:tab/>Move( pelvis, y_axis, -6.3, MOVEANIMATIONSPEED*7.92 )</text:p>
          </table:table-cell>
        </table:table-row>
        <table:table-row table:style-name="ro1">
          <table:table-cell office:value-type="string">
            <text:p>Turn2( rhoof, x_axis, -27.6, MOVEANIMATIONSPEED*80.25 )</text:p>
          </table:table-cell>
        </table:table-row>
        <table:table-row table:style-name="ro1">
          <table:table-cell office:value-type="string">
            <text:p>Turn2( rlarm, x_axis, -33.9, MOVEANIMATIONSPEED*1.36 )</text:p>
          </table:table-cell>
        </table:table-row>
        <table:table-row table:style-name="ro1">
          <table:table-cell office:value-type="string">
            <text:p>Turn2( rlarm, z_axis, 6.1, MOVEANIMATIONSPEED*9.57 )</text:p>
          </table:table-cell>
        </table:table-row>
        <table:table-row table:style-name="ro1">
          <table:table-cell office:value-type="string">
            <text:p>Turn2( rlarm, y_axis, 8.6, MOVEANIMATIONSPEED*3.01 )</text:p>
          </table:table-cell>
        </table:table-row>
        <table:table-row table:style-name="ro1">
          <table:table-cell office:value-type="string">
            <text:p>Turn2( rleg, x_axis, 32.5, MOVEANIMATIONSPEED*22.71 )</text:p>
          </table:table-cell>
        </table:table-row>
        <table:table-row table:style-name="ro1">
          <table:table-cell office:value-type="string">
            <text:p>Turn2( rshoulder, x_axis, 3, MOVEANIMATIONSPEED*65.26 )</text:p>
          </table:table-cell>
        </table:table-row>
        <table:table-row table:style-name="ro1">
          <table:table-cell office:value-type="string">
            <text:p>Turn2( rshoulder, y_axis, 0.4, MOVEANIMATIONSPEED*0.55 )</text:p>
          </table:table-cell>
        </table:table-row>
        <table:table-row table:style-name="ro1">
          <table:table-cell office:value-type="string">
            <text:p>Turn2( rthigh, x_axis, -4.9, MOVEANIMATIONSPEED*57.55 )</text:p>
          </table:table-cell>
        </table:table-row>
        <table:table-row table:style-name="ro1">
          <table:table-cell office:value-type="string">
            <text:p>Turn2( rwing1, x_axis, -59.8, MOVEANIMATIONSPEED*33.43 )</text:p>
          </table:table-cell>
        </table:table-row>
        <table:table-row table:style-name="ro1">
          <table:table-cell office:value-type="string">
            <text:p>Turn2( rwing1, z_axis, -10.7, MOVEANIMATIONSPEED*19.44 )</text:p>
          </table:table-cell>
        </table:table-row>
        <table:table-row table:style-name="ro1">
          <table:table-cell office:value-type="string">
            <text:p>Turn2( rwing1, y_axis, 21.2, MOVEANIMATIONSPEED*0.19 )</text:p>
          </table:table-cell>
        </table:table-row>
        <table:table-row table:style-name="ro1">
          <table:table-cell office:value-type="string">
            <text:p>Turn2( rwing2, x_axis, 89.5, MOVEANIMATIONSPEED*15.84 )</text:p>
          </table:table-cell>
        </table:table-row>
        <table:table-row table:style-name="ro1">
          <table:table-cell office:value-type="string">
            <text:p>Turn2( rwing2, z_axis, -33.1, MOVEANIMATIONSPEED*9.03 )</text:p>
          </table:table-cell>
        </table:table-row>
        <table:table-row table:style-name="ro1">
          <table:table-cell office:value-type="string">
            <text:p>Turn2( rwing2, y_axis, 15, MOVEANIMATIONSPEED*43.1 )</text:p>
          </table:table-cell>
        </table:table-row>
        <table:table-row table:style-name="ro1">
          <table:table-cell office:value-type="string">
            <text:p>Turn2( rwing31, x_axis, -43.4, MOVEANIMATIONSPEED*1.55 )</text:p>
          </table:table-cell>
        </table:table-row>
        <table:table-row table:style-name="ro1">
          <table:table-cell office:value-type="string">
            <text:p>Turn2( rwing31, z_axis, 14, MOVEANIMATIONSPEED*13.58 )</text:p>
          </table:table-cell>
        </table:table-row>
        <table:table-row table:style-name="ro1">
          <table:table-cell office:value-type="string">
            <text:p>Turn2( rwing31, y_axis, 10.4, MOVEANIMATIONSPEED*12.95 )</text:p>
          </table:table-cell>
        </table:table-row>
        <table:table-row table:style-name="ro1">
          <table:table-cell office:value-type="string">
            <text:p>Turn2( rwing32, x_axis, -44.1, MOVEANIMATIONSPEED*1.6 )</text:p>
          </table:table-cell>
        </table:table-row>
        <table:table-row table:style-name="ro1">
          <table:table-cell office:value-type="string">
            <text:p>Turn2( rwing32, z_axis, 14.1, MOVEANIMATIONSPEED*13.82 )</text:p>
          </table:table-cell>
        </table:table-row>
        <table:table-row table:style-name="ro1">
          <table:table-cell office:value-type="string">
            <text:p>Turn2( rwing32, y_axis, 10.6, MOVEANIMATIONSPEED*13.03 )</text:p>
          </table:table-cell>
        </table:table-row>
        <table:table-row table:style-name="ro1">
          <table:table-cell office:value-type="string">
            <text:p>Turn2( rwing41, x_axis, -43.4, MOVEANIMATIONSPEED*1.55 )</text:p>
          </table:table-cell>
        </table:table-row>
        <table:table-row table:style-name="ro1">
          <table:table-cell office:value-type="string">
            <text:p>Turn2( rwing41, z_axis, 14, MOVEANIMATIONSPEED*13.58 )</text:p>
          </table:table-cell>
        </table:table-row>
        <table:table-row table:style-name="ro1">
          <table:table-cell office:value-type="string">
            <text:p>Turn2( rwing41, y_axis, 10.4, MOVEANIMATIONSPEED*12.95 )</text:p>
          </table:table-cell>
        </table:table-row>
        <table:table-row table:style-name="ro1">
          <table:table-cell office:value-type="string">
            <text:p>Turn2( rwing42, x_axis, -41.7, MOVEANIMATIONSPEED*1.4 )</text:p>
          </table:table-cell>
        </table:table-row>
        <table:table-row table:style-name="ro1">
          <table:table-cell office:value-type="string">
            <text:p>Turn2( rwing42, z_axis, 13.6, MOVEANIMATIONSPEED*12.91 )</text:p>
          </table:table-cell>
        </table:table-row>
        <table:table-row table:style-name="ro1">
          <table:table-cell office:value-type="string">
            <text:p>Turn2( rwing42, y_axis, 9.8, MOVEANIMATIONSPEED*12.69 )</text:p>
          </table:table-cell>
        </table:table-row>
        <table:table-row table:style-name="ro1">
          <table:table-cell office:value-type="string">
            <text:p>Turn2( rwing43, x_axis, -37.6, MOVEANIMATIONSPEED*1.1 )</text:p>
          </table:table-cell>
        </table:table-row>
        <table:table-row table:style-name="ro1">
          <table:table-cell office:value-type="string">
            <text:p>Turn2( rwing43, z_axis, 12.7, MOVEANIMATIONSPEED*11.36 )</text:p>
          </table:table-cell>
        </table:table-row>
        <table:table-row table:style-name="ro1">
          <table:table-cell office:value-type="string">
            <text:p>Turn2( rwing43, y_axis, 8.4, MOVEANIMATIONSPEED*11.97 )</text:p>
          </table:table-cell>
        </table:table-row>
        <table:table-row table:style-name="ro1">
          <table:table-cell office:value-type="string">
            <text:p>Turn2( rwing51, x_axis, -62.5, MOVEANIMATIONSPEED*3.94 )</text:p>
          </table:table-cell>
        </table:table-row>
        <table:table-row table:style-name="ro1">
          <table:table-cell office:value-type="string">
            <text:p>Turn2( rwing51, z_axis, 16.8, MOVEANIMATIONSPEED*21.03 )</text:p>
          </table:table-cell>
        </table:table-row>
        <table:table-row table:style-name="ro1">
          <table:table-cell office:value-type="string">
            <text:p>Turn2( rwing51, y_axis, 17.4, MOVEANIMATIONSPEED*14.32 )</text:p>
          </table:table-cell>
        </table:table-row>
        <table:table-row table:style-name="ro1">
          <table:table-cell office:value-type="string">
            <text:p>Turn2( rwing52, x_axis, -42.5, MOVEANIMATIONSPEED*1.46 )</text:p>
          </table:table-cell>
        </table:table-row>
        <table:table-row table:style-name="ro1">
          <table:table-cell office:value-type="string">
            <text:p>Turn2( rwing52, z_axis, 13.8, MOVEANIMATIONSPEED*13.2 )</text:p>
          </table:table-cell>
        </table:table-row>
        <table:table-row table:style-name="ro1">
          <table:table-cell office:value-type="string">
            <text:p>Turn2( rwing52, y_axis, 10, MOVEANIMATIONSPEED*12.8 )</text:p>
          </table:table-cell>
        </table:table-row>
        <table:table-row table:style-name="ro1">
          <table:table-cell office:value-type="string">
            <text:p>Turn2( rwing53, x_axis, -19.9, MOVEANIMATIONSPEED*0.37 )</text:p>
          </table:table-cell>
        </table:table-row>
        <table:table-row table:style-name="ro1">
          <table:table-cell office:value-type="string">
            <text:p>Turn2( rwing53, z_axis, 7.6, MOVEANIMATIONSPEED*5.18 )</text:p>
          </table:table-cell>
        </table:table-row>
        <table:table-row table:style-name="ro1">
          <table:table-cell office:value-type="string">
            <text:p>Turn2( rwing53, y_axis, 3.5, MOVEANIMATIONSPEED*7.46 )</text:p>
          </table:table-cell>
        </table:table-row>
        <table:table-row table:style-name="ro1">
          <table:table-cell office:value-type="string">
            <text:p>Turn2( tail1, x_axis, -56.1, MOVEANIMATIONSPEED*2.01 )</text:p>
          </table:table-cell>
        </table:table-row>
        <table:table-row table:style-name="ro1">
          <table:table-cell office:value-type="string">
            <text:p>Turn2( tail1, z_axis, -5.5, MOVEANIMATIONSPEED*0.2 )</text:p>
          </table:table-cell>
        </table:table-row>
        <table:table-row table:style-name="ro1">
          <table:table-cell office:value-type="string">
            <text:p>Turn2( tail1, y_axis, 14.2, MOVEANIMATIONSPEED*30.14 )</text:p>
          </table:table-cell>
        </table:table-row>
        <table:table-row table:style-name="ro1">
          <table:table-cell office:value-type="string">
            <text:p>Turn2( tail2, x_axis, 7.8, MOVEANIMATIONSPEED*0.44 )</text:p>
          </table:table-cell>
        </table:table-row>
        <table:table-row table:style-name="ro1">
          <table:table-cell office:value-type="string">
            <text:p>Turn2( tail2, z_axis, -2, MOVEANIMATIONSPEED*4.17 )</text:p>
          </table:table-cell>
        </table:table-row>
        <table:table-row table:style-name="ro1">
          <table:table-cell office:value-type="string">
            <text:p>Turn2( tail2, y_axis, -0.6, MOVEANIMATIONSPEED*0.26 )</text:p>
          </table:table-cell>
        </table:table-row>
        <table:table-row table:style-name="ro1">
          <table:table-cell office:value-type="string">
            <text:p>Turn2( tail4, x_axis, 6.7, MOVEANIMATIONSPEED*0.38 )</text:p>
          </table:table-cell>
        </table:table-row>
        <table:table-row table:style-name="ro1">
          <table:table-cell office:value-type="string">
            <text:p>Turn2( tail4, z_axis, -1.7, MOVEANIMATIONSPEED*3.59 )</text:p>
          </table:table-cell>
        </table:table-row>
        <table:table-row table:style-name="ro1">
          <table:table-cell office:value-type="string">
            <text:p>Turn2( tail4, y_axis, -0.6, MOVEANIMATIONSPEED*0.19 )</text:p>
          </table:table-cell>
        </table:table-row>
        <table:table-row table:style-name="ro1">
          <table:table-cell office:value-type="string">
            <text:p>Turn2( tail5, x_axis, 13.8, MOVEANIMATIONSPEED*0.8 )</text:p>
          </table:table-cell>
        </table:table-row>
        <table:table-row table:style-name="ro1">
          <table:table-cell office:value-type="string">
            <text:p>Turn2( tail5, z_axis, -3.6, MOVEANIMATIONSPEED*7.39 )</text:p>
          </table:table-cell>
        </table:table-row>
        <table:table-row table:style-name="ro1">
          <table:table-cell office:value-type="string">
            <text:p>Turn2( tail5, y_axis, -0.9, MOVEANIMATIONSPEED*0.85 )</text:p>
          </table:table-cell>
        </table:table-row>
        <table:table-row table:style-name="ro1">
          <table:table-cell office:value-type="string">
            <text:p>Turn2( tail7, x_axis, 12.6, MOVEANIMATIONSPEED*0.73 )</text:p>
          </table:table-cell>
        </table:table-row>
        <table:table-row table:style-name="ro1">
          <table:table-cell office:value-type="string">
            <text:p>Turn2( tail7, z_axis, -3.3, MOVEANIMATIONSPEED*6.72 )</text:p>
          </table:table-cell>
        </table:table-row>
        <table:table-row table:style-name="ro1">
          <table:table-cell office:value-type="string">
            <text:p>Turn2( tail7, y_axis, -0.9, MOVEANIMATIONSPEED*0.7 )</text:p>
          </table:table-cell>
        </table:table-row>
        <table:table-row table:style-name="ro1">
          <table:table-cell office:value-type="string">
            <text:p>Turn2( tail8, x_axis, 20.4, MOVEANIMATIONSPEED*1.19 )</text:p>
          </table:table-cell>
        </table:table-row>
        <table:table-row table:style-name="ro1">
          <table:table-cell office:value-type="string">
            <text:p>Turn2( tail8, z_axis, -5.4, MOVEANIMATIONSPEED*10.77 )</text:p>
          </table:table-cell>
        </table:table-row>
        <table:table-row table:style-name="ro1">
          <table:table-cell office:value-type="string">
            <text:p>Turn2( tail8, y_axis, -1.1, MOVEANIMATIONSPEED*1.88 )</text:p>
          </table:table-cell>
        </table:table-row>
        <table:table-row table:style-name="ro1">
          <table:table-cell office:value-type="string">
            <text:p>Turn2( tail9, x_axis, 13.4, MOVEANIMATIONSPEED*0.78 )</text:p>
          </table:table-cell>
        </table:table-row>
        <table:table-row table:style-name="ro1">
          <table:table-cell office:value-type="string">
            <text:p>Turn2( tail9, z_axis, -3.5, MOVEANIMATIONSPEED*7.17 )</text:p>
          </table:table-cell>
        </table:table-row>
        <table:table-row table:style-name="ro1">
          <table:table-cell office:value-type="string">
            <text:p>Turn2( tail9, y_axis, -0.9, MOVEANIMATIONSPEED*0.8 )</text:p>
          </table:table-cell>
        </table:table-row>
        <table:table-row table:style-name="ro1">
          <table:table-cell office:value-type="string">
            <text:p>Turn2( torso, z_axis, 7.1, MOVEANIMATIONSPEED*12.34 )</text:p>
          </table:table-cell>
        </table:table-row>
        <table:table-row table:style-name="ro1">
          <table:table-cell office:value-type="string">
            <text:p>Sleep(MOVEANIMATIONSLEEPTIME*5.65)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>
            <text:p>Turn2( lhoof, x_axis, 10.4, MOVEANIMATIONSPEED*87.47 )</text:p>
          </table:table-cell>
        </table:table-row>
        <table:table-row table:style-name="ro1">
          <table:table-cell office:value-type="string">
            <text:p>Turn2( llarm, x_axis, -17.5, MOVEANIMATIONSPEED*1.74 )</text:p>
          </table:table-cell>
        </table:table-row>
        <table:table-row table:style-name="ro1">
          <table:table-cell office:value-type="string">
            <text:p>Turn2( llarm, z_axis, -5.2, MOVEANIMATIONSPEED*6.76 )</text:p>
          </table:table-cell>
        </table:table-row>
        <table:table-row table:style-name="ro1">
          <table:table-cell office:value-type="string">
            <text:p>Turn2( llarm, y_axis, -7.4, MOVEANIMATIONSPEED*7.74 )</text:p>
          </table:table-cell>
        </table:table-row>
        <table:table-row table:style-name="ro1">
          <table:table-cell office:value-type="string">
            <text:p>Turn2( lleg, x_axis, 39.9, MOVEANIMATIONSPEED*234.63 )</text:p>
          </table:table-cell>
        </table:table-row>
        <table:table-row table:style-name="ro1">
          <table:table-cell office:value-type="string">
            <text:p>Turn2( lshoulder, x_axis, 33.2, MOVEANIMATIONSPEED*65.11 )</text:p>
          </table:table-cell>
        </table:table-row>
        <table:table-row table:style-name="ro1">
          <table:table-cell office:value-type="string">
            <text:p>Turn2( lshoulder, z_axis, 1.1, MOVEANIMATIONSPEED*2.93 )</text:p>
          </table:table-cell>
        </table:table-row>
        <table:table-row table:style-name="ro1">
          <table:table-cell office:value-type="string">
            <text:p>Turn2( lshoulder, y_axis, 3.5, MOVEANIMATIONSPEED*3.25 )</text:p>
          </table:table-cell>
        </table:table-row>
        <table:table-row table:style-name="ro1">
          <table:table-cell office:value-type="string">
            <text:p>Turn2( lthigh, x_axis, -50.3, MOVEANIMATIONSPEED*147.16 )</text:p>
          </table:table-cell>
        </table:table-row>
        <table:table-row table:style-name="ro1">
          <table:table-cell office:value-type="string">
            <text:p>Turn2( lwing1, x_axis, -47.9, MOVEANIMATIONSPEED*13.87 )</text:p>
          </table:table-cell>
        </table:table-row>
        <table:table-row table:style-name="ro1">
          <table:table-cell office:value-type="string">
            <text:p>Turn2( lwing1, z_axis, -4.5, MOVEANIMATIONSPEED*10.28 )</text:p>
          </table:table-cell>
        </table:table-row>
        <table:table-row table:style-name="ro1">
          <table:table-cell office:value-type="string">
            <text:p>Turn2( lwing1, y_axis, -29.2, MOVEANIMATIONSPEED*13.45 )</text:p>
          </table:table-cell>
        </table:table-row>
        <table:table-row table:style-name="ro1">
          <table:table-cell office:value-type="string">
            <text:p>Turn2( lwing2, x_axis, 71.9, MOVEANIMATIONSPEED*2.97 )</text:p>
          </table:table-cell>
        </table:table-row>
        <table:table-row table:style-name="ro1">
          <table:table-cell office:value-type="string">
            <text:p>Turn2( lwing2, z_axis, 23.2, MOVEANIMATIONSPEED*23.59 )</text:p>
          </table:table-cell>
        </table:table-row>
        <table:table-row table:style-name="ro1">
          <table:table-cell office:value-type="string">
            <text:p>Turn2( lwing2, y_axis, -17.2, MOVEANIMATIONSPEED*6.24 )</text:p>
          </table:table-cell>
        </table:table-row>
        <table:table-row table:style-name="ro1">
          <table:table-cell office:value-type="string">
            <text:p>Turn2( lwing31, x_axis, -42.7, MOVEANIMATIONSPEED*3.59 )</text:p>
          </table:table-cell>
        </table:table-row>
        <table:table-row table:style-name="ro1">
          <table:table-cell office:value-type="string">
            <text:p>Turn2( lwing31, z_axis, -17.2, MOVEANIMATIONSPEED*11.39 )</text:p>
          </table:table-cell>
        </table:table-row>
        <table:table-row table:style-name="ro1">
          <table:table-cell office:value-type="string">
            <text:p>Turn2( lwing31, y_axis, -6.6, MOVEANIMATIONSPEED*9.77 )</text:p>
          </table:table-cell>
        </table:table-row>
        <table:table-row table:style-name="ro1">
          <table:table-cell office:value-type="string">
            <text:p>Turn2( lwing32, x_axis, -43.4, MOVEANIMATIONSPEED*3.59 )</text:p>
          </table:table-cell>
        </table:table-row>
        <table:table-row table:style-name="ro1">
          <table:table-cell office:value-type="string">
            <text:p>Turn2( lwing32, z_axis, -17.4, MOVEANIMATIONSPEED*11.49 )</text:p>
          </table:table-cell>
        </table:table-row>
        <table:table-row table:style-name="ro1">
          <table:table-cell office:value-type="string">
            <text:p>Turn2( lwing32, y_axis, -6.8, MOVEANIMATIONSPEED*9.96 )</text:p>
          </table:table-cell>
        </table:table-row>
        <table:table-row table:style-name="ro1">
          <table:table-cell office:value-type="string">
            <text:p>Turn2( lwing41, x_axis, -42.7, MOVEANIMATIONSPEED*3.59 )</text:p>
          </table:table-cell>
        </table:table-row>
        <table:table-row table:style-name="ro1">
          <table:table-cell office:value-type="string">
            <text:p>Turn2( lwing41, z_axis, -17.2, MOVEANIMATIONSPEED*11.39 )</text:p>
          </table:table-cell>
        </table:table-row>
        <table:table-row table:style-name="ro1">
          <table:table-cell office:value-type="string">
            <text:p>Turn2( lwing41, y_axis, -6.6, MOVEANIMATIONSPEED*9.77 )</text:p>
          </table:table-cell>
        </table:table-row>
        <table:table-row table:style-name="ro1">
          <table:table-cell office:value-type="string">
            <text:p>Turn2( lwing42, x_axis, -41, MOVEANIMATIONSPEED*3.6 )</text:p>
          </table:table-cell>
        </table:table-row>
        <table:table-row table:style-name="ro1">
          <table:table-cell office:value-type="string">
            <text:p>Turn2( lwing42, z_axis, -16.7, MOVEANIMATIONSPEED*11.1 )</text:p>
          </table:table-cell>
        </table:table-row>
        <table:table-row table:style-name="ro1">
          <table:table-cell office:value-type="string">
            <text:p>Turn2( lwing42, y_axis, -6.1, MOVEANIMATIONSPEED*9.24 )</text:p>
          </table:table-cell>
        </table:table-row>
        <table:table-row table:style-name="ro1">
          <table:table-cell office:value-type="string">
            <text:p>Turn2( lwing43, x_axis, -37, MOVEANIMATIONSPEED*3.55 )</text:p>
          </table:table-cell>
        </table:table-row>
        <table:table-row table:style-name="ro1">
          <table:table-cell office:value-type="string">
            <text:p>Turn2( lwing43, z_axis, -15.3, MOVEANIMATIONSPEED*10.35 )</text:p>
          </table:table-cell>
        </table:table-row>
        <table:table-row table:style-name="ro1">
          <table:table-cell office:value-type="string">
            <text:p>Turn2( lwing43, y_axis, -5, MOVEANIMATIONSPEED*8.02 )</text:p>
          </table:table-cell>
        </table:table-row>
        <table:table-row table:style-name="ro1">
          <table:table-cell office:value-type="string">
            <text:p>Turn2( lwing51, x_axis, -62, MOVEANIMATIONSPEED*2.69 )</text:p>
          </table:table-cell>
        </table:table-row>
        <table:table-row table:style-name="ro1">
          <table:table-cell office:value-type="string">
            <text:p>Turn2( lwing51, z_axis, -22, MOVEANIMATIONSPEED*13.5 )</text:p>
          </table:table-cell>
        </table:table-row>
        <table:table-row table:style-name="ro1">
          <table:table-cell office:value-type="string">
            <text:p>Turn2( lwing51, y_axis, -13, MOVEANIMATIONSPEED*16.33 )</text:p>
          </table:table-cell>
        </table:table-row>
        <table:table-row table:style-name="ro1">
          <table:table-cell office:value-type="string">
            <text:p>Turn2( lwing52, x_axis, -41.8, MOVEANIMATIONSPEED*3.6 )</text:p>
          </table:table-cell>
        </table:table-row>
        <table:table-row table:style-name="ro1">
          <table:table-cell office:value-type="string">
            <text:p>Turn2( lwing52, z_axis, -16.9, MOVEANIMATIONSPEED*11.23 )</text:p>
          </table:table-cell>
        </table:table-row>
        <table:table-row table:style-name="ro1">
          <table:table-cell office:value-type="string">
            <text:p>Turn2( lwing52, y_axis, -6.3, MOVEANIMATIONSPEED*9.47 )</text:p>
          </table:table-cell>
        </table:table-row>
        <table:table-row table:style-name="ro1">
          <table:table-cell office:value-type="string">
            <text:p>Turn2( lwing53, x_axis, -19.6, MOVEANIMATIONSPEED*2.51 )</text:p>
          </table:table-cell>
        </table:table-row>
        <table:table-row table:style-name="ro1">
          <table:table-cell office:value-type="string">
            <text:p>Turn2( lwing53, z_axis, -8.7, MOVEANIMATIONSPEED*6.19 )</text:p>
          </table:table-cell>
        </table:table-row>
        <table:table-row table:style-name="ro1">
          <table:table-cell office:value-type="string">
            <text:p>Turn2( lwing53, y_axis, -1.4, MOVEANIMATIONSPEED*3.51 )</text:p>
          </table:table-cell>
        </table:table-row>
        <table:table-row table:style-name="ro1">
          <table:table-cell office:value-type="string">
            <text:p>Turn2( rhoof, x_axis, -32.8, MOVEANIMATIONSPEED*52.41 )</text:p>
          </table:table-cell>
        </table:table-row>
        <table:table-row table:style-name="ro1">
          <table:table-cell office:value-type="string">
            <text:p>Turn2( rlarm, z_axis, 4.5, MOVEANIMATIONSPEED*15.56 )</text:p>
          </table:table-cell>
        </table:table-row>
        <table:table-row table:style-name="ro1">
          <table:table-cell office:value-type="string">
            <text:p>Turn2( rlarm, y_axis, 9.5, MOVEANIMATIONSPEED*8.34 )</text:p>
          </table:table-cell>
        </table:table-row>
        <table:table-row table:style-name="ro1">
          <table:table-cell office:value-type="string">
            <text:p>Turn2( rleg, x_axis, 30.4, MOVEANIMATIONSPEED*21.26 )</text:p>
          </table:table-cell>
        </table:table-row>
        <table:table-row table:style-name="ro1">
          <table:table-cell office:value-type="string">
            <text:p>Turn2( rshoulder, x_axis, -3.5, MOVEANIMATIONSPEED*64.77 )</text:p>
          </table:table-cell>
        </table:table-row>
        <table:table-row table:style-name="ro1">
          <table:table-cell office:value-type="string">
            <text:p>Turn2( rshoulder, y_axis, -0.4, MOVEANIMATIONSPEED*7.64 )</text:p>
          </table:table-cell>
        </table:table-row>
        <table:table-row table:style-name="ro1">
          <table:table-cell office:value-type="string">
            <text:p>Turn2( rthigh, x_axis, 2.4, MOVEANIMATIONSPEED*73.67 )</text:p>
          </table:table-cell>
        </table:table-row>
        <table:table-row table:style-name="ro1">
          <table:table-cell office:value-type="string">
            <text:p>Turn2( rwing1, x_axis, -55.8, MOVEANIMATIONSPEED*40.86 )</text:p>
          </table:table-cell>
        </table:table-row>
        <table:table-row table:style-name="ro1">
          <table:table-cell office:value-type="string">
            <text:p>Turn2( rwing1, z_axis, -7.6, MOVEANIMATIONSPEED*30.86 )</text:p>
          </table:table-cell>
        </table:table-row>
        <table:table-row table:style-name="ro1">
          <table:table-cell office:value-type="string">
            <text:p>Turn2( rwing1, y_axis, 22.3, MOVEANIMATIONSPEED*10.57 )</text:p>
          </table:table-cell>
        </table:table-row>
        <table:table-row table:style-name="ro1">
          <table:table-cell office:value-type="string">
            <text:p>Turn2( rwing2, x_axis, 90.4, MOVEANIMATIONSPEED*8.95 )</text:p>
          </table:table-cell>
        </table:table-row>
        <table:table-row table:style-name="ro1">
          <table:table-cell office:value-type="string">
            <text:p>Turn2( rwing2, z_axis, -30.6, MOVEANIMATIONSPEED*25.34 )</text:p>
          </table:table-cell>
        </table:table-row>
        <table:table-row table:style-name="ro1">
          <table:table-cell office:value-type="string">
            <text:p>Turn2( rwing2, y_axis, 18.6, MOVEANIMATIONSPEED*36.84 )</text:p>
          </table:table-cell>
        </table:table-row>
        <table:table-row table:style-name="ro1">
          <table:table-cell office:value-type="string">
            <text:p>Turn2( rwing31, z_axis, 14.9, MOVEANIMATIONSPEED*9.3 )</text:p>
          </table:table-cell>
        </table:table-row>
        <table:table-row table:style-name="ro1">
          <table:table-cell office:value-type="string">
            <text:p>Turn2( rwing31, y_axis, 8.4, MOVEANIMATIONSPEED*19.42 )</text:p>
          </table:table-cell>
        </table:table-row>
        <table:table-row table:style-name="ro1">
          <table:table-cell office:value-type="string">
            <text:p>Turn2( rwing32, z_axis, 15.1, MOVEANIMATIONSPEED*9.52 )</text:p>
          </table:table-cell>
        </table:table-row>
        <table:table-row table:style-name="ro1">
          <table:table-cell office:value-type="string">
            <text:p>Turn2( rwing32, y_axis, 8.6, MOVEANIMATIONSPEED*19.62 )</text:p>
          </table:table-cell>
        </table:table-row>
        <table:table-row table:style-name="ro1">
          <table:table-cell office:value-type="string">
            <text:p>Turn2( rwing41, z_axis, 14.9, MOVEANIMATIONSPEED*9.3 )</text:p>
          </table:table-cell>
        </table:table-row>
        <table:table-row table:style-name="ro1">
          <table:table-cell office:value-type="string">
            <text:p>Turn2( rwing41, y_axis, 8.4, MOVEANIMATIONSPEED*19.42 )</text:p>
          </table:table-cell>
        </table:table-row>
        <table:table-row table:style-name="ro1">
          <table:table-cell office:value-type="string">
            <text:p>Turn2( rwing42, z_axis, 14.5, MOVEANIMATIONSPEED*8.68 )</text:p>
          </table:table-cell>
        </table:table-row>
        <table:table-row table:style-name="ro1">
          <table:table-cell office:value-type="string">
            <text:p>Turn2( rwing42, y_axis, 7.9, MOVEANIMATIONSPEED*18.85 )</text:p>
          </table:table-cell>
        </table:table-row>
        <table:table-row table:style-name="ro1">
          <table:table-cell office:value-type="string">
            <text:p>Turn2( rwing43, z_axis, 13.4, MOVEANIMATIONSPEED*7.29 )</text:p>
          </table:table-cell>
        </table:table-row>
        <table:table-row table:style-name="ro1">
          <table:table-cell office:value-type="string">
            <text:p>Turn2( rwing43, y_axis, 6.7, MOVEANIMATIONSPEED*17.4 )</text:p>
          </table:table-cell>
        </table:table-row>
        <table:table-row table:style-name="ro1">
          <table:table-cell office:value-type="string">
            <text:p>Turn2( rwing51, z_axis, 18.5, MOVEANIMATIONSPEED*16.9 )</text:p>
          </table:table-cell>
        </table:table-row>
        <table:table-row table:style-name="ro1">
          <table:table-cell office:value-type="string">
            <text:p>Turn2( rwing51, y_axis, 15, MOVEANIMATIONSPEED*24.07 )</text:p>
          </table:table-cell>
        </table:table-row>
        <table:table-row table:style-name="ro1">
          <table:table-cell office:value-type="string">
            <text:p>Turn2( rwing52, z_axis, 14.7, MOVEANIMATIONSPEED*8.95 )</text:p>
          </table:table-cell>
        </table:table-row>
        <table:table-row table:style-name="ro1">
          <table:table-cell office:value-type="string">
            <text:p>Turn2( rwing52, y_axis, 8.1, MOVEANIMATIONSPEED*19.1 )</text:p>
          </table:table-cell>
        </table:table-row>
        <table:table-row table:style-name="ro1">
          <table:table-cell office:value-type="string">
            <text:p>Turn2( rwing53, z_axis, 7.8, MOVEANIMATIONSPEED*2.51 )</text:p>
          </table:table-cell>
        </table:table-row>
        <table:table-row table:style-name="ro1">
          <table:table-cell office:value-type="string">
            <text:p>Turn2( rwing53, y_axis, 2.5, MOVEANIMATIONSPEED*9.97 )</text:p>
          </table:table-cell>
        </table:table-row>
        <table:table-row table:style-name="ro1">
          <table:table-cell office:value-type="string">
            <text:p>Turn2( tail1, y_axis, 10.8, MOVEANIMATIONSPEED*34.4 )</text:p>
          </table:table-cell>
        </table:table-row>
        <table:table-row table:style-name="ro1">
          <table:table-cell office:value-type="string">
            <text:p>Turn2( tail2, x_axis, 7.9, MOVEANIMATIONSPEED*1.06 )</text:p>
          </table:table-cell>
        </table:table-row>
        <table:table-row table:style-name="ro1">
          <table:table-cell office:value-type="string">
            <text:p>Turn2( tail2, z_axis, -1.5, MOVEANIMATIONSPEED*4.68 )</text:p>
          </table:table-cell>
        </table:table-row>
        <table:table-row table:style-name="ro1">
          <table:table-cell office:value-type="string">
            <text:p>Turn2( tail4, z_axis, -1.3, MOVEANIMATIONSPEED*4.03 )</text:p>
          </table:table-cell>
        </table:table-row>
        <table:table-row table:style-name="ro1">
          <table:table-cell office:value-type="string">
            <text:p>Turn2( tail5, x_axis, 14, MOVEANIMATIONSPEED*1.88 )</text:p>
          </table:table-cell>
        </table:table-row>
        <table:table-row table:style-name="ro1">
          <table:table-cell office:value-type="string">
            <text:p>Turn2( tail5, z_axis, -2.8, MOVEANIMATIONSPEED*8.29 )</text:p>
          </table:table-cell>
        </table:table-row>
        <table:table-row table:style-name="ro1">
          <table:table-cell office:value-type="string">
            <text:p>Turn2( tail7, x_axis, 12.7, MOVEANIMATIONSPEED*1.71 )</text:p>
          </table:table-cell>
        </table:table-row>
        <table:table-row table:style-name="ro1">
          <table:table-cell office:value-type="string">
            <text:p>Turn2( tail7, z_axis, -2.5, MOVEANIMATIONSPEED*7.54 )</text:p>
          </table:table-cell>
        </table:table-row>
        <table:table-row table:style-name="ro1">
          <table:table-cell office:value-type="string">
            <text:p>Turn2( tail8, x_axis, 20.7, MOVEANIMATIONSPEED*2.72 )</text:p>
          </table:table-cell>
        </table:table-row>
        <table:table-row table:style-name="ro1">
          <table:table-cell office:value-type="string">
            <text:p>Turn2( tail8, z_axis, -4.2, MOVEANIMATIONSPEED*12.09 )</text:p>
          </table:table-cell>
        </table:table-row>
        <table:table-row table:style-name="ro1">
          <table:table-cell office:value-type="string">
            <text:p>Turn2( tail8, y_axis, -1.3, MOVEANIMATIONSPEED*2.08 )</text:p>
          </table:table-cell>
        </table:table-row>
        <table:table-row table:style-name="ro1">
          <table:table-cell office:value-type="string">
            <text:p>Turn2( tail9, x_axis, 13.6, MOVEANIMATIONSPEED*1.83 )</text:p>
          </table:table-cell>
        </table:table-row>
        <table:table-row table:style-name="ro1">
          <table:table-cell office:value-type="string">
            <text:p>Turn2( tail9, z_axis, -2.7, MOVEANIMATIONSPEED*8.05 )</text:p>
          </table:table-cell>
        </table:table-row>
        <table:table-row table:style-name="ro1">
          <table:table-cell office:value-type="string">
            <text:p>Turn2( torso, z_axis, 6.4, MOVEANIMATIONSPEED*6.79 )</text:p>
          </table:table-cell>
        </table:table-row>
        <table:table-row table:style-name="ro1">
          <table:table-cell office:value-type="string">
            <text:p>Sleep(MOVEANIMATIONSLEEPTIME*0.99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Turn2( lhoof, x_axis, 39.9, MOVEANIMATIONSPEED*294.65 )</text:p>
          </table:table-cell>
        </table:table-row>
        <table:table-row table:style-name="ro1">
          <table:table-cell office:value-type="string">
            <text:p>Turn2( lhoof, z_axis, -6.7, MOVEANIMATIONSPEED*67.78 )</text:p>
          </table:table-cell>
        </table:table-row>
        <table:table-row table:style-name="ro1">
          <table:table-cell office:value-type="string">
            <text:p>Turn2( lhoof, y_axis, 1.4, MOVEANIMATIONSPEED*14.2 )</text:p>
          </table:table-cell>
        </table:table-row>
        <table:table-row table:style-name="ro1">
          <table:table-cell office:value-type="string">
            <text:p>Turn2( llarm, x_axis, -17.6, MOVEANIMATIONSPEED*1.45 )</text:p>
          </table:table-cell>
        </table:table-row>
        <table:table-row table:style-name="ro1">
          <table:table-cell office:value-type="string">
            <text:p>Turn2( llarm, z_axis, -5.8, MOVEANIMATIONSPEED*6.09 )</text:p>
          </table:table-cell>
        </table:table-row>
        <table:table-row table:style-name="ro1">
          <table:table-cell office:value-type="string">
            <text:p>Turn2( llarm, y_axis, -6.6, MOVEANIMATIONSPEED*8.47 )</text:p>
          </table:table-cell>
        </table:table-row>
        <table:table-row table:style-name="ro1">
          <table:table-cell office:value-type="string">
            <text:p>Turn2( lleg, x_axis, -16.4, MOVEANIMATIONSPEED*563.11 )</text:p>
          </table:table-cell>
        </table:table-row>
        <table:table-row table:style-name="ro1">
          <table:table-cell office:value-type="string">
            <text:p>Turn2( lleg, z_axis, 9.2, MOVEANIMATIONSPEED*92.56 )</text:p>
          </table:table-cell>
        </table:table-row>
        <table:table-row table:style-name="ro1">
          <table:table-cell office:value-type="string">
            <text:p>Turn2( lleg, y_axis, 6.2, MOVEANIMATIONSPEED*62.52 )</text:p>
          </table:table-cell>
        </table:table-row>
        <table:table-row table:style-name="ro1">
          <table:table-cell office:value-type="string">
            <text:p>Turn2( lshoulder, x_axis, 39.8, MOVEANIMATIONSPEED*65.25 )</text:p>
          </table:table-cell>
        </table:table-row>
        <table:table-row table:style-name="ro1">
          <table:table-cell office:value-type="string">
            <text:p>Turn2( lshoulder, z_axis, 1.3, MOVEANIMATIONSPEED*2.78 )</text:p>
          </table:table-cell>
        </table:table-row>
        <table:table-row table:style-name="ro1">
          <table:table-cell office:value-type="string">
            <text:p>Turn2( lshoulder, y_axis, 3.7, MOVEANIMATIONSPEED*1.51 )</text:p>
          </table:table-cell>
        </table:table-row>
        <table:table-row table:style-name="ro1">
          <table:table-cell office:value-type="string">
            <text:p>Turn2( lthigh, x_axis, -24.1, MOVEANIMATIONSPEED*262.94 )</text:p>
          </table:table-cell>
        </table:table-row>
        <table:table-row table:style-name="ro1">
          <table:table-cell office:value-type="string">
            <text:p>Turn2( lthigh, z_axis, -3.8, MOVEANIMATIONSPEED*38.6 )</text:p>
          </table:table-cell>
        </table:table-row>
        <table:table-row table:style-name="ro1">
          <table:table-cell office:value-type="string">
            <text:p>Turn2( lthigh, y_axis, -2, MOVEANIMATIONSPEED*20.17 )</text:p>
          </table:table-cell>
        </table:table-row>
        <table:table-row table:style-name="ro1">
          <table:table-cell office:value-type="string">
            <text:p>Turn2( lwing1, x_axis, -46.6, MOVEANIMATIONSPEED*12.87 )</text:p>
          </table:table-cell>
        </table:table-row>
        <table:table-row table:style-name="ro1">
          <table:table-cell office:value-type="string">
            <text:p>Turn2( lwing1, z_axis, -3.4, MOVEANIMATIONSPEED*11.53 )</text:p>
          </table:table-cell>
        </table:table-row>
        <table:table-row table:style-name="ro1">
          <table:table-cell office:value-type="string">
            <text:p>Turn2( lwing1, y_axis, -30.6, MOVEANIMATIONSPEED*14.44 )</text:p>
          </table:table-cell>
        </table:table-row>
        <table:table-row table:style-name="ro1">
          <table:table-cell office:value-type="string">
            <text:p>Turn2( lwing2, x_axis, 71.5, MOVEANIMATIONSPEED*3.77 )</text:p>
          </table:table-cell>
        </table:table-row>
        <table:table-row table:style-name="ro1">
          <table:table-cell office:value-type="string">
            <text:p>Turn2( lwing2, z_axis, 25.7, MOVEANIMATIONSPEED*24.88 )</text:p>
          </table:table-cell>
        </table:table-row>
        <table:table-row table:style-name="ro1">
          <table:table-cell office:value-type="string">
            <text:p>Turn2( lwing2, y_axis, -17.8, MOVEANIMATIONSPEED*5.42 )</text:p>
          </table:table-cell>
        </table:table-row>
        <table:table-row table:style-name="ro1">
          <table:table-cell office:value-type="string">
            <text:p>Turn2( lwing31, x_axis, -42.3, MOVEANIMATIONSPEED*4.04 )</text:p>
          </table:table-cell>
        </table:table-row>
        <table:table-row table:style-name="ro1">
          <table:table-cell office:value-type="string">
            <text:p>Turn2( lwing31, z_axis, -18.3, MOVEANIMATIONSPEED*11.52 )</text:p>
          </table:table-cell>
        </table:table-row>
        <table:table-row table:style-name="ro1">
          <table:table-cell office:value-type="string">
            <text:p>Turn2( lwing31, y_axis, -7.6, MOVEANIMATIONSPEED*10.44 )</text:p>
          </table:table-cell>
        </table:table-row>
        <table:table-row table:style-name="ro1">
          <table:table-cell office:value-type="string">
            <text:p>Turn2( lwing32, x_axis, -42.9, MOVEANIMATIONSPEED*4.04 )</text:p>
          </table:table-cell>
        </table:table-row>
        <table:table-row table:style-name="ro1">
          <table:table-cell office:value-type="string">
            <text:p>Turn2( lwing32, z_axis, -18.5, MOVEANIMATIONSPEED*11.62 )</text:p>
          </table:table-cell>
        </table:table-row>
        <table:table-row table:style-name="ro1">
          <table:table-cell office:value-type="string">
            <text:p>Turn2( lwing32, y_axis, -7.8, MOVEANIMATIONSPEED*10.65 )</text:p>
          </table:table-cell>
        </table:table-row>
        <table:table-row table:style-name="ro1">
          <table:table-cell office:value-type="string">
            <text:p>Turn2( lwing41, x_axis, -42.3, MOVEANIMATIONSPEED*4.04 )</text:p>
          </table:table-cell>
        </table:table-row>
        <table:table-row table:style-name="ro1">
          <table:table-cell office:value-type="string">
            <text:p>Turn2( lwing41, z_axis, -18.3, MOVEANIMATIONSPEED*11.52 )</text:p>
          </table:table-cell>
        </table:table-row>
        <table:table-row table:style-name="ro1">
          <table:table-cell office:value-type="string">
            <text:p>Turn2( lwing41, y_axis, -7.6, MOVEANIMATIONSPEED*10.44 )</text:p>
          </table:table-cell>
        </table:table-row>
        <table:table-row table:style-name="ro1">
          <table:table-cell office:value-type="string">
            <text:p>Turn2( lwing42, x_axis, -40.6, MOVEANIMATIONSPEED*4.05 )</text:p>
          </table:table-cell>
        </table:table-row>
        <table:table-row table:style-name="ro1">
          <table:table-cell office:value-type="string">
            <text:p>Turn2( lwing42, z_axis, -17.8, MOVEANIMATIONSPEED*11.23 )</text:p>
          </table:table-cell>
        </table:table-row>
        <table:table-row table:style-name="ro1">
          <table:table-cell office:value-type="string">
            <text:p>Turn2( lwing42, y_axis, -7.1, MOVEANIMATIONSPEED*9.88 )</text:p>
          </table:table-cell>
        </table:table-row>
        <table:table-row table:style-name="ro1">
          <table:table-cell office:value-type="string">
            <text:p>Turn2( lwing43, x_axis, -36.6, MOVEANIMATIONSPEED*3.99 )</text:p>
          </table:table-cell>
        </table:table-row>
        <table:table-row table:style-name="ro1">
          <table:table-cell office:value-type="string">
            <text:p>Turn2( lwing43, z_axis, -16.4, MOVEANIMATIONSPEED*10.47 )</text:p>
          </table:table-cell>
        </table:table-row>
        <table:table-row table:style-name="ro1">
          <table:table-cell office:value-type="string">
            <text:p>Turn2( lwing43, y_axis, -5.8, MOVEANIMATIONSPEED*8.59 )</text:p>
          </table:table-cell>
        </table:table-row>
        <table:table-row table:style-name="ro1">
          <table:table-cell office:value-type="string">
            <text:p>Turn2( lwing51, x_axis, -61.6, MOVEANIMATIONSPEED*3.07 )</text:p>
          </table:table-cell>
        </table:table-row>
        <table:table-row table:style-name="ro1">
          <table:table-cell office:value-type="string">
            <text:p>Turn2( lwing51, z_axis, -23.3, MOVEANIMATIONSPEED*13.57 )</text:p>
          </table:table-cell>
        </table:table-row>
        <table:table-row table:style-name="ro1">
          <table:table-cell office:value-type="string">
            <text:p>Turn2( lwing51, y_axis, -14.7, MOVEANIMATIONSPEED*17.37 )</text:p>
          </table:table-cell>
        </table:table-row>
        <table:table-row table:style-name="ro1">
          <table:table-cell office:value-type="string">
            <text:p>Turn2( lwing52, x_axis, -41.4, MOVEANIMATIONSPEED*4.05 )</text:p>
          </table:table-cell>
        </table:table-row>
        <table:table-row table:style-name="ro1">
          <table:table-cell office:value-type="string">
            <text:p>Turn2( lwing52, z_axis, -18, MOVEANIMATIONSPEED*11.35 )</text:p>
          </table:table-cell>
        </table:table-row>
        <table:table-row table:style-name="ro1">
          <table:table-cell office:value-type="string">
            <text:p>Turn2( lwing52, y_axis, -7.3, MOVEANIMATIONSPEED*10.12 )</text:p>
          </table:table-cell>
        </table:table-row>
        <table:table-row table:style-name="ro1">
          <table:table-cell office:value-type="string">
            <text:p>Turn2( lwing53, x_axis, -19.3, MOVEANIMATIONSPEED*2.82 )</text:p>
          </table:table-cell>
        </table:table-row>
        <table:table-row table:style-name="ro1">
          <table:table-cell office:value-type="string">
            <text:p>Turn2( lwing53, z_axis, -9.3, MOVEANIMATIONSPEED*6.28 )</text:p>
          </table:table-cell>
        </table:table-row>
        <table:table-row table:style-name="ro1">
          <table:table-cell office:value-type="string">
            <text:p>Turn2( lwing53, y_axis, -1.8, MOVEANIMATIONSPEED*3.83 )</text:p>
          </table:table-cell>
        </table:table-row>
        <table:table-row table:style-name="ro1">
          <table:table-cell office:value-type="string">
            <text:p>Turn2( rhoof, x_axis, -35.2, MOVEANIMATIONSPEED*23.9 )</text:p>
          </table:table-cell>
        </table:table-row>
        <table:table-row table:style-name="ro1">
          <table:table-cell office:value-type="string">
            <text:p>Turn2( rlarm, x_axis, -33.7, MOVEANIMATIONSPEED*1.36 )</text:p>
          </table:table-cell>
        </table:table-row>
        <table:table-row table:style-name="ro1">
          <table:table-cell office:value-type="string">
            <text:p>Turn2( rlarm, z_axis, 2.9, MOVEANIMATIONSPEED*15.95 )</text:p>
          </table:table-cell>
        </table:table-row>
        <table:table-row table:style-name="ro1">
          <table:table-cell office:value-type="string">
            <text:p>Turn2( rlarm, y_axis, 10.1, MOVEANIMATIONSPEED*6.69 )</text:p>
          </table:table-cell>
        </table:table-row>
        <table:table-row table:style-name="ro1">
          <table:table-cell office:value-type="string">
            <text:p>Turn2( rleg, x_axis, 24.1, MOVEANIMATIONSPEED*63.14 )</text:p>
          </table:table-cell>
        </table:table-row>
        <table:table-row table:style-name="ro1">
          <table:table-cell office:value-type="string">
            <text:p>Turn2( rshoulder, x_axis, -9.9, MOVEANIMATIONSPEED*64.93 )</text:p>
          </table:table-cell>
        </table:table-row>
        <table:table-row table:style-name="ro1">
          <table:table-cell office:value-type="string">
            <text:p>Turn2( rshoulder, y_axis, -1, MOVEANIMATIONSPEED*6.06 )</text:p>
          </table:table-cell>
        </table:table-row>
        <table:table-row table:style-name="ro1">
          <table:table-cell office:value-type="string">
            <text:p>Turn2( rthigh, x_axis, 11.1, MOVEANIMATIONSPEED*87.04 )</text:p>
          </table:table-cell>
        </table:table-row>
        <table:table-row table:style-name="ro1">
          <table:table-cell office:value-type="string">
            <text:p>Turn2( rwing1, x_axis, -58, MOVEANIMATIONSPEED*22.56 )</text:p>
          </table:table-cell>
        </table:table-row>
        <table:table-row table:style-name="ro1">
          <table:table-cell office:value-type="string">
            <text:p>Turn2( rwing1, z_axis, -10.4, MOVEANIMATIONSPEED*27.46 )</text:p>
          </table:table-cell>
        </table:table-row>
        <table:table-row table:style-name="ro1">
          <table:table-cell office:value-type="string">
            <text:p>Turn2( rwing1, y_axis, 22.7, MOVEANIMATIONSPEED*3.83 )</text:p>
          </table:table-cell>
        </table:table-row>
        <table:table-row table:style-name="ro1">
          <table:table-cell office:value-type="string">
            <text:p>Turn2( rwing2, x_axis, 89.4, MOVEANIMATIONSPEED*10.1 )</text:p>
          </table:table-cell>
        </table:table-row>
        <table:table-row table:style-name="ro1">
          <table:table-cell office:value-type="string">
            <text:p>Turn2( rwing2, z_axis, -33.6, MOVEANIMATIONSPEED*30.41 )</text:p>
          </table:table-cell>
        </table:table-row>
        <table:table-row table:style-name="ro1">
          <table:table-cell office:value-type="string">
            <text:p>Turn2( rwing2, y_axis, 14.8, MOVEANIMATIONSPEED*38.25 )</text:p>
          </table:table-cell>
        </table:table-row>
        <table:table-row table:style-name="ro1">
          <table:table-cell office:value-type="string">
            <text:p>Turn2( rwing31, z_axis, 14, MOVEANIMATIONSPEED*9.5 )</text:p>
          </table:table-cell>
        </table:table-row>
        <table:table-row table:style-name="ro1">
          <table:table-cell office:value-type="string">
            <text:p>Turn2( rwing31, y_axis, 10.7, MOVEANIMATIONSPEED*22.2 )</text:p>
          </table:table-cell>
        </table:table-row>
        <table:table-row table:style-name="ro1">
          <table:table-cell office:value-type="string">
            <text:p>Turn2( rwing32, z_axis, 14.1, MOVEANIMATIONSPEED*9.74 )</text:p>
          </table:table-cell>
        </table:table-row>
        <table:table-row table:style-name="ro1">
          <table:table-cell office:value-type="string">
            <text:p>Turn2( rwing32, y_axis, 10.9, MOVEANIMATIONSPEED*22.44 )</text:p>
          </table:table-cell>
        </table:table-row>
        <table:table-row table:style-name="ro1">
          <table:table-cell office:value-type="string">
            <text:p>Turn2( rwing41, z_axis, 14, MOVEANIMATIONSPEED*9.5 )</text:p>
          </table:table-cell>
        </table:table-row>
        <table:table-row table:style-name="ro1">
          <table:table-cell office:value-type="string">
            <text:p>Turn2( rwing41, y_axis, 10.7, MOVEANIMATIONSPEED*22.2 )</text:p>
          </table:table-cell>
        </table:table-row>
        <table:table-row table:style-name="ro1">
          <table:table-cell office:value-type="string">
            <text:p>Turn2( rwing42, z_axis, 13.6, MOVEANIMATIONSPEED*8.85 )</text:p>
          </table:table-cell>
        </table:table-row>
        <table:table-row table:style-name="ro1">
          <table:table-cell office:value-type="string">
            <text:p>Turn2( rwing42, y_axis, 10.1, MOVEANIMATIONSPEED*21.53 )</text:p>
          </table:table-cell>
        </table:table-row>
        <table:table-row table:style-name="ro1">
          <table:table-cell office:value-type="string">
            <text:p>Turn2( rwing43, z_axis, 12.7, MOVEANIMATIONSPEED*7.36 )</text:p>
          </table:table-cell>
        </table:table-row>
        <table:table-row table:style-name="ro1">
          <table:table-cell office:value-type="string">
            <text:p>Turn2( rwing43, y_axis, 8.7, MOVEANIMATIONSPEED*19.85 )</text:p>
          </table:table-cell>
        </table:table-row>
        <table:table-row table:style-name="ro1">
          <table:table-cell office:value-type="string">
            <text:p>Turn2( rwing51, z_axis, 16.7, MOVEANIMATIONSPEED*17.77 )</text:p>
          </table:table-cell>
        </table:table-row>
        <table:table-row table:style-name="ro1">
          <table:table-cell office:value-type="string">
            <text:p>Turn2( rwing51, y_axis, 17.7, MOVEANIMATIONSPEED*27.8 )</text:p>
          </table:table-cell>
        </table:table-row>
        <table:table-row table:style-name="ro1">
          <table:table-cell office:value-type="string">
            <text:p>Turn2( rwing52, z_axis, 13.8, MOVEANIMATIONSPEED*9.13 )</text:p>
          </table:table-cell>
        </table:table-row>
        <table:table-row table:style-name="ro1">
          <table:table-cell office:value-type="string">
            <text:p>Turn2( rwing52, y_axis, 10.3, MOVEANIMATIONSPEED*21.83 )</text:p>
          </table:table-cell>
        </table:table-row>
        <table:table-row table:style-name="ro1">
          <table:table-cell office:value-type="string">
            <text:p>Turn2( rwing53, z_axis, 7.6, MOVEANIMATIONSPEED*2.35 )</text:p>
          </table:table-cell>
        </table:table-row>
        <table:table-row table:style-name="ro1">
          <table:table-cell office:value-type="string">
            <text:p>Turn2( rwing53, y_axis, 3.6, MOVEANIMATIONSPEED*11.29 )</text:p>
          </table:table-cell>
        </table:table-row>
        <table:table-row table:style-name="ro1">
          <table:table-cell office:value-type="string">
            <text:p>Turn2( tail1, y_axis, 7.3, MOVEANIMATIONSPEED*34.4 )</text:p>
          </table:table-cell>
        </table:table-row>
        <table:table-row table:style-name="ro1">
          <table:table-cell office:value-type="string">
            <text:p>Turn2( tail2, z_axis, -1.1, MOVEANIMATIONSPEED*4.74 )</text:p>
          </table:table-cell>
        </table:table-row>
        <table:table-row table:style-name="ro1">
          <table:table-cell office:value-type="string">
            <text:p>Turn2( tail4, z_axis, -0.9, MOVEANIMATIONSPEED*4.08 )</text:p>
          </table:table-cell>
        </table:table-row>
        <table:table-row table:style-name="ro1">
          <table:table-cell office:value-type="string">
            <text:p>Turn2( tail5, x_axis, 14.2, MOVEANIMATIONSPEED*1.39 )</text:p>
          </table:table-cell>
        </table:table-row>
        <table:table-row table:style-name="ro1">
          <table:table-cell office:value-type="string">
            <text:p>Turn2( tail5, z_axis, -2, MOVEANIMATIONSPEED*8.39 )</text:p>
          </table:table-cell>
        </table:table-row>
        <table:table-row table:style-name="ro1">
          <table:table-cell office:value-type="string">
            <text:p>Turn2( tail5, y_axis, -1.1, MOVEANIMATIONSPEED*1.01 )</text:p>
          </table:table-cell>
        </table:table-row>
        <table:table-row table:style-name="ro1">
          <table:table-cell office:value-type="string">
            <text:p>Turn2( tail7, x_axis, 12.9, MOVEANIMATIONSPEED*1.27 )</text:p>
          </table:table-cell>
        </table:table-row>
        <table:table-row table:style-name="ro1">
          <table:table-cell office:value-type="string">
            <text:p>Turn2( tail7, z_axis, -1.8, MOVEANIMATIONSPEED*7.63 )</text:p>
          </table:table-cell>
        </table:table-row>
        <table:table-row table:style-name="ro1">
          <table:table-cell office:value-type="string">
            <text:p>Turn2( tail8, x_axis, 20.9, MOVEANIMATIONSPEED*2.03 )</text:p>
          </table:table-cell>
        </table:table-row>
        <table:table-row table:style-name="ro1">
          <table:table-cell office:value-type="string">
            <text:p>Turn2( tail8, z_axis, -3, MOVEANIMATIONSPEED*12.22 )</text:p>
          </table:table-cell>
        </table:table-row>
        <table:table-row table:style-name="ro1">
          <table:table-cell office:value-type="string">
            <text:p>Turn2( tail8, y_axis, -1.5, MOVEANIMATIONSPEED*2.18 )</text:p>
          </table:table-cell>
        </table:table-row>
        <table:table-row table:style-name="ro1">
          <table:table-cell office:value-type="string">
            <text:p>Turn2( tail9, x_axis, 13.8, MOVEANIMATIONSPEED*1.35 )</text:p>
          </table:table-cell>
        </table:table-row>
        <table:table-row table:style-name="ro1">
          <table:table-cell office:value-type="string">
            <text:p>Turn2( tail9, z_axis, -1.9, MOVEANIMATIONSPEED*8.14 )</text:p>
          </table:table-cell>
        </table:table-row>
        <table:table-row table:style-name="ro1">
          <table:table-cell office:value-type="string">
            <text:p>Turn2( torso, z_axis, 5.7, MOVEANIMATIONSPEED*6.79 )</text:p>
          </table:table-cell>
        </table:table-row>
        <table:table-row table:style-name="ro1">
          <table:table-cell office:value-type="string">
            <text:p>Sleep(MOVEANIMATIONSLEEPTIME*0.99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Turn2( lhoof, x_axis, 16.3, MOVEANIMATIONSPEED*353.36 )</text:p>
          </table:table-cell>
        </table:table-row>
        <table:table-row table:style-name="ro1">
          <table:table-cell office:value-type="string">
            <text:p>Turn2( lhoof, z_axis, 0, MOVEANIMATIONSPEED*101.14 )</text:p>
          </table:table-cell>
        </table:table-row>
        <table:table-row table:style-name="ro1">
          <table:table-cell office:value-type="string">
            <text:p>Turn2( lhoof, y_axis, 0, MOVEANIMATIONSPEED*21.34 )</text:p>
          </table:table-cell>
        </table:table-row>
        <table:table-row table:style-name="ro1">
          <table:table-cell office:value-type="string">
            <text:p>Turn2( llarm, z_axis, -5.3, MOVEANIMATIONSPEED*8.19 )</text:p>
          </table:table-cell>
        </table:table-row>
        <table:table-row table:style-name="ro1">
          <table:table-cell office:value-type="string">
            <text:p>Turn2( llarm, y_axis, -7.1, MOVEANIMATIONSPEED*7.48 )</text:p>
          </table:table-cell>
        </table:table-row>
        <table:table-row table:style-name="ro1">
          <table:table-cell office:value-type="string">
            <text:p>Turn2( lleg, x_axis, 16.6, MOVEANIMATIONSPEED*494.46 )</text:p>
          </table:table-cell>
        </table:table-row>
        <table:table-row table:style-name="ro1">
          <table:table-cell office:value-type="string">
            <text:p>Turn2( lleg, z_axis, 0, MOVEANIMATIONSPEED*138.18 )</text:p>
          </table:table-cell>
        </table:table-row>
        <table:table-row table:style-name="ro1">
          <table:table-cell office:value-type="string">
            <text:p>Turn2( lleg, y_axis, 0, MOVEANIMATIONSPEED*93.67 )</text:p>
          </table:table-cell>
        </table:table-row>
        <table:table-row table:style-name="ro1">
          <table:table-cell office:value-type="string">
            <text:p>Turn2( lshoulder, x_axis, 33.5, MOVEANIMATIONSPEED*93.69 )</text:p>
          </table:table-cell>
        </table:table-row>
        <table:table-row table:style-name="ro1">
          <table:table-cell office:value-type="string">
            <text:p>Turn2( lshoulder, z_axis, 0.9, MOVEANIMATIONSPEED*6.77 )</text:p>
          </table:table-cell>
        </table:table-row>
        <table:table-row table:style-name="ro1">
          <table:table-cell office:value-type="string">
            <text:p>Turn2( lshoulder, y_axis, 2.9, MOVEANIMATIONSPEED*11.35 )</text:p>
          </table:table-cell>
        </table:table-row>
        <table:table-row table:style-name="ro1">
          <table:table-cell office:value-type="string">
            <text:p>Turn2( lthigh, x_axis, -32.9, MOVEANIMATIONSPEED*132.82 )</text:p>
          </table:table-cell>
        </table:table-row>
        <table:table-row table:style-name="ro1">
          <table:table-cell office:value-type="string">
            <text:p>Turn2( lthigh, z_axis, 0, MOVEANIMATIONSPEED*57.57 )</text:p>
          </table:table-cell>
        </table:table-row>
        <table:table-row table:style-name="ro1">
          <table:table-cell office:value-type="string">
            <text:p>Turn2( lthigh, y_axis, 0, MOVEANIMATIONSPEED*30.13 )</text:p>
          </table:table-cell>
        </table:table-row>
        <table:table-row table:style-name="ro1">
          <table:table-cell office:value-type="string">
            <text:p>Turn2( lwing1, x_axis, -45.8, MOVEANIMATIONSPEED*12 )</text:p>
          </table:table-cell>
        </table:table-row>
        <table:table-row table:style-name="ro1">
          <table:table-cell office:value-type="string">
            <text:p>Turn2( lwing1, z_axis, -2.6, MOVEANIMATIONSPEED*12.55 )</text:p>
          </table:table-cell>
        </table:table-row>
        <table:table-row table:style-name="ro1">
          <table:table-cell office:value-type="string">
            <text:p>Turn2( lwing1, y_axis, -31.6, MOVEANIMATIONSPEED*15.25 )</text:p>
          </table:table-cell>
        </table:table-row>
        <table:table-row table:style-name="ro1">
          <table:table-cell office:value-type="string">
            <text:p>Turn2( lwing2, x_axis, 71.2, MOVEANIMATIONSPEED*4.57 )</text:p>
          </table:table-cell>
        </table:table-row>
        <table:table-row table:style-name="ro1">
          <table:table-cell office:value-type="string">
            <text:p>Turn2( lwing2, z_axis, 27.4, MOVEANIMATIONSPEED*25.9 )</text:p>
          </table:table-cell>
        </table:table-row>
        <table:table-row table:style-name="ro1">
          <table:table-cell office:value-type="string">
            <text:p>Turn2( lwing2, y_axis, -18.1, MOVEANIMATIONSPEED*4.62 )</text:p>
          </table:table-cell>
        </table:table-row>
        <table:table-row table:style-name="ro1">
          <table:table-cell office:value-type="string">
            <text:p>Turn2( lwing31, x_axis, -42, MOVEANIMATIONSPEED*4.45 )</text:p>
          </table:table-cell>
        </table:table-row>
        <table:table-row table:style-name="ro1">
          <table:table-cell office:value-type="string">
            <text:p>Turn2( lwing31, z_axis, -19.1, MOVEANIMATIONSPEED*11.59 )</text:p>
          </table:table-cell>
        </table:table-row>
        <table:table-row table:style-name="ro1">
          <table:table-cell office:value-type="string">
            <text:p>Turn2( lwing31, y_axis, -8.4, MOVEANIMATIONSPEED*10.97 )</text:p>
          </table:table-cell>
        </table:table-row>
        <table:table-row table:style-name="ro1">
          <table:table-cell office:value-type="string">
            <text:p>Turn2( lwing32, x_axis, -42.7, MOVEANIMATIONSPEED*4.45 )</text:p>
          </table:table-cell>
        </table:table-row>
        <table:table-row table:style-name="ro1">
          <table:table-cell office:value-type="string">
            <text:p>Turn2( lwing32, z_axis, -19.3, MOVEANIMATIONSPEED*11.69 )</text:p>
          </table:table-cell>
        </table:table-row>
        <table:table-row table:style-name="ro1">
          <table:table-cell office:value-type="string">
            <text:p>Turn2( lwing32, y_axis, -8.6, MOVEANIMATIONSPEED*11.18 )</text:p>
          </table:table-cell>
        </table:table-row>
        <table:table-row table:style-name="ro1">
          <table:table-cell office:value-type="string">
            <text:p>Turn2( lwing41, x_axis, -42, MOVEANIMATIONSPEED*4.45 )</text:p>
          </table:table-cell>
        </table:table-row>
        <table:table-row table:style-name="ro1">
          <table:table-cell office:value-type="string">
            <text:p>Turn2( lwing41, z_axis, -19.1, MOVEANIMATIONSPEED*11.59 )</text:p>
          </table:table-cell>
        </table:table-row>
        <table:table-row table:style-name="ro1">
          <table:table-cell office:value-type="string">
            <text:p>Turn2( lwing41, y_axis, -8.4, MOVEANIMATIONSPEED*10.97 )</text:p>
          </table:table-cell>
        </table:table-row>
        <table:table-row table:style-name="ro1">
          <table:table-cell office:value-type="string">
            <text:p>Turn2( lwing42, x_axis, -40.3, MOVEANIMATIONSPEED*4.46 )</text:p>
          </table:table-cell>
        </table:table-row>
        <table:table-row table:style-name="ro1">
          <table:table-cell office:value-type="string">
            <text:p>Turn2( lwing42, z_axis, -18.5, MOVEANIMATIONSPEED*11.3 )</text:p>
          </table:table-cell>
        </table:table-row>
        <table:table-row table:style-name="ro1">
          <table:table-cell office:value-type="string">
            <text:p>Turn2( lwing42, y_axis, -7.8, MOVEANIMATIONSPEED*10.38 )</text:p>
          </table:table-cell>
        </table:table-row>
        <table:table-row table:style-name="ro1">
          <table:table-cell office:value-type="string">
            <text:p>Turn2( lwing43, x_axis, -36.3, MOVEANIMATIONSPEED*4.39 )</text:p>
          </table:table-cell>
        </table:table-row>
        <table:table-row table:style-name="ro1">
          <table:table-cell office:value-type="string">
            <text:p>Turn2( lwing43, z_axis, -17.1, MOVEANIMATIONSPEED*10.55 )</text:p>
          </table:table-cell>
        </table:table-row>
        <table:table-row table:style-name="ro1">
          <table:table-cell office:value-type="string">
            <text:p>Turn2( lwing43, y_axis, -6.4, MOVEANIMATIONSPEED*9.04 )</text:p>
          </table:table-cell>
        </table:table-row>
        <table:table-row table:style-name="ro1">
          <table:table-cell office:value-type="string">
            <text:p>Turn2( lwing51, x_axis, -61.4, MOVEANIMATIONSPEED*3.43 )</text:p>
          </table:table-cell>
        </table:table-row>
        <table:table-row table:style-name="ro1">
          <table:table-cell office:value-type="string">
            <text:p>Turn2( lwing51, z_axis, -24.2, MOVEANIMATIONSPEED*13.6 )</text:p>
          </table:table-cell>
        </table:table-row>
        <table:table-row table:style-name="ro1">
          <table:table-cell office:value-type="string">
            <text:p>Turn2( lwing51, y_axis, -15.9, MOVEANIMATIONSPEED*18.19 )</text:p>
          </table:table-cell>
        </table:table-row>
        <table:table-row table:style-name="ro1">
          <table:table-cell office:value-type="string">
            <text:p>Turn2( lwing52, x_axis, -41.1, MOVEANIMATIONSPEED*4.46 )</text:p>
          </table:table-cell>
        </table:table-row>
        <table:table-row table:style-name="ro1">
          <table:table-cell office:value-type="string">
            <text:p>Turn2( lwing52, z_axis, -18.8, MOVEANIMATIONSPEED*11.43 )</text:p>
          </table:table-cell>
        </table:table-row>
        <table:table-row table:style-name="ro1">
          <table:table-cell office:value-type="string">
            <text:p>Turn2( lwing52, y_axis, -8, MOVEANIMATIONSPEED*10.64 )</text:p>
          </table:table-cell>
        </table:table-row>
        <table:table-row table:style-name="ro1">
          <table:table-cell office:value-type="string">
            <text:p>Turn2( lwing53, x_axis, -19.1, MOVEANIMATIONSPEED*3.1 )</text:p>
          </table:table-cell>
        </table:table-row>
        <table:table-row table:style-name="ro1">
          <table:table-cell office:value-type="string">
            <text:p>Turn2( lwing53, z_axis, -9.7, MOVEANIMATIONSPEED*6.33 )</text:p>
          </table:table-cell>
        </table:table-row>
        <table:table-row table:style-name="ro1">
          <table:table-cell office:value-type="string">
            <text:p>Turn2( lwing53, y_axis, -2.1, MOVEANIMATIONSPEED*4.08 )</text:p>
          </table:table-cell>
        </table:table-row>
        <table:table-row table:style-name="ro1">
          <table:table-cell office:value-type="string">
            <text:p><text:tab/><text:tab/><text:tab/>Move( pelvis, y_axis, -9.3, MOVEANIMATIONSPEED*44.87 )</text:p>
          </table:table-cell>
        </table:table-row>
        <table:table-row table:style-name="ro1">
          <table:table-cell office:value-type="string">
            <text:p>Turn2( rhoof, x_axis, -34.6, MOVEANIMATIONSPEED*9.21 )</text:p>
          </table:table-cell>
        </table:table-row>
        <table:table-row table:style-name="ro1">
          <table:table-cell office:value-type="string">
            <text:p>Turn2( rlarm, z_axis, 3.8, MOVEANIMATIONSPEED*13.45 )</text:p>
          </table:table-cell>
        </table:table-row>
        <table:table-row table:style-name="ro1">
          <table:table-cell office:value-type="string">
            <text:p>Turn2( rleg, x_axis, 16.6, MOVEANIMATIONSPEED*111.84 )</text:p>
          </table:table-cell>
        </table:table-row>
        <table:table-row table:style-name="ro1">
          <table:table-cell office:value-type="string">
            <text:p>Turn2( rshoulder, x_axis, -5.8, MOVEANIMATIONSPEED*62.77 )</text:p>
          </table:table-cell>
        </table:table-row>
        <table:table-row table:style-name="ro1">
          <table:table-cell office:value-type="string">
            <text:p>Turn2( rshoulder, y_axis, -0.5, MOVEANIMATIONSPEED*6.93 )</text:p>
          </table:table-cell>
        </table:table-row>
        <table:table-row table:style-name="ro1">
          <table:table-cell office:value-type="string">
            <text:p>Turn2( rthigh, x_axis, 18, MOVEANIMATIONSPEED*102.62 )</text:p>
          </table:table-cell>
        </table:table-row>
        <table:table-row table:style-name="ro1">
          <table:table-cell office:value-type="string">
            <text:p>Turn2( rwing1, x_axis, -59.6, MOVEANIMATIONSPEED*23.51 )</text:p>
          </table:table-cell>
        </table:table-row>
        <table:table-row table:style-name="ro1">
          <table:table-cell office:value-type="string">
            <text:p>Turn2( rwing1, z_axis, -12, MOVEANIMATIONSPEED*25.13 )</text:p>
          </table:table-cell>
        </table:table-row>
        <table:table-row table:style-name="ro1">
          <table:table-cell office:value-type="string">
            <text:p>Turn2( rwing1, y_axis, 22.9, MOVEANIMATIONSPEED*2.49 )</text:p>
          </table:table-cell>
        </table:table-row>
        <table:table-row table:style-name="ro1">
          <table:table-cell office:value-type="string">
            <text:p>Turn2( rwing2, x_axis, 88.5, MOVEANIMATIONSPEED*12.89 )</text:p>
          </table:table-cell>
        </table:table-row>
        <table:table-row table:style-name="ro1">
          <table:table-cell office:value-type="string">
            <text:p>Turn2( rwing2, z_axis, -35.3, MOVEANIMATIONSPEED*25.45 )</text:p>
          </table:table-cell>
        </table:table-row>
        <table:table-row table:style-name="ro1">
          <table:table-cell office:value-type="string">
            <text:p>Turn2( rwing2, y_axis, 12.2, MOVEANIMATIONSPEED*38.92 )</text:p>
          </table:table-cell>
        </table:table-row>
        <table:table-row table:style-name="ro1">
          <table:table-cell office:value-type="string">
            <text:p>Turn2( rwing31, z_axis, 13.3, MOVEANIMATIONSPEED*9.94 )</text:p>
          </table:table-cell>
        </table:table-row>
        <table:table-row table:style-name="ro1">
          <table:table-cell office:value-type="string">
            <text:p>Turn2( rwing31, y_axis, 12, MOVEANIMATIONSPEED*19.54 )</text:p>
          </table:table-cell>
        </table:table-row>
        <table:table-row table:style-name="ro1">
          <table:table-cell office:value-type="string">
            <text:p>Turn2( rwing32, z_axis, 13.4, MOVEANIMATIONSPEED*10.17 )</text:p>
          </table:table-cell>
        </table:table-row>
        <table:table-row table:style-name="ro1">
          <table:table-cell office:value-type="string">
            <text:p>Turn2( rwing32, y_axis, 12.2, MOVEANIMATIONSPEED*19.73 )</text:p>
          </table:table-cell>
        </table:table-row>
        <table:table-row table:style-name="ro1">
          <table:table-cell office:value-type="string">
            <text:p>Turn2( rwing41, z_axis, 13.3, MOVEANIMATIONSPEED*9.94 )</text:p>
          </table:table-cell>
        </table:table-row>
        <table:table-row table:style-name="ro1">
          <table:table-cell office:value-type="string">
            <text:p>Turn2( rwing41, y_axis, 12, MOVEANIMATIONSPEED*19.54 )</text:p>
          </table:table-cell>
        </table:table-row>
        <table:table-row table:style-name="ro1">
          <table:table-cell office:value-type="string">
            <text:p>Turn2( rwing42, z_axis, 13, MOVEANIMATIONSPEED*9.31 )</text:p>
          </table:table-cell>
        </table:table-row>
        <table:table-row table:style-name="ro1">
          <table:table-cell office:value-type="string">
            <text:p>Turn2( rwing42, y_axis, 11.3, MOVEANIMATIONSPEED*18.98 )</text:p>
          </table:table-cell>
        </table:table-row>
        <table:table-row table:style-name="ro1">
          <table:table-cell office:value-type="string">
            <text:p>Turn2( rwing43, z_axis, 12.2, MOVEANIMATIONSPEED*7.87 )</text:p>
          </table:table-cell>
        </table:table-row>
        <table:table-row table:style-name="ro1">
          <table:table-cell office:value-type="string">
            <text:p>Turn2( rwing43, y_axis, 9.9, MOVEANIMATIONSPEED*17.56 )</text:p>
          </table:table-cell>
        </table:table-row>
        <table:table-row table:style-name="ro1">
          <table:table-cell office:value-type="string">
            <text:p>Turn2( rwing51, x_axis, -62.4, MOVEANIMATIONSPEED*1.91 )</text:p>
          </table:table-cell>
        </table:table-row>
        <table:table-row table:style-name="ro1">
          <table:table-cell office:value-type="string">
            <text:p>Turn2( rwing51, z_axis, 15.5, MOVEANIMATIONSPEED*17.69 )</text:p>
          </table:table-cell>
        </table:table-row>
        <table:table-row table:style-name="ro1">
          <table:table-cell office:value-type="string">
            <text:p>Turn2( rwing51, y_axis, 19.3, MOVEANIMATIONSPEED*24.01 )</text:p>
          </table:table-cell>
        </table:table-row>
        <table:table-row table:style-name="ro1">
          <table:table-cell office:value-type="string">
            <text:p>Turn2( rwing52, z_axis, 13.1, MOVEANIMATIONSPEED*9.58 )</text:p>
          </table:table-cell>
        </table:table-row>
        <table:table-row table:style-name="ro1">
          <table:table-cell office:value-type="string">
            <text:p>Turn2( rwing52, y_axis, 11.6, MOVEANIMATIONSPEED*19.22 )</text:p>
          </table:table-cell>
        </table:table-row>
        <table:table-row table:style-name="ro1">
          <table:table-cell office:value-type="string">
            <text:p>Turn2( rwing53, z_axis, 7.4, MOVEANIMATIONSPEED*2.82 )</text:p>
          </table:table-cell>
        </table:table-row>
        <table:table-row table:style-name="ro1">
          <table:table-cell office:value-type="string">
            <text:p>Turn2( rwing53, y_axis, 4.3, MOVEANIMATIONSPEED*10.14 )</text:p>
          </table:table-cell>
        </table:table-row>
        <table:table-row table:style-name="ro1">
          <table:table-cell office:value-type="string">
            <text:p>Turn2( tail1, y_axis, 5, MOVEANIMATIONSPEED*34.4 )</text:p>
          </table:table-cell>
        </table:table-row>
        <table:table-row table:style-name="ro1">
          <table:table-cell office:value-type="string">
            <text:p>Turn2( tail2, z_axis, -0.8, MOVEANIMATIONSPEED*4.77 )</text:p>
          </table:table-cell>
        </table:table-row>
        <table:table-row table:style-name="ro1">
          <table:table-cell office:value-type="string">
            <text:p>Turn2( tail4, z_axis, -0.6, MOVEANIMATIONSPEED*4.11 )</text:p>
          </table:table-cell>
        </table:table-row>
        <table:table-row table:style-name="ro1">
          <table:table-cell office:value-type="string">
            <text:p>Turn2( tail5, z_axis, -1.4, MOVEANIMATIONSPEED*8.45 )</text:p>
          </table:table-cell>
        </table:table-row>
        <table:table-row table:style-name="ro1">
          <table:table-cell office:value-type="string">
            <text:p>Turn2( tail7, z_axis, -1.3, MOVEANIMATIONSPEED*7.68 )</text:p>
          </table:table-cell>
        </table:table-row>
        <table:table-row table:style-name="ro1">
          <table:table-cell office:value-type="string">
            <text:p>Turn2( tail8, z_axis, -2.2, MOVEANIMATIONSPEED*12.31 )</text:p>
          </table:table-cell>
        </table:table-row>
        <table:table-row table:style-name="ro1">
          <table:table-cell office:value-type="string">
            <text:p>Turn2( tail8, y_axis, -1.6, MOVEANIMATIONSPEED*2.24 )</text:p>
          </table:table-cell>
        </table:table-row>
        <table:table-row table:style-name="ro1">
          <table:table-cell office:value-type="string">
            <text:p>Turn2( tail9, z_axis, -1.4, MOVEANIMATIONSPEED*8.2 )</text:p>
          </table:table-cell>
        </table:table-row>
        <table:table-row table:style-name="ro1">
          <table:table-cell office:value-type="string">
            <text:p>Turn2( torso, z_axis, 5.3, MOVEANIMATIONSPEED*6.79 )</text:p>
          </table:table-cell>
        </table:table-row>
        <table:table-row table:style-name="ro1">
          <table:table-cell office:value-type="string">
            <text:p>Sleep(MOVEANIMATIONSLEEPTIME*0.65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Turn2( lhoof, x_axis, 2, MOVEANIMATIONSPEED*143.23 )</text:p>
          </table:table-cell>
        </table:table-row>
        <table:table-row table:style-name="ro1">
          <table:table-cell office:value-type="string">
            <text:p>Turn2( llarm, z_axis, -4.3, MOVEANIMATIONSPEED*9.42 )</text:p>
          </table:table-cell>
        </table:table-row>
        <table:table-row table:style-name="ro1">
          <table:table-cell office:value-type="string">
            <text:p>Turn2( llarm, y_axis, -7.7, MOVEANIMATIONSPEED*6.23 )</text:p>
          </table:table-cell>
        </table:table-row>
        <table:table-row table:style-name="ro1">
          <table:table-cell office:value-type="string">
            <text:p>Turn2( lleg, x_axis, 29.2, MOVEANIMATIONSPEED*126.09 )</text:p>
          </table:table-cell>
        </table:table-row>
        <table:table-row table:style-name="ro1">
          <table:table-cell office:value-type="string">
            <text:p>Turn2( lshoulder, x_axis, 24.1, MOVEANIMATIONSPEED*93.99 )</text:p>
          </table:table-cell>
        </table:table-row>
        <table:table-row table:style-name="ro1">
          <table:table-cell office:value-type="string">
            <text:p>Turn2( lshoulder, z_axis, 0.4, MOVEANIMATIONSPEED*4.79 )</text:p>
          </table:table-cell>
        </table:table-row>
        <table:table-row table:style-name="ro1">
          <table:table-cell office:value-type="string">
            <text:p>Turn2( lshoulder, y_axis, 1.9, MOVEANIMATIONSPEED*10.41 )</text:p>
          </table:table-cell>
        </table:table-row>
        <table:table-row table:style-name="ro1">
          <table:table-cell office:value-type="string">
            <text:p>Turn2( lthigh, x_axis, -31.2, MOVEANIMATIONSPEED*17.14 )</text:p>
          </table:table-cell>
        </table:table-row>
        <table:table-row table:style-name="ro1">
          <table:table-cell office:value-type="string">
            <text:p><text:tab/><text:tab/><text:tab/>Move( lwing1, z_axis, -0.6, MOVEANIMATIONSPEED*12.36 )</text:p>
          </table:table-cell>
        </table:table-row>
        <table:table-row table:style-name="ro1">
          <table:table-cell office:value-type="string">
            <text:p><text:tab/><text:tab/><text:tab/>Move( lwing1, y_axis, -0.3, MOVEANIMATIONSPEED*6.51 )</text:p>
          </table:table-cell>
        </table:table-row>
        <table:table-row table:style-name="ro1">
          <table:table-cell office:value-type="string">
            <text:p>Turn2( lwing1, x_axis, -44.7, MOVEANIMATIONSPEED*11.09 )</text:p>
          </table:table-cell>
        </table:table-row>
        <table:table-row table:style-name="ro1">
          <table:table-cell office:value-type="string">
            <text:p>Turn2( lwing1, z_axis, -1.2, MOVEANIMATIONSPEED*13.53 )</text:p>
          </table:table-cell>
        </table:table-row>
        <table:table-row table:style-name="ro1">
          <table:table-cell office:value-type="string">
            <text:p>Turn2( lwing1, y_axis, -33.2, MOVEANIMATIONSPEED*16.02 )</text:p>
          </table:table-cell>
        </table:table-row>
        <table:table-row table:style-name="ro1">
          <table:table-cell office:value-type="string">
            <text:p>Turn2( lwing2, x_axis, 70.7, MOVEANIMATIONSPEED*5.54 )</text:p>
          </table:table-cell>
        </table:table-row>
        <table:table-row table:style-name="ro1">
          <table:table-cell office:value-type="string">
            <text:p>Turn2( lwing2, z_axis, 30.1, MOVEANIMATIONSPEED*26.87 )</text:p>
          </table:table-cell>
        </table:table-row>
        <table:table-row table:style-name="ro1">
          <table:table-cell office:value-type="string">
            <text:p>Turn2( lwing2, y_axis, -18.5, MOVEANIMATIONSPEED*3.66 )</text:p>
          </table:table-cell>
        </table:table-row>
        <table:table-row table:style-name="ro1">
          <table:table-cell office:value-type="string">
            <text:p>Turn2( lwing31, x_axis, -41.6, MOVEANIMATIONSPEED*4.9 )</text:p>
          </table:table-cell>
        </table:table-row>
        <table:table-row table:style-name="ro1">
          <table:table-cell office:value-type="string">
            <text:p>Turn2( lwing31, z_axis, -20.3, MOVEANIMATIONSPEED*11.62 )</text:p>
          </table:table-cell>
        </table:table-row>
        <table:table-row table:style-name="ro1">
          <table:table-cell office:value-type="string">
            <text:p>Turn2( lwing31, y_axis, -9.5, MOVEANIMATIONSPEED*11.45 )</text:p>
          </table:table-cell>
        </table:table-row>
        <table:table-row table:style-name="ro1">
          <table:table-cell office:value-type="string">
            <text:p>Turn2( lwing32, x_axis, -42.2, MOVEANIMATIONSPEED*4.9 )</text:p>
          </table:table-cell>
        </table:table-row>
        <table:table-row table:style-name="ro1">
          <table:table-cell office:value-type="string">
            <text:p>Turn2( lwing32, z_axis, -20.5, MOVEANIMATIONSPEED*11.72 )</text:p>
          </table:table-cell>
        </table:table-row>
        <table:table-row table:style-name="ro1">
          <table:table-cell office:value-type="string">
            <text:p>Turn2( lwing32, y_axis, -9.7, MOVEANIMATIONSPEED*11.67 )</text:p>
          </table:table-cell>
        </table:table-row>
        <table:table-row table:style-name="ro1">
          <table:table-cell office:value-type="string">
            <text:p>Turn2( lwing41, x_axis, -41.6, MOVEANIMATIONSPEED*4.9 )</text:p>
          </table:table-cell>
        </table:table-row>
        <table:table-row table:style-name="ro1">
          <table:table-cell office:value-type="string">
            <text:p>Turn2( lwing41, z_axis, -20.3, MOVEANIMATIONSPEED*11.62 )</text:p>
          </table:table-cell>
        </table:table-row>
        <table:table-row table:style-name="ro1">
          <table:table-cell office:value-type="string">
            <text:p>Turn2( lwing41, y_axis, -9.5, MOVEANIMATIONSPEED*11.45 )</text:p>
          </table:table-cell>
        </table:table-row>
        <table:table-row table:style-name="ro1">
          <table:table-cell office:value-type="string">
            <text:p>Turn2( lwing42, x_axis, -39.8, MOVEANIMATIONSPEED*4.9 )</text:p>
          </table:table-cell>
        </table:table-row>
        <table:table-row table:style-name="ro1">
          <table:table-cell office:value-type="string">
            <text:p>Turn2( lwing42, z_axis, -19.7, MOVEANIMATIONSPEED*11.33 )</text:p>
          </table:table-cell>
        </table:table-row>
        <table:table-row table:style-name="ro1">
          <table:table-cell office:value-type="string">
            <text:p>Turn2( lwing42, y_axis, -8.8, MOVEANIMATIONSPEED*10.84 )</text:p>
          </table:table-cell>
        </table:table-row>
        <table:table-row table:style-name="ro1">
          <table:table-cell office:value-type="string">
            <text:p>Turn2( lwing43, x_axis, -35.8, MOVEANIMATIONSPEED*4.83 )</text:p>
          </table:table-cell>
        </table:table-row>
        <table:table-row table:style-name="ro1">
          <table:table-cell office:value-type="string">
            <text:p>Turn2( lwing43, z_axis, -18.1, MOVEANIMATIONSPEED*10.58 )</text:p>
          </table:table-cell>
        </table:table-row>
        <table:table-row table:style-name="ro1">
          <table:table-cell office:value-type="string">
            <text:p>Turn2( lwing43, y_axis, -7.4, MOVEANIMATIONSPEED*9.46 )</text:p>
          </table:table-cell>
        </table:table-row>
        <table:table-row table:style-name="ro1">
          <table:table-cell office:value-type="string">
            <text:p>Turn2( lwing51, x_axis, -61, MOVEANIMATIONSPEED*3.84 )</text:p>
          </table:table-cell>
        </table:table-row>
        <table:table-row table:style-name="ro1">
          <table:table-cell office:value-type="string">
            <text:p>Turn2( lwing51, z_axis, -25.6, MOVEANIMATIONSPEED*13.6 )</text:p>
          </table:table-cell>
        </table:table-row>
        <table:table-row table:style-name="ro1">
          <table:table-cell office:value-type="string">
            <text:p>Turn2( lwing51, y_axis, -17.8, MOVEANIMATIONSPEED*18.95 )</text:p>
          </table:table-cell>
        </table:table-row>
        <table:table-row table:style-name="ro1">
          <table:table-cell office:value-type="string">
            <text:p>Turn2( lwing52, x_axis, -40.6, MOVEANIMATIONSPEED*4.9 )</text:p>
          </table:table-cell>
        </table:table-row>
        <table:table-row table:style-name="ro1">
          <table:table-cell office:value-type="string">
            <text:p>Turn2( lwing52, z_axis, -19.9, MOVEANIMATIONSPEED*11.46 )</text:p>
          </table:table-cell>
        </table:table-row>
        <table:table-row table:style-name="ro1">
          <table:table-cell office:value-type="string">
            <text:p>Turn2( lwing52, y_axis, -9.1, MOVEANIMATIONSPEED*11.11 )</text:p>
          </table:table-cell>
        </table:table-row>
        <table:table-row table:style-name="ro1">
          <table:table-cell office:value-type="string">
            <text:p>Turn2( lwing53, x_axis, -18.8, MOVEANIMATIONSPEED*3.39 )</text:p>
          </table:table-cell>
        </table:table-row>
        <table:table-row table:style-name="ro1">
          <table:table-cell office:value-type="string">
            <text:p>Turn2( lwing53, z_axis, -10.4, MOVEANIMATIONSPEED*6.36 )</text:p>
          </table:table-cell>
        </table:table-row>
        <table:table-row table:style-name="ro1">
          <table:table-cell office:value-type="string">
            <text:p>Turn2( lwing53, y_axis, -2.5, MOVEANIMATIONSPEED*4.31 )</text:p>
          </table:table-cell>
        </table:table-row>
        <table:table-row table:style-name="ro1">
          <table:table-cell office:value-type="string">
            <text:p>Turn2( rhoof, x_axis, -47.4, MOVEANIMATIONSPEED*128.25 )</text:p>
          </table:table-cell>
        </table:table-row>
        <table:table-row table:style-name="ro1">
          <table:table-cell office:value-type="string">
            <text:p>Turn2( rlarm, z_axis, 5.1, MOVEANIMATIONSPEED*13.15 )</text:p>
          </table:table-cell>
        </table:table-row>
        <table:table-row table:style-name="ro1">
          <table:table-cell office:value-type="string">
            <text:p>Turn2( rleg, x_axis, 48.6, MOVEANIMATIONSPEED*319.32 )</text:p>
          </table:table-cell>
        </table:table-row>
        <table:table-row table:style-name="ro1">
          <table:table-cell office:value-type="string">
            <text:p>Turn2( rshoulder, x_axis, 0.5, MOVEANIMATIONSPEED*62.89 )</text:p>
          </table:table-cell>
        </table:table-row>
        <table:table-row table:style-name="ro1">
          <table:table-cell office:value-type="string">
            <text:p>Turn2( rshoulder, y_axis, 0, MOVEANIMATIONSPEED*5.75 )</text:p>
          </table:table-cell>
        </table:table-row>
        <table:table-row table:style-name="ro1">
          <table:table-cell office:value-type="string">
            <text:p>Turn2( rthigh, x_axis, -1.1, MOVEANIMATIONSPEED*191.07 )</text:p>
          </table:table-cell>
        </table:table-row>
        <table:table-row table:style-name="ro1">
          <table:table-cell office:value-type="string">
            <text:p>Turn2( rwing1, x_axis, -62, MOVEANIMATIONSPEED*24.34 )</text:p>
          </table:table-cell>
        </table:table-row>
        <table:table-row table:style-name="ro1">
          <table:table-cell office:value-type="string">
            <text:p>Turn2( rwing1, z_axis, -14.3, MOVEANIMATIONSPEED*22.71 )</text:p>
          </table:table-cell>
        </table:table-row>
        <table:table-row table:style-name="ro1">
          <table:table-cell office:value-type="string">
            <text:p>Turn2( rwing1, y_axis, 23, MOVEANIMATIONSPEED*1.23 )</text:p>
          </table:table-cell>
        </table:table-row>
        <table:table-row table:style-name="ro1">
          <table:table-cell office:value-type="string">
            <text:p>Turn2( rwing2, x_axis, 87.1, MOVEANIMATIONSPEED*14.7 )</text:p>
          </table:table-cell>
        </table:table-row>
        <table:table-row table:style-name="ro1">
          <table:table-cell office:value-type="string">
            <text:p>Turn2( rwing2, z_axis, -37.4, MOVEANIMATIONSPEED*20.39 )</text:p>
          </table:table-cell>
        </table:table-row>
        <table:table-row table:style-name="ro1">
          <table:table-cell office:value-type="string">
            <text:p>Turn2( rwing2, y_axis, 8.3, MOVEANIMATIONSPEED*38.87 )</text:p>
          </table:table-cell>
        </table:table-row>
        <table:table-row table:style-name="ro1">
          <table:table-cell office:value-type="string">
            <text:p>Turn2( rwing31, x_axis, -43.3, MOVEANIMATIONSPEED*1.18 )</text:p>
          </table:table-cell>
        </table:table-row>
        <table:table-row table:style-name="ro1">
          <table:table-cell office:value-type="string">
            <text:p>Turn2( rwing31, z_axis, 12.3, MOVEANIMATIONSPEED*10.18 )</text:p>
          </table:table-cell>
        </table:table-row>
        <table:table-row table:style-name="ro1">
          <table:table-cell office:value-type="string">
            <text:p>Turn2( rwing31, y_axis, 13.6, MOVEANIMATIONSPEED*16.9 )</text:p>
          </table:table-cell>
        </table:table-row>
        <table:table-row table:style-name="ro1">
          <table:table-cell office:value-type="string">
            <text:p>Turn2( rwing32, x_axis, -43.9, MOVEANIMATIONSPEED*1.21 )</text:p>
          </table:table-cell>
        </table:table-row>
        <table:table-row table:style-name="ro1">
          <table:table-cell office:value-type="string">
            <text:p>Turn2( rwing32, z_axis, 12.4, MOVEANIMATIONSPEED*10.4 )</text:p>
          </table:table-cell>
        </table:table-row>
        <table:table-row table:style-name="ro1">
          <table:table-cell office:value-type="string">
            <text:p>Turn2( rwing32, y_axis, 13.9, MOVEANIMATIONSPEED*17.06 )</text:p>
          </table:table-cell>
        </table:table-row>
        <table:table-row table:style-name="ro1">
          <table:table-cell office:value-type="string">
            <text:p>Turn2( rwing41, x_axis, -43.3, MOVEANIMATIONSPEED*1.18 )</text:p>
          </table:table-cell>
        </table:table-row>
        <table:table-row table:style-name="ro1">
          <table:table-cell office:value-type="string">
            <text:p>Turn2( rwing41, z_axis, 12.3, MOVEANIMATIONSPEED*10.18 )</text:p>
          </table:table-cell>
        </table:table-row>
        <table:table-row table:style-name="ro1">
          <table:table-cell office:value-type="string">
            <text:p>Turn2( rwing41, y_axis, 13.6, MOVEANIMATIONSPEED*16.9 )</text:p>
          </table:table-cell>
        </table:table-row>
        <table:table-row table:style-name="ro1">
          <table:table-cell office:value-type="string">
            <text:p>Turn2( rwing42, x_axis, -41.5, MOVEANIMATIONSPEED*1.09 )</text:p>
          </table:table-cell>
        </table:table-row>
        <table:table-row table:style-name="ro1">
          <table:table-cell office:value-type="string">
            <text:p>Turn2( rwing42, z_axis, 12, MOVEANIMATIONSPEED*9.58 )</text:p>
          </table:table-cell>
        </table:table-row>
        <table:table-row table:style-name="ro1">
          <table:table-cell office:value-type="string">
            <text:p>Turn2( rwing42, y_axis, 13, MOVEANIMATIONSPEED*16.45 )</text:p>
          </table:table-cell>
        </table:table-row>
        <table:table-row table:style-name="ro1">
          <table:table-cell office:value-type="string">
            <text:p>Turn2( rwing43, z_axis, 11.3, MOVEANIMATIONSPEED*8.2 )</text:p>
          </table:table-cell>
        </table:table-row>
        <table:table-row table:style-name="ro1">
          <table:table-cell office:value-type="string">
            <text:p>Turn2( rwing43, y_axis, 11.4, MOVEANIMATIONSPEED*15.28 )</text:p>
          </table:table-cell>
        </table:table-row>
        <table:table-row table:style-name="ro1">
          <table:table-cell office:value-type="string">
            <text:p>Turn2( rwing51, x_axis, -62.1, MOVEANIMATIONSPEED*2.98 )</text:p>
          </table:table-cell>
        </table:table-row>
        <table:table-row table:style-name="ro1">
          <table:table-cell office:value-type="string">
            <text:p>Turn2( rwing51, z_axis, 13.8, MOVEANIMATIONSPEED*17.36 )</text:p>
          </table:table-cell>
        </table:table-row>
        <table:table-row table:style-name="ro1">
          <table:table-cell office:value-type="string">
            <text:p>Turn2( rwing51, y_axis, 21.4, MOVEANIMATIONSPEED*20.36 )</text:p>
          </table:table-cell>
        </table:table-row>
        <table:table-row table:style-name="ro1">
          <table:table-cell office:value-type="string">
            <text:p>Turn2( rwing52, x_axis, -42.3, MOVEANIMATIONSPEED*1.13 )</text:p>
          </table:table-cell>
        </table:table-row>
        <table:table-row table:style-name="ro1">
          <table:table-cell office:value-type="string">
            <text:p>Turn2( rwing52, z_axis, 12.2, MOVEANIMATIONSPEED*9.84 )</text:p>
          </table:table-cell>
        </table:table-row>
        <table:table-row table:style-name="ro1">
          <table:table-cell office:value-type="string">
            <text:p>Turn2( rwing52, y_axis, 13.3, MOVEANIMATIONSPEED*16.65 )</text:p>
          </table:table-cell>
        </table:table-row>
        <table:table-row table:style-name="ro1">
          <table:table-cell office:value-type="string">
            <text:p>Turn2( rwing53, z_axis, 7.1, MOVEANIMATIONSPEED*3.2 )</text:p>
          </table:table-cell>
        </table:table-row>
        <table:table-row table:style-name="ro1">
          <table:table-cell office:value-type="string">
            <text:p>Turn2( rwing53, y_axis, 5.2, MOVEANIMATIONSPEED*8.97 )</text:p>
          </table:table-cell>
        </table:table-row>
        <table:table-row table:style-name="ro1">
          <table:table-cell office:value-type="string">
            <text:p>Turn2( tail1, y_axis, 1.6, MOVEANIMATIONSPEED*34.4 )</text:p>
          </table:table-cell>
        </table:table-row>
        <table:table-row table:style-name="ro1">
          <table:table-cell office:value-type="string">
            <text:p>Turn2( tail2, z_axis, -0.3, MOVEANIMATIONSPEED*4.79 )</text:p>
          </table:table-cell>
        </table:table-row>
        <table:table-row table:style-name="ro1">
          <table:table-cell office:value-type="string">
            <text:p>Turn2( tail4, z_axis, -0.2, MOVEANIMATIONSPEED*4.12 )</text:p>
          </table:table-cell>
        </table:table-row>
        <table:table-row table:style-name="ro1">
          <table:table-cell office:value-type="string">
            <text:p>Turn2( tail5, z_axis, -0.6, MOVEANIMATIONSPEED*8.48 )</text:p>
          </table:table-cell>
        </table:table-row>
        <table:table-row table:style-name="ro1">
          <table:table-cell office:value-type="string">
            <text:p>Turn2( tail5, y_axis, -1.3, MOVEANIMATIONSPEED*1.06 )</text:p>
          </table:table-cell>
        </table:table-row>
        <table:table-row table:style-name="ro1">
          <table:table-cell office:value-type="string">
            <text:p>Turn2( tail7, z_axis, -0.5, MOVEANIMATIONSPEED*7.72 )</text:p>
          </table:table-cell>
        </table:table-row>
        <table:table-row table:style-name="ro1">
          <table:table-cell office:value-type="string">
            <text:p>Turn2( tail8, z_axis, -0.9, MOVEANIMATIONSPEED*12.36 )</text:p>
          </table:table-cell>
        </table:table-row>
        <table:table-row table:style-name="ro1">
          <table:table-cell office:value-type="string">
            <text:p>Turn2( tail8, y_axis, -1.9, MOVEANIMATIONSPEED*2.28 )</text:p>
          </table:table-cell>
        </table:table-row>
        <table:table-row table:style-name="ro1">
          <table:table-cell office:value-type="string">
            <text:p>Turn2( tail9, z_axis, -0.5, MOVEANIMATIONSPEED*8.24 )</text:p>
          </table:table-cell>
        </table:table-row>
        <table:table-row table:style-name="ro1">
          <table:table-cell office:value-type="string">
            <text:p>Turn2( torso, z_axis, 4.6, MOVEANIMATIONSPEED*6.79 )</text:p>
          </table:table-cell>
        </table:table-row>
        <table:table-row table:style-name="ro1">
          <table:table-cell office:value-type="string">
            <text:p>Sleep(MOVEANIMATIONSLEEPTIME*0.99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Turn2( lhoof, x_axis, -27.5, MOVEANIMATIONSPEED*63.21 )</text:p>
          </table:table-cell>
        </table:table-row>
        <table:table-row table:style-name="ro1">
          <table:table-cell office:value-type="string">
            <text:p>Turn2( llarm, z_axis, 1.2, MOVEANIMATIONSPEED*11.86 )</text:p>
          </table:table-cell>
        </table:table-row>
        <table:table-row table:style-name="ro1">
          <table:table-cell office:value-type="string">
            <text:p>Turn2( llarm, y_axis, -8.1, MOVEANIMATIONSPEED*0.89 )</text:p>
          </table:table-cell>
        </table:table-row>
        <table:table-row table:style-name="ro1">
          <table:table-cell office:value-type="string">
            <text:p>Turn2( lleg, x_axis, 24.6, MOVEANIMATIONSPEED*9.82 )</text:p>
          </table:table-cell>
        </table:table-row>
        <table:table-row table:style-name="ro1">
          <table:table-cell office:value-type="string">
            <text:p>Turn2( lshoulder, x_axis, -20, MOVEANIMATIONSPEED*94.55 )</text:p>
          </table:table-cell>
        </table:table-row>
        <table:table-row table:style-name="ro1">
          <table:table-cell office:value-type="string">
            <text:p>Turn2( lshoulder, z_axis, 0.1, MOVEANIMATIONSPEED*0.68 )</text:p>
          </table:table-cell>
        </table:table-row>
        <table:table-row table:style-name="ro1">
          <table:table-cell office:value-type="string">
            <text:p>Turn2( lshoulder, y_axis, -0.5, MOVEANIMATIONSPEED*5.1 )</text:p>
          </table:table-cell>
        </table:table-row>
        <table:table-row table:style-name="ro1">
          <table:table-cell office:value-type="string">
            <text:p>Turn2( lthigh, x_axis, 2.9, MOVEANIMATIONSPEED*73.04 )</text:p>
          </table:table-cell>
        </table:table-row>
        <table:table-row table:style-name="ro1">
          <table:table-cell office:value-type="string">
            <text:p>Turn2( lwing1, x_axis, -55.6, MOVEANIMATIONSPEED*23.34 )</text:p>
          </table:table-cell>
        </table:table-row>
        <table:table-row table:style-name="ro1">
          <table:table-cell office:value-type="string">
            <text:p>Turn2( lwing1, z_axis, -10.5, MOVEANIMATIONSPEED*19.84 )</text:p>
          </table:table-cell>
        </table:table-row>
        <table:table-row table:style-name="ro1">
          <table:table-cell office:value-type="string">
            <text:p>Turn2( lwing1, y_axis, -18.7, MOVEANIMATIONSPEED*31.16 )</text:p>
          </table:table-cell>
        </table:table-row>
        <table:table-row table:style-name="ro1">
          <table:table-cell office:value-type="string">
            <text:p>Turn2( lwing2, x_axis, 71.9, MOVEANIMATIONSPEED*2.7 )</text:p>
          </table:table-cell>
        </table:table-row>
        <table:table-row table:style-name="ro1">
          <table:table-cell office:value-type="string">
            <text:p>Turn2( lwing2, z_axis, 9.9, MOVEANIMATIONSPEED*43.3 )</text:p>
          </table:table-cell>
        </table:table-row>
        <table:table-row table:style-name="ro1">
          <table:table-cell office:value-type="string">
            <text:p>Turn2( lwing2, y_axis, -21.4, MOVEANIMATIONSPEED*6.28 )</text:p>
          </table:table-cell>
        </table:table-row>
        <table:table-row table:style-name="ro1">
          <table:table-cell office:value-type="string">
            <text:p>Turn2( lwing31, x_axis, -42.7, MOVEANIMATIONSPEED*2.47 )</text:p>
          </table:table-cell>
        </table:table-row>
        <table:table-row table:style-name="ro1">
          <table:table-cell office:value-type="string">
            <text:p>Turn2( lwing31, z_axis, -14.9, MOVEANIMATIONSPEED*11.41 )</text:p>
          </table:table-cell>
        </table:table-row>
        <table:table-row table:style-name="ro1">
          <table:table-cell office:value-type="string">
            <text:p>Turn2( lwing31, y_axis, 2.2, MOVEANIMATIONSPEED*24.96 )</text:p>
          </table:table-cell>
        </table:table-row>
        <table:table-row table:style-name="ro1">
          <table:table-cell office:value-type="string">
            <text:p>Turn2( lwing32, x_axis, -43.3, MOVEANIMATIONSPEED*2.42 )</text:p>
          </table:table-cell>
        </table:table-row>
        <table:table-row table:style-name="ro1">
          <table:table-cell office:value-type="string">
            <text:p>Turn2( lwing32, z_axis, -15.2, MOVEANIMATIONSPEED*11.43 )</text:p>
          </table:table-cell>
        </table:table-row>
        <table:table-row table:style-name="ro1">
          <table:table-cell office:value-type="string">
            <text:p>Turn2( lwing32, y_axis, 2.1, MOVEANIMATIONSPEED*25.36 )</text:p>
          </table:table-cell>
        </table:table-row>
        <table:table-row table:style-name="ro1">
          <table:table-cell office:value-type="string">
            <text:p>Turn2( lwing41, x_axis, -42.7, MOVEANIMATIONSPEED*2.47 )</text:p>
          </table:table-cell>
        </table:table-row>
        <table:table-row table:style-name="ro1">
          <table:table-cell office:value-type="string">
            <text:p>Turn2( lwing41, z_axis, -14.9, MOVEANIMATIONSPEED*11.41 )</text:p>
          </table:table-cell>
        </table:table-row>
        <table:table-row table:style-name="ro1">
          <table:table-cell office:value-type="string">
            <text:p>Turn2( lwing41, y_axis, 2.2, MOVEANIMATIONSPEED*24.96 )</text:p>
          </table:table-cell>
        </table:table-row>
        <table:table-row table:style-name="ro1">
          <table:table-cell office:value-type="string">
            <text:p>Turn2( lwing42, x_axis, -41, MOVEANIMATIONSPEED*2.6 )</text:p>
          </table:table-cell>
        </table:table-row>
        <table:table-row table:style-name="ro1">
          <table:table-cell office:value-type="string">
            <text:p>Turn2( lwing42, z_axis, -14.4, MOVEANIMATIONSPEED*11.33 )</text:p>
          </table:table-cell>
        </table:table-row>
        <table:table-row table:style-name="ro1">
          <table:table-cell office:value-type="string">
            <text:p>Turn2( lwing42, y_axis, 2.3, MOVEANIMATIONSPEED*23.85 )</text:p>
          </table:table-cell>
        </table:table-row>
        <table:table-row table:style-name="ro1">
          <table:table-cell office:value-type="string">
            <text:p>Turn2( lwing43, x_axis, -37.1, MOVEANIMATIONSPEED*2.83 )</text:p>
          </table:table-cell>
        </table:table-row>
        <table:table-row table:style-name="ro1">
          <table:table-cell office:value-type="string">
            <text:p>Turn2( lwing43, z_axis, -13, MOVEANIMATIONSPEED*11 )</text:p>
          </table:table-cell>
        </table:table-row>
        <table:table-row table:style-name="ro1">
          <table:table-cell office:value-type="string">
            <text:p>Turn2( lwing43, y_axis, 2.5, MOVEANIMATIONSPEED*21.24 )</text:p>
          </table:table-cell>
        </table:table-row>
        <table:table-row table:style-name="ro1">
          <table:table-cell office:value-type="string">
            <text:p>Turn2( lwing51, z_axis, -20.8, MOVEANIMATIONSPEED*10.22 )</text:p>
          </table:table-cell>
        </table:table-row>
        <table:table-row table:style-name="ro1">
          <table:table-cell office:value-type="string">
            <text:p>Turn2( lwing51, y_axis, -0.4, MOVEANIMATIONSPEED*37.41 )</text:p>
          </table:table-cell>
        </table:table-row>
        <table:table-row table:style-name="ro1">
          <table:table-cell office:value-type="string">
            <text:p>Turn2( lwing52, x_axis, -41.8, MOVEANIMATIONSPEED*2.55 )</text:p>
          </table:table-cell>
        </table:table-row>
        <table:table-row table:style-name="ro1">
          <table:table-cell office:value-type="string">
            <text:p>Turn2( lwing52, z_axis, -14.6, MOVEANIMATIONSPEED*11.37 )</text:p>
          </table:table-cell>
        </table:table-row>
        <table:table-row table:style-name="ro1">
          <table:table-cell office:value-type="string">
            <text:p>Turn2( lwing52, y_axis, 2.2, MOVEANIMATIONSPEED*24.33 )</text:p>
          </table:table-cell>
        </table:table-row>
        <table:table-row table:style-name="ro1">
          <table:table-cell office:value-type="string">
            <text:p>Turn2( lwing53, x_axis, -20, MOVEANIMATIONSPEED*2.57 )</text:p>
          </table:table-cell>
        </table:table-row>
        <table:table-row table:style-name="ro1">
          <table:table-cell office:value-type="string">
            <text:p>Turn2( lwing53, z_axis, -6.8, MOVEANIMATIONSPEED*7.59 )</text:p>
          </table:table-cell>
        </table:table-row>
        <table:table-row table:style-name="ro1">
          <table:table-cell office:value-type="string">
            <text:p>Turn2( lwing53, y_axis, 2.4, MOVEANIMATIONSPEED*10.54 )</text:p>
          </table:table-cell>
        </table:table-row>
        <table:table-row table:style-name="ro1">
          <table:table-cell office:value-type="string">
            <text:p><text:tab/><text:tab/><text:tab/>Move( pelvis, y_axis, -5.8, MOVEANIMATIONSPEED*7.48 )</text:p>
          </table:table-cell>
        </table:table-row>
        <table:table-row table:style-name="ro1">
          <table:table-cell office:value-type="string">
            <text:p>Turn2( rhoof, x_axis, -8.4, MOVEANIMATIONSPEED*83.68 )</text:p>
          </table:table-cell>
        </table:table-row>
        <table:table-row table:style-name="ro1">
          <table:table-cell office:value-type="string">
            <text:p>Turn2( rlarm, x_axis, -33.3, MOVEANIMATIONSPEED*0.73 )</text:p>
          </table:table-cell>
        </table:table-row>
        <table:table-row table:style-name="ro1">
          <table:table-cell office:value-type="string">
            <text:p>Turn2( rlarm, z_axis, 10.3, MOVEANIMATIONSPEED*11.11 )</text:p>
          </table:table-cell>
        </table:table-row>
        <table:table-row table:style-name="ro1">
          <table:table-cell office:value-type="string">
            <text:p>Turn2( rlarm, y_axis, 8.1, MOVEANIMATIONSPEED*4.45 )</text:p>
          </table:table-cell>
        </table:table-row>
        <table:table-row table:style-name="ro1">
          <table:table-cell office:value-type="string">
            <text:p>Turn2( rleg, x_axis, 74.1, MOVEANIMATIONSPEED*54.69 )</text:p>
          </table:table-cell>
        </table:table-row>
        <table:table-row table:style-name="ro1">
          <table:table-cell office:value-type="string">
            <text:p>Turn2( rleg, y_axis, 0, MOVEANIMATIONSPEED*0.27 )</text:p>
          </table:table-cell>
        </table:table-row>
        <table:table-row table:style-name="ro1">
          <table:table-cell office:value-type="string">
            <text:p>Turn2( rshoulder, x_axis, 30, MOVEANIMATIONSPEED*63.14 )</text:p>
          </table:table-cell>
        </table:table-row>
        <table:table-row table:style-name="ro1">
          <table:table-cell office:value-type="string">
            <text:p>Turn2( rshoulder, z_axis, 0.2, MOVEANIMATIONSPEED*0.41 )</text:p>
          </table:table-cell>
        </table:table-row>
        <table:table-row table:style-name="ro1">
          <table:table-cell office:value-type="string">
            <text:p>Turn2( rshoulder, y_axis, 0.7, MOVEANIMATIONSPEED*1.45 )</text:p>
          </table:table-cell>
        </table:table-row>
        <table:table-row table:style-name="ro1">
          <table:table-cell office:value-type="string">
            <text:p>Turn2( rthigh, x_axis, -65.7, MOVEANIMATIONSPEED*138.37 )</text:p>
          </table:table-cell>
        </table:table-row>
        <table:table-row table:style-name="ro1">
          <table:table-cell office:value-type="string">
            <text:p>Turn2( rwing1, x_axis, -73.9, MOVEANIMATIONSPEED*25.58 )</text:p>
          </table:table-cell>
        </table:table-row>
        <table:table-row table:style-name="ro1">
          <table:table-cell office:value-type="string">
            <text:p>Turn2( rwing1, z_axis, -20.9, MOVEANIMATIONSPEED*14.1 )</text:p>
          </table:table-cell>
        </table:table-row>
        <table:table-row table:style-name="ro1">
          <table:table-cell office:value-type="string">
            <text:p>Turn2( rwing1, y_axis, 22.1, MOVEANIMATIONSPEED*1.92 )</text:p>
          </table:table-cell>
        </table:table-row>
        <table:table-row table:style-name="ro1">
          <table:table-cell office:value-type="string">
            <text:p>Turn2( rwing2, x_axis, 81.1, MOVEANIMATIONSPEED*12.7 )</text:p>
          </table:table-cell>
        </table:table-row>
        <table:table-row table:style-name="ro1">
          <table:table-cell office:value-type="string">
            <text:p>Turn2( rwing2, z_axis, -39.8, MOVEANIMATIONSPEED*5.14 )</text:p>
          </table:table-cell>
        </table:table-row>
        <table:table-row table:style-name="ro1">
          <table:table-cell office:value-type="string">
            <text:p>Turn2( rwing2, y_axis, -6.3, MOVEANIMATIONSPEED*31.46 )</text:p>
          </table:table-cell>
        </table:table-row>
        <table:table-row table:style-name="ro1">
          <table:table-cell office:value-type="string">
            <text:p>Turn2( rwing31, x_axis, -42.6, MOVEANIMATIONSPEED*1.47 )</text:p>
          </table:table-cell>
        </table:table-row>
        <table:table-row table:style-name="ro1">
          <table:table-cell office:value-type="string">
            <text:p>Turn2( rwing31, z_axis, 7.8, MOVEANIMATIONSPEED*9.65 )</text:p>
          </table:table-cell>
        </table:table-row>
        <table:table-row table:style-name="ro1">
          <table:table-cell office:value-type="string">
            <text:p>Turn2( rwing31, y_axis, 17.7, MOVEANIMATIONSPEED*8.61 )</text:p>
          </table:table-cell>
        </table:table-row>
        <table:table-row table:style-name="ro1">
          <table:table-cell office:value-type="string">
            <text:p>Turn2( rwing32, x_axis, -43.2, MOVEANIMATIONSPEED*1.51 )</text:p>
          </table:table-cell>
        </table:table-row>
        <table:table-row table:style-name="ro1">
          <table:table-cell office:value-type="string">
            <text:p>Turn2( rwing32, z_axis, 7.8, MOVEANIMATIONSPEED*9.82 )</text:p>
          </table:table-cell>
        </table:table-row>
        <table:table-row table:style-name="ro1">
          <table:table-cell office:value-type="string">
            <text:p>Turn2( rwing32, y_axis, 17.9, MOVEANIMATIONSPEED*8.67 )</text:p>
          </table:table-cell>
        </table:table-row>
        <table:table-row table:style-name="ro1">
          <table:table-cell office:value-type="string">
            <text:p>Turn2( rwing41, x_axis, -42.6, MOVEANIMATIONSPEED*1.47 )</text:p>
          </table:table-cell>
        </table:table-row>
        <table:table-row table:style-name="ro1">
          <table:table-cell office:value-type="string">
            <text:p>Turn2( rwing41, z_axis, 7.8, MOVEANIMATIONSPEED*9.65 )</text:p>
          </table:table-cell>
        </table:table-row>
        <table:table-row table:style-name="ro1">
          <table:table-cell office:value-type="string">
            <text:p>Turn2( rwing41, y_axis, 17.7, MOVEANIMATIONSPEED*8.61 )</text:p>
          </table:table-cell>
        </table:table-row>
        <table:table-row table:style-name="ro1">
          <table:table-cell office:value-type="string">
            <text:p>Turn2( rwing42, x_axis, -40.9, MOVEANIMATIONSPEED*1.34 )</text:p>
          </table:table-cell>
        </table:table-row>
        <table:table-row table:style-name="ro1">
          <table:table-cell office:value-type="string">
            <text:p>Turn2( rwing42, z_axis, 7.8, MOVEANIMATIONSPEED*9.19 )</text:p>
          </table:table-cell>
        </table:table-row>
        <table:table-row table:style-name="ro1">
          <table:table-cell office:value-type="string">
            <text:p>Turn2( rwing42, y_axis, 16.9, MOVEANIMATIONSPEED*8.45 )</text:p>
          </table:table-cell>
        </table:table-row>
        <table:table-row table:style-name="ro1">
          <table:table-cell office:value-type="string">
            <text:p>Turn2( rwing43, x_axis, -37, MOVEANIMATIONSPEED*1.08 )</text:p>
          </table:table-cell>
        </table:table-row>
        <table:table-row table:style-name="ro1">
          <table:table-cell office:value-type="string">
            <text:p>Turn2( rwing43, z_axis, 7.6, MOVEANIMATIONSPEED*8.11 )</text:p>
          </table:table-cell>
        </table:table-row>
        <table:table-row table:style-name="ro1">
          <table:table-cell office:value-type="string">
            <text:p>Turn2( rwing43, y_axis, 15.1, MOVEANIMATIONSPEED*8 )</text:p>
          </table:table-cell>
        </table:table-row>
        <table:table-row table:style-name="ro1">
          <table:table-cell office:value-type="string">
            <text:p>Turn2( rwing51, x_axis, -60.5, MOVEANIMATIONSPEED*3.39 )</text:p>
          </table:table-cell>
        </table:table-row>
        <table:table-row table:style-name="ro1">
          <table:table-cell office:value-type="string">
            <text:p>Turn2( rwing51, z_axis, 6.9, MOVEANIMATIONSPEED*14.76 )</text:p>
          </table:table-cell>
        </table:table-row>
        <table:table-row table:style-name="ro1">
          <table:table-cell office:value-type="string">
            <text:p>Turn2( rwing51, y_axis, 25.7, MOVEANIMATIONSPEED*9.37 )</text:p>
          </table:table-cell>
        </table:table-row>
        <table:table-row table:style-name="ro1">
          <table:table-cell office:value-type="string">
            <text:p>Turn2( rwing52, x_axis, -41.6, MOVEANIMATIONSPEED*1.4 )</text:p>
          </table:table-cell>
        </table:table-row>
        <table:table-row table:style-name="ro1">
          <table:table-cell office:value-type="string">
            <text:p>Turn2( rwing52, z_axis, 7.8, MOVEANIMATIONSPEED*9.39 )</text:p>
          </table:table-cell>
        </table:table-row>
        <table:table-row table:style-name="ro1">
          <table:table-cell office:value-type="string">
            <text:p>Turn2( rwing52, y_axis, 17.2, MOVEANIMATIONSPEED*8.52 )</text:p>
          </table:table-cell>
        </table:table-row>
        <table:table-row table:style-name="ro1">
          <table:table-cell office:value-type="string">
            <text:p>Turn2( rwing53, x_axis, -19.7, MOVEANIMATIONSPEED*0.39 )</text:p>
          </table:table-cell>
        </table:table-row>
        <table:table-row table:style-name="ro1">
          <table:table-cell office:value-type="string">
            <text:p>Turn2( rwing53, z_axis, 5.3, MOVEANIMATIONSPEED*3.75 )</text:p>
          </table:table-cell>
        </table:table-row>
        <table:table-row table:style-name="ro1">
          <table:table-cell office:value-type="string">
            <text:p>Turn2( rwing53, y_axis, 7.5, MOVEANIMATIONSPEED*5.04 )</text:p>
          </table:table-cell>
        </table:table-row>
        <table:table-row table:style-name="ro1">
          <table:table-cell office:value-type="string">
            <text:p>Turn2( tail1, y_axis, -14.5, MOVEANIMATIONSPEED*34.4 )</text:p>
          </table:table-cell>
        </table:table-row>
        <table:table-row table:style-name="ro1">
          <table:table-cell office:value-type="string">
            <text:p>Turn2( tail2, x_axis, 7.8, MOVEANIMATIONSPEED*0.5 )</text:p>
          </table:table-cell>
        </table:table-row>
        <table:table-row table:style-name="ro1">
          <table:table-cell office:value-type="string">
            <text:p>Turn2( tail2, z_axis, 1.9, MOVEANIMATIONSPEED*4.76 )</text:p>
          </table:table-cell>
        </table:table-row>
        <table:table-row table:style-name="ro1">
          <table:table-cell office:value-type="string">
            <text:p>Turn2( tail2, y_axis, -0.9, MOVEANIMATIONSPEED*0.33 )</text:p>
          </table:table-cell>
        </table:table-row>
        <table:table-row table:style-name="ro1">
          <table:table-cell office:value-type="string">
            <text:p>Turn2( tail4, x_axis, 6.7, MOVEANIMATIONSPEED*0.44 )</text:p>
          </table:table-cell>
        </table:table-row>
        <table:table-row table:style-name="ro1">
          <table:table-cell office:value-type="string">
            <text:p>Turn2( tail4, z_axis, 1.7, MOVEANIMATIONSPEED*4.1 )</text:p>
          </table:table-cell>
        </table:table-row>
        <table:table-row table:style-name="ro1">
          <table:table-cell office:value-type="string">
            <text:p>Turn2( tail4, y_axis, -0.8, MOVEANIMATIONSPEED*0.24 )</text:p>
          </table:table-cell>
        </table:table-row>
        <table:table-row table:style-name="ro1">
          <table:table-cell office:value-type="string">
            <text:p>Turn2( tail5, x_axis, 13.9, MOVEANIMATIONSPEED*0.82 )</text:p>
          </table:table-cell>
        </table:table-row>
        <table:table-row table:style-name="ro1">
          <table:table-cell office:value-type="string">
            <text:p>Turn2( tail5, z_axis, 3.4, MOVEANIMATIONSPEED*8.44 )</text:p>
          </table:table-cell>
        </table:table-row>
        <table:table-row table:style-name="ro1">
          <table:table-cell office:value-type="string">
            <text:p>Turn2( tail5, y_axis, -1.8, MOVEANIMATIONSPEED*1.03 )</text:p>
          </table:table-cell>
        </table:table-row>
        <table:table-row table:style-name="ro1">
          <table:table-cell office:value-type="string">
            <text:p>Turn2( tail7, x_axis, 12.6, MOVEANIMATIONSPEED*0.76 )</text:p>
          </table:table-cell>
        </table:table-row>
        <table:table-row table:style-name="ro1">
          <table:table-cell office:value-type="string">
            <text:p>Turn2( tail7, z_axis, 3.1, MOVEANIMATIONSPEED*7.67 )</text:p>
          </table:table-cell>
        </table:table-row>
        <table:table-row table:style-name="ro1">
          <table:table-cell office:value-type="string">
            <text:p>Turn2( tail7, y_axis, -1.6, MOVEANIMATIONSPEED*0.85 )</text:p>
          </table:table-cell>
        </table:table-row>
        <table:table-row table:style-name="ro1">
          <table:table-cell office:value-type="string">
            <text:p>Turn2( tail8, x_axis, 20.6, MOVEANIMATIONSPEED*1.09 )</text:p>
          </table:table-cell>
        </table:table-row>
        <table:table-row table:style-name="ro1">
          <table:table-cell office:value-type="string">
            <text:p>Turn2( tail8, z_axis, 4.8, MOVEANIMATIONSPEED*12.31 )</text:p>
          </table:table-cell>
        </table:table-row>
        <table:table-row table:style-name="ro1">
          <table:table-cell office:value-type="string">
            <text:p>Turn2( tail8, y_axis, -2.9, MOVEANIMATIONSPEED*2.24 )</text:p>
          </table:table-cell>
        </table:table-row>
        <table:table-row table:style-name="ro1">
          <table:table-cell office:value-type="string">
            <text:p>Turn2( tail9, x_axis, 13.5, MOVEANIMATIONSPEED*0.8 )</text:p>
          </table:table-cell>
        </table:table-row>
        <table:table-row table:style-name="ro1">
          <table:table-cell office:value-type="string">
            <text:p>Turn2( tail9, z_axis, 3.3, MOVEANIMATIONSPEED*8.19 )</text:p>
          </table:table-cell>
        </table:table-row>
        <table:table-row table:style-name="ro1">
          <table:table-cell office:value-type="string">
            <text:p>Turn2( tail9, y_axis, -1.7, MOVEANIMATIONSPEED*0.97 )</text:p>
          </table:table-cell>
        </table:table-row>
        <table:table-row table:style-name="ro1">
          <table:table-cell office:value-type="string">
            <text:p>Turn2( torso, z_axis, 1.4, MOVEANIMATIONSPEED*6.79 )</text:p>
          </table:table-cell>
        </table:table-row>
        <table:table-row table:style-name="ro1">
          <table:table-cell office:value-type="string">
            <text:p>Sleep(MOVEANIMATIONSLEEPTIME*4.65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Turn2( lhoof, x_axis, -33.6, MOVEANIMATIONSPEED*30.66 )</text:p>
          </table:table-cell>
        </table:table-row>
        <table:table-row table:style-name="ro1">
          <table:table-cell office:value-type="string">
            <text:p>Turn2( llarm, x_axis, -17.8, MOVEANIMATIONSPEED*1.49 )</text:p>
          </table:table-cell>
        </table:table-row>
        <table:table-row table:style-name="ro1">
          <table:table-cell office:value-type="string">
            <text:p>Turn2( llarm, z_axis, -0.2, MOVEANIMATIONSPEED*7 )</text:p>
          </table:table-cell>
        </table:table-row>
        <table:table-row table:style-name="ro1">
          <table:table-cell office:value-type="string">
            <text:p>Turn2( llarm, y_axis, -7.8, MOVEANIMATIONSPEED*1.77 )</text:p>
          </table:table-cell>
        </table:table-row>
        <table:table-row table:style-name="ro1">
          <table:table-cell office:value-type="string">
            <text:p>Turn2( lleg, x_axis, 12.5, MOVEANIMATIONSPEED*60.72 )</text:p>
          </table:table-cell>
        </table:table-row>
        <table:table-row table:style-name="ro1">
          <table:table-cell office:value-type="string">
            <text:p>Turn2( lshoulder, x_axis, -10, MOVEANIMATIONSPEED*49.97 )</text:p>
          </table:table-cell>
        </table:table-row>
        <table:table-row table:style-name="ro1">
          <table:table-cell office:value-type="string">
            <text:p>Turn2( lshoulder, y_axis, 0, MOVEANIMATIONSPEED*2.46 )</text:p>
          </table:table-cell>
        </table:table-row>
        <table:table-row table:style-name="ro1">
          <table:table-cell office:value-type="string">
            <text:p>Turn2( lthigh, x_axis, 21.2, MOVEANIMATIONSPEED*91.38 )</text:p>
          </table:table-cell>
        </table:table-row>
        <table:table-row table:style-name="ro1">
          <table:table-cell office:value-type="string">
            <text:p><text:tab/><text:tab/><text:tab/>Move( lwing1, z_axis, 0.6, MOVEANIMATIONSPEED*6.18 )</text:p>
          </table:table-cell>
        </table:table-row>
        <table:table-row table:style-name="ro1">
          <table:table-cell office:value-type="string">
            <text:p><text:tab/><text:tab/><text:tab/>Move( lwing1, y_axis, 0.3, MOVEANIMATIONSPEED*3.25 )</text:p>
          </table:table-cell>
        </table:table-row>
        <table:table-row table:style-name="ro1">
          <table:table-cell office:value-type="string">
            <text:p>Turn2( lwing1, x_axis, -60.1, MOVEANIMATIONSPEED*22.82 )</text:p>
          </table:table-cell>
        </table:table-row>
        <table:table-row table:style-name="ro1">
          <table:table-cell office:value-type="string">
            <text:p>Turn2( lwing1, z_axis, -13.7, MOVEANIMATIONSPEED*16.21 )</text:p>
          </table:table-cell>
        </table:table-row>
        <table:table-row table:style-name="ro1">
          <table:table-cell office:value-type="string">
            <text:p>Turn2( lwing1, y_axis, -13.1, MOVEANIMATIONSPEED*27.94 )</text:p>
          </table:table-cell>
        </table:table-row>
        <table:table-row table:style-name="ro1">
          <table:table-cell office:value-type="string">
            <text:p>Turn2( lwing2, x_axis, 71, MOVEANIMATIONSPEED*4.8 )</text:p>
          </table:table-cell>
        </table:table-row>
        <table:table-row table:style-name="ro1">
          <table:table-cell office:value-type="string">
            <text:p>Turn2( lwing2, z_axis, 2.9, MOVEANIMATIONSPEED*34.74 )</text:p>
          </table:table-cell>
        </table:table-row>
        <table:table-row table:style-name="ro1">
          <table:table-cell office:value-type="string">
            <text:p>Turn2( lwing2, y_axis, -22.1, MOVEANIMATIONSPEED*3.53 )</text:p>
          </table:table-cell>
        </table:table-row>
        <table:table-row table:style-name="ro1">
          <table:table-cell office:value-type="string">
            <text:p>Turn2( lwing31, x_axis, -42.5, MOVEANIMATIONSPEED*0.92 )</text:p>
          </table:table-cell>
        </table:table-row>
        <table:table-row table:style-name="ro1">
          <table:table-cell office:value-type="string">
            <text:p>Turn2( lwing31, z_axis, -12.9, MOVEANIMATIONSPEED*10.12 )</text:p>
          </table:table-cell>
        </table:table-row>
        <table:table-row table:style-name="ro1">
          <table:table-cell office:value-type="string">
            <text:p>Turn2( lwing31, y_axis, 6.3, MOVEANIMATIONSPEED*20.64 )</text:p>
          </table:table-cell>
        </table:table-row>
        <table:table-row table:style-name="ro1">
          <table:table-cell office:value-type="string">
            <text:p>Turn2( lwing32, x_axis, -43.1, MOVEANIMATIONSPEED*0.98 )</text:p>
          </table:table-cell>
        </table:table-row>
        <table:table-row table:style-name="ro1">
          <table:table-cell office:value-type="string">
            <text:p>Turn2( lwing32, z_axis, -13.1, MOVEANIMATIONSPEED*10.14 )</text:p>
          </table:table-cell>
        </table:table-row>
        <table:table-row table:style-name="ro1">
          <table:table-cell office:value-type="string">
            <text:p>Turn2( lwing32, y_axis, 6.3, MOVEANIMATIONSPEED*20.97 )</text:p>
          </table:table-cell>
        </table:table-row>
        <table:table-row table:style-name="ro1">
          <table:table-cell office:value-type="string">
            <text:p>Turn2( lwing41, x_axis, -42.5, MOVEANIMATIONSPEED*0.92 )</text:p>
          </table:table-cell>
        </table:table-row>
        <table:table-row table:style-name="ro1">
          <table:table-cell office:value-type="string">
            <text:p>Turn2( lwing41, z_axis, -12.9, MOVEANIMATIONSPEED*10.12 )</text:p>
          </table:table-cell>
        </table:table-row>
        <table:table-row table:style-name="ro1">
          <table:table-cell office:value-type="string">
            <text:p>Turn2( lwing41, y_axis, 6.3, MOVEANIMATIONSPEED*20.64 )</text:p>
          </table:table-cell>
        </table:table-row>
        <table:table-row table:style-name="ro1">
          <table:table-cell office:value-type="string">
            <text:p>Turn2( lwing42, x_axis, -40.9, MOVEANIMATIONSPEED*0.75 )</text:p>
          </table:table-cell>
        </table:table-row>
        <table:table-row table:style-name="ro1">
          <table:table-cell office:value-type="string">
            <text:p>Turn2( lwing42, z_axis, -12.4, MOVEANIMATIONSPEED*10.03 )</text:p>
          </table:table-cell>
        </table:table-row>
        <table:table-row table:style-name="ro1">
          <table:table-cell office:value-type="string">
            <text:p>Turn2( lwing42, y_axis, 6.2, MOVEANIMATIONSPEED*19.72 )</text:p>
          </table:table-cell>
        </table:table-row>
        <table:table-row table:style-name="ro1">
          <table:table-cell office:value-type="string">
            <text:p>Turn2( lwing43, z_axis, -11.1, MOVEANIMATIONSPEED*9.71 )</text:p>
          </table:table-cell>
        </table:table-row>
        <table:table-row table:style-name="ro1">
          <table:table-cell office:value-type="string">
            <text:p>Turn2( lwing43, y_axis, 6, MOVEANIMATIONSPEED*17.56 )</text:p>
          </table:table-cell>
        </table:table-row>
        <table:table-row table:style-name="ro1">
          <table:table-cell office:value-type="string">
            <text:p>Turn2( lwing51, x_axis, -60.4, MOVEANIMATIONSPEED*3.62 )</text:p>
          </table:table-cell>
        </table:table-row>
        <table:table-row table:style-name="ro1">
          <table:table-cell office:value-type="string">
            <text:p>Turn2( lwing51, z_axis, -18.9, MOVEANIMATIONSPEED*9.39 )</text:p>
          </table:table-cell>
        </table:table-row>
        <table:table-row table:style-name="ro1">
          <table:table-cell office:value-type="string">
            <text:p>Turn2( lwing51, y_axis, 5.8, MOVEANIMATIONSPEED*30.96 )</text:p>
          </table:table-cell>
        </table:table-row>
        <table:table-row table:style-name="ro1">
          <table:table-cell office:value-type="string">
            <text:p>Turn2( lwing52, x_axis, -41.6, MOVEANIMATIONSPEED*0.82 )</text:p>
          </table:table-cell>
        </table:table-row>
        <table:table-row table:style-name="ro1">
          <table:table-cell office:value-type="string">
            <text:p>Turn2( lwing52, z_axis, -12.6, MOVEANIMATIONSPEED*10.07 )</text:p>
          </table:table-cell>
        </table:table-row>
        <table:table-row table:style-name="ro1">
          <table:table-cell office:value-type="string">
            <text:p>Turn2( lwing52, y_axis, 6.3, MOVEANIMATIONSPEED*20.12 )</text:p>
          </table:table-cell>
        </table:table-row>
        <table:table-row table:style-name="ro1">
          <table:table-cell office:value-type="string">
            <text:p>Turn2( lwing53, z_axis, -5.5, MOVEANIMATIONSPEED*6.66 )</text:p>
          </table:table-cell>
        </table:table-row>
        <table:table-row table:style-name="ro1">
          <table:table-cell office:value-type="string">
            <text:p>Turn2( lwing53, y_axis, 4.1, MOVEANIMATIONSPEED*8.65 )</text:p>
          </table:table-cell>
        </table:table-row>
        <table:table-row table:style-name="ro1">
          <table:table-cell office:value-type="string">
            <text:p><text:tab/><text:tab/><text:tab/>Move( pelvis, y_axis, -9.3, MOVEANIMATIONSPEED*17.45 )</text:p>
          </table:table-cell>
        </table:table-row>
        <table:table-row table:style-name="ro1">
          <table:table-cell office:value-type="string">
            <text:p>Turn2( rhoof, x_axis, 27, MOVEANIMATIONSPEED*176.99 )</text:p>
          </table:table-cell>
        </table:table-row>
        <table:table-row table:style-name="ro1">
          <table:table-cell office:value-type="string">
            <text:p>Turn2( rlarm, x_axis, -33.1, MOVEANIMATIONSPEED*0.78 )</text:p>
          </table:table-cell>
        </table:table-row>
        <table:table-row table:style-name="ro1">
          <table:table-cell office:value-type="string">
            <text:p>Turn2( rlarm, z_axis, 11.5, MOVEANIMATIONSPEED*5.82 )</text:p>
          </table:table-cell>
        </table:table-row>
        <table:table-row table:style-name="ro1">
          <table:table-cell office:value-type="string">
            <text:p>Turn2( rlarm, y_axis, 7, MOVEANIMATIONSPEED*5.63 )</text:p>
          </table:table-cell>
        </table:table-row>
        <table:table-row table:style-name="ro1">
          <table:table-cell office:value-type="string">
            <text:p>Turn2( rleg, x_axis, 3.6, MOVEANIMATIONSPEED*352.5 )</text:p>
          </table:table-cell>
        </table:table-row>
        <table:table-row table:style-name="ro1">
          <table:table-cell office:value-type="string">
            <text:p>Turn2( rshoulder, x_axis, 40, MOVEANIMATIONSPEED*50.05 )</text:p>
          </table:table-cell>
        </table:table-row>
        <table:table-row table:style-name="ro1">
          <table:table-cell office:value-type="string">
            <text:p>Turn2( rshoulder, z_axis, 0, MOVEANIMATIONSPEED*0.96 )</text:p>
          </table:table-cell>
        </table:table-row>
        <table:table-row table:style-name="ro1">
          <table:table-cell office:value-type="string">
            <text:p>Turn2( rshoulder, y_axis, 0, MOVEANIMATIONSPEED*3.6 )</text:p>
          </table:table-cell>
        </table:table-row>
        <table:table-row table:style-name="ro1">
          <table:table-cell office:value-type="string">
            <text:p>Turn2( rthigh, x_axis, -30.6, MOVEANIMATIONSPEED*175.51 )</text:p>
          </table:table-cell>
        </table:table-row>
        <table:table-row table:style-name="ro1">
          <table:table-cell office:value-type="string">
            <text:p>Turn2( rwing1, x_axis, -78.7, MOVEANIMATIONSPEED*23.81 )</text:p>
          </table:table-cell>
        </table:table-row>
        <table:table-row table:style-name="ro1">
          <table:table-cell office:value-type="string">
            <text:p>Turn2( rwing1, z_axis, -21.8, MOVEANIMATIONSPEED*4.52 )</text:p>
          </table:table-cell>
        </table:table-row>
        <table:table-row table:style-name="ro1">
          <table:table-cell office:value-type="string">
            <text:p>Turn2( rwing1, y_axis, 21.5, MOVEANIMATIONSPEED*3.03 )</text:p>
          </table:table-cell>
        </table:table-row>
        <table:table-row table:style-name="ro1">
          <table:table-cell office:value-type="string">
            <text:p>Turn2( rwing2, x_axis, 80.4, MOVEANIMATIONSPEED*3.51 )</text:p>
          </table:table-cell>
        </table:table-row>
        <table:table-row table:style-name="ro1">
          <table:table-cell office:value-type="string">
            <text:p>Turn2( rwing2, z_axis, -38.3, MOVEANIMATIONSPEED*7.19 )</text:p>
          </table:table-cell>
        </table:table-row>
        <table:table-row table:style-name="ro1">
          <table:table-cell office:value-type="string">
            <text:p>Turn2( rwing2, y_axis, -9.6, MOVEANIMATIONSPEED*16.29 )</text:p>
          </table:table-cell>
        </table:table-row>
        <table:table-row table:style-name="ro1">
          <table:table-cell office:value-type="string">
            <text:p>Turn2( rwing31, z_axis, 6.3, MOVEANIMATIONSPEED*7.55 )</text:p>
          </table:table-cell>
        </table:table-row>
        <table:table-row table:style-name="ro1">
          <table:table-cell office:value-type="string">
            <text:p>Turn2( rwing31, y_axis, 17.8, MOVEANIMATIONSPEED*0.56 )</text:p>
          </table:table-cell>
        </table:table-row>
        <table:table-row table:style-name="ro1">
          <table:table-cell office:value-type="string">
            <text:p>Turn2( rwing32, z_axis, 6.3, MOVEANIMATIONSPEED*7.65 )</text:p>
          </table:table-cell>
        </table:table-row>
        <table:table-row table:style-name="ro1">
          <table:table-cell office:value-type="string">
            <text:p>Turn2( rwing32, y_axis, 18, MOVEANIMATIONSPEED*0.52 )</text:p>
          </table:table-cell>
        </table:table-row>
        <table:table-row table:style-name="ro1">
          <table:table-cell office:value-type="string">
            <text:p>Turn2( rwing41, z_axis, 6.3, MOVEANIMATIONSPEED*7.55 )</text:p>
          </table:table-cell>
        </table:table-row>
        <table:table-row table:style-name="ro1">
          <table:table-cell office:value-type="string">
            <text:p>Turn2( rwing41, y_axis, 17.8, MOVEANIMATIONSPEED*0.56 )</text:p>
          </table:table-cell>
        </table:table-row>
        <table:table-row table:style-name="ro1">
          <table:table-cell office:value-type="string">
            <text:p>Turn2( rwing42, z_axis, 6.3, MOVEANIMATIONSPEED*7.27 )</text:p>
          </table:table-cell>
        </table:table-row>
        <table:table-row table:style-name="ro1">
          <table:table-cell office:value-type="string">
            <text:p>Turn2( rwing42, y_axis, 17, MOVEANIMATIONSPEED*0.65 )</text:p>
          </table:table-cell>
        </table:table-row>
        <table:table-row table:style-name="ro1">
          <table:table-cell office:value-type="string">
            <text:p>Turn2( rwing43, z_axis, 6.2, MOVEANIMATIONSPEED*6.59 )</text:p>
          </table:table-cell>
        </table:table-row>
        <table:table-row table:style-name="ro1">
          <table:table-cell office:value-type="string">
            <text:p>Turn2( rwing43, y_axis, 15.3, MOVEANIMATIONSPEED*0.83 )</text:p>
          </table:table-cell>
        </table:table-row>
        <table:table-row table:style-name="ro1">
          <table:table-cell office:value-type="string">
            <text:p>Turn2( rwing51, x_axis, -60.3, MOVEANIMATIONSPEED*1.15 )</text:p>
          </table:table-cell>
        </table:table-row>
        <table:table-row table:style-name="ro1">
          <table:table-cell office:value-type="string">
            <text:p>Turn2( rwing51, z_axis, 4.8, MOVEANIMATIONSPEED*10.32 )</text:p>
          </table:table-cell>
        </table:table-row>
        <table:table-row table:style-name="ro1">
          <table:table-cell office:value-type="string">
            <text:p>Turn2( rwing51, y_axis, 25.6, MOVEANIMATIONSPEED*0.93 )</text:p>
          </table:table-cell>
        </table:table-row>
        <table:table-row table:style-name="ro1">
          <table:table-cell office:value-type="string">
            <text:p>Turn2( rwing52, z_axis, 6.3, MOVEANIMATIONSPEED*7.39 )</text:p>
          </table:table-cell>
        </table:table-row>
        <table:table-row table:style-name="ro1">
          <table:table-cell office:value-type="string">
            <text:p>Turn2( rwing52, y_axis, 17.4, MOVEANIMATIONSPEED*0.61 )</text:p>
          </table:table-cell>
        </table:table-row>
        <table:table-row table:style-name="ro1">
          <table:table-cell office:value-type="string">
            <text:p>Turn2( rwing53, z_axis, 4.6, MOVEANIMATIONSPEED*3.49 )</text:p>
          </table:table-cell>
        </table:table-row>
        <table:table-row table:style-name="ro1">
          <table:table-cell office:value-type="string">
            <text:p>Turn2( rwing53, y_axis, 7.7, MOVEANIMATIONSPEED*1.01 )</text:p>
          </table:table-cell>
        </table:table-row>
        <table:table-row table:style-name="ro1">
          <table:table-cell office:value-type="string">
            <text:p>Turn2( tail1, x_axis, -55, MOVEANIMATIONSPEED*5.71 )</text:p>
          </table:table-cell>
        </table:table-row>
        <table:table-row table:style-name="ro1">
          <table:table-cell office:value-type="string">
            <text:p>Turn2( tail1, z_axis, -5.4, MOVEANIMATIONSPEED*0.56 )</text:p>
          </table:table-cell>
        </table:table-row>
        <table:table-row table:style-name="ro1">
          <table:table-cell office:value-type="string">
            <text:p>Turn2( tail1, y_axis, 4.1, MOVEANIMATIONSPEED*92.87 )</text:p>
          </table:table-cell>
        </table:table-row>
        <table:table-row table:style-name="ro1">
          <table:table-cell office:value-type="string">
            <text:p>Turn2( tail2, x_axis, 8, MOVEANIMATIONSPEED*1.08 )</text:p>
          </table:table-cell>
        </table:table-row>
        <table:table-row table:style-name="ro1">
          <table:table-cell office:value-type="string">
            <text:p>Turn2( tail2, z_axis, -0.6, MOVEANIMATIONSPEED*12.86 )</text:p>
          </table:table-cell>
        </table:table-row>
        <table:table-row table:style-name="ro1">
          <table:table-cell office:value-type="string">
            <text:p>Turn2( tail2, y_axis, -0.7, MOVEANIMATIONSPEED*0.96 )</text:p>
          </table:table-cell>
        </table:table-row>
        <table:table-row table:style-name="ro1">
          <table:table-cell office:value-type="string">
            <text:p>Turn2( tail4, x_axis, 6.9, MOVEANIMATIONSPEED*0.94 )</text:p>
          </table:table-cell>
        </table:table-row>
        <table:table-row table:style-name="ro1">
          <table:table-cell office:value-type="string">
            <text:p>Turn2( tail4, z_axis, -0.5, MOVEANIMATIONSPEED*11.06 )</text:p>
          </table:table-cell>
        </table:table-row>
        <table:table-row table:style-name="ro1">
          <table:table-cell office:value-type="string">
            <text:p>Turn2( tail4, y_axis, -0.6, MOVEANIMATIONSPEED*0.72 )</text:p>
          </table:table-cell>
        </table:table-row>
        <table:table-row table:style-name="ro1">
          <table:table-cell office:value-type="string">
            <text:p>Turn2( tail5, x_axis, 14.3, MOVEANIMATIONSPEED*1.75 )</text:p>
          </table:table-cell>
        </table:table-row>
        <table:table-row table:style-name="ro1">
          <table:table-cell office:value-type="string">
            <text:p>Turn2( tail5, z_axis, -1.2, MOVEANIMATIONSPEED*22.78 )</text:p>
          </table:table-cell>
        </table:table-row>
        <table:table-row table:style-name="ro1">
          <table:table-cell office:value-type="string">
            <text:p>Turn2( tail5, y_axis, -1.2, MOVEANIMATIONSPEED*2.94 )</text:p>
          </table:table-cell>
        </table:table-row>
        <table:table-row table:style-name="ro1">
          <table:table-cell office:value-type="string">
            <text:p>Turn2( tail7, x_axis, 13, MOVEANIMATIONSPEED*1.62 )</text:p>
          </table:table-cell>
        </table:table-row>
        <table:table-row table:style-name="ro1">
          <table:table-cell office:value-type="string">
            <text:p>Turn2( tail7, z_axis, -1.1, MOVEANIMATIONSPEED*20.72 )</text:p>
          </table:table-cell>
        </table:table-row>
        <table:table-row table:style-name="ro1">
          <table:table-cell office:value-type="string">
            <text:p>Turn2( tail7, y_axis, -1.1, MOVEANIMATIONSPEED*2.44 )</text:p>
          </table:table-cell>
        </table:table-row>
        <table:table-row table:style-name="ro1">
          <table:table-cell office:value-type="string">
            <text:p>Turn2( tail8, x_axis, 21, MOVEANIMATIONSPEED*2.28 )</text:p>
          </table:table-cell>
        </table:table-row>
        <table:table-row table:style-name="ro1">
          <table:table-cell office:value-type="string">
            <text:p>Turn2( tail8, z_axis, -1.8, MOVEANIMATIONSPEED*33.21 )</text:p>
          </table:table-cell>
        </table:table-row>
        <table:table-row table:style-name="ro1">
          <table:table-cell office:value-type="string">
            <text:p>Turn2( tail8, y_axis, -1.7, MOVEANIMATIONSPEED*6.28 )</text:p>
          </table:table-cell>
        </table:table-row>
        <table:table-row table:style-name="ro1">
          <table:table-cell office:value-type="string">
            <text:p>Turn2( tail9, x_axis, 13.8, MOVEANIMATIONSPEED*1.71 )</text:p>
          </table:table-cell>
        </table:table-row>
        <table:table-row table:style-name="ro1">
          <table:table-cell office:value-type="string">
            <text:p>Turn2( tail9, z_axis, -1.1, MOVEANIMATIONSPEED*22.11 )</text:p>
          </table:table-cell>
        </table:table-row>
        <table:table-row table:style-name="ro1">
          <table:table-cell office:value-type="string">
            <text:p>Turn2( tail9, y_axis, -1.2, MOVEANIMATIONSPEED*2.77 )</text:p>
          </table:table-cell>
        </table:table-row>
        <table:table-row table:style-name="ro1">
          <table:table-cell office:value-type="string">
            <text:p>Turn2( torso, z_axis, 0, MOVEANIMATIONSPEED*7.2 )</text:p>
          </table:table-cell>
        </table:table-row>
        <table:table-row table:style-name="ro1">
          <table:table-cell office:value-type="string">
            <text:p>Sleep(MOVEANIMATIONSLEEPTIME*1.99)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>
            <text:p><text:tab/>Move( lwing1, y_axis, 0, MOVEANIMATIONSPEED*6.51 )</text:p>
          </table:table-cell>
        </table:table-row>
        <table:table-row table:style-name="ro1">
          <table:table-cell office:value-type="string">
            <text:p><text:tab/>Move( lwing1, z_axis, 0, MOVEANIMATIONSPEED*12.36 )</text:p>
          </table:table-cell>
        </table:table-row>
        <table:table-row table:style-name="ro1">
          <table:table-cell office:value-type="string">
            <text:p><text:tab/>Move( pelvis, y_axis, 0, MOVEANIMATIONSPEED*44.87 )</text:p>
          </table:table-cell>
        </table:table-row>
        <table:table-row table:style-name="ro1">
          <table:table-cell office:value-type="string">
            <text:p>Turn2( lhoof, x_axis, 0, MOVEANIMATIONSPEED*353.36 )</text:p>
          </table:table-cell>
        </table:table-row>
        <table:table-row table:style-name="ro1">
          <table:table-cell office:value-type="string">
            <text:p>Turn2( lhoof, y_axis, 0, MOVEANIMATIONSPEED*21.34 )</text:p>
          </table:table-cell>
        </table:table-row>
        <table:table-row table:style-name="ro1">
          <table:table-cell office:value-type="string">
            <text:p>Turn2( lhoof, z_axis, 0, MOVEANIMATIONSPEED*101.14 )</text:p>
          </table:table-cell>
        </table:table-row>
        <table:table-row table:style-name="ro1">
          <table:table-cell office:value-type="string">
            <text:p>Turn2( llarm, x_axis, 0, MOVEANIMATIONSPEED*1.74 )</text:p>
          </table:table-cell>
        </table:table-row>
        <table:table-row table:style-name="ro1">
          <table:table-cell office:value-type="string">
            <text:p>Turn2( llarm, y_axis, 0, MOVEANIMATIONSPEED*8.47 )</text:p>
          </table:table-cell>
        </table:table-row>
        <table:table-row table:style-name="ro1">
          <table:table-cell office:value-type="string">
            <text:p>Turn2( llarm, z_axis, 0, MOVEANIMATIONSPEED*11.86 )</text:p>
          </table:table-cell>
        </table:table-row>
        <table:table-row table:style-name="ro1">
          <table:table-cell office:value-type="string">
            <text:p>Turn2( lleg, x_axis, 0, MOVEANIMATIONSPEED*563.11 )</text:p>
          </table:table-cell>
        </table:table-row>
        <table:table-row table:style-name="ro1">
          <table:table-cell office:value-type="string">
            <text:p>Turn2( lleg, y_axis, 0, MOVEANIMATIONSPEED*93.67 )</text:p>
          </table:table-cell>
        </table:table-row>
        <table:table-row table:style-name="ro1">
          <table:table-cell office:value-type="string">
            <text:p>Turn2( lleg, z_axis, 0, MOVEANIMATIONSPEED*138.18 )</text:p>
          </table:table-cell>
        </table:table-row>
        <table:table-row table:style-name="ro1">
          <table:table-cell office:value-type="string">
            <text:p>Turn2( lshoulder, x_axis, 0, MOVEANIMATIONSPEED*94.55 )</text:p>
          </table:table-cell>
        </table:table-row>
        <table:table-row table:style-name="ro1">
          <table:table-cell office:value-type="string">
            <text:p>Turn2( lshoulder, y_axis, 0, MOVEANIMATIONSPEED*11.35 )</text:p>
          </table:table-cell>
        </table:table-row>
        <table:table-row table:style-name="ro1">
          <table:table-cell office:value-type="string">
            <text:p>Turn2( lshoulder, z_axis, 0, MOVEANIMATIONSPEED*6.77 )</text:p>
          </table:table-cell>
        </table:table-row>
        <table:table-row table:style-name="ro1">
          <table:table-cell office:value-type="string">
            <text:p>Turn2( lthigh, x_axis, 0, MOVEANIMATIONSPEED*262.94 )</text:p>
          </table:table-cell>
        </table:table-row>
        <table:table-row table:style-name="ro1">
          <table:table-cell office:value-type="string">
            <text:p>Turn2( lthigh, y_axis, 0, MOVEANIMATIONSPEED*30.13 )</text:p>
          </table:table-cell>
        </table:table-row>
        <table:table-row table:style-name="ro1">
          <table:table-cell office:value-type="string">
            <text:p>Turn2( lthigh, z_axis, 0, MOVEANIMATIONSPEED*57.57 )</text:p>
          </table:table-cell>
        </table:table-row>
        <table:table-row table:style-name="ro1">
          <table:table-cell office:value-type="string">
            <text:p>Turn2( lwing1, x_axis, 0, MOVEANIMATIONSPEED*23.34 )</text:p>
          </table:table-cell>
        </table:table-row>
        <table:table-row table:style-name="ro1">
          <table:table-cell office:value-type="string">
            <text:p>Turn2( lwing1, y_axis, 0, MOVEANIMATIONSPEED*31.16 )</text:p>
          </table:table-cell>
        </table:table-row>
        <table:table-row table:style-name="ro1">
          <table:table-cell office:value-type="string">
            <text:p>Turn2( lwing1, z_axis, 0, MOVEANIMATIONSPEED*19.84 )</text:p>
          </table:table-cell>
        </table:table-row>
        <table:table-row table:style-name="ro1">
          <table:table-cell office:value-type="string">
            <text:p>Turn2( lwing2, x_axis, 0, MOVEANIMATIONSPEED*5.54 )</text:p>
          </table:table-cell>
        </table:table-row>
        <table:table-row table:style-name="ro1">
          <table:table-cell office:value-type="string">
            <text:p>Turn2( lwing2, y_axis, 0, MOVEANIMATIONSPEED*9.5 )</text:p>
          </table:table-cell>
        </table:table-row>
        <table:table-row table:style-name="ro1">
          <table:table-cell office:value-type="string">
            <text:p>Turn2( lwing2, z_axis, 0, MOVEANIMATIONSPEED*43.3 )</text:p>
          </table:table-cell>
        </table:table-row>
        <table:table-row table:style-name="ro1">
          <table:table-cell office:value-type="string">
            <text:p>Turn2( lwing31, x_axis, 0, MOVEANIMATIONSPEED*4.9 )</text:p>
          </table:table-cell>
        </table:table-row>
        <table:table-row table:style-name="ro1">
          <table:table-cell office:value-type="string">
            <text:p>Turn2( lwing31, y_axis, 0, MOVEANIMATIONSPEED*24.96 )</text:p>
          </table:table-cell>
        </table:table-row>
        <table:table-row table:style-name="ro1">
          <table:table-cell office:value-type="string">
            <text:p>Turn2( lwing31, z_axis, 0, MOVEANIMATIONSPEED*11.62 )</text:p>
          </table:table-cell>
        </table:table-row>
        <table:table-row table:style-name="ro1">
          <table:table-cell office:value-type="string">
            <text:p>Turn2( lwing32, x_axis, 0, MOVEANIMATIONSPEED*4.9 )</text:p>
          </table:table-cell>
        </table:table-row>
        <table:table-row table:style-name="ro1">
          <table:table-cell office:value-type="string">
            <text:p>Turn2( lwing32, y_axis, 0, MOVEANIMATIONSPEED*25.36 )</text:p>
          </table:table-cell>
        </table:table-row>
        <table:table-row table:style-name="ro1">
          <table:table-cell office:value-type="string">
            <text:p>Turn2( lwing32, z_axis, 0, MOVEANIMATIONSPEED*11.72 )</text:p>
          </table:table-cell>
        </table:table-row>
        <table:table-row table:style-name="ro1">
          <table:table-cell office:value-type="string">
            <text:p>Turn2( lwing41, x_axis, 0, MOVEANIMATIONSPEED*4.9 )</text:p>
          </table:table-cell>
        </table:table-row>
        <table:table-row table:style-name="ro1">
          <table:table-cell office:value-type="string">
            <text:p>Turn2( lwing41, y_axis, 0, MOVEANIMATIONSPEED*24.96 )</text:p>
          </table:table-cell>
        </table:table-row>
        <table:table-row table:style-name="ro1">
          <table:table-cell office:value-type="string">
            <text:p>Turn2( lwing41, z_axis, 0, MOVEANIMATIONSPEED*11.62 )</text:p>
          </table:table-cell>
        </table:table-row>
        <table:table-row table:style-name="ro1">
          <table:table-cell office:value-type="string">
            <text:p>Turn2( lwing42, x_axis, 0, MOVEANIMATIONSPEED*4.9 )</text:p>
          </table:table-cell>
        </table:table-row>
        <table:table-row table:style-name="ro1">
          <table:table-cell office:value-type="string">
            <text:p>Turn2( lwing42, y_axis, 0, MOVEANIMATIONSPEED*23.85 )</text:p>
          </table:table-cell>
        </table:table-row>
        <table:table-row table:style-name="ro1">
          <table:table-cell office:value-type="string">
            <text:p>Turn2( lwing42, z_axis, 0, MOVEANIMATIONSPEED*11.33 )</text:p>
          </table:table-cell>
        </table:table-row>
        <table:table-row table:style-name="ro1">
          <table:table-cell office:value-type="string">
            <text:p>Turn2( lwing43, x_axis, 0, MOVEANIMATIONSPEED*4.83 )</text:p>
          </table:table-cell>
        </table:table-row>
        <table:table-row table:style-name="ro1">
          <table:table-cell office:value-type="string">
            <text:p>Turn2( lwing43, y_axis, 0, MOVEANIMATIONSPEED*21.24 )</text:p>
          </table:table-cell>
        </table:table-row>
        <table:table-row table:style-name="ro1">
          <table:table-cell office:value-type="string">
            <text:p>Turn2( lwing43, z_axis, 0, MOVEANIMATIONSPEED*11 )</text:p>
          </table:table-cell>
        </table:table-row>
        <table:table-row table:style-name="ro1">
          <table:table-cell office:value-type="string">
            <text:p>Turn2( lwing51, x_axis, 0, MOVEANIMATIONSPEED*3.84 )</text:p>
          </table:table-cell>
        </table:table-row>
        <table:table-row table:style-name="ro1">
          <table:table-cell office:value-type="string">
            <text:p>Turn2( lwing51, y_axis, 0, MOVEANIMATIONSPEED*37.41 )</text:p>
          </table:table-cell>
        </table:table-row>
        <table:table-row table:style-name="ro1">
          <table:table-cell office:value-type="string">
            <text:p>Turn2( lwing51, z_axis, 0, MOVEANIMATIONSPEED*13.6 )</text:p>
          </table:table-cell>
        </table:table-row>
        <table:table-row table:style-name="ro1">
          <table:table-cell office:value-type="string">
            <text:p>Turn2( lwing52, x_axis, 0, MOVEANIMATIONSPEED*4.9 )</text:p>
          </table:table-cell>
        </table:table-row>
        <table:table-row table:style-name="ro1">
          <table:table-cell office:value-type="string">
            <text:p>Turn2( lwing52, y_axis, 0, MOVEANIMATIONSPEED*24.33 )</text:p>
          </table:table-cell>
        </table:table-row>
        <table:table-row table:style-name="ro1">
          <table:table-cell office:value-type="string">
            <text:p>Turn2( lwing52, z_axis, 0, MOVEANIMATIONSPEED*11.46 )</text:p>
          </table:table-cell>
        </table:table-row>
        <table:table-row table:style-name="ro1">
          <table:table-cell office:value-type="string">
            <text:p>Turn2( lwing53, x_axis, 0, MOVEANIMATIONSPEED*3.39 )</text:p>
          </table:table-cell>
        </table:table-row>
        <table:table-row table:style-name="ro1">
          <table:table-cell office:value-type="string">
            <text:p>Turn2( lwing53, y_axis, 0, MOVEANIMATIONSPEED*10.54 )</text:p>
          </table:table-cell>
        </table:table-row>
        <table:table-row table:style-name="ro1">
          <table:table-cell office:value-type="string">
            <text:p>Turn2( lwing53, z_axis, 0, MOVEANIMATIONSPEED*7.59 )</text:p>
          </table:table-cell>
        </table:table-row>
        <table:table-row table:style-name="ro1">
          <table:table-cell office:value-type="string">
            <text:p>Turn2( rhoof, x_axis, 0, MOVEANIMATIONSPEED*176.99 )</text:p>
          </table:table-cell>
        </table:table-row>
        <table:table-row table:style-name="ro1">
          <table:table-cell office:value-type="string">
            <text:p>Turn2( rlarm, x_axis, 0, MOVEANIMATIONSPEED*1.36 )</text:p>
          </table:table-cell>
        </table:table-row>
        <table:table-row table:style-name="ro1">
          <table:table-cell office:value-type="string">
            <text:p>Turn2( rlarm, y_axis, 0, MOVEANIMATIONSPEED*8.34 )</text:p>
          </table:table-cell>
        </table:table-row>
        <table:table-row table:style-name="ro1">
          <table:table-cell office:value-type="string">
            <text:p>Turn2( rlarm, z_axis, 0, MOVEANIMATIONSPEED*15.95 )</text:p>
          </table:table-cell>
        </table:table-row>
        <table:table-row table:style-name="ro1">
          <table:table-cell office:value-type="string">
            <text:p>Turn2( rleg, x_axis, 0, MOVEANIMATIONSPEED*352.5 )</text:p>
          </table:table-cell>
        </table:table-row>
        <table:table-row table:style-name="ro1">
          <table:table-cell office:value-type="string">
            <text:p>Turn2( rleg, y_axis, 0, MOVEANIMATIONSPEED*0.27 )</text:p>
          </table:table-cell>
        </table:table-row>
        <table:table-row table:style-name="ro1">
          <table:table-cell office:value-type="string">
            <text:p>Turn2( rshoulder, x_axis, 0, MOVEANIMATIONSPEED*65.26 )</text:p>
          </table:table-cell>
        </table:table-row>
        <table:table-row table:style-name="ro1">
          <table:table-cell office:value-type="string">
            <text:p>Turn2( rshoulder, y_axis, 0, MOVEANIMATIONSPEED*7.64 )</text:p>
          </table:table-cell>
        </table:table-row>
        <table:table-row table:style-name="ro1">
          <table:table-cell office:value-type="string">
            <text:p>Turn2( rshoulder, z_axis, 0, MOVEANIMATIONSPEED*0.96 )</text:p>
          </table:table-cell>
        </table:table-row>
        <table:table-row table:style-name="ro1">
          <table:table-cell office:value-type="string">
            <text:p>Turn2( rthigh, x_axis, 0, MOVEANIMATIONSPEED*191.07 )</text:p>
          </table:table-cell>
        </table:table-row>
        <table:table-row table:style-name="ro1">
          <table:table-cell office:value-type="string">
            <text:p>Turn2( rwing1, x_axis, 0, MOVEANIMATIONSPEED*40.86 )</text:p>
          </table:table-cell>
        </table:table-row>
        <table:table-row table:style-name="ro1">
          <table:table-cell office:value-type="string">
            <text:p>Turn2( rwing1, y_axis, 0, MOVEANIMATIONSPEED*10.57 )</text:p>
          </table:table-cell>
        </table:table-row>
        <table:table-row table:style-name="ro1">
          <table:table-cell office:value-type="string">
            <text:p>Turn2( rwing1, z_axis, 0, MOVEANIMATIONSPEED*30.86 )</text:p>
          </table:table-cell>
        </table:table-row>
        <table:table-row table:style-name="ro1">
          <table:table-cell office:value-type="string">
            <text:p>Turn2( rwing2, x_axis, 0, MOVEANIMATIONSPEED*15.84 )</text:p>
          </table:table-cell>
        </table:table-row>
        <table:table-row table:style-name="ro1">
          <table:table-cell office:value-type="string">
            <text:p>Turn2( rwing2, y_axis, 0, MOVEANIMATIONSPEED*43.1 )</text:p>
          </table:table-cell>
        </table:table-row>
        <table:table-row table:style-name="ro1">
          <table:table-cell office:value-type="string">
            <text:p>Turn2( rwing2, z_axis, 0, MOVEANIMATIONSPEED*30.41 )</text:p>
          </table:table-cell>
        </table:table-row>
        <table:table-row table:style-name="ro1">
          <table:table-cell office:value-type="string">
            <text:p>Turn2( rwing31, x_axis, 0, MOVEANIMATIONSPEED*1.55 )</text:p>
          </table:table-cell>
        </table:table-row>
        <table:table-row table:style-name="ro1">
          <table:table-cell office:value-type="string">
            <text:p>Turn2( rwing31, y_axis, 0, MOVEANIMATIONSPEED*22.2 )</text:p>
          </table:table-cell>
        </table:table-row>
        <table:table-row table:style-name="ro1">
          <table:table-cell office:value-type="string">
            <text:p>Turn2( rwing31, z_axis, 0, MOVEANIMATIONSPEED*13.58 )</text:p>
          </table:table-cell>
        </table:table-row>
        <table:table-row table:style-name="ro1">
          <table:table-cell office:value-type="string">
            <text:p>Turn2( rwing32, x_axis, 0, MOVEANIMATIONSPEED*1.6 )</text:p>
          </table:table-cell>
        </table:table-row>
        <table:table-row table:style-name="ro1">
          <table:table-cell office:value-type="string">
            <text:p>Turn2( rwing32, y_axis, 0, MOVEANIMATIONSPEED*22.44 )</text:p>
          </table:table-cell>
        </table:table-row>
        <table:table-row table:style-name="ro1">
          <table:table-cell office:value-type="string">
            <text:p>Turn2( rwing32, z_axis, 0, MOVEANIMATIONSPEED*13.82 )</text:p>
          </table:table-cell>
        </table:table-row>
        <table:table-row table:style-name="ro1">
          <table:table-cell office:value-type="string">
            <text:p>Turn2( rwing41, x_axis, 0, MOVEANIMATIONSPEED*1.55 )</text:p>
          </table:table-cell>
        </table:table-row>
        <table:table-row table:style-name="ro1">
          <table:table-cell office:value-type="string">
            <text:p>Turn2( rwing41, y_axis, 0, MOVEANIMATIONSPEED*22.2 )</text:p>
          </table:table-cell>
        </table:table-row>
        <table:table-row table:style-name="ro1">
          <table:table-cell office:value-type="string">
            <text:p>Turn2( rwing41, z_axis, 0, MOVEANIMATIONSPEED*13.58 )</text:p>
          </table:table-cell>
        </table:table-row>
        <table:table-row table:style-name="ro1">
          <table:table-cell office:value-type="string">
            <text:p>Turn2( rwing42, x_axis, 0, MOVEANIMATIONSPEED*1.4 )</text:p>
          </table:table-cell>
        </table:table-row>
        <table:table-row table:style-name="ro1">
          <table:table-cell office:value-type="string">
            <text:p>Turn2( rwing42, y_axis, 0, MOVEANIMATIONSPEED*21.53 )</text:p>
          </table:table-cell>
        </table:table-row>
        <table:table-row table:style-name="ro1">
          <table:table-cell office:value-type="string">
            <text:p>Turn2( rwing42, z_axis, 0, MOVEANIMATIONSPEED*12.91 )</text:p>
          </table:table-cell>
        </table:table-row>
        <table:table-row table:style-name="ro1">
          <table:table-cell office:value-type="string">
            <text:p>Turn2( rwing43, x_axis, 0, MOVEANIMATIONSPEED*1.1 )</text:p>
          </table:table-cell>
        </table:table-row>
        <table:table-row table:style-name="ro1">
          <table:table-cell office:value-type="string">
            <text:p>Turn2( rwing43, y_axis, 0, MOVEANIMATIONSPEED*19.85 )</text:p>
          </table:table-cell>
        </table:table-row>
        <table:table-row table:style-name="ro1">
          <table:table-cell office:value-type="string">
            <text:p>Turn2( rwing43, z_axis, 0, MOVEANIMATIONSPEED*11.36 )</text:p>
          </table:table-cell>
        </table:table-row>
        <table:table-row table:style-name="ro1">
          <table:table-cell office:value-type="string">
            <text:p>Turn2( rwing51, x_axis, 0, MOVEANIMATIONSPEED*3.94 )</text:p>
          </table:table-cell>
        </table:table-row>
        <table:table-row table:style-name="ro1">
          <table:table-cell office:value-type="string">
            <text:p>Turn2( rwing51, y_axis, 0, MOVEANIMATIONSPEED*27.8 )</text:p>
          </table:table-cell>
        </table:table-row>
        <table:table-row table:style-name="ro1">
          <table:table-cell office:value-type="string">
            <text:p>Turn2( rwing51, z_axis, 0, MOVEANIMATIONSPEED*21.03 )</text:p>
          </table:table-cell>
        </table:table-row>
        <table:table-row table:style-name="ro1">
          <table:table-cell office:value-type="string">
            <text:p>Turn2( rwing52, x_axis, 0, MOVEANIMATIONSPEED*1.46 )</text:p>
          </table:table-cell>
        </table:table-row>
        <table:table-row table:style-name="ro1">
          <table:table-cell office:value-type="string">
            <text:p>Turn2( rwing52, y_axis, 0, MOVEANIMATIONSPEED*21.83 )</text:p>
          </table:table-cell>
        </table:table-row>
        <table:table-row table:style-name="ro1">
          <table:table-cell office:value-type="string">
            <text:p>Turn2( rwing52, z_axis, 0, MOVEANIMATIONSPEED*13.2 )</text:p>
          </table:table-cell>
        </table:table-row>
        <table:table-row table:style-name="ro1">
          <table:table-cell office:value-type="string">
            <text:p>Turn2( rwing53, x_axis, 0, MOVEANIMATIONSPEED*0.39 )</text:p>
          </table:table-cell>
        </table:table-row>
        <table:table-row table:style-name="ro1">
          <table:table-cell office:value-type="string">
            <text:p>Turn2( rwing53, y_axis, 0, MOVEANIMATIONSPEED*11.29 )</text:p>
          </table:table-cell>
        </table:table-row>
        <table:table-row table:style-name="ro1">
          <table:table-cell office:value-type="string">
            <text:p>Turn2( rwing53, z_axis, 0, MOVEANIMATIONSPEED*5.18 )</text:p>
          </table:table-cell>
        </table:table-row>
        <table:table-row table:style-name="ro1">
          <table:table-cell office:value-type="string">
            <text:p>Turn2( tail1, x_axis, 0, MOVEANIMATIONSPEED*5.71 )</text:p>
          </table:table-cell>
        </table:table-row>
        <table:table-row table:style-name="ro1">
          <table:table-cell office:value-type="string">
            <text:p>Turn2( tail1, y_axis, 0, MOVEANIMATIONSPEED*92.87 )</text:p>
          </table:table-cell>
        </table:table-row>
        <table:table-row table:style-name="ro1">
          <table:table-cell office:value-type="string">
            <text:p>Turn2( tail1, z_axis, 0, MOVEANIMATIONSPEED*0.56 )</text:p>
          </table:table-cell>
        </table:table-row>
        <table:table-row table:style-name="ro1">
          <table:table-cell office:value-type="string">
            <text:p>Turn2( tail2, x_axis, 0, MOVEANIMATIONSPEED*1.08 )</text:p>
          </table:table-cell>
        </table:table-row>
        <table:table-row table:style-name="ro1">
          <table:table-cell office:value-type="string">
            <text:p>Turn2( tail2, y_axis, 0, MOVEANIMATIONSPEED*0.96 )</text:p>
          </table:table-cell>
        </table:table-row>
        <table:table-row table:style-name="ro1">
          <table:table-cell office:value-type="string">
            <text:p>Turn2( tail2, z_axis, 0, MOVEANIMATIONSPEED*12.86 )</text:p>
          </table:table-cell>
        </table:table-row>
        <table:table-row table:style-name="ro1">
          <table:table-cell office:value-type="string">
            <text:p>Turn2( tail4, x_axis, 0, MOVEANIMATIONSPEED*0.94 )</text:p>
          </table:table-cell>
        </table:table-row>
        <table:table-row table:style-name="ro1">
          <table:table-cell office:value-type="string">
            <text:p>Turn2( tail4, y_axis, 0, MOVEANIMATIONSPEED*0.72 )</text:p>
          </table:table-cell>
        </table:table-row>
        <table:table-row table:style-name="ro1">
          <table:table-cell office:value-type="string">
            <text:p>Turn2( tail4, z_axis, 0, MOVEANIMATIONSPEED*11.06 )</text:p>
          </table:table-cell>
        </table:table-row>
        <table:table-row table:style-name="ro1">
          <table:table-cell office:value-type="string">
            <text:p>Turn2( tail5, x_axis, 0, MOVEANIMATIONSPEED*1.88 )</text:p>
          </table:table-cell>
        </table:table-row>
        <table:table-row table:style-name="ro1">
          <table:table-cell office:value-type="string">
            <text:p>Turn2( tail5, y_axis, 0, MOVEANIMATIONSPEED*2.94 )</text:p>
          </table:table-cell>
        </table:table-row>
        <table:table-row table:style-name="ro1">
          <table:table-cell office:value-type="string">
            <text:p>Turn2( tail5, z_axis, 0, MOVEANIMATIONSPEED*22.78 )</text:p>
          </table:table-cell>
        </table:table-row>
        <table:table-row table:style-name="ro1">
          <table:table-cell office:value-type="string">
            <text:p>Turn2( tail7, x_axis, 0, MOVEANIMATIONSPEED*1.71 )</text:p>
          </table:table-cell>
        </table:table-row>
        <table:table-row table:style-name="ro1">
          <table:table-cell office:value-type="string">
            <text:p>Turn2( tail7, y_axis, 0, MOVEANIMATIONSPEED*2.44 )</text:p>
          </table:table-cell>
        </table:table-row>
        <table:table-row table:style-name="ro1">
          <table:table-cell office:value-type="string">
            <text:p>Turn2( tail7, z_axis, 0, MOVEANIMATIONSPEED*20.72 )</text:p>
          </table:table-cell>
        </table:table-row>
        <table:table-row table:style-name="ro1">
          <table:table-cell office:value-type="string">
            <text:p>Turn2( tail8, x_axis, 0, MOVEANIMATIONSPEED*2.72 )</text:p>
          </table:table-cell>
        </table:table-row>
        <table:table-row table:style-name="ro1">
          <table:table-cell office:value-type="string">
            <text:p>Turn2( tail8, y_axis, 0, MOVEANIMATIONSPEED*6.28 )</text:p>
          </table:table-cell>
        </table:table-row>
        <table:table-row table:style-name="ro1">
          <table:table-cell office:value-type="string">
            <text:p>Turn2( tail8, z_axis, 0, MOVEANIMATIONSPEED*33.21 )</text:p>
          </table:table-cell>
        </table:table-row>
        <table:table-row table:style-name="ro1">
          <table:table-cell office:value-type="string">
            <text:p>Turn2( tail9, x_axis, 0, MOVEANIMATIONSPEED*1.83 )</text:p>
          </table:table-cell>
        </table:table-row>
        <table:table-row table:style-name="ro1">
          <table:table-cell office:value-type="string">
            <text:p>Turn2( tail9, y_axis, 0, MOVEANIMATIONSPEED*2.77 )</text:p>
          </table:table-cell>
        </table:table-row>
        <table:table-row table:style-name="ro1">
          <table:table-cell office:value-type="string">
            <text:p>Turn2( tail9, z_axis, 0, MOVEANIMATIONSPEED*22.11 )</text:p>
          </table:table-cell>
        </table:table-row>
        <table:table-row table:style-name="ro1">
          <table:table-cell office:value-type="string">
            <text:p>Turn2( torso, z_axis, 0, MOVEANIMATIONSPEED*12.34 )</text:p>
          </table:table-cell>
        </table:table-row>
      </table:table>
      <table:database-ranges>
        <table:database-range table:name="__Anonymous_Sheet_DB__1" table:target-range-address="export.A2:export.A102" table:display-filter-buttons="true"/>
        <table:database-range table:name="__Anonymous_Sheet_DB__2" table:target-range-address="export.A1:export.A10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6">11/26/2020</text:date>, <text:time>23:16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6T22:11:05.87</meta:creation-date>
    <dc:date>2020-11-26T23:16:58.65</dc:date>
    <meta:editing-duration>PT1H1M22S</meta:editing-duration>
    <meta:editing-cycles>7</meta:editing-cycles>
    <meta:generator>OpenOffice/4.1.6$Win32 OpenOffice.org_project/416m1$Build-9790</meta:generator>
    <meta:document-statistic meta:table-count="3" meta:cell-count="15165" meta:object-count="0"/>
  </office:meta>
</office:document-meta>
</file>